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adornments="Regular" style:font-pitch="variable"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mbria1" svg:font-family="Cambria"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style style:name="T4" style:family="text">
      <style:text-properties fo:color="#000000" loext:opacity="100%" fo:font-size="10pt" style:font-size-asian="10pt" style:font-size-complex="10pt"/>
    </style:style>
    <style:style style:name="T5" style:family="text">
      <style:text-properties fo:font-size="10pt" style:font-size-asian="10pt" style:font-size-complex="10pt"/>
    </style:style>
    <style:style style:name="T6"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409104790880" text:id="ct94409104790880">
          <text:insertion>
            <office:change-info>
              <dc:creator>Julia Ringo</dc:creator>
              <dc:date>2023-10-10T11:40:00</dc:date>
            </office:change-info>
          </text:insertion>
        </text:changed-region>
        <text:changed-region xml:id="ct94409104791120" text:id="ct94409104791120">
          <text:deletion>
            <office:change-info>
              <dc:creator>Julia Ringo</dc:creator>
              <dc:date>2023-10-10T11:40:00</dc:date>
            </office:change-info>
            <text:p text:style-name="Text_20_body"><text:span text:style-name="T1">remained that </text:span></text:p>
          </text:deletion>
        </text:changed-region>
        <text:changed-region xml:id="ct94409104791360" text:id="ct94409104791360">
          <text:deletion>
            <office:change-info>
              <dc:creator>Julia Ringo</dc:creator>
              <dc:date>2023-10-10T11:40:00</dc:date>
            </office:change-info>
            <text:p text:style-name="Text_20_body"><text:span text:style-name="T1">s</text:span></text:p>
          </text:deletion>
        </text:changed-region>
        <text:changed-region xml:id="ct94409104792784" text:id="ct94409104792784">
          <text:deletion>
            <office:change-info>
              <dc:creator>Julia Ringo</dc:creator>
              <dc:date>2023-10-10T11:41:00</dc:date>
            </office:change-info>
            <text:p text:style-name="Text_20_body"><text:span text:style-name="T1">100 </text:span></text:p>
          </text:deletion>
        </text:changed-region>
        <text:changed-region xml:id="ct94409104793024" text:id="ct94409104793024">
          <text:insertion>
            <office:change-info>
              <dc:creator>Julia Ringo</dc:creator>
              <dc:date>2023-10-10T11:41:00</dc:date>
            </office:change-info>
          </text:insertion>
        </text:changed-region>
        <text:changed-region xml:id="ct94409104793264" text:id="ct94409104793264">
          <text:deletion>
            <office:change-info>
              <dc:creator>Julia Ringo</dc:creator>
              <dc:date>2023-10-05T13:14:00</dc:date>
            </office:change-info>
            <text:p text:style-name="Text_20_body"><text:span text:style-name="T1"><text:s/>— </text:span></text:p>
          </text:deletion>
        </text:changed-region>
        <text:changed-region xml:id="ct94409104793504" text:id="ct94409104793504">
          <text:insertion>
            <office:change-info>
              <dc:creator>Julia Ringo</dc:creator>
              <dc:date>2023-10-05T13:14:00</dc:date>
            </office:change-info>
          </text:insertion>
        </text:changed-region>
        <text:changed-region xml:id="ct94409104793744" text:id="ct94409104793744">
          <text:insertion>
            <office:change-info>
              <dc:creator>Julia Ringo</dc:creator>
              <dc:date>2023-10-10T11:41:00</dc:date>
            </office:change-info>
          </text:insertion>
        </text:changed-region>
        <text:changed-region xml:id="ct94409104795360" text:id="ct94409104795360">
          <text:insertion>
            <office:change-info>
              <dc:creator>Julia Ringo</dc:creator>
              <dc:date>2023-10-10T11:41:00</dc:date>
            </office:change-info>
          </text:insertion>
        </text:changed-region>
        <text:changed-region xml:id="ct94409104796880" text:id="ct94409104796880">
          <text:deletion>
            <office:change-info>
              <dc:creator>Julia Ringo</dc:creator>
              <dc:date>2023-10-05T13:14:00</dc:date>
            </office:change-info>
            <text:p text:style-name="Text_20_body"><text:span text:style-name="T1"><text:s/>— </text:span></text:p>
          </text:deletion>
        </text:changed-region>
        <text:changed-region xml:id="ct94409104797872" text:id="ct94409104797872">
          <text:insertion>
            <office:change-info>
              <dc:creator>Julia Ringo</dc:creator>
              <dc:date>2023-10-05T13:14:00</dc:date>
            </office:change-info>
          </text:insertion>
        </text:changed-region>
        <text:changed-region xml:id="ct94409104798112" text:id="ct94409104798112">
          <text:deletion>
            <office:change-info>
              <dc:creator>Julia Ringo</dc:creator>
              <dc:date>2023-10-10T11:42:00</dc:date>
            </office:change-info>
            <text:p text:style-name="Text_20_body"><text:span text:style-name="T1">1000 </text:span></text:p>
          </text:deletion>
        </text:changed-region>
        <text:changed-region xml:id="ct94409104803200" text:id="ct94409104803200">
          <text:insertion>
            <office:change-info>
              <dc:creator>Julia Ringo</dc:creator>
              <dc:date>2023-10-10T11:42:00</dc:date>
            </office:change-info>
          </text:insertion>
        </text:changed-region>
        <text:changed-region xml:id="ct94409104804720" text:id="ct94409104804720">
          <text:deletion>
            <office:change-info>
              <dc:creator>Julia Ringo</dc:creator>
              <dc:date>2023-10-10T12:17:00</dc:date>
            </office:change-info>
            <text:p text:style-name="Text_20_body"><text:span text:style-name="T1">which </text:span></text:p>
          </text:deletion>
        </text:changed-region>
        <text:changed-region xml:id="ct94409104804960" text:id="ct94409104804960">
          <text:insertion>
            <office:change-info>
              <dc:creator>Julia Ringo</dc:creator>
              <dc:date>2023-10-10T12:19:00</dc:date>
            </office:change-info>
          </text:insertion>
        </text:changed-region>
        <text:changed-region xml:id="ct94409104805200" text:id="ct94409104805200">
          <text:deletion>
            <office:change-info>
              <dc:creator>Julia Ringo</dc:creator>
              <dc:date>2023-10-10T12:19:00</dc:date>
            </office:change-info>
            <text:p text:style-name="Text_20_body"><text:span text:style-name="T1">held</text:span></text:p>
          </text:deletion>
        </text:changed-region>
        <text:changed-region xml:id="ct94409104806096" text:id="ct94409104806096">
          <text:insertion>
            <office:change-info>
              <dc:creator>Julia Ringo</dc:creator>
              <dc:date>2023-10-10T12:19:00</dc:date>
            </office:change-info>
          </text:insertion>
        </text:changed-region>
        <text:changed-region xml:id="ct94409104806336" text:id="ct94409104806336">
          <text:deletion>
            <office:change-info>
              <dc:creator>Julia Ringo</dc:creator>
              <dc:date>2023-10-10T12:20:00</dc:date>
            </office:change-info>
            <text:p text:style-name="Text_20_body"><text:span text:style-name="T1">that were more commonly used </text:span></text:p>
          </text:deletion>
        </text:changed-region>
        <text:changed-region xml:id="ct94409104806576" text:id="ct94409104806576">
          <text:deletion>
            <office:change-info>
              <dc:creator>Julia Ringo</dc:creator>
              <dc:date>2023-10-10T12:19:00</dc:date>
            </office:change-info>
            <text:p text:style-name="Text_20_body"><text:span text:style-name="T1">When they had </text:span></text:p>
          </text:deletion>
        </text:changed-region>
        <text:changed-region xml:id="ct94409104806816" text:id="ct94409104806816">
          <text:insertion>
            <office:change-info>
              <dc:creator>Julia Ringo</dc:creator>
              <dc:date>2023-10-10T12:19:00</dc:date>
            </office:change-info>
          </text:insertion>
        </text:changed-region>
        <text:changed-region xml:id="ct94409104807344" text:id="ct94409104807344">
          <text:insertion>
            <office:change-info>
              <dc:creator>Julia Ringo</dc:creator>
              <dc:date>2023-10-10T12:20:00</dc:date>
            </office:change-info>
          </text:insertion>
        </text:changed-region>
        <text:changed-region xml:id="ct94409104807584" text:id="ct94409104807584">
          <text:deletion>
            <office:change-info>
              <dc:creator>Julia Ringo</dc:creator>
              <dc:date>2023-10-10T12:21:00</dc:date>
            </office:change-info>
            <text:p text:style-name="Text_20_body"><text:span text:style-name="T1">marked with a grease pencil </text:span></text:p>
          </text:deletion>
        </text:changed-region>
        <text:changed-region xml:id="ct94409104807824" text:id="ct94409104807824">
          <text:insertion>
            <office:change-info>
              <dc:creator>Julia Ringo</dc:creator>
              <dc:date>2023-10-10T12:21:00</dc:date>
            </office:change-info>
          </text:insertion>
        </text:changed-region>
        <text:changed-region xml:id="ct94409104808704" text:id="ct94409104808704">
          <text:deletion>
            <office:change-info>
              <dc:creator>Julia Ringo</dc:creator>
              <dc:date>2023-10-10T11:08:00</dc:date>
            </office:change-info>
            <text:p text:style-name="Text_20_body"><text:span text:style-name="T1">…</text:span></text:p>
          </text:deletion>
        </text:changed-region>
        <text:changed-region xml:id="ct94409104809328" text:id="ct94409104809328">
          <text:insertion>
            <office:change-info>
              <dc:creator>Julia Ringo</dc:creator>
              <dc:date>2023-10-10T11:08:00</dc:date>
            </office:change-info>
          </text:insertion>
        </text:changed-region>
        <text:changed-region xml:id="ct94409104810208" text:id="ct94409104810208">
          <text:deletion>
            <office:change-info>
              <dc:creator>Julia Ringo</dc:creator>
              <dc:date>2023-10-10T12:23:00</dc:date>
            </office:change-info>
            <text:p text:style-name="Text_20_body"><text:span text:style-name="T1"><text:s/>a moment later</text:span></text:p>
          </text:deletion>
        </text:changed-region>
        <text:changed-region xml:id="ct94409104810448" text:id="ct94409104810448">
          <text:deletion>
            <office:change-info>
              <dc:creator>Julia Ringo</dc:creator>
              <dc:date>2023-10-05T13:14:00</dc:date>
            </office:change-info>
            <text:p text:style-name="Text_20_body"><text:span text:style-name="T1"><text:s/>— </text:span></text:p>
          </text:deletion>
        </text:changed-region>
        <text:changed-region xml:id="ct94409104810688" text:id="ct94409104810688">
          <text:insertion>
            <office:change-info>
              <dc:creator>Julia Ringo</dc:creator>
              <dc:date>2023-10-05T13:14:00</dc:date>
            </office:change-info>
          </text:insertion>
        </text:changed-region>
        <text:changed-region xml:id="ct94409104810928" text:id="ct94409104810928">
          <text:deletion>
            <office:change-info>
              <dc:creator>Julia Ringo</dc:creator>
              <dc:date>2023-10-10T12:24:00</dc:date>
            </office:change-info>
            <text:p text:style-name="Text_20_body"><text:span text:style-name="T1">some </text:span></text:p>
          </text:deletion>
        </text:changed-region>
        <text:changed-region xml:id="ct94409104811808" text:id="ct94409104811808">
          <text:deletion>
            <office:change-info>
              <dc:creator>Julia Ringo</dc:creator>
              <dc:date>2023-10-10T12:24:00</dc:date>
            </office:change-info>
            <text:p text:style-name="Text_20_body"><text:span text:style-name="T1"><text:s/></text:span></text:p>
          </text:deletion>
        </text:changed-region>
        <text:changed-region xml:id="ct94409104813328" text:id="ct94409104813328">
          <text:deletion>
            <office:change-info>
              <dc:creator>Julia Ringo</dc:creator>
              <dc:date>2023-10-10T11:08:00</dc:date>
            </office:change-info>
            <text:p text:style-name="Text_20_body"><text:span text:style-name="T1">…</text:span></text:p>
          </text:deletion>
        </text:changed-region>
        <text:changed-region xml:id="ct94409104813568" text:id="ct94409104813568">
          <text:insertion>
            <office:change-info>
              <dc:creator>Julia Ringo</dc:creator>
              <dc:date>2023-10-10T11:08:00</dc:date>
            </office:change-info>
          </text:insertion>
        </text:changed-region>
        <text:changed-region xml:id="ct94409104813808" text:id="ct94409104813808">
          <text:deletion>
            <office:change-info>
              <dc:creator>Julia Ringo</dc:creator>
              <dc:date>2023-10-10T12:24:00</dc:date>
            </office:change-info>
            <text:p text:style-name="Text_20_body"><text:span text:style-name="T1"><text:s/></text:span></text:p>
          </text:deletion>
        </text:changed-region>
        <text:changed-region xml:id="ct94409104814688" text:id="ct94409104814688">
          <text:insertion>
            <office:change-info>
              <dc:creator>Julia Ringo</dc:creator>
              <dc:date>2023-10-10T12:24:00</dc:date>
            </office:change-info>
          </text:insertion>
        </text:changed-region>
        <text:changed-region xml:id="ct94409104814928" text:id="ct94409104814928">
          <text:deletion>
            <office:change-info>
              <dc:creator>Julia Ringo</dc:creator>
              <dc:date>2023-10-10T12:24:00</dc:date>
            </office:change-info>
            <text:p text:style-name="Text_20_body"><text:span text:style-name="T1">s</text:span></text:p>
          </text:deletion>
        </text:changed-region>
        <text:changed-region xml:id="ct94409104817088" text:id="ct94409104817088">
          <text:insertion>
            <office:change-info>
              <dc:creator>Julia Ringo</dc:creator>
              <dc:date>2023-10-10T12:24:00</dc:date>
            </office:change-info>
          </text:insertion>
        </text:changed-region>
        <text:changed-region xml:id="ct94409104817328" text:id="ct94409104817328">
          <text:deletion>
            <office:change-info>
              <dc:creator>Julia Ringo</dc:creator>
              <dc:date>2023-10-10T12:24:00</dc:date>
            </office:change-info>
            <text:p text:style-name="Text_20_body"><text:span text:style-name="T1">,</text:span></text:p>
          </text:deletion>
        </text:changed-region>
        <text:changed-region xml:id="ct94409104817568" text:id="ct94409104817568">
          <text:insertion>
            <office:change-info>
              <dc:creator>Julia Ringo</dc:creator>
              <dc:date>2023-10-10T12:24:00</dc:date>
            </office:change-info>
          </text:insertion>
        </text:changed-region>
        <text:changed-region xml:id="ct94409104817808" text:id="ct94409104817808">
          <text:deletion>
            <office:change-info>
              <dc:creator>Julia Ringo</dc:creator>
              <dc:date>2023-10-10T12:24:00</dc:date>
            </office:change-info>
            <text:p text:style-name="Text_20_body"><text:span text:style-name="T1">l</text:span></text:p>
          </text:deletion>
        </text:changed-region>
        <text:changed-region xml:id="ct94409104818640" text:id="ct94409104818640">
          <text:insertion>
            <office:change-info>
              <dc:creator>Julia Ringo</dc:creator>
              <dc:date>2023-10-10T12:24:00</dc:date>
            </office:change-info>
          </text:insertion>
        </text:changed-region>
        <text:changed-region xml:id="ct94409104819520" text:id="ct94409104819520">
          <text:insertion>
            <office:change-info>
              <dc:creator>Julia Ringo</dc:creator>
              <dc:date>2023-10-10T12:25:00</dc:date>
            </office:change-info>
          </text:insertion>
        </text:changed-region>
        <text:changed-region xml:id="ct94409104819760" text:id="ct94409104819760">
          <text:deletion>
            <office:change-info>
              <dc:creator>Julia Ringo</dc:creator>
              <dc:date>2023-10-10T12:25:00</dc:date>
            </office:change-info>
            <text:p text:style-name="Text_20_body"><text:span text:style-name="T1"><text:s/>and</text:span></text:p>
          </text:deletion>
        </text:changed-region>
        <text:changed-region xml:id="ct94409104820688" text:id="ct94409104820688">
          <text:insertion>
            <office:change-info>
              <dc:creator>Julia Ringo</dc:creator>
              <dc:date>2023-10-10T12:25:00</dc:date>
            </office:change-info>
          </text:insertion>
        </text:changed-region>
        <text:changed-region xml:id="ct94409104821568" text:id="ct94409104821568">
          <text:deletion>
            <office:change-info>
              <dc:creator>Julia Ringo</dc:creator>
              <dc:date>2023-10-05T13:14:00</dc:date>
            </office:change-info>
            <text:p text:style-name="Text_20_body"><text:span text:style-name="T1"><text:s/>— </text:span></text:p>
          </text:deletion>
        </text:changed-region>
        <text:changed-region xml:id="ct94409104823696" text:id="ct94409104823696">
          <text:insertion>
            <office:change-info>
              <dc:creator>Julia Ringo</dc:creator>
              <dc:date>2023-10-05T13:14:00</dc:date>
            </office:change-info>
          </text:insertion>
        </text:changed-region>
        <text:changed-region xml:id="ct94409104825040" text:id="ct94409104825040">
          <text:insertion>
            <office:change-info>
              <dc:creator>Julia Ringo</dc:creator>
              <dc:date>2023-10-10T12:25:00</dc:date>
            </office:change-info>
          </text:insertion>
        </text:changed-region>
        <text:changed-region xml:id="ct94409104825920" text:id="ct94409104825920">
          <text:insertion>
            <office:change-info>
              <dc:creator>Julia Ringo</dc:creator>
              <dc:date>2023-10-10T12:25:00</dc:date>
            </office:change-info>
          </text:insertion>
        </text:changed-region>
        <text:changed-region xml:id="ct94409104826160" text:id="ct94409104826160">
          <text:deletion>
            <office:change-info>
              <dc:creator>Julia Ringo</dc:creator>
              <dc:date>2023-10-10T12:25:00</dc:date>
            </office:change-info>
            <text:p text:style-name="Text_20_body"><text:span text:style-name="T1">,</text:span></text:p>
          </text:deletion>
        </text:changed-region>
        <text:changed-region xml:id="ct94409104827152" text:id="ct94409104827152">
          <text:deletion>
            <office:change-info>
              <dc:creator>Julia Ringo</dc:creator>
              <dc:date>2023-10-05T13:14:00</dc:date>
            </office:change-info>
            <text:p text:style-name="Text_20_body"><text:span text:style-name="T1"><text:s/>— </text:span></text:p>
          </text:deletion>
        </text:changed-region>
        <text:changed-region xml:id="ct94409104828144" text:id="ct94409104828144">
          <text:insertion>
            <office:change-info>
              <dc:creator>Julia Ringo</dc:creator>
              <dc:date>2023-10-05T13:14:00</dc:date>
            </office:change-info>
          </text:insertion>
        </text:changed-region>
        <text:changed-region xml:id="ct94409104829232" text:id="ct94409104829232">
          <text:deletion>
            <office:change-info>
              <dc:creator>Julia Ringo</dc:creator>
              <dc:date>2023-10-05T13:14:00</dc:date>
            </office:change-info>
            <text:p text:style-name="Text_20_body"><text:span text:style-name="T1"><text:s/>— </text:span></text:p>
          </text:deletion>
        </text:changed-region>
        <text:changed-region xml:id="ct94409104831296" text:id="ct94409104831296">
          <text:insertion>
            <office:change-info>
              <dc:creator>Julia Ringo</dc:creator>
              <dc:date>2023-10-05T13:14:00</dc:date>
            </office:change-info>
          </text:insertion>
        </text:changed-region>
        <text:changed-region xml:id="ct94409104831536" text:id="ct94409104831536">
          <text:insertion>
            <office:change-info>
              <dc:creator>Julia Ringo</dc:creator>
              <dc:date>2023-10-10T12:26:00</dc:date>
            </office:change-info>
          </text:insertion>
        </text:changed-region>
        <text:changed-region xml:id="ct94409104834112" text:id="ct94409104834112">
          <text:insertion>
            <office:change-info>
              <dc:creator>Julia Ringo</dc:creator>
              <dc:date>2023-10-10T12:26:00</dc:date>
            </office:change-info>
          </text:insertion>
        </text:changed-region>
        <text:changed-region xml:id="ct94409104833584" text:id="ct94409104833584">
          <text:deletion>
            <office:change-info>
              <dc:creator>Julia Ringo</dc:creator>
              <dc:date>2023-10-05T13:14:00</dc:date>
            </office:change-info>
            <text:p text:style-name="Text_20_body"><text:span text:style-name="T1"><text:s/>— </text:span></text:p>
          </text:deletion>
        </text:changed-region>
        <text:changed-region xml:id="ct94409104833824" text:id="ct94409104833824">
          <text:insertion>
            <office:change-info>
              <dc:creator>Julia Ringo</dc:creator>
              <dc:date>2023-10-05T13:14:00</dc:date>
            </office:change-info>
          </text:insertion>
        </text:changed-region>
        <text:changed-region xml:id="ct94409104826560" text:id="ct94409104826560">
          <text:deletion>
            <office:change-info>
              <dc:creator>Julia Ringo</dc:creator>
              <dc:date>2023-10-10T11:08:00</dc:date>
            </office:change-info>
            <text:p text:style-name="Text_20_body"><text:span text:style-name="T1">…</text:span></text:p>
          </text:deletion>
        </text:changed-region>
        <text:changed-region xml:id="ct94409104835824" text:id="ct94409104835824">
          <text:insertion>
            <office:change-info>
              <dc:creator>Julia Ringo</dc:creator>
              <dc:date>2023-10-10T11:08:00</dc:date>
            </office:change-info>
          </text:insertion>
        </text:changed-region>
        <text:changed-region xml:id="ct94409104839248" text:id="ct94409104839248">
          <text:deletion>
            <office:change-info>
              <dc:creator>Julia Ringo</dc:creator>
              <dc:date>2023-10-05T13:14:00</dc:date>
            </office:change-info>
            <text:p text:style-name="Text_20_body"><text:span text:style-name="T1"><text:s/>— </text:span></text:p>
          </text:deletion>
        </text:changed-region>
        <text:changed-region xml:id="ct94409104840016" text:id="ct94409104840016">
          <text:insertion>
            <office:change-info>
              <dc:creator>Julia Ringo</dc:creator>
              <dc:date>2023-10-05T13:14:00</dc:date>
            </office:change-info>
          </text:insertion>
        </text:changed-region>
        <text:changed-region xml:id="ct94409104840256" text:id="ct94409104840256">
          <text:deletion>
            <office:change-info>
              <dc:creator>Julia Ringo</dc:creator>
              <dc:date>2023-10-10T11:08:00</dc:date>
            </office:change-info>
            <text:p text:style-name="Text_20_body"><text:span text:style-name="T1">…</text:span></text:p>
          </text:deletion>
        </text:changed-region>
        <text:changed-region xml:id="ct94409104840496" text:id="ct94409104840496">
          <text:insertion>
            <office:change-info>
              <dc:creator>Julia Ringo</dc:creator>
              <dc:date>2023-10-10T11:08:00</dc:date>
            </office:change-info>
          </text:insertion>
        </text:changed-region>
        <text:changed-region xml:id="ct94409104840736" text:id="ct94409104840736">
          <text:deletion>
            <office:change-info>
              <dc:creator>Julia Ringo</dc:creator>
              <dc:date>2023-10-10T12:26:00</dc:date>
            </office:change-info>
            <text:p text:style-name="Text_20_body"><text:span text:style-name="T1"><text:s/></text:span></text:p>
          </text:deletion>
        </text:changed-region>
        <text:changed-region xml:id="ct94409104827728" text:id="ct94409104827728">
          <text:deletion>
            <office:change-info>
              <dc:creator>Julia Ringo</dc:creator>
              <dc:date>2023-10-05T13:14:00</dc:date>
            </office:change-info>
            <text:p text:style-name="Text_20_body"><text:span text:style-name="T1"><text:s/>— </text:span></text:p>
          </text:deletion>
        </text:changed-region>
        <text:changed-region xml:id="ct94409104841392" text:id="ct94409104841392">
          <text:insertion>
            <office:change-info>
              <dc:creator>Julia Ringo</dc:creator>
              <dc:date>2023-10-05T13:14:00</dc:date>
            </office:change-info>
          </text:insertion>
        </text:changed-region>
        <text:changed-region xml:id="ct94409104842912" text:id="ct94409104842912">
          <text:insertion>
            <office:change-info>
              <dc:creator>Julia Ringo</dc:creator>
              <dc:date>2023-10-10T12:26:00</dc:date>
            </office:change-info>
          </text:insertion>
        </text:changed-region>
        <text:changed-region xml:id="ct94409104843152" text:id="ct94409104843152">
          <text:deletion>
            <office:change-info>
              <dc:creator>Julia Ringo</dc:creator>
              <dc:date>2023-10-10T12:26:00</dc:date>
            </office:change-info>
            <text:p text:style-name="Text_20_body"><text:span text:style-name="T1">;</text:span></text:p>
          </text:deletion>
        </text:changed-region>
        <text:changed-region xml:id="ct94409104841792" text:id="ct94409104841792">
          <text:insertion>
            <office:change-info>
              <dc:creator>Julia Ringo</dc:creator>
              <dc:date>2023-10-10T12:26:00</dc:date>
            </office:change-info>
          </text:insertion>
        </text:changed-region>
        <text:changed-region xml:id="ct94409104842672" text:id="ct94409104842672">
          <text:insertion>
            <office:change-info>
              <dc:creator>Julia Ringo</dc:creator>
              <dc:date>2023-10-10T12:26:00</dc:date>
            </office:change-info>
          </text:insertion>
        </text:changed-region>
        <text:changed-region xml:id="ct94409104845424" text:id="ct94409104845424">
          <text:deletion>
            <office:change-info>
              <dc:creator>Julia Ringo</dc:creator>
              <dc:date>2023-10-05T13:14:00</dc:date>
            </office:change-info>
            <text:p text:style-name="Text_20_body"><text:span text:style-name="T1"><text:s/>— </text:span></text:p>
          </text:deletion>
        </text:changed-region>
        <text:changed-region xml:id="ct94409104845664" text:id="ct94409104845664">
          <text:insertion>
            <office:change-info>
              <dc:creator>Julia Ringo</dc:creator>
              <dc:date>2023-10-05T13:14:00</dc:date>
            </office:change-info>
          </text:insertion>
        </text:changed-region>
        <text:changed-region xml:id="ct94409104845904" text:id="ct94409104845904">
          <text:insertion>
            <office:change-info>
              <dc:creator>Julia Ringo</dc:creator>
              <dc:date>2023-10-10T12:26:00</dc:date>
            </office:change-info>
          </text:insertion>
        </text:changed-region>
        <text:changed-region xml:id="ct94409104846144" text:id="ct94409104846144">
          <text:deletion>
            <office:change-info>
              <dc:creator>Julia Ringo</dc:creator>
              <dc:date>2023-10-10T11:08:00</dc:date>
            </office:change-info>
            <text:p text:style-name="Text_20_body"><text:span text:style-name="T1">…</text:span></text:p>
          </text:deletion>
        </text:changed-region>
        <text:changed-region xml:id="ct94409104846384" text:id="ct94409104846384">
          <text:insertion>
            <office:change-info>
              <dc:creator>Julia Ringo</dc:creator>
              <dc:date>2023-10-10T11:08:00</dc:date>
            </office:change-info>
          </text:insertion>
        </text:changed-region>
        <text:changed-region xml:id="ct94409104846624" text:id="ct94409104846624">
          <text:deletion>
            <office:change-info>
              <dc:creator>Julia Ringo</dc:creator>
              <dc:date>2023-10-05T13:14:00</dc:date>
            </office:change-info>
            <text:p text:style-name="Text_20_body"><text:span text:style-name="T1"><text:s/>— </text:span></text:p>
          </text:deletion>
        </text:changed-region>
        <text:changed-region xml:id="ct94409104846864" text:id="ct94409104846864">
          <text:insertion>
            <office:change-info>
              <dc:creator>Julia Ringo</dc:creator>
              <dc:date>2023-10-05T13:14:00</dc:date>
            </office:change-info>
          </text:insertion>
        </text:changed-region>
        <text:changed-region xml:id="ct94409104848864" text:id="ct94409104848864">
          <text:insertion>
            <office:change-info>
              <dc:creator>Julia Ringo</dc:creator>
              <dc:date>2023-10-10T12:27:00</dc:date>
            </office:change-info>
          </text:insertion>
        </text:changed-region>
        <text:changed-region xml:id="ct94409104725104" text:id="ct94409104725104">
          <text:insertion>
            <office:change-info>
              <dc:creator>Julia Ringo</dc:creator>
              <dc:date>2023-10-10T12:27:00</dc:date>
            </office:change-info>
          </text:insertion>
        </text:changed-region>
        <text:changed-region xml:id="ct94409104827392" text:id="ct94409104827392">
          <text:deletion>
            <office:change-info>
              <dc:creator>Julia Ringo</dc:creator>
              <dc:date>2023-10-10T12:27:00</dc:date>
            </office:change-info>
            <text:p text:style-name="Text_20_body"><text:span text:style-name="T1">,</text:span></text:p>
          </text:deletion>
        </text:changed-region>
        <text:changed-region xml:id="ct94409104833184" text:id="ct94409104833184">
          <text:insertion>
            <office:change-info>
              <dc:creator>Julia Ringo</dc:creator>
              <dc:date>2023-10-10T12:27:00</dc:date>
            </office:change-info>
          </text:insertion>
        </text:changed-region>
        <text:changed-region xml:id="ct94409104855200" text:id="ct94409104855200">
          <text:insertion>
            <office:change-info>
              <dc:creator>Julia Ringo</dc:creator>
              <dc:date>2023-10-10T12:27:00</dc:date>
            </office:change-info>
          </text:insertion>
        </text:changed-region>
        <text:changed-region xml:id="ct94409104855440" text:id="ct94409104855440">
          <text:deletion>
            <office:change-info>
              <dc:creator>Julia Ringo</dc:creator>
              <dc:date>2023-10-10T12:27:00</dc:date>
            </office:change-info>
            <text:p text:style-name="Text_20_body"><text:span text:style-name="T1">particular gauge </text:span></text:p>
          </text:deletion>
        </text:changed-region>
        <text:changed-region xml:id="ct94409104855680" text:id="ct94409104855680">
          <text:deletion>
            <office:change-info>
              <dc:creator>Julia Ringo</dc:creator>
              <dc:date>2023-10-10T12:28:00</dc:date>
            </office:change-info>
            <text:p text:style-name="Text_20_body"><text:span text:style-name="T1">s</text:span></text:p>
          </text:deletion>
        </text:changed-region>
        <text:changed-region xml:id="ct94409104856976" text:id="ct94409104856976">
          <text:insertion>
            <office:change-info>
              <dc:creator>Julia Ringo</dc:creator>
              <dc:date>2023-10-10T12:28:00</dc:date>
            </office:change-info>
          </text:insertion>
        </text:changed-region>
        <text:changed-region xml:id="ct94409104855920" text:id="ct94409104855920">
          <text:deletion>
            <office:change-info>
              <dc:creator>Julia Ringo</dc:creator>
              <dc:date>2023-10-10T12:28:00</dc:date>
            </office:change-info>
            <text:p text:style-name="Text_20_body"><text:span text:style-name="T1">s</text:span></text:p>
          </text:deletion>
        </text:changed-region>
        <text:changed-region xml:id="ct94409104856160" text:id="ct94409104856160">
          <text:deletion>
            <office:change-info>
              <dc:creator>Julia Ringo</dc:creator>
              <dc:date>2023-10-10T12:28:00</dc:date>
            </office:change-info>
            <text:p text:style-name="Text_20_body"><text:span text:style-name="T1">doom</text:span></text:p>
          </text:deletion>
        </text:changed-region>
        <text:changed-region xml:id="ct94409104856400" text:id="ct94409104856400">
          <text:insertion>
            <office:change-info>
              <dc:creator>Julia Ringo</dc:creator>
              <dc:date>2023-10-10T12:28:00</dc:date>
            </office:change-info>
          </text:insertion>
        </text:changed-region>
        <text:changed-region xml:id="ct94409104858688" text:id="ct94409104858688">
          <text:deletion>
            <office:change-info>
              <dc:creator>Julia Ringo</dc:creator>
              <dc:date>2023-10-10T11:08:00</dc:date>
            </office:change-info>
            <text:p text:style-name="Text_20_body"><text:span text:style-name="T1">…</text:span></text:p>
          </text:deletion>
        </text:changed-region>
        <text:changed-region xml:id="ct94409104858928" text:id="ct94409104858928">
          <text:insertion>
            <office:change-info>
              <dc:creator>Julia Ringo</dc:creator>
              <dc:date>2023-10-10T11:08:00</dc:date>
            </office:change-info>
          </text:insertion>
        </text:changed-region>
        <text:changed-region xml:id="ct94409104859168" text:id="ct94409104859168">
          <text:deletion>
            <office:change-info>
              <dc:creator>Julia Ringo</dc:creator>
              <dc:date>2023-10-10T12:28:00</dc:date>
            </office:change-info>
            <text:p text:style-name="Text_20_body"><text:span text:style-name="T1"><text:s/></text:span></text:p>
          </text:deletion>
        </text:changed-region>
        <text:changed-region xml:id="ct94409104859760" text:id="ct94409104859760">
          <text:deletion>
            <office:change-info>
              <dc:creator>Julia Ringo</dc:creator>
              <dc:date>2023-10-05T13:14:00</dc:date>
            </office:change-info>
            <text:p text:style-name="Text_20_body"><text:span text:style-name="T1"><text:s/>— </text:span></text:p>
          </text:deletion>
        </text:changed-region>
        <text:changed-region xml:id="ct94409104860000" text:id="ct94409104860000">
          <text:insertion>
            <office:change-info>
              <dc:creator>Julia Ringo</dc:creator>
              <dc:date>2023-10-05T13:14:00</dc:date>
            </office:change-info>
          </text:insertion>
        </text:changed-region>
        <text:changed-region xml:id="ct94409104861120" text:id="ct94409104861120">
          <text:deletion>
            <office:change-info>
              <dc:creator>Julia Ringo</dc:creator>
              <dc:date>2023-10-05T13:14:00</dc:date>
            </office:change-info>
            <text:p text:style-name="Text_20_body"><text:span text:style-name="T1"><text:s/>— </text:span></text:p>
          </text:deletion>
        </text:changed-region>
        <text:changed-region xml:id="ct94409104862240" text:id="ct94409104862240">
          <text:insertion>
            <office:change-info>
              <dc:creator>Julia Ringo</dc:creator>
              <dc:date>2023-10-05T13:14:00</dc:date>
            </office:change-info>
          </text:insertion>
        </text:changed-region>
        <text:changed-region xml:id="ct94409104862480" text:id="ct94409104862480">
          <text:deletion>
            <office:change-info>
              <dc:creator>Julia Ringo</dc:creator>
              <dc:date>2023-10-10T12:29:00</dc:date>
            </office:change-info>
            <text:p text:style-name="Text_20_body"><text:span text:style-name="T1">told them</text:span></text:p>
          </text:deletion>
        </text:changed-region>
        <text:changed-region xml:id="ct94409104862720" text:id="ct94409104862720">
          <text:insertion>
            <office:change-info>
              <dc:creator>Julia Ringo</dc:creator>
              <dc:date>2023-10-10T12:29:00</dc:date>
            </office:change-info>
          </text:insertion>
        </text:changed-region>
        <text:changed-region xml:id="ct94409104862960" text:id="ct94409104862960">
          <text:deletion>
            <office:change-info>
              <dc:creator>Julia Ringo</dc:creator>
              <dc:date>2023-10-10T12:29:00</dc:date>
            </office:change-info>
            <text:p text:style-name="Text_20_body"><text:span text:style-name="T1">how far</text:span></text:p>
          </text:deletion>
        </text:changed-region>
        <text:changed-region xml:id="ct94409104863200" text:id="ct94409104863200">
          <text:insertion>
            <office:change-info>
              <dc:creator>Julia Ringo</dc:creator>
              <dc:date>2023-10-10T12:29:00</dc:date>
            </office:change-info>
          </text:insertion>
        </text:changed-region>
        <text:changed-region xml:id="ct94409104863440" text:id="ct94409104863440">
          <text:insertion>
            <office:change-info>
              <dc:creator>Julia Ringo</dc:creator>
              <dc:date>2023-10-10T12:29:00</dc:date>
            </office:change-info>
          </text:insertion>
        </text:changed-region>
        <text:changed-region xml:id="ct94409104863680" text:id="ct94409104863680">
          <text:deletion>
            <office:change-info>
              <dc:creator>Julia Ringo</dc:creator>
              <dc:date>2023-10-10T12:29:00</dc:date>
            </office:change-info>
            <text:p text:style-name="Text_20_body"><text:span text:style-name="T1"><text:s/>was</text:span></text:p>
          </text:deletion>
        </text:changed-region>
        <text:changed-region xml:id="ct94409104865648" text:id="ct94409104865648">
          <text:deletion>
            <office:change-info>
              <dc:creator>Julia Ringo</dc:creator>
              <dc:date>2023-10-10T12:29:00</dc:date>
            </office:change-info>
            <text:p text:style-name="Text_20_body"><text:span text:style-name="T1">,</text:span></text:p>
          </text:deletion>
        </text:changed-region>
        <text:changed-region xml:id="ct94409104865408" text:id="ct94409104865408">
          <text:deletion>
            <office:change-info>
              <dc:creator>Julia Ringo</dc:creator>
              <dc:date>2023-10-05T13:14:00</dc:date>
            </office:change-info>
            <text:p text:style-name="Text_20_body"><text:span text:style-name="T1"><text:s/>— </text:span></text:p>
          </text:deletion>
        </text:changed-region>
        <text:changed-region xml:id="ct94409104865888" text:id="ct94409104865888">
          <text:insertion>
            <office:change-info>
              <dc:creator>Julia Ringo</dc:creator>
              <dc:date>2023-10-05T13:14:00</dc:date>
            </office:change-info>
          </text:insertion>
        </text:changed-region>
        <text:changed-region xml:id="ct94409104866128" text:id="ct94409104866128">
          <text:deletion>
            <office:change-info>
              <dc:creator>Julia Ringo</dc:creator>
              <dc:date>2023-10-10T12:30:00</dc:date>
            </office:change-info>
            <text:p text:style-name="Text_20_body"><text:span text:style-name="T1">beyond </text:span></text:p>
          </text:deletion>
        </text:changed-region>
        <text:changed-region xml:id="ct94409104866368" text:id="ct94409104866368">
          <text:insertion>
            <office:change-info>
              <dc:creator>Julia Ringo</dc:creator>
              <dc:date>2023-10-10T12:30:00</dc:date>
            </office:change-info>
          </text:insertion>
        </text:changed-region>
        <text:changed-region xml:id="ct94409104866608" text:id="ct94409104866608">
          <text:deletion>
            <office:change-info>
              <dc:creator>Julia Ringo</dc:creator>
              <dc:date>2023-10-10T12:30:00</dc:date>
            </office:change-info>
            <text:p text:style-name="Text_20_body"><text:span text:style-name="T1">the capabilities of what</text:span></text:p>
          </text:deletion>
        </text:changed-region>
        <text:changed-region xml:id="ct94409104869344" text:id="ct94409104869344">
          <text:deletion>
            <office:change-info>
              <dc:creator>Julia Ringo</dc:creator>
              <dc:date>2023-10-10T12:31:00</dc:date>
            </office:change-info>
            <text:p text:style-name="Text_20_body"><text:span text:style-name="T1">The </text:span></text:p>
          </text:deletion>
        </text:changed-region>
        <text:changed-region xml:id="ct94409104869584" text:id="ct94409104869584">
          <text:insertion>
            <office:change-info>
              <dc:creator>Julia Ringo</dc:creator>
              <dc:date>2023-10-10T12:31:00</dc:date>
            </office:change-info>
          </text:insertion>
        </text:changed-region>
        <text:changed-region xml:id="ct94409104772688" text:id="ct94409104772688">
          <text:deletion>
            <office:change-info>
              <dc:creator>Julia Ringo</dc:creator>
              <dc:date>2023-10-10T12:31:00</dc:date>
            </office:change-info>
            <text:p text:style-name="Text_20_body"><text:span text:style-name="T1">that fed that gauge had a limit to its</text:span></text:p>
          </text:deletion>
        </text:changed-region>
        <text:changed-region xml:id="ct94409104773088" text:id="ct94409104773088">
          <text:insertion>
            <office:change-info>
              <dc:creator>Julia Ringo</dc:creator>
              <dc:date>2023-10-10T12:31:00</dc:date>
            </office:change-info>
          </text:insertion>
        </text:changed-region>
        <text:changed-region xml:id="ct94409104773568" text:id="ct94409104773568">
          <text:insertion>
            <office:change-info>
              <dc:creator>Julia Ringo</dc:creator>
              <dc:date>2023-10-10T12:31:00</dc:date>
            </office:change-info>
          </text:insertion>
        </text:changed-region>
        <text:changed-region xml:id="ct94409104873936" text:id="ct94409104873936">
          <text:deletion>
            <office:change-info>
              <dc:creator>Julia Ringo</dc:creator>
              <dc:date>2023-10-10T12:31:00</dc:date>
            </office:change-info>
            <text:p text:style-name="Text_20_body"><text:span text:style-name="T1">At t</text:span></text:p>
          </text:deletion>
        </text:changed-region>
        <text:changed-region xml:id="ct94409104874176" text:id="ct94409104874176">
          <text:insertion>
            <office:change-info>
              <dc:creator>Julia Ringo</dc:creator>
              <dc:date>2023-10-10T12:31:00</dc:date>
            </office:change-info>
          </text:insertion>
        </text:changed-region>
        <text:changed-region xml:id="ct94409104874416" text:id="ct94409104874416">
          <text:deletion>
            <office:change-info>
              <dc:creator>Julia Ringo</dc:creator>
              <dc:date>2023-10-10T12:31:00</dc:date>
            </office:change-info>
            <text:p text:style-name="Text_20_body"><text:span text:style-name="T1">, its bounding pin</text:span></text:p>
          </text:deletion>
        </text:changed-region>
        <text:changed-region xml:id="ct94409104874656" text:id="ct94409104874656">
          <text:deletion>
            <office:change-info>
              <dc:creator>Julia Ringo</dc:creator>
              <dc:date>2023-10-10T12:31:00</dc:date>
            </office:change-info>
            <text:p text:style-name="Text_20_body"><text:span text:style-name="T1">in </text:span></text:p>
          </text:deletion>
        </text:changed-region>
        <text:changed-region xml:id="ct94409104874896" text:id="ct94409104874896">
          <text:insertion>
            <office:change-info>
              <dc:creator>Julia Ringo</dc:creator>
              <dc:date>2023-10-10T12:31:00</dc:date>
            </office:change-info>
          </text:insertion>
        </text:changed-region>
        <text:changed-region xml:id="ct94409104875776" text:id="ct94409104875776">
          <text:deletion>
            <office:change-info>
              <dc:creator>Julia Ringo</dc:creator>
              <dc:date>2023-10-10T12:32:00</dc:date>
            </office:change-info>
            <text:p text:style-name="Text_20_body"><text:span text:style-name="T1">,</text:span></text:p>
          </text:deletion>
        </text:changed-region>
        <text:changed-region xml:id="ct94409104876304" text:id="ct94409104876304">
          <text:insertion>
            <office:change-info>
              <dc:creator>Julia Ringo</dc:creator>
              <dc:date>2023-10-10T12:32:00</dc:date>
            </office:change-info>
          </text:insertion>
        </text:changed-region>
        <text:changed-region xml:id="ct94409104876544" text:id="ct94409104876544">
          <text:deletion>
            <office:change-info>
              <dc:creator>Julia Ringo</dc:creator>
              <dc:date>2023-10-10T12:32:00</dc:date>
            </office:change-info>
            <text:p text:style-name="Text_20_body"><text:span text:style-name="T1">that </text:span></text:p>
          </text:deletion>
        </text:changed-region>
        <text:changed-region xml:id="ct94409104876784" text:id="ct94409104876784">
          <text:deletion>
            <office:change-info>
              <dc:creator>Julia Ringo</dc:creator>
              <dc:date>2023-10-10T12:32:00</dc:date>
            </office:change-info>
            <text:p text:style-name="Text_20_body"><text:span text:style-name="T1">in </text:span></text:p>
          </text:deletion>
        </text:changed-region>
        <text:changed-region xml:id="ct94409104878592" text:id="ct94409104878592">
          <text:deletion>
            <office:change-info>
              <dc:creator>Julia Ringo</dc:creator>
              <dc:date>2023-10-10T12:32:00</dc:date>
            </office:change-info>
            <text:p text:style-name="Text_20_body"><text:span text:style-name="T1">through the hatch </text:span></text:p>
          </text:deletion>
        </text:changed-region>
        <text:changed-region xml:id="ct94409104878832" text:id="ct94409104878832">
          <text:deletion>
            <office:change-info>
              <dc:creator>Julia Ringo</dc:creator>
              <dc:date>2023-10-10T12:32:00</dc:date>
            </office:change-info>
            <text:p text:style-name="Text_20_body"><text:span text:style-name="T1">,</text:span></text:p>
          </text:deletion>
        </text:changed-region>
        <text:changed-region xml:id="ct94409104879424" text:id="ct94409104879424">
          <text:deletion>
            <office:change-info>
              <dc:creator>Julia Ringo</dc:creator>
              <dc:date>2023-10-10T12:32:00</dc:date>
            </office:change-info>
            <text:p text:style-name="Text_20_body"><text:span text:style-name="T1">off the dials </text:span></text:p>
          </text:deletion>
        </text:changed-region>
        <text:changed-region xml:id="ct94409104879952" text:id="ct94409104879952">
          <text:insertion>
            <office:change-info>
              <dc:creator>Julia Ringo</dc:creator>
              <dc:date>2023-10-10T12:32:00</dc:date>
            </office:change-info>
          </text:insertion>
        </text:changed-region>
        <text:changed-region xml:id="ct94409104880832" text:id="ct94409104880832">
          <text:insertion>
            <office:change-info>
              <dc:creator>Julia Ringo</dc:creator>
              <dc:date>2023-10-10T12:33:00</dc:date>
            </office:change-info>
          </text:insertion>
        </text:changed-region>
        <text:changed-region xml:id="ct94409104881072" text:id="ct94409104881072">
          <text:insertion>
            <office:change-info>
              <dc:creator>Julia Ringo</dc:creator>
              <dc:date>2023-10-10T12:33:00</dc:date>
            </office:change-info>
          </text:insertion>
        </text:changed-region>
        <text:changed-region xml:id="ct94409104881616" text:id="ct94409104881616">
          <text:deletion>
            <office:change-info>
              <dc:creator>Julia Ringo</dc:creator>
              <dc:date>2023-10-05T13:14:00</dc:date>
            </office:change-info>
            <text:p text:style-name="Text_20_body"><text:span text:style-name="T1"><text:s/>— </text:span></text:p>
          </text:deletion>
        </text:changed-region>
        <text:changed-region xml:id="ct94409104882272" text:id="ct94409104882272">
          <text:insertion>
            <office:change-info>
              <dc:creator>Julia Ringo</dc:creator>
              <dc:date>2023-10-05T13:14:00</dc:date>
            </office:change-info>
          </text:insertion>
        </text:changed-region>
        <text:changed-region xml:id="ct94409104882512" text:id="ct94409104882512">
          <text:deletion>
            <office:change-info>
              <dc:creator>Julia Ringo</dc:creator>
              <dc:date>2023-10-05T13:14:00</dc:date>
            </office:change-info>
            <text:p text:style-name="Text_20_body"><text:span text:style-name="T1"><text:s/>— </text:span></text:p>
          </text:deletion>
        </text:changed-region>
        <text:changed-region xml:id="ct94409104882752" text:id="ct94409104882752">
          <text:insertion>
            <office:change-info>
              <dc:creator>Julia Ringo</dc:creator>
              <dc:date>2023-10-05T13:14:00</dc:date>
            </office:change-info>
          </text:insertion>
        </text:changed-region>
        <text:changed-region xml:id="ct94409104883488" text:id="ct94409104883488">
          <text:deletion>
            <office:change-info>
              <dc:creator>Julia Ringo</dc:creator>
              <dc:date>2023-10-10T12:33:00</dc:date>
            </office:change-info>
            <text:p text:style-name="Text_20_body"><text:span text:style-name="T1">does not </text:span></text:p>
          </text:deletion>
        </text:changed-region>
        <text:changed-region xml:id="ct94409104883728" text:id="ct94409104883728">
          <text:insertion>
            <office:change-info>
              <dc:creator>Julia Ringo</dc:creator>
              <dc:date>2023-10-10T12:33:00</dc:date>
            </office:change-info>
          </text:insertion>
        </text:changed-region>
        <text:changed-region xml:id="ct94409104883968" text:id="ct94409104883968">
          <text:insertion>
            <office:change-info>
              <dc:creator>Julia Ringo</dc:creator>
              <dc:date>2023-10-10T12:33:00</dc:date>
            </office:change-info>
          </text:insertion>
        </text:changed-region>
        <text:changed-region xml:id="ct94409104886240" text:id="ct94409104886240">
          <text:insertion>
            <office:change-info>
              <dc:creator>Julia Ringo</dc:creator>
              <dc:date>2023-10-10T12:33:00</dc:date>
            </office:change-info>
          </text:insertion>
        </text:changed-region>
        <text:changed-region xml:id="ct94409104773328" text:id="ct94409104773328">
          <text:deletion>
            <office:change-info>
              <dc:creator>Julia Ringo</dc:creator>
              <dc:date>2023-10-05T13:14:00</dc:date>
            </office:change-info>
            <text:p text:style-name="Text_20_body"><text:span text:style-name="T1"><text:s/>— </text:span></text:p>
          </text:deletion>
        </text:changed-region>
        <text:changed-region xml:id="ct94409104888864" text:id="ct94409104888864">
          <text:insertion>
            <office:change-info>
              <dc:creator>Julia Ringo</dc:creator>
              <dc:date>2023-10-05T13:14:00</dc:date>
            </office:change-info>
          </text:insertion>
        </text:changed-region>
        <text:changed-region xml:id="ct94409104889104" text:id="ct94409104889104">
          <text:deletion>
            <office:change-info>
              <dc:creator>Julia Ringo</dc:creator>
              <dc:date>2023-10-05T13:14:00</dc:date>
            </office:change-info>
            <text:p text:style-name="Text_20_body"><text:span text:style-name="T1"><text:s/>— </text:span></text:p>
          </text:deletion>
        </text:changed-region>
        <text:changed-region xml:id="ct94409104890320" text:id="ct94409104890320">
          <text:insertion>
            <office:change-info>
              <dc:creator>Julia Ringo</dc:creator>
              <dc:date>2023-10-05T13:14:00</dc:date>
            </office:change-info>
          </text:insertion>
        </text:changed-region>
        <text:changed-region xml:id="ct94409104892480" text:id="ct94409104892480">
          <text:deletion>
            <office:change-info>
              <dc:creator>Julia Ringo</dc:creator>
              <dc:date>2023-10-10T12:35:00</dc:date>
            </office:change-info>
            <text:p text:style-name="Text_20_body"><text:span text:style-name="T1">with </text:span></text:p>
          </text:deletion>
        </text:changed-region>
        <text:changed-region xml:id="ct94409104892720" text:id="ct94409104892720">
          <text:insertion>
            <office:change-info>
              <dc:creator>Julia Ringo</dc:creator>
              <dc:date>2023-10-10T12:35:00</dc:date>
            </office:change-info>
          </text:insertion>
        </text:changed-region>
        <text:changed-region xml:id="ct94409104892960" text:id="ct94409104892960">
          <text:insertion>
            <office:change-info>
              <dc:creator>Julia Ringo</dc:creator>
              <dc:date>2023-10-10T12:35:00</dc:date>
            </office:change-info>
          </text:insertion>
        </text:changed-region>
        <text:changed-region xml:id="ct94409104897120" text:id="ct94409104897120">
          <text:deletion>
            <office:change-info>
              <dc:creator>Julia Ringo</dc:creator>
              <dc:date>2023-10-10T12:35:00</dc:date>
            </office:change-info>
            <text:p text:style-name="Text_20_body"><text:span text:style-name="T1">,</text:span></text:p>
          </text:deletion>
        </text:changed-region>
        <text:changed-region xml:id="ct94409104897360" text:id="ct94409104897360">
          <text:insertion>
            <office:change-info>
              <dc:creator>Julia Ringo</dc:creator>
              <dc:date>2023-10-10T12:35:00</dc:date>
            </office:change-info>
          </text:insertion>
        </text:changed-region>
        <text:changed-region xml:id="ct94409104897600" text:id="ct94409104897600">
          <text:deletion>
            <office:change-info>
              <dc:creator>Julia Ringo</dc:creator>
              <dc:date>2023-10-10T12:35:00</dc:date>
            </office:change-info>
            <text:p text:style-name="Text_20_body"><text:span text:style-name="T1">d</text:span></text:p>
          </text:deletion>
        </text:changed-region>
        <text:changed-region xml:id="ct94409104897840" text:id="ct94409104897840">
          <text:insertion>
            <office:change-info>
              <dc:creator>Julia Ringo</dc:creator>
              <dc:date>2023-10-10T12:35:00</dc:date>
            </office:change-info>
          </text:insertion>
        </text:changed-region>
        <text:changed-region xml:id="ct94409104898352" text:id="ct94409104898352">
          <text:insertion>
            <office:change-info>
              <dc:creator>Julia Ringo</dc:creator>
              <dc:date>2023-10-10T12:35:00</dc:date>
            </office:change-info>
          </text:insertion>
        </text:changed-region>
        <text:changed-region xml:id="ct94409104898592" text:id="ct94409104898592">
          <text:insertion>
            <office:change-info>
              <dc:creator>Julia Ringo</dc:creator>
              <dc:date>2023-10-10T12:35:00</dc:date>
            </office:change-info>
          </text:insertion>
        </text:changed-region>
        <text:changed-region xml:id="ct94409104898832" text:id="ct94409104898832">
          <text:deletion>
            <office:change-info>
              <dc:creator>Julia Ringo</dc:creator>
              <dc:date>2023-10-10T12:35:00</dc:date>
            </office:change-info>
            <text:p text:style-name="Text_20_body"><text:span text:style-name="T1">it was </text:span></text:p>
          </text:deletion>
        </text:changed-region>
        <text:changed-region xml:id="ct94409104899072" text:id="ct94409104899072">
          <text:insertion>
            <office:change-info>
              <dc:creator>Julia Ringo</dc:creator>
              <dc:date>2023-10-10T12:36:00</dc:date>
            </office:change-info>
          </text:insertion>
        </text:changed-region>
        <text:changed-region xml:id="ct94409104899312" text:id="ct94409104899312">
          <text:deletion>
            <office:change-info>
              <dc:creator>Julia Ringo</dc:creator>
              <dc:date>2023-10-10T12:36:00</dc:date>
            </office:change-info>
            <text:p text:style-name="Text_20_body"><text:span text:style-name="T1">now </text:span></text:p>
          </text:deletion>
        </text:changed-region>
        <text:changed-region xml:id="ct94409104900736" text:id="ct94409104900736">
          <text:deletion>
            <office:change-info>
              <dc:creator>Julia Ringo</dc:creator>
              <dc:date>2023-10-05T13:14:00</dc:date>
            </office:change-info>
            <text:p text:style-name="Text_20_body"><text:span text:style-name="T1"><text:s/>— </text:span></text:p>
          </text:deletion>
        </text:changed-region>
        <text:changed-region xml:id="ct94409104901584" text:id="ct94409104901584">
          <text:insertion>
            <office:change-info>
              <dc:creator>Julia Ringo</dc:creator>
              <dc:date>2023-10-05T13:14:00</dc:date>
            </office:change-info>
          </text:insertion>
        </text:changed-region>
        <text:changed-region xml:id="ct94409104901824" text:id="ct94409104901824">
          <text:deletion>
            <office:change-info>
              <dc:creator>Julia Ringo</dc:creator>
              <dc:date>2023-10-10T12:36:00</dc:date>
            </office:change-info>
            <text:p text:style-name="Text_20_body"><text:span text:style-name="T1">in such a way to </text:span></text:p>
          </text:deletion>
        </text:changed-region>
        <text:changed-region xml:id="ct94409104902064" text:id="ct94409104902064">
          <text:insertion>
            <office:change-info>
              <dc:creator>Julia Ringo</dc:creator>
              <dc:date>2023-10-10T12:36:00</dc:date>
            </office:change-info>
          </text:insertion>
        </text:changed-region>
        <text:changed-region xml:id="ct94409104902304" text:id="ct94409104902304">
          <text:deletion>
            <office:change-info>
              <dc:creator>Julia Ringo</dc:creator>
              <dc:date>2023-10-10T12:36:00</dc:date>
            </office:change-info>
            <text:p text:style-name="Text_20_body"><text:span text:style-name="T1">e</text:span></text:p>
          </text:deletion>
        </text:changed-region>
        <text:changed-region xml:id="ct94409104902544" text:id="ct94409104902544">
          <text:deletion>
            <office:change-info>
              <dc:creator>Julia Ringo</dc:creator>
              <dc:date>2023-10-05T13:14:00</dc:date>
            </office:change-info>
            <text:p text:style-name="Text_20_body"><text:span text:style-name="T1"><text:s/>— </text:span></text:p>
          </text:deletion>
        </text:changed-region>
        <text:changed-region xml:id="ct94409104902784" text:id="ct94409104902784">
          <text:insertion>
            <office:change-info>
              <dc:creator>Julia Ringo</dc:creator>
              <dc:date>2023-10-05T13:14:00</dc:date>
            </office:change-info>
          </text:insertion>
        </text:changed-region>
        <text:changed-region xml:id="ct94409104903024" text:id="ct94409104903024">
          <text:deletion>
            <office:change-info>
              <dc:creator>Julia Ringo</dc:creator>
              <dc:date>2023-10-10T12:36:00</dc:date>
            </office:change-info>
            <text:p text:style-name="Text_20_body"><text:span text:style-name="T1">where </text:span></text:p>
          </text:deletion>
        </text:changed-region>
        <text:changed-region xml:id="ct94409104903264" text:id="ct94409104903264">
          <text:insertion>
            <office:change-info>
              <dc:creator>Julia Ringo</dc:creator>
              <dc:date>2023-10-10T12:36:00</dc:date>
            </office:change-info>
          </text:insertion>
        </text:changed-region>
        <text:changed-region xml:id="ct94409100134048" text:id="ct94409100134048">
          <text:deletion>
            <office:change-info>
              <dc:creator>Julia Ringo</dc:creator>
              <dc:date>2023-10-10T12:37:00</dc:date>
            </office:change-info>
            <text:p text:style-name="Text_20_body"><text:span text:style-name="T1">had </text:span></text:p>
          </text:deletion>
        </text:changed-region>
        <text:changed-region xml:id="ct94409104903504" text:id="ct94409104903504">
          <text:insertion>
            <office:change-info>
              <dc:creator>Julia Ringo</dc:creator>
              <dc:date>2023-10-10T12:37:00</dc:date>
            </office:change-info>
          </text:insertion>
        </text:changed-region>
        <text:changed-region xml:id="ct94409104904544" text:id="ct94409104904544">
          <text:deletion>
            <office:change-info>
              <dc:creator>Julia Ringo</dc:creator>
              <dc:date>2023-10-10T12:37:00</dc:date>
            </office:change-info>
            <text:p text:style-name="Text_20_body"><text:span text:style-name="T1">to </text:span></text:p>
          </text:deletion>
        </text:changed-region>
        <text:changed-region xml:id="ct94409104905184" text:id="ct94409104905184">
          <text:insertion>
            <office:change-info>
              <dc:creator>Julia Ringo</dc:creator>
              <dc:date>2023-10-10T12:37:00</dc:date>
            </office:change-info>
          </text:insertion>
        </text:changed-region>
        <text:changed-region xml:id="ct94409104907472" text:id="ct94409104907472">
          <text:insertion>
            <office:change-info>
              <dc:creator>Julia Ringo</dc:creator>
              <dc:date>2023-10-10T12:37:00</dc:date>
            </office:change-info>
          </text:insertion>
        </text:changed-region>
        <text:changed-region xml:id="ct94409104907712" text:id="ct94409104907712">
          <text:insertion>
            <office:change-info>
              <dc:creator>Julia Ringo</dc:creator>
              <dc:date>2023-10-10T12:37:00</dc:date>
            </office:change-info>
          </text:insertion>
        </text:changed-region>
        <text:changed-region xml:id="ct94409100380752" text:id="ct94409100380752">
          <text:insertion>
            <office:change-info>
              <dc:creator>Julia Ringo</dc:creator>
              <dc:date>2023-10-10T12:37:00</dc:date>
            </office:change-info>
          </text:insertion>
        </text:changed-region>
        <text:changed-region xml:id="ct94409104912352" text:id="ct94409104912352">
          <text:insertion>
            <office:change-info>
              <dc:creator>Julia Ringo</dc:creator>
              <dc:date>2023-10-10T12:37:00</dc:date>
            </office:change-info>
          </text:insertion>
        </text:changed-region>
        <text:changed-region xml:id="ct94409104912592" text:id="ct94409104912592">
          <text:deletion>
            <office:change-info>
              <dc:creator>Julia Ringo</dc:creator>
              <dc:date>2023-10-10T12:37:00</dc:date>
            </office:change-info>
            <text:p text:style-name="Text_20_body"><text:span text:style-name="T1">followed up</text:span></text:p>
          </text:deletion>
        </text:changed-region>
        <text:changed-region xml:id="ct94409104912832" text:id="ct94409104912832">
          <text:insertion>
            <office:change-info>
              <dc:creator>Julia Ringo</dc:creator>
              <dc:date>2023-10-10T12:37:00</dc:date>
            </office:change-info>
          </text:insertion>
        </text:changed-region>
        <text:changed-region xml:id="ct94409104916480" text:id="ct94409104916480">
          <text:insertion>
            <office:change-info>
              <dc:creator>Julia Ringo</dc:creator>
              <dc:date>2023-10-10T12:38:00</dc:date>
            </office:change-info>
          </text:insertion>
        </text:changed-region>
        <text:changed-region xml:id="ct94409104916720" text:id="ct94409104916720">
          <text:deletion>
            <office:change-info>
              <dc:creator>Julia Ringo</dc:creator>
              <dc:date>2023-10-10T12:38:00</dc:date>
            </office:change-info>
            <text:p text:style-name="Text_20_body"><text:span text:style-name="T1">, </text:span></text:p>
          </text:deletion>
        </text:changed-region>
        <text:changed-region xml:id="ct94409104916960" text:id="ct94409104916960">
          <text:deletion>
            <office:change-info>
              <dc:creator>Julia Ringo</dc:creator>
              <dc:date>2023-10-10T12:38:00</dc:date>
            </office:change-info>
            <text:p text:style-name="Text_20_body"><text:span text:style-name="T1">248 </text:span></text:p>
          </text:deletion>
        </text:changed-region>
        <text:changed-region xml:id="ct94409104917200" text:id="ct94409104917200">
          <text:insertion>
            <office:change-info>
              <dc:creator>Julia Ringo</dc:creator>
              <dc:date>2023-10-10T12:38:00</dc:date>
            </office:change-info>
          </text:insertion>
        </text:changed-region>
        <text:changed-region xml:id="ct94409104917440" text:id="ct94409104917440">
          <text:deletion>
            <office:change-info>
              <dc:creator>Julia Ringo</dc:creator>
              <dc:date>2023-10-10T12:38:00</dc:date>
            </office:change-info>
            <text:p text:style-name="Text_20_body"><text:span text:style-name="T1">some damned </text:span></text:p>
          </text:deletion>
        </text:changed-region>
        <text:changed-region xml:id="ct94409104921504" text:id="ct94409104921504">
          <text:deletion>
            <office:change-info>
              <dc:creator>Julia Ringo</dc:creator>
              <dc:date>2023-10-10T11:08:00</dc:date>
            </office:change-info>
            <text:p text:style-name="Text_20_body"><text:span text:style-name="T1">…</text:span></text:p>
          </text:deletion>
        </text:changed-region>
        <text:changed-region xml:id="ct94409104921744" text:id="ct94409104921744">
          <text:insertion>
            <office:change-info>
              <dc:creator>Julia Ringo</dc:creator>
              <dc:date>2023-10-10T11:08:00</dc:date>
            </office:change-info>
          </text:insertion>
        </text:changed-region>
        <text:changed-region xml:id="ct94409104923008" text:id="ct94409104923008">
          <text:insertion>
            <office:change-info>
              <dc:creator>Julia Ringo</dc:creator>
              <dc:date>2023-10-10T12:39:00</dc:date>
            </office:change-info>
          </text:insertion>
        </text:changed-region>
        <text:changed-region xml:id="ct94409104925520" text:id="ct94409104925520">
          <text:insertion>
            <office:change-info>
              <dc:creator>Julia Ringo</dc:creator>
              <dc:date>2023-10-10T12:39:00</dc:date>
            </office:change-info>
          </text:insertion>
        </text:changed-region>
        <text:changed-region xml:id="ct94409104926400" text:id="ct94409104926400">
          <text:insertion>
            <office:change-info>
              <dc:creator>Julia Ringo</dc:creator>
              <dc:date>2023-10-10T12:39:00</dc:date>
            </office:change-info>
          </text:insertion>
        </text:changed-region>
        <text:changed-region xml:id="ct94409104926640" text:id="ct94409104926640">
          <text:deletion>
            <office:change-info>
              <dc:creator>Julia Ringo</dc:creator>
              <dc:date>2023-10-10T12:39:00</dc:date>
            </office:change-info>
            <text:p text:style-name="Text_20_body"><text:span text:style-name="T1">with </text:span></text:p>
          </text:deletion>
        </text:changed-region>
        <text:changed-region xml:id="ct94409104926880" text:id="ct94409104926880">
          <text:insertion>
            <office:change-info>
              <dc:creator>Julia Ringo</dc:creator>
              <dc:date>2023-10-10T12:39:00</dc:date>
            </office:change-info>
          </text:insertion>
        </text:changed-region>
        <text:changed-region xml:id="ct94409104927120" text:id="ct94409104927120">
          <text:deletion>
            <office:change-info>
              <dc:creator>Julia Ringo</dc:creator>
              <dc:date>2023-10-10T12:39:00</dc:date>
            </office:change-info>
            <text:p text:style-name="Text_20_body"><text:span text:style-name="T1">ing</text:span></text:p>
          </text:deletion>
        </text:changed-region>
        <text:changed-region xml:id="ct94409104929024" text:id="ct94409104929024">
          <text:insertion>
            <office:change-info>
              <dc:creator>Julia Ringo</dc:creator>
              <dc:date>2023-10-10T12:39:00</dc:date>
            </office:change-info>
          </text:insertion>
        </text:changed-region>
        <text:changed-region xml:id="ct94409104929264" text:id="ct94409104929264">
          <text:deletion>
            <office:change-info>
              <dc:creator>Julia Ringo</dc:creator>
              <dc:date>2023-10-10T12:39:00</dc:date>
            </office:change-info>
            <text:p text:style-name="Text_20_body"><text:span text:style-name="T1">v</text:span></text:p>
          </text:deletion>
        </text:changed-region>
        <text:changed-region xml:id="ct94409104929504" text:id="ct94409104929504">
          <text:deletion>
            <office:change-info>
              <dc:creator>Julia Ringo</dc:creator>
              <dc:date>2023-10-10T12:40:00</dc:date>
            </office:change-info>
            <text:p text:style-name="Text_20_body"><text:span text:style-name="T1"><text:s/>on it</text:span></text:p>
          </text:deletion>
        </text:changed-region>
        <text:changed-region xml:id="ct94409104929744" text:id="ct94409104929744">
          <text:deletion>
            <office:change-info>
              <dc:creator>Julia Ringo</dc:creator>
              <dc:date>2023-10-10T12:40:00</dc:date>
            </office:change-info>
            <text:p text:style-name="Text_20_body"><text:span text:style-name="T1">viking </text:span></text:p>
          </text:deletion>
        </text:changed-region>
        <text:changed-region xml:id="ct94409104929984" text:id="ct94409104929984">
          <text:deletion>
            <office:change-info>
              <dc:creator>Julia Ringo</dc:creator>
              <dc:date>2023-10-05T13:14:00</dc:date>
            </office:change-info>
            <text:p text:style-name="Text_20_body"><text:span text:style-name="T1"><text:s/>— </text:span></text:p>
          </text:deletion>
        </text:changed-region>
        <text:changed-region xml:id="ct94409104931504" text:id="ct94409104931504">
          <text:insertion>
            <office:change-info>
              <dc:creator>Julia Ringo</dc:creator>
              <dc:date>2023-10-05T13:14:00</dc:date>
            </office:change-info>
          </text:insertion>
        </text:changed-region>
        <text:changed-region xml:id="ct94409104931744" text:id="ct94409104931744">
          <text:deletion>
            <office:change-info>
              <dc:creator>Julia Ringo</dc:creator>
              <dc:date>2023-10-05T13:14:00</dc:date>
            </office:change-info>
            <text:p text:style-name="Text_20_body"><text:span text:style-name="T1"><text:s/>— </text:span></text:p>
          </text:deletion>
        </text:changed-region>
        <text:changed-region xml:id="ct94409104932368" text:id="ct94409104932368">
          <text:insertion>
            <office:change-info>
              <dc:creator>Julia Ringo</dc:creator>
              <dc:date>2023-10-05T13:14:00</dc:date>
            </office:change-info>
          </text:insertion>
        </text:changed-region>
        <text:changed-region xml:id="ct94409104933136" text:id="ct94409104933136">
          <text:insertion>
            <office:change-info>
              <dc:creator>Julia Ringo</dc:creator>
              <dc:date>2023-10-10T12:41:00</dc:date>
            </office:change-info>
          </text:insertion>
        </text:changed-region>
        <text:changed-region xml:id="ct94409104937120" text:id="ct94409104937120">
          <text:insertion>
            <office:change-info>
              <dc:creator>Julia Ringo</dc:creator>
              <dc:date>2023-10-10T12:41:00</dc:date>
            </office:change-info>
          </text:insertion>
        </text:changed-region>
        <text:changed-region xml:id="ct94409104938000" text:id="ct94409104938000">
          <text:insertion>
            <office:change-info>
              <dc:creator>Julia Ringo</dc:creator>
              <dc:date>2023-10-10T12:41:00</dc:date>
            </office:change-info>
          </text:insertion>
        </text:changed-region>
        <text:changed-region xml:id="ct94409104938240" text:id="ct94409104938240">
          <text:deletion>
            <office:change-info>
              <dc:creator>Julia Ringo</dc:creator>
              <dc:date>2023-10-10T12:41:00</dc:date>
            </office:change-info>
            <text:p text:style-name="Text_20_body"><text:span text:style-name="T1">’</text:span></text:p>
          </text:deletion>
        </text:changed-region>
        <text:changed-region xml:id="ct94409104939120" text:id="ct94409104939120">
          <text:deletion>
            <office:change-info>
              <dc:creator>Julia Ringo</dc:creator>
              <dc:date>2023-10-10T12:41:00</dc:date>
            </office:change-info>
            <text:p text:style-name="Text_20_body"><text:span text:style-name="T1">s</text:span></text:p>
          </text:deletion>
        </text:changed-region>
        <text:changed-region xml:id="ct94409104939696" text:id="ct94409104939696">
          <text:deletion>
            <office:change-info>
              <dc:creator>Julia Ringo</dc:creator>
              <dc:date>2023-10-10T12:41:00</dc:date>
            </office:change-info>
            <text:p text:style-name="Text_20_body"><text:span text:style-name="T1">particular </text:span></text:p>
          </text:deletion>
        </text:changed-region>
        <text:changed-region xml:id="ct94409104939936" text:id="ct94409104939936">
          <text:insertion>
            <office:change-info>
              <dc:creator>Julia Ringo</dc:creator>
              <dc:date>2023-10-10T12:41:00</dc:date>
            </office:change-info>
          </text:insertion>
        </text:changed-region>
        <text:changed-region xml:id="ct94409104941104" text:id="ct94409104941104">
          <text:deletion>
            <office:change-info>
              <dc:creator>Julia Ringo</dc:creator>
              <dc:date>2023-10-10T12:42:00</dc:date>
            </office:change-info>
            <text:p text:style-name="Text_20_body"><text:span text:style-name="T1">of </text:span></text:p>
          </text:deletion>
        </text:changed-region>
        <text:changed-region xml:id="ct94409104942480" text:id="ct94409104942480">
          <text:deletion>
            <office:change-info>
              <dc:creator>Julia Ringo</dc:creator>
              <dc:date>2023-10-10T12:43:00</dc:date>
            </office:change-info>
            <text:p text:style-name="Text_20_body"><text:span text:style-name="T1">that </text:span></text:p>
          </text:deletion>
        </text:changed-region>
        <text:changed-region xml:id="ct94409104942240" text:id="ct94409104942240">
          <text:insertion>
            <office:change-info>
              <dc:creator>Julia Ringo</dc:creator>
              <dc:date>2023-10-10T12:43:00</dc:date>
            </office:change-info>
          </text:insertion>
        </text:changed-region>
        <text:changed-region xml:id="ct94409104942720" text:id="ct94409104942720">
          <text:deletion>
            <office:change-info>
              <dc:creator>Julia Ringo</dc:creator>
              <dc:date>2023-10-10T12:43:00</dc:date>
            </office:change-info>
            <text:p text:style-name="Text_20_body"><text:span text:style-name="T1">ed</text:span></text:p>
          </text:deletion>
        </text:changed-region>
        <text:changed-region xml:id="ct94409104942960" text:id="ct94409104942960">
          <text:deletion>
            <office:change-info>
              <dc:creator>Julia Ringo</dc:creator>
              <dc:date>2023-10-05T13:14:00</dc:date>
            </office:change-info>
            <text:p text:style-name="Text_20_body"><text:span text:style-name="T1"><text:s/>— </text:span></text:p>
          </text:deletion>
        </text:changed-region>
        <text:changed-region xml:id="ct94409104943712" text:id="ct94409104943712">
          <text:insertion>
            <office:change-info>
              <dc:creator>Julia Ringo</dc:creator>
              <dc:date>2023-10-05T13:14:00</dc:date>
            </office:change-info>
          </text:insertion>
        </text:changed-region>
        <text:changed-region xml:id="ct94409104943952" text:id="ct94409104943952">
          <text:deletion>
            <office:change-info>
              <dc:creator>Julia Ringo</dc:creator>
              <dc:date>2023-10-05T13:14:00</dc:date>
            </office:change-info>
            <text:p text:style-name="Text_20_body"><text:span text:style-name="T1"><text:s/>— </text:span></text:p>
          </text:deletion>
        </text:changed-region>
        <text:changed-region xml:id="ct94409104944192" text:id="ct94409104944192">
          <text:insertion>
            <office:change-info>
              <dc:creator>Julia Ringo</dc:creator>
              <dc:date>2023-10-05T13:14:00</dc:date>
            </office:change-info>
          </text:insertion>
        </text:changed-region>
        <text:changed-region xml:id="ct94409104944432" text:id="ct94409104944432">
          <text:insertion>
            <office:change-info>
              <dc:creator>Julia Ringo</dc:creator>
              <dc:date>2023-10-10T12:44:00</dc:date>
            </office:change-info>
          </text:insertion>
        </text:changed-region>
        <text:changed-region xml:id="ct94409104945952" text:id="ct94409104945952">
          <text:insertion>
            <office:change-info>
              <dc:creator>Julia Ringo</dc:creator>
              <dc:date>2023-10-10T12:44:00</dc:date>
            </office:change-info>
          </text:insertion>
        </text:changed-region>
        <text:changed-region xml:id="ct94409104949632" text:id="ct94409104949632">
          <text:insertion>
            <office:change-info>
              <dc:creator>Julia Ringo</dc:creator>
              <dc:date>2023-10-10T12:45:00</dc:date>
            </office:change-info>
          </text:insertion>
        </text:changed-region>
        <text:changed-region xml:id="ct94409104949872" text:id="ct94409104949872">
          <text:deletion>
            <office:change-info>
              <dc:creator>Julia Ringo</dc:creator>
              <dc:date>2023-10-05T13:14:00</dc:date>
            </office:change-info>
            <text:p text:style-name="Text_20_body"><text:span text:style-name="T1"><text:s/>— </text:span></text:p>
          </text:deletion>
        </text:changed-region>
        <text:changed-region xml:id="ct94409104950112" text:id="ct94409104950112">
          <text:insertion>
            <office:change-info>
              <dc:creator>Julia Ringo</dc:creator>
              <dc:date>2023-10-05T13:14:00</dc:date>
            </office:change-info>
          </text:insertion>
        </text:changed-region>
        <text:changed-region xml:id="ct94409104950992" text:id="ct94409104950992">
          <text:deletion>
            <office:change-info>
              <dc:creator>Julia Ringo</dc:creator>
              <dc:date>2023-10-10T12:45:00</dc:date>
            </office:change-info>
            <text:p text:style-name="Text_20_body"><text:span text:style-name="T1">their particular </text:span></text:p>
          </text:deletion>
        </text:changed-region>
        <text:changed-region xml:id="ct94409104951872" text:id="ct94409104951872">
          <text:insertion>
            <office:change-info>
              <dc:creator>Julia Ringo</dc:creator>
              <dc:date>2023-10-10T12:45:00</dc:date>
            </office:change-info>
          </text:insertion>
        </text:changed-region>
        <text:changed-region xml:id="ct94409104952400" text:id="ct94409104952400">
          <text:insertion>
            <office:change-info>
              <dc:creator>Julia Ringo</dc:creator>
              <dc:date>2023-10-10T12:45:00</dc:date>
            </office:change-info>
          </text:insertion>
        </text:changed-region>
        <text:changed-region xml:id="ct94409104952640" text:id="ct94409104952640">
          <text:deletion>
            <office:change-info>
              <dc:creator>Julia Ringo</dc:creator>
              <dc:date>2023-10-10T12:45:00</dc:date>
            </office:change-info>
            <text:p text:style-name="Text_20_body"><text:span text:style-name="T1">bility</text:span></text:p>
          </text:deletion>
        </text:changed-region>
        <text:changed-region xml:id="ct94409104954208" text:id="ct94409104954208">
          <text:insertion>
            <office:change-info>
              <dc:creator>Julia Ringo</dc:creator>
              <dc:date>2023-10-10T12:45:00</dc:date>
            </office:change-info>
          </text:insertion>
        </text:changed-region>
        <text:changed-region xml:id="ct94409104956320" text:id="ct94409104956320">
          <text:insertion>
            <office:change-info>
              <dc:creator>Julia Ringo</dc:creator>
              <dc:date>2023-10-10T12:53:00</dc:date>
            </office:change-info>
          </text:insertion>
        </text:changed-region>
        <text:changed-region xml:id="ct94409104957200" text:id="ct94409104957200">
          <text:deletion>
            <office:change-info>
              <dc:creator>Julia Ringo</dc:creator>
              <dc:date>2023-10-05T13:14:00</dc:date>
            </office:change-info>
            <text:p text:style-name="Text_20_body"><text:span text:style-name="T1"><text:s/>— </text:span></text:p>
          </text:deletion>
        </text:changed-region>
        <text:changed-region xml:id="ct94409104957440" text:id="ct94409104957440">
          <text:insertion>
            <office:change-info>
              <dc:creator>Julia Ringo</dc:creator>
              <dc:date>2023-10-05T13:14:00</dc:date>
            </office:change-info>
          </text:insertion>
        </text:changed-region>
        <text:changed-region xml:id="ct94409104957680" text:id="ct94409104957680">
          <text:deletion>
            <office:change-info>
              <dc:creator>Julia Ringo</dc:creator>
              <dc:date>2023-10-05T13:14:00</dc:date>
            </office:change-info>
            <text:p text:style-name="Text_20_body"><text:span text:style-name="T1"><text:s/>— </text:span></text:p>
          </text:deletion>
        </text:changed-region>
        <text:changed-region xml:id="ct94409104957920" text:id="ct94409104957920">
          <text:insertion>
            <office:change-info>
              <dc:creator>Julia Ringo</dc:creator>
              <dc:date>2023-10-05T13:14:00</dc:date>
            </office:change-info>
          </text:insertion>
        </text:changed-region>
        <text:changed-region xml:id="ct94409104959344" text:id="ct94409104959344">
          <text:insertion>
            <office:change-info>
              <dc:creator>Julia Ringo</dc:creator>
              <dc:date>2023-10-10T12:53:00</dc:date>
            </office:change-info>
          </text:insertion>
        </text:changed-region>
        <text:changed-region xml:id="ct94409102947184" text:id="ct94409102947184">
          <text:deletion>
            <office:change-info>
              <dc:creator>Julia Ringo</dc:creator>
              <dc:date>2023-10-05T13:14:00</dc:date>
            </office:change-info>
            <text:p text:style-name="Text_20_body"><text:span text:style-name="T1"><text:s/>— </text:span></text:p>
          </text:deletion>
        </text:changed-region>
        <text:changed-region xml:id="ct94409101506096" text:id="ct94409101506096">
          <text:insertion>
            <office:change-info>
              <dc:creator>Julia Ringo</dc:creator>
              <dc:date>2023-10-05T13:14:00</dc:date>
            </office:change-info>
          </text:insertion>
        </text:changed-region>
        <text:changed-region xml:id="ct94409104962688" text:id="ct94409104962688">
          <text:deletion>
            <office:change-info>
              <dc:creator>Julia Ringo</dc:creator>
              <dc:date>2023-10-05T13:14:00</dc:date>
            </office:change-info>
            <text:p text:style-name="Text_20_body"><text:span text:style-name="T1"><text:s/>— </text:span></text:p>
          </text:deletion>
        </text:changed-region>
        <text:changed-region xml:id="ct94409104962928" text:id="ct94409104962928">
          <text:insertion>
            <office:change-info>
              <dc:creator>Julia Ringo</dc:creator>
              <dc:date>2023-10-05T13:14:00</dc:date>
            </office:change-info>
          </text:insertion>
        </text:changed-region>
        <text:changed-region xml:id="ct94409104964528" text:id="ct94409104964528">
          <text:insertion>
            <office:change-info>
              <dc:creator>Julia Ringo</dc:creator>
              <dc:date>2023-10-10T12:54:00</dc:date>
            </office:change-info>
          </text:insertion>
        </text:changed-region>
        <text:changed-region xml:id="ct94409104965408" text:id="ct94409104965408">
          <text:deletion>
            <office:change-info>
              <dc:creator>Julia Ringo</dc:creator>
              <dc:date>2023-10-10T12:54:00</dc:date>
            </office:change-info>
            <text:p text:style-name="Text_20_body"><text:span text:style-name="T1">being </text:span></text:p>
          </text:deletion>
        </text:changed-region>
        <text:changed-region xml:id="ct94409104965648" text:id="ct94409104965648">
          <text:deletion>
            <office:change-info>
              <dc:creator>Julia Ringo</dc:creator>
              <dc:date>2023-10-10T12:55:00</dc:date>
            </office:change-info>
            <text:p text:style-name="Text_20_body"><text:span text:style-name="T1">an </text:span></text:p>
          </text:deletion>
        </text:changed-region>
        <text:changed-region xml:id="ct94409104975536" text:id="ct94409104975536">
          <text:insertion>
            <office:change-info>
              <dc:creator>Julia Ringo</dc:creator>
              <dc:date>2023-10-10T12:55:00</dc:date>
            </office:change-info>
          </text:insertion>
        </text:changed-region>
        <text:changed-region xml:id="ct94409102857712" text:id="ct94409102857712">
          <text:deletion>
            <office:change-info>
              <dc:creator>Julia Ringo</dc:creator>
              <dc:date>2023-10-10T12:55:00</dc:date>
            </office:change-info>
            <text:p text:style-name="Text_20_body"><text:span text:style-name="T1">go and </text:span></text:p>
          </text:deletion>
        </text:changed-region>
        <text:changed-region xml:id="ct94409104587920" text:id="ct94409104587920">
          <text:insertion>
            <office:change-info>
              <dc:creator>Julia Ringo</dc:creator>
              <dc:date>2023-10-10T12:55:00</dc:date>
            </office:change-info>
          </text:insertion>
        </text:changed-region>
        <text:changed-region xml:id="ct94409099439440" text:id="ct94409099439440">
          <text:insertion>
            <office:change-info>
              <dc:creator>Julia Ringo</dc:creator>
              <dc:date>2023-10-10T12:55:00</dc:date>
            </office:change-info>
          </text:insertion>
        </text:changed-region>
        <text:changed-region xml:id="ct94409104592048" text:id="ct94409104592048">
          <text:insertion>
            <office:change-info>
              <dc:creator>Julia Ringo</dc:creator>
              <dc:date>2023-10-10T12:56:00</dc:date>
            </office:change-info>
          </text:insertion>
        </text:changed-region>
        <text:changed-region xml:id="ct94409104592688" text:id="ct94409104592688">
          <text:deletion>
            <office:change-info>
              <dc:creator>Julia Ringo</dc:creator>
              <dc:date>2023-10-10T12:56:00</dc:date>
            </office:change-info>
            <text:p text:style-name="Text_20_body"><text:span text:style-name="T1">g</text:span></text:p>
          </text:deletion>
        </text:changed-region>
        <text:changed-region xml:id="ct94409104593328" text:id="ct94409104593328">
          <text:insertion>
            <office:change-info>
              <dc:creator>Julia Ringo</dc:creator>
              <dc:date>2023-10-10T12:55:00</dc:date>
            </office:change-info>
          </text:insertion>
        </text:changed-region>
        <text:changed-region xml:id="ct94409104587280" text:id="ct94409104587280">
          <text:deletion>
            <office:change-info>
              <dc:creator>Julia Ringo</dc:creator>
              <dc:date>2023-10-10T12:55:00</dc:date>
            </office:change-info>
            <text:p text:style-name="Text_20_body"><text:span text:style-name="T1">o</text:span></text:p>
          </text:deletion>
        </text:changed-region>
        <text:changed-region xml:id="ct94409104570016" text:id="ct94409104570016">
          <text:deletion>
            <office:change-info>
              <dc:creator>Julia Ringo</dc:creator>
              <dc:date>2023-10-10T12:56:00</dc:date>
            </office:change-info>
            <text:p text:style-name="Text_20_body"><text:span text:style-name="T1">was on the shore trying</text:span></text:p>
          </text:deletion>
        </text:changed-region>
        <text:changed-region xml:id="ct94409104319984" text:id="ct94409104319984">
          <text:insertion>
            <office:change-info>
              <dc:creator>Julia Ringo</dc:creator>
              <dc:date>2023-10-10T12:56:00</dc:date>
            </office:change-info>
          </text:insertion>
        </text:changed-region>
        <text:changed-region xml:id="ct94409104568560" text:id="ct94409104568560">
          <text:deletion>
            <office:change-info>
              <dc:creator>Julia Ringo</dc:creator>
              <dc:date>2023-10-10T12:56:00</dc:date>
            </office:change-info>
            <text:p text:style-name="Text_20_body"><text:span text:style-name="T1">a particular</text:span></text:p>
          </text:deletion>
        </text:changed-region>
        <text:changed-region xml:id="ct94409104608064" text:id="ct94409104608064">
          <text:insertion>
            <office:change-info>
              <dc:creator>Julia Ringo</dc:creator>
              <dc:date>2023-10-10T12:56:00</dc:date>
            </office:change-info>
          </text:insertion>
        </text:changed-region>
        <text:changed-region xml:id="ct94409104606176" text:id="ct94409104606176">
          <text:deletion>
            <office:change-info>
              <dc:creator>Julia Ringo</dc:creator>
              <dc:date>2023-10-10T12:56:00</dc:date>
            </office:change-info>
            <text:p text:style-name="Text_20_body"><text:span text:style-name="T1">cold </text:span></text:p>
          </text:deletion>
        </text:changed-region>
        <text:changed-region xml:id="ct94409104625584" text:id="ct94409104625584">
          <text:deletion>
            <office:change-info>
              <dc:creator>Julia Ringo</dc:creator>
              <dc:date>2023-10-05T13:14:00</dc:date>
            </office:change-info>
            <text:p text:style-name="Text_20_body"><text:span text:style-name="T1"><text:s/>— </text:span></text:p>
          </text:deletion>
        </text:changed-region>
        <text:changed-region xml:id="ct94409104640080" text:id="ct94409104640080">
          <text:insertion>
            <office:change-info>
              <dc:creator>Julia Ringo</dc:creator>
              <dc:date>2023-10-05T13:14:00</dc:date>
            </office:change-info>
          </text:insertion>
        </text:changed-region>
        <text:changed-region xml:id="ct94409104641712" text:id="ct94409104641712">
          <text:deletion>
            <office:change-info>
              <dc:creator>Julia Ringo</dc:creator>
              <dc:date>2023-10-05T13:14:00</dc:date>
            </office:change-info>
            <text:p text:style-name="Text_20_body"><text:span text:style-name="T1"><text:s/>— </text:span></text:p>
          </text:deletion>
        </text:changed-region>
        <text:changed-region xml:id="ct94409104649856" text:id="ct94409104649856">
          <text:insertion>
            <office:change-info>
              <dc:creator>Julia Ringo</dc:creator>
              <dc:date>2023-10-05T13:14:00</dc:date>
            </office:change-info>
          </text:insertion>
        </text:changed-region>
        <text:changed-region xml:id="ct94409104652064" text:id="ct94409104652064">
          <text:deletion>
            <office:change-info>
              <dc:creator>Julia Ringo</dc:creator>
              <dc:date>2023-10-10T12:57:00</dc:date>
            </office:change-info>
            <text:p text:style-name="Text_20_body"><text:span text:style-name="T1">in a way that</text:span></text:p>
          </text:deletion>
        </text:changed-region>
        <text:changed-region xml:id="ct94409104653920" text:id="ct94409104653920">
          <text:insertion>
            <office:change-info>
              <dc:creator>Julia Ringo</dc:creator>
              <dc:date>2023-10-10T12:57:00</dc:date>
            </office:change-info>
          </text:insertion>
        </text:changed-region>
        <text:changed-region xml:id="ct94409104972208" text:id="ct94409104972208">
          <text:insertion>
            <office:change-info>
              <dc:creator>Julia Ringo</dc:creator>
              <dc:date>2023-10-10T12:57:00</dc:date>
            </office:change-info>
          </text:insertion>
        </text:changed-region>
        <text:changed-region xml:id="ct94409104654688" text:id="ct94409104654688">
          <text:deletion>
            <office:change-info>
              <dc:creator>Julia Ringo</dc:creator>
              <dc:date>2023-10-10T12:57:00</dc:date>
            </office:change-info>
            <text:p text:style-name="Text_20_body"><text:span text:style-name="T1">only </text:span></text:p>
          </text:deletion>
        </text:changed-region>
        <text:changed-region xml:id="ct94409103653008" text:id="ct94409103653008">
          <text:deletion>
            <office:change-info>
              <dc:creator>Julia Ringo</dc:creator>
              <dc:date>2023-10-10T13:11:00</dc:date>
            </office:change-info>
            <text:p text:style-name="Text_20_body"><text:span text:style-name="T1">go </text:span></text:p>
          </text:deletion>
        </text:changed-region>
        <text:changed-region xml:id="ct94409103516656" text:id="ct94409103516656">
          <text:deletion>
            <office:change-info>
              <dc:creator>Julia Ringo</dc:creator>
              <dc:date>2023-10-10T13:11:00</dc:date>
            </office:change-info>
            <text:p text:style-name="Text_20_body"><text:span text:style-name="T1">to make</text:span></text:p>
          </text:deletion>
        </text:changed-region>
        <text:changed-region xml:id="ct94409104660800" text:id="ct94409104660800">
          <text:insertion>
            <office:change-info>
              <dc:creator>Julia Ringo</dc:creator>
              <dc:date>2023-10-10T13:11:00</dc:date>
            </office:change-info>
          </text:insertion>
        </text:changed-region>
        <text:changed-region xml:id="ct94409104664320" text:id="ct94409104664320">
          <text:insertion>
            <office:change-info>
              <dc:creator>Julia Ringo</dc:creator>
              <dc:date>2023-10-10T13:11:00</dc:date>
            </office:change-info>
          </text:insertion>
        </text:changed-region>
        <text:changed-region xml:id="ct94409104665328" text:id="ct94409104665328">
          <text:insertion>
            <office:change-info>
              <dc:creator>Julia Ringo</dc:creator>
              <dc:date>2023-10-10T13:11:00</dc:date>
            </office:change-info>
          </text:insertion>
        </text:changed-region>
        <text:changed-region xml:id="ct94409104666464" text:id="ct94409104666464">
          <text:deletion>
            <office:change-info>
              <dc:creator>Julia Ringo</dc:creator>
              <dc:date>2023-10-05T13:14:00</dc:date>
            </office:change-info>
            <text:p text:style-name="Text_20_body"><text:span text:style-name="T1"><text:s/>— </text:span></text:p>
          </text:deletion>
        </text:changed-region>
        <text:changed-region xml:id="ct94409104667104" text:id="ct94409104667104">
          <text:insertion>
            <office:change-info>
              <dc:creator>Julia Ringo</dc:creator>
              <dc:date>2023-10-05T13:14:00</dc:date>
            </office:change-info>
          </text:insertion>
        </text:changed-region>
        <text:changed-region xml:id="ct94409104667744" text:id="ct94409104667744">
          <text:deletion>
            <office:change-info>
              <dc:creator>Julia Ringo</dc:creator>
              <dc:date>2023-10-10T13:12:00</dc:date>
            </office:change-info>
            <text:p text:style-name="Text_20_body"><text:span text:style-name="T1">smoked up</text:span></text:p>
          </text:deletion>
        </text:changed-region>
        <text:changed-region xml:id="ct94409104662160" text:id="ct94409104662160">
          <text:insertion>
            <office:change-info>
              <dc:creator>Julia Ringo</dc:creator>
              <dc:date>2023-10-10T13:12:00</dc:date>
            </office:change-info>
          </text:insertion>
        </text:changed-region>
        <text:changed-region xml:id="ct94409104672432" text:id="ct94409104672432">
          <text:insertion>
            <office:change-info>
              <dc:creator>Julia Ringo</dc:creator>
              <dc:date>2023-10-10T13:12:00</dc:date>
            </office:change-info>
          </text:insertion>
        </text:changed-region>
        <text:changed-region xml:id="ct94409104673072" text:id="ct94409104673072">
          <text:deletion>
            <office:change-info>
              <dc:creator>Julia Ringo</dc:creator>
              <dc:date>2023-10-10T13:12:00</dc:date>
            </office:change-info>
            <text:p text:style-name="Text_20_body"><text:span text:style-name="T1">it </text:span></text:p>
          </text:deletion>
        </text:changed-region>
        <text:changed-region xml:id="ct94409104682640" text:id="ct94409104682640">
          <text:insertion>
            <office:change-info>
              <dc:creator>Julia Ringo</dc:creator>
              <dc:date>2023-10-10T13:12:00</dc:date>
            </office:change-info>
          </text:insertion>
        </text:changed-region>
        <text:changed-region xml:id="ct94409104684560" text:id="ct94409104684560">
          <text:deletion>
            <office:change-info>
              <dc:creator>Julia Ringo</dc:creator>
              <dc:date>2023-10-10T13:12:00</dc:date>
            </office:change-info>
            <text:p text:style-name="Text_20_body"><text:span text:style-name="T1"><text:s/>in the cargo hold</text:span></text:p>
          </text:deletion>
        </text:changed-region>
        <text:changed-region xml:id="ct94409104717024" text:id="ct94409104717024">
          <text:deletion>
            <office:change-info>
              <dc:creator>Julia Ringo</dc:creator>
              <dc:date>2023-10-05T13:14:00</dc:date>
            </office:change-info>
            <text:p text:style-name="Text_20_body"><text:span text:style-name="T1"><text:s/>— </text:span></text:p>
          </text:deletion>
        </text:changed-region>
        <text:changed-region xml:id="ct94409104700256" text:id="ct94409104700256">
          <text:insertion>
            <office:change-info>
              <dc:creator>Julia Ringo</dc:creator>
              <dc:date>2023-10-05T13:14:00</dc:date>
            </office:change-info>
          </text:insertion>
        </text:changed-region>
        <text:changed-region xml:id="ct94409104688016" text:id="ct94409104688016">
          <text:insertion>
            <office:change-info>
              <dc:creator>Julia Ringo</dc:creator>
              <dc:date>2023-10-10T13:12:00</dc:date>
            </office:change-info>
          </text:insertion>
        </text:changed-region>
        <text:changed-region xml:id="ct94409104765360" text:id="ct94409104765360">
          <text:insertion>
            <office:change-info>
              <dc:creator>Julia Ringo</dc:creator>
              <dc:date>2023-10-10T13:12:00</dc:date>
            </office:change-info>
          </text:insertion>
        </text:changed-region>
        <text:changed-region xml:id="ct94409104766864" text:id="ct94409104766864">
          <text:deletion>
            <office:change-info>
              <dc:creator>Julia Ringo</dc:creator>
              <dc:date>2023-10-10T13:12:00</dc:date>
            </office:change-info>
            <text:p text:style-name="Text_20_body"><text:span text:style-name="T1">ing</text:span></text:p>
          </text:deletion>
        </text:changed-region>
        <text:changed-region xml:id="ct94409103248224" text:id="ct94409103248224">
          <text:deletion>
            <office:change-info>
              <dc:creator>Julia Ringo</dc:creator>
              <dc:date>2023-10-10T13:12:00</dc:date>
            </office:change-info>
            <text:p text:style-name="Text_20_body"><text:span text:style-name="T1">some </text:span></text:p>
          </text:deletion>
        </text:changed-region>
        <text:changed-region xml:id="ct94409104771280" text:id="ct94409104771280">
          <text:insertion>
            <office:change-info>
              <dc:creator>Julia Ringo</dc:creator>
              <dc:date>2023-10-10T13:12:00</dc:date>
            </office:change-info>
          </text:insertion>
        </text:changed-region>
        <text:changed-region xml:id="ct94409104772400" text:id="ct94409104772400">
          <text:deletion>
            <office:change-info>
              <dc:creator>Julia Ringo</dc:creator>
              <dc:date>2023-10-10T13:12:00</dc:date>
            </office:change-info>
            <text:p text:style-name="Text_20_body"><text:span text:style-name="T1">,</text:span></text:p>
          </text:deletion>
        </text:changed-region>
        <text:changed-region xml:id="ct94409104738720" text:id="ct94409104738720">
          <text:deletion>
            <office:change-info>
              <dc:creator>Julia Ringo</dc:creator>
              <dc:date>2023-10-10T13:12:00</dc:date>
            </office:change-info>
            <text:p text:style-name="Text_20_body"><text:span text:style-name="T1">,</text:span></text:p>
          </text:deletion>
        </text:changed-region>
        <text:changed-region xml:id="ct94409104739888" text:id="ct94409104739888">
          <text:deletion>
            <office:change-info>
              <dc:creator>Julia Ringo</dc:creator>
              <dc:date>2023-10-05T13:14:00</dc:date>
            </office:change-info>
            <text:p text:style-name="Text_20_body"><text:span text:style-name="T1"><text:s/>— </text:span></text:p>
          </text:deletion>
        </text:changed-region>
        <text:changed-region xml:id="ct94409104779040" text:id="ct94409104779040">
          <text:insertion>
            <office:change-info>
              <dc:creator>Julia Ringo</dc:creator>
              <dc:date>2023-10-05T13:14:00</dc:date>
            </office:change-info>
          </text:insertion>
        </text:changed-region>
        <text:changed-region xml:id="ct94409104783504" text:id="ct94409104783504">
          <text:insertion>
            <office:change-info>
              <dc:creator>Julia Ringo</dc:creator>
              <dc:date>2023-10-10T13:13:00</dc:date>
            </office:change-info>
          </text:insertion>
        </text:changed-region>
        <text:changed-region xml:id="ct94409104785584" text:id="ct94409104785584">
          <text:insertion>
            <office:change-info>
              <dc:creator>Julia Ringo</dc:creator>
              <dc:date>2023-10-10T13:13:00</dc:date>
            </office:change-info>
          </text:insertion>
        </text:changed-region>
        <text:changed-region xml:id="ct94409104786464" text:id="ct94409104786464">
          <text:deletion>
            <office:change-info>
              <dc:creator>Julia Ringo</dc:creator>
              <dc:date>2023-10-10T13:13:00</dc:date>
            </office:change-info>
            <text:p text:style-name="Text_20_body"><text:span text:style-name="T1">,</text:span></text:p>
          </text:deletion>
        </text:changed-region>
        <text:changed-region xml:id="ct94409104787104" text:id="ct94409104787104">
          <text:deletion>
            <office:change-info>
              <dc:creator>Julia Ringo</dc:creator>
              <dc:date>2023-10-10T13:13:00</dc:date>
            </office:change-info>
            <text:p text:style-name="Text_20_body"><text:span text:style-name="T1">to her </text:span></text:p>
          </text:deletion>
        </text:changed-region>
        <text:changed-region xml:id="ct94409104788224" text:id="ct94409104788224">
          <text:deletion>
            <office:change-info>
              <dc:creator>Julia Ringo</dc:creator>
              <dc:date>2023-10-10T13:13:00</dc:date>
            </office:change-info>
            <text:p text:style-name="Text_20_body"><text:span text:style-name="T1">while </text:span></text:p>
          </text:deletion>
        </text:changed-region>
        <text:changed-region xml:id="ct94409104788864" text:id="ct94409104788864">
          <text:deletion>
            <office:change-info>
              <dc:creator>Julia Ringo</dc:creator>
              <dc:date>2023-10-05T13:14:00</dc:date>
            </office:change-info>
            <text:p text:style-name="Text_20_body"><text:span text:style-name="T1"><text:s/>— </text:span></text:p>
          </text:deletion>
        </text:changed-region>
        <text:changed-region xml:id="ct94409104789504" text:id="ct94409104789504">
          <text:insertion>
            <office:change-info>
              <dc:creator>Julia Ringo</dc:creator>
              <dc:date>2023-10-05T13:14:00</dc:date>
            </office:change-info>
          </text:insertion>
        </text:changed-region>
        <text:changed-region xml:id="ct94409104790144" text:id="ct94409104790144">
          <text:deletion>
            <office:change-info>
              <dc:creator>Julia Ringo</dc:creator>
              <dc:date>2023-10-10T13:13:00</dc:date>
            </office:change-info>
            <text:p text:style-name="Text_20_body"><text:span text:style-name="T1">and </text:span></text:p>
          </text:deletion>
        </text:changed-region>
        <text:changed-region xml:id="ct94409104811520" text:id="ct94409104811520">
          <text:insertion>
            <office:change-info>
              <dc:creator>Julia Ringo</dc:creator>
              <dc:date>2023-10-10T13:13:00</dc:date>
            </office:change-info>
          </text:insertion>
        </text:changed-region>
        <text:changed-region xml:id="ct94409104812400" text:id="ct94409104812400">
          <text:deletion>
            <office:change-info>
              <dc:creator>Julia Ringo</dc:creator>
              <dc:date>2023-10-10T13:13:00</dc:date>
            </office:change-info>
            <text:p text:style-name="Text_20_body"><text:span text:style-name="T1">before </text:span></text:p>
          </text:deletion>
        </text:changed-region>
        <text:changed-region xml:id="ct94409104813040" text:id="ct94409104813040">
          <text:insertion>
            <office:change-info>
              <dc:creator>Julia Ringo</dc:creator>
              <dc:date>2023-10-10T13:13:00</dc:date>
            </office:change-info>
          </text:insertion>
        </text:changed-region>
        <text:changed-region xml:id="ct94409104814048" text:id="ct94409104814048">
          <text:insertion>
            <office:change-info>
              <dc:creator>Julia Ringo</dc:creator>
              <dc:date>2023-10-10T13:13:00</dc:date>
            </office:change-info>
          </text:insertion>
        </text:changed-region>
        <text:changed-region xml:id="ct94409104816160" text:id="ct94409104816160">
          <text:deletion>
            <office:change-info>
              <dc:creator>Julia Ringo</dc:creator>
              <dc:date>2023-10-10T13:13:00</dc:date>
            </office:change-info>
            <text:p text:style-name="Text_20_body"><text:span text:style-name="T1">ing</text:span></text:p>
          </text:deletion>
        </text:changed-region>
        <text:changed-region xml:id="ct94409104815520" text:id="ct94409104815520">
          <text:insertion>
            <office:change-info>
              <dc:creator>Julia Ringo</dc:creator>
              <dc:date>2023-10-10T13:14:00</dc:date>
            </office:change-info>
          </text:insertion>
        </text:changed-region>
        <text:changed-region xml:id="ct94409104816800" text:id="ct94409104816800">
          <text:deletion>
            <office:change-info>
              <dc:creator>Julia Ringo</dc:creator>
              <dc:date>2023-10-10T13:14:00</dc:date>
            </office:change-info>
            <text:p text:style-name="Text_20_body"><text:span text:style-name="T1">y</text:span></text:p>
          </text:deletion>
        </text:changed-region>
        <text:changed-region xml:id="ct94409104819232" text:id="ct94409104819232">
          <text:deletion>
            <office:change-info>
              <dc:creator>Julia Ringo</dc:creator>
              <dc:date>2023-10-10T13:15:00</dc:date>
            </office:change-info>
            <text:p text:style-name="Text_20_body"><text:span text:style-name="T1">it was not like </text:span></text:p>
          </text:deletion>
        </text:changed-region>
        <text:changed-region xml:id="ct94409104821280" text:id="ct94409104821280">
          <text:insertion>
            <office:change-info>
              <dc:creator>Julia Ringo</dc:creator>
              <dc:date>2023-10-10T13:15:00</dc:date>
            </office:change-info>
          </text:insertion>
        </text:changed-region>
        <text:changed-region xml:id="ct94409104822160" text:id="ct94409104822160">
          <text:insertion>
            <office:change-info>
              <dc:creator>Julia Ringo</dc:creator>
              <dc:date>2023-10-10T13:15:00</dc:date>
            </office:change-info>
          </text:insertion>
        </text:changed-region>
        <text:changed-region xml:id="ct94409104822800" text:id="ct94409104822800">
          <text:deletion>
            <office:change-info>
              <dc:creator>Julia Ringo</dc:creator>
              <dc:date>2023-10-10T13:15:00</dc:date>
            </office:change-info>
            <text:p text:style-name="Text_20_body"><text:span text:style-name="T1">S</text:span></text:p>
          </text:deletion>
        </text:changed-region>
        <text:changed-region xml:id="ct94409104824752" text:id="ct94409104824752">
          <text:insertion>
            <office:change-info>
              <dc:creator>Julia Ringo</dc:creator>
              <dc:date>2023-10-10T13:15:00</dc:date>
            </office:change-info>
          </text:insertion>
        </text:changed-region>
        <text:changed-region xml:id="ct94409104825632" text:id="ct94409104825632">
          <text:deletion>
            <office:change-info>
              <dc:creator>Julia Ringo</dc:creator>
              <dc:date>2023-10-10T13:15:00</dc:date>
            </office:change-info>
            <text:p text:style-name="Text_20_body"><text:span text:style-name="T1"><text:s/>come off first</text:span></text:p>
          </text:deletion>
        </text:changed-region>
        <text:changed-region xml:id="ct94409100371296" text:id="ct94409100371296">
          <text:insertion>
            <office:change-info>
              <dc:creator>Julia Ringo</dc:creator>
              <dc:date>2023-10-10T13:16:00</dc:date>
            </office:change-info>
          </text:insertion>
        </text:changed-region>
        <text:changed-region xml:id="ct94409100370592" text:id="ct94409100370592">
          <text:insertion>
            <office:change-info>
              <dc:creator>Julia Ringo</dc:creator>
              <dc:date>2023-10-10T13:21:00</dc:date>
            </office:change-info>
          </text:insertion>
        </text:changed-region>
        <text:changed-region xml:id="ct94409104856640" text:id="ct94409104856640">
          <text:deletion>
            <office:change-info>
              <dc:creator>Julia Ringo</dc:creator>
              <dc:date>2023-10-10T13:21:00</dc:date>
            </office:change-info>
            <text:p text:style-name="Text_20_body"><text:span text:style-name="T1">,</text:span></text:p>
          </text:deletion>
        </text:changed-region>
        <text:changed-region xml:id="ct94409104865120" text:id="ct94409104865120">
          <text:insertion>
            <office:change-info>
              <dc:creator>Julia Ringo</dc:creator>
              <dc:date>2023-10-10T13:21:00</dc:date>
            </office:change-info>
          </text:insertion>
        </text:changed-region>
        <text:changed-region xml:id="ct94409104868416" text:id="ct94409104868416">
          <text:deletion>
            <office:change-info>
              <dc:creator>Julia Ringo</dc:creator>
              <dc:date>2023-10-10T13:21:00</dc:date>
            </office:change-info>
            <text:p text:style-name="Text_20_body"><text:span text:style-name="T1">g</text:span></text:p>
          </text:deletion>
        </text:changed-region>
        <text:changed-region xml:id="ct94409104869056" text:id="ct94409104869056">
          <text:insertion>
            <office:change-info>
              <dc:creator>Julia Ringo</dc:creator>
              <dc:date>2023-10-10T13:21:00</dc:date>
            </office:change-info>
          </text:insertion>
        </text:changed-region>
        <text:changed-region xml:id="ct94409104875488" text:id="ct94409104875488">
          <text:insertion>
            <office:change-info>
              <dc:creator>Julia Ringo</dc:creator>
              <dc:date>2023-10-10T13:21:00</dc:date>
            </office:change-info>
          </text:insertion>
        </text:changed-region>
        <text:changed-region xml:id="ct94409104876016" text:id="ct94409104876016">
          <text:deletion>
            <office:change-info>
              <dc:creator>Julia Ringo</dc:creator>
              <dc:date>2023-10-10T13:21:00</dc:date>
            </office:change-info>
            <text:p text:style-name="Text_20_body"><text:span text:style-name="T1">. A</text:span></text:p>
          </text:deletion>
        </text:changed-region>
        <text:changed-region xml:id="ct94409104879664" text:id="ct94409104879664">
          <text:deletion>
            <office:change-info>
              <dc:creator>Julia Ringo</dc:creator>
              <dc:date>2023-10-10T13:21:00</dc:date>
            </office:change-info>
            <text:p text:style-name="Text_20_body"><text:span text:style-name="T1">themselves </text:span></text:p>
          </text:deletion>
        </text:changed-region>
        <text:changed-region xml:id="ct94409104880544" text:id="ct94409104880544">
          <text:insertion>
            <office:change-info>
              <dc:creator>Julia Ringo</dc:creator>
              <dc:date>2023-10-10T13:21:00</dc:date>
            </office:change-info>
          </text:insertion>
        </text:changed-region>
        <text:changed-region xml:id="ct94409104884560" text:id="ct94409104884560">
          <text:deletion>
            <office:change-info>
              <dc:creator>Julia Ringo</dc:creator>
              <dc:date>2023-10-05T13:14:00</dc:date>
            </office:change-info>
            <text:p text:style-name="Text_20_body"><text:span text:style-name="T1"><text:s/>— </text:span></text:p>
          </text:deletion>
        </text:changed-region>
        <text:changed-region xml:id="ct94409104886480" text:id="ct94409104886480">
          <text:insertion>
            <office:change-info>
              <dc:creator>Julia Ringo</dc:creator>
              <dc:date>2023-10-05T13:14:00</dc:date>
            </office:change-info>
          </text:insertion>
        </text:changed-region>
        <text:changed-region xml:id="ct94409104887120" text:id="ct94409104887120">
          <text:deletion>
            <office:change-info>
              <dc:creator>Julia Ringo</dc:creator>
              <dc:date>2023-10-05T13:14:00</dc:date>
            </office:change-info>
            <text:p text:style-name="Text_20_body"><text:span text:style-name="T1"><text:s/>— </text:span></text:p>
          </text:deletion>
        </text:changed-region>
        <text:changed-region xml:id="ct94409104890912" text:id="ct94409104890912">
          <text:insertion>
            <office:change-info>
              <dc:creator>Julia Ringo</dc:creator>
              <dc:date>2023-10-05T13:14:00</dc:date>
            </office:change-info>
          </text:insertion>
        </text:changed-region>
        <text:changed-region xml:id="ct94409104891552" text:id="ct94409104891552">
          <text:insertion>
            <office:change-info>
              <dc:creator>Julia Ringo</dc:creator>
              <dc:date>2023-10-10T13:22:00</dc:date>
            </office:change-info>
          </text:insertion>
        </text:changed-region>
        <text:changed-region xml:id="ct94409104892192" text:id="ct94409104892192">
          <text:deletion>
            <office:change-info>
              <dc:creator>Julia Ringo</dc:creator>
              <dc:date>2023-10-10T13:22:00</dc:date>
            </office:change-info>
            <text:p text:style-name="Text_20_body"><text:span text:style-name="T1">,</text:span></text:p>
          </text:deletion>
        </text:changed-region>
        <text:changed-region xml:id="ct94409104893552" text:id="ct94409104893552">
          <text:insertion>
            <office:change-info>
              <dc:creator>Julia Ringo</dc:creator>
              <dc:date>2023-10-10T13:22:00</dc:date>
            </office:change-info>
          </text:insertion>
        </text:changed-region>
        <text:changed-region xml:id="ct94409104894192" text:id="ct94409104894192">
          <text:deletion>
            <office:change-info>
              <dc:creator>Julia Ringo</dc:creator>
              <dc:date>2023-10-10T13:22:00</dc:date>
            </office:change-info>
            <text:p text:style-name="Text_20_body"><text:span text:style-name="T1">s</text:span></text:p>
          </text:deletion>
        </text:changed-region>
        <text:changed-region xml:id="ct94409104911424" text:id="ct94409104911424">
          <text:insertion>
            <office:change-info>
              <dc:creator>Julia Ringo</dc:creator>
              <dc:date>2023-10-10T13:22:00</dc:date>
            </office:change-info>
          </text:insertion>
        </text:changed-region>
        <text:changed-region xml:id="ct94409104912064" text:id="ct94409104912064">
          <text:deletion>
            <office:change-info>
              <dc:creator>Julia Ringo</dc:creator>
              <dc:date>2023-10-10T13:22:00</dc:date>
            </office:change-info>
            <text:p text:style-name="Text_20_body"><text:span text:style-name="T1">while </text:span></text:p>
          </text:deletion>
        </text:changed-region>
        <text:changed-region xml:id="ct94409104913424" text:id="ct94409104913424">
          <text:insertion>
            <office:change-info>
              <dc:creator>Julia Ringo</dc:creator>
              <dc:date>2023-10-10T13:22:00</dc:date>
            </office:change-info>
          </text:insertion>
        </text:changed-region>
        <text:changed-region xml:id="ct94409104916192" text:id="ct94409104916192">
          <text:deletion>
            <office:change-info>
              <dc:creator>Julia Ringo</dc:creator>
              <dc:date>2023-10-10T13:22:00</dc:date>
            </office:change-info>
            <text:p text:style-name="Text_20_body"><text:span text:style-name="T1">,</text:span></text:p>
          </text:deletion>
        </text:changed-region>
        <text:changed-region xml:id="ct94409104918032" text:id="ct94409104918032">
          <text:insertion>
            <office:change-info>
              <dc:creator>Julia Ringo</dc:creator>
              <dc:date>2023-10-10T13:22:00</dc:date>
            </office:change-info>
          </text:insertion>
        </text:changed-region>
        <text:changed-region xml:id="ct94409104919056" text:id="ct94409104919056">
          <text:deletion>
            <office:change-info>
              <dc:creator>Julia Ringo</dc:creator>
              <dc:date>2023-10-10T13:22:00</dc:date>
            </office:change-info>
            <text:p text:style-name="Text_20_body"><text:span text:style-name="T1"><text:s/>to Chips</text:span></text:p>
          </text:deletion>
        </text:changed-region>
        <text:changed-region xml:id="ct94409104919696" text:id="ct94409104919696">
          <text:insertion>
            <office:change-info>
              <dc:creator>Julia Ringo</dc:creator>
              <dc:date>2023-10-10T13:23:00</dc:date>
            </office:change-info>
          </text:insertion>
        </text:changed-region>
        <text:changed-region xml:id="ct94409104920576" text:id="ct94409104920576">
          <text:insertion>
            <office:change-info>
              <dc:creator>Julia Ringo</dc:creator>
              <dc:date>2023-10-10T13:23:00</dc:date>
            </office:change-info>
          </text:insertion>
        </text:changed-region>
        <text:changed-region xml:id="ct94409104921216" text:id="ct94409104921216">
          <text:deletion>
            <office:change-info>
              <dc:creator>Julia Ringo</dc:creator>
              <dc:date>2023-10-10T13:23:00</dc:date>
            </office:change-info>
            <text:p text:style-name="Text_20_body"><text:span text:style-name="T1">that </text:span></text:p>
          </text:deletion>
        </text:changed-region>
        <text:changed-region xml:id="ct94409104922336" text:id="ct94409104922336">
          <text:insertion>
            <office:change-info>
              <dc:creator>Julia Ringo</dc:creator>
              <dc:date>2023-10-10T13:23:00</dc:date>
            </office:change-info>
          </text:insertion>
        </text:changed-region>
        <text:changed-region xml:id="ct94409104923952" text:id="ct94409104923952">
          <text:deletion>
            <office:change-info>
              <dc:creator>Julia Ringo</dc:creator>
              <dc:date>2023-10-10T13:23:00</dc:date>
            </office:change-info>
            <text:p text:style-name="Text_20_body"><text:span text:style-name="T1">was steadily showing </text:span></text:p>
          </text:deletion>
        </text:changed-region>
        <text:changed-region xml:id="ct94409104924592" text:id="ct94409104924592">
          <text:insertion>
            <office:change-info>
              <dc:creator>Julia Ringo</dc:creator>
              <dc:date>2023-10-10T13:23:00</dc:date>
            </office:change-info>
          </text:insertion>
        </text:changed-region>
        <text:changed-region xml:id="ct94409104926112" text:id="ct94409104926112">
          <text:insertion>
            <office:change-info>
              <dc:creator>Julia Ringo</dc:creator>
              <dc:date>2023-10-10T13:23:00</dc:date>
            </office:change-info>
          </text:insertion>
        </text:changed-region>
        <text:changed-region xml:id="ct94409104925232" text:id="ct94409104925232">
          <text:insertion>
            <office:change-info>
              <dc:creator>Julia Ringo</dc:creator>
              <dc:date>2023-10-10T13:23:00</dc:date>
            </office:change-info>
          </text:insertion>
        </text:changed-region>
        <text:changed-region xml:id="ct94409104948064" text:id="ct94409104948064">
          <text:insertion>
            <office:change-info>
              <dc:creator>Julia Ringo</dc:creator>
              <dc:date>2023-10-10T13:23:00</dc:date>
            </office:change-info>
          </text:insertion>
        </text:changed-region>
        <text:changed-region xml:id="ct94409104948704" text:id="ct94409104948704">
          <text:deletion>
            <office:change-info>
              <dc:creator>Julia Ringo</dc:creator>
              <dc:date>2023-10-10T13:23:00</dc:date>
            </office:change-info>
            <text:p text:style-name="Text_20_body"><text:span text:style-name="T1">taking </text:span></text:p>
          </text:deletion>
        </text:changed-region>
        <text:changed-region xml:id="ct94409104949344" text:id="ct94409104949344">
          <text:insertion>
            <office:change-info>
              <dc:creator>Julia Ringo</dc:creator>
              <dc:date>2023-10-10T13:23:00</dc:date>
            </office:change-info>
          </text:insertion>
        </text:changed-region>
        <text:changed-region xml:id="ct94409104950704" text:id="ct94409104950704">
          <text:deletion>
            <office:change-info>
              <dc:creator>Julia Ringo</dc:creator>
              <dc:date>2023-10-10T13:23:00</dc:date>
            </office:change-info>
            <text:p text:style-name="Text_20_body"><text:span text:style-name="T1">swinging </text:span></text:p>
          </text:deletion>
        </text:changed-region>
        <text:changed-region xml:id="ct94409104951584" text:id="ct94409104951584">
          <text:deletion>
            <office:change-info>
              <dc:creator>Julia Ringo</dc:creator>
              <dc:date>2023-10-10T13:23:00</dc:date>
            </office:change-info>
            <text:p text:style-name="Text_20_body"><text:span text:style-name="T1">Captain </text:span></text:p>
          </text:deletion>
        </text:changed-region>
        <text:changed-region xml:id="ct94409104952112" text:id="ct94409104952112">
          <text:deletion>
            <office:change-info>
              <dc:creator>Julia Ringo</dc:creator>
              <dc:date>2023-10-10T13:24:00</dc:date>
            </office:change-info>
            <text:p text:style-name="Text_20_body"><text:span text:style-name="T1">,</text:span></text:p>
          </text:deletion>
        </text:changed-region>
        <text:changed-region xml:id="ct94409104953920" text:id="ct94409104953920">
          <text:deletion>
            <office:change-info>
              <dc:creator>Julia Ringo</dc:creator>
              <dc:date>2023-10-10T13:24:00</dc:date>
            </office:change-info>
            <text:p text:style-name="Text_20_body"><text:span text:style-name="T1">Percy </text:span></text:p>
          </text:deletion>
        </text:changed-region>
        <text:changed-region xml:id="ct94409104954800" text:id="ct94409104954800">
          <text:insertion>
            <office:change-info>
              <dc:creator>Julia Ringo</dc:creator>
              <dc:date>2023-10-10T13:24:00</dc:date>
            </office:change-info>
          </text:insertion>
        </text:changed-region>
        <text:changed-region xml:id="ct94409104955440" text:id="ct94409104955440">
          <text:insertion>
            <office:change-info>
              <dc:creator>Julia Ringo</dc:creator>
              <dc:date>2023-10-10T13:24:00</dc:date>
            </office:change-info>
          </text:insertion>
        </text:changed-region>
        <text:changed-region xml:id="ct94409104956912" text:id="ct94409104956912">
          <text:deletion>
            <office:change-info>
              <dc:creator>Julia Ringo</dc:creator>
              <dc:date>2023-10-10T13:37:00</dc:date>
            </office:change-info>
            <text:p text:style-name="Text_20_body"><text:span text:style-name="T1">s</text:span></text:p>
          </text:deletion>
        </text:changed-region>
        <text:changed-region xml:id="ct94409104961056" text:id="ct94409104961056">
          <text:deletion>
            <office:change-info>
              <dc:creator>Julia Ringo</dc:creator>
              <dc:date>2023-10-10T13:24:00</dc:date>
            </office:change-info>
            <text:p text:style-name="Text_20_body"><text:span text:style-name="T1">to </text:span></text:p>
          </text:deletion>
        </text:changed-region>
        <text:changed-region xml:id="ct94409104963520" text:id="ct94409104963520">
          <text:insertion>
            <office:change-info>
              <dc:creator>Julia Ringo</dc:creator>
              <dc:date>2023-10-10T13:24:00</dc:date>
            </office:change-info>
          </text:insertion>
        </text:changed-region>
        <text:changed-region xml:id="ct94409104689264" text:id="ct94409104689264">
          <text:insertion>
            <office:change-info>
              <dc:creator>Julia Ringo</dc:creator>
              <dc:date>2023-10-10T13:24:00</dc:date>
            </office:change-info>
          </text:insertion>
        </text:changed-region>
        <text:changed-region xml:id="ct94409103289856" text:id="ct94409103289856">
          <text:insertion>
            <office:change-info>
              <dc:creator>Julia Ringo</dc:creator>
              <dc:date>2023-10-10T13:25:00</dc:date>
            </office:change-info>
          </text:insertion>
        </text:changed-region>
        <text:changed-region xml:id="ct94409104690656" text:id="ct94409104690656">
          <text:insertion>
            <office:change-info>
              <dc:creator>Julia Ringo</dc:creator>
              <dc:date>2023-10-10T13:25:00</dc:date>
            </office:change-info>
          </text:insertion>
        </text:changed-region>
        <text:changed-region xml:id="ct94409104834352" text:id="ct94409104834352">
          <text:deletion>
            <office:change-info>
              <dc:creator>Julia Ringo</dc:creator>
              <dc:date>2023-10-10T13:25:00</dc:date>
            </office:change-info>
            <text:p text:style-name="First_20_Paragraph"><text:span text:style-name="T1">more or less </text:span></text:p>
          </text:deletion>
        </text:changed-region>
        <text:changed-region xml:id="ct94409104750544" text:id="ct94409104750544">
          <text:insertion>
            <office:change-info>
              <dc:creator>Julia Ringo</dc:creator>
              <dc:date>2023-10-10T13:25:00</dc:date>
            </office:change-info>
          </text:insertion>
        </text:changed-region>
        <text:changed-region xml:id="ct94409104725888" text:id="ct94409104725888">
          <text:deletion>
            <office:change-info>
              <dc:creator>Julia Ringo</dc:creator>
              <dc:date>2023-10-10T13:26:00</dc:date>
            </office:change-info>
            <text:p text:style-name="Text_20_body"><text:span text:style-name="T1">at that </text:span></text:p>
          </text:deletion>
        </text:changed-region>
        <text:changed-region xml:id="ct94409104322048" text:id="ct94409104322048">
          <text:deletion>
            <office:change-info>
              <dc:creator>Julia Ringo</dc:creator>
              <dc:date>2023-10-10T13:26:00</dc:date>
            </office:change-info>
            <text:p text:style-name="Text_20_body"><text:span text:style-name="T1">was </text:span></text:p>
          </text:deletion>
        </text:changed-region>
        <text:changed-region xml:id="ct94409104273168" text:id="ct94409104273168">
          <text:insertion>
            <office:change-info>
              <dc:creator>Julia Ringo</dc:creator>
              <dc:date>2023-10-10T13:26:00</dc:date>
            </office:change-info>
          </text:insertion>
        </text:changed-region>
        <text:changed-region xml:id="ct94409101274160" text:id="ct94409101274160">
          <text:deletion>
            <office:change-info>
              <dc:creator>Julia Ringo</dc:creator>
              <dc:date>2023-10-10T13:26:00</dc:date>
            </office:change-info>
            <text:p text:style-name="Text_20_body"><text:span text:style-name="T1"><text:s/>within herself</text:span></text:p>
          </text:deletion>
        </text:changed-region>
        <text:changed-region xml:id="ct94409100668240" text:id="ct94409100668240">
          <text:deletion>
            <office:change-info>
              <dc:creator>Julia Ringo</dc:creator>
              <dc:date>2023-10-05T13:14:00</dc:date>
            </office:change-info>
            <text:p text:style-name="Text_20_body"><text:span text:style-name="T1"><text:s/>— </text:span></text:p>
          </text:deletion>
        </text:changed-region>
        <text:changed-region xml:id="ct94409104589840" text:id="ct94409104589840">
          <text:insertion>
            <office:change-info>
              <dc:creator>Julia Ringo</dc:creator>
              <dc:date>2023-10-10T13:27:00</dc:date>
            </office:change-info>
          </text:insertion>
        </text:changed-region>
        <text:changed-region xml:id="ct94409104655328" text:id="ct94409104655328">
          <text:deletion>
            <office:change-info>
              <dc:creator>Julia Ringo</dc:creator>
              <dc:date>2023-10-05T13:14:00</dc:date>
            </office:change-info>
            <text:p text:style-name="Text_20_body"><text:span text:style-name="T1"><text:s/>— </text:span></text:p>
          </text:deletion>
        </text:changed-region>
        <text:changed-region xml:id="ct94409104660160" text:id="ct94409104660160">
          <text:insertion>
            <office:change-info>
              <dc:creator>Julia Ringo</dc:creator>
              <dc:date>2023-10-05T13:14:00</dc:date>
            </office:change-info>
          </text:insertion>
        </text:changed-region>
        <text:changed-region xml:id="ct94409104734352" text:id="ct94409104734352">
          <text:deletion>
            <office:change-info>
              <dc:creator>Julia Ringo</dc:creator>
              <dc:date>2023-10-05T13:14:00</dc:date>
            </office:change-info>
            <text:p text:style-name="Text_20_body"><text:span text:style-name="T1"><text:s/>— </text:span></text:p>
          </text:deletion>
        </text:changed-region>
        <text:changed-region xml:id="ct94409104659520" text:id="ct94409104659520">
          <text:insertion>
            <office:change-info>
              <dc:creator>Julia Ringo</dc:creator>
              <dc:date>2023-10-05T13:14:00</dc:date>
            </office:change-info>
          </text:insertion>
        </text:changed-region>
        <text:changed-region xml:id="ct94409100151632" text:id="ct94409100151632">
          <text:insertion>
            <office:change-info>
              <dc:creator>Julia Ringo</dc:creator>
              <dc:date>2023-10-10T13:27:00</dc:date>
            </office:change-info>
          </text:insertion>
        </text:changed-region>
        <text:changed-region xml:id="ct94409104658880" text:id="ct94409104658880">
          <text:deletion>
            <office:change-info>
              <dc:creator>Julia Ringo</dc:creator>
              <dc:date>2023-10-10T13:27:00</dc:date>
            </office:change-info>
            <text:p text:style-name="Text_20_body"><text:span text:style-name="T1"><text:s/>and </text:span></text:p>
          </text:deletion>
        </text:changed-region>
        <text:changed-region xml:id="ct94409104657888" text:id="ct94409104657888">
          <text:insertion>
            <office:change-info>
              <dc:creator>Julia Ringo</dc:creator>
              <dc:date>2023-10-10T13:27:00</dc:date>
            </office:change-info>
          </text:insertion>
        </text:changed-region>
        <text:changed-region xml:id="ct94409104657248" text:id="ct94409104657248">
          <text:deletion>
            <office:change-info>
              <dc:creator>Julia Ringo</dc:creator>
              <dc:date>2023-10-10T13:27:00</dc:date>
            </office:change-info>
            <text:p text:style-name="Text_20_body"><text:span text:style-name="T1">ing</text:span></text:p>
          </text:deletion>
        </text:changed-region>
        <text:changed-region xml:id="ct94409105005968" text:id="ct94409105005968">
          <text:insertion>
            <office:change-info>
              <dc:creator>Julia Ringo</dc:creator>
              <dc:date>2023-10-10T13:28:00</dc:date>
            </office:change-info>
          </text:insertion>
        </text:changed-region>
        <text:changed-region xml:id="ct94409104656608" text:id="ct94409104656608">
          <text:deletion>
            <office:change-info>
              <dc:creator>Julia Ringo</dc:creator>
              <dc:date>2023-10-10T13:28:00</dc:date>
            </office:change-info>
            <text:p text:style-name="Text_20_body"><text:span text:style-name="T1"><text:s/>and</text:span></text:p>
          </text:deletion>
        </text:changed-region>
        <text:changed-region xml:id="ct94409104655968" text:id="ct94409104655968">
          <text:insertion>
            <office:change-info>
              <dc:creator>Julia Ringo</dc:creator>
              <dc:date>2023-10-10T13:28:00</dc:date>
            </office:change-info>
          </text:insertion>
        </text:changed-region>
        <text:changed-region xml:id="ct94409104792496" text:id="ct94409104792496">
          <text:deletion>
            <office:change-info>
              <dc:creator>Julia Ringo</dc:creator>
              <dc:date>2023-10-10T13:28:00</dc:date>
            </office:change-info>
            <text:p text:style-name="Text_20_body"><text:span text:style-name="T1"><text:s/>it</text:span></text:p>
          </text:deletion>
        </text:changed-region>
        <text:changed-region xml:id="ct94409104724176" text:id="ct94409104724176">
          <text:deletion>
            <office:change-info>
              <dc:creator>Julia Ringo</dc:creator>
              <dc:date>2023-10-10T13:28:00</dc:date>
            </office:change-info>
            <text:p text:style-name="Text_20_body"><text:span text:style-name="T1">Percy </text:span></text:p>
          </text:deletion>
        </text:changed-region>
        <text:changed-region xml:id="ct94409104850384" text:id="ct94409104850384">
          <text:insertion>
            <office:change-info>
              <dc:creator>Julia Ringo</dc:creator>
              <dc:date>2023-10-10T13:28:00</dc:date>
            </office:change-info>
          </text:insertion>
        </text:changed-region>
        <text:changed-region xml:id="ct94409104849456" text:id="ct94409104849456">
          <text:deletion>
            <office:change-info>
              <dc:creator>Julia Ringo</dc:creator>
              <dc:date>2023-10-05T13:14:00</dc:date>
            </office:change-info>
            <text:p text:style-name="Text_20_body"><text:span text:style-name="T1"><text:s/>— </text:span></text:p>
          </text:deletion>
        </text:changed-region>
        <text:changed-region xml:id="ct94409104842384" text:id="ct94409104842384">
          <text:insertion>
            <office:change-info>
              <dc:creator>Julia Ringo</dc:creator>
              <dc:date>2023-10-05T13:14:00</dc:date>
            </office:change-info>
          </text:insertion>
        </text:changed-region>
        <text:changed-region xml:id="ct94409104894832" text:id="ct94409104894832">
          <text:deletion>
            <office:change-info>
              <dc:creator>Julia Ringo</dc:creator>
              <dc:date>2023-10-10T11:08:00</dc:date>
            </office:change-info>
            <text:p text:style-name="Text_20_body"><text:span text:style-name="T1">…</text:span></text:p>
          </text:deletion>
        </text:changed-region>
        <text:changed-region xml:id="ct94409104908944" text:id="ct94409104908944">
          <text:insertion>
            <office:change-info>
              <dc:creator>Julia Ringo</dc:creator>
              <dc:date>2023-10-10T11:08:00</dc:date>
            </office:change-info>
          </text:insertion>
        </text:changed-region>
        <text:changed-region xml:id="ct94409104908304" text:id="ct94409104908304">
          <text:deletion>
            <office:change-info>
              <dc:creator>Julia Ringo</dc:creator>
              <dc:date>2023-10-10T13:28:00</dc:date>
            </office:change-info>
            <text:p text:style-name="Text_20_body"><text:span text:style-name="T1"><text:s/></text:span></text:p>
          </text:deletion>
        </text:changed-region>
        <text:changed-region xml:id="ct94409104907184" text:id="ct94409104907184">
          <text:insertion>
            <office:change-info>
              <dc:creator>Julia Ringo</dc:creator>
              <dc:date>2023-10-10T13:28:00</dc:date>
            </office:change-info>
          </text:insertion>
        </text:changed-region>
        <text:changed-region xml:id="ct94409104899904" text:id="ct94409104899904">
          <text:deletion>
            <office:change-info>
              <dc:creator>Julia Ringo</dc:creator>
              <dc:date>2023-10-10T13:28:00</dc:date>
            </office:change-info>
            <text:p text:style-name="Text_20_body"><text:span text:style-name="T1">,</text:span></text:p>
          </text:deletion>
        </text:changed-region>
        <text:changed-region xml:id="ct94409104896832" text:id="ct94409104896832">
          <text:insertion>
            <office:change-info>
              <dc:creator>Julia Ringo</dc:creator>
              <dc:date>2023-10-10T13:28:00</dc:date>
            </office:change-info>
          </text:insertion>
        </text:changed-region>
        <text:changed-region xml:id="ct94409104896192" text:id="ct94409104896192">
          <text:deletion>
            <office:change-info>
              <dc:creator>Julia Ringo</dc:creator>
              <dc:date>2023-10-10T13:28:00</dc:date>
            </office:change-info>
            <text:p text:style-name="Text_20_body"><text:span text:style-name="T1">t</text:span></text:p>
          </text:deletion>
        </text:changed-region>
        <text:changed-region xml:id="ct94409104872480" text:id="ct94409104872480">
          <text:insertion>
            <office:change-info>
              <dc:creator>Julia Ringo</dc:creator>
              <dc:date>2023-10-10T13:28:00</dc:date>
            </office:change-info>
          </text:insertion>
        </text:changed-region>
        <text:changed-region xml:id="ct94409104934912" text:id="ct94409104934912">
          <text:insertion>
            <office:change-info>
              <dc:creator>Julia Ringo</dc:creator>
              <dc:date>2023-10-10T13:28:00</dc:date>
            </office:change-info>
          </text:insertion>
        </text:changed-region>
        <text:changed-region xml:id="ct94409104945664" text:id="ct94409104945664">
          <text:deletion>
            <office:change-info>
              <dc:creator>Julia Ringo</dc:creator>
              <dc:date>2023-10-10T13:28:00</dc:date>
            </office:change-info>
            <text:p text:style-name="Text_20_body"><text:span text:style-name="T1">,</text:span></text:p>
          </text:deletion>
        </text:changed-region>
        <text:changed-region xml:id="ct94409104945024" text:id="ct94409104945024">
          <text:insertion>
            <office:change-info>
              <dc:creator>Julia Ringo</dc:creator>
              <dc:date>2023-10-10T13:28:00</dc:date>
            </office:change-info>
          </text:insertion>
        </text:changed-region>
        <text:changed-region xml:id="ct94409104938832" text:id="ct94409104938832">
          <text:deletion>
            <office:change-info>
              <dc:creator>Julia Ringo</dc:creator>
              <dc:date>2023-10-10T13:28:00</dc:date>
            </office:change-info>
            <text:p text:style-name="Text_20_body"><text:span text:style-name="T1">w</text:span></text:p>
          </text:deletion>
        </text:changed-region>
        <text:changed-region xml:id="ct94409104937712" text:id="ct94409104937712">
          <text:insertion>
            <office:change-info>
              <dc:creator>Julia Ringo</dc:creator>
              <dc:date>2023-10-10T13:28:00</dc:date>
            </office:change-info>
          </text:insertion>
        </text:changed-region>
        <text:changed-region xml:id="ct94409104936832" text:id="ct94409104936832">
          <text:deletion>
            <office:change-info>
              <dc:creator>Julia Ringo</dc:creator>
              <dc:date>2023-10-10T13:29:00</dc:date>
            </office:change-info>
            <text:p text:style-name="Text_20_body"><text:span text:style-name="T1">ny</text:span></text:p>
          </text:deletion>
        </text:changed-region>
        <text:changed-region xml:id="ct94409104936192" text:id="ct94409104936192">
          <text:deletion>
            <office:change-info>
              <dc:creator>Julia Ringo</dc:creator>
              <dc:date>2023-10-10T13:29:00</dc:date>
            </office:change-info>
            <text:p text:style-name="Text_20_body"><text:span text:style-name="T1">”</text:span></text:p>
          </text:deletion>
        </text:changed-region>
        <text:changed-region xml:id="ct94409104935552" text:id="ct94409104935552">
          <text:deletion>
            <office:change-info>
              <dc:creator>Julia Ringo</dc:creator>
              <dc:date>2023-10-05T13:14:00</dc:date>
            </office:change-info>
            <text:p text:style-name="Text_20_body"><text:span text:style-name="T1"><text:s/>— </text:span></text:p>
          </text:deletion>
        </text:changed-region>
        <text:changed-region xml:id="ct94409104965120" text:id="ct94409104965120">
          <text:insertion>
            <office:change-info>
              <dc:creator>Julia Ringo</dc:creator>
              <dc:date>2023-10-05T13:14:00</dc:date>
            </office:change-info>
          </text:insertion>
        </text:changed-region>
        <text:changed-region xml:id="ct94409104980208" text:id="ct94409104980208">
          <text:insertion>
            <office:change-info>
              <dc:creator>Julia Ringo</dc:creator>
              <dc:date>2023-10-10T13:29:00</dc:date>
            </office:change-info>
          </text:insertion>
        </text:changed-region>
        <text:changed-region xml:id="ct94409105005008" text:id="ct94409105005008">
          <text:deletion>
            <office:change-info>
              <dc:creator>Julia Ringo</dc:creator>
              <dc:date>2023-10-10T11:08:00</dc:date>
            </office:change-info>
            <text:p text:style-name="Text_20_body"><text:span text:style-name="T1">…</text:span></text:p>
          </text:deletion>
        </text:changed-region>
        <text:changed-region xml:id="ct94409103507600" text:id="ct94409103507600">
          <text:insertion>
            <office:change-info>
              <dc:creator>Julia Ringo</dc:creator>
              <dc:date>2023-10-10T11:08:00</dc:date>
            </office:change-info>
          </text:insertion>
        </text:changed-region>
        <text:changed-region xml:id="ct94409105026912" text:id="ct94409105026912">
          <text:deletion>
            <office:change-info>
              <dc:creator>Julia Ringo</dc:creator>
              <dc:date>2023-10-10T13:29:00</dc:date>
            </office:change-info>
            <text:p text:style-name="Text_20_body"><text:span text:style-name="T1"><text:s/></text:span></text:p>
          </text:deletion>
        </text:changed-region>
        <text:changed-region xml:id="ct94409105027152" text:id="ct94409105027152">
          <text:insertion>
            <office:change-info>
              <dc:creator>Julia Ringo</dc:creator>
              <dc:date>2023-10-10T13:29:00</dc:date>
            </office:change-info>
          </text:insertion>
        </text:changed-region>
        <text:changed-region xml:id="ct94409105027392" text:id="ct94409105027392">
          <text:deletion>
            <office:change-info>
              <dc:creator>Julia Ringo</dc:creator>
              <dc:date>2023-10-10T13:29:00</dc:date>
            </office:change-info>
            <text:p text:style-name="Text_20_body"><text:span text:style-name="T1">,</text:span></text:p>
          </text:deletion>
        </text:changed-region>
        <text:changed-region xml:id="ct94409105027632" text:id="ct94409105027632">
          <text:insertion>
            <office:change-info>
              <dc:creator>Julia Ringo</dc:creator>
              <dc:date>2023-10-10T13:29:00</dc:date>
            </office:change-info>
          </text:insertion>
        </text:changed-region>
        <text:changed-region xml:id="ct94409105027952" text:id="ct94409105027952">
          <text:deletion>
            <office:change-info>
              <dc:creator>Julia Ringo</dc:creator>
              <dc:date>2023-10-10T13:29:00</dc:date>
            </office:change-info>
            <text:p text:style-name="Text_20_body"><text:span text:style-name="T1">w</text:span></text:p>
          </text:deletion>
        </text:changed-region>
        <text:changed-region xml:id="ct94409105030192" text:id="ct94409105030192">
          <text:deletion>
            <office:change-info>
              <dc:creator>Julia Ringo</dc:creator>
              <dc:date>2023-10-10T13:29:00</dc:date>
            </office:change-info>
            <text:p text:style-name="Text_20_body"><text:span text:style-name="T1">,</text:span></text:p>
          </text:deletion>
        </text:changed-region>
        <text:changed-region xml:id="ct94409105030432" text:id="ct94409105030432">
          <text:insertion>
            <office:change-info>
              <dc:creator>Julia Ringo</dc:creator>
              <dc:date>2023-10-10T13:29:00</dc:date>
            </office:change-info>
          </text:insertion>
        </text:changed-region>
        <text:changed-region xml:id="ct94409099356176" text:id="ct94409099356176">
          <text:insertion>
            <office:change-info>
              <dc:creator>Julia Ringo</dc:creator>
              <dc:date>2023-10-10T13:29:00</dc:date>
            </office:change-info>
          </text:insertion>
        </text:changed-region>
        <text:changed-region xml:id="ct94409100849568" text:id="ct94409100849568">
          <text:insertion>
            <office:change-info>
              <dc:creator>Julia Ringo</dc:creator>
              <dc:date>2023-10-10T13:29:00</dc:date>
            </office:change-info>
          </text:insertion>
        </text:changed-region>
        <text:changed-region xml:id="ct94409103328848" text:id="ct94409103328848">
          <text:insertion>
            <office:change-info>
              <dc:creator>Julia Ringo</dc:creator>
              <dc:date>2023-10-10T13:30:00</dc:date>
            </office:change-info>
          </text:insertion>
        </text:changed-region>
        <text:changed-region xml:id="ct94409105034224" text:id="ct94409105034224">
          <text:insertion>
            <office:change-info>
              <dc:creator>Julia Ringo</dc:creator>
              <dc:date>2023-10-10T13:30:00</dc:date>
            </office:change-info>
          </text:insertion>
        </text:changed-region>
        <text:changed-region xml:id="ct94409105034464" text:id="ct94409105034464">
          <text:insertion>
            <office:change-info>
              <dc:creator>Julia Ringo</dc:creator>
              <dc:date>2023-10-10T13:30:00</dc:date>
            </office:change-info>
          </text:insertion>
        </text:changed-region>
        <text:changed-region xml:id="ct94409105034704" text:id="ct94409105034704">
          <text:deletion>
            <office:change-info>
              <dc:creator>Julia Ringo</dc:creator>
              <dc:date>2023-10-10T13:30:00</dc:date>
            </office:change-info>
            <text:p text:style-name="Text_20_body"><text:span text:style-name="T1"><text:s/></text:span></text:p>
          </text:deletion>
        </text:changed-region>
        <text:changed-region xml:id="ct94409105034944" text:id="ct94409105034944">
          <text:insertion>
            <office:change-info>
              <dc:creator>Julia Ringo</dc:creator>
              <dc:date>2023-10-10T13:30:00</dc:date>
            </office:change-info>
          </text:insertion>
        </text:changed-region>
        <text:changed-region xml:id="ct94409105035184" text:id="ct94409105035184">
          <text:deletion>
            <office:change-info>
              <dc:creator>Julia Ringo</dc:creator>
              <dc:date>2023-10-10T13:30:00</dc:date>
            </office:change-info>
            <text:p text:style-name="Text_20_body"><text:span text:style-name="T1"><text:s/></text:span></text:p>
          </text:deletion>
        </text:changed-region>
        <text:changed-region xml:id="ct94409105036064" text:id="ct94409105036064">
          <text:insertion>
            <office:change-info>
              <dc:creator>Julia Ringo</dc:creator>
              <dc:date>2023-10-10T13:31:00</dc:date>
            </office:change-info>
          </text:insertion>
        </text:changed-region>
        <text:changed-region xml:id="ct94409105036304" text:id="ct94409105036304">
          <text:deletion>
            <office:change-info>
              <dc:creator>Julia Ringo</dc:creator>
              <dc:date>2023-10-05T13:14:00</dc:date>
            </office:change-info>
            <text:p text:style-name="Text_20_body"><text:span text:style-name="T1"><text:s/>— </text:span></text:p>
          </text:deletion>
        </text:changed-region>
        <text:changed-region xml:id="ct94409105038880" text:id="ct94409105038880">
          <text:insertion>
            <office:change-info>
              <dc:creator>Julia Ringo</dc:creator>
              <dc:date>2023-10-05T13:14:00</dc:date>
            </office:change-info>
          </text:insertion>
        </text:changed-region>
        <text:changed-region xml:id="ct94409105038544" text:id="ct94409105038544">
          <text:insertion>
            <office:change-info>
              <dc:creator>Julia Ringo</dc:creator>
              <dc:date>2023-10-10T13:31:00</dc:date>
            </office:change-info>
          </text:insertion>
        </text:changed-region>
        <text:changed-region xml:id="ct94409105043248" text:id="ct94409105043248">
          <text:insertion>
            <office:change-info>
              <dc:creator>Julia Ringo</dc:creator>
              <dc:date>2023-10-10T13:32:00</dc:date>
            </office:change-info>
          </text:insertion>
        </text:changed-region>
        <text:changed-region xml:id="ct94409105046000" text:id="ct94409105046000">
          <text:deletion>
            <office:change-info>
              <dc:creator>Julia Ringo</dc:creator>
              <dc:date>2023-10-05T13:14:00</dc:date>
            </office:change-info>
            <text:p text:style-name="Text_20_body"><text:span text:style-name="T1"><text:s/>— </text:span></text:p>
          </text:deletion>
        </text:changed-region>
        <text:changed-region xml:id="ct94409105046240" text:id="ct94409105046240">
          <text:insertion>
            <office:change-info>
              <dc:creator>Julia Ringo</dc:creator>
              <dc:date>2023-10-05T13:14:00</dc:date>
            </office:change-info>
          </text:insertion>
        </text:changed-region>
        <text:changed-region xml:id="ct94409105046480" text:id="ct94409105046480">
          <text:deletion>
            <office:change-info>
              <dc:creator>Julia Ringo</dc:creator>
              <dc:date>2023-10-10T13:34:00</dc:date>
            </office:change-info>
            <text:p text:style-name="Text_20_body"><text:span text:style-name="T1">the </text:span></text:p>
          </text:deletion>
        </text:changed-region>
        <text:changed-region xml:id="ct94409105047936" text:id="ct94409105047936">
          <text:insertion>
            <office:change-info>
              <dc:creator>Julia Ringo</dc:creator>
              <dc:date>2023-10-10T13:34:00</dc:date>
            </office:change-info>
          </text:insertion>
        </text:changed-region>
        <text:changed-region xml:id="ct94409099921328" text:id="ct94409099921328">
          <text:insertion>
            <office:change-info>
              <dc:creator>Julia Ringo</dc:creator>
              <dc:date>2023-10-10T13:34:00</dc:date>
            </office:change-info>
          </text:insertion>
        </text:changed-region>
        <text:changed-region xml:id="ct94409105046800" text:id="ct94409105046800">
          <text:deletion>
            <office:change-info>
              <dc:creator>Julia Ringo</dc:creator>
              <dc:date>2023-10-10T13:34:00</dc:date>
            </office:change-info>
            <text:p text:style-name="Text_20_body"><text:span text:style-name="T1">c</text:span></text:p>
          </text:deletion>
        </text:changed-region>
        <text:changed-region xml:id="ct94409105048592" text:id="ct94409105048592">
          <text:insertion>
            <office:change-info>
              <dc:creator>Julia Ringo</dc:creator>
              <dc:date>2023-10-10T13:34:00</dc:date>
            </office:change-info>
          </text:insertion>
        </text:changed-region>
        <text:changed-region xml:id="ct94409105052208" text:id="ct94409105052208">
          <text:insertion>
            <office:change-info>
              <dc:creator>Julia Ringo</dc:creator>
              <dc:date>2023-10-10T13:34:00</dc:date>
            </office:change-info>
          </text:insertion>
        </text:changed-region>
        <text:changed-region xml:id="ct94409105053824" text:id="ct94409105053824">
          <text:deletion>
            <office:change-info>
              <dc:creator>Julia Ringo</dc:creator>
              <dc:date>2023-10-10T13:34:00</dc:date>
            </office:change-info>
            <text:p text:style-name="Text_20_body"><text:span text:style-name="T1">also </text:span></text:p>
          </text:deletion>
        </text:changed-region>
        <text:changed-region xml:id="ct94409105058416" text:id="ct94409105058416">
          <text:insertion>
            <office:change-info>
              <dc:creator>Julia Ringo</dc:creator>
              <dc:date>2023-10-10T13:34:00</dc:date>
            </office:change-info>
          </text:insertion>
        </text:changed-region>
        <text:changed-region xml:id="ct94409105055952" text:id="ct94409105055952">
          <text:deletion>
            <office:change-info>
              <dc:creator>Julia Ringo</dc:creator>
              <dc:date>2023-10-10T13:34:00</dc:date>
            </office:change-info>
            <text:p text:style-name="Text_20_body"><text:span text:style-name="T1"><text:s/>of the </text:span><text:span text:style-name="T2">Prospect</text:span></text:p>
          </text:deletion>
        </text:changed-region>
        <text:changed-region xml:id="ct94409105060752" text:id="ct94409105060752">
          <text:insertion>
            <office:change-info>
              <dc:creator>Julia Ringo</dc:creator>
              <dc:date>2023-10-10T13:34:00</dc:date>
            </office:change-info>
          </text:insertion>
        </text:changed-region>
        <text:changed-region xml:id="ct94409100460640" text:id="ct94409100460640">
          <text:insertion>
            <office:change-info>
              <dc:creator>Julia Ringo</dc:creator>
              <dc:date>2023-10-10T13:35:00</dc:date>
            </office:change-info>
          </text:insertion>
        </text:changed-region>
        <text:changed-region xml:id="ct94409105064928" text:id="ct94409105064928">
          <text:insertion>
            <office:change-info>
              <dc:creator>Julia Ringo</dc:creator>
              <dc:date>2023-10-10T13:35:00</dc:date>
            </office:change-info>
          </text:insertion>
        </text:changed-region>
        <text:changed-region xml:id="ct94409105065168" text:id="ct94409105065168">
          <text:deletion>
            <office:change-info>
              <dc:creator>Julia Ringo</dc:creator>
              <dc:date>2023-10-10T13:35:00</dc:date>
            </office:change-info>
            <text:p text:style-name="Text_20_body"><text:span text:style-name="T1"><text:s/>and</text:span></text:p>
          </text:deletion>
        </text:changed-region>
        <text:changed-region xml:id="ct94409105066528" text:id="ct94409105066528">
          <text:insertion>
            <office:change-info>
              <dc:creator>Julia Ringo</dc:creator>
              <dc:date>2023-10-10T13:35:00</dc:date>
            </office:change-info>
          </text:insertion>
        </text:changed-region>
        <text:changed-region xml:id="ct94409105067120" text:id="ct94409105067120">
          <text:insertion>
            <office:change-info>
              <dc:creator>Julia Ringo</dc:creator>
              <dc:date>2023-10-10T13:35:00</dc:date>
            </office:change-info>
          </text:insertion>
        </text:changed-region>
        <text:changed-region xml:id="ct94409105067360" text:id="ct94409105067360">
          <text:insertion>
            <office:change-info>
              <dc:creator>Julia Ringo</dc:creator>
              <dc:date>2023-10-10T13:35:00</dc:date>
            </office:change-info>
          </text:insertion>
        </text:changed-region>
        <text:changed-region xml:id="ct94409105067936" text:id="ct94409105067936">
          <text:insertion>
            <office:change-info>
              <dc:creator>Julia Ringo</dc:creator>
              <dc:date>2023-10-10T13:35:00</dc:date>
            </office:change-info>
          </text:insertion>
        </text:changed-region>
        <text:changed-region xml:id="ct94409103457872" text:id="ct94409103457872">
          <text:deletion>
            <office:change-info>
              <dc:creator>Julia Ringo</dc:creator>
              <dc:date>2023-10-10T13:36:00</dc:date>
            </office:change-info>
            <text:p text:style-name="Text_20_body"><text:span text:style-name="T1">,</text:span></text:p>
          </text:deletion>
        </text:changed-region>
        <text:changed-region xml:id="ct94409105048176" text:id="ct94409105048176">
          <text:insertion>
            <office:change-info>
              <dc:creator>Julia Ringo</dc:creator>
              <dc:date>2023-10-10T13:36:00</dc:date>
            </office:change-info>
          </text:insertion>
        </text:changed-region>
        <text:changed-region xml:id="ct94409105047040" text:id="ct94409105047040">
          <text:deletion>
            <office:change-info>
              <dc:creator>Julia Ringo</dc:creator>
              <dc:date>2023-10-10T11:08:00</dc:date>
            </office:change-info>
            <text:p text:style-name="Text_20_body"><text:span text:style-name="T1">…</text:span></text:p>
          </text:deletion>
        </text:changed-region>
        <text:changed-region xml:id="ct94409099920640" text:id="ct94409099920640">
          <text:insertion>
            <office:change-info>
              <dc:creator>Julia Ringo</dc:creator>
              <dc:date>2023-10-10T11:08:00</dc:date>
            </office:change-info>
          </text:insertion>
        </text:changed-region>
        <text:changed-region xml:id="ct94409105053552" text:id="ct94409105053552">
          <text:deletion>
            <office:change-info>
              <dc:creator>Julia Ringo</dc:creator>
              <dc:date>2023-10-05T13:14:00</dc:date>
            </office:change-info>
            <text:p text:style-name="Text_20_body"><text:span text:style-name="T1"><text:s/>— </text:span></text:p>
          </text:deletion>
        </text:changed-region>
        <text:changed-region xml:id="ct94409105070752" text:id="ct94409105070752">
          <text:insertion>
            <office:change-info>
              <dc:creator>Julia Ringo</dc:creator>
              <dc:date>2023-10-05T13:14:00</dc:date>
            </office:change-info>
          </text:insertion>
        </text:changed-region>
        <text:changed-region xml:id="ct94409105073552" text:id="ct94409105073552">
          <text:deletion>
            <office:change-info>
              <dc:creator>Julia Ringo</dc:creator>
              <dc:date>2023-10-10T11:08:00</dc:date>
            </office:change-info>
            <text:p text:style-name="Text_20_body"><text:span text:style-name="T1">…</text:span></text:p>
          </text:deletion>
        </text:changed-region>
        <text:changed-region xml:id="ct94409105073792" text:id="ct94409105073792">
          <text:insertion>
            <office:change-info>
              <dc:creator>Julia Ringo</dc:creator>
              <dc:date>2023-10-10T11:08:00</dc:date>
            </office:change-info>
          </text:insertion>
        </text:changed-region>
        <text:changed-region xml:id="ct94409105075312" text:id="ct94409105075312">
          <text:insertion>
            <office:change-info>
              <dc:creator>Julia Ringo</dc:creator>
              <dc:date>2023-10-10T13:36:00</dc:date>
            </office:change-info>
          </text:insertion>
        </text:changed-region>
        <text:changed-region xml:id="ct94409105075552" text:id="ct94409105075552">
          <text:deletion>
            <office:change-info>
              <dc:creator>Julia Ringo</dc:creator>
              <dc:date>2023-10-10T13:36:00</dc:date>
            </office:change-info>
            <text:p text:style-name="Text_20_body"><text:span text:style-name="T1">S</text:span></text:p>
          </text:deletion>
        </text:changed-region>
        <text:changed-region xml:id="ct94409105075792" text:id="ct94409105075792">
          <text:deletion>
            <office:change-info>
              <dc:creator>Julia Ringo</dc:creator>
              <dc:date>2023-10-10T13:36:00</dc:date>
            </office:change-info>
            <text:p text:style-name="Text_20_body"><text:span text:style-name="T1"><text:s/>though</text:span></text:p>
          </text:deletion>
        </text:changed-region>
        <text:changed-region xml:id="ct94409105076256" text:id="ct94409105076256">
          <text:insertion>
            <office:change-info>
              <dc:creator>Julia Ringo</dc:creator>
              <dc:date>2023-10-10T13:36:00</dc:date>
            </office:change-info>
          </text:insertion>
        </text:changed-region>
        <text:changed-region xml:id="ct94409105077776" text:id="ct94409105077776">
          <text:deletion>
            <office:change-info>
              <dc:creator>Julia Ringo</dc:creator>
              <dc:date>2023-10-10T13:37:00</dc:date>
            </office:change-info>
            <text:p text:style-name="Text_20_body"><text:span text:style-name="T1">s</text:span></text:p>
          </text:deletion>
        </text:changed-region>
        <text:changed-region xml:id="ct94409105078016" text:id="ct94409105078016">
          <text:deletion>
            <office:change-info>
              <dc:creator>Julia Ringo</dc:creator>
              <dc:date>2023-10-10T13:37:00</dc:date>
            </office:change-info>
            <text:p text:style-name="Text_20_body"><text:span text:style-name="T1">very </text:span></text:p>
          </text:deletion>
        </text:changed-region>
        <text:changed-region xml:id="ct94409105078256" text:id="ct94409105078256">
          <text:deletion>
            <office:change-info>
              <dc:creator>Julia Ringo</dc:creator>
              <dc:date>2023-10-05T13:14:00</dc:date>
            </office:change-info>
            <text:p text:style-name="Text_20_body"><text:span text:style-name="T1"><text:s/>— </text:span></text:p>
          </text:deletion>
        </text:changed-region>
        <text:changed-region xml:id="ct94409105079776" text:id="ct94409105079776">
          <text:insertion>
            <office:change-info>
              <dc:creator>Julia Ringo</dc:creator>
              <dc:date>2023-10-05T13:14:00</dc:date>
            </office:change-info>
          </text:insertion>
        </text:changed-region>
        <text:changed-region xml:id="ct94409105080016" text:id="ct94409105080016">
          <text:insertion>
            <office:change-info>
              <dc:creator>Julia Ringo</dc:creator>
              <dc:date>2023-10-10T13:38:00</dc:date>
            </office:change-info>
          </text:insertion>
        </text:changed-region>
        <text:changed-region xml:id="ct94409105080256" text:id="ct94409105080256">
          <text:deletion>
            <office:change-info>
              <dc:creator>Julia Ringo</dc:creator>
              <dc:date>2023-10-10T13:38:00</dc:date>
            </office:change-info>
            <text:p text:style-name="Text_20_body"><text:span text:style-name="T1">,</text:span></text:p>
          </text:deletion>
        </text:changed-region>
        <text:changed-region xml:id="ct94409105080496" text:id="ct94409105080496">
          <text:insertion>
            <office:change-info>
              <dc:creator>Julia Ringo</dc:creator>
              <dc:date>2023-10-10T13:38:00</dc:date>
            </office:change-info>
          </text:insertion>
        </text:changed-region>
        <text:changed-region xml:id="ct94409105080736" text:id="ct94409105080736">
          <text:deletion>
            <office:change-info>
              <dc:creator>Julia Ringo</dc:creator>
              <dc:date>2023-10-05T13:14:00</dc:date>
            </office:change-info>
            <text:p text:style-name="Text_20_body"><text:span text:style-name="T1"><text:s/>— </text:span></text:p>
          </text:deletion>
        </text:changed-region>
        <text:changed-region xml:id="ct94409105081680" text:id="ct94409105081680">
          <text:insertion>
            <office:change-info>
              <dc:creator>Julia Ringo</dc:creator>
              <dc:date>2023-10-05T13:14:00</dc:date>
            </office:change-info>
          </text:insertion>
        </text:changed-region>
        <text:changed-region xml:id="ct94409105081920" text:id="ct94409105081920">
          <text:deletion>
            <office:change-info>
              <dc:creator>Julia Ringo</dc:creator>
              <dc:date>2023-10-10T11:08:00</dc:date>
            </office:change-info>
            <text:p text:style-name="Text_20_body"><text:span text:style-name="T1">…</text:span></text:p>
          </text:deletion>
        </text:changed-region>
        <text:changed-region xml:id="ct94409105082160" text:id="ct94409105082160">
          <text:insertion>
            <office:change-info>
              <dc:creator>Julia Ringo</dc:creator>
              <dc:date>2023-10-10T11:08:00</dc:date>
            </office:change-info>
          </text:insertion>
        </text:changed-region>
        <text:changed-region xml:id="ct94409105083296" text:id="ct94409105083296">
          <text:deletion>
            <office:change-info>
              <dc:creator>Julia Ringo</dc:creator>
              <dc:date>2023-10-10T13:38:00</dc:date>
            </office:change-info>
            <text:p text:style-name="Text_20_body"><text:span text:style-name="T1">,</text:span></text:p>
          </text:deletion>
        </text:changed-region>
        <text:changed-region xml:id="ct94409105085296" text:id="ct94409105085296">
          <text:insertion>
            <office:change-info>
              <dc:creator>Julia Ringo</dc:creator>
              <dc:date>2023-10-10T13:38:00</dc:date>
            </office:change-info>
          </text:insertion>
        </text:changed-region>
        <text:changed-region xml:id="ct94409105085696" text:id="ct94409105085696">
          <text:deletion>
            <office:change-info>
              <dc:creator>Julia Ringo</dc:creator>
              <dc:date>2023-10-10T13:38:00</dc:date>
            </office:change-info>
            <text:p text:style-name="Text_20_body"><text:span text:style-name="T1">,</text:span></text:p>
          </text:deletion>
        </text:changed-region>
        <text:changed-region xml:id="ct94409105087872" text:id="ct94409105087872">
          <text:insertion>
            <office:change-info>
              <dc:creator>Julia Ringo</dc:creator>
              <dc:date>2023-10-10T13:38:00</dc:date>
            </office:change-info>
          </text:insertion>
        </text:changed-region>
        <text:changed-region xml:id="ct94409105088192" text:id="ct94409105088192">
          <text:deletion>
            <office:change-info>
              <dc:creator>Julia Ringo</dc:creator>
              <dc:date>2023-10-10T13:38:00</dc:date>
            </office:change-info>
            <text:p text:style-name="Text_20_body"><text:span text:style-name="T1">c</text:span></text:p>
          </text:deletion>
        </text:changed-region>
        <text:changed-region xml:id="ct94409105089312" text:id="ct94409105089312">
          <text:insertion>
            <office:change-info>
              <dc:creator>Julia Ringo</dc:creator>
              <dc:date>2023-10-10T13:38:00</dc:date>
            </office:change-info>
          </text:insertion>
        </text:changed-region>
        <text:changed-region xml:id="ct94409105089552" text:id="ct94409105089552">
          <text:insertion>
            <office:change-info>
              <dc:creator>Julia Ringo</dc:creator>
              <dc:date>2023-10-10T13:38:00</dc:date>
            </office:change-info>
          </text:insertion>
        </text:changed-region>
        <text:changed-region xml:id="ct94409105092928" text:id="ct94409105092928">
          <text:insertion>
            <office:change-info>
              <dc:creator>Julia Ringo</dc:creator>
              <dc:date>2023-10-10T13:38:00</dc:date>
            </office:change-info>
          </text:insertion>
        </text:changed-region>
        <text:changed-region xml:id="ct94409105093808" text:id="ct94409105093808">
          <text:deletion>
            <office:change-info>
              <dc:creator>Julia Ringo</dc:creator>
              <dc:date>2023-10-10T13:38:00</dc:date>
            </office:change-info>
            <text:p text:style-name="Text_20_body"><text:span text:style-name="T1">,</text:span></text:p>
          </text:deletion>
        </text:changed-region>
        <text:changed-region xml:id="ct94409105094048" text:id="ct94409105094048">
          <text:insertion>
            <office:change-info>
              <dc:creator>Julia Ringo</dc:creator>
              <dc:date>2023-10-10T13:38:00</dc:date>
            </office:change-info>
          </text:insertion>
        </text:changed-region>
        <text:changed-region xml:id="ct94409105094288" text:id="ct94409105094288">
          <text:deletion>
            <office:change-info>
              <dc:creator>Julia Ringo</dc:creator>
              <dc:date>2023-10-10T13:38:00</dc:date>
            </office:change-info>
            <text:p text:style-name="Text_20_body"><text:span text:style-name="T1">t</text:span></text:p>
          </text:deletion>
        </text:changed-region>
        <text:changed-region xml:id="ct94409105095520" text:id="ct94409105095520">
          <text:insertion>
            <office:change-info>
              <dc:creator>Julia Ringo</dc:creator>
              <dc:date>2023-10-10T13:38:00</dc:date>
            </office:change-info>
          </text:insertion>
        </text:changed-region>
        <text:changed-region xml:id="ct94409105096048" text:id="ct94409105096048">
          <text:deletion>
            <office:change-info>
              <dc:creator>Julia Ringo</dc:creator>
              <dc:date>2023-10-10T13:39:00</dc:date>
            </office:change-info>
            <text:p text:style-name="Text_20_body"><text:span text:style-name="T1">500 </text:span></text:p>
          </text:deletion>
        </text:changed-region>
        <text:changed-region xml:id="ct94409105096288" text:id="ct94409105096288">
          <text:insertion>
            <office:change-info>
              <dc:creator>Julia Ringo</dc:creator>
              <dc:date>2023-10-10T13:39:00</dc:date>
            </office:change-info>
          </text:insertion>
        </text:changed-region>
        <text:changed-region xml:id="ct94409105097168" text:id="ct94409105097168">
          <text:deletion>
            <office:change-info>
              <dc:creator>Julia Ringo</dc:creator>
              <dc:date>2023-10-10T11:08:00</dc:date>
            </office:change-info>
            <text:p text:style-name="Text_20_body"><text:span text:style-name="T1">…</text:span></text:p>
          </text:deletion>
        </text:changed-region>
        <text:changed-region xml:id="ct94409105097408" text:id="ct94409105097408">
          <text:insertion>
            <office:change-info>
              <dc:creator>Julia Ringo</dc:creator>
              <dc:date>2023-10-10T11:08:00</dc:date>
            </office:change-info>
          </text:insertion>
        </text:changed-region>
        <text:changed-region xml:id="ct94409105098288" text:id="ct94409105098288">
          <text:deletion>
            <office:change-info>
              <dc:creator>Julia Ringo</dc:creator>
              <dc:date>2023-10-10T13:39:00</dc:date>
            </office:change-info>
            <text:p text:style-name="Text_20_body"><text:span text:style-name="T1">500 </text:span></text:p>
          </text:deletion>
        </text:changed-region>
        <text:changed-region xml:id="ct94409105099008" text:id="ct94409105099008">
          <text:insertion>
            <office:change-info>
              <dc:creator>Julia Ringo</dc:creator>
              <dc:date>2023-10-10T13:39:00</dc:date>
            </office:change-info>
          </text:insertion>
        </text:changed-region>
        <text:changed-region xml:id="ct94409100368208" text:id="ct94409100368208">
          <text:insertion>
            <office:change-info>
              <dc:creator>Julia Ringo</dc:creator>
              <dc:date>2023-10-10T13:42:00</dc:date>
            </office:change-info>
          </text:insertion>
        </text:changed-region>
        <text:changed-region xml:id="ct94409105054064" text:id="ct94409105054064">
          <text:deletion>
            <office:change-info>
              <dc:creator>Julia Ringo</dc:creator>
              <dc:date>2023-10-10T13:42:00</dc:date>
            </office:change-info>
            <text:p text:style-name="Text_20_body"><text:span text:style-name="T1">just </text:span></text:p>
          </text:deletion>
        </text:changed-region>
        <text:changed-region xml:id="ct94409105054544" text:id="ct94409105054544">
          <text:insertion>
            <office:change-info>
              <dc:creator>Julia Ringo</dc:creator>
              <dc:date>2023-10-10T13:42:00</dc:date>
            </office:change-info>
          </text:insertion>
        </text:changed-region>
        <text:changed-region xml:id="ct94409105086064" text:id="ct94409105086064">
          <text:deletion>
            <office:change-info>
              <dc:creator>Julia Ringo</dc:creator>
              <dc:date>2023-10-10T13:42:00</dc:date>
            </office:change-info>
            <text:p text:style-name="Text_20_body"><text:span text:style-name="T1">w</text:span></text:p>
          </text:deletion>
        </text:changed-region>
        <text:changed-region xml:id="ct94409105054880" text:id="ct94409105054880">
          <text:deletion>
            <office:change-info>
              <dc:creator>Julia Ringo</dc:creator>
              <dc:date>2023-10-05T13:14:00</dc:date>
            </office:change-info>
            <text:p text:style-name="Text_20_body"><text:span text:style-name="T1"><text:s/>— </text:span></text:p>
          </text:deletion>
        </text:changed-region>
        <text:changed-region xml:id="ct94409105100800" text:id="ct94409105100800">
          <text:insertion>
            <office:change-info>
              <dc:creator>Julia Ringo</dc:creator>
              <dc:date>2023-10-05T13:14:00</dc:date>
            </office:change-info>
          </text:insertion>
        </text:changed-region>
        <text:changed-region xml:id="ct94409105102016" text:id="ct94409105102016">
          <text:insertion>
            <office:change-info>
              <dc:creator>Julia Ringo</dc:creator>
              <dc:date>2023-10-10T13:43:00</dc:date>
            </office:change-info>
          </text:insertion>
        </text:changed-region>
        <text:changed-region xml:id="ct94409105102256" text:id="ct94409105102256">
          <text:deletion>
            <office:change-info>
              <dc:creator>Julia Ringo</dc:creator>
              <dc:date>2023-10-10T13:43:00</dc:date>
            </office:change-info>
            <text:p text:style-name="Text_20_body"><text:span text:style-name="T1"><text:s/></text:span></text:p>
          </text:deletion>
        </text:changed-region>
        <text:changed-region xml:id="ct94409105107680" text:id="ct94409105107680">
          <text:deletion>
            <office:change-info>
              <dc:creator>Julia Ringo</dc:creator>
              <dc:date>2023-10-05T13:14:00</dc:date>
            </office:change-info>
            <text:p text:style-name="Text_20_body"><text:span text:style-name="T1"><text:s/>— </text:span></text:p>
          </text:deletion>
        </text:changed-region>
        <text:changed-region xml:id="ct94409105107920" text:id="ct94409105107920">
          <text:insertion>
            <office:change-info>
              <dc:creator>Julia Ringo</dc:creator>
              <dc:date>2023-10-05T13:14:00</dc:date>
            </office:change-info>
          </text:insertion>
        </text:changed-region>
        <text:changed-region xml:id="ct94409105108160" text:id="ct94409105108160">
          <text:deletion>
            <office:change-info>
              <dc:creator>Julia Ringo</dc:creator>
              <dc:date>2023-10-05T13:14:00</dc:date>
            </office:change-info>
            <text:p text:style-name="Text_20_body"><text:span text:style-name="T1"><text:s/>— </text:span></text:p>
          </text:deletion>
        </text:changed-region>
        <text:changed-region xml:id="ct94409105108400" text:id="ct94409105108400">
          <text:insertion>
            <office:change-info>
              <dc:creator>Julia Ringo</dc:creator>
              <dc:date>2023-10-05T13:14:00</dc:date>
            </office:change-info>
          </text:insertion>
        </text:changed-region>
        <text:changed-region xml:id="ct94409100473952" text:id="ct94409100473952">
          <text:insertion>
            <office:change-info>
              <dc:creator>Julia Ringo</dc:creator>
              <dc:date>2023-10-10T13:45:00</dc:date>
            </office:change-info>
          </text:insertion>
        </text:changed-region>
        <text:changed-region xml:id="ct94409100433216" text:id="ct94409100433216">
          <text:insertion>
            <office:change-info>
              <dc:creator>Julia Ringo</dc:creator>
              <dc:date>2023-10-10T13:45:00</dc:date>
            </office:change-info>
          </text:insertion>
        </text:changed-region>
        <text:changed-region xml:id="ct94409105113072" text:id="ct94409105113072">
          <text:deletion>
            <office:change-info>
              <dc:creator>Julia Ringo</dc:creator>
              <dc:date>2023-10-10T13:45:00</dc:date>
            </office:change-info>
            <text:p text:style-name="Text_20_body"><text:span text:style-name="T1"><text:s/>of the mini-sub</text:span></text:p>
          </text:deletion>
        </text:changed-region>
        <text:changed-region xml:id="ct94409105113312" text:id="ct94409105113312">
          <text:insertion>
            <office:change-info>
              <dc:creator>Julia Ringo</dc:creator>
              <dc:date>2023-10-10T13:45:00</dc:date>
            </office:change-info>
          </text:insertion>
        </text:changed-region>
        <text:changed-region xml:id="ct94409105114256" text:id="ct94409105114256">
          <text:insertion>
            <office:change-info>
              <dc:creator>Julia Ringo</dc:creator>
              <dc:date>2023-10-10T13:45:00</dc:date>
            </office:change-info>
          </text:insertion>
        </text:changed-region>
        <text:changed-region xml:id="ct94409105114496" text:id="ct94409105114496">
          <text:deletion>
            <office:change-info>
              <dc:creator>Julia Ringo</dc:creator>
              <dc:date>2023-10-10T13:45:00</dc:date>
            </office:change-info>
            <text:p text:style-name="Text_20_body"><text:span text:style-name="T1">up </text:span></text:p>
          </text:deletion>
        </text:changed-region>
        <text:changed-region xml:id="ct94409105115296" text:id="ct94409105115296">
          <text:deletion>
            <office:change-info>
              <dc:creator>Julia Ringo</dc:creator>
              <dc:date>2023-10-10T13:46:00</dc:date>
            </office:change-info>
            <text:p text:style-name="Text_20_body"><text:span text:style-name="T1">it </text:span></text:p>
          </text:deletion>
        </text:changed-region>
        <text:changed-region xml:id="ct94409105116272" text:id="ct94409105116272">
          <text:insertion>
            <office:change-info>
              <dc:creator>Julia Ringo</dc:creator>
              <dc:date>2023-10-10T13:46:00</dc:date>
            </office:change-info>
          </text:insertion>
        </text:changed-region>
        <text:changed-region xml:id="ct94409105119248" text:id="ct94409105119248">
          <text:deletion>
            <office:change-info>
              <dc:creator>Julia Ringo</dc:creator>
              <dc:date>2023-10-10T13:46:00</dc:date>
            </office:change-info>
            <text:p text:style-name="Text_20_body"><text:span text:style-name="T1">after being subjected to</text:span></text:p>
          </text:deletion>
        </text:changed-region>
        <text:changed-region xml:id="ct94409105119792" text:id="ct94409105119792">
          <text:insertion>
            <office:change-info>
              <dc:creator>Julia Ringo</dc:creator>
              <dc:date>2023-10-10T13:46:00</dc:date>
            </office:change-info>
          </text:insertion>
        </text:changed-region>
        <text:changed-region xml:id="ct94409100365808" text:id="ct94409100365808">
          <text:deletion>
            <office:change-info>
              <dc:creator>Julia Ringo</dc:creator>
              <dc:date>2023-10-10T13:46:00</dc:date>
            </office:change-info>
            <text:p text:style-name="Text_20_body"><text:span text:style-name="T1">i</text:span></text:p>
          </text:deletion>
        </text:changed-region>
        <text:changed-region xml:id="ct94409105117568" text:id="ct94409105117568">
          <text:deletion>
            <office:change-info>
              <dc:creator>Julia Ringo</dc:creator>
              <dc:date>2023-10-10T13:56:00</dc:date>
            </office:change-info>
            <text:p text:style-name="Text_20_body"><text:span text:style-name="T1">now </text:span></text:p>
          </text:deletion>
        </text:changed-region>
        <text:changed-region xml:id="ct94409100441296" text:id="ct94409100441296">
          <text:insertion>
            <office:change-info>
              <dc:creator>Julia Ringo</dc:creator>
              <dc:date>2023-10-10T13:56:00</dc:date>
            </office:change-info>
          </text:insertion>
        </text:changed-region>
        <text:changed-region xml:id="ct94409105086320" text:id="ct94409105086320">
          <text:deletion>
            <office:change-info>
              <dc:creator>Julia Ringo</dc:creator>
              <dc:date>2023-10-10T13:57:00</dc:date>
            </office:change-info>
            <text:p text:style-name="Text_20_body"><text:span text:style-name="T1">a couple of sizes of </text:span></text:p>
          </text:deletion>
        </text:changed-region>
        <text:changed-region xml:id="ct94409105123600" text:id="ct94409105123600">
          <text:insertion>
            <office:change-info>
              <dc:creator>Julia Ringo</dc:creator>
              <dc:date>2023-10-10T13:57:00</dc:date>
            </office:change-info>
          </text:insertion>
        </text:changed-region>
        <text:changed-region xml:id="ct94409104808416" text:id="ct94409104808416">
          <text:insertion>
            <office:change-info>
              <dc:creator>Julia Ringo</dc:creator>
              <dc:date>2023-10-10T13:56:00</dc:date>
            </office:change-info>
          </text:insertion>
        </text:changed-region>
        <text:changed-region xml:id="ct94409104799120" text:id="ct94409104799120">
          <text:deletion>
            <office:change-info>
              <dc:creator>Julia Ringo</dc:creator>
              <dc:date>2023-10-10T13:58:00</dc:date>
            </office:change-info>
            <text:p text:style-name="Text_20_body"><text:span text:style-name="T1">-</text:span></text:p>
          </text:deletion>
        </text:changed-region>
        <text:changed-region xml:id="ct94409105127696" text:id="ct94409105127696">
          <text:deletion>
            <office:change-info>
              <dc:creator>Julia Ringo</dc:creator>
              <dc:date>2023-10-11T11:39:00</dc:date>
            </office:change-info>
            <text:p text:style-name="Text_20_body"><text:span text:style-name="T1"><text:s/>at it</text:span></text:p>
          </text:deletion>
        </text:changed-region>
        <text:changed-region xml:id="ct94409105127936" text:id="ct94409105127936">
          <text:insertion>
            <office:change-info>
              <dc:creator>Julia Ringo</dc:creator>
              <dc:date>2023-10-10T13:58:00</dc:date>
            </office:change-info>
          </text:insertion>
        </text:changed-region>
        <text:changed-region xml:id="ct94409105128176" text:id="ct94409105128176">
          <text:insertion>
            <office:change-info>
              <dc:creator>Julia Ringo</dc:creator>
              <dc:date>2023-10-10T13:58:00</dc:date>
            </office:change-info>
          </text:insertion>
        </text:changed-region>
        <text:changed-region xml:id="ct94409105129456" text:id="ct94409105129456">
          <text:insertion>
            <office:change-info>
              <dc:creator>Julia Ringo</dc:creator>
              <dc:date>2023-10-11T11:39:00</dc:date>
            </office:change-info>
          </text:insertion>
        </text:changed-region>
        <text:changed-region xml:id="ct94409104800288" text:id="ct94409104800288">
          <text:deletion>
            <office:change-info>
              <dc:creator>Julia Ringo</dc:creator>
              <dc:date>2023-10-11T11:39:00</dc:date>
            </office:change-info>
            <text:p text:style-name="Text_20_body"><text:span text:style-name="T1"><text:s/>out</text:span></text:p>
          </text:deletion>
        </text:changed-region>
        <text:changed-region xml:id="ct94409104800928" text:id="ct94409104800928">
          <text:insertion>
            <office:change-info>
              <dc:creator>Julia Ringo</dc:creator>
              <dc:date>2023-10-11T11:40:00</dc:date>
            </office:change-info>
          </text:insertion>
        </text:changed-region>
        <text:changed-region xml:id="ct94409104803792" text:id="ct94409104803792">
          <text:deletion>
            <office:change-info>
              <dc:creator>Julia Ringo</dc:creator>
              <dc:date>2023-10-11T11:40:00</dc:date>
            </office:change-info>
            <text:p text:style-name="Text_20_body"><text:span text:style-name="T1">,</text:span></text:p>
          </text:deletion>
        </text:changed-region>
        <text:changed-region xml:id="ct94409104804432" text:id="ct94409104804432">
          <text:deletion>
            <office:change-info>
              <dc:creator>Julia Ringo</dc:creator>
              <dc:date>2023-10-11T11:40:00</dc:date>
            </office:change-info>
            <text:p text:style-name="Text_20_body"><text:span text:style-name="T1">t</text:span></text:p>
          </text:deletion>
        </text:changed-region>
        <text:changed-region xml:id="ct94409104769168" text:id="ct94409104769168">
          <text:insertion>
            <office:change-info>
              <dc:creator>Julia Ringo</dc:creator>
              <dc:date>2023-10-11T11:40:00</dc:date>
            </office:change-info>
          </text:insertion>
        </text:changed-region>
        <text:changed-region xml:id="ct94409105031024" text:id="ct94409105031024">
          <text:insertion>
            <office:change-info>
              <dc:creator>Julia Ringo</dc:creator>
              <dc:date>2023-10-11T11:40:00</dc:date>
            </office:change-info>
          </text:insertion>
        </text:changed-region>
        <text:changed-region xml:id="ct94409105042080" text:id="ct94409105042080">
          <text:insertion>
            <office:change-info>
              <dc:creator>Julia Ringo</dc:creator>
              <dc:date>2023-10-11T11:41:00</dc:date>
            </office:change-info>
          </text:insertion>
        </text:changed-region>
        <text:changed-region xml:id="ct94409105042960" text:id="ct94409105042960">
          <text:deletion>
            <office:change-info>
              <dc:creator>Julia Ringo</dc:creator>
              <dc:date>2023-10-11T11:41:00</dc:date>
            </office:change-info>
            <text:p text:style-name="Text_20_body"><text:span text:style-name="T1">,</text:span></text:p>
          </text:deletion>
        </text:changed-region>
        <text:changed-region xml:id="ct94409105045712" text:id="ct94409105045712">
          <text:insertion>
            <office:change-info>
              <dc:creator>Julia Ringo</dc:creator>
              <dc:date>2023-10-11T11:40:00</dc:date>
            </office:change-info>
          </text:insertion>
        </text:changed-region>
        <text:changed-region xml:id="ct94409105061440" text:id="ct94409105061440">
          <text:deletion>
            <office:change-info>
              <dc:creator>Julia Ringo</dc:creator>
              <dc:date>2023-10-11T11:40:00</dc:date>
            </office:change-info>
            <text:p text:style-name="Text_20_body"><text:span text:style-name="T1">t</text:span></text:p>
          </text:deletion>
        </text:changed-region>
        <text:changed-region xml:id="ct94409105049168" text:id="ct94409105049168">
          <text:deletion>
            <office:change-info>
              <dc:creator>Julia Ringo</dc:creator>
              <dc:date>2023-10-10T11:08:00</dc:date>
            </office:change-info>
            <text:p text:style-name="Text_20_body"><text:span text:style-name="T1">…</text:span></text:p>
          </text:deletion>
        </text:changed-region>
        <text:changed-region xml:id="ct94409105071984" text:id="ct94409105071984">
          <text:insertion>
            <office:change-info>
              <dc:creator>Julia Ringo</dc:creator>
              <dc:date>2023-10-10T11:08:00</dc:date>
            </office:change-info>
          </text:insertion>
        </text:changed-region>
        <text:changed-region xml:id="ct94409105072624" text:id="ct94409105072624">
          <text:deletion>
            <office:change-info>
              <dc:creator>Julia Ringo</dc:creator>
              <dc:date>2023-10-11T11:41:00</dc:date>
            </office:change-info>
            <text:p text:style-name="Text_20_body"><text:span text:style-name="T1"><text:s/></text:span></text:p>
          </text:deletion>
        </text:changed-region>
        <text:changed-region xml:id="ct94409105074384" text:id="ct94409105074384">
          <text:insertion>
            <office:change-info>
              <dc:creator>Julia Ringo</dc:creator>
              <dc:date>2023-10-11T11:41:00</dc:date>
            </office:change-info>
          </text:insertion>
        </text:changed-region>
        <text:changed-region xml:id="ct94409105075024" text:id="ct94409105075024">
          <text:deletion>
            <office:change-info>
              <dc:creator>Julia Ringo</dc:creator>
              <dc:date>2023-10-11T11:41:00</dc:date>
            </office:change-info>
            <text:p text:style-name="Text_20_body"><text:span text:style-name="T1">S</text:span></text:p>
          </text:deletion>
        </text:changed-region>
        <text:changed-region xml:id="ct94409105076848" text:id="ct94409105076848">
          <text:deletion>
            <office:change-info>
              <dc:creator>Julia Ringo</dc:creator>
              <dc:date>2023-10-05T13:14:00</dc:date>
            </office:change-info>
            <text:p text:style-name="Text_20_body"><text:span text:style-name="T1"><text:s/>— </text:span></text:p>
          </text:deletion>
        </text:changed-region>
        <text:changed-region xml:id="ct94409105077488" text:id="ct94409105077488">
          <text:insertion>
            <office:change-info>
              <dc:creator>Julia Ringo</dc:creator>
              <dc:date>2023-10-05T13:14:00</dc:date>
            </office:change-info>
          </text:insertion>
        </text:changed-region>
        <text:changed-region xml:id="ct94409105079488" text:id="ct94409105079488">
          <text:deletion>
            <office:change-info>
              <dc:creator>Julia Ringo</dc:creator>
              <dc:date>2023-10-05T13:14:00</dc:date>
            </office:change-info>
            <text:p text:style-name="Text_20_body"><text:span text:style-name="T1"><text:s/>— </text:span></text:p>
          </text:deletion>
        </text:changed-region>
        <text:changed-region xml:id="ct94409105089792" text:id="ct94409105089792">
          <text:insertion>
            <office:change-info>
              <dc:creator>Julia Ringo</dc:creator>
              <dc:date>2023-10-05T13:14:00</dc:date>
            </office:change-info>
          </text:insertion>
        </text:changed-region>
        <text:changed-region xml:id="ct94409105091360" text:id="ct94409105091360">
          <text:insertion>
            <office:change-info>
              <dc:creator>Julia Ringo</dc:creator>
              <dc:date>2023-10-11T11:41:00</dc:date>
            </office:change-info>
          </text:insertion>
        </text:changed-region>
        <text:changed-region xml:id="ct94409105092000" text:id="ct94409105092000">
          <text:deletion>
            <office:change-info>
              <dc:creator>Julia Ringo</dc:creator>
              <dc:date>2023-10-11T11:41:00</dc:date>
            </office:change-info>
            <text:p text:style-name="Text_20_body"><text:span text:style-name="T1">m</text:span></text:p>
          </text:deletion>
        </text:changed-region>
        <text:changed-region xml:id="ct94409105092640" text:id="ct94409105092640">
          <text:deletion>
            <office:change-info>
              <dc:creator>Julia Ringo</dc:creator>
              <dc:date>2023-10-05T13:14:00</dc:date>
            </office:change-info>
            <text:p text:style-name="Text_20_body"><text:span text:style-name="T1"><text:s/>— </text:span></text:p>
          </text:deletion>
        </text:changed-region>
        <text:changed-region xml:id="ct94409105093520" text:id="ct94409105093520">
          <text:insertion>
            <office:change-info>
              <dc:creator>Julia Ringo</dc:creator>
              <dc:date>2023-10-05T13:14:00</dc:date>
            </office:change-info>
          </text:insertion>
        </text:changed-region>
        <text:changed-region xml:id="ct94409105101392" text:id="ct94409105101392">
          <text:deletion>
            <office:change-info>
              <dc:creator>Julia Ringo</dc:creator>
              <dc:date>2023-10-05T13:14:00</dc:date>
            </office:change-info>
            <text:p text:style-name="Text_20_body"><text:span text:style-name="T1"><text:s/>— </text:span></text:p>
          </text:deletion>
        </text:changed-region>
        <text:changed-region xml:id="ct94409105105120" text:id="ct94409105105120">
          <text:insertion>
            <office:change-info>
              <dc:creator>Julia Ringo</dc:creator>
              <dc:date>2023-10-05T13:14:00</dc:date>
            </office:change-info>
          </text:insertion>
        </text:changed-region>
        <text:changed-region xml:id="ct94409100416032" text:id="ct94409100416032">
          <text:insertion>
            <office:change-info>
              <dc:creator>Julia Ringo</dc:creator>
              <dc:date>2023-10-11T11:41:00</dc:date>
            </office:change-info>
          </text:insertion>
        </text:changed-region>
        <text:changed-region xml:id="ct94409105087328" text:id="ct94409105087328">
          <text:deletion>
            <office:change-info>
              <dc:creator>Julia Ringo</dc:creator>
              <dc:date>2023-10-11T11:41:00</dc:date>
            </office:change-info>
            <text:p text:style-name="Text_20_body"><text:span text:style-name="T1">.</text:span></text:p>
          </text:deletion>
        </text:changed-region>
        <text:changed-region xml:id="ct94409105086864" text:id="ct94409105086864">
          <text:insertion>
            <office:change-info>
              <dc:creator>Julia Ringo</dc:creator>
              <dc:date>2023-10-11T11:41:00</dc:date>
            </office:change-info>
          </text:insertion>
        </text:changed-region>
        <text:changed-region xml:id="ct94409100289472" text:id="ct94409100289472">
          <text:deletion>
            <office:change-info>
              <dc:creator>Julia Ringo</dc:creator>
              <dc:date>2023-10-11T11:41:00</dc:date>
            </office:change-info>
            <text:p text:style-name="Text_20_body"><text:span text:style-name="T1">H</text:span></text:p>
          </text:deletion>
        </text:changed-region>
        <text:changed-region xml:id="ct94409105140816" text:id="ct94409105140816">
          <text:insertion>
            <office:change-info>
              <dc:creator>Julia Ringo</dc:creator>
              <dc:date>2023-10-11T11:41:00</dc:date>
            </office:change-info>
          </text:insertion>
        </text:changed-region>
        <text:changed-region xml:id="ct94409105142288" text:id="ct94409105142288">
          <text:insertion>
            <office:change-info>
              <dc:creator>Julia Ringo</dc:creator>
              <dc:date>2023-10-11T11:41:00</dc:date>
            </office:change-info>
          </text:insertion>
        </text:changed-region>
        <text:changed-region xml:id="ct94409105142944" text:id="ct94409105142944">
          <text:insertion>
            <office:change-info>
              <dc:creator>Julia Ringo</dc:creator>
              <dc:date>2023-10-11T11:41:00</dc:date>
            </office:change-info>
          </text:insertion>
        </text:changed-region>
        <text:changed-region xml:id="ct94409105144064" text:id="ct94409105144064">
          <text:deletion>
            <office:change-info>
              <dc:creator>Julia Ringo</dc:creator>
              <dc:date>2023-10-05T13:14:00</dc:date>
            </office:change-info>
            <text:p text:style-name="Text_20_body"><text:span text:style-name="T1"><text:s/>— </text:span></text:p>
          </text:deletion>
        </text:changed-region>
        <text:changed-region xml:id="ct94409105143824" text:id="ct94409105143824">
          <text:insertion>
            <office:change-info>
              <dc:creator>Julia Ringo</dc:creator>
              <dc:date>2023-10-05T13:14:00</dc:date>
            </office:change-info>
          </text:insertion>
        </text:changed-region>
        <text:changed-region xml:id="ct94409105149392" text:id="ct94409105149392">
          <text:deletion>
            <office:change-info>
              <dc:creator>Julia Ringo</dc:creator>
              <dc:date>2023-10-05T13:14:00</dc:date>
            </office:change-info>
            <text:p text:style-name="Text_20_body"><text:span text:style-name="T1"><text:s/>— </text:span></text:p>
          </text:deletion>
        </text:changed-region>
        <text:changed-region xml:id="ct94409105150144" text:id="ct94409105150144">
          <text:insertion>
            <office:change-info>
              <dc:creator>Julia Ringo</dc:creator>
              <dc:date>2023-10-05T13:14:00</dc:date>
            </office:change-info>
          </text:insertion>
        </text:changed-region>
        <text:changed-region xml:id="ct94409105150384" text:id="ct94409105150384">
          <text:deletion>
            <office:change-info>
              <dc:creator>Julia Ringo</dc:creator>
              <dc:date>2023-10-05T13:14:00</dc:date>
            </office:change-info>
            <text:p text:style-name="Text_20_body"><text:span text:style-name="T1"><text:s/>— </text:span></text:p>
          </text:deletion>
        </text:changed-region>
        <text:changed-region xml:id="ct94409105151168" text:id="ct94409105151168">
          <text:insertion>
            <office:change-info>
              <dc:creator>Julia Ringo</dc:creator>
              <dc:date>2023-10-05T13:14:00</dc:date>
            </office:change-info>
          </text:insertion>
        </text:changed-region>
        <text:changed-region xml:id="ct94409105151568" text:id="ct94409105151568">
          <text:deletion>
            <office:change-info>
              <dc:creator>Julia Ringo</dc:creator>
              <dc:date>2023-10-05T13:14:00</dc:date>
            </office:change-info>
            <text:p text:style-name="Text_20_body"><text:span text:style-name="T1"><text:s/>— </text:span></text:p>
          </text:deletion>
        </text:changed-region>
        <text:changed-region xml:id="ct94409105152832" text:id="ct94409105152832">
          <text:insertion>
            <office:change-info>
              <dc:creator>Julia Ringo</dc:creator>
              <dc:date>2023-10-05T13:14:00</dc:date>
            </office:change-info>
          </text:insertion>
        </text:changed-region>
        <text:changed-region xml:id="ct94409105153552" text:id="ct94409105153552">
          <text:deletion>
            <office:change-info>
              <dc:creator>Julia Ringo</dc:creator>
              <dc:date>2023-10-05T13:14:00</dc:date>
            </office:change-info>
            <text:p text:style-name="Text_20_body"><text:span text:style-name="T1"><text:s/>— </text:span></text:p>
          </text:deletion>
        </text:changed-region>
        <text:changed-region xml:id="ct94409105154544" text:id="ct94409105154544">
          <text:insertion>
            <office:change-info>
              <dc:creator>Julia Ringo</dc:creator>
              <dc:date>2023-10-05T13:14:00</dc:date>
            </office:change-info>
          </text:insertion>
        </text:changed-region>
        <text:changed-region xml:id="ct94409105155776" text:id="ct94409105155776">
          <text:deletion>
            <office:change-info>
              <dc:creator>Julia Ringo</dc:creator>
              <dc:date>2023-10-11T11:42:00</dc:date>
            </office:change-info>
            <text:p text:style-name="Text_20_body"><text:span text:style-name="T1">. </text:span></text:p>
          </text:deletion>
        </text:changed-region>
        <text:changed-region xml:id="ct94409105155456" text:id="ct94409105155456">
          <text:deletion>
            <office:change-info>
              <dc:creator>Julia Ringo</dc:creator>
              <dc:date>2023-10-10T11:08:00</dc:date>
            </office:change-info>
            <text:p text:style-name="Text_20_body"><text:span text:style-name="T1">…</text:span></text:p>
          </text:deletion>
        </text:changed-region>
        <text:changed-region xml:id="ct94409105156768" text:id="ct94409105156768">
          <text:insertion>
            <office:change-info>
              <dc:creator>Julia Ringo</dc:creator>
              <dc:date>2023-10-10T11:08:00</dc:date>
            </office:change-info>
          </text:insertion>
        </text:changed-region>
        <text:changed-region xml:id="ct94409105158240" text:id="ct94409105158240">
          <text:insertion>
            <office:change-info>
              <dc:creator>Julia Ringo</dc:creator>
              <dc:date>2023-10-11T11:42:00</dc:date>
            </office:change-info>
          </text:insertion>
        </text:changed-region>
        <text:changed-region xml:id="ct94409105160688" text:id="ct94409105160688">
          <text:insertion>
            <office:change-info>
              <dc:creator>Julia Ringo</dc:creator>
              <dc:date>2023-10-11T11:43:00</dc:date>
            </office:change-info>
          </text:insertion>
        </text:changed-region>
        <text:changed-region xml:id="ct94409105161920" text:id="ct94409105161920">
          <text:deletion>
            <office:change-info>
              <dc:creator>Julia Ringo</dc:creator>
              <dc:date>2023-10-10T11:08:00</dc:date>
            </office:change-info>
            <text:p text:style-name="Text_20_body"><text:span text:style-name="T1">…</text:span></text:p>
          </text:deletion>
        </text:changed-region>
        <text:changed-region xml:id="ct94409105162160" text:id="ct94409105162160">
          <text:insertion>
            <office:change-info>
              <dc:creator>Julia Ringo</dc:creator>
              <dc:date>2023-10-10T11:08:00</dc:date>
            </office:change-info>
          </text:insertion>
        </text:changed-region>
        <text:changed-region xml:id="ct94409105162400" text:id="ct94409105162400">
          <text:deletion>
            <office:change-info>
              <dc:creator>Julia Ringo</dc:creator>
              <dc:date>2023-10-11T11:43:00</dc:date>
            </office:change-info>
            <text:p text:style-name="Text_20_body"><text:span text:style-name="T1"><text:s/></text:span></text:p>
          </text:deletion>
        </text:changed-region>
        <text:changed-region xml:id="ct94409105162640" text:id="ct94409105162640">
          <text:deletion>
            <office:change-info>
              <dc:creator>Julia Ringo</dc:creator>
              <dc:date>2023-10-05T13:14:00</dc:date>
            </office:change-info>
            <text:p text:style-name="Text_20_body"><text:span text:style-name="T1"><text:s/>— </text:span></text:p>
          </text:deletion>
        </text:changed-region>
        <text:changed-region xml:id="ct94409105162880" text:id="ct94409105162880">
          <text:insertion>
            <office:change-info>
              <dc:creator>Julia Ringo</dc:creator>
              <dc:date>2023-10-05T13:14:00</dc:date>
            </office:change-info>
          </text:insertion>
        </text:changed-region>
        <text:changed-region xml:id="ct94409105163120" text:id="ct94409105163120">
          <text:deletion>
            <office:change-info>
              <dc:creator>Julia Ringo</dc:creator>
              <dc:date>2023-10-05T13:14:00</dc:date>
            </office:change-info>
            <text:p text:style-name="Text_20_body"><text:span text:style-name="T1"><text:s/>— </text:span></text:p>
          </text:deletion>
        </text:changed-region>
        <text:changed-region xml:id="ct94409105163632" text:id="ct94409105163632">
          <text:insertion>
            <office:change-info>
              <dc:creator>Julia Ringo</dc:creator>
              <dc:date>2023-10-05T13:14:00</dc:date>
            </office:change-info>
          </text:insertion>
        </text:changed-region>
        <text:changed-region xml:id="ct94409105165152" text:id="ct94409105165152">
          <text:insertion>
            <office:change-info>
              <dc:creator>Julia Ringo</dc:creator>
              <dc:date>2023-10-11T11:43:00</dc:date>
            </office:change-info>
          </text:insertion>
        </text:changed-region>
        <text:changed-region xml:id="ct94409103745712" text:id="ct94409103745712">
          <text:insertion>
            <office:change-info>
              <dc:creator>Julia Ringo</dc:creator>
              <dc:date>2023-10-11T11:43:00</dc:date>
            </office:change-info>
          </text:insertion>
        </text:changed-region>
        <text:changed-region xml:id="ct94409103603072" text:id="ct94409103603072">
          <text:insertion>
            <office:change-info>
              <dc:creator>Julia Ringo</dc:creator>
              <dc:date>2023-10-11T11:43:00</dc:date>
            </office:change-info>
          </text:insertion>
        </text:changed-region>
        <text:changed-region xml:id="ct94409103660592" text:id="ct94409103660592">
          <text:insertion>
            <office:change-info>
              <dc:creator>Julia Ringo</dc:creator>
              <dc:date>2023-10-11T11:43:00</dc:date>
            </office:change-info>
          </text:insertion>
        </text:changed-region>
        <text:changed-region xml:id="ct94409105156272" text:id="ct94409105156272">
          <text:deletion>
            <office:change-info>
              <dc:creator>Julia Ringo</dc:creator>
              <dc:date>2023-10-11T11:43:00</dc:date>
            </office:change-info>
            <text:p text:style-name="Text_20_body"><text:span text:style-name="T1">a </text:span></text:p>
          </text:deletion>
        </text:changed-region>
        <text:changed-region xml:id="ct94409105166912" text:id="ct94409105166912">
          <text:deletion>
            <office:change-info>
              <dc:creator>Julia Ringo</dc:creator>
              <dc:date>2023-10-11T11:43:00</dc:date>
            </office:change-info>
            <text:p text:style-name="Text_20_body"><text:span text:style-name="T1"><text:s/>color</text:span></text:p>
          </text:deletion>
        </text:changed-region>
        <text:changed-region xml:id="ct94409105171744" text:id="ct94409105171744">
          <text:insertion>
            <office:change-info>
              <dc:creator>Julia Ringo</dc:creator>
              <dc:date>2023-10-11T11:44:00</dc:date>
            </office:change-info>
          </text:insertion>
        </text:changed-region>
        <text:changed-region xml:id="ct94409105172624" text:id="ct94409105172624">
          <text:deletion>
            <office:change-info>
              <dc:creator>Julia Ringo</dc:creator>
              <dc:date>2023-10-11T11:44:00</dc:date>
            </office:change-info>
            <text:p text:style-name="Text_20_body"><text:span text:style-name="T1">:</text:span></text:p>
          </text:deletion>
        </text:changed-region>
        <text:changed-region xml:id="ct94409105172864" text:id="ct94409105172864">
          <text:deletion>
            <office:change-info>
              <dc:creator>Julia Ringo</dc:creator>
              <dc:date>2023-10-11T11:45:00</dc:date>
            </office:change-info>
            <text:p text:style-name="Text_20_body"><text:span text:style-name="T1">open </text:span></text:p>
          </text:deletion>
        </text:changed-region>
        <text:changed-region xml:id="ct94409105173104" text:id="ct94409105173104">
          <text:insertion>
            <office:change-info>
              <dc:creator>Julia Ringo</dc:creator>
              <dc:date>2023-10-11T11:45:00</dc:date>
            </office:change-info>
          </text:insertion>
        </text:changed-region>
        <text:changed-region xml:id="ct94409105174016" text:id="ct94409105174016">
          <text:deletion>
            <office:change-info>
              <dc:creator>Julia Ringo</dc:creator>
              <dc:date>2023-10-11T11:46:00</dc:date>
            </office:change-info>
            <text:p text:style-name="Text_20_body"><text:span text:style-name="T1">that had once contained herring </text:span></text:p>
          </text:deletion>
        </text:changed-region>
        <text:changed-region xml:id="ct94409105174256" text:id="ct94409105174256">
          <text:insertion>
            <office:change-info>
              <dc:creator>Julia Ringo</dc:creator>
              <dc:date>2023-10-11T11:44:00</dc:date>
            </office:change-info>
          </text:insertion>
        </text:changed-region>
        <text:changed-region xml:id="ct94409105175216" text:id="ct94409105175216">
          <text:deletion>
            <office:change-info>
              <dc:creator>Julia Ringo</dc:creator>
              <dc:date>2023-10-11T11:44:00</dc:date>
            </office:change-info>
            <text:p text:style-name="Text_20_body"><text:span text:style-name="T1">d</text:span></text:p>
          </text:deletion>
        </text:changed-region>
        <text:changed-region xml:id="ct94409105175456" text:id="ct94409105175456">
          <text:insertion>
            <office:change-info>
              <dc:creator>Julia Ringo</dc:creator>
              <dc:date>2023-10-11T11:44:00</dc:date>
            </office:change-info>
          </text:insertion>
        </text:changed-region>
        <text:changed-region xml:id="ct94409105175696" text:id="ct94409105175696">
          <text:deletion>
            <office:change-info>
              <dc:creator>Julia Ringo</dc:creator>
              <dc:date>2023-10-11T11:45:00</dc:date>
            </office:change-info>
            <text:p text:style-name="Text_20_body"><text:span text:style-name="T1">seemed </text:span></text:p>
          </text:deletion>
        </text:changed-region>
        <text:changed-region xml:id="ct94409105175936" text:id="ct94409105175936">
          <text:deletion>
            <office:change-info>
              <dc:creator>Julia Ringo</dc:creator>
              <dc:date>2023-10-11T11:45:00</dc:date>
            </office:change-info>
            <text:p text:style-name="Text_20_body"><text:span text:style-name="T1">not </text:span></text:p>
          </text:deletion>
        </text:changed-region>
        <text:changed-region xml:id="ct94409105176176" text:id="ct94409105176176">
          <text:deletion>
            <office:change-info>
              <dc:creator>Julia Ringo</dc:creator>
              <dc:date>2023-10-11T11:45:00</dc:date>
            </office:change-info>
            <text:p text:style-name="Text_20_body"><text:span text:style-name="T1">used for ash but merely</text:span></text:p>
          </text:deletion>
        </text:changed-region>
        <text:changed-region xml:id="ct94409105176656" text:id="ct94409105176656">
          <text:insertion>
            <office:change-info>
              <dc:creator>Julia Ringo</dc:creator>
              <dc:date>2023-10-11T11:45:00</dc:date>
            </office:change-info>
          </text:insertion>
        </text:changed-region>
        <text:changed-region xml:id="ct94409105178192" text:id="ct94409105178192">
          <text:deletion>
            <office:change-info>
              <dc:creator>Julia Ringo</dc:creator>
              <dc:date>2023-10-11T11:45:00</dc:date>
            </office:change-info>
            <text:p text:style-name="Text_20_body"><text:span text:style-name="T1">to toss</text:span></text:p>
          </text:deletion>
        </text:changed-region>
        <text:changed-region xml:id="ct94409105180480" text:id="ct94409105180480">
          <text:insertion>
            <office:change-info>
              <dc:creator>Julia Ringo</dc:creator>
              <dc:date>2023-10-11T11:45:00</dc:date>
            </office:change-info>
          </text:insertion>
        </text:changed-region>
        <text:changed-region xml:id="ct94409105183120" text:id="ct94409105183120">
          <text:deletion>
            <office:change-info>
              <dc:creator>Julia Ringo</dc:creator>
              <dc:date>2023-10-11T11:45:00</dc:date>
            </office:change-info>
            <text:p text:style-name="Text_20_body"><text:span text:style-name="T1"><text:s/>at</text:span></text:p>
          </text:deletion>
        </text:changed-region>
        <text:changed-region xml:id="ct94409105182800" text:id="ct94409105182800">
          <text:deletion>
            <office:change-info>
              <dc:creator>Julia Ringo</dc:creator>
              <dc:date>2023-10-05T13:14:00</dc:date>
            </office:change-info>
            <text:p text:style-name="Text_20_body"><text:span text:style-name="T1"><text:s/>— </text:span></text:p>
          </text:deletion>
        </text:changed-region>
        <text:changed-region xml:id="ct94409105185712" text:id="ct94409105185712">
          <text:insertion>
            <office:change-info>
              <dc:creator>Julia Ringo</dc:creator>
              <dc:date>2023-10-05T13:14:00</dc:date>
            </office:change-info>
          </text:insertion>
        </text:changed-region>
        <text:changed-region xml:id="ct94409105187584" text:id="ct94409105187584">
          <text:deletion>
            <office:change-info>
              <dc:creator>Julia Ringo</dc:creator>
              <dc:date>2023-10-05T13:14:00</dc:date>
            </office:change-info>
            <text:p text:style-name="Text_20_body"><text:span text:style-name="T1"><text:s/>— </text:span></text:p>
          </text:deletion>
        </text:changed-region>
        <text:changed-region xml:id="ct94409105187824" text:id="ct94409105187824">
          <text:insertion>
            <office:change-info>
              <dc:creator>Julia Ringo</dc:creator>
              <dc:date>2023-10-05T13:14:00</dc:date>
            </office:change-info>
          </text:insertion>
        </text:changed-region>
        <text:changed-region xml:id="ct94409105188064" text:id="ct94409105188064">
          <text:deletion>
            <office:change-info>
              <dc:creator>Julia Ringo</dc:creator>
              <dc:date>2023-10-11T11:46:00</dc:date>
            </office:change-info>
            <text:p text:style-name="Text_20_body"><text:span text:style-name="T1">deigned to feel</text:span></text:p>
          </text:deletion>
        </text:changed-region>
        <text:changed-region xml:id="ct94409105188304" text:id="ct94409105188304">
          <text:insertion>
            <office:change-info>
              <dc:creator>Julia Ringo</dc:creator>
              <dc:date>2023-10-11T11:46:00</dc:date>
            </office:change-info>
          </text:insertion>
        </text:changed-region>
        <text:changed-region xml:id="ct94409105189040" text:id="ct94409105189040">
          <text:insertion>
            <office:change-info>
              <dc:creator>Julia Ringo</dc:creator>
              <dc:date>2023-10-11T11:46:00</dc:date>
            </office:change-info>
          </text:insertion>
        </text:changed-region>
        <text:changed-region xml:id="ct94409105189280" text:id="ct94409105189280">
          <text:deletion>
            <office:change-info>
              <dc:creator>Julia Ringo</dc:creator>
              <dc:date>2023-10-11T11:46:00</dc:date>
            </office:change-info>
            <text:p text:style-name="Text_20_body"><text:span text:style-name="T1">ed</text:span></text:p>
          </text:deletion>
        </text:changed-region>
        <text:changed-region xml:id="ct94409105190160" text:id="ct94409105190160">
          <text:deletion>
            <office:change-info>
              <dc:creator>Julia Ringo</dc:creator>
              <dc:date>2023-10-11T11:46:00</dc:date>
            </office:change-info>
            <text:p text:style-name="Text_20_body"><text:span text:style-name="T1">food cans </text:span></text:p>
          </text:deletion>
        </text:changed-region>
        <text:changed-region xml:id="ct94409105190640" text:id="ct94409105190640">
          <text:insertion>
            <office:change-info>
              <dc:creator>Julia Ringo</dc:creator>
              <dc:date>2023-10-11T11:46:00</dc:date>
            </office:change-info>
          </text:insertion>
        </text:changed-region>
        <text:changed-region xml:id="ct94409105190400" text:id="ct94409105190400">
          <text:deletion>
            <office:change-info>
              <dc:creator>Julia Ringo</dc:creator>
              <dc:date>2023-10-11T11:47:00</dc:date>
            </office:change-info>
            <text:p text:style-name="Text_20_body"><text:span text:style-name="T1">be of</text:span></text:p>
          </text:deletion>
        </text:changed-region>
        <text:changed-region xml:id="ct94409105191328" text:id="ct94409105191328">
          <text:insertion>
            <office:change-info>
              <dc:creator>Julia Ringo</dc:creator>
              <dc:date>2023-10-11T11:47:00</dc:date>
            </office:change-info>
          </text:insertion>
        </text:changed-region>
        <text:changed-region xml:id="ct94409105191568" text:id="ct94409105191568">
          <text:insertion>
            <office:change-info>
              <dc:creator>Julia Ringo</dc:creator>
              <dc:date>2023-10-11T11:47:00</dc:date>
            </office:change-info>
          </text:insertion>
        </text:changed-region>
        <text:changed-region xml:id="ct94409105191808" text:id="ct94409105191808">
          <text:deletion>
            <office:change-info>
              <dc:creator>Julia Ringo</dc:creator>
              <dc:date>2023-10-11T11:47:00</dc:date>
            </office:change-info>
            <text:p text:style-name="Text_20_body"><text:span text:style-name="T1">-</text:span></text:p>
          </text:deletion>
        </text:changed-region>
        <text:changed-region xml:id="ct94409105192048" text:id="ct94409105192048">
          <text:insertion>
            <office:change-info>
              <dc:creator>Julia Ringo</dc:creator>
              <dc:date>2023-10-11T11:47:00</dc:date>
            </office:change-info>
          </text:insertion>
        </text:changed-region>
        <text:changed-region xml:id="ct94409105192288" text:id="ct94409105192288">
          <text:deletion>
            <office:change-info>
              <dc:creator>Julia Ringo</dc:creator>
              <dc:date>2023-10-11T11:47:00</dc:date>
            </office:change-info>
            <text:p text:style-name="Text_20_body"><text:span text:style-name="T1"><text:s/>that all had the basic premise of requiring squares of color to be sorted alike</text:span></text:p>
          </text:deletion>
        </text:changed-region>
        <text:changed-region xml:id="ct94409105192528" text:id="ct94409105192528">
          <text:deletion>
            <office:change-info>
              <dc:creator>Julia Ringo</dc:creator>
              <dc:date>2023-10-11T11:47:00</dc:date>
            </office:change-info>
            <text:p text:style-name="Text_20_body"><text:span text:style-name="T1">last </text:span></text:p>
          </text:deletion>
        </text:changed-region>
        <text:changed-region xml:id="ct94409105193680" text:id="ct94409105193680">
          <text:insertion>
            <office:change-info>
              <dc:creator>Julia Ringo</dc:creator>
              <dc:date>2023-10-11T11:47:00</dc:date>
            </office:change-info>
          </text:insertion>
        </text:changed-region>
        <text:changed-region xml:id="ct94409105193920" text:id="ct94409105193920">
          <text:deletion>
            <office:change-info>
              <dc:creator>Julia Ringo</dc:creator>
              <dc:date>2023-10-11T11:47:00</dc:date>
            </office:change-info>
            <text:p text:style-name="Text_20_body"><text:span text:style-name="T1">:</text:span></text:p>
          </text:deletion>
        </text:changed-region>
        <text:changed-region xml:id="ct94409105194368" text:id="ct94409105194368">
          <text:deletion>
            <office:change-info>
              <dc:creator>Julia Ringo</dc:creator>
              <dc:date>2023-10-05T13:14:00</dc:date>
            </office:change-info>
            <text:p text:style-name="Text_20_body"><text:span text:style-name="T1"><text:s/>— </text:span></text:p>
          </text:deletion>
        </text:changed-region>
        <text:changed-region xml:id="ct94409105194608" text:id="ct94409105194608">
          <text:insertion>
            <office:change-info>
              <dc:creator>Julia Ringo</dc:creator>
              <dc:date>2023-10-05T13:14:00</dc:date>
            </office:change-info>
          </text:insertion>
        </text:changed-region>
        <text:changed-region xml:id="ct94409105194848" text:id="ct94409105194848">
          <text:insertion>
            <office:change-info>
              <dc:creator>Julia Ringo</dc:creator>
              <dc:date>2023-10-11T11:47:00</dc:date>
            </office:change-info>
          </text:insertion>
        </text:changed-region>
        <text:changed-region xml:id="ct94409105195728" text:id="ct94409105195728">
          <text:deletion>
            <office:change-info>
              <dc:creator>Julia Ringo</dc:creator>
              <dc:date>2023-10-11T11:47:00</dc:date>
            </office:change-info>
            <text:p text:style-name="Text_20_body"><text:span text:style-name="T1">,</text:span></text:p>
          </text:deletion>
        </text:changed-region>
        <text:changed-region xml:id="ct94409105195968" text:id="ct94409105195968">
          <text:insertion>
            <office:change-info>
              <dc:creator>Julia Ringo</dc:creator>
              <dc:date>2023-10-11T11:47:00</dc:date>
            </office:change-info>
          </text:insertion>
        </text:changed-region>
        <text:changed-region xml:id="ct94409105196208" text:id="ct94409105196208">
          <text:insertion>
            <office:change-info>
              <dc:creator>Julia Ringo</dc:creator>
              <dc:date>2023-10-11T11:47:00</dc:date>
            </office:change-info>
          </text:insertion>
        </text:changed-region>
        <text:changed-region xml:id="ct94409105196448" text:id="ct94409105196448">
          <text:deletion>
            <office:change-info>
              <dc:creator>Julia Ringo</dc:creator>
              <dc:date>2023-10-11T11:47:00</dc:date>
            </office:change-info>
            <text:p text:style-name="Text_20_body"><text:span text:style-name="T1">,</text:span></text:p>
          </text:deletion>
        </text:changed-region>
        <text:changed-region xml:id="ct94409105196688" text:id="ct94409105196688">
          <text:deletion>
            <office:change-info>
              <dc:creator>Julia Ringo</dc:creator>
              <dc:date>2023-10-11T11:48:00</dc:date>
            </office:change-info>
            <text:p text:style-name="Text_20_body"><text:span text:style-name="T1"><text:s/></text:span></text:p>
          </text:deletion>
        </text:changed-region>
        <text:changed-region xml:id="ct94409105196928" text:id="ct94409105196928">
          <text:insertion>
            <office:change-info>
              <dc:creator>Julia Ringo</dc:creator>
              <dc:date>2023-10-11T11:48:00</dc:date>
            </office:change-info>
          </text:insertion>
        </text:changed-region>
        <text:changed-region xml:id="ct94409105197168" text:id="ct94409105197168">
          <text:deletion>
            <office:change-info>
              <dc:creator>Julia Ringo</dc:creator>
              <dc:date>2023-10-11T11:48:00</dc:date>
            </office:change-info>
            <text:p text:style-name="Text_20_body"><text:span text:style-name="T1">crates</text:span></text:p>
          </text:deletion>
        </text:changed-region>
        <text:changed-region xml:id="ct94409103669424" text:id="ct94409103669424">
          <text:insertion>
            <office:change-info>
              <dc:creator>Julia Ringo</dc:creator>
              <dc:date>2023-10-11T11:48:00</dc:date>
            </office:change-info>
          </text:insertion>
        </text:changed-region>
        <text:changed-region xml:id="ct94409100494192" text:id="ct94409100494192">
          <text:deletion>
            <office:change-info>
              <dc:creator>Julia Ringo</dc:creator>
              <dc:date>2023-10-11T11:48:00</dc:date>
            </office:change-info>
            <text:p text:style-name="Text_20_body"><text:span text:style-name="T1"><text:s/>and</text:span></text:p>
          </text:deletion>
        </text:changed-region>
        <text:changed-region xml:id="ct94409100321296" text:id="ct94409100321296">
          <text:insertion>
            <office:change-info>
              <dc:creator>Julia Ringo</dc:creator>
              <dc:date>2023-10-11T11:48:00</dc:date>
            </office:change-info>
          </text:insertion>
        </text:changed-region>
        <text:changed-region xml:id="ct94409103246832" text:id="ct94409103246832">
          <text:insertion>
            <office:change-info>
              <dc:creator>Julia Ringo</dc:creator>
              <dc:date>2023-10-11T11:48:00</dc:date>
            </office:change-info>
          </text:insertion>
        </text:changed-region>
        <text:changed-region xml:id="ct94409099461552" text:id="ct94409099461552">
          <text:insertion>
            <office:change-info>
              <dc:creator>Julia Ringo</dc:creator>
              <dc:date>2023-10-11T11:49:00</dc:date>
            </office:change-info>
          </text:insertion>
        </text:changed-region>
        <text:changed-region xml:id="ct94409099905824" text:id="ct94409099905824">
          <text:deletion>
            <office:change-info>
              <dc:creator>Julia Ringo</dc:creator>
              <dc:date>2023-10-11T11:49:00</dc:date>
            </office:change-info>
            <text:p text:style-name="Text_20_body"><text:span text:style-name="T1">,</text:span></text:p>
          </text:deletion>
        </text:changed-region>
        <text:changed-region xml:id="ct94409099418208" text:id="ct94409099418208">
          <text:insertion>
            <office:change-info>
              <dc:creator>Julia Ringo</dc:creator>
              <dc:date>2023-10-11T11:49:00</dc:date>
            </office:change-info>
          </text:insertion>
        </text:changed-region>
        <text:changed-region xml:id="ct94409103707008" text:id="ct94409103707008">
          <text:deletion>
            <office:change-info>
              <dc:creator>Julia Ringo</dc:creator>
              <dc:date>2023-10-11T11:49:00</dc:date>
            </office:change-info>
            <text:p text:style-name="Text_20_body"><text:span text:style-name="T1">t</text:span></text:p>
          </text:deletion>
        </text:changed-region>
        <text:changed-region xml:id="ct94409103384096" text:id="ct94409103384096">
          <text:insertion>
            <office:change-info>
              <dc:creator>Julia Ringo</dc:creator>
              <dc:date>2023-10-18T12:52:00</dc:date>
            </office:change-info>
          </text:insertion>
        </text:changed-region>
        <text:changed-region xml:id="ct94409103371136" text:id="ct94409103371136">
          <text:deletion>
            <office:change-info>
              <dc:creator>Julia Ringo</dc:creator>
              <dc:date>2023-10-18T12:52:00</dc:date>
            </office:change-info>
            <text:p text:style-name="Text_20_body"><text:span text:style-name="T1">running </text:span></text:p>
          </text:deletion>
        </text:changed-region>
        <text:changed-region xml:id="ct94409105181824" text:id="ct94409105181824">
          <text:insertion>
            <office:change-info>
              <dc:creator>Julia Ringo</dc:creator>
              <dc:date>2023-10-18T12:52:00</dc:date>
            </office:change-info>
          </text:insertion>
        </text:changed-region>
        <text:changed-region xml:id="ct94409105199840" text:id="ct94409105199840">
          <text:deletion>
            <office:change-info>
              <dc:creator>Julia Ringo</dc:creator>
              <dc:date>2023-10-18T12:52:00</dc:date>
            </office:change-info>
            <text:p text:style-name="Text_20_body"><text:span text:style-name="T1">-</text:span></text:p>
          </text:deletion>
        </text:changed-region>
        <text:changed-region xml:id="ct94409105200080" text:id="ct94409105200080">
          <text:insertion>
            <office:change-info>
              <dc:creator>Julia Ringo</dc:creator>
              <dc:date>2023-10-18T12:52:00</dc:date>
            </office:change-info>
          </text:insertion>
        </text:changed-region>
        <text:changed-region xml:id="ct94409105200320" text:id="ct94409105200320">
          <text:insertion>
            <office:change-info>
              <dc:creator>Julia Ringo</dc:creator>
              <dc:date>2023-10-18T12:52:00</dc:date>
            </office:change-info>
          </text:insertion>
        </text:changed-region>
        <text:changed-region xml:id="ct94409105200560" text:id="ct94409105200560">
          <text:insertion>
            <office:change-info>
              <dc:creator>Julia Ringo</dc:creator>
              <dc:date>2023-10-18T12:53:00</dc:date>
            </office:change-info>
          </text:insertion>
        </text:changed-region>
        <text:changed-region xml:id="ct94409105200800" text:id="ct94409105200800">
          <text:deletion>
            <office:change-info>
              <dc:creator>Julia Ringo</dc:creator>
              <dc:date>2023-10-18T12:53:00</dc:date>
            </office:change-info>
            <text:p text:style-name="Text_20_body"><text:span text:style-name="T1">, pierced by a needle</text:span></text:p>
          </text:deletion>
        </text:changed-region>
        <text:changed-region xml:id="ct94409105201392" text:id="ct94409105201392">
          <text:insertion>
            <office:change-info>
              <dc:creator>Julia Ringo</dc:creator>
              <dc:date>2023-10-18T12:53:00</dc:date>
            </office:change-info>
          </text:insertion>
        </text:changed-region>
        <text:changed-region xml:id="ct94409105201632" text:id="ct94409105201632">
          <text:insertion>
            <office:change-info>
              <dc:creator>Julia Ringo</dc:creator>
              <dc:date>2023-10-18T12:53:00</dc:date>
            </office:change-info>
          </text:insertion>
        </text:changed-region>
        <text:changed-region xml:id="ct94409105201872" text:id="ct94409105201872">
          <text:deletion>
            <office:change-info>
              <dc:creator>Julia Ringo</dc:creator>
              <dc:date>2023-10-18T12:53:00</dc:date>
            </office:change-info>
            <text:p text:style-name="Text_20_body"><text:span text:style-name="T1">,</text:span></text:p>
          </text:deletion>
        </text:changed-region>
        <text:changed-region xml:id="ct94409105202112" text:id="ct94409105202112">
          <text:insertion>
            <office:change-info>
              <dc:creator>Julia Ringo</dc:creator>
              <dc:date>2023-10-18T12:53:00</dc:date>
            </office:change-info>
          </text:insertion>
        </text:changed-region>
        <text:changed-region xml:id="ct94409105202352" text:id="ct94409105202352">
          <text:deletion>
            <office:change-info>
              <dc:creator>Julia Ringo</dc:creator>
              <dc:date>2023-10-18T12:53:00</dc:date>
            </office:change-info>
            <text:p text:style-name="Text_20_body"><text:span text:style-name="T1">t</text:span></text:p>
          </text:deletion>
        </text:changed-region>
        <text:changed-region xml:id="ct94409105203232" text:id="ct94409105203232">
          <text:insertion>
            <office:change-info>
              <dc:creator>Julia Ringo</dc:creator>
              <dc:date>2023-10-18T12:53:00</dc:date>
            </office:change-info>
          </text:insertion>
        </text:changed-region>
        <text:changed-region xml:id="ct94409105203472" text:id="ct94409105203472">
          <text:deletion>
            <office:change-info>
              <dc:creator>Julia Ringo</dc:creator>
              <dc:date>2023-10-18T12:53:00</dc:date>
            </office:change-info>
            <text:p text:style-name="Text_20_body"><text:span text:style-name="T1">,</text:span></text:p>
          </text:deletion>
        </text:changed-region>
        <text:changed-region xml:id="ct94409105203712" text:id="ct94409105203712">
          <text:insertion>
            <office:change-info>
              <dc:creator>Julia Ringo</dc:creator>
              <dc:date>2023-10-18T12:53:00</dc:date>
            </office:change-info>
          </text:insertion>
        </text:changed-region>
        <text:changed-region xml:id="ct94409105203952" text:id="ct94409105203952">
          <text:deletion>
            <office:change-info>
              <dc:creator>Julia Ringo</dc:creator>
              <dc:date>2023-10-18T12:53:00</dc:date>
            </office:change-info>
            <text:p text:style-name="Text_20_body"><text:span text:style-name="T1">t</text:span></text:p>
          </text:deletion>
        </text:changed-region>
        <text:changed-region xml:id="ct94409105204192" text:id="ct94409105204192">
          <text:insertion>
            <office:change-info>
              <dc:creator>Julia Ringo</dc:creator>
              <dc:date>2023-10-18T12:53:00</dc:date>
            </office:change-info>
          </text:insertion>
        </text:changed-region>
        <text:changed-region xml:id="ct94409105204432" text:id="ct94409105204432">
          <text:insertion>
            <office:change-info>
              <dc:creator>Julia Ringo</dc:creator>
              <dc:date>2023-10-18T12:53:00</dc:date>
            </office:change-info>
          </text:insertion>
        </text:changed-region>
        <text:changed-region xml:id="ct94409105205488" text:id="ct94409105205488">
          <text:insertion>
            <office:change-info>
              <dc:creator>Julia Ringo</dc:creator>
              <dc:date>2023-10-18T12:54:00</dc:date>
            </office:change-info>
          </text:insertion>
        </text:changed-region>
        <text:changed-region xml:id="ct94409105205728" text:id="ct94409105205728">
          <text:deletion>
            <office:change-info>
              <dc:creator>Julia Ringo</dc:creator>
              <dc:date>2023-10-05T13:14:00</dc:date>
            </office:change-info>
            <text:p text:style-name="Text_20_body"><text:span text:style-name="T1"><text:s/>— </text:span></text:p>
          </text:deletion>
        </text:changed-region>
        <text:changed-region xml:id="ct94409105206624" text:id="ct94409105206624">
          <text:insertion>
            <office:change-info>
              <dc:creator>Julia Ringo</dc:creator>
              <dc:date>2023-10-05T13:14:00</dc:date>
            </office:change-info>
          </text:insertion>
        </text:changed-region>
        <text:changed-region xml:id="ct94409103580256" text:id="ct94409103580256">
          <text:insertion>
            <office:change-info>
              <dc:creator>Julia Ringo</dc:creator>
              <dc:date>2023-10-18T12:54:00</dc:date>
            </office:change-info>
          </text:insertion>
        </text:changed-region>
        <text:changed-region xml:id="ct94409099891184" text:id="ct94409099891184">
          <text:deletion>
            <office:change-info>
              <dc:creator>Julia Ringo</dc:creator>
              <dc:date>2023-10-18T12:54:00</dc:date>
            </office:change-info>
            <text:p text:style-name="Text_20_body"><text:span text:style-name="T1">;</text:span></text:p>
          </text:deletion>
        </text:changed-region>
        <text:changed-region xml:id="ct94409103579888" text:id="ct94409103579888">
          <text:deletion>
            <office:change-info>
              <dc:creator>Julia Ringo</dc:creator>
              <dc:date>2023-10-05T13:14:00</dc:date>
            </office:change-info>
            <text:p text:style-name="Text_20_body"><text:span text:style-name="T1"><text:s/>— </text:span></text:p>
          </text:deletion>
        </text:changed-region>
        <text:changed-region xml:id="ct94409105211248" text:id="ct94409105211248">
          <text:insertion>
            <office:change-info>
              <dc:creator>Julia Ringo</dc:creator>
              <dc:date>2023-10-05T13:14:00</dc:date>
            </office:change-info>
          </text:insertion>
        </text:changed-region>
        <text:changed-region xml:id="ct94409105211488" text:id="ct94409105211488">
          <text:deletion>
            <office:change-info>
              <dc:creator>Julia Ringo</dc:creator>
              <dc:date>2023-10-05T13:14:00</dc:date>
            </office:change-info>
            <text:p text:style-name="Text_20_body"><text:span text:style-name="T1"><text:s/>— </text:span></text:p>
          </text:deletion>
        </text:changed-region>
        <text:changed-region xml:id="ct94409105212208" text:id="ct94409105212208">
          <text:insertion>
            <office:change-info>
              <dc:creator>Julia Ringo</dc:creator>
              <dc:date>2023-10-05T13:14:00</dc:date>
            </office:change-info>
          </text:insertion>
        </text:changed-region>
        <text:changed-region xml:id="ct94409105213728" text:id="ct94409105213728">
          <text:deletion>
            <office:change-info>
              <dc:creator>Julia Ringo</dc:creator>
              <dc:date>2023-10-10T11:08:00</dc:date>
            </office:change-info>
            <text:p text:style-name="Text_20_body"><text:span text:style-name="T1">…</text:span></text:p>
          </text:deletion>
        </text:changed-region>
        <text:changed-region xml:id="ct94409105213968" text:id="ct94409105213968">
          <text:insertion>
            <office:change-info>
              <dc:creator>Julia Ringo</dc:creator>
              <dc:date>2023-10-10T11:08:00</dc:date>
            </office:change-info>
          </text:insertion>
        </text:changed-region>
        <text:changed-region xml:id="ct94409105214208" text:id="ct94409105214208">
          <text:deletion>
            <office:change-info>
              <dc:creator>Julia Ringo</dc:creator>
              <dc:date>2023-10-18T12:55:00</dc:date>
            </office:change-info>
            <text:p text:style-name="Text_20_body"><text:span text:style-name="T1">ward</text:span></text:p>
          </text:deletion>
        </text:changed-region>
        <text:changed-region xml:id="ct94409105214448" text:id="ct94409105214448">
          <text:deletion>
            <office:change-info>
              <dc:creator>Julia Ringo</dc:creator>
              <dc:date>2023-10-18T12:55:00</dc:date>
            </office:change-info>
            <text:p text:style-name="Text_20_body"><text:span text:style-name="T1">the dipstick</text:span></text:p>
          </text:deletion>
        </text:changed-region>
        <text:changed-region xml:id="ct94409105214688" text:id="ct94409105214688">
          <text:insertion>
            <office:change-info>
              <dc:creator>Julia Ringo</dc:creator>
              <dc:date>2023-10-18T12:55:00</dc:date>
            </office:change-info>
          </text:insertion>
        </text:changed-region>
        <text:changed-region xml:id="ct94409105215568" text:id="ct94409105215568">
          <text:deletion>
            <office:change-info>
              <dc:creator>Julia Ringo</dc:creator>
              <dc:date>2023-10-18T12:55:00</dc:date>
            </office:change-info>
            <text:p text:style-name="Text_20_body"><text:span text:style-name="T1"><text:s/>off the dipstick</text:span></text:p>
          </text:deletion>
        </text:changed-region>
        <text:changed-region xml:id="ct94409105215808" text:id="ct94409105215808">
          <text:insertion>
            <office:change-info>
              <dc:creator>Julia Ringo</dc:creator>
              <dc:date>2023-10-18T12:55:00</dc:date>
            </office:change-info>
          </text:insertion>
        </text:changed-region>
        <text:changed-region xml:id="ct94409105216928" text:id="ct94409105216928">
          <text:insertion>
            <office:change-info>
              <dc:creator>Julia Ringo</dc:creator>
              <dc:date>2023-10-18T12:55:00</dc:date>
            </office:change-info>
          </text:insertion>
        </text:changed-region>
        <text:changed-region xml:id="ct94409105217168" text:id="ct94409105217168">
          <text:deletion>
            <office:change-info>
              <dc:creator>Julia Ringo</dc:creator>
              <dc:date>2023-10-18T12:55:00</dc:date>
            </office:change-info>
            <text:p text:style-name="Text_20_body"><text:span text:style-name="T1">:</text:span></text:p>
          </text:deletion>
        </text:changed-region>
        <text:changed-region xml:id="ct94409105218656" text:id="ct94409105218656">
          <text:insertion>
            <office:change-info>
              <dc:creator>Julia Ringo</dc:creator>
              <dc:date>2023-10-18T12:55:00</dc:date>
            </office:change-info>
          </text:insertion>
        </text:changed-region>
        <text:changed-region xml:id="ct94409105218896" text:id="ct94409105218896">
          <text:deletion>
            <office:change-info>
              <dc:creator>Julia Ringo</dc:creator>
              <dc:date>2023-10-18T12:56:00</dc:date>
            </office:change-info>
            <text:p text:style-name="Text_20_body"><text:span text:style-name="T1">running </text:span></text:p>
          </text:deletion>
        </text:changed-region>
        <text:changed-region xml:id="ct94409105219776" text:id="ct94409105219776">
          <text:insertion>
            <office:change-info>
              <dc:creator>Julia Ringo</dc:creator>
              <dc:date>2023-10-18T12:56:00</dc:date>
            </office:change-info>
          </text:insertion>
        </text:changed-region>
        <text:changed-region xml:id="ct94409105220016" text:id="ct94409105220016">
          <text:deletion>
            <office:change-info>
              <dc:creator>Julia Ringo</dc:creator>
              <dc:date>2023-10-18T12:56:00</dc:date>
            </office:change-info>
            <text:p text:style-name="Text_20_body"><text:span text:style-name="T1">s</text:span></text:p>
          </text:deletion>
        </text:changed-region>
        <text:changed-region xml:id="ct94409105221536" text:id="ct94409105221536">
          <text:insertion>
            <office:change-info>
              <dc:creator>Julia Ringo</dc:creator>
              <dc:date>2023-10-18T12:56:00</dc:date>
            </office:change-info>
          </text:insertion>
        </text:changed-region>
        <text:changed-region xml:id="ct94409105223696" text:id="ct94409105223696">
          <text:insertion>
            <office:change-info>
              <dc:creator>Julia Ringo</dc:creator>
              <dc:date>2023-10-18T12:56:00</dc:date>
            </office:change-info>
          </text:insertion>
        </text:changed-region>
        <text:changed-region xml:id="ct94409105223936" text:id="ct94409105223936">
          <text:deletion>
            <office:change-info>
              <dc:creator>Julia Ringo</dc:creator>
              <dc:date>2023-10-18T12:56:00</dc:date>
            </office:change-info>
            <text:p text:style-name="Text_20_body"><text:span text:style-name="T1">,</text:span></text:p>
          </text:deletion>
        </text:changed-region>
        <text:changed-region xml:id="ct94409105224176" text:id="ct94409105224176">
          <text:deletion>
            <office:change-info>
              <dc:creator>Julia Ringo</dc:creator>
              <dc:date>2023-10-18T12:56:00</dc:date>
            </office:change-info>
            <text:p text:style-name="Text_20_body"><text:span text:style-name="T1">i</text:span></text:p>
          </text:deletion>
        </text:changed-region>
        <text:changed-region xml:id="ct94409105224416" text:id="ct94409105224416">
          <text:insertion>
            <office:change-info>
              <dc:creator>Julia Ringo</dc:creator>
              <dc:date>2023-10-18T12:56:00</dc:date>
            </office:change-info>
          </text:insertion>
        </text:changed-region>
        <text:changed-region xml:id="ct94409105225296" text:id="ct94409105225296">
          <text:insertion>
            <office:change-info>
              <dc:creator>Julia Ringo</dc:creator>
              <dc:date>2023-10-18T12:56:00</dc:date>
            </office:change-info>
          </text:insertion>
        </text:changed-region>
        <text:changed-region xml:id="ct94409105206208" text:id="ct94409105206208">
          <text:deletion>
            <office:change-info>
              <dc:creator>Julia Ringo</dc:creator>
              <dc:date>2023-10-10T11:08:00</dc:date>
            </office:change-info>
            <text:p text:style-name="Text_20_body"><text:span text:style-name="T1">…</text:span></text:p>
          </text:deletion>
        </text:changed-region>
        <text:changed-region xml:id="ct94409105228752" text:id="ct94409105228752">
          <text:insertion>
            <office:change-info>
              <dc:creator>Julia Ringo</dc:creator>
              <dc:date>2023-10-10T11:08:00</dc:date>
            </office:change-info>
          </text:insertion>
        </text:changed-region>
        <text:changed-region xml:id="ct94409105228992" text:id="ct94409105228992">
          <text:deletion>
            <office:change-info>
              <dc:creator>Julia Ringo</dc:creator>
              <dc:date>2023-10-18T12:58:00</dc:date>
            </office:change-info>
            <text:p text:style-name="Text_20_body"><text:span text:style-name="T1"><text:s/></text:span></text:p>
          </text:deletion>
        </text:changed-region>
        <text:changed-region xml:id="ct94409105229872" text:id="ct94409105229872">
          <text:deletion>
            <office:change-info>
              <dc:creator>Julia Ringo</dc:creator>
              <dc:date>2023-10-18T12:59:00</dc:date>
            </office:change-info>
            <text:p text:style-name="Text_20_body"><text:span text:style-name="T1">Hemi </text:span></text:p>
          </text:deletion>
        </text:changed-region>
        <text:changed-region xml:id="ct94409105230624" text:id="ct94409105230624">
          <text:insertion>
            <office:change-info>
              <dc:creator>Julia Ringo</dc:creator>
              <dc:date>2023-10-18T12:59:00</dc:date>
            </office:change-info>
          </text:insertion>
        </text:changed-region>
        <text:changed-region xml:id="ct94409105233424" text:id="ct94409105233424">
          <text:insertion>
            <office:change-info>
              <dc:creator>Julia Ringo</dc:creator>
              <dc:date>2023-10-18T12:59:00</dc:date>
            </office:change-info>
          </text:insertion>
        </text:changed-region>
        <text:changed-region xml:id="ct94409105233664" text:id="ct94409105233664">
          <text:deletion>
            <office:change-info>
              <dc:creator>Julia Ringo</dc:creator>
              <dc:date>2023-10-18T12:59:00</dc:date>
            </office:change-info>
            <text:p text:style-name="Text_20_body"><text:span text:style-name="T1">with </text:span></text:p>
          </text:deletion>
        </text:changed-region>
        <text:changed-region xml:id="ct94409105233904" text:id="ct94409105233904">
          <text:insertion>
            <office:change-info>
              <dc:creator>Julia Ringo</dc:creator>
              <dc:date>2023-10-18T12:59:00</dc:date>
            </office:change-info>
          </text:insertion>
        </text:changed-region>
        <text:changed-region xml:id="ct94409105234496" text:id="ct94409105234496">
          <text:insertion>
            <office:change-info>
              <dc:creator>Julia Ringo</dc:creator>
              <dc:date>2023-10-18T12:59:00</dc:date>
            </office:change-info>
          </text:insertion>
        </text:changed-region>
        <text:changed-region xml:id="ct94409105234736" text:id="ct94409105234736">
          <text:deletion>
            <office:change-info>
              <dc:creator>Julia Ringo</dc:creator>
              <dc:date>2023-10-18T12:59:00</dc:date>
            </office:change-info>
            <text:p text:style-name="Text_20_body"><text:span text:style-name="T1">at the stove </text:span></text:p>
          </text:deletion>
        </text:changed-region>
        <text:changed-region xml:id="ct94409105234976" text:id="ct94409105234976">
          <text:deletion>
            <office:change-info>
              <dc:creator>Julia Ringo</dc:creator>
              <dc:date>2023-10-18T13:00:00</dc:date>
            </office:change-info>
            <text:p text:style-name="Text_20_body"><text:span text:style-name="T1">the </text:span></text:p>
          </text:deletion>
        </text:changed-region>
        <text:changed-region xml:id="ct94409105235216" text:id="ct94409105235216">
          <text:insertion>
            <office:change-info>
              <dc:creator>Julia Ringo</dc:creator>
              <dc:date>2023-10-18T13:00:00</dc:date>
            </office:change-info>
          </text:insertion>
        </text:changed-region>
        <text:changed-region xml:id="ct94409105236544" text:id="ct94409105236544">
          <text:deletion>
            <office:change-info>
              <dc:creator>Julia Ringo</dc:creator>
              <dc:date>2023-10-18T13:00:00</dc:date>
            </office:change-info>
            <text:p text:style-name="Text_20_body"><text:span text:style-name="T1">controlling the pan </text:span></text:p>
          </text:deletion>
        </text:changed-region>
        <text:changed-region xml:id="ct94409105238304" text:id="ct94409105238304">
          <text:insertion>
            <office:change-info>
              <dc:creator>Julia Ringo</dc:creator>
              <dc:date>2023-10-18T13:04:00</dc:date>
            </office:change-info>
          </text:insertion>
        </text:changed-region>
        <text:changed-region xml:id="ct94409105238544" text:id="ct94409105238544">
          <text:insertion>
            <office:change-info>
              <dc:creator>Julia Ringo</dc:creator>
              <dc:date>2023-10-18T13:04:00</dc:date>
            </office:change-info>
          </text:insertion>
        </text:changed-region>
        <text:changed-region xml:id="ct94409105238784" text:id="ct94409105238784">
          <text:deletion>
            <office:change-info>
              <dc:creator>Julia Ringo</dc:creator>
              <dc:date>2023-10-18T13:04:00</dc:date>
            </office:change-info>
            <text:p text:style-name="Text_20_body"><text:span text:style-name="T1">,</text:span></text:p>
          </text:deletion>
        </text:changed-region>
        <text:changed-region xml:id="ct94409105239664" text:id="ct94409105239664">
          <text:deletion>
            <office:change-info>
              <dc:creator>Julia Ringo</dc:creator>
              <dc:date>2023-10-10T11:08:00</dc:date>
            </office:change-info>
            <text:p text:style-name="Text_20_body"><text:span text:style-name="T1">…</text:span></text:p>
          </text:deletion>
        </text:changed-region>
        <text:changed-region xml:id="ct94409105240528" text:id="ct94409105240528">
          <text:insertion>
            <office:change-info>
              <dc:creator>Julia Ringo</dc:creator>
              <dc:date>2023-10-10T11:08:00</dc:date>
            </office:change-info>
          </text:insertion>
        </text:changed-region>
        <text:changed-region xml:id="ct94409105241408" text:id="ct94409105241408">
          <text:insertion>
            <office:change-info>
              <dc:creator>Julia Ringo</dc:creator>
              <dc:date>2023-10-18T13:04:00</dc:date>
            </office:change-info>
          </text:insertion>
        </text:changed-region>
        <text:changed-region xml:id="ct94409105241648" text:id="ct94409105241648">
          <text:insertion>
            <office:change-info>
              <dc:creator>Julia Ringo</dc:creator>
              <dc:date>2023-10-18T13:04:00</dc:date>
            </office:change-info>
          </text:insertion>
        </text:changed-region>
        <text:changed-region xml:id="ct94409105241888" text:id="ct94409105241888">
          <text:deletion>
            <office:change-info>
              <dc:creator>Julia Ringo</dc:creator>
              <dc:date>2023-10-18T13:04:00</dc:date>
            </office:change-info>
            <text:p text:style-name="Text_20_body"><text:span text:style-name="T1">,</text:span></text:p>
          </text:deletion>
        </text:changed-region>
        <text:changed-region xml:id="ct94409105242128" text:id="ct94409105242128">
          <text:insertion>
            <office:change-info>
              <dc:creator>Julia Ringo</dc:creator>
              <dc:date>2023-10-18T13:04:00</dc:date>
            </office:change-info>
          </text:insertion>
        </text:changed-region>
        <text:changed-region xml:id="ct94409105242368" text:id="ct94409105242368">
          <text:deletion>
            <office:change-info>
              <dc:creator>Julia Ringo</dc:creator>
              <dc:date>2023-10-18T13:04:00</dc:date>
            </office:change-info>
            <text:p text:style-name="Text_20_body"><text:span text:style-name="T1">y</text:span></text:p>
          </text:deletion>
        </text:changed-region>
        <text:changed-region xml:id="ct94409105243248" text:id="ct94409105243248">
          <text:insertion>
            <office:change-info>
              <dc:creator>Julia Ringo</dc:creator>
              <dc:date>2023-10-18T13:04:00</dc:date>
            </office:change-info>
          </text:insertion>
        </text:changed-region>
        <text:changed-region xml:id="ct94409105243488" text:id="ct94409105243488">
          <text:insertion>
            <office:change-info>
              <dc:creator>Julia Ringo</dc:creator>
              <dc:date>2023-10-18T13:04:00</dc:date>
            </office:change-info>
          </text:insertion>
        </text:changed-region>
        <text:changed-region xml:id="ct94409105243728" text:id="ct94409105243728">
          <text:deletion>
            <office:change-info>
              <dc:creator>Julia Ringo</dc:creator>
              <dc:date>2023-10-18T13:04:00</dc:date>
            </office:change-info>
            <text:p text:style-name="Text_20_body"><text:span text:style-name="T1">i</text:span></text:p>
          </text:deletion>
        </text:changed-region>
        <text:changed-region xml:id="ct94409105243968" text:id="ct94409105243968">
          <text:deletion>
            <office:change-info>
              <dc:creator>Julia Ringo</dc:creator>
              <dc:date>2023-10-18T13:04:00</dc:date>
            </office:change-info>
            <text:p text:style-name="Text_20_body"><text:span text:style-name="T1">,</text:span></text:p>
          </text:deletion>
        </text:changed-region>
        <text:changed-region xml:id="ct94409100419872" text:id="ct94409100419872">
          <text:deletion>
            <office:change-info>
              <dc:creator>Julia Ringo</dc:creator>
              <dc:date>2023-10-18T13:05:00</dc:date>
            </office:change-info>
            <text:p text:style-name="Text_20_body"><text:span text:style-name="T1">being </text:span></text:p>
          </text:deletion>
        </text:changed-region>
        <text:changed-region xml:id="ct94409103458752" text:id="ct94409103458752">
          <text:insertion>
            <office:change-info>
              <dc:creator>Julia Ringo</dc:creator>
              <dc:date>2023-10-18T13:05:00</dc:date>
            </office:change-info>
          </text:insertion>
        </text:changed-region>
        <text:changed-region xml:id="ct94409105248384" text:id="ct94409105248384">
          <text:deletion>
            <office:change-info>
              <dc:creator>Julia Ringo</dc:creator>
              <dc:date>2023-10-18T13:06:00</dc:date>
            </office:change-info>
            <text:p text:style-name="Text_20_body"><text:span text:style-name="T1"><text:s/>servings apiece</text:span></text:p>
          </text:deletion>
        </text:changed-region>
        <text:changed-region xml:id="ct94409105248624" text:id="ct94409105248624">
          <text:deletion>
            <office:change-info>
              <dc:creator>Julia Ringo</dc:creator>
              <dc:date>2023-10-18T13:06:00</dc:date>
            </office:change-info>
            <text:p text:style-name="Text_20_body"><text:span text:style-name="T1">being </text:span></text:p>
          </text:deletion>
        </text:changed-region>
        <text:changed-region xml:id="ct94409105250928" text:id="ct94409105250928">
          <text:insertion>
            <office:change-info>
              <dc:creator>Julia Ringo</dc:creator>
              <dc:date>2023-10-18T13:07:00</dc:date>
            </office:change-info>
          </text:insertion>
        </text:changed-region>
        <text:changed-region xml:id="ct94409105251808" text:id="ct94409105251808">
          <text:insertion>
            <office:change-info>
              <dc:creator>Julia Ringo</dc:creator>
              <dc:date>2023-10-18T13:07:00</dc:date>
            </office:change-info>
          </text:insertion>
        </text:changed-region>
        <text:changed-region xml:id="ct94409105253328" text:id="ct94409105253328">
          <text:insertion>
            <office:change-info>
              <dc:creator>Julia Ringo</dc:creator>
              <dc:date>2023-10-18T13:07:00</dc:date>
            </office:change-info>
          </text:insertion>
        </text:changed-region>
        <text:changed-region xml:id="ct94409105254208" text:id="ct94409105254208">
          <text:insertion>
            <office:change-info>
              <dc:creator>Julia Ringo</dc:creator>
              <dc:date>2023-10-18T13:07:00</dc:date>
            </office:change-info>
          </text:insertion>
        </text:changed-region>
        <text:changed-region xml:id="ct94409105254736" text:id="ct94409105254736">
          <text:deletion>
            <office:change-info>
              <dc:creator>Julia Ringo</dc:creator>
              <dc:date>2023-10-05T13:14:00</dc:date>
            </office:change-info>
            <text:p text:style-name="Text_20_body"><text:span text:style-name="T1"><text:s/>— </text:span></text:p>
          </text:deletion>
        </text:changed-region>
        <text:changed-region xml:id="ct94409105255264" text:id="ct94409105255264">
          <text:insertion>
            <office:change-info>
              <dc:creator>Julia Ringo</dc:creator>
              <dc:date>2023-10-05T13:14:00</dc:date>
            </office:change-info>
          </text:insertion>
        </text:changed-region>
        <text:changed-region xml:id="ct94409105256448" text:id="ct94409105256448">
          <text:insertion>
            <office:change-info>
              <dc:creator>Julia Ringo</dc:creator>
              <dc:date>2023-10-18T13:07:00</dc:date>
            </office:change-info>
          </text:insertion>
        </text:changed-region>
        <text:changed-region xml:id="ct94409105258176" text:id="ct94409105258176">
          <text:deletion>
            <office:change-info>
              <dc:creator>Julia Ringo</dc:creator>
              <dc:date>2023-10-18T13:07:00</dc:date>
            </office:change-info>
            <text:p text:style-name="Text_20_body"><text:span text:style-name="T1">.</text:span></text:p>
          </text:deletion>
        </text:changed-region>
        <text:changed-region xml:id="ct94409105258416" text:id="ct94409105258416">
          <text:deletion>
            <office:change-info>
              <dc:creator>Julia Ringo</dc:creator>
              <dc:date>2023-10-18T13:08:00</dc:date>
            </office:change-info>
            <text:p text:style-name="Text_20_body"><text:span text:style-name="T1">,</text:span></text:p>
          </text:deletion>
        </text:changed-region>
        <text:changed-region xml:id="ct94409105260784" text:id="ct94409105260784">
          <text:insertion>
            <office:change-info>
              <dc:creator>Julia Ringo</dc:creator>
              <dc:date>2023-10-18T13:08:00</dc:date>
            </office:change-info>
          </text:insertion>
        </text:changed-region>
        <text:changed-region xml:id="ct94409105261024" text:id="ct94409105261024">
          <text:deletion>
            <office:change-info>
              <dc:creator>Julia Ringo</dc:creator>
              <dc:date>2023-10-18T13:08:00</dc:date>
            </office:change-info>
            <text:p text:style-name="Text_20_body"><text:span text:style-name="T1">towards</text:span></text:p>
          </text:deletion>
        </text:changed-region>
        <text:changed-region xml:id="ct94409105261264" text:id="ct94409105261264">
          <text:insertion>
            <office:change-info>
              <dc:creator>Julia Ringo</dc:creator>
              <dc:date>2023-10-18T13:08:00</dc:date>
            </office:change-info>
          </text:insertion>
        </text:changed-region>
        <text:changed-region xml:id="ct94409105263040" text:id="ct94409105263040">
          <text:insertion>
            <office:change-info>
              <dc:creator>Julia Ringo</dc:creator>
              <dc:date>2023-10-18T13:08:00</dc:date>
            </office:change-info>
          </text:insertion>
        </text:changed-region>
        <text:changed-region xml:id="ct94409103336432" text:id="ct94409103336432">
          <text:insertion>
            <office:change-info>
              <dc:creator>Julia Ringo</dc:creator>
              <dc:date>2023-10-18T13:09:00</dc:date>
            </office:change-info>
          </text:insertion>
        </text:changed-region>
        <text:changed-region xml:id="ct94409103294368" text:id="ct94409103294368">
          <text:insertion>
            <office:change-info>
              <dc:creator>Julia Ringo</dc:creator>
              <dc:date>2023-10-18T13:09:00</dc:date>
            </office:change-info>
          </text:insertion>
        </text:changed-region>
        <text:changed-region xml:id="ct94409103590480" text:id="ct94409103590480">
          <text:deletion>
            <office:change-info>
              <dc:creator>Julia Ringo</dc:creator>
              <dc:date>2023-10-18T13:09:00</dc:date>
            </office:change-info>
            <text:p text:style-name="Text_20_body"><text:span text:style-name="T1">,</text:span></text:p>
          </text:deletion>
        </text:changed-region>
        <text:changed-region xml:id="ct94409105266016" text:id="ct94409105266016">
          <text:insertion>
            <office:change-info>
              <dc:creator>Julia Ringo</dc:creator>
              <dc:date>2023-10-18T13:09:00</dc:date>
            </office:change-info>
          </text:insertion>
        </text:changed-region>
        <text:changed-region xml:id="ct94409105266256" text:id="ct94409105266256">
          <text:deletion>
            <office:change-info>
              <dc:creator>Julia Ringo</dc:creator>
              <dc:date>2023-10-18T13:09:00</dc:date>
            </office:change-info>
            <text:p text:style-name="Text_20_body"><text:span text:style-name="T1">t</text:span></text:p>
          </text:deletion>
        </text:changed-region>
        <text:changed-region xml:id="ct94409105267952" text:id="ct94409105267952">
          <text:deletion>
            <office:change-info>
              <dc:creator>Julia Ringo</dc:creator>
              <dc:date>2023-10-18T13:09:00</dc:date>
            </office:change-info>
            <text:p text:style-name="Text_20_body"><text:span text:style-name="T1">The </text:span></text:p>
          </text:deletion>
        </text:changed-region>
        <text:changed-region xml:id="ct94409105269488" text:id="ct94409105269488">
          <text:insertion>
            <office:change-info>
              <dc:creator>Julia Ringo</dc:creator>
              <dc:date>2023-10-18T13:09:00</dc:date>
            </office:change-info>
          </text:insertion>
        </text:changed-region>
        <text:changed-region xml:id="ct94409105270736" text:id="ct94409105270736">
          <text:deletion>
            <office:change-info>
              <dc:creator>Julia Ringo</dc:creator>
              <dc:date>2023-10-18T13:09:00</dc:date>
            </office:change-info>
            <text:p text:style-name="Text_20_body"><text:span text:style-name="T1">for it is</text:span></text:p>
          </text:deletion>
        </text:changed-region>
        <text:changed-region xml:id="ct94409105272320" text:id="ct94409105272320">
          <text:insertion>
            <office:change-info>
              <dc:creator>Julia Ringo</dc:creator>
              <dc:date>2023-10-18T13:09:00</dc:date>
            </office:change-info>
          </text:insertion>
        </text:changed-region>
        <text:changed-region xml:id="ct94409105282608" text:id="ct94409105282608">
          <text:deletion>
            <office:change-info>
              <dc:creator>Julia Ringo</dc:creator>
              <dc:date>2023-10-10T11:08:00</dc:date>
            </office:change-info>
            <text:p text:style-name="Text_20_body"><text:span text:style-name="T1">…</text:span></text:p>
          </text:deletion>
        </text:changed-region>
        <text:changed-region xml:id="ct94409105284048" text:id="ct94409105284048">
          <text:insertion>
            <office:change-info>
              <dc:creator>Julia Ringo</dc:creator>
              <dc:date>2023-10-10T11:08:00</dc:date>
            </office:change-info>
          </text:insertion>
        </text:changed-region>
        <text:changed-region xml:id="ct94409105285632" text:id="ct94409105285632">
          <text:insertion>
            <office:change-info>
              <dc:creator>Julia Ringo</dc:creator>
              <dc:date>2023-10-18T13:09:00</dc:date>
            </office:change-info>
          </text:insertion>
        </text:changed-region>
        <text:changed-region xml:id="ct94409105285872" text:id="ct94409105285872">
          <text:deletion>
            <office:change-info>
              <dc:creator>Julia Ringo</dc:creator>
              <dc:date>2023-10-18T13:09:00</dc:date>
            </office:change-info>
            <text:p text:style-name="Text_20_body"><text:span text:style-name="T1">,</text:span></text:p>
          </text:deletion>
        </text:changed-region>
        <text:changed-region xml:id="ct94409105286112" text:id="ct94409105286112">
          <text:insertion>
            <office:change-info>
              <dc:creator>Julia Ringo</dc:creator>
              <dc:date>2023-10-18T13:09:00</dc:date>
            </office:change-info>
          </text:insertion>
        </text:changed-region>
        <text:changed-region xml:id="ct94409105286352" text:id="ct94409105286352">
          <text:deletion>
            <office:change-info>
              <dc:creator>Julia Ringo</dc:creator>
              <dc:date>2023-10-18T13:09:00</dc:date>
            </office:change-info>
            <text:p text:style-name="Text_20_body"><text:span text:style-name="T1">a</text:span></text:p>
          </text:deletion>
        </text:changed-region>
        <text:changed-region xml:id="ct94409105286592" text:id="ct94409105286592">
          <text:deletion>
            <office:change-info>
              <dc:creator>Julia Ringo</dc:creator>
              <dc:date>2023-10-10T11:08:00</dc:date>
            </office:change-info>
            <text:p text:style-name="Text_20_body"><text:span text:style-name="T1">…</text:span></text:p>
          </text:deletion>
        </text:changed-region>
        <text:changed-region xml:id="ct94409105287040" text:id="ct94409105287040">
          <text:insertion>
            <office:change-info>
              <dc:creator>Julia Ringo</dc:creator>
              <dc:date>2023-10-10T11:08:00</dc:date>
            </office:change-info>
          </text:insertion>
        </text:changed-region>
        <text:changed-region xml:id="ct94409105287280" text:id="ct94409105287280">
          <text:deletion>
            <office:change-info>
              <dc:creator>Julia Ringo</dc:creator>
              <dc:date>2023-10-18T13:10:00</dc:date>
            </office:change-info>
            <text:p text:style-name="Text_20_body"><text:span text:style-name="T1"><text:s/></text:span></text:p>
          </text:deletion>
        </text:changed-region>
        <text:changed-region xml:id="ct94409105287872" text:id="ct94409105287872">
          <text:insertion>
            <office:change-info>
              <dc:creator>Julia Ringo</dc:creator>
              <dc:date>2023-10-18T13:10:00</dc:date>
            </office:change-info>
          </text:insertion>
        </text:changed-region>
        <text:changed-region xml:id="ct94409105288752" text:id="ct94409105288752">
          <text:insertion>
            <office:change-info>
              <dc:creator>Julia Ringo</dc:creator>
              <dc:date>2023-10-18T13:10:00</dc:date>
            </office:change-info>
          </text:insertion>
        </text:changed-region>
        <text:changed-region xml:id="ct94409105288992" text:id="ct94409105288992">
          <text:deletion>
            <office:change-info>
              <dc:creator>Julia Ringo</dc:creator>
              <dc:date>2023-10-18T13:10:00</dc:date>
            </office:change-info>
            <text:p text:style-name="Text_20_body"><text:span text:style-name="T1">,</text:span></text:p>
          </text:deletion>
        </text:changed-region>
        <text:changed-region xml:id="ct94409105289232" text:id="ct94409105289232">
          <text:insertion>
            <office:change-info>
              <dc:creator>Julia Ringo</dc:creator>
              <dc:date>2023-10-18T13:10:00</dc:date>
            </office:change-info>
          </text:insertion>
        </text:changed-region>
        <text:changed-region xml:id="ct94409105289760" text:id="ct94409105289760">
          <text:insertion>
            <office:change-info>
              <dc:creator>Julia Ringo</dc:creator>
              <dc:date>2023-10-18T13:10:00</dc:date>
            </office:change-info>
          </text:insertion>
        </text:changed-region>
        <text:changed-region xml:id="ct94409105290000" text:id="ct94409105290000">
          <text:deletion>
            <office:change-info>
              <dc:creator>Julia Ringo</dc:creator>
              <dc:date>2023-10-18T13:10:00</dc:date>
            </office:change-info>
            <text:p text:style-name="Text_20_body"><text:span text:style-name="T1">‘</text:span></text:p>
          </text:deletion>
        </text:changed-region>
        <text:changed-region xml:id="ct94409105290928" text:id="ct94409105290928">
          <text:insertion>
            <office:change-info>
              <dc:creator>Julia Ringo</dc:creator>
              <dc:date>2023-10-18T13:10:00</dc:date>
            </office:change-info>
          </text:insertion>
        </text:changed-region>
        <text:changed-region xml:id="ct94409105292112" text:id="ct94409105292112">
          <text:insertion>
            <office:change-info>
              <dc:creator>Julia Ringo</dc:creator>
              <dc:date>2023-10-18T13:10:00</dc:date>
            </office:change-info>
          </text:insertion>
        </text:changed-region>
        <text:changed-region xml:id="ct94409105292352" text:id="ct94409105292352">
          <text:deletion>
            <office:change-info>
              <dc:creator>Julia Ringo</dc:creator>
              <dc:date>2023-10-18T13:10:00</dc:date>
            </office:change-info>
            <text:p text:style-name="Text_20_body"><text:span text:style-name="T1">C</text:span></text:p>
          </text:deletion>
        </text:changed-region>
        <text:changed-region xml:id="ct94409099838624" text:id="ct94409099838624">
          <text:deletion>
            <office:change-info>
              <dc:creator>Julia Ringo</dc:creator>
              <dc:date>2023-10-18T13:10:00</dc:date>
            </office:change-info>
            <text:p text:style-name="Text_20_body"><text:span text:style-name="T1">-</text:span></text:p>
          </text:deletion>
        </text:changed-region>
        <text:changed-region xml:id="ct94409103732992" text:id="ct94409103732992">
          <text:insertion>
            <office:change-info>
              <dc:creator>Julia Ringo</dc:creator>
              <dc:date>2023-10-18T13:10:00</dc:date>
            </office:change-info>
          </text:insertion>
        </text:changed-region>
        <text:changed-region xml:id="ct94409103304304" text:id="ct94409103304304">
          <text:insertion>
            <office:change-info>
              <dc:creator>Julia Ringo</dc:creator>
              <dc:date>2023-10-18T13:11:00</dc:date>
            </office:change-info>
          </text:insertion>
        </text:changed-region>
        <text:changed-region xml:id="ct94409105267408" text:id="ct94409105267408">
          <text:insertion>
            <office:change-info>
              <dc:creator>Julia Ringo</dc:creator>
              <dc:date>2023-10-18T13:11:00</dc:date>
            </office:change-info>
          </text:insertion>
        </text:changed-region>
        <text:changed-region xml:id="ct94409105292592" text:id="ct94409105292592">
          <text:insertion>
            <office:change-info>
              <dc:creator>Julia Ringo</dc:creator>
              <dc:date>2023-10-18T13:11:00</dc:date>
            </office:change-info>
          </text:insertion>
        </text:changed-region>
        <text:changed-region xml:id="ct94409105292832" text:id="ct94409105292832">
          <text:insertion>
            <office:change-info>
              <dc:creator>Julia Ringo</dc:creator>
              <dc:date>2023-10-18T13:11:00</dc:date>
            </office:change-info>
          </text:insertion>
        </text:changed-region>
        <text:changed-region xml:id="ct94409105296928" text:id="ct94409105296928">
          <text:insertion>
            <office:change-info>
              <dc:creator>Julia Ringo</dc:creator>
              <dc:date>2023-10-18T13:11:00</dc:date>
            </office:change-info>
          </text:insertion>
        </text:changed-region>
        <text:changed-region xml:id="ct94409105297168" text:id="ct94409105297168">
          <text:deletion>
            <office:change-info>
              <dc:creator>Julia Ringo</dc:creator>
              <dc:date>2023-10-18T13:11:00</dc:date>
            </office:change-info>
            <text:p text:style-name="Text_20_body"><text:span text:style-name="T1">;</text:span></text:p>
          </text:deletion>
        </text:changed-region>
        <text:changed-region xml:id="ct94409105269856" text:id="ct94409105269856">
          <text:insertion>
            <office:change-info>
              <dc:creator>Julia Ringo</dc:creator>
              <dc:date>2023-10-18T13:12:00</dc:date>
            </office:change-info>
          </text:insertion>
        </text:changed-region>
        <text:changed-region xml:id="ct94409105269072" text:id="ct94409105269072">
          <text:deletion>
            <office:change-info>
              <dc:creator>Julia Ringo</dc:creator>
              <dc:date>2023-10-10T11:08:00</dc:date>
            </office:change-info>
            <text:p text:style-name="Text_20_body"><text:span text:style-name="T1">…</text:span></text:p>
          </text:deletion>
        </text:changed-region>
        <text:changed-region xml:id="ct94409105279296" text:id="ct94409105279296">
          <text:insertion>
            <office:change-info>
              <dc:creator>Julia Ringo</dc:creator>
              <dc:date>2023-10-10T11:08:00</dc:date>
            </office:change-info>
          </text:insertion>
        </text:changed-region>
        <text:changed-region xml:id="ct94409105278048" text:id="ct94409105278048">
          <text:deletion>
            <office:change-info>
              <dc:creator>Julia Ringo</dc:creator>
              <dc:date>2023-10-18T13:13:00</dc:date>
            </office:change-info>
            <text:p text:style-name="Text_20_body"><text:span text:style-name="T1">to remain</text:span></text:p>
          </text:deletion>
        </text:changed-region>
        <text:changed-region xml:id="ct94409105302576" text:id="ct94409105302576">
          <text:insertion>
            <office:change-info>
              <dc:creator>Julia Ringo</dc:creator>
              <dc:date>2023-10-18T13:13:00</dc:date>
            </office:change-info>
          </text:insertion>
        </text:changed-region>
        <text:changed-region xml:id="ct94409105302816" text:id="ct94409105302816">
          <text:insertion>
            <office:change-info>
              <dc:creator>Julia Ringo</dc:creator>
              <dc:date>2023-10-18T13:16:00</dc:date>
            </office:change-info>
          </text:insertion>
        </text:changed-region>
        <text:changed-region xml:id="ct94409105311888" text:id="ct94409105311888">
          <text:insertion>
            <office:change-info>
              <dc:creator>Julia Ringo</dc:creator>
              <dc:date>2023-10-18T13:16:00</dc:date>
            </office:change-info>
          </text:insertion>
        </text:changed-region>
        <text:changed-region xml:id="ct94409105038256" text:id="ct94409105038256">
          <text:deletion>
            <office:change-info>
              <dc:creator>Julia Ringo</dc:creator>
              <dc:date>2023-10-05T13:14:00</dc:date>
            </office:change-info>
            <text:p text:style-name="Text_20_body"><text:span text:style-name="T1"><text:s/>— </text:span></text:p>
          </text:deletion>
        </text:changed-region>
        <text:changed-region xml:id="ct94409105037536" text:id="ct94409105037536">
          <text:insertion>
            <office:change-info>
              <dc:creator>Julia Ringo</dc:creator>
              <dc:date>2023-10-05T13:14:00</dc:date>
            </office:change-info>
          </text:insertion>
        </text:changed-region>
        <text:changed-region xml:id="ct94409105036896" text:id="ct94409105036896">
          <text:deletion>
            <office:change-info>
              <dc:creator>Julia Ringo</dc:creator>
              <dc:date>2023-10-10T11:08:00</dc:date>
            </office:change-info>
            <text:p text:style-name="Text_20_body"><text:span text:style-name="T1">…</text:span></text:p>
          </text:deletion>
        </text:changed-region>
        <text:changed-region xml:id="ct94409105033936" text:id="ct94409105033936">
          <text:insertion>
            <office:change-info>
              <dc:creator>Julia Ringo</dc:creator>
              <dc:date>2023-10-10T11:08:00</dc:date>
            </office:change-info>
          </text:insertion>
        </text:changed-region>
        <text:changed-region xml:id="ct94409105032304" text:id="ct94409105032304">
          <text:deletion>
            <office:change-info>
              <dc:creator>Julia Ringo</dc:creator>
              <dc:date>2023-10-10T11:08:00</dc:date>
            </office:change-info>
            <text:p text:style-name="Text_20_body"><text:span text:style-name="T1">…</text:span></text:p>
          </text:deletion>
        </text:changed-region>
        <text:changed-region xml:id="ct94409105122608" text:id="ct94409105122608">
          <text:insertion>
            <office:change-info>
              <dc:creator>Julia Ringo</dc:creator>
              <dc:date>2023-10-10T11:08:00</dc:date>
            </office:change-info>
          </text:insertion>
        </text:changed-region>
        <text:changed-region xml:id="ct94409105031664" text:id="ct94409105031664">
          <text:insertion>
            <office:change-info>
              <dc:creator>Julia Ringo</dc:creator>
              <dc:date>2023-10-18T13:16:00</dc:date>
            </office:change-info>
          </text:insertion>
        </text:changed-region>
        <text:changed-region xml:id="ct94409104830880" text:id="ct94409104830880">
          <text:insertion>
            <office:change-info>
              <dc:creator>Julia Ringo</dc:creator>
              <dc:date>2023-10-18T13:17:00</dc:date>
            </office:change-info>
          </text:insertion>
        </text:changed-region>
        <text:changed-region xml:id="ct94409105141408" text:id="ct94409105141408">
          <text:insertion>
            <office:change-info>
              <dc:creator>Julia Ringo</dc:creator>
              <dc:date>2023-10-18T13:17:00</dc:date>
            </office:change-info>
          </text:insertion>
        </text:changed-region>
        <text:changed-region xml:id="ct94409105143536" text:id="ct94409105143536">
          <text:insertion>
            <office:change-info>
              <dc:creator>Julia Ringo</dc:creator>
              <dc:date>2023-10-18T13:17:00</dc:date>
            </office:change-info>
          </text:insertion>
        </text:changed-region>
        <text:changed-region xml:id="ct94409105145536" text:id="ct94409105145536">
          <text:insertion>
            <office:change-info>
              <dc:creator>Julia Ringo</dc:creator>
              <dc:date>2023-10-18T13:18:00</dc:date>
            </office:change-info>
          </text:insertion>
        </text:changed-region>
        <text:changed-region xml:id="ct94409105164224" text:id="ct94409105164224">
          <text:insertion>
            <office:change-info>
              <dc:creator>Julia Ringo</dc:creator>
              <dc:date>2023-10-18T13:18:00</dc:date>
            </office:change-info>
          </text:insertion>
        </text:changed-region>
        <text:changed-region xml:id="ct94409105164864" text:id="ct94409105164864">
          <text:deletion>
            <office:change-info>
              <dc:creator>Julia Ringo</dc:creator>
              <dc:date>2023-10-18T13:18:00</dc:date>
            </office:change-info>
            <text:p text:style-name="Text_20_body"><text:span text:style-name="T1">b</text:span></text:p>
          </text:deletion>
        </text:changed-region>
        <text:changed-region xml:id="ct94409105165984" text:id="ct94409105165984">
          <text:insertion>
            <office:change-info>
              <dc:creator>Julia Ringo</dc:creator>
              <dc:date>2023-10-18T13:18:00</dc:date>
            </office:change-info>
          </text:insertion>
        </text:changed-region>
        <text:changed-region xml:id="ct94409105166624" text:id="ct94409105166624">
          <text:insertion>
            <office:change-info>
              <dc:creator>Julia Ringo</dc:creator>
              <dc:date>2023-10-18T13:18:00</dc:date>
            </office:change-info>
          </text:insertion>
        </text:changed-region>
        <text:changed-region xml:id="ct94409105169536" text:id="ct94409105169536">
          <text:deletion>
            <office:change-info>
              <dc:creator>Julia Ringo</dc:creator>
              <dc:date>2023-10-18T13:18:00</dc:date>
            </office:change-info>
            <text:p text:style-name="Text_20_body"><text:span text:style-name="T1">;</text:span></text:p>
          </text:deletion>
        </text:changed-region>
        <text:changed-region xml:id="ct94409099894720" text:id="ct94409099894720">
          <text:insertion>
            <office:change-info>
              <dc:creator>Julia Ringo</dc:creator>
              <dc:date>2023-10-18T13:18:00</dc:date>
            </office:change-info>
          </text:insertion>
        </text:changed-region>
        <text:changed-region xml:id="ct94409105170176" text:id="ct94409105170176">
          <text:deletion>
            <office:change-info>
              <dc:creator>Julia Ringo</dc:creator>
              <dc:date>2023-10-18T13:18:00</dc:date>
            </office:change-info>
            <text:p text:style-name="Text_20_body"><text:span text:style-name="T1">o</text:span></text:p>
          </text:deletion>
        </text:changed-region>
        <text:changed-region xml:id="ct94409105170816" text:id="ct94409105170816">
          <text:deletion>
            <office:change-info>
              <dc:creator>Julia Ringo</dc:creator>
              <dc:date>2023-10-18T13:18:00</dc:date>
            </office:change-info>
            <text:p text:style-name="Text_20_body"><text:span text:style-name="T1">’</text:span></text:p>
          </text:deletion>
        </text:changed-region>
        <text:changed-region xml:id="ct94409105171456" text:id="ct94409105171456">
          <text:insertion>
            <office:change-info>
              <dc:creator>Julia Ringo</dc:creator>
              <dc:date>2023-10-18T13:18:00</dc:date>
            </office:change-info>
          </text:insertion>
        </text:changed-region>
        <text:changed-region xml:id="ct94409105172336" text:id="ct94409105172336">
          <text:deletion>
            <office:change-info>
              <dc:creator>Julia Ringo</dc:creator>
              <dc:date>2023-10-18T13:18:00</dc:date>
            </office:change-info>
            <text:p text:style-name="Text_20_body"><text:span text:style-name="T1"><text:s/>though</text:span></text:p>
          </text:deletion>
        </text:changed-region>
        <text:changed-region xml:id="ct94409105315184" text:id="ct94409105315184">
          <text:insertion>
            <office:change-info>
              <dc:creator>Julia Ringo</dc:creator>
              <dc:date>2023-10-18T13:20:00</dc:date>
            </office:change-info>
          </text:insertion>
        </text:changed-region>
        <text:changed-region xml:id="ct94409105186304" text:id="ct94409105186304">
          <text:insertion>
            <office:change-info>
              <dc:creator>Julia Ringo</dc:creator>
              <dc:date>2023-10-18T13:19:00</dc:date>
            </office:change-info>
          </text:insertion>
        </text:changed-region>
        <text:changed-region xml:id="ct94409105189872" text:id="ct94409105189872">
          <text:deletion>
            <office:change-info>
              <dc:creator>Julia Ringo</dc:creator>
              <dc:date>2023-10-18T13:19:00</dc:date>
            </office:change-info>
            <text:p text:style-name="Text_20_body"><text:span text:style-name="T1">,</text:span></text:p>
          </text:deletion>
        </text:changed-region>
        <text:changed-region xml:id="ct94409100490272" text:id="ct94409100490272">
          <text:insertion>
            <office:change-info>
              <dc:creator>Julia Ringo</dc:creator>
              <dc:date>2023-10-18T13:19:00</dc:date>
            </office:change-info>
          </text:insertion>
        </text:changed-region>
        <text:changed-region xml:id="ct94409105202944" text:id="ct94409105202944">
          <text:deletion>
            <office:change-info>
              <dc:creator>Julia Ringo</dc:creator>
              <dc:date>2023-10-18T13:19:00</dc:date>
            </office:change-info>
            <text:p text:style-name="Text_20_body"><text:span text:style-name="T1">t</text:span></text:p>
          </text:deletion>
        </text:changed-region>
        <text:changed-region xml:id="ct94409105210320" text:id="ct94409105210320">
          <text:insertion>
            <office:change-info>
              <dc:creator>Julia Ringo</dc:creator>
              <dc:date>2023-10-18T13:19:00</dc:date>
            </office:change-info>
          </text:insertion>
        </text:changed-region>
        <text:changed-region xml:id="ct94409105210960" text:id="ct94409105210960">
          <text:deletion>
            <office:change-info>
              <dc:creator>Julia Ringo</dc:creator>
              <dc:date>2023-10-18T13:19:00</dc:date>
            </office:change-info>
            <text:p text:style-name="Text_20_body"><text:span text:style-name="T1">l</text:span></text:p>
          </text:deletion>
        </text:changed-region>
        <text:changed-region xml:id="ct94409105316688" text:id="ct94409105316688">
          <text:insertion>
            <office:change-info>
              <dc:creator>Julia Ringo</dc:creator>
              <dc:date>2023-10-18T13:21:00</dc:date>
            </office:change-info>
          </text:insertion>
        </text:changed-region>
        <text:changed-region xml:id="ct94409105212800" text:id="ct94409105212800">
          <text:deletion>
            <office:change-info>
              <dc:creator>Julia Ringo</dc:creator>
              <dc:date>2023-10-10T11:08:00</dc:date>
            </office:change-info>
            <text:p text:style-name="Text_20_body"><text:span text:style-name="T1">…</text:span></text:p>
          </text:deletion>
        </text:changed-region>
        <text:changed-region xml:id="ct94409105213440" text:id="ct94409105213440">
          <text:insertion>
            <office:change-info>
              <dc:creator>Julia Ringo</dc:creator>
              <dc:date>2023-10-10T11:08:00</dc:date>
            </office:change-info>
          </text:insertion>
        </text:changed-region>
        <text:changed-region xml:id="ct94409105215280" text:id="ct94409105215280">
          <text:deletion>
            <office:change-info>
              <dc:creator>Julia Ringo</dc:creator>
              <dc:date>2023-10-18T13:21:00</dc:date>
            </office:change-info>
            <text:p text:style-name="Text_20_body"><text:span text:style-name="T1"><text:s/></text:span></text:p>
          </text:deletion>
        </text:changed-region>
        <text:changed-region xml:id="ct94409105216640" text:id="ct94409105216640">
          <text:insertion>
            <office:change-info>
              <dc:creator>Julia Ringo</dc:creator>
              <dc:date>2023-10-18T13:21:00</dc:date>
            </office:change-info>
          </text:insertion>
        </text:changed-region>
        <text:changed-region xml:id="ct94409105220608" text:id="ct94409105220608">
          <text:deletion>
            <office:change-info>
              <dc:creator>Julia Ringo</dc:creator>
              <dc:date>2023-10-18T13:21:00</dc:date>
            </office:change-info>
            <text:p text:style-name="Text_20_body"><text:span text:style-name="T1">..</text:span></text:p>
          </text:deletion>
        </text:changed-region>
        <text:changed-region xml:id="ct94409105222128" text:id="ct94409105222128">
          <text:insertion>
            <office:change-info>
              <dc:creator>Julia Ringo</dc:creator>
              <dc:date>2023-10-18T13:21:00</dc:date>
            </office:change-info>
          </text:insertion>
        </text:changed-region>
        <text:changed-region xml:id="ct94409105225536" text:id="ct94409105225536">
          <text:deletion>
            <office:change-info>
              <dc:creator>Julia Ringo</dc:creator>
              <dc:date>2023-10-18T13:21:00</dc:date>
            </office:change-info>
            <text:p text:style-name="Text_20_body"><text:span text:style-name="T1">;</text:span></text:p>
          </text:deletion>
        </text:changed-region>
        <text:changed-region xml:id="ct94409105225008" text:id="ct94409105225008">
          <text:deletion>
            <office:change-info>
              <dc:creator>Julia Ringo</dc:creator>
              <dc:date>2023-10-05T13:14:00</dc:date>
            </office:change-info>
            <text:p text:style-name="Text_20_body"><text:span text:style-name="T1"><text:s/>— </text:span></text:p>
          </text:deletion>
        </text:changed-region>
        <text:changed-region xml:id="ct94409105318336" text:id="ct94409105318336">
          <text:insertion>
            <office:change-info>
              <dc:creator>Julia Ringo</dc:creator>
              <dc:date>2023-10-05T13:14:00</dc:date>
            </office:change-info>
          </text:insertion>
        </text:changed-region>
        <text:changed-region xml:id="ct94409105231216" text:id="ct94409105231216">
          <text:insertion>
            <office:change-info>
              <dc:creator>Julia Ringo</dc:creator>
              <dc:date>2023-10-18T13:23:00</dc:date>
            </office:change-info>
          </text:insertion>
        </text:changed-region>
        <text:changed-region xml:id="ct94409105320240" text:id="ct94409105320240">
          <text:deletion>
            <office:change-info>
              <dc:creator>Julia Ringo</dc:creator>
              <dc:date>2023-10-10T11:08:00</dc:date>
            </office:change-info>
            <text:p text:style-name="Text_20_body"><text:span text:style-name="T1">…</text:span></text:p>
          </text:deletion>
        </text:changed-region>
        <text:changed-region xml:id="ct94409105321488" text:id="ct94409105321488">
          <text:insertion>
            <office:change-info>
              <dc:creator>Julia Ringo</dc:creator>
              <dc:date>2023-10-10T11:08:00</dc:date>
            </office:change-info>
          </text:insertion>
        </text:changed-region>
        <text:changed-region xml:id="ct94409105244560" text:id="ct94409105244560">
          <text:insertion>
            <office:change-info>
              <dc:creator>Julia Ringo</dc:creator>
              <dc:date>2023-10-18T13:23:00</dc:date>
            </office:change-info>
          </text:insertion>
        </text:changed-region>
        <text:changed-region xml:id="ct94409105246464" text:id="ct94409105246464">
          <text:insertion>
            <office:change-info>
              <dc:creator>Julia Ringo</dc:creator>
              <dc:date>2023-10-18T13:23:00</dc:date>
            </office:change-info>
          </text:insertion>
        </text:changed-region>
        <text:changed-region xml:id="ct94409105247456" text:id="ct94409105247456">
          <text:deletion>
            <office:change-info>
              <dc:creator>Julia Ringo</dc:creator>
              <dc:date>2023-10-18T13:23:00</dc:date>
            </office:change-info>
            <text:p text:style-name="Text_20_body"><text:span text:style-name="T1">,</text:span></text:p>
          </text:deletion>
        </text:changed-region>
        <text:changed-region xml:id="ct94409105248096" text:id="ct94409105248096">
          <text:insertion>
            <office:change-info>
              <dc:creator>Julia Ringo</dc:creator>
              <dc:date>2023-10-18T13:23:00</dc:date>
            </office:change-info>
          </text:insertion>
        </text:changed-region>
        <text:changed-region xml:id="ct94409105250640" text:id="ct94409105250640">
          <text:insertion>
            <office:change-info>
              <dc:creator>Julia Ringo</dc:creator>
              <dc:date>2023-10-18T13:23:00</dc:date>
            </office:change-info>
          </text:insertion>
        </text:changed-region>
        <text:changed-region xml:id="ct94409105251520" text:id="ct94409105251520">
          <text:deletion>
            <office:change-info>
              <dc:creator>Julia Ringo</dc:creator>
              <dc:date>2023-10-18T13:23:00</dc:date>
            </office:change-info>
            <text:p text:style-name="Text_20_body"><text:span text:style-name="T1"><text:s/>from behind the curtain</text:span></text:p>
          </text:deletion>
        </text:changed-region>
        <text:changed-region xml:id="ct94409105252400" text:id="ct94409105252400">
          <text:insertion>
            <office:change-info>
              <dc:creator>Julia Ringo</dc:creator>
              <dc:date>2023-10-18T13:24:00</dc:date>
            </office:change-info>
          </text:insertion>
        </text:changed-region>
        <text:changed-region xml:id="ct94409105253040" text:id="ct94409105253040">
          <text:insertion>
            <office:change-info>
              <dc:creator>Julia Ringo</dc:creator>
              <dc:date>2023-10-18T13:24:00</dc:date>
            </office:change-info>
          </text:insertion>
        </text:changed-region>
        <text:changed-region xml:id="ct94409105253920" text:id="ct94409105253920">
          <text:deletion>
            <office:change-info>
              <dc:creator>Julia Ringo</dc:creator>
              <dc:date>2023-10-05T13:14:00</dc:date>
            </office:change-info>
            <text:p text:style-name="Text_20_body"><text:span text:style-name="T1"><text:s/>— </text:span></text:p>
          </text:deletion>
        </text:changed-region>
        <text:changed-region xml:id="ct94409105254976" text:id="ct94409105254976">
          <text:insertion>
            <office:change-info>
              <dc:creator>Julia Ringo</dc:creator>
              <dc:date>2023-10-05T13:14:00</dc:date>
            </office:change-info>
          </text:insertion>
        </text:changed-region>
        <text:changed-region xml:id="ct94409105254448" text:id="ct94409105254448">
          <text:insertion>
            <office:change-info>
              <dc:creator>Julia Ringo</dc:creator>
              <dc:date>2023-10-18T13:25:00</dc:date>
            </office:change-info>
          </text:insertion>
        </text:changed-region>
        <text:changed-region xml:id="ct94409105257248" text:id="ct94409105257248">
          <text:insertion>
            <office:change-info>
              <dc:creator>Julia Ringo</dc:creator>
              <dc:date>2023-10-18T13:25:00</dc:date>
            </office:change-info>
          </text:insertion>
        </text:changed-region>
        <text:changed-region xml:id="ct94409105296640" text:id="ct94409105296640">
          <text:deletion>
            <office:change-info>
              <dc:creator>Julia Ringo</dc:creator>
              <dc:date>2023-10-18T13:25:00</dc:date>
            </office:change-info>
            <text:p text:style-name="Text_20_body"><text:span text:style-name="T1">There was a clinking of </text:span></text:p>
          </text:deletion>
        </text:changed-region>
        <text:changed-region xml:id="ct94409105299552" text:id="ct94409105299552">
          <text:insertion>
            <office:change-info>
              <dc:creator>Julia Ringo</dc:creator>
              <dc:date>2023-10-18T13:25:00</dc:date>
            </office:change-info>
          </text:insertion>
        </text:changed-region>
        <text:changed-region xml:id="ct94409105300192" text:id="ct94409105300192">
          <text:deletion>
            <office:change-info>
              <dc:creator>Julia Ringo</dc:creator>
              <dc:date>2023-10-18T13:25:00</dc:date>
            </office:change-info>
            <text:p text:style-name="Text_20_body"><text:span text:style-name="T1">t</text:span></text:p>
          </text:deletion>
        </text:changed-region>
        <text:changed-region xml:id="ct94409105276768" text:id="ct94409105276768">
          <text:insertion>
            <office:change-info>
              <dc:creator>Julia Ringo</dc:creator>
              <dc:date>2023-10-18T13:25:00</dc:date>
            </office:change-info>
          </text:insertion>
        </text:changed-region>
        <text:changed-region xml:id="ct94409105041440" text:id="ct94409105041440">
          <text:deletion>
            <office:change-info>
              <dc:creator>Julia Ringo</dc:creator>
              <dc:date>2023-10-18T13:25:00</dc:date>
            </office:change-info>
            <text:p text:style-name="Text_20_body"><text:span text:style-name="T1"><text:s/>so she could look at Hemi and talk to him while she ate</text:span></text:p>
          </text:deletion>
        </text:changed-region>
        <text:changed-region xml:id="ct94409105329488" text:id="ct94409105329488">
          <text:insertion>
            <office:change-info>
              <dc:creator>Julia Ringo</dc:creator>
              <dc:date>2023-10-18T13:25:00</dc:date>
            </office:change-info>
          </text:insertion>
        </text:changed-region>
        <text:changed-region xml:id="ct94409105329808" text:id="ct94409105329808">
          <text:deletion>
            <office:change-info>
              <dc:creator>Julia Ringo</dc:creator>
              <dc:date>2023-10-18T13:25:00</dc:date>
            </office:change-info>
            <text:p text:style-name="Text_20_body"><text:span text:style-name="T1">’</text:span></text:p>
          </text:deletion>
        </text:changed-region>
        <text:changed-region xml:id="ct94409105283008" text:id="ct94409105283008">
          <text:deletion>
            <office:change-info>
              <dc:creator>Julia Ringo</dc:creator>
              <dc:date>2023-10-05T13:14:00</dc:date>
            </office:change-info>
            <text:p text:style-name="Text_20_body"><text:span text:style-name="T1"><text:s/>— </text:span></text:p>
          </text:deletion>
        </text:changed-region>
        <text:changed-region xml:id="ct94409105332624" text:id="ct94409105332624">
          <text:insertion>
            <office:change-info>
              <dc:creator>Julia Ringo</dc:creator>
              <dc:date>2023-10-05T13:14:00</dc:date>
            </office:change-info>
          </text:insertion>
        </text:changed-region>
        <text:changed-region xml:id="ct94409105332864" text:id="ct94409105332864">
          <text:deletion>
            <office:change-info>
              <dc:creator>Julia Ringo</dc:creator>
              <dc:date>2023-10-18T08:33:00</dc:date>
            </office:change-info>
            <text:p text:style-name="Text_20_body"><text:span text:style-name="T1">,</text:span></text:p>
          </text:deletion>
        </text:changed-region>
        <text:changed-region xml:id="ct94409105333456" text:id="ct94409105333456">
          <text:insertion>
            <office:change-info>
              <dc:creator>Julia Ringo</dc:creator>
              <dc:date>2023-10-18T08:33:00</dc:date>
            </office:change-info>
          </text:insertion>
        </text:changed-region>
        <text:changed-region xml:id="ct94409105334480" text:id="ct94409105334480">
          <text:insertion>
            <office:change-info>
              <dc:creator>Julia Ringo</dc:creator>
              <dc:date>2023-10-18T08:34:00</dc:date>
            </office:change-info>
          </text:insertion>
        </text:changed-region>
        <text:changed-region xml:id="ct94409105335072" text:id="ct94409105335072">
          <text:deletion>
            <office:change-info>
              <dc:creator>Julia Ringo</dc:creator>
              <dc:date>2023-10-05T13:14:00</dc:date>
            </office:change-info>
            <text:p text:style-name="Text_20_body"><text:span text:style-name="T1"><text:s/>— </text:span></text:p>
          </text:deletion>
        </text:changed-region>
        <text:changed-region xml:id="ct94409105335312" text:id="ct94409105335312">
          <text:insertion>
            <office:change-info>
              <dc:creator>Julia Ringo</dc:creator>
              <dc:date>2023-10-05T13:14:00</dc:date>
            </office:change-info>
          </text:insertion>
        </text:changed-region>
        <text:changed-region xml:id="ct94409105336192" text:id="ct94409105336192">
          <text:insertion>
            <office:change-info>
              <dc:creator>Julia Ringo</dc:creator>
              <dc:date>2023-10-18T08:34:00</dc:date>
            </office:change-info>
          </text:insertion>
        </text:changed-region>
        <text:changed-region xml:id="ct94409105336432" text:id="ct94409105336432">
          <text:deletion>
            <office:change-info>
              <dc:creator>Julia Ringo</dc:creator>
              <dc:date>2023-10-18T08:34:00</dc:date>
            </office:change-info>
            <text:p text:style-name="Text_20_body"><text:span text:style-name="T1"><text:s/>T</text:span></text:p>
          </text:deletion>
        </text:changed-region>
        <text:changed-region xml:id="ct94409105338320" text:id="ct94409105338320">
          <text:insertion>
            <office:change-info>
              <dc:creator>Julia Ringo</dc:creator>
              <dc:date>2023-10-18T08:35:00</dc:date>
            </office:change-info>
          </text:insertion>
        </text:changed-region>
        <text:changed-region xml:id="ct94409105338976" text:id="ct94409105338976">
          <text:insertion>
            <office:change-info>
              <dc:creator>Julia Ringo</dc:creator>
              <dc:date>2023-10-18T08:35:00</dc:date>
            </office:change-info>
          </text:insertion>
        </text:changed-region>
        <text:changed-region xml:id="ct94409105340128" text:id="ct94409105340128">
          <text:deletion>
            <office:change-info>
              <dc:creator>Julia Ringo</dc:creator>
              <dc:date>2023-10-05T13:14:00</dc:date>
            </office:change-info>
            <text:p text:style-name="Text_20_body"><text:span text:style-name="T1"><text:s/>— </text:span></text:p>
          </text:deletion>
        </text:changed-region>
        <text:changed-region xml:id="ct94409105341120" text:id="ct94409105341120">
          <text:insertion>
            <office:change-info>
              <dc:creator>Julia Ringo</dc:creator>
              <dc:date>2023-10-05T13:14:00</dc:date>
            </office:change-info>
          </text:insertion>
        </text:changed-region>
        <text:changed-region xml:id="ct94409103716544" text:id="ct94409103716544">
          <text:deletion>
            <office:change-info>
              <dc:creator>Julia Ringo</dc:creator>
              <dc:date>2023-10-05T13:14:00</dc:date>
            </office:change-info>
            <text:p text:style-name="Text_20_body"><text:span text:style-name="T1"><text:s/>— </text:span></text:p>
          </text:deletion>
        </text:changed-region>
        <text:changed-region xml:id="ct94409100455872" text:id="ct94409100455872">
          <text:insertion>
            <office:change-info>
              <dc:creator>Julia Ringo</dc:creator>
              <dc:date>2023-10-05T13:14:00</dc:date>
            </office:change-info>
          </text:insertion>
        </text:changed-region>
        <text:changed-region xml:id="ct94409100447616" text:id="ct94409100447616">
          <text:insertion>
            <office:change-info>
              <dc:creator>Julia Ringo</dc:creator>
              <dc:date>2023-10-18T08:35:00</dc:date>
            </office:change-info>
          </text:insertion>
        </text:changed-region>
        <text:changed-region xml:id="ct94409100435232" text:id="ct94409100435232">
          <text:deletion>
            <office:change-info>
              <dc:creator>Julia Ringo</dc:creator>
              <dc:date>2023-10-18T08:35:00</dc:date>
            </office:change-info>
            <text:p text:style-name="Text_20_body"><text:span text:style-name="T1">, </text:span></text:p>
          </text:deletion>
        </text:changed-region>
        <text:changed-region xml:id="ct94409103716176" text:id="ct94409103716176">
          <text:insertion>
            <office:change-info>
              <dc:creator>Julia Ringo</dc:creator>
              <dc:date>2023-10-18T08:35:00</dc:date>
            </office:change-info>
          </text:insertion>
        </text:changed-region>
        <text:changed-region xml:id="ct94409099437632" text:id="ct94409099437632">
          <text:deletion>
            <office:change-info>
              <dc:creator>Julia Ringo</dc:creator>
              <dc:date>2023-10-18T08:35:00</dc:date>
            </office:change-info>
            <text:p text:style-name="Text_20_body"><text:span text:style-name="T1">f</text:span></text:p>
          </text:deletion>
        </text:changed-region>
        <text:changed-region xml:id="ct94409105345344" text:id="ct94409105345344">
          <text:insertion>
            <office:change-info>
              <dc:creator>Julia Ringo</dc:creator>
              <dc:date>2023-10-18T08:35:00</dc:date>
            </office:change-info>
          </text:insertion>
        </text:changed-region>
        <text:changed-region xml:id="ct94409105345584" text:id="ct94409105345584">
          <text:insertion>
            <office:change-info>
              <dc:creator>Julia Ringo</dc:creator>
              <dc:date>2023-10-18T08:35:00</dc:date>
            </office:change-info>
          </text:insertion>
        </text:changed-region>
        <text:changed-region xml:id="ct94409105345824" text:id="ct94409105345824">
          <text:deletion>
            <office:change-info>
              <dc:creator>Julia Ringo</dc:creator>
              <dc:date>2023-10-18T08:35:00</dc:date>
            </office:change-info>
            <text:p text:style-name="Text_20_body"><text:span text:style-name="T1">,</text:span></text:p>
          </text:deletion>
        </text:changed-region>
        <text:changed-region xml:id="ct94409105346064" text:id="ct94409105346064">
          <text:insertion>
            <office:change-info>
              <dc:creator>Julia Ringo</dc:creator>
              <dc:date>2023-10-18T08:35:00</dc:date>
            </office:change-info>
          </text:insertion>
        </text:changed-region>
        <text:changed-region xml:id="ct94409105346304" text:id="ct94409105346304">
          <text:deletion>
            <office:change-info>
              <dc:creator>Julia Ringo</dc:creator>
              <dc:date>2023-10-18T08:35:00</dc:date>
            </office:change-info>
            <text:p text:style-name="Text_20_body"><text:span text:style-name="T1">t</text:span></text:p>
          </text:deletion>
        </text:changed-region>
        <text:changed-region xml:id="ct94409105347232" text:id="ct94409105347232">
          <text:insertion>
            <office:change-info>
              <dc:creator>Julia Ringo</dc:creator>
              <dc:date>2023-10-18T08:38:00</dc:date>
            </office:change-info>
          </text:insertion>
        </text:changed-region>
        <text:changed-region xml:id="ct94409105348848" text:id="ct94409105348848">
          <text:insertion>
            <office:change-info>
              <dc:creator>Julia Ringo</dc:creator>
              <dc:date>2023-10-18T08:38:00</dc:date>
            </office:change-info>
          </text:insertion>
        </text:changed-region>
        <text:changed-region xml:id="ct94409105355904" text:id="ct94409105355904">
          <text:insertion>
            <office:change-info>
              <dc:creator>Julia Ringo</dc:creator>
              <dc:date>2023-10-18T08:38:00</dc:date>
            </office:change-info>
          </text:insertion>
        </text:changed-region>
        <text:changed-region xml:id="ct94409105356144" text:id="ct94409105356144">
          <text:insertion>
            <office:change-info>
              <dc:creator>Julia Ringo</dc:creator>
              <dc:date>2023-10-18T08:38:00</dc:date>
            </office:change-info>
          </text:insertion>
        </text:changed-region>
        <text:changed-region xml:id="ct94409105356384" text:id="ct94409105356384">
          <text:insertion>
            <office:change-info>
              <dc:creator>Julia Ringo</dc:creator>
              <dc:date>2023-10-18T08:38:00</dc:date>
            </office:change-info>
          </text:insertion>
        </text:changed-region>
        <text:changed-region xml:id="ct94409105356624" text:id="ct94409105356624">
          <text:insertion>
            <office:change-info>
              <dc:creator>Julia Ringo</dc:creator>
              <dc:date>2023-10-18T08:38:00</dc:date>
            </office:change-info>
          </text:insertion>
        </text:changed-region>
        <text:changed-region xml:id="ct94409105358480" text:id="ct94409105358480">
          <text:insertion>
            <office:change-info>
              <dc:creator>Julia Ringo</dc:creator>
              <dc:date>2023-10-18T08:38:00</dc:date>
            </office:change-info>
          </text:insertion>
        </text:changed-region>
        <text:changed-region xml:id="ct94409105359376" text:id="ct94409105359376">
          <text:deletion>
            <office:change-info>
              <dc:creator>Julia Ringo</dc:creator>
              <dc:date>2023-10-18T08:38:00</dc:date>
            </office:change-info>
            <text:p text:style-name="Text_20_body"><text:span text:style-name="T1">,</text:span></text:p>
          </text:deletion>
        </text:changed-region>
        <text:changed-region xml:id="ct94409105361712" text:id="ct94409105361712">
          <text:insertion>
            <office:change-info>
              <dc:creator>Julia Ringo</dc:creator>
              <dc:date>2023-10-18T08:38:00</dc:date>
            </office:change-info>
          </text:insertion>
        </text:changed-region>
        <text:changed-region xml:id="ct94409105361952" text:id="ct94409105361952">
          <text:insertion>
            <office:change-info>
              <dc:creator>Julia Ringo</dc:creator>
              <dc:date>2023-10-18T08:39:00</dc:date>
            </office:change-info>
          </text:insertion>
        </text:changed-region>
        <text:changed-region xml:id="ct94409105365392" text:id="ct94409105365392">
          <text:deletion>
            <office:change-info>
              <dc:creator>Julia Ringo</dc:creator>
              <dc:date>2023-10-18T08:39:00</dc:date>
            </office:change-info>
            <text:p text:style-name="Text_20_body"><text:span text:style-name="T1">,</text:span></text:p>
          </text:deletion>
        </text:changed-region>
        <text:changed-region xml:id="ct94409105369968" text:id="ct94409105369968">
          <text:deletion>
            <office:change-info>
              <dc:creator>Julia Ringo</dc:creator>
              <dc:date>2023-10-18T08:39:00</dc:date>
            </office:change-info>
            <text:p text:style-name="Text_20_body"><text:span text:style-name="T1">and </text:span></text:p>
          </text:deletion>
        </text:changed-region>
        <text:changed-region xml:id="ct94409105370208" text:id="ct94409105370208">
          <text:deletion>
            <office:change-info>
              <dc:creator>Julia Ringo</dc:creator>
              <dc:date>2023-10-18T08:39:00</dc:date>
            </office:change-info>
            <text:p text:style-name="Text_20_body"><text:span text:style-name="T1">it </text:span></text:p>
          </text:deletion>
        </text:changed-region>
        <text:changed-region xml:id="ct94409105370448" text:id="ct94409105370448">
          <text:insertion>
            <office:change-info>
              <dc:creator>Julia Ringo</dc:creator>
              <dc:date>2023-10-18T08:39:00</dc:date>
            </office:change-info>
          </text:insertion>
        </text:changed-region>
        <text:changed-region xml:id="ct94409105370688" text:id="ct94409105370688">
          <text:insertion>
            <office:change-info>
              <dc:creator>Julia Ringo</dc:creator>
              <dc:date>2023-10-18T08:39:00</dc:date>
            </office:change-info>
          </text:insertion>
        </text:changed-region>
        <text:changed-region xml:id="ct94409105370928" text:id="ct94409105370928">
          <text:deletion>
            <office:change-info>
              <dc:creator>Julia Ringo</dc:creator>
              <dc:date>2023-10-18T08:39:00</dc:date>
            </office:change-info>
            <text:p text:style-name="Text_20_body"><text:span text:style-name="T1">Gregory </text:span></text:p>
          </text:deletion>
        </text:changed-region>
        <text:changed-region xml:id="ct94409105372096" text:id="ct94409105372096">
          <text:insertion>
            <office:change-info>
              <dc:creator>Julia Ringo</dc:creator>
              <dc:date>2023-10-18T08:39:00</dc:date>
            </office:change-info>
          </text:insertion>
        </text:changed-region>
        <text:changed-region xml:id="ct94409105373952" text:id="ct94409105373952">
          <text:insertion>
            <office:change-info>
              <dc:creator>Julia Ringo</dc:creator>
              <dc:date>2023-10-18T08:40:00</dc:date>
            </office:change-info>
          </text:insertion>
        </text:changed-region>
        <text:changed-region xml:id="ct94409105374192" text:id="ct94409105374192">
          <text:deletion>
            <office:change-info>
              <dc:creator>Julia Ringo</dc:creator>
              <dc:date>2023-10-18T08:40:00</dc:date>
            </office:change-info>
            <text:p text:style-name="Text_20_body"><text:span text:style-name="T1">, </text:span></text:p>
          </text:deletion>
        </text:changed-region>
        <text:changed-region xml:id="ct94409105374432" text:id="ct94409105374432">
          <text:insertion>
            <office:change-info>
              <dc:creator>Julia Ringo</dc:creator>
              <dc:date>2023-10-18T08:40:00</dc:date>
            </office:change-info>
          </text:insertion>
        </text:changed-region>
        <text:changed-region xml:id="ct94409105374912" text:id="ct94409105374912">
          <text:insertion>
            <office:change-info>
              <dc:creator>Julia Ringo</dc:creator>
              <dc:date>2023-10-18T08:40:00</dc:date>
            </office:change-info>
          </text:insertion>
        </text:changed-region>
        <text:changed-region xml:id="ct94409105375792" text:id="ct94409105375792">
          <text:insertion>
            <office:change-info>
              <dc:creator>Julia Ringo</dc:creator>
              <dc:date>2023-10-18T08:40:00</dc:date>
            </office:change-info>
          </text:insertion>
        </text:changed-region>
        <text:changed-region xml:id="ct94409105376192" text:id="ct94409105376192">
          <text:deletion>
            <office:change-info>
              <dc:creator>Julia Ringo</dc:creator>
              <dc:date>2023-10-18T08:40:00</dc:date>
            </office:change-info>
            <text:p text:style-name="Text_20_body"><text:span text:style-name="T1">with </text:span></text:p>
          </text:deletion>
        </text:changed-region>
        <text:changed-region xml:id="ct94409105377856" text:id="ct94409105377856">
          <text:insertion>
            <office:change-info>
              <dc:creator>Julia Ringo</dc:creator>
              <dc:date>2023-10-18T08:40:00</dc:date>
            </office:change-info>
          </text:insertion>
        </text:changed-region>
        <text:changed-region xml:id="ct94409105378176" text:id="ct94409105378176">
          <text:deletion>
            <office:change-info>
              <dc:creator>Julia Ringo</dc:creator>
              <dc:date>2023-10-18T08:40:00</dc:date>
            </office:change-info>
            <text:p text:style-name="Text_20_body"><text:span text:style-name="T1">ing</text:span></text:p>
          </text:deletion>
        </text:changed-region>
        <text:changed-region xml:id="ct94409105379168" text:id="ct94409105379168">
          <text:deletion>
            <office:change-info>
              <dc:creator>Julia Ringo</dc:creator>
              <dc:date>2023-10-18T08:40:00</dc:date>
            </office:change-info>
            <text:p text:style-name="Text_20_body"><text:span text:style-name="T1">it where </text:span></text:p>
          </text:deletion>
        </text:changed-region>
        <text:changed-region xml:id="ct94409105380160" text:id="ct94409105380160">
          <text:insertion>
            <office:change-info>
              <dc:creator>Julia Ringo</dc:creator>
              <dc:date>2023-10-18T08:40:00</dc:date>
            </office:change-info>
          </text:insertion>
        </text:changed-region>
        <text:changed-region xml:id="ct94409105381152" text:id="ct94409105381152">
          <text:deletion>
            <office:change-info>
              <dc:creator>Julia Ringo</dc:creator>
              <dc:date>2023-10-18T08:40:00</dc:date>
            </office:change-info>
            <text:p text:style-name="Text_20_body"><text:span text:style-name="T1">were drawing</text:span></text:p>
          </text:deletion>
        </text:changed-region>
        <text:changed-region xml:id="ct94409105383440" text:id="ct94409105383440">
          <text:insertion>
            <office:change-info>
              <dc:creator>Julia Ringo</dc:creator>
              <dc:date>2023-10-18T08:40:00</dc:date>
            </office:change-info>
          </text:insertion>
        </text:changed-region>
        <text:changed-region xml:id="ct94409105384880" text:id="ct94409105384880">
          <text:deletion>
            <office:change-info>
              <dc:creator>Julia Ringo</dc:creator>
              <dc:date>2023-10-10T11:08:00</dc:date>
            </office:change-info>
            <text:p text:style-name="Text_20_body"><text:span text:style-name="T1">…</text:span></text:p>
          </text:deletion>
        </text:changed-region>
        <text:changed-region xml:id="ct94409105386320" text:id="ct94409105386320">
          <text:insertion>
            <office:change-info>
              <dc:creator>Julia Ringo</dc:creator>
              <dc:date>2023-10-10T11:08:00</dc:date>
            </office:change-info>
          </text:insertion>
        </text:changed-region>
        <text:changed-region xml:id="ct94409105386640" text:id="ct94409105386640">
          <text:deletion>
            <office:change-info>
              <dc:creator>Julia Ringo</dc:creator>
              <dc:date>2023-10-18T08:40:00</dc:date>
            </office:change-info>
            <text:p text:style-name="Text_20_body"><text:span text:style-name="T1"><text:s/></text:span></text:p>
          </text:deletion>
        </text:changed-region>
        <text:changed-region xml:id="ct94409103724720" text:id="ct94409103724720">
          <text:insertion>
            <office:change-info>
              <dc:creator>Julia Ringo</dc:creator>
              <dc:date>2023-10-18T08:41:00</dc:date>
            </office:change-info>
          </text:insertion>
        </text:changed-region>
        <text:changed-region xml:id="ct94409100396064" text:id="ct94409100396064">
          <text:insertion>
            <office:change-info>
              <dc:creator>Julia Ringo</dc:creator>
              <dc:date>2023-10-18T08:41:00</dc:date>
            </office:change-info>
          </text:insertion>
        </text:changed-region>
        <text:changed-region xml:id="ct94409100288304" text:id="ct94409100288304">
          <text:insertion>
            <office:change-info>
              <dc:creator>Julia Ringo</dc:creator>
              <dc:date>2023-10-18T08:41:00</dc:date>
            </office:change-info>
          </text:insertion>
        </text:changed-region>
        <text:changed-region xml:id="ct94409100299344" text:id="ct94409100299344">
          <text:deletion>
            <office:change-info>
              <dc:creator>Julia Ringo</dc:creator>
              <dc:date>2023-10-18T08:41:00</dc:date>
            </office:change-info>
            <text:p text:style-name="Text_20_body"><text:span text:style-name="T1">,</text:span></text:p>
          </text:deletion>
        </text:changed-region>
        <text:changed-region xml:id="ct94409099857136" text:id="ct94409099857136">
          <text:deletion>
            <office:change-info>
              <dc:creator>Julia Ringo</dc:creator>
              <dc:date>2023-10-18T08:41:00</dc:date>
            </office:change-info>
            <text:p text:style-name="Text_20_body"><text:span text:style-name="T1">10</text:span></text:p>
          </text:deletion>
        </text:changed-region>
        <text:changed-region xml:id="ct94409105386880" text:id="ct94409105386880">
          <text:insertion>
            <office:change-info>
              <dc:creator>Julia Ringo</dc:creator>
              <dc:date>2023-10-18T08:41:00</dc:date>
            </office:change-info>
          </text:insertion>
        </text:changed-region>
        <text:changed-region xml:id="ct94409105387472" text:id="ct94409105387472">
          <text:insertion>
            <office:change-info>
              <dc:creator>Julia Ringo</dc:creator>
              <dc:date>2023-10-18T08:42:00</dc:date>
            </office:change-info>
          </text:insertion>
        </text:changed-region>
        <text:changed-region xml:id="ct94409105347904" text:id="ct94409105347904">
          <text:deletion>
            <office:change-info>
              <dc:creator>Julia Ringo</dc:creator>
              <dc:date>2023-10-18T08:42:00</dc:date>
            </office:change-info>
            <text:p text:style-name="Text_20_body"><text:span text:style-name="T1">, </text:span></text:p>
          </text:deletion>
        </text:changed-region>
        <text:changed-region xml:id="ct94409105379408" text:id="ct94409105379408">
          <text:insertion>
            <office:change-info>
              <dc:creator>Julia Ringo</dc:creator>
              <dc:date>2023-10-18T08:42:00</dc:date>
            </office:change-info>
          </text:insertion>
        </text:changed-region>
        <text:changed-region xml:id="ct94409105382560" text:id="ct94409105382560">
          <text:insertion>
            <office:change-info>
              <dc:creator>Julia Ringo</dc:creator>
              <dc:date>2023-10-18T08:42:00</dc:date>
            </office:change-info>
          </text:insertion>
        </text:changed-region>
        <text:changed-region xml:id="ct94409105379744" text:id="ct94409105379744">
          <text:deletion>
            <office:change-info>
              <dc:creator>Julia Ringo</dc:creator>
              <dc:date>2023-10-18T08:42:00</dc:date>
            </office:change-info>
            <text:p text:style-name="Text_20_body"><text:span text:style-name="T1">,</text:span></text:p>
          </text:deletion>
        </text:changed-region>
        <text:changed-region xml:id="ct94409105340368" text:id="ct94409105340368">
          <text:insertion>
            <office:change-info>
              <dc:creator>Julia Ringo</dc:creator>
              <dc:date>2023-10-18T08:42:00</dc:date>
            </office:change-info>
          </text:insertion>
        </text:changed-region>
        <text:changed-region xml:id="ct94409105340704" text:id="ct94409105340704">
          <text:deletion>
            <office:change-info>
              <dc:creator>Julia Ringo</dc:creator>
              <dc:date>2023-10-18T08:42:00</dc:date>
            </office:change-info>
            <text:p text:style-name="Text_20_body"><text:span text:style-name="T1">, </text:span></text:p>
          </text:deletion>
        </text:changed-region>
        <text:changed-region xml:id="ct94409099867056" text:id="ct94409099867056">
          <text:insertion>
            <office:change-info>
              <dc:creator>Julia Ringo</dc:creator>
              <dc:date>2023-10-18T08:42:00</dc:date>
            </office:change-info>
          </text:insertion>
        </text:changed-region>
        <text:changed-region xml:id="ct94409105380736" text:id="ct94409105380736">
          <text:deletion>
            <office:change-info>
              <dc:creator>Julia Ringo</dc:creator>
              <dc:date>2023-10-18T08:42:00</dc:date>
            </office:change-info>
            <text:p text:style-name="Text_20_body"><text:span text:style-name="T1">c</text:span></text:p>
          </text:deletion>
        </text:changed-region>
        <text:changed-region xml:id="ct94409099868304" text:id="ct94409099868304">
          <text:insertion>
            <office:change-info>
              <dc:creator>Julia Ringo</dc:creator>
              <dc:date>2023-10-18T08:42:00</dc:date>
            </office:change-info>
          </text:insertion>
        </text:changed-region>
        <text:changed-region xml:id="ct94409105383968" text:id="ct94409105383968">
          <text:deletion>
            <office:change-info>
              <dc:creator>Julia Ringo</dc:creator>
              <dc:date>2023-10-18T08:42:00</dc:date>
            </office:change-info>
            <text:p text:style-name="Text_20_body"><text:span text:style-name="T1">-</text:span></text:p>
          </text:deletion>
        </text:changed-region>
        <text:changed-region xml:id="ct94409099528576" text:id="ct94409099528576">
          <text:deletion>
            <office:change-info>
              <dc:creator>Julia Ringo</dc:creator>
              <dc:date>2023-10-05T13:14:00</dc:date>
            </office:change-info>
            <text:p text:style-name="Text_20_body"><text:span text:style-name="T1"><text:s/>— </text:span></text:p>
          </text:deletion>
        </text:changed-region>
        <text:changed-region xml:id="ct94409105384208" text:id="ct94409105384208">
          <text:insertion>
            <office:change-info>
              <dc:creator>Julia Ringo</dc:creator>
              <dc:date>2023-10-05T13:14:00</dc:date>
            </office:change-info>
          </text:insertion>
        </text:changed-region>
        <text:changed-region xml:id="ct94409105376976" text:id="ct94409105376976">
          <text:insertion>
            <office:change-info>
              <dc:creator>Julia Ringo</dc:creator>
              <dc:date>2023-10-18T08:43:00</dc:date>
            </office:change-info>
          </text:insertion>
        </text:changed-region>
        <text:changed-region xml:id="ct94409105387712" text:id="ct94409105387712">
          <text:deletion>
            <office:change-info>
              <dc:creator>Julia Ringo</dc:creator>
              <dc:date>2023-10-05T13:14:00</dc:date>
            </office:change-info>
            <text:p text:style-name="Text_20_body"><text:span text:style-name="T1"><text:s/>— </text:span></text:p>
          </text:deletion>
        </text:changed-region>
        <text:changed-region xml:id="ct94409105388272" text:id="ct94409105388272">
          <text:insertion>
            <office:change-info>
              <dc:creator>Julia Ringo</dc:creator>
              <dc:date>2023-10-05T13:14:00</dc:date>
            </office:change-info>
          </text:insertion>
        </text:changed-region>
        <text:changed-region xml:id="ct94409105017296" text:id="ct94409105017296">
          <text:insertion>
            <office:change-info>
              <dc:creator>Julia Ringo</dc:creator>
              <dc:date>2023-10-18T08:43:00</dc:date>
            </office:change-info>
          </text:insertion>
        </text:changed-region>
        <text:changed-region xml:id="ct94409105017536" text:id="ct94409105017536">
          <text:deletion>
            <office:change-info>
              <dc:creator>Julia Ringo</dc:creator>
              <dc:date>2023-10-18T08:43:00</dc:date>
            </office:change-info>
            <text:p text:style-name="Text_20_body"><text:span text:style-name="T1">,</text:span></text:p>
          </text:deletion>
        </text:changed-region>
        <text:changed-region xml:id="ct94409105017776" text:id="ct94409105017776">
          <text:insertion>
            <office:change-info>
              <dc:creator>Julia Ringo</dc:creator>
              <dc:date>2023-10-18T08:43:00</dc:date>
            </office:change-info>
          </text:insertion>
        </text:changed-region>
        <text:changed-region xml:id="ct94409105018016" text:id="ct94409105018016">
          <text:deletion>
            <office:change-info>
              <dc:creator>Julia Ringo</dc:creator>
              <dc:date>2023-10-18T08:43:00</dc:date>
            </office:change-info>
            <text:p text:style-name="Text_20_body"><text:span text:style-name="T1">w</text:span></text:p>
          </text:deletion>
        </text:changed-region>
        <text:changed-region xml:id="ct94409105018256" text:id="ct94409105018256">
          <text:deletion>
            <office:change-info>
              <dc:creator>Julia Ringo</dc:creator>
              <dc:date>2023-10-18T08:43:00</dc:date>
            </office:change-info>
            <text:p text:style-name="Text_20_body"><text:span text:style-name="T1">-</text:span></text:p>
          </text:deletion>
        </text:changed-region>
        <text:changed-region xml:id="ct94409105018784" text:id="ct94409105018784">
          <text:deletion>
            <office:change-info>
              <dc:creator>Julia Ringo</dc:creator>
              <dc:date>2023-10-18T08:43:00</dc:date>
            </office:change-info>
            <text:p text:style-name="Text_20_body"><text:span text:style-name="T1">30 </text:span></text:p>
          </text:deletion>
        </text:changed-region>
        <text:changed-region xml:id="ct94409105019024" text:id="ct94409105019024">
          <text:insertion>
            <office:change-info>
              <dc:creator>Julia Ringo</dc:creator>
              <dc:date>2023-10-18T08:43:00</dc:date>
            </office:change-info>
          </text:insertion>
        </text:changed-region>
        <text:changed-region xml:id="ct94409105019584" text:id="ct94409105019584">
          <text:deletion>
            <office:change-info>
              <dc:creator>Julia Ringo</dc:creator>
              <dc:date>2023-10-10T11:08:00</dc:date>
            </office:change-info>
            <text:p text:style-name="Text_20_body"><text:span text:style-name="T1">…</text:span></text:p>
          </text:deletion>
        </text:changed-region>
        <text:changed-region xml:id="ct94409105020224" text:id="ct94409105020224">
          <text:insertion>
            <office:change-info>
              <dc:creator>Julia Ringo</dc:creator>
              <dc:date>2023-10-10T11:08:00</dc:date>
            </office:change-info>
          </text:insertion>
        </text:changed-region>
        <text:changed-region xml:id="ct94409105020544" text:id="ct94409105020544">
          <text:deletion>
            <office:change-info>
              <dc:creator>Julia Ringo</dc:creator>
              <dc:date>2023-10-18T08:43:00</dc:date>
            </office:change-info>
            <text:p text:style-name="Text_20_body"><text:span text:style-name="T1"><text:s/></text:span></text:p>
          </text:deletion>
        </text:changed-region>
        <text:changed-region xml:id="ct94409105022000" text:id="ct94409105022000">
          <text:insertion>
            <office:change-info>
              <dc:creator>Julia Ringo</dc:creator>
              <dc:date>2023-10-18T08:43:00</dc:date>
            </office:change-info>
          </text:insertion>
        </text:changed-region>
        <text:changed-region xml:id="ct94409105022240" text:id="ct94409105022240">
          <text:deletion>
            <office:change-info>
              <dc:creator>Julia Ringo</dc:creator>
              <dc:date>2023-10-18T08:43:00</dc:date>
            </office:change-info>
            <text:p text:style-name="Text_20_body"><text:span text:style-name="T1">S</text:span></text:p>
          </text:deletion>
        </text:changed-region>
        <text:changed-region xml:id="ct94409105023760" text:id="ct94409105023760">
          <text:insertion>
            <office:change-info>
              <dc:creator>Julia Ringo</dc:creator>
              <dc:date>2023-10-18T08:43:00</dc:date>
            </office:change-info>
          </text:insertion>
        </text:changed-region>
        <text:changed-region xml:id="ct94409105412288" text:id="ct94409105412288">
          <text:insertion>
            <office:change-info>
              <dc:creator>Julia Ringo</dc:creator>
              <dc:date>2023-10-18T08:44:00</dc:date>
            </office:change-info>
          </text:insertion>
        </text:changed-region>
        <text:changed-region xml:id="ct94409105412816" text:id="ct94409105412816">
          <text:deletion>
            <office:change-info>
              <dc:creator>Julia Ringo</dc:creator>
              <dc:date>2023-10-18T08:44:00</dc:date>
            </office:change-info>
            <text:p text:style-name="Text_20_body"><text:span text:style-name="T1"><text:s/></text:span></text:p>
          </text:deletion>
        </text:changed-region>
        <text:changed-region xml:id="ct94409105413056" text:id="ct94409105413056">
          <text:insertion>
            <office:change-info>
              <dc:creator>Julia Ringo</dc:creator>
              <dc:date>2023-10-18T08:44:00</dc:date>
            </office:change-info>
          </text:insertion>
        </text:changed-region>
        <text:changed-region xml:id="ct94409105413296" text:id="ct94409105413296">
          <text:deletion>
            <office:change-info>
              <dc:creator>Julia Ringo</dc:creator>
              <dc:date>2023-10-18T08:44:00</dc:date>
            </office:change-info>
            <text:p text:style-name="Text_20_body"><text:span text:style-name="T1">Owen reminded himself, </text:span></text:p>
          </text:deletion>
        </text:changed-region>
        <text:changed-region xml:id="ct94409099856560" text:id="ct94409099856560">
          <text:insertion>
            <office:change-info>
              <dc:creator>Julia Ringo</dc:creator>
              <dc:date>2023-10-18T08:44:00</dc:date>
            </office:change-info>
          </text:insertion>
        </text:changed-region>
        <text:changed-region xml:id="ct94409105413888" text:id="ct94409105413888">
          <text:deletion>
            <office:change-info>
              <dc:creator>Julia Ringo</dc:creator>
              <dc:date>2023-10-18T08:44:00</dc:date>
            </office:change-info>
            <text:p text:style-name="Text_20_body"><text:span text:style-name="T1">-</text:span></text:p>
          </text:deletion>
        </text:changed-region>
        <text:changed-region xml:id="ct94409105415632" text:id="ct94409105415632">
          <text:insertion>
            <office:change-info>
              <dc:creator>Julia Ringo</dc:creator>
              <dc:date>2023-10-18T08:44:00</dc:date>
            </office:change-info>
          </text:insertion>
        </text:changed-region>
        <text:changed-region xml:id="ct94409105415872" text:id="ct94409105415872">
          <text:deletion>
            <office:change-info>
              <dc:creator>Julia Ringo</dc:creator>
              <dc:date>2023-10-18T08:44:00</dc:date>
            </office:change-info>
            <text:p text:style-name="Text_20_body"><text:span text:style-name="T1">-</text:span></text:p>
          </text:deletion>
        </text:changed-region>
        <text:changed-region xml:id="ct94409105414640" text:id="ct94409105414640">
          <text:deletion>
            <office:change-info>
              <dc:creator>Julia Ringo</dc:creator>
              <dc:date>2023-10-18T08:44:00</dc:date>
            </office:change-info>
            <text:p text:style-name="Text_20_body"><text:span text:style-name="T1">opening </text:span></text:p>
          </text:deletion>
        </text:changed-region>
        <text:changed-region xml:id="ct94409105416272" text:id="ct94409105416272">
          <text:insertion>
            <office:change-info>
              <dc:creator>Julia Ringo</dc:creator>
              <dc:date>2023-10-18T08:44:00</dc:date>
            </office:change-info>
          </text:insertion>
        </text:changed-region>
        <text:changed-region xml:id="ct94409103872304" text:id="ct94409103872304">
          <text:deletion>
            <office:change-info>
              <dc:creator>Julia Ringo</dc:creator>
              <dc:date>2023-10-18T08:45:00</dc:date>
            </office:change-info>
            <text:p text:style-name="Text_20_body"><text:span text:style-name="T1">would </text:span></text:p>
          </text:deletion>
        </text:changed-region>
        <text:changed-region xml:id="ct94409105418032" text:id="ct94409105418032">
          <text:insertion>
            <office:change-info>
              <dc:creator>Julia Ringo</dc:creator>
              <dc:date>2023-10-18T08:45:00</dc:date>
            </office:change-info>
          </text:insertion>
        </text:changed-region>
        <text:changed-region xml:id="ct94409105420176" text:id="ct94409105420176">
          <text:deletion>
            <office:change-info>
              <dc:creator>Julia Ringo</dc:creator>
              <dc:date>2023-10-18T08:45:00</dc:date>
            </office:change-info>
            <text:p text:style-name="Text_20_body"><text:span text:style-name="T1">up </text:span></text:p>
          </text:deletion>
        </text:changed-region>
        <text:changed-region xml:id="ct94409105420416" text:id="ct94409105420416">
          <text:deletion>
            <office:change-info>
              <dc:creator>Julia Ringo</dc:creator>
              <dc:date>2023-10-18T08:45:00</dc:date>
            </office:change-info>
            <text:p text:style-name="Text_20_body"><text:span text:style-name="T1">o</text:span></text:p>
          </text:deletion>
        </text:changed-region>
        <text:changed-region xml:id="ct94409105420656" text:id="ct94409105420656">
          <text:deletion>
            <office:change-info>
              <dc:creator>Julia Ringo</dc:creator>
              <dc:date>2023-10-18T08:45:00</dc:date>
            </office:change-info>
            <text:p text:style-name="Text_20_body"><text:span text:style-name="T1">would be</text:span></text:p>
          </text:deletion>
        </text:changed-region>
        <text:changed-region xml:id="ct94409105420896" text:id="ct94409105420896">
          <text:insertion>
            <office:change-info>
              <dc:creator>Julia Ringo</dc:creator>
              <dc:date>2023-10-18T08:45:00</dc:date>
            </office:change-info>
          </text:insertion>
        </text:changed-region>
        <text:changed-region xml:id="ct94409105421424" text:id="ct94409105421424">
          <text:insertion>
            <office:change-info>
              <dc:creator>Julia Ringo</dc:creator>
              <dc:date>2023-10-18T08:45:00</dc:date>
            </office:change-info>
          </text:insertion>
        </text:changed-region>
        <text:changed-region xml:id="ct94409105421664" text:id="ct94409105421664">
          <text:deletion>
            <office:change-info>
              <dc:creator>Julia Ringo</dc:creator>
              <dc:date>2023-10-18T08:45:00</dc:date>
            </office:change-info>
            <text:p text:style-name="Text_20_body"><text:span text:style-name="T1">in the same way</text:span></text:p>
          </text:deletion>
        </text:changed-region>
        <text:changed-region xml:id="ct94409105421904" text:id="ct94409105421904">
          <text:insertion>
            <office:change-info>
              <dc:creator>Julia Ringo</dc:creator>
              <dc:date>2023-10-18T08:45:00</dc:date>
            </office:change-info>
          </text:insertion>
        </text:changed-region>
        <text:changed-region xml:id="ct94409105422144" text:id="ct94409105422144">
          <text:deletion>
            <office:change-info>
              <dc:creator>Julia Ringo</dc:creator>
              <dc:date>2023-10-18T08:45:00</dc:date>
            </office:change-info>
            <text:p text:style-name="Text_20_body"><text:span text:style-name="T1"><text:s/></text:span></text:p>
          </text:deletion>
        </text:changed-region>
        <text:changed-region xml:id="ct94409105422624" text:id="ct94409105422624">
          <text:deletion>
            <office:change-info>
              <dc:creator>Julia Ringo</dc:creator>
              <dc:date>2023-10-18T08:45:00</dc:date>
            </office:change-info>
            <text:p text:style-name="Text_20_body"><text:span text:style-name="T1"><text:s/></text:span></text:p>
          </text:deletion>
        </text:changed-region>
        <text:changed-region xml:id="ct94409105422864" text:id="ct94409105422864">
          <text:insertion>
            <office:change-info>
              <dc:creator>Julia Ringo</dc:creator>
              <dc:date>2023-10-18T08:46:00</dc:date>
            </office:change-info>
          </text:insertion>
        </text:changed-region>
        <text:changed-region xml:id="ct94409105422384" text:id="ct94409105422384">
          <text:deletion>
            <office:change-info>
              <dc:creator>Julia Ringo</dc:creator>
              <dc:date>2023-10-18T08:46:00</dc:date>
            </office:change-info>
            <text:p text:style-name="Text_20_body"><text:span text:style-name="T1">. He </text:span></text:p>
          </text:deletion>
        </text:changed-region>
        <text:changed-region xml:id="ct94409105423104" text:id="ct94409105423104">
          <text:deletion>
            <office:change-info>
              <dc:creator>Julia Ringo</dc:creator>
              <dc:date>2023-10-18T08:45:00</dc:date>
            </office:change-info>
            <text:p text:style-name="Text_20_body"><text:span text:style-name="T1">,</text:span></text:p>
          </text:deletion>
        </text:changed-region>
        <text:changed-region xml:id="ct94409105423344" text:id="ct94409105423344">
          <text:deletion>
            <office:change-info>
              <dc:creator>Julia Ringo</dc:creator>
              <dc:date>2023-10-18T08:46:00</dc:date>
            </office:change-info>
            <text:p text:style-name="Text_20_body"><text:span text:style-name="T1">,</text:span></text:p>
          </text:deletion>
        </text:changed-region>
        <text:changed-region xml:id="ct94409105423584" text:id="ct94409105423584">
          <text:deletion>
            <office:change-info>
              <dc:creator>Julia Ringo</dc:creator>
              <dc:date>2023-10-18T08:46:00</dc:date>
            </office:change-info>
            <text:p text:style-name="Text_20_body"><text:span text:style-name="T1">,</text:span></text:p>
          </text:deletion>
        </text:changed-region>
        <text:changed-region xml:id="ct94409105423824" text:id="ct94409105423824">
          <text:insertion>
            <office:change-info>
              <dc:creator>Julia Ringo</dc:creator>
              <dc:date>2023-10-18T08:46:00</dc:date>
            </office:change-info>
          </text:insertion>
        </text:changed-region>
        <text:changed-region xml:id="ct94409105424464" text:id="ct94409105424464">
          <text:deletion>
            <office:change-info>
              <dc:creator>Julia Ringo</dc:creator>
              <dc:date>2023-10-18T08:46:00</dc:date>
            </office:change-info>
            <text:p text:style-name="Text_20_body"><text:span text:style-name="T1">gapped </text:span></text:p>
          </text:deletion>
        </text:changed-region>
        <text:changed-region xml:id="ct94409105426928" text:id="ct94409105426928">
          <text:insertion>
            <office:change-info>
              <dc:creator>Julia Ringo</dc:creator>
              <dc:date>2023-10-18T08:46:00</dc:date>
            </office:change-info>
          </text:insertion>
        </text:changed-region>
        <text:changed-region xml:id="ct94409105427248" text:id="ct94409105427248">
          <text:deletion>
            <office:change-info>
              <dc:creator>Julia Ringo</dc:creator>
              <dc:date>2023-10-18T08:46:00</dc:date>
            </office:change-info>
            <text:p text:style-name="Text_20_body"><text:span text:style-name="T1">aside </text:span></text:p>
          </text:deletion>
        </text:changed-region>
        <text:changed-region xml:id="ct94409105428240" text:id="ct94409105428240">
          <text:insertion>
            <office:change-info>
              <dc:creator>Julia Ringo</dc:creator>
              <dc:date>2023-10-18T08:46:00</dc:date>
            </office:change-info>
          </text:insertion>
        </text:changed-region>
        <text:changed-region xml:id="ct94409099850400" text:id="ct94409099850400">
          <text:deletion>
            <office:change-info>
              <dc:creator>Julia Ringo</dc:creator>
              <dc:date>2023-10-18T08:46:00</dc:date>
            </office:change-info>
            <text:p text:style-name="Text_20_body"><text:span text:style-name="T1">enzymatically </text:span></text:p>
          </text:deletion>
        </text:changed-region>
        <text:changed-region xml:id="ct94409100514512" text:id="ct94409100514512">
          <text:deletion>
            <office:change-info>
              <dc:creator>Julia Ringo</dc:creator>
              <dc:date>2023-10-18T08:47:00</dc:date>
            </office:change-info>
            <text:p text:style-name="Text_20_body"><text:span text:style-name="T1">of it </text:span></text:p>
          </text:deletion>
        </text:changed-region>
        <text:changed-region xml:id="ct94409105431040" text:id="ct94409105431040">
          <text:insertion>
            <office:change-info>
              <dc:creator>Julia Ringo</dc:creator>
              <dc:date>2023-10-18T08:47:00</dc:date>
            </office:change-info>
          </text:insertion>
        </text:changed-region>
        <text:changed-region xml:id="ct94409105429424" text:id="ct94409105429424">
          <text:deletion>
            <office:change-info>
              <dc:creator>Julia Ringo</dc:creator>
              <dc:date>2023-10-18T08:47:00</dc:date>
            </office:change-info>
            <text:p text:style-name="Text_20_body"><text:span text:style-name="T1"><text:s/>to him</text:span></text:p>
          </text:deletion>
        </text:changed-region>
        <text:changed-region xml:id="ct94409099842208" text:id="ct94409099842208">
          <text:deletion>
            <office:change-info>
              <dc:creator>Julia Ringo</dc:creator>
              <dc:date>2023-10-18T08:47:00</dc:date>
            </office:change-info>
            <text:p text:style-name="Text_20_body"><text:span text:style-name="T1">i</text:span></text:p>
          </text:deletion>
        </text:changed-region>
        <text:changed-region xml:id="ct94409105431824" text:id="ct94409105431824">
          <text:insertion>
            <office:change-info>
              <dc:creator>Julia Ringo</dc:creator>
              <dc:date>2023-10-18T08:47:00</dc:date>
            </office:change-info>
          </text:insertion>
        </text:changed-region>
        <text:changed-region xml:id="ct94409105432064" text:id="ct94409105432064">
          <text:deletion>
            <office:change-info>
              <dc:creator>Julia Ringo</dc:creator>
              <dc:date>2023-10-18T08:47:00</dc:date>
            </office:change-info>
            <text:p text:style-name="Text_20_body"><text:span text:style-name="T1">off </text:span></text:p>
          </text:deletion>
        </text:changed-region>
        <text:changed-region xml:id="ct94409105432544" text:id="ct94409105432544">
          <text:insertion>
            <office:change-info>
              <dc:creator>Julia Ringo</dc:creator>
              <dc:date>2023-10-18T08:47:00</dc:date>
            </office:change-info>
          </text:insertion>
        </text:changed-region>
        <text:changed-region xml:id="ct94409105432304" text:id="ct94409105432304">
          <text:deletion>
            <office:change-info>
              <dc:creator>Julia Ringo</dc:creator>
              <dc:date>2023-10-18T08:47:00</dc:date>
            </office:change-info>
            <text:p text:style-name="Text_20_body"><text:span text:style-name="T1"><text:s/>down</text:span></text:p>
          </text:deletion>
        </text:changed-region>
        <text:changed-region xml:id="ct94409105435584" text:id="ct94409105435584">
          <text:insertion>
            <office:change-info>
              <dc:creator>Julia Ringo</dc:creator>
              <dc:date>2023-10-18T08:47:00</dc:date>
            </office:change-info>
          </text:insertion>
        </text:changed-region>
        <text:changed-region xml:id="ct94409105436176" text:id="ct94409105436176">
          <text:deletion>
            <office:change-info>
              <dc:creator>Julia Ringo</dc:creator>
              <dc:date>2023-10-18T08:48:00</dc:date>
            </office:change-info>
            <text:p text:style-name="Text_20_body"><text:span text:style-name="T1">,</text:span></text:p>
          </text:deletion>
        </text:changed-region>
        <text:changed-region xml:id="ct94409105377440" text:id="ct94409105377440">
          <text:deletion>
            <office:change-info>
              <dc:creator>Julia Ringo</dc:creator>
              <dc:date>2023-10-18T08:48:00</dc:date>
            </office:change-info>
            <text:p text:style-name="Text_20_body"><text:span text:style-name="T1"><text:s/>up</text:span></text:p>
          </text:deletion>
        </text:changed-region>
        <text:changed-region xml:id="ct94409103839616" text:id="ct94409103839616">
          <text:deletion>
            <office:change-info>
              <dc:creator>Julia Ringo</dc:creator>
              <dc:date>2023-10-18T08:48:00</dc:date>
            </office:change-info>
            <text:p text:style-name="Text_20_body"><text:span text:style-name="T1">Owen </text:span></text:p>
          </text:deletion>
        </text:changed-region>
        <text:changed-region xml:id="ct94409105430528" text:id="ct94409105430528">
          <text:insertion>
            <office:change-info>
              <dc:creator>Julia Ringo</dc:creator>
              <dc:date>2023-10-18T08:48:00</dc:date>
            </office:change-info>
          </text:insertion>
        </text:changed-region>
        <text:changed-region xml:id="ct94409103871136" text:id="ct94409103871136">
          <text:insertion>
            <office:change-info>
              <dc:creator>Julia Ringo</dc:creator>
              <dc:date>2023-10-18T08:48:00</dc:date>
            </office:change-info>
          </text:insertion>
        </text:changed-region>
        <text:changed-region xml:id="ct94409100527456" text:id="ct94409100527456">
          <text:insertion>
            <office:change-info>
              <dc:creator>Julia Ringo</dc:creator>
              <dc:date>2023-10-18T08:48:00</dc:date>
            </office:change-info>
          </text:insertion>
        </text:changed-region>
        <text:changed-region xml:id="ct94409105426176" text:id="ct94409105426176">
          <text:insertion>
            <office:change-info>
              <dc:creator>Julia Ringo</dc:creator>
              <dc:date>2023-10-18T08:48:00</dc:date>
            </office:change-info>
          </text:insertion>
        </text:changed-region>
        <text:changed-region xml:id="ct94409105425760" text:id="ct94409105425760">
          <text:deletion>
            <office:change-info>
              <dc:creator>Julia Ringo</dc:creator>
              <dc:date>2023-10-18T08:49:00</dc:date>
            </office:change-info>
            <text:p text:style-name="Text_20_body"><text:span text:style-name="T1"><text:s/>of the weld</text:span></text:p>
          </text:deletion>
        </text:changed-region>
        <text:changed-region xml:id="ct94409105414128" text:id="ct94409105414128">
          <text:deletion>
            <office:change-info>
              <dc:creator>Julia Ringo</dc:creator>
              <dc:date>2023-10-10T11:08:00</dc:date>
            </office:change-info>
            <text:p text:style-name="Text_20_body"><text:span text:style-name="T1">…</text:span></text:p>
          </text:deletion>
        </text:changed-region>
        <text:changed-region xml:id="ct94409102831024" text:id="ct94409102831024">
          <text:insertion>
            <office:change-info>
              <dc:creator>Julia Ringo</dc:creator>
              <dc:date>2023-10-10T11:08:00</dc:date>
            </office:change-info>
          </text:insertion>
        </text:changed-region>
        <text:changed-region xml:id="ct94409102831264" text:id="ct94409102831264">
          <text:deletion>
            <office:change-info>
              <dc:creator>Julia Ringo</dc:creator>
              <dc:date>2023-10-18T08:49:00</dc:date>
            </office:change-info>
            <text:p text:style-name="Text_20_body"><text:span text:style-name="T1"><text:s/></text:span></text:p>
          </text:deletion>
        </text:changed-region>
        <text:changed-region xml:id="ct94409105427488" text:id="ct94409105427488">
          <text:insertion>
            <office:change-info>
              <dc:creator>Julia Ringo</dc:creator>
              <dc:date>2023-10-18T08:49:00</dc:date>
            </office:change-info>
          </text:insertion>
        </text:changed-region>
        <text:changed-region xml:id="ct94409105427728" text:id="ct94409105427728">
          <text:deletion>
            <office:change-info>
              <dc:creator>Julia Ringo</dc:creator>
              <dc:date>2023-10-18T08:49:00</dc:date>
            </office:change-info>
            <text:p text:style-name="Text_20_body"><text:span text:style-name="T1">, </text:span></text:p>
          </text:deletion>
        </text:changed-region>
        <text:changed-region xml:id="ct94409105437872" text:id="ct94409105437872">
          <text:deletion>
            <office:change-info>
              <dc:creator>Julia Ringo</dc:creator>
              <dc:date>2023-10-10T11:08:00</dc:date>
            </office:change-info>
            <text:p text:style-name="Text_20_body"><text:span text:style-name="T1">…</text:span></text:p>
          </text:deletion>
        </text:changed-region>
        <text:changed-region xml:id="ct94409105438112" text:id="ct94409105438112">
          <text:insertion>
            <office:change-info>
              <dc:creator>Julia Ringo</dc:creator>
              <dc:date>2023-10-10T11:08:00</dc:date>
            </office:change-info>
          </text:insertion>
        </text:changed-region>
        <text:changed-region xml:id="ct94409105438352" text:id="ct94409105438352">
          <text:deletion>
            <office:change-info>
              <dc:creator>Julia Ringo</dc:creator>
              <dc:date>2023-10-10T11:08:00</dc:date>
            </office:change-info>
            <text:p text:style-name="Text_20_body"><text:span text:style-name="T1">…</text:span></text:p>
          </text:deletion>
        </text:changed-region>
        <text:changed-region xml:id="ct94409105438832" text:id="ct94409105438832">
          <text:insertion>
            <office:change-info>
              <dc:creator>Julia Ringo</dc:creator>
              <dc:date>2023-10-10T11:08:00</dc:date>
            </office:change-info>
          </text:insertion>
        </text:changed-region>
        <text:changed-region xml:id="ct94409105444784" text:id="ct94409105444784">
          <text:insertion>
            <office:change-info>
              <dc:creator>Julia Ringo</dc:creator>
              <dc:date>2023-10-18T08:50:00</dc:date>
            </office:change-info>
          </text:insertion>
        </text:changed-region>
        <text:changed-region xml:id="ct94409105445600" text:id="ct94409105445600">
          <text:deletion>
            <office:change-info>
              <dc:creator>Julia Ringo</dc:creator>
              <dc:date>2023-10-05T13:14:00</dc:date>
            </office:change-info>
            <text:p text:style-name="Text_20_body"><text:span text:style-name="T1"><text:s/>— </text:span></text:p>
          </text:deletion>
        </text:changed-region>
        <text:changed-region xml:id="ct94409105445840" text:id="ct94409105445840">
          <text:insertion>
            <office:change-info>
              <dc:creator>Julia Ringo</dc:creator>
              <dc:date>2023-10-05T13:14:00</dc:date>
            </office:change-info>
          </text:insertion>
        </text:changed-region>
        <text:changed-region xml:id="ct94409105446080" text:id="ct94409105446080">
          <text:deletion>
            <office:change-info>
              <dc:creator>Julia Ringo</dc:creator>
              <dc:date>2023-10-05T13:14:00</dc:date>
            </office:change-info>
            <text:p text:style-name="Text_20_body"><text:span text:style-name="T1"><text:s/>— </text:span></text:p>
          </text:deletion>
        </text:changed-region>
        <text:changed-region xml:id="ct94409105446704" text:id="ct94409105446704">
          <text:insertion>
            <office:change-info>
              <dc:creator>Julia Ringo</dc:creator>
              <dc:date>2023-10-05T13:14:00</dc:date>
            </office:change-info>
          </text:insertion>
        </text:changed-region>
        <text:changed-region xml:id="ct94409105448016" text:id="ct94409105448016">
          <text:deletion>
            <office:change-info>
              <dc:creator>Julia Ringo</dc:creator>
              <dc:date>2023-10-05T13:14:00</dc:date>
            </office:change-info>
            <text:p text:style-name="Text_20_body"><text:span text:style-name="T1"><text:s/>— </text:span></text:p>
          </text:deletion>
        </text:changed-region>
        <text:changed-region xml:id="ct94409105448256" text:id="ct94409105448256">
          <text:insertion>
            <office:change-info>
              <dc:creator>Julia Ringo</dc:creator>
              <dc:date>2023-10-05T13:14:00</dc:date>
            </office:change-info>
          </text:insertion>
        </text:changed-region>
        <text:changed-region xml:id="ct94409105448848" text:id="ct94409105448848">
          <text:insertion>
            <office:change-info>
              <dc:creator>Julia Ringo</dc:creator>
              <dc:date>2023-10-18T08:50:00</dc:date>
            </office:change-info>
          </text:insertion>
        </text:changed-region>
        <text:changed-region xml:id="ct94409105449088" text:id="ct94409105449088">
          <text:insertion>
            <office:change-info>
              <dc:creator>Julia Ringo</dc:creator>
              <dc:date>2023-10-18T08:51:00</dc:date>
            </office:change-info>
          </text:insertion>
        </text:changed-region>
        <text:changed-region xml:id="ct94409105449328" text:id="ct94409105449328">
          <text:deletion>
            <office:change-info>
              <dc:creator>Julia Ringo</dc:creator>
              <dc:date>2023-10-18T08:53:00</dc:date>
            </office:change-info>
            <text:p text:style-name="Text_20_body"><text:span text:style-name="T1">and that</text:span></text:p>
          </text:deletion>
        </text:changed-region>
        <text:changed-region xml:id="ct94409105451136" text:id="ct94409105451136">
          <text:insertion>
            <office:change-info>
              <dc:creator>Julia Ringo</dc:creator>
              <dc:date>2023-10-18T08:53:00</dc:date>
            </office:change-info>
          </text:insertion>
        </text:changed-region>
        <text:changed-region xml:id="ct94409105452112" text:id="ct94409105452112">
          <text:insertion>
            <office:change-info>
              <dc:creator>Julia Ringo</dc:creator>
              <dc:date>2023-10-18T08:53:00</dc:date>
            </office:change-info>
          </text:insertion>
        </text:changed-region>
        <text:changed-region xml:id="ct94409105452352" text:id="ct94409105452352">
          <text:deletion>
            <office:change-info>
              <dc:creator>Julia Ringo</dc:creator>
              <dc:date>2023-10-18T08:53:00</dc:date>
            </office:change-info>
            <text:p text:style-name="Text_20_body"><text:span text:style-name="T1"><text:s/>on her work</text:span></text:p>
          </text:deletion>
        </text:changed-region>
        <text:changed-region xml:id="ct94409105454544" text:id="ct94409105454544">
          <text:insertion>
            <office:change-info>
              <dc:creator>Julia Ringo</dc:creator>
              <dc:date>2023-10-18T08:53:00</dc:date>
            </office:change-info>
          </text:insertion>
        </text:changed-region>
        <text:changed-region xml:id="ct94409101124720" text:id="ct94409101124720">
          <text:deletion>
            <office:change-info>
              <dc:creator>Julia Ringo</dc:creator>
              <dc:date>2023-10-18T08:53:00</dc:date>
            </office:change-info>
            <text:p text:style-name="Text_20_body"><text:span text:style-name="T1">standing </text:span></text:p>
          </text:deletion>
        </text:changed-region>
        <text:changed-region xml:id="ct94409100929744" text:id="ct94409100929744">
          <text:deletion>
            <office:change-info>
              <dc:creator>Julia Ringo</dc:creator>
              <dc:date>2023-10-18T08:53:00</dc:date>
            </office:change-info>
            <text:p text:style-name="Text_20_body"><text:span text:style-name="T1">when she arrived </text:span></text:p>
          </text:deletion>
        </text:changed-region>
        <text:changed-region xml:id="ct94409099675200" text:id="ct94409099675200">
          <text:deletion>
            <office:change-info>
              <dc:creator>Julia Ringo</dc:creator>
              <dc:date>2023-10-18T08:53:00</dc:date>
            </office:change-info>
            <text:p text:style-name="Text_20_body"><text:span text:style-name="T1">,</text:span></text:p>
          </text:deletion>
        </text:changed-region>
        <text:changed-region xml:id="ct94409100930224" text:id="ct94409100930224">
          <text:insertion>
            <office:change-info>
              <dc:creator>Julia Ringo</dc:creator>
              <dc:date>2023-10-18T08:53:00</dc:date>
            </office:change-info>
          </text:insertion>
        </text:changed-region>
        <text:changed-region xml:id="ct94409105456624" text:id="ct94409105456624">
          <text:deletion>
            <office:change-info>
              <dc:creator>Julia Ringo</dc:creator>
              <dc:date>2023-10-18T08:53:00</dc:date>
            </office:change-info>
            <text:p text:style-name="Text_20_body"><text:span text:style-name="T1">immediately </text:span></text:p>
          </text:deletion>
        </text:changed-region>
        <text:changed-region xml:id="ct94409101783808" text:id="ct94409101783808">
          <text:deletion>
            <office:change-info>
              <dc:creator>Julia Ringo</dc:creator>
              <dc:date>2023-10-18T08:53:00</dc:date>
            </office:change-info>
            <text:p text:style-name="Text_20_body"><text:span text:style-name="T1"><text:s/>when she stood next to him</text:span></text:p>
          </text:deletion>
        </text:changed-region>
        <text:changed-region xml:id="ct94409105458192" text:id="ct94409105458192">
          <text:deletion>
            <office:change-info>
              <dc:creator>Julia Ringo</dc:creator>
              <dc:date>2023-10-18T08:54:00</dc:date>
            </office:change-info>
            <text:p text:style-name="Text_20_body"><text:span text:style-name="T1">her </text:span></text:p>
          </text:deletion>
        </text:changed-region>
        <text:changed-region xml:id="ct94409105458432" text:id="ct94409105458432">
          <text:deletion>
            <office:change-info>
              <dc:creator>Julia Ringo</dc:creator>
              <dc:date>2023-10-18T08:54:00</dc:date>
            </office:change-info>
            <text:p text:style-name="Text_20_body"><text:span text:style-name="T1">e</text:span></text:p>
          </text:deletion>
        </text:changed-region>
        <text:changed-region xml:id="ct94409105458672" text:id="ct94409105458672">
          <text:deletion>
            <office:change-info>
              <dc:creator>Julia Ringo</dc:creator>
              <dc:date>2023-10-18T08:54:00</dc:date>
            </office:change-info>
            <text:p text:style-name="Text_20_body"><text:span text:style-name="T1">other </text:span></text:p>
          </text:deletion>
        </text:changed-region>
        <text:changed-region xml:id="ct94409105458912" text:id="ct94409105458912">
          <text:insertion>
            <office:change-info>
              <dc:creator>Julia Ringo</dc:creator>
              <dc:date>2023-10-18T08:54:00</dc:date>
            </office:change-info>
          </text:insertion>
        </text:changed-region>
        <text:changed-region xml:id="ct94409105459152" text:id="ct94409105459152">
          <text:deletion>
            <office:change-info>
              <dc:creator>Julia Ringo</dc:creator>
              <dc:date>2023-10-18T08:54:00</dc:date>
            </office:change-info>
            <text:p text:style-name="Text_20_body"><text:span text:style-name="T1">en</text:span></text:p>
          </text:deletion>
        </text:changed-region>
        <text:changed-region xml:id="ct94409105460032" text:id="ct94409105460032">
          <text:insertion>
            <office:change-info>
              <dc:creator>Julia Ringo</dc:creator>
              <dc:date>2023-10-18T08:54:00</dc:date>
            </office:change-info>
          </text:insertion>
        </text:changed-region>
        <text:changed-region xml:id="ct94409105460272" text:id="ct94409105460272">
          <text:deletion>
            <office:change-info>
              <dc:creator>Julia Ringo</dc:creator>
              <dc:date>2023-10-18T08:54:00</dc:date>
            </office:change-info>
            <text:p text:style-name="Text_20_body"><text:span text:style-name="T1">, </text:span></text:p>
          </text:deletion>
        </text:changed-region>
        <text:changed-region xml:id="ct94409105460512" text:id="ct94409105460512">
          <text:deletion>
            <office:change-info>
              <dc:creator>Julia Ringo</dc:creator>
              <dc:date>2023-10-05T13:14:00</dc:date>
            </office:change-info>
            <text:p text:style-name="Text_20_body"><text:span text:style-name="T1"><text:s/>— </text:span></text:p>
          </text:deletion>
        </text:changed-region>
        <text:changed-region xml:id="ct94409105461024" text:id="ct94409105461024">
          <text:insertion>
            <office:change-info>
              <dc:creator>Julia Ringo</dc:creator>
              <dc:date>2023-10-05T13:14:00</dc:date>
            </office:change-info>
          </text:insertion>
        </text:changed-region>
        <text:changed-region xml:id="ct94409105463184" text:id="ct94409105463184">
          <text:insertion>
            <office:change-info>
              <dc:creator>Julia Ringo</dc:creator>
              <dc:date>2023-10-18T08:54:00</dc:date>
            </office:change-info>
          </text:insertion>
        </text:changed-region>
        <text:changed-region xml:id="ct94409105464064" text:id="ct94409105464064">
          <text:deletion>
            <office:change-info>
              <dc:creator>Julia Ringo</dc:creator>
              <dc:date>2023-10-18T08:55:00</dc:date>
            </office:change-info>
            <text:p text:style-name="Text_20_body"><text:span text:style-name="T1">to spot </text:span></text:p>
          </text:deletion>
        </text:changed-region>
        <text:changed-region xml:id="ct94409105464304" text:id="ct94409105464304">
          <text:insertion>
            <office:change-info>
              <dc:creator>Julia Ringo</dc:creator>
              <dc:date>2023-10-18T08:55:00</dc:date>
            </office:change-info>
          </text:insertion>
        </text:changed-region>
        <text:changed-region xml:id="ct94409105465424" text:id="ct94409105465424">
          <text:insertion>
            <office:change-info>
              <dc:creator>Julia Ringo</dc:creator>
              <dc:date>2023-10-18T08:55:00</dc:date>
            </office:change-info>
          </text:insertion>
        </text:changed-region>
        <text:changed-region xml:id="ct94409105466272" text:id="ct94409105466272">
          <text:deletion>
            <office:change-info>
              <dc:creator>Julia Ringo</dc:creator>
              <dc:date>2023-10-05T13:14:00</dc:date>
            </office:change-info>
            <text:p text:style-name="Text_20_body"><text:span text:style-name="T1"><text:s/>— </text:span></text:p>
          </text:deletion>
        </text:changed-region>
        <text:changed-region xml:id="ct94409105466512" text:id="ct94409105466512">
          <text:insertion>
            <office:change-info>
              <dc:creator>Julia Ringo</dc:creator>
              <dc:date>2023-10-05T13:14:00</dc:date>
            </office:change-info>
          </text:insertion>
        </text:changed-region>
        <text:changed-region xml:id="ct94409101272784" text:id="ct94409101272784">
          <text:deletion>
            <office:change-info>
              <dc:creator>Julia Ringo</dc:creator>
              <dc:date>2023-10-18T08:55:00</dc:date>
            </office:change-info>
            <text:p text:style-name="Text_20_body"><text:span text:style-name="T1">in </text:span></text:p>
          </text:deletion>
        </text:changed-region>
        <text:changed-region xml:id="ct94409101126272" text:id="ct94409101126272">
          <text:insertion>
            <office:change-info>
              <dc:creator>Julia Ringo</dc:creator>
              <dc:date>2023-10-18T08:55:00</dc:date>
            </office:change-info>
          </text:insertion>
        </text:changed-region>
        <text:changed-region xml:id="ct94409105469152" text:id="ct94409105469152">
          <text:deletion>
            <office:change-info>
              <dc:creator>Julia Ringo</dc:creator>
              <dc:date>2023-10-18T08:55:00</dc:date>
            </office:change-info>
            <text:p text:style-name="Text_20_body"><text:span text:style-name="T1">,</text:span></text:p>
          </text:deletion>
        </text:changed-region>
        <text:changed-region xml:id="ct94409105469392" text:id="ct94409105469392">
          <text:insertion>
            <office:change-info>
              <dc:creator>Julia Ringo</dc:creator>
              <dc:date>2023-10-18T08:56:00</dc:date>
            </office:change-info>
          </text:insertion>
        </text:changed-region>
        <text:changed-region xml:id="ct94409105469632" text:id="ct94409105469632">
          <text:deletion>
            <office:change-info>
              <dc:creator>Julia Ringo</dc:creator>
              <dc:date>2023-10-18T08:56:00</dc:date>
            </office:change-info>
            <text:p text:style-name="Text_20_body"><text:span text:style-name="T1">i</text:span></text:p>
          </text:deletion>
        </text:changed-region>
        <text:changed-region xml:id="ct94409105469872" text:id="ct94409105469872">
          <text:deletion>
            <office:change-info>
              <dc:creator>Julia Ringo</dc:creator>
              <dc:date>2023-10-05T13:14:00</dc:date>
            </office:change-info>
            <text:p text:style-name="Text_20_body"><text:span text:style-name="T1"><text:s/>— </text:span></text:p>
          </text:deletion>
        </text:changed-region>
        <text:changed-region xml:id="ct94409105470752" text:id="ct94409105470752">
          <text:insertion>
            <office:change-info>
              <dc:creator>Julia Ringo</dc:creator>
              <dc:date>2023-10-05T13:14:00</dc:date>
            </office:change-info>
          </text:insertion>
        </text:changed-region>
        <text:changed-region xml:id="ct94409105472912" text:id="ct94409105472912">
          <text:deletion>
            <office:change-info>
              <dc:creator>Julia Ringo</dc:creator>
              <dc:date>2023-10-05T13:14:00</dc:date>
            </office:change-info>
            <text:p text:style-name="Text_20_body"><text:span text:style-name="T1"><text:s/>— </text:span></text:p>
          </text:deletion>
        </text:changed-region>
        <text:changed-region xml:id="ct94409105473152" text:id="ct94409105473152">
          <text:insertion>
            <office:change-info>
              <dc:creator>Julia Ringo</dc:creator>
              <dc:date>2023-10-05T13:14:00</dc:date>
            </office:change-info>
          </text:insertion>
        </text:changed-region>
        <text:changed-region xml:id="ct94409105474032" text:id="ct94409105474032">
          <text:insertion>
            <office:change-info>
              <dc:creator>Julia Ringo</dc:creator>
              <dc:date>2023-10-18T08:56:00</dc:date>
            </office:change-info>
          </text:insertion>
        </text:changed-region>
        <text:changed-region xml:id="ct94409105474272" text:id="ct94409105474272">
          <text:deletion>
            <office:change-info>
              <dc:creator>Julia Ringo</dc:creator>
              <dc:date>2023-10-18T08:56:00</dc:date>
            </office:change-info>
            <text:p text:style-name="Text_20_body"><text:span text:style-name="T1"><text:s/></text:span></text:p>
          </text:deletion>
        </text:changed-region>
        <text:changed-region xml:id="ct94409105474512" text:id="ct94409105474512">
          <text:insertion>
            <office:change-info>
              <dc:creator>Julia Ringo</dc:creator>
              <dc:date>2023-10-18T08:56:00</dc:date>
            </office:change-info>
          </text:insertion>
        </text:changed-region>
        <text:changed-region xml:id="ct94409105475680" text:id="ct94409105475680">
          <text:deletion>
            <office:change-info>
              <dc:creator>Julia Ringo</dc:creator>
              <dc:date>2023-10-05T13:15:00</dc:date>
            </office:change-info>
            <text:p text:style-name="Text_20_body"><text:span text:style-name="T1"><text:s/>— </text:span></text:p>
          </text:deletion>
        </text:changed-region>
        <text:changed-region xml:id="ct94409105476256" text:id="ct94409105476256">
          <text:insertion>
            <office:change-info>
              <dc:creator>Julia Ringo</dc:creator>
              <dc:date>2023-10-05T13:15:00</dc:date>
            </office:change-info>
          </text:insertion>
        </text:changed-region>
        <text:changed-region xml:id="ct94409105477488" text:id="ct94409105477488">
          <text:insertion>
            <office:change-info>
              <dc:creator>Julia Ringo</dc:creator>
              <dc:date>2023-10-18T08:57:00</dc:date>
            </office:change-info>
          </text:insertion>
        </text:changed-region>
        <text:changed-region xml:id="ct94409105478400" text:id="ct94409105478400">
          <text:deletion>
            <office:change-info>
              <dc:creator>Julia Ringo</dc:creator>
              <dc:date>2023-10-18T08:57:00</dc:date>
            </office:change-info>
            <text:p text:style-name="Text_20_body"><text:span text:style-name="T1">,</text:span></text:p>
          </text:deletion>
        </text:changed-region>
        <text:changed-region xml:id="ct94409105479280" text:id="ct94409105479280">
          <text:deletion>
            <office:change-info>
              <dc:creator>Julia Ringo</dc:creator>
              <dc:date>2023-10-18T08:57:00</dc:date>
            </office:change-info>
            <text:p text:style-name="Text_20_body"><text:span text:style-name="T1">’</text:span></text:p>
          </text:deletion>
        </text:changed-region>
        <text:changed-region xml:id="ct94409105479520" text:id="ct94409105479520">
          <text:insertion>
            <office:change-info>
              <dc:creator>Julia Ringo</dc:creator>
              <dc:date>2023-10-18T08:57:00</dc:date>
            </office:change-info>
          </text:insertion>
        </text:changed-region>
        <text:changed-region xml:id="ct94409105479760" text:id="ct94409105479760">
          <text:deletion>
            <office:change-info>
              <dc:creator>Julia Ringo</dc:creator>
              <dc:date>2023-10-18T08:57:00</dc:date>
            </office:change-info>
            <text:p text:style-name="Text_20_body"><text:span text:style-name="T1">y</text:span></text:p>
          </text:deletion>
        </text:changed-region>
        <text:changed-region xml:id="ct94409105480160" text:id="ct94409105480160">
          <text:insertion>
            <office:change-info>
              <dc:creator>Julia Ringo</dc:creator>
              <dc:date>2023-10-18T08:57:00</dc:date>
            </office:change-info>
          </text:insertion>
        </text:changed-region>
        <text:changed-region xml:id="ct94409105481376" text:id="ct94409105481376">
          <text:deletion>
            <office:change-info>
              <dc:creator>Julia Ringo</dc:creator>
              <dc:date>2023-10-05T13:15:00</dc:date>
            </office:change-info>
            <text:p text:style-name="Text_20_body"><text:span text:style-name="T1"><text:s/>— </text:span></text:p>
          </text:deletion>
        </text:changed-region>
        <text:changed-region xml:id="ct94409105489296" text:id="ct94409105489296">
          <text:insertion>
            <office:change-info>
              <dc:creator>Julia Ringo</dc:creator>
              <dc:date>2023-10-05T13:15:00</dc:date>
            </office:change-info>
          </text:insertion>
        </text:changed-region>
        <text:changed-region xml:id="ct94409105288464" text:id="ct94409105288464">
          <text:deletion>
            <office:change-info>
              <dc:creator>Julia Ringo</dc:creator>
              <dc:date>2023-10-10T11:08:00</dc:date>
            </office:change-info>
            <text:p text:style-name="Text_20_body"><text:span text:style-name="T2">…</text:span></text:p>
          </text:deletion>
        </text:changed-region>
        <text:changed-region xml:id="ct94409105259856" text:id="ct94409105259856">
          <text:insertion>
            <office:change-info>
              <dc:creator>Julia Ringo</dc:creator>
              <dc:date>2023-10-10T11:08:00</dc:date>
            </office:change-info>
          </text:insertion>
        </text:changed-region>
        <text:changed-region xml:id="ct94409101436272" text:id="ct94409101436272">
          <text:deletion>
            <office:change-info>
              <dc:creator>Julia Ringo</dc:creator>
              <dc:date>2023-10-18T10:51:00</dc:date>
            </office:change-info>
            <text:p text:style-name="Text_20_body"><text:span text:style-name="T1">s</text:span></text:p>
          </text:deletion>
        </text:changed-region>
        <text:changed-region xml:id="ct94409101343392" text:id="ct94409101343392">
          <text:deletion>
            <office:change-info>
              <dc:creator>Julia Ringo</dc:creator>
              <dc:date>2023-10-10T11:08:00</dc:date>
            </office:change-info>
            <text:p text:style-name="Text_20_body"><text:span text:style-name="T1">…</text:span></text:p>
          </text:deletion>
        </text:changed-region>
        <text:changed-region xml:id="ct94409105336832" text:id="ct94409105336832">
          <text:insertion>
            <office:change-info>
              <dc:creator>Julia Ringo</dc:creator>
              <dc:date>2023-10-10T11:08:00</dc:date>
            </office:change-info>
          </text:insertion>
        </text:changed-region>
        <text:changed-region xml:id="ct94409105338032" text:id="ct94409105338032">
          <text:insertion>
            <office:change-info>
              <dc:creator>Julia Ringo</dc:creator>
              <dc:date>2023-10-18T10:51:00</dc:date>
            </office:change-info>
          </text:insertion>
        </text:changed-region>
        <text:changed-region xml:id="ct94409105345056" text:id="ct94409105345056">
          <text:deletion>
            <office:change-info>
              <dc:creator>Julia Ringo</dc:creator>
              <dc:date>2023-10-18T10:51:00</dc:date>
            </office:change-info>
            <text:p text:style-name="Text_20_body"><text:span text:style-name="T1">l</text:span></text:p>
          </text:deletion>
        </text:changed-region>
        <text:changed-region xml:id="ct94409105354544" text:id="ct94409105354544">
          <text:insertion>
            <office:change-info>
              <dc:creator>Julia Ringo</dc:creator>
              <dc:date>2023-10-18T10:52:00</dc:date>
            </office:change-info>
          </text:insertion>
        </text:changed-region>
        <text:changed-region xml:id="ct94409105357552" text:id="ct94409105357552">
          <text:insertion>
            <office:change-info>
              <dc:creator>Julia Ringo</dc:creator>
              <dc:date>2023-10-18T10:52:00</dc:date>
            </office:change-info>
          </text:insertion>
        </text:changed-region>
        <text:changed-region xml:id="ct94409105360784" text:id="ct94409105360784">
          <text:insertion>
            <office:change-info>
              <dc:creator>Julia Ringo</dc:creator>
              <dc:date>2023-10-18T10:51:00</dc:date>
            </office:change-info>
          </text:insertion>
        </text:changed-region>
        <text:changed-region xml:id="ct94409105361424" text:id="ct94409105361424">
          <text:deletion>
            <office:change-info>
              <dc:creator>Julia Ringo</dc:creator>
              <dc:date>2023-10-18T10:51:00</dc:date>
            </office:change-info>
            <text:p text:style-name="Text_20_body"><text:span text:style-name="T1">D</text:span></text:p>
          </text:deletion>
        </text:changed-region>
        <text:changed-region xml:id="ct94409105368400" text:id="ct94409105368400">
          <text:insertion>
            <office:change-info>
              <dc:creator>Julia Ringo</dc:creator>
              <dc:date>2023-10-18T10:53:00</dc:date>
            </office:change-info>
          </text:insertion>
        </text:changed-region>
        <text:changed-region xml:id="ct94409105369040" text:id="ct94409105369040">
          <text:deletion>
            <office:change-info>
              <dc:creator>Julia Ringo</dc:creator>
              <dc:date>2023-10-18T10:53:00</dc:date>
            </office:change-info>
            <text:p text:style-name="Text_20_body"><text:span text:style-name="T1">, </text:span></text:p>
          </text:deletion>
        </text:changed-region>
        <text:changed-region xml:id="ct94409105369680" text:id="ct94409105369680">
          <text:insertion>
            <office:change-info>
              <dc:creator>Julia Ringo</dc:creator>
              <dc:date>2023-10-18T10:53:00</dc:date>
            </office:change-info>
          </text:insertion>
        </text:changed-region>
        <text:changed-region xml:id="ct94409105373664" text:id="ct94409105373664">
          <text:insertion>
            <office:change-info>
              <dc:creator>Julia Ringo</dc:creator>
              <dc:date>2023-10-18T10:54:00</dc:date>
            </office:change-info>
          </text:insertion>
        </text:changed-region>
        <text:changed-region xml:id="ct94409105376688" text:id="ct94409105376688">
          <text:deletion>
            <office:change-info>
              <dc:creator>Julia Ringo</dc:creator>
              <dc:date>2023-10-18T10:54:00</dc:date>
            </office:change-info>
            <text:p text:style-name="Text_20_body"><text:span text:style-name="T1">:</text:span></text:p>
          </text:deletion>
        </text:changed-region>
        <text:changed-region xml:id="ct94409105388864" text:id="ct94409105388864">
          <text:insertion>
            <office:change-info>
              <dc:creator>Julia Ringo</dc:creator>
              <dc:date>2023-10-18T10:54:00</dc:date>
            </office:change-info>
          </text:insertion>
        </text:changed-region>
        <text:changed-region xml:id="ct94409105389664" text:id="ct94409105389664">
          <text:deletion>
            <office:change-info>
              <dc:creator>Julia Ringo</dc:creator>
              <dc:date>2023-10-18T10:54:00</dc:date>
            </office:change-info>
            <text:p text:style-name="Text_20_body"><text:span text:style-name="T1">w</text:span></text:p>
          </text:deletion>
        </text:changed-region>
        <text:changed-region xml:id="ct94409105018496" text:id="ct94409105018496">
          <text:insertion>
            <office:change-info>
              <dc:creator>Julia Ringo</dc:creator>
              <dc:date>2023-10-18T10:55:00</dc:date>
            </office:change-info>
          </text:insertion>
        </text:changed-region>
        <text:changed-region xml:id="ct94409105022832" text:id="ct94409105022832">
          <text:insertion>
            <office:change-info>
              <dc:creator>Julia Ringo</dc:creator>
              <dc:date>2023-10-18T10:55:00</dc:date>
            </office:change-info>
          </text:insertion>
        </text:changed-region>
        <text:changed-region xml:id="ct94409105497040" text:id="ct94409105497040">
          <text:insertion>
            <office:change-info>
              <dc:creator>Julia Ringo</dc:creator>
              <dc:date>2023-10-18T10:56:00</dc:date>
            </office:change-info>
          </text:insertion>
        </text:changed-region>
        <text:changed-region xml:id="ct94409105498192" text:id="ct94409105498192">
          <text:insertion>
            <office:change-info>
              <dc:creator>Julia Ringo</dc:creator>
              <dc:date>2023-10-18T10:56:00</dc:date>
            </office:change-info>
          </text:insertion>
        </text:changed-region>
        <text:changed-region xml:id="ct94409105023472" text:id="ct94409105023472">
          <text:insertion>
            <office:change-info>
              <dc:creator>Julia Ringo</dc:creator>
              <dc:date>2023-10-18T10:56:00</dc:date>
            </office:change-info>
          </text:insertion>
        </text:changed-region>
        <text:changed-region xml:id="ct94409105024352" text:id="ct94409105024352">
          <text:deletion>
            <office:change-info>
              <dc:creator>Julia Ringo</dc:creator>
              <dc:date>2023-10-18T10:56:00</dc:date>
            </office:change-info>
            <text:p text:style-name="Text_20_body"><text:span text:style-name="T1"><text:s/></text:span></text:p>
          </text:deletion>
        </text:changed-region>
        <text:changed-region xml:id="ct94409105024992" text:id="ct94409105024992">
          <text:insertion>
            <office:change-info>
              <dc:creator>Julia Ringo</dc:creator>
              <dc:date>2023-10-18T10:56:00</dc:date>
            </office:change-info>
          </text:insertion>
        </text:changed-region>
        <text:changed-region xml:id="ct94409105412000" text:id="ct94409105412000">
          <text:deletion>
            <office:change-info>
              <dc:creator>Julia Ringo</dc:creator>
              <dc:date>2023-10-18T10:56:00</dc:date>
            </office:change-info>
            <text:p text:style-name="Text_20_body"><text:span text:style-name="T1">,</text:span></text:p>
          </text:deletion>
        </text:changed-region>
        <text:changed-region xml:id="ct94409105441936" text:id="ct94409105441936">
          <text:deletion>
            <office:change-info>
              <dc:creator>Julia Ringo</dc:creator>
              <dc:date>2023-10-18T10:56:00</dc:date>
            </office:change-info>
            <text:p text:style-name="Text_20_body"><text:span text:style-name="T1">gave </text:span></text:p>
          </text:deletion>
        </text:changed-region>
        <text:changed-region xml:id="ct94409105442576" text:id="ct94409105442576">
          <text:insertion>
            <office:change-info>
              <dc:creator>Julia Ringo</dc:creator>
              <dc:date>2023-10-18T10:56:00</dc:date>
            </office:change-info>
          </text:insertion>
        </text:changed-region>
        <text:changed-region xml:id="ct94409105443216" text:id="ct94409105443216">
          <text:deletion>
            <office:change-info>
              <dc:creator>Julia Ringo</dc:creator>
              <dc:date>2023-10-18T10:56:00</dc:date>
            </office:change-info>
            <text:p text:style-name="Text_20_body"><text:span text:style-name="T1">the instruction that would begin the maneuver</text:span></text:p>
          </text:deletion>
        </text:changed-region>
        <text:changed-region xml:id="ct94409105443856" text:id="ct94409105443856">
          <text:deletion>
            <office:change-info>
              <dc:creator>Julia Ringo</dc:creator>
              <dc:date>2023-10-18T10:56:00</dc:date>
            </office:change-info>
            <text:p text:style-name="Text_20_body"><text:span text:style-name="T1">,</text:span></text:p>
          </text:deletion>
        </text:changed-region>
        <text:changed-region xml:id="ct94409105444496" text:id="ct94409105444496">
          <text:insertion>
            <office:change-info>
              <dc:creator>Julia Ringo</dc:creator>
              <dc:date>2023-10-18T10:57:00</dc:date>
            </office:change-info>
          </text:insertion>
        </text:changed-region>
        <text:changed-region xml:id="ct94409105449920" text:id="ct94409105449920">
          <text:deletion>
            <office:change-info>
              <dc:creator>Julia Ringo</dc:creator>
              <dc:date>2023-10-18T10:57:00</dc:date>
            </office:change-info>
            <text:p text:style-name="Text_20_body"><text:span text:style-name="T1">,</text:span></text:p>
          </text:deletion>
        </text:changed-region>
        <text:changed-region xml:id="ct94409105456864" text:id="ct94409105456864">
          <text:insertion>
            <office:change-info>
              <dc:creator>Julia Ringo</dc:creator>
              <dc:date>2023-10-18T10:57:00</dc:date>
            </office:change-info>
          </text:insertion>
        </text:changed-region>
        <text:changed-region xml:id="ct94409105459744" text:id="ct94409105459744">
          <text:deletion>
            <office:change-info>
              <dc:creator>Julia Ringo</dc:creator>
              <dc:date>2023-10-10T11:08:00</dc:date>
            </office:change-info>
            <text:p text:style-name="Text_20_body"><text:span text:style-name="T1">…</text:span></text:p>
          </text:deletion>
        </text:changed-region>
        <text:changed-region xml:id="ct94409105461616" text:id="ct94409105461616">
          <text:insertion>
            <office:change-info>
              <dc:creator>Julia Ringo</dc:creator>
              <dc:date>2023-10-10T11:08:00</dc:date>
            </office:change-info>
          </text:insertion>
        </text:changed-region>
        <text:changed-region xml:id="ct94409105462256" text:id="ct94409105462256">
          <text:deletion>
            <office:change-info>
              <dc:creator>Julia Ringo</dc:creator>
              <dc:date>2023-10-18T10:59:00</dc:date>
            </office:change-info>
            <text:p text:style-name="Text_20_body"><text:span text:style-name="T1">closed </text:span></text:p>
          </text:deletion>
        </text:changed-region>
        <text:changed-region xml:id="ct94409105462896" text:id="ct94409105462896">
          <text:insertion>
            <office:change-info>
              <dc:creator>Julia Ringo</dc:creator>
              <dc:date>2023-10-18T10:59:00</dc:date>
            </office:change-info>
          </text:insertion>
        </text:changed-region>
        <text:changed-region xml:id="ct94409105465136" text:id="ct94409105465136">
          <text:deletion>
            <office:change-info>
              <dc:creator>Julia Ringo</dc:creator>
              <dc:date>2023-10-18T10:59:00</dc:date>
            </office:change-info>
            <text:p text:style-name="Text_20_body"><text:span text:style-name="T1"><text:s/>himself</text:span></text:p>
          </text:deletion>
        </text:changed-region>
        <text:changed-region xml:id="ct94409105471344" text:id="ct94409105471344">
          <text:deletion>
            <office:change-info>
              <dc:creator>Julia Ringo</dc:creator>
              <dc:date>2023-10-18T10:59:00</dc:date>
            </office:change-info>
            <text:p text:style-name="Text_20_body"><text:span text:style-name="T1">the </text:span></text:p>
          </text:deletion>
        </text:changed-region>
        <text:changed-region xml:id="ct94409105478640" text:id="ct94409105478640">
          <text:deletion>
            <office:change-info>
              <dc:creator>Julia Ringo</dc:creator>
              <dc:date>2023-10-18T10:59:00</dc:date>
            </office:change-info>
            <text:p text:style-name="Text_20_body"><text:span text:style-name="T1">was </text:span></text:p>
          </text:deletion>
        </text:changed-region>
        <text:changed-region xml:id="ct94409105159472" text:id="ct94409105159472">
          <text:insertion>
            <office:change-info>
              <dc:creator>Julia Ringo</dc:creator>
              <dc:date>2023-10-18T10:59:00</dc:date>
            </office:change-info>
          </text:insertion>
        </text:changed-region>
        <text:changed-region xml:id="ct94409105157504" text:id="ct94409105157504">
          <text:deletion>
            <office:change-info>
              <dc:creator>Julia Ringo</dc:creator>
              <dc:date>2023-10-18T10:59:00</dc:date>
            </office:change-info>
            <text:p text:style-name="Text_20_body"><text:span text:style-name="T1">hing</text:span></text:p>
          </text:deletion>
        </text:changed-region>
        <text:changed-region xml:id="ct94409105383680" text:id="ct94409105383680">
          <text:insertion>
            <office:change-info>
              <dc:creator>Julia Ringo</dc:creator>
              <dc:date>2023-10-18T10:59:00</dc:date>
            </office:change-info>
          </text:insertion>
        </text:changed-region>
        <text:changed-region xml:id="ct94409101559760" text:id="ct94409101559760">
          <text:deletion>
            <office:change-info>
              <dc:creator>Julia Ringo</dc:creator>
              <dc:date>2023-10-10T11:08:00</dc:date>
            </office:change-info>
            <text:p text:style-name="Text_20_body"><text:span text:style-name="T1">…</text:span></text:p>
          </text:deletion>
        </text:changed-region>
        <text:changed-region xml:id="ct94409105158832" text:id="ct94409105158832">
          <text:insertion>
            <office:change-info>
              <dc:creator>Julia Ringo</dc:creator>
              <dc:date>2023-10-10T11:08:00</dc:date>
            </office:change-info>
          </text:insertion>
        </text:changed-region>
        <text:changed-region xml:id="ct94409101638160" text:id="ct94409101638160">
          <text:deletion>
            <office:change-info>
              <dc:creator>Julia Ringo</dc:creator>
              <dc:date>2023-10-18T11:00:00</dc:date>
            </office:change-info>
            <text:p text:style-name="Text_20_body"><text:span text:style-name="T1"><text:s/></text:span></text:p>
          </text:deletion>
        </text:changed-region>
        <text:changed-region xml:id="ct94409101604736" text:id="ct94409101604736">
          <text:deletion>
            <office:change-info>
              <dc:creator>Julia Ringo</dc:creator>
              <dc:date>2023-10-10T11:08:00</dc:date>
            </office:change-info>
            <text:p text:style-name="Text_20_body"><text:span text:style-name="T1">…</text:span></text:p>
          </text:deletion>
        </text:changed-region>
        <text:changed-region xml:id="ct94409105375392" text:id="ct94409105375392">
          <text:insertion>
            <office:change-info>
              <dc:creator>Julia Ringo</dc:creator>
              <dc:date>2023-10-10T11:08:00</dc:date>
            </office:change-info>
          </text:insertion>
        </text:changed-region>
        <text:changed-region xml:id="ct94409105510080" text:id="ct94409105510080">
          <text:deletion>
            <office:change-info>
              <dc:creator>Julia Ringo</dc:creator>
              <dc:date>2023-10-05T13:15:00</dc:date>
            </office:change-info>
            <text:p text:style-name="Text_20_body"><text:span text:style-name="T1"><text:s/>— </text:span></text:p>
          </text:deletion>
        </text:changed-region>
        <text:changed-region xml:id="ct94409105510320" text:id="ct94409105510320">
          <text:insertion>
            <office:change-info>
              <dc:creator>Julia Ringo</dc:creator>
              <dc:date>2023-10-05T13:15:00</dc:date>
            </office:change-info>
          </text:insertion>
        </text:changed-region>
        <text:changed-region xml:id="ct94409105510560" text:id="ct94409105510560">
          <text:insertion>
            <office:change-info>
              <dc:creator>Julia Ringo</dc:creator>
              <dc:date>2023-10-18T11:00:00</dc:date>
            </office:change-info>
          </text:insertion>
        </text:changed-region>
        <text:changed-region xml:id="ct94409105510800" text:id="ct94409105510800">
          <text:insertion>
            <office:change-info>
              <dc:creator>Julia Ringo</dc:creator>
              <dc:date>2023-10-18T11:00:00</dc:date>
            </office:change-info>
          </text:insertion>
        </text:changed-region>
        <text:changed-region xml:id="ct94409105511040" text:id="ct94409105511040">
          <text:deletion>
            <office:change-info>
              <dc:creator>Julia Ringo</dc:creator>
              <dc:date>2023-10-18T11:00:00</dc:date>
            </office:change-info>
            <text:p text:style-name="Text_20_body"><text:span text:style-name="T1">H</text:span></text:p>
          </text:deletion>
        </text:changed-region>
        <text:changed-region xml:id="ct94409101704288" text:id="ct94409101704288">
          <text:insertion>
            <office:change-info>
              <dc:creator>Julia Ringo</dc:creator>
              <dc:date>2023-10-18T11:00:00</dc:date>
            </office:change-info>
          </text:insertion>
        </text:changed-region>
        <text:changed-region xml:id="ct94409101706704" text:id="ct94409101706704">
          <text:deletion>
            <office:change-info>
              <dc:creator>Julia Ringo</dc:creator>
              <dc:date>2023-10-18T11:00:00</dc:date>
            </office:change-info>
            <text:p text:style-name="Text_20_body"><text:span text:style-name="T1">,</text:span></text:p>
          </text:deletion>
        </text:changed-region>
        <text:changed-region xml:id="ct94409105515936" text:id="ct94409105515936">
          <text:insertion>
            <office:change-info>
              <dc:creator>Julia Ringo</dc:creator>
              <dc:date>2023-10-18T11:01:00</dc:date>
            </office:change-info>
          </text:insertion>
        </text:changed-region>
        <text:changed-region xml:id="ct94409105516176" text:id="ct94409105516176">
          <text:deletion>
            <office:change-info>
              <dc:creator>Julia Ringo</dc:creator>
              <dc:date>2023-10-18T11:01:00</dc:date>
            </office:change-info>
            <text:p text:style-name="Text_20_body"><text:span text:style-name="T1">a</text:span></text:p>
          </text:deletion>
        </text:changed-region>
        <text:changed-region xml:id="ct94409105517984" text:id="ct94409105517984">
          <text:deletion>
            <office:change-info>
              <dc:creator>Julia Ringo</dc:creator>
              <dc:date>2023-10-10T11:08:00</dc:date>
            </office:change-info>
            <text:p text:style-name="Text_20_body"><text:span text:style-name="T1">…</text:span></text:p>
          </text:deletion>
        </text:changed-region>
        <text:changed-region xml:id="ct94409105518224" text:id="ct94409105518224">
          <text:insertion>
            <office:change-info>
              <dc:creator>Julia Ringo</dc:creator>
              <dc:date>2023-10-10T11:08:00</dc:date>
            </office:change-info>
          </text:insertion>
        </text:changed-region>
        <text:changed-region xml:id="ct94409105518464" text:id="ct94409105518464">
          <text:deletion>
            <office:change-info>
              <dc:creator>Julia Ringo</dc:creator>
              <dc:date>2023-10-18T11:01:00</dc:date>
            </office:change-info>
            <text:p text:style-name="Text_20_body"><text:span text:style-name="T1"><text:s/></text:span></text:p>
          </text:deletion>
        </text:changed-region>
        <text:changed-region xml:id="ct94409105519584" text:id="ct94409105519584">
          <text:deletion>
            <office:change-info>
              <dc:creator>Julia Ringo</dc:creator>
              <dc:date>2023-10-18T11:01:00</dc:date>
            </office:change-info>
            <text:p text:style-name="Text_20_body"><text:span text:style-name="T1">moving forward toward the cargo hold </text:span></text:p>
          </text:deletion>
        </text:changed-region>
        <text:changed-region xml:id="ct94409105519344" text:id="ct94409105519344">
          <text:deletion>
            <office:change-info>
              <dc:creator>Julia Ringo</dc:creator>
              <dc:date>2023-10-18T11:01:00</dc:date>
            </office:change-info>
            <text:p text:style-name="Text_20_body"><text:span text:style-name="T1">Captain </text:span></text:p>
          </text:deletion>
        </text:changed-region>
        <text:changed-region xml:id="ct94409105520752" text:id="ct94409105520752">
          <text:deletion>
            <office:change-info>
              <dc:creator>Julia Ringo</dc:creator>
              <dc:date>2023-10-18T11:01:00</dc:date>
            </office:change-info>
            <text:p text:style-name="Text_20_body"><text:span text:style-name="T1">the seat </text:span></text:p>
          </text:deletion>
        </text:changed-region>
        <text:changed-region xml:id="ct94409105520992" text:id="ct94409105520992">
          <text:insertion>
            <office:change-info>
              <dc:creator>Julia Ringo</dc:creator>
              <dc:date>2023-10-18T11:01:00</dc:date>
            </office:change-info>
          </text:insertion>
        </text:changed-region>
        <text:changed-region xml:id="ct94409105521232" text:id="ct94409105521232">
          <text:insertion>
            <office:change-info>
              <dc:creator>Julia Ringo</dc:creator>
              <dc:date>2023-10-18T11:01:00</dc:date>
            </office:change-info>
          </text:insertion>
        </text:changed-region>
        <text:changed-region xml:id="ct94409105521760" text:id="ct94409105521760">
          <text:deletion>
            <office:change-info>
              <dc:creator>Julia Ringo</dc:creator>
              <dc:date>2023-10-18T11:02:00</dc:date>
            </office:change-info>
            <text:p text:style-name="Text_20_body"><text:span text:style-name="T1">,</text:span></text:p>
          </text:deletion>
        </text:changed-region>
        <text:changed-region xml:id="ct94409105526784" text:id="ct94409105526784">
          <text:deletion>
            <office:change-info>
              <dc:creator>Julia Ringo</dc:creator>
              <dc:date>2023-10-05T13:15:00</dc:date>
            </office:change-info>
            <text:p text:style-name="Text_20_body"><text:span text:style-name="T1"><text:s/>— </text:span></text:p>
          </text:deletion>
        </text:changed-region>
        <text:changed-region xml:id="ct94409105527024" text:id="ct94409105527024">
          <text:insertion>
            <office:change-info>
              <dc:creator>Julia Ringo</dc:creator>
              <dc:date>2023-10-05T13:15:00</dc:date>
            </office:change-info>
          </text:insertion>
        </text:changed-region>
        <text:changed-region xml:id="ct94409105527264" text:id="ct94409105527264">
          <text:deletion>
            <office:change-info>
              <dc:creator>Julia Ringo</dc:creator>
              <dc:date>2023-10-05T13:15:00</dc:date>
            </office:change-info>
            <text:p text:style-name="Text_20_body"><text:span text:style-name="T1"><text:s/>— </text:span></text:p>
          </text:deletion>
        </text:changed-region>
        <text:changed-region xml:id="ct94409105527504" text:id="ct94409105527504">
          <text:insertion>
            <office:change-info>
              <dc:creator>Julia Ringo</dc:creator>
              <dc:date>2023-10-05T13:15:00</dc:date>
            </office:change-info>
          </text:insertion>
        </text:changed-region>
        <text:changed-region xml:id="ct94409105527744" text:id="ct94409105527744">
          <text:deletion>
            <office:change-info>
              <dc:creator>Julia Ringo</dc:creator>
              <dc:date>2023-10-10T11:08:00</dc:date>
            </office:change-info>
            <text:p text:style-name="Text_20_body"><text:span text:style-name="T1">…</text:span></text:p>
          </text:deletion>
        </text:changed-region>
        <text:changed-region xml:id="ct94409105527984" text:id="ct94409105527984">
          <text:insertion>
            <office:change-info>
              <dc:creator>Julia Ringo</dc:creator>
              <dc:date>2023-10-10T11:08:00</dc:date>
            </office:change-info>
          </text:insertion>
        </text:changed-region>
        <text:changed-region xml:id="ct94409105528224" text:id="ct94409105528224">
          <text:deletion>
            <office:change-info>
              <dc:creator>Julia Ringo</dc:creator>
              <dc:date>2023-10-18T11:02:00</dc:date>
            </office:change-info>
            <text:p text:style-name="Text_20_body"><text:span text:style-name="T1"><text:s/></text:span></text:p>
          </text:deletion>
        </text:changed-region>
        <text:changed-region xml:id="ct94409105528464" text:id="ct94409105528464">
          <text:insertion>
            <office:change-info>
              <dc:creator>Julia Ringo</dc:creator>
              <dc:date>2023-10-18T11:02:00</dc:date>
            </office:change-info>
          </text:insertion>
        </text:changed-region>
        <text:changed-region xml:id="ct94409105529344" text:id="ct94409105529344">
          <text:deletion>
            <office:change-info>
              <dc:creator>Julia Ringo</dc:creator>
              <dc:date>2023-10-18T11:02:00</dc:date>
            </office:change-info>
            <text:p text:style-name="Text_20_body"><text:span text:style-name="T1">,</text:span></text:p>
          </text:deletion>
        </text:changed-region>
        <text:changed-region xml:id="ct94409105529584" text:id="ct94409105529584">
          <text:insertion>
            <office:change-info>
              <dc:creator>Julia Ringo</dc:creator>
              <dc:date>2023-10-18T11:02:00</dc:date>
            </office:change-info>
          </text:insertion>
        </text:changed-region>
        <text:changed-region xml:id="ct94409105529824" text:id="ct94409105529824">
          <text:deletion>
            <office:change-info>
              <dc:creator>Julia Ringo</dc:creator>
              <dc:date>2023-10-18T11:02:00</dc:date>
            </office:change-info>
            <text:p text:style-name="Text_20_body"><text:span text:style-name="T1">,</text:span></text:p>
          </text:deletion>
        </text:changed-region>
        <text:changed-region xml:id="ct94409105530064" text:id="ct94409105530064">
          <text:insertion>
            <office:change-info>
              <dc:creator>Julia Ringo</dc:creator>
              <dc:date>2023-10-18T11:02:00</dc:date>
            </office:change-info>
          </text:insertion>
        </text:changed-region>
        <text:changed-region xml:id="ct94409105530544" text:id="ct94409105530544">
          <text:deletion>
            <office:change-info>
              <dc:creator>Julia Ringo</dc:creator>
              <dc:date>2023-10-18T11:02:00</dc:date>
            </office:change-info>
            <text:p text:style-name="Text_20_body"><text:span text:style-name="T1">d</text:span></text:p>
          </text:deletion>
        </text:changed-region>
        <text:changed-region xml:id="ct94409105530304" text:id="ct94409105530304">
          <text:insertion>
            <office:change-info>
              <dc:creator>Julia Ringo</dc:creator>
              <dc:date>2023-10-18T11:03:00</dc:date>
            </office:change-info>
          </text:insertion>
        </text:changed-region>
        <text:changed-region xml:id="ct94409105534720" text:id="ct94409105534720">
          <text:deletion>
            <office:change-info>
              <dc:creator>Julia Ringo</dc:creator>
              <dc:date>2023-10-05T13:15:00</dc:date>
            </office:change-info>
            <text:p text:style-name="Text_20_body"><text:span text:style-name="T2"><text:s/>— </text:span></text:p>
          </text:deletion>
        </text:changed-region>
        <text:changed-region xml:id="ct94409105534960" text:id="ct94409105534960">
          <text:insertion>
            <office:change-info>
              <dc:creator>Julia Ringo</dc:creator>
              <dc:date>2023-10-05T13:15:00</dc:date>
            </office:change-info>
          </text:insertion>
        </text:changed-region>
        <text:changed-region xml:id="ct94409105535200" text:id="ct94409105535200">
          <text:deletion>
            <office:change-info>
              <dc:creator>Julia Ringo</dc:creator>
              <dc:date>2023-10-05T13:15:00</dc:date>
            </office:change-info>
            <text:p text:style-name="Text_20_body"><text:span text:style-name="T1"><text:s/>— </text:span></text:p>
          </text:deletion>
        </text:changed-region>
        <text:changed-region xml:id="ct94409105535840" text:id="ct94409105535840">
          <text:insertion>
            <office:change-info>
              <dc:creator>Julia Ringo</dc:creator>
              <dc:date>2023-10-05T13:15:00</dc:date>
            </office:change-info>
          </text:insertion>
        </text:changed-region>
        <text:changed-region xml:id="ct94409105537008" text:id="ct94409105537008">
          <text:deletion>
            <office:change-info>
              <dc:creator>Julia Ringo</dc:creator>
              <dc:date>2023-10-10T11:08:00</dc:date>
            </office:change-info>
            <text:p text:style-name="Text_20_body"><text:span text:style-name="T1">…</text:span></text:p>
          </text:deletion>
        </text:changed-region>
        <text:changed-region xml:id="ct94409105538448" text:id="ct94409105538448">
          <text:insertion>
            <office:change-info>
              <dc:creator>Julia Ringo</dc:creator>
              <dc:date>2023-10-10T11:08:00</dc:date>
            </office:change-info>
          </text:insertion>
        </text:changed-region>
        <text:changed-region xml:id="ct94409105539632" text:id="ct94409105539632">
          <text:deletion>
            <office:change-info>
              <dc:creator>Julia Ringo</dc:creator>
              <dc:date>2023-10-05T13:15:00</dc:date>
            </office:change-info>
            <text:p text:style-name="Text_20_body"><text:span text:style-name="T1"><text:s/>— </text:span></text:p>
          </text:deletion>
        </text:changed-region>
        <text:changed-region xml:id="ct94409105541760" text:id="ct94409105541760">
          <text:insertion>
            <office:change-info>
              <dc:creator>Julia Ringo</dc:creator>
              <dc:date>2023-10-05T13:15:00</dc:date>
            </office:change-info>
          </text:insertion>
        </text:changed-region>
        <text:changed-region xml:id="ct94409105542000" text:id="ct94409105542000">
          <text:deletion>
            <office:change-info>
              <dc:creator>Julia Ringo</dc:creator>
              <dc:date>2023-10-05T13:15:00</dc:date>
            </office:change-info>
            <text:p text:style-name="Text_20_body"><text:span text:style-name="T1"><text:s/>— </text:span></text:p>
          </text:deletion>
        </text:changed-region>
        <text:changed-region xml:id="ct94409105542880" text:id="ct94409105542880">
          <text:insertion>
            <office:change-info>
              <dc:creator>Julia Ringo</dc:creator>
              <dc:date>2023-10-05T13:15:00</dc:date>
            </office:change-info>
          </text:insertion>
        </text:changed-region>
        <text:changed-region xml:id="ct94409105543120" text:id="ct94409105543120">
          <text:deletion>
            <office:change-info>
              <dc:creator>Julia Ringo</dc:creator>
              <dc:date>2023-10-05T13:15:00</dc:date>
            </office:change-info>
            <text:p text:style-name="Text_20_body"><text:span text:style-name="T1"><text:s/>— </text:span></text:p>
          </text:deletion>
        </text:changed-region>
        <text:changed-region xml:id="ct94409105544288" text:id="ct94409105544288">
          <text:insertion>
            <office:change-info>
              <dc:creator>Julia Ringo</dc:creator>
              <dc:date>2023-10-05T13:15:00</dc:date>
            </office:change-info>
          </text:insertion>
        </text:changed-region>
        <text:changed-region xml:id="ct94409105546080" text:id="ct94409105546080">
          <text:insertion>
            <office:change-info>
              <dc:creator>Julia Ringo</dc:creator>
              <dc:date>2023-10-18T11:04:00</dc:date>
            </office:change-info>
          </text:insertion>
        </text:changed-region>
        <text:changed-region xml:id="ct94409105522688" text:id="ct94409105522688">
          <text:insertion>
            <office:change-info>
              <dc:creator>Julia Ringo</dc:creator>
              <dc:date>2023-10-18T11:04:00</dc:date>
            </office:change-info>
          </text:insertion>
        </text:changed-region>
        <text:changed-region xml:id="ct94409105550048" text:id="ct94409105550048">
          <text:insertion>
            <office:change-info>
              <dc:creator>Julia Ringo</dc:creator>
              <dc:date>2023-10-18T11:04:00</dc:date>
            </office:change-info>
          </text:insertion>
        </text:changed-region>
        <text:changed-region xml:id="ct94409105555120" text:id="ct94409105555120">
          <text:deletion>
            <office:change-info>
              <dc:creator>Julia Ringo</dc:creator>
              <dc:date>2023-10-18T11:05:00</dc:date>
            </office:change-info>
            <text:p text:style-name="Text_20_body"><text:span text:style-name="T1">-</text:span></text:p>
          </text:deletion>
        </text:changed-region>
        <text:changed-region xml:id="ct94409105555360" text:id="ct94409105555360">
          <text:insertion>
            <office:change-info>
              <dc:creator>Julia Ringo</dc:creator>
              <dc:date>2023-10-18T11:05:00</dc:date>
            </office:change-info>
          </text:insertion>
        </text:changed-region>
        <text:changed-region xml:id="ct94409105557248" text:id="ct94409105557248">
          <text:insertion>
            <office:change-info>
              <dc:creator>Julia Ringo</dc:creator>
              <dc:date>2023-10-18T11:05:00</dc:date>
            </office:change-info>
          </text:insertion>
        </text:changed-region>
        <text:changed-region xml:id="ct94409102165968" text:id="ct94409102165968">
          <text:deletion>
            <office:change-info>
              <dc:creator>Julia Ringo</dc:creator>
              <dc:date>2023-10-05T13:15:00</dc:date>
            </office:change-info>
            <text:p text:style-name="Text_20_body"><text:span text:style-name="T1"><text:s/>— </text:span></text:p>
          </text:deletion>
        </text:changed-region>
        <text:changed-region xml:id="ct94409105560544" text:id="ct94409105560544">
          <text:insertion>
            <office:change-info>
              <dc:creator>Julia Ringo</dc:creator>
              <dc:date>2023-10-05T13:15:00</dc:date>
            </office:change-info>
          </text:insertion>
        </text:changed-region>
        <text:changed-region xml:id="ct94409105560784" text:id="ct94409105560784">
          <text:deletion>
            <office:change-info>
              <dc:creator>Julia Ringo</dc:creator>
              <dc:date>2023-10-05T13:15:00</dc:date>
            </office:change-info>
            <text:p text:style-name="Text_20_body"><text:span text:style-name="T1"><text:s/>— </text:span></text:p>
          </text:deletion>
        </text:changed-region>
        <text:changed-region xml:id="ct94409105561024" text:id="ct94409105561024">
          <text:insertion>
            <office:change-info>
              <dc:creator>Julia Ringo</dc:creator>
              <dc:date>2023-10-05T13:15:00</dc:date>
            </office:change-info>
          </text:insertion>
        </text:changed-region>
        <text:changed-region xml:id="ct94409105561264" text:id="ct94409105561264">
          <text:deletion>
            <office:change-info>
              <dc:creator>Julia Ringo</dc:creator>
              <dc:date>2023-10-18T11:06:00</dc:date>
            </office:change-info>
            <text:p text:style-name="Text_20_body"><text:span text:style-name="T1">w</text:span></text:p>
          </text:deletion>
        </text:changed-region>
        <text:changed-region xml:id="ct94409105555600" text:id="ct94409105555600">
          <text:insertion>
            <office:change-info>
              <dc:creator>Julia Ringo</dc:creator>
              <dc:date>2023-10-18T11:06:00</dc:date>
            </office:change-info>
          </text:insertion>
        </text:changed-region>
        <text:changed-region xml:id="ct94409105565072" text:id="ct94409105565072">
          <text:insertion>
            <office:change-info>
              <dc:creator>Julia Ringo</dc:creator>
              <dc:date>2023-10-18T11:06:00</dc:date>
            </office:change-info>
          </text:insertion>
        </text:changed-region>
        <text:changed-region xml:id="ct94409105565312" text:id="ct94409105565312">
          <text:deletion>
            <office:change-info>
              <dc:creator>Julia Ringo</dc:creator>
              <dc:date>2023-10-18T11:06:00</dc:date>
            </office:change-info>
            <text:p text:style-name="Text_20_body"><text:span text:style-name="T1">,</text:span></text:p>
          </text:deletion>
        </text:changed-region>
        <text:changed-region xml:id="ct94409105565552" text:id="ct94409105565552">
          <text:insertion>
            <office:change-info>
              <dc:creator>Julia Ringo</dc:creator>
              <dc:date>2023-10-18T11:06:00</dc:date>
            </office:change-info>
          </text:insertion>
        </text:changed-region>
        <text:changed-region xml:id="ct94409105565792" text:id="ct94409105565792">
          <text:deletion>
            <office:change-info>
              <dc:creator>Julia Ringo</dc:creator>
              <dc:date>2023-10-18T11:06:00</dc:date>
            </office:change-info>
            <text:p text:style-name="Text_20_body"><text:span text:style-name="T1">w</text:span></text:p>
          </text:deletion>
        </text:changed-region>
        <text:changed-region xml:id="ct94409105567312" text:id="ct94409105567312">
          <text:insertion>
            <office:change-info>
              <dc:creator>Julia Ringo</dc:creator>
              <dc:date>2023-10-18T11:07:00</dc:date>
            </office:change-info>
          </text:insertion>
        </text:changed-region>
        <text:changed-region xml:id="ct94409105571760" text:id="ct94409105571760">
          <text:deletion>
            <office:change-info>
              <dc:creator>Julia Ringo</dc:creator>
              <dc:date>2023-10-18T11:07:00</dc:date>
            </office:change-info>
            <text:p text:style-name="Text_20_body"><text:span text:style-name="T1">,</text:span></text:p>
          </text:deletion>
        </text:changed-region>
        <text:changed-region xml:id="ct94409105573504" text:id="ct94409105573504">
          <text:deletion>
            <office:change-info>
              <dc:creator>Julia Ringo</dc:creator>
              <dc:date>2023-10-05T13:15:00</dc:date>
            </office:change-info>
            <text:p text:style-name="Text_20_body"><text:span text:style-name="T2"><text:s/>— </text:span></text:p>
          </text:deletion>
        </text:changed-region>
        <text:changed-region xml:id="ct94409105573744" text:id="ct94409105573744">
          <text:insertion>
            <office:change-info>
              <dc:creator>Julia Ringo</dc:creator>
              <dc:date>2023-10-05T13:15:00</dc:date>
            </office:change-info>
          </text:insertion>
        </text:changed-region>
        <text:changed-region xml:id="ct94409105573984" text:id="ct94409105573984">
          <text:deletion>
            <office:change-info>
              <dc:creator>Julia Ringo</dc:creator>
              <dc:date>2023-10-05T13:15:00</dc:date>
            </office:change-info>
            <text:p text:style-name="Text_20_body"><text:span text:style-name="T1"><text:s/>— </text:span></text:p>
          </text:deletion>
        </text:changed-region>
        <text:changed-region xml:id="ct94409105574224" text:id="ct94409105574224">
          <text:insertion>
            <office:change-info>
              <dc:creator>Julia Ringo</dc:creator>
              <dc:date>2023-10-05T13:15:00</dc:date>
            </office:change-info>
          </text:insertion>
        </text:changed-region>
        <text:changed-region xml:id="ct94409105575520" text:id="ct94409105575520">
          <text:insertion>
            <office:change-info>
              <dc:creator>Julia Ringo</dc:creator>
              <dc:date>2023-10-18T11:07:00</dc:date>
            </office:change-info>
          </text:insertion>
        </text:changed-region>
        <text:changed-region xml:id="ct94409105575760" text:id="ct94409105575760">
          <text:deletion>
            <office:change-info>
              <dc:creator>Julia Ringo</dc:creator>
              <dc:date>2023-10-18T11:07:00</dc:date>
            </office:change-info>
            <text:p text:style-name="Text_20_body"><text:span text:style-name="T1">,</text:span></text:p>
          </text:deletion>
        </text:changed-region>
        <text:changed-region xml:id="ct94409105576544" text:id="ct94409105576544">
          <text:insertion>
            <office:change-info>
              <dc:creator>Julia Ringo</dc:creator>
              <dc:date>2023-10-18T11:07:00</dc:date>
            </office:change-info>
          </text:insertion>
        </text:changed-region>
        <text:changed-region xml:id="ct94409105576784" text:id="ct94409105576784">
          <text:deletion>
            <office:change-info>
              <dc:creator>Julia Ringo</dc:creator>
              <dc:date>2023-10-18T11:07:00</dc:date>
            </office:change-info>
            <text:p text:style-name="Text_20_body"><text:span text:style-name="T1">g</text:span></text:p>
          </text:deletion>
        </text:changed-region>
        <text:changed-region xml:id="ct94409105577520" text:id="ct94409105577520">
          <text:insertion>
            <office:change-info>
              <dc:creator>Julia Ringo</dc:creator>
              <dc:date>2023-10-18T11:07:00</dc:date>
            </office:change-info>
          </text:insertion>
        </text:changed-region>
        <text:changed-region xml:id="ct94409105579888" text:id="ct94409105579888">
          <text:insertion>
            <office:change-info>
              <dc:creator>Julia Ringo</dc:creator>
              <dc:date>2023-10-18T11:07:00</dc:date>
            </office:change-info>
          </text:insertion>
        </text:changed-region>
        <text:changed-region xml:id="ct94409105580208" text:id="ct94409105580208">
          <text:deletion>
            <office:change-info>
              <dc:creator>Julia Ringo</dc:creator>
              <dc:date>2023-10-18T11:07:00</dc:date>
            </office:change-info>
            <text:p text:style-name="Text_20_body"><text:span text:style-name="T1"><text:s/></text:span></text:p>
          </text:deletion>
        </text:changed-region>
        <text:changed-region xml:id="ct94409105582032" text:id="ct94409105582032">
          <text:insertion>
            <office:change-info>
              <dc:creator>Julia Ringo</dc:creator>
              <dc:date>2023-10-18T12:54:00</dc:date>
            </office:change-info>
          </text:insertion>
        </text:changed-region>
        <text:changed-region xml:id="ct94409105582272" text:id="ct94409105582272">
          <text:deletion>
            <office:change-info>
              <dc:creator>Julia Ringo</dc:creator>
              <dc:date>2023-10-18T12:54:00</dc:date>
            </office:change-info>
            <text:p text:style-name="Text_20_body"><text:span text:style-name="T1">uch</text:span></text:p>
          </text:deletion>
        </text:changed-region>
        <text:changed-region xml:id="ct94409105582512" text:id="ct94409105582512">
          <text:deletion>
            <office:change-info>
              <dc:creator>Julia Ringo</dc:creator>
              <dc:date>2023-10-05T13:15:00</dc:date>
            </office:change-info>
            <text:p text:style-name="Text_20_body"><text:span text:style-name="T1"><text:s/>— </text:span></text:p>
          </text:deletion>
        </text:changed-region>
        <text:changed-region xml:id="ct94409105582960" text:id="ct94409105582960">
          <text:insertion>
            <office:change-info>
              <dc:creator>Julia Ringo</dc:creator>
              <dc:date>2023-10-05T13:15:00</dc:date>
            </office:change-info>
          </text:insertion>
        </text:changed-region>
        <text:changed-region xml:id="ct94409105583440" text:id="ct94409105583440">
          <text:insertion>
            <office:change-info>
              <dc:creator>Julia Ringo</dc:creator>
              <dc:date>2023-10-18T12:55:00</dc:date>
            </office:change-info>
          </text:insertion>
        </text:changed-region>
        <text:changed-region xml:id="ct94409105583680" text:id="ct94409105583680">
          <text:insertion>
            <office:change-info>
              <dc:creator>Julia Ringo</dc:creator>
              <dc:date>2023-10-18T11:08:00</dc:date>
            </office:change-info>
          </text:insertion>
        </text:changed-region>
        <text:changed-region xml:id="ct94409105583200" text:id="ct94409105583200">
          <text:insertion>
            <office:change-info>
              <dc:creator>Julia Ringo</dc:creator>
              <dc:date>2023-10-18T12:55:00</dc:date>
            </office:change-info>
          </text:insertion>
        </text:changed-region>
        <text:changed-region xml:id="ct94409105583920" text:id="ct94409105583920">
          <text:insertion>
            <office:change-info>
              <dc:creator>Julia Ringo</dc:creator>
              <dc:date>2023-10-18T11:08:00</dc:date>
            </office:change-info>
          </text:insertion>
        </text:changed-region>
        <text:changed-region xml:id="ct94409105584320" text:id="ct94409105584320">
          <text:deletion>
            <office:change-info>
              <dc:creator>Julia Ringo</dc:creator>
              <dc:date>2023-10-18T12:55:00</dc:date>
            </office:change-info>
            <text:p text:style-name="Text_20_body"><text:span text:style-name="T1">whole </text:span></text:p>
          </text:deletion>
        </text:changed-region>
        <text:changed-region xml:id="ct94409105585248" text:id="ct94409105585248">
          <text:deletion>
            <office:change-info>
              <dc:creator>Julia Ringo</dc:creator>
              <dc:date>2023-10-18T12:55:00</dc:date>
            </office:change-info>
            <text:p text:style-name="Text_20_body"><text:span text:style-name="T1">, she reflected</text:span></text:p>
          </text:deletion>
        </text:changed-region>
        <text:changed-region xml:id="ct94409105586592" text:id="ct94409105586592">
          <text:deletion>
            <office:change-info>
              <dc:creator>Julia Ringo</dc:creator>
              <dc:date>2023-10-18T11:08:00</dc:date>
            </office:change-info>
            <text:p text:style-name="Text_20_body"><text:span text:style-name="T1">against her </text:span></text:p>
          </text:deletion>
        </text:changed-region>
        <text:changed-region xml:id="ct94409105587776" text:id="ct94409105587776">
          <text:insertion>
            <office:change-info>
              <dc:creator>Julia Ringo</dc:creator>
              <dc:date>2023-10-18T12:55:00</dc:date>
            </office:change-info>
          </text:insertion>
        </text:changed-region>
        <text:changed-region xml:id="ct94409105589472" text:id="ct94409105589472">
          <text:insertion>
            <office:change-info>
              <dc:creator>Julia Ringo</dc:creator>
              <dc:date>2023-10-18T12:56:00</dc:date>
            </office:change-info>
          </text:insertion>
        </text:changed-region>
        <text:changed-region xml:id="ct94409105590448" text:id="ct94409105590448">
          <text:deletion>
            <office:change-info>
              <dc:creator>Julia Ringo</dc:creator>
              <dc:date>2023-10-18T12:56:00</dc:date>
            </office:change-info>
            <text:p text:style-name="Text_20_body"><text:span text:style-name="T1">deep</text:span></text:p>
          </text:deletion>
        </text:changed-region>
        <text:changed-region xml:id="ct94409105591328" text:id="ct94409105591328">
          <text:insertion>
            <office:change-info>
              <dc:creator>Julia Ringo</dc:creator>
              <dc:date>2023-10-18T12:56:00</dc:date>
            </office:change-info>
          </text:insertion>
        </text:changed-region>
        <text:changed-region xml:id="ct94409105591568" text:id="ct94409105591568">
          <text:insertion>
            <office:change-info>
              <dc:creator>Julia Ringo</dc:creator>
              <dc:date>2023-10-18T12:56:00</dc:date>
            </office:change-info>
          </text:insertion>
        </text:changed-region>
        <text:changed-region xml:id="ct94409105591808" text:id="ct94409105591808">
          <text:insertion>
            <office:change-info>
              <dc:creator>Julia Ringo</dc:creator>
              <dc:date>2023-10-18T12:56:00</dc:date>
            </office:change-info>
          </text:insertion>
        </text:changed-region>
        <text:changed-region xml:id="ct94409105592048" text:id="ct94409105592048">
          <text:deletion>
            <office:change-info>
              <dc:creator>Julia Ringo</dc:creator>
              <dc:date>2023-10-18T12:56:00</dc:date>
            </office:change-info>
            <text:p text:style-name="Text_20_body"><text:span text:style-name="T1">.</text:span></text:p>
          </text:deletion>
        </text:changed-region>
        <text:changed-region xml:id="ct94409105592576" text:id="ct94409105592576">
          <text:insertion>
            <office:change-info>
              <dc:creator>Julia Ringo</dc:creator>
              <dc:date>2023-10-18T12:56:00</dc:date>
            </office:change-info>
          </text:insertion>
        </text:changed-region>
        <text:changed-region xml:id="ct94409105592816" text:id="ct94409105592816">
          <text:deletion>
            <office:change-info>
              <dc:creator>Julia Ringo</dc:creator>
              <dc:date>2023-10-18T12:56:00</dc:date>
            </office:change-info>
            <text:p text:style-name="Text_20_body"><text:span text:style-name="T1">S</text:span></text:p>
          </text:deletion>
        </text:changed-region>
        <text:changed-region xml:id="ct94409105593408" text:id="ct94409105593408">
          <text:insertion>
            <office:change-info>
              <dc:creator>Julia Ringo</dc:creator>
              <dc:date>2023-10-18T12:56:00</dc:date>
            </office:change-info>
          </text:insertion>
        </text:changed-region>
        <text:changed-region xml:id="ct94409105593792" text:id="ct94409105593792">
          <text:insertion>
            <office:change-info>
              <dc:creator>Julia Ringo</dc:creator>
              <dc:date>2023-10-18T12:57:00</dc:date>
            </office:change-info>
          </text:insertion>
        </text:changed-region>
        <text:changed-region xml:id="ct94409105594032" text:id="ct94409105594032">
          <text:deletion>
            <office:change-info>
              <dc:creator>Julia Ringo</dc:creator>
              <dc:date>2023-10-18T12:57:00</dc:date>
            </office:change-info>
            <text:p text:style-name="Text_20_body"><text:span text:style-name="T1">,</text:span></text:p>
          </text:deletion>
        </text:changed-region>
        <text:changed-region xml:id="ct94409105594272" text:id="ct94409105594272">
          <text:insertion>
            <office:change-info>
              <dc:creator>Julia Ringo</dc:creator>
              <dc:date>2023-10-18T12:57:00</dc:date>
            </office:change-info>
          </text:insertion>
        </text:changed-region>
        <text:changed-region xml:id="ct94409105594512" text:id="ct94409105594512">
          <text:deletion>
            <office:change-info>
              <dc:creator>Julia Ringo</dc:creator>
              <dc:date>2023-10-18T12:57:00</dc:date>
            </office:change-info>
            <text:p text:style-name="Text_20_body"><text:span text:style-name="T1">w</text:span></text:p>
          </text:deletion>
        </text:changed-region>
        <text:changed-region xml:id="ct94409105594752" text:id="ct94409105594752">
          <text:insertion>
            <office:change-info>
              <dc:creator>Julia Ringo</dc:creator>
              <dc:date>2023-10-18T12:57:00</dc:date>
            </office:change-info>
          </text:insertion>
        </text:changed-region>
        <text:changed-region xml:id="ct94409105594992" text:id="ct94409105594992">
          <text:deletion>
            <office:change-info>
              <dc:creator>Julia Ringo</dc:creator>
              <dc:date>2023-10-18T12:57:00</dc:date>
            </office:change-info>
            <text:p text:style-name="Text_20_body"><text:span text:style-name="T1">,</text:span></text:p>
          </text:deletion>
        </text:changed-region>
        <text:changed-region xml:id="ct94409105598432" text:id="ct94409105598432">
          <text:insertion>
            <office:change-info>
              <dc:creator>Julia Ringo</dc:creator>
              <dc:date>2023-10-18T12:57:00</dc:date>
            </office:change-info>
          </text:insertion>
        </text:changed-region>
        <text:changed-region xml:id="ct94409105598672" text:id="ct94409105598672">
          <text:insertion>
            <office:change-info>
              <dc:creator>Julia Ringo</dc:creator>
              <dc:date>2023-10-18T12:57:00</dc:date>
            </office:change-info>
          </text:insertion>
        </text:changed-region>
        <text:changed-region xml:id="ct94409105601104" text:id="ct94409105601104">
          <text:insertion>
            <office:change-info>
              <dc:creator>Julia Ringo</dc:creator>
              <dc:date>2023-10-18T12:57:00</dc:date>
            </office:change-info>
          </text:insertion>
        </text:changed-region>
        <text:changed-region xml:id="ct94409105601424" text:id="ct94409105601424">
          <text:deletion>
            <office:change-info>
              <dc:creator>Julia Ringo</dc:creator>
              <dc:date>2023-10-18T12:57:00</dc:date>
            </office:change-info>
            <text:p text:style-name="Text_20_body"><text:span text:style-name="T1"><text:s/>and </text:span></text:p>
          </text:deletion>
        </text:changed-region>
        <text:changed-region xml:id="ct94409105604592" text:id="ct94409105604592">
          <text:deletion>
            <office:change-info>
              <dc:creator>Julia Ringo</dc:creator>
              <dc:date>2023-10-18T12:57:00</dc:date>
            </office:change-info>
            <text:p text:style-name="Text_20_body"><text:span text:style-name="T1">Hemi continued, </text:span></text:p>
          </text:deletion>
        </text:changed-region>
        <text:changed-region xml:id="ct94409105604832" text:id="ct94409105604832">
          <text:insertion>
            <office:change-info>
              <dc:creator>Julia Ringo</dc:creator>
              <dc:date>2023-10-18T12:57:00</dc:date>
            </office:change-info>
          </text:insertion>
        </text:changed-region>
        <text:changed-region xml:id="ct94409105605424" text:id="ct94409105605424">
          <text:deletion>
            <office:change-info>
              <dc:creator>Julia Ringo</dc:creator>
              <dc:date>2023-10-18T12:57:00</dc:date>
            </office:change-info>
            <text:p text:style-name="Text_20_body"><text:span text:style-name="T1">.</text:span></text:p>
          </text:deletion>
        </text:changed-region>
        <text:changed-region xml:id="ct94409105606016" text:id="ct94409105606016">
          <text:insertion>
            <office:change-info>
              <dc:creator>Julia Ringo</dc:creator>
              <dc:date>2023-10-18T12:57:00</dc:date>
            </office:change-info>
          </text:insertion>
        </text:changed-region>
        <text:changed-region xml:id="ct94409105606656" text:id="ct94409105606656">
          <text:deletion>
            <office:change-info>
              <dc:creator>Julia Ringo</dc:creator>
              <dc:date>2023-10-05T13:15:00</dc:date>
            </office:change-info>
            <text:p text:style-name="Text_20_body"><text:span text:style-name="T1"><text:s/>— </text:span></text:p>
          </text:deletion>
        </text:changed-region>
        <text:changed-region xml:id="ct94409105607296" text:id="ct94409105607296">
          <text:insertion>
            <office:change-info>
              <dc:creator>Julia Ringo</dc:creator>
              <dc:date>2023-10-05T13:15:00</dc:date>
            </office:change-info>
          </text:insertion>
        </text:changed-region>
        <text:changed-region xml:id="ct94409105610528" text:id="ct94409105610528">
          <text:deletion>
            <office:change-info>
              <dc:creator>Julia Ringo</dc:creator>
              <dc:date>2023-10-18T12:58:00</dc:date>
            </office:change-info>
            <text:p text:style-name="Text_20_body"><text:span text:style-name="T1">,</text:span></text:p>
          </text:deletion>
        </text:changed-region>
        <text:changed-region xml:id="ct94409105614576" text:id="ct94409105614576">
          <text:insertion>
            <office:change-info>
              <dc:creator>Julia Ringo</dc:creator>
              <dc:date>2023-10-18T12:58:00</dc:date>
            </office:change-info>
          </text:insertion>
        </text:changed-region>
        <text:changed-region xml:id="ct94409105614816" text:id="ct94409105614816">
          <text:deletion>
            <office:change-info>
              <dc:creator>Julia Ringo</dc:creator>
              <dc:date>2023-10-18T12:58:00</dc:date>
            </office:change-info>
            <text:p text:style-name="Text_20_body"><text:span text:style-name="T1"><text:s/>up</text:span></text:p>
          </text:deletion>
        </text:changed-region>
        <text:changed-region xml:id="ct94409105615744" text:id="ct94409105615744">
          <text:insertion>
            <office:change-info>
              <dc:creator>Julia Ringo</dc:creator>
              <dc:date>2023-10-18T12:59:00</dc:date>
            </office:change-info>
          </text:insertion>
        </text:changed-region>
        <text:changed-region xml:id="ct94409105615984" text:id="ct94409105615984">
          <text:insertion>
            <office:change-info>
              <dc:creator>Julia Ringo</dc:creator>
              <dc:date>2023-10-18T13:00:00</dc:date>
            </office:change-info>
          </text:insertion>
        </text:changed-region>
        <text:changed-region xml:id="ct94409105616928" text:id="ct94409105616928">
          <text:deletion>
            <office:change-info>
              <dc:creator>Julia Ringo</dc:creator>
              <dc:date>2023-10-18T13:00:00</dc:date>
            </office:change-info>
            <text:p text:style-name="Text_20_body"><text:span text:style-name="T1">they </text:span></text:p>
          </text:deletion>
        </text:changed-region>
        <text:changed-region xml:id="ct94409105617408" text:id="ct94409105617408">
          <text:insertion>
            <office:change-info>
              <dc:creator>Julia Ringo</dc:creator>
              <dc:date>2023-10-18T13:00:00</dc:date>
            </office:change-info>
          </text:insertion>
        </text:changed-region>
        <text:changed-region xml:id="ct94409105617648" text:id="ct94409105617648">
          <text:insertion>
            <office:change-info>
              <dc:creator>Julia Ringo</dc:creator>
              <dc:date>2023-10-18T13:00:00</dc:date>
            </office:change-info>
          </text:insertion>
        </text:changed-region>
        <text:changed-region xml:id="ct94409105617168" text:id="ct94409105617168">
          <text:insertion>
            <office:change-info>
              <dc:creator>Julia Ringo</dc:creator>
              <dc:date>2023-10-18T13:01:00</dc:date>
            </office:change-info>
          </text:insertion>
        </text:changed-region>
        <text:changed-region xml:id="ct94409105621008" text:id="ct94409105621008">
          <text:deletion>
            <office:change-info>
              <dc:creator>Julia Ringo</dc:creator>
              <dc:date>2023-10-05T13:15:00</dc:date>
            </office:change-info>
            <text:p text:style-name="Text_20_body"><text:span text:style-name="T2"><text:s/>— </text:span></text:p>
          </text:deletion>
        </text:changed-region>
        <text:changed-region xml:id="ct94409105620768" text:id="ct94409105620768">
          <text:insertion>
            <office:change-info>
              <dc:creator>Julia Ringo</dc:creator>
              <dc:date>2023-10-05T13:15:00</dc:date>
            </office:change-info>
          </text:insertion>
        </text:changed-region>
        <text:changed-region xml:id="ct94409105628784" text:id="ct94409105628784">
          <text:insertion>
            <office:change-info>
              <dc:creator>Julia Ringo</dc:creator>
              <dc:date>2023-10-18T13:01:00</dc:date>
            </office:change-info>
          </text:insertion>
        </text:changed-region>
        <text:changed-region xml:id="ct94409105637920" text:id="ct94409105637920">
          <text:insertion>
            <office:change-info>
              <dc:creator>Julia Ringo</dc:creator>
              <dc:date>2023-10-18T13:02:00</dc:date>
            </office:change-info>
          </text:insertion>
        </text:changed-region>
        <text:changed-region xml:id="ct94409105638160" text:id="ct94409105638160">
          <text:deletion>
            <office:change-info>
              <dc:creator>Julia Ringo</dc:creator>
              <dc:date>2023-10-18T13:02:00</dc:date>
            </office:change-info>
            <text:p text:style-name="Text_20_body"><text:span text:style-name="T1">; </text:span></text:p>
          </text:deletion>
        </text:changed-region>
        <text:changed-region xml:id="ct94409105639616" text:id="ct94409105639616">
          <text:insertion>
            <office:change-info>
              <dc:creator>Julia Ringo</dc:creator>
              <dc:date>2023-10-18T13:02:00</dc:date>
            </office:change-info>
          </text:insertion>
        </text:changed-region>
        <text:changed-region xml:id="ct94409102568576" text:id="ct94409102568576">
          <text:insertion>
            <office:change-info>
              <dc:creator>Julia Ringo</dc:creator>
              <dc:date>2023-10-19T13:20:00</dc:date>
            </office:change-info>
          </text:insertion>
        </text:changed-region>
        <text:changed-region xml:id="ct94409105644336" text:id="ct94409105644336">
          <text:insertion>
            <office:change-info>
              <dc:creator>Julia Ringo</dc:creator>
              <dc:date>2023-10-18T13:06:00</dc:date>
            </office:change-info>
          </text:insertion>
        </text:changed-region>
        <text:changed-region xml:id="ct94409105640928" text:id="ct94409105640928">
          <text:deletion>
            <office:change-info>
              <dc:creator>Julia Ringo</dc:creator>
              <dc:date>2023-10-18T13:06:00</dc:date>
            </office:change-info>
            <text:p text:style-name="Text_20_body"><text:span text:style-name="T1">. And likewise started</text:span></text:p>
          </text:deletion>
        </text:changed-region>
        <text:changed-region xml:id="ct94409102600112" text:id="ct94409102600112">
          <text:deletion>
            <office:change-info>
              <dc:creator>Julia Ringo</dc:creator>
              <dc:date>2023-10-20T07:51:00</dc:date>
            </office:change-info>
            <text:p text:style-name="Text_20_body"><text:span text:style-name="T1">up </text:span></text:p>
          </text:deletion>
        </text:changed-region>
        <text:changed-region xml:id="ct94409102568944" text:id="ct94409102568944">
          <text:insertion>
            <office:change-info>
              <dc:creator>Julia Ringo</dc:creator>
              <dc:date>2023-10-20T07:52:00</dc:date>
            </office:change-info>
          </text:insertion>
        </text:changed-region>
        <text:changed-region xml:id="ct94409102602128" text:id="ct94409102602128">
          <text:insertion>
            <office:change-info>
              <dc:creator>Julia Ringo</dc:creator>
              <dc:date>2023-10-20T07:52:00</dc:date>
            </office:change-info>
          </text:insertion>
        </text:changed-region>
        <text:changed-region xml:id="ct94409102601760" text:id="ct94409102601760">
          <text:insertion>
            <office:change-info>
              <dc:creator>Julia Ringo</dc:creator>
              <dc:date>2023-10-20T07:52:00</dc:date>
            </office:change-info>
          </text:insertion>
        </text:changed-region>
        <text:changed-region xml:id="ct94409105412528" text:id="ct94409105412528">
          <text:deletion>
            <office:change-info>
              <dc:creator>Julia Ringo</dc:creator>
              <dc:date>2023-10-20T07:52:00</dc:date>
            </office:change-info>
            <text:p text:style-name="Text_20_body"><text:span text:style-name="T1">close to do anything about it</text:span></text:p>
          </text:deletion>
        </text:changed-region>
        <text:changed-region xml:id="ct94409105439424" text:id="ct94409105439424">
          <text:insertion>
            <office:change-info>
              <dc:creator>Julia Ringo</dc:creator>
              <dc:date>2023-10-20T07:52:00</dc:date>
            </office:change-info>
          </text:insertion>
        </text:changed-region>
        <text:changed-region xml:id="ct94409105437584" text:id="ct94409105437584">
          <text:deletion>
            <office:change-info>
              <dc:creator>Julia Ringo</dc:creator>
              <dc:date>2023-10-20T07:52:00</dc:date>
            </office:change-info>
            <text:p text:style-name="Text_20_body"><text:span text:style-name="T1">paying </text:span></text:p>
          </text:deletion>
        </text:changed-region>
        <text:changed-region xml:id="ct94409100515712" text:id="ct94409100515712">
          <text:deletion>
            <office:change-info>
              <dc:creator>Julia Ringo</dc:creator>
              <dc:date>2023-10-05T13:15:00</dc:date>
            </office:change-info>
            <text:p text:style-name="Text_20_body"><text:span text:style-name="T1"><text:s/>— </text:span></text:p>
          </text:deletion>
        </text:changed-region>
        <text:changed-region xml:id="ct94409105415120" text:id="ct94409105415120">
          <text:insertion>
            <office:change-info>
              <dc:creator>Julia Ringo</dc:creator>
              <dc:date>2023-10-05T13:15:00</dc:date>
            </office:change-info>
          </text:insertion>
        </text:changed-region>
        <text:changed-region xml:id="ct94409105435296" text:id="ct94409105435296">
          <text:deletion>
            <office:change-info>
              <dc:creator>Julia Ringo</dc:creator>
              <dc:date>2023-10-05T13:15:00</dc:date>
            </office:change-info>
            <text:p text:style-name="Text_20_body"><text:span text:style-name="T1"><text:s/>— </text:span></text:p>
          </text:deletion>
        </text:changed-region>
        <text:changed-region xml:id="ct94409099849248" text:id="ct94409099849248">
          <text:insertion>
            <office:change-info>
              <dc:creator>Julia Ringo</dc:creator>
              <dc:date>2023-10-05T13:15:00</dc:date>
            </office:change-info>
          </text:insertion>
        </text:changed-region>
        <text:changed-region xml:id="ct94409105421136" text:id="ct94409105421136">
          <text:deletion>
            <office:change-info>
              <dc:creator>Julia Ringo</dc:creator>
              <dc:date>2023-10-05T13:15:00</dc:date>
            </office:change-info>
            <text:p text:style-name="Text_20_body"><text:span text:style-name="T1"><text:s/>— </text:span></text:p>
          </text:deletion>
        </text:changed-region>
        <text:changed-region xml:id="ct94409105236784" text:id="ct94409105236784">
          <text:insertion>
            <office:change-info>
              <dc:creator>Julia Ringo</dc:creator>
              <dc:date>2023-10-05T13:15:00</dc:date>
            </office:change-info>
          </text:insertion>
        </text:changed-region>
        <text:changed-region xml:id="ct94409105233136" text:id="ct94409105233136">
          <text:deletion>
            <office:change-info>
              <dc:creator>Julia Ringo</dc:creator>
              <dc:date>2023-10-20T07:53:00</dc:date>
            </office:change-info>
            <text:p text:style-name="Text_20_body"><text:span text:style-name="T1">marking </text:span></text:p>
          </text:deletion>
        </text:changed-region>
        <text:changed-region xml:id="ct94409105521472" text:id="ct94409105521472">
          <text:insertion>
            <office:change-info>
              <dc:creator>Julia Ringo</dc:creator>
              <dc:date>2023-10-20T07:53:00</dc:date>
            </office:change-info>
          </text:insertion>
        </text:changed-region>
        <text:changed-region xml:id="ct94409105525856" text:id="ct94409105525856">
          <text:deletion>
            <office:change-info>
              <dc:creator>Julia Ringo</dc:creator>
              <dc:date>2023-10-05T13:15:00</dc:date>
            </office:change-info>
            <text:p text:style-name="Text_20_body"><text:span text:style-name="T1"><text:s/>— </text:span></text:p>
          </text:deletion>
        </text:changed-region>
        <text:changed-region xml:id="ct94409105526496" text:id="ct94409105526496">
          <text:insertion>
            <office:change-info>
              <dc:creator>Julia Ringo</dc:creator>
              <dc:date>2023-10-05T13:15:00</dc:date>
            </office:change-info>
          </text:insertion>
        </text:changed-region>
        <text:changed-region xml:id="ct94409105529056" text:id="ct94409105529056">
          <text:deletion>
            <office:change-info>
              <dc:creator>Julia Ringo</dc:creator>
              <dc:date>2023-10-05T13:15:00</dc:date>
            </office:change-info>
            <text:p text:style-name="Text_20_body"><text:span text:style-name="T1"><text:s/>— </text:span></text:p>
          </text:deletion>
        </text:changed-region>
        <text:changed-region xml:id="ct94409105532608" text:id="ct94409105532608">
          <text:insertion>
            <office:change-info>
              <dc:creator>Julia Ringo</dc:creator>
              <dc:date>2023-10-05T13:15:00</dc:date>
            </office:change-info>
          </text:insertion>
        </text:changed-region>
        <text:changed-region xml:id="ct94409105193120" text:id="ct94409105193120">
          <text:insertion>
            <office:change-info>
              <dc:creator>Julia Ringo</dc:creator>
              <dc:date>2023-10-20T07:53:00</dc:date>
            </office:change-info>
          </text:insertion>
        </text:changed-region>
        <text:changed-region xml:id="ct94409102723072" text:id="ct94409102723072">
          <text:insertion>
            <office:change-info>
              <dc:creator>Julia Ringo</dc:creator>
              <dc:date>2023-10-20T07:53:00</dc:date>
            </office:change-info>
          </text:insertion>
        </text:changed-region>
        <text:changed-region xml:id="ct94409102612880" text:id="ct94409102612880">
          <text:deletion>
            <office:change-info>
              <dc:creator>Julia Ringo</dc:creator>
              <dc:date>2023-10-20T07:53:00</dc:date>
            </office:change-info>
            <text:p text:style-name="Text_20_body"><text:span text:style-name="T1">.</text:span></text:p>
          </text:deletion>
        </text:changed-region>
        <text:changed-region xml:id="ct94409102691120" text:id="ct94409102691120">
          <text:insertion>
            <office:change-info>
              <dc:creator>Julia Ringo</dc:creator>
              <dc:date>2023-10-20T07:53:00</dc:date>
            </office:change-info>
          </text:insertion>
        </text:changed-region>
        <text:changed-region xml:id="ct94409102725088" text:id="ct94409102725088">
          <text:deletion>
            <office:change-info>
              <dc:creator>Julia Ringo</dc:creator>
              <dc:date>2023-10-20T07:54:00</dc:date>
            </office:change-info>
            <text:p text:style-name="Text_20_body"><text:span text:style-name="T1">,</text:span></text:p>
          </text:deletion>
        </text:changed-region>
        <text:changed-region xml:id="ct94409102724720" text:id="ct94409102724720">
          <text:deletion>
            <office:change-info>
              <dc:creator>Julia Ringo</dc:creator>
              <dc:date>2023-10-20T07:54:00</dc:date>
            </office:change-info>
            <text:p text:style-name="Text_20_body"><text:span text:style-name="T1">,</text:span></text:p>
          </text:deletion>
        </text:changed-region>
        <text:changed-region xml:id="ct94409105468224" text:id="ct94409105468224">
          <text:insertion>
            <office:change-info>
              <dc:creator>Julia Ringo</dc:creator>
              <dc:date>2023-10-20T07:54:00</dc:date>
            </office:change-info>
          </text:insertion>
        </text:changed-region>
        <text:changed-region xml:id="ct94409105650016" text:id="ct94409105650016">
          <text:insertion>
            <office:change-info>
              <dc:creator>Julia Ringo</dc:creator>
              <dc:date>2023-10-20T07:54:00</dc:date>
            </office:change-info>
          </text:insertion>
        </text:changed-region>
        <text:changed-region xml:id="ct94409105544880" text:id="ct94409105544880">
          <text:deletion>
            <office:change-info>
              <dc:creator>Julia Ringo</dc:creator>
              <dc:date>2023-10-05T13:15:00</dc:date>
            </office:change-info>
            <text:p text:style-name="Text_20_body"><text:span text:style-name="T1"><text:s/>— </text:span></text:p>
          </text:deletion>
        </text:changed-region>
        <text:changed-region xml:id="ct94409105542592" text:id="ct94409105542592">
          <text:insertion>
            <office:change-info>
              <dc:creator>Julia Ringo</dc:creator>
              <dc:date>2023-10-05T13:15:00</dc:date>
            </office:change-info>
          </text:insertion>
        </text:changed-region>
        <text:changed-region xml:id="ct94409105550288" text:id="ct94409105550288">
          <text:insertion>
            <office:change-info>
              <dc:creator>Julia Ringo</dc:creator>
              <dc:date>2023-10-20T07:55:00</dc:date>
            </office:change-info>
          </text:insertion>
        </text:changed-region>
        <text:changed-region xml:id="ct94409105567024" text:id="ct94409105567024">
          <text:deletion>
            <office:change-info>
              <dc:creator>Julia Ringo</dc:creator>
              <dc:date>2023-10-20T08:15:00</dc:date>
            </office:change-info>
            <text:p text:style-name="Text_20_body"><text:span text:style-name="T1">the </text:span></text:p>
          </text:deletion>
        </text:changed-region>
        <text:changed-region xml:id="ct94409105567760" text:id="ct94409105567760">
          <text:insertion>
            <office:change-info>
              <dc:creator>Julia Ringo</dc:creator>
              <dc:date>2023-10-20T08:15:00</dc:date>
            </office:change-info>
          </text:insertion>
        </text:changed-region>
        <text:changed-region xml:id="ct94409105573216" text:id="ct94409105573216">
          <text:insertion>
            <office:change-info>
              <dc:creator>Julia Ringo</dc:creator>
              <dc:date>2023-10-20T08:15:00</dc:date>
            </office:change-info>
          </text:insertion>
        </text:changed-region>
        <text:changed-region xml:id="ct94409105577760" text:id="ct94409105577760">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4409105591040" text:id="ct94409105591040">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4409105592288" text:id="ct94409105592288">
          <text:deletion>
            <office:change-info>
              <dc:creator>Julia Ringo</dc:creator>
              <dc:date>2023-10-05T13:15:00</dc:date>
            </office:change-info>
            <text:p text:style-name="Text_20_body"><text:span text:style-name="T1"><text:s/>— </text:span></text:p>
          </text:deletion>
        </text:changed-region>
        <text:changed-region xml:id="ct94409105595584" text:id="ct94409105595584">
          <text:insertion>
            <office:change-info>
              <dc:creator>Julia Ringo</dc:creator>
              <dc:date>2023-10-05T13:15:00</dc:date>
            </office:change-info>
          </text:insertion>
        </text:changed-region>
        <text:changed-region xml:id="ct94409105596224" text:id="ct94409105596224">
          <text:deletion>
            <office:change-info>
              <dc:creator>Julia Ringo</dc:creator>
              <dc:date>2023-10-05T13:15:00</dc:date>
            </office:change-info>
            <text:p text:style-name="Text_20_body"><text:span text:style-name="T1"><text:s/>— </text:span></text:p>
          </text:deletion>
        </text:changed-region>
        <text:changed-region xml:id="ct94409105596864" text:id="ct94409105596864">
          <text:insertion>
            <office:change-info>
              <dc:creator>Julia Ringo</dc:creator>
              <dc:date>2023-10-05T13:15:00</dc:date>
            </office:change-info>
          </text:insertion>
        </text:changed-region>
        <text:changed-region xml:id="ct94409105598144" text:id="ct94409105598144">
          <text:insertion>
            <office:change-info>
              <dc:creator>Julia Ringo</dc:creator>
              <dc:date>2023-10-20T08:16:00</dc:date>
            </office:change-info>
          </text:insertion>
        </text:changed-region>
        <text:changed-region xml:id="ct94409105485184" text:id="ct94409105485184">
          <text:insertion>
            <office:change-info>
              <dc:creator>Julia Ringo</dc:creator>
              <dc:date>2023-10-20T08:16:00</dc:date>
            </office:change-info>
          </text:insertion>
        </text:changed-region>
        <text:changed-region xml:id="ct94409105578880" text:id="ct94409105578880">
          <text:deletion>
            <office:change-info>
              <dc:creator>Julia Ringo</dc:creator>
              <dc:date>2023-10-05T13:15:00</dc:date>
            </office:change-info>
            <text:p text:style-name="Text_20_body"><text:span text:style-name="T1"><text:s/>— </text:span></text:p>
          </text:deletion>
        </text:changed-region>
        <text:changed-region xml:id="ct94409105609104" text:id="ct94409105609104">
          <text:insertion>
            <office:change-info>
              <dc:creator>Julia Ringo</dc:creator>
              <dc:date>2023-10-05T13:15:00</dc:date>
            </office:change-info>
          </text:insertion>
        </text:changed-region>
        <text:changed-region xml:id="ct94409105570896" text:id="ct94409105570896">
          <text:insertion>
            <office:change-info>
              <dc:creator>Julia Ringo</dc:creator>
              <dc:date>2023-10-20T08:16:00</dc:date>
            </office:change-info>
          </text:insertion>
        </text:changed-region>
        <text:changed-region xml:id="ct94409102689824" text:id="ct94409102689824">
          <text:insertion>
            <office:change-info>
              <dc:creator>Julia Ringo</dc:creator>
              <dc:date>2023-10-20T08:16:00</dc:date>
            </office:change-info>
          </text:insertion>
        </text:changed-region>
        <text:changed-region xml:id="ct94409102724352" text:id="ct94409102724352">
          <text:deletion>
            <office:change-info>
              <dc:creator>Julia Ringo</dc:creator>
              <dc:date>2023-10-10T11:08:00</dc:date>
            </office:change-info>
            <text:p text:style-name="Text_20_body"><text:span text:style-name="T1">…</text:span></text:p>
          </text:deletion>
        </text:changed-region>
        <text:changed-region xml:id="ct94409105627680" text:id="ct94409105627680">
          <text:insertion>
            <office:change-info>
              <dc:creator>Julia Ringo</dc:creator>
              <dc:date>2023-10-10T11:08:00</dc:date>
            </office:change-info>
          </text:insertion>
        </text:changed-region>
        <text:changed-region xml:id="ct94409105523200" text:id="ct94409105523200">
          <text:insertion>
            <office:change-info>
              <dc:creator>Julia Ringo</dc:creator>
              <dc:date>2023-10-20T08:16:00</dc:date>
            </office:change-info>
          </text:insertion>
        </text:changed-region>
        <text:changed-region xml:id="ct94409105606256" text:id="ct94409105606256">
          <text:deletion>
            <office:change-info>
              <dc:creator>Julia Ringo</dc:creator>
              <dc:date>2023-10-05T13:15:00</dc:date>
            </office:change-info>
            <text:p text:style-name="Text_20_body"><text:span text:style-name="T1"><text:s/>— </text:span></text:p>
          </text:deletion>
        </text:changed-region>
        <text:changed-region xml:id="ct94409105661824" text:id="ct94409105661824">
          <text:insertion>
            <office:change-info>
              <dc:creator>Julia Ringo</dc:creator>
              <dc:date>2023-10-05T13:15:00</dc:date>
            </office:change-info>
          </text:insertion>
        </text:changed-region>
        <text:changed-region xml:id="ct94409102946080" text:id="ct94409102946080">
          <text:deletion>
            <office:change-info>
              <dc:creator>Julia Ringo</dc:creator>
              <dc:date>2023-10-20T08:17:00</dc:date>
            </office:change-info>
            <text:p text:style-name="Text_20_body"><text:span text:style-name="T1">,</text:span></text:p>
          </text:deletion>
        </text:changed-region>
        <text:changed-region xml:id="ct94409102567296" text:id="ct94409102567296">
          <text:insertion>
            <office:change-info>
              <dc:creator>Julia Ringo</dc:creator>
              <dc:date>2023-10-20T08:17:00</dc:date>
            </office:change-info>
          </text:insertion>
        </text:changed-region>
        <text:changed-region xml:id="ct94409105667136" text:id="ct94409105667136">
          <text:deletion>
            <office:change-info>
              <dc:creator>Julia Ringo</dc:creator>
              <dc:date>2023-10-20T08:17:00</dc:date>
            </office:change-info>
            <text:p text:style-name="First_20_Paragraph"><text:span text:style-name="T1">u</text:span></text:p>
          </text:deletion>
        </text:changed-region>
        <text:changed-region xml:id="ct94409105667376" text:id="ct94409105667376">
          <text:deletion>
            <office:change-info>
              <dc:creator>Julia Ringo</dc:creator>
              <dc:date>2023-10-10T11:08:00</dc:date>
            </office:change-info>
            <text:p text:style-name="First_20_Paragraph"><text:span text:style-name="T1">…</text:span></text:p>
          </text:deletion>
        </text:changed-region>
        <text:changed-region xml:id="ct94409105668624" text:id="ct94409105668624">
          <text:insertion>
            <office:change-info>
              <dc:creator>Julia Ringo</dc:creator>
              <dc:date>2023-10-10T11:08:00</dc:date>
            </office:change-info>
          </text:insertion>
        </text:changed-region>
        <text:changed-region xml:id="ct94409105668864" text:id="ct94409105668864">
          <text:deletion>
            <office:change-info>
              <dc:creator>Julia Ringo</dc:creator>
              <dc:date>2023-10-20T08:17:00</dc:date>
            </office:change-info>
            <text:p text:style-name="First_20_Paragraph"><text:span text:style-name="T1"><text:s/></text:span></text:p>
          </text:deletion>
        </text:changed-region>
        <text:changed-region xml:id="ct94409103008464" text:id="ct94409103008464">
          <text:deletion>
            <office:change-info>
              <dc:creator>Julia Ringo</dc:creator>
              <dc:date>2023-10-10T11:08:00</dc:date>
            </office:change-info>
            <text:p text:style-name="Text_20_body"><text:span text:style-name="T1">…</text:span></text:p>
          </text:deletion>
        </text:changed-region>
        <text:changed-region xml:id="ct94409102957264" text:id="ct94409102957264">
          <text:insertion>
            <office:change-info>
              <dc:creator>Julia Ringo</dc:creator>
              <dc:date>2023-10-10T11:08:00</dc:date>
            </office:change-info>
          </text:insertion>
        </text:changed-region>
        <text:changed-region xml:id="ct94409105672464" text:id="ct94409105672464">
          <text:deletion>
            <office:change-info>
              <dc:creator>Julia Ringo</dc:creator>
              <dc:date>2023-10-20T08:17:00</dc:date>
            </office:change-info>
            <text:p text:style-name="Text_20_body"><text:span text:style-name="T1"><text:s/></text:span></text:p>
          </text:deletion>
        </text:changed-region>
        <text:changed-region xml:id="ct94409105672704" text:id="ct94409105672704">
          <text:deletion>
            <office:change-info>
              <dc:creator>Julia Ringo</dc:creator>
              <dc:date>2023-10-10T11:08:00</dc:date>
            </office:change-info>
            <text:p text:style-name="Text_20_body"><text:span text:style-name="T1">…</text:span></text:p>
          </text:deletion>
        </text:changed-region>
        <text:changed-region xml:id="ct94409105672944" text:id="ct94409105672944">
          <text:insertion>
            <office:change-info>
              <dc:creator>Julia Ringo</dc:creator>
              <dc:date>2023-10-10T11:08:00</dc:date>
            </office:change-info>
          </text:insertion>
        </text:changed-region>
        <text:changed-region xml:id="ct94409105673184" text:id="ct94409105673184">
          <text:deletion>
            <office:change-info>
              <dc:creator>Julia Ringo</dc:creator>
              <dc:date>2023-10-20T08:17:00</dc:date>
            </office:change-info>
            <text:p text:style-name="Text_20_body"><text:span text:style-name="T1"><text:s/></text:span></text:p>
          </text:deletion>
        </text:changed-region>
        <text:changed-region xml:id="ct94409105675584" text:id="ct94409105675584">
          <text:deletion>
            <office:change-info>
              <dc:creator>Julia Ringo</dc:creator>
              <dc:date>2023-10-05T13:15:00</dc:date>
            </office:change-info>
            <text:p text:style-name="Text_20_body"><text:span text:style-name="T1"><text:s/>— </text:span></text:p>
          </text:deletion>
        </text:changed-region>
        <text:changed-region xml:id="ct94409105676240" text:id="ct94409105676240">
          <text:insertion>
            <office:change-info>
              <dc:creator>Julia Ringo</dc:creator>
              <dc:date>2023-10-05T13:15:00</dc:date>
            </office:change-info>
          </text:insertion>
        </text:changed-region>
        <text:changed-region xml:id="ct94409103042432" text:id="ct94409103042432">
          <text:deletion>
            <office:change-info>
              <dc:creator>Julia Ringo</dc:creator>
              <dc:date>2023-10-20T08:18:00</dc:date>
            </office:change-info>
            <text:p text:style-name="Text_20_body"><text:span text:style-name="T1">as this one was, </text:span></text:p>
          </text:deletion>
        </text:changed-region>
        <text:changed-region xml:id="ct94409105678096" text:id="ct94409105678096">
          <text:deletion>
            <office:change-info>
              <dc:creator>Julia Ringo</dc:creator>
              <dc:date>2023-10-10T11:08:00</dc:date>
            </office:change-info>
            <text:p text:style-name="Text_20_body"><text:span text:style-name="T1">…</text:span></text:p>
          </text:deletion>
        </text:changed-region>
        <text:changed-region xml:id="ct94409105679616" text:id="ct94409105679616">
          <text:insertion>
            <office:change-info>
              <dc:creator>Julia Ringo</dc:creator>
              <dc:date>2023-10-10T11:08:00</dc:date>
            </office:change-info>
          </text:insertion>
        </text:changed-region>
        <text:changed-region xml:id="ct94409105680496" text:id="ct94409105680496">
          <text:format-change>
            <office:change-info>
              <dc:creator>Julia Ringo</dc:creator>
              <dc:date>2023-10-20T08:18:00</dc:date>
            </office:change-info>
          </text:format-change>
        </text:changed-region>
        <text:changed-region xml:id="ct94409105681008" text:id="ct94409105681008">
          <text:format-change>
            <office:change-info>
              <dc:creator>Julia Ringo</dc:creator>
              <dc:date>2023-10-20T08:18:00</dc:date>
            </office:change-info>
          </text:format-change>
        </text:changed-region>
        <text:changed-region xml:id="ct94409105682528" text:id="ct94409105682528">
          <text:format-change>
            <office:change-info>
              <dc:creator>Julia Ringo</dc:creator>
              <dc:date>2023-10-20T08:18:00</dc:date>
            </office:change-info>
          </text:format-change>
        </text:changed-region>
        <text:changed-region xml:id="ct94409105682768" text:id="ct94409105682768">
          <text:deletion>
            <office:change-info>
              <dc:creator>Julia Ringo</dc:creator>
              <dc:date>2023-10-20T08:18:00</dc:date>
            </office:change-info>
            <text:p text:style-name="Text_20_body"><text:span text:style-name="T1">15 </text:span></text:p>
          </text:deletion>
        </text:changed-region>
        <text:changed-region xml:id="ct94409105683280" text:id="ct94409105683280">
          <text:insertion>
            <office:change-info>
              <dc:creator>Julia Ringo</dc:creator>
              <dc:date>2023-10-20T08:18:00</dc:date>
            </office:change-info>
          </text:insertion>
        </text:changed-region>
        <text:changed-region xml:id="ct94409105684096" text:id="ct94409105684096">
          <text:deletion>
            <office:change-info>
              <dc:creator>Julia Ringo</dc:creator>
              <dc:date>2023-10-20T08:19:00</dc:date>
            </office:change-info>
            <text:p text:style-name="Text_20_body"><text:span text:style-name="T1">,</text:span></text:p>
          </text:deletion>
        </text:changed-region>
        <text:changed-region xml:id="ct94409105687504" text:id="ct94409105687504">
          <text:insertion>
            <office:change-info>
              <dc:creator>Julia Ringo</dc:creator>
              <dc:date>2023-10-20T08:19:00</dc:date>
            </office:change-info>
          </text:insertion>
        </text:changed-region>
        <text:changed-region xml:id="ct94409105687744" text:id="ct94409105687744">
          <text:deletion>
            <office:change-info>
              <dc:creator>Julia Ringo</dc:creator>
              <dc:date>2023-10-20T08:19:00</dc:date>
            </office:change-info>
            <text:p text:style-name="Text_20_body"><text:span text:style-name="T1">,</text:span></text:p>
          </text:deletion>
        </text:changed-region>
        <text:changed-region xml:id="ct94409105687984" text:id="ct94409105687984">
          <text:deletion>
            <office:change-info>
              <dc:creator>Julia Ringo</dc:creator>
              <dc:date>2023-10-20T08:19:00</dc:date>
            </office:change-info>
            <text:p text:style-name="Text_20_body"><text:span text:style-name="T1">, like fishermen</text:span></text:p>
          </text:deletion>
        </text:changed-region>
        <text:changed-region xml:id="ct94409105688960" text:id="ct94409105688960">
          <text:insertion>
            <office:change-info>
              <dc:creator>Julia Ringo</dc:creator>
              <dc:date>2023-10-20T08:19:00</dc:date>
            </office:change-info>
          </text:insertion>
        </text:changed-region>
        <text:changed-region xml:id="ct94409105689200" text:id="ct94409105689200">
          <text:deletion>
            <office:change-info>
              <dc:creator>Julia Ringo</dc:creator>
              <dc:date>2023-10-20T08:19:00</dc:date>
            </office:change-info>
            <text:p text:style-name="Text_20_body"><text:span text:style-name="T1">,</text:span></text:p>
          </text:deletion>
        </text:changed-region>
        <text:changed-region xml:id="ct94409105689440" text:id="ct94409105689440">
          <text:insertion>
            <office:change-info>
              <dc:creator>Julia Ringo</dc:creator>
              <dc:date>2023-10-20T08:19:00</dc:date>
            </office:change-info>
          </text:insertion>
        </text:changed-region>
        <text:changed-region xml:id="ct94409105689680" text:id="ct94409105689680">
          <text:deletion>
            <office:change-info>
              <dc:creator>Julia Ringo</dc:creator>
              <dc:date>2023-10-20T08:19:00</dc:date>
            </office:change-info>
            <text:p text:style-name="Text_20_body"><text:span text:style-name="T1">w</text:span></text:p>
          </text:deletion>
        </text:changed-region>
        <text:changed-region xml:id="ct94409105691200" text:id="ct94409105691200">
          <text:deletion>
            <office:change-info>
              <dc:creator>Julia Ringo</dc:creator>
              <dc:date>2023-10-20T08:19:00</dc:date>
            </office:change-info>
            <text:p text:style-name="Text_20_body"><text:span text:style-name="T1">20 </text:span></text:p>
          </text:deletion>
        </text:changed-region>
        <text:changed-region xml:id="ct94409105692080" text:id="ct94409105692080">
          <text:insertion>
            <office:change-info>
              <dc:creator>Julia Ringo</dc:creator>
              <dc:date>2023-10-20T08:19:00</dc:date>
            </office:change-info>
          </text:insertion>
        </text:changed-region>
        <text:changed-region xml:id="ct94409105692960" text:id="ct94409105692960">
          <text:deletion>
            <office:change-info>
              <dc:creator>Julia Ringo</dc:creator>
              <dc:date>2023-10-20T08:20:00</dc:date>
            </office:change-info>
            <text:p text:style-name="Text_20_body"><text:span text:style-name="T1">15 </text:span></text:p>
          </text:deletion>
        </text:changed-region>
        <text:changed-region xml:id="ct94409105694480" text:id="ct94409105694480">
          <text:insertion>
            <office:change-info>
              <dc:creator>Julia Ringo</dc:creator>
              <dc:date>2023-10-20T08:20:00</dc:date>
            </office:change-info>
          </text:insertion>
        </text:changed-region>
        <text:changed-region xml:id="ct94409105695744" text:id="ct94409105695744">
          <text:insertion>
            <office:change-info>
              <dc:creator>Julia Ringo</dc:creator>
              <dc:date>2023-10-20T08:20:00</dc:date>
            </office:change-info>
          </text:insertion>
        </text:changed-region>
        <text:changed-region xml:id="ct94409105700160" text:id="ct94409105700160">
          <text:format-change>
            <office:change-info>
              <dc:creator>Julia Ringo</dc:creator>
              <dc:date>2023-10-20T08:20:00</dc:date>
            </office:change-info>
          </text:format-change>
        </text:changed-region>
        <text:changed-region xml:id="ct94409105700400" text:id="ct94409105700400">
          <text:deletion>
            <office:change-info>
              <dc:creator>Julia Ringo</dc:creator>
              <dc:date>2023-10-05T13:15:00</dc:date>
            </office:change-info>
            <text:p text:style-name="Text_20_body"><text:span text:style-name="T1"><text:s/>— </text:span></text:p>
          </text:deletion>
        </text:changed-region>
        <text:changed-region xml:id="ct94409105702672" text:id="ct94409105702672">
          <text:insertion>
            <office:change-info>
              <dc:creator>Julia Ringo</dc:creator>
              <dc:date>2023-10-05T13:15:00</dc:date>
            </office:change-info>
          </text:insertion>
        </text:changed-region>
        <text:changed-region xml:id="ct94409105705904" text:id="ct94409105705904">
          <text:insertion>
            <office:change-info>
              <dc:creator>Julia Ringo</dc:creator>
              <dc:date>2023-10-20T08:20:00</dc:date>
            </office:change-info>
          </text:insertion>
        </text:changed-region>
        <text:changed-region xml:id="ct94409105707088" text:id="ct94409105707088">
          <text:deletion>
            <office:change-info>
              <dc:creator>Julia Ringo</dc:creator>
              <dc:date>2023-10-20T08:20:00</dc:date>
            </office:change-info>
            <text:p text:style-name="Text_20_body"><text:span text:style-name="T1">20 </text:span></text:p>
          </text:deletion>
        </text:changed-region>
        <text:changed-region xml:id="ct94409105707328" text:id="ct94409105707328">
          <text:insertion>
            <office:change-info>
              <dc:creator>Julia Ringo</dc:creator>
              <dc:date>2023-10-20T08:20:00</dc:date>
            </office:change-info>
          </text:insertion>
        </text:changed-region>
        <text:changed-region xml:id="ct94409105707568" text:id="ct94409105707568">
          <text:deletion>
            <office:change-info>
              <dc:creator>Julia Ringo</dc:creator>
              <dc:date>2023-10-20T08:20:00</dc:date>
            </office:change-info>
            <text:p text:style-name="Text_20_body"><text:span text:style-name="T1">down </text:span></text:p>
          </text:deletion>
        </text:changed-region>
        <text:changed-region xml:id="ct94409105707808" text:id="ct94409105707808">
          <text:deletion>
            <office:change-info>
              <dc:creator>Julia Ringo</dc:creator>
              <dc:date>2023-10-05T13:15:00</dc:date>
            </office:change-info>
            <text:p text:style-name="Text_20_body"><text:span text:style-name="T1"><text:s/>— </text:span></text:p>
          </text:deletion>
        </text:changed-region>
        <text:changed-region xml:id="ct94409105708048" text:id="ct94409105708048">
          <text:insertion>
            <office:change-info>
              <dc:creator>Julia Ringo</dc:creator>
              <dc:date>2023-10-05T13:15:00</dc:date>
            </office:change-info>
          </text:insertion>
        </text:changed-region>
        <text:changed-region xml:id="ct94409105708288" text:id="ct94409105708288">
          <text:deletion>
            <office:change-info>
              <dc:creator>Julia Ringo</dc:creator>
              <dc:date>2023-10-20T08:21:00</dc:date>
            </office:change-info>
            <text:p text:style-name="Text_20_body"><text:span text:style-name="T1">100 </text:span></text:p>
          </text:deletion>
        </text:changed-region>
        <text:changed-region xml:id="ct94409105708528" text:id="ct94409105708528">
          <text:insertion>
            <office:change-info>
              <dc:creator>Julia Ringo</dc:creator>
              <dc:date>2023-10-20T08:21:00</dc:date>
            </office:change-info>
          </text:insertion>
        </text:changed-region>
        <text:changed-region xml:id="ct94409105708768" text:id="ct94409105708768">
          <text:insertion>
            <office:change-info>
              <dc:creator>Julia Ringo</dc:creator>
              <dc:date>2023-10-20T08:21:00</dc:date>
            </office:change-info>
          </text:insertion>
        </text:changed-region>
        <text:changed-region xml:id="ct94409105709600" text:id="ct94409105709600">
          <text:deletion>
            <office:change-info>
              <dc:creator>Julia Ringo</dc:creator>
              <dc:date>2023-10-20T08:21:00</dc:date>
            </office:change-info>
            <text:p text:style-name="Text_20_body"><text:span text:style-name="T1"><text:s/></text:span></text:p>
          </text:deletion>
        </text:changed-region>
        <text:changed-region xml:id="ct94409101149104" text:id="ct94409101149104">
          <text:deletion>
            <office:change-info>
              <dc:creator>Julia Ringo</dc:creator>
              <dc:date>2023-10-20T08:21:00</dc:date>
            </office:change-info>
            <text:p text:style-name="Text_20_body"><text:span text:style-name="T1">There were</text:span></text:p>
          </text:deletion>
        </text:changed-region>
        <text:changed-region xml:id="ct94409101149584" text:id="ct94409101149584">
          <text:insertion>
            <office:change-info>
              <dc:creator>Julia Ringo</dc:creator>
              <dc:date>2023-10-20T08:21:00</dc:date>
            </office:change-info>
          </text:insertion>
        </text:changed-region>
        <text:changed-region xml:id="ct94409101194928" text:id="ct94409101194928">
          <text:deletion>
            <office:change-info>
              <dc:creator>Julia Ringo</dc:creator>
              <dc:date>2023-10-20T08:21:00</dc:date>
            </office:change-info>
            <text:p text:style-name="Text_20_body"><text:span text:style-name="T1"><text:s/>slips</text:span></text:p>
          </text:deletion>
        </text:changed-region>
        <text:changed-region xml:id="ct94409105712080" text:id="ct94409105712080">
          <text:deletion>
            <office:change-info>
              <dc:creator>Julia Ringo</dc:creator>
              <dc:date>2023-10-20T08:21:00</dc:date>
            </office:change-info>
            <text:p text:style-name="Text_20_body"><text:span text:style-name="T1">with their orifices </text:span></text:p>
          </text:deletion>
        </text:changed-region>
        <text:changed-region xml:id="ct94409101249792" text:id="ct94409101249792">
          <text:deletion>
            <office:change-info>
              <dc:creator>Julia Ringo</dc:creator>
              <dc:date>2023-10-05T13:15:00</dc:date>
            </office:change-info>
            <text:p text:style-name="Text_20_body"><text:span text:style-name="T1"><text:s/>— </text:span></text:p>
          </text:deletion>
        </text:changed-region>
        <text:changed-region xml:id="ct94409101307056" text:id="ct94409101307056">
          <text:insertion>
            <office:change-info>
              <dc:creator>Julia Ringo</dc:creator>
              <dc:date>2023-10-05T13:15:00</dc:date>
            </office:change-info>
          </text:insertion>
        </text:changed-region>
        <text:changed-region xml:id="ct94409105715712" text:id="ct94409105715712">
          <text:deletion>
            <office:change-info>
              <dc:creator>Julia Ringo</dc:creator>
              <dc:date>2023-10-05T13:15:00</dc:date>
            </office:change-info>
            <text:p text:style-name="Text_20_body"><text:span text:style-name="T1"><text:s/>— </text:span></text:p>
          </text:deletion>
        </text:changed-region>
        <text:changed-region xml:id="ct94409105716800" text:id="ct94409105716800">
          <text:insertion>
            <office:change-info>
              <dc:creator>Julia Ringo</dc:creator>
              <dc:date>2023-10-05T13:15:00</dc:date>
            </office:change-info>
          </text:insertion>
        </text:changed-region>
        <text:changed-region xml:id="ct94409101354304" text:id="ct94409101354304">
          <text:deletion>
            <office:change-info>
              <dc:creator>Julia Ringo</dc:creator>
              <dc:date>2023-10-20T08:22:00</dc:date>
            </office:change-info>
            <text:p text:style-name="Text_20_body"><text:span text:style-name="T1">out </text:span></text:p>
          </text:deletion>
        </text:changed-region>
        <text:changed-region xml:id="ct94409105720800" text:id="ct94409105720800">
          <text:deletion>
            <office:change-info>
              <dc:creator>Julia Ringo</dc:creator>
              <dc:date>2023-10-20T08:22:00</dc:date>
            </office:change-info>
            <text:p text:style-name="Text_20_body"><text:span text:style-name="T1">by the catwalk for this purpose </text:span></text:p>
          </text:deletion>
        </text:changed-region>
        <text:changed-region xml:id="ct94409105721328" text:id="ct94409105721328">
          <text:deletion>
            <office:change-info>
              <dc:creator>Julia Ringo</dc:creator>
              <dc:date>2023-10-20T08:22:00</dc:date>
            </office:change-info>
            <text:p text:style-name="Text_20_body"><text:span text:style-name="T1">20 </text:span></text:p>
          </text:deletion>
        </text:changed-region>
        <text:changed-region xml:id="ct94409105721568" text:id="ct94409105721568">
          <text:insertion>
            <office:change-info>
              <dc:creator>Julia Ringo</dc:creator>
              <dc:date>2023-10-20T08:22:00</dc:date>
            </office:change-info>
          </text:insertion>
        </text:changed-region>
        <text:changed-region xml:id="ct94409105722816" text:id="ct94409105722816">
          <text:insertion>
            <office:change-info>
              <dc:creator>Julia Ringo</dc:creator>
              <dc:date>2023-10-20T08:22:00</dc:date>
            </office:change-info>
          </text:insertion>
        </text:changed-region>
        <text:changed-region xml:id="ct94409105704896" text:id="ct94409105704896">
          <text:format-change>
            <office:change-info>
              <dc:creator>Julia Ringo</dc:creator>
              <dc:date>2023-10-20T08:22:00</dc:date>
            </office:change-info>
          </text:format-change>
        </text:changed-region>
        <text:changed-region xml:id="ct94409105710560" text:id="ct94409105710560">
          <text:insertion>
            <office:change-info>
              <dc:creator>Julia Ringo</dc:creator>
              <dc:date>2023-10-20T08:23:00</dc:date>
            </office:change-info>
          </text:insertion>
        </text:changed-region>
        <text:changed-region xml:id="ct94409105704224" text:id="ct94409105704224">
          <text:insertion>
            <office:change-info>
              <dc:creator>Julia Ringo</dc:creator>
              <dc:date>2023-10-20T08:23:00</dc:date>
            </office:change-info>
          </text:insertion>
        </text:changed-region>
        <text:changed-region xml:id="ct94409105703632" text:id="ct94409105703632">
          <text:deletion>
            <office:change-info>
              <dc:creator>Julia Ringo</dc:creator>
              <dc:date>2023-10-05T13:15:00</dc:date>
            </office:change-info>
            <text:p text:style-name="Text_20_body"><text:span text:style-name="T1"><text:s/>— </text:span></text:p>
          </text:deletion>
        </text:changed-region>
        <text:changed-region xml:id="ct94409105704560" text:id="ct94409105704560">
          <text:insertion>
            <office:change-info>
              <dc:creator>Julia Ringo</dc:creator>
              <dc:date>2023-10-05T13:15:00</dc:date>
            </office:change-info>
          </text:insertion>
        </text:changed-region>
        <text:changed-region xml:id="ct94409101355744" text:id="ct94409101355744">
          <text:deletion>
            <office:change-info>
              <dc:creator>Julia Ringo</dc:creator>
              <dc:date>2023-10-05T13:15:00</dc:date>
            </office:change-info>
            <text:p text:style-name="Text_20_body"><text:span text:style-name="T1"><text:s/>— </text:span></text:p>
          </text:deletion>
        </text:changed-region>
        <text:changed-region xml:id="ct94409103075424" text:id="ct94409103075424">
          <text:insertion>
            <office:change-info>
              <dc:creator>Julia Ringo</dc:creator>
              <dc:date>2023-10-05T13:15:00</dc:date>
            </office:change-info>
          </text:insertion>
        </text:changed-region>
        <text:changed-region xml:id="ct94409105730144" text:id="ct94409105730144">
          <text:insertion>
            <office:change-info>
              <dc:creator>Julia Ringo</dc:creator>
              <dc:date>2023-10-20T08:51:00</dc:date>
            </office:change-info>
          </text:insertion>
        </text:changed-region>
        <text:changed-region xml:id="ct94409105732304" text:id="ct94409105732304">
          <text:deletion>
            <office:change-info>
              <dc:creator>Julia Ringo</dc:creator>
              <dc:date>2023-10-20T08:52:00</dc:date>
            </office:change-info>
            <text:p text:style-name="Text_20_body"><text:span text:style-name="T1">s</text:span></text:p>
          </text:deletion>
        </text:changed-region>
        <text:changed-region xml:id="ct94409105733184" text:id="ct94409105733184">
          <text:deletion>
            <office:change-info>
              <dc:creator>Julia Ringo</dc:creator>
              <dc:date>2023-10-20T09:00:00</dc:date>
            </office:change-info>
            <text:p text:style-name="Text_20_body"><text:span text:style-name="T1">which </text:span></text:p>
          </text:deletion>
        </text:changed-region>
        <text:changed-region xml:id="ct94409105733424" text:id="ct94409105733424">
          <text:insertion>
            <office:change-info>
              <dc:creator>Julia Ringo</dc:creator>
              <dc:date>2023-10-20T09:00:00</dc:date>
            </office:change-info>
          </text:insertion>
        </text:changed-region>
        <text:changed-region xml:id="ct94409105734432" text:id="ct94409105734432">
          <text:insertion>
            <office:change-info>
              <dc:creator>Julia Ringo</dc:creator>
              <dc:date>2023-10-20T09:00:00</dc:date>
            </office:change-info>
          </text:insertion>
        </text:changed-region>
        <text:changed-region xml:id="ct94409105734672" text:id="ct94409105734672">
          <text:deletion>
            <office:change-info>
              <dc:creator>Julia Ringo</dc:creator>
              <dc:date>2023-10-20T09:01:00</dc:date>
            </office:change-info>
            <text:p text:style-name="Text_20_body"><text:span text:style-name="T1">s</text:span></text:p>
          </text:deletion>
        </text:changed-region>
        <text:changed-region xml:id="ct94409105735824" text:id="ct94409105735824">
          <text:deletion>
            <office:change-info>
              <dc:creator>Julia Ringo</dc:creator>
              <dc:date>2023-10-20T09:01:00</dc:date>
            </office:change-info>
            <text:p text:style-name="Text_20_body"><text:span text:style-name="T1">in steps </text:span></text:p>
          </text:deletion>
        </text:changed-region>
        <text:changed-region xml:id="ct94409105736064" text:id="ct94409105736064">
          <text:deletion>
            <office:change-info>
              <dc:creator>Julia Ringo</dc:creator>
              <dc:date>2023-10-20T09:01:00</dc:date>
            </office:change-info>
            <text:p text:style-name="Text_20_body"><text:span text:style-name="T1">s</text:span></text:p>
          </text:deletion>
        </text:changed-region>
        <text:changed-region xml:id="ct94409105736880" text:id="ct94409105736880">
          <text:deletion>
            <office:change-info>
              <dc:creator>Julia Ringo</dc:creator>
              <dc:date>2023-10-20T09:01:00</dc:date>
            </office:change-info>
            <text:p text:style-name="Text_20_body"><text:span text:style-name="T1">they were</text:span></text:p>
          </text:deletion>
        </text:changed-region>
        <text:changed-region xml:id="ct94409105737872" text:id="ct94409105737872">
          <text:insertion>
            <office:change-info>
              <dc:creator>Julia Ringo</dc:creator>
              <dc:date>2023-10-20T09:01:00</dc:date>
            </office:change-info>
          </text:insertion>
        </text:changed-region>
        <text:changed-region xml:id="ct94409105738864" text:id="ct94409105738864">
          <text:deletion>
            <office:change-info>
              <dc:creator>Julia Ringo</dc:creator>
              <dc:date>2023-10-20T09:01:00</dc:date>
            </office:change-info>
            <text:p text:style-name="Text_20_body"><text:span text:style-name="T1">otherwise </text:span></text:p>
          </text:deletion>
        </text:changed-region>
        <text:changed-region xml:id="ct94409101628576" text:id="ct94409101628576">
          <text:deletion>
            <office:change-info>
              <dc:creator>Julia Ringo</dc:creator>
              <dc:date>2023-10-20T09:02:00</dc:date>
            </office:change-info>
            <text:p text:style-name="Text_20_body"><text:span text:style-name="T1">who were in the process of </text:span></text:p>
          </text:deletion>
        </text:changed-region>
        <text:changed-region xml:id="ct94409105746864" text:id="ct94409105746864">
          <text:deletion>
            <office:change-info>
              <dc:creator>Julia Ringo</dc:creator>
              <dc:date>2023-10-05T13:15:00</dc:date>
            </office:change-info>
            <text:p text:style-name="Text_20_body"><text:span text:style-name="T1"><text:s/>— </text:span></text:p>
          </text:deletion>
        </text:changed-region>
        <text:changed-region xml:id="ct94409105553552" text:id="ct94409105553552">
          <text:insertion>
            <office:change-info>
              <dc:creator>Julia Ringo</dc:creator>
              <dc:date>2023-10-05T13:15:00</dc:date>
            </office:change-info>
          </text:insertion>
        </text:changed-region>
        <text:changed-region xml:id="ct94409105556752" text:id="ct94409105556752">
          <text:deletion>
            <office:change-info>
              <dc:creator>Julia Ringo</dc:creator>
              <dc:date>2023-10-20T09:02:00</dc:date>
            </office:change-info>
            <text:p text:style-name="Text_20_body"><text:span text:style-name="T1">12 </text:span></text:p>
          </text:deletion>
        </text:changed-region>
        <text:changed-region xml:id="ct94409105620480" text:id="ct94409105620480">
          <text:insertion>
            <office:change-info>
              <dc:creator>Julia Ringo</dc:creator>
              <dc:date>2023-10-20T09:02:00</dc:date>
            </office:change-info>
          </text:insertion>
        </text:changed-region>
        <text:changed-region xml:id="ct94409105611792" text:id="ct94409105611792">
          <text:deletion>
            <office:change-info>
              <dc:creator>Julia Ringo</dc:creator>
              <dc:date>2023-10-20T09:02:00</dc:date>
            </office:change-info>
            <text:p text:style-name="Text_20_body"><text:span text:style-name="T1">15 </text:span></text:p>
          </text:deletion>
        </text:changed-region>
        <text:changed-region xml:id="ct94409105637632" text:id="ct94409105637632">
          <text:insertion>
            <office:change-info>
              <dc:creator>Julia Ringo</dc:creator>
              <dc:date>2023-10-20T09:02:00</dc:date>
            </office:change-info>
          </text:insertion>
        </text:changed-region>
        <text:changed-region xml:id="ct94409105671536" text:id="ct94409105671536">
          <text:deletion>
            <office:change-info>
              <dc:creator>Julia Ringo</dc:creator>
              <dc:date>2023-10-05T13:15:00</dc:date>
            </office:change-info>
            <text:p text:style-name="Text_20_body"><text:span text:style-name="T1"><text:s/>— </text:span></text:p>
          </text:deletion>
        </text:changed-region>
        <text:changed-region xml:id="ct94409105677808" text:id="ct94409105677808">
          <text:insertion>
            <office:change-info>
              <dc:creator>Julia Ringo</dc:creator>
              <dc:date>2023-10-05T13:15:00</dc:date>
            </office:change-info>
          </text:insertion>
        </text:changed-region>
        <text:changed-region xml:id="ct94409101835216" text:id="ct94409101835216">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4409105743280" text:id="ct94409105743280">
          <text:insertion>
            <office:change-info>
              <dc:creator>Julia Ringo</dc:creator>
              <dc:date>2023-10-20T09:02:00</dc:date>
            </office:change-info>
          </text:insertion>
        </text:changed-region>
        <text:changed-region xml:id="ct94409105682240" text:id="ct94409105682240">
          <text:deletion>
            <office:change-info>
              <dc:creator>Julia Ringo</dc:creator>
              <dc:date>2023-10-20T09:02:00</dc:date>
            </office:change-info>
            <text:p text:style-name="Text_20_body"><text:span text:style-name="T1">. This</text:span></text:p>
          </text:deletion>
        </text:changed-region>
        <text:changed-region xml:id="ct94409105686256" text:id="ct94409105686256">
          <text:insertion>
            <office:change-info>
              <dc:creator>Julia Ringo</dc:creator>
              <dc:date>2023-10-20T09:02:00</dc:date>
            </office:change-info>
          </text:insertion>
        </text:changed-region>
        <text:changed-region xml:id="ct94409105687216" text:id="ct94409105687216">
          <text:deletion>
            <office:change-info>
              <dc:creator>Julia Ringo</dc:creator>
              <dc:date>2023-10-20T09:02:00</dc:date>
            </office:change-info>
            <text:p text:style-name="Text_20_body"><text:span text:style-name="T1">dis</text:span></text:p>
          </text:deletion>
        </text:changed-region>
        <text:changed-region xml:id="ct94409105690272" text:id="ct94409105690272">
          <text:deletion>
            <office:change-info>
              <dc:creator>Julia Ringo</dc:creator>
              <dc:date>2023-10-20T09:02:00</dc:date>
            </office:change-info>
            <text:p text:style-name="Text_20_body"><text:span text:style-name="T1">space of the </text:span></text:p>
          </text:deletion>
        </text:changed-region>
        <text:changed-region xml:id="ct94409105690912" text:id="ct94409105690912">
          <text:deletion>
            <office:change-info>
              <dc:creator>Julia Ringo</dc:creator>
              <dc:date>2023-10-20T09:02:00</dc:date>
            </office:change-info>
            <text:p text:style-name="Text_20_body"><text:span text:style-name="T1"><text:s/>in the docking bay</text:span></text:p>
          </text:deletion>
        </text:changed-region>
        <text:changed-region xml:id="ct94409105691792" text:id="ct94409105691792">
          <text:insertion>
            <office:change-info>
              <dc:creator>Julia Ringo</dc:creator>
              <dc:date>2023-10-20T09:02:00</dc:date>
            </office:change-info>
          </text:insertion>
        </text:changed-region>
        <text:changed-region xml:id="ct94409105692672" text:id="ct94409105692672">
          <text:deletion>
            <office:change-info>
              <dc:creator>Julia Ringo</dc:creator>
              <dc:date>2023-10-20T09:03:00</dc:date>
            </office:change-info>
            <text:p text:style-name="Text_20_body"><text:span text:style-name="T1">similar </text:span></text:p>
          </text:deletion>
        </text:changed-region>
        <text:changed-region xml:id="ct94409105694192" text:id="ct94409105694192">
          <text:deletion>
            <office:change-info>
              <dc:creator>Julia Ringo</dc:creator>
              <dc:date>2023-10-20T09:03:00</dc:date>
            </office:change-info>
            <text:p text:style-name="Text_20_body"><text:span text:style-name="T1">in places </text:span></text:p>
          </text:deletion>
        </text:changed-region>
        <text:changed-region xml:id="ct94409105693552" text:id="ct94409105693552">
          <text:insertion>
            <office:change-info>
              <dc:creator>Julia Ringo</dc:creator>
              <dc:date>2023-10-20T09:03:00</dc:date>
            </office:change-info>
          </text:insertion>
        </text:changed-region>
        <text:changed-region xml:id="ct94409105740432" text:id="ct94409105740432">
          <text:deletion>
            <office:change-info>
              <dc:creator>Julia Ringo</dc:creator>
              <dc:date>2023-10-20T09:03:00</dc:date>
            </office:change-info>
            <text:p text:style-name="Text_20_body"><text:span text:style-name="T1">‘</text:span></text:p>
          </text:deletion>
        </text:changed-region>
        <text:changed-region xml:id="ct94409105695072" text:id="ct94409105695072">
          <text:insertion>
            <office:change-info>
              <dc:creator>Julia Ringo</dc:creator>
              <dc:date>2023-10-20T09:03:00</dc:date>
            </office:change-info>
          </text:insertion>
        </text:changed-region>
        <text:changed-region xml:id="ct94409105696336" text:id="ct94409105696336">
          <text:deletion>
            <office:change-info>
              <dc:creator>Julia Ringo</dc:creator>
              <dc:date>2023-10-20T09:03:00</dc:date>
            </office:change-info>
            <text:p text:style-name="Text_20_body"><text:span text:style-name="T1">’</text:span></text:p>
          </text:deletion>
        </text:changed-region>
        <text:changed-region xml:id="ct94409105697840" text:id="ct94409105697840">
          <text:deletion>
            <office:change-info>
              <dc:creator>Julia Ringo</dc:creator>
              <dc:date>2023-10-20T09:03:00</dc:date>
            </office:change-info>
            <text:p text:style-name="Text_20_body"><text:span text:style-name="T1">,</text:span></text:p>
          </text:deletion>
        </text:changed-region>
        <text:changed-region xml:id="ct94409105698480" text:id="ct94409105698480">
          <text:deletion>
            <office:change-info>
              <dc:creator>Julia Ringo</dc:creator>
              <dc:date>2023-10-20T09:03:00</dc:date>
            </office:change-info>
            <text:p text:style-name="Text_20_body"><text:span text:style-name="T1"><text:s/>in front of herself</text:span></text:p>
          </text:deletion>
        </text:changed-region>
        <text:changed-region xml:id="ct94409105699120" text:id="ct94409105699120">
          <text:deletion>
            <office:change-info>
              <dc:creator>Julia Ringo</dc:creator>
              <dc:date>2023-10-20T09:03:00</dc:date>
            </office:change-info>
            <text:p text:style-name="Text_20_body"><text:span text:style-name="T1">little </text:span></text:p>
          </text:deletion>
        </text:changed-region>
        <text:changed-region xml:id="ct94409105751024" text:id="ct94409105751024">
          <text:deletion>
            <office:change-info>
              <dc:creator>Julia Ringo</dc:creator>
              <dc:date>2023-10-05T13:15:00</dc:date>
            </office:change-info>
            <text:p text:style-name="Text_20_body"><text:span text:style-name="T1"><text:s/>— </text:span></text:p>
          </text:deletion>
        </text:changed-region>
        <text:changed-region xml:id="ct94409105751264" text:id="ct94409105751264">
          <text:insertion>
            <office:change-info>
              <dc:creator>Julia Ringo</dc:creator>
              <dc:date>2023-10-05T13:15:00</dc:date>
            </office:change-info>
          </text:insertion>
        </text:changed-region>
        <text:changed-region xml:id="ct94409105752560" text:id="ct94409105752560">
          <text:insertion>
            <office:change-info>
              <dc:creator>Julia Ringo</dc:creator>
              <dc:date>2023-10-20T09:03:00</dc:date>
            </office:change-info>
          </text:insertion>
        </text:changed-region>
        <text:changed-region xml:id="ct94409105700848" text:id="ct94409105700848">
          <text:deletion>
            <office:change-info>
              <dc:creator>Julia Ringo</dc:creator>
              <dc:date>2023-10-20T09:03:00</dc:date>
            </office:change-info>
            <text:p text:style-name="Text_20_body"><text:span text:style-name="T1">,</text:span></text:p>
          </text:deletion>
        </text:changed-region>
        <text:changed-region xml:id="ct94409105706496" text:id="ct94409105706496">
          <text:insertion>
            <office:change-info>
              <dc:creator>Julia Ringo</dc:creator>
              <dc:date>2023-10-20T09:03:00</dc:date>
            </office:change-info>
          </text:insertion>
        </text:changed-region>
        <text:changed-region xml:id="ct94409105710272" text:id="ct94409105710272">
          <text:deletion>
            <office:change-info>
              <dc:creator>Julia Ringo</dc:creator>
              <dc:date>2023-10-20T09:03:00</dc:date>
            </office:change-info>
            <text:p text:style-name="Text_20_body"><text:span text:style-name="T1">t</text:span></text:p>
          </text:deletion>
        </text:changed-region>
        <text:changed-region xml:id="ct94409105732016" text:id="ct94409105732016">
          <text:deletion>
            <office:change-info>
              <dc:creator>Julia Ringo</dc:creator>
              <dc:date>2023-10-05T13:15:00</dc:date>
            </office:change-info>
            <text:p text:style-name="Text_20_body"><text:span text:style-name="T1"><text:s/>— </text:span></text:p>
          </text:deletion>
        </text:changed-region>
        <text:changed-region xml:id="ct94409105732896" text:id="ct94409105732896">
          <text:insertion>
            <office:change-info>
              <dc:creator>Julia Ringo</dc:creator>
              <dc:date>2023-10-05T13:15:00</dc:date>
            </office:change-info>
          </text:insertion>
        </text:changed-region>
        <text:changed-region xml:id="ct94409101761808" text:id="ct94409101761808">
          <text:insertion>
            <office:change-info>
              <dc:creator>Julia Ringo</dc:creator>
              <dc:date>2023-10-20T09:04:00</dc:date>
            </office:change-info>
          </text:insertion>
        </text:changed-region>
        <text:changed-region xml:id="ct94409105739392" text:id="ct94409105739392">
          <text:deletion>
            <office:change-info>
              <dc:creator>Julia Ringo</dc:creator>
              <dc:date>2023-10-05T13:15:00</dc:date>
            </office:change-info>
            <text:p text:style-name="Text_20_body"><text:span text:style-name="T1"><text:s/>— </text:span></text:p>
          </text:deletion>
        </text:changed-region>
        <text:changed-region xml:id="ct94409105756880" text:id="ct94409105756880">
          <text:insertion>
            <office:change-info>
              <dc:creator>Julia Ringo</dc:creator>
              <dc:date>2023-10-05T13:15:00</dc:date>
            </office:change-info>
          </text:insertion>
        </text:changed-region>
        <text:changed-region xml:id="ct94409102153184" text:id="ct94409102153184">
          <text:insertion>
            <office:change-info>
              <dc:creator>Julia Ringo</dc:creator>
              <dc:date>2023-10-20T09:04:00</dc:date>
            </office:change-info>
          </text:insertion>
        </text:changed-region>
        <text:changed-region xml:id="ct94409101516752" text:id="ct94409101516752">
          <text:deletion>
            <office:change-info>
              <dc:creator>Julia Ringo</dc:creator>
              <dc:date>2023-10-20T09:04:00</dc:date>
            </office:change-info>
            <text:p text:style-name="Text_20_body"><text:span text:style-name="T1">being </text:span></text:p>
          </text:deletion>
        </text:changed-region>
        <text:changed-region xml:id="ct94409102152816" text:id="ct94409102152816">
          <text:deletion>
            <office:change-info>
              <dc:creator>Julia Ringo</dc:creator>
              <dc:date>2023-10-05T13:15:00</dc:date>
            </office:change-info>
            <text:p text:style-name="Text_20_body"><text:span text:style-name="T1"><text:s/>— </text:span></text:p>
          </text:deletion>
        </text:changed-region>
        <text:changed-region xml:id="ct94409105761520" text:id="ct94409105761520">
          <text:insertion>
            <office:change-info>
              <dc:creator>Julia Ringo</dc:creator>
              <dc:date>2023-10-05T13:15:00</dc:date>
            </office:change-info>
          </text:insertion>
        </text:changed-region>
        <text:changed-region xml:id="ct94409105672176" text:id="ct94409105672176">
          <text:insertion>
            <office:change-info>
              <dc:creator>Julia Ringo</dc:creator>
              <dc:date>2023-10-20T09:04:00</dc:date>
            </office:change-info>
          </text:insertion>
        </text:changed-region>
        <text:changed-region xml:id="ct94409105762400" text:id="ct94409105762400">
          <text:deletion>
            <office:change-info>
              <dc:creator>Julia Ringo</dc:creator>
              <dc:date>2023-10-10T11:08:00</dc:date>
            </office:change-info>
            <text:p text:style-name="Text_20_body"><text:span text:style-name="T1">…</text:span></text:p>
          </text:deletion>
        </text:changed-region>
        <text:changed-region xml:id="ct94409105762640" text:id="ct94409105762640">
          <text:insertion>
            <office:change-info>
              <dc:creator>Julia Ringo</dc:creator>
              <dc:date>2023-10-10T11:08:00</dc:date>
            </office:change-info>
          </text:insertion>
        </text:changed-region>
        <text:changed-region xml:id="ct94409105766480" text:id="ct94409105766480">
          <text:deletion>
            <office:change-info>
              <dc:creator>Julia Ringo</dc:creator>
              <dc:date>2023-10-20T09:05:00</dc:date>
            </office:change-info>
            <text:p text:style-name="Text_20_body"><text:span text:style-name="T1">in the direction they had initially come from </text:span></text:p>
          </text:deletion>
        </text:changed-region>
        <text:changed-region xml:id="ct94409105766720" text:id="ct94409105766720">
          <text:deletion>
            <office:change-info>
              <dc:creator>Julia Ringo</dc:creator>
              <dc:date>2023-10-20T09:51:00</dc:date>
            </office:change-info>
            <text:p text:style-name="Text_20_body"><text:span text:style-name="T1"><text:s/>wide,</text:span></text:p>
          </text:deletion>
        </text:changed-region>
        <text:changed-region xml:id="ct94409105564144" text:id="ct94409105564144">
          <text:deletion>
            <office:change-info>
              <dc:creator>Julia Ringo</dc:creator>
              <dc:date>2023-10-05T13:15:00</dc:date>
            </office:change-info>
            <text:p text:style-name="Text_20_body"><text:span text:style-name="T1"><text:s/>— </text:span></text:p>
          </text:deletion>
        </text:changed-region>
        <text:changed-region xml:id="ct94409105613072" text:id="ct94409105613072">
          <text:insertion>
            <office:change-info>
              <dc:creator>Julia Ringo</dc:creator>
              <dc:date>2023-10-05T13:15:00</dc:date>
            </office:change-info>
          </text:insertion>
        </text:changed-region>
        <text:changed-region xml:id="ct94409105666336" text:id="ct94409105666336">
          <text:insertion>
            <office:change-info>
              <dc:creator>Julia Ringo</dc:creator>
              <dc:date>2023-10-20T09:51:00</dc:date>
            </office:change-info>
          </text:insertion>
        </text:changed-region>
        <text:changed-region xml:id="ct94409105610768" text:id="ct94409105610768">
          <text:insertion>
            <office:change-info>
              <dc:creator>Julia Ringo</dc:creator>
              <dc:date>2023-10-20T09:51:00</dc:date>
            </office:change-info>
          </text:insertion>
        </text:changed-region>
        <text:changed-region xml:id="ct94409101760464" text:id="ct94409101760464">
          <text:deletion>
            <office:change-info>
              <dc:creator>Julia Ringo</dc:creator>
              <dc:date>2023-10-20T09:51:00</dc:date>
            </office:change-info>
            <text:p text:style-name="Text_20_body"><text:span text:style-name="T1">ed</text:span></text:p>
          </text:deletion>
        </text:changed-region>
        <text:changed-region xml:id="ct94409105767888" text:id="ct94409105767888">
          <text:insertion>
            <office:change-info>
              <dc:creator>Julia Ringo</dc:creator>
              <dc:date>2023-10-20T09:51:00</dc:date>
            </office:change-info>
          </text:insertion>
        </text:changed-region>
        <text:changed-region xml:id="ct94409102299360" text:id="ct94409102299360">
          <text:deletion>
            <office:change-info>
              <dc:creator>Julia Ringo</dc:creator>
              <dc:date>2023-10-05T13:15:00</dc:date>
            </office:change-info>
            <text:p text:style-name="Text_20_body"><text:span text:style-name="T1"><text:s/>— </text:span></text:p>
          </text:deletion>
        </text:changed-region>
        <text:changed-region xml:id="ct94409102299728" text:id="ct94409102299728">
          <text:insertion>
            <office:change-info>
              <dc:creator>Julia Ringo</dc:creator>
              <dc:date>2023-10-05T13:15:00</dc:date>
            </office:change-info>
          </text:insertion>
        </text:changed-region>
        <text:changed-region xml:id="ct94409102298992" text:id="ct94409102298992">
          <text:insertion>
            <office:change-info>
              <dc:creator>Julia Ringo</dc:creator>
              <dc:date>2023-10-20T09:51:00</dc:date>
            </office:change-info>
          </text:insertion>
        </text:changed-region>
        <text:changed-region xml:id="ct94409102309392" text:id="ct94409102309392">
          <text:deletion>
            <office:change-info>
              <dc:creator>Julia Ringo</dc:creator>
              <dc:date>2023-10-20T09:51:00</dc:date>
            </office:change-info>
            <text:p text:style-name="Text_20_body"><text:span text:style-name="T1">w</text:span></text:p>
          </text:deletion>
        </text:changed-region>
        <text:changed-region xml:id="ct94409105770736" text:id="ct94409105770736">
          <text:deletion>
            <office:change-info>
              <dc:creator>Julia Ringo</dc:creator>
              <dc:date>2023-10-05T13:15:00</dc:date>
            </office:change-info>
            <text:p text:style-name="Text_20_body"><text:span text:style-name="T1"><text:s/>— </text:span></text:p>
          </text:deletion>
        </text:changed-region>
        <text:changed-region xml:id="ct94409102310800" text:id="ct94409102310800">
          <text:insertion>
            <office:change-info>
              <dc:creator>Julia Ringo</dc:creator>
              <dc:date>2023-10-05T13:15:00</dc:date>
            </office:change-info>
          </text:insertion>
        </text:changed-region>
        <text:changed-region xml:id="ct94409102311168" text:id="ct94409102311168">
          <text:deletion>
            <office:change-info>
              <dc:creator>Julia Ringo</dc:creator>
              <dc:date>2023-10-20T10:26:00</dc:date>
            </office:change-info>
            <text:p text:style-name="Text_20_body"><text:span text:style-name="T1">of them</text:span></text:p>
          </text:deletion>
        </text:changed-region>
        <text:changed-region xml:id="ct94409105769504" text:id="ct94409105769504">
          <text:insertion>
            <office:change-info>
              <dc:creator>Julia Ringo</dc:creator>
              <dc:date>2023-10-20T10:26:00</dc:date>
            </office:change-info>
          </text:insertion>
        </text:changed-region>
        <text:changed-region xml:id="ct94409105770160" text:id="ct94409105770160">
          <text:deletion>
            <office:change-info>
              <dc:creator>Julia Ringo</dc:creator>
              <dc:date>2023-10-05T13:15:00</dc:date>
            </office:change-info>
            <text:p text:style-name="Text_20_body"><text:span text:style-name="T1"><text:s/>— </text:span></text:p>
          </text:deletion>
        </text:changed-region>
        <text:changed-region xml:id="ct94409105771616" text:id="ct94409105771616">
          <text:insertion>
            <office:change-info>
              <dc:creator>Julia Ringo</dc:creator>
              <dc:date>2023-10-05T13:15:00</dc:date>
            </office:change-info>
          </text:insertion>
        </text:changed-region>
        <text:changed-region xml:id="ct94409102333168" text:id="ct94409102333168">
          <text:deletion>
            <office:change-info>
              <dc:creator>Julia Ringo</dc:creator>
              <dc:date>2023-10-20T10:26:00</dc:date>
            </office:change-info>
            <text:p text:style-name="Text_20_body"><text:span text:style-name="T1">’</text:span></text:p>
          </text:deletion>
        </text:changed-region>
        <text:changed-region xml:id="ct94409105774656" text:id="ct94409105774656">
          <text:insertion>
            <office:change-info>
              <dc:creator>Julia Ringo</dc:creator>
              <dc:date>2023-10-20T10:26:00</dc:date>
            </office:change-info>
          </text:insertion>
        </text:changed-region>
        <text:changed-region xml:id="ct94409102388704" text:id="ct94409102388704">
          <text:insertion>
            <office:change-info>
              <dc:creator>Julia Ringo</dc:creator>
              <dc:date>2023-10-20T10:27:00</dc:date>
            </office:change-info>
          </text:insertion>
        </text:changed-region>
        <text:changed-region xml:id="ct94409105776688" text:id="ct94409105776688">
          <text:deletion>
            <office:change-info>
              <dc:creator>Julia Ringo</dc:creator>
              <dc:date>2023-10-20T10:27:00</dc:date>
            </office:change-info>
            <text:p text:style-name="Text_20_body"><text:span text:style-name="T1">u</text:span></text:p>
          </text:deletion>
        </text:changed-region>
        <text:changed-region xml:id="ct94409105776928" text:id="ct94409105776928">
          <text:insertion>
            <office:change-info>
              <dc:creator>Julia Ringo</dc:creator>
              <dc:date>2023-10-20T10:27:00</dc:date>
            </office:change-info>
          </text:insertion>
        </text:changed-region>
        <text:changed-region xml:id="ct94409105777168" text:id="ct94409105777168">
          <text:insertion>
            <office:change-info>
              <dc:creator>Julia Ringo</dc:creator>
              <dc:date>2023-10-20T10:28:00</dc:date>
            </office:change-info>
          </text:insertion>
        </text:changed-region>
        <text:changed-region xml:id="ct94409105738112" text:id="ct94409105738112">
          <text:insertion>
            <office:change-info>
              <dc:creator>Julia Ringo</dc:creator>
              <dc:date>2023-10-20T10:29:00</dc:date>
            </office:change-info>
          </text:insertion>
        </text:changed-region>
        <text:changed-region xml:id="ct94409105769744" text:id="ct94409105769744">
          <text:insertion>
            <office:change-info>
              <dc:creator>Julia Ringo</dc:creator>
              <dc:date>2023-10-20T10:29:00</dc:date>
            </office:change-info>
          </text:insertion>
        </text:changed-region>
        <text:changed-region xml:id="ct94409105771200" text:id="ct94409105771200">
          <text:deletion>
            <office:change-info>
              <dc:creator>Julia Ringo</dc:creator>
              <dc:date>2023-10-20T10:29:00</dc:date>
            </office:change-info>
            <text:p text:style-name="Text_20_body"><text:span text:style-name="T1">-</text:span></text:p>
          </text:deletion>
        </text:changed-region>
        <text:changed-region xml:id="ct94409105737376" text:id="ct94409105737376">
          <text:insertion>
            <office:change-info>
              <dc:creator>Julia Ringo</dc:creator>
              <dc:date>2023-10-20T10:29:00</dc:date>
            </office:change-info>
          </text:insertion>
        </text:changed-region>
        <text:changed-region xml:id="ct94409105513104" text:id="ct94409105513104">
          <text:deletion>
            <office:change-info>
              <dc:creator>Julia Ringo</dc:creator>
              <dc:date>2023-10-20T10:29:00</dc:date>
            </office:change-info>
            <text:p text:style-name="Text_20_body"><text:span text:style-name="T1">u</text:span></text:p>
          </text:deletion>
        </text:changed-region>
        <text:changed-region xml:id="ct94409102445584" text:id="ct94409102445584">
          <text:deletion>
            <office:change-info>
              <dc:creator>Julia Ringo</dc:creator>
              <dc:date>2023-10-20T10:35:00</dc:date>
            </office:change-info>
            <text:p text:style-name="Text_20_body"><text:span text:style-name="T1"><text:s/>of the ground</text:span></text:p>
          </text:deletion>
        </text:changed-region>
        <text:changed-region xml:id="ct94409102445952" text:id="ct94409102445952">
          <text:deletion>
            <office:change-info>
              <dc:creator>Julia Ringo</dc:creator>
              <dc:date>2023-10-20T10:36:00</dc:date>
            </office:change-info>
            <text:p text:style-name="Text_20_body"><text:span text:style-name="T1"><text:s/>overhead</text:span></text:p>
          </text:deletion>
        </text:changed-region>
        <text:changed-region xml:id="ct94409105772496" text:id="ct94409105772496">
          <text:deletion>
            <office:change-info>
              <dc:creator>Julia Ringo</dc:creator>
              <dc:date>2023-10-20T11:13:00</dc:date>
            </office:change-info>
            <text:p text:style-name="Text_20_body"><text:span text:style-name="T1">fairly </text:span></text:p>
          </text:deletion>
        </text:changed-region>
        <text:changed-region xml:id="ct94409105781744" text:id="ct94409105781744">
          <text:deletion>
            <office:change-info>
              <dc:creator>Julia Ringo</dc:creator>
              <dc:date>2023-10-20T11:13:00</dc:date>
            </office:change-info>
            <text:p text:style-name="Text_20_body"><text:span text:style-name="T1"><text:s/>from or to</text:span></text:p>
          </text:deletion>
        </text:changed-region>
        <text:changed-region xml:id="ct94409105781984" text:id="ct94409105781984">
          <text:deletion>
            <office:change-info>
              <dc:creator>Julia Ringo</dc:creator>
              <dc:date>2023-10-20T11:16:00</dc:date>
            </office:change-info>
            <text:p text:style-name="Text_20_body"><text:span text:style-name="T1">suddenly </text:span></text:p>
          </text:deletion>
        </text:changed-region>
        <text:changed-region xml:id="ct94409105782624" text:id="ct94409105782624">
          <text:deletion>
            <office:change-info>
              <dc:creator>Julia Ringo</dc:creator>
              <dc:date>2023-10-20T11:16:00</dc:date>
            </office:change-info>
            <text:p text:style-name="Text_20_body"><text:span text:style-name="T1">in a way it was not supposed to</text:span></text:p>
          </text:deletion>
        </text:changed-region>
        <text:changed-region xml:id="ct94409105783344" text:id="ct94409105783344">
          <text:insertion>
            <office:change-info>
              <dc:creator>Julia Ringo</dc:creator>
              <dc:date>2023-10-20T11:16:00</dc:date>
            </office:change-info>
          </text:insertion>
        </text:changed-region>
        <text:changed-region xml:id="ct94409105783584" text:id="ct94409105783584">
          <text:deletion>
            <office:change-info>
              <dc:creator>Julia Ringo</dc:creator>
              <dc:date>2023-10-20T11:39:00</dc:date>
            </office:change-info>
            <text:p text:style-name="Text_20_body"><text:span text:style-name="T1">Percy realized that was </text:span></text:p>
          </text:deletion>
        </text:changed-region>
        <text:changed-region xml:id="ct94409105787264" text:id="ct94409105787264">
          <text:insertion>
            <office:change-info>
              <dc:creator>Julia Ringo</dc:creator>
              <dc:date>2023-10-20T11:40:00</dc:date>
            </office:change-info>
          </text:insertion>
        </text:changed-region>
        <text:changed-region xml:id="ct94409105787856" text:id="ct94409105787856">
          <text:deletion>
            <office:change-info>
              <dc:creator>Julia Ringo</dc:creator>
              <dc:date>2023-10-20T11:40:00</dc:date>
            </office:change-info>
            <text:p text:style-name="Text_20_body"><text:span text:style-name="T1"><text:s/>face-up</text:span></text:p>
          </text:deletion>
        </text:changed-region>
        <text:changed-region xml:id="ct94409105789024" text:id="ct94409105789024">
          <text:deletion>
            <office:change-info>
              <dc:creator>Julia Ringo</dc:creator>
              <dc:date>2023-10-20T11:40:00</dc:date>
            </office:change-info>
            <text:p text:style-name="Text_20_body"><text:span text:style-name="T1">As she moved to</text:span></text:p>
          </text:deletion>
        </text:changed-region>
        <text:changed-region xml:id="ct94409105789264" text:id="ct94409105789264">
          <text:insertion>
            <office:change-info>
              <dc:creator>Julia Ringo</dc:creator>
              <dc:date>2023-10-20T11:40:00</dc:date>
            </office:change-info>
          </text:insertion>
        </text:changed-region>
        <text:changed-region xml:id="ct94409105789504" text:id="ct94409105789504">
          <text:deletion>
            <office:change-info>
              <dc:creator>Julia Ringo</dc:creator>
              <dc:date>2023-10-20T11:40:00</dc:date>
            </office:change-info>
            <text:p text:style-name="Text_20_body"><text:span text:style-name="T1">s</text:span></text:p>
          </text:deletion>
        </text:changed-region>
        <text:changed-region xml:id="ct94409105791024" text:id="ct94409105791024">
          <text:insertion>
            <office:change-info>
              <dc:creator>Julia Ringo</dc:creator>
              <dc:date>2023-10-20T11:46:00</dc:date>
            </office:change-info>
          </text:insertion>
        </text:changed-region>
        <text:changed-region xml:id="ct94409105791264" text:id="ct94409105791264">
          <text:deletion>
            <office:change-info>
              <dc:creator>Julia Ringo</dc:creator>
              <dc:date>2023-10-20T11:46:00</dc:date>
            </office:change-info>
            <text:p text:style-name="Text_20_body"><text:span text:style-name="T1">ful</text:span></text:p>
          </text:deletion>
        </text:changed-region>
        <text:changed-region xml:id="ct94409105791504" text:id="ct94409105791504">
          <text:insertion>
            <office:change-info>
              <dc:creator>Julia Ringo</dc:creator>
              <dc:date>2023-10-20T11:46:00</dc:date>
            </office:change-info>
          </text:insertion>
        </text:changed-region>
        <text:changed-region xml:id="ct94409102455536" text:id="ct94409102455536">
          <text:insertion>
            <office:change-info>
              <dc:creator>Julia Ringo</dc:creator>
              <dc:date>2023-10-20T11:46:00</dc:date>
            </office:change-info>
          </text:insertion>
        </text:changed-region>
        <text:changed-region xml:id="ct94409105792768" text:id="ct94409105792768">
          <text:deletion>
            <office:change-info>
              <dc:creator>Julia Ringo</dc:creator>
              <dc:date>2023-10-20T11:46:00</dc:date>
            </office:change-info>
            <text:p text:style-name="Text_20_body"><text:span text:style-name="T1">. It was</text:span></text:p>
          </text:deletion>
        </text:changed-region>
        <text:changed-region xml:id="ct94409105793344" text:id="ct94409105793344">
          <text:insertion>
            <office:change-info>
              <dc:creator>Julia Ringo</dc:creator>
              <dc:date>2023-10-20T11:46:00</dc:date>
            </office:change-info>
          </text:insertion>
        </text:changed-region>
        <text:changed-region xml:id="ct94409105793584" text:id="ct94409105793584">
          <text:insertion>
            <office:change-info>
              <dc:creator>Julia Ringo</dc:creator>
              <dc:date>2023-10-20T11:46:00</dc:date>
            </office:change-info>
          </text:insertion>
        </text:changed-region>
        <text:changed-region xml:id="ct94409105795024" text:id="ct94409105795024">
          <text:deletion>
            <office:change-info>
              <dc:creator>Julia Ringo</dc:creator>
              <dc:date>2023-10-05T13:15:00</dc:date>
            </office:change-info>
            <text:p text:style-name="Text_20_body"><text:span text:style-name="T1"><text:s/>— </text:span></text:p>
          </text:deletion>
        </text:changed-region>
        <text:changed-region xml:id="ct94409105795680" text:id="ct94409105795680">
          <text:insertion>
            <office:change-info>
              <dc:creator>Julia Ringo</dc:creator>
              <dc:date>2023-10-05T13:15:00</dc:date>
            </office:change-info>
          </text:insertion>
        </text:changed-region>
        <text:changed-region xml:id="ct94409105795920" text:id="ct94409105795920">
          <text:deletion>
            <office:change-info>
              <dc:creator>Julia Ringo</dc:creator>
              <dc:date>2023-10-05T13:15:00</dc:date>
            </office:change-info>
            <text:p text:style-name="Text_20_body"><text:span text:style-name="T1"><text:s/>— </text:span></text:p>
          </text:deletion>
        </text:changed-region>
        <text:changed-region xml:id="ct94409105796160" text:id="ct94409105796160">
          <text:insertion>
            <office:change-info>
              <dc:creator>Julia Ringo</dc:creator>
              <dc:date>2023-10-05T13:15:00</dc:date>
            </office:change-info>
          </text:insertion>
        </text:changed-region>
        <text:changed-region xml:id="ct94409105796400" text:id="ct94409105796400">
          <text:deletion>
            <office:change-info>
              <dc:creator>Julia Ringo</dc:creator>
              <dc:date>2023-10-20T11:47:00</dc:date>
            </office:change-info>
            <text:p text:style-name="Text_20_body"><text:span text:style-name="T1">places and applications</text:span></text:p>
          </text:deletion>
        </text:changed-region>
        <text:changed-region xml:id="ct94409105796640" text:id="ct94409105796640">
          <text:insertion>
            <office:change-info>
              <dc:creator>Julia Ringo</dc:creator>
              <dc:date>2023-10-20T11:47:00</dc:date>
            </office:change-info>
          </text:insertion>
        </text:changed-region>
        <text:changed-region xml:id="ct94409105797872" text:id="ct94409105797872">
          <text:deletion>
            <office:change-info>
              <dc:creator>Julia Ringo</dc:creator>
              <dc:date>2023-10-20T11:47:00</dc:date>
            </office:change-info>
            <text:p text:style-name="Text_20_body"><text:span text:style-name="T1">the </text:span></text:p>
          </text:deletion>
        </text:changed-region>
        <text:changed-region xml:id="ct94409105798112" text:id="ct94409105798112">
          <text:insertion>
            <office:change-info>
              <dc:creator>Julia Ringo</dc:creator>
              <dc:date>2023-10-20T11:47:00</dc:date>
            </office:change-info>
          </text:insertion>
        </text:changed-region>
        <text:changed-region xml:id="ct94409105800128" text:id="ct94409105800128">
          <text:deletion>
            <office:change-info>
              <dc:creator>Julia Ringo</dc:creator>
              <dc:date>2023-10-20T11:47:00</dc:date>
            </office:change-info>
            <text:p text:style-name="Text_20_body"><text:span text:style-name="T1"><text:s/>it was in</text:span></text:p>
          </text:deletion>
        </text:changed-region>
        <text:changed-region xml:id="ct94409105801632" text:id="ct94409105801632">
          <text:insertion>
            <office:change-info>
              <dc:creator>Julia Ringo</dc:creator>
              <dc:date>2023-10-20T11:47:00</dc:date>
            </office:change-info>
          </text:insertion>
        </text:changed-region>
        <text:changed-region xml:id="ct94409105801872" text:id="ct94409105801872">
          <text:deletion>
            <office:change-info>
              <dc:creator>Julia Ringo</dc:creator>
              <dc:date>2023-10-20T11:47:00</dc:date>
            </office:change-info>
            <text:p text:style-name="Text_20_body"><text:span text:style-name="T1">.</text:span></text:p>
          </text:deletion>
        </text:changed-region>
        <text:changed-region xml:id="ct94409105802112" text:id="ct94409105802112">
          <text:insertion>
            <office:change-info>
              <dc:creator>Julia Ringo</dc:creator>
              <dc:date>2023-10-20T11:47:00</dc:date>
            </office:change-info>
          </text:insertion>
        </text:changed-region>
        <text:changed-region xml:id="ct94409105802352" text:id="ct94409105802352">
          <text:deletion>
            <office:change-info>
              <dc:creator>Julia Ringo</dc:creator>
              <dc:date>2023-10-20T11:47:00</dc:date>
            </office:change-info>
            <text:p text:style-name="Text_20_body"><text:span text:style-name="T1">T</text:span></text:p>
          </text:deletion>
        </text:changed-region>
        <text:changed-region xml:id="ct94409105802592" text:id="ct94409105802592">
          <text:deletion>
            <office:change-info>
              <dc:creator>Julia Ringo</dc:creator>
              <dc:date>2023-10-20T11:47:00</dc:date>
            </office:change-info>
            <text:p text:style-name="Text_20_body"><text:span text:style-name="T1"><text:s/>to Percy</text:span></text:p>
          </text:deletion>
        </text:changed-region>
        <text:changed-region xml:id="ct94409105803616" text:id="ct94409105803616">
          <text:insertion>
            <office:change-info>
              <dc:creator>Julia Ringo</dc:creator>
              <dc:date>2023-10-20T11:48:00</dc:date>
            </office:change-info>
          </text:insertion>
        </text:changed-region>
        <text:changed-region xml:id="ct94409105803856" text:id="ct94409105803856">
          <text:deletion>
            <office:change-info>
              <dc:creator>Julia Ringo</dc:creator>
              <dc:date>2023-10-20T11:48:00</dc:date>
            </office:change-info>
            <text:p text:style-name="Text_20_body"><text:span text:style-name="T1">so </text:span></text:p>
          </text:deletion>
        </text:changed-region>
        <text:changed-region xml:id="ct94409105804096" text:id="ct94409105804096">
          <text:deletion>
            <office:change-info>
              <dc:creator>Julia Ringo</dc:creator>
              <dc:date>2023-10-20T11:48:00</dc:date>
            </office:change-info>
            <text:p text:style-name="Text_20_body"><text:span text:style-name="T1">Captain </text:span></text:p>
          </text:deletion>
        </text:changed-region>
        <text:changed-region xml:id="ct94409105804336" text:id="ct94409105804336">
          <text:deletion>
            <office:change-info>
              <dc:creator>Julia Ringo</dc:creator>
              <dc:date>2023-10-20T11:48:00</dc:date>
            </office:change-info>
            <text:p text:style-name="Text_20_body"><text:span text:style-name="T1">the lady</text:span></text:p>
          </text:deletion>
        </text:changed-region>
        <text:changed-region xml:id="ct94409105805472" text:id="ct94409105805472">
          <text:insertion>
            <office:change-info>
              <dc:creator>Julia Ringo</dc:creator>
              <dc:date>2023-10-20T11:48:00</dc:date>
            </office:change-info>
          </text:insertion>
        </text:changed-region>
        <text:changed-region xml:id="ct94409105806992" text:id="ct94409105806992">
          <text:deletion>
            <office:change-info>
              <dc:creator>Julia Ringo</dc:creator>
              <dc:date>2023-10-20T11:48:00</dc:date>
            </office:change-info>
            <text:p text:style-name="Text_20_body"><text:span text:style-name="T1"><text:s/>of</text:span></text:p>
          </text:deletion>
        </text:changed-region>
        <text:changed-region xml:id="ct94409105807232" text:id="ct94409105807232">
          <text:insertion>
            <office:change-info>
              <dc:creator>Julia Ringo</dc:creator>
              <dc:date>2023-10-20T11:48:00</dc:date>
            </office:change-info>
          </text:insertion>
        </text:changed-region>
        <text:changed-region xml:id="ct94409105807472" text:id="ct94409105807472">
          <text:deletion>
            <office:change-info>
              <dc:creator>Julia Ringo</dc:creator>
              <dc:date>2023-10-20T11:48:00</dc:date>
            </office:change-info>
            <text:p text:style-name="Text_20_body"><text:span text:style-name="T1">-</text:span></text:p>
          </text:deletion>
        </text:changed-region>
        <text:changed-region xml:id="ct94409105808000" text:id="ct94409105808000">
          <text:deletion>
            <office:change-info>
              <dc:creator>Julia Ringo</dc:creator>
              <dc:date>2023-10-20T11:48:00</dc:date>
            </office:change-info>
            <text:p text:style-name="Text_20_body"><text:span text:style-name="T1">what was originally </text:span></text:p>
          </text:deletion>
        </text:changed-region>
        <text:changed-region xml:id="ct94409105809136" text:id="ct94409105809136">
          <text:insertion>
            <office:change-info>
              <dc:creator>Julia Ringo</dc:creator>
              <dc:date>2023-10-20T11:50:00</dc:date>
            </office:change-info>
          </text:insertion>
        </text:changed-region>
        <text:changed-region xml:id="ct94409105809376" text:id="ct94409105809376">
          <text:deletion>
            <office:change-info>
              <dc:creator>Julia Ringo</dc:creator>
              <dc:date>2023-10-20T11:50:00</dc:date>
            </office:change-info>
            <text:p text:style-name="Text_20_body"><text:span text:style-name="T1">f</text:span></text:p>
          </text:deletion>
        </text:changed-region>
        <text:changed-region xml:id="ct94409105810528" text:id="ct94409105810528">
          <text:insertion>
            <office:change-info>
              <dc:creator>Julia Ringo</dc:creator>
              <dc:date>2023-10-20T11:50:00</dc:date>
            </office:change-info>
          </text:insertion>
        </text:changed-region>
        <text:changed-region xml:id="ct94409105810768" text:id="ct94409105810768">
          <text:deletion>
            <office:change-info>
              <dc:creator>Julia Ringo</dc:creator>
              <dc:date>2023-10-20T11:50:00</dc:date>
            </office:change-info>
            <text:p text:style-name="Text_20_body"><text:span text:style-name="T1">-i</text:span></text:p>
          </text:deletion>
        </text:changed-region>
        <text:changed-region xml:id="ct94409103176144" text:id="ct94409103176144">
          <text:deletion>
            <office:change-info>
              <dc:creator>Julia Ringo</dc:creator>
              <dc:date>2023-10-20T11:50:00</dc:date>
            </office:change-info>
            <text:p text:style-name="Text_20_body"><text:span text:style-name="T1"><text:s/>they were currently in</text:span></text:p>
          </text:deletion>
        </text:changed-region>
        <text:changed-region xml:id="ct94409102714448" text:id="ct94409102714448">
          <text:deletion>
            <office:change-info>
              <dc:creator>Julia Ringo</dc:creator>
              <dc:date>2023-10-10T11:08:00</dc:date>
            </office:change-info>
            <text:p text:style-name="Text_20_body"><text:span text:style-name="T1">…</text:span></text:p>
          </text:deletion>
        </text:changed-region>
        <text:changed-region xml:id="ct94409102804656" text:id="ct94409102804656">
          <text:insertion>
            <office:change-info>
              <dc:creator>Julia Ringo</dc:creator>
              <dc:date>2023-10-10T11:08:00</dc:date>
            </office:change-info>
          </text:insertion>
        </text:changed-region>
        <text:changed-region xml:id="ct94409102997792" text:id="ct94409102997792">
          <text:deletion>
            <office:change-info>
              <dc:creator>Julia Ringo</dc:creator>
              <dc:date>2023-10-20T11:50:00</dc:date>
            </office:change-info>
            <text:p text:style-name="Text_20_body"><text:span text:style-name="T1">. </text:span></text:p>
          </text:deletion>
        </text:changed-region>
        <text:changed-region xml:id="ct94409102999120" text:id="ct94409102999120">
          <text:insertion>
            <office:change-info>
              <dc:creator>Julia Ringo</dc:creator>
              <dc:date>2023-10-20T11:50:00</dc:date>
            </office:change-info>
          </text:insertion>
        </text:changed-region>
        <text:changed-region xml:id="ct94409103177472" text:id="ct94409103177472">
          <text:insertion>
            <office:change-info>
              <dc:creator>Julia Ringo</dc:creator>
              <dc:date>2023-10-20T11:51:00</dc:date>
            </office:change-info>
          </text:insertion>
        </text:changed-region>
        <text:changed-region xml:id="ct94409105815424" text:id="ct94409105815424">
          <text:insertion>
            <office:change-info>
              <dc:creator>Julia Ringo</dc:creator>
              <dc:date>2023-10-20T11:51:00</dc:date>
            </office:change-info>
          </text:insertion>
        </text:changed-region>
        <text:changed-region xml:id="ct94409105816944" text:id="ct94409105816944">
          <text:deletion>
            <office:change-info>
              <dc:creator>Julia Ringo</dc:creator>
              <dc:date>2023-10-20T11:51:00</dc:date>
            </office:change-info>
            <text:p text:style-name="Text_20_body"><text:span text:style-name="T1">To be transparent, </text:span></text:p>
          </text:deletion>
        </text:changed-region>
        <text:changed-region xml:id="ct94409105818496" text:id="ct94409105818496">
          <text:insertion>
            <office:change-info>
              <dc:creator>Julia Ringo</dc:creator>
              <dc:date>2023-10-20T11:51:00</dc:date>
            </office:change-info>
          </text:insertion>
        </text:changed-region>
        <text:changed-region xml:id="ct94409105818736" text:id="ct94409105818736">
          <text:deletion>
            <office:change-info>
              <dc:creator>Julia Ringo</dc:creator>
              <dc:date>2023-10-20T11:51:00</dc:date>
            </office:change-info>
            <text:p text:style-name="Text_20_body"><text:span text:style-name="T1"><text:s/>suggest</text:span></text:p>
          </text:deletion>
        </text:changed-region>
        <text:changed-region xml:id="ct94409105819264" text:id="ct94409105819264">
          <text:insertion>
            <office:change-info>
              <dc:creator>Julia Ringo</dc:creator>
              <dc:date>2023-10-20T11:51:00</dc:date>
            </office:change-info>
          </text:insertion>
        </text:changed-region>
        <text:changed-region xml:id="ct94409105820144" text:id="ct94409105820144">
          <text:insertion>
            <office:change-info>
              <dc:creator>Julia Ringo</dc:creator>
              <dc:date>2023-10-20T11:51:00</dc:date>
            </office:change-info>
          </text:insertion>
        </text:changed-region>
        <text:changed-region xml:id="ct94409105820384" text:id="ct94409105820384">
          <text:deletion>
            <office:change-info>
              <dc:creator>Julia Ringo</dc:creator>
              <dc:date>2023-10-10T11:08:00</dc:date>
            </office:change-info>
            <text:p text:style-name="Text_20_body"><text:span text:style-name="T1">…</text:span></text:p>
          </text:deletion>
        </text:changed-region>
        <text:changed-region xml:id="ct94409105821264" text:id="ct94409105821264">
          <text:insertion>
            <office:change-info>
              <dc:creator>Julia Ringo</dc:creator>
              <dc:date>2023-10-10T11:08:00</dc:date>
            </office:change-info>
          </text:insertion>
        </text:changed-region>
        <text:changed-region xml:id="ct94409105821504" text:id="ct94409105821504">
          <text:deletion>
            <office:change-info>
              <dc:creator>Julia Ringo</dc:creator>
              <dc:date>2023-10-20T11:51:00</dc:date>
            </office:change-info>
            <text:p text:style-name="Text_20_body"><text:span text:style-name="T1"><text:s/></text:span></text:p>
          </text:deletion>
        </text:changed-region>
        <text:changed-region xml:id="ct94409105822688" text:id="ct94409105822688">
          <text:deletion>
            <office:change-info>
              <dc:creator>Julia Ringo</dc:creator>
              <dc:date>2023-10-20T11:52:00</dc:date>
            </office:change-info>
            <text:p text:style-name="Text_20_body"><text:span text:style-name="T1">,</text:span></text:p>
          </text:deletion>
        </text:changed-region>
        <text:changed-region xml:id="ct94409105823280" text:id="ct94409105823280">
          <text:insertion>
            <office:change-info>
              <dc:creator>Julia Ringo</dc:creator>
              <dc:date>2023-10-20T11:52:00</dc:date>
            </office:change-info>
          </text:insertion>
        </text:changed-region>
        <text:changed-region xml:id="ct94409105823520" text:id="ct94409105823520">
          <text:deletion>
            <office:change-info>
              <dc:creator>Julia Ringo</dc:creator>
              <dc:date>2023-10-20T11:52:00</dc:date>
            </office:change-info>
            <text:p text:style-name="Text_20_body"><text:span text:style-name="T1">ing</text:span></text:p>
          </text:deletion>
        </text:changed-region>
        <text:changed-region xml:id="ct94409105825696" text:id="ct94409105825696">
          <text:insertion>
            <office:change-info>
              <dc:creator>Julia Ringo</dc:creator>
              <dc:date>2023-10-20T11:52:00</dc:date>
            </office:change-info>
          </text:insertion>
        </text:changed-region>
        <text:changed-region xml:id="ct94409105826224" text:id="ct94409105826224">
          <text:deletion>
            <office:change-info>
              <dc:creator>Julia Ringo</dc:creator>
              <dc:date>2023-10-20T11:52:00</dc:date>
            </office:change-info>
            <text:p text:style-name="Text_20_body"><text:span text:style-name="T1"><text:s/>this negotiation would be carried out upon</text:span></text:p>
          </text:deletion>
        </text:changed-region>
        <text:changed-region xml:id="ct94409105826816" text:id="ct94409105826816">
          <text:deletion>
            <office:change-info>
              <dc:creator>Julia Ringo</dc:creator>
              <dc:date>2023-10-10T11:08:00</dc:date>
            </office:change-info>
            <text:p text:style-name="Text_20_body"><text:span text:style-name="T1">…</text:span></text:p>
          </text:deletion>
        </text:changed-region>
        <text:changed-region xml:id="ct94409105827056" text:id="ct94409105827056">
          <text:insertion>
            <office:change-info>
              <dc:creator>Julia Ringo</dc:creator>
              <dc:date>2023-10-10T11:08:00</dc:date>
            </office:change-info>
          </text:insertion>
        </text:changed-region>
        <text:changed-region xml:id="ct94409105827296" text:id="ct94409105827296">
          <text:deletion>
            <office:change-info>
              <dc:creator>Julia Ringo</dc:creator>
              <dc:date>2023-10-20T11:52:00</dc:date>
            </office:change-info>
            <text:p text:style-name="Text_20_body"><text:span text:style-name="T1"><text:s/></text:span></text:p>
          </text:deletion>
        </text:changed-region>
        <text:changed-region xml:id="ct94409105828576" text:id="ct94409105828576">
          <text:deletion>
            <office:change-info>
              <dc:creator>Julia Ringo</dc:creator>
              <dc:date>2023-10-10T11:08:00</dc:date>
            </office:change-info>
            <text:p text:style-name="Text_20_body"><text:span text:style-name="T1">…</text:span></text:p>
          </text:deletion>
        </text:changed-region>
        <text:changed-region xml:id="ct94409105829120" text:id="ct94409105829120">
          <text:insertion>
            <office:change-info>
              <dc:creator>Julia Ringo</dc:creator>
              <dc:date>2023-10-10T11:08:00</dc:date>
            </office:change-info>
          </text:insertion>
        </text:changed-region>
        <text:changed-region xml:id="ct94409105829360" text:id="ct94409105829360">
          <text:deletion>
            <office:change-info>
              <dc:creator>Julia Ringo</dc:creator>
              <dc:date>2023-10-20T11:52:00</dc:date>
            </office:change-info>
            <text:p text:style-name="Text_20_body"><text:span text:style-name="T1"><text:s/></text:span></text:p>
          </text:deletion>
        </text:changed-region>
        <text:changed-region xml:id="ct94409105830240" text:id="ct94409105830240">
          <text:insertion>
            <office:change-info>
              <dc:creator>Julia Ringo</dc:creator>
              <dc:date>2023-10-20T11:52:00</dc:date>
            </office:change-info>
          </text:insertion>
        </text:changed-region>
        <text:changed-region xml:id="ct94409105830480" text:id="ct94409105830480">
          <text:deletion>
            <office:change-info>
              <dc:creator>Julia Ringo</dc:creator>
              <dc:date>2023-10-05T13:15:00</dc:date>
            </office:change-info>
            <text:p text:style-name="Text_20_body"><text:span text:style-name="T1"><text:s/>— </text:span></text:p>
          </text:deletion>
        </text:changed-region>
        <text:changed-region xml:id="ct94409105832240" text:id="ct94409105832240">
          <text:insertion>
            <office:change-info>
              <dc:creator>Julia Ringo</dc:creator>
              <dc:date>2023-10-05T13:15:00</dc:date>
            </office:change-info>
          </text:insertion>
        </text:changed-region>
        <text:changed-region xml:id="ct94409105832480" text:id="ct94409105832480">
          <text:insertion>
            <office:change-info>
              <dc:creator>Julia Ringo</dc:creator>
              <dc:date>2023-10-20T11:52:00</dc:date>
            </office:change-info>
          </text:insertion>
        </text:changed-region>
        <text:changed-region xml:id="ct94409105832720" text:id="ct94409105832720">
          <text:insertion>
            <office:change-info>
              <dc:creator>Julia Ringo</dc:creator>
              <dc:date>2023-10-20T11:52:00</dc:date>
            </office:change-info>
          </text:insertion>
        </text:changed-region>
        <text:changed-region xml:id="ct94409105832960" text:id="ct94409105832960">
          <text:deletion>
            <office:change-info>
              <dc:creator>Julia Ringo</dc:creator>
              <dc:date>2023-10-05T13:15:00</dc:date>
            </office:change-info>
            <text:p text:style-name="Text_20_body"><text:span text:style-name="T1"><text:s/>— </text:span></text:p>
          </text:deletion>
        </text:changed-region>
        <text:changed-region xml:id="ct94409105833200" text:id="ct94409105833200">
          <text:insertion>
            <office:change-info>
              <dc:creator>Julia Ringo</dc:creator>
              <dc:date>2023-10-05T13:15:00</dc:date>
            </office:change-info>
          </text:insertion>
        </text:changed-region>
        <text:changed-region xml:id="ct94409105834720" text:id="ct94409105834720">
          <text:insertion>
            <office:change-info>
              <dc:creator>Julia Ringo</dc:creator>
              <dc:date>2023-10-20T11:52:00</dc:date>
            </office:change-info>
          </text:insertion>
        </text:changed-region>
        <text:changed-region xml:id="ct94409105835360" text:id="ct94409105835360">
          <text:insertion>
            <office:change-info>
              <dc:creator>Julia Ringo</dc:creator>
              <dc:date>2023-10-20T11:52:00</dc:date>
            </office:change-info>
          </text:insertion>
        </text:changed-region>
        <text:changed-region xml:id="ct94409105837520" text:id="ct94409105837520">
          <text:deletion>
            <office:change-info>
              <dc:creator>Julia Ringo</dc:creator>
              <dc:date>2023-10-20T11:53:00</dc:date>
            </office:change-info>
            <text:p text:style-name="Text_20_body"><text:span text:style-name="T1">in place </text:span></text:p>
          </text:deletion>
        </text:changed-region>
        <text:changed-region xml:id="ct94409105838688" text:id="ct94409105838688">
          <text:deletion>
            <office:change-info>
              <dc:creator>Julia Ringo</dc:creator>
              <dc:date>2023-10-20T11:53:00</dc:date>
            </office:change-info>
            <text:p text:style-name="Text_20_body"><text:span text:style-name="T1">also </text:span></text:p>
          </text:deletion>
        </text:changed-region>
        <text:changed-region xml:id="ct94409105838928" text:id="ct94409105838928">
          <text:deletion>
            <office:change-info>
              <dc:creator>Julia Ringo</dc:creator>
              <dc:date>2023-10-20T11:53:00</dc:date>
            </office:change-info>
            <text:p text:style-name="Text_20_body"><text:span text:style-name="T1">wards</text:span></text:p>
          </text:deletion>
        </text:changed-region>
        <text:changed-region xml:id="ct94409105840144" text:id="ct94409105840144">
          <text:insertion>
            <office:change-info>
              <dc:creator>Julia Ringo</dc:creator>
              <dc:date>2023-10-20T11:53:00</dc:date>
            </office:change-info>
          </text:insertion>
        </text:changed-region>
        <text:changed-region xml:id="ct94409105841376" text:id="ct94409105841376">
          <text:insertion>
            <office:change-info>
              <dc:creator>Julia Ringo</dc:creator>
              <dc:date>2023-10-20T11:53:00</dc:date>
            </office:change-info>
          </text:insertion>
        </text:changed-region>
        <text:changed-region xml:id="ct94409105841616" text:id="ct94409105841616">
          <text:deletion>
            <office:change-info>
              <dc:creator>Julia Ringo</dc:creator>
              <dc:date>2023-10-20T11:53:00</dc:date>
            </office:change-info>
            <text:p text:style-name="Text_20_body"><text:span text:style-name="T1">-</text:span></text:p>
          </text:deletion>
        </text:changed-region>
        <text:changed-region xml:id="ct94409101661312" text:id="ct94409101661312">
          <text:insertion>
            <office:change-info>
              <dc:creator>Julia Ringo</dc:creator>
              <dc:date>2023-10-20T11:54:00</dc:date>
            </office:change-info>
          </text:insertion>
        </text:changed-region>
        <text:changed-region xml:id="ct94409101414192" text:id="ct94409101414192">
          <text:deletion>
            <office:change-info>
              <dc:creator>Julia Ringo</dc:creator>
              <dc:date>2023-10-20T11:54:00</dc:date>
            </office:change-info>
            <text:p text:style-name="Text_20_body"><text:span text:style-name="T1">, and</text:span></text:p>
          </text:deletion>
        </text:changed-region>
        <text:changed-region xml:id="ct94409101503040" text:id="ct94409101503040">
          <text:deletion>
            <office:change-info>
              <dc:creator>Julia Ringo</dc:creator>
              <dc:date>2023-10-20T11:53:00</dc:date>
            </office:change-info>
            <text:p text:style-name="Text_20_body"><text:span text:style-name="T1">was </text:span></text:p>
          </text:deletion>
        </text:changed-region>
        <text:changed-region xml:id="ct94409101505312" text:id="ct94409101505312">
          <text:deletion>
            <office:change-info>
              <dc:creator>Julia Ringo</dc:creator>
              <dc:date>2023-10-20T11:54:00</dc:date>
            </office:change-info>
            <text:p text:style-name="Text_20_body"><text:span text:style-name="T1">that </text:span></text:p>
          </text:deletion>
        </text:changed-region>
        <text:changed-region xml:id="ct94409101749152" text:id="ct94409101749152">
          <text:insertion>
            <office:change-info>
              <dc:creator>Julia Ringo</dc:creator>
              <dc:date>2023-10-20T11:54:00</dc:date>
            </office:change-info>
          </text:insertion>
        </text:changed-region>
        <text:changed-region xml:id="ct94409105845344" text:id="ct94409105845344">
          <text:deletion>
            <office:change-info>
              <dc:creator>Julia Ringo</dc:creator>
              <dc:date>2023-10-05T13:15:00</dc:date>
            </office:change-info>
            <text:p text:style-name="Text_20_body"><text:span text:style-name="T1"><text:s/>— </text:span></text:p>
          </text:deletion>
        </text:changed-region>
        <text:changed-region xml:id="ct94409105845584" text:id="ct94409105845584">
          <text:insertion>
            <office:change-info>
              <dc:creator>Julia Ringo</dc:creator>
              <dc:date>2023-10-05T13:15:00</dc:date>
            </office:change-info>
          </text:insertion>
        </text:changed-region>
        <text:changed-region xml:id="ct94409105845824" text:id="ct94409105845824">
          <text:deletion>
            <office:change-info>
              <dc:creator>Julia Ringo</dc:creator>
              <dc:date>2023-10-05T13:15:00</dc:date>
            </office:change-info>
            <text:p text:style-name="Text_20_body"><text:span text:style-name="T1"><text:s/>— </text:span></text:p>
          </text:deletion>
        </text:changed-region>
        <text:changed-region xml:id="ct94409105846064" text:id="ct94409105846064">
          <text:insertion>
            <office:change-info>
              <dc:creator>Julia Ringo</dc:creator>
              <dc:date>2023-10-05T13:15:00</dc:date>
            </office:change-info>
          </text:insertion>
        </text:changed-region>
        <text:changed-region xml:id="ct94409105847584" text:id="ct94409105847584">
          <text:insertion>
            <office:change-info>
              <dc:creator>Julia Ringo</dc:creator>
              <dc:date>2023-10-20T11:54:00</dc:date>
            </office:change-info>
          </text:insertion>
        </text:changed-region>
        <text:changed-region xml:id="ct94409105848112" text:id="ct94409105848112">
          <text:deletion>
            <office:change-info>
              <dc:creator>Julia Ringo</dc:creator>
              <dc:date>2023-10-20T11:54:00</dc:date>
            </office:change-info>
            <text:p text:style-name="Text_20_body"><text:span text:style-name="T1">with </text:span></text:p>
          </text:deletion>
        </text:changed-region>
        <text:changed-region xml:id="ct94409105848352" text:id="ct94409105848352">
          <text:insertion>
            <office:change-info>
              <dc:creator>Julia Ringo</dc:creator>
              <dc:date>2023-10-20T11:54:00</dc:date>
            </office:change-info>
          </text:insertion>
        </text:changed-region>
        <text:changed-region xml:id="ct94409105852112" text:id="ct94409105852112">
          <text:deletion>
            <office:change-info>
              <dc:creator>Julia Ringo</dc:creator>
              <dc:date>2023-10-10T11:08:00</dc:date>
            </office:change-info>
            <text:p text:style-name="Text_20_body"><text:span text:style-name="T1">…</text:span></text:p>
          </text:deletion>
        </text:changed-region>
        <text:changed-region xml:id="ct94409105852352" text:id="ct94409105852352">
          <text:insertion>
            <office:change-info>
              <dc:creator>Julia Ringo</dc:creator>
              <dc:date>2023-10-10T11:08:00</dc:date>
            </office:change-info>
          </text:insertion>
        </text:changed-region>
        <text:changed-region xml:id="ct94409105853440" text:id="ct94409105853440">
          <text:insertion>
            <office:change-info>
              <dc:creator>Julia Ringo</dc:creator>
              <dc:date>2023-10-20T11:54:00</dc:date>
            </office:change-info>
          </text:insertion>
        </text:changed-region>
        <text:changed-region xml:id="ct94409105854528" text:id="ct94409105854528">
          <text:insertion>
            <office:change-info>
              <dc:creator>Julia Ringo</dc:creator>
              <dc:date>2023-10-20T11:55:00</dc:date>
            </office:change-info>
          </text:insertion>
        </text:changed-region>
        <text:changed-region xml:id="ct94409105854768" text:id="ct94409105854768">
          <text:deletion>
            <office:change-info>
              <dc:creator>Julia Ringo</dc:creator>
              <dc:date>2023-10-05T13:15:00</dc:date>
            </office:change-info>
            <text:p text:style-name="Text_20_body"><text:span text:style-name="T1"><text:s/>— </text:span></text:p>
          </text:deletion>
        </text:changed-region>
        <text:changed-region xml:id="ct94409105855008" text:id="ct94409105855008">
          <text:insertion>
            <office:change-info>
              <dc:creator>Julia Ringo</dc:creator>
              <dc:date>2023-10-05T13:15:00</dc:date>
            </office:change-info>
          </text:insertion>
        </text:changed-region>
        <text:changed-region xml:id="ct94409105855568" text:id="ct94409105855568">
          <text:deletion>
            <office:change-info>
              <dc:creator>Julia Ringo</dc:creator>
              <dc:date>2023-10-05T13:15:00</dc:date>
            </office:change-info>
            <text:p text:style-name="Text_20_body"><text:span text:style-name="T1"><text:s/>— </text:span></text:p>
          </text:deletion>
        </text:changed-region>
        <text:changed-region xml:id="ct94409105856208" text:id="ct94409105856208">
          <text:insertion>
            <office:change-info>
              <dc:creator>Julia Ringo</dc:creator>
              <dc:date>2023-10-05T13:15:00</dc:date>
            </office:change-info>
          </text:insertion>
        </text:changed-region>
        <text:changed-region xml:id="ct94409105858736" text:id="ct94409105858736">
          <text:deletion>
            <office:change-info>
              <dc:creator>Julia Ringo</dc:creator>
              <dc:date>2023-10-20T11:55:00</dc:date>
            </office:change-info>
            <text:p text:style-name="Text_20_body"><text:span text:style-name="T1">’</text:span></text:p>
          </text:deletion>
        </text:changed-region>
        <text:changed-region xml:id="ct94409105859264" text:id="ct94409105859264">
          <text:insertion>
            <office:change-info>
              <dc:creator>Julia Ringo</dc:creator>
              <dc:date>2023-10-20T11:55:00</dc:date>
            </office:change-info>
          </text:insertion>
        </text:changed-region>
        <text:changed-region xml:id="ct94409105863616" text:id="ct94409105863616">
          <text:insertion>
            <office:change-info>
              <dc:creator>Julia Ringo</dc:creator>
              <dc:date>2023-10-20T11:56:00</dc:date>
            </office:change-info>
          </text:insertion>
        </text:changed-region>
        <text:changed-region xml:id="ct94409105864496" text:id="ct94409105864496">
          <text:deletion>
            <office:change-info>
              <dc:creator>Julia Ringo</dc:creator>
              <dc:date>2023-10-10T11:08:00</dc:date>
            </office:change-info>
            <text:p text:style-name="Text_20_body"><text:span text:style-name="T1">…</text:span></text:p>
          </text:deletion>
        </text:changed-region>
        <text:changed-region xml:id="ct94409105864736" text:id="ct94409105864736">
          <text:insertion>
            <office:change-info>
              <dc:creator>Julia Ringo</dc:creator>
              <dc:date>2023-10-10T11:08:00</dc:date>
            </office:change-info>
          </text:insertion>
        </text:changed-region>
        <text:changed-region xml:id="ct94409105868816" text:id="ct94409105868816">
          <text:insertion>
            <office:change-info>
              <dc:creator>Julia Ringo</dc:creator>
              <dc:date>2023-10-20T11:56:00</dc:date>
            </office:change-info>
          </text:insertion>
        </text:changed-region>
        <text:changed-region xml:id="ct94409105869696" text:id="ct94409105869696">
          <text:insertion>
            <office:change-info>
              <dc:creator>Julia Ringo</dc:creator>
              <dc:date>2023-10-20T11:56:00</dc:date>
            </office:change-info>
          </text:insertion>
        </text:changed-region>
        <text:changed-region xml:id="ct94409105870576" text:id="ct94409105870576">
          <text:insertion>
            <office:change-info>
              <dc:creator>Julia Ringo</dc:creator>
              <dc:date>2023-10-20T11:56:00</dc:date>
            </office:change-info>
          </text:insertion>
        </text:changed-region>
        <text:changed-region xml:id="ct94409105871808" text:id="ct94409105871808">
          <text:insertion>
            <office:change-info>
              <dc:creator>Julia Ringo</dc:creator>
              <dc:date>2023-10-20T11:57:00</dc:date>
            </office:change-info>
          </text:insertion>
        </text:changed-region>
        <text:changed-region xml:id="ct94409105874192" text:id="ct94409105874192">
          <text:insertion>
            <office:change-info>
              <dc:creator>Julia Ringo</dc:creator>
              <dc:date>2023-10-20T11:57:00</dc:date>
            </office:change-info>
          </text:insertion>
        </text:changed-region>
        <text:changed-region xml:id="ct94409105875952" text:id="ct94409105875952">
          <text:deletion>
            <office:change-info>
              <dc:creator>Julia Ringo</dc:creator>
              <dc:date>2023-10-05T13:15:00</dc:date>
            </office:change-info>
            <text:p text:style-name="Text_20_body"><text:span text:style-name="T1"><text:s/>— </text:span></text:p>
          </text:deletion>
        </text:changed-region>
        <text:changed-region xml:id="ct94409105876192" text:id="ct94409105876192">
          <text:insertion>
            <office:change-info>
              <dc:creator>Julia Ringo</dc:creator>
              <dc:date>2023-10-05T13:15:00</dc:date>
            </office:change-info>
          </text:insertion>
        </text:changed-region>
        <text:changed-region xml:id="ct94409105876432" text:id="ct94409105876432">
          <text:deletion>
            <office:change-info>
              <dc:creator>Julia Ringo</dc:creator>
              <dc:date>2023-10-05T13:15:00</dc:date>
            </office:change-info>
            <text:p text:style-name="Text_20_body"><text:span text:style-name="T1"><text:s/>— </text:span></text:p>
          </text:deletion>
        </text:changed-region>
        <text:changed-region xml:id="ct94409105876672" text:id="ct94409105876672">
          <text:insertion>
            <office:change-info>
              <dc:creator>Julia Ringo</dc:creator>
              <dc:date>2023-10-05T13:15:00</dc:date>
            </office:change-info>
          </text:insertion>
        </text:changed-region>
        <text:changed-region xml:id="ct94409105878192" text:id="ct94409105878192">
          <text:deletion>
            <office:change-info>
              <dc:creator>Julia Ringo</dc:creator>
              <dc:date>2023-10-20T11:57:00</dc:date>
            </office:change-info>
            <text:p text:style-name="Text_20_body"><text:span text:style-name="T1">,</text:span></text:p>
          </text:deletion>
        </text:changed-region>
        <text:changed-region xml:id="ct94409105878432" text:id="ct94409105878432">
          <text:insertion>
            <office:change-info>
              <dc:creator>Julia Ringo</dc:creator>
              <dc:date>2023-10-20T11:57:00</dc:date>
            </office:change-info>
          </text:insertion>
        </text:changed-region>
        <text:changed-region xml:id="ct94409105878672" text:id="ct94409105878672">
          <text:deletion>
            <office:change-info>
              <dc:creator>Julia Ringo</dc:creator>
              <dc:date>2023-10-05T13:15:00</dc:date>
            </office:change-info>
            <text:p text:style-name="Text_20_body"><text:span text:style-name="T1"><text:s/>— </text:span></text:p>
          </text:deletion>
        </text:changed-region>
        <text:changed-region xml:id="ct94409105879936" text:id="ct94409105879936">
          <text:insertion>
            <office:change-info>
              <dc:creator>Julia Ringo</dc:creator>
              <dc:date>2023-10-05T13:15:00</dc:date>
            </office:change-info>
          </text:insertion>
        </text:changed-region>
        <text:changed-region xml:id="ct94409105886064" text:id="ct94409105886064">
          <text:insertion>
            <office:change-info>
              <dc:creator>Julia Ringo</dc:creator>
              <dc:date>2023-10-20T11:58:00</dc:date>
            </office:change-info>
          </text:insertion>
        </text:changed-region>
        <text:changed-region xml:id="ct94409105886304" text:id="ct94409105886304">
          <text:deletion>
            <office:change-info>
              <dc:creator>Julia Ringo</dc:creator>
              <dc:date>2023-10-20T11:58:00</dc:date>
            </office:change-info>
            <text:p text:style-name="Text_20_body"><text:span text:style-name="T1">-</text:span></text:p>
          </text:deletion>
        </text:changed-region>
        <text:changed-region xml:id="ct94409105889408" text:id="ct94409105889408">
          <text:insertion>
            <office:change-info>
              <dc:creator>Julia Ringo</dc:creator>
              <dc:date>2023-10-20T11:58:00</dc:date>
            </office:change-info>
          </text:insertion>
        </text:changed-region>
        <text:changed-region xml:id="ct94409105889648" text:id="ct94409105889648">
          <text:deletion>
            <office:change-info>
              <dc:creator>Julia Ringo</dc:creator>
              <dc:date>2023-10-20T11:58:00</dc:date>
            </office:change-info>
            <text:p text:style-name="Text_20_body"><text:span text:style-name="T1">I</text:span></text:p>
          </text:deletion>
        </text:changed-region>
        <text:changed-region xml:id="ct94409105890528" text:id="ct94409105890528">
          <text:deletion>
            <office:change-info>
              <dc:creator>Julia Ringo</dc:creator>
              <dc:date>2023-10-20T11:58:00</dc:date>
            </office:change-info>
            <text:p text:style-name="Text_20_body"><text:span text:style-name="T1">s</text:span></text:p>
          </text:deletion>
        </text:changed-region>
        <text:changed-region xml:id="ct94409105891248" text:id="ct94409105891248">
          <text:insertion>
            <office:change-info>
              <dc:creator>Julia Ringo</dc:creator>
              <dc:date>2023-10-20T11:58:00</dc:date>
            </office:change-info>
          </text:insertion>
        </text:changed-region>
        <text:changed-region xml:id="ct94409105890768" text:id="ct94409105890768">
          <text:deletion>
            <office:change-info>
              <dc:creator>Julia Ringo</dc:creator>
              <dc:date>2023-10-20T11:59:00</dc:date>
            </office:change-info>
            <text:p text:style-name="Text_20_body"><text:span text:style-name="T1">he had</text:span></text:p>
          </text:deletion>
        </text:changed-region>
        <text:changed-region xml:id="ct94409105895440" text:id="ct94409105895440">
          <text:insertion>
            <office:change-info>
              <dc:creator>Julia Ringo</dc:creator>
              <dc:date>2023-10-20T11:59:00</dc:date>
            </office:change-info>
          </text:insertion>
        </text:changed-region>
        <text:changed-region xml:id="ct94409105896384" text:id="ct94409105896384">
          <text:insertion>
            <office:change-info>
              <dc:creator>Julia Ringo</dc:creator>
              <dc:date>2023-10-20T11:59:00</dc:date>
            </office:change-info>
          </text:insertion>
        </text:changed-region>
        <text:changed-region xml:id="ct94409105897120" text:id="ct94409105897120">
          <text:deletion>
            <office:change-info>
              <dc:creator>Julia Ringo</dc:creator>
              <dc:date>2023-10-20T11:59:00</dc:date>
            </office:change-info>
            <text:p text:style-name="Text_20_body"><text:span text:style-name="T1">a </text:span></text:p>
          </text:deletion>
        </text:changed-region>
        <text:changed-region xml:id="ct94409105898736" text:id="ct94409105898736">
          <text:deletion>
            <office:change-info>
              <dc:creator>Julia Ringo</dc:creator>
              <dc:date>2023-10-20T11:59:00</dc:date>
            </office:change-info>
            <text:p text:style-name="Text_20_body"><text:span text:style-name="T1"><text:s/>guy</text:span></text:p>
          </text:deletion>
        </text:changed-region>
        <text:changed-region xml:id="ct94409105899984" text:id="ct94409105899984">
          <text:deletion>
            <office:change-info>
              <dc:creator>Julia Ringo</dc:creator>
              <dc:date>2023-10-20T11:59:00</dc:date>
            </office:change-info>
            <text:p text:style-name="Text_20_body"><text:span text:style-name="T1">,</text:span></text:p>
          </text:deletion>
        </text:changed-region>
        <text:changed-region xml:id="ct94409105901232" text:id="ct94409105901232">
          <text:deletion>
            <office:change-info>
              <dc:creator>Julia Ringo</dc:creator>
              <dc:date>2023-10-20T11:59:00</dc:date>
            </office:change-info>
            <text:p text:style-name="Text_20_body"><text:span text:style-name="T1"><text:s/></text:span></text:p>
          </text:deletion>
        </text:changed-region>
        <text:changed-region xml:id="ct94409105903328" text:id="ct94409105903328">
          <text:insertion>
            <office:change-info>
              <dc:creator>Julia Ringo</dc:creator>
              <dc:date>2023-10-20T11:59:00</dc:date>
            </office:change-info>
          </text:insertion>
        </text:changed-region>
        <text:changed-region xml:id="ct94409105904912" text:id="ct94409105904912">
          <text:deletion>
            <office:change-info>
              <dc:creator>Julia Ringo</dc:creator>
              <dc:date>2023-10-20T11:59:00</dc:date>
            </office:change-info>
            <text:p text:style-name="Text_20_body"><text:span text:style-name="T1">was leaning</text:span></text:p>
          </text:deletion>
        </text:changed-region>
        <text:changed-region xml:id="ct94409105905152" text:id="ct94409105905152">
          <text:insertion>
            <office:change-info>
              <dc:creator>Julia Ringo</dc:creator>
              <dc:date>2023-10-20T11:59:00</dc:date>
            </office:change-info>
          </text:insertion>
        </text:changed-region>
        <text:changed-region xml:id="ct94409105905392" text:id="ct94409105905392">
          <text:insertion>
            <office:change-info>
              <dc:creator>Julia Ringo</dc:creator>
              <dc:date>2023-10-20T11:59:00</dc:date>
            </office:change-info>
          </text:insertion>
        </text:changed-region>
        <text:changed-region xml:id="ct94409105906048" text:id="ct94409105906048">
          <text:insertion>
            <office:change-info>
              <dc:creator>Julia Ringo</dc:creator>
              <dc:date>2023-10-20T11:59:00</dc:date>
            </office:change-info>
          </text:insertion>
        </text:changed-region>
        <text:changed-region xml:id="ct94409105906928" text:id="ct94409105906928">
          <text:insertion>
            <office:change-info>
              <dc:creator>Julia Ringo</dc:creator>
              <dc:date>2023-10-20T12:00:00</dc:date>
            </office:change-info>
          </text:insertion>
        </text:changed-region>
        <text:changed-region xml:id="ct94409105898320" text:id="ct94409105898320">
          <text:deletion>
            <office:change-info>
              <dc:creator>Julia Ringo</dc:creator>
              <dc:date>2023-10-20T12:00:00</dc:date>
            </office:change-info>
            <text:p text:style-name="Text_20_body"><text:span text:style-name="T1">200 </text:span></text:p>
          </text:deletion>
        </text:changed-region>
        <text:changed-region xml:id="ct94409105900688" text:id="ct94409105900688">
          <text:insertion>
            <office:change-info>
              <dc:creator>Julia Ringo</dc:creator>
              <dc:date>2023-10-20T12:00:00</dc:date>
            </office:change-info>
          </text:insertion>
        </text:changed-region>
        <text:changed-region xml:id="ct94409102779664" text:id="ct94409102779664">
          <text:deletion>
            <office:change-info>
              <dc:creator>Julia Ringo</dc:creator>
              <dc:date>2023-10-10T11:08:00</dc:date>
            </office:change-info>
            <text:p text:style-name="Text_20_body"><text:span text:style-name="T1">…</text:span></text:p>
          </text:deletion>
        </text:changed-region>
        <text:changed-region xml:id="ct94409105901472" text:id="ct94409105901472">
          <text:insertion>
            <office:change-info>
              <dc:creator>Julia Ringo</dc:creator>
              <dc:date>2023-10-10T11:08:00</dc:date>
            </office:change-info>
          </text:insertion>
        </text:changed-region>
        <text:changed-region xml:id="ct94409105911712" text:id="ct94409105911712">
          <text:insertion>
            <office:change-info>
              <dc:creator>Julia Ringo</dc:creator>
              <dc:date>2023-10-20T12:00:00</dc:date>
            </office:change-info>
          </text:insertion>
        </text:changed-region>
        <text:changed-region xml:id="ct94409105911952" text:id="ct94409105911952">
          <text:deletion>
            <office:change-info>
              <dc:creator>Julia Ringo</dc:creator>
              <dc:date>2023-10-20T12:00:00</dc:date>
            </office:change-info>
            <text:p text:style-name="Text_20_body"><text:span text:style-name="T1"><text:s/>B</text:span></text:p>
          </text:deletion>
        </text:changed-region>
        <text:changed-region xml:id="ct94409105912192" text:id="ct94409105912192">
          <text:deletion>
            <office:change-info>
              <dc:creator>Julia Ringo</dc:creator>
              <dc:date>2023-10-10T11:08:00</dc:date>
            </office:change-info>
            <text:p text:style-name="Text_20_body"><text:span text:style-name="T1">…</text:span></text:p>
          </text:deletion>
        </text:changed-region>
        <text:changed-region xml:id="ct94409105916576" text:id="ct94409105916576">
          <text:insertion>
            <office:change-info>
              <dc:creator>Julia Ringo</dc:creator>
              <dc:date>2023-10-10T11:08:00</dc:date>
            </office:change-info>
          </text:insertion>
        </text:changed-region>
        <text:changed-region xml:id="ct94409105899440" text:id="ct94409105899440">
          <text:deletion>
            <office:change-info>
              <dc:creator>Julia Ringo</dc:creator>
              <dc:date>2023-10-20T12:00:00</dc:date>
            </office:change-info>
            <text:p text:style-name="Text_20_body"><text:span text:style-name="T1"><text:s/></text:span></text:p>
          </text:deletion>
        </text:changed-region>
        <text:changed-region xml:id="ct94409105917072" text:id="ct94409105917072">
          <text:insertion>
            <office:change-info>
              <dc:creator>Julia Ringo</dc:creator>
              <dc:date>2023-10-20T12:00:00</dc:date>
            </office:change-info>
          </text:insertion>
        </text:changed-region>
        <text:changed-region xml:id="ct94409105918736" text:id="ct94409105918736">
          <text:insertion>
            <office:change-info>
              <dc:creator>Julia Ringo</dc:creator>
              <dc:date>2023-10-20T12:00:00</dc:date>
            </office:change-info>
          </text:insertion>
        </text:changed-region>
        <text:changed-region xml:id="ct94409105920400" text:id="ct94409105920400">
          <text:insertion>
            <office:change-info>
              <dc:creator>Julia Ringo</dc:creator>
              <dc:date>2023-10-20T12:00:00</dc:date>
            </office:change-info>
          </text:insertion>
        </text:changed-region>
        <text:changed-region xml:id="ct94409105901856" text:id="ct94409105901856">
          <text:insertion>
            <office:change-info>
              <dc:creator>Julia Ringo</dc:creator>
              <dc:date>2023-10-20T12:01:00</dc:date>
            </office:change-info>
          </text:insertion>
        </text:changed-region>
        <text:changed-region xml:id="ct94409105926816" text:id="ct94409105926816">
          <text:deletion>
            <office:change-info>
              <dc:creator>Julia Ringo</dc:creator>
              <dc:date>2023-10-20T12:01:00</dc:date>
            </office:change-info>
            <text:p text:style-name="Text_20_body"><text:span text:style-name="T1">48 </text:span></text:p>
          </text:deletion>
        </text:changed-region>
        <text:changed-region xml:id="ct94409105927056" text:id="ct94409105927056">
          <text:insertion>
            <office:change-info>
              <dc:creator>Julia Ringo</dc:creator>
              <dc:date>2023-10-20T12:01:00</dc:date>
            </office:change-info>
          </text:insertion>
        </text:changed-region>
        <text:changed-region xml:id="ct94409105931888" text:id="ct94409105931888">
          <text:deletion>
            <office:change-info>
              <dc:creator>Julia Ringo</dc:creator>
              <dc:date>2023-10-10T11:08:00</dc:date>
            </office:change-info>
            <text:p text:style-name="Text_20_body"><text:span text:style-name="T1">…</text:span></text:p>
          </text:deletion>
        </text:changed-region>
        <text:changed-region xml:id="ct94409105932288" text:id="ct94409105932288">
          <text:insertion>
            <office:change-info>
              <dc:creator>Julia Ringo</dc:creator>
              <dc:date>2023-10-10T11:08:00</dc:date>
            </office:change-info>
          </text:insertion>
        </text:changed-region>
        <text:changed-region xml:id="ct94409105934480" text:id="ct94409105934480">
          <text:insertion>
            <office:change-info>
              <dc:creator>Julia Ringo</dc:creator>
              <dc:date>2023-10-20T12:01:00</dc:date>
            </office:change-info>
          </text:insertion>
        </text:changed-region>
        <text:changed-region xml:id="ct94409105935440" text:id="ct94409105935440">
          <text:insertion>
            <office:change-info>
              <dc:creator>Julia Ringo</dc:creator>
              <dc:date>2023-10-20T12:02:00</dc:date>
            </office:change-info>
          </text:insertion>
        </text:changed-region>
        <text:changed-region xml:id="ct94409105939936" text:id="ct94409105939936">
          <text:insertion>
            <office:change-info>
              <dc:creator>Julia Ringo</dc:creator>
              <dc:date>2023-10-20T13:17:00</dc:date>
            </office:change-info>
          </text:insertion>
        </text:changed-region>
        <text:changed-region xml:id="ct94409105944224" text:id="ct94409105944224">
          <text:insertion>
            <office:change-info>
              <dc:creator>Julia Ringo</dc:creator>
              <dc:date>2023-10-20T13:28:00</dc:date>
            </office:change-info>
          </text:insertion>
        </text:changed-region>
        <text:changed-region xml:id="ct94409102702688" text:id="ct94409102702688">
          <text:insertion>
            <office:change-info>
              <dc:creator>Julia Ringo</dc:creator>
              <dc:date>2023-10-20T13:28:00</dc:date>
            </office:change-info>
          </text:insertion>
        </text:changed-region>
        <text:changed-region xml:id="ct94409105897856" text:id="ct94409105897856">
          <text:insertion>
            <office:change-info>
              <dc:creator>Julia Ringo</dc:creator>
              <dc:date>2023-10-20T13:30:00</dc:date>
            </office:change-info>
          </text:insertion>
        </text:changed-region>
        <text:changed-region xml:id="ct94409105949824" text:id="ct94409105949824">
          <text:deletion>
            <office:change-info>
              <dc:creator>Julia Ringo</dc:creator>
              <dc:date>2023-10-20T13:31:00</dc:date>
            </office:change-info>
            <text:p text:style-name="Text_20_body"><text:span text:style-name="T1">in the upward direction on the ramp, </text:span></text:p>
          </text:deletion>
        </text:changed-region>
        <text:changed-region xml:id="ct94409105953200" text:id="ct94409105953200">
          <text:deletion>
            <office:change-info>
              <dc:creator>Julia Ringo</dc:creator>
              <dc:date>2023-10-20T13:31:00</dc:date>
            </office:change-info>
            <text:p text:style-name="Text_20_body"><text:span text:style-name="T1">of </text:span></text:p>
          </text:deletion>
        </text:changed-region>
        <text:changed-region xml:id="ct94409105954608" text:id="ct94409105954608">
          <text:deletion>
            <office:change-info>
              <dc:creator>Julia Ringo</dc:creator>
              <dc:date>2023-10-20T13:31:00</dc:date>
            </office:change-info>
            <text:p text:style-name="Text_20_body"><text:span text:style-name="T1">and </text:span></text:p>
          </text:deletion>
        </text:changed-region>
        <text:changed-region xml:id="ct94409105963376" text:id="ct94409105963376">
          <text:deletion>
            <office:change-info>
              <dc:creator>Julia Ringo</dc:creator>
              <dc:date>2023-10-10T11:08:00</dc:date>
            </office:change-info>
            <text:p text:style-name="Text_20_body"><text:span text:style-name="T1">…</text:span></text:p>
          </text:deletion>
        </text:changed-region>
        <text:changed-region xml:id="ct94409105964304" text:id="ct94409105964304">
          <text:insertion>
            <office:change-info>
              <dc:creator>Julia Ringo</dc:creator>
              <dc:date>2023-10-10T11:08:00</dc:date>
            </office:change-info>
          </text:insertion>
        </text:changed-region>
        <text:changed-region xml:id="ct94409105968784" text:id="ct94409105968784">
          <text:deletion>
            <office:change-info>
              <dc:creator>Julia Ringo</dc:creator>
              <dc:date>2023-10-05T13:15:00</dc:date>
            </office:change-info>
            <text:p text:style-name="Text_20_body"><text:span text:style-name="T1"><text:s/>— </text:span></text:p>
          </text:deletion>
        </text:changed-region>
        <text:changed-region xml:id="ct94409105969680" text:id="ct94409105969680">
          <text:insertion>
            <office:change-info>
              <dc:creator>Julia Ringo</dc:creator>
              <dc:date>2023-10-05T13:15:00</dc:date>
            </office:change-info>
          </text:insertion>
        </text:changed-region>
        <text:changed-region xml:id="ct94409105977072" text:id="ct94409105977072">
          <text:deletion>
            <office:change-info>
              <dc:creator>Julia Ringo</dc:creator>
              <dc:date>2023-10-05T13:15:00</dc:date>
            </office:change-info>
            <text:p text:style-name="Text_20_body"><text:span text:style-name="T1"><text:s/>— </text:span></text:p>
          </text:deletion>
        </text:changed-region>
        <text:changed-region xml:id="ct94409105978272" text:id="ct94409105978272">
          <text:insertion>
            <office:change-info>
              <dc:creator>Julia Ringo</dc:creator>
              <dc:date>2023-10-05T13:15:00</dc:date>
            </office:change-info>
          </text:insertion>
        </text:changed-region>
        <text:changed-region xml:id="ct94409105980208" text:id="ct94409105980208">
          <text:deletion>
            <office:change-info>
              <dc:creator>Julia Ringo</dc:creator>
              <dc:date>2023-10-05T13:15:00</dc:date>
            </office:change-info>
            <text:p text:style-name="Text_20_body"><text:span text:style-name="T1"><text:s/>— </text:span></text:p>
          </text:deletion>
        </text:changed-region>
        <text:changed-region xml:id="ct94409105982384" text:id="ct94409105982384">
          <text:insertion>
            <office:change-info>
              <dc:creator>Julia Ringo</dc:creator>
              <dc:date>2023-10-05T13:15:00</dc:date>
            </office:change-info>
          </text:insertion>
        </text:changed-region>
        <text:changed-region xml:id="ct94409105985184" text:id="ct94409105985184">
          <text:insertion>
            <office:change-info>
              <dc:creator>Julia Ringo</dc:creator>
              <dc:date>2023-10-20T13:37:00</dc:date>
            </office:change-info>
          </text:insertion>
        </text:changed-region>
        <text:changed-region xml:id="ct94409105988848" text:id="ct94409105988848">
          <text:deletion>
            <office:change-info>
              <dc:creator>Julia Ringo</dc:creator>
              <dc:date>2023-10-10T11:08:00</dc:date>
            </office:change-info>
            <text:p text:style-name="Text_20_body"><text:span text:style-name="T1">…</text:span></text:p>
          </text:deletion>
        </text:changed-region>
        <text:changed-region xml:id="ct94409105989088" text:id="ct94409105989088">
          <text:insertion>
            <office:change-info>
              <dc:creator>Julia Ringo</dc:creator>
              <dc:date>2023-10-10T11:08:00</dc:date>
            </office:change-info>
          </text:insertion>
        </text:changed-region>
        <text:changed-region xml:id="ct94409105989328" text:id="ct94409105989328">
          <text:deletion>
            <office:change-info>
              <dc:creator>Julia Ringo</dc:creator>
              <dc:date>2023-10-20T13:38:00</dc:date>
            </office:change-info>
            <text:p text:style-name="Text_20_body"><text:span text:style-name="T1"><text:s/></text:span></text:p>
          </text:deletion>
        </text:changed-region>
        <text:changed-region xml:id="ct94409105989856" text:id="ct94409105989856">
          <text:deletion>
            <office:change-info>
              <dc:creator>Julia Ringo</dc:creator>
              <dc:date>2023-10-05T13:15:00</dc:date>
            </office:change-info>
            <text:p text:style-name="Text_20_body"><text:span text:style-name="T1"><text:s/>— </text:span></text:p>
          </text:deletion>
        </text:changed-region>
        <text:changed-region xml:id="ct94409105990384" text:id="ct94409105990384">
          <text:insertion>
            <office:change-info>
              <dc:creator>Julia Ringo</dc:creator>
              <dc:date>2023-10-05T13:15:00</dc:date>
            </office:change-info>
          </text:insertion>
        </text:changed-region>
        <text:changed-region xml:id="ct94409105991680" text:id="ct94409105991680">
          <text:deletion>
            <office:change-info>
              <dc:creator>Julia Ringo</dc:creator>
              <dc:date>2023-10-10T11:08:00</dc:date>
            </office:change-info>
            <text:p text:style-name="Text_20_body"><text:span text:style-name="T1">…</text:span></text:p>
          </text:deletion>
        </text:changed-region>
        <text:changed-region xml:id="ct94409105991920" text:id="ct94409105991920">
          <text:insertion>
            <office:change-info>
              <dc:creator>Julia Ringo</dc:creator>
              <dc:date>2023-10-10T11:08:00</dc:date>
            </office:change-info>
          </text:insertion>
        </text:changed-region>
        <text:changed-region xml:id="ct94409105992160" text:id="ct94409105992160">
          <text:insertion>
            <office:change-info>
              <dc:creator>Julia Ringo</dc:creator>
              <dc:date>2023-10-20T13:38:00</dc:date>
            </office:change-info>
          </text:insertion>
        </text:changed-region>
        <text:changed-region xml:id="ct94409105992400" text:id="ct94409105992400">
          <text:deletion>
            <office:change-info>
              <dc:creator>Julia Ringo</dc:creator>
              <dc:date>2023-10-20T13:38:00</dc:date>
            </office:change-info>
            <text:p text:style-name="Text_20_body"><text:span text:style-name="T1">y</text:span></text:p>
          </text:deletion>
        </text:changed-region>
        <text:changed-region xml:id="ct94409105993152" text:id="ct94409105993152">
          <text:deletion>
            <office:change-info>
              <dc:creator>Julia Ringo</dc:creator>
              <dc:date>2023-10-10T11:08:00</dc:date>
            </office:change-info>
            <text:p text:style-name="Text_20_body"><text:span text:style-name="T1">…</text:span></text:p>
          </text:deletion>
        </text:changed-region>
        <text:changed-region xml:id="ct94409105993792" text:id="ct94409105993792">
          <text:insertion>
            <office:change-info>
              <dc:creator>Julia Ringo</dc:creator>
              <dc:date>2023-10-10T11:08:00</dc:date>
            </office:change-info>
          </text:insertion>
        </text:changed-region>
        <text:changed-region xml:id="ct94409105994112" text:id="ct94409105994112">
          <text:deletion>
            <office:change-info>
              <dc:creator>Julia Ringo</dc:creator>
              <dc:date>2023-10-20T13:38:00</dc:date>
            </office:change-info>
            <text:p text:style-name="Text_20_body"><text:span text:style-name="T1"><text:s/></text:span></text:p>
          </text:deletion>
        </text:changed-region>
        <text:changed-region xml:id="ct94409105996960" text:id="ct94409105996960">
          <text:deletion>
            <office:change-info>
              <dc:creator>Julia Ringo</dc:creator>
              <dc:date>2023-10-05T13:15:00</dc:date>
            </office:change-info>
            <text:p text:style-name="Text_20_body"><text:span text:style-name="T1"><text:s/>— </text:span></text:p>
          </text:deletion>
        </text:changed-region>
        <text:changed-region xml:id="ct94409105997200" text:id="ct94409105997200">
          <text:insertion>
            <office:change-info>
              <dc:creator>Julia Ringo</dc:creator>
              <dc:date>2023-10-05T13:15:00</dc:date>
            </office:change-info>
          </text:insertion>
        </text:changed-region>
        <text:changed-region xml:id="ct94409105997440" text:id="ct94409105997440">
          <text:deletion>
            <office:change-info>
              <dc:creator>Julia Ringo</dc:creator>
              <dc:date>2023-10-05T13:15:00</dc:date>
            </office:change-info>
            <text:p text:style-name="Text_20_body"><text:span text:style-name="T1"><text:s/>— </text:span></text:p>
          </text:deletion>
        </text:changed-region>
        <text:changed-region xml:id="ct94409105998000" text:id="ct94409105998000">
          <text:insertion>
            <office:change-info>
              <dc:creator>Julia Ringo</dc:creator>
              <dc:date>2023-10-05T13:15:00</dc:date>
            </office:change-info>
          </text:insertion>
        </text:changed-region>
        <text:changed-region xml:id="ct94409105998800" text:id="ct94409105998800">
          <text:insertion>
            <office:change-info>
              <dc:creator>Julia Ringo</dc:creator>
              <dc:date>2023-10-20T13:38:00</dc:date>
            </office:change-info>
          </text:insertion>
        </text:changed-region>
        <text:changed-region xml:id="ct94409106000896" text:id="ct94409106000896">
          <text:insertion>
            <office:change-info>
              <dc:creator>Julia Ringo</dc:creator>
              <dc:date>2023-10-20T13:38:00</dc:date>
            </office:change-info>
          </text:insertion>
        </text:changed-region>
        <text:changed-region xml:id="ct94409106004480" text:id="ct94409106004480">
          <text:deletion>
            <office:change-info>
              <dc:creator>Julia Ringo</dc:creator>
              <dc:date>2023-10-10T11:08:00</dc:date>
            </office:change-info>
            <text:p text:style-name="Text_20_body"><text:span text:style-name="T1">…</text:span></text:p>
          </text:deletion>
        </text:changed-region>
        <text:changed-region xml:id="ct94409106004720" text:id="ct94409106004720">
          <text:insertion>
            <office:change-info>
              <dc:creator>Julia Ringo</dc:creator>
              <dc:date>2023-10-10T11:08:00</dc:date>
            </office:change-info>
          </text:insertion>
        </text:changed-region>
        <text:changed-region xml:id="ct94409106007520" text:id="ct94409106007520">
          <text:deletion>
            <office:change-info>
              <dc:creator>Julia Ringo</dc:creator>
              <dc:date>2023-10-10T11:08:00</dc:date>
            </office:change-info>
            <text:p text:style-name="Text_20_body"><text:span text:style-name="T1">…</text:span></text:p>
          </text:deletion>
        </text:changed-region>
        <text:changed-region xml:id="ct94409106007760" text:id="ct94409106007760">
          <text:insertion>
            <office:change-info>
              <dc:creator>Julia Ringo</dc:creator>
              <dc:date>2023-10-10T11:08:00</dc:date>
            </office:change-info>
          </text:insertion>
        </text:changed-region>
        <text:changed-region xml:id="ct94409106009280" text:id="ct94409106009280">
          <text:deletion>
            <office:change-info>
              <dc:creator>Julia Ringo</dc:creator>
              <dc:date>2023-10-05T13:15:00</dc:date>
            </office:change-info>
            <text:p text:style-name="Text_20_body"><text:span text:style-name="T1"><text:s/>— </text:span></text:p>
          </text:deletion>
        </text:changed-region>
        <text:changed-region xml:id="ct94409106009520" text:id="ct94409106009520">
          <text:insertion>
            <office:change-info>
              <dc:creator>Julia Ringo</dc:creator>
              <dc:date>2023-10-05T13:15:00</dc:date>
            </office:change-info>
          </text:insertion>
        </text:changed-region>
        <text:changed-region xml:id="ct94409106009760" text:id="ct94409106009760">
          <text:deletion>
            <office:change-info>
              <dc:creator>Julia Ringo</dc:creator>
              <dc:date>2023-10-05T13:15:00</dc:date>
            </office:change-info>
            <text:p text:style-name="Text_20_body"><text:span text:style-name="T1"><text:s/>— </text:span></text:p>
          </text:deletion>
        </text:changed-region>
        <text:changed-region xml:id="ct94409106010000" text:id="ct94409106010000">
          <text:insertion>
            <office:change-info>
              <dc:creator>Julia Ringo</dc:creator>
              <dc:date>2023-10-05T13:15:00</dc:date>
            </office:change-info>
          </text:insertion>
        </text:changed-region>
        <text:changed-region xml:id="ct94409106010880" text:id="ct94409106010880">
          <text:insertion>
            <office:change-info>
              <dc:creator>Julia Ringo</dc:creator>
              <dc:date>2023-10-20T13:38:00</dc:date>
            </office:change-info>
          </text:insertion>
        </text:changed-region>
        <text:changed-region xml:id="ct94409106013264" text:id="ct94409106013264">
          <text:deletion>
            <office:change-info>
              <dc:creator>Julia Ringo</dc:creator>
              <dc:date>2023-10-20T13:39:00</dc:date>
            </office:change-info>
            <text:p text:style-name="Text_20_body"><text:span text:style-name="T1">making it look a little like</text:span></text:p>
          </text:deletion>
        </text:changed-region>
        <text:changed-region xml:id="ct94409106013504" text:id="ct94409106013504">
          <text:insertion>
            <office:change-info>
              <dc:creator>Julia Ringo</dc:creator>
              <dc:date>2023-10-20T13:39:00</dc:date>
            </office:change-info>
          </text:insertion>
        </text:changed-region>
        <text:changed-region xml:id="ct94409106013744" text:id="ct94409106013744">
          <text:deletion>
            <office:change-info>
              <dc:creator>Julia Ringo</dc:creator>
              <dc:date>2023-10-20T13:40:00</dc:date>
            </office:change-info>
            <text:p text:style-name="Text_20_body"><text:span text:style-name="T1">where they were attached to </text:span></text:p>
          </text:deletion>
        </text:changed-region>
        <text:changed-region xml:id="ct94409106014736" text:id="ct94409106014736">
          <text:deletion>
            <office:change-info>
              <dc:creator>Julia Ringo</dc:creator>
              <dc:date>2023-10-20T13:40:00</dc:date>
            </office:change-info>
            <text:p text:style-name="Text_20_body"><text:span text:style-name="T1">and looked </text:span></text:p>
          </text:deletion>
        </text:changed-region>
        <text:changed-region xml:id="ct94409106015728" text:id="ct94409106015728">
          <text:insertion>
            <office:change-info>
              <dc:creator>Julia Ringo</dc:creator>
              <dc:date>2023-10-20T13:40:00</dc:date>
            </office:change-info>
          </text:insertion>
        </text:changed-region>
        <text:changed-region xml:id="ct94409106017376" text:id="ct94409106017376">
          <text:deletion>
            <office:change-info>
              <dc:creator>Julia Ringo</dc:creator>
              <dc:date>2023-10-20T13:40:00</dc:date>
            </office:change-info>
            <text:p text:style-name="Text_20_body"><text:span text:style-name="T1">from the dock </text:span></text:p>
          </text:deletion>
        </text:changed-region>
        <text:changed-region xml:id="ct94409106017616" text:id="ct94409106017616">
          <text:insertion>
            <office:change-info>
              <dc:creator>Julia Ringo</dc:creator>
              <dc:date>2023-10-20T13:40:00</dc:date>
            </office:change-info>
          </text:insertion>
        </text:changed-region>
        <text:changed-region xml:id="ct94409102120160" text:id="ct94409102120160">
          <text:insertion>
            <office:change-info>
              <dc:creator>Julia Ringo</dc:creator>
              <dc:date>2023-10-20T13:41:00</dc:date>
            </office:change-info>
          </text:insertion>
        </text:changed-region>
        <text:changed-region xml:id="ct94409105975600" text:id="ct94409105975600">
          <text:insertion>
            <office:change-info>
              <dc:creator>Julia Ringo</dc:creator>
              <dc:date>2023-10-20T13:41:00</dc:date>
            </office:change-info>
          </text:insertion>
        </text:changed-region>
        <text:changed-region xml:id="ct94409106019440" text:id="ct94409106019440">
          <text:deletion>
            <office:change-info>
              <dc:creator>Julia Ringo</dc:creator>
              <dc:date>2023-10-20T13:41:00</dc:date>
            </office:change-info>
            <text:p text:style-name="Text_20_body"><text:span text:style-name="T1">,</text:span></text:p>
          </text:deletion>
        </text:changed-region>
        <text:changed-region xml:id="ct94409106021728" text:id="ct94409106021728">
          <text:insertion>
            <office:change-info>
              <dc:creator>Julia Ringo</dc:creator>
              <dc:date>2023-10-20T13:41:00</dc:date>
            </office:change-info>
          </text:insertion>
        </text:changed-region>
        <text:changed-region xml:id="ct94409106021968" text:id="ct94409106021968">
          <text:deletion>
            <office:change-info>
              <dc:creator>Julia Ringo</dc:creator>
              <dc:date>2023-10-20T13:41:00</dc:date>
            </office:change-info>
            <text:p text:style-name="Text_20_body"><text:span text:style-name="T1">w</text:span></text:p>
          </text:deletion>
        </text:changed-region>
        <text:changed-region xml:id="ct94409106023136" text:id="ct94409106023136">
          <text:insertion>
            <office:change-info>
              <dc:creator>Julia Ringo</dc:creator>
              <dc:date>2023-10-20T13:41:00</dc:date>
            </office:change-info>
          </text:insertion>
        </text:changed-region>
        <text:changed-region xml:id="ct94409106024016" text:id="ct94409106024016">
          <text:deletion>
            <office:change-info>
              <dc:creator>Julia Ringo</dc:creator>
              <dc:date>2023-10-20T13:41:00</dc:date>
            </office:change-info>
            <text:p text:style-name="Text_20_body"><text:span text:style-name="T1"><text:s/></text:span></text:p>
          </text:deletion>
        </text:changed-region>
        <text:changed-region xml:id="ct94409106024256" text:id="ct94409106024256">
          <text:deletion>
            <office:change-info>
              <dc:creator>Julia Ringo</dc:creator>
              <dc:date>2023-10-20T13:41:00</dc:date>
            </office:change-info>
            <text:p text:style-name="Text_20_body"><text:span text:style-name="T1"><text:s/></text:span></text:p>
          </text:deletion>
        </text:changed-region>
        <text:changed-region xml:id="ct94409106027056" text:id="ct94409106027056">
          <text:deletion>
            <office:change-info>
              <dc:creator>Julia Ringo</dc:creator>
              <dc:date>2023-10-10T11:08:00</dc:date>
            </office:change-info>
            <text:p text:style-name="Text_20_body"><text:span text:style-name="T1">…</text:span></text:p>
          </text:deletion>
        </text:changed-region>
        <text:changed-region xml:id="ct94409106027296" text:id="ct94409106027296">
          <text:insertion>
            <office:change-info>
              <dc:creator>Julia Ringo</dc:creator>
              <dc:date>2023-10-10T11:08:00</dc:date>
            </office:change-info>
          </text:insertion>
        </text:changed-region>
        <text:changed-region xml:id="ct94409106027536" text:id="ct94409106027536">
          <text:insertion>
            <office:change-info>
              <dc:creator>Julia Ringo</dc:creator>
              <dc:date>2023-10-20T13:41:00</dc:date>
            </office:change-info>
          </text:insertion>
        </text:changed-region>
        <text:changed-region xml:id="ct94409106027776" text:id="ct94409106027776">
          <text:deletion>
            <office:change-info>
              <dc:creator>Julia Ringo</dc:creator>
              <dc:date>2023-10-20T13:41:00</dc:date>
            </office:change-info>
            <text:p text:style-name="Text_20_body"><text:span text:style-name="T1"><text:s/>s</text:span></text:p>
          </text:deletion>
        </text:changed-region>
        <text:changed-region xml:id="ct94409106028896" text:id="ct94409106028896">
          <text:deletion>
            <office:change-info>
              <dc:creator>Julia Ringo</dc:creator>
              <dc:date>2023-10-20T13:41:00</dc:date>
            </office:change-info>
            <text:p text:style-name="Text_20_body"><text:span text:style-name="T1"><text:s/></text:span></text:p>
          </text:deletion>
        </text:changed-region>
        <text:changed-region xml:id="ct94409106031920" text:id="ct94409106031920">
          <text:insertion>
            <office:change-info>
              <dc:creator>Julia Ringo</dc:creator>
              <dc:date>2023-10-20T13:41:00</dc:date>
            </office:change-info>
          </text:insertion>
        </text:changed-region>
        <text:changed-region xml:id="ct94409106032800" text:id="ct94409106032800">
          <text:insertion>
            <office:change-info>
              <dc:creator>Julia Ringo</dc:creator>
              <dc:date>2023-10-20T13:41:00</dc:date>
            </office:change-info>
          </text:insertion>
        </text:changed-region>
        <text:changed-region xml:id="ct94409106033968" text:id="ct94409106033968">
          <text:insertion>
            <office:change-info>
              <dc:creator>Julia Ringo</dc:creator>
              <dc:date>2023-10-21T15:01:00</dc:date>
            </office:change-info>
          </text:insertion>
        </text:changed-region>
        <text:changed-region xml:id="ct94409106034208" text:id="ct94409106034208">
          <text:deletion>
            <office:change-info>
              <dc:creator>Julia Ringo</dc:creator>
              <dc:date>2023-10-20T13:42:00</dc:date>
            </office:change-info>
            <text:p text:style-name="Text_20_body"><text:span text:style-name="T1">48 </text:span></text:p>
          </text:deletion>
        </text:changed-region>
        <text:changed-region xml:id="ct94409106034448" text:id="ct94409106034448">
          <text:insertion>
            <office:change-info>
              <dc:creator>Julia Ringo</dc:creator>
              <dc:date>2023-10-20T13:42:00</dc:date>
            </office:change-info>
          </text:insertion>
        </text:changed-region>
        <text:changed-region xml:id="ct94409106036672" text:id="ct94409106036672">
          <text:insertion>
            <office:change-info>
              <dc:creator>Julia Ringo</dc:creator>
              <dc:date>2023-10-20T13:42:00</dc:date>
            </office:change-info>
          </text:insertion>
        </text:changed-region>
        <text:changed-region xml:id="ct94409106036912" text:id="ct94409106036912">
          <text:deletion>
            <office:change-info>
              <dc:creator>Julia Ringo</dc:creator>
              <dc:date>2023-10-20T13:42:00</dc:date>
            </office:change-info>
            <text:p text:style-name="Text_20_body"><text:span text:style-name="T1">D</text:span></text:p>
          </text:deletion>
        </text:changed-region>
        <text:changed-region xml:id="ct94409106037152" text:id="ct94409106037152">
          <text:insertion>
            <office:change-info>
              <dc:creator>Julia Ringo</dc:creator>
              <dc:date>2023-10-20T13:42:00</dc:date>
            </office:change-info>
          </text:insertion>
        </text:changed-region>
        <text:changed-region xml:id="ct94409106037392" text:id="ct94409106037392">
          <text:deletion>
            <office:change-info>
              <dc:creator>Julia Ringo</dc:creator>
              <dc:date>2023-10-20T13:42:00</dc:date>
            </office:change-info>
            <text:p text:style-name="Text_20_body"><text:span text:style-name="T1">B</text:span></text:p>
          </text:deletion>
        </text:changed-region>
        <text:changed-region xml:id="ct94409106038192" text:id="ct94409106038192">
          <text:insertion>
            <office:change-info>
              <dc:creator>Julia Ringo</dc:creator>
              <dc:date>2023-10-20T13:42:00</dc:date>
            </office:change-info>
          </text:insertion>
        </text:changed-region>
        <text:changed-region xml:id="ct94409106040112" text:id="ct94409106040112">
          <text:insertion>
            <office:change-info>
              <dc:creator>Julia Ringo</dc:creator>
              <dc:date>2023-10-20T13:42:00</dc:date>
            </office:change-info>
          </text:insertion>
        </text:changed-region>
        <text:changed-region xml:id="ct94409106041632" text:id="ct94409106041632">
          <text:insertion>
            <office:change-info>
              <dc:creator>Julia Ringo</dc:creator>
              <dc:date>2023-10-20T13:42:00</dc:date>
            </office:change-info>
          </text:insertion>
        </text:changed-region>
        <text:changed-region xml:id="ct94409106041872" text:id="ct94409106041872">
          <text:deletion>
            <office:change-info>
              <dc:creator>Julia Ringo</dc:creator>
              <dc:date>2023-10-20T13:42:00</dc:date>
            </office:change-info>
            <text:p text:style-name="Text_20_body"><text:span text:style-name="T1">-</text:span></text:p>
          </text:deletion>
        </text:changed-region>
        <text:changed-region xml:id="ct94409106045008" text:id="ct94409106045008">
          <text:insertion>
            <office:change-info>
              <dc:creator>Julia Ringo</dc:creator>
              <dc:date>2023-10-20T13:43:00</dc:date>
            </office:change-info>
          </text:insertion>
        </text:changed-region>
        <text:changed-region xml:id="ct94409106048832" text:id="ct94409106048832">
          <text:insertion>
            <office:change-info>
              <dc:creator>Julia Ringo</dc:creator>
              <dc:date>2023-10-20T13:43:00</dc:date>
            </office:change-info>
          </text:insertion>
        </text:changed-region>
        <text:changed-region xml:id="ct94409106049072" text:id="ct94409106049072">
          <text:deletion>
            <office:change-info>
              <dc:creator>Julia Ringo</dc:creator>
              <dc:date>2023-10-20T13:43:00</dc:date>
            </office:change-info>
            <text:p text:style-name="Text_20_body"><text:span text:style-name="T1">,</text:span></text:p>
          </text:deletion>
        </text:changed-region>
        <text:changed-region xml:id="ct94409106049632" text:id="ct94409106049632">
          <text:insertion>
            <office:change-info>
              <dc:creator>Julia Ringo</dc:creator>
              <dc:date>2023-10-20T13:43:00</dc:date>
            </office:change-info>
          </text:insertion>
        </text:changed-region>
        <text:changed-region xml:id="ct94409106050112" text:id="ct94409106050112">
          <text:deletion>
            <office:change-info>
              <dc:creator>Julia Ringo</dc:creator>
              <dc:date>2023-10-20T13:43:00</dc:date>
            </office:change-info>
            <text:p text:style-name="Text_20_body"><text:span text:style-name="T1">l</text:span></text:p>
          </text:deletion>
        </text:changed-region>
        <text:changed-region xml:id="ct94409106051408" text:id="ct94409106051408">
          <text:deletion>
            <office:change-info>
              <dc:creator>Julia Ringo</dc:creator>
              <dc:date>2023-10-10T11:08:00</dc:date>
            </office:change-info>
            <text:p text:style-name="Text_20_body"><text:span text:style-name="T1">…</text:span></text:p>
          </text:deletion>
        </text:changed-region>
        <text:changed-region xml:id="ct94409106052768" text:id="ct94409106052768">
          <text:insertion>
            <office:change-info>
              <dc:creator>Julia Ringo</dc:creator>
              <dc:date>2023-10-10T11:08:00</dc:date>
            </office:change-info>
          </text:insertion>
        </text:changed-region>
        <text:changed-region xml:id="ct94409106053088" text:id="ct94409106053088">
          <text:deletion>
            <office:change-info>
              <dc:creator>Julia Ringo</dc:creator>
              <dc:date>2023-10-20T13:43:00</dc:date>
            </office:change-info>
            <text:p text:style-name="Text_20_body"><text:span text:style-name="T1"><text:s/></text:span></text:p>
          </text:deletion>
        </text:changed-region>
        <text:changed-region xml:id="ct94409106054080" text:id="ct94409106054080">
          <text:deletion>
            <office:change-info>
              <dc:creator>Julia Ringo</dc:creator>
              <dc:date>2023-10-10T11:08:00</dc:date>
            </office:change-info>
            <text:p text:style-name="Text_20_body"><text:span text:style-name="T1">…</text:span></text:p>
          </text:deletion>
        </text:changed-region>
        <text:changed-region xml:id="ct94409106055072" text:id="ct94409106055072">
          <text:insertion>
            <office:change-info>
              <dc:creator>Julia Ringo</dc:creator>
              <dc:date>2023-10-10T11:08:00</dc:date>
            </office:change-info>
          </text:insertion>
        </text:changed-region>
        <text:changed-region xml:id="ct94409106058416" text:id="ct94409106058416">
          <text:insertion>
            <office:change-info>
              <dc:creator>Julia Ringo</dc:creator>
              <dc:date>2023-10-20T13:43:00</dc:date>
            </office:change-info>
          </text:insertion>
        </text:changed-region>
        <text:changed-region xml:id="ct94409106058656" text:id="ct94409106058656">
          <text:deletion>
            <office:change-info>
              <dc:creator>Julia Ringo</dc:creator>
              <dc:date>2023-10-05T13:15:00</dc:date>
            </office:change-info>
            <text:p text:style-name="Text_20_body"><text:span text:style-name="T1"><text:s/>— </text:span></text:p>
          </text:deletion>
        </text:changed-region>
        <text:changed-region xml:id="ct94409106058896" text:id="ct94409106058896">
          <text:insertion>
            <office:change-info>
              <dc:creator>Julia Ringo</dc:creator>
              <dc:date>2023-10-05T13:15:00</dc:date>
            </office:change-info>
          </text:insertion>
        </text:changed-region>
        <text:changed-region xml:id="ct94409106060720" text:id="ct94409106060720">
          <text:insertion>
            <office:change-info>
              <dc:creator>Julia Ringo</dc:creator>
              <dc:date>2023-10-20T13:43:00</dc:date>
            </office:change-info>
          </text:insertion>
        </text:changed-region>
        <text:changed-region xml:id="ct94409106060960" text:id="ct94409106060960">
          <text:insertion>
            <office:change-info>
              <dc:creator>Julia Ringo</dc:creator>
              <dc:date>2023-10-20T13:43:00</dc:date>
            </office:change-info>
          </text:insertion>
        </text:changed-region>
        <text:changed-region xml:id="ct94409106061840" text:id="ct94409106061840">
          <text:insertion>
            <office:change-info>
              <dc:creator>Julia Ringo</dc:creator>
              <dc:date>2023-10-20T13:43:00</dc:date>
            </office:change-info>
          </text:insertion>
        </text:changed-region>
        <text:changed-region xml:id="ct94409106062960" text:id="ct94409106062960">
          <text:insertion>
            <office:change-info>
              <dc:creator>Julia Ringo</dc:creator>
              <dc:date>2023-10-20T13:44:00</dc:date>
            </office:change-info>
          </text:insertion>
        </text:changed-region>
        <text:changed-region xml:id="ct94409106063840" text:id="ct94409106063840">
          <text:deletion>
            <office:change-info>
              <dc:creator>Julia Ringo</dc:creator>
              <dc:date>2023-10-05T13:15:00</dc:date>
            </office:change-info>
            <text:p text:style-name="Text_20_body"><text:span text:style-name="T1"><text:s/>— </text:span></text:p>
          </text:deletion>
        </text:changed-region>
        <text:changed-region xml:id="ct94409106064080" text:id="ct94409106064080">
          <text:insertion>
            <office:change-info>
              <dc:creator>Julia Ringo</dc:creator>
              <dc:date>2023-10-05T13:15:00</dc:date>
            </office:change-info>
          </text:insertion>
        </text:changed-region>
        <text:changed-region xml:id="ct94409106065024" text:id="ct94409106065024">
          <text:insertion>
            <office:change-info>
              <dc:creator>Julia Ringo</dc:creator>
              <dc:date>2023-10-20T13:44:00</dc:date>
            </office:change-info>
          </text:insertion>
        </text:changed-region>
        <text:changed-region xml:id="ct94409106065552" text:id="ct94409106065552">
          <text:insertion>
            <office:change-info>
              <dc:creator>Julia Ringo</dc:creator>
              <dc:date>2023-10-20T13:44:00</dc:date>
            </office:change-info>
          </text:insertion>
        </text:changed-region>
        <text:changed-region xml:id="ct94409106065792" text:id="ct94409106065792">
          <text:insertion>
            <office:change-info>
              <dc:creator>Julia Ringo</dc:creator>
              <dc:date>2023-10-20T13:44:00</dc:date>
            </office:change-info>
          </text:insertion>
        </text:changed-region>
        <text:changed-region xml:id="ct94409106066592" text:id="ct94409106066592">
          <text:deletion>
            <office:change-info>
              <dc:creator>Julia Ringo</dc:creator>
              <dc:date>2023-10-05T13:15:00</dc:date>
            </office:change-info>
            <text:p text:style-name="Text_20_body"><text:span text:style-name="T1"><text:s/>— </text:span></text:p>
          </text:deletion>
        </text:changed-region>
        <text:changed-region xml:id="ct94409106067440" text:id="ct94409106067440">
          <text:insertion>
            <office:change-info>
              <dc:creator>Julia Ringo</dc:creator>
              <dc:date>2023-10-05T13:15:00</dc:date>
            </office:change-info>
          </text:insertion>
        </text:changed-region>
        <text:changed-region xml:id="ct94409106068768" text:id="ct94409106068768">
          <text:insertion>
            <office:change-info>
              <dc:creator>Julia Ringo</dc:creator>
              <dc:date>2023-10-20T13:44:00</dc:date>
            </office:change-info>
          </text:insertion>
        </text:changed-region>
        <text:changed-region xml:id="ct94409106073392" text:id="ct94409106073392">
          <text:deletion>
            <office:change-info>
              <dc:creator>Julia Ringo</dc:creator>
              <dc:date>2023-10-20T13:44:00</dc:date>
            </office:change-info>
            <text:p text:style-name="Text_20_body"><text:span text:style-name="T1">up </text:span></text:p>
          </text:deletion>
        </text:changed-region>
        <text:changed-region xml:id="ct94409106081968" text:id="ct94409106081968">
          <text:insertion>
            <office:change-info>
              <dc:creator>Julia Ringo</dc:creator>
              <dc:date>2023-10-20T13:44:00</dc:date>
            </office:change-info>
          </text:insertion>
        </text:changed-region>
        <text:changed-region xml:id="ct94409106082704" text:id="ct94409106082704">
          <text:deletion>
            <office:change-info>
              <dc:creator>Julia Ringo</dc:creator>
              <dc:date>2023-10-20T13:44:00</dc:date>
            </office:change-info>
            <text:p text:style-name="Text_20_body"><text:span text:style-name="T1">. </text:span></text:p>
          </text:deletion>
        </text:changed-region>
        <text:changed-region xml:id="ct94409106082208" text:id="ct94409106082208">
          <text:deletion>
            <office:change-info>
              <dc:creator>Julia Ringo</dc:creator>
              <dc:date>2023-10-10T11:08:00</dc:date>
            </office:change-info>
            <text:p text:style-name="Text_20_body"><text:span text:style-name="T1">…</text:span></text:p>
          </text:deletion>
        </text:changed-region>
        <text:changed-region xml:id="ct94409106084448" text:id="ct94409106084448">
          <text:insertion>
            <office:change-info>
              <dc:creator>Julia Ringo</dc:creator>
              <dc:date>2023-10-10T11:08:00</dc:date>
            </office:change-info>
          </text:insertion>
        </text:changed-region>
        <text:changed-region xml:id="ct94409106085104" text:id="ct94409106085104">
          <text:insertion>
            <office:change-info>
              <dc:creator>Julia Ringo</dc:creator>
              <dc:date>2023-10-20T13:44:00</dc:date>
            </office:change-info>
          </text:insertion>
        </text:changed-region>
        <text:changed-region xml:id="ct94409106086816" text:id="ct94409106086816">
          <text:insertion>
            <office:change-info>
              <dc:creator>Julia Ringo</dc:creator>
              <dc:date>2023-10-20T13:44:00</dc:date>
            </office:change-info>
          </text:insertion>
        </text:changed-region>
        <text:changed-region xml:id="ct94409106083968" text:id="ct94409106083968">
          <text:deletion>
            <office:change-info>
              <dc:creator>Julia Ringo</dc:creator>
              <dc:date>2023-10-20T13:44:00</dc:date>
            </office:change-info>
            <text:p text:style-name="Text_20_body"><text:span text:style-name="T1">,</text:span></text:p>
          </text:deletion>
        </text:changed-region>
        <text:changed-region xml:id="ct94409106084208" text:id="ct94409106084208">
          <text:insertion>
            <office:change-info>
              <dc:creator>Julia Ringo</dc:creator>
              <dc:date>2023-10-20T13:44:00</dc:date>
            </office:change-info>
          </text:insertion>
        </text:changed-region>
        <text:changed-region xml:id="ct94409106088416" text:id="ct94409106088416">
          <text:deletion>
            <office:change-info>
              <dc:creator>Julia Ringo</dc:creator>
              <dc:date>2023-10-20T13:44:00</dc:date>
            </office:change-info>
            <text:p text:style-name="Text_20_body"><text:span text:style-name="T1">w</text:span></text:p>
          </text:deletion>
        </text:changed-region>
        <text:changed-region xml:id="ct94409106088656" text:id="ct94409106088656">
          <text:deletion>
            <office:change-info>
              <dc:creator>Julia Ringo</dc:creator>
              <dc:date>2023-10-20T13:45:00</dc:date>
            </office:change-info>
            <text:p text:style-name="Text_20_body"><text:span text:style-name="T1">30 </text:span></text:p>
          </text:deletion>
        </text:changed-region>
        <text:changed-region xml:id="ct94409106089536" text:id="ct94409106089536">
          <text:insertion>
            <office:change-info>
              <dc:creator>Julia Ringo</dc:creator>
              <dc:date>2023-10-20T13:45:00</dc:date>
            </office:change-info>
          </text:insertion>
        </text:changed-region>
        <text:changed-region xml:id="ct94409106090416" text:id="ct94409106090416">
          <text:insertion>
            <office:change-info>
              <dc:creator>Julia Ringo</dc:creator>
              <dc:date>2023-10-20T13:45:00</dc:date>
            </office:change-info>
          </text:insertion>
        </text:changed-region>
        <text:changed-region xml:id="ct94409106091296" text:id="ct94409106091296">
          <text:insertion>
            <office:change-info>
              <dc:creator>Julia Ringo</dc:creator>
              <dc:date>2023-10-20T13:45:00</dc:date>
            </office:change-info>
          </text:insertion>
        </text:changed-region>
        <text:changed-region xml:id="ct94409106092816" text:id="ct94409106092816">
          <text:deletion>
            <office:change-info>
              <dc:creator>Julia Ringo</dc:creator>
              <dc:date>2023-10-20T13:45:00</dc:date>
            </office:change-info>
            <text:p text:style-name="Text_20_body"><text:span text:style-name="T1">,</text:span></text:p>
          </text:deletion>
        </text:changed-region>
        <text:changed-region xml:id="ct94409106093056" text:id="ct94409106093056">
          <text:insertion>
            <office:change-info>
              <dc:creator>Julia Ringo</dc:creator>
              <dc:date>2023-10-20T13:45:00</dc:date>
            </office:change-info>
          </text:insertion>
        </text:changed-region>
        <text:changed-region xml:id="ct94409106093296" text:id="ct94409106093296">
          <text:deletion>
            <office:change-info>
              <dc:creator>Julia Ringo</dc:creator>
              <dc:date>2023-10-20T13:45:00</dc:date>
            </office:change-info>
            <text:p text:style-name="Text_20_body"><text:span text:style-name="T1">a</text:span></text:p>
          </text:deletion>
        </text:changed-region>
        <text:changed-region xml:id="ct94409106094176" text:id="ct94409106094176">
          <text:insertion>
            <office:change-info>
              <dc:creator>Julia Ringo</dc:creator>
              <dc:date>2023-10-20T13:45:00</dc:date>
            </office:change-info>
          </text:insertion>
        </text:changed-region>
        <text:changed-region xml:id="ct94409106095296" text:id="ct94409106095296">
          <text:deletion>
            <office:change-info>
              <dc:creator>Julia Ringo</dc:creator>
              <dc:date>2023-10-20T13:45:00</dc:date>
            </office:change-info>
            <text:p text:style-name="Text_20_body"><text:span text:style-name="T1">. T</text:span></text:p>
          </text:deletion>
        </text:changed-region>
        <text:changed-region xml:id="ct94409106095056" text:id="ct94409106095056">
          <text:deletion>
            <office:change-info>
              <dc:creator>Julia Ringo</dc:creator>
              <dc:date>2023-10-20T13:45:00</dc:date>
            </office:change-info>
            <text:p text:style-name="Text_20_body"><text:span text:style-name="T1">,</text:span></text:p>
          </text:deletion>
        </text:changed-region>
        <text:changed-region xml:id="ct94409106096176" text:id="ct94409106096176">
          <text:deletion>
            <office:change-info>
              <dc:creator>Julia Ringo</dc:creator>
              <dc:date>2023-10-20T13:45:00</dc:date>
            </office:change-info>
            <text:p text:style-name="Text_20_body"><text:span text:style-name="T1"><text:s/>up</text:span></text:p>
          </text:deletion>
        </text:changed-region>
        <text:changed-region xml:id="ct94409106097568" text:id="ct94409106097568">
          <text:insertion>
            <office:change-info>
              <dc:creator>Julia Ringo</dc:creator>
              <dc:date>2023-10-20T13:46:00</dc:date>
            </office:change-info>
          </text:insertion>
        </text:changed-region>
        <text:changed-region xml:id="ct94409106099936" text:id="ct94409106099936">
          <text:deletion>
            <office:change-info>
              <dc:creator>Julia Ringo</dc:creator>
              <dc:date>2023-10-05T13:15:00</dc:date>
            </office:change-info>
            <text:p text:style-name="Text_20_body"><text:span text:style-name="T1"><text:s/>— </text:span></text:p>
          </text:deletion>
        </text:changed-region>
        <text:changed-region xml:id="ct94409106100528" text:id="ct94409106100528">
          <text:insertion>
            <office:change-info>
              <dc:creator>Julia Ringo</dc:creator>
              <dc:date>2023-10-05T13:15:00</dc:date>
            </office:change-info>
          </text:insertion>
        </text:changed-region>
        <text:changed-region xml:id="ct94409106100768" text:id="ct94409106100768">
          <text:deletion>
            <office:change-info>
              <dc:creator>Julia Ringo</dc:creator>
              <dc:date>2023-10-05T13:15:00</dc:date>
            </office:change-info>
            <text:p text:style-name="Text_20_body"><text:span text:style-name="T1"><text:s/>— </text:span></text:p>
          </text:deletion>
        </text:changed-region>
        <text:changed-region xml:id="ct94409106101008" text:id="ct94409106101008">
          <text:insertion>
            <office:change-info>
              <dc:creator>Julia Ringo</dc:creator>
              <dc:date>2023-10-05T13:15:00</dc:date>
            </office:change-info>
          </text:insertion>
        </text:changed-region>
        <text:changed-region xml:id="ct94409106102688" text:id="ct94409106102688">
          <text:deletion>
            <office:change-info>
              <dc:creator>Julia Ringo</dc:creator>
              <dc:date>2023-10-05T13:15:00</dc:date>
            </office:change-info>
            <text:p text:style-name="Text_20_body"><text:span text:style-name="T1"><text:s/>— </text:span></text:p>
          </text:deletion>
        </text:changed-region>
        <text:changed-region xml:id="ct94409106103568" text:id="ct94409106103568">
          <text:insertion>
            <office:change-info>
              <dc:creator>Julia Ringo</dc:creator>
              <dc:date>2023-10-05T13:15:00</dc:date>
            </office:change-info>
          </text:insertion>
        </text:changed-region>
        <text:changed-region xml:id="ct94409106105024" text:id="ct94409106105024">
          <text:insertion>
            <office:change-info>
              <dc:creator>Julia Ringo</dc:creator>
              <dc:date>2023-10-20T13:47:00</dc:date>
            </office:change-info>
          </text:insertion>
        </text:changed-region>
        <text:changed-region xml:id="ct94409106105904" text:id="ct94409106105904">
          <text:deletion>
            <office:change-info>
              <dc:creator>Julia Ringo</dc:creator>
              <dc:date>2023-10-20T13:48:00</dc:date>
            </office:change-info>
            <text:p text:style-name="Text_20_body"><text:span text:style-name="T1"><text:s/>when she found out about that</text:span></text:p>
          </text:deletion>
        </text:changed-region>
        <text:changed-region xml:id="ct94409106106784" text:id="ct94409106106784">
          <text:insertion>
            <office:change-info>
              <dc:creator>Julia Ringo</dc:creator>
              <dc:date>2023-10-20T13:48:00</dc:date>
            </office:change-info>
          </text:insertion>
        </text:changed-region>
        <text:changed-region xml:id="ct94409106107440" text:id="ct94409106107440">
          <text:format-change>
            <office:change-info>
              <dc:creator>Julia Ringo</dc:creator>
              <dc:date>2023-10-20T13:48:00</dc:date>
            </office:change-info>
          </text:format-change>
        </text:changed-region>
        <text:changed-region xml:id="ct94409106108288" text:id="ct94409106108288">
          <text:insertion>
            <office:change-info>
              <dc:creator>Julia Ringo</dc:creator>
              <dc:date>2023-10-20T13:48:00</dc:date>
            </office:change-info>
          </text:insertion>
        </text:changed-region>
        <text:changed-region xml:id="ct94409106108528" text:id="ct94409106108528">
          <text:deletion>
            <office:change-info>
              <dc:creator>Julia Ringo</dc:creator>
              <dc:date>2023-10-20T13:48:00</dc:date>
            </office:change-info>
            <text:p text:style-name="Text_20_body"><text:span text:style-name="T1">that </text:span></text:p>
          </text:deletion>
        </text:changed-region>
        <text:changed-region xml:id="ct94409106109408" text:id="ct94409106109408">
          <text:insertion>
            <office:change-info>
              <dc:creator>Julia Ringo</dc:creator>
              <dc:date>2023-10-20T13:48:00</dc:date>
            </office:change-info>
          </text:insertion>
        </text:changed-region>
        <text:changed-region xml:id="ct94409106109808" text:id="ct94409106109808">
          <text:deletion>
            <office:change-info>
              <dc:creator>Julia Ringo</dc:creator>
              <dc:date>2023-10-20T13:48:00</dc:date>
            </office:change-info>
            <text:p text:style-name="Text_20_body"><text:span text:style-name="T1">ed</text:span></text:p>
          </text:deletion>
        </text:changed-region>
        <text:changed-region xml:id="ct94409106111472" text:id="ct94409106111472">
          <text:insertion>
            <office:change-info>
              <dc:creator>Julia Ringo</dc:creator>
              <dc:date>2023-10-20T13:48:00</dc:date>
            </office:change-info>
          </text:insertion>
        </text:changed-region>
        <text:changed-region xml:id="ct94409101537456" text:id="ct94409101537456">
          <text:deletion>
            <office:change-info>
              <dc:creator>Julia Ringo</dc:creator>
              <dc:date>2023-10-20T13:48:00</dc:date>
            </office:change-info>
            <text:p text:style-name="Text_20_body"><text:span text:style-name="T1">head </text:span></text:p>
          </text:deletion>
        </text:changed-region>
        <text:changed-region xml:id="ct94409101391040" text:id="ct94409101391040">
          <text:insertion>
            <office:change-info>
              <dc:creator>Julia Ringo</dc:creator>
              <dc:date>2023-10-20T13:48:00</dc:date>
            </office:change-info>
          </text:insertion>
        </text:changed-region>
        <text:changed-region xml:id="ct94409106053584" text:id="ct94409106053584">
          <text:insertion>
            <office:change-info>
              <dc:creator>Julia Ringo</dc:creator>
              <dc:date>2023-10-20T13:48:00</dc:date>
            </office:change-info>
          </text:insertion>
        </text:changed-region>
        <text:changed-region xml:id="ct94409105979184" text:id="ct94409105979184">
          <text:insertion>
            <office:change-info>
              <dc:creator>Julia Ringo</dc:creator>
              <dc:date>2023-10-20T13:49:00</dc:date>
            </office:change-info>
          </text:insertion>
        </text:changed-region>
        <text:changed-region xml:id="ct94409105984640" text:id="ct94409105984640">
          <text:deletion>
            <office:change-info>
              <dc:creator>Julia Ringo</dc:creator>
              <dc:date>2023-10-20T13:49:00</dc:date>
            </office:change-info>
            <text:p text:style-name="Text_20_body"><text:span text:style-name="T1"><text:s/></text:span></text:p>
          </text:deletion>
        </text:changed-region>
        <text:changed-region xml:id="ct94409106079120" text:id="ct94409106079120">
          <text:deletion>
            <office:change-info>
              <dc:creator>Julia Ringo</dc:creator>
              <dc:date>2023-10-10T11:08:00</dc:date>
            </office:change-info>
            <text:p text:style-name="Text_20_body"><text:span text:style-name="T1">…</text:span></text:p>
          </text:deletion>
        </text:changed-region>
        <text:changed-region xml:id="ct94409102041456" text:id="ct94409102041456">
          <text:insertion>
            <office:change-info>
              <dc:creator>Julia Ringo</dc:creator>
              <dc:date>2023-10-10T11:08:00</dc:date>
            </office:change-info>
          </text:insertion>
        </text:changed-region>
        <text:changed-region xml:id="ct94409104851856" text:id="ct94409104851856">
          <text:insertion>
            <office:change-info>
              <dc:creator>Julia Ringo</dc:creator>
              <dc:date>2023-10-20T13:49:00</dc:date>
            </office:change-info>
          </text:insertion>
        </text:changed-region>
        <text:changed-region xml:id="ct94409104852448" text:id="ct94409104852448">
          <text:insertion>
            <office:change-info>
              <dc:creator>Julia Ringo</dc:creator>
              <dc:date>2023-10-20T13:49:00</dc:date>
            </office:change-info>
          </text:insertion>
        </text:changed-region>
        <text:changed-region xml:id="ct94409104852688" text:id="ct94409104852688">
          <text:deletion>
            <office:change-info>
              <dc:creator>Julia Ringo</dc:creator>
              <dc:date>2023-10-20T13:49:00</dc:date>
            </office:change-info>
            <text:p text:style-name="Text_20_body"><text:span text:style-name="T1">-</text:span></text:p>
          </text:deletion>
        </text:changed-region>
        <text:changed-region xml:id="ct94409104853920" text:id="ct94409104853920">
          <text:deletion>
            <office:change-info>
              <dc:creator>Julia Ringo</dc:creator>
              <dc:date>2023-10-05T13:15:00</dc:date>
            </office:change-info>
            <text:p text:style-name="Text_20_body"><text:span text:style-name="T1"><text:s/>— </text:span></text:p>
          </text:deletion>
        </text:changed-region>
        <text:changed-region xml:id="ct94409104854480" text:id="ct94409104854480">
          <text:insertion>
            <office:change-info>
              <dc:creator>Julia Ringo</dc:creator>
              <dc:date>2023-10-05T13:15:00</dc:date>
            </office:change-info>
          </text:insertion>
        </text:changed-region>
        <text:changed-region xml:id="ct94409106121872" text:id="ct94409106121872">
          <text:insertion>
            <office:change-info>
              <dc:creator>Julia Ringo</dc:creator>
              <dc:date>2023-10-20T13:49:00</dc:date>
            </office:change-info>
          </text:insertion>
        </text:changed-region>
        <text:changed-region xml:id="ct94409106122320" text:id="ct94409106122320">
          <text:insertion>
            <office:change-info>
              <dc:creator>Julia Ringo</dc:creator>
              <dc:date>2023-10-20T13:49:00</dc:date>
            </office:change-info>
          </text:insertion>
        </text:changed-region>
        <text:changed-region xml:id="ct94409106122560" text:id="ct94409106122560">
          <text:insertion>
            <office:change-info>
              <dc:creator>Julia Ringo</dc:creator>
              <dc:date>2023-10-20T13:49:00</dc:date>
            </office:change-info>
          </text:insertion>
        </text:changed-region>
        <text:changed-region xml:id="ct94409106124080" text:id="ct94409106124080">
          <text:deletion>
            <office:change-info>
              <dc:creator>Julia Ringo</dc:creator>
              <dc:date>2023-10-05T13:15:00</dc:date>
            </office:change-info>
            <text:p text:style-name="Text_20_body"><text:span text:style-name="T1"><text:s/>— </text:span></text:p>
          </text:deletion>
        </text:changed-region>
        <text:changed-region xml:id="ct94409106124320" text:id="ct94409106124320">
          <text:insertion>
            <office:change-info>
              <dc:creator>Julia Ringo</dc:creator>
              <dc:date>2023-10-05T13:15:00</dc:date>
            </office:change-info>
          </text:insertion>
        </text:changed-region>
        <text:changed-region xml:id="ct94409106124560" text:id="ct94409106124560">
          <text:deletion>
            <office:change-info>
              <dc:creator>Julia Ringo</dc:creator>
              <dc:date>2023-10-05T13:15:00</dc:date>
            </office:change-info>
            <text:p text:style-name="Text_20_body"><text:span text:style-name="T1"><text:s/>— </text:span></text:p>
          </text:deletion>
        </text:changed-region>
        <text:changed-region xml:id="ct94409106125056" text:id="ct94409106125056">
          <text:insertion>
            <office:change-info>
              <dc:creator>Julia Ringo</dc:creator>
              <dc:date>2023-10-05T13:15:00</dc:date>
            </office:change-info>
          </text:insertion>
        </text:changed-region>
        <text:changed-region xml:id="ct94409106126192" text:id="ct94409106126192">
          <text:insertion>
            <office:change-info>
              <dc:creator>Julia Ringo</dc:creator>
              <dc:date>2023-10-20T13:49:00</dc:date>
            </office:change-info>
          </text:insertion>
        </text:changed-region>
        <text:changed-region xml:id="ct94409106127072" text:id="ct94409106127072">
          <text:deletion>
            <office:change-info>
              <dc:creator>Julia Ringo</dc:creator>
              <dc:date>2023-10-10T11:08:00</dc:date>
            </office:change-info>
            <text:p text:style-name="Text_20_body"><text:span text:style-name="T1">…</text:span></text:p>
          </text:deletion>
        </text:changed-region>
        <text:changed-region xml:id="ct94409106127312" text:id="ct94409106127312">
          <text:insertion>
            <office:change-info>
              <dc:creator>Julia Ringo</dc:creator>
              <dc:date>2023-10-10T11:08:00</dc:date>
            </office:change-info>
          </text:insertion>
        </text:changed-region>
        <text:changed-region xml:id="ct94409106127552" text:id="ct94409106127552">
          <text:deletion>
            <office:change-info>
              <dc:creator>Julia Ringo</dc:creator>
              <dc:date>2023-10-20T13:49:00</dc:date>
            </office:change-info>
            <text:p text:style-name="Text_20_body"><text:span text:style-name="T1"><text:s/></text:span></text:p>
          </text:deletion>
        </text:changed-region>
        <text:changed-region xml:id="ct94409106127792" text:id="ct94409106127792">
          <text:insertion>
            <office:change-info>
              <dc:creator>Julia Ringo</dc:creator>
              <dc:date>2023-10-20T13:49:00</dc:date>
            </office:change-info>
          </text:insertion>
        </text:changed-region>
        <text:changed-region xml:id="ct94409106128032" text:id="ct94409106128032">
          <text:deletion>
            <office:change-info>
              <dc:creator>Julia Ringo</dc:creator>
              <dc:date>2023-10-20T13:49:00</dc:date>
            </office:change-info>
            <text:p text:style-name="Text_20_body"><text:span text:style-name="T1">a</text:span></text:p>
          </text:deletion>
        </text:changed-region>
        <text:changed-region xml:id="ct94409106128272" text:id="ct94409106128272">
          <text:deletion>
            <office:change-info>
              <dc:creator>Julia Ringo</dc:creator>
              <dc:date>2023-10-05T13:15:00</dc:date>
            </office:change-info>
            <text:p text:style-name="Text_20_body"><text:span text:style-name="T1"><text:s/>— </text:span></text:p>
          </text:deletion>
        </text:changed-region>
        <text:changed-region xml:id="ct94409106128848" text:id="ct94409106128848">
          <text:insertion>
            <office:change-info>
              <dc:creator>Julia Ringo</dc:creator>
              <dc:date>2023-10-05T13:15:00</dc:date>
            </office:change-info>
          </text:insertion>
        </text:changed-region>
        <text:changed-region xml:id="ct94409106129568" text:id="ct94409106129568">
          <text:deletion>
            <office:change-info>
              <dc:creator>Julia Ringo</dc:creator>
              <dc:date>2023-10-05T13:15:00</dc:date>
            </office:change-info>
            <text:p text:style-name="Text_20_body"><text:span text:style-name="T1"><text:s/>— </text:span></text:p>
          </text:deletion>
        </text:changed-region>
        <text:changed-region xml:id="ct94409106130560" text:id="ct94409106130560">
          <text:insertion>
            <office:change-info>
              <dc:creator>Julia Ringo</dc:creator>
              <dc:date>2023-10-05T13:15:00</dc:date>
            </office:change-info>
          </text:insertion>
        </text:changed-region>
        <text:changed-region xml:id="ct94409106132096" text:id="ct94409106132096">
          <text:insertion>
            <office:change-info>
              <dc:creator>Julia Ringo</dc:creator>
              <dc:date>2023-10-20T13:50:00</dc:date>
            </office:change-info>
          </text:insertion>
        </text:changed-region>
        <text:changed-region xml:id="ct94409106133920" text:id="ct94409106133920">
          <text:format-change>
            <office:change-info>
              <dc:creator>Julia Ringo</dc:creator>
              <dc:date>2023-10-20T13:50:00</dc:date>
            </office:change-info>
          </text:format-change>
        </text:changed-region>
        <text:changed-region xml:id="ct94409103098816" text:id="ct94409103098816">
          <text:deletion>
            <office:change-info>
              <dc:creator>Julia Ringo</dc:creator>
              <dc:date>2023-10-20T13:50:00</dc:date>
            </office:change-info>
            <text:p text:style-name="Text_20_body"><text:span text:style-name="T1">just </text:span></text:p>
          </text:deletion>
        </text:changed-region>
        <text:changed-region xml:id="ct94409102501008" text:id="ct94409102501008">
          <text:deletion>
            <office:change-info>
              <dc:creator>Julia Ringo</dc:creator>
              <dc:date>2023-10-05T13:15:00</dc:date>
            </office:change-info>
            <text:p text:style-name="Text_20_body"><text:span text:style-name="T1"><text:s/>— </text:span></text:p>
          </text:deletion>
        </text:changed-region>
        <text:changed-region xml:id="ct94409102792944" text:id="ct94409102792944">
          <text:insertion>
            <office:change-info>
              <dc:creator>Julia Ringo</dc:creator>
              <dc:date>2023-10-05T13:15:00</dc:date>
            </office:change-info>
          </text:insertion>
        </text:changed-region>
        <text:changed-region xml:id="ct94409106137632" text:id="ct94409106137632">
          <text:insertion>
            <office:change-info>
              <dc:creator>Julia Ringo</dc:creator>
              <dc:date>2023-10-20T13:50:00</dc:date>
            </office:change-info>
          </text:insertion>
        </text:changed-region>
        <text:changed-region xml:id="ct94409106139360" text:id="ct94409106139360">
          <text:deletion>
            <office:change-info>
              <dc:creator>Julia Ringo</dc:creator>
              <dc:date>2023-10-20T13:50:00</dc:date>
            </office:change-info>
            <text:p text:style-name="Text_20_body"><text:span text:style-name="T1"><text:s/></text:span></text:p>
          </text:deletion>
        </text:changed-region>
        <text:changed-region xml:id="ct94409106139600" text:id="ct94409106139600">
          <text:deletion>
            <office:change-info>
              <dc:creator>Julia Ringo</dc:creator>
              <dc:date>2023-10-20T13:50:00</dc:date>
            </office:change-info>
            <text:p text:style-name="Text_20_body"><text:span text:style-name="T1">in the process of </text:span></text:p>
          </text:deletion>
        </text:changed-region>
        <text:changed-region xml:id="ct94409102814336" text:id="ct94409102814336">
          <text:deletion>
            <office:change-info>
              <dc:creator>Julia Ringo</dc:creator>
              <dc:date>2023-10-05T13:15:00</dc:date>
            </office:change-info>
            <text:p text:style-name="Text_20_body"><text:span text:style-name="T1"><text:s/>— </text:span></text:p>
          </text:deletion>
        </text:changed-region>
        <text:changed-region xml:id="ct94409102813968" text:id="ct94409102813968">
          <text:insertion>
            <office:change-info>
              <dc:creator>Julia Ringo</dc:creator>
              <dc:date>2023-10-05T13:15:00</dc:date>
            </office:change-info>
          </text:insertion>
        </text:changed-region>
        <text:changed-region xml:id="ct94409106143664" text:id="ct94409106143664">
          <text:insertion>
            <office:change-info>
              <dc:creator>Julia Ringo</dc:creator>
              <dc:date>2023-10-20T13:51:00</dc:date>
            </office:change-info>
          </text:insertion>
        </text:changed-region>
        <text:changed-region xml:id="ct94409106143904" text:id="ct94409106143904">
          <text:deletion>
            <office:change-info>
              <dc:creator>Julia Ringo</dc:creator>
              <dc:date>2023-10-20T13:51:00</dc:date>
            </office:change-info>
            <text:p text:style-name="Text_20_body"><text:span text:style-name="T1">H</text:span></text:p>
          </text:deletion>
        </text:changed-region>
        <text:changed-region xml:id="ct94409106145136" text:id="ct94409106145136">
          <text:insertion>
            <office:change-info>
              <dc:creator>Julia Ringo</dc:creator>
              <dc:date>2023-10-20T13:51:00</dc:date>
            </office:change-info>
          </text:insertion>
        </text:changed-region>
        <text:changed-region xml:id="ct94409106145376" text:id="ct94409106145376">
          <text:deletion>
            <office:change-info>
              <dc:creator>Julia Ringo</dc:creator>
              <dc:date>2023-10-20T13:51:00</dc:date>
            </office:change-info>
            <text:p text:style-name="Text_20_body"><text:span text:style-name="T1"><text:s/>that had</text:span></text:p>
          </text:deletion>
        </text:changed-region>
        <text:changed-region xml:id="ct94409106147104" text:id="ct94409106147104">
          <text:insertion>
            <office:change-info>
              <dc:creator>Julia Ringo</dc:creator>
              <dc:date>2023-10-20T13:51:00</dc:date>
            </office:change-info>
          </text:insertion>
        </text:changed-region>
        <text:changed-region xml:id="ct94409106147344" text:id="ct94409106147344">
          <text:insertion>
            <office:change-info>
              <dc:creator>Julia Ringo</dc:creator>
              <dc:date>2023-10-20T13:51:00</dc:date>
            </office:change-info>
          </text:insertion>
        </text:changed-region>
        <text:changed-region xml:id="ct94409106147584" text:id="ct94409106147584">
          <text:deletion>
            <office:change-info>
              <dc:creator>Julia Ringo</dc:creator>
              <dc:date>2023-10-20T13:51:00</dc:date>
            </office:change-info>
            <text:p text:style-name="Text_20_body"><text:span text:style-name="T1">T</text:span></text:p>
          </text:deletion>
        </text:changed-region>
        <text:changed-region xml:id="ct94409106148464" text:id="ct94409106148464">
          <text:insertion>
            <office:change-info>
              <dc:creator>Julia Ringo</dc:creator>
              <dc:date>2023-10-20T13:51:00</dc:date>
            </office:change-info>
          </text:insertion>
        </text:changed-region>
        <text:changed-region xml:id="ct94409106148704" text:id="ct94409106148704">
          <text:deletion>
            <office:change-info>
              <dc:creator>Julia Ringo</dc:creator>
              <dc:date>2023-10-20T13:51:00</dc:date>
            </office:change-info>
            <text:p text:style-name="Text_20_body"><text:span text:style-name="T1">,</text:span></text:p>
          </text:deletion>
        </text:changed-region>
        <text:changed-region xml:id="ct94409106148944" text:id="ct94409106148944">
          <text:insertion>
            <office:change-info>
              <dc:creator>Julia Ringo</dc:creator>
              <dc:date>2023-10-20T13:51:00</dc:date>
            </office:change-info>
          </text:insertion>
        </text:changed-region>
        <text:changed-region xml:id="ct94409106149824" text:id="ct94409106149824">
          <text:insertion>
            <office:change-info>
              <dc:creator>Julia Ringo</dc:creator>
              <dc:date>2023-10-20T14:16:00</dc:date>
            </office:change-info>
          </text:insertion>
        </text:changed-region>
        <text:changed-region xml:id="ct94409106150064" text:id="ct94409106150064">
          <text:deletion>
            <office:change-info>
              <dc:creator>Julia Ringo</dc:creator>
              <dc:date>2023-10-20T14:16:00</dc:date>
            </office:change-info>
            <text:p text:style-name="Text_20_body"><text:span text:style-name="T1"><text:s/>and </text:span></text:p>
          </text:deletion>
        </text:changed-region>
        <text:changed-region xml:id="ct94409106150704" text:id="ct94409106150704">
          <text:insertion>
            <office:change-info>
              <dc:creator>Julia Ringo</dc:creator>
              <dc:date>2023-10-20T14:16:00</dc:date>
            </office:change-info>
          </text:insertion>
        </text:changed-region>
        <text:changed-region xml:id="ct94409106152368" text:id="ct94409106152368">
          <text:deletion>
            <office:change-info>
              <dc:creator>Julia Ringo</dc:creator>
              <dc:date>2023-10-05T13:15:00</dc:date>
            </office:change-info>
            <text:p text:style-name="Text_20_body"><text:span text:style-name="T1"><text:s/>— </text:span></text:p>
          </text:deletion>
        </text:changed-region>
        <text:changed-region xml:id="ct94409106153344" text:id="ct94409106153344">
          <text:insertion>
            <office:change-info>
              <dc:creator>Julia Ringo</dc:creator>
              <dc:date>2023-10-05T13:15:00</dc:date>
            </office:change-info>
          </text:insertion>
        </text:changed-region>
        <text:changed-region xml:id="ct94409106153584" text:id="ct94409106153584">
          <text:insertion>
            <office:change-info>
              <dc:creator>Julia Ringo</dc:creator>
              <dc:date>2023-10-20T14:16:00</dc:date>
            </office:change-info>
          </text:insertion>
        </text:changed-region>
        <text:changed-region xml:id="ct94409106153824" text:id="ct94409106153824">
          <text:deletion>
            <office:change-info>
              <dc:creator>Julia Ringo</dc:creator>
              <dc:date>2023-10-20T14:16:00</dc:date>
            </office:change-info>
            <text:p text:style-name="Text_20_body"><text:span text:style-name="T1">H</text:span></text:p>
          </text:deletion>
        </text:changed-region>
        <text:changed-region xml:id="ct94409102143584" text:id="ct94409102143584">
          <text:insertion>
            <office:change-info>
              <dc:creator>Julia Ringo</dc:creator>
              <dc:date>2023-10-20T14:17:00</dc:date>
            </office:change-info>
          </text:insertion>
        </text:changed-region>
        <text:changed-region xml:id="ct94409106155808" text:id="ct94409106155808">
          <text:insertion>
            <office:change-info>
              <dc:creator>Julia Ringo</dc:creator>
              <dc:date>2023-10-20T14:17:00</dc:date>
            </office:change-info>
          </text:insertion>
        </text:changed-region>
        <text:changed-region xml:id="ct94409106137312" text:id="ct94409106137312">
          <text:insertion>
            <office:change-info>
              <dc:creator>Julia Ringo</dc:creator>
              <dc:date>2023-10-20T14:18:00</dc:date>
            </office:change-info>
          </text:insertion>
        </text:changed-region>
        <text:changed-region xml:id="ct94409106160544" text:id="ct94409106160544">
          <text:insertion>
            <office:change-info>
              <dc:creator>Julia Ringo</dc:creator>
              <dc:date>2023-10-20T14:18:00</dc:date>
            </office:change-info>
          </text:insertion>
        </text:changed-region>
        <text:changed-region xml:id="ct94409106162688" text:id="ct94409106162688">
          <text:insertion>
            <office:change-info>
              <dc:creator>Julia Ringo</dc:creator>
              <dc:date>2023-10-20T14:18:00</dc:date>
            </office:change-info>
          </text:insertion>
        </text:changed-region>
        <text:changed-region xml:id="ct94409106164240" text:id="ct94409106164240">
          <text:insertion>
            <office:change-info>
              <dc:creator>Julia Ringo</dc:creator>
              <dc:date>2023-10-20T14:18:00</dc:date>
            </office:change-info>
          </text:insertion>
        </text:changed-region>
        <text:changed-region xml:id="ct94409106165008" text:id="ct94409106165008">
          <text:insertion>
            <office:change-info>
              <dc:creator>Julia Ringo</dc:creator>
              <dc:date>2023-10-20T14:18:00</dc:date>
            </office:change-info>
          </text:insertion>
        </text:changed-region>
        <text:changed-region xml:id="ct94409106165248" text:id="ct94409106165248">
          <text:deletion>
            <office:change-info>
              <dc:creator>Julia Ringo</dc:creator>
              <dc:date>2023-10-20T14:18:00</dc:date>
            </office:change-info>
            <text:p text:style-name="Text_20_body"><text:span text:style-name="T1"><text:s/></text:span></text:p>
          </text:deletion>
        </text:changed-region>
        <text:changed-region xml:id="ct94409106166528" text:id="ct94409106166528">
          <text:deletion>
            <office:change-info>
              <dc:creator>Julia Ringo</dc:creator>
              <dc:date>2023-10-20T14:18:00</dc:date>
            </office:change-info>
            <text:p text:style-name="Text_20_body"><text:span text:style-name="T1">Captain </text:span></text:p>
          </text:deletion>
        </text:changed-region>
        <text:changed-region xml:id="ct94409100906320" text:id="ct94409100906320">
          <text:deletion>
            <office:change-info>
              <dc:creator>Julia Ringo</dc:creator>
              <dc:date>2023-10-20T14:18:00</dc:date>
            </office:change-info>
            <text:p text:style-name="Text_20_body"><text:span text:style-name="T1">e</text:span></text:p>
          </text:deletion>
        </text:changed-region>
        <text:changed-region xml:id="ct94409106160784" text:id="ct94409106160784">
          <text:insertion>
            <office:change-info>
              <dc:creator>Julia Ringo</dc:creator>
              <dc:date>2023-10-20T14:18:00</dc:date>
            </office:change-info>
          </text:insertion>
        </text:changed-region>
        <text:changed-region xml:id="ct94409106154496" text:id="ct94409106154496">
          <text:insertion>
            <office:change-info>
              <dc:creator>Julia Ringo</dc:creator>
              <dc:date>2023-10-20T14:19:00</dc:date>
            </office:change-info>
          </text:insertion>
        </text:changed-region>
        <text:changed-region xml:id="ct94409100906688" text:id="ct94409100906688">
          <text:deletion>
            <office:change-info>
              <dc:creator>Julia Ringo</dc:creator>
              <dc:date>2023-10-20T14:19:00</dc:date>
            </office:change-info>
            <text:p text:style-name="Text_20_body"><text:span text:style-name="T1">D</text:span></text:p>
          </text:deletion>
        </text:changed-region>
        <text:changed-region xml:id="ct94409106172768" text:id="ct94409106172768">
          <text:insertion>
            <office:change-info>
              <dc:creator>Julia Ringo</dc:creator>
              <dc:date>2023-10-20T14:19:00</dc:date>
            </office:change-info>
          </text:insertion>
        </text:changed-region>
        <text:changed-region xml:id="ct94409106173008" text:id="ct94409106173008">
          <text:deletion>
            <office:change-info>
              <dc:creator>Julia Ringo</dc:creator>
              <dc:date>2023-10-20T14:19:00</dc:date>
            </office:change-info>
            <text:p text:style-name="Text_20_body"><text:span text:style-name="T1">B</text:span></text:p>
          </text:deletion>
        </text:changed-region>
        <text:changed-region xml:id="ct94409106173888" text:id="ct94409106173888">
          <text:insertion>
            <office:change-info>
              <dc:creator>Julia Ringo</dc:creator>
              <dc:date>2023-10-20T14:19:00</dc:date>
            </office:change-info>
          </text:insertion>
        </text:changed-region>
        <text:changed-region xml:id="ct94409106174128" text:id="ct94409106174128">
          <text:deletion>
            <office:change-info>
              <dc:creator>Julia Ringo</dc:creator>
              <dc:date>2023-10-20T14:19:00</dc:date>
            </office:change-info>
            <text:p text:style-name="Text_20_body"><text:span text:style-name="T1">C</text:span></text:p>
          </text:deletion>
        </text:changed-region>
        <text:changed-region xml:id="ct94409106175648" text:id="ct94409106175648">
          <text:insertion>
            <office:change-info>
              <dc:creator>Julia Ringo</dc:creator>
              <dc:date>2023-10-20T14:19:00</dc:date>
            </office:change-info>
          </text:insertion>
        </text:changed-region>
        <text:changed-region xml:id="ct94409106176528" text:id="ct94409106176528">
          <text:insertion>
            <office:change-info>
              <dc:creator>Julia Ringo</dc:creator>
              <dc:date>2023-10-20T14:19:00</dc:date>
            </office:change-info>
          </text:insertion>
        </text:changed-region>
        <text:changed-region xml:id="ct94409106176768" text:id="ct94409106176768">
          <text:insertion>
            <office:change-info>
              <dc:creator>Julia Ringo</dc:creator>
              <dc:date>2023-10-20T14:19:00</dc:date>
            </office:change-info>
          </text:insertion>
        </text:changed-region>
        <text:changed-region xml:id="ct94409106177008" text:id="ct94409106177008">
          <text:insertion>
            <office:change-info>
              <dc:creator>Julia Ringo</dc:creator>
              <dc:date>2023-10-20T14:19:00</dc:date>
            </office:change-info>
          </text:insertion>
        </text:changed-region>
        <text:changed-region xml:id="ct94409106177888" text:id="ct94409106177888">
          <text:insertion>
            <office:change-info>
              <dc:creator>Julia Ringo</dc:creator>
              <dc:date>2023-10-20T14:19:00</dc:date>
            </office:change-info>
          </text:insertion>
        </text:changed-region>
        <text:changed-region xml:id="ct94409106178128" text:id="ct94409106178128">
          <text:deletion>
            <office:change-info>
              <dc:creator>Julia Ringo</dc:creator>
              <dc:date>2023-10-20T14:19:00</dc:date>
            </office:change-info>
            <text:p text:style-name="Text_20_body"><text:span text:style-name="T1">,</text:span></text:p>
          </text:deletion>
        </text:changed-region>
        <text:changed-region xml:id="ct94409106178368" text:id="ct94409106178368">
          <text:insertion>
            <office:change-info>
              <dc:creator>Julia Ringo</dc:creator>
              <dc:date>2023-10-20T14:19:00</dc:date>
            </office:change-info>
          </text:insertion>
        </text:changed-region>
        <text:changed-region xml:id="ct94409106178608" text:id="ct94409106178608">
          <text:deletion>
            <office:change-info>
              <dc:creator>Julia Ringo</dc:creator>
              <dc:date>2023-10-20T14:19:00</dc:date>
            </office:change-info>
            <text:p text:style-name="Text_20_body"><text:span text:style-name="T1">w</text:span></text:p>
          </text:deletion>
        </text:changed-region>
        <text:changed-region xml:id="ct94409106178848" text:id="ct94409106178848">
          <text:insertion>
            <office:change-info>
              <dc:creator>Julia Ringo</dc:creator>
              <dc:date>2023-10-20T14:20:00</dc:date>
            </office:change-info>
          </text:insertion>
        </text:changed-region>
        <text:changed-region xml:id="ct94409106179088" text:id="ct94409106179088">
          <text:insertion>
            <office:change-info>
              <dc:creator>Julia Ringo</dc:creator>
              <dc:date>2023-10-20T14:20:00</dc:date>
            </office:change-info>
          </text:insertion>
        </text:changed-region>
        <text:changed-region xml:id="ct94409106181248" text:id="ct94409106181248">
          <text:deletion>
            <office:change-info>
              <dc:creator>Julia Ringo</dc:creator>
              <dc:date>2023-10-20T14:20:00</dc:date>
            </office:change-info>
            <text:p text:style-name="Text_20_body"><text:span text:style-name="T1">,</text:span></text:p>
          </text:deletion>
        </text:changed-region>
        <text:changed-region xml:id="ct94409106181488" text:id="ct94409106181488">
          <text:insertion>
            <office:change-info>
              <dc:creator>Julia Ringo</dc:creator>
              <dc:date>2023-10-20T14:20:00</dc:date>
            </office:change-info>
          </text:insertion>
        </text:changed-region>
        <text:changed-region xml:id="ct94409106181728" text:id="ct94409106181728">
          <text:deletion>
            <office:change-info>
              <dc:creator>Julia Ringo</dc:creator>
              <dc:date>2023-10-20T14:20:00</dc:date>
            </office:change-info>
            <text:p text:style-name="Text_20_body"><text:span text:style-name="T1">a</text:span></text:p>
          </text:deletion>
        </text:changed-region>
        <text:changed-region xml:id="ct94409106182608" text:id="ct94409106182608">
          <text:deletion>
            <office:change-info>
              <dc:creator>Julia Ringo</dc:creator>
              <dc:date>2023-10-20T14:20:00</dc:date>
            </office:change-info>
            <text:p text:style-name="Text_20_body"><text:span text:style-name="T1">but prep</text:span></text:p>
          </text:deletion>
        </text:changed-region>
        <text:changed-region xml:id="ct94409106182848" text:id="ct94409106182848">
          <text:insertion>
            <office:change-info>
              <dc:creator>Julia Ringo</dc:creator>
              <dc:date>2023-10-20T14:20:00</dc:date>
            </office:change-info>
          </text:insertion>
        </text:changed-region>
        <text:changed-region xml:id="ct94409106183504" text:id="ct94409106183504">
          <text:insertion>
            <office:change-info>
              <dc:creator>Julia Ringo</dc:creator>
              <dc:date>2023-10-20T14:20:00</dc:date>
            </office:change-info>
          </text:insertion>
        </text:changed-region>
        <text:changed-region xml:id="ct94409106185744" text:id="ct94409106185744">
          <text:deletion>
            <office:change-info>
              <dc:creator>Julia Ringo</dc:creator>
              <dc:date>2023-10-20T14:21:00</dc:date>
            </office:change-info>
            <text:p text:style-name="Text_20_body"><text:span text:style-name="T1">up-and-down </text:span></text:p>
          </text:deletion>
        </text:changed-region>
        <text:changed-region xml:id="ct94409106186624" text:id="ct94409106186624">
          <text:insertion>
            <office:change-info>
              <dc:creator>Julia Ringo</dc:creator>
              <dc:date>2023-10-20T14:21:00</dc:date>
            </office:change-info>
          </text:insertion>
        </text:changed-region>
        <text:changed-region xml:id="ct94409106186944" text:id="ct94409106186944">
          <text:deletion>
            <office:change-info>
              <dc:creator>Julia Ringo</dc:creator>
              <dc:date>2023-10-10T11:08:00</dc:date>
            </office:change-info>
            <text:p text:style-name="Text_20_body"><text:span text:style-name="T1">…</text:span></text:p>
          </text:deletion>
        </text:changed-region>
        <text:changed-region xml:id="ct94409106187664" text:id="ct94409106187664">
          <text:insertion>
            <office:change-info>
              <dc:creator>Julia Ringo</dc:creator>
              <dc:date>2023-10-10T11:08:00</dc:date>
            </office:change-info>
          </text:insertion>
        </text:changed-region>
        <text:changed-region xml:id="ct94409106190416" text:id="ct94409106190416">
          <text:insertion>
            <office:change-info>
              <dc:creator>Julia Ringo</dc:creator>
              <dc:date>2023-10-20T14:21:00</dc:date>
            </office:change-info>
          </text:insertion>
        </text:changed-region>
        <text:changed-region xml:id="ct94409106193712" text:id="ct94409106193712">
          <text:deletion>
            <office:change-info>
              <dc:creator>Julia Ringo</dc:creator>
              <dc:date>2023-10-20T14:23:00</dc:date>
            </office:change-info>
            <text:p text:style-name="First_20_Paragraph"><text:span text:style-name="T1">an </text:span></text:p>
          </text:deletion>
        </text:changed-region>
        <text:changed-region xml:id="ct94409106195520" text:id="ct94409106195520">
          <text:insertion>
            <office:change-info>
              <dc:creator>Julia Ringo</dc:creator>
              <dc:date>2023-10-20T14:24:00</dc:date>
            </office:change-info>
          </text:insertion>
        </text:changed-region>
        <text:changed-region xml:id="ct94409106198688" text:id="ct94409106198688">
          <text:deletion>
            <office:change-info>
              <dc:creator>Julia Ringo</dc:creator>
              <dc:date>2023-10-20T14:24:00</dc:date>
            </office:change-info>
            <text:p text:style-name="Text_20_body"><text:span text:style-name="T1"><text:s/>for it</text:span></text:p>
          </text:deletion>
        </text:changed-region>
        <text:changed-region xml:id="ct94409100504480" text:id="ct94409100504480">
          <text:insertion>
            <office:change-info>
              <dc:creator>Julia Ringo</dc:creator>
              <dc:date>2023-10-20T14:24:00</dc:date>
            </office:change-info>
          </text:insertion>
        </text:changed-region>
        <text:changed-region xml:id="ct94409106200976" text:id="ct94409106200976">
          <text:deletion>
            <office:change-info>
              <dc:creator>Julia Ringo</dc:creator>
              <dc:date>2023-10-20T14:24:00</dc:date>
            </office:change-info>
            <text:p text:style-name="Text_20_body"><text:span text:style-name="T1">o</text:span></text:p>
          </text:deletion>
        </text:changed-region>
        <text:changed-region xml:id="ct94409106201216" text:id="ct94409106201216">
          <text:deletion>
            <office:change-info>
              <dc:creator>Julia Ringo</dc:creator>
              <dc:date>2023-10-20T14:24:00</dc:date>
            </office:change-info>
            <text:p text:style-name="Text_20_body"><text:span text:style-name="T1">busied </text:span></text:p>
          </text:deletion>
        </text:changed-region>
        <text:changed-region xml:id="ct94409106201456" text:id="ct94409106201456">
          <text:insertion>
            <office:change-info>
              <dc:creator>Julia Ringo</dc:creator>
              <dc:date>2023-10-20T14:24:00</dc:date>
            </office:change-info>
          </text:insertion>
        </text:changed-region>
        <text:changed-region xml:id="ct94409106201696" text:id="ct94409106201696">
          <text:deletion>
            <office:change-info>
              <dc:creator>Julia Ringo</dc:creator>
              <dc:date>2023-10-20T14:24:00</dc:date>
            </office:change-info>
            <text:p text:style-name="Text_20_body"><text:span text:style-name="T1">for things that</text:span></text:p>
          </text:deletion>
        </text:changed-region>
        <text:changed-region xml:id="ct94409106201936" text:id="ct94409106201936">
          <text:insertion>
            <office:change-info>
              <dc:creator>Julia Ringo</dc:creator>
              <dc:date>2023-10-20T14:24:00</dc:date>
            </office:change-info>
          </text:insertion>
        </text:changed-region>
        <text:changed-region xml:id="ct94409106195760" text:id="ct94409106195760">
          <text:deletion>
            <office:change-info>
              <dc:creator>Julia Ringo</dc:creator>
              <dc:date>2023-10-20T14:25:00</dc:date>
            </office:change-info>
            <text:p text:style-name="Text_20_body"><text:span text:style-name="T1">full </text:span></text:p>
          </text:deletion>
        </text:changed-region>
        <text:changed-region xml:id="ct94409106205168" text:id="ct94409106205168">
          <text:deletion>
            <office:change-info>
              <dc:creator>Julia Ringo</dc:creator>
              <dc:date>2023-10-05T13:15:00</dc:date>
            </office:change-info>
            <text:p text:style-name="Text_20_body"><text:span text:style-name="T1"><text:s/>— </text:span></text:p>
          </text:deletion>
        </text:changed-region>
        <text:changed-region xml:id="ct94409106206400" text:id="ct94409106206400">
          <text:insertion>
            <office:change-info>
              <dc:creator>Julia Ringo</dc:creator>
              <dc:date>2023-10-05T13:15:00</dc:date>
            </office:change-info>
          </text:insertion>
        </text:changed-region>
        <text:changed-region xml:id="ct94409106206640" text:id="ct94409106206640">
          <text:deletion>
            <office:change-info>
              <dc:creator>Julia Ringo</dc:creator>
              <dc:date>2023-10-05T13:15:00</dc:date>
            </office:change-info>
            <text:p text:style-name="Text_20_body"><text:span text:style-name="T1"><text:s/>— </text:span></text:p>
          </text:deletion>
        </text:changed-region>
        <text:changed-region xml:id="ct94409106206880" text:id="ct94409106206880">
          <text:insertion>
            <office:change-info>
              <dc:creator>Julia Ringo</dc:creator>
              <dc:date>2023-10-05T13:15:00</dc:date>
            </office:change-info>
          </text:insertion>
        </text:changed-region>
        <text:changed-region xml:id="ct94409099821120" text:id="ct94409099821120">
          <text:insertion>
            <office:change-info>
              <dc:creator>Julia Ringo</dc:creator>
              <dc:date>2023-10-20T14:26:00</dc:date>
            </office:change-info>
          </text:insertion>
        </text:changed-region>
        <text:changed-region xml:id="ct94409099822032" text:id="ct94409099822032">
          <text:deletion>
            <office:change-info>
              <dc:creator>Julia Ringo</dc:creator>
              <dc:date>2023-10-05T13:15:00</dc:date>
            </office:change-info>
            <text:p text:style-name="Text_20_body"><text:span text:style-name="T1"><text:s/>— </text:span></text:p>
          </text:deletion>
        </text:changed-region>
        <text:changed-region xml:id="ct94409106208544" text:id="ct94409106208544">
          <text:insertion>
            <office:change-info>
              <dc:creator>Julia Ringo</dc:creator>
              <dc:date>2023-10-05T13:15:00</dc:date>
            </office:change-info>
          </text:insertion>
        </text:changed-region>
        <text:changed-region xml:id="ct94409106212928" text:id="ct94409106212928">
          <text:insertion>
            <office:change-info>
              <dc:creator>Julia Ringo</dc:creator>
              <dc:date>2023-10-20T14:25:00</dc:date>
            </office:change-info>
          </text:insertion>
        </text:changed-region>
        <text:changed-region xml:id="ct94409106212096" text:id="ct94409106212096">
          <text:deletion>
            <office:change-info>
              <dc:creator>Julia Ringo</dc:creator>
              <dc:date>2023-10-05T13:15:00</dc:date>
            </office:change-info>
            <text:p text:style-name="Text_20_body"><text:span text:style-name="T1"><text:s/>— </text:span></text:p>
          </text:deletion>
        </text:changed-region>
        <text:changed-region xml:id="ct94409106213328" text:id="ct94409106213328">
          <text:insertion>
            <office:change-info>
              <dc:creator>Julia Ringo</dc:creator>
              <dc:date>2023-10-05T13:15:00</dc:date>
            </office:change-info>
          </text:insertion>
        </text:changed-region>
        <text:changed-region xml:id="ct94409106213744" text:id="ct94409106213744">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409106217616" text:id="ct94409106217616">
          <text:insertion>
            <office:change-info>
              <dc:creator>Julia Ringo</dc:creator>
              <dc:date>2023-10-20T14:26:00</dc:date>
            </office:change-info>
          </text:insertion>
        </text:changed-region>
        <text:changed-region xml:id="ct94409106215360" text:id="ct94409106215360">
          <text:deletion>
            <office:change-info>
              <dc:creator>Julia Ringo</dc:creator>
              <dc:date>2023-10-20T14:26:00</dc:date>
            </office:change-info>
            <text:p text:style-name="Text_20_body"><text:span text:style-name="T1"><text:s/>by the crew</text:span></text:p>
          </text:deletion>
        </text:changed-region>
        <text:changed-region xml:id="ct94409100324464" text:id="ct94409100324464">
          <text:deletion>
            <office:change-info>
              <dc:creator>Julia Ringo</dc:creator>
              <dc:date>2023-10-20T14:26:00</dc:date>
            </office:change-info>
            <text:p text:style-name="Text_20_body"><text:span text:style-name="T1"><text:s/>to Captain Percy</text:span></text:p>
          </text:deletion>
        </text:changed-region>
        <text:changed-region xml:id="ct94409106210624" text:id="ct94409106210624">
          <text:insertion>
            <office:change-info>
              <dc:creator>Julia Ringo</dc:creator>
              <dc:date>2023-10-20T14:26:00</dc:date>
            </office:change-info>
          </text:insertion>
        </text:changed-region>
        <text:changed-region xml:id="ct94409099824432" text:id="ct94409099824432">
          <text:insertion>
            <office:change-info>
              <dc:creator>Julia Ringo</dc:creator>
              <dc:date>2023-10-20T14:26:00</dc:date>
            </office:change-info>
          </text:insertion>
        </text:changed-region>
        <text:changed-region xml:id="ct94409106226368" text:id="ct94409106226368">
          <text:insertion>
            <office:change-info>
              <dc:creator>Julia Ringo</dc:creator>
              <dc:date>2023-10-20T14:27:00</dc:date>
            </office:change-info>
          </text:insertion>
        </text:changed-region>
        <text:changed-region xml:id="ct94409106226608" text:id="ct94409106226608">
          <text:deletion>
            <office:change-info>
              <dc:creator>Julia Ringo</dc:creator>
              <dc:date>2023-10-20T14:27:00</dc:date>
            </office:change-info>
            <text:p text:style-name="Text_20_body"><text:span text:style-name="T1">they could take on </text:span></text:p>
          </text:deletion>
        </text:changed-region>
        <text:changed-region xml:id="ct94409106228128" text:id="ct94409106228128">
          <text:deletion>
            <office:change-info>
              <dc:creator>Julia Ringo</dc:creator>
              <dc:date>2023-10-20T14:27:00</dc:date>
            </office:change-info>
            <text:p text:style-name="Text_20_body"><text:span text:style-name="T1">did not say anything but </text:span></text:p>
          </text:deletion>
        </text:changed-region>
        <text:changed-region xml:id="ct94409106228368" text:id="ct94409106228368">
          <text:insertion>
            <office:change-info>
              <dc:creator>Julia Ringo</dc:creator>
              <dc:date>2023-10-20T14:27:00</dc:date>
            </office:change-info>
          </text:insertion>
        </text:changed-region>
        <text:changed-region xml:id="ct94409106229488" text:id="ct94409106229488">
          <text:deletion>
            <office:change-info>
              <dc:creator>Julia Ringo</dc:creator>
              <dc:date>2023-10-20T14:27:00</dc:date>
            </office:change-info>
            <text:p text:style-name="Text_20_body"><text:span text:style-name="T1">with </text:span></text:p>
          </text:deletion>
        </text:changed-region>
        <text:changed-region xml:id="ct94409106229728" text:id="ct94409106229728">
          <text:insertion>
            <office:change-info>
              <dc:creator>Julia Ringo</dc:creator>
              <dc:date>2023-10-20T14:27:00</dc:date>
            </office:change-info>
          </text:insertion>
        </text:changed-region>
        <text:changed-region xml:id="ct94409106229968" text:id="ct94409106229968">
          <text:deletion>
            <office:change-info>
              <dc:creator>Julia Ringo</dc:creator>
              <dc:date>2023-10-20T14:27:00</dc:date>
            </office:change-info>
            <text:p text:style-name="Text_20_body"><text:span text:style-name="T1">said</text:span></text:p>
          </text:deletion>
        </text:changed-region>
        <text:changed-region xml:id="ct94409106230416" text:id="ct94409106230416">
          <text:insertion>
            <office:change-info>
              <dc:creator>Julia Ringo</dc:creator>
              <dc:date>2023-10-20T14:27:00</dc:date>
            </office:change-info>
          </text:insertion>
        </text:changed-region>
        <text:changed-region xml:id="ct94409106231296" text:id="ct94409106231296">
          <text:deletion>
            <office:change-info>
              <dc:creator>Julia Ringo</dc:creator>
              <dc:date>2023-10-20T14:27:00</dc:date>
            </office:change-info>
            <text:p text:style-name="Text_20_body"><text:span text:style-name="T1">a couple of </text:span></text:p>
          </text:deletion>
        </text:changed-region>
        <text:changed-region xml:id="ct94409106232176" text:id="ct94409106232176">
          <text:insertion>
            <office:change-info>
              <dc:creator>Julia Ringo</dc:creator>
              <dc:date>2023-10-20T14:27:00</dc:date>
            </office:change-info>
          </text:insertion>
        </text:changed-region>
        <text:changed-region xml:id="ct94409106232416" text:id="ct94409106232416">
          <text:deletion>
            <office:change-info>
              <dc:creator>Julia Ringo</dc:creator>
              <dc:date>2023-10-20T14:27:00</dc:date>
            </office:change-info>
            <text:p text:style-name="Text_20_body"><text:span text:style-name="T1">,</text:span></text:p>
          </text:deletion>
        </text:changed-region>
        <text:changed-region xml:id="ct94409106232656" text:id="ct94409106232656">
          <text:insertion>
            <office:change-info>
              <dc:creator>Julia Ringo</dc:creator>
              <dc:date>2023-10-20T14:28:00</dc:date>
            </office:change-info>
          </text:insertion>
        </text:changed-region>
        <text:changed-region xml:id="ct94409106232896" text:id="ct94409106232896">
          <text:deletion>
            <office:change-info>
              <dc:creator>Julia Ringo</dc:creator>
              <dc:date>2023-10-20T14:28:00</dc:date>
            </office:change-info>
            <text:p text:style-name="Text_20_body"><text:span text:style-name="T1">r</text:span></text:p>
          </text:deletion>
        </text:changed-region>
        <text:changed-region xml:id="ct94409106233136" text:id="ct94409106233136">
          <text:insertion>
            <office:change-info>
              <dc:creator>Julia Ringo</dc:creator>
              <dc:date>2023-10-20T14:28:00</dc:date>
            </office:change-info>
          </text:insertion>
        </text:changed-region>
        <text:changed-region xml:id="ct94409106234016" text:id="ct94409106234016">
          <text:insertion>
            <office:change-info>
              <dc:creator>Julia Ringo</dc:creator>
              <dc:date>2023-10-20T14:28:00</dc:date>
            </office:change-info>
          </text:insertion>
        </text:changed-region>
        <text:changed-region xml:id="ct94409106234256" text:id="ct94409106234256">
          <text:insertion>
            <office:change-info>
              <dc:creator>Julia Ringo</dc:creator>
              <dc:date>2023-10-20T14:28:00</dc:date>
            </office:change-info>
          </text:insertion>
        </text:changed-region>
        <text:changed-region xml:id="ct94409106234832" text:id="ct94409106234832">
          <text:deletion>
            <office:change-info>
              <dc:creator>Julia Ringo</dc:creator>
              <dc:date>2023-10-20T14:28:00</dc:date>
            </office:change-info>
            <text:p text:style-name="Text_20_body"><text:span text:style-name="T1"><text:s/>over the PA</text:span></text:p>
          </text:deletion>
        </text:changed-region>
        <text:changed-region xml:id="ct94409106236688" text:id="ct94409106236688">
          <text:deletion>
            <office:change-info>
              <dc:creator>Julia Ringo</dc:creator>
              <dc:date>2023-10-20T14:28:00</dc:date>
            </office:change-info>
            <text:p text:style-name="Text_20_body"><text:span text:style-name="T1">and </text:span></text:p>
          </text:deletion>
        </text:changed-region>
        <text:changed-region xml:id="ct94409106237568" text:id="ct94409106237568">
          <text:insertion>
            <office:change-info>
              <dc:creator>Julia Ringo</dc:creator>
              <dc:date>2023-10-20T14:28:00</dc:date>
            </office:change-info>
          </text:insertion>
        </text:changed-region>
        <text:changed-region xml:id="ct94409106237808" text:id="ct94409106237808">
          <text:insertion>
            <office:change-info>
              <dc:creator>Julia Ringo</dc:creator>
              <dc:date>2023-10-20T14:28:00</dc:date>
            </office:change-info>
          </text:insertion>
        </text:changed-region>
        <text:changed-region xml:id="ct94409106238384" text:id="ct94409106238384">
          <text:insertion>
            <office:change-info>
              <dc:creator>Julia Ringo</dc:creator>
              <dc:date>2023-10-20T14:28:00</dc:date>
            </office:change-info>
          </text:insertion>
        </text:changed-region>
        <text:changed-region xml:id="ct94409106240128" text:id="ct94409106240128">
          <text:insertion>
            <office:change-info>
              <dc:creator>Julia Ringo</dc:creator>
              <dc:date>2023-10-20T14:28:00</dc:date>
            </office:change-info>
          </text:insertion>
        </text:changed-region>
        <text:changed-region xml:id="ct94409106240368" text:id="ct94409106240368">
          <text:deletion>
            <office:change-info>
              <dc:creator>Julia Ringo</dc:creator>
              <dc:date>2023-10-20T14:28:00</dc:date>
            </office:change-info>
            <text:p text:style-name="Text_20_body"><text:span text:style-name="T1">,</text:span></text:p>
          </text:deletion>
        </text:changed-region>
        <text:changed-region xml:id="ct94409106240608" text:id="ct94409106240608">
          <text:insertion>
            <office:change-info>
              <dc:creator>Julia Ringo</dc:creator>
              <dc:date>2023-10-20T14:28:00</dc:date>
            </office:change-info>
          </text:insertion>
        </text:changed-region>
        <text:changed-region xml:id="ct94409106240848" text:id="ct94409106240848">
          <text:deletion>
            <office:change-info>
              <dc:creator>Julia Ringo</dc:creator>
              <dc:date>2023-10-20T14:28:00</dc:date>
            </office:change-info>
            <text:p text:style-name="Text_20_body"><text:span text:style-name="T1">s</text:span></text:p>
          </text:deletion>
        </text:changed-region>
        <text:changed-region xml:id="ct94409106241968" text:id="ct94409106241968">
          <text:insertion>
            <office:change-info>
              <dc:creator>Julia Ringo</dc:creator>
              <dc:date>2023-10-20T14:28:00</dc:date>
            </office:change-info>
          </text:insertion>
        </text:changed-region>
        <text:changed-region xml:id="ct94409106242848" text:id="ct94409106242848">
          <text:deletion>
            <office:change-info>
              <dc:creator>Julia Ringo</dc:creator>
              <dc:date>2023-10-20T14:28:00</dc:date>
            </office:change-info>
            <text:p text:style-name="Text_20_body"><text:span text:style-name="T1"><text:s/>for prepping the boat to leave</text:span></text:p>
          </text:deletion>
        </text:changed-region>
        <text:changed-region xml:id="ct94409106244944" text:id="ct94409106244944">
          <text:insertion>
            <office:change-info>
              <dc:creator>Julia Ringo</dc:creator>
              <dc:date>2023-10-20T14:29:00</dc:date>
            </office:change-info>
          </text:insertion>
        </text:changed-region>
        <text:changed-region xml:id="ct94409106245184" text:id="ct94409106245184">
          <text:deletion>
            <office:change-info>
              <dc:creator>Julia Ringo</dc:creator>
              <dc:date>2023-10-20T14:29:00</dc:date>
            </office:change-info>
            <text:p text:style-name="Text_20_body"><text:span text:style-name="T1">,</text:span></text:p>
          </text:deletion>
        </text:changed-region>
        <text:changed-region xml:id="ct94409106246080" text:id="ct94409106246080">
          <text:insertion>
            <office:change-info>
              <dc:creator>Julia Ringo</dc:creator>
              <dc:date>2023-10-20T14:29:00</dc:date>
            </office:change-info>
          </text:insertion>
        </text:changed-region>
        <text:changed-region xml:id="ct94409106246480" text:id="ct94409106246480">
          <text:deletion>
            <office:change-info>
              <dc:creator>Julia Ringo</dc:creator>
              <dc:date>2023-10-20T14:29:00</dc:date>
            </office:change-info>
            <text:p text:style-name="Text_20_body"><text:span text:style-name="T1">s</text:span></text:p>
          </text:deletion>
        </text:changed-region>
        <text:changed-region xml:id="ct94409106246880" text:id="ct94409106246880">
          <text:insertion>
            <office:change-info>
              <dc:creator>Julia Ringo</dc:creator>
              <dc:date>2023-10-20T14:29:00</dc:date>
            </office:change-info>
          </text:insertion>
        </text:changed-region>
        <text:changed-region xml:id="ct94409106247120" text:id="ct94409106247120">
          <text:deletion>
            <office:change-info>
              <dc:creator>Julia Ringo</dc:creator>
              <dc:date>2023-10-20T14:29:00</dc:date>
            </office:change-info>
            <text:p text:style-name="Text_20_body"><text:span text:style-name="T1">T</text:span></text:p>
          </text:deletion>
        </text:changed-region>
        <text:changed-region xml:id="ct94409100325968" text:id="ct94409100325968">
          <text:insertion>
            <office:change-info>
              <dc:creator>Julia Ringo</dc:creator>
              <dc:date>2023-10-20T14:29:00</dc:date>
            </office:change-info>
          </text:insertion>
        </text:changed-region>
        <text:changed-region xml:id="ct94409101032080" text:id="ct94409101032080">
          <text:deletion>
            <office:change-info>
              <dc:creator>Julia Ringo</dc:creator>
              <dc:date>2023-10-20T14:29:00</dc:date>
            </office:change-info>
            <text:p text:style-name="Text_20_body"><text:span text:style-name="T1">,</text:span></text:p>
          </text:deletion>
        </text:changed-region>
        <text:changed-region xml:id="ct94409106214160" text:id="ct94409106214160">
          <text:insertion>
            <office:change-info>
              <dc:creator>Julia Ringo</dc:creator>
              <dc:date>2023-10-20T14:29:00</dc:date>
            </office:change-info>
          </text:insertion>
        </text:changed-region>
        <text:changed-region xml:id="ct94409101899536" text:id="ct94409101899536">
          <text:deletion>
            <office:change-info>
              <dc:creator>Julia Ringo</dc:creator>
              <dc:date>2023-10-20T14:29:00</dc:date>
            </office:change-info>
            <text:p text:style-name="Text_20_body"><text:span text:style-name="T1">h</text:span></text:p>
          </text:deletion>
        </text:changed-region>
        <text:changed-region xml:id="ct94409101900720" text:id="ct94409101900720">
          <text:insertion>
            <office:change-info>
              <dc:creator>Julia Ringo</dc:creator>
              <dc:date>2023-10-20T14:29:00</dc:date>
            </office:change-info>
          </text:insertion>
        </text:changed-region>
        <text:changed-region xml:id="ct94409106248016" text:id="ct94409106248016">
          <text:deletion>
            <office:change-info>
              <dc:creator>Julia Ringo</dc:creator>
              <dc:date>2023-10-20T14:29:00</dc:date>
            </office:change-info>
            <text:p text:style-name="Text_20_body"><text:span text:style-name="T1">,</text:span></text:p>
          </text:deletion>
        </text:changed-region>
        <text:changed-region xml:id="ct94409106248256" text:id="ct94409106248256">
          <text:insertion>
            <office:change-info>
              <dc:creator>Julia Ringo</dc:creator>
              <dc:date>2023-10-20T14:29:00</dc:date>
            </office:change-info>
          </text:insertion>
        </text:changed-region>
        <text:changed-region xml:id="ct94409106248496" text:id="ct94409106248496">
          <text:deletion>
            <office:change-info>
              <dc:creator>Julia Ringo</dc:creator>
              <dc:date>2023-10-20T14:29:00</dc:date>
            </office:change-info>
            <text:p text:style-name="Text_20_body"><text:span text:style-name="T1">t</text:span></text:p>
          </text:deletion>
        </text:changed-region>
        <text:changed-region xml:id="ct94409106248976" text:id="ct94409106248976">
          <text:deletion>
            <office:change-info>
              <dc:creator>Julia Ringo</dc:creator>
              <dc:date>2023-10-20T14:29:00</dc:date>
            </office:change-info>
            <text:p text:style-name="Text_20_body"><text:span text:style-name="T1">,</text:span></text:p>
          </text:deletion>
        </text:changed-region>
        <text:changed-region xml:id="ct94409106248736" text:id="ct94409106248736">
          <text:deletion>
            <office:change-info>
              <dc:creator>Julia Ringo</dc:creator>
              <dc:date>2023-10-05T13:15:00</dc:date>
            </office:change-info>
            <text:p text:style-name="Text_20_body"><text:span text:style-name="T1"><text:s/>— </text:span></text:p>
          </text:deletion>
        </text:changed-region>
        <text:changed-region xml:id="ct94409106249216" text:id="ct94409106249216">
          <text:insertion>
            <office:change-info>
              <dc:creator>Julia Ringo</dc:creator>
              <dc:date>2023-10-05T13:15:00</dc:date>
            </office:change-info>
          </text:insertion>
        </text:changed-region>
        <text:changed-region xml:id="ct94409106249456" text:id="ct94409106249456">
          <text:deletion>
            <office:change-info>
              <dc:creator>Julia Ringo</dc:creator>
              <dc:date>2023-10-10T11:08:00</dc:date>
            </office:change-info>
            <text:p text:style-name="Text_20_body"><text:span text:style-name="T1">…</text:span></text:p>
          </text:deletion>
        </text:changed-region>
        <text:changed-region xml:id="ct94409106249696" text:id="ct94409106249696">
          <text:insertion>
            <office:change-info>
              <dc:creator>Julia Ringo</dc:creator>
              <dc:date>2023-10-10T11:08:00</dc:date>
            </office:change-info>
          </text:insertion>
        </text:changed-region>
        <text:changed-region xml:id="ct94409106249936" text:id="ct94409106249936">
          <text:deletion>
            <office:change-info>
              <dc:creator>Julia Ringo</dc:creator>
              <dc:date>2023-10-20T14:29:00</dc:date>
            </office:change-info>
            <text:p text:style-name="Text_20_body"><text:span text:style-name="T1"><text:s/></text:span></text:p>
          </text:deletion>
        </text:changed-region>
        <text:changed-region xml:id="ct94409106250176" text:id="ct94409106250176">
          <text:deletion>
            <office:change-info>
              <dc:creator>Julia Ringo</dc:creator>
              <dc:date>2023-10-10T11:08:00</dc:date>
            </office:change-info>
            <text:p text:style-name="Text_20_body"><text:span text:style-name="T1">…</text:span></text:p>
          </text:deletion>
        </text:changed-region>
        <text:changed-region xml:id="ct94409106250416" text:id="ct94409106250416">
          <text:insertion>
            <office:change-info>
              <dc:creator>Julia Ringo</dc:creator>
              <dc:date>2023-10-10T11:08:00</dc:date>
            </office:change-info>
          </text:insertion>
        </text:changed-region>
        <text:changed-region xml:id="ct94409106251968" text:id="ct94409106251968">
          <text:deletion>
            <office:change-info>
              <dc:creator>Julia Ringo</dc:creator>
              <dc:date>2023-10-20T14:29:00</dc:date>
            </office:change-info>
            <text:p text:style-name="Text_20_body"><text:span text:style-name="T1"><text:s/>to the sounds in the headset</text:span></text:p>
          </text:deletion>
        </text:changed-region>
        <text:changed-region xml:id="ct94409106252928" text:id="ct94409106252928">
          <text:insertion>
            <office:change-info>
              <dc:creator>Julia Ringo</dc:creator>
              <dc:date>2023-10-20T14:29:00</dc:date>
            </office:change-info>
          </text:insertion>
        </text:changed-region>
        <text:changed-region xml:id="ct94409106253808" text:id="ct94409106253808">
          <text:deletion>
            <office:change-info>
              <dc:creator>Julia Ringo</dc:creator>
              <dc:date>2023-10-05T13:15:00</dc:date>
            </office:change-info>
            <text:p text:style-name="Text_20_body"><text:span text:style-name="T1"><text:s/>— </text:span></text:p>
          </text:deletion>
        </text:changed-region>
        <text:changed-region xml:id="ct94409106254048" text:id="ct94409106254048">
          <text:insertion>
            <office:change-info>
              <dc:creator>Julia Ringo</dc:creator>
              <dc:date>2023-10-05T13:15:00</dc:date>
            </office:change-info>
          </text:insertion>
        </text:changed-region>
        <text:changed-region xml:id="ct94409106256528" text:id="ct94409106256528">
          <text:insertion>
            <office:change-info>
              <dc:creator>Julia Ringo</dc:creator>
              <dc:date>2023-10-20T14:30:00</dc:date>
            </office:change-info>
          </text:insertion>
        </text:changed-region>
        <text:changed-region xml:id="ct94409106256768" text:id="ct94409106256768">
          <text:insertion>
            <office:change-info>
              <dc:creator>Julia Ringo</dc:creator>
              <dc:date>2023-10-20T14:30:00</dc:date>
            </office:change-info>
          </text:insertion>
        </text:changed-region>
        <text:changed-region xml:id="ct94409101007536" text:id="ct94409101007536">
          <text:insertion>
            <office:change-info>
              <dc:creator>Julia Ringo</dc:creator>
              <dc:date>2023-10-20T14:30:00</dc:date>
            </office:change-info>
          </text:insertion>
        </text:changed-region>
        <text:changed-region xml:id="ct94409106266512" text:id="ct94409106266512">
          <text:deletion>
            <office:change-info>
              <dc:creator>Julia Ringo</dc:creator>
              <dc:date>2023-10-20T14:30:00</dc:date>
            </office:change-info>
            <text:p text:style-name="Text_20_body"><text:span text:style-name="T1">ed</text:span></text:p>
          </text:deletion>
        </text:changed-region>
        <text:changed-region xml:id="ct94409106269440" text:id="ct94409106269440">
          <text:insertion>
            <office:change-info>
              <dc:creator>Julia Ringo</dc:creator>
              <dc:date>2023-10-20T14:30:00</dc:date>
            </office:change-info>
          </text:insertion>
        </text:changed-region>
        <text:changed-region xml:id="ct94409106269952" text:id="ct94409106269952">
          <text:deletion>
            <office:change-info>
              <dc:creator>Julia Ringo</dc:creator>
              <dc:date>2023-10-20T14:30:00</dc:date>
            </office:change-info>
            <text:p text:style-name="Text_20_body"><text:span text:style-name="T1"><text:s/>by which it could propagate itself</text:span></text:p>
          </text:deletion>
        </text:changed-region>
        <text:changed-region xml:id="ct94409106276944" text:id="ct94409106276944">
          <text:insertion>
            <office:change-info>
              <dc:creator>Julia Ringo</dc:creator>
              <dc:date>2023-10-20T14:31:00</dc:date>
            </office:change-info>
          </text:insertion>
        </text:changed-region>
        <text:changed-region xml:id="ct94409105643248" text:id="ct94409105643248">
          <text:insertion>
            <office:change-info>
              <dc:creator>Julia Ringo</dc:creator>
              <dc:date>2023-10-20T14:31:00</dc:date>
            </office:change-info>
          </text:insertion>
        </text:changed-region>
        <text:changed-region xml:id="ct94409106279024" text:id="ct94409106279024">
          <text:insertion>
            <office:change-info>
              <dc:creator>Julia Ringo</dc:creator>
              <dc:date>2023-10-20T14:31:00</dc:date>
            </office:change-info>
          </text:insertion>
        </text:changed-region>
        <text:changed-region xml:id="ct94409106279344" text:id="ct94409106279344">
          <text:deletion>
            <office:change-info>
              <dc:creator>Julia Ringo</dc:creator>
              <dc:date>2023-10-20T14:31:00</dc:date>
            </office:change-info>
            <text:p text:style-name="Text_20_body"><text:span text:style-name="T1">ing</text:span></text:p>
          </text:deletion>
        </text:changed-region>
        <text:changed-region xml:id="ct94409105719840" text:id="ct94409105719840">
          <text:insertion>
            <office:change-info>
              <dc:creator>Julia Ringo</dc:creator>
              <dc:date>2023-10-20T14:31:00</dc:date>
            </office:change-info>
          </text:insertion>
        </text:changed-region>
        <text:changed-region xml:id="ct94409105731376" text:id="ct94409105731376">
          <text:insertion>
            <office:change-info>
              <dc:creator>Julia Ringo</dc:creator>
              <dc:date>2023-10-20T14:31:00</dc:date>
            </office:change-info>
          </text:insertion>
        </text:changed-region>
        <text:changed-region xml:id="ct94409105730736" text:id="ct94409105730736">
          <text:insertion>
            <office:change-info>
              <dc:creator>Julia Ringo</dc:creator>
              <dc:date>2023-10-20T14:31:00</dc:date>
            </office:change-info>
          </text:insertion>
        </text:changed-region>
        <text:changed-region xml:id="ct94409105766960" text:id="ct94409105766960">
          <text:insertion>
            <office:change-info>
              <dc:creator>Julia Ringo</dc:creator>
              <dc:date>2023-10-20T14:31:00</dc:date>
            </office:change-info>
          </text:insertion>
        </text:changed-region>
        <text:changed-region xml:id="ct94409105767600" text:id="ct94409105767600">
          <text:insertion>
            <office:change-info>
              <dc:creator>Julia Ringo</dc:creator>
              <dc:date>2023-10-20T14:32:00</dc:date>
            </office:change-info>
          </text:insertion>
        </text:changed-region>
        <text:changed-region xml:id="ct94409105774896" text:id="ct94409105774896">
          <text:deletion>
            <office:change-info>
              <dc:creator>Julia Ringo</dc:creator>
              <dc:date>2023-10-20T14:32:00</dc:date>
            </office:change-info>
            <text:p text:style-name="Text_20_body"><text:span text:style-name="T1">,</text:span></text:p>
          </text:deletion>
        </text:changed-region>
        <text:changed-region xml:id="ct94409105664064" text:id="ct94409105664064">
          <text:insertion>
            <office:change-info>
              <dc:creator>Julia Ringo</dc:creator>
              <dc:date>2023-10-20T14:32:00</dc:date>
            </office:change-info>
          </text:insertion>
        </text:changed-region>
        <text:changed-region xml:id="ct94409102155232" text:id="ct94409102155232">
          <text:deletion>
            <office:change-info>
              <dc:creator>Julia Ringo</dc:creator>
              <dc:date>2023-10-20T14:32:00</dc:date>
            </office:change-info>
            <text:p text:style-name="Text_20_body"><text:span text:style-name="T1">s</text:span></text:p>
          </text:deletion>
        </text:changed-region>
        <text:changed-region xml:id="ct94409105806064" text:id="ct94409105806064">
          <text:insertion>
            <office:change-info>
              <dc:creator>Julia Ringo</dc:creator>
              <dc:date>2023-10-20T14:32:00</dc:date>
            </office:change-info>
          </text:insertion>
        </text:changed-region>
        <text:changed-region xml:id="ct94409105806704" text:id="ct94409105806704">
          <text:insertion>
            <office:change-info>
              <dc:creator>Julia Ringo</dc:creator>
              <dc:date>2023-10-20T14:32:00</dc:date>
            </office:change-info>
          </text:insertion>
        </text:changed-region>
        <text:changed-region xml:id="ct94409105807712" text:id="ct94409105807712">
          <text:deletion>
            <office:change-info>
              <dc:creator>Julia Ringo</dc:creator>
              <dc:date>2023-10-20T14:32:00</dc:date>
            </office:change-info>
            <text:p text:style-name="Text_20_body"><text:span text:style-name="T1">,</text:span></text:p>
          </text:deletion>
        </text:changed-region>
        <text:changed-region xml:id="ct94409105820976" text:id="ct94409105820976">
          <text:deletion>
            <office:change-info>
              <dc:creator>Julia Ringo</dc:creator>
              <dc:date>2023-10-20T14:33:00</dc:date>
            </office:change-info>
            <text:p text:style-name="Text_20_body"><text:span text:style-name="T1">,</text:span></text:p>
          </text:deletion>
        </text:changed-region>
        <text:changed-region xml:id="ct94409105833792" text:id="ct94409105833792">
          <text:insertion>
            <office:change-info>
              <dc:creator>Julia Ringo</dc:creator>
              <dc:date>2023-10-20T14:33:00</dc:date>
            </office:change-info>
          </text:insertion>
        </text:changed-region>
        <text:changed-region xml:id="ct94409105835952" text:id="ct94409105835952">
          <text:insertion>
            <office:change-info>
              <dc:creator>Julia Ringo</dc:creator>
              <dc:date>2023-10-20T14:35:00</dc:date>
            </office:change-info>
          </text:insertion>
        </text:changed-region>
        <text:changed-region xml:id="ct94409105847296" text:id="ct94409105847296">
          <text:deletion>
            <office:change-info>
              <dc:creator>Julia Ringo</dc:creator>
              <dc:date>2023-10-05T13:15:00</dc:date>
            </office:change-info>
            <text:p text:style-name="Text_20_body"><text:span text:style-name="T1"><text:s/>— </text:span></text:p>
          </text:deletion>
        </text:changed-region>
        <text:changed-region xml:id="ct94409105850224" text:id="ct94409105850224">
          <text:insertion>
            <office:change-info>
              <dc:creator>Julia Ringo</dc:creator>
              <dc:date>2023-10-05T13:15:00</dc:date>
            </office:change-info>
          </text:insertion>
        </text:changed-region>
        <text:changed-region xml:id="ct94409105851824" text:id="ct94409105851824">
          <text:deletion>
            <office:change-info>
              <dc:creator>Julia Ringo</dc:creator>
              <dc:date>2023-10-05T13:15:00</dc:date>
            </office:change-info>
            <text:p text:style-name="Text_20_body"><text:span text:style-name="T1"><text:s/>— </text:span></text:p>
          </text:deletion>
        </text:changed-region>
        <text:changed-region xml:id="ct94409105858976" text:id="ct94409105858976">
          <text:insertion>
            <office:change-info>
              <dc:creator>Julia Ringo</dc:creator>
              <dc:date>2023-10-05T13:15:00</dc:date>
            </office:change-info>
          </text:insertion>
        </text:changed-region>
        <text:changed-region xml:id="ct94409102995440" text:id="ct94409102995440">
          <text:insertion>
            <office:change-info>
              <dc:creator>Julia Ringo</dc:creator>
              <dc:date>2023-10-20T14:39:00</dc:date>
            </office:change-info>
          </text:insertion>
        </text:changed-region>
        <text:changed-region xml:id="ct94409106297984" text:id="ct94409106297984">
          <text:insertion>
            <office:change-info>
              <dc:creator>Julia Ringo</dc:creator>
              <dc:date>2023-10-20T14:39:00</dc:date>
            </office:change-info>
          </text:insertion>
        </text:changed-region>
        <text:changed-region xml:id="ct94409105865328" text:id="ct94409105865328">
          <text:deletion>
            <office:change-info>
              <dc:creator>Julia Ringo</dc:creator>
              <dc:date>2023-10-05T13:15:00</dc:date>
            </office:change-info>
            <text:p text:style-name="Text_20_body"><text:span text:style-name="T1"><text:s/>— </text:span></text:p>
          </text:deletion>
        </text:changed-region>
        <text:changed-region xml:id="ct94409105866848" text:id="ct94409105866848">
          <text:insertion>
            <office:change-info>
              <dc:creator>Julia Ringo</dc:creator>
              <dc:date>2023-10-05T13:15:00</dc:date>
            </office:change-info>
          </text:insertion>
        </text:changed-region>
        <text:changed-region xml:id="ct94409105866208" text:id="ct94409105866208">
          <text:deletion>
            <office:change-info>
              <dc:creator>Julia Ringo</dc:creator>
              <dc:date>2023-10-05T13:15:00</dc:date>
            </office:change-info>
            <text:p text:style-name="Text_20_body"><text:span text:style-name="T1"><text:s/>— </text:span></text:p>
          </text:deletion>
        </text:changed-region>
        <text:changed-region xml:id="ct94409105867488" text:id="ct94409105867488">
          <text:insertion>
            <office:change-info>
              <dc:creator>Julia Ringo</dc:creator>
              <dc:date>2023-10-05T13:15:00</dc:date>
            </office:change-info>
          </text:insertion>
        </text:changed-region>
        <text:changed-region xml:id="ct94409105868128" text:id="ct94409105868128">
          <text:deletion>
            <office:change-info>
              <dc:creator>Julia Ringo</dc:creator>
              <dc:date>2023-10-10T11:08:00</dc:date>
            </office:change-info>
            <text:p text:style-name="Text_20_body"><text:span text:style-name="T1">…</text:span></text:p>
          </text:deletion>
        </text:changed-region>
        <text:changed-region xml:id="ct94409105869408" text:id="ct94409105869408">
          <text:insertion>
            <office:change-info>
              <dc:creator>Julia Ringo</dc:creator>
              <dc:date>2023-10-10T11:08:00</dc:date>
            </office:change-info>
          </text:insertion>
        </text:changed-region>
        <text:changed-region xml:id="ct94409105870288" text:id="ct94409105870288">
          <text:insertion>
            <office:change-info>
              <dc:creator>Julia Ringo</dc:creator>
              <dc:date>2023-10-20T14:39:00</dc:date>
            </office:change-info>
          </text:insertion>
        </text:changed-region>
        <text:changed-region xml:id="ct94409105871520" text:id="ct94409105871520">
          <text:deletion>
            <office:change-info>
              <dc:creator>Julia Ringo</dc:creator>
              <dc:date>2023-10-20T14:39:00</dc:date>
            </office:change-info>
            <text:p text:style-name="Text_20_body"><text:span text:style-name="T1">-</text:span></text:p>
          </text:deletion>
        </text:changed-region>
        <text:changed-region xml:id="ct94409105394496" text:id="ct94409105394496">
          <text:insertion>
            <office:change-info>
              <dc:creator>Julia Ringo</dc:creator>
              <dc:date>2023-10-20T14:39:00</dc:date>
            </office:change-info>
          </text:insertion>
        </text:changed-region>
        <text:changed-region xml:id="ct94409105882128" text:id="ct94409105882128">
          <text:deletion>
            <office:change-info>
              <dc:creator>Julia Ringo</dc:creator>
              <dc:date>2023-10-20T14:39:00</dc:date>
            </office:change-info>
            <text:p text:style-name="Text_20_body"><text:span text:style-name="T1">,</text:span></text:p>
          </text:deletion>
        </text:changed-region>
        <text:changed-region xml:id="ct94409105883008" text:id="ct94409105883008">
          <text:insertion>
            <office:change-info>
              <dc:creator>Julia Ringo</dc:creator>
              <dc:date>2023-10-20T14:39:00</dc:date>
            </office:change-info>
          </text:insertion>
        </text:changed-region>
        <text:changed-region xml:id="ct94409105883856" text:id="ct94409105883856">
          <text:deletion>
            <office:change-info>
              <dc:creator>Julia Ringo</dc:creator>
              <dc:date>2023-10-20T14:39:00</dc:date>
            </office:change-info>
            <text:p text:style-name="Text_20_body"><text:span text:style-name="T1">n</text:span></text:p>
          </text:deletion>
        </text:changed-region>
        <text:changed-region xml:id="ct94409105397072" text:id="ct94409105397072">
          <text:insertion>
            <office:change-info>
              <dc:creator>Julia Ringo</dc:creator>
              <dc:date>2023-10-20T14:40:00</dc:date>
            </office:change-info>
          </text:insertion>
        </text:changed-region>
        <text:changed-region xml:id="ct94409105884496" text:id="ct94409105884496">
          <text:deletion>
            <office:change-info>
              <dc:creator>Julia Ringo</dc:creator>
              <dc:date>2023-10-20T14:40:00</dc:date>
            </office:change-info>
            <text:p text:style-name="Text_20_body"><text:span text:style-name="T1">‘</text:span></text:p>
          </text:deletion>
        </text:changed-region>
        <text:changed-region xml:id="ct94409105885776" text:id="ct94409105885776">
          <text:insertion>
            <office:change-info>
              <dc:creator>Julia Ringo</dc:creator>
              <dc:date>2023-10-20T14:40:00</dc:date>
            </office:change-info>
          </text:insertion>
        </text:changed-region>
        <text:changed-region xml:id="ct94409105886896" text:id="ct94409105886896">
          <text:deletion>
            <office:change-info>
              <dc:creator>Julia Ringo</dc:creator>
              <dc:date>2023-10-20T14:40:00</dc:date>
            </office:change-info>
            <text:p text:style-name="Text_20_body"><text:span text:style-name="T1">’</text:span></text:p>
          </text:deletion>
        </text:changed-region>
        <text:changed-region xml:id="ct94409101790704" text:id="ct94409101790704">
          <text:insertion>
            <office:change-info>
              <dc:creator>Julia Ringo</dc:creator>
              <dc:date>2023-10-20T14:40:00</dc:date>
            </office:change-info>
          </text:insertion>
        </text:changed-region>
        <text:changed-region xml:id="ct94409101077824" text:id="ct94409101077824">
          <text:deletion>
            <office:change-info>
              <dc:creator>Julia Ringo</dc:creator>
              <dc:date>2023-10-05T13:15:00</dc:date>
            </office:change-info>
            <text:p text:style-name="Text_20_body"><text:span text:style-name="T1"><text:s/>— </text:span></text:p>
          </text:deletion>
        </text:changed-region>
        <text:changed-region xml:id="ct94409105888240" text:id="ct94409105888240">
          <text:insertion>
            <office:change-info>
              <dc:creator>Julia Ringo</dc:creator>
              <dc:date>2023-10-05T13:15:00</dc:date>
            </office:change-info>
          </text:insertion>
        </text:changed-region>
        <text:changed-region xml:id="ct94409105888880" text:id="ct94409105888880">
          <text:deletion>
            <office:change-info>
              <dc:creator>Julia Ringo</dc:creator>
              <dc:date>2023-10-20T14:40:00</dc:date>
            </office:change-info>
            <text:p text:style-name="Text_20_body"><text:span text:style-name="T1">actually </text:span></text:p>
          </text:deletion>
        </text:changed-region>
        <text:changed-region xml:id="ct94409105890240" text:id="ct94409105890240">
          <text:insertion>
            <office:change-info>
              <dc:creator>Julia Ringo</dc:creator>
              <dc:date>2023-10-20T14:40:00</dc:date>
            </office:change-info>
          </text:insertion>
        </text:changed-region>
        <text:changed-region xml:id="ct94409105402832" text:id="ct94409105402832">
          <text:deletion>
            <office:change-info>
              <dc:creator>Julia Ringo</dc:creator>
              <dc:date>2023-10-05T13:15:00</dc:date>
            </office:change-info>
            <text:p text:style-name="Text_20_body"><text:span text:style-name="T1"><text:s/>— </text:span></text:p>
          </text:deletion>
        </text:changed-region>
        <text:changed-region xml:id="ct94409105404128" text:id="ct94409105404128">
          <text:insertion>
            <office:change-info>
              <dc:creator>Julia Ringo</dc:creator>
              <dc:date>2023-10-05T13:15:00</dc:date>
            </office:change-info>
          </text:insertion>
        </text:changed-region>
        <text:changed-region xml:id="ct94409101081904" text:id="ct94409101081904">
          <text:insertion>
            <office:change-info>
              <dc:creator>Julia Ringo</dc:creator>
              <dc:date>2023-10-20T14:40:00</dc:date>
            </office:change-info>
          </text:insertion>
        </text:changed-region>
        <text:changed-region xml:id="ct94409105891840" text:id="ct94409105891840">
          <text:deletion>
            <office:change-info>
              <dc:creator>Julia Ringo</dc:creator>
              <dc:date>2023-10-20T14:40:00</dc:date>
            </office:change-info>
            <text:p text:style-name="Text_20_body"><text:span text:style-name="T1">,</text:span></text:p>
          </text:deletion>
        </text:changed-region>
        <text:changed-region xml:id="ct94409105892480" text:id="ct94409105892480">
          <text:insertion>
            <office:change-info>
              <dc:creator>Julia Ringo</dc:creator>
              <dc:date>2023-10-20T14:40:00</dc:date>
            </office:change-info>
          </text:insertion>
        </text:changed-region>
        <text:changed-region xml:id="ct94409105893120" text:id="ct94409105893120">
          <text:deletion>
            <office:change-info>
              <dc:creator>Julia Ringo</dc:creator>
              <dc:date>2023-10-20T14:40:00</dc:date>
            </office:change-info>
            <text:p text:style-name="Text_20_body"><text:span text:style-name="T1">i</text:span></text:p>
          </text:deletion>
        </text:changed-region>
        <text:changed-region xml:id="ct94409105407408" text:id="ct94409105407408">
          <text:deletion>
            <office:change-info>
              <dc:creator>Julia Ringo</dc:creator>
              <dc:date>2023-10-20T14:42:00</dc:date>
            </office:change-info>
            <text:p text:style-name="Text_20_body"><text:span text:style-name="T1">,</text:span></text:p>
          </text:deletion>
        </text:changed-region>
        <text:changed-region xml:id="ct94409105407648" text:id="ct94409105407648">
          <text:deletion>
            <office:change-info>
              <dc:creator>Julia Ringo</dc:creator>
              <dc:date>2023-10-20T14:42:00</dc:date>
            </office:change-info>
            <text:p text:style-name="Text_20_body"><text:span text:style-name="T1">200 </text:span></text:p>
          </text:deletion>
        </text:changed-region>
        <text:changed-region xml:id="ct94409105408400" text:id="ct94409105408400">
          <text:insertion>
            <office:change-info>
              <dc:creator>Julia Ringo</dc:creator>
              <dc:date>2023-10-20T14:42:00</dc:date>
            </office:change-info>
          </text:insertion>
        </text:changed-region>
        <text:changed-region xml:id="ct94409105915648" text:id="ct94409105915648">
          <text:deletion>
            <office:change-info>
              <dc:creator>Julia Ringo</dc:creator>
              <dc:date>2023-10-20T14:42:00</dc:date>
            </office:change-info>
            <text:p text:style-name="Text_20_body"><text:span text:style-name="T1">20 </text:span></text:p>
          </text:deletion>
        </text:changed-region>
        <text:changed-region xml:id="ct94409105916288" text:id="ct94409105916288">
          <text:insertion>
            <office:change-info>
              <dc:creator>Julia Ringo</dc:creator>
              <dc:date>2023-10-20T14:42:00</dc:date>
            </office:change-info>
          </text:insertion>
        </text:changed-region>
        <text:changed-region xml:id="ct94409105409664" text:id="ct94409105409664">
          <text:deletion>
            <office:change-info>
              <dc:creator>Julia Ringo</dc:creator>
              <dc:date>2023-10-20T14:42:00</dc:date>
            </office:change-info>
            <text:p text:style-name="Text_20_body"><text:span text:style-name="T1">210 </text:span></text:p>
          </text:deletion>
        </text:changed-region>
        <text:changed-region xml:id="ct94409105899104" text:id="ct94409105899104">
          <text:insertion>
            <office:change-info>
              <dc:creator>Julia Ringo</dc:creator>
              <dc:date>2023-10-20T14:42:00</dc:date>
            </office:change-info>
          </text:insertion>
        </text:changed-region>
        <text:changed-region xml:id="ct94409105926528" text:id="ct94409105926528">
          <text:insertion>
            <office:change-info>
              <dc:creator>Julia Ringo</dc:creator>
              <dc:date>2023-10-20T14:42:00</dc:date>
            </office:change-info>
          </text:insertion>
        </text:changed-region>
        <text:changed-region xml:id="ct94409105928176" text:id="ct94409105928176">
          <text:insertion>
            <office:change-info>
              <dc:creator>Julia Ringo</dc:creator>
              <dc:date>2023-10-20T14:43:00</dc:date>
            </office:change-info>
          </text:insertion>
        </text:changed-region>
        <text:changed-region xml:id="ct94409105928816" text:id="ct94409105928816">
          <text:insertion>
            <office:change-info>
              <dc:creator>Julia Ringo</dc:creator>
              <dc:date>2023-10-20T14:43:00</dc:date>
            </office:change-info>
          </text:insertion>
        </text:changed-region>
        <text:changed-region xml:id="ct94409105931600" text:id="ct94409105931600">
          <text:insertion>
            <office:change-info>
              <dc:creator>Julia Ringo</dc:creator>
              <dc:date>2023-10-20T14:43:00</dc:date>
            </office:change-info>
          </text:insertion>
        </text:changed-region>
        <text:changed-region xml:id="ct94409105933552" text:id="ct94409105933552">
          <text:insertion>
            <office:change-info>
              <dc:creator>Julia Ringo</dc:creator>
              <dc:date>2023-10-20T14:52:00</dc:date>
            </office:change-info>
          </text:insertion>
        </text:changed-region>
        <text:changed-region xml:id="ct94409105934192" text:id="ct94409105934192">
          <text:insertion>
            <office:change-info>
              <dc:creator>Julia Ringo</dc:creator>
              <dc:date>2023-10-20T14:53:00</dc:date>
            </office:change-info>
          </text:insertion>
        </text:changed-region>
        <text:changed-region xml:id="ct94409105935072" text:id="ct94409105935072">
          <text:deletion>
            <office:change-info>
              <dc:creator>Julia Ringo</dc:creator>
              <dc:date>2023-10-05T13:15:00</dc:date>
            </office:change-info>
            <text:p text:style-name="Text_20_body"><text:span text:style-name="T1"><text:s/>— </text:span></text:p>
          </text:deletion>
        </text:changed-region>
        <text:changed-region xml:id="ct94409105938128" text:id="ct94409105938128">
          <text:insertion>
            <office:change-info>
              <dc:creator>Julia Ringo</dc:creator>
              <dc:date>2023-10-05T13:15:00</dc:date>
            </office:change-info>
          </text:insertion>
        </text:changed-region>
        <text:changed-region xml:id="ct94409105940608" text:id="ct94409105940608">
          <text:deletion>
            <office:change-info>
              <dc:creator>Julia Ringo</dc:creator>
              <dc:date>2023-10-20T14:46:00</dc:date>
            </office:change-info>
            <text:p text:style-name="Text_20_body"><text:span text:style-name="T1">220 </text:span></text:p>
          </text:deletion>
        </text:changed-region>
        <text:changed-region xml:id="ct94409105942656" text:id="ct94409105942656">
          <text:insertion>
            <office:change-info>
              <dc:creator>Julia Ringo</dc:creator>
              <dc:date>2023-10-20T14:46:00</dc:date>
            </office:change-info>
          </text:insertion>
        </text:changed-region>
        <text:changed-region xml:id="ct94409105943296" text:id="ct94409105943296">
          <text:insertion>
            <office:change-info>
              <dc:creator>Julia Ringo</dc:creator>
              <dc:date>2023-10-20T14:57:00</dc:date>
            </office:change-info>
          </text:insertion>
        </text:changed-region>
        <text:changed-region xml:id="ct94409105950496" text:id="ct94409105950496">
          <text:deletion>
            <office:change-info>
              <dc:creator>Julia Ringo</dc:creator>
              <dc:date>2023-10-05T13:15:00</dc:date>
            </office:change-info>
            <text:p text:style-name="Text_20_body"><text:span text:style-name="T1"><text:s/>— </text:span></text:p>
          </text:deletion>
        </text:changed-region>
        <text:changed-region xml:id="ct94409105951744" text:id="ct94409105951744">
          <text:insertion>
            <office:change-info>
              <dc:creator>Julia Ringo</dc:creator>
              <dc:date>2023-10-05T13:15:00</dc:date>
            </office:change-info>
          </text:insertion>
        </text:changed-region>
        <text:changed-region xml:id="ct94409105956480" text:id="ct94409105956480">
          <text:insertion>
            <office:change-info>
              <dc:creator>Julia Ringo</dc:creator>
              <dc:date>2023-10-20T15:00:00</dc:date>
            </office:change-info>
          </text:insertion>
        </text:changed-region>
        <text:changed-region xml:id="ct94409105959584" text:id="ct94409105959584">
          <text:insertion>
            <office:change-info>
              <dc:creator>Julia Ringo</dc:creator>
              <dc:date>2023-10-20T15:00:00</dc:date>
            </office:change-info>
          </text:insertion>
        </text:changed-region>
        <text:changed-region xml:id="ct94409105961488" text:id="ct94409105961488">
          <text:deletion>
            <office:change-info>
              <dc:creator>Julia Ringo</dc:creator>
              <dc:date>2023-10-20T15:00:00</dc:date>
            </office:change-info>
            <text:p text:style-name="Text_20_body"><text:span text:style-name="T1">‘</text:span></text:p>
          </text:deletion>
        </text:changed-region>
        <text:changed-region xml:id="ct94409105966288" text:id="ct94409105966288">
          <text:insertion>
            <office:change-info>
              <dc:creator>Julia Ringo</dc:creator>
              <dc:date>2023-10-20T15:00:00</dc:date>
            </office:change-info>
          </text:insertion>
        </text:changed-region>
        <text:changed-region xml:id="ct94409105968192" text:id="ct94409105968192">
          <text:deletion>
            <office:change-info>
              <dc:creator>Julia Ringo</dc:creator>
              <dc:date>2023-10-20T15:00:00</dc:date>
            </office:change-info>
            <text:p text:style-name="Text_20_body"><text:span text:style-name="T1">’</text:span></text:p>
          </text:deletion>
        </text:changed-region>
        <text:changed-region xml:id="ct94409105987008" text:id="ct94409105987008">
          <text:insertion>
            <office:change-info>
              <dc:creator>Julia Ringo</dc:creator>
              <dc:date>2023-10-20T15:02:00</dc:date>
            </office:change-info>
          </text:insertion>
        </text:changed-region>
        <text:changed-region xml:id="ct94409106004192" text:id="ct94409106004192">
          <text:insertion>
            <office:change-info>
              <dc:creator>Julia Ringo</dc:creator>
              <dc:date>2023-10-20T15:02:00</dc:date>
            </office:change-info>
          </text:insertion>
        </text:changed-region>
        <text:changed-region xml:id="ct94409106011472" text:id="ct94409106011472">
          <text:insertion>
            <office:change-info>
              <dc:creator>Julia Ringo</dc:creator>
              <dc:date>2023-10-20T15:03:00</dc:date>
            </office:change-info>
          </text:insertion>
        </text:changed-region>
        <text:changed-region xml:id="ct94409106022208" text:id="ct94409106022208">
          <text:insertion>
            <office:change-info>
              <dc:creator>Julia Ringo</dc:creator>
              <dc:date>2023-10-20T15:03:00</dc:date>
            </office:change-info>
          </text:insertion>
        </text:changed-region>
        <text:changed-region xml:id="ct94409106022848" text:id="ct94409106022848">
          <text:deletion>
            <office:change-info>
              <dc:creator>Julia Ringo</dc:creator>
              <dc:date>2023-10-20T15:03:00</dc:date>
            </office:change-info>
            <text:p text:style-name="Text_20_body"><text:span text:style-name="T1">,</text:span></text:p>
          </text:deletion>
        </text:changed-region>
        <text:changed-region xml:id="ct94409106023728" text:id="ct94409106023728">
          <text:insertion>
            <office:change-info>
              <dc:creator>Julia Ringo</dc:creator>
              <dc:date>2023-10-20T15:03:00</dc:date>
            </office:change-info>
          </text:insertion>
        </text:changed-region>
        <text:changed-region xml:id="ct94409106024848" text:id="ct94409106024848">
          <text:deletion>
            <office:change-info>
              <dc:creator>Julia Ringo</dc:creator>
              <dc:date>2023-10-20T15:03:00</dc:date>
            </office:change-info>
            <text:p text:style-name="Text_20_body"><text:span text:style-name="T1">i</text:span></text:p>
          </text:deletion>
        </text:changed-region>
        <text:changed-region xml:id="ct94409106028608" text:id="ct94409106028608">
          <text:deletion>
            <office:change-info>
              <dc:creator>Julia Ringo</dc:creator>
              <dc:date>2023-10-20T15:03:00</dc:date>
            </office:change-info>
            <text:p text:style-name="Text_20_body"><text:span text:style-name="T1">,</text:span></text:p>
          </text:deletion>
        </text:changed-region>
        <text:changed-region xml:id="ct94409106029904" text:id="ct94409106029904">
          <text:deletion>
            <office:change-info>
              <dc:creator>Julia Ringo</dc:creator>
              <dc:date>2023-10-10T11:08:00</dc:date>
            </office:change-info>
            <text:p text:style-name="Text_20_body"><text:span text:style-name="T1">…</text:span></text:p>
          </text:deletion>
        </text:changed-region>
        <text:changed-region xml:id="ct94409106030992" text:id="ct94409106030992">
          <text:insertion>
            <office:change-info>
              <dc:creator>Julia Ringo</dc:creator>
              <dc:date>2023-10-10T11:08:00</dc:date>
            </office:change-info>
          </text:insertion>
        </text:changed-region>
        <text:changed-region xml:id="ct94409106041344" text:id="ct94409106041344">
          <text:deletion>
            <office:change-info>
              <dc:creator>Julia Ringo</dc:creator>
              <dc:date>2023-10-20T15:06:00</dc:date>
            </office:change-info>
            <text:p text:style-name="Text_20_body"><text:span text:style-name="T1">s</text:span></text:p>
          </text:deletion>
        </text:changed-region>
        <text:changed-region xml:id="ct94409106043040" text:id="ct94409106043040">
          <text:deletion>
            <office:change-info>
              <dc:creator>Julia Ringo</dc:creator>
              <dc:date>2023-10-10T11:08:00</dc:date>
            </office:change-info>
            <text:p text:style-name="Text_20_body"><text:span text:style-name="T1">…</text:span></text:p>
          </text:deletion>
        </text:changed-region>
        <text:changed-region xml:id="ct94409106043680" text:id="ct94409106043680">
          <text:insertion>
            <office:change-info>
              <dc:creator>Julia Ringo</dc:creator>
              <dc:date>2023-10-10T11:08:00</dc:date>
            </office:change-info>
          </text:insertion>
        </text:changed-region>
        <text:changed-region xml:id="ct94409106044720" text:id="ct94409106044720">
          <text:deletion>
            <office:change-info>
              <dc:creator>Julia Ringo</dc:creator>
              <dc:date>2023-10-05T13:15:00</dc:date>
            </office:change-info>
            <text:p text:style-name="Text_20_body"><text:span text:style-name="T1"><text:s/>— </text:span></text:p>
          </text:deletion>
        </text:changed-region>
        <text:changed-region xml:id="ct94409106045600" text:id="ct94409106045600">
          <text:insertion>
            <office:change-info>
              <dc:creator>Julia Ringo</dc:creator>
              <dc:date>2023-10-05T13:15:00</dc:date>
            </office:change-info>
          </text:insertion>
        </text:changed-region>
        <text:changed-region xml:id="ct94409106047824" text:id="ct94409106047824">
          <text:deletion>
            <office:change-info>
              <dc:creator>Julia Ringo</dc:creator>
              <dc:date>2023-10-05T13:15:00</dc:date>
            </office:change-info>
            <text:p text:style-name="Text_20_body"><text:span text:style-name="T1"><text:s/>— </text:span></text:p>
          </text:deletion>
        </text:changed-region>
        <text:changed-region xml:id="ct94409106058128" text:id="ct94409106058128">
          <text:insertion>
            <office:change-info>
              <dc:creator>Julia Ringo</dc:creator>
              <dc:date>2023-10-05T13:15:00</dc:date>
            </office:change-info>
          </text:insertion>
        </text:changed-region>
        <text:changed-region xml:id="ct94409106062432" text:id="ct94409106062432">
          <text:deletion>
            <office:change-info>
              <dc:creator>Julia Ringo</dc:creator>
              <dc:date>2023-10-10T11:08:00</dc:date>
            </office:change-info>
            <text:p text:style-name="Text_20_body"><text:span text:style-name="T1">…</text:span></text:p>
          </text:deletion>
        </text:changed-region>
        <text:changed-region xml:id="ct94409106063552" text:id="ct94409106063552">
          <text:insertion>
            <office:change-info>
              <dc:creator>Julia Ringo</dc:creator>
              <dc:date>2023-10-10T11:08:00</dc:date>
            </office:change-info>
          </text:insertion>
        </text:changed-region>
        <text:changed-region xml:id="ct94409106065264" text:id="ct94409106065264">
          <text:deletion>
            <office:change-info>
              <dc:creator>Julia Ringo</dc:creator>
              <dc:date>2023-10-05T13:15:00</dc:date>
            </office:change-info>
            <text:p text:style-name="Text_20_body"><text:span text:style-name="T1"><text:s/>— </text:span></text:p>
          </text:deletion>
        </text:changed-region>
        <text:changed-region xml:id="ct94409106067680" text:id="ct94409106067680">
          <text:insertion>
            <office:change-info>
              <dc:creator>Julia Ringo</dc:creator>
              <dc:date>2023-10-05T13:15:00</dc:date>
            </office:change-info>
          </text:insertion>
        </text:changed-region>
        <text:changed-region xml:id="ct94409106068480" text:id="ct94409106068480">
          <text:deletion>
            <office:change-info>
              <dc:creator>Julia Ringo</dc:creator>
              <dc:date>2023-10-05T13:15:00</dc:date>
            </office:change-info>
            <text:p text:style-name="Text_20_body"><text:span text:style-name="T1"><text:s/>— </text:span></text:p>
          </text:deletion>
        </text:changed-region>
        <text:changed-region xml:id="ct94409106070432" text:id="ct94409106070432">
          <text:insertion>
            <office:change-info>
              <dc:creator>Julia Ringo</dc:creator>
              <dc:date>2023-10-05T13:15:00</dc:date>
            </office:change-info>
          </text:insertion>
        </text:changed-region>
        <text:changed-region xml:id="ct94409106071072" text:id="ct94409106071072">
          <text:insertion>
            <office:change-info>
              <dc:creator>Julia Ringo</dc:creator>
              <dc:date>2023-10-20T15:15:00</dc:date>
            </office:change-info>
          </text:insertion>
        </text:changed-region>
        <text:changed-region xml:id="ct94409106071712" text:id="ct94409106071712">
          <text:insertion>
            <office:change-info>
              <dc:creator>Julia Ringo</dc:creator>
              <dc:date>2023-10-21T15:01:00</dc:date>
            </office:change-info>
          </text:insertion>
        </text:changed-region>
        <text:changed-region xml:id="ct94409106085536" text:id="ct94409106085536">
          <text:deletion>
            <office:change-info>
              <dc:creator>Julia Ringo</dc:creator>
              <dc:date>2023-10-21T15:01:00</dc:date>
            </office:change-info>
            <text:p text:style-name="Text_20_body"><text:span text:style-name="T1">,</text:span></text:p>
          </text:deletion>
        </text:changed-region>
        <text:changed-region xml:id="ct94409106089248" text:id="ct94409106089248">
          <text:deletion>
            <office:change-info>
              <dc:creator>Julia Ringo</dc:creator>
              <dc:date>2023-10-20T15:16:00</dc:date>
            </office:change-info>
            <text:p text:style-name="Text_20_body"><text:span text:style-name="T1">100 </text:span></text:p>
          </text:deletion>
        </text:changed-region>
        <text:changed-region xml:id="ct94409106104160" text:id="ct94409106104160">
          <text:insertion>
            <office:change-info>
              <dc:creator>Julia Ringo</dc:creator>
              <dc:date>2023-10-20T15:16:00</dc:date>
            </office:change-info>
          </text:insertion>
        </text:changed-region>
        <text:changed-region xml:id="ct94409106105616" text:id="ct94409106105616">
          <text:deletion>
            <office:change-info>
              <dc:creator>Julia Ringo</dc:creator>
              <dc:date>2023-10-20T15:16:00</dc:date>
            </office:change-info>
            <text:p text:style-name="Text_20_body"><text:span text:style-name="T1">to her </text:span></text:p>
          </text:deletion>
        </text:changed-region>
        <text:changed-region xml:id="ct94409106077008" text:id="ct94409106077008">
          <text:insertion>
            <office:change-info>
              <dc:creator>Julia Ringo</dc:creator>
              <dc:date>2023-10-20T15:16:00</dc:date>
            </office:change-info>
          </text:insertion>
        </text:changed-region>
        <text:changed-region xml:id="ct94409106134512" text:id="ct94409106134512">
          <text:insertion>
            <office:change-info>
              <dc:creator>Julia Ringo</dc:creator>
              <dc:date>2023-10-20T15:16:00</dc:date>
            </office:change-info>
          </text:insertion>
        </text:changed-region>
        <text:changed-region xml:id="ct94409106135152" text:id="ct94409106135152">
          <text:insertion>
            <office:change-info>
              <dc:creator>Julia Ringo</dc:creator>
              <dc:date>2023-10-20T15:17:00</dc:date>
            </office:change-info>
          </text:insertion>
        </text:changed-region>
        <text:changed-region xml:id="ct94409106140272" text:id="ct94409106140272">
          <text:deletion>
            <office:change-info>
              <dc:creator>Julia Ringo</dc:creator>
              <dc:date>2023-10-20T15:17:00</dc:date>
            </office:change-info>
            <text:p text:style-name="Text_20_body"><text:span text:style-name="T1">,</text:span></text:p>
          </text:deletion>
        </text:changed-region>
        <text:changed-region xml:id="ct94409106148176" text:id="ct94409106148176">
          <text:insertion>
            <office:change-info>
              <dc:creator>Julia Ringo</dc:creator>
              <dc:date>2023-10-20T15:17:00</dc:date>
            </office:change-info>
          </text:insertion>
        </text:changed-region>
        <text:changed-region xml:id="ct94409106155520" text:id="ct94409106155520">
          <text:deletion>
            <office:change-info>
              <dc:creator>Julia Ringo</dc:creator>
              <dc:date>2023-10-20T15:17:00</dc:date>
            </office:change-info>
            <text:p text:style-name="Text_20_body"><text:span text:style-name="T1">i</text:span></text:p>
          </text:deletion>
        </text:changed-region>
        <text:changed-region xml:id="ct94409106159552" text:id="ct94409106159552">
          <text:insertion>
            <office:change-info>
              <dc:creator>Julia Ringo</dc:creator>
              <dc:date>2023-10-20T15:17:00</dc:date>
            </office:change-info>
          </text:insertion>
        </text:changed-region>
        <text:changed-region xml:id="ct94409106162096" text:id="ct94409106162096">
          <text:deletion>
            <office:change-info>
              <dc:creator>Julia Ringo</dc:creator>
              <dc:date>2023-10-20T15:17:00</dc:date>
            </office:change-info>
            <text:p text:style-name="Text_20_body"><text:span text:style-name="T1"><text:s/>needed</text:span></text:p>
          </text:deletion>
        </text:changed-region>
        <text:changed-region xml:id="ct94409101289312" text:id="ct94409101289312">
          <text:deletion>
            <office:change-info>
              <dc:creator>Julia Ringo</dc:creator>
              <dc:date>2023-10-20T15:17:00</dc:date>
            </office:change-info>
            <text:p text:style-name="Text_20_body"><text:span text:style-name="T1">s</text:span></text:p>
          </text:deletion>
        </text:changed-region>
        <text:changed-region xml:id="ct94409101269584" text:id="ct94409101269584">
          <text:insertion>
            <office:change-info>
              <dc:creator>Julia Ringo</dc:creator>
              <dc:date>2023-10-20T15:17:00</dc:date>
            </office:change-info>
          </text:insertion>
        </text:changed-region>
        <text:changed-region xml:id="ct94409101477360" text:id="ct94409101477360">
          <text:deletion>
            <office:change-info>
              <dc:creator>Julia Ringo</dc:creator>
              <dc:date>2023-10-20T15:17:00</dc:date>
            </office:change-info>
            <text:p text:style-name="Text_20_body"><text:span text:style-name="T1">w</text:span></text:p>
          </text:deletion>
        </text:changed-region>
        <text:changed-region xml:id="ct94409106168256" text:id="ct94409106168256">
          <text:deletion>
            <office:change-info>
              <dc:creator>Julia Ringo</dc:creator>
              <dc:date>2023-10-20T15:17:00</dc:date>
            </office:change-info>
            <text:p text:style-name="Text_20_body"><text:span text:style-name="T1">were </text:span></text:p>
          </text:deletion>
        </text:changed-region>
        <text:changed-region xml:id="ct94409106172480" text:id="ct94409106172480">
          <text:insertion>
            <office:change-info>
              <dc:creator>Julia Ringo</dc:creator>
              <dc:date>2023-10-20T15:18:00</dc:date>
            </office:change-info>
          </text:insertion>
        </text:changed-region>
        <text:changed-region xml:id="ct94409106173600" text:id="ct94409106173600">
          <text:insertion>
            <office:change-info>
              <dc:creator>Julia Ringo</dc:creator>
              <dc:date>2023-10-20T15:18:00</dc:date>
            </office:change-info>
          </text:insertion>
        </text:changed-region>
        <text:changed-region xml:id="ct94409106176240" text:id="ct94409106176240">
          <text:deletion>
            <office:change-info>
              <dc:creator>Julia Ringo</dc:creator>
              <dc:date>2023-10-20T15:18:00</dc:date>
            </office:change-info>
            <text:p text:style-name="Text_20_body"><text:span text:style-name="T1">eh</text:span></text:p>
          </text:deletion>
        </text:changed-region>
        <text:changed-region xml:id="ct94409106184736" text:id="ct94409106184736">
          <text:insertion>
            <office:change-info>
              <dc:creator>Julia Ringo</dc:creator>
              <dc:date>2023-10-20T15:18:00</dc:date>
            </office:change-info>
          </text:insertion>
        </text:changed-region>
        <text:changed-region xml:id="ct94409106204880" text:id="ct94409106204880">
          <text:deletion>
            <office:change-info>
              <dc:creator>Julia Ringo</dc:creator>
              <dc:date>2023-10-10T11:08:00</dc:date>
            </office:change-info>
            <text:p text:style-name="Text_20_body"><text:span text:style-name="T1">…</text:span></text:p>
          </text:deletion>
        </text:changed-region>
        <text:changed-region xml:id="ct94409106207120" text:id="ct94409106207120">
          <text:insertion>
            <office:change-info>
              <dc:creator>Julia Ringo</dc:creator>
              <dc:date>2023-10-10T11:08:00</dc:date>
            </office:change-info>
          </text:insertion>
        </text:changed-region>
        <text:changed-region xml:id="ct94409106222320" text:id="ct94409106222320">
          <text:deletion>
            <office:change-info>
              <dc:creator>Julia Ringo</dc:creator>
              <dc:date>2023-10-20T15:19:00</dc:date>
            </office:change-info>
            <text:p text:style-name="Text_20_body"><text:span text:style-name="T1"><text:s/></text:span></text:p>
          </text:deletion>
        </text:changed-region>
        <text:changed-region xml:id="ct94409106223520" text:id="ct94409106223520">
          <text:insertion>
            <office:change-info>
              <dc:creator>Julia Ringo</dc:creator>
              <dc:date>2023-10-20T15:19:00</dc:date>
            </office:change-info>
          </text:insertion>
        </text:changed-region>
        <text:changed-region xml:id="ct94409106224160" text:id="ct94409106224160">
          <text:deletion>
            <office:change-info>
              <dc:creator>Julia Ringo</dc:creator>
              <dc:date>2023-10-05T13:15:00</dc:date>
            </office:change-info>
            <text:p text:style-name="Text_20_body"><text:span text:style-name="T1"><text:s/>— </text:span></text:p>
          </text:deletion>
        </text:changed-region>
        <text:changed-region xml:id="ct94409106224800" text:id="ct94409106224800">
          <text:insertion>
            <office:change-info>
              <dc:creator>Julia Ringo</dc:creator>
              <dc:date>2023-10-05T13:15:00</dc:date>
            </office:change-info>
          </text:insertion>
        </text:changed-region>
        <text:changed-region xml:id="ct94409106235760" text:id="ct94409106235760">
          <text:insertion>
            <office:change-info>
              <dc:creator>Julia Ringo</dc:creator>
              <dc:date>2023-10-20T15:20:00</dc:date>
            </office:change-info>
          </text:insertion>
        </text:changed-region>
        <text:changed-region xml:id="ct94409106236400" text:id="ct94409106236400">
          <text:deletion>
            <office:change-info>
              <dc:creator>Julia Ringo</dc:creator>
              <dc:date>2023-10-10T11:08:00</dc:date>
            </office:change-info>
            <text:p text:style-name="Text_20_body"><text:span text:style-name="T1">…</text:span></text:p>
          </text:deletion>
        </text:changed-region>
        <text:changed-region xml:id="ct94409106236928" text:id="ct94409106236928">
          <text:insertion>
            <office:change-info>
              <dc:creator>Julia Ringo</dc:creator>
              <dc:date>2023-10-10T11:08:00</dc:date>
            </office:change-info>
          </text:insertion>
        </text:changed-region>
        <text:changed-region xml:id="ct94409106238976" text:id="ct94409106238976">
          <text:deletion>
            <office:change-info>
              <dc:creator>Julia Ringo</dc:creator>
              <dc:date>2023-10-20T15:20:00</dc:date>
            </office:change-info>
            <text:p text:style-name="Text_20_body"><text:span text:style-name="T1">around in the air </text:span></text:p>
          </text:deletion>
        </text:changed-region>
        <text:changed-region xml:id="ct94409106239840" text:id="ct94409106239840">
          <text:deletion>
            <office:change-info>
              <dc:creator>Julia Ringo</dc:creator>
              <dc:date>2023-10-05T13:15:00</dc:date>
            </office:change-info>
            <text:p text:style-name="Text_20_body"><text:span text:style-name="T1"><text:s/>— </text:span></text:p>
          </text:deletion>
        </text:changed-region>
        <text:changed-region xml:id="ct94409106216976" text:id="ct94409106216976">
          <text:insertion>
            <office:change-info>
              <dc:creator>Julia Ringo</dc:creator>
              <dc:date>2023-10-05T13:15:00</dc:date>
            </office:change-info>
          </text:insertion>
        </text:changed-region>
        <text:changed-region xml:id="ct94409106253520" text:id="ct94409106253520">
          <text:deletion>
            <office:change-info>
              <dc:creator>Julia Ringo</dc:creator>
              <dc:date>2023-10-10T11:08:00</dc:date>
            </office:change-info>
            <text:p text:style-name="Text_20_body"><text:span text:style-name="T1">…</text:span></text:p>
          </text:deletion>
        </text:changed-region>
        <text:changed-region xml:id="ct94409106254960" text:id="ct94409106254960">
          <text:insertion>
            <office:change-info>
              <dc:creator>Julia Ringo</dc:creator>
              <dc:date>2023-10-10T11:08:00</dc:date>
            </office:change-info>
          </text:insertion>
        </text:changed-region>
        <text:changed-region xml:id="ct94409106255600" text:id="ct94409106255600">
          <text:deletion>
            <office:change-info>
              <dc:creator>Julia Ringo</dc:creator>
              <dc:date>2023-10-20T15:20:00</dc:date>
            </office:change-info>
            <text:p text:style-name="Text_20_body"><text:span text:style-name="T1"><text:s/></text:span></text:p>
          </text:deletion>
        </text:changed-region>
        <text:changed-region xml:id="ct94409106256240" text:id="ct94409106256240">
          <text:deletion>
            <office:change-info>
              <dc:creator>Julia Ringo</dc:creator>
              <dc:date>2023-10-10T11:08:00</dc:date>
            </office:change-info>
            <text:p text:style-name="Text_20_body"><text:span text:style-name="T1">…</text:span></text:p>
          </text:deletion>
        </text:changed-region>
        <text:changed-region xml:id="ct94409106266224" text:id="ct94409106266224">
          <text:insertion>
            <office:change-info>
              <dc:creator>Julia Ringo</dc:creator>
              <dc:date>2023-10-10T11:08:00</dc:date>
            </office:change-info>
          </text:insertion>
        </text:changed-region>
        <text:changed-region xml:id="ct94409106267104" text:id="ct94409106267104">
          <text:insertion>
            <office:change-info>
              <dc:creator>Julia Ringo</dc:creator>
              <dc:date>2023-10-20T15:20:00</dc:date>
            </office:change-info>
          </text:insertion>
        </text:changed-region>
        <text:changed-region xml:id="ct94409106268512" text:id="ct94409106268512">
          <text:deletion>
            <office:change-info>
              <dc:creator>Julia Ringo</dc:creator>
              <dc:date>2023-10-20T15:20:00</dc:date>
            </office:change-info>
            <text:p text:style-name="Text_20_body"><text:span text:style-name="T1">,</text:span></text:p>
          </text:deletion>
        </text:changed-region>
        <text:changed-region xml:id="ct94409105856816" text:id="ct94409105856816">
          <text:insertion>
            <office:change-info>
              <dc:creator>Julia Ringo</dc:creator>
              <dc:date>2023-10-20T15:20:00</dc:date>
            </office:change-info>
          </text:insertion>
        </text:changed-region>
        <text:changed-region xml:id="ct94409105858448" text:id="ct94409105858448">
          <text:deletion>
            <office:change-info>
              <dc:creator>Julia Ringo</dc:creator>
              <dc:date>2023-10-20T15:20:00</dc:date>
            </office:change-info>
            <text:p text:style-name="Text_20_body"><text:span text:style-name="T1">y</text:span></text:p>
          </text:deletion>
        </text:changed-region>
        <text:changed-region xml:id="ct94409103431152" text:id="ct94409103431152">
          <text:deletion>
            <office:change-info>
              <dc:creator>Julia Ringo</dc:creator>
              <dc:date>2023-10-20T15:20:00</dc:date>
            </office:change-info>
            <text:p text:style-name="Text_20_body"><text:span text:style-name="T1">in the image </text:span></text:p>
          </text:deletion>
        </text:changed-region>
        <text:changed-region xml:id="ct94409105763232" text:id="ct94409105763232">
          <text:insertion>
            <office:change-info>
              <dc:creator>Julia Ringo</dc:creator>
              <dc:date>2023-10-20T15:20:00</dc:date>
            </office:change-info>
          </text:insertion>
        </text:changed-region>
        <text:changed-region xml:id="ct94409105762112" text:id="ct94409105762112">
          <text:deletion>
            <office:change-info>
              <dc:creator>Julia Ringo</dc:creator>
              <dc:date>2023-10-20T15:20:00</dc:date>
            </office:change-info>
            <text:p text:style-name="Text_20_body"><text:span text:style-name="T1">,</text:span></text:p>
          </text:deletion>
        </text:changed-region>
        <text:changed-region xml:id="ct94409105674656" text:id="ct94409105674656">
          <text:insertion>
            <office:change-info>
              <dc:creator>Julia Ringo</dc:creator>
              <dc:date>2023-10-20T15:20:00</dc:date>
            </office:change-info>
          </text:insertion>
        </text:changed-region>
        <text:changed-region xml:id="ct94409105721040" text:id="ct94409105721040">
          <text:deletion>
            <office:change-info>
              <dc:creator>Julia Ringo</dc:creator>
              <dc:date>2023-10-20T15:20:00</dc:date>
            </office:change-info>
            <text:p text:style-name="Text_20_body"><text:span text:style-name="T1">i</text:span></text:p>
          </text:deletion>
        </text:changed-region>
        <text:changed-region xml:id="ct94409102667152" text:id="ct94409102667152">
          <text:deletion>
            <office:change-info>
              <dc:creator>Julia Ringo</dc:creator>
              <dc:date>2023-10-20T15:21:00</dc:date>
            </office:change-info>
            <text:p text:style-name="Text_20_body"><text:span text:style-name="T1">”</text:span></text:p>
          </text:deletion>
        </text:changed-region>
        <text:changed-region xml:id="ct94409105790096" text:id="ct94409105790096">
          <text:deletion>
            <office:change-info>
              <dc:creator>Julia Ringo</dc:creator>
              <dc:date>2023-10-10T11:08:00</dc:date>
            </office:change-info>
            <text:p text:style-name="Text_20_body"><text:span text:style-name="T1">…</text:span></text:p>
          </text:deletion>
        </text:changed-region>
        <text:changed-region xml:id="ct94409105788736" text:id="ct94409105788736">
          <text:insertion>
            <office:change-info>
              <dc:creator>Julia Ringo</dc:creator>
              <dc:date>2023-10-10T11:08:00</dc:date>
            </office:change-info>
          </text:insertion>
        </text:changed-region>
        <text:changed-region xml:id="ct94409105786336" text:id="ct94409105786336">
          <text:insertion>
            <office:change-info>
              <dc:creator>Julia Ringo</dc:creator>
              <dc:date>2023-10-20T15:21:00</dc:date>
            </office:change-info>
          </text:insertion>
        </text:changed-region>
        <text:changed-region xml:id="ct94409105816016" text:id="ct94409105816016">
          <text:insertion>
            <office:change-info>
              <dc:creator>Julia Ringo</dc:creator>
              <dc:date>2023-10-20T15:21:00</dc:date>
            </office:change-info>
          </text:insertion>
        </text:changed-region>
        <text:changed-region xml:id="ct94409105825936" text:id="ct94409105825936">
          <text:insertion>
            <office:change-info>
              <dc:creator>Julia Ringo</dc:creator>
              <dc:date>2023-10-20T15:21:00</dc:date>
            </office:change-info>
          </text:insertion>
        </text:changed-region>
        <text:changed-region xml:id="ct94409105825408" text:id="ct94409105825408">
          <text:deletion>
            <office:change-info>
              <dc:creator>Julia Ringo</dc:creator>
              <dc:date>2023-10-20T15:21:00</dc:date>
            </office:change-info>
            <text:p text:style-name="Text_20_body"><text:span text:style-name="T1">.</text:span></text:p>
          </text:deletion>
        </text:changed-region>
        <text:changed-region xml:id="ct94409105881488" text:id="ct94409105881488">
          <text:insertion>
            <office:change-info>
              <dc:creator>Julia Ringo</dc:creator>
              <dc:date>2023-10-20T15:21:00</dc:date>
            </office:change-info>
          </text:insertion>
        </text:changed-region>
        <text:changed-region xml:id="ct94409105880608" text:id="ct94409105880608">
          <text:deletion>
            <office:change-info>
              <dc:creator>Julia Ringo</dc:creator>
              <dc:date>2023-10-20T15:21:00</dc:date>
            </office:change-info>
            <text:p text:style-name="Text_20_body"><text:span text:style-name="T1">;</text:span></text:p>
          </text:deletion>
        </text:changed-region>
        <text:changed-region xml:id="ct94409105877904" text:id="ct94409105877904">
          <text:deletion>
            <office:change-info>
              <dc:creator>Julia Ringo</dc:creator>
              <dc:date>2023-10-10T11:08:00</dc:date>
            </office:change-info>
            <text:p text:style-name="Text_20_body"><text:span text:style-name="T1">…</text:span></text:p>
          </text:deletion>
        </text:changed-region>
        <text:changed-region xml:id="ct94409105877264" text:id="ct94409105877264">
          <text:insertion>
            <office:change-info>
              <dc:creator>Julia Ringo</dc:creator>
              <dc:date>2023-10-10T11:08:00</dc:date>
            </office:change-info>
          </text:insertion>
        </text:changed-region>
        <text:changed-region xml:id="ct94409105875664" text:id="ct94409105875664">
          <text:deletion>
            <office:change-info>
              <dc:creator>Julia Ringo</dc:creator>
              <dc:date>2023-10-20T15:21:00</dc:date>
            </office:change-info>
            <text:p text:style-name="Text_20_body"><text:span text:style-name="T1"><text:s/></text:span></text:p>
          </text:deletion>
        </text:changed-region>
        <text:changed-region xml:id="ct94409105875024" text:id="ct94409105875024">
          <text:insertion>
            <office:change-info>
              <dc:creator>Julia Ringo</dc:creator>
              <dc:date>2023-10-20T15:21:00</dc:date>
            </office:change-info>
          </text:insertion>
        </text:changed-region>
        <text:changed-region xml:id="ct94409105873904" text:id="ct94409105873904">
          <text:deletion>
            <office:change-info>
              <dc:creator>Julia Ringo</dc:creator>
              <dc:date>2023-10-20T15:21:00</dc:date>
            </office:change-info>
            <text:p text:style-name="Text_20_body"><text:span text:style-name="T1">,</text:span></text:p>
          </text:deletion>
        </text:changed-region>
        <text:changed-region xml:id="ct94409105912432" text:id="ct94409105912432">
          <text:insertion>
            <office:change-info>
              <dc:creator>Julia Ringo</dc:creator>
              <dc:date>2023-10-20T15:21:00</dc:date>
            </office:change-info>
          </text:insertion>
        </text:changed-region>
        <text:changed-region xml:id="ct94409105906640" text:id="ct94409105906640">
          <text:deletion>
            <office:change-info>
              <dc:creator>Julia Ringo</dc:creator>
              <dc:date>2023-10-20T15:21:00</dc:date>
            </office:change-info>
            <text:p text:style-name="Text_20_body"><text:span text:style-name="T1">i</text:span></text:p>
          </text:deletion>
        </text:changed-region>
        <text:changed-region xml:id="ct94409105920992" text:id="ct94409105920992">
          <text:insertion>
            <office:change-info>
              <dc:creator>Julia Ringo</dc:creator>
              <dc:date>2023-10-20T15:21:00</dc:date>
            </office:change-info>
          </text:insertion>
        </text:changed-region>
        <text:changed-region xml:id="ct94409105948896" text:id="ct94409105948896">
          <text:insertion>
            <office:change-info>
              <dc:creator>Julia Ringo</dc:creator>
              <dc:date>2023-10-20T15:22:00</dc:date>
            </office:change-info>
          </text:insertion>
        </text:changed-region>
        <text:changed-region xml:id="ct94409101845088" text:id="ct94409101845088">
          <text:insertion>
            <office:change-info>
              <dc:creator>Julia Ringo</dc:creator>
              <dc:date>2023-10-20T15:22:00</dc:date>
            </office:change-info>
          </text:insertion>
        </text:changed-region>
        <text:changed-region xml:id="ct94409105947456" text:id="ct94409105947456">
          <text:deletion>
            <office:change-info>
              <dc:creator>Julia Ringo</dc:creator>
              <dc:date>2023-10-05T13:15:00</dc:date>
            </office:change-info>
            <text:p text:style-name="Text_20_body"><text:span text:style-name="T1"><text:s/>— </text:span></text:p>
          </text:deletion>
        </text:changed-region>
        <text:changed-region xml:id="ct94409106032512" text:id="ct94409106032512">
          <text:insertion>
            <office:change-info>
              <dc:creator>Julia Ringo</dc:creator>
              <dc:date>2023-10-05T13:15:00</dc:date>
            </office:change-info>
          </text:insertion>
        </text:changed-region>
        <text:changed-region xml:id="ct94409106405552" text:id="ct94409106405552">
          <text:insertion>
            <office:change-info>
              <dc:creator>Julia Ringo</dc:creator>
              <dc:date>2023-10-20T15:23:00</dc:date>
            </office:change-info>
          </text:insertion>
        </text:changed-region>
        <text:changed-region xml:id="ct94409106123792" text:id="ct94409106123792">
          <text:deletion>
            <office:change-info>
              <dc:creator>Julia Ringo</dc:creator>
              <dc:date>2023-10-20T15:23:00</dc:date>
            </office:change-info>
            <text:p text:style-name="Text_20_body"><text:span text:style-name="T1">,</text:span></text:p>
          </text:deletion>
        </text:changed-region>
        <text:changed-region xml:id="ct94409105817856" text:id="ct94409105817856">
          <text:deletion>
            <office:change-info>
              <dc:creator>Julia Ringo</dc:creator>
              <dc:date>2023-10-05T13:15:00</dc:date>
            </office:change-info>
            <text:p text:style-name="Text_20_body"><text:span text:style-name="T1"><text:s/>— </text:span></text:p>
          </text:deletion>
        </text:changed-region>
        <text:changed-region xml:id="ct94409106110400" text:id="ct94409106110400">
          <text:insertion>
            <office:change-info>
              <dc:creator>Julia Ringo</dc:creator>
              <dc:date>2023-10-05T13:15:00</dc:date>
            </office:change-info>
          </text:insertion>
        </text:changed-region>
        <text:changed-region xml:id="ct94409105864208" text:id="ct94409105864208">
          <text:insertion>
            <office:change-info>
              <dc:creator>Julia Ringo</dc:creator>
              <dc:date>2023-10-20T15:23:00</dc:date>
            </office:change-info>
          </text:insertion>
        </text:changed-region>
        <text:changed-region xml:id="ct94409105772208" text:id="ct94409105772208">
          <text:deletion>
            <office:change-info>
              <dc:creator>Julia Ringo</dc:creator>
              <dc:date>2023-10-20T15:23:00</dc:date>
            </office:change-info>
            <text:p text:style-name="Text_20_body"><text:span text:style-name="T1">40 </text:span></text:p>
          </text:deletion>
        </text:changed-region>
        <text:changed-region xml:id="ct94409105829952" text:id="ct94409105829952">
          <text:insertion>
            <office:change-info>
              <dc:creator>Julia Ringo</dc:creator>
              <dc:date>2023-10-20T15:23:00</dc:date>
            </office:change-info>
          </text:insertion>
        </text:changed-region>
        <text:changed-region xml:id="ct94409105831312" text:id="ct94409105831312">
          <text:deletion>
            <office:change-info>
              <dc:creator>Julia Ringo</dc:creator>
              <dc:date>2023-10-20T15:24:00</dc:date>
            </office:change-info>
            <text:p text:style-name="Text_20_body"><text:span text:style-name="T1">options </text:span></text:p>
          </text:deletion>
        </text:changed-region>
        <text:changed-region xml:id="ct94409105122320" text:id="ct94409105122320">
          <text:insertion>
            <office:change-info>
              <dc:creator>Julia Ringo</dc:creator>
              <dc:date>2023-10-20T15:24:00</dc:date>
            </office:change-info>
          </text:insertion>
        </text:changed-region>
        <text:changed-region xml:id="ct94409105364464" text:id="ct94409105364464">
          <text:deletion>
            <office:change-info>
              <dc:creator>Julia Ringo</dc:creator>
              <dc:date>2023-10-20T15:24:00</dc:date>
            </office:change-info>
            <text:p text:style-name="Text_20_body"><text:span text:style-name="T1"><text:s/></text:span></text:p>
          </text:deletion>
        </text:changed-region>
        <text:changed-region xml:id="ct94409106277184" text:id="ct94409106277184">
          <text:insertion>
            <office:change-info>
              <dc:creator>Julia Ringo</dc:creator>
              <dc:date>2023-10-20T15:24:00</dc:date>
            </office:change-info>
          </text:insertion>
        </text:changed-region>
        <text:changed-region xml:id="ct94409106177600" text:id="ct94409106177600">
          <text:deletion>
            <office:change-info>
              <dc:creator>Julia Ringo</dc:creator>
              <dc:date>2023-10-20T15:24:00</dc:date>
            </office:change-info>
            <text:p text:style-name="Text_20_body"><text:span text:style-name="T1">to have to make fucking decisions about.</text:span></text:p>
          </text:deletion>
        </text:changed-region>
        <text:changed-region xml:id="ct94409104853632" text:id="ct94409104853632">
          <text:insertion>
            <office:change-info>
              <dc:creator>Julia Ringo</dc:creator>
              <dc:date>2023-10-20T15:24:00</dc:date>
            </office:change-info>
          </text:insertion>
        </text:changed-region>
        <text:changed-region xml:id="ct94409106225440" text:id="ct94409106225440">
          <text:deletion>
            <office:change-info>
              <dc:creator>Julia Ringo</dc:creator>
              <dc:date>2023-10-10T11:08:00</dc:date>
            </office:change-info>
            <text:p text:style-name="Text_20_body"><text:span text:style-name="T1">…</text:span></text:p>
          </text:deletion>
        </text:changed-region>
        <text:changed-region xml:id="ct94409106233728" text:id="ct94409106233728">
          <text:insertion>
            <office:change-info>
              <dc:creator>Julia Ringo</dc:creator>
              <dc:date>2023-10-10T11:08:00</dc:date>
            </office:change-info>
          </text:insertion>
        </text:changed-region>
        <text:changed-region xml:id="ct94409106231888" text:id="ct94409106231888">
          <text:deletion>
            <office:change-info>
              <dc:creator>Julia Ringo</dc:creator>
              <dc:date>2023-10-05T13:15:00</dc:date>
            </office:change-info>
            <text:p text:style-name="Text_20_body"><text:span text:style-name="T1"><text:s/>— </text:span></text:p>
          </text:deletion>
        </text:changed-region>
        <text:changed-region xml:id="ct94409106231008" text:id="ct94409106231008">
          <text:insertion>
            <office:change-info>
              <dc:creator>Julia Ringo</dc:creator>
              <dc:date>2023-10-05T13:15:00</dc:date>
            </office:change-info>
          </text:insertion>
        </text:changed-region>
        <text:changed-region xml:id="ct94409106229200" text:id="ct94409106229200">
          <text:deletion>
            <office:change-info>
              <dc:creator>Julia Ringo</dc:creator>
              <dc:date>2023-10-20T15:25:00</dc:date>
            </office:change-info>
            <text:p text:style-name="Text_20_body"><text:span text:style-name="T1">to </text:span></text:p>
          </text:deletion>
        </text:changed-region>
        <text:changed-region xml:id="ct94409106227840" text:id="ct94409106227840">
          <text:insertion>
            <office:change-info>
              <dc:creator>Julia Ringo</dc:creator>
              <dc:date>2023-10-20T15:25:00</dc:date>
            </office:change-info>
          </text:insertion>
        </text:changed-region>
        <text:changed-region xml:id="ct94409102182672" text:id="ct94409102182672">
          <text:insertion>
            <office:change-info>
              <dc:creator>Julia Ringo</dc:creator>
              <dc:date>2023-10-20T15:25:00</dc:date>
            </office:change-info>
          </text:insertion>
        </text:changed-region>
        <text:changed-region xml:id="ct94409105729856" text:id="ct94409105729856">
          <text:insertion>
            <office:change-info>
              <dc:creator>Julia Ringo</dc:creator>
              <dc:date>2023-10-20T15:25:00</dc:date>
            </office:change-info>
          </text:insertion>
        </text:changed-region>
        <text:changed-region xml:id="ct94409101183984" text:id="ct94409101183984">
          <text:deletion>
            <office:change-info>
              <dc:creator>Julia Ringo</dc:creator>
              <dc:date>2023-10-05T13:15:00</dc:date>
            </office:change-info>
            <text:p text:style-name="Text_20_body"><text:span text:style-name="T1"><text:s/>— </text:span></text:p>
          </text:deletion>
        </text:changed-region>
        <text:changed-region xml:id="ct94409101942352" text:id="ct94409101942352">
          <text:insertion>
            <office:change-info>
              <dc:creator>Julia Ringo</dc:creator>
              <dc:date>2023-10-05T13:15:00</dc:date>
            </office:change-info>
          </text:insertion>
        </text:changed-region>
        <text:changed-region xml:id="ct94409102577792" text:id="ct94409102577792">
          <text:deletion>
            <office:change-info>
              <dc:creator>Julia Ringo</dc:creator>
              <dc:date>2023-10-10T11:08:00</dc:date>
            </office:change-info>
            <text:p text:style-name="Text_20_body"><text:span text:style-name="T1">…</text:span></text:p>
          </text:deletion>
        </text:changed-region>
        <text:changed-region xml:id="ct94409105902784" text:id="ct94409105902784">
          <text:insertion>
            <office:change-info>
              <dc:creator>Julia Ringo</dc:creator>
              <dc:date>2023-10-10T11:08:00</dc:date>
            </office:change-info>
          </text:insertion>
        </text:changed-region>
        <text:changed-region xml:id="ct94409105902320" text:id="ct94409105902320">
          <text:deletion>
            <office:change-info>
              <dc:creator>Julia Ringo</dc:creator>
              <dc:date>2023-10-10T11:08:00</dc:date>
            </office:change-info>
            <text:p text:style-name="Text_20_body"><text:span text:style-name="T1">…</text:span></text:p>
          </text:deletion>
        </text:changed-region>
        <text:changed-region xml:id="ct94409101931424" text:id="ct94409101931424">
          <text:insertion>
            <office:change-info>
              <dc:creator>Julia Ringo</dc:creator>
              <dc:date>2023-10-10T11:08:00</dc:date>
            </office:change-info>
          </text:insertion>
        </text:changed-region>
        <text:changed-region xml:id="ct94409105981376" text:id="ct94409105981376">
          <text:deletion>
            <office:change-info>
              <dc:creator>Julia Ringo</dc:creator>
              <dc:date>2023-10-20T15:25:00</dc:date>
            </office:change-info>
            <text:p text:style-name="Text_20_body"><text:span text:style-name="T1">,</text:span></text:p>
          </text:deletion>
        </text:changed-region>
        <text:changed-region xml:id="ct94409100955216" text:id="ct94409100955216">
          <text:deletion>
            <office:change-info>
              <dc:creator>Julia Ringo</dc:creator>
              <dc:date>2023-10-10T11:08:00</dc:date>
            </office:change-info>
            <text:p text:style-name="Text_20_body"><text:span text:style-name="T1">…</text:span></text:p>
          </text:deletion>
        </text:changed-region>
        <text:changed-region xml:id="ct94409101476000" text:id="ct94409101476000">
          <text:insertion>
            <office:change-info>
              <dc:creator>Julia Ringo</dc:creator>
              <dc:date>2023-10-10T11:08:00</dc:date>
            </office:change-info>
          </text:insertion>
        </text:changed-region>
        <text:changed-region xml:id="ct94409101676992" text:id="ct94409101676992">
          <text:deletion>
            <office:change-info>
              <dc:creator>Julia Ringo</dc:creator>
              <dc:date>2023-10-20T15:25:00</dc:date>
            </office:change-info>
            <text:p text:style-name="Text_20_body"><text:span text:style-name="T1"><text:s/></text:span></text:p>
          </text:deletion>
        </text:changed-region>
        <text:changed-region xml:id="ct94409106431024" text:id="ct94409106431024">
          <text:deletion>
            <office:change-info>
              <dc:creator>Julia Ringo</dc:creator>
              <dc:date>2023-10-10T11:08:00</dc:date>
            </office:change-info>
            <text:p text:style-name="Text_20_body"><text:span text:style-name="T1">…</text:span></text:p>
          </text:deletion>
        </text:changed-region>
        <text:changed-region xml:id="ct94409106431264" text:id="ct94409106431264">
          <text:insertion>
            <office:change-info>
              <dc:creator>Julia Ringo</dc:creator>
              <dc:date>2023-10-10T11:08:00</dc:date>
            </office:change-info>
          </text:insertion>
        </text:changed-region>
        <text:changed-region xml:id="ct94409106431504" text:id="ct94409106431504">
          <text:deletion>
            <office:change-info>
              <dc:creator>Julia Ringo</dc:creator>
              <dc:date>2023-10-20T15:26:00</dc:date>
            </office:change-info>
            <text:p text:style-name="Text_20_body"><text:span text:style-name="T1"><text:s/></text:span></text:p>
          </text:deletion>
        </text:changed-region>
        <text:changed-region xml:id="ct94409106434880" text:id="ct94409106434880">
          <text:deletion>
            <office:change-info>
              <dc:creator>Julia Ringo</dc:creator>
              <dc:date>2023-10-10T11:08:00</dc:date>
            </office:change-info>
            <text:p text:style-name="Text_20_body"><text:span text:style-name="T1">…</text:span></text:p>
          </text:deletion>
        </text:changed-region>
        <text:changed-region xml:id="ct94409106435120" text:id="ct94409106435120">
          <text:insertion>
            <office:change-info>
              <dc:creator>Julia Ringo</dc:creator>
              <dc:date>2023-10-10T11:08:00</dc:date>
            </office:change-info>
          </text:insertion>
        </text:changed-region>
        <text:changed-region xml:id="ct94409102184432" text:id="ct94409102184432">
          <text:insertion>
            <office:change-info>
              <dc:creator>Julia Ringo</dc:creator>
              <dc:date>2023-10-20T15:26:00</dc:date>
            </office:change-info>
          </text:insertion>
        </text:changed-region>
        <text:changed-region xml:id="ct94409106436000" text:id="ct94409106436000">
          <text:deletion>
            <office:change-info>
              <dc:creator>Julia Ringo</dc:creator>
              <dc:date>2023-10-20T15:26:00</dc:date>
            </office:change-info>
            <text:p text:style-name="Text_20_body"><text:span text:style-name="T1">,</text:span></text:p>
          </text:deletion>
        </text:changed-region>
        <text:changed-region xml:id="ct94409106436880" text:id="ct94409106436880">
          <text:deletion>
            <office:change-info>
              <dc:creator>Julia Ringo</dc:creator>
              <dc:date>2023-10-10T11:08:00</dc:date>
            </office:change-info>
            <text:p text:style-name="Text_20_body"><text:span text:style-name="T1">…</text:span></text:p>
          </text:deletion>
        </text:changed-region>
        <text:changed-region xml:id="ct94409106437760" text:id="ct94409106437760">
          <text:insertion>
            <office:change-info>
              <dc:creator>Julia Ringo</dc:creator>
              <dc:date>2023-10-10T11:08:00</dc:date>
            </office:change-info>
          </text:insertion>
        </text:changed-region>
        <text:changed-region xml:id="ct94409106440768" text:id="ct94409106440768">
          <text:deletion>
            <office:change-info>
              <dc:creator>Julia Ringo</dc:creator>
              <dc:date>2023-10-20T15:26:00</dc:date>
            </office:change-info>
            <text:p text:style-name="Text_20_body"><text:span text:style-name="T1"><text:s/></text:span></text:p>
          </text:deletion>
        </text:changed-region>
        <text:changed-region xml:id="ct94409106441984" text:id="ct94409106441984">
          <text:deletion>
            <office:change-info>
              <dc:creator>Julia Ringo</dc:creator>
              <dc:date>2023-10-10T11:08:00</dc:date>
            </office:change-info>
            <text:p text:style-name="Text_20_body"><text:span text:style-name="T1">…</text:span></text:p>
          </text:deletion>
        </text:changed-region>
        <text:changed-region xml:id="ct94409106442224" text:id="ct94409106442224">
          <text:insertion>
            <office:change-info>
              <dc:creator>Julia Ringo</dc:creator>
              <dc:date>2023-10-10T11:08:00</dc:date>
            </office:change-info>
          </text:insertion>
        </text:changed-region>
        <text:changed-region xml:id="ct94409106445536" text:id="ct94409106445536">
          <text:insertion>
            <office:change-info>
              <dc:creator>Julia Ringo</dc:creator>
              <dc:date>2023-10-20T15:27:00</dc:date>
            </office:change-info>
          </text:insertion>
        </text:changed-region>
        <text:changed-region xml:id="ct94409106445776" text:id="ct94409106445776">
          <text:deletion>
            <office:change-info>
              <dc:creator>Julia Ringo</dc:creator>
              <dc:date>2023-10-10T11:08:00</dc:date>
            </office:change-info>
            <text:p text:style-name="Text_20_body"><text:span text:style-name="T1">…</text:span></text:p>
          </text:deletion>
        </text:changed-region>
        <text:changed-region xml:id="ct94409106446336" text:id="ct94409106446336">
          <text:insertion>
            <office:change-info>
              <dc:creator>Julia Ringo</dc:creator>
              <dc:date>2023-10-10T11:08:00</dc:date>
            </office:change-info>
          </text:insertion>
        </text:changed-region>
        <text:changed-region xml:id="ct94409106446656" text:id="ct94409106446656">
          <text:deletion>
            <office:change-info>
              <dc:creator>Julia Ringo</dc:creator>
              <dc:date>2023-10-20T15:27:00</dc:date>
            </office:change-info>
            <text:p text:style-name="Text_20_body"><text:span text:style-name="T1"><text:s/></text:span></text:p>
          </text:deletion>
        </text:changed-region>
        <text:changed-region xml:id="ct94409106451152" text:id="ct94409106451152">
          <text:deletion>
            <office:change-info>
              <dc:creator>Julia Ringo</dc:creator>
              <dc:date>2023-10-20T15:27:00</dc:date>
            </office:change-info>
            <text:p text:style-name="Text_20_body"><text:span text:style-name="T1"><text:s/></text:span></text:p>
          </text:deletion>
        </text:changed-region>
        <text:changed-region xml:id="ct94409106451392" text:id="ct94409106451392">
          <text:deletion>
            <office:change-info>
              <dc:creator>Julia Ringo</dc:creator>
              <dc:date>2023-10-05T13:15:00</dc:date>
            </office:change-info>
            <text:p text:style-name="Text_20_body"><text:span text:style-name="T1"><text:s/>— </text:span></text:p>
          </text:deletion>
        </text:changed-region>
        <text:changed-region xml:id="ct94409106454240" text:id="ct94409106454240">
          <text:insertion>
            <office:change-info>
              <dc:creator>Julia Ringo</dc:creator>
              <dc:date>2023-10-05T13:15:00</dc:date>
            </office:change-info>
          </text:insertion>
        </text:changed-region>
        <text:changed-region xml:id="ct94409106455632" text:id="ct94409106455632">
          <text:deletion>
            <office:change-info>
              <dc:creator>Julia Ringo</dc:creator>
              <dc:date>2023-10-05T13:15:00</dc:date>
            </office:change-info>
            <text:p text:style-name="Text_20_body"><text:span text:style-name="T1"><text:s/>— </text:span></text:p>
          </text:deletion>
        </text:changed-region>
        <text:changed-region xml:id="ct94409106454480" text:id="ct94409106454480">
          <text:insertion>
            <office:change-info>
              <dc:creator>Julia Ringo</dc:creator>
              <dc:date>2023-10-05T13:15:00</dc:date>
            </office:change-info>
          </text:insertion>
        </text:changed-region>
        <text:changed-region xml:id="ct94409106459808" text:id="ct94409106459808">
          <text:insertion>
            <office:change-info>
              <dc:creator>Julia Ringo</dc:creator>
              <dc:date>2023-10-20T15:27:00</dc:date>
            </office:change-info>
          </text:insertion>
        </text:changed-region>
        <text:changed-region xml:id="ct94409106462672" text:id="ct94409106462672">
          <text:insertion>
            <office:change-info>
              <dc:creator>Julia Ringo</dc:creator>
              <dc:date>2023-10-20T15:27:00</dc:date>
            </office:change-info>
          </text:insertion>
        </text:changed-region>
        <text:changed-region xml:id="ct94409106462992" text:id="ct94409106462992">
          <text:deletion>
            <office:change-info>
              <dc:creator>Julia Ringo</dc:creator>
              <dc:date>2023-10-20T15:27:00</dc:date>
            </office:change-info>
            <text:p text:style-name="Text_20_body"><text:span text:style-name="T1">-</text:span></text:p>
          </text:deletion>
        </text:changed-region>
        <text:changed-region xml:id="ct94409106471840" text:id="ct94409106471840">
          <text:insertion>
            <office:change-info>
              <dc:creator>Julia Ringo</dc:creator>
              <dc:date>2023-10-20T15:28:00</dc:date>
            </office:change-info>
          </text:insertion>
        </text:changed-region>
        <text:changed-region xml:id="ct94409106472080" text:id="ct94409106472080">
          <text:deletion>
            <office:change-info>
              <dc:creator>Julia Ringo</dc:creator>
              <dc:date>2023-10-20T15:28:00</dc:date>
            </office:change-info>
            <text:p text:style-name="Text_20_body"><text:span text:style-name="T1">,</text:span></text:p>
          </text:deletion>
        </text:changed-region>
        <text:changed-region xml:id="ct94409106472320" text:id="ct94409106472320">
          <text:insertion>
            <office:change-info>
              <dc:creator>Julia Ringo</dc:creator>
              <dc:date>2023-10-20T15:28:00</dc:date>
            </office:change-info>
          </text:insertion>
        </text:changed-region>
        <text:changed-region xml:id="ct94409106472560" text:id="ct94409106472560">
          <text:deletion>
            <office:change-info>
              <dc:creator>Julia Ringo</dc:creator>
              <dc:date>2023-10-20T15:28:00</dc:date>
            </office:change-info>
            <text:p text:style-name="Text_20_body"><text:span text:style-name="T1">w</text:span></text:p>
          </text:deletion>
        </text:changed-region>
        <text:changed-region xml:id="ct94409106473984" text:id="ct94409106473984">
          <text:insertion>
            <office:change-info>
              <dc:creator>Julia Ringo</dc:creator>
              <dc:date>2023-10-20T15:28:00</dc:date>
            </office:change-info>
          </text:insertion>
        </text:changed-region>
        <text:changed-region xml:id="ct94409106474224" text:id="ct94409106474224">
          <text:deletion>
            <office:change-info>
              <dc:creator>Julia Ringo</dc:creator>
              <dc:date>2023-10-20T15:28:00</dc:date>
            </office:change-info>
            <text:p text:style-name="Text_20_body"><text:span text:style-name="T1">,</text:span></text:p>
          </text:deletion>
        </text:changed-region>
        <text:changed-region xml:id="ct94409106474464" text:id="ct94409106474464">
          <text:insertion>
            <office:change-info>
              <dc:creator>Julia Ringo</dc:creator>
              <dc:date>2023-10-20T15:28:00</dc:date>
            </office:change-info>
          </text:insertion>
        </text:changed-region>
        <text:changed-region xml:id="ct94409106474864" text:id="ct94409106474864">
          <text:deletion>
            <office:change-info>
              <dc:creator>Julia Ringo</dc:creator>
              <dc:date>2023-10-20T15:28:00</dc:date>
            </office:change-info>
            <text:p text:style-name="Text_20_body"><text:span text:style-name="T1">a</text:span></text:p>
          </text:deletion>
        </text:changed-region>
        <text:changed-region xml:id="ct94409106476688" text:id="ct94409106476688">
          <text:insertion>
            <office:change-info>
              <dc:creator>Julia Ringo</dc:creator>
              <dc:date>2023-10-20T15:28:00</dc:date>
            </office:change-info>
          </text:insertion>
        </text:changed-region>
        <text:changed-region xml:id="ct94409106479776" text:id="ct94409106479776">
          <text:insertion>
            <office:change-info>
              <dc:creator>Julia Ringo</dc:creator>
              <dc:date>2023-10-20T15:28:00</dc:date>
            </office:change-info>
          </text:insertion>
        </text:changed-region>
        <text:changed-region xml:id="ct94409106480016" text:id="ct94409106480016">
          <text:insertion>
            <office:change-info>
              <dc:creator>Julia Ringo</dc:creator>
              <dc:date>2023-10-20T15:29:00</dc:date>
            </office:change-info>
          </text:insertion>
        </text:changed-region>
        <text:changed-region xml:id="ct94409102430976" text:id="ct94409102430976">
          <text:insertion>
            <office:change-info>
              <dc:creator>Julia Ringo</dc:creator>
              <dc:date>2023-10-20T15:29:00</dc:date>
            </office:change-info>
          </text:insertion>
        </text:changed-region>
        <text:changed-region xml:id="ct94409106484960" text:id="ct94409106484960">
          <text:deletion>
            <office:change-info>
              <dc:creator>Julia Ringo</dc:creator>
              <dc:date>2023-10-05T13:15:00</dc:date>
            </office:change-info>
            <text:p text:style-name="Text_20_body"><text:span text:style-name="T1"><text:s/>— </text:span></text:p>
          </text:deletion>
        </text:changed-region>
        <text:changed-region xml:id="ct94409106485200" text:id="ct94409106485200">
          <text:insertion>
            <office:change-info>
              <dc:creator>Julia Ringo</dc:creator>
              <dc:date>2023-10-05T13:15:00</dc:date>
            </office:change-info>
          </text:insertion>
        </text:changed-region>
        <text:changed-region xml:id="ct94409106485440" text:id="ct94409106485440">
          <text:deletion>
            <office:change-info>
              <dc:creator>Julia Ringo</dc:creator>
              <dc:date>2023-10-05T13:15:00</dc:date>
            </office:change-info>
            <text:p text:style-name="Text_20_body"><text:span text:style-name="T1"><text:s/>— </text:span></text:p>
          </text:deletion>
        </text:changed-region>
        <text:changed-region xml:id="ct94409106485680" text:id="ct94409106485680">
          <text:insertion>
            <office:change-info>
              <dc:creator>Julia Ringo</dc:creator>
              <dc:date>2023-10-05T13:15:00</dc:date>
            </office:change-info>
          </text:insertion>
        </text:changed-region>
        <text:changed-region xml:id="ct94409106487088" text:id="ct94409106487088">
          <text:deletion>
            <office:change-info>
              <dc:creator>Julia Ringo</dc:creator>
              <dc:date>2023-10-20T15:29:00</dc:date>
            </office:change-info>
            <text:p text:style-name="Text_20_body"><text:span text:style-name="T1">50 </text:span></text:p>
          </text:deletion>
        </text:changed-region>
        <text:changed-region xml:id="ct94409106487680" text:id="ct94409106487680">
          <text:insertion>
            <office:change-info>
              <dc:creator>Julia Ringo</dc:creator>
              <dc:date>2023-10-20T15:29:00</dc:date>
            </office:change-info>
          </text:insertion>
        </text:changed-region>
        <text:changed-region xml:id="ct94409106487920" text:id="ct94409106487920">
          <text:deletion>
            <office:change-info>
              <dc:creator>Julia Ringo</dc:creator>
              <dc:date>2023-10-20T15:29:00</dc:date>
            </office:change-info>
            <text:p text:style-name="Text_20_body"><text:span text:style-name="T1">being </text:span></text:p>
          </text:deletion>
        </text:changed-region>
        <text:changed-region xml:id="ct94409106488480" text:id="ct94409106488480">
          <text:deletion>
            <office:change-info>
              <dc:creator>Julia Ringo</dc:creator>
              <dc:date>2023-10-20T15:29:00</dc:date>
            </office:change-info>
            <text:p text:style-name="Text_20_body"><text:span text:style-name="T1"><text:s/></text:span></text:p>
          </text:deletion>
        </text:changed-region>
        <text:changed-region xml:id="ct94409106489120" text:id="ct94409106489120">
          <text:insertion>
            <office:change-info>
              <dc:creator>Julia Ringo</dc:creator>
              <dc:date>2023-10-20T15:29:00</dc:date>
            </office:change-info>
          </text:insertion>
        </text:changed-region>
        <text:changed-region xml:id="ct94409106489440" text:id="ct94409106489440">
          <text:deletion>
            <office:change-info>
              <dc:creator>Julia Ringo</dc:creator>
              <dc:date>2023-10-20T15:29:00</dc:date>
            </office:change-info>
            <text:p text:style-name="Text_20_body"><text:span text:style-name="T1">of it</text:span></text:p>
          </text:deletion>
        </text:changed-region>
        <text:changed-region xml:id="ct94409106489680" text:id="ct94409106489680">
          <text:deletion>
            <office:change-info>
              <dc:creator>Julia Ringo</dc:creator>
              <dc:date>2023-10-20T15:30:00</dc:date>
            </office:change-info>
            <text:p text:style-name="Text_20_body"><text:span text:style-name="T1">30 </text:span></text:p>
          </text:deletion>
        </text:changed-region>
        <text:changed-region xml:id="ct94409106488160" text:id="ct94409106488160">
          <text:insertion>
            <office:change-info>
              <dc:creator>Julia Ringo</dc:creator>
              <dc:date>2023-10-20T15:30:00</dc:date>
            </office:change-info>
          </text:insertion>
        </text:changed-region>
        <text:changed-region xml:id="ct94409102426496" text:id="ct94409102426496">
          <text:insertion>
            <office:change-info>
              <dc:creator>Julia Ringo</dc:creator>
              <dc:date>2023-10-20T15:30:00</dc:date>
            </office:change-info>
          </text:insertion>
        </text:changed-region>
        <text:changed-region xml:id="ct94409106475520" text:id="ct94409106475520">
          <text:deletion>
            <office:change-info>
              <dc:creator>Julia Ringo</dc:creator>
              <dc:date>2023-10-05T13:15:00</dc:date>
            </office:change-info>
            <text:p text:style-name="Text_20_body"><text:span text:style-name="T1"><text:s/>— </text:span></text:p>
          </text:deletion>
        </text:changed-region>
        <text:changed-region xml:id="ct94409106493328" text:id="ct94409106493328">
          <text:insertion>
            <office:change-info>
              <dc:creator>Julia Ringo</dc:creator>
              <dc:date>2023-10-05T13:15:00</dc:date>
            </office:change-info>
          </text:insertion>
        </text:changed-region>
        <text:changed-region xml:id="ct94409106494672" text:id="ct94409106494672">
          <text:deletion>
            <office:change-info>
              <dc:creator>Julia Ringo</dc:creator>
              <dc:date>2023-10-05T13:15:00</dc:date>
            </office:change-info>
            <text:p text:style-name="Text_20_body"><text:span text:style-name="T1"><text:s/>— </text:span></text:p>
          </text:deletion>
        </text:changed-region>
        <text:changed-region xml:id="ct94409106496816" text:id="ct94409106496816">
          <text:insertion>
            <office:change-info>
              <dc:creator>Julia Ringo</dc:creator>
              <dc:date>2023-10-05T13:15:00</dc:date>
            </office:change-info>
          </text:insertion>
        </text:changed-region>
        <text:changed-region xml:id="ct94409106499184" text:id="ct94409106499184">
          <text:deletion>
            <office:change-info>
              <dc:creator>Julia Ringo</dc:creator>
              <dc:date>2023-10-10T11:08:00</dc:date>
            </office:change-info>
            <text:p text:style-name="Text_20_body"><text:span text:style-name="T1">…</text:span></text:p>
          </text:deletion>
        </text:changed-region>
        <text:changed-region xml:id="ct94409106499424" text:id="ct94409106499424">
          <text:insertion>
            <office:change-info>
              <dc:creator>Julia Ringo</dc:creator>
              <dc:date>2023-10-10T11:08:00</dc:date>
            </office:change-info>
          </text:insertion>
        </text:changed-region>
        <text:changed-region xml:id="ct94409106499664" text:id="ct94409106499664">
          <text:deletion>
            <office:change-info>
              <dc:creator>Julia Ringo</dc:creator>
              <dc:date>2023-10-20T15:30:00</dc:date>
            </office:change-info>
            <text:p text:style-name="Text_20_body"><text:span text:style-name="T1"><text:s/></text:span></text:p>
          </text:deletion>
        </text:changed-region>
        <text:changed-region xml:id="ct94409106499904" text:id="ct94409106499904">
          <text:insertion>
            <office:change-info>
              <dc:creator>Julia Ringo</dc:creator>
              <dc:date>2023-10-20T15:30:00</dc:date>
            </office:change-info>
          </text:insertion>
        </text:changed-region>
        <text:changed-region xml:id="ct94409106500144" text:id="ct94409106500144">
          <text:deletion>
            <office:change-info>
              <dc:creator>Julia Ringo</dc:creator>
              <dc:date>2023-10-20T15:30:00</dc:date>
            </office:change-info>
            <text:p text:style-name="Text_20_body"><text:span text:style-name="T1">y</text:span></text:p>
          </text:deletion>
        </text:changed-region>
        <text:changed-region xml:id="ct94409106501024" text:id="ct94409106501024">
          <text:deletion>
            <office:change-info>
              <dc:creator>Julia Ringo</dc:creator>
              <dc:date>2023-10-10T11:08:00</dc:date>
            </office:change-info>
            <text:p text:style-name="Text_20_body"><text:span text:style-name="T1">…</text:span></text:p>
          </text:deletion>
        </text:changed-region>
        <text:changed-region xml:id="ct94409106501264" text:id="ct94409106501264">
          <text:insertion>
            <office:change-info>
              <dc:creator>Julia Ringo</dc:creator>
              <dc:date>2023-10-10T11:08:00</dc:date>
            </office:change-info>
          </text:insertion>
        </text:changed-region>
        <text:changed-region xml:id="ct94409106501504" text:id="ct94409106501504">
          <text:deletion>
            <office:change-info>
              <dc:creator>Julia Ringo</dc:creator>
              <dc:date>2023-10-20T15:30:00</dc:date>
            </office:change-info>
            <text:p text:style-name="Text_20_body"><text:span text:style-name="T1"><text:s/></text:span></text:p>
          </text:deletion>
        </text:changed-region>
        <text:changed-region xml:id="ct94409106502384" text:id="ct94409106502384">
          <text:insertion>
            <office:change-info>
              <dc:creator>Julia Ringo</dc:creator>
              <dc:date>2023-10-20T15:30:00</dc:date>
            </office:change-info>
          </text:insertion>
        </text:changed-region>
        <text:changed-region xml:id="ct94409106504672" text:id="ct94409106504672">
          <text:deletion>
            <office:change-info>
              <dc:creator>Julia Ringo</dc:creator>
              <dc:date>2023-10-20T15:30:00</dc:date>
            </office:change-info>
            <text:p text:style-name="Text_20_body"><text:span text:style-name="T1">360 </text:span></text:p>
          </text:deletion>
        </text:changed-region>
        <text:changed-region xml:id="ct94409106511264" text:id="ct94409106511264">
          <text:deletion>
            <office:change-info>
              <dc:creator>Julia Ringo</dc:creator>
              <dc:date>2023-10-20T15:31:00</dc:date>
            </office:change-info>
            <text:p text:style-name="Text_20_body"><text:span text:style-name="T1">,</text:span></text:p>
          </text:deletion>
        </text:changed-region>
        <text:changed-region xml:id="ct94409106512784" text:id="ct94409106512784">
          <text:insertion>
            <office:change-info>
              <dc:creator>Julia Ringo</dc:creator>
              <dc:date>2023-10-20T15:31:00</dc:date>
            </office:change-info>
          </text:insertion>
        </text:changed-region>
        <text:changed-region xml:id="ct94409106513024" text:id="ct94409106513024">
          <text:deletion>
            <office:change-info>
              <dc:creator>Julia Ringo</dc:creator>
              <dc:date>2023-10-20T15:31:00</dc:date>
            </office:change-info>
            <text:p text:style-name="Text_20_body"><text:span text:style-name="T1">,</text:span></text:p>
          </text:deletion>
        </text:changed-region>
        <text:changed-region xml:id="ct94409106513264" text:id="ct94409106513264">
          <text:insertion>
            <office:change-info>
              <dc:creator>Julia Ringo</dc:creator>
              <dc:date>2023-10-20T15:31:00</dc:date>
            </office:change-info>
          </text:insertion>
        </text:changed-region>
        <text:changed-region xml:id="ct94409106513504" text:id="ct94409106513504">
          <text:deletion>
            <office:change-info>
              <dc:creator>Julia Ringo</dc:creator>
              <dc:date>2023-10-20T15:31:00</dc:date>
            </office:change-info>
            <text:p text:style-name="Text_20_body"><text:span text:style-name="T1">i</text:span></text:p>
          </text:deletion>
        </text:changed-region>
        <text:changed-region xml:id="ct94409106513744" text:id="ct94409106513744">
          <text:insertion>
            <office:change-info>
              <dc:creator>Julia Ringo</dc:creator>
              <dc:date>2023-10-20T15:31:00</dc:date>
            </office:change-info>
          </text:insertion>
        </text:changed-region>
        <text:changed-region xml:id="ct94409106514864" text:id="ct94409106514864">
          <text:insertion>
            <office:change-info>
              <dc:creator>Julia Ringo</dc:creator>
              <dc:date>2023-10-20T15:31:00</dc:date>
            </office:change-info>
          </text:insertion>
        </text:changed-region>
        <text:changed-region xml:id="ct94409106515104" text:id="ct94409106515104">
          <text:deletion>
            <office:change-info>
              <dc:creator>Julia Ringo</dc:creator>
              <dc:date>2023-10-20T15:31:00</dc:date>
            </office:change-info>
            <text:p text:style-name="Text_20_body"><text:span text:style-name="T1"><text:s/>holding</text:span></text:p>
          </text:deletion>
        </text:changed-region>
        <text:changed-region xml:id="ct94409106514624" text:id="ct94409106514624">
          <text:deletion>
            <office:change-info>
              <dc:creator>Julia Ringo</dc:creator>
              <dc:date>2023-10-20T15:31:00</dc:date>
            </office:change-info>
            <text:p text:style-name="Text_20_body"><text:span text:style-name="T1">,</text:span></text:p>
          </text:deletion>
        </text:changed-region>
        <text:changed-region xml:id="ct94409106517312" text:id="ct94409106517312">
          <text:deletion>
            <office:change-info>
              <dc:creator>Julia Ringo</dc:creator>
              <dc:date>2023-10-10T11:08:00</dc:date>
            </office:change-info>
            <text:p text:style-name="Text_20_body"><text:span text:style-name="T1">…</text:span></text:p>
          </text:deletion>
        </text:changed-region>
        <text:changed-region xml:id="ct94409102742752" text:id="ct94409102742752">
          <text:insertion>
            <office:change-info>
              <dc:creator>Julia Ringo</dc:creator>
              <dc:date>2023-10-10T11:08:00</dc:date>
            </office:change-info>
          </text:insertion>
        </text:changed-region>
        <text:changed-region xml:id="ct94409106517904" text:id="ct94409106517904">
          <text:deletion>
            <office:change-info>
              <dc:creator>Julia Ringo</dc:creator>
              <dc:date>2023-10-10T11:08:00</dc:date>
            </office:change-info>
            <text:p text:style-name="Text_20_body"><text:span text:style-name="T1">…</text:span></text:p>
          </text:deletion>
        </text:changed-region>
        <text:changed-region xml:id="ct94409106518672" text:id="ct94409106518672">
          <text:insertion>
            <office:change-info>
              <dc:creator>Julia Ringo</dc:creator>
              <dc:date>2023-10-10T11:08:00</dc:date>
            </office:change-info>
          </text:insertion>
        </text:changed-region>
        <text:changed-region xml:id="ct94409106519760" text:id="ct94409106519760">
          <text:insertion>
            <office:change-info>
              <dc:creator>Julia Ringo</dc:creator>
              <dc:date>2023-10-20T15:31:00</dc:date>
            </office:change-info>
          </text:insertion>
        </text:changed-region>
        <text:changed-region xml:id="ct94409106520080" text:id="ct94409106520080">
          <text:deletion>
            <office:change-info>
              <dc:creator>Julia Ringo</dc:creator>
              <dc:date>2023-10-20T15:31:00</dc:date>
            </office:change-info>
            <text:p text:style-name="Text_20_body"><text:span text:style-name="T1"><text:s/>t</text:span></text:p>
          </text:deletion>
        </text:changed-region>
        <text:changed-region xml:id="ct94409106520320" text:id="ct94409106520320">
          <text:deletion>
            <office:change-info>
              <dc:creator>Julia Ringo</dc:creator>
              <dc:date>2023-10-05T13:15:00</dc:date>
            </office:change-info>
            <text:p text:style-name="Text_20_body"><text:span text:style-name="T1"><text:s/>— </text:span></text:p>
          </text:deletion>
        </text:changed-region>
        <text:changed-region xml:id="ct94409106521008" text:id="ct94409106521008">
          <text:insertion>
            <office:change-info>
              <dc:creator>Julia Ringo</dc:creator>
              <dc:date>2023-10-05T13:15:00</dc:date>
            </office:change-info>
          </text:insertion>
        </text:changed-region>
        <text:changed-region xml:id="ct94409106521888" text:id="ct94409106521888">
          <text:deletion>
            <office:change-info>
              <dc:creator>Julia Ringo</dc:creator>
              <dc:date>2023-10-10T11:08:00</dc:date>
            </office:change-info>
            <text:p text:style-name="Text_20_body"><text:span text:style-name="T1">…</text:span></text:p>
          </text:deletion>
        </text:changed-region>
        <text:changed-region xml:id="ct94409106522128" text:id="ct94409106522128">
          <text:insertion>
            <office:change-info>
              <dc:creator>Julia Ringo</dc:creator>
              <dc:date>2023-10-10T11:08:00</dc:date>
            </office:change-info>
          </text:insertion>
        </text:changed-region>
        <text:changed-region xml:id="ct94409106533008" text:id="ct94409106533008">
          <text:insertion>
            <office:change-info>
              <dc:creator>Julia Ringo</dc:creator>
              <dc:date>2023-10-20T15:31:00</dc:date>
            </office:change-info>
          </text:insertion>
        </text:changed-region>
        <text:changed-region xml:id="ct94409106533328" text:id="ct94409106533328">
          <text:deletion>
            <office:change-info>
              <dc:creator>Julia Ringo</dc:creator>
              <dc:date>2023-10-20T15:31:00</dc:date>
            </office:change-info>
            <text:p text:style-name="Text_20_body"><text:span text:style-name="T1"><text:s/></text:span></text:p>
          </text:deletion>
        </text:changed-region>
        <text:changed-region xml:id="ct94409106534640" text:id="ct94409106534640">
          <text:deletion>
            <office:change-info>
              <dc:creator>Julia Ringo</dc:creator>
              <dc:date>2023-10-10T11:08:00</dc:date>
            </office:change-info>
            <text:p text:style-name="Text_20_body"><text:span text:style-name="T1">…</text:span></text:p>
          </text:deletion>
        </text:changed-region>
        <text:changed-region xml:id="ct94409106534880" text:id="ct94409106534880">
          <text:insertion>
            <office:change-info>
              <dc:creator>Julia Ringo</dc:creator>
              <dc:date>2023-10-10T11:08:00</dc:date>
            </office:change-info>
          </text:insertion>
        </text:changed-region>
        <text:changed-region xml:id="ct94409106535120" text:id="ct94409106535120">
          <text:deletion>
            <office:change-info>
              <dc:creator>Julia Ringo</dc:creator>
              <dc:date>2023-10-10T11:08:00</dc:date>
            </office:change-info>
            <text:p text:style-name="Text_20_body"><text:span text:style-name="T1">…</text:span></text:p>
          </text:deletion>
        </text:changed-region>
        <text:changed-region xml:id="ct94409106535360" text:id="ct94409106535360">
          <text:insertion>
            <office:change-info>
              <dc:creator>Julia Ringo</dc:creator>
              <dc:date>2023-10-10T11:08:00</dc:date>
            </office:change-info>
          </text:insertion>
        </text:changed-region>
        <text:changed-region xml:id="ct94409106535600" text:id="ct94409106535600">
          <text:insertion>
            <office:change-info>
              <dc:creator>Julia Ringo</dc:creator>
              <dc:date>2023-10-20T15:32:00</dc:date>
            </office:change-info>
          </text:insertion>
        </text:changed-region>
        <text:changed-region xml:id="ct94409106538800" text:id="ct94409106538800">
          <text:insertion>
            <office:change-info>
              <dc:creator>Julia Ringo</dc:creator>
              <dc:date>2023-10-20T15:32:00</dc:date>
            </office:change-info>
          </text:insertion>
        </text:changed-region>
        <text:changed-region xml:id="ct94409106541728" text:id="ct94409106541728">
          <text:deletion>
            <office:change-info>
              <dc:creator>Julia Ringo</dc:creator>
              <dc:date>2023-10-20T15:32:00</dc:date>
            </office:change-info>
            <text:p text:style-name="Text_20_body"><text:span text:style-name="T1">20 </text:span></text:p>
          </text:deletion>
        </text:changed-region>
        <text:changed-region xml:id="ct94409106541968" text:id="ct94409106541968">
          <text:insertion>
            <office:change-info>
              <dc:creator>Julia Ringo</dc:creator>
              <dc:date>2023-10-20T15:32:00</dc:date>
            </office:change-info>
          </text:insertion>
        </text:changed-region>
        <text:changed-region xml:id="ct94409106544864" text:id="ct94409106544864">
          <text:insertion>
            <office:change-info>
              <dc:creator>Julia Ringo</dc:creator>
              <dc:date>2023-10-20T15:32:00</dc:date>
            </office:change-info>
          </text:insertion>
        </text:changed-region>
        <text:changed-region xml:id="ct94409106524912" text:id="ct94409106524912">
          <text:deletion>
            <office:change-info>
              <dc:creator>Julia Ringo</dc:creator>
              <dc:date>2023-10-05T13:15:00</dc:date>
            </office:change-info>
            <text:p text:style-name="Text_20_body"><text:span text:style-name="T1"><text:s/>— </text:span></text:p>
          </text:deletion>
        </text:changed-region>
        <text:changed-region xml:id="ct94409106531248" text:id="ct94409106531248">
          <text:insertion>
            <office:change-info>
              <dc:creator>Julia Ringo</dc:creator>
              <dc:date>2023-10-05T13:15:00</dc:date>
            </office:change-info>
          </text:insertion>
        </text:changed-region>
        <text:changed-region xml:id="ct94409106528208" text:id="ct94409106528208">
          <text:deletion>
            <office:change-info>
              <dc:creator>Julia Ringo</dc:creator>
              <dc:date>2023-10-05T13:15:00</dc:date>
            </office:change-info>
            <text:p text:style-name="Text_20_body"><text:span text:style-name="T1"><text:s/>— </text:span></text:p>
          </text:deletion>
        </text:changed-region>
        <text:changed-region xml:id="ct94409106547152" text:id="ct94409106547152">
          <text:insertion>
            <office:change-info>
              <dc:creator>Julia Ringo</dc:creator>
              <dc:date>2023-10-05T13:15:00</dc:date>
            </office:change-info>
          </text:insertion>
        </text:changed-region>
        <text:changed-region xml:id="ct94409106550720" text:id="ct94409106550720">
          <text:deletion>
            <office:change-info>
              <dc:creator>Julia Ringo</dc:creator>
              <dc:date>2023-10-10T11:08:00</dc:date>
            </office:change-info>
            <text:p text:style-name="Text_20_body"><text:span text:style-name="T1">…</text:span></text:p>
          </text:deletion>
        </text:changed-region>
        <text:changed-region xml:id="ct94409106552640" text:id="ct94409106552640">
          <text:insertion>
            <office:change-info>
              <dc:creator>Julia Ringo</dc:creator>
              <dc:date>2023-10-20T15:33:00</dc:date>
            </office:change-info>
          </text:insertion>
        </text:changed-region>
        <text:changed-region xml:id="ct94409106555136" text:id="ct94409106555136">
          <text:insertion>
            <office:change-info>
              <dc:creator>Julia Ringo</dc:creator>
              <dc:date>2023-10-20T15:33:00</dc:date>
            </office:change-info>
          </text:insertion>
        </text:changed-region>
        <text:changed-region xml:id="ct94409106560240" text:id="ct94409106560240">
          <text:insertion>
            <office:change-info>
              <dc:creator>Julia Ringo</dc:creator>
              <dc:date>2023-10-20T15:33:00</dc:date>
            </office:change-info>
          </text:insertion>
        </text:changed-region>
        <text:changed-region xml:id="ct94409106562704" text:id="ct94409106562704">
          <text:deletion>
            <office:change-info>
              <dc:creator>Julia Ringo</dc:creator>
              <dc:date>2023-10-05T13:15:00</dc:date>
            </office:change-info>
            <text:p text:style-name="Text_20_body"><text:span text:style-name="T1"><text:s/>— </text:span></text:p>
          </text:deletion>
        </text:changed-region>
        <text:changed-region xml:id="ct94409106562944" text:id="ct94409106562944">
          <text:insertion>
            <office:change-info>
              <dc:creator>Julia Ringo</dc:creator>
              <dc:date>2023-10-05T13:15:00</dc:date>
            </office:change-info>
          </text:insertion>
        </text:changed-region>
        <text:changed-region xml:id="ct94409106563824" text:id="ct94409106563824">
          <text:deletion>
            <office:change-info>
              <dc:creator>Julia Ringo</dc:creator>
              <dc:date>2023-10-10T11:08:00</dc:date>
            </office:change-info>
            <text:p text:style-name="Text_20_body"><text:span text:style-name="T1">…</text:span></text:p>
          </text:deletion>
        </text:changed-region>
        <text:changed-region xml:id="ct94409106564064" text:id="ct94409106564064">
          <text:insertion>
            <office:change-info>
              <dc:creator>Julia Ringo</dc:creator>
              <dc:date>2023-10-10T11:08:00</dc:date>
            </office:change-info>
          </text:insertion>
        </text:changed-region>
        <text:changed-region xml:id="ct94409106565776" text:id="ct94409106565776">
          <text:insertion>
            <office:change-info>
              <dc:creator>Julia Ringo</dc:creator>
              <dc:date>2023-10-20T15:33:00</dc:date>
            </office:change-info>
          </text:insertion>
        </text:changed-region>
        <text:changed-region xml:id="ct94409106567120" text:id="ct94409106567120">
          <text:deletion>
            <office:change-info>
              <dc:creator>Julia Ringo</dc:creator>
              <dc:date>2023-10-20T15:33:00</dc:date>
            </office:change-info>
            <text:p text:style-name="Text_20_body"><text:span text:style-name="T1">. </text:span></text:p>
          </text:deletion>
        </text:changed-region>
        <text:changed-region xml:id="ct94409106566880" text:id="ct94409106566880">
          <text:deletion>
            <office:change-info>
              <dc:creator>Julia Ringo</dc:creator>
              <dc:date>2023-10-10T11:08:00</dc:date>
            </office:change-info>
            <text:p text:style-name="Text_20_body"><text:span text:style-name="T1">…</text:span></text:p>
          </text:deletion>
        </text:changed-region>
        <text:changed-region xml:id="ct94409106567360" text:id="ct94409106567360">
          <text:insertion>
            <office:change-info>
              <dc:creator>Julia Ringo</dc:creator>
              <dc:date>2023-10-10T11:08:00</dc:date>
            </office:change-info>
          </text:insertion>
        </text:changed-region>
        <text:changed-region xml:id="ct94409106569264" text:id="ct94409106569264">
          <text:deletion>
            <office:change-info>
              <dc:creator>Julia Ringo</dc:creator>
              <dc:date>2023-10-10T11:08:00</dc:date>
            </office:change-info>
            <text:p text:style-name="Text_20_body"><text:span text:style-name="T1">…</text:span></text:p>
          </text:deletion>
        </text:changed-region>
        <text:changed-region xml:id="ct94409106569840" text:id="ct94409106569840">
          <text:insertion>
            <office:change-info>
              <dc:creator>Julia Ringo</dc:creator>
              <dc:date>2023-10-10T11:08:00</dc:date>
            </office:change-info>
          </text:insertion>
        </text:changed-region>
        <text:changed-region xml:id="ct94409106570720" text:id="ct94409106570720">
          <text:insertion>
            <office:change-info>
              <dc:creator>Julia Ringo</dc:creator>
              <dc:date>2023-10-20T15:33:00</dc:date>
            </office:change-info>
          </text:insertion>
        </text:changed-region>
        <text:changed-region xml:id="ct94409106570960" text:id="ct94409106570960">
          <text:deletion>
            <office:change-info>
              <dc:creator>Julia Ringo</dc:creator>
              <dc:date>2023-10-20T15:33:00</dc:date>
            </office:change-info>
            <text:p text:style-name="Text_20_body"><text:span text:style-name="T1">,</text:span></text:p>
          </text:deletion>
        </text:changed-region>
        <text:changed-region xml:id="ct94409106571520" text:id="ct94409106571520">
          <text:insertion>
            <office:change-info>
              <dc:creator>Julia Ringo</dc:creator>
              <dc:date>2023-10-20T15:34:00</dc:date>
            </office:change-info>
          </text:insertion>
        </text:changed-region>
        <text:changed-region xml:id="ct94409106571920" text:id="ct94409106571920">
          <text:deletion>
            <office:change-info>
              <dc:creator>Julia Ringo</dc:creator>
              <dc:date>2023-10-20T15:34:00</dc:date>
            </office:change-info>
            <text:p text:style-name="Text_20_body"><text:span text:style-name="T1">t</text:span></text:p>
          </text:deletion>
        </text:changed-region>
        <text:changed-region xml:id="ct94409106572960" text:id="ct94409106572960">
          <text:insertion>
            <office:change-info>
              <dc:creator>Julia Ringo</dc:creator>
              <dc:date>2023-10-20T15:34:00</dc:date>
            </office:change-info>
          </text:insertion>
        </text:changed-region>
        <text:changed-region xml:id="ct94409106577072" text:id="ct94409106577072">
          <text:insertion>
            <office:change-info>
              <dc:creator>Julia Ringo</dc:creator>
              <dc:date>2023-10-20T15:34:00</dc:date>
            </office:change-info>
          </text:insertion>
        </text:changed-region>
        <text:changed-region xml:id="ct94409106579536" text:id="ct94409106579536">
          <text:insertion>
            <office:change-info>
              <dc:creator>Julia Ringo</dc:creator>
              <dc:date>2023-10-20T15:34:00</dc:date>
            </office:change-info>
          </text:insertion>
        </text:changed-region>
        <text:changed-region xml:id="ct94409106579776" text:id="ct94409106579776">
          <text:insertion>
            <office:change-info>
              <dc:creator>Julia Ringo</dc:creator>
              <dc:date>2023-10-20T15:34:00</dc:date>
            </office:change-info>
          </text:insertion>
        </text:changed-region>
        <text:changed-region xml:id="ct94409106581728" text:id="ct94409106581728">
          <text:insertion>
            <office:change-info>
              <dc:creator>Julia Ringo</dc:creator>
              <dc:date>2023-10-20T15:34:00</dc:date>
            </office:change-info>
          </text:insertion>
        </text:changed-region>
        <text:changed-region xml:id="ct94409106581968" text:id="ct94409106581968">
          <text:insertion>
            <office:change-info>
              <dc:creator>Julia Ringo</dc:creator>
              <dc:date>2023-10-20T15:34:00</dc:date>
            </office:change-info>
          </text:insertion>
        </text:changed-region>
        <text:changed-region xml:id="ct94409106582848" text:id="ct94409106582848">
          <text:insertion>
            <office:change-info>
              <dc:creator>Julia Ringo</dc:creator>
              <dc:date>2023-10-20T15:34:00</dc:date>
            </office:change-info>
          </text:insertion>
        </text:changed-region>
        <text:changed-region xml:id="ct94409106585296" text:id="ct94409106585296">
          <text:deletion>
            <office:change-info>
              <dc:creator>Julia Ringo</dc:creator>
              <dc:date>2023-10-10T11:08:00</dc:date>
            </office:change-info>
            <text:p text:style-name="Text_20_body"><text:span text:style-name="T1">…</text:span></text:p>
          </text:deletion>
        </text:changed-region>
        <text:changed-region xml:id="ct94409106585536" text:id="ct94409106585536">
          <text:insertion>
            <office:change-info>
              <dc:creator>Julia Ringo</dc:creator>
              <dc:date>2023-10-10T11:08:00</dc:date>
            </office:change-info>
          </text:insertion>
        </text:changed-region>
        <text:changed-region xml:id="ct94409106585776" text:id="ct94409106585776">
          <text:deletion>
            <office:change-info>
              <dc:creator>Julia Ringo</dc:creator>
              <dc:date>2023-10-20T15:34:00</dc:date>
            </office:change-info>
            <text:p text:style-name="Text_20_body"><text:span text:style-name="T1"><text:s/></text:span></text:p>
          </text:deletion>
        </text:changed-region>
        <text:changed-region xml:id="ct94409106587920" text:id="ct94409106587920">
          <text:deletion>
            <office:change-info>
              <dc:creator>Julia Ringo</dc:creator>
              <dc:date>2023-10-20T15:34:00</dc:date>
            </office:change-info>
            <text:p text:style-name="Text_20_body"><text:span text:style-name="T1">30 </text:span></text:p>
          </text:deletion>
        </text:changed-region>
        <text:changed-region xml:id="ct94409106589440" text:id="ct94409106589440">
          <text:insertion>
            <office:change-info>
              <dc:creator>Julia Ringo</dc:creator>
              <dc:date>2023-10-20T15:34:00</dc:date>
            </office:change-info>
          </text:insertion>
        </text:changed-region>
        <text:changed-region xml:id="ct94409106590320" text:id="ct94409106590320">
          <text:deletion>
            <office:change-info>
              <dc:creator>Julia Ringo</dc:creator>
              <dc:date>2023-10-05T13:15:00</dc:date>
            </office:change-info>
            <text:p text:style-name="Text_20_body"><text:span text:style-name="T1"><text:s/>— </text:span></text:p>
          </text:deletion>
        </text:changed-region>
        <text:changed-region xml:id="ct94409106591312" text:id="ct94409106591312">
          <text:insertion>
            <office:change-info>
              <dc:creator>Julia Ringo</dc:creator>
              <dc:date>2023-10-05T13:15:00</dc:date>
            </office:change-info>
          </text:insertion>
        </text:changed-region>
        <text:changed-region xml:id="ct94409106592976" text:id="ct94409106592976">
          <text:insertion>
            <office:change-info>
              <dc:creator>Julia Ringo</dc:creator>
              <dc:date>2023-10-20T15:34:00</dc:date>
            </office:change-info>
          </text:insertion>
        </text:changed-region>
        <text:changed-region xml:id="ct94409106593296" text:id="ct94409106593296">
          <text:deletion>
            <office:change-info>
              <dc:creator>Julia Ringo</dc:creator>
              <dc:date>2023-10-20T15:34:00</dc:date>
            </office:change-info>
            <text:p text:style-name="Text_20_body"><text:span text:style-name="T1"><text:s/>that</text:span></text:p>
          </text:deletion>
        </text:changed-region>
        <text:changed-region xml:id="ct94409106595424" text:id="ct94409106595424">
          <text:deletion>
            <office:change-info>
              <dc:creator>Julia Ringo</dc:creator>
              <dc:date>2023-10-20T15:34:00</dc:date>
            </office:change-info>
            <text:p text:style-name="Text_20_body"><text:span text:style-name="T1">20 </text:span></text:p>
          </text:deletion>
        </text:changed-region>
        <text:changed-region xml:id="ct94409106595664" text:id="ct94409106595664">
          <text:insertion>
            <office:change-info>
              <dc:creator>Julia Ringo</dc:creator>
              <dc:date>2023-10-20T15:34:00</dc:date>
            </office:change-info>
          </text:insertion>
        </text:changed-region>
        <text:changed-region xml:id="ct94409106596544" text:id="ct94409106596544">
          <text:deletion>
            <office:change-info>
              <dc:creator>Julia Ringo</dc:creator>
              <dc:date>2023-10-20T15:34:00</dc:date>
            </office:change-info>
            <text:p text:style-name="Text_20_body"><text:span text:style-name="T1">20 </text:span></text:p>
          </text:deletion>
        </text:changed-region>
        <text:changed-region xml:id="ct94409106597136" text:id="ct94409106597136">
          <text:insertion>
            <office:change-info>
              <dc:creator>Julia Ringo</dc:creator>
              <dc:date>2023-10-20T15:34:00</dc:date>
            </office:change-info>
          </text:insertion>
        </text:changed-region>
        <text:changed-region xml:id="ct94409106597664" text:id="ct94409106597664">
          <text:insertion>
            <office:change-info>
              <dc:creator>Julia Ringo</dc:creator>
              <dc:date>2023-10-20T15:34:00</dc:date>
            </office:change-info>
          </text:insertion>
        </text:changed-region>
        <text:changed-region xml:id="ct94409106597904" text:id="ct94409106597904">
          <text:deletion>
            <office:change-info>
              <dc:creator>Julia Ringo</dc:creator>
              <dc:date>2023-10-20T15:34:00</dc:date>
            </office:change-info>
            <text:p text:style-name="Text_20_body"><text:span text:style-name="T1">,</text:span></text:p>
          </text:deletion>
        </text:changed-region>
        <text:changed-region xml:id="ct94409106601920" text:id="ct94409106601920">
          <text:deletion>
            <office:change-info>
              <dc:creator>Julia Ringo</dc:creator>
              <dc:date>2023-10-05T13:15:00</dc:date>
            </office:change-info>
            <text:p text:style-name="Text_20_body"><text:span text:style-name="T1"><text:s/>— </text:span></text:p>
          </text:deletion>
        </text:changed-region>
        <text:changed-region xml:id="ct94409106603664" text:id="ct94409106603664">
          <text:insertion>
            <office:change-info>
              <dc:creator>Julia Ringo</dc:creator>
              <dc:date>2023-10-05T13:15:00</dc:date>
            </office:change-info>
          </text:insertion>
        </text:changed-region>
        <text:changed-region xml:id="ct94409106603904" text:id="ct94409106603904">
          <text:insertion>
            <office:change-info>
              <dc:creator>Julia Ringo</dc:creator>
              <dc:date>2023-10-20T15:35:00</dc:date>
            </office:change-info>
          </text:insertion>
        </text:changed-region>
        <text:changed-region xml:id="ct94409106605376" text:id="ct94409106605376">
          <text:deletion>
            <office:change-info>
              <dc:creator>Julia Ringo</dc:creator>
              <dc:date>2023-10-20T15:35:00</dc:date>
            </office:change-info>
            <text:p text:style-name="Text_20_body"><text:span text:style-name="T1">20 </text:span></text:p>
          </text:deletion>
        </text:changed-region>
        <text:changed-region xml:id="ct94409106605616" text:id="ct94409106605616">
          <text:insertion>
            <office:change-info>
              <dc:creator>Julia Ringo</dc:creator>
              <dc:date>2023-10-20T15:35:00</dc:date>
            </office:change-info>
          </text:insertion>
        </text:changed-region>
        <text:changed-region xml:id="ct94409106607136" text:id="ct94409106607136">
          <text:insertion>
            <office:change-info>
              <dc:creator>Julia Ringo</dc:creator>
              <dc:date>2023-10-20T15:35:00</dc:date>
            </office:change-info>
          </text:insertion>
        </text:changed-region>
        <text:changed-region xml:id="ct94409106607376" text:id="ct94409106607376">
          <text:insertion>
            <office:change-info>
              <dc:creator>Julia Ringo</dc:creator>
              <dc:date>2023-10-20T15:35:00</dc:date>
            </office:change-info>
          </text:insertion>
        </text:changed-region>
        <text:changed-region xml:id="ct94409106607616" text:id="ct94409106607616">
          <text:deletion>
            <office:change-info>
              <dc:creator>Julia Ringo</dc:creator>
              <dc:date>2023-10-20T15:35:00</dc:date>
            </office:change-info>
            <text:p text:style-name="Text_20_body"><text:span text:style-name="T1">-</text:span></text:p>
          </text:deletion>
        </text:changed-region>
        <text:changed-region xml:id="ct94409106607856" text:id="ct94409106607856">
          <text:insertion>
            <office:change-info>
              <dc:creator>Julia Ringo</dc:creator>
              <dc:date>2023-10-20T15:35:00</dc:date>
            </office:change-info>
          </text:insertion>
        </text:changed-region>
        <text:changed-region xml:id="ct94409106610208" text:id="ct94409106610208">
          <text:insertion>
            <office:change-info>
              <dc:creator>Julia Ringo</dc:creator>
              <dc:date>2023-10-20T15:35:00</dc:date>
            </office:change-info>
          </text:insertion>
        </text:changed-region>
        <text:changed-region xml:id="ct94409106614880" text:id="ct94409106614880">
          <text:insertion>
            <office:change-info>
              <dc:creator>Julia Ringo</dc:creator>
              <dc:date>2023-10-20T15:35:00</dc:date>
            </office:change-info>
          </text:insertion>
        </text:changed-region>
        <text:changed-region xml:id="ct94409106615760" text:id="ct94409106615760">
          <text:deletion>
            <office:change-info>
              <dc:creator>Julia Ringo</dc:creator>
              <dc:date>2023-10-10T11:08:00</dc:date>
            </office:change-info>
            <text:p text:style-name="Text_20_body"><text:span text:style-name="T1">…</text:span></text:p>
          </text:deletion>
        </text:changed-region>
        <text:changed-region xml:id="ct94409106616000" text:id="ct94409106616000">
          <text:insertion>
            <office:change-info>
              <dc:creator>Julia Ringo</dc:creator>
              <dc:date>2023-10-10T11:08:00</dc:date>
            </office:change-info>
          </text:insertion>
        </text:changed-region>
        <text:changed-region xml:id="ct94409106616240" text:id="ct94409106616240">
          <text:deletion>
            <office:change-info>
              <dc:creator>Julia Ringo</dc:creator>
              <dc:date>2023-10-10T11:08:00</dc:date>
            </office:change-info>
            <text:p text:style-name="Text_20_body"><text:span text:style-name="T1">…</text:span></text:p>
          </text:deletion>
        </text:changed-region>
        <text:changed-region xml:id="ct94409106616480" text:id="ct94409106616480">
          <text:insertion>
            <office:change-info>
              <dc:creator>Julia Ringo</dc:creator>
              <dc:date>2023-10-10T11:08:00</dc:date>
            </office:change-info>
          </text:insertion>
        </text:changed-region>
        <text:changed-region xml:id="ct94409106618000" text:id="ct94409106618000">
          <text:insertion>
            <office:change-info>
              <dc:creator>Julia Ringo</dc:creator>
              <dc:date>2023-10-20T15:35:00</dc:date>
            </office:change-info>
          </text:insertion>
        </text:changed-region>
        <text:changed-region xml:id="ct94409106618240" text:id="ct94409106618240">
          <text:insertion>
            <office:change-info>
              <dc:creator>Julia Ringo</dc:creator>
              <dc:date>2023-10-20T15:35:00</dc:date>
            </office:change-info>
          </text:insertion>
        </text:changed-region>
        <text:changed-region xml:id="ct94409106618480" text:id="ct94409106618480">
          <text:deletion>
            <office:change-info>
              <dc:creator>Julia Ringo</dc:creator>
              <dc:date>2023-10-05T13:15:00</dc:date>
            </office:change-info>
            <text:p text:style-name="Text_20_body"><text:span text:style-name="T1"><text:s/>— </text:span></text:p>
          </text:deletion>
        </text:changed-region>
        <text:changed-region xml:id="ct94409106621632" text:id="ct94409106621632">
          <text:insertion>
            <office:change-info>
              <dc:creator>Julia Ringo</dc:creator>
              <dc:date>2023-10-05T13:15:00</dc:date>
            </office:change-info>
          </text:insertion>
        </text:changed-region>
        <text:changed-region xml:id="ct94409106628064" text:id="ct94409106628064">
          <text:insertion>
            <office:change-info>
              <dc:creator>Julia Ringo</dc:creator>
              <dc:date>2023-10-20T15:36:00</dc:date>
            </office:change-info>
          </text:insertion>
        </text:changed-region>
        <text:changed-region xml:id="ct94409106628304" text:id="ct94409106628304">
          <text:deletion>
            <office:change-info>
              <dc:creator>Julia Ringo</dc:creator>
              <dc:date>2023-10-20T15:36:00</dc:date>
            </office:change-info>
            <text:p text:style-name="Text_20_body"><text:span text:style-name="T1">N</text:span></text:p>
          </text:deletion>
        </text:changed-region>
        <text:changed-region xml:id="ct94409106629184" text:id="ct94409106629184">
          <text:insertion>
            <office:change-info>
              <dc:creator>Julia Ringo</dc:creator>
              <dc:date>2023-10-20T15:36:00</dc:date>
            </office:change-info>
          </text:insertion>
        </text:changed-region>
        <text:changed-region xml:id="ct94409106631824" text:id="ct94409106631824">
          <text:insertion>
            <office:change-info>
              <dc:creator>Julia Ringo</dc:creator>
              <dc:date>2023-10-20T15:36:00</dc:date>
            </office:change-info>
          </text:insertion>
        </text:changed-region>
        <text:changed-region xml:id="ct94409106632704" text:id="ct94409106632704">
          <text:deletion>
            <office:change-info>
              <dc:creator>Julia Ringo</dc:creator>
              <dc:date>2023-10-05T13:15:00</dc:date>
            </office:change-info>
            <text:p text:style-name="Text_20_body"><text:span text:style-name="T2"><text:s/>— </text:span></text:p>
          </text:deletion>
        </text:changed-region>
        <text:changed-region xml:id="ct94409106632944" text:id="ct94409106632944">
          <text:insertion>
            <office:change-info>
              <dc:creator>Julia Ringo</dc:creator>
              <dc:date>2023-10-05T13:15:00</dc:date>
            </office:change-info>
          </text:insertion>
        </text:changed-region>
        <text:changed-region xml:id="ct94409106633472" text:id="ct94409106633472">
          <text:deletion>
            <office:change-info>
              <dc:creator>Julia Ringo</dc:creator>
              <dc:date>2023-10-20T15:36:00</dc:date>
            </office:change-info>
            <text:p text:style-name="Text_20_body"><text:span text:style-name="T1">ing</text:span></text:p>
          </text:deletion>
        </text:changed-region>
        <text:changed-region xml:id="ct94409106634640" text:id="ct94409106634640">
          <text:insertion>
            <office:change-info>
              <dc:creator>Julia Ringo</dc:creator>
              <dc:date>2023-10-20T15:36:00</dc:date>
            </office:change-info>
          </text:insertion>
        </text:changed-region>
        <text:changed-region xml:id="ct94409106634960" text:id="ct94409106634960">
          <text:deletion>
            <office:change-info>
              <dc:creator>Julia Ringo</dc:creator>
              <dc:date>2023-10-20T15:36:00</dc:date>
            </office:change-info>
            <text:p text:style-name="Text_20_body"><text:span text:style-name="T1">;</text:span></text:p>
          </text:deletion>
        </text:changed-region>
        <text:changed-region xml:id="ct94409106636224" text:id="ct94409106636224">
          <text:deletion>
            <office:change-info>
              <dc:creator>Julia Ringo</dc:creator>
              <dc:date>2023-10-10T11:08:00</dc:date>
            </office:change-info>
            <text:p text:style-name="Text_20_body"><text:span text:style-name="T1">…</text:span></text:p>
          </text:deletion>
        </text:changed-region>
        <text:changed-region xml:id="ct94409106636976" text:id="ct94409106636976">
          <text:insertion>
            <office:change-info>
              <dc:creator>Julia Ringo</dc:creator>
              <dc:date>2023-10-10T11:08:00</dc:date>
            </office:change-info>
          </text:insertion>
        </text:changed-region>
        <text:changed-region xml:id="ct94409106637216" text:id="ct94409106637216">
          <text:deletion>
            <office:change-info>
              <dc:creator>Julia Ringo</dc:creator>
              <dc:date>2023-10-20T15:36:00</dc:date>
            </office:change-info>
            <text:p text:style-name="Text_20_body"><text:span text:style-name="T1"><text:s/></text:span></text:p>
          </text:deletion>
        </text:changed-region>
        <text:changed-region xml:id="ct94409106640656" text:id="ct94409106640656">
          <text:deletion>
            <office:change-info>
              <dc:creator>Julia Ringo</dc:creator>
              <dc:date>2023-10-10T11:08:00</dc:date>
            </office:change-info>
            <text:p text:style-name="Text_20_body"><text:span text:style-name="T1">…</text:span></text:p>
          </text:deletion>
        </text:changed-region>
        <text:changed-region xml:id="ct94409106640896" text:id="ct94409106640896">
          <text:insertion>
            <office:change-info>
              <dc:creator>Julia Ringo</dc:creator>
              <dc:date>2023-10-10T11:08:00</dc:date>
            </office:change-info>
          </text:insertion>
        </text:changed-region>
        <text:changed-region xml:id="ct94409106641136" text:id="ct94409106641136">
          <text:deletion>
            <office:change-info>
              <dc:creator>Julia Ringo</dc:creator>
              <dc:date>2023-10-20T15:37:00</dc:date>
            </office:change-info>
            <text:p text:style-name="Text_20_body"><text:span text:style-name="T1"><text:s/></text:span></text:p>
          </text:deletion>
        </text:changed-region>
        <text:changed-region xml:id="ct94409106641888" text:id="ct94409106641888">
          <text:insertion>
            <office:change-info>
              <dc:creator>Julia Ringo</dc:creator>
              <dc:date>2023-10-20T15:37:00</dc:date>
            </office:change-info>
          </text:insertion>
        </text:changed-region>
        <text:changed-region xml:id="ct94409106643568" text:id="ct94409106643568">
          <text:deletion>
            <office:change-info>
              <dc:creator>Julia Ringo</dc:creator>
              <dc:date>2023-10-05T13:15:00</dc:date>
            </office:change-info>
            <text:p text:style-name="Text_20_body"><text:span text:style-name="T1"><text:s/>— </text:span></text:p>
          </text:deletion>
        </text:changed-region>
        <text:changed-region xml:id="ct94409106644560" text:id="ct94409106644560">
          <text:insertion>
            <office:change-info>
              <dc:creator>Julia Ringo</dc:creator>
              <dc:date>2023-10-05T13:15:00</dc:date>
            </office:change-info>
          </text:insertion>
        </text:changed-region>
        <text:changed-region xml:id="ct94409106645904" text:id="ct94409106645904">
          <text:deletion>
            <office:change-info>
              <dc:creator>Julia Ringo</dc:creator>
              <dc:date>2023-10-05T13:15:00</dc:date>
            </office:change-info>
            <text:p text:style-name="Text_20_body"><text:span text:style-name="T1"><text:s/>— </text:span></text:p>
          </text:deletion>
        </text:changed-region>
        <text:changed-region xml:id="ct94409106647248" text:id="ct94409106647248">
          <text:insertion>
            <office:change-info>
              <dc:creator>Julia Ringo</dc:creator>
              <dc:date>2023-10-05T13:15:00</dc:date>
            </office:change-info>
          </text:insertion>
        </text:changed-region>
        <text:changed-region xml:id="ct94409106651136" text:id="ct94409106651136">
          <text:insertion>
            <office:change-info>
              <dc:creator>Julia Ringo</dc:creator>
              <dc:date>2023-10-20T15:37:00</dc:date>
            </office:change-info>
          </text:insertion>
        </text:changed-region>
        <text:changed-region xml:id="ct94409106651456" text:id="ct94409106651456">
          <text:deletion>
            <office:change-info>
              <dc:creator>Julia Ringo</dc:creator>
              <dc:date>2023-10-20T15:37:00</dc:date>
            </office:change-info>
            <text:p text:style-name="Text_20_body"><text:span text:style-name="T1">;</text:span></text:p>
          </text:deletion>
        </text:changed-region>
        <text:changed-region xml:id="ct94409101457008" text:id="ct94409101457008">
          <text:deletion>
            <office:change-info>
              <dc:creator>Julia Ringo</dc:creator>
              <dc:date>2023-10-05T13:15:00</dc:date>
            </office:change-info>
            <text:p text:style-name="Text_20_body"><text:span text:style-name="T1"><text:s/>— </text:span></text:p>
          </text:deletion>
        </text:changed-region>
        <text:changed-region xml:id="ct94409101454320" text:id="ct94409101454320">
          <text:insertion>
            <office:change-info>
              <dc:creator>Julia Ringo</dc:creator>
              <dc:date>2023-10-05T13:15:00</dc:date>
            </office:change-info>
          </text:insertion>
        </text:changed-region>
        <text:changed-region xml:id="ct94409101455648" text:id="ct94409101455648">
          <text:deletion>
            <office:change-info>
              <dc:creator>Julia Ringo</dc:creator>
              <dc:date>2023-10-05T13:15:00</dc:date>
            </office:change-info>
            <text:p text:style-name="Text_20_body"><text:span text:style-name="T1"><text:s/>— </text:span></text:p>
          </text:deletion>
        </text:changed-region>
        <text:changed-region xml:id="ct94409106653824" text:id="ct94409106653824">
          <text:insertion>
            <office:change-info>
              <dc:creator>Julia Ringo</dc:creator>
              <dc:date>2023-10-05T13:15:00</dc:date>
            </office:change-info>
          </text:insertion>
        </text:changed-region>
        <text:changed-region xml:id="ct94409106654064" text:id="ct94409106654064">
          <text:deletion>
            <office:change-info>
              <dc:creator>Julia Ringo</dc:creator>
              <dc:date>2023-10-05T13:15:00</dc:date>
            </office:change-info>
            <text:p text:style-name="Text_20_body"><text:span text:style-name="T1"><text:s/>— </text:span></text:p>
          </text:deletion>
        </text:changed-region>
        <text:changed-region xml:id="ct94409106654848" text:id="ct94409106654848">
          <text:insertion>
            <office:change-info>
              <dc:creator>Julia Ringo</dc:creator>
              <dc:date>2023-10-05T13:15:00</dc:date>
            </office:change-info>
          </text:insertion>
        </text:changed-region>
        <text:changed-region xml:id="ct94409106656272" text:id="ct94409106656272">
          <text:deletion>
            <office:change-info>
              <dc:creator>Julia Ringo</dc:creator>
              <dc:date>2023-10-05T13:15:00</dc:date>
            </office:change-info>
            <text:p text:style-name="Text_20_body"><text:span text:style-name="T1"><text:s/>— </text:span></text:p>
          </text:deletion>
        </text:changed-region>
        <text:changed-region xml:id="ct94409106657616" text:id="ct94409106657616">
          <text:insertion>
            <office:change-info>
              <dc:creator>Julia Ringo</dc:creator>
              <dc:date>2023-10-05T13:15:00</dc:date>
            </office:change-info>
          </text:insertion>
        </text:changed-region>
        <text:changed-region xml:id="ct94409101587008" text:id="ct94409101587008">
          <text:deletion>
            <office:change-info>
              <dc:creator>Julia Ringo</dc:creator>
              <dc:date>2023-10-05T13:15:00</dc:date>
            </office:change-info>
            <text:p text:style-name="Text_20_body"><text:span text:style-name="T1"><text:s/>— </text:span></text:p>
          </text:deletion>
        </text:changed-region>
        <text:changed-region xml:id="ct94409101568784" text:id="ct94409101568784">
          <text:insertion>
            <office:change-info>
              <dc:creator>Julia Ringo</dc:creator>
              <dc:date>2023-10-05T13:15:00</dc:date>
            </office:change-info>
          </text:insertion>
        </text:changed-region>
        <text:changed-region xml:id="ct94409101567424" text:id="ct94409101567424">
          <text:insertion>
            <office:change-info>
              <dc:creator>Julia Ringo</dc:creator>
              <dc:date>2023-10-20T15:37:00</dc:date>
            </office:change-info>
          </text:insertion>
        </text:changed-region>
        <text:changed-region xml:id="ct94409101564704" text:id="ct94409101564704">
          <text:insertion>
            <office:change-info>
              <dc:creator>Julia Ringo</dc:creator>
              <dc:date>2023-10-20T15:37:00</dc:date>
            </office:change-info>
          </text:insertion>
        </text:changed-region>
        <text:changed-region xml:id="ct94409106661008" text:id="ct94409106661008">
          <text:deletion>
            <office:change-info>
              <dc:creator>Julia Ringo</dc:creator>
              <dc:date>2023-10-05T13:15:00</dc:date>
            </office:change-info>
            <text:p text:style-name="Text_20_body"><text:span text:style-name="T1"><text:s/>— </text:span></text:p>
          </text:deletion>
        </text:changed-region>
        <text:changed-region xml:id="ct94409106661472" text:id="ct94409106661472">
          <text:insertion>
            <office:change-info>
              <dc:creator>Julia Ringo</dc:creator>
              <dc:date>2023-10-05T13:15:00</dc:date>
            </office:change-info>
          </text:insertion>
        </text:changed-region>
        <text:changed-region xml:id="ct94409106662080" text:id="ct94409106662080">
          <text:deletion>
            <office:change-info>
              <dc:creator>Julia Ringo</dc:creator>
              <dc:date>2023-10-05T13:15:00</dc:date>
            </office:change-info>
            <text:p text:style-name="Text_20_body"><text:span text:style-name="T1"><text:s/>— </text:span></text:p>
          </text:deletion>
        </text:changed-region>
        <text:changed-region xml:id="ct94409106662320" text:id="ct94409106662320">
          <text:insertion>
            <office:change-info>
              <dc:creator>Julia Ringo</dc:creator>
              <dc:date>2023-10-05T13:15:00</dc:date>
            </office:change-info>
          </text:insertion>
        </text:changed-region>
        <text:changed-region xml:id="ct94409106664032" text:id="ct94409106664032">
          <text:deletion>
            <office:change-info>
              <dc:creator>Julia Ringo</dc:creator>
              <dc:date>2023-10-05T13:15:00</dc:date>
            </office:change-info>
            <text:p text:style-name="Text_20_body"><text:span text:style-name="T1"><text:s/>— </text:span></text:p>
          </text:deletion>
        </text:changed-region>
        <text:changed-region xml:id="ct94409106664272" text:id="ct94409106664272">
          <text:insertion>
            <office:change-info>
              <dc:creator>Julia Ringo</dc:creator>
              <dc:date>2023-10-05T13:15:00</dc:date>
            </office:change-info>
          </text:insertion>
        </text:changed-region>
        <text:changed-region xml:id="ct94409106665456" text:id="ct94409106665456">
          <text:insertion>
            <office:change-info>
              <dc:creator>Julia Ringo</dc:creator>
              <dc:date>2023-10-20T15:37:00</dc:date>
            </office:change-info>
          </text:insertion>
        </text:changed-region>
        <text:changed-region xml:id="ct94409106665696" text:id="ct94409106665696">
          <text:deletion>
            <office:change-info>
              <dc:creator>Julia Ringo</dc:creator>
              <dc:date>2023-10-20T15:37:00</dc:date>
            </office:change-info>
            <text:p text:style-name="Text_20_body"><text:span text:style-name="T1">,</text:span></text:p>
          </text:deletion>
        </text:changed-region>
        <text:changed-region xml:id="ct94409106665936" text:id="ct94409106665936">
          <text:insertion>
            <office:change-info>
              <dc:creator>Julia Ringo</dc:creator>
              <dc:date>2023-10-20T15:37:00</dc:date>
            </office:change-info>
          </text:insertion>
        </text:changed-region>
        <text:changed-region xml:id="ct94409106666176" text:id="ct94409106666176">
          <text:deletion>
            <office:change-info>
              <dc:creator>Julia Ringo</dc:creator>
              <dc:date>2023-10-20T15:37:00</dc:date>
            </office:change-info>
            <text:p text:style-name="Text_20_body"><text:span text:style-name="T1">w</text:span></text:p>
          </text:deletion>
        </text:changed-region>
        <text:changed-region xml:id="ct94409106669664" text:id="ct94409106669664">
          <text:deletion>
            <office:change-info>
              <dc:creator>Julia Ringo</dc:creator>
              <dc:date>2023-10-05T13:15:00</dc:date>
            </office:change-info>
            <text:p text:style-name="Text_20_body"><text:span text:style-name="T1"><text:s/>— </text:span></text:p>
          </text:deletion>
        </text:changed-region>
        <text:changed-region xml:id="ct94409106669904" text:id="ct94409106669904">
          <text:insertion>
            <office:change-info>
              <dc:creator>Julia Ringo</dc:creator>
              <dc:date>2023-10-05T13:15:00</dc:date>
            </office:change-info>
          </text:insertion>
        </text:changed-region>
        <text:changed-region xml:id="ct94409106670736" text:id="ct94409106670736">
          <text:deletion>
            <office:change-info>
              <dc:creator>Julia Ringo</dc:creator>
              <dc:date>2023-10-05T13:15:00</dc:date>
            </office:change-info>
            <text:p text:style-name="Text_20_body"><text:span text:style-name="T1"><text:s/>— </text:span></text:p>
          </text:deletion>
        </text:changed-region>
        <text:changed-region xml:id="ct94409106671568" text:id="ct94409106671568">
          <text:insertion>
            <office:change-info>
              <dc:creator>Julia Ringo</dc:creator>
              <dc:date>2023-10-05T13:15:00</dc:date>
            </office:change-info>
          </text:insertion>
        </text:changed-region>
        <text:changed-region xml:id="ct94409106672448" text:id="ct94409106672448">
          <text:insertion>
            <office:change-info>
              <dc:creator>Julia Ringo</dc:creator>
              <dc:date>2023-10-20T15:38:00</dc:date>
            </office:change-info>
          </text:insertion>
        </text:changed-region>
        <text:changed-region xml:id="ct94409106672688" text:id="ct94409106672688">
          <text:insertion>
            <office:change-info>
              <dc:creator>Julia Ringo</dc:creator>
              <dc:date>2023-10-20T15:38:00</dc:date>
            </office:change-info>
          </text:insertion>
        </text:changed-region>
        <text:changed-region xml:id="ct94409106672928" text:id="ct94409106672928">
          <text:deletion>
            <office:change-info>
              <dc:creator>Julia Ringo</dc:creator>
              <dc:date>2023-10-20T15:38:00</dc:date>
            </office:change-info>
            <text:p text:style-name="Text_20_body"><text:span text:style-name="T1">,</text:span></text:p>
          </text:deletion>
        </text:changed-region>
        <text:changed-region xml:id="ct94409106673376" text:id="ct94409106673376">
          <text:insertion>
            <office:change-info>
              <dc:creator>Julia Ringo</dc:creator>
              <dc:date>2023-10-20T15:38:00</dc:date>
            </office:change-info>
          </text:insertion>
        </text:changed-region>
        <text:changed-region xml:id="ct94409106673616" text:id="ct94409106673616">
          <text:deletion>
            <office:change-info>
              <dc:creator>Julia Ringo</dc:creator>
              <dc:date>2023-10-20T15:38:00</dc:date>
            </office:change-info>
            <text:p text:style-name="Text_20_body"><text:span text:style-name="T1">t</text:span></text:p>
          </text:deletion>
        </text:changed-region>
        <text:changed-region xml:id="ct94409106673856" text:id="ct94409106673856">
          <text:insertion>
            <office:change-info>
              <dc:creator>Julia Ringo</dc:creator>
              <dc:date>2023-10-20T15:38:00</dc:date>
            </office:change-info>
          </text:insertion>
        </text:changed-region>
        <text:changed-region xml:id="ct94409106674608" text:id="ct94409106674608">
          <text:deletion>
            <office:change-info>
              <dc:creator>Julia Ringo</dc:creator>
              <dc:date>2023-10-20T15:38:00</dc:date>
            </office:change-info>
            <text:p text:style-name="Text_20_body"><text:span text:style-name="T1"><text:s/>is</text:span></text:p>
          </text:deletion>
        </text:changed-region>
        <text:changed-region xml:id="ct94409106674368" text:id="ct94409106674368">
          <text:deletion>
            <office:change-info>
              <dc:creator>Julia Ringo</dc:creator>
              <dc:date>2023-10-10T11:08:00</dc:date>
            </office:change-info>
            <text:p text:style-name="Text_20_body"><text:span text:style-name="T1">…</text:span></text:p>
          </text:deletion>
        </text:changed-region>
        <text:changed-region xml:id="ct94409106675136" text:id="ct94409106675136">
          <text:insertion>
            <office:change-info>
              <dc:creator>Julia Ringo</dc:creator>
              <dc:date>2023-10-10T11:08:00</dc:date>
            </office:change-info>
          </text:insertion>
        </text:changed-region>
        <text:changed-region xml:id="ct94409106675376" text:id="ct94409106675376">
          <text:deletion>
            <office:change-info>
              <dc:creator>Julia Ringo</dc:creator>
              <dc:date>2023-10-20T15:38:00</dc:date>
            </office:change-info>
            <text:p text:style-name="Text_20_body"><text:span text:style-name="T1"><text:s/></text:span></text:p>
          </text:deletion>
        </text:changed-region>
        <text:changed-region xml:id="ct94409106675904" text:id="ct94409106675904">
          <text:deletion>
            <office:change-info>
              <dc:creator>Julia Ringo</dc:creator>
              <dc:date>2023-10-20T15:38:00</dc:date>
            </office:change-info>
            <text:p text:style-name="Text_20_body"><text:span text:style-name="T1"><text:s/>now</text:span></text:p>
          </text:deletion>
        </text:changed-region>
        <text:changed-region xml:id="ct94409106677488" text:id="ct94409106677488">
          <text:deletion>
            <office:change-info>
              <dc:creator>Julia Ringo</dc:creator>
              <dc:date>2023-10-20T15:38:00</dc:date>
            </office:change-info>
            <text:p text:style-name="Text_20_body"><text:span text:style-name="T1">‘</text:span></text:p>
          </text:deletion>
        </text:changed-region>
        <text:changed-region xml:id="ct94409106677728" text:id="ct94409106677728">
          <text:insertion>
            <office:change-info>
              <dc:creator>Julia Ringo</dc:creator>
              <dc:date>2023-10-20T15:38:00</dc:date>
            </office:change-info>
          </text:insertion>
        </text:changed-region>
        <text:changed-region xml:id="ct94409106678672" text:id="ct94409106678672">
          <text:insertion>
            <office:change-info>
              <dc:creator>Julia Ringo</dc:creator>
              <dc:date>2023-10-20T15:38:00</dc:date>
            </office:change-info>
          </text:insertion>
        </text:changed-region>
        <text:changed-region xml:id="ct94409106680672" text:id="ct94409106680672">
          <text:insertion>
            <office:change-info>
              <dc:creator>Julia Ringo</dc:creator>
              <dc:date>2023-10-20T15:38:00</dc:date>
            </office:change-info>
          </text:insertion>
        </text:changed-region>
        <text:changed-region xml:id="ct94409106680912" text:id="ct94409106680912">
          <text:deletion>
            <office:change-info>
              <dc:creator>Julia Ringo</dc:creator>
              <dc:date>2023-10-20T15:38:00</dc:date>
            </office:change-info>
            <text:p text:style-name="Text_20_body"><text:span text:style-name="T1">: </text:span></text:p>
          </text:deletion>
        </text:changed-region>
        <text:changed-region xml:id="ct94409106682432" text:id="ct94409106682432">
          <text:insertion>
            <office:change-info>
              <dc:creator>Julia Ringo</dc:creator>
              <dc:date>2023-10-20T15:38:00</dc:date>
            </office:change-info>
          </text:insertion>
        </text:changed-region>
        <text:changed-region xml:id="ct94409106683312" text:id="ct94409106683312">
          <text:deletion>
            <office:change-info>
              <dc:creator>Julia Ringo</dc:creator>
              <dc:date>2023-10-10T11:08:00</dc:date>
            </office:change-info>
            <text:p text:style-name="Text_20_body"><text:span text:style-name="T1">…</text:span></text:p>
          </text:deletion>
        </text:changed-region>
        <text:changed-region xml:id="ct94409106683552" text:id="ct94409106683552">
          <text:insertion>
            <office:change-info>
              <dc:creator>Julia Ringo</dc:creator>
              <dc:date>2023-10-10T11:08:00</dc:date>
            </office:change-info>
          </text:insertion>
        </text:changed-region>
        <text:changed-region xml:id="ct94409106684032" text:id="ct94409106684032">
          <text:deletion>
            <office:change-info>
              <dc:creator>Julia Ringo</dc:creator>
              <dc:date>2023-10-10T11:08:00</dc:date>
            </office:change-info>
            <text:p text:style-name="Text_20_body"><text:span text:style-name="T1">…</text:span></text:p>
          </text:deletion>
        </text:changed-region>
        <text:changed-region xml:id="ct94409106683792" text:id="ct94409106683792">
          <text:insertion>
            <office:change-info>
              <dc:creator>Julia Ringo</dc:creator>
              <dc:date>2023-10-10T11:08:00</dc:date>
            </office:change-info>
          </text:insertion>
        </text:changed-region>
        <text:changed-region xml:id="ct94409106684272" text:id="ct94409106684272">
          <text:deletion>
            <office:change-info>
              <dc:creator>Julia Ringo</dc:creator>
              <dc:date>2023-10-20T15:39:00</dc:date>
            </office:change-info>
            <text:p text:style-name="Text_20_body"><text:span text:style-name="T1"><text:s/></text:span></text:p>
          </text:deletion>
        </text:changed-region>
        <text:changed-region xml:id="ct94409106685472" text:id="ct94409106685472">
          <text:deletion>
            <office:change-info>
              <dc:creator>Julia Ringo</dc:creator>
              <dc:date>2023-10-05T13:15:00</dc:date>
            </office:change-info>
            <text:p text:style-name="Text_20_body"><text:span text:style-name="T1"><text:s/>— </text:span></text:p>
          </text:deletion>
        </text:changed-region>
        <text:changed-region xml:id="ct94409106685712" text:id="ct94409106685712">
          <text:insertion>
            <office:change-info>
              <dc:creator>Julia Ringo</dc:creator>
              <dc:date>2023-10-05T13:15:00</dc:date>
            </office:change-info>
          </text:insertion>
        </text:changed-region>
        <text:changed-region xml:id="ct94409106686560" text:id="ct94409106686560">
          <text:deletion>
            <office:change-info>
              <dc:creator>Julia Ringo</dc:creator>
              <dc:date>2023-10-10T11:08:00</dc:date>
            </office:change-info>
            <text:p text:style-name="Text_20_body"><text:span text:style-name="T1">…</text:span></text:p>
          </text:deletion>
        </text:changed-region>
        <text:changed-region xml:id="ct94409106691472" text:id="ct94409106691472">
          <text:insertion>
            <office:change-info>
              <dc:creator>Julia Ringo</dc:creator>
              <dc:date>2023-10-10T11:08:00</dc:date>
            </office:change-info>
          </text:insertion>
        </text:changed-region>
        <text:changed-region xml:id="ct94409106692352" text:id="ct94409106692352">
          <text:deletion>
            <office:change-info>
              <dc:creator>Julia Ringo</dc:creator>
              <dc:date>2023-10-10T11:08:00</dc:date>
            </office:change-info>
            <text:p text:style-name="Text_20_body"><text:span text:style-name="T1">…</text:span></text:p>
          </text:deletion>
        </text:changed-region>
        <text:changed-region xml:id="ct94409106692592" text:id="ct94409106692592">
          <text:insertion>
            <office:change-info>
              <dc:creator>Julia Ringo</dc:creator>
              <dc:date>2023-10-10T11:08:00</dc:date>
            </office:change-info>
          </text:insertion>
        </text:changed-region>
        <text:changed-region xml:id="ct94409106692832" text:id="ct94409106692832">
          <text:deletion>
            <office:change-info>
              <dc:creator>Julia Ringo</dc:creator>
              <dc:date>2023-10-20T15:39:00</dc:date>
            </office:change-info>
            <text:p text:style-name="Text_20_body"><text:span text:style-name="T1"><text:s/></text:span></text:p>
          </text:deletion>
        </text:changed-region>
        <text:changed-region xml:id="ct94409106693072" text:id="ct94409106693072">
          <text:deletion>
            <office:change-info>
              <dc:creator>Julia Ringo</dc:creator>
              <dc:date>2023-10-10T11:08:00</dc:date>
            </office:change-info>
            <text:p text:style-name="Text_20_body"><text:span text:style-name="T1">…</text:span></text:p>
          </text:deletion>
        </text:changed-region>
        <text:changed-region xml:id="ct94409106693312" text:id="ct94409106693312">
          <text:insertion>
            <office:change-info>
              <dc:creator>Julia Ringo</dc:creator>
              <dc:date>2023-10-10T11:08:00</dc:date>
            </office:change-info>
          </text:insertion>
        </text:changed-region>
        <text:changed-region xml:id="ct94409106696400" text:id="ct94409106696400">
          <text:deletion>
            <office:change-info>
              <dc:creator>Julia Ringo</dc:creator>
              <dc:date>2023-10-10T11:08:00</dc:date>
            </office:change-info>
            <text:p text:style-name="Text_20_body"><text:span text:style-name="T1">…</text:span></text:p>
          </text:deletion>
        </text:changed-region>
        <text:changed-region xml:id="ct94409106696640" text:id="ct94409106696640">
          <text:insertion>
            <office:change-info>
              <dc:creator>Julia Ringo</dc:creator>
              <dc:date>2023-10-10T11:08:00</dc:date>
            </office:change-info>
          </text:insertion>
        </text:changed-region>
        <text:changed-region xml:id="ct94409106700672" text:id="ct94409106700672">
          <text:deletion>
            <office:change-info>
              <dc:creator>Julia Ringo</dc:creator>
              <dc:date>2023-10-20T15:39:00</dc:date>
            </office:change-info>
            <text:p text:style-name="Text_20_body"><text:span text:style-name="T1">,</text:span></text:p>
          </text:deletion>
        </text:changed-region>
        <text:changed-region xml:id="ct94409106700912" text:id="ct94409106700912">
          <text:insertion>
            <office:change-info>
              <dc:creator>Julia Ringo</dc:creator>
              <dc:date>2023-10-20T15:39:00</dc:date>
            </office:change-info>
          </text:insertion>
        </text:changed-region>
        <text:changed-region xml:id="ct94409106702400" text:id="ct94409106702400">
          <text:deletion>
            <office:change-info>
              <dc:creator>Julia Ringo</dc:creator>
              <dc:date>2023-10-05T13:15:00</dc:date>
            </office:change-info>
            <text:p text:style-name="Text_20_body"><text:span text:style-name="T2"><text:s/>— </text:span></text:p>
          </text:deletion>
        </text:changed-region>
        <text:changed-region xml:id="ct94409106702960" text:id="ct94409106702960">
          <text:insertion>
            <office:change-info>
              <dc:creator>Julia Ringo</dc:creator>
              <dc:date>2023-10-05T13:15:00</dc:date>
            </office:change-info>
          </text:insertion>
        </text:changed-region>
        <text:changed-region xml:id="ct94409106705408" text:id="ct94409106705408">
          <text:insertion>
            <office:change-info>
              <dc:creator>Julia Ringo</dc:creator>
              <dc:date>2023-10-20T15:39:00</dc:date>
            </office:change-info>
          </text:insertion>
        </text:changed-region>
        <text:changed-region xml:id="ct94409106706464" text:id="ct94409106706464">
          <text:deletion>
            <office:change-info>
              <dc:creator>Julia Ringo</dc:creator>
              <dc:date>2023-10-10T11:08:00</dc:date>
            </office:change-info>
            <text:p text:style-name="Text_20_body"><text:span text:style-name="T1">…</text:span></text:p>
          </text:deletion>
        </text:changed-region>
        <text:changed-region xml:id="ct94409106706704" text:id="ct94409106706704">
          <text:insertion>
            <office:change-info>
              <dc:creator>Julia Ringo</dc:creator>
              <dc:date>2023-10-10T11:08:00</dc:date>
            </office:change-info>
          </text:insertion>
        </text:changed-region>
        <text:changed-region xml:id="ct94409106706944" text:id="ct94409106706944">
          <text:deletion>
            <office:change-info>
              <dc:creator>Julia Ringo</dc:creator>
              <dc:date>2023-10-20T15:39:00</dc:date>
            </office:change-info>
            <text:p text:style-name="Text_20_body"><text:span text:style-name="T1"><text:s/></text:span></text:p>
          </text:deletion>
        </text:changed-region>
        <text:changed-region xml:id="ct94409106707184" text:id="ct94409106707184">
          <text:insertion>
            <office:change-info>
              <dc:creator>Julia Ringo</dc:creator>
              <dc:date>2023-10-20T15:39:00</dc:date>
            </office:change-info>
          </text:insertion>
        </text:changed-region>
        <text:changed-region xml:id="ct94409106708720" text:id="ct94409106708720">
          <text:insertion>
            <office:change-info>
              <dc:creator>Julia Ringo</dc:creator>
              <dc:date>2023-10-20T15:40:00</dc:date>
            </office:change-info>
          </text:insertion>
        </text:changed-region>
        <text:changed-region xml:id="ct94409106709200" text:id="ct94409106709200">
          <text:deletion>
            <office:change-info>
              <dc:creator>Julia Ringo</dc:creator>
              <dc:date>2023-10-20T15:40:00</dc:date>
            </office:change-info>
            <text:p text:style-name="Text_20_body"><text:span text:style-name="T1">300 </text:span></text:p>
          </text:deletion>
        </text:changed-region>
        <text:changed-region xml:id="ct94409106708960" text:id="ct94409106708960">
          <text:insertion>
            <office:change-info>
              <dc:creator>Julia Ringo</dc:creator>
              <dc:date>2023-10-20T15:40:00</dc:date>
            </office:change-info>
          </text:insertion>
        </text:changed-region>
        <text:changed-region xml:id="ct94409106709440" text:id="ct94409106709440">
          <text:insertion>
            <office:change-info>
              <dc:creator>Julia Ringo</dc:creator>
              <dc:date>2023-10-20T15:40:00</dc:date>
            </office:change-info>
          </text:insertion>
        </text:changed-region>
        <text:changed-region xml:id="ct94409106718928" text:id="ct94409106718928">
          <text:insertion>
            <office:change-info>
              <dc:creator>Julia Ringo</dc:creator>
              <dc:date>2023-10-20T15:40:00</dc:date>
            </office:change-info>
          </text:insertion>
        </text:changed-region>
        <text:changed-region xml:id="ct94409106720688" text:id="ct94409106720688">
          <text:insertion>
            <office:change-info>
              <dc:creator>Julia Ringo</dc:creator>
              <dc:date>2023-10-20T15:41:00</dc:date>
            </office:change-info>
          </text:insertion>
        </text:changed-region>
        <text:changed-region xml:id="ct94409106721088" text:id="ct94409106721088">
          <text:deletion>
            <office:change-info>
              <dc:creator>Julia Ringo</dc:creator>
              <dc:date>2023-10-20T15:41:00</dc:date>
            </office:change-info>
            <text:p text:style-name="Text_20_body"><text:span text:style-name="T1"><text:s/>with</text:span></text:p>
          </text:deletion>
        </text:changed-region>
        <text:changed-region xml:id="ct94409106723120" text:id="ct94409106723120">
          <text:insertion>
            <office:change-info>
              <dc:creator>Julia Ringo</dc:creator>
              <dc:date>2023-10-20T15:41:00</dc:date>
            </office:change-info>
          </text:insertion>
        </text:changed-region>
        <text:changed-region xml:id="ct94409106723440" text:id="ct94409106723440">
          <text:deletion>
            <office:change-info>
              <dc:creator>Julia Ringo</dc:creator>
              <dc:date>2023-10-20T15:41:00</dc:date>
            </office:change-info>
            <text:p text:style-name="Text_20_body"><text:span text:style-name="T1">ing</text:span></text:p>
          </text:deletion>
        </text:changed-region>
        <text:changed-region xml:id="ct94409106725184" text:id="ct94409106725184">
          <text:deletion>
            <office:change-info>
              <dc:creator>Julia Ringo</dc:creator>
              <dc:date>2023-10-20T15:41:00</dc:date>
            </office:change-info>
            <text:p text:style-name="Text_20_body"><text:span text:style-name="T1">filled with coffee </text:span></text:p>
          </text:deletion>
        </text:changed-region>
        <text:changed-region xml:id="ct94409106726128" text:id="ct94409106726128">
          <text:insertion>
            <office:change-info>
              <dc:creator>Julia Ringo</dc:creator>
              <dc:date>2023-10-20T15:41:00</dc:date>
            </office:change-info>
          </text:insertion>
        </text:changed-region>
        <text:changed-region xml:id="ct94409106726368" text:id="ct94409106726368">
          <text:insertion>
            <office:change-info>
              <dc:creator>Julia Ringo</dc:creator>
              <dc:date>2023-10-20T15:41:00</dc:date>
            </office:change-info>
          </text:insertion>
        </text:changed-region>
        <text:changed-region xml:id="ct94409106726608" text:id="ct94409106726608">
          <text:deletion>
            <office:change-info>
              <dc:creator>Julia Ringo</dc:creator>
              <dc:date>2023-10-20T15:41:00</dc:date>
            </office:change-info>
            <text:p text:style-name="Text_20_body"><text:span text:style-name="T1">,</text:span></text:p>
          </text:deletion>
        </text:changed-region>
        <text:changed-region xml:id="ct94409106727744" text:id="ct94409106727744">
          <text:insertion>
            <office:change-info>
              <dc:creator>Julia Ringo</dc:creator>
              <dc:date>2023-10-20T15:41:00</dc:date>
            </office:change-info>
          </text:insertion>
        </text:changed-region>
        <text:changed-region xml:id="ct94409106728064" text:id="ct94409106728064">
          <text:deletion>
            <office:change-info>
              <dc:creator>Julia Ringo</dc:creator>
              <dc:date>2023-10-20T15:41:00</dc:date>
            </office:change-info>
            <text:p text:style-name="Text_20_body"><text:span text:style-name="T1">w</text:span></text:p>
          </text:deletion>
        </text:changed-region>
        <text:changed-region xml:id="ct94409106730512" text:id="ct94409106730512">
          <text:insertion>
            <office:change-info>
              <dc:creator>Julia Ringo</dc:creator>
              <dc:date>2023-10-20T15:41:00</dc:date>
            </office:change-info>
          </text:insertion>
        </text:changed-region>
        <text:changed-region xml:id="ct94409106732688" text:id="ct94409106732688">
          <text:insertion>
            <office:change-info>
              <dc:creator>Julia Ringo</dc:creator>
              <dc:date>2023-10-20T15:41:00</dc:date>
            </office:change-info>
          </text:insertion>
        </text:changed-region>
        <text:changed-region xml:id="ct94409106733568" text:id="ct94409106733568">
          <text:deletion>
            <office:change-info>
              <dc:creator>Julia Ringo</dc:creator>
              <dc:date>2023-10-10T11:08:00</dc:date>
            </office:change-info>
            <text:p text:style-name="Text_20_body"><text:span text:style-name="T1">…</text:span></text:p>
          </text:deletion>
        </text:changed-region>
        <text:changed-region xml:id="ct94409106733808" text:id="ct94409106733808">
          <text:insertion>
            <office:change-info>
              <dc:creator>Julia Ringo</dc:creator>
              <dc:date>2023-10-10T11:08:00</dc:date>
            </office:change-info>
          </text:insertion>
        </text:changed-region>
        <text:changed-region xml:id="ct94409106735424" text:id="ct94409106735424">
          <text:insertion>
            <office:change-info>
              <dc:creator>Julia Ringo</dc:creator>
              <dc:date>2023-10-20T15:41:00</dc:date>
            </office:change-info>
          </text:insertion>
        </text:changed-region>
        <text:changed-region xml:id="ct94409106742944" text:id="ct94409106742944">
          <text:deletion>
            <office:change-info>
              <dc:creator>Julia Ringo</dc:creator>
              <dc:date>2023-10-05T13:15:00</dc:date>
            </office:change-info>
            <text:p text:style-name="Text_20_body"><text:span text:style-name="T1"><text:s/>— </text:span></text:p>
          </text:deletion>
        </text:changed-region>
        <text:changed-region xml:id="ct94409106744336" text:id="ct94409106744336">
          <text:insertion>
            <office:change-info>
              <dc:creator>Julia Ringo</dc:creator>
              <dc:date>2023-10-05T13:15:00</dc:date>
            </office:change-info>
          </text:insertion>
        </text:changed-region>
        <text:changed-region xml:id="ct94409106746928" text:id="ct94409106746928">
          <text:insertion>
            <office:change-info>
              <dc:creator>Julia Ringo</dc:creator>
              <dc:date>2023-10-20T15:42:00</dc:date>
            </office:change-info>
          </text:insertion>
        </text:changed-region>
        <text:changed-region xml:id="ct94409106754848" text:id="ct94409106754848">
          <text:insertion>
            <office:change-info>
              <dc:creator>Julia Ringo</dc:creator>
              <dc:date>2023-10-20T15:42:00</dc:date>
            </office:change-info>
          </text:insertion>
        </text:changed-region>
        <text:changed-region xml:id="ct94409106755088" text:id="ct94409106755088">
          <text:deletion>
            <office:change-info>
              <dc:creator>Julia Ringo</dc:creator>
              <dc:date>2023-10-20T15:42:00</dc:date>
            </office:change-info>
            <text:p text:style-name="Text_20_body"><text:span text:style-name="T1">,</text:span></text:p>
          </text:deletion>
        </text:changed-region>
        <text:changed-region xml:id="ct94409106758896" text:id="ct94409106758896">
          <text:deletion>
            <office:change-info>
              <dc:creator>Julia Ringo</dc:creator>
              <dc:date>2023-10-20T15:42:00</dc:date>
            </office:change-info>
            <text:p text:style-name="Text_20_body"><text:span text:style-name="T1">100 </text:span></text:p>
          </text:deletion>
        </text:changed-region>
        <text:changed-region xml:id="ct94409106759136" text:id="ct94409106759136">
          <text:insertion>
            <office:change-info>
              <dc:creator>Julia Ringo</dc:creator>
              <dc:date>2023-10-20T15:42:00</dc:date>
            </office:change-info>
          </text:insertion>
        </text:changed-region>
        <text:changed-region xml:id="ct94409106760288" text:id="ct94409106760288">
          <text:insertion>
            <office:change-info>
              <dc:creator>Julia Ringo</dc:creator>
              <dc:date>2023-10-20T15:43:00</dc:date>
            </office:change-info>
          </text:insertion>
        </text:changed-region>
        <text:changed-region xml:id="ct94409106761280" text:id="ct94409106761280">
          <text:deletion>
            <office:change-info>
              <dc:creator>Julia Ringo</dc:creator>
              <dc:date>2023-10-20T15:43:00</dc:date>
            </office:change-info>
            <text:p text:style-name="Text_20_body"><text:span text:style-name="T1">where </text:span></text:p>
          </text:deletion>
        </text:changed-region>
        <text:changed-region xml:id="ct94409106763632" text:id="ct94409106763632">
          <text:insertion>
            <office:change-info>
              <dc:creator>Julia Ringo</dc:creator>
              <dc:date>2023-10-20T15:43:00</dc:date>
            </office:change-info>
          </text:insertion>
        </text:changed-region>
        <text:changed-region xml:id="ct94409106763392" text:id="ct94409106763392">
          <text:deletion>
            <office:change-info>
              <dc:creator>Julia Ringo</dc:creator>
              <dc:date>2023-10-20T15:43:00</dc:date>
            </office:change-info>
            <text:p text:style-name="Text_20_body"><text:span text:style-name="T1">with </text:span></text:p>
          </text:deletion>
        </text:changed-region>
        <text:changed-region xml:id="ct94409101821232" text:id="ct94409101821232">
          <text:deletion>
            <office:change-info>
              <dc:creator>Julia Ringo</dc:creator>
              <dc:date>2023-10-05T13:15:00</dc:date>
            </office:change-info>
            <text:p text:style-name="Text_20_body"><text:span text:style-name="T1"><text:s/>— </text:span></text:p>
          </text:deletion>
        </text:changed-region>
        <text:changed-region xml:id="ct94409101702736" text:id="ct94409101702736">
          <text:insertion>
            <office:change-info>
              <dc:creator>Julia Ringo</dc:creator>
              <dc:date>2023-10-05T13:15:00</dc:date>
            </office:change-info>
          </text:insertion>
        </text:changed-region>
        <text:changed-region xml:id="ct94409106769728" text:id="ct94409106769728">
          <text:deletion>
            <office:change-info>
              <dc:creator>Julia Ringo</dc:creator>
              <dc:date>2023-10-05T13:15:00</dc:date>
            </office:change-info>
            <text:p text:style-name="Text_20_body"><text:span text:style-name="T1"><text:s/>— </text:span></text:p>
          </text:deletion>
        </text:changed-region>
        <text:changed-region xml:id="ct94409106770544" text:id="ct94409106770544">
          <text:insertion>
            <office:change-info>
              <dc:creator>Julia Ringo</dc:creator>
              <dc:date>2023-10-05T13:15:00</dc:date>
            </office:change-info>
          </text:insertion>
        </text:changed-region>
        <text:changed-region xml:id="ct94409106770784" text:id="ct94409106770784">
          <text:deletion>
            <office:change-info>
              <dc:creator>Julia Ringo</dc:creator>
              <dc:date>2023-10-20T15:43:00</dc:date>
            </office:change-info>
            <text:p text:style-name="Text_20_body"><text:span text:style-name="T1">,</text:span></text:p>
          </text:deletion>
        </text:changed-region>
        <text:changed-region xml:id="ct94409102719024" text:id="ct94409102719024">
          <text:insertion>
            <office:change-info>
              <dc:creator>Julia Ringo</dc:creator>
              <dc:date>2023-10-20T15:45:00</dc:date>
            </office:change-info>
          </text:insertion>
        </text:changed-region>
        <text:changed-region xml:id="ct94409106756192" text:id="ct94409106756192">
          <text:insertion>
            <office:change-info>
              <dc:creator>Julia Ringo</dc:creator>
              <dc:date>2023-10-20T15:45:00</dc:date>
            </office:change-info>
          </text:insertion>
        </text:changed-region>
        <text:changed-region xml:id="ct94409106760784" text:id="ct94409106760784">
          <text:deletion>
            <office:change-info>
              <dc:creator>Julia Ringo</dc:creator>
              <dc:date>2023-10-05T13:15:00</dc:date>
            </office:change-info>
            <text:p text:style-name="Text_20_body"><text:span text:style-name="T1"><text:s/>— </text:span></text:p>
          </text:deletion>
        </text:changed-region>
        <text:changed-region xml:id="ct94409106784832" text:id="ct94409106784832">
          <text:insertion>
            <office:change-info>
              <dc:creator>Julia Ringo</dc:creator>
              <dc:date>2023-10-05T13:15:00</dc:date>
            </office:change-info>
          </text:insertion>
        </text:changed-region>
        <text:changed-region xml:id="ct94409106785072" text:id="ct94409106785072">
          <text:deletion>
            <office:change-info>
              <dc:creator>Julia Ringo</dc:creator>
              <dc:date>2023-10-05T13:15:00</dc:date>
            </office:change-info>
            <text:p text:style-name="Text_20_body"><text:span text:style-name="T1"><text:s/>— </text:span></text:p>
          </text:deletion>
        </text:changed-region>
        <text:changed-region xml:id="ct94409106785312" text:id="ct94409106785312">
          <text:insertion>
            <office:change-info>
              <dc:creator>Julia Ringo</dc:creator>
              <dc:date>2023-10-05T13:15:00</dc:date>
            </office:change-info>
          </text:insertion>
        </text:changed-region>
        <text:changed-region xml:id="ct94409106787920" text:id="ct94409106787920">
          <text:insertion>
            <office:change-info>
              <dc:creator>Julia Ringo</dc:creator>
              <dc:date>2023-10-20T15:45:00</dc:date>
            </office:change-info>
          </text:insertion>
        </text:changed-region>
        <text:changed-region xml:id="ct94409106769312" text:id="ct94409106769312">
          <text:deletion>
            <office:change-info>
              <dc:creator>Julia Ringo</dc:creator>
              <dc:date>2023-10-10T11:08:00</dc:date>
            </office:change-info>
            <text:p text:style-name="Text_20_body"><text:span text:style-name="T1">…</text:span></text:p>
          </text:deletion>
        </text:changed-region>
        <text:changed-region xml:id="ct94409106788800" text:id="ct94409106788800">
          <text:insertion>
            <office:change-info>
              <dc:creator>Julia Ringo</dc:creator>
              <dc:date>2023-10-10T11:08:00</dc:date>
            </office:change-info>
          </text:insertion>
        </text:changed-region>
        <text:changed-region xml:id="ct94409106789040" text:id="ct94409106789040">
          <text:deletion>
            <office:change-info>
              <dc:creator>Julia Ringo</dc:creator>
              <dc:date>2023-10-10T11:08:00</dc:date>
            </office:change-info>
            <text:p text:style-name="Text_20_body"><text:span text:style-name="T1">…</text:span></text:p>
          </text:deletion>
        </text:changed-region>
        <text:changed-region xml:id="ct94409106789280" text:id="ct94409106789280">
          <text:insertion>
            <office:change-info>
              <dc:creator>Julia Ringo</dc:creator>
              <dc:date>2023-10-10T11:08:00</dc:date>
            </office:change-info>
          </text:insertion>
        </text:changed-region>
        <text:changed-region xml:id="ct94409106789520" text:id="ct94409106789520">
          <text:deletion>
            <office:change-info>
              <dc:creator>Julia Ringo</dc:creator>
              <dc:date>2023-10-20T15:45:00</dc:date>
            </office:change-info>
            <text:p text:style-name="Text_20_body"><text:span text:style-name="T1"><text:s/></text:span></text:p>
          </text:deletion>
        </text:changed-region>
        <text:changed-region xml:id="ct94409106791680" text:id="ct94409106791680">
          <text:insertion>
            <office:change-info>
              <dc:creator>Julia Ringo</dc:creator>
              <dc:date>2023-10-20T15:46:00</dc:date>
            </office:change-info>
          </text:insertion>
        </text:changed-region>
        <text:changed-region xml:id="ct94409106722368" text:id="ct94409106722368">
          <text:deletion>
            <office:change-info>
              <dc:creator>Julia Ringo</dc:creator>
              <dc:date>2023-10-05T13:15:00</dc:date>
            </office:change-info>
            <text:p text:style-name="Text_20_body"><text:span text:style-name="T1"><text:s/>— </text:span></text:p>
          </text:deletion>
        </text:changed-region>
        <text:changed-region xml:id="ct94409106767024" text:id="ct94409106767024">
          <text:insertion>
            <office:change-info>
              <dc:creator>Julia Ringo</dc:creator>
              <dc:date>2023-10-05T13:15:00</dc:date>
            </office:change-info>
          </text:insertion>
        </text:changed-region>
        <text:changed-region xml:id="ct94409106797328" text:id="ct94409106797328">
          <text:insertion>
            <office:change-info>
              <dc:creator>Julia Ringo</dc:creator>
              <dc:date>2023-10-20T15:46:00</dc:date>
            </office:change-info>
          </text:insertion>
        </text:changed-region>
        <text:changed-region xml:id="ct94409106801776" text:id="ct94409106801776">
          <text:deletion>
            <office:change-info>
              <dc:creator>Julia Ringo</dc:creator>
              <dc:date>2023-10-05T13:15:00</dc:date>
            </office:change-info>
            <text:p text:style-name="Text_20_body"><text:span text:style-name="T1"><text:s/>— </text:span></text:p>
          </text:deletion>
        </text:changed-region>
        <text:changed-region xml:id="ct94409106802016" text:id="ct94409106802016">
          <text:insertion>
            <office:change-info>
              <dc:creator>Julia Ringo</dc:creator>
              <dc:date>2023-10-05T13:15:00</dc:date>
            </office:change-info>
          </text:insertion>
        </text:changed-region>
        <text:changed-region xml:id="ct94409106808128" text:id="ct94409106808128">
          <text:insertion>
            <office:change-info>
              <dc:creator>Julia Ringo</dc:creator>
              <dc:date>2023-10-20T15:46:00</dc:date>
            </office:change-info>
          </text:insertion>
        </text:changed-region>
        <text:changed-region xml:id="ct94409106808368" text:id="ct94409106808368">
          <text:deletion>
            <office:change-info>
              <dc:creator>Julia Ringo</dc:creator>
              <dc:date>2023-10-10T11:08:00</dc:date>
            </office:change-info>
            <text:p text:style-name="Text_20_body"><text:span text:style-name="T1">…</text:span></text:p>
          </text:deletion>
        </text:changed-region>
        <text:changed-region xml:id="ct94409106809232" text:id="ct94409106809232">
          <text:insertion>
            <office:change-info>
              <dc:creator>Julia Ringo</dc:creator>
              <dc:date>2023-10-10T11:08:00</dc:date>
            </office:change-info>
          </text:insertion>
        </text:changed-region>
        <text:changed-region xml:id="ct94409106810448" text:id="ct94409106810448">
          <text:insertion>
            <office:change-info>
              <dc:creator>Julia Ringo</dc:creator>
              <dc:date>2023-10-20T15:47:00</dc:date>
            </office:change-info>
          </text:insertion>
        </text:changed-region>
        <text:changed-region xml:id="ct94409106810688" text:id="ct94409106810688">
          <text:deletion>
            <office:change-info>
              <dc:creator>Julia Ringo</dc:creator>
              <dc:date>2023-10-20T15:47:00</dc:date>
            </office:change-info>
            <text:p text:style-name="Text_20_body"><text:span text:style-name="T1">,</text:span></text:p>
          </text:deletion>
        </text:changed-region>
        <text:changed-region xml:id="ct94409106811568" text:id="ct94409106811568">
          <text:insertion>
            <office:change-info>
              <dc:creator>Julia Ringo</dc:creator>
              <dc:date>2023-10-20T15:47:00</dc:date>
            </office:change-info>
          </text:insertion>
        </text:changed-region>
        <text:changed-region xml:id="ct94409106811808" text:id="ct94409106811808">
          <text:format-change>
            <office:change-info>
              <dc:creator>Julia Ringo</dc:creator>
              <dc:date>2023-10-20T15:47:00</dc:date>
            </office:change-info>
          </text:format-change>
        </text:changed-region>
        <text:changed-region xml:id="ct94409106815536" text:id="ct94409106815536">
          <text:insertion>
            <office:change-info>
              <dc:creator>Julia Ringo</dc:creator>
              <dc:date>2023-10-20T15:47:00</dc:date>
            </office:change-info>
          </text:insertion>
        </text:changed-region>
        <text:changed-region xml:id="ct94409106817088" text:id="ct94409106817088">
          <text:insertion>
            <office:change-info>
              <dc:creator>Julia Ringo</dc:creator>
              <dc:date>2023-10-20T15:47:00</dc:date>
            </office:change-info>
          </text:insertion>
        </text:changed-region>
        <text:changed-region xml:id="ct94409106819088" text:id="ct94409106819088">
          <text:deletion>
            <office:change-info>
              <dc:creator>Julia Ringo</dc:creator>
              <dc:date>2023-10-05T13:15:00</dc:date>
            </office:change-info>
            <text:p text:style-name="Text_20_body"><text:span text:style-name="T1"><text:s/>— </text:span></text:p>
          </text:deletion>
        </text:changed-region>
        <text:changed-region xml:id="ct94409106820000" text:id="ct94409106820000">
          <text:insertion>
            <office:change-info>
              <dc:creator>Julia Ringo</dc:creator>
              <dc:date>2023-10-05T13:15:00</dc:date>
            </office:change-info>
          </text:insertion>
        </text:changed-region>
        <text:changed-region xml:id="ct94409106821792" text:id="ct94409106821792">
          <text:insertion>
            <office:change-info>
              <dc:creator>Julia Ringo</dc:creator>
              <dc:date>2023-10-20T15:47:00</dc:date>
            </office:change-info>
          </text:insertion>
        </text:changed-region>
        <text:changed-region xml:id="ct94409106822032" text:id="ct94409106822032">
          <text:deletion>
            <office:change-info>
              <dc:creator>Julia Ringo</dc:creator>
              <dc:date>2023-10-10T11:08:00</dc:date>
            </office:change-info>
            <text:p text:style-name="Text_20_body"><text:span text:style-name="T1">…</text:span></text:p>
          </text:deletion>
        </text:changed-region>
        <text:changed-region xml:id="ct94409106822912" text:id="ct94409106822912">
          <text:insertion>
            <office:change-info>
              <dc:creator>Julia Ringo</dc:creator>
              <dc:date>2023-10-10T11:08:00</dc:date>
            </office:change-info>
          </text:insertion>
        </text:changed-region>
        <text:changed-region xml:id="ct94409106823152" text:id="ct94409106823152">
          <text:insertion>
            <office:change-info>
              <dc:creator>Julia Ringo</dc:creator>
              <dc:date>2023-10-20T15:47:00</dc:date>
            </office:change-info>
          </text:insertion>
        </text:changed-region>
        <text:changed-region xml:id="ct94409106824032" text:id="ct94409106824032">
          <text:deletion>
            <office:change-info>
              <dc:creator>Julia Ringo</dc:creator>
              <dc:date>2023-10-05T13:15:00</dc:date>
            </office:change-info>
            <text:p text:style-name="Text_20_body"><text:span text:style-name="T1"><text:s/>— </text:span></text:p>
          </text:deletion>
        </text:changed-region>
        <text:changed-region xml:id="ct94409106824272" text:id="ct94409106824272">
          <text:insertion>
            <office:change-info>
              <dc:creator>Julia Ringo</dc:creator>
              <dc:date>2023-10-05T13:15:00</dc:date>
            </office:change-info>
          </text:insertion>
        </text:changed-region>
        <text:changed-region xml:id="ct94409106824512" text:id="ct94409106824512">
          <text:insertion>
            <office:change-info>
              <dc:creator>Julia Ringo</dc:creator>
              <dc:date>2023-10-20T15:48:00</dc:date>
            </office:change-info>
          </text:insertion>
        </text:changed-region>
        <text:changed-region xml:id="ct94409106826608" text:id="ct94409106826608">
          <text:insertion>
            <office:change-info>
              <dc:creator>Julia Ringo</dc:creator>
              <dc:date>2023-10-20T15:48:00</dc:date>
            </office:change-info>
          </text:insertion>
        </text:changed-region>
        <text:changed-region xml:id="ct94409106827856" text:id="ct94409106827856">
          <text:deletion>
            <office:change-info>
              <dc:creator>Julia Ringo</dc:creator>
              <dc:date>2023-10-20T15:48:00</dc:date>
            </office:change-info>
            <text:p text:style-name="Text_20_body"><text:span text:style-name="T1">,</text:span></text:p>
          </text:deletion>
        </text:changed-region>
        <text:changed-region xml:id="ct94409106828736" text:id="ct94409106828736">
          <text:deletion>
            <office:change-info>
              <dc:creator>Julia Ringo</dc:creator>
              <dc:date>2023-10-10T11:08:00</dc:date>
            </office:change-info>
            <text:p text:style-name="Text_20_body"><text:span text:style-name="T1">…</text:span></text:p>
          </text:deletion>
        </text:changed-region>
        <text:changed-region xml:id="ct94409106828976" text:id="ct94409106828976">
          <text:insertion>
            <office:change-info>
              <dc:creator>Julia Ringo</dc:creator>
              <dc:date>2023-10-10T11:08:00</dc:date>
            </office:change-info>
          </text:insertion>
        </text:changed-region>
        <text:changed-region xml:id="ct94409106829856" text:id="ct94409106829856">
          <text:deletion>
            <office:change-info>
              <dc:creator>Julia Ringo</dc:creator>
              <dc:date>2023-10-05T13:15:00</dc:date>
            </office:change-info>
            <text:p text:style-name="Text_20_body"><text:span text:style-name="T1"><text:s/>— </text:span></text:p>
          </text:deletion>
        </text:changed-region>
        <text:changed-region xml:id="ct94409106830096" text:id="ct94409106830096">
          <text:insertion>
            <office:change-info>
              <dc:creator>Julia Ringo</dc:creator>
              <dc:date>2023-10-05T13:15:00</dc:date>
            </office:change-info>
          </text:insertion>
        </text:changed-region>
        <text:changed-region xml:id="ct94409106831552" text:id="ct94409106831552">
          <text:insertion>
            <office:change-info>
              <dc:creator>Julia Ringo</dc:creator>
              <dc:date>2023-10-20T15:48:00</dc:date>
            </office:change-info>
          </text:insertion>
        </text:changed-region>
        <text:changed-region xml:id="ct94409106831792" text:id="ct94409106831792">
          <text:deletion>
            <office:change-info>
              <dc:creator>Julia Ringo</dc:creator>
              <dc:date>2023-10-05T13:15:00</dc:date>
            </office:change-info>
            <text:p text:style-name="Text_20_body"><text:span text:style-name="T1"><text:s/>— </text:span></text:p>
          </text:deletion>
        </text:changed-region>
        <text:changed-region xml:id="ct94409106832032" text:id="ct94409106832032">
          <text:insertion>
            <office:change-info>
              <dc:creator>Julia Ringo</dc:creator>
              <dc:date>2023-10-05T13:15:00</dc:date>
            </office:change-info>
          </text:insertion>
        </text:changed-region>
        <text:changed-region xml:id="ct94409106833056" text:id="ct94409106833056">
          <text:insertion>
            <office:change-info>
              <dc:creator>Julia Ringo</dc:creator>
              <dc:date>2023-10-20T15:48:00</dc:date>
            </office:change-info>
          </text:insertion>
        </text:changed-region>
        <text:changed-region xml:id="ct94409106834832" text:id="ct94409106834832">
          <text:insertion>
            <office:change-info>
              <dc:creator>Julia Ringo</dc:creator>
              <dc:date>2023-10-20T15:48:00</dc:date>
            </office:change-info>
          </text:insertion>
        </text:changed-region>
        <text:changed-region xml:id="ct94409106835152" text:id="ct94409106835152">
          <text:deletion>
            <office:change-info>
              <dc:creator>Julia Ringo</dc:creator>
              <dc:date>2023-10-20T15:48:00</dc:date>
            </office:change-info>
            <text:p text:style-name="Text_20_body"><text:span text:style-name="T1">.</text:span></text:p>
          </text:deletion>
        </text:changed-region>
        <text:changed-region xml:id="ct94409106836336" text:id="ct94409106836336">
          <text:insertion>
            <office:change-info>
              <dc:creator>Julia Ringo</dc:creator>
              <dc:date>2023-10-20T15:48:00</dc:date>
            </office:change-info>
          </text:insertion>
        </text:changed-region>
        <text:changed-region xml:id="ct94409106837088" text:id="ct94409106837088">
          <text:insertion>
            <office:change-info>
              <dc:creator>Julia Ringo</dc:creator>
              <dc:date>2023-10-20T15:48:00</dc:date>
            </office:change-info>
          </text:insertion>
        </text:changed-region>
        <text:changed-region xml:id="ct94409106837328" text:id="ct94409106837328">
          <text:insertion>
            <office:change-info>
              <dc:creator>Julia Ringo</dc:creator>
              <dc:date>2023-10-20T15:48:00</dc:date>
            </office:change-info>
          </text:insertion>
        </text:changed-region>
        <text:changed-region xml:id="ct94409106838560" text:id="ct94409106838560">
          <text:insertion>
            <office:change-info>
              <dc:creator>Julia Ringo</dc:creator>
              <dc:date>2023-10-20T15:48:00</dc:date>
            </office:change-info>
          </text:insertion>
        </text:changed-region>
        <text:changed-region xml:id="ct94409106838800" text:id="ct94409106838800">
          <text:deletion>
            <office:change-info>
              <dc:creator>Julia Ringo</dc:creator>
              <dc:date>2023-10-20T15:48:00</dc:date>
            </office:change-info>
            <text:p text:style-name="Text_20_body"><text:span text:style-name="T1">i</text:span></text:p>
          </text:deletion>
        </text:changed-region>
        <text:changed-region xml:id="ct94409106839120" text:id="ct94409106839120">
          <text:deletion>
            <office:change-info>
              <dc:creator>Julia Ringo</dc:creator>
              <dc:date>2023-10-10T11:08:00</dc:date>
            </office:change-info>
            <text:p text:style-name="Text_20_body"><text:span text:style-name="T1">…</text:span></text:p>
          </text:deletion>
        </text:changed-region>
        <text:changed-region xml:id="ct94409106839680" text:id="ct94409106839680">
          <text:insertion>
            <office:change-info>
              <dc:creator>Julia Ringo</dc:creator>
              <dc:date>2023-10-10T11:08:00</dc:date>
            </office:change-info>
          </text:insertion>
        </text:changed-region>
        <text:changed-region xml:id="ct94409106840080" text:id="ct94409106840080">
          <text:deletion>
            <office:change-info>
              <dc:creator>Julia Ringo</dc:creator>
              <dc:date>2023-10-20T15:48:00</dc:date>
            </office:change-info>
            <text:p text:style-name="Text_20_body"><text:span text:style-name="T1"><text:s/></text:span></text:p>
          </text:deletion>
        </text:changed-region>
        <text:changed-region xml:id="ct94409106841600" text:id="ct94409106841600">
          <text:insertion>
            <office:change-info>
              <dc:creator>Julia Ringo</dc:creator>
              <dc:date>2023-10-20T15:48:00</dc:date>
            </office:change-info>
          </text:insertion>
        </text:changed-region>
        <text:changed-region xml:id="ct94409106841840" text:id="ct94409106841840">
          <text:deletion>
            <office:change-info>
              <dc:creator>Julia Ringo</dc:creator>
              <dc:date>2023-10-10T11:08:00</dc:date>
            </office:change-info>
            <text:p text:style-name="Text_20_body"><text:span text:style-name="T1">…</text:span></text:p>
          </text:deletion>
        </text:changed-region>
        <text:changed-region xml:id="ct94409106845616" text:id="ct94409106845616">
          <text:insertion>
            <office:change-info>
              <dc:creator>Julia Ringo</dc:creator>
              <dc:date>2023-10-10T11:08:00</dc:date>
            </office:change-info>
          </text:insertion>
        </text:changed-region>
        <text:changed-region xml:id="ct94409106842336" text:id="ct94409106842336">
          <text:insertion>
            <office:change-info>
              <dc:creator>Julia Ringo</dc:creator>
              <dc:date>2023-10-20T15:49:00</dc:date>
            </office:change-info>
          </text:insertion>
        </text:changed-region>
        <text:changed-region xml:id="ct94409106849504" text:id="ct94409106849504">
          <text:insertion>
            <office:change-info>
              <dc:creator>Julia Ringo</dc:creator>
              <dc:date>2023-10-20T15:49:00</dc:date>
            </office:change-info>
          </text:insertion>
        </text:changed-region>
        <text:changed-region xml:id="ct94409106850384" text:id="ct94409106850384">
          <text:deletion>
            <office:change-info>
              <dc:creator>Julia Ringo</dc:creator>
              <dc:date>2023-10-10T11:08:00</dc:date>
            </office:change-info>
            <text:p text:style-name="Text_20_body"><text:span text:style-name="T1">…</text:span></text:p>
          </text:deletion>
        </text:changed-region>
        <text:changed-region xml:id="ct94409106850624" text:id="ct94409106850624">
          <text:insertion>
            <office:change-info>
              <dc:creator>Julia Ringo</dc:creator>
              <dc:date>2023-10-10T11:08:00</dc:date>
            </office:change-info>
          </text:insertion>
        </text:changed-region>
        <text:changed-region xml:id="ct94409106851152" text:id="ct94409106851152">
          <text:deletion>
            <office:change-info>
              <dc:creator>Julia Ringo</dc:creator>
              <dc:date>2023-10-10T11:08:00</dc:date>
            </office:change-info>
            <text:p text:style-name="Text_20_body"><text:span text:style-name="T1">…</text:span></text:p>
          </text:deletion>
        </text:changed-region>
        <text:changed-region xml:id="ct94409106851392" text:id="ct94409106851392">
          <text:insertion>
            <office:change-info>
              <dc:creator>Julia Ringo</dc:creator>
              <dc:date>2023-10-10T11:08:00</dc:date>
            </office:change-info>
          </text:insertion>
        </text:changed-region>
        <text:changed-region xml:id="ct94409106851632" text:id="ct94409106851632">
          <text:deletion>
            <office:change-info>
              <dc:creator>Julia Ringo</dc:creator>
              <dc:date>2023-10-20T15:49:00</dc:date>
            </office:change-info>
            <text:p text:style-name="Text_20_body"><text:span text:style-name="T1"><text:s/></text:span></text:p>
          </text:deletion>
        </text:changed-region>
        <text:changed-region xml:id="ct94409106856240" text:id="ct94409106856240">
          <text:insertion>
            <office:change-info>
              <dc:creator>Julia Ringo</dc:creator>
              <dc:date>2023-10-20T15:50:00</dc:date>
            </office:change-info>
          </text:insertion>
        </text:changed-region>
        <text:changed-region xml:id="ct94409106856480" text:id="ct94409106856480">
          <text:deletion>
            <office:change-info>
              <dc:creator>Julia Ringo</dc:creator>
              <dc:date>2023-10-20T15:50:00</dc:date>
            </office:change-info>
            <text:p text:style-name="Text_20_body"><text:span text:style-name="T1">-</text:span></text:p>
          </text:deletion>
        </text:changed-region>
        <text:changed-region xml:id="ct94409106861424" text:id="ct94409106861424">
          <text:deletion>
            <office:change-info>
              <dc:creator>Julia Ringo</dc:creator>
              <dc:date>2023-10-20T16:07:00</dc:date>
            </office:change-info>
            <text:p text:style-name="Text_20_body"><text:span text:style-name="T1">15 </text:span></text:p>
          </text:deletion>
        </text:changed-region>
        <text:changed-region xml:id="ct94409106861824" text:id="ct94409106861824">
          <text:insertion>
            <office:change-info>
              <dc:creator>Julia Ringo</dc:creator>
              <dc:date>2023-10-20T16:07:00</dc:date>
            </office:change-info>
          </text:insertion>
        </text:changed-region>
        <text:changed-region xml:id="ct94409106862064" text:id="ct94409106862064">
          <text:insertion>
            <office:change-info>
              <dc:creator>Julia Ringo</dc:creator>
              <dc:date>2023-10-20T16:08:00</dc:date>
            </office:change-info>
          </text:insertion>
        </text:changed-region>
        <text:changed-region xml:id="ct94409101245920" text:id="ct94409101245920">
          <text:deletion>
            <office:change-info>
              <dc:creator>Julia Ringo</dc:creator>
              <dc:date>2023-10-20T16:08:00</dc:date>
            </office:change-info>
            <text:p text:style-name="Text_20_body"><text:span text:style-name="T1">20 </text:span></text:p>
          </text:deletion>
        </text:changed-region>
        <text:changed-region xml:id="ct94409106842576" text:id="ct94409106842576">
          <text:insertion>
            <office:change-info>
              <dc:creator>Julia Ringo</dc:creator>
              <dc:date>2023-10-20T16:08:00</dc:date>
            </office:change-info>
          </text:insertion>
        </text:changed-region>
        <text:changed-region xml:id="ct94409106867360" text:id="ct94409106867360">
          <text:deletion>
            <office:change-info>
              <dc:creator>Julia Ringo</dc:creator>
              <dc:date>2023-10-10T11:08:00</dc:date>
            </office:change-info>
            <text:p text:style-name="Text_20_body"><text:span text:style-name="T1">…</text:span></text:p>
          </text:deletion>
        </text:changed-region>
        <text:changed-region xml:id="ct94409106871792" text:id="ct94409106871792">
          <text:insertion>
            <office:change-info>
              <dc:creator>Julia Ringo</dc:creator>
              <dc:date>2023-10-10T11:08:00</dc:date>
            </office:change-info>
          </text:insertion>
        </text:changed-region>
        <text:changed-region xml:id="ct94409106872032" text:id="ct94409106872032">
          <text:deletion>
            <office:change-info>
              <dc:creator>Julia Ringo</dc:creator>
              <dc:date>2023-10-20T16:08:00</dc:date>
            </office:change-info>
            <text:p text:style-name="Text_20_body"><text:span text:style-name="T1"><text:s/></text:span></text:p>
          </text:deletion>
        </text:changed-region>
        <text:changed-region xml:id="ct94409106872752" text:id="ct94409106872752">
          <text:deletion>
            <office:change-info>
              <dc:creator>Julia Ringo</dc:creator>
              <dc:date>2023-10-10T11:08:00</dc:date>
            </office:change-info>
            <text:p text:style-name="Text_20_body"><text:span text:style-name="T1">…</text:span></text:p>
          </text:deletion>
        </text:changed-region>
        <text:changed-region xml:id="ct94409106873280" text:id="ct94409106873280">
          <text:insertion>
            <office:change-info>
              <dc:creator>Julia Ringo</dc:creator>
              <dc:date>2023-10-10T11:08:00</dc:date>
            </office:change-info>
          </text:insertion>
        </text:changed-region>
        <text:changed-region xml:id="ct94409106875152" text:id="ct94409106875152">
          <text:deletion>
            <office:change-info>
              <dc:creator>Julia Ringo</dc:creator>
              <dc:date>2023-10-10T11:08:00</dc:date>
            </office:change-info>
            <text:p text:style-name="Text_20_body"><text:span text:style-name="T1">…</text:span></text:p>
          </text:deletion>
        </text:changed-region>
        <text:changed-region xml:id="ct94409106875392" text:id="ct94409106875392">
          <text:insertion>
            <office:change-info>
              <dc:creator>Julia Ringo</dc:creator>
              <dc:date>2023-10-10T11:08:00</dc:date>
            </office:change-info>
          </text:insertion>
        </text:changed-region>
        <text:changed-region xml:id="ct94409106876480" text:id="ct94409106876480">
          <text:insertion>
            <office:change-info>
              <dc:creator>Julia Ringo</dc:creator>
              <dc:date>2023-10-20T16:08:00</dc:date>
            </office:change-info>
          </text:insertion>
        </text:changed-region>
        <text:changed-region xml:id="ct94409106876720" text:id="ct94409106876720">
          <text:deletion>
            <office:change-info>
              <dc:creator>Julia Ringo</dc:creator>
              <dc:date>2023-10-20T16:08:00</dc:date>
            </office:change-info>
            <text:p text:style-name="Text_20_body"><text:span text:style-name="T1">?</text:span></text:p>
          </text:deletion>
        </text:changed-region>
        <text:changed-region xml:id="ct94409106878704" text:id="ct94409106878704">
          <text:insertion>
            <office:change-info>
              <dc:creator>Julia Ringo</dc:creator>
              <dc:date>2023-10-20T16:09:00</dc:date>
            </office:change-info>
          </text:insertion>
        </text:changed-region>
        <text:changed-region xml:id="ct94409106879824" text:id="ct94409106879824">
          <text:deletion>
            <office:change-info>
              <dc:creator>Julia Ringo</dc:creator>
              <dc:date>2023-10-20T16:09:00</dc:date>
            </office:change-info>
            <text:p text:style-name="Text_20_body"><text:span text:style-name="T1">“</text:span></text:p>
          </text:deletion>
        </text:changed-region>
        <text:changed-region xml:id="ct94409106879584" text:id="ct94409106879584">
          <text:deletion>
            <office:change-info>
              <dc:creator>Julia Ringo</dc:creator>
              <dc:date>2023-10-10T11:08:00</dc:date>
            </office:change-info>
            <text:p text:style-name="Text_20_body"><text:span text:style-name="T1">…</text:span></text:p>
          </text:deletion>
        </text:changed-region>
        <text:changed-region xml:id="ct94409106880064" text:id="ct94409106880064">
          <text:insertion>
            <office:change-info>
              <dc:creator>Julia Ringo</dc:creator>
              <dc:date>2023-10-20T16:09:00</dc:date>
            </office:change-info>
          </text:insertion>
        </text:changed-region>
        <text:changed-region xml:id="ct94409106880304" text:id="ct94409106880304">
          <text:insertion>
            <office:change-info>
              <dc:creator>Julia Ringo</dc:creator>
              <dc:date>2023-10-20T16:09:00</dc:date>
            </office:change-info>
          </text:insertion>
        </text:changed-region>
        <text:changed-region xml:id="ct94409106882032" text:id="ct94409106882032">
          <text:deletion>
            <office:change-info>
              <dc:creator>Julia Ringo</dc:creator>
              <dc:date>2023-10-20T16:09:00</dc:date>
            </office:change-info>
            <text:p text:style-name="Text_20_body"><text:span text:style-name="T1"><text:s/></text:span></text:p>
          </text:deletion>
        </text:changed-region>
        <text:changed-region xml:id="ct94409106884672" text:id="ct94409106884672">
          <text:insertion>
            <office:change-info>
              <dc:creator>Julia Ringo</dc:creator>
              <dc:date>2023-10-20T16:09:00</dc:date>
            </office:change-info>
          </text:insertion>
        </text:changed-region>
        <text:changed-region xml:id="ct94409106884912" text:id="ct94409106884912">
          <text:deletion>
            <office:change-info>
              <dc:creator>Julia Ringo</dc:creator>
              <dc:date>2023-10-20T16:09:00</dc:date>
            </office:change-info>
            <text:p text:style-name="Text_20_body"><text:span text:style-name="T1">up </text:span></text:p>
          </text:deletion>
        </text:changed-region>
        <text:changed-region xml:id="ct94409106885792" text:id="ct94409106885792">
          <text:deletion>
            <office:change-info>
              <dc:creator>Julia Ringo</dc:creator>
              <dc:date>2023-10-05T13:15:00</dc:date>
            </office:change-info>
            <text:p text:style-name="Text_20_body"><text:span text:style-name="T1"><text:s/>— </text:span></text:p>
          </text:deletion>
        </text:changed-region>
        <text:changed-region xml:id="ct94409106886032" text:id="ct94409106886032">
          <text:insertion>
            <office:change-info>
              <dc:creator>Julia Ringo</dc:creator>
              <dc:date>2023-10-05T13:15:00</dc:date>
            </office:change-info>
          </text:insertion>
        </text:changed-region>
        <text:changed-region xml:id="ct94409106886272" text:id="ct94409106886272">
          <text:deletion>
            <office:change-info>
              <dc:creator>Julia Ringo</dc:creator>
              <dc:date>2023-10-10T11:08:00</dc:date>
            </office:change-info>
            <text:p text:style-name="Text_20_body"><text:span text:style-name="T1">…</text:span></text:p>
          </text:deletion>
        </text:changed-region>
        <text:changed-region xml:id="ct94409106887584" text:id="ct94409106887584">
          <text:insertion>
            <office:change-info>
              <dc:creator>Julia Ringo</dc:creator>
              <dc:date>2023-10-10T11:08:00</dc:date>
            </office:change-info>
          </text:insertion>
        </text:changed-region>
        <text:changed-region xml:id="ct94409106887904" text:id="ct94409106887904">
          <text:deletion>
            <office:change-info>
              <dc:creator>Julia Ringo</dc:creator>
              <dc:date>2023-10-20T16:09:00</dc:date>
            </office:change-info>
            <text:p text:style-name="Text_20_body"><text:span text:style-name="T1"><text:s/></text:span></text:p>
          </text:deletion>
        </text:changed-region>
        <text:changed-region xml:id="ct94409106890400" text:id="ct94409106890400">
          <text:insertion>
            <office:change-info>
              <dc:creator>Julia Ringo</dc:creator>
              <dc:date>2023-10-20T16:09:00</dc:date>
            </office:change-info>
          </text:insertion>
        </text:changed-region>
        <text:changed-region xml:id="ct94409106892800" text:id="ct94409106892800">
          <text:insertion>
            <office:change-info>
              <dc:creator>Julia Ringo</dc:creator>
              <dc:date>2023-10-20T16:09:00</dc:date>
            </office:change-info>
          </text:insertion>
        </text:changed-region>
        <text:changed-region xml:id="ct94409106893040" text:id="ct94409106893040">
          <text:deletion>
            <office:change-info>
              <dc:creator>Julia Ringo</dc:creator>
              <dc:date>2023-10-20T16:09:00</dc:date>
            </office:change-info>
            <text:p text:style-name="Text_20_body"><text:span text:style-name="T1">.</text:span></text:p>
          </text:deletion>
        </text:changed-region>
        <text:changed-region xml:id="ct94409106893280" text:id="ct94409106893280">
          <text:insertion>
            <office:change-info>
              <dc:creator>Julia Ringo</dc:creator>
              <dc:date>2023-10-20T16:09:00</dc:date>
            </office:change-info>
          </text:insertion>
        </text:changed-region>
        <text:changed-region xml:id="ct94409106893520" text:id="ct94409106893520">
          <text:deletion>
            <office:change-info>
              <dc:creator>Julia Ringo</dc:creator>
              <dc:date>2023-10-20T16:09:00</dc:date>
            </office:change-info>
            <text:p text:style-name="Text_20_body"><text:span text:style-name="T1">A</text:span></text:p>
          </text:deletion>
        </text:changed-region>
        <text:changed-region xml:id="ct94409106895040" text:id="ct94409106895040">
          <text:insertion>
            <office:change-info>
              <dc:creator>Julia Ringo</dc:creator>
              <dc:date>2023-10-20T16:09:00</dc:date>
            </office:change-info>
          </text:insertion>
        </text:changed-region>
        <text:changed-region xml:id="ct94409106895280" text:id="ct94409106895280">
          <text:insertion>
            <office:change-info>
              <dc:creator>Julia Ringo</dc:creator>
              <dc:date>2023-10-20T16:09:00</dc:date>
            </office:change-info>
          </text:insertion>
        </text:changed-region>
        <text:changed-region xml:id="ct94409106895680" text:id="ct94409106895680">
          <text:deletion>
            <office:change-info>
              <dc:creator>Julia Ringo</dc:creator>
              <dc:date>2023-10-20T16:09:00</dc:date>
            </office:change-info>
            <text:p text:style-name="Text_20_body"><text:span text:style-name="T1"><text:s/></text:span></text:p>
          </text:deletion>
        </text:changed-region>
        <text:changed-region xml:id="ct94409106898368" text:id="ct94409106898368">
          <text:insertion>
            <office:change-info>
              <dc:creator>Julia Ringo</dc:creator>
              <dc:date>2023-10-20T16:10:00</dc:date>
            </office:change-info>
          </text:insertion>
        </text:changed-region>
        <text:changed-region xml:id="ct94409106898608" text:id="ct94409106898608">
          <text:deletion>
            <office:change-info>
              <dc:creator>Julia Ringo</dc:creator>
              <dc:date>2023-10-20T16:10:00</dc:date>
            </office:change-info>
            <text:p text:style-name="Text_20_body"><text:span text:style-name="T1">being </text:span></text:p>
          </text:deletion>
        </text:changed-region>
        <text:changed-region xml:id="ct94409106899696" text:id="ct94409106899696">
          <text:deletion>
            <office:change-info>
              <dc:creator>Julia Ringo</dc:creator>
              <dc:date>2023-10-20T16:10:00</dc:date>
            </office:change-info>
            <text:p text:style-name="Text_20_body"><text:span text:style-name="T1">,</text:span></text:p>
          </text:deletion>
        </text:changed-region>
        <text:changed-region xml:id="ct94409106903216" text:id="ct94409106903216">
          <text:insertion>
            <office:change-info>
              <dc:creator>Julia Ringo</dc:creator>
              <dc:date>2023-10-20T16:10:00</dc:date>
            </office:change-info>
          </text:insertion>
        </text:changed-region>
        <text:changed-region xml:id="ct94409106903536" text:id="ct94409106903536">
          <text:deletion>
            <office:change-info>
              <dc:creator>Julia Ringo</dc:creator>
              <dc:date>2023-10-20T16:10:00</dc:date>
            </office:change-info>
            <text:p text:style-name="Text_20_body"><text:span text:style-name="T1"><text:s/></text:span></text:p>
          </text:deletion>
        </text:changed-region>
        <text:changed-region xml:id="ct94409101725984" text:id="ct94409101725984">
          <text:insertion>
            <office:change-info>
              <dc:creator>Julia Ringo</dc:creator>
              <dc:date>2023-10-20T16:10:00</dc:date>
            </office:change-info>
          </text:insertion>
        </text:changed-region>
        <text:changed-region xml:id="ct94409101524560" text:id="ct94409101524560">
          <text:deletion>
            <office:change-info>
              <dc:creator>Julia Ringo</dc:creator>
              <dc:date>2023-10-20T16:10:00</dc:date>
            </office:change-info>
            <text:p text:style-name="Text_20_body"><text:span text:style-name="T1">,</text:span></text:p>
          </text:deletion>
        </text:changed-region>
        <text:changed-region xml:id="ct94409106908608" text:id="ct94409106908608">
          <text:insertion>
            <office:change-info>
              <dc:creator>Julia Ringo</dc:creator>
              <dc:date>2023-10-20T16:10:00</dc:date>
            </office:change-info>
          </text:insertion>
        </text:changed-region>
        <text:changed-region xml:id="ct94409106915456" text:id="ct94409106915456">
          <text:deletion>
            <office:change-info>
              <dc:creator>Julia Ringo</dc:creator>
              <dc:date>2023-10-10T11:08:00</dc:date>
            </office:change-info>
            <text:p text:style-name="Text_20_body"><text:span text:style-name="T1">…</text:span></text:p>
          </text:deletion>
        </text:changed-region>
        <text:changed-region xml:id="ct94409106915696" text:id="ct94409106915696">
          <text:insertion>
            <office:change-info>
              <dc:creator>Julia Ringo</dc:creator>
              <dc:date>2023-10-10T11:08:00</dc:date>
            </office:change-info>
          </text:insertion>
        </text:changed-region>
        <text:changed-region xml:id="ct94409106915936" text:id="ct94409106915936">
          <text:deletion>
            <office:change-info>
              <dc:creator>Julia Ringo</dc:creator>
              <dc:date>2023-10-20T17:08:00</dc:date>
            </office:change-info>
            <text:p text:style-name="Text_20_body"><text:span text:style-name="T1"><text:s/></text:span></text:p>
          </text:deletion>
        </text:changed-region>
        <text:changed-region xml:id="ct94409106916176" text:id="ct94409106916176">
          <text:deletion>
            <office:change-info>
              <dc:creator>Julia Ringo</dc:creator>
              <dc:date>2023-10-20T17:08:00</dc:date>
            </office:change-info>
            <text:p text:style-name="Text_20_body"><text:span text:style-name="T1">had been</text:span></text:p>
          </text:deletion>
        </text:changed-region>
        <text:changed-region xml:id="ct94409106916624" text:id="ct94409106916624">
          <text:insertion>
            <office:change-info>
              <dc:creator>Julia Ringo</dc:creator>
              <dc:date>2023-10-20T17:08:00</dc:date>
            </office:change-info>
          </text:insertion>
        </text:changed-region>
        <text:changed-region xml:id="ct94409106917504" text:id="ct94409106917504">
          <text:deletion>
            <office:change-info>
              <dc:creator>Julia Ringo</dc:creator>
              <dc:date>2023-10-20T17:08:00</dc:date>
            </office:change-info>
            <text:p text:style-name="Text_20_body"><text:span text:style-name="T1">the motion of</text:span></text:p>
          </text:deletion>
        </text:changed-region>
        <text:changed-region xml:id="ct94409106917744" text:id="ct94409106917744">
          <text:insertion>
            <office:change-info>
              <dc:creator>Julia Ringo</dc:creator>
              <dc:date>2023-10-20T17:08:00</dc:date>
            </office:change-info>
          </text:insertion>
        </text:changed-region>
        <text:changed-region xml:id="ct94409106918224" text:id="ct94409106918224">
          <text:insertion>
            <office:change-info>
              <dc:creator>Julia Ringo</dc:creator>
              <dc:date>2023-10-20T17:08:00</dc:date>
            </office:change-info>
          </text:insertion>
        </text:changed-region>
        <text:changed-region xml:id="ct94409106920832" text:id="ct94409106920832">
          <text:insertion>
            <office:change-info>
              <dc:creator>Julia Ringo</dc:creator>
              <dc:date>2023-10-20T17:08:00</dc:date>
            </office:change-info>
          </text:insertion>
        </text:changed-region>
        <text:changed-region xml:id="ct94409106921152" text:id="ct94409106921152">
          <text:deletion>
            <office:change-info>
              <dc:creator>Julia Ringo</dc:creator>
              <dc:date>2023-10-20T17:08:00</dc:date>
            </office:change-info>
            <text:p text:style-name="Text_20_body"><text:span text:style-name="T1">20</text:span></text:p>
          </text:deletion>
        </text:changed-region>
        <text:changed-region xml:id="ct94409106924192" text:id="ct94409106924192">
          <text:deletion>
            <office:change-info>
              <dc:creator>Julia Ringo</dc:creator>
              <dc:date>2023-10-20T17:08:00</dc:date>
            </office:change-info>
            <text:p text:style-name="Text_20_body"><text:span text:style-name="T1">90 </text:span></text:p>
          </text:deletion>
        </text:changed-region>
        <text:changed-region xml:id="ct94409106924432" text:id="ct94409106924432">
          <text:insertion>
            <office:change-info>
              <dc:creator>Julia Ringo</dc:creator>
              <dc:date>2023-10-20T17:08:00</dc:date>
            </office:change-info>
          </text:insertion>
        </text:changed-region>
        <text:changed-region xml:id="ct94409106924672" text:id="ct94409106924672">
          <text:deletion>
            <office:change-info>
              <dc:creator>Julia Ringo</dc:creator>
              <dc:date>2023-10-20T17:09:00</dc:date>
            </office:change-info>
            <text:p text:style-name="Text_20_body"><text:span text:style-name="T1"><text:s/>even past 90 degrees</text:span></text:p>
          </text:deletion>
        </text:changed-region>
        <text:changed-region xml:id="ct94409106924912" text:id="ct94409106924912">
          <text:deletion>
            <office:change-info>
              <dc:creator>Julia Ringo</dc:creator>
              <dc:date>2023-10-20T17:14:00</dc:date>
            </office:change-info>
            <text:p text:style-name="Text_20_body"><text:span text:style-name="T1">previously </text:span></text:p>
          </text:deletion>
        </text:changed-region>
        <text:changed-region xml:id="ct94409106925152" text:id="ct94409106925152">
          <text:insertion>
            <office:change-info>
              <dc:creator>Julia Ringo</dc:creator>
              <dc:date>2023-10-20T17:14:00</dc:date>
            </office:change-info>
          </text:insertion>
        </text:changed-region>
        <text:changed-region xml:id="ct94409106925392" text:id="ct94409106925392">
          <text:deletion>
            <office:change-info>
              <dc:creator>Julia Ringo</dc:creator>
              <dc:date>2023-10-20T17:14:00</dc:date>
            </office:change-info>
            <text:p text:style-name="Text_20_body"><text:span text:style-name="T1">20 </text:span></text:p>
          </text:deletion>
        </text:changed-region>
        <text:changed-region xml:id="ct94409102699504" text:id="ct94409102699504">
          <text:insertion>
            <office:change-info>
              <dc:creator>Julia Ringo</dc:creator>
              <dc:date>2023-10-20T17:14:00</dc:date>
            </office:change-info>
          </text:insertion>
        </text:changed-region>
        <text:changed-region xml:id="ct94409102695248" text:id="ct94409102695248">
          <text:deletion>
            <office:change-info>
              <dc:creator>Julia Ringo</dc:creator>
              <dc:date>2023-10-20T17:14:00</dc:date>
            </office:change-info>
            <text:p text:style-name="Text_20_body"><text:span text:style-name="T1"><text:s/>a</text:span></text:p>
          </text:deletion>
        </text:changed-region>
        <text:changed-region xml:id="ct94409106929760" text:id="ct94409106929760">
          <text:deletion>
            <office:change-info>
              <dc:creator>Julia Ringo</dc:creator>
              <dc:date>2023-10-20T17:14:00</dc:date>
            </office:change-info>
            <text:p text:style-name="Text_20_body"><text:span text:style-name="T1">90 </text:span></text:p>
          </text:deletion>
        </text:changed-region>
        <text:changed-region xml:id="ct94409106930000" text:id="ct94409106930000">
          <text:insertion>
            <office:change-info>
              <dc:creator>Julia Ringo</dc:creator>
              <dc:date>2023-10-20T17:14:00</dc:date>
            </office:change-info>
          </text:insertion>
        </text:changed-region>
        <text:changed-region xml:id="ct94409106930240" text:id="ct94409106930240">
          <text:deletion>
            <office:change-info>
              <dc:creator>Julia Ringo</dc:creator>
              <dc:date>2023-10-20T17:14:00</dc:date>
            </office:change-info>
            <text:p text:style-name="Text_20_body"><text:span text:style-name="T1">degree roll</text:span></text:p>
          </text:deletion>
        </text:changed-region>
        <text:changed-region xml:id="ct94409106930480" text:id="ct94409106930480">
          <text:insertion>
            <office:change-info>
              <dc:creator>Julia Ringo</dc:creator>
              <dc:date>2023-10-20T17:14:00</dc:date>
            </office:change-info>
          </text:insertion>
        </text:changed-region>
        <text:changed-region xml:id="ct94409106932640" text:id="ct94409106932640">
          <text:deletion>
            <office:change-info>
              <dc:creator>Julia Ringo</dc:creator>
              <dc:date>2023-10-20T17:14:00</dc:date>
            </office:change-info>
            <text:p text:style-name="Text_20_body"><text:span text:style-name="T1">,</text:span></text:p>
          </text:deletion>
        </text:changed-region>
        <text:changed-region xml:id="ct94409106936704" text:id="ct94409106936704">
          <text:deletion>
            <office:change-info>
              <dc:creator>Julia Ringo</dc:creator>
              <dc:date>2023-10-10T11:08:00</dc:date>
            </office:change-info>
            <text:p text:style-name="Text_20_body"><text:span text:style-name="T1">…</text:span></text:p>
          </text:deletion>
        </text:changed-region>
        <text:changed-region xml:id="ct94409106937296" text:id="ct94409106937296">
          <text:insertion>
            <office:change-info>
              <dc:creator>Julia Ringo</dc:creator>
              <dc:date>2023-10-10T11:08:00</dc:date>
            </office:change-info>
          </text:insertion>
        </text:changed-region>
        <text:changed-region xml:id="ct94409106938528" text:id="ct94409106938528">
          <text:deletion>
            <office:change-info>
              <dc:creator>Julia Ringo</dc:creator>
              <dc:date>2023-10-20T17:15:00</dc:date>
            </office:change-info>
            <text:p text:style-name="Text_20_body"><text:span text:style-name="T1">end </text:span></text:p>
          </text:deletion>
        </text:changed-region>
        <text:changed-region xml:id="ct94409106939088" text:id="ct94409106939088">
          <text:insertion>
            <office:change-info>
              <dc:creator>Julia Ringo</dc:creator>
              <dc:date>2023-10-20T17:15:00</dc:date>
            </office:change-info>
          </text:insertion>
        </text:changed-region>
        <text:changed-region xml:id="ct94409106939328" text:id="ct94409106939328">
          <text:deletion>
            <office:change-info>
              <dc:creator>Julia Ringo</dc:creator>
              <dc:date>2023-10-20T17:15:00</dc:date>
            </office:change-info>
            <text:p text:style-name="Text_20_body"><text:span text:style-name="T1">would </text:span></text:p>
          </text:deletion>
        </text:changed-region>
        <text:changed-region xml:id="ct94409106940064" text:id="ct94409106940064">
          <text:insertion>
            <office:change-info>
              <dc:creator>Julia Ringo</dc:creator>
              <dc:date>2023-10-20T17:15:00</dc:date>
            </office:change-info>
          </text:insertion>
        </text:changed-region>
        <text:changed-region xml:id="ct94409106940592" text:id="ct94409106940592">
          <text:deletion>
            <office:change-info>
              <dc:creator>Julia Ringo</dc:creator>
              <dc:date>2023-10-20T17:15:00</dc:date>
            </office:change-info>
            <text:p text:style-name="Text_20_body"><text:span text:style-name="T1">that </text:span></text:p>
          </text:deletion>
        </text:changed-region>
        <text:changed-region xml:id="ct94409106941136" text:id="ct94409106941136">
          <text:insertion>
            <office:change-info>
              <dc:creator>Julia Ringo</dc:creator>
              <dc:date>2023-10-20T17:15:00</dc:date>
            </office:change-info>
          </text:insertion>
        </text:changed-region>
        <text:changed-region xml:id="ct94409103204912" text:id="ct94409103204912">
          <text:insertion>
            <office:change-info>
              <dc:creator>Julia Ringo</dc:creator>
              <dc:date>2023-10-20T17:15:00</dc:date>
            </office:change-info>
          </text:insertion>
        </text:changed-region>
        <text:changed-region xml:id="ct94409102896784" text:id="ct94409102896784">
          <text:deletion>
            <office:change-info>
              <dc:creator>Julia Ringo</dc:creator>
              <dc:date>2023-10-20T17:15:00</dc:date>
            </office:change-info>
            <text:p text:style-name="Text_20_body"><text:span text:style-name="T1">,</text:span></text:p>
          </text:deletion>
        </text:changed-region>
        <text:changed-region xml:id="ct94409106920416" text:id="ct94409106920416">
          <text:insertion>
            <office:change-info>
              <dc:creator>Julia Ringo</dc:creator>
              <dc:date>2023-10-20T17:15:00</dc:date>
            </office:change-info>
          </text:insertion>
        </text:changed-region>
        <text:changed-region xml:id="ct94409106945168" text:id="ct94409106945168">
          <text:deletion>
            <office:change-info>
              <dc:creator>Julia Ringo</dc:creator>
              <dc:date>2023-10-20T17:15:00</dc:date>
            </office:change-info>
            <text:p text:style-name="Text_20_body"><text:span text:style-name="T1">d</text:span></text:p>
          </text:deletion>
        </text:changed-region>
        <text:changed-region xml:id="ct94409106947328" text:id="ct94409106947328">
          <text:insertion>
            <office:change-info>
              <dc:creator>Julia Ringo</dc:creator>
              <dc:date>2023-10-20T17:16:00</dc:date>
            </office:change-info>
          </text:insertion>
        </text:changed-region>
        <text:changed-region xml:id="ct94409106947568" text:id="ct94409106947568">
          <text:deletion>
            <office:change-info>
              <dc:creator>Julia Ringo</dc:creator>
              <dc:date>2023-10-05T13:15:00</dc:date>
            </office:change-info>
            <text:p text:style-name="Text_20_body"><text:span text:style-name="T1"><text:s/>— </text:span></text:p>
          </text:deletion>
        </text:changed-region>
        <text:changed-region xml:id="ct94409106948080" text:id="ct94409106948080">
          <text:insertion>
            <office:change-info>
              <dc:creator>Julia Ringo</dc:creator>
              <dc:date>2023-10-05T13:15:00</dc:date>
            </office:change-info>
          </text:insertion>
        </text:changed-region>
        <text:changed-region xml:id="ct94409106949200" text:id="ct94409106949200">
          <text:deletion>
            <office:change-info>
              <dc:creator>Julia Ringo</dc:creator>
              <dc:date>2023-10-05T13:15:00</dc:date>
            </office:change-info>
            <text:p text:style-name="Text_20_body"><text:span text:style-name="T1"><text:s/>— </text:span></text:p>
          </text:deletion>
        </text:changed-region>
        <text:changed-region xml:id="ct94409106950528" text:id="ct94409106950528">
          <text:insertion>
            <office:change-info>
              <dc:creator>Julia Ringo</dc:creator>
              <dc:date>2023-10-05T13:15:00</dc:date>
            </office:change-info>
          </text:insertion>
        </text:changed-region>
        <text:changed-region xml:id="ct94409106952848" text:id="ct94409106952848">
          <text:deletion>
            <office:change-info>
              <dc:creator>Julia Ringo</dc:creator>
              <dc:date>2023-10-20T17:16:00</dc:date>
            </office:change-info>
            <text:p text:style-name="Text_20_body"><text:span text:style-name="T1">,</text:span></text:p>
          </text:deletion>
        </text:changed-region>
        <text:changed-region xml:id="ct94409106955328" text:id="ct94409106955328">
          <text:insertion>
            <office:change-info>
              <dc:creator>Julia Ringo</dc:creator>
              <dc:date>2023-10-20T17:16:00</dc:date>
            </office:change-info>
          </text:insertion>
        </text:changed-region>
        <text:changed-region xml:id="ct94409106955568" text:id="ct94409106955568">
          <text:insertion>
            <office:change-info>
              <dc:creator>Julia Ringo</dc:creator>
              <dc:date>2023-10-20T17:16:00</dc:date>
            </office:change-info>
          </text:insertion>
        </text:changed-region>
        <text:changed-region xml:id="ct94409106956688" text:id="ct94409106956688">
          <text:insertion>
            <office:change-info>
              <dc:creator>Julia Ringo</dc:creator>
              <dc:date>2023-10-20T17:16:00</dc:date>
            </office:change-info>
          </text:insertion>
        </text:changed-region>
        <text:changed-region xml:id="ct94409106958208" text:id="ct94409106958208">
          <text:deletion>
            <office:change-info>
              <dc:creator>Julia Ringo</dc:creator>
              <dc:date>2023-10-05T13:15:00</dc:date>
            </office:change-info>
            <text:p text:style-name="Text_20_body"><text:span text:style-name="T1"><text:s/>— </text:span></text:p>
          </text:deletion>
        </text:changed-region>
        <text:changed-region xml:id="ct94409106958448" text:id="ct94409106958448">
          <text:insertion>
            <office:change-info>
              <dc:creator>Julia Ringo</dc:creator>
              <dc:date>2023-10-05T13:15:00</dc:date>
            </office:change-info>
          </text:insertion>
        </text:changed-region>
        <text:changed-region xml:id="ct94409106963152" text:id="ct94409106963152">
          <text:insertion>
            <office:change-info>
              <dc:creator>Julia Ringo</dc:creator>
              <dc:date>2023-10-20T17:16:00</dc:date>
            </office:change-info>
          </text:insertion>
        </text:changed-region>
        <text:changed-region xml:id="ct94409106964432" text:id="ct94409106964432">
          <text:insertion>
            <office:change-info>
              <dc:creator>Julia Ringo</dc:creator>
              <dc:date>2023-10-20T17:17:00</dc:date>
            </office:change-info>
          </text:insertion>
        </text:changed-region>
        <text:changed-region xml:id="ct94409106964752" text:id="ct94409106964752">
          <text:deletion>
            <office:change-info>
              <dc:creator>Julia Ringo</dc:creator>
              <dc:date>2023-10-20T17:17:00</dc:date>
            </office:change-info>
            <text:p text:style-name="Text_20_body"><text:span text:style-name="T1">,</text:span></text:p>
          </text:deletion>
        </text:changed-region>
        <text:changed-region xml:id="ct94409106966640" text:id="ct94409106966640">
          <text:insertion>
            <office:change-info>
              <dc:creator>Julia Ringo</dc:creator>
              <dc:date>2023-10-20T17:17:00</dc:date>
            </office:change-info>
          </text:insertion>
        </text:changed-region>
        <text:changed-region xml:id="ct94409106966960" text:id="ct94409106966960">
          <text:deletion>
            <office:change-info>
              <dc:creator>Julia Ringo</dc:creator>
              <dc:date>2023-10-20T17:17:00</dc:date>
            </office:change-info>
            <text:p text:style-name="Text_20_body"><text:span text:style-name="T1">l</text:span></text:p>
          </text:deletion>
        </text:changed-region>
        <text:changed-region xml:id="ct94409106968192" text:id="ct94409106968192">
          <text:deletion>
            <office:change-info>
              <dc:creator>Julia Ringo</dc:creator>
              <dc:date>2023-10-20T17:17:00</dc:date>
            </office:change-info>
            <text:p text:style-name="Text_20_body"><text:span text:style-name="T1">, repeating it</text:span></text:p>
          </text:deletion>
        </text:changed-region>
        <text:changed-region xml:id="ct94409106968432" text:id="ct94409106968432">
          <text:insertion>
            <office:change-info>
              <dc:creator>Julia Ringo</dc:creator>
              <dc:date>2023-10-20T17:17:00</dc:date>
            </office:change-info>
          </text:insertion>
        </text:changed-region>
        <text:changed-region xml:id="ct94409106969008" text:id="ct94409106969008">
          <text:deletion>
            <office:change-info>
              <dc:creator>Julia Ringo</dc:creator>
              <dc:date>2023-10-20T17:17:00</dc:date>
            </office:change-info>
            <text:p text:style-name="Text_20_body"><text:span text:style-name="T1"><text:s/>Hemi needed</text:span></text:p>
          </text:deletion>
        </text:changed-region>
        <text:changed-region xml:id="ct94409106971472" text:id="ct94409106971472">
          <text:deletion>
            <office:change-info>
              <dc:creator>Julia Ringo</dc:creator>
              <dc:date>2023-10-05T13:15:00</dc:date>
            </office:change-info>
            <text:p text:style-name="Text_20_body"><text:span text:style-name="T1"><text:s/>— </text:span></text:p>
          </text:deletion>
        </text:changed-region>
        <text:changed-region xml:id="ct94409106972432" text:id="ct94409106972432">
          <text:insertion>
            <office:change-info>
              <dc:creator>Julia Ringo</dc:creator>
              <dc:date>2023-10-05T13:15:00</dc:date>
            </office:change-info>
          </text:insertion>
        </text:changed-region>
        <text:changed-region xml:id="ct94409101434016" text:id="ct94409101434016">
          <text:insertion>
            <office:change-info>
              <dc:creator>Julia Ringo</dc:creator>
              <dc:date>2023-10-20T17:17:00</dc:date>
            </office:change-info>
          </text:insertion>
        </text:changed-region>
        <text:changed-region xml:id="ct94409103208800" text:id="ct94409103208800">
          <text:insertion>
            <office:change-info>
              <dc:creator>Julia Ringo</dc:creator>
              <dc:date>2023-10-20T17:54:00</dc:date>
            </office:change-info>
          </text:insertion>
        </text:changed-region>
        <text:changed-region xml:id="ct94409106978512" text:id="ct94409106978512">
          <text:insertion>
            <office:change-info>
              <dc:creator>Julia Ringo</dc:creator>
              <dc:date>2023-10-20T17:54:00</dc:date>
            </office:change-info>
          </text:insertion>
        </text:changed-region>
        <text:changed-region xml:id="ct94409106980576" text:id="ct94409106980576">
          <text:insertion>
            <office:change-info>
              <dc:creator>Julia Ringo</dc:creator>
              <dc:date>2023-10-20T17:58:00</dc:date>
            </office:change-info>
          </text:insertion>
        </text:changed-region>
        <text:changed-region xml:id="ct94409106983008" text:id="ct94409106983008">
          <text:deletion>
            <office:change-info>
              <dc:creator>Julia Ringo</dc:creator>
              <dc:date>2023-10-20T18:01:00</dc:date>
            </office:change-info>
            <text:p text:style-name="Text_20_body"><text:span text:style-name="T1">,</text:span></text:p>
          </text:deletion>
        </text:changed-region>
        <text:changed-region xml:id="ct94409106949520" text:id="ct94409106949520">
          <text:insertion>
            <office:change-info>
              <dc:creator>Julia Ringo</dc:creator>
              <dc:date>2023-10-20T18:01:00</dc:date>
            </office:change-info>
          </text:insertion>
        </text:changed-region>
        <text:changed-region xml:id="ct94409106982672" text:id="ct94409106982672">
          <text:insertion>
            <office:change-info>
              <dc:creator>Julia Ringo</dc:creator>
              <dc:date>2023-10-20T18:01:00</dc:date>
            </office:change-info>
          </text:insertion>
        </text:changed-region>
        <text:changed-region xml:id="ct94409106986752" text:id="ct94409106986752">
          <text:insertion>
            <office:change-info>
              <dc:creator>Julia Ringo</dc:creator>
              <dc:date>2023-10-20T18:01:00</dc:date>
            </office:change-info>
          </text:insertion>
        </text:changed-region>
        <text:changed-region xml:id="ct94409106986992" text:id="ct94409106986992">
          <text:insertion>
            <office:change-info>
              <dc:creator>Julia Ringo</dc:creator>
              <dc:date>2023-10-20T18:01:00</dc:date>
            </office:change-info>
          </text:insertion>
        </text:changed-region>
        <text:changed-region xml:id="ct94409106987872" text:id="ct94409106987872">
          <text:deletion>
            <office:change-info>
              <dc:creator>Julia Ringo</dc:creator>
              <dc:date>2023-10-05T13:15:00</dc:date>
            </office:change-info>
            <text:p text:style-name="Text_20_body"><text:span text:style-name="T1"><text:s/>— </text:span></text:p>
          </text:deletion>
        </text:changed-region>
        <text:changed-region xml:id="ct94409106988112" text:id="ct94409106988112">
          <text:insertion>
            <office:change-info>
              <dc:creator>Julia Ringo</dc:creator>
              <dc:date>2023-10-05T13:15:00</dc:date>
            </office:change-info>
          </text:insertion>
        </text:changed-region>
        <text:changed-region xml:id="ct94409106990432" text:id="ct94409106990432">
          <text:insertion>
            <office:change-info>
              <dc:creator>Julia Ringo</dc:creator>
              <dc:date>2023-10-20T18:02:00</dc:date>
            </office:change-info>
          </text:insertion>
        </text:changed-region>
        <text:changed-region xml:id="ct94409106992032" text:id="ct94409106992032">
          <text:deletion>
            <office:change-info>
              <dc:creator>Julia Ringo</dc:creator>
              <dc:date>2023-10-20T18:02:00</dc:date>
            </office:change-info>
            <text:p text:style-name="Text_20_body"><text:span text:style-name="T1">re</text:span></text:p>
          </text:deletion>
        </text:changed-region>
        <text:changed-region xml:id="ct94409106994512" text:id="ct94409106994512">
          <text:insertion>
            <office:change-info>
              <dc:creator>Julia Ringo</dc:creator>
              <dc:date>2023-10-20T18:03:00</dc:date>
            </office:change-info>
          </text:insertion>
        </text:changed-region>
        <text:changed-region xml:id="ct94409106995152" text:id="ct94409106995152">
          <text:deletion>
            <office:change-info>
              <dc:creator>Julia Ringo</dc:creator>
              <dc:date>2023-10-20T18:03:00</dc:date>
            </office:change-info>
            <text:p text:style-name="Text_20_body"><text:span text:style-name="T1">e</text:span></text:p>
          </text:deletion>
        </text:changed-region>
        <text:changed-region xml:id="ct94409106994752" text:id="ct94409106994752">
          <text:deletion>
            <office:change-info>
              <dc:creator>Julia Ringo</dc:creator>
              <dc:date>2023-10-20T18:03:00</dc:date>
            </office:change-info>
            <text:p text:style-name="Text_20_body"><text:span text:style-name="T1">to </text:span></text:p>
          </text:deletion>
        </text:changed-region>
        <text:changed-region xml:id="ct94409106999024" text:id="ct94409106999024">
          <text:insertion>
            <office:change-info>
              <dc:creator>Julia Ringo</dc:creator>
              <dc:date>2023-10-20T18:03:00</dc:date>
            </office:change-info>
          </text:insertion>
        </text:changed-region>
        <text:changed-region xml:id="ct94409106999264" text:id="ct94409106999264">
          <text:deletion>
            <office:change-info>
              <dc:creator>Julia Ringo</dc:creator>
              <dc:date>2023-10-20T18:03:00</dc:date>
            </office:change-info>
            <text:p text:style-name="Text_20_body"><text:span text:style-name="T1">;</text:span></text:p>
          </text:deletion>
        </text:changed-region>
        <text:changed-region xml:id="ct94409107002224" text:id="ct94409107002224">
          <text:insertion>
            <office:change-info>
              <dc:creator>Julia Ringo</dc:creator>
              <dc:date>2023-10-20T18:03:00</dc:date>
            </office:change-info>
          </text:insertion>
        </text:changed-region>
        <text:changed-region xml:id="ct94409107002704" text:id="ct94409107002704">
          <text:deletion>
            <office:change-info>
              <dc:creator>Julia Ringo</dc:creator>
              <dc:date>2023-10-20T18:03:00</dc:date>
            </office:change-info>
            <text:p text:style-name="Text_20_body"><text:span text:style-name="T1"><text:s/>though</text:span></text:p>
          </text:deletion>
        </text:changed-region>
        <text:changed-region xml:id="ct94409107002464" text:id="ct94409107002464">
          <text:deletion>
            <office:change-info>
              <dc:creator>Julia Ringo</dc:creator>
              <dc:date>2023-10-05T13:15:00</dc:date>
            </office:change-info>
            <text:p text:style-name="Text_20_body"><text:span text:style-name="T1"><text:s/>— </text:span></text:p>
          </text:deletion>
        </text:changed-region>
        <text:changed-region xml:id="ct94409107002944" text:id="ct94409107002944">
          <text:insertion>
            <office:change-info>
              <dc:creator>Julia Ringo</dc:creator>
              <dc:date>2023-10-05T13:15:00</dc:date>
            </office:change-info>
          </text:insertion>
        </text:changed-region>
        <text:changed-region xml:id="ct94409107007392" text:id="ct94409107007392">
          <text:deletion>
            <office:change-info>
              <dc:creator>Julia Ringo</dc:creator>
              <dc:date>2023-10-10T11:08:00</dc:date>
            </office:change-info>
            <text:p text:style-name="Text_20_body"><text:span text:style-name="T1">…</text:span></text:p>
          </text:deletion>
        </text:changed-region>
        <text:changed-region xml:id="ct94409107007632" text:id="ct94409107007632">
          <text:insertion>
            <office:change-info>
              <dc:creator>Julia Ringo</dc:creator>
              <dc:date>2023-10-10T11:08:00</dc:date>
            </office:change-info>
          </text:insertion>
        </text:changed-region>
        <text:changed-region xml:id="ct94409107007872" text:id="ct94409107007872">
          <text:deletion>
            <office:change-info>
              <dc:creator>Julia Ringo</dc:creator>
              <dc:date>2023-10-20T18:04:00</dc:date>
            </office:change-info>
            <text:p text:style-name="Text_20_body"><text:span text:style-name="T1"><text:s/></text:span></text:p>
          </text:deletion>
        </text:changed-region>
        <text:changed-region xml:id="ct94409107015808" text:id="ct94409107015808">
          <text:insertion>
            <office:change-info>
              <dc:creator>Julia Ringo</dc:creator>
              <dc:date>2023-10-20T18:05:00</dc:date>
            </office:change-info>
          </text:insertion>
        </text:changed-region>
        <text:changed-region xml:id="ct94409107019104" text:id="ct94409107019104">
          <text:deletion>
            <office:change-info>
              <dc:creator>Julia Ringo</dc:creator>
              <dc:date>2023-10-20T18:06:00</dc:date>
            </office:change-info>
            <text:p text:style-name="Text_20_body"><text:span text:style-name="T1">,</text:span></text:p>
          </text:deletion>
        </text:changed-region>
        <text:changed-region xml:id="ct94409107018864" text:id="ct94409107018864">
          <text:insertion>
            <office:change-info>
              <dc:creator>Julia Ringo</dc:creator>
              <dc:date>2023-10-20T18:06:00</dc:date>
            </office:change-info>
          </text:insertion>
        </text:changed-region>
        <text:changed-region xml:id="ct94409107024576" text:id="ct94409107024576">
          <text:deletion>
            <office:change-info>
              <dc:creator>Julia Ringo</dc:creator>
              <dc:date>2023-10-05T13:15:00</dc:date>
            </office:change-info>
            <text:p text:style-name="Text_20_body"><text:span text:style-name="T1"><text:s/>— </text:span></text:p>
          </text:deletion>
        </text:changed-region>
        <text:changed-region xml:id="ct94409107024336" text:id="ct94409107024336">
          <text:insertion>
            <office:change-info>
              <dc:creator>Julia Ringo</dc:creator>
              <dc:date>2023-10-05T13:15:00</dc:date>
            </office:change-info>
          </text:insertion>
        </text:changed-region>
        <text:changed-region xml:id="ct94409107024816" text:id="ct94409107024816">
          <text:insertion>
            <office:change-info>
              <dc:creator>Julia Ringo</dc:creator>
              <dc:date>2023-10-20T18:07:00</dc:date>
            </office:change-info>
          </text:insertion>
        </text:changed-region>
        <text:changed-region xml:id="ct94409107027424" text:id="ct94409107027424">
          <text:deletion>
            <office:change-info>
              <dc:creator>Julia Ringo</dc:creator>
              <dc:date>2023-10-20T18:07:00</dc:date>
            </office:change-info>
            <text:p text:style-name="Text_20_body"><text:span text:style-name="T1">;</text:span></text:p>
          </text:deletion>
        </text:changed-region>
        <text:changed-region xml:id="ct94409107030400" text:id="ct94409107030400">
          <text:deletion>
            <office:change-info>
              <dc:creator>Julia Ringo</dc:creator>
              <dc:date>2023-10-20T18:07:00</dc:date>
            </office:change-info>
            <text:p text:style-name="Text_20_body"><text:span text:style-name="T1">3000 </text:span></text:p>
          </text:deletion>
        </text:changed-region>
        <text:changed-region xml:id="ct94409107029024" text:id="ct94409107029024">
          <text:insertion>
            <office:change-info>
              <dc:creator>Julia Ringo</dc:creator>
              <dc:date>2023-10-20T18:07:00</dc:date>
            </office:change-info>
          </text:insertion>
        </text:changed-region>
        <text:changed-region xml:id="ct94409103140688" text:id="ct94409103140688">
          <text:deletion>
            <office:change-info>
              <dc:creator>Julia Ringo</dc:creator>
              <dc:date>2023-10-20T18:09:00</dc:date>
            </office:change-info>
            <text:p text:style-name="Text_20_body"><text:span text:style-name="T1">at the same time </text:span></text:p>
          </text:deletion>
        </text:changed-region>
        <text:changed-region xml:id="ct94409107030640" text:id="ct94409107030640">
          <text:insertion>
            <office:change-info>
              <dc:creator>Julia Ringo</dc:creator>
              <dc:date>2023-10-20T18:09:00</dc:date>
            </office:change-info>
          </text:insertion>
        </text:changed-region>
        <text:changed-region xml:id="ct94409102788880" text:id="ct94409102788880">
          <text:deletion>
            <office:change-info>
              <dc:creator>Julia Ringo</dc:creator>
              <dc:date>2023-10-20T18:12:00</dc:date>
            </office:change-info>
            <text:p text:style-name="Text_20_body"><text:span text:style-name="T1">,</text:span></text:p>
          </text:deletion>
        </text:changed-region>
        <text:changed-region xml:id="ct94409107036400" text:id="ct94409107036400">
          <text:insertion>
            <office:change-info>
              <dc:creator>Julia Ringo</dc:creator>
              <dc:date>2023-10-20T18:09:00</dc:date>
            </office:change-info>
          </text:insertion>
        </text:changed-region>
        <text:changed-region xml:id="ct94409107025632" text:id="ct94409107025632">
          <text:deletion>
            <office:change-info>
              <dc:creator>Julia Ringo</dc:creator>
              <dc:date>2023-10-20T18:12:00</dc:date>
            </office:change-info>
            <text:p text:style-name="Text_20_body"><text:span text:style-name="T1">,</text:span></text:p>
          </text:deletion>
        </text:changed-region>
        <text:changed-region xml:id="ct94409107029984" text:id="ct94409107029984">
          <text:insertion>
            <office:change-info>
              <dc:creator>Julia Ringo</dc:creator>
              <dc:date>2023-10-20T18:12:00</dc:date>
            </office:change-info>
          </text:insertion>
        </text:changed-region>
        <text:changed-region xml:id="ct94409107040288" text:id="ct94409107040288">
          <text:deletion>
            <office:change-info>
              <dc:creator>Julia Ringo</dc:creator>
              <dc:date>2023-10-05T13:15:00</dc:date>
            </office:change-info>
            <text:p text:style-name="Text_20_body"><text:span text:style-name="T1"><text:s/>— </text:span></text:p>
          </text:deletion>
        </text:changed-region>
        <text:changed-region xml:id="ct94409107040992" text:id="ct94409107040992">
          <text:insertion>
            <office:change-info>
              <dc:creator>Julia Ringo</dc:creator>
              <dc:date>2023-10-05T13:15:00</dc:date>
            </office:change-info>
          </text:insertion>
        </text:changed-region>
        <text:changed-region xml:id="ct94409107042832" text:id="ct94409107042832">
          <text:deletion>
            <office:change-info>
              <dc:creator>Julia Ringo</dc:creator>
              <dc:date>2023-10-05T13:15:00</dc:date>
            </office:change-info>
            <text:p text:style-name="Text_20_body"><text:span text:style-name="T1"><text:s/>— </text:span></text:p>
          </text:deletion>
        </text:changed-region>
        <text:changed-region xml:id="ct94409107041728" text:id="ct94409107041728">
          <text:insertion>
            <office:change-info>
              <dc:creator>Julia Ringo</dc:creator>
              <dc:date>2023-10-05T13:15:00</dc:date>
            </office:change-info>
          </text:insertion>
        </text:changed-region>
        <text:changed-region xml:id="ct94409101225520" text:id="ct94409101225520">
          <text:deletion>
            <office:change-info>
              <dc:creator>Julia Ringo</dc:creator>
              <dc:date>2023-10-05T13:15:00</dc:date>
            </office:change-info>
            <text:p text:style-name="Text_20_body"><text:span text:style-name="T1"><text:s/>— </text:span></text:p>
          </text:deletion>
        </text:changed-region>
        <text:changed-region xml:id="ct94409101957584" text:id="ct94409101957584">
          <text:insertion>
            <office:change-info>
              <dc:creator>Julia Ringo</dc:creator>
              <dc:date>2023-10-05T13:15:00</dc:date>
            </office:change-info>
          </text:insertion>
        </text:changed-region>
        <text:changed-region xml:id="ct94409107042320" text:id="ct94409107042320">
          <text:deletion>
            <office:change-info>
              <dc:creator>Julia Ringo</dc:creator>
              <dc:date>2023-10-05T13:15:00</dc:date>
            </office:change-info>
            <text:p text:style-name="Text_20_body"><text:span text:style-name="T1"><text:s/>— </text:span></text:p>
          </text:deletion>
        </text:changed-region>
        <text:changed-region xml:id="ct94409107051456" text:id="ct94409107051456">
          <text:insertion>
            <office:change-info>
              <dc:creator>Julia Ringo</dc:creator>
              <dc:date>2023-10-05T13:15:00</dc:date>
            </office:change-info>
          </text:insertion>
        </text:changed-region>
        <text:changed-region xml:id="ct94409101960256" text:id="ct94409101960256">
          <text:insertion>
            <office:change-info>
              <dc:creator>Julia Ringo</dc:creator>
              <dc:date>2023-10-20T18:13:00</dc:date>
            </office:change-info>
          </text:insertion>
        </text:changed-region>
        <text:changed-region xml:id="ct94409107051136" text:id="ct94409107051136">
          <text:deletion>
            <office:change-info>
              <dc:creator>Julia Ringo</dc:creator>
              <dc:date>2023-10-05T13:15:00</dc:date>
            </office:change-info>
            <text:p text:style-name="Text_20_body"><text:span text:style-name="T1"><text:s/>— </text:span></text:p>
          </text:deletion>
        </text:changed-region>
        <text:changed-region xml:id="ct94409107059792" text:id="ct94409107059792">
          <text:insertion>
            <office:change-info>
              <dc:creator>Julia Ringo</dc:creator>
              <dc:date>2023-10-05T13:15:00</dc:date>
            </office:change-info>
          </text:insertion>
        </text:changed-region>
        <text:changed-region xml:id="ct94409107062208" text:id="ct94409107062208">
          <text:deletion>
            <office:change-info>
              <dc:creator>Julia Ringo</dc:creator>
              <dc:date>2023-10-05T13:15:00</dc:date>
            </office:change-info>
            <text:p text:style-name="Text_20_body"><text:span text:style-name="T1"><text:s/>— </text:span></text:p>
          </text:deletion>
        </text:changed-region>
        <text:changed-region xml:id="ct94409107063264" text:id="ct94409107063264">
          <text:insertion>
            <office:change-info>
              <dc:creator>Julia Ringo</dc:creator>
              <dc:date>2023-10-05T13:15:00</dc:date>
            </office:change-info>
          </text:insertion>
        </text:changed-region>
        <text:changed-region xml:id="ct94409107070128" text:id="ct94409107070128">
          <text:deletion>
            <office:change-info>
              <dc:creator>Julia Ringo</dc:creator>
              <dc:date>2023-10-10T11:08:00</dc:date>
            </office:change-info>
            <text:p text:style-name="Text_20_body"><text:span text:style-name="T1">…</text:span></text:p>
          </text:deletion>
        </text:changed-region>
        <text:changed-region xml:id="ct94409107070368" text:id="ct94409107070368">
          <text:insertion>
            <office:change-info>
              <dc:creator>Julia Ringo</dc:creator>
              <dc:date>2023-10-10T11:08:00</dc:date>
            </office:change-info>
          </text:insertion>
        </text:changed-region>
        <text:changed-region xml:id="ct94409107070608" text:id="ct94409107070608">
          <text:deletion>
            <office:change-info>
              <dc:creator>Julia Ringo</dc:creator>
              <dc:date>2023-10-20T18:14:00</dc:date>
            </office:change-info>
            <text:p text:style-name="Text_20_body"><text:span text:style-name="T1"><text:s/></text:span></text:p>
          </text:deletion>
        </text:changed-region>
        <text:changed-region xml:id="ct94409107070848" text:id="ct94409107070848">
          <text:deletion>
            <office:change-info>
              <dc:creator>Julia Ringo</dc:creator>
              <dc:date>2023-10-20T18:14:00</dc:date>
            </office:change-info>
            <text:p text:style-name="Text_20_body"><text:span text:style-name="T1"><text:s/></text:span></text:p>
          </text:deletion>
        </text:changed-region>
        <text:changed-region xml:id="ct94409107083568" text:id="ct94409107083568">
          <text:deletion>
            <office:change-info>
              <dc:creator>Julia Ringo</dc:creator>
              <dc:date>2023-10-05T13:15:00</dc:date>
            </office:change-info>
            <text:p text:style-name="Text_20_body"><text:span text:style-name="T1"><text:s/>— </text:span></text:p>
          </text:deletion>
        </text:changed-region>
        <text:changed-region xml:id="ct94409107084816" text:id="ct94409107084816">
          <text:insertion>
            <office:change-info>
              <dc:creator>Julia Ringo</dc:creator>
              <dc:date>2023-10-05T13:15:00</dc:date>
            </office:change-info>
          </text:insertion>
        </text:changed-region>
        <text:changed-region xml:id="ct94409107086368" text:id="ct94409107086368">
          <text:deletion>
            <office:change-info>
              <dc:creator>Julia Ringo</dc:creator>
              <dc:date>2023-10-05T13:15:00</dc:date>
            </office:change-info>
            <text:p text:style-name="Text_20_body"><text:span text:style-name="T1"><text:s/>— </text:span></text:p>
          </text:deletion>
        </text:changed-region>
        <text:changed-region xml:id="ct94409107087840" text:id="ct94409107087840">
          <text:insertion>
            <office:change-info>
              <dc:creator>Julia Ringo</dc:creator>
              <dc:date>2023-10-05T13:15:00</dc:date>
            </office:change-info>
          </text:insertion>
        </text:changed-region>
        <text:changed-region xml:id="ct94409107096496" text:id="ct94409107096496">
          <text:deletion>
            <office:change-info>
              <dc:creator>Julia Ringo</dc:creator>
              <dc:date>2023-10-20T18:15:00</dc:date>
            </office:change-info>
            <text:p text:style-name="Text_20_body"><text:span text:style-name="T1">. </text:span></text:p>
          </text:deletion>
        </text:changed-region>
        <text:changed-region xml:id="ct94409107096256" text:id="ct94409107096256">
          <text:deletion>
            <office:change-info>
              <dc:creator>Julia Ringo</dc:creator>
              <dc:date>2023-10-10T11:08:00</dc:date>
            </office:change-info>
            <text:p text:style-name="Text_20_body"><text:span text:style-name="T1">…</text:span></text:p>
          </text:deletion>
        </text:changed-region>
        <text:changed-region xml:id="ct94409107096816" text:id="ct94409107096816">
          <text:insertion>
            <office:change-info>
              <dc:creator>Julia Ringo</dc:creator>
              <dc:date>2023-10-10T11:08:00</dc:date>
            </office:change-info>
          </text:insertion>
        </text:changed-region>
        <text:changed-region xml:id="ct94409107098144" text:id="ct94409107098144">
          <text:insertion>
            <office:change-info>
              <dc:creator>Julia Ringo</dc:creator>
              <dc:date>2023-10-20T18:15:00</dc:date>
            </office:change-info>
          </text:insertion>
        </text:changed-region>
        <text:changed-region xml:id="ct94409107100560" text:id="ct94409107100560">
          <text:deletion>
            <office:change-info>
              <dc:creator>Julia Ringo</dc:creator>
              <dc:date>2023-10-20T18:15:00</dc:date>
            </office:change-info>
            <text:p text:style-name="Text_20_body"><text:span text:style-name="T1">30 </text:span></text:p>
          </text:deletion>
        </text:changed-region>
        <text:changed-region xml:id="ct94409107100800" text:id="ct94409107100800">
          <text:insertion>
            <office:change-info>
              <dc:creator>Julia Ringo</dc:creator>
              <dc:date>2023-10-20T18:15:00</dc:date>
            </office:change-info>
          </text:insertion>
        </text:changed-region>
        <text:changed-region xml:id="ct94409107102560" text:id="ct94409107102560">
          <text:insertion>
            <office:change-info>
              <dc:creator>Julia Ringo</dc:creator>
              <dc:date>2023-10-20T18:16:00</dc:date>
            </office:change-info>
          </text:insertion>
        </text:changed-region>
        <text:changed-region xml:id="ct94409107103200" text:id="ct94409107103200">
          <text:deletion>
            <office:change-info>
              <dc:creator>Julia Ringo</dc:creator>
              <dc:date>2023-10-10T11:08:00</dc:date>
            </office:change-info>
            <text:p text:style-name="Text_20_body"><text:span text:style-name="T1">…</text:span></text:p>
          </text:deletion>
        </text:changed-region>
        <text:changed-region xml:id="ct94409107104080" text:id="ct94409107104080">
          <text:insertion>
            <office:change-info>
              <dc:creator>Julia Ringo</dc:creator>
              <dc:date>2023-10-10T11:08:00</dc:date>
            </office:change-info>
          </text:insertion>
        </text:changed-region>
        <text:changed-region xml:id="ct94409107103440" text:id="ct94409107103440">
          <text:deletion>
            <office:change-info>
              <dc:creator>Julia Ringo</dc:creator>
              <dc:date>2023-10-10T11:08:00</dc:date>
            </office:change-info>
            <text:p text:style-name="Text_20_body"><text:span text:style-name="T1">…</text:span></text:p>
          </text:deletion>
        </text:changed-region>
        <text:changed-region xml:id="ct94409107106208" text:id="ct94409107106208">
          <text:insertion>
            <office:change-info>
              <dc:creator>Julia Ringo</dc:creator>
              <dc:date>2023-10-10T11:08:00</dc:date>
            </office:change-info>
          </text:insertion>
        </text:changed-region>
        <text:changed-region xml:id="ct94409107109360" text:id="ct94409107109360">
          <text:insertion>
            <office:change-info>
              <dc:creator>Julia Ringo</dc:creator>
              <dc:date>2023-10-20T18:17:00</dc:date>
            </office:change-info>
          </text:insertion>
        </text:changed-region>
        <text:changed-region xml:id="ct94409107109600" text:id="ct94409107109600">
          <text:insertion>
            <office:change-info>
              <dc:creator>Julia Ringo</dc:creator>
              <dc:date>2023-10-20T18:17:00</dc:date>
            </office:change-info>
          </text:insertion>
        </text:changed-region>
        <text:changed-region xml:id="ct94409107112240" text:id="ct94409107112240">
          <text:deletion>
            <office:change-info>
              <dc:creator>Julia Ringo</dc:creator>
              <dc:date>2023-10-20T18:17:00</dc:date>
            </office:change-info>
            <text:p text:style-name="Text_20_body"><text:span text:style-name="T1">..,</text:span></text:p>
          </text:deletion>
        </text:changed-region>
        <text:changed-region xml:id="ct94409107113120" text:id="ct94409107113120">
          <text:insertion>
            <office:change-info>
              <dc:creator>Julia Ringo</dc:creator>
              <dc:date>2023-10-20T18:18:00</dc:date>
            </office:change-info>
          </text:insertion>
        </text:changed-region>
        <text:changed-region xml:id="ct94409107113360" text:id="ct94409107113360">
          <text:deletion>
            <office:change-info>
              <dc:creator>Julia Ringo</dc:creator>
              <dc:date>2023-10-20T18:18:00</dc:date>
            </office:change-info>
            <text:p text:style-name="Text_20_body"><text:span text:style-name="T1">,</text:span></text:p>
          </text:deletion>
        </text:changed-region>
        <text:changed-region xml:id="ct94409107113920" text:id="ct94409107113920">
          <text:insertion>
            <office:change-info>
              <dc:creator>Julia Ringo</dc:creator>
              <dc:date>2023-10-20T18:18:00</dc:date>
            </office:change-info>
          </text:insertion>
        </text:changed-region>
        <text:changed-region xml:id="ct94409107114240" text:id="ct94409107114240">
          <text:deletion>
            <office:change-info>
              <dc:creator>Julia Ringo</dc:creator>
              <dc:date>2023-10-20T18:18:00</dc:date>
            </office:change-info>
            <text:p text:style-name="Text_20_body"><text:span text:style-name="T1">w</text:span></text:p>
          </text:deletion>
        </text:changed-region>
        <text:changed-region xml:id="ct94409107115536" text:id="ct94409107115536">
          <text:insertion>
            <office:change-info>
              <dc:creator>Julia Ringo</dc:creator>
              <dc:date>2023-10-20T18:18:00</dc:date>
            </office:change-info>
          </text:insertion>
        </text:changed-region>
        <text:changed-region xml:id="ct94409107115776" text:id="ct94409107115776">
          <text:deletion>
            <office:change-info>
              <dc:creator>Julia Ringo</dc:creator>
              <dc:date>2023-10-20T18:18:00</dc:date>
            </office:change-info>
            <text:p text:style-name="Text_20_body"><text:span text:style-name="T1">..</text:span></text:p>
          </text:deletion>
        </text:changed-region>
        <text:changed-region xml:id="ct94409107116336" text:id="ct94409107116336">
          <text:insertion>
            <office:change-info>
              <dc:creator>Julia Ringo</dc:creator>
              <dc:date>2023-10-20T18:18:00</dc:date>
            </office:change-info>
          </text:insertion>
        </text:changed-region>
        <text:changed-region xml:id="ct94409107118672" text:id="ct94409107118672">
          <text:deletion>
            <office:change-info>
              <dc:creator>Julia Ringo</dc:creator>
              <dc:date>2023-10-05T13:15:00</dc:date>
            </office:change-info>
            <text:p text:style-name="Text_20_body"><text:span text:style-name="T1"><text:s/>— </text:span></text:p>
          </text:deletion>
        </text:changed-region>
        <text:changed-region xml:id="ct94409107119200" text:id="ct94409107119200">
          <text:insertion>
            <office:change-info>
              <dc:creator>Julia Ringo</dc:creator>
              <dc:date>2023-10-05T13:15:00</dc:date>
            </office:change-info>
          </text:insertion>
        </text:changed-region>
        <text:changed-region xml:id="ct94409107119440" text:id="ct94409107119440">
          <text:insertion>
            <office:change-info>
              <dc:creator>Julia Ringo</dc:creator>
              <dc:date>2023-10-20T18:18:00</dc:date>
            </office:change-info>
          </text:insertion>
        </text:changed-region>
        <text:changed-region xml:id="ct94409107121824" text:id="ct94409107121824">
          <text:deletion>
            <office:change-info>
              <dc:creator>Julia Ringo</dc:creator>
              <dc:date>2023-10-10T11:08:00</dc:date>
            </office:change-info>
            <text:p text:style-name="Text_20_body"><text:span text:style-name="T1">…</text:span></text:p>
          </text:deletion>
        </text:changed-region>
        <text:changed-region xml:id="ct94409107120080" text:id="ct94409107120080">
          <text:insertion>
            <office:change-info>
              <dc:creator>Julia Ringo</dc:creator>
              <dc:date>2023-10-10T11:08:00</dc:date>
            </office:change-info>
          </text:insertion>
        </text:changed-region>
        <text:changed-region xml:id="ct94409107122320" text:id="ct94409107122320">
          <text:deletion>
            <office:change-info>
              <dc:creator>Julia Ringo</dc:creator>
              <dc:date>2023-10-20T18:18:00</dc:date>
            </office:change-info>
            <text:p text:style-name="Text_20_body"><text:span text:style-name="T1"><text:s/></text:span></text:p>
          </text:deletion>
        </text:changed-region>
        <text:changed-region xml:id="ct94409107122944" text:id="ct94409107122944">
          <text:deletion>
            <office:change-info>
              <dc:creator>Julia Ringo</dc:creator>
              <dc:date>2023-10-10T11:08:00</dc:date>
            </office:change-info>
            <text:p text:style-name="Text_20_body"><text:span text:style-name="T1">…</text:span></text:p>
          </text:deletion>
        </text:changed-region>
        <text:changed-region xml:id="ct94409107123584" text:id="ct94409107123584">
          <text:insertion>
            <office:change-info>
              <dc:creator>Julia Ringo</dc:creator>
              <dc:date>2023-10-10T11:08:00</dc:date>
            </office:change-info>
          </text:insertion>
        </text:changed-region>
        <text:changed-region xml:id="ct94409107125376" text:id="ct94409107125376">
          <text:deletion>
            <office:change-info>
              <dc:creator>Julia Ringo</dc:creator>
              <dc:date>2023-10-10T11:08:00</dc:date>
            </office:change-info>
            <text:p text:style-name="Text_20_body"><text:span text:style-name="T1">…</text:span></text:p>
          </text:deletion>
        </text:changed-region>
        <text:changed-region xml:id="ct94409107125616" text:id="ct94409107125616">
          <text:insertion>
            <office:change-info>
              <dc:creator>Julia Ringo</dc:creator>
              <dc:date>2023-10-10T11:08:00</dc:date>
            </office:change-info>
          </text:insertion>
        </text:changed-region>
        <text:changed-region xml:id="ct94409107125856" text:id="ct94409107125856">
          <text:deletion>
            <office:change-info>
              <dc:creator>Julia Ringo</dc:creator>
              <dc:date>2023-10-20T18:18:00</dc:date>
            </office:change-info>
            <text:p text:style-name="Text_20_body"><text:span text:style-name="T1"><text:s/></text:span></text:p>
          </text:deletion>
        </text:changed-region>
        <text:changed-region xml:id="ct94409102584288" text:id="ct94409102584288">
          <text:insertion>
            <office:change-info>
              <dc:creator>Julia Ringo</dc:creator>
              <dc:date>2023-10-20T18:18:00</dc:date>
            </office:change-info>
          </text:insertion>
        </text:changed-region>
        <text:changed-region xml:id="ct94409102071264" text:id="ct94409102071264">
          <text:insertion>
            <office:change-info>
              <dc:creator>Julia Ringo</dc:creator>
              <dc:date>2023-10-20T18:19:00</dc:date>
            </office:change-info>
          </text:insertion>
        </text:changed-region>
        <text:changed-region xml:id="ct94409106114400" text:id="ct94409106114400">
          <text:deletion>
            <office:change-info>
              <dc:creator>Julia Ringo</dc:creator>
              <dc:date>2023-10-20T18:19:00</dc:date>
            </office:change-info>
            <text:p text:style-name="Text_20_body"><text:span text:style-name="T1">,</text:span></text:p>
          </text:deletion>
        </text:changed-region>
        <text:changed-region xml:id="ct94409106115504" text:id="ct94409106115504">
          <text:insertion>
            <office:change-info>
              <dc:creator>Julia Ringo</dc:creator>
              <dc:date>2023-10-20T18:19:00</dc:date>
            </office:change-info>
          </text:insertion>
        </text:changed-region>
        <text:changed-region xml:id="ct94409106115872" text:id="ct94409106115872">
          <text:deletion>
            <office:change-info>
              <dc:creator>Julia Ringo</dc:creator>
              <dc:date>2023-10-20T18:19:00</dc:date>
            </office:change-info>
            <text:p text:style-name="Text_20_body"><text:span text:style-name="T1">l</text:span></text:p>
          </text:deletion>
        </text:changed-region>
        <text:changed-region xml:id="ct94409106117712" text:id="ct94409106117712">
          <text:insertion>
            <office:change-info>
              <dc:creator>Julia Ringo</dc:creator>
              <dc:date>2023-10-20T18:19:00</dc:date>
            </office:change-info>
          </text:insertion>
        </text:changed-region>
        <text:changed-region xml:id="ct94409106117952" text:id="ct94409106117952">
          <text:deletion>
            <office:change-info>
              <dc:creator>Julia Ringo</dc:creator>
              <dc:date>2023-10-20T18:19:00</dc:date>
            </office:change-info>
            <text:p text:style-name="Text_20_body"><text:span text:style-name="T1">,</text:span></text:p>
          </text:deletion>
        </text:changed-region>
        <text:changed-region xml:id="ct94409106118560" text:id="ct94409106118560">
          <text:deletion>
            <office:change-info>
              <dc:creator>Julia Ringo</dc:creator>
              <dc:date>2023-10-20T18:19:00</dc:date>
            </office:change-info>
            <text:p text:style-name="Text_20_body"><text:span text:style-name="T1">he added.</text:span></text:p>
          </text:deletion>
        </text:changed-region>
        <text:changed-region xml:id="ct94409106119360" text:id="ct94409106119360">
          <text:insertion>
            <office:change-info>
              <dc:creator>Julia Ringo</dc:creator>
              <dc:date>2023-10-20T18:19:00</dc:date>
            </office:change-info>
          </text:insertion>
        </text:changed-region>
        <text:changed-region xml:id="ct94409106120576" text:id="ct94409106120576">
          <text:insertion>
            <office:change-info>
              <dc:creator>Julia Ringo</dc:creator>
              <dc:date>2023-10-20T18:19:00</dc:date>
            </office:change-info>
          </text:insertion>
        </text:changed-region>
        <text:changed-region xml:id="ct94409106114080" text:id="ct94409106114080">
          <text:insertion>
            <office:change-info>
              <dc:creator>Julia Ringo</dc:creator>
              <dc:date>2023-10-20T18:19:00</dc:date>
            </office:change-info>
          </text:insertion>
        </text:changed-region>
        <text:changed-region xml:id="ct94409103114368" text:id="ct94409103114368">
          <text:insertion>
            <office:change-info>
              <dc:creator>Julia Ringo</dc:creator>
              <dc:date>2023-10-20T18:20:00</dc:date>
            </office:change-info>
          </text:insertion>
        </text:changed-region>
        <text:changed-region xml:id="ct94409107153472" text:id="ct94409107153472">
          <text:deletion>
            <office:change-info>
              <dc:creator>Julia Ringo</dc:creator>
              <dc:date>2023-10-05T13:15:00</dc:date>
            </office:change-info>
            <text:p text:style-name="Text_20_body"><text:span text:style-name="T1"><text:s/>— </text:span></text:p>
          </text:deletion>
        </text:changed-region>
        <text:changed-region xml:id="ct94409107154160" text:id="ct94409107154160">
          <text:insertion>
            <office:change-info>
              <dc:creator>Julia Ringo</dc:creator>
              <dc:date>2023-10-05T13:15:00</dc:date>
            </office:change-info>
          </text:insertion>
        </text:changed-region>
        <text:changed-region xml:id="ct94409107154400" text:id="ct94409107154400">
          <text:deletion>
            <office:change-info>
              <dc:creator>Julia Ringo</dc:creator>
              <dc:date>2023-10-20T18:20:00</dc:date>
            </office:change-info>
            <text:p text:style-name="Text_20_body"><text:span text:style-name="T1">100 </text:span></text:p>
          </text:deletion>
        </text:changed-region>
        <text:changed-region xml:id="ct94409107155696" text:id="ct94409107155696">
          <text:insertion>
            <office:change-info>
              <dc:creator>Julia Ringo</dc:creator>
              <dc:date>2023-10-20T18:20:00</dc:date>
            </office:change-info>
          </text:insertion>
        </text:changed-region>
        <text:changed-region xml:id="ct94409107154640" text:id="ct94409107154640">
          <text:insertion>
            <office:change-info>
              <dc:creator>Julia Ringo</dc:creator>
              <dc:date>2023-10-20T18:20:00</dc:date>
            </office:change-info>
          </text:insertion>
        </text:changed-region>
        <text:changed-region xml:id="ct94409107157504" text:id="ct94409107157504">
          <text:deletion>
            <office:change-info>
              <dc:creator>Julia Ringo</dc:creator>
              <dc:date>2023-10-20T18:20:00</dc:date>
            </office:change-info>
            <text:p text:style-name="Text_20_body"><text:span text:style-name="T1">w</text:span></text:p>
          </text:deletion>
        </text:changed-region>
        <text:changed-region xml:id="ct94409107158240" text:id="ct94409107158240">
          <text:deletion>
            <office:change-info>
              <dc:creator>Julia Ringo</dc:creator>
              <dc:date>2023-10-20T18:20:00</dc:date>
            </office:change-info>
            <text:p text:style-name="Text_20_body"><text:span text:style-name="T1">,</text:span></text:p>
          </text:deletion>
        </text:changed-region>
        <text:changed-region xml:id="ct94409107158480" text:id="ct94409107158480">
          <text:deletion>
            <office:change-info>
              <dc:creator>Julia Ringo</dc:creator>
              <dc:date>2023-10-20T18:20:00</dc:date>
            </office:change-info>
            <text:p text:style-name="Text_20_body"><text:span text:style-name="T1">200 </text:span></text:p>
          </text:deletion>
        </text:changed-region>
        <text:changed-region xml:id="ct94409107158000" text:id="ct94409107158000">
          <text:insertion>
            <office:change-info>
              <dc:creator>Julia Ringo</dc:creator>
              <dc:date>2023-10-20T18:20:00</dc:date>
            </office:change-info>
          </text:insertion>
        </text:changed-region>
        <text:changed-region xml:id="ct94409107162912" text:id="ct94409107162912">
          <text:insertion>
            <office:change-info>
              <dc:creator>Julia Ringo</dc:creator>
              <dc:date>2023-10-20T18:20:00</dc:date>
            </office:change-info>
          </text:insertion>
        </text:changed-region>
        <text:changed-region xml:id="ct94409107163152" text:id="ct94409107163152">
          <text:deletion>
            <office:change-info>
              <dc:creator>Julia Ringo</dc:creator>
              <dc:date>2023-10-20T18:20:00</dc:date>
            </office:change-info>
            <text:p text:style-name="Text_20_body"><text:span text:style-name="T1">,</text:span></text:p>
          </text:deletion>
        </text:changed-region>
        <text:changed-region xml:id="ct94409107164032" text:id="ct94409107164032">
          <text:insertion>
            <office:change-info>
              <dc:creator>Julia Ringo</dc:creator>
              <dc:date>2023-10-20T18:20:00</dc:date>
            </office:change-info>
          </text:insertion>
        </text:changed-region>
        <text:changed-region xml:id="ct94409107164272" text:id="ct94409107164272">
          <text:deletion>
            <office:change-info>
              <dc:creator>Julia Ringo</dc:creator>
              <dc:date>2023-10-20T18:20:00</dc:date>
            </office:change-info>
            <text:p text:style-name="Text_20_body"><text:span text:style-name="T1">200 </text:span></text:p>
          </text:deletion>
        </text:changed-region>
        <text:changed-region xml:id="ct94409107166000" text:id="ct94409107166000">
          <text:insertion>
            <office:change-info>
              <dc:creator>Julia Ringo</dc:creator>
              <dc:date>2023-10-20T18:20:00</dc:date>
            </office:change-info>
          </text:insertion>
        </text:changed-region>
        <text:changed-region xml:id="ct94409107166768" text:id="ct94409107166768">
          <text:insertion>
            <office:change-info>
              <dc:creator>Julia Ringo</dc:creator>
              <dc:date>2023-10-20T18:21:00</dc:date>
            </office:change-info>
          </text:insertion>
        </text:changed-region>
        <text:changed-region xml:id="ct94409107167008" text:id="ct94409107167008">
          <text:deletion>
            <office:change-info>
              <dc:creator>Julia Ringo</dc:creator>
              <dc:date>2023-10-20T18:21:00</dc:date>
            </office:change-info>
            <text:p text:style-name="Text_20_body"><text:span text:style-name="T1">w</text:span></text:p>
          </text:deletion>
        </text:changed-region>
        <text:changed-region xml:id="ct94409107167744" text:id="ct94409107167744">
          <text:insertion>
            <office:change-info>
              <dc:creator>Julia Ringo</dc:creator>
              <dc:date>2023-10-20T18:21:00</dc:date>
            </office:change-info>
          </text:insertion>
        </text:changed-region>
        <text:changed-region xml:id="ct94409107168960" text:id="ct94409107168960">
          <text:insertion>
            <office:change-info>
              <dc:creator>Julia Ringo</dc:creator>
              <dc:date>2023-10-20T18:22:00</dc:date>
            </office:change-info>
          </text:insertion>
        </text:changed-region>
        <text:changed-region xml:id="ct94409107169840" text:id="ct94409107169840">
          <text:insertion>
            <office:change-info>
              <dc:creator>Julia Ringo</dc:creator>
              <dc:date>2023-10-20T18:22:00</dc:date>
            </office:change-info>
          </text:insertion>
        </text:changed-region>
        <text:changed-region xml:id="ct94409107172288" text:id="ct94409107172288">
          <text:deletion>
            <office:change-info>
              <dc:creator>Julia Ringo</dc:creator>
              <dc:date>2023-10-05T13:15:00</dc:date>
            </office:change-info>
            <text:p text:style-name="Text_20_body"><text:span text:style-name="T1"><text:s/>— </text:span></text:p>
          </text:deletion>
        </text:changed-region>
        <text:changed-region xml:id="ct94409107172528" text:id="ct94409107172528">
          <text:insertion>
            <office:change-info>
              <dc:creator>Julia Ringo</dc:creator>
              <dc:date>2023-10-05T13:15:00</dc:date>
            </office:change-info>
          </text:insertion>
        </text:changed-region>
        <text:changed-region xml:id="ct94409107173408" text:id="ct94409107173408">
          <text:insertion>
            <office:change-info>
              <dc:creator>Julia Ringo</dc:creator>
              <dc:date>2023-10-20T18:34:00</dc:date>
            </office:change-info>
          </text:insertion>
        </text:changed-region>
        <text:changed-region xml:id="ct94409107173648" text:id="ct94409107173648">
          <text:deletion>
            <office:change-info>
              <dc:creator>Julia Ringo</dc:creator>
              <dc:date>2023-10-20T18:34:00</dc:date>
            </office:change-info>
            <text:p text:style-name="Text_20_body"><text:span text:style-name="T1">,</text:span></text:p>
          </text:deletion>
        </text:changed-region>
        <text:changed-region xml:id="ct94409107173888" text:id="ct94409107173888">
          <text:insertion>
            <office:change-info>
              <dc:creator>Julia Ringo</dc:creator>
              <dc:date>2023-10-20T18:34:00</dc:date>
            </office:change-info>
          </text:insertion>
        </text:changed-region>
        <text:changed-region xml:id="ct94409107174128" text:id="ct94409107174128">
          <text:deletion>
            <office:change-info>
              <dc:creator>Julia Ringo</dc:creator>
              <dc:date>2023-10-20T18:34:00</dc:date>
            </office:change-info>
            <text:p text:style-name="Text_20_body"><text:span text:style-name="T1">w</text:span></text:p>
          </text:deletion>
        </text:changed-region>
        <text:changed-region xml:id="ct94409107175840" text:id="ct94409107175840">
          <text:insertion>
            <office:change-info>
              <dc:creator>Julia Ringo</dc:creator>
              <dc:date>2023-10-20T18:34:00</dc:date>
            </office:change-info>
          </text:insertion>
        </text:changed-region>
        <text:changed-region xml:id="ct94409107174448" text:id="ct94409107174448">
          <text:insertion>
            <office:change-info>
              <dc:creator>Julia Ringo</dc:creator>
              <dc:date>2023-10-20T18:34:00</dc:date>
            </office:change-info>
          </text:insertion>
        </text:changed-region>
        <text:changed-region xml:id="ct94409107178160" text:id="ct94409107178160">
          <text:deletion>
            <office:change-info>
              <dc:creator>Julia Ringo</dc:creator>
              <dc:date>2023-10-20T18:34:00</dc:date>
            </office:change-info>
            <text:p text:style-name="Text_20_body"><text:span text:style-name="T1"><text:s/></text:span></text:p>
          </text:deletion>
        </text:changed-region>
        <text:changed-region xml:id="ct94409107178800" text:id="ct94409107178800">
          <text:insertion>
            <office:change-info>
              <dc:creator>Julia Ringo</dc:creator>
              <dc:date>2023-10-20T18:34:00</dc:date>
            </office:change-info>
          </text:insertion>
        </text:changed-region>
        <text:changed-region xml:id="ct94409107183792" text:id="ct94409107183792">
          <text:insertion>
            <office:change-info>
              <dc:creator>Julia Ringo</dc:creator>
              <dc:date>2023-10-20T18:34:00</dc:date>
            </office:change-info>
          </text:insertion>
        </text:changed-region>
        <text:changed-region xml:id="ct94409107184032" text:id="ct94409107184032">
          <text:insertion>
            <office:change-info>
              <dc:creator>Julia Ringo</dc:creator>
              <dc:date>2023-10-20T18:34:00</dc:date>
            </office:change-info>
          </text:insertion>
        </text:changed-region>
        <text:changed-region xml:id="ct94409107185120" text:id="ct94409107185120">
          <text:deletion>
            <office:change-info>
              <dc:creator>Julia Ringo</dc:creator>
              <dc:date>2023-10-20T18:34:00</dc:date>
            </office:change-info>
            <text:p text:style-name="Text_20_body"><text:span text:style-name="T1">,</text:span></text:p>
          </text:deletion>
        </text:changed-region>
        <text:changed-region xml:id="ct94409107185360" text:id="ct94409107185360">
          <text:insertion>
            <office:change-info>
              <dc:creator>Julia Ringo</dc:creator>
              <dc:date>2023-10-20T18:34:00</dc:date>
            </office:change-info>
          </text:insertion>
        </text:changed-region>
        <text:changed-region xml:id="ct94409107185600" text:id="ct94409107185600">
          <text:deletion>
            <office:change-info>
              <dc:creator>Julia Ringo</dc:creator>
              <dc:date>2023-10-20T18:34:00</dc:date>
            </office:change-info>
            <text:p text:style-name="Text_20_body"><text:span text:style-name="T1">t</text:span></text:p>
          </text:deletion>
        </text:changed-region>
        <text:changed-region xml:id="ct94409107186480" text:id="ct94409107186480">
          <text:deletion>
            <office:change-info>
              <dc:creator>Julia Ringo</dc:creator>
              <dc:date>2023-10-10T11:08:00</dc:date>
            </office:change-info>
            <text:p text:style-name="Text_20_body"><text:span text:style-name="T1">…</text:span></text:p>
          </text:deletion>
        </text:changed-region>
        <text:changed-region xml:id="ct94409107186720" text:id="ct94409107186720">
          <text:insertion>
            <office:change-info>
              <dc:creator>Julia Ringo</dc:creator>
              <dc:date>2023-10-10T11:08:00</dc:date>
            </office:change-info>
          </text:insertion>
        </text:changed-region>
        <text:changed-region xml:id="ct94409107186960" text:id="ct94409107186960">
          <text:deletion>
            <office:change-info>
              <dc:creator>Julia Ringo</dc:creator>
              <dc:date>2023-10-20T18:35:00</dc:date>
            </office:change-info>
            <text:p text:style-name="Text_20_body"><text:span text:style-name="T1"><text:s/></text:span></text:p>
          </text:deletion>
        </text:changed-region>
        <text:changed-region xml:id="ct94409107187744" text:id="ct94409107187744">
          <text:insertion>
            <office:change-info>
              <dc:creator>Julia Ringo</dc:creator>
              <dc:date>2023-10-20T18:35:00</dc:date>
            </office:change-info>
          </text:insertion>
        </text:changed-region>
        <text:changed-region xml:id="ct94409107188464" text:id="ct94409107188464">
          <text:deletion>
            <office:change-info>
              <dc:creator>Julia Ringo</dc:creator>
              <dc:date>2023-10-05T13:15:00</dc:date>
            </office:change-info>
            <text:p text:style-name="Text_20_body"><text:span text:style-name="T1"><text:s/>— </text:span></text:p>
          </text:deletion>
        </text:changed-region>
        <text:changed-region xml:id="ct94409107189808" text:id="ct94409107189808">
          <text:insertion>
            <office:change-info>
              <dc:creator>Julia Ringo</dc:creator>
              <dc:date>2023-10-05T13:15:00</dc:date>
            </office:change-info>
          </text:insertion>
        </text:changed-region>
        <text:changed-region xml:id="ct94409101498016" text:id="ct94409101498016">
          <text:deletion>
            <office:change-info>
              <dc:creator>Julia Ringo</dc:creator>
              <dc:date>2023-10-05T13:15:00</dc:date>
            </office:change-info>
            <text:p text:style-name="Text_20_body"><text:span text:style-name="T1"><text:s/>— </text:span></text:p>
          </text:deletion>
        </text:changed-region>
        <text:changed-region xml:id="ct94409101801728" text:id="ct94409101801728">
          <text:insertion>
            <office:change-info>
              <dc:creator>Julia Ringo</dc:creator>
              <dc:date>2023-10-05T13:15:00</dc:date>
            </office:change-info>
          </text:insertion>
        </text:changed-region>
        <text:changed-region xml:id="ct94409107180352" text:id="ct94409107180352">
          <text:insertion>
            <office:change-info>
              <dc:creator>Julia Ringo</dc:creator>
              <dc:date>2023-10-20T18:35:00</dc:date>
            </office:change-info>
          </text:insertion>
        </text:changed-region>
        <text:changed-region xml:id="ct94409107179936" text:id="ct94409107179936">
          <text:deletion>
            <office:change-info>
              <dc:creator>Julia Ringo</dc:creator>
              <dc:date>2023-10-20T18:35:00</dc:date>
            </office:change-info>
            <text:p text:style-name="Text_20_body"><text:span text:style-name="T1">t</text:span></text:p>
          </text:deletion>
        </text:changed-region>
        <text:changed-region xml:id="ct94409107199232" text:id="ct94409107199232">
          <text:deletion>
            <office:change-info>
              <dc:creator>Julia Ringo</dc:creator>
              <dc:date>2023-10-20T18:35:00</dc:date>
            </office:change-info>
            <text:p text:style-name="Text_20_body"><text:span text:style-name="T1">20 </text:span></text:p>
          </text:deletion>
        </text:changed-region>
        <text:changed-region xml:id="ct94409107199472" text:id="ct94409107199472">
          <text:insertion>
            <office:change-info>
              <dc:creator>Julia Ringo</dc:creator>
              <dc:date>2023-10-20T18:35:00</dc:date>
            </office:change-info>
          </text:insertion>
        </text:changed-region>
        <text:changed-region xml:id="ct94409107200880" text:id="ct94409107200880">
          <text:deletion>
            <office:change-info>
              <dc:creator>Julia Ringo</dc:creator>
              <dc:date>2023-10-05T13:15:00</dc:date>
            </office:change-info>
            <text:p text:style-name="Text_20_body"><text:span text:style-name="T1"><text:s/>— </text:span></text:p>
          </text:deletion>
        </text:changed-region>
        <text:changed-region xml:id="ct94409107201648" text:id="ct94409107201648">
          <text:insertion>
            <office:change-info>
              <dc:creator>Julia Ringo</dc:creator>
              <dc:date>2023-10-05T13:15:00</dc:date>
            </office:change-info>
          </text:insertion>
        </text:changed-region>
        <text:changed-region xml:id="ct94409107209088" text:id="ct94409107209088">
          <text:insertion>
            <office:change-info>
              <dc:creator>Julia Ringo</dc:creator>
              <dc:date>2023-10-20T18:36:00</dc:date>
            </office:change-info>
          </text:insertion>
        </text:changed-region>
        <text:changed-region xml:id="ct94409107209328" text:id="ct94409107209328">
          <text:deletion>
            <office:change-info>
              <dc:creator>Julia Ringo</dc:creator>
              <dc:date>2023-10-20T18:36:00</dc:date>
            </office:change-info>
            <text:p text:style-name="Text_20_body"><text:span text:style-name="T1">-</text:span></text:p>
          </text:deletion>
        </text:changed-region>
        <text:changed-region xml:id="ct94409107209568" text:id="ct94409107209568">
          <text:insertion>
            <office:change-info>
              <dc:creator>Julia Ringo</dc:creator>
              <dc:date>2023-10-20T18:36:00</dc:date>
            </office:change-info>
          </text:insertion>
        </text:changed-region>
        <text:changed-region xml:id="ct94409107208848" text:id="ct94409107208848">
          <text:deletion>
            <office:change-info>
              <dc:creator>Julia Ringo</dc:creator>
              <dc:date>2023-10-20T18:36:00</dc:date>
            </office:change-info>
            <text:p text:style-name="Text_20_body"><text:span text:style-name="T1">,</text:span></text:p>
          </text:deletion>
        </text:changed-region>
        <text:changed-region xml:id="ct94409107210448" text:id="ct94409107210448">
          <text:deletion>
            <office:change-info>
              <dc:creator>Julia Ringo</dc:creator>
              <dc:date>2023-10-10T11:08:00</dc:date>
            </office:change-info>
            <text:p text:style-name="Text_20_body"><text:span text:style-name="T1">…</text:span></text:p>
          </text:deletion>
        </text:changed-region>
        <text:changed-region xml:id="ct94409107212320" text:id="ct94409107212320">
          <text:insertion>
            <office:change-info>
              <dc:creator>Julia Ringo</dc:creator>
              <dc:date>2023-10-10T11:08:00</dc:date>
            </office:change-info>
          </text:insertion>
        </text:changed-region>
        <text:changed-region xml:id="ct94409107212640" text:id="ct94409107212640">
          <text:deletion>
            <office:change-info>
              <dc:creator>Julia Ringo</dc:creator>
              <dc:date>2023-10-05T13:15:00</dc:date>
            </office:change-info>
            <text:p text:style-name="Text_20_body"><text:span text:style-name="T1"><text:s/>— </text:span></text:p>
          </text:deletion>
        </text:changed-region>
        <text:changed-region xml:id="ct94409107213280" text:id="ct94409107213280">
          <text:insertion>
            <office:change-info>
              <dc:creator>Julia Ringo</dc:creator>
              <dc:date>2023-10-05T13:15:00</dc:date>
            </office:change-info>
          </text:insertion>
        </text:changed-region>
        <text:changed-region xml:id="ct94409107213520" text:id="ct94409107213520">
          <text:deletion>
            <office:change-info>
              <dc:creator>Julia Ringo</dc:creator>
              <dc:date>2023-10-20T18:36:00</dc:date>
            </office:change-info>
            <text:p text:style-name="Text_20_body"><text:span text:style-name="T1">200 </text:span></text:p>
          </text:deletion>
        </text:changed-region>
        <text:changed-region xml:id="ct94409107217248" text:id="ct94409107217248">
          <text:insertion>
            <office:change-info>
              <dc:creator>Julia Ringo</dc:creator>
              <dc:date>2023-10-20T18:36:00</dc:date>
            </office:change-info>
          </text:insertion>
        </text:changed-region>
        <text:changed-region xml:id="ct94409107218528" text:id="ct94409107218528">
          <text:deletion>
            <office:change-info>
              <dc:creator>Julia Ringo</dc:creator>
              <dc:date>2023-10-05T13:15:00</dc:date>
            </office:change-info>
            <text:p text:style-name="Text_20_body"><text:span text:style-name="T1"><text:s/>— </text:span></text:p>
          </text:deletion>
        </text:changed-region>
        <text:changed-region xml:id="ct94409107218288" text:id="ct94409107218288">
          <text:insertion>
            <office:change-info>
              <dc:creator>Julia Ringo</dc:creator>
              <dc:date>2023-10-05T13:15:00</dc:date>
            </office:change-info>
          </text:insertion>
        </text:changed-region>
        <text:changed-region xml:id="ct94409107218768" text:id="ct94409107218768">
          <text:deletion>
            <office:change-info>
              <dc:creator>Julia Ringo</dc:creator>
              <dc:date>2023-10-20T18:36:00</dc:date>
            </office:change-info>
            <text:p text:style-name="Text_20_body"><text:span text:style-name="T1">15 </text:span></text:p>
          </text:deletion>
        </text:changed-region>
        <text:changed-region xml:id="ct94409107220304" text:id="ct94409107220304">
          <text:insertion>
            <office:change-info>
              <dc:creator>Julia Ringo</dc:creator>
              <dc:date>2023-10-20T18:36:00</dc:date>
            </office:change-info>
          </text:insertion>
        </text:changed-region>
        <text:changed-region xml:id="ct94409107224848" text:id="ct94409107224848">
          <text:insertion>
            <office:change-info>
              <dc:creator>Julia Ringo</dc:creator>
              <dc:date>2023-10-20T18:37:00</dc:date>
            </office:change-info>
          </text:insertion>
        </text:changed-region>
        <text:changed-region xml:id="ct94409107228752" text:id="ct94409107228752">
          <text:insertion>
            <office:change-info>
              <dc:creator>Julia Ringo</dc:creator>
              <dc:date>2023-10-20T18:37:00</dc:date>
            </office:change-info>
          </text:insertion>
        </text:changed-region>
        <text:changed-region xml:id="ct94409107228992" text:id="ct94409107228992">
          <text:deletion>
            <office:change-info>
              <dc:creator>Julia Ringo</dc:creator>
              <dc:date>2023-10-20T18:37:00</dc:date>
            </office:change-info>
            <text:p text:style-name="Text_20_body"><text:span text:style-name="T1"><text:s/></text:span></text:p>
          </text:deletion>
        </text:changed-region>
        <text:changed-region xml:id="ct94409107229232" text:id="ct94409107229232">
          <text:deletion>
            <office:change-info>
              <dc:creator>Julia Ringo</dc:creator>
              <dc:date>2023-10-20T18:37:00</dc:date>
            </office:change-info>
            <text:p text:style-name="Text_20_body"><text:span text:style-name="T1">,</text:span></text:p>
          </text:deletion>
        </text:changed-region>
        <text:changed-region xml:id="ct94409107230480" text:id="ct94409107230480">
          <text:deletion>
            <office:change-info>
              <dc:creator>Julia Ringo</dc:creator>
              <dc:date>2023-10-05T13:15:00</dc:date>
            </office:change-info>
            <text:p text:style-name="Text_20_body"><text:span text:style-name="T1"><text:s/>— </text:span></text:p>
          </text:deletion>
        </text:changed-region>
        <text:changed-region xml:id="ct94409107232256" text:id="ct94409107232256">
          <text:insertion>
            <office:change-info>
              <dc:creator>Julia Ringo</dc:creator>
              <dc:date>2023-10-05T13:15:00</dc:date>
            </office:change-info>
          </text:insertion>
        </text:changed-region>
        <text:changed-region xml:id="ct94409107233296" text:id="ct94409107233296">
          <text:deletion>
            <office:change-info>
              <dc:creator>Julia Ringo</dc:creator>
              <dc:date>2023-10-05T13:15:00</dc:date>
            </office:change-info>
            <text:p text:style-name="Text_20_body"><text:span text:style-name="T1"><text:s/>— </text:span></text:p>
          </text:deletion>
        </text:changed-region>
        <text:changed-region xml:id="ct94409107233536" text:id="ct94409107233536">
          <text:insertion>
            <office:change-info>
              <dc:creator>Julia Ringo</dc:creator>
              <dc:date>2023-10-05T13:15:00</dc:date>
            </office:change-info>
          </text:insertion>
        </text:changed-region>
        <text:changed-region xml:id="ct94409107233776" text:id="ct94409107233776">
          <text:deletion>
            <office:change-info>
              <dc:creator>Julia Ringo</dc:creator>
              <dc:date>2023-10-05T13:15:00</dc:date>
            </office:change-info>
            <text:p text:style-name="Text_20_body"><text:span text:style-name="T1"><text:s/>— </text:span></text:p>
          </text:deletion>
        </text:changed-region>
        <text:changed-region xml:id="ct94409107234016" text:id="ct94409107234016">
          <text:insertion>
            <office:change-info>
              <dc:creator>Julia Ringo</dc:creator>
              <dc:date>2023-10-05T13:15:00</dc:date>
            </office:change-info>
          </text:insertion>
        </text:changed-region>
        <text:changed-region xml:id="ct94409107235584" text:id="ct94409107235584">
          <text:insertion>
            <office:change-info>
              <dc:creator>Julia Ringo</dc:creator>
              <dc:date>2023-10-20T18:37:00</dc:date>
            </office:change-info>
          </text:insertion>
        </text:changed-region>
        <text:changed-region xml:id="ct94409107239408" text:id="ct94409107239408">
          <text:insertion>
            <office:change-info>
              <dc:creator>Julia Ringo</dc:creator>
              <dc:date>2023-10-20T18:37:00</dc:date>
            </office:change-info>
          </text:insertion>
        </text:changed-region>
        <text:changed-region xml:id="ct94409107239648" text:id="ct94409107239648">
          <text:deletion>
            <office:change-info>
              <dc:creator>Julia Ringo</dc:creator>
              <dc:date>2023-10-20T18:37:00</dc:date>
            </office:change-info>
            <text:p text:style-name="Text_20_body"><text:span text:style-name="T1">.</text:span></text:p>
          </text:deletion>
        </text:changed-region>
        <text:changed-region xml:id="ct94409107239888" text:id="ct94409107239888">
          <text:deletion>
            <office:change-info>
              <dc:creator>Julia Ringo</dc:creator>
              <dc:date>2023-10-10T11:08:00</dc:date>
            </office:change-info>
            <text:p text:style-name="Text_20_body"><text:span text:style-name="T1">…</text:span></text:p>
          </text:deletion>
        </text:changed-region>
        <text:changed-region xml:id="ct94409107240128" text:id="ct94409107240128">
          <text:insertion>
            <office:change-info>
              <dc:creator>Julia Ringo</dc:creator>
              <dc:date>2023-10-10T11:08:00</dc:date>
            </office:change-info>
          </text:insertion>
        </text:changed-region>
        <text:changed-region xml:id="ct94409107240368" text:id="ct94409107240368">
          <text:deletion>
            <office:change-info>
              <dc:creator>Julia Ringo</dc:creator>
              <dc:date>2023-10-20T18:37:00</dc:date>
            </office:change-info>
            <text:p text:style-name="Text_20_body"><text:span text:style-name="T1"><text:s/></text:span></text:p>
          </text:deletion>
        </text:changed-region>
        <text:changed-region xml:id="ct94409107240608" text:id="ct94409107240608">
          <text:deletion>
            <office:change-info>
              <dc:creator>Julia Ringo</dc:creator>
              <dc:date>2023-10-10T11:08:00</dc:date>
            </office:change-info>
            <text:p text:style-name="Text_20_body"><text:span text:style-name="T1">…</text:span></text:p>
          </text:deletion>
        </text:changed-region>
        <text:changed-region xml:id="ct94409101055312" text:id="ct94409101055312">
          <text:insertion>
            <office:change-info>
              <dc:creator>Julia Ringo</dc:creator>
              <dc:date>2023-10-10T11:08:00</dc:date>
            </office:change-info>
          </text:insertion>
        </text:changed-region>
        <text:changed-region xml:id="ct94409107243696" text:id="ct94409107243696">
          <text:deletion>
            <office:change-info>
              <dc:creator>Julia Ringo</dc:creator>
              <dc:date>2023-10-05T13:15:00</dc:date>
            </office:change-info>
            <text:p text:style-name="Text_20_body"><text:span text:style-name="T2"><text:s/>— </text:span></text:p>
          </text:deletion>
        </text:changed-region>
        <text:changed-region xml:id="ct94409107244336" text:id="ct94409107244336">
          <text:insertion>
            <office:change-info>
              <dc:creator>Julia Ringo</dc:creator>
              <dc:date>2023-10-05T13:15:00</dc:date>
            </office:change-info>
          </text:insertion>
        </text:changed-region>
        <text:changed-region xml:id="ct94409107244576" text:id="ct94409107244576">
          <text:deletion>
            <office:change-info>
              <dc:creator>Julia Ringo</dc:creator>
              <dc:date>2023-10-05T13:15:00</dc:date>
            </office:change-info>
            <text:p text:style-name="Text_20_body"><text:span text:style-name="T1"><text:s/>— </text:span></text:p>
          </text:deletion>
        </text:changed-region>
        <text:changed-region xml:id="ct94409107244816" text:id="ct94409107244816">
          <text:insertion>
            <office:change-info>
              <dc:creator>Julia Ringo</dc:creator>
              <dc:date>2023-10-05T13:15:00</dc:date>
            </office:change-info>
          </text:insertion>
        </text:changed-region>
        <text:changed-region xml:id="ct94409107245696" text:id="ct94409107245696">
          <text:deletion>
            <office:change-info>
              <dc:creator>Julia Ringo</dc:creator>
              <dc:date>2023-10-10T11:08:00</dc:date>
            </office:change-info>
            <text:p text:style-name="Text_20_body"><text:span text:style-name="T1">…</text:span></text:p>
          </text:deletion>
        </text:changed-region>
        <text:changed-region xml:id="ct94409107246256" text:id="ct94409107246256">
          <text:insertion>
            <office:change-info>
              <dc:creator>Julia Ringo</dc:creator>
              <dc:date>2023-10-10T11:08:00</dc:date>
            </office:change-info>
          </text:insertion>
        </text:changed-region>
        <text:changed-region xml:id="ct94409107246496" text:id="ct94409107246496">
          <text:deletion>
            <office:change-info>
              <dc:creator>Julia Ringo</dc:creator>
              <dc:date>2023-10-20T18:38:00</dc:date>
            </office:change-info>
            <text:p text:style-name="Text_20_body"><text:span text:style-name="T1"><text:s/></text:span></text:p>
          </text:deletion>
        </text:changed-region>
        <text:changed-region xml:id="ct94409107247056" text:id="ct94409107247056">
          <text:insertion>
            <office:change-info>
              <dc:creator>Julia Ringo</dc:creator>
              <dc:date>2023-10-20T18:38:00</dc:date>
            </office:change-info>
          </text:insertion>
        </text:changed-region>
        <text:changed-region xml:id="ct94409107247296" text:id="ct94409107247296">
          <text:deletion>
            <office:change-info>
              <dc:creator>Julia Ringo</dc:creator>
              <dc:date>2023-10-20T18:38:00</dc:date>
            </office:change-info>
            <text:p text:style-name="Text_20_body"><text:span text:style-name="T1">s</text:span></text:p>
          </text:deletion>
        </text:changed-region>
        <text:changed-region xml:id="ct94409107249264" text:id="ct94409107249264">
          <text:deletion>
            <office:change-info>
              <dc:creator>Julia Ringo</dc:creator>
              <dc:date>2023-10-05T13:15:00</dc:date>
            </office:change-info>
            <text:p text:style-name="Text_20_body"><text:span text:style-name="T1"><text:s/>— </text:span></text:p>
          </text:deletion>
        </text:changed-region>
        <text:changed-region xml:id="ct94409107249504" text:id="ct94409107249504">
          <text:insertion>
            <office:change-info>
              <dc:creator>Julia Ringo</dc:creator>
              <dc:date>2023-10-05T13:15:00</dc:date>
            </office:change-info>
          </text:insertion>
        </text:changed-region>
        <text:changed-region xml:id="ct94409107251472" text:id="ct94409107251472">
          <text:deletion>
            <office:change-info>
              <dc:creator>Julia Ringo</dc:creator>
              <dc:date>2023-10-05T13:15:00</dc:date>
            </office:change-info>
            <text:p text:style-name="Text_20_body"><text:span text:style-name="T1"><text:s/>— </text:span></text:p>
          </text:deletion>
        </text:changed-region>
        <text:changed-region xml:id="ct94409107251712" text:id="ct94409107251712">
          <text:insertion>
            <office:change-info>
              <dc:creator>Julia Ringo</dc:creator>
              <dc:date>2023-10-05T13:15:00</dc:date>
            </office:change-info>
          </text:insertion>
        </text:changed-region>
        <text:changed-region xml:id="ct94409107255648" text:id="ct94409107255648">
          <text:deletion>
            <office:change-info>
              <dc:creator>Julia Ringo</dc:creator>
              <dc:date>2023-10-20T18:40:00</dc:date>
            </office:change-info>
            <text:p text:style-name="Text_20_body"><text:span text:style-name="T1"><text:s/></text:span></text:p>
          </text:deletion>
        </text:changed-region>
        <text:changed-region xml:id="ct94409107255888" text:id="ct94409107255888">
          <text:deletion>
            <office:change-info>
              <dc:creator>Julia Ringo</dc:creator>
              <dc:date>2023-10-20T18:40:00</dc:date>
            </office:change-info>
            <text:p text:style-name="Text_20_body"><text:span text:style-name="T1">,</text:span></text:p>
          </text:deletion>
        </text:changed-region>
        <text:changed-region xml:id="ct94409107258272" text:id="ct94409107258272">
          <text:insertion>
            <office:change-info>
              <dc:creator>Julia Ringo</dc:creator>
              <dc:date>2023-10-20T18:41:00</dc:date>
            </office:change-info>
          </text:insertion>
        </text:changed-region>
        <text:changed-region xml:id="ct94409107258512" text:id="ct94409107258512">
          <text:deletion>
            <office:change-info>
              <dc:creator>Julia Ringo</dc:creator>
              <dc:date>2023-10-20T18:41:00</dc:date>
            </office:change-info>
            <text:p text:style-name="Text_20_body"><text:span text:style-name="T1">,</text:span></text:p>
          </text:deletion>
        </text:changed-region>
        <text:changed-region xml:id="ct94409107258832" text:id="ct94409107258832">
          <text:insertion>
            <office:change-info>
              <dc:creator>Julia Ringo</dc:creator>
              <dc:date>2023-10-20T18:41:00</dc:date>
            </office:change-info>
          </text:insertion>
        </text:changed-region>
        <text:changed-region xml:id="ct94409107259472" text:id="ct94409107259472">
          <text:deletion>
            <office:change-info>
              <dc:creator>Julia Ringo</dc:creator>
              <dc:date>2023-10-20T18:41:00</dc:date>
            </office:change-info>
            <text:p text:style-name="Text_20_body"><text:span text:style-name="T1">r</text:span></text:p>
          </text:deletion>
        </text:changed-region>
        <text:changed-region xml:id="ct94409107262768" text:id="ct94409107262768">
          <text:deletion>
            <office:change-info>
              <dc:creator>Julia Ringo</dc:creator>
              <dc:date>2023-10-05T13:15:00</dc:date>
            </office:change-info>
            <text:p text:style-name="Text_20_body"><text:span text:style-name="T1"><text:s/>— </text:span></text:p>
          </text:deletion>
        </text:changed-region>
        <text:changed-region xml:id="ct94409107263008" text:id="ct94409107263008">
          <text:insertion>
            <office:change-info>
              <dc:creator>Julia Ringo</dc:creator>
              <dc:date>2023-10-05T13:15:00</dc:date>
            </office:change-info>
          </text:insertion>
        </text:changed-region>
        <text:changed-region xml:id="ct94409107264960" text:id="ct94409107264960">
          <text:deletion>
            <office:change-info>
              <dc:creator>Julia Ringo</dc:creator>
              <dc:date>2023-10-10T11:08:00</dc:date>
            </office:change-info>
            <text:p text:style-name="Text_20_body"><text:span text:style-name="T1">…</text:span></text:p>
          </text:deletion>
        </text:changed-region>
        <text:changed-region xml:id="ct94409107265280" text:id="ct94409107265280">
          <text:insertion>
            <office:change-info>
              <dc:creator>Julia Ringo</dc:creator>
              <dc:date>2023-10-10T11:08:00</dc:date>
            </office:change-info>
          </text:insertion>
        </text:changed-region>
        <text:changed-region xml:id="ct94409107266384" text:id="ct94409107266384">
          <text:insertion>
            <office:change-info>
              <dc:creator>Julia Ringo</dc:creator>
              <dc:date>2023-10-20T18:41:00</dc:date>
            </office:change-info>
          </text:insertion>
        </text:changed-region>
        <text:changed-region xml:id="ct94409107266704" text:id="ct94409107266704">
          <text:deletion>
            <office:change-info>
              <dc:creator>Julia Ringo</dc:creator>
              <dc:date>2023-10-20T18:41:00</dc:date>
            </office:change-info>
            <text:p text:style-name="Text_20_body"><text:span text:style-name="T1">,</text:span></text:p>
          </text:deletion>
        </text:changed-region>
        <text:changed-region xml:id="ct94409107269552" text:id="ct94409107269552">
          <text:insertion>
            <office:change-info>
              <dc:creator>Julia Ringo</dc:creator>
              <dc:date>2023-10-20T18:41:00</dc:date>
            </office:change-info>
          </text:insertion>
        </text:changed-region>
        <text:changed-region xml:id="ct94409107270192" text:id="ct94409107270192">
          <text:insertion>
            <office:change-info>
              <dc:creator>Julia Ringo</dc:creator>
              <dc:date>2023-10-20T18:41:00</dc:date>
            </office:change-info>
          </text:insertion>
        </text:changed-region>
        <text:changed-region xml:id="ct94409107270512" text:id="ct94409107270512">
          <text:deletion>
            <office:change-info>
              <dc:creator>Julia Ringo</dc:creator>
              <dc:date>2023-10-20T18:41:00</dc:date>
            </office:change-info>
            <text:p text:style-name="Text_20_body"><text:span text:style-name="T1">,</text:span></text:p>
          </text:deletion>
        </text:changed-region>
        <text:changed-region xml:id="ct94409107272256" text:id="ct94409107272256">
          <text:insertion>
            <office:change-info>
              <dc:creator>Julia Ringo</dc:creator>
              <dc:date>2023-10-20T18:41:00</dc:date>
            </office:change-info>
          </text:insertion>
        </text:changed-region>
        <text:changed-region xml:id="ct94409107272576" text:id="ct94409107272576">
          <text:deletion>
            <office:change-info>
              <dc:creator>Julia Ringo</dc:creator>
              <dc:date>2023-10-20T18:41:00</dc:date>
            </office:change-info>
            <text:p text:style-name="Text_20_body"><text:span text:style-name="T1">n</text:span></text:p>
          </text:deletion>
        </text:changed-region>
        <text:changed-region xml:id="ct94409107274400" text:id="ct94409107274400">
          <text:deletion>
            <office:change-info>
              <dc:creator>Julia Ringo</dc:creator>
              <dc:date>2023-10-05T13:15:00</dc:date>
            </office:change-info>
            <text:p text:style-name="Text_20_body"><text:span text:style-name="T1"><text:s/>— </text:span></text:p>
          </text:deletion>
        </text:changed-region>
        <text:changed-region xml:id="ct94409107274864" text:id="ct94409107274864">
          <text:insertion>
            <office:change-info>
              <dc:creator>Julia Ringo</dc:creator>
              <dc:date>2023-10-05T13:15:00</dc:date>
            </office:change-info>
          </text:insertion>
        </text:changed-region>
        <text:changed-region xml:id="ct94409107275104" text:id="ct94409107275104">
          <text:deletion>
            <office:change-info>
              <dc:creator>Julia Ringo</dc:creator>
              <dc:date>2023-10-05T13:15:00</dc:date>
            </office:change-info>
            <text:p text:style-name="Text_20_body"><text:span text:style-name="T1"><text:s/>— </text:span></text:p>
          </text:deletion>
        </text:changed-region>
        <text:changed-region xml:id="ct94409107275344" text:id="ct94409107275344">
          <text:insertion>
            <office:change-info>
              <dc:creator>Julia Ringo</dc:creator>
              <dc:date>2023-10-05T13:15:00</dc:date>
            </office:change-info>
          </text:insertion>
        </text:changed-region>
        <text:changed-region xml:id="ct94409107276224" text:id="ct94409107276224">
          <text:deletion>
            <office:change-info>
              <dc:creator>Julia Ringo</dc:creator>
              <dc:date>2023-10-05T13:15:00</dc:date>
            </office:change-info>
            <text:p text:style-name="Text_20_body"><text:span text:style-name="T1"><text:s/>— </text:span></text:p>
          </text:deletion>
        </text:changed-region>
        <text:changed-region xml:id="ct94409107276464" text:id="ct94409107276464">
          <text:insertion>
            <office:change-info>
              <dc:creator>Julia Ringo</dc:creator>
              <dc:date>2023-10-05T13:15:00</dc:date>
            </office:change-info>
          </text:insertion>
        </text:changed-region>
        <text:changed-region xml:id="ct94409107279024" text:id="ct94409107279024">
          <text:deletion>
            <office:change-info>
              <dc:creator>Julia Ringo</dc:creator>
              <dc:date>2023-10-20T18:42:00</dc:date>
            </office:change-info>
            <text:p text:style-name="Text_20_body"><text:span text:style-name="T1">,</text:span></text:p>
          </text:deletion>
        </text:changed-region>
        <text:changed-region xml:id="ct94409107280944" text:id="ct94409107280944">
          <text:deletion>
            <office:change-info>
              <dc:creator>Julia Ringo</dc:creator>
              <dc:date>2023-10-20T18:42:00</dc:date>
            </office:change-info>
            <text:p text:style-name="Text_20_body"><text:span text:style-name="T1">15 </text:span></text:p>
          </text:deletion>
        </text:changed-region>
        <text:changed-region xml:id="ct94409107281344" text:id="ct94409107281344">
          <text:insertion>
            <office:change-info>
              <dc:creator>Julia Ringo</dc:creator>
              <dc:date>2023-10-20T18:42:00</dc:date>
            </office:change-info>
          </text:insertion>
        </text:changed-region>
        <text:changed-region xml:id="ct94409107281984" text:id="ct94409107281984">
          <text:deletion>
            <office:change-info>
              <dc:creator>Julia Ringo</dc:creator>
              <dc:date>2023-10-10T11:08:00</dc:date>
            </office:change-info>
            <text:p text:style-name="Text_20_body"><text:span text:style-name="T1">…</text:span></text:p>
          </text:deletion>
        </text:changed-region>
        <text:changed-region xml:id="ct94409107282624" text:id="ct94409107282624">
          <text:insertion>
            <office:change-info>
              <dc:creator>Julia Ringo</dc:creator>
              <dc:date>2023-10-10T11:08:00</dc:date>
            </office:change-info>
          </text:insertion>
        </text:changed-region>
        <text:changed-region xml:id="ct94409107282864" text:id="ct94409107282864">
          <text:deletion>
            <office:change-info>
              <dc:creator>Julia Ringo</dc:creator>
              <dc:date>2023-10-20T18:42:00</dc:date>
            </office:change-info>
            <text:p text:style-name="Text_20_body"><text:span text:style-name="T1">15 </text:span></text:p>
          </text:deletion>
        </text:changed-region>
        <text:changed-region xml:id="ct94409107285040" text:id="ct94409107285040">
          <text:insertion>
            <office:change-info>
              <dc:creator>Julia Ringo</dc:creator>
              <dc:date>2023-10-20T18:42:00</dc:date>
            </office:change-info>
          </text:insertion>
        </text:changed-region>
        <text:changed-region xml:id="ct94409107288176" text:id="ct94409107288176">
          <text:insertion>
            <office:change-info>
              <dc:creator>Julia Ringo</dc:creator>
              <dc:date>2023-10-20T18:42:00</dc:date>
            </office:change-info>
          </text:insertion>
        </text:changed-region>
        <text:changed-region xml:id="ct94409107290256" text:id="ct94409107290256">
          <text:deletion>
            <office:change-info>
              <dc:creator>Julia Ringo</dc:creator>
              <dc:date>2023-10-20T18:42:00</dc:date>
            </office:change-info>
            <text:p text:style-name="Text_20_body"><text:span text:style-name="T1">,</text:span></text:p>
          </text:deletion>
        </text:changed-region>
        <text:changed-region xml:id="ct94409107290784" text:id="ct94409107290784">
          <text:deletion>
            <office:change-info>
              <dc:creator>Julia Ringo</dc:creator>
              <dc:date>2023-10-05T13:15:00</dc:date>
            </office:change-info>
            <text:p text:style-name="Text_20_body"><text:span text:style-name="T1"><text:s/>— </text:span></text:p>
          </text:deletion>
        </text:changed-region>
        <text:changed-region xml:id="ct94409107291808" text:id="ct94409107291808">
          <text:insertion>
            <office:change-info>
              <dc:creator>Julia Ringo</dc:creator>
              <dc:date>2023-10-05T13:15:00</dc:date>
            </office:change-info>
          </text:insertion>
        </text:changed-region>
        <text:changed-region xml:id="ct94409107293248" text:id="ct94409107293248">
          <text:insertion>
            <office:change-info>
              <dc:creator>Julia Ringo</dc:creator>
              <dc:date>2023-10-20T18:42:00</dc:date>
            </office:change-info>
          </text:insertion>
        </text:changed-region>
        <text:changed-region xml:id="ct94409107293648" text:id="ct94409107293648">
          <text:deletion>
            <office:change-info>
              <dc:creator>Julia Ringo</dc:creator>
              <dc:date>2023-10-20T18:42:00</dc:date>
            </office:change-info>
            <text:p text:style-name="Text_20_body"><text:span text:style-name="T1"><text:s/></text:span></text:p>
          </text:deletion>
        </text:changed-region>
        <text:changed-region xml:id="ct94409107293888" text:id="ct94409107293888">
          <text:deletion>
            <office:change-info>
              <dc:creator>Julia Ringo</dc:creator>
              <dc:date>2023-10-20T18:42:00</dc:date>
            </office:change-info>
            <text:p text:style-name="Text_20_body"><text:span text:style-name="T1">, he thought to himself</text:span></text:p>
          </text:deletion>
        </text:changed-region>
        <text:changed-region xml:id="ct94409102639408" text:id="ct94409102639408">
          <text:deletion>
            <office:change-info>
              <dc:creator>Julia Ringo</dc:creator>
              <dc:date>2023-10-20T18:43:00</dc:date>
            </office:change-info>
            <text:p text:style-name="Text_20_body"><text:span text:style-name="T1">,</text:span></text:p>
          </text:deletion>
        </text:changed-region>
        <text:changed-region xml:id="ct94409101712080" text:id="ct94409101712080">
          <text:deletion>
            <office:change-info>
              <dc:creator>Julia Ringo</dc:creator>
              <dc:date>2023-10-05T13:15:00</dc:date>
            </office:change-info>
            <text:p text:style-name="Text_20_body"><text:span text:style-name="T1"><text:s/>— </text:span></text:p>
          </text:deletion>
        </text:changed-region>
        <text:changed-region xml:id="ct94409101466288" text:id="ct94409101466288">
          <text:insertion>
            <office:change-info>
              <dc:creator>Julia Ringo</dc:creator>
              <dc:date>2023-10-05T13:15:00</dc:date>
            </office:change-info>
          </text:insertion>
        </text:changed-region>
        <text:changed-region xml:id="ct94409101467904" text:id="ct94409101467904">
          <text:deletion>
            <office:change-info>
              <dc:creator>Julia Ringo</dc:creator>
              <dc:date>2023-10-20T18:43:00</dc:date>
            </office:change-info>
            <text:p text:style-name="Text_20_body"><text:span text:style-name="T1">re</text:span></text:p>
          </text:deletion>
        </text:changed-region>
        <text:changed-region xml:id="ct94409101325504" text:id="ct94409101325504">
          <text:deletion>
            <office:change-info>
              <dc:creator>Julia Ringo</dc:creator>
              <dc:date>2023-10-20T18:43:00</dc:date>
            </office:change-info>
            <text:p text:style-name="Text_20_body"><text:span text:style-name="T1">with his job </text:span></text:p>
          </text:deletion>
        </text:changed-region>
        <text:changed-region xml:id="ct94409102639040" text:id="ct94409102639040">
          <text:deletion>
            <office:change-info>
              <dc:creator>Julia Ringo</dc:creator>
              <dc:date>2023-10-05T13:15:00</dc:date>
            </office:change-info>
            <text:p text:style-name="Text_20_body"><text:span text:style-name="T1"><text:s/>— </text:span></text:p>
          </text:deletion>
        </text:changed-region>
        <text:changed-region xml:id="ct94409101535520" text:id="ct94409101535520">
          <text:insertion>
            <office:change-info>
              <dc:creator>Julia Ringo</dc:creator>
              <dc:date>2023-10-05T13:15:00</dc:date>
            </office:change-info>
          </text:insertion>
        </text:changed-region>
        <text:changed-region xml:id="ct94409107300640" text:id="ct94409107300640">
          <text:deletion>
            <office:change-info>
              <dc:creator>Julia Ringo</dc:creator>
              <dc:date>2023-10-20T18:43:00</dc:date>
            </office:change-info>
            <text:p text:style-name="Text_20_body"><text:span text:style-name="T1">having been </text:span></text:p>
          </text:deletion>
        </text:changed-region>
        <text:changed-region xml:id="ct94409107301440" text:id="ct94409107301440">
          <text:insertion>
            <office:change-info>
              <dc:creator>Julia Ringo</dc:creator>
              <dc:date>2023-10-20T18:43:00</dc:date>
            </office:change-info>
          </text:insertion>
        </text:changed-region>
        <text:changed-region xml:id="ct94409107301680" text:id="ct94409107301680">
          <text:deletion>
            <office:change-info>
              <dc:creator>Julia Ringo</dc:creator>
              <dc:date>2023-10-20T18:43:00</dc:date>
            </office:change-info>
            <text:p text:style-name="Text_20_body"><text:span text:style-name="T1">ed</text:span></text:p>
          </text:deletion>
        </text:changed-region>
        <text:changed-region xml:id="ct94409107302688" text:id="ct94409107302688">
          <text:deletion>
            <office:change-info>
              <dc:creator>Julia Ringo</dc:creator>
              <dc:date>2023-10-20T20:26:00</dc:date>
            </office:change-info>
            <text:p text:style-name="Text_20_body"><text:span text:style-name="T1">would try</text:span></text:p>
          </text:deletion>
        </text:changed-region>
        <text:changed-region xml:id="ct94409107302928" text:id="ct94409107302928">
          <text:insertion>
            <office:change-info>
              <dc:creator>Julia Ringo</dc:creator>
              <dc:date>2023-10-20T20:26:00</dc:date>
            </office:change-info>
          </text:insertion>
        </text:changed-region>
        <text:changed-region xml:id="ct94409107303168" text:id="ct94409107303168">
          <text:deletion>
            <office:change-info>
              <dc:creator>Julia Ringo</dc:creator>
              <dc:date>2023-10-20T20:26:00</dc:date>
            </office:change-info>
            <text:p text:style-name="Text_20_body"><text:span text:style-name="T1">15 </text:span></text:p>
          </text:deletion>
        </text:changed-region>
        <text:changed-region xml:id="ct94409107304080" text:id="ct94409107304080">
          <text:insertion>
            <office:change-info>
              <dc:creator>Julia Ringo</dc:creator>
              <dc:date>2023-10-20T20:26:00</dc:date>
            </office:change-info>
          </text:insertion>
        </text:changed-region>
        <text:changed-region xml:id="ct94409107304320" text:id="ct94409107304320">
          <text:insertion>
            <office:change-info>
              <dc:creator>Julia Ringo</dc:creator>
              <dc:date>2023-10-20T20:26:00</dc:date>
            </office:change-info>
          </text:insertion>
        </text:changed-region>
        <text:changed-region xml:id="ct94409107305664" text:id="ct94409107305664">
          <text:deletion>
            <office:change-info>
              <dc:creator>Julia Ringo</dc:creator>
              <dc:date>2023-10-05T13:15:00</dc:date>
            </office:change-info>
            <text:p text:style-name="Text_20_body"><text:span text:style-name="T1"><text:s/>— </text:span></text:p>
          </text:deletion>
        </text:changed-region>
        <text:changed-region xml:id="ct94409107306368" text:id="ct94409107306368">
          <text:insertion>
            <office:change-info>
              <dc:creator>Julia Ringo</dc:creator>
              <dc:date>2023-10-05T13:15:00</dc:date>
            </office:change-info>
          </text:insertion>
        </text:changed-region>
        <text:changed-region xml:id="ct94409107306960" text:id="ct94409107306960">
          <text:insertion>
            <office:change-info>
              <dc:creator>Julia Ringo</dc:creator>
              <dc:date>2023-10-20T20:27:00</dc:date>
            </office:change-info>
          </text:insertion>
        </text:changed-region>
        <text:changed-region xml:id="ct94409107307488" text:id="ct94409107307488">
          <text:insertion>
            <office:change-info>
              <dc:creator>Julia Ringo</dc:creator>
              <dc:date>2023-10-20T20:28:00</dc:date>
            </office:change-info>
          </text:insertion>
        </text:changed-region>
        <text:changed-region xml:id="ct94409107307728" text:id="ct94409107307728">
          <text:deletion>
            <office:change-info>
              <dc:creator>Julia Ringo</dc:creator>
              <dc:date>2023-10-20T20:28:00</dc:date>
            </office:change-info>
            <text:p text:style-name="Text_20_body"><text:span text:style-name="T1"><text:s/></text:span></text:p>
          </text:deletion>
        </text:changed-region>
        <text:changed-region xml:id="ct94409107281664" text:id="ct94409107281664">
          <text:insertion>
            <office:change-info>
              <dc:creator>Julia Ringo</dc:creator>
              <dc:date>2023-10-20T20:29:00</dc:date>
            </office:change-info>
          </text:insertion>
        </text:changed-region>
        <text:changed-region xml:id="ct94409102643872" text:id="ct94409102643872">
          <text:deletion>
            <office:change-info>
              <dc:creator>Julia Ringo</dc:creator>
              <dc:date>2023-10-20T20:29:00</dc:date>
            </office:change-info>
            <text:p text:style-name="Text_20_body"><text:span text:style-name="T1">they </text:span></text:p>
          </text:deletion>
        </text:changed-region>
        <text:changed-region xml:id="ct94409107311792" text:id="ct94409107311792">
          <text:insertion>
            <office:change-info>
              <dc:creator>Julia Ringo</dc:creator>
              <dc:date>2023-10-20T20:29:00</dc:date>
            </office:change-info>
          </text:insertion>
        </text:changed-region>
        <text:changed-region xml:id="ct94409107312960" text:id="ct94409107312960">
          <text:deletion>
            <office:change-info>
              <dc:creator>Julia Ringo</dc:creator>
              <dc:date>2023-10-05T13:15:00</dc:date>
            </office:change-info>
            <text:p text:style-name="Text_20_body"><text:span text:style-name="T1"><text:s/>— </text:span></text:p>
          </text:deletion>
        </text:changed-region>
        <text:changed-region xml:id="ct94409107313200" text:id="ct94409107313200">
          <text:insertion>
            <office:change-info>
              <dc:creator>Julia Ringo</dc:creator>
              <dc:date>2023-10-05T13:15:00</dc:date>
            </office:change-info>
          </text:insertion>
        </text:changed-region>
        <text:changed-region xml:id="ct94409107314320" text:id="ct94409107314320">
          <text:insertion>
            <office:change-info>
              <dc:creator>Julia Ringo</dc:creator>
              <dc:date>2023-10-20T20:29:00</dc:date>
            </office:change-info>
          </text:insertion>
        </text:changed-region>
        <text:changed-region xml:id="ct94409107314560" text:id="ct94409107314560">
          <text:deletion>
            <office:change-info>
              <dc:creator>Julia Ringo</dc:creator>
              <dc:date>2023-10-10T11:08:00</dc:date>
            </office:change-info>
            <text:p text:style-name="Text_20_body"><text:span text:style-name="T1">…</text:span></text:p>
          </text:deletion>
        </text:changed-region>
        <text:changed-region xml:id="ct94409107314800" text:id="ct94409107314800">
          <text:insertion>
            <office:change-info>
              <dc:creator>Julia Ringo</dc:creator>
              <dc:date>2023-10-10T11:08:00</dc:date>
            </office:change-info>
          </text:insertion>
        </text:changed-region>
        <text:changed-region xml:id="ct94409107315760" text:id="ct94409107315760">
          <text:insertion>
            <office:change-info>
              <dc:creator>Julia Ringo</dc:creator>
              <dc:date>2023-10-20T20:30:00</dc:date>
            </office:change-info>
          </text:insertion>
        </text:changed-region>
        <text:changed-region xml:id="ct94409107316000" text:id="ct94409107316000">
          <text:deletion>
            <office:change-info>
              <dc:creator>Julia Ringo</dc:creator>
              <dc:date>2023-10-20T20:30:00</dc:date>
            </office:change-info>
            <text:p text:style-name="Text_20_body"><text:span text:style-name="T1">‘</text:span></text:p>
          </text:deletion>
        </text:changed-region>
        <text:changed-region xml:id="ct94409107317152" text:id="ct94409107317152">
          <text:insertion>
            <office:change-info>
              <dc:creator>Julia Ringo</dc:creator>
              <dc:date>2023-10-20T20:30:00</dc:date>
            </office:change-info>
          </text:insertion>
        </text:changed-region>
        <text:changed-region xml:id="ct94409107317472" text:id="ct94409107317472">
          <text:deletion>
            <office:change-info>
              <dc:creator>Julia Ringo</dc:creator>
              <dc:date>2023-10-20T20:30:00</dc:date>
            </office:change-info>
            <text:p text:style-name="Text_20_body"><text:span text:style-name="T1">’</text:span></text:p>
          </text:deletion>
        </text:changed-region>
        <text:changed-region xml:id="ct94409107318576" text:id="ct94409107318576">
          <text:deletion>
            <office:change-info>
              <dc:creator>Julia Ringo</dc:creator>
              <dc:date>2023-10-20T20:30:00</dc:date>
            </office:change-info>
            <text:p text:style-name="Text_20_body"><text:span text:style-name="T1">96 </text:span></text:p>
          </text:deletion>
        </text:changed-region>
        <text:changed-region xml:id="ct94409107319888" text:id="ct94409107319888">
          <text:insertion>
            <office:change-info>
              <dc:creator>Julia Ringo</dc:creator>
              <dc:date>2023-10-20T20:30:00</dc:date>
            </office:change-info>
          </text:insertion>
        </text:changed-region>
        <text:changed-region xml:id="ct94409107320128" text:id="ct94409107320128">
          <text:deletion>
            <office:change-info>
              <dc:creator>Julia Ringo</dc:creator>
              <dc:date>2023-10-10T11:08:00</dc:date>
            </office:change-info>
            <text:p text:style-name="Text_20_body"><text:span text:style-name="T1">…</text:span></text:p>
          </text:deletion>
        </text:changed-region>
        <text:changed-region xml:id="ct94409107323328" text:id="ct94409107323328">
          <text:insertion>
            <office:change-info>
              <dc:creator>Julia Ringo</dc:creator>
              <dc:date>2023-10-10T11:08:00</dc:date>
            </office:change-info>
          </text:insertion>
        </text:changed-region>
        <text:changed-region xml:id="ct94409107323568" text:id="ct94409107323568">
          <text:deletion>
            <office:change-info>
              <dc:creator>Julia Ringo</dc:creator>
              <dc:date>2023-10-10T11:08:00</dc:date>
            </office:change-info>
            <text:p text:style-name="Text_20_body"><text:span text:style-name="T1">…</text:span></text:p>
          </text:deletion>
        </text:changed-region>
        <text:changed-region xml:id="ct94409107323808" text:id="ct94409107323808">
          <text:insertion>
            <office:change-info>
              <dc:creator>Julia Ringo</dc:creator>
              <dc:date>2023-10-10T11:08:00</dc:date>
            </office:change-info>
          </text:insertion>
        </text:changed-region>
        <text:changed-region xml:id="ct94409107324912" text:id="ct94409107324912">
          <text:insertion>
            <office:change-info>
              <dc:creator>Julia Ringo</dc:creator>
              <dc:date>2023-10-20T20:30:00</dc:date>
            </office:change-info>
          </text:insertion>
        </text:changed-region>
        <text:changed-region xml:id="ct94409107325232" text:id="ct94409107325232">
          <text:insertion>
            <office:change-info>
              <dc:creator>Julia Ringo</dc:creator>
              <dc:date>2023-10-20T20:30:00</dc:date>
            </office:change-info>
          </text:insertion>
        </text:changed-region>
        <text:changed-region xml:id="ct94409107325552" text:id="ct94409107325552">
          <text:deletion>
            <office:change-info>
              <dc:creator>Julia Ringo</dc:creator>
              <dc:date>2023-10-20T20:30:00</dc:date>
            </office:change-info>
            <text:p text:style-name="Text_20_body"><text:span text:style-name="T1">; </text:span></text:p>
          </text:deletion>
        </text:changed-region>
        <text:changed-region xml:id="ct94409107327776" text:id="ct94409107327776">
          <text:insertion>
            <office:change-info>
              <dc:creator>Julia Ringo</dc:creator>
              <dc:date>2023-10-20T20:31:00</dc:date>
            </office:change-info>
          </text:insertion>
        </text:changed-region>
        <text:changed-region xml:id="ct94409107328656" text:id="ct94409107328656">
          <text:deletion>
            <office:change-info>
              <dc:creator>Julia Ringo</dc:creator>
              <dc:date>2023-10-20T20:31:00</dc:date>
            </office:change-info>
            <text:p text:style-name="Text_20_body"><text:span text:style-name="T1">it </text:span></text:p>
          </text:deletion>
        </text:changed-region>
        <text:changed-region xml:id="ct94409107318816" text:id="ct94409107318816">
          <text:insertion>
            <office:change-info>
              <dc:creator>Julia Ringo</dc:creator>
              <dc:date>2023-10-20T20:31:00</dc:date>
            </office:change-info>
          </text:insertion>
        </text:changed-region>
        <text:changed-region xml:id="ct94409107316640" text:id="ct94409107316640">
          <text:deletion>
            <office:change-info>
              <dc:creator>Julia Ringo</dc:creator>
              <dc:date>2023-10-20T20:31:00</dc:date>
            </office:change-info>
            <text:p text:style-name="Text_20_body"><text:span text:style-name="T1">it </text:span></text:p>
          </text:deletion>
        </text:changed-region>
        <text:changed-region xml:id="ct94409102485952" text:id="ct94409102485952">
          <text:insertion>
            <office:change-info>
              <dc:creator>Julia Ringo</dc:creator>
              <dc:date>2023-10-20T20:31:00</dc:date>
            </office:change-info>
          </text:insertion>
        </text:changed-region>
        <text:changed-region xml:id="ct94409102352320" text:id="ct94409102352320">
          <text:deletion>
            <office:change-info>
              <dc:creator>Julia Ringo</dc:creator>
              <dc:date>2023-10-20T20:31:00</dc:date>
            </office:change-info>
            <text:p text:style-name="Text_20_body"><text:span text:style-name="T1">20 </text:span></text:p>
          </text:deletion>
        </text:changed-region>
        <text:changed-region xml:id="ct94409102351072" text:id="ct94409102351072">
          <text:insertion>
            <office:change-info>
              <dc:creator>Julia Ringo</dc:creator>
              <dc:date>2023-10-20T20:33:00</dc:date>
            </office:change-info>
          </text:insertion>
        </text:changed-region>
        <text:changed-region xml:id="ct94409107318096" text:id="ct94409107318096">
          <text:insertion>
            <office:change-info>
              <dc:creator>Julia Ringo</dc:creator>
              <dc:date>2023-10-20T20:34:00</dc:date>
            </office:change-info>
          </text:insertion>
        </text:changed-region>
        <text:changed-region xml:id="ct94409107333552" text:id="ct94409107333552">
          <text:deletion>
            <office:change-info>
              <dc:creator>Julia Ringo</dc:creator>
              <dc:date>2023-10-20T20:34:00</dc:date>
            </office:change-info>
            <text:p text:style-name="Text_20_body"><text:span text:style-name="T1">,</text:span></text:p>
          </text:deletion>
        </text:changed-region>
        <text:changed-region xml:id="ct94409107333792" text:id="ct94409107333792">
          <text:insertion>
            <office:change-info>
              <dc:creator>Julia Ringo</dc:creator>
              <dc:date>2023-10-20T20:34:00</dc:date>
            </office:change-info>
          </text:insertion>
        </text:changed-region>
        <text:changed-region xml:id="ct94409107334032" text:id="ct94409107334032">
          <text:deletion>
            <office:change-info>
              <dc:creator>Julia Ringo</dc:creator>
              <dc:date>2023-10-20T20:34:00</dc:date>
            </office:change-info>
            <text:p text:style-name="Text_20_body"><text:span text:style-name="T1">if</text:span></text:p>
          </text:deletion>
        </text:changed-region>
        <text:changed-region xml:id="ct94409107334272" text:id="ct94409107334272">
          <text:insertion>
            <office:change-info>
              <dc:creator>Julia Ringo</dc:creator>
              <dc:date>2023-10-20T20:34:00</dc:date>
            </office:change-info>
          </text:insertion>
        </text:changed-region>
        <text:changed-region xml:id="ct94409107335392" text:id="ct94409107335392">
          <text:deletion>
            <office:change-info>
              <dc:creator>Julia Ringo</dc:creator>
              <dc:date>2023-10-05T13:15:00</dc:date>
            </office:change-info>
            <text:p text:style-name="Text_20_body"><text:span text:style-name="T1"><text:s/>— </text:span></text:p>
          </text:deletion>
        </text:changed-region>
        <text:changed-region xml:id="ct94409107335632" text:id="ct94409107335632">
          <text:insertion>
            <office:change-info>
              <dc:creator>Julia Ringo</dc:creator>
              <dc:date>2023-10-05T13:15:00</dc:date>
            </office:change-info>
          </text:insertion>
        </text:changed-region>
        <text:changed-region xml:id="ct94409107337344" text:id="ct94409107337344">
          <text:deletion>
            <office:change-info>
              <dc:creator>Julia Ringo</dc:creator>
              <dc:date>2023-10-05T13:15:00</dc:date>
            </office:change-info>
            <text:p text:style-name="Text_20_body"><text:span text:style-name="T1"><text:s/>— </text:span></text:p>
          </text:deletion>
        </text:changed-region>
        <text:changed-region xml:id="ct94409107337840" text:id="ct94409107337840">
          <text:insertion>
            <office:change-info>
              <dc:creator>Julia Ringo</dc:creator>
              <dc:date>2023-10-05T13:15:00</dc:date>
            </office:change-info>
          </text:insertion>
        </text:changed-region>
        <text:changed-region xml:id="ct94409107338080" text:id="ct94409107338080">
          <text:insertion>
            <office:change-info>
              <dc:creator>Julia Ringo</dc:creator>
              <dc:date>2023-10-20T20:34:00</dc:date>
            </office:change-info>
          </text:insertion>
        </text:changed-region>
        <text:changed-region xml:id="ct94409107338720" text:id="ct94409107338720">
          <text:insertion>
            <office:change-info>
              <dc:creator>Julia Ringo</dc:creator>
              <dc:date>2023-10-20T20:34:00</dc:date>
            </office:change-info>
          </text:insertion>
        </text:changed-region>
        <text:changed-region xml:id="ct94409107340544" text:id="ct94409107340544">
          <text:deletion>
            <office:change-info>
              <dc:creator>Julia Ringo</dc:creator>
              <dc:date>2023-10-05T13:15:00</dc:date>
            </office:change-info>
            <text:p text:style-name="Text_20_body"><text:span text:style-name="T1"><text:s/>— </text:span></text:p>
          </text:deletion>
        </text:changed-region>
        <text:changed-region xml:id="ct94409107341168" text:id="ct94409107341168">
          <text:insertion>
            <office:change-info>
              <dc:creator>Julia Ringo</dc:creator>
              <dc:date>2023-10-05T13:15:00</dc:date>
            </office:change-info>
          </text:insertion>
        </text:changed-region>
        <text:changed-region xml:id="ct94409107341408" text:id="ct94409107341408">
          <text:deletion>
            <office:change-info>
              <dc:creator>Julia Ringo</dc:creator>
              <dc:date>2023-10-05T13:15:00</dc:date>
            </office:change-info>
            <text:p text:style-name="Text_20_body"><text:span text:style-name="T1"><text:s/>— </text:span></text:p>
          </text:deletion>
        </text:changed-region>
        <text:changed-region xml:id="ct94409107342416" text:id="ct94409107342416">
          <text:insertion>
            <office:change-info>
              <dc:creator>Julia Ringo</dc:creator>
              <dc:date>2023-10-05T13:15:00</dc:date>
            </office:change-info>
          </text:insertion>
        </text:changed-region>
        <text:changed-region xml:id="ct94409102262368" text:id="ct94409102262368">
          <text:deletion>
            <office:change-info>
              <dc:creator>Julia Ringo</dc:creator>
              <dc:date>2023-10-10T11:08:00</dc:date>
            </office:change-info>
            <text:p text:style-name="Text_20_body"><text:span text:style-name="T1">…</text:span></text:p>
          </text:deletion>
        </text:changed-region>
        <text:changed-region xml:id="ct94409102260640" text:id="ct94409102260640">
          <text:insertion>
            <office:change-info>
              <dc:creator>Julia Ringo</dc:creator>
              <dc:date>2023-10-10T11:08:00</dc:date>
            </office:change-info>
          </text:insertion>
        </text:changed-region>
        <text:changed-region xml:id="ct94409107319376" text:id="ct94409107319376">
          <text:deletion>
            <office:change-info>
              <dc:creator>Julia Ringo</dc:creator>
              <dc:date>2023-10-20T20:35:00</dc:date>
            </office:change-info>
            <text:p text:style-name="Text_20_body"><text:span text:style-name="T1"><text:s/></text:span></text:p>
          </text:deletion>
        </text:changed-region>
        <text:changed-region xml:id="ct94409107347072" text:id="ct94409107347072">
          <text:insertion>
            <office:change-info>
              <dc:creator>Julia Ringo</dc:creator>
              <dc:date>2023-10-20T20:35:00</dc:date>
            </office:change-info>
          </text:insertion>
        </text:changed-region>
        <text:changed-region xml:id="ct94409107347952" text:id="ct94409107347952">
          <text:deletion>
            <office:change-info>
              <dc:creator>Julia Ringo</dc:creator>
              <dc:date>2023-10-20T20:35:00</dc:date>
            </office:change-info>
            <text:p text:style-name="Text_20_body"><text:span text:style-name="T1">‘</text:span></text:p>
          </text:deletion>
        </text:changed-region>
        <text:changed-region xml:id="ct94409107348192" text:id="ct94409107348192">
          <text:insertion>
            <office:change-info>
              <dc:creator>Julia Ringo</dc:creator>
              <dc:date>2023-10-20T20:35:00</dc:date>
            </office:change-info>
          </text:insertion>
        </text:changed-region>
        <text:changed-region xml:id="ct94409107348432" text:id="ct94409107348432">
          <text:deletion>
            <office:change-info>
              <dc:creator>Julia Ringo</dc:creator>
              <dc:date>2023-10-20T20:35:00</dc:date>
            </office:change-info>
            <text:p text:style-name="Text_20_body"><text:span text:style-name="T1">’</text:span></text:p>
          </text:deletion>
        </text:changed-region>
        <text:changed-region xml:id="ct94409107350304" text:id="ct94409107350304">
          <text:insertion>
            <office:change-info>
              <dc:creator>Julia Ringo</dc:creator>
              <dc:date>2023-10-20T22:24:00</dc:date>
            </office:change-info>
          </text:insertion>
        </text:changed-region>
        <text:changed-region xml:id="ct94409107350544" text:id="ct94409107350544">
          <text:deletion>
            <office:change-info>
              <dc:creator>Julia Ringo</dc:creator>
              <dc:date>2023-10-20T22:24:00</dc:date>
            </office:change-info>
            <text:p text:style-name="Text_20_body"><text:span text:style-name="T1">depths the boat was</text:span></text:p>
          </text:deletion>
        </text:changed-region>
        <text:changed-region xml:id="ct94409107351136" text:id="ct94409107351136">
          <text:insertion>
            <office:change-info>
              <dc:creator>Julia Ringo</dc:creator>
              <dc:date>2023-10-20T22:24:00</dc:date>
            </office:change-info>
          </text:insertion>
        </text:changed-region>
        <text:changed-region xml:id="ct94409107351536" text:id="ct94409107351536">
          <text:insertion>
            <office:change-info>
              <dc:creator>Julia Ringo</dc:creator>
              <dc:date>2023-10-20T22:24:00</dc:date>
            </office:change-info>
          </text:insertion>
        </text:changed-region>
        <text:changed-region xml:id="ct94409107351936" text:id="ct94409107351936">
          <text:deletion>
            <office:change-info>
              <dc:creator>Julia Ringo</dc:creator>
              <dc:date>2023-10-20T22:24:00</dc:date>
            </office:change-info>
            <text:p text:style-name="Text_20_body"><text:span text:style-name="T1">le of</text:span></text:p>
          </text:deletion>
        </text:changed-region>
        <text:changed-region xml:id="ct94409107352576" text:id="ct94409107352576">
          <text:deletion>
            <office:change-info>
              <dc:creator>Julia Ringo</dc:creator>
              <dc:date>2023-10-20T22:24:00</dc:date>
            </office:change-info>
            <text:p text:style-name="Text_20_body"><text:span text:style-name="T1">,</text:span></text:p>
          </text:deletion>
        </text:changed-region>
        <text:changed-region xml:id="ct94409107353264" text:id="ct94409107353264">
          <text:deletion>
            <office:change-info>
              <dc:creator>Julia Ringo</dc:creator>
              <dc:date>2023-10-20T22:25:00</dc:date>
            </office:change-info>
            <text:p text:style-name="Text_20_body"><text:span text:style-name="T1">at the same time he </text:span></text:p>
          </text:deletion>
        </text:changed-region>
        <text:changed-region xml:id="ct94409107353504" text:id="ct94409107353504">
          <text:insertion>
            <office:change-info>
              <dc:creator>Julia Ringo</dc:creator>
              <dc:date>2023-10-20T22:25:00</dc:date>
            </office:change-info>
          </text:insertion>
        </text:changed-region>
        <text:changed-region xml:id="ct94409107353744" text:id="ct94409107353744">
          <text:deletion>
            <office:change-info>
              <dc:creator>Julia Ringo</dc:creator>
              <dc:date>2023-10-20T22:25:00</dc:date>
            </office:change-info>
            <text:p text:style-name="Text_20_body"><text:span text:style-name="T1">ed</text:span></text:p>
          </text:deletion>
        </text:changed-region>
        <text:changed-region xml:id="ct94409107354400" text:id="ct94409107354400">
          <text:deletion>
            <office:change-info>
              <dc:creator>Julia Ringo</dc:creator>
              <dc:date>2023-10-20T22:25:00</dc:date>
            </office:change-info>
            <text:p text:style-name="Text_20_body"><text:span text:style-name="T1">close </text:span></text:p>
          </text:deletion>
        </text:changed-region>
        <text:changed-region xml:id="ct94409107354640" text:id="ct94409107354640">
          <text:insertion>
            <office:change-info>
              <dc:creator>Julia Ringo</dc:creator>
              <dc:date>2023-10-20T22:25:00</dc:date>
            </office:change-info>
          </text:insertion>
        </text:changed-region>
        <text:changed-region xml:id="ct94409107355520" text:id="ct94409107355520">
          <text:insertion>
            <office:change-info>
              <dc:creator>Julia Ringo</dc:creator>
              <dc:date>2023-10-20T22:25:00</dc:date>
            </office:change-info>
          </text:insertion>
        </text:changed-region>
        <text:changed-region xml:id="ct94409107356080" text:id="ct94409107356080">
          <text:deletion>
            <office:change-info>
              <dc:creator>Julia Ringo</dc:creator>
              <dc:date>2023-10-05T13:15:00</dc:date>
            </office:change-info>
            <text:p text:style-name="Text_20_body"><text:span text:style-name="T1"><text:s/>— </text:span></text:p>
          </text:deletion>
        </text:changed-region>
        <text:changed-region xml:id="ct94409107357440" text:id="ct94409107357440">
          <text:insertion>
            <office:change-info>
              <dc:creator>Julia Ringo</dc:creator>
              <dc:date>2023-10-05T13:15:00</dc:date>
            </office:change-info>
          </text:insertion>
        </text:changed-region>
        <text:changed-region xml:id="ct94409107360000" text:id="ct94409107360000">
          <text:insertion>
            <office:change-info>
              <dc:creator>Julia Ringo</dc:creator>
              <dc:date>2023-10-20T22:25:00</dc:date>
            </office:change-info>
          </text:insertion>
        </text:changed-region>
        <text:changed-region xml:id="ct94409107360320" text:id="ct94409107360320">
          <text:deletion>
            <office:change-info>
              <dc:creator>Julia Ringo</dc:creator>
              <dc:date>2023-10-20T22:25:00</dc:date>
            </office:change-info>
            <text:p text:style-name="Text_20_body"><text:span text:style-name="T1">m</text:span></text:p>
          </text:deletion>
        </text:changed-region>
        <text:changed-region xml:id="ct94409107364496" text:id="ct94409107364496">
          <text:insertion>
            <office:change-info>
              <dc:creator>Julia Ringo</dc:creator>
              <dc:date>2023-10-20T22:25:00</dc:date>
            </office:change-info>
          </text:insertion>
        </text:changed-region>
        <text:changed-region xml:id="ct94409107364816" text:id="ct94409107364816">
          <text:deletion>
            <office:change-info>
              <dc:creator>Julia Ringo</dc:creator>
              <dc:date>2023-10-20T22:25:00</dc:date>
            </office:change-info>
            <text:p text:style-name="Text_20_body"><text:span text:style-name="T1">at</text:span></text:p>
          </text:deletion>
        </text:changed-region>
        <text:changed-region xml:id="ct94409102060832" text:id="ct94409102060832">
          <text:deletion>
            <office:change-info>
              <dc:creator>Julia Ringo</dc:creator>
              <dc:date>2023-10-20T22:25:00</dc:date>
            </office:change-info>
            <text:p text:style-name="Text_20_body"><text:span text:style-name="T1">at the moment</text:span></text:p>
          </text:deletion>
        </text:changed-region>
        <text:changed-region xml:id="ct94409102192480" text:id="ct94409102192480">
          <text:insertion>
            <office:change-info>
              <dc:creator>Julia Ringo</dc:creator>
              <dc:date>2023-10-20T22:25:00</dc:date>
            </office:change-info>
          </text:insertion>
        </text:changed-region>
        <text:changed-region xml:id="ct94409102059136" text:id="ct94409102059136">
          <text:deletion>
            <office:change-info>
              <dc:creator>Julia Ringo</dc:creator>
              <dc:date>2023-10-20T22:26:00</dc:date>
            </office:change-info>
            <text:p text:style-name="Text_20_body"><text:span text:style-name="T1">against that had to stand </text:span></text:p>
          </text:deletion>
        </text:changed-region>
        <text:changed-region xml:id="ct94409102060464" text:id="ct94409102060464">
          <text:insertion>
            <office:change-info>
              <dc:creator>Julia Ringo</dc:creator>
              <dc:date>2023-10-20T22:27:00</dc:date>
            </office:change-info>
          </text:insertion>
        </text:changed-region>
        <text:changed-region xml:id="ct94409107366800" text:id="ct94409107366800">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409107367040" text:id="ct94409107367040">
          <text:deletion>
            <office:change-info>
              <dc:creator>Julia Ringo</dc:creator>
              <dc:date>2023-10-20T22:27:00</dc:date>
            </office:change-info>
            <text:p text:style-name="Text_20_body"><text:span text:style-name="T1">100 </text:span></text:p>
          </text:deletion>
        </text:changed-region>
        <text:changed-region xml:id="ct94409107369808" text:id="ct94409107369808">
          <text:insertion>
            <office:change-info>
              <dc:creator>Julia Ringo</dc:creator>
              <dc:date>2023-10-20T22:27:00</dc:date>
            </office:change-info>
          </text:insertion>
        </text:changed-region>
        <text:changed-region xml:id="ct94409107371552" text:id="ct94409107371552">
          <text:insertion>
            <office:change-info>
              <dc:creator>Julia Ringo</dc:creator>
              <dc:date>2023-10-20T22:27:00</dc:date>
            </office:change-info>
          </text:insertion>
        </text:changed-region>
        <text:changed-region xml:id="ct94409107373216" text:id="ct94409107373216">
          <text:deletion>
            <office:change-info>
              <dc:creator>Julia Ringo</dc:creator>
              <dc:date>2023-10-20T22:27:00</dc:date>
            </office:change-info>
            <text:p text:style-name="Text_20_body"><text:span text:style-name="T1">that </text:span></text:p>
          </text:deletion>
        </text:changed-region>
        <text:changed-region xml:id="ct94409107372672" text:id="ct94409107372672">
          <text:insertion>
            <office:change-info>
              <dc:creator>Julia Ringo</dc:creator>
              <dc:date>2023-10-20T22:27:00</dc:date>
            </office:change-info>
          </text:insertion>
        </text:changed-region>
        <text:changed-region xml:id="ct94409107375968" text:id="ct94409107375968">
          <text:insertion>
            <office:change-info>
              <dc:creator>Julia Ringo</dc:creator>
              <dc:date>2023-10-20T22:27:00</dc:date>
            </office:change-info>
          </text:insertion>
        </text:changed-region>
        <text:changed-region xml:id="ct94409101923744" text:id="ct94409101923744">
          <text:deletion>
            <office:change-info>
              <dc:creator>Julia Ringo</dc:creator>
              <dc:date>2023-10-20T22:27:00</dc:date>
            </office:change-info>
            <text:p text:style-name="Text_20_body"><text:span text:style-name="T1">in a matter of seconds </text:span></text:p>
          </text:deletion>
        </text:changed-region>
        <text:changed-region xml:id="ct94409107377696" text:id="ct94409107377696">
          <text:insertion>
            <office:change-info>
              <dc:creator>Julia Ringo</dc:creator>
              <dc:date>2023-10-20T22:27:00</dc:date>
            </office:change-info>
          </text:insertion>
        </text:changed-region>
        <text:changed-region xml:id="ct94409107380032" text:id="ct94409107380032">
          <text:deletion>
            <office:change-info>
              <dc:creator>Julia Ringo</dc:creator>
              <dc:date>2023-10-20T22:27:00</dc:date>
            </office:change-info>
            <text:p text:style-name="Text_20_body"><text:span text:style-name="T1">at</text:span></text:p>
          </text:deletion>
        </text:changed-region>
        <text:changed-region xml:id="ct94409107381472" text:id="ct94409107381472">
          <text:deletion>
            <office:change-info>
              <dc:creator>Julia Ringo</dc:creator>
              <dc:date>2023-10-20T22:28:00</dc:date>
            </office:change-info>
            <text:p text:style-name="Text_20_body"><text:span text:style-name="T1">where </text:span></text:p>
          </text:deletion>
        </text:changed-region>
        <text:changed-region xml:id="ct94409107382656" text:id="ct94409107382656">
          <text:insertion>
            <office:change-info>
              <dc:creator>Julia Ringo</dc:creator>
              <dc:date>2023-10-20T22:28:00</dc:date>
            </office:change-info>
          </text:insertion>
        </text:changed-region>
        <text:changed-region xml:id="ct94409101925296" text:id="ct94409101925296">
          <text:format-change>
            <office:change-info>
              <dc:creator>Julia Ringo</dc:creator>
              <dc:date>2023-10-20T22:28:00</dc:date>
            </office:change-info>
          </text:format-change>
        </text:changed-region>
        <text:changed-region xml:id="ct94409107355760" text:id="ct94409107355760">
          <text:insertion>
            <office:change-info>
              <dc:creator>Julia Ringo</dc:creator>
              <dc:date>2023-10-20T22:28:00</dc:date>
            </office:change-info>
          </text:insertion>
        </text:changed-region>
        <text:changed-region xml:id="ct94409101923200" text:id="ct94409101923200">
          <text:insertion>
            <office:change-info>
              <dc:creator>Julia Ringo</dc:creator>
              <dc:date>2023-10-20T22:28:00</dc:date>
            </office:change-info>
          </text:insertion>
        </text:changed-region>
        <text:changed-region xml:id="ct94409101994640" text:id="ct94409101994640">
          <text:deletion>
            <office:change-info>
              <dc:creator>Julia Ringo</dc:creator>
              <dc:date>2023-10-20T22:28:00</dc:date>
            </office:change-info>
            <text:p text:style-name="Text_20_body"><text:span text:style-name="T1">,</text:span></text:p>
          </text:deletion>
        </text:changed-region>
        <text:changed-region xml:id="ct94409107339184" text:id="ct94409107339184">
          <text:insertion>
            <office:change-info>
              <dc:creator>Julia Ringo</dc:creator>
              <dc:date>2023-10-20T22:28:00</dc:date>
            </office:change-info>
          </text:insertion>
        </text:changed-region>
        <text:changed-region xml:id="ct94409102062368" text:id="ct94409102062368">
          <text:deletion>
            <office:change-info>
              <dc:creator>Julia Ringo</dc:creator>
              <dc:date>2023-10-20T22:28:00</dc:date>
            </office:change-info>
            <text:p text:style-name="Text_20_body"><text:span text:style-name="T1">i</text:span></text:p>
          </text:deletion>
        </text:changed-region>
        <text:changed-region xml:id="ct94409101992208" text:id="ct94409101992208">
          <text:insertion>
            <office:change-info>
              <dc:creator>Julia Ringo</dc:creator>
              <dc:date>2023-10-20T22:28:00</dc:date>
            </office:change-info>
          </text:insertion>
        </text:changed-region>
        <text:changed-region xml:id="ct94409107357024" text:id="ct94409107357024">
          <text:deletion>
            <office:change-info>
              <dc:creator>Julia Ringo</dc:creator>
              <dc:date>2023-10-20T22:28:00</dc:date>
            </office:change-info>
            <text:p text:style-name="Text_20_body"><text:span text:style-name="T1">,</text:span></text:p>
          </text:deletion>
        </text:changed-region>
        <text:changed-region xml:id="ct94409107379312" text:id="ct94409107379312">
          <text:deletion>
            <office:change-info>
              <dc:creator>Julia Ringo</dc:creator>
              <dc:date>2023-10-05T13:15:00</dc:date>
            </office:change-info>
            <text:p text:style-name="Text_20_body"><text:span text:style-name="T1"><text:s/>— </text:span></text:p>
          </text:deletion>
        </text:changed-region>
        <text:changed-region xml:id="ct94409107372080" text:id="ct94409107372080">
          <text:insertion>
            <office:change-info>
              <dc:creator>Julia Ringo</dc:creator>
              <dc:date>2023-10-05T13:15:00</dc:date>
            </office:change-info>
          </text:insertion>
        </text:changed-region>
        <text:changed-region xml:id="ct94409107372320" text:id="ct94409107372320">
          <text:deletion>
            <office:change-info>
              <dc:creator>Julia Ringo</dc:creator>
              <dc:date>2023-10-05T13:15:00</dc:date>
            </office:change-info>
            <text:p text:style-name="Text_20_body"><text:span text:style-name="T1"><text:s/>— </text:span></text:p>
          </text:deletion>
        </text:changed-region>
        <text:changed-region xml:id="ct94409107362928" text:id="ct94409107362928">
          <text:insertion>
            <office:change-info>
              <dc:creator>Julia Ringo</dc:creator>
              <dc:date>2023-10-05T13:15:00</dc:date>
            </office:change-info>
          </text:insertion>
        </text:changed-region>
        <text:changed-region xml:id="ct94409107373952" text:id="ct94409107373952">
          <text:insertion>
            <office:change-info>
              <dc:creator>Julia Ringo</dc:creator>
              <dc:date>2023-10-20T22:28:00</dc:date>
            </office:change-info>
          </text:insertion>
        </text:changed-region>
        <text:changed-region xml:id="ct94409107374192" text:id="ct94409107374192">
          <text:deletion>
            <office:change-info>
              <dc:creator>Julia Ringo</dc:creator>
              <dc:date>2023-10-20T22:28:00</dc:date>
            </office:change-info>
            <text:p text:style-name="Text_20_body"><text:span text:style-name="T1"><text:s/></text:span></text:p>
          </text:deletion>
        </text:changed-region>
        <text:changed-region xml:id="ct94409107381152" text:id="ct94409107381152">
          <text:insertion>
            <office:change-info>
              <dc:creator>Julia Ringo</dc:creator>
              <dc:date>2023-10-20T22:29:00</dc:date>
            </office:change-info>
          </text:insertion>
        </text:changed-region>
        <text:changed-region xml:id="ct94409107389760" text:id="ct94409107389760">
          <text:deletion>
            <office:change-info>
              <dc:creator>Julia Ringo</dc:creator>
              <dc:date>2023-10-05T13:15:00</dc:date>
            </office:change-info>
            <text:p text:style-name="Text_20_body"><text:span text:style-name="T1"><text:s/>— </text:span></text:p>
          </text:deletion>
        </text:changed-region>
        <text:changed-region xml:id="ct94409107390000" text:id="ct94409107390000">
          <text:insertion>
            <office:change-info>
              <dc:creator>Julia Ringo</dc:creator>
              <dc:date>2023-10-05T13:15:00</dc:date>
            </office:change-info>
          </text:insertion>
        </text:changed-region>
        <text:changed-region xml:id="ct94409107390240" text:id="ct94409107390240">
          <text:deletion>
            <office:change-info>
              <dc:creator>Julia Ringo</dc:creator>
              <dc:date>2023-10-05T13:15:00</dc:date>
            </office:change-info>
            <text:p text:style-name="Text_20_body"><text:span text:style-name="T1"><text:s/>— </text:span></text:p>
          </text:deletion>
        </text:changed-region>
        <text:changed-region xml:id="ct94409107390480" text:id="ct94409107390480">
          <text:insertion>
            <office:change-info>
              <dc:creator>Julia Ringo</dc:creator>
              <dc:date>2023-10-05T13:15:00</dc:date>
            </office:change-info>
          </text:insertion>
        </text:changed-region>
        <text:changed-region xml:id="ct94409107391008" text:id="ct94409107391008">
          <text:deletion>
            <office:change-info>
              <dc:creator>Julia Ringo</dc:creator>
              <dc:date>2023-10-20T22:29:00</dc:date>
            </office:change-info>
            <text:p text:style-name="Text_20_body"><text:span text:style-name="T1">,</text:span></text:p>
          </text:deletion>
        </text:changed-region>
        <text:changed-region xml:id="ct94409107391600" text:id="ct94409107391600">
          <text:deletion>
            <office:change-info>
              <dc:creator>Julia Ringo</dc:creator>
              <dc:date>2023-10-10T11:08:00</dc:date>
            </office:change-info>
            <text:p text:style-name="Text_20_body"><text:span text:style-name="T1">…</text:span></text:p>
          </text:deletion>
        </text:changed-region>
        <text:changed-region xml:id="ct94409107391840" text:id="ct94409107391840">
          <text:insertion>
            <office:change-info>
              <dc:creator>Julia Ringo</dc:creator>
              <dc:date>2023-10-10T11:08:00</dc:date>
            </office:change-info>
          </text:insertion>
        </text:changed-region>
        <text:changed-region xml:id="ct94409107392960" text:id="ct94409107392960">
          <text:deletion>
            <office:change-info>
              <dc:creator>Julia Ringo</dc:creator>
              <dc:date>2023-10-05T13:15:00</dc:date>
            </office:change-info>
            <text:p text:style-name="Text_20_body"><text:span text:style-name="T1"><text:s/>— </text:span></text:p>
          </text:deletion>
        </text:changed-region>
        <text:changed-region xml:id="ct94409107392720" text:id="ct94409107392720">
          <text:insertion>
            <office:change-info>
              <dc:creator>Julia Ringo</dc:creator>
              <dc:date>2023-10-05T13:15:00</dc:date>
            </office:change-info>
          </text:insertion>
        </text:changed-region>
        <text:changed-region xml:id="ct94409107393200" text:id="ct94409107393200">
          <text:insertion>
            <office:change-info>
              <dc:creator>Julia Ringo</dc:creator>
              <dc:date>2023-10-20T22:29:00</dc:date>
            </office:change-info>
          </text:insertion>
        </text:changed-region>
        <text:changed-region xml:id="ct94409107393440" text:id="ct94409107393440">
          <text:deletion>
            <office:change-info>
              <dc:creator>Julia Ringo</dc:creator>
              <dc:date>2023-10-20T22:29:00</dc:date>
            </office:change-info>
            <text:p text:style-name="Text_20_body"><text:span text:style-name="T1">u</text:span></text:p>
          </text:deletion>
        </text:changed-region>
        <text:changed-region xml:id="ct94409107394320" text:id="ct94409107394320">
          <text:deletion>
            <office:change-info>
              <dc:creator>Julia Ringo</dc:creator>
              <dc:date>2023-10-10T11:08:00</dc:date>
            </office:change-info>
            <text:p text:style-name="Text_20_body"><text:span text:style-name="T1">…</text:span></text:p>
          </text:deletion>
        </text:changed-region>
        <text:changed-region xml:id="ct94409107394560" text:id="ct94409107394560">
          <text:insertion>
            <office:change-info>
              <dc:creator>Julia Ringo</dc:creator>
              <dc:date>2023-10-10T11:08:00</dc:date>
            </office:change-info>
          </text:insertion>
        </text:changed-region>
        <text:changed-region xml:id="ct94409107394800" text:id="ct94409107394800">
          <text:deletion>
            <office:change-info>
              <dc:creator>Julia Ringo</dc:creator>
              <dc:date>2023-10-20T22:29:00</dc:date>
            </office:change-info>
            <text:p text:style-name="Text_20_body"><text:span text:style-name="T1"><text:s/></text:span></text:p>
          </text:deletion>
        </text:changed-region>
        <text:changed-region xml:id="ct94409107395040" text:id="ct94409107395040">
          <text:insertion>
            <office:change-info>
              <dc:creator>Julia Ringo</dc:creator>
              <dc:date>2023-10-20T22:29:00</dc:date>
            </office:change-info>
          </text:insertion>
        </text:changed-region>
        <text:changed-region xml:id="ct94409107396912" text:id="ct94409107396912">
          <text:insertion>
            <office:change-info>
              <dc:creator>Julia Ringo</dc:creator>
              <dc:date>2023-10-20T22:29:00</dc:date>
            </office:change-info>
          </text:insertion>
        </text:changed-region>
        <text:changed-region xml:id="ct94409107399056" text:id="ct94409107399056">
          <text:insertion>
            <office:change-info>
              <dc:creator>Julia Ringo</dc:creator>
              <dc:date>2023-10-20T22:30:00</dc:date>
            </office:change-info>
          </text:insertion>
        </text:changed-region>
        <text:changed-region xml:id="ct94409107399296" text:id="ct94409107399296">
          <text:insertion>
            <office:change-info>
              <dc:creator>Julia Ringo</dc:creator>
              <dc:date>2023-10-20T22:30:00</dc:date>
            </office:change-info>
          </text:insertion>
        </text:changed-region>
        <text:changed-region xml:id="ct94409107403600" text:id="ct94409107403600">
          <text:deletion>
            <office:change-info>
              <dc:creator>Julia Ringo</dc:creator>
              <dc:date>2023-10-05T13:15:00</dc:date>
            </office:change-info>
            <text:p text:style-name="Text_20_body"><text:span text:style-name="T1"><text:s/>— </text:span></text:p>
          </text:deletion>
        </text:changed-region>
        <text:changed-region xml:id="ct94409107403840" text:id="ct94409107403840">
          <text:insertion>
            <office:change-info>
              <dc:creator>Julia Ringo</dc:creator>
              <dc:date>2023-10-05T13:15:00</dc:date>
            </office:change-info>
          </text:insertion>
        </text:changed-region>
        <text:changed-region xml:id="ct94409107404368" text:id="ct94409107404368">
          <text:deletion>
            <office:change-info>
              <dc:creator>Julia Ringo</dc:creator>
              <dc:date>2023-10-10T11:08:00</dc:date>
            </office:change-info>
            <text:p text:style-name="Text_20_body"><text:span text:style-name="T1">…</text:span></text:p>
          </text:deletion>
        </text:changed-region>
        <text:changed-region xml:id="ct94409107404944" text:id="ct94409107404944">
          <text:insertion>
            <office:change-info>
              <dc:creator>Julia Ringo</dc:creator>
              <dc:date>2023-10-10T11:08:00</dc:date>
            </office:change-info>
          </text:insertion>
        </text:changed-region>
        <text:changed-region xml:id="ct94409107405184" text:id="ct94409107405184">
          <text:deletion>
            <office:change-info>
              <dc:creator>Julia Ringo</dc:creator>
              <dc:date>2023-10-20T22:30:00</dc:date>
            </office:change-info>
            <text:p text:style-name="Text_20_body"><text:span text:style-name="T1"><text:s/></text:span></text:p>
          </text:deletion>
        </text:changed-region>
        <text:changed-region xml:id="ct94409107408656" text:id="ct94409107408656">
          <text:deletion>
            <office:change-info>
              <dc:creator>Julia Ringo</dc:creator>
              <dc:date>2023-10-20T22:30:00</dc:date>
            </office:change-info>
            <text:p text:style-name="Text_20_body"><text:span text:style-name="T1">15 </text:span></text:p>
          </text:deletion>
        </text:changed-region>
        <text:changed-region xml:id="ct94409107408896" text:id="ct94409107408896">
          <text:insertion>
            <office:change-info>
              <dc:creator>Julia Ringo</dc:creator>
              <dc:date>2023-10-20T22:30:00</dc:date>
            </office:change-info>
          </text:insertion>
        </text:changed-region>
        <text:changed-region xml:id="ct94409107409952" text:id="ct94409107409952">
          <text:insertion>
            <office:change-info>
              <dc:creator>Julia Ringo</dc:creator>
              <dc:date>2023-10-20T22:30:00</dc:date>
            </office:change-info>
          </text:insertion>
        </text:changed-region>
        <text:changed-region xml:id="ct94409107412464" text:id="ct94409107412464">
          <text:insertion>
            <office:change-info>
              <dc:creator>Julia Ringo</dc:creator>
              <dc:date>2023-10-20T22:30:00</dc:date>
            </office:change-info>
          </text:insertion>
        </text:changed-region>
        <text:changed-region xml:id="ct94409107414640" text:id="ct94409107414640">
          <text:deletion>
            <office:change-info>
              <dc:creator>Julia Ringo</dc:creator>
              <dc:date>2023-10-20T22:30:00</dc:date>
            </office:change-info>
            <text:p text:style-name="Text_20_body"><text:span text:style-name="T1">,</text:span></text:p>
          </text:deletion>
        </text:changed-region>
        <text:changed-region xml:id="ct94409103082000" text:id="ct94409103082000">
          <text:insertion>
            <office:change-info>
              <dc:creator>Julia Ringo</dc:creator>
              <dc:date>2023-10-20T22:31:00</dc:date>
            </office:change-info>
          </text:insertion>
        </text:changed-region>
        <text:changed-region xml:id="ct94409102953632" text:id="ct94409102953632">
          <text:deletion>
            <office:change-info>
              <dc:creator>Julia Ringo</dc:creator>
              <dc:date>2023-10-20T22:31:00</dc:date>
            </office:change-info>
            <text:p text:style-name="Text_20_body"><text:span text:style-name="T1">,</text:span></text:p>
          </text:deletion>
        </text:changed-region>
        <text:changed-region xml:id="ct94409107412704" text:id="ct94409107412704">
          <text:insertion>
            <office:change-info>
              <dc:creator>Julia Ringo</dc:creator>
              <dc:date>2023-10-20T22:31:00</dc:date>
            </office:change-info>
          </text:insertion>
        </text:changed-region>
        <text:changed-region xml:id="ct94409107415920" text:id="ct94409107415920">
          <text:deletion>
            <office:change-info>
              <dc:creator>Julia Ringo</dc:creator>
              <dc:date>2023-10-20T22:31:00</dc:date>
            </office:change-info>
            <text:p text:style-name="Text_20_body"><text:span text:style-name="T1">i</text:span></text:p>
          </text:deletion>
        </text:changed-region>
        <text:changed-region xml:id="ct94409107416160" text:id="ct94409107416160">
          <text:insertion>
            <office:change-info>
              <dc:creator>Julia Ringo</dc:creator>
              <dc:date>2023-10-20T22:31:00</dc:date>
            </office:change-info>
          </text:insertion>
        </text:changed-region>
        <text:changed-region xml:id="ct94409107421152" text:id="ct94409107421152">
          <text:insertion>
            <office:change-info>
              <dc:creator>Julia Ringo</dc:creator>
              <dc:date>2023-10-20T22:31:00</dc:date>
            </office:change-info>
          </text:insertion>
        </text:changed-region>
        <text:changed-region xml:id="ct94409107422720" text:id="ct94409107422720">
          <text:insertion>
            <office:change-info>
              <dc:creator>Julia Ringo</dc:creator>
              <dc:date>2023-10-20T22:31:00</dc:date>
            </office:change-info>
          </text:insertion>
        </text:changed-region>
        <text:changed-region xml:id="ct94409107424240" text:id="ct94409107424240">
          <text:insertion>
            <office:change-info>
              <dc:creator>Julia Ringo</dc:creator>
              <dc:date>2023-10-20T22:31:00</dc:date>
            </office:change-info>
          </text:insertion>
        </text:changed-region>
        <text:changed-region xml:id="ct94409107424480" text:id="ct94409107424480">
          <text:deletion>
            <office:change-info>
              <dc:creator>Julia Ringo</dc:creator>
              <dc:date>2023-10-05T13:15:00</dc:date>
            </office:change-info>
            <text:p text:style-name="Text_20_body"><text:span text:style-name="T1"><text:s/>— </text:span></text:p>
          </text:deletion>
        </text:changed-region>
        <text:changed-region xml:id="ct94409107424720" text:id="ct94409107424720">
          <text:insertion>
            <office:change-info>
              <dc:creator>Julia Ringo</dc:creator>
              <dc:date>2023-10-05T13:15:00</dc:date>
            </office:change-info>
          </text:insertion>
        </text:changed-region>
        <text:changed-region xml:id="ct94409107427792" text:id="ct94409107427792">
          <text:insertion>
            <office:change-info>
              <dc:creator>Julia Ringo</dc:creator>
              <dc:date>2023-10-20T22:32:00</dc:date>
            </office:change-info>
          </text:insertion>
        </text:changed-region>
        <text:changed-region xml:id="ct94409107428032" text:id="ct94409107428032">
          <text:deletion>
            <office:change-info>
              <dc:creator>Julia Ringo</dc:creator>
              <dc:date>2023-10-20T22:32:00</dc:date>
            </office:change-info>
            <text:p text:style-name="Text_20_body"><text:span text:style-name="T1"><text:s/></text:span></text:p>
          </text:deletion>
        </text:changed-region>
        <text:changed-region xml:id="ct94409107429360" text:id="ct94409107429360">
          <text:format-change>
            <office:change-info>
              <dc:creator>Julia Ringo</dc:creator>
              <dc:date>2023-10-20T22:32:00</dc:date>
            </office:change-info>
          </text:format-change>
        </text:changed-region>
        <text:changed-region xml:id="ct94409107429600" text:id="ct94409107429600">
          <text:deletion>
            <office:change-info>
              <dc:creator>Julia Ringo</dc:creator>
              <dc:date>2023-10-05T13:15:00</dc:date>
            </office:change-info>
            <text:p text:style-name="Text_20_body"><text:span text:style-name="T1"><text:s/>— </text:span></text:p>
          </text:deletion>
        </text:changed-region>
        <text:changed-region xml:id="ct94409107429840" text:id="ct94409107429840">
          <text:insertion>
            <office:change-info>
              <dc:creator>Julia Ringo</dc:creator>
              <dc:date>2023-10-05T13:15:00</dc:date>
            </office:change-info>
          </text:insertion>
        </text:changed-region>
        <text:changed-region xml:id="ct94409102954000" text:id="ct94409102954000">
          <text:deletion>
            <office:change-info>
              <dc:creator>Julia Ringo</dc:creator>
              <dc:date>2023-10-20T22:32:00</dc:date>
            </office:change-info>
            <text:p text:style-name="Text_20_body"><text:span text:style-name="T1">200 </text:span></text:p>
          </text:deletion>
        </text:changed-region>
        <text:changed-region xml:id="ct94409107432608" text:id="ct94409107432608">
          <text:insertion>
            <office:change-info>
              <dc:creator>Julia Ringo</dc:creator>
              <dc:date>2023-10-20T22:32:00</dc:date>
            </office:change-info>
          </text:insertion>
        </text:changed-region>
        <text:changed-region xml:id="ct94409102929280" text:id="ct94409102929280">
          <text:deletion>
            <office:change-info>
              <dc:creator>Julia Ringo</dc:creator>
              <dc:date>2023-10-05T13:15:00</dc:date>
            </office:change-info>
            <text:p text:style-name="Text_20_body"><text:span text:style-name="T1"><text:s/>— </text:span></text:p>
          </text:deletion>
        </text:changed-region>
        <text:changed-region xml:id="ct94409107411376" text:id="ct94409107411376">
          <text:insertion>
            <office:change-info>
              <dc:creator>Julia Ringo</dc:creator>
              <dc:date>2023-10-05T13:15:00</dc:date>
            </office:change-info>
          </text:insertion>
        </text:changed-region>
        <text:changed-region xml:id="ct94409107413888" text:id="ct94409107413888">
          <text:deletion>
            <office:change-info>
              <dc:creator>Julia Ringo</dc:creator>
              <dc:date>2023-10-05T13:15:00</dc:date>
            </office:change-info>
            <text:p text:style-name="Text_20_body"><text:span text:style-name="T1"><text:s/>— </text:span></text:p>
          </text:deletion>
        </text:changed-region>
        <text:changed-region xml:id="ct94409107411968" text:id="ct94409107411968">
          <text:insertion>
            <office:change-info>
              <dc:creator>Julia Ringo</dc:creator>
              <dc:date>2023-10-05T13:15:00</dc:date>
            </office:change-info>
          </text:insertion>
        </text:changed-region>
        <text:changed-region xml:id="ct94409107438688" text:id="ct94409107438688">
          <text:deletion>
            <office:change-info>
              <dc:creator>Julia Ringo</dc:creator>
              <dc:date>2023-10-05T13:15:00</dc:date>
            </office:change-info>
            <text:p text:style-name="Text_20_body"><text:span text:style-name="T1"><text:s/>— </text:span></text:p>
          </text:deletion>
        </text:changed-region>
        <text:changed-region xml:id="ct94409107440320" text:id="ct94409107440320">
          <text:insertion>
            <office:change-info>
              <dc:creator>Julia Ringo</dc:creator>
              <dc:date>2023-10-05T13:15:00</dc:date>
            </office:change-info>
          </text:insertion>
        </text:changed-region>
        <text:changed-region xml:id="ct94409107442912" text:id="ct94409107442912">
          <text:insertion>
            <office:change-info>
              <dc:creator>Julia Ringo</dc:creator>
              <dc:date>2023-10-20T22:33:00</dc:date>
            </office:change-info>
          </text:insertion>
        </text:changed-region>
        <text:changed-region xml:id="ct94409107443792" text:id="ct94409107443792">
          <text:insertion>
            <office:change-info>
              <dc:creator>Julia Ringo</dc:creator>
              <dc:date>2023-10-20T22:33:00</dc:date>
            </office:change-info>
          </text:insertion>
        </text:changed-region>
        <text:changed-region xml:id="ct94409107445376" text:id="ct94409107445376">
          <text:deletion>
            <office:change-info>
              <dc:creator>Julia Ringo</dc:creator>
              <dc:date>2023-10-20T22:33:00</dc:date>
            </office:change-info>
            <text:p text:style-name="Text_20_body"><text:span text:style-name="T1">,</text:span></text:p>
          </text:deletion>
        </text:changed-region>
        <text:changed-region xml:id="ct94409107446480" text:id="ct94409107446480">
          <text:deletion>
            <office:change-info>
              <dc:creator>Julia Ringo</dc:creator>
              <dc:date>2023-10-20T22:34:00</dc:date>
            </office:change-info>
            <text:p text:style-name="Text_20_body"><text:span text:style-name="T1">immediately </text:span></text:p>
          </text:deletion>
        </text:changed-region>
        <text:changed-region xml:id="ct94409107447184" text:id="ct94409107447184">
          <text:insertion>
            <office:change-info>
              <dc:creator>Julia Ringo</dc:creator>
              <dc:date>2023-10-20T22:34:00</dc:date>
            </office:change-info>
          </text:insertion>
        </text:changed-region>
        <text:changed-region xml:id="ct94409107447424" text:id="ct94409107447424">
          <text:deletion>
            <office:change-info>
              <dc:creator>Julia Ringo</dc:creator>
              <dc:date>2023-10-20T22:34:00</dc:date>
            </office:change-info>
            <text:p text:style-name="Text_20_body"><text:span text:style-name="T1">experience </text:span></text:p>
          </text:deletion>
        </text:changed-region>
        <text:changed-region xml:id="ct94409107446944" text:id="ct94409107446944">
          <text:deletion>
            <office:change-info>
              <dc:creator>Julia Ringo</dc:creator>
              <dc:date>2023-10-20T22:34:00</dc:date>
            </office:change-info>
            <text:p text:style-name="Text_20_body"><text:span text:style-name="T1">short </text:span></text:p>
          </text:deletion>
        </text:changed-region>
        <text:changed-region xml:id="ct94409107448064" text:id="ct94409107448064">
          <text:insertion>
            <office:change-info>
              <dc:creator>Julia Ringo</dc:creator>
              <dc:date>2023-10-20T22:34:00</dc:date>
            </office:change-info>
          </text:insertion>
        </text:changed-region>
        <text:changed-region xml:id="ct94409107450432" text:id="ct94409107450432">
          <text:insertion>
            <office:change-info>
              <dc:creator>Julia Ringo</dc:creator>
              <dc:date>2023-10-20T22:34:00</dc:date>
            </office:change-info>
          </text:insertion>
        </text:changed-region>
        <text:changed-region xml:id="ct94409107450672" text:id="ct94409107450672">
          <text:deletion>
            <office:change-info>
              <dc:creator>Julia Ringo</dc:creator>
              <dc:date>2023-10-20T22:34:00</dc:date>
            </office:change-info>
            <text:p text:style-name="Text_20_body"><text:span text:style-name="T1">C</text:span></text:p>
          </text:deletion>
        </text:changed-region>
        <text:changed-region xml:id="ct94409107450912" text:id="ct94409107450912">
          <text:deletion>
            <office:change-info>
              <dc:creator>Julia Ringo</dc:creator>
              <dc:date>2023-10-05T13:15:00</dc:date>
            </office:change-info>
            <text:p text:style-name="Text_20_body"><text:span text:style-name="T1"><text:s/>— </text:span></text:p>
          </text:deletion>
        </text:changed-region>
        <text:changed-region xml:id="ct94409107451152" text:id="ct94409107451152">
          <text:insertion>
            <office:change-info>
              <dc:creator>Julia Ringo</dc:creator>
              <dc:date>2023-10-05T13:15:00</dc:date>
            </office:change-info>
          </text:insertion>
        </text:changed-region>
        <text:changed-region xml:id="ct94409107451712" text:id="ct94409107451712">
          <text:deletion>
            <office:change-info>
              <dc:creator>Julia Ringo</dc:creator>
              <dc:date>2023-10-05T13:15:00</dc:date>
            </office:change-info>
            <text:p text:style-name="Text_20_body"><text:span text:style-name="T1"><text:s/>— </text:span></text:p>
          </text:deletion>
        </text:changed-region>
        <text:changed-region xml:id="ct94409107452352" text:id="ct94409107452352">
          <text:insertion>
            <office:change-info>
              <dc:creator>Julia Ringo</dc:creator>
              <dc:date>2023-10-05T13:15:00</dc:date>
            </office:change-info>
          </text:insertion>
        </text:changed-region>
        <text:changed-region xml:id="ct94409101187760" text:id="ct94409101187760">
          <text:deletion>
            <office:change-info>
              <dc:creator>Julia Ringo</dc:creator>
              <dc:date>2023-10-05T13:15:00</dc:date>
            </office:change-info>
            <text:p text:style-name="Text_20_body"><text:span text:style-name="T1"><text:s/>— </text:span></text:p>
          </text:deletion>
        </text:changed-region>
        <text:changed-region xml:id="ct94409107455536" text:id="ct94409107455536">
          <text:insertion>
            <office:change-info>
              <dc:creator>Julia Ringo</dc:creator>
              <dc:date>2023-10-05T13:15:00</dc:date>
            </office:change-info>
          </text:insertion>
        </text:changed-region>
        <text:changed-region xml:id="ct94409107455776" text:id="ct94409107455776">
          <text:deletion>
            <office:change-info>
              <dc:creator>Julia Ringo</dc:creator>
              <dc:date>2023-10-05T13:15:00</dc:date>
            </office:change-info>
            <text:p text:style-name="Text_20_body"><text:span text:style-name="T1"><text:s/>— </text:span></text:p>
          </text:deletion>
        </text:changed-region>
        <text:changed-region xml:id="ct94409107456016" text:id="ct94409107456016">
          <text:insertion>
            <office:change-info>
              <dc:creator>Julia Ringo</dc:creator>
              <dc:date>2023-10-05T13:15:00</dc:date>
            </office:change-info>
          </text:insertion>
        </text:changed-region>
        <text:changed-region xml:id="ct94409101190480" text:id="ct94409101190480">
          <text:deletion>
            <office:change-info>
              <dc:creator>Julia Ringo</dc:creator>
              <dc:date>2023-10-05T13:15:00</dc:date>
            </office:change-info>
            <text:p text:style-name="Text_20_body"><text:span text:style-name="T1"><text:s/>— </text:span></text:p>
          </text:deletion>
        </text:changed-region>
        <text:changed-region xml:id="ct94409107458032" text:id="ct94409107458032">
          <text:insertion>
            <office:change-info>
              <dc:creator>Julia Ringo</dc:creator>
              <dc:date>2023-10-05T13:15:00</dc:date>
            </office:change-info>
          </text:insertion>
        </text:changed-region>
        <text:changed-region xml:id="ct94409107460096" text:id="ct94409107460096">
          <text:deletion>
            <office:change-info>
              <dc:creator>Julia Ringo</dc:creator>
              <dc:date>2023-10-20T22:35:00</dc:date>
            </office:change-info>
            <text:p text:style-name="Text_20_body"><text:span text:style-name="T1">tightly-bound </text:span></text:p>
          </text:deletion>
        </text:changed-region>
        <text:changed-region xml:id="ct94409107460688" text:id="ct94409107460688">
          <text:insertion>
            <office:change-info>
              <dc:creator>Julia Ringo</dc:creator>
              <dc:date>2023-10-20T22:36:00</dc:date>
            </office:change-info>
          </text:insertion>
        </text:changed-region>
        <text:changed-region xml:id="ct94409107383200" text:id="ct94409107383200">
          <text:insertion>
            <office:change-info>
              <dc:creator>Julia Ringo</dc:creator>
              <dc:date>2023-10-20T22:36:00</dc:date>
            </office:change-info>
          </text:insertion>
        </text:changed-region>
        <text:changed-region xml:id="ct94409107463632" text:id="ct94409107463632">
          <text:deletion>
            <office:change-info>
              <dc:creator>Julia Ringo</dc:creator>
              <dc:date>2023-10-05T13:15:00</dc:date>
            </office:change-info>
            <text:p text:style-name="Text_20_body"><text:span text:style-name="T1"><text:s/>— </text:span></text:p>
          </text:deletion>
        </text:changed-region>
        <text:changed-region xml:id="ct94409107463872" text:id="ct94409107463872">
          <text:insertion>
            <office:change-info>
              <dc:creator>Julia Ringo</dc:creator>
              <dc:date>2023-10-05T13:15:00</dc:date>
            </office:change-info>
          </text:insertion>
        </text:changed-region>
        <text:changed-region xml:id="ct94409101734288" text:id="ct94409101734288">
          <text:deletion>
            <office:change-info>
              <dc:creator>Julia Ringo</dc:creator>
              <dc:date>2023-10-05T13:15:00</dc:date>
            </office:change-info>
            <text:p text:style-name="Text_20_body"><text:span text:style-name="T1"><text:s/>— </text:span></text:p>
          </text:deletion>
        </text:changed-region>
        <text:changed-region xml:id="ct94409107464432" text:id="ct94409107464432">
          <text:insertion>
            <office:change-info>
              <dc:creator>Julia Ringo</dc:creator>
              <dc:date>2023-10-05T13:15:00</dc:date>
            </office:change-info>
          </text:insertion>
        </text:changed-region>
        <text:changed-region xml:id="ct94409107464672" text:id="ct94409107464672">
          <text:deletion>
            <office:change-info>
              <dc:creator>Julia Ringo</dc:creator>
              <dc:date>2023-10-20T22:36:00</dc:date>
            </office:change-info>
            <text:p text:style-name="Text_20_body"><text:span text:style-name="T1">15 </text:span></text:p>
          </text:deletion>
        </text:changed-region>
        <text:changed-region xml:id="ct94409107466320" text:id="ct94409107466320">
          <text:insertion>
            <office:change-info>
              <dc:creator>Julia Ringo</dc:creator>
              <dc:date>2023-10-20T22:36:00</dc:date>
            </office:change-info>
          </text:insertion>
        </text:changed-region>
        <text:changed-region xml:id="ct94409107469440" text:id="ct94409107469440">
          <text:insertion>
            <office:change-info>
              <dc:creator>Julia Ringo</dc:creator>
              <dc:date>2023-10-21T07:10:00</dc:date>
            </office:change-info>
          </text:insertion>
        </text:changed-region>
        <text:changed-region xml:id="ct94409107469680" text:id="ct94409107469680">
          <text:deletion>
            <office:change-info>
              <dc:creator>Julia Ringo</dc:creator>
              <dc:date>2023-10-21T07:10:00</dc:date>
            </office:change-info>
            <text:p text:style-name="Text_20_body"><text:span text:style-name="T1">.</text:span></text:p>
          </text:deletion>
        </text:changed-region>
        <text:changed-region xml:id="ct94409107470912" text:id="ct94409107470912">
          <text:insertion>
            <office:change-info>
              <dc:creator>Julia Ringo</dc:creator>
              <dc:date>2023-10-21T07:10:00</dc:date>
            </office:change-info>
          </text:insertion>
        </text:changed-region>
        <text:changed-region xml:id="ct94409107471152" text:id="ct94409107471152">
          <text:deletion>
            <office:change-info>
              <dc:creator>Julia Ringo</dc:creator>
              <dc:date>2023-10-05T13:15:00</dc:date>
            </office:change-info>
            <text:p text:style-name="Text_20_body"><text:span text:style-name="T1"><text:s/>— </text:span></text:p>
          </text:deletion>
        </text:changed-region>
        <text:changed-region xml:id="ct94409107472016" text:id="ct94409107472016">
          <text:insertion>
            <office:change-info>
              <dc:creator>Julia Ringo</dc:creator>
              <dc:date>2023-10-05T13:15:00</dc:date>
            </office:change-info>
          </text:insertion>
        </text:changed-region>
        <text:changed-region xml:id="ct94409107473824" text:id="ct94409107473824">
          <text:insertion>
            <office:change-info>
              <dc:creator>Julia Ringo</dc:creator>
              <dc:date>2023-10-21T07:11:00</dc:date>
            </office:change-info>
          </text:insertion>
        </text:changed-region>
        <text:changed-region xml:id="ct94409107475504" text:id="ct94409107475504">
          <text:insertion>
            <office:change-info>
              <dc:creator>Julia Ringo</dc:creator>
              <dc:date>2023-10-21T07:11:00</dc:date>
            </office:change-info>
          </text:insertion>
        </text:changed-region>
        <text:changed-region xml:id="ct94409107477104" text:id="ct94409107477104">
          <text:insertion>
            <office:change-info>
              <dc:creator>Julia Ringo</dc:creator>
              <dc:date>2023-10-21T07:11:00</dc:date>
            </office:change-info>
          </text:insertion>
        </text:changed-region>
        <text:changed-region xml:id="ct94409107478912" text:id="ct94409107478912">
          <text:deletion>
            <office:change-info>
              <dc:creator>Julia Ringo</dc:creator>
              <dc:date>2023-10-21T07:11:00</dc:date>
            </office:change-info>
            <text:p text:style-name="Text_20_body"><text:span text:style-name="T1">24 </text:span></text:p>
          </text:deletion>
        </text:changed-region>
        <text:changed-region xml:id="ct94409107479152" text:id="ct94409107479152">
          <text:insertion>
            <office:change-info>
              <dc:creator>Julia Ringo</dc:creator>
              <dc:date>2023-10-21T07:11:00</dc:date>
            </office:change-info>
          </text:insertion>
        </text:changed-region>
        <text:changed-region xml:id="ct94409107481280" text:id="ct94409107481280">
          <text:deletion>
            <office:change-info>
              <dc:creator>Julia Ringo</dc:creator>
              <dc:date>2023-10-05T13:15:00</dc:date>
            </office:change-info>
            <text:p text:style-name="Text_20_body"><text:span text:style-name="T1"><text:s/>— </text:span></text:p>
          </text:deletion>
        </text:changed-region>
        <text:changed-region xml:id="ct94409107481520" text:id="ct94409107481520">
          <text:insertion>
            <office:change-info>
              <dc:creator>Julia Ringo</dc:creator>
              <dc:date>2023-10-05T13:15:00</dc:date>
            </office:change-info>
          </text:insertion>
        </text:changed-region>
        <text:changed-region xml:id="ct94409107484208" text:id="ct94409107484208">
          <text:format-change>
            <office:change-info>
              <dc:creator>Julia Ringo</dc:creator>
              <dc:date>2023-10-21T07:11:00</dc:date>
            </office:change-info>
          </text:format-change>
        </text:changed-region>
        <text:changed-region xml:id="ct94409101621360" text:id="ct94409101621360">
          <text:insertion>
            <office:change-info>
              <dc:creator>Julia Ringo</dc:creator>
              <dc:date>2023-10-21T07:12:00</dc:date>
            </office:change-info>
          </text:insertion>
        </text:changed-region>
        <text:changed-region xml:id="ct94409107488992" text:id="ct94409107488992">
          <text:insertion>
            <office:change-info>
              <dc:creator>Julia Ringo</dc:creator>
              <dc:date>2023-10-21T07:12:00</dc:date>
            </office:change-info>
          </text:insertion>
        </text:changed-region>
        <text:changed-region xml:id="ct94409101735616" text:id="ct94409101735616">
          <text:deletion>
            <office:change-info>
              <dc:creator>Julia Ringo</dc:creator>
              <dc:date>2023-10-10T11:08:00</dc:date>
            </office:change-info>
            <text:p text:style-name="Text_20_body"><text:span text:style-name="T1">…</text:span></text:p>
          </text:deletion>
        </text:changed-region>
        <text:changed-region xml:id="ct94409107491776" text:id="ct94409107491776">
          <text:insertion>
            <office:change-info>
              <dc:creator>Julia Ringo</dc:creator>
              <dc:date>2023-10-10T11:08:00</dc:date>
            </office:change-info>
          </text:insertion>
        </text:changed-region>
        <text:changed-region xml:id="ct94409107384320" text:id="ct94409107384320">
          <text:deletion>
            <office:change-info>
              <dc:creator>Julia Ringo</dc:creator>
              <dc:date>2023-10-21T07:12:00</dc:date>
            </office:change-info>
            <text:p text:style-name="Text_20_body"><text:span text:style-name="T1"><text:s/></text:span></text:p>
          </text:deletion>
        </text:changed-region>
        <text:changed-region xml:id="ct94409107495776" text:id="ct94409107495776">
          <text:deletion>
            <office:change-info>
              <dc:creator>Julia Ringo</dc:creator>
              <dc:date>2023-10-10T11:08:00</dc:date>
            </office:change-info>
            <text:p text:style-name="Text_20_body"><text:span text:style-name="T1">…</text:span></text:p>
          </text:deletion>
        </text:changed-region>
        <text:changed-region xml:id="ct94409107496016" text:id="ct94409107496016">
          <text:insertion>
            <office:change-info>
              <dc:creator>Julia Ringo</dc:creator>
              <dc:date>2023-10-10T11:08:00</dc:date>
            </office:change-info>
          </text:insertion>
        </text:changed-region>
        <text:changed-region xml:id="ct94409101600704" text:id="ct94409101600704">
          <text:insertion>
            <office:change-info>
              <dc:creator>Julia Ringo</dc:creator>
              <dc:date>2023-10-21T07:12:00</dc:date>
            </office:change-info>
          </text:insertion>
        </text:changed-region>
        <text:changed-region xml:id="ct94409101599968" text:id="ct94409101599968">
          <text:deletion>
            <office:change-info>
              <dc:creator>Julia Ringo</dc:creator>
              <dc:date>2023-10-21T07:12:00</dc:date>
            </office:change-info>
            <text:p text:style-name="First_20_Paragraph"><text:span text:style-name="T1">6</text:span></text:p>
          </text:deletion>
        </text:changed-region>
        <text:changed-region xml:id="ct94409107498064" text:id="ct94409107498064">
          <text:insertion>
            <office:change-info>
              <dc:creator>Julia Ringo</dc:creator>
              <dc:date>2023-10-21T07:12:00</dc:date>
            </office:change-info>
          </text:insertion>
        </text:changed-region>
        <text:changed-region xml:id="ct94409107501776" text:id="ct94409107501776">
          <text:format-change>
            <office:change-info>
              <dc:creator>Julia Ringo</dc:creator>
              <dc:date>2023-10-21T07:13:00</dc:date>
            </office:change-info>
          </text:format-change>
        </text:changed-region>
        <text:changed-region xml:id="ct94409107504624" text:id="ct94409107504624">
          <text:insertion>
            <office:change-info>
              <dc:creator>Julia Ringo</dc:creator>
              <dc:date>2023-10-21T07:13:00</dc:date>
            </office:change-info>
          </text:insertion>
        </text:changed-region>
        <text:changed-region xml:id="ct94409107504864" text:id="ct94409107504864">
          <text:deletion>
            <office:change-info>
              <dc:creator>Julia Ringo</dc:creator>
              <dc:date>2023-10-21T07:13:00</dc:date>
            </office:change-info>
            <text:p text:style-name="Text_20_body"><text:span text:style-name="T1">n open </text:span></text:p>
          </text:deletion>
        </text:changed-region>
        <text:changed-region xml:id="ct94409107505264" text:id="ct94409107505264">
          <text:insertion>
            <office:change-info>
              <dc:creator>Julia Ringo</dc:creator>
              <dc:date>2023-10-21T07:13:00</dc:date>
            </office:change-info>
          </text:insertion>
        </text:changed-region>
        <text:changed-region xml:id="ct94409107506896" text:id="ct94409107506896">
          <text:deletion>
            <office:change-info>
              <dc:creator>Julia Ringo</dc:creator>
              <dc:date>2023-10-21T07:13:00</dc:date>
            </office:change-info>
            <text:p text:style-name="Text_20_body"><text:span text:style-name="T1"><text:s/>behind</text:span></text:p>
          </text:deletion>
        </text:changed-region>
        <text:changed-region xml:id="ct94409107508672" text:id="ct94409107508672">
          <text:insertion>
            <office:change-info>
              <dc:creator>Julia Ringo</dc:creator>
              <dc:date>2023-10-21T07:14:00</dc:date>
            </office:change-info>
          </text:insertion>
        </text:changed-region>
        <text:changed-region xml:id="ct94409107508912" text:id="ct94409107508912">
          <text:deletion>
            <office:change-info>
              <dc:creator>Julia Ringo</dc:creator>
              <dc:date>2023-10-21T07:14:00</dc:date>
            </office:change-info>
            <text:p text:style-name="Text_20_body"><text:span text:style-name="T1">;</text:span></text:p>
          </text:deletion>
        </text:changed-region>
        <text:changed-region xml:id="ct94409107509152" text:id="ct94409107509152">
          <text:deletion>
            <office:change-info>
              <dc:creator>Julia Ringo</dc:creator>
              <dc:date>2023-10-21T07:14:00</dc:date>
            </office:change-info>
            <text:p text:style-name="Text_20_body"><text:span text:style-name="T1">,</text:span></text:p>
          </text:deletion>
        </text:changed-region>
        <text:changed-region xml:id="ct94409107509392" text:id="ct94409107509392">
          <text:deletion>
            <office:change-info>
              <dc:creator>Julia Ringo</dc:creator>
              <dc:date>2023-10-21T07:14:00</dc:date>
            </office:change-info>
            <text:p text:style-name="Text_20_body"><text:span text:style-name="T1">the </text:span></text:p>
          </text:deletion>
        </text:changed-region>
        <text:changed-region xml:id="ct94409107509632" text:id="ct94409107509632">
          <text:insertion>
            <office:change-info>
              <dc:creator>Julia Ringo</dc:creator>
              <dc:date>2023-10-21T07:14:00</dc:date>
            </office:change-info>
          </text:insertion>
        </text:changed-region>
        <text:changed-region xml:id="ct94409101512224" text:id="ct94409101512224">
          <text:insertion>
            <office:change-info>
              <dc:creator>Julia Ringo</dc:creator>
              <dc:date>2023-10-21T07:14:00</dc:date>
            </office:change-info>
          </text:insertion>
        </text:changed-region>
        <text:changed-region xml:id="ct94409101420016" text:id="ct94409101420016">
          <text:deletion>
            <office:change-info>
              <dc:creator>Julia Ringo</dc:creator>
              <dc:date>2023-10-21T07:14:00</dc:date>
            </office:change-info>
            <text:p text:style-name="Text_20_body"><text:span text:style-name="T1">3</text:span></text:p>
          </text:deletion>
        </text:changed-region>
        <text:changed-region xml:id="ct94409107439824" text:id="ct94409107439824">
          <text:insertion>
            <office:change-info>
              <dc:creator>Julia Ringo</dc:creator>
              <dc:date>2023-10-21T07:14:00</dc:date>
            </office:change-info>
          </text:insertion>
        </text:changed-region>
        <text:changed-region xml:id="ct94409101510416" text:id="ct94409101510416">
          <text:insertion>
            <office:change-info>
              <dc:creator>Julia Ringo</dc:creator>
              <dc:date>2023-10-21T07:15:00</dc:date>
            </office:change-info>
          </text:insertion>
        </text:changed-region>
        <text:changed-region xml:id="ct94409107500416" text:id="ct94409107500416">
          <text:insertion>
            <office:change-info>
              <dc:creator>Julia Ringo</dc:creator>
              <dc:date>2023-10-21T07:15:00</dc:date>
            </office:change-info>
          </text:insertion>
        </text:changed-region>
        <text:changed-region xml:id="ct94409107483456" text:id="ct94409107483456">
          <text:insertion>
            <office:change-info>
              <dc:creator>Julia Ringo</dc:creator>
              <dc:date>2023-10-21T07:15:00</dc:date>
            </office:change-info>
          </text:insertion>
        </text:changed-region>
        <text:changed-region xml:id="ct94409107517152" text:id="ct94409107517152">
          <text:deletion>
            <office:change-info>
              <dc:creator>Julia Ringo</dc:creator>
              <dc:date>2023-10-21T07:15:00</dc:date>
            </office:change-info>
            <text:p text:style-name="Text_20_body"><text:span text:style-name="T1">,</text:span></text:p>
          </text:deletion>
        </text:changed-region>
        <text:changed-region xml:id="ct94409107518032" text:id="ct94409107518032">
          <text:insertion>
            <office:change-info>
              <dc:creator>Julia Ringo</dc:creator>
              <dc:date>2023-10-21T07:15:00</dc:date>
            </office:change-info>
          </text:insertion>
        </text:changed-region>
        <text:changed-region xml:id="ct94409107519472" text:id="ct94409107519472">
          <text:deletion>
            <office:change-info>
              <dc:creator>Julia Ringo</dc:creator>
              <dc:date>2023-10-05T13:15:00</dc:date>
            </office:change-info>
            <text:p text:style-name="Text_20_body"><text:span text:style-name="T1"><text:s/>— </text:span></text:p>
          </text:deletion>
        </text:changed-region>
        <text:changed-region xml:id="ct94409107519712" text:id="ct94409107519712">
          <text:insertion>
            <office:change-info>
              <dc:creator>Julia Ringo</dc:creator>
              <dc:date>2023-10-05T13:15:00</dc:date>
            </office:change-info>
          </text:insertion>
        </text:changed-region>
        <text:changed-region xml:id="ct94409107521232" text:id="ct94409107521232">
          <text:insertion>
            <office:change-info>
              <dc:creator>Julia Ringo</dc:creator>
              <dc:date>2023-10-21T07:15:00</dc:date>
            </office:change-info>
          </text:insertion>
        </text:changed-region>
        <text:changed-region xml:id="ct94409107521632" text:id="ct94409107521632">
          <text:insertion>
            <office:change-info>
              <dc:creator>Julia Ringo</dc:creator>
              <dc:date>2023-10-21T07:15:00</dc:date>
            </office:change-info>
          </text:insertion>
        </text:changed-region>
        <text:changed-region xml:id="ct94409107521952" text:id="ct94409107521952">
          <text:deletion>
            <office:change-info>
              <dc:creator>Julia Ringo</dc:creator>
              <dc:date>2023-10-21T07:15:00</dc:date>
            </office:change-info>
            <text:p text:style-name="Text_20_body"><text:span text:style-name="T1">S</text:span></text:p>
          </text:deletion>
        </text:changed-region>
        <text:changed-region xml:id="ct94409107523120" text:id="ct94409107523120">
          <text:deletion>
            <office:change-info>
              <dc:creator>Julia Ringo</dc:creator>
              <dc:date>2023-10-05T13:15:00</dc:date>
            </office:change-info>
            <text:p text:style-name="Text_20_body"><text:span text:style-name="T1"><text:s/>— </text:span></text:p>
          </text:deletion>
        </text:changed-region>
        <text:changed-region xml:id="ct94409107524576" text:id="ct94409107524576">
          <text:insertion>
            <office:change-info>
              <dc:creator>Julia Ringo</dc:creator>
              <dc:date>2023-10-05T13:15:00</dc:date>
            </office:change-info>
          </text:insertion>
        </text:changed-region>
        <text:changed-region xml:id="ct94409107525888" text:id="ct94409107525888">
          <text:insertion>
            <office:change-info>
              <dc:creator>Julia Ringo</dc:creator>
              <dc:date>2023-10-21T07:15:00</dc:date>
            </office:change-info>
          </text:insertion>
        </text:changed-region>
        <text:changed-region xml:id="ct94409107527808" text:id="ct94409107527808">
          <text:insertion>
            <office:change-info>
              <dc:creator>Julia Ringo</dc:creator>
              <dc:date>2023-10-21T07:16:00</dc:date>
            </office:change-info>
          </text:insertion>
        </text:changed-region>
        <text:changed-region xml:id="ct94409107532672" text:id="ct94409107532672">
          <text:deletion>
            <office:change-info>
              <dc:creator>Julia Ringo</dc:creator>
              <dc:date>2023-10-21T07:16:00</dc:date>
            </office:change-info>
            <text:p text:style-name="Text_20_body"><text:span text:style-name="T1">the </text:span></text:p>
          </text:deletion>
        </text:changed-region>
        <text:changed-region xml:id="ct94409107533200" text:id="ct94409107533200">
          <text:insertion>
            <office:change-info>
              <dc:creator>Julia Ringo</dc:creator>
              <dc:date>2023-10-21T07:16:00</dc:date>
            </office:change-info>
          </text:insertion>
        </text:changed-region>
        <text:changed-region xml:id="ct94409107534048" text:id="ct94409107534048">
          <text:insertion>
            <office:change-info>
              <dc:creator>Julia Ringo</dc:creator>
              <dc:date>2023-10-21T07:16:00</dc:date>
            </office:change-info>
          </text:insertion>
        </text:changed-region>
        <text:changed-region xml:id="ct94409107534288" text:id="ct94409107534288">
          <text:insertion>
            <office:change-info>
              <dc:creator>Julia Ringo</dc:creator>
              <dc:date>2023-10-21T07:16:00</dc:date>
            </office:change-info>
          </text:insertion>
        </text:changed-region>
        <text:changed-region xml:id="ct94409107534528" text:id="ct94409107534528">
          <text:deletion>
            <office:change-info>
              <dc:creator>Julia Ringo</dc:creator>
              <dc:date>2023-10-10T11:08:00</dc:date>
            </office:change-info>
            <text:p text:style-name="Text_20_body"><text:span text:style-name="T1">…</text:span></text:p>
          </text:deletion>
        </text:changed-region>
        <text:changed-region xml:id="ct94409107535008" text:id="ct94409107535008">
          <text:insertion>
            <office:change-info>
              <dc:creator>Julia Ringo</dc:creator>
              <dc:date>2023-10-10T11:08:00</dc:date>
            </office:change-info>
          </text:insertion>
        </text:changed-region>
        <text:changed-region xml:id="ct94409107535408" text:id="ct94409107535408">
          <text:deletion>
            <office:change-info>
              <dc:creator>Julia Ringo</dc:creator>
              <dc:date>2023-10-21T07:16:00</dc:date>
            </office:change-info>
            <text:p text:style-name="Text_20_body"><text:span text:style-name="T1"><text:s/></text:span></text:p>
          </text:deletion>
        </text:changed-region>
        <text:changed-region xml:id="ct94409107538160" text:id="ct94409107538160">
          <text:deletion>
            <office:change-info>
              <dc:creator>Julia Ringo</dc:creator>
              <dc:date>2023-10-21T07:16:00</dc:date>
            </office:change-info>
            <text:p text:style-name="Text_20_body"><text:span text:style-name="T1">,</text:span></text:p>
          </text:deletion>
        </text:changed-region>
        <text:changed-region xml:id="ct94409107539680" text:id="ct94409107539680">
          <text:deletion>
            <office:change-info>
              <dc:creator>Julia Ringo</dc:creator>
              <dc:date>2023-10-21T07:17:00</dc:date>
            </office:change-info>
            <text:p text:style-name="Text_20_body"><text:span text:style-name="T1">20 </text:span></text:p>
          </text:deletion>
        </text:changed-region>
        <text:changed-region xml:id="ct94409107542736" text:id="ct94409107542736">
          <text:insertion>
            <office:change-info>
              <dc:creator>Julia Ringo</dc:creator>
              <dc:date>2023-10-21T07:17:00</dc:date>
            </office:change-info>
          </text:insertion>
        </text:changed-region>
        <text:changed-region xml:id="ct94409101423728" text:id="ct94409101423728">
          <text:insertion>
            <office:change-info>
              <dc:creator>Julia Ringo</dc:creator>
              <dc:date>2023-10-21T07:17:00</dc:date>
            </office:change-info>
          </text:insertion>
        </text:changed-region>
        <text:changed-region xml:id="ct94409101374848" text:id="ct94409101374848">
          <text:deletion>
            <office:change-info>
              <dc:creator>Julia Ringo</dc:creator>
              <dc:date>2023-10-21T07:17:00</dc:date>
            </office:change-info>
            <text:p text:style-name="Text_20_body"><text:span text:style-name="T1">u</text:span></text:p>
          </text:deletion>
        </text:changed-region>
        <text:changed-region xml:id="ct94409102710624" text:id="ct94409102710624">
          <text:insertion>
            <office:change-info>
              <dc:creator>Julia Ringo</dc:creator>
              <dc:date>2023-10-21T07:17:00</dc:date>
            </office:change-info>
          </text:insertion>
        </text:changed-region>
        <text:changed-region xml:id="ct94409101374528" text:id="ct94409101374528">
          <text:insertion>
            <office:change-info>
              <dc:creator>Julia Ringo</dc:creator>
              <dc:date>2023-10-21T07:17:00</dc:date>
            </office:change-info>
          </text:insertion>
        </text:changed-region>
        <text:changed-region xml:id="ct94409101375216" text:id="ct94409101375216">
          <text:deletion>
            <office:change-info>
              <dc:creator>Julia Ringo</dc:creator>
              <dc:date>2023-10-21T07:17:00</dc:date>
            </office:change-info>
            <text:p text:style-name="Text_20_body"><text:span text:style-name="T1">‘</text:span></text:p>
          </text:deletion>
        </text:changed-region>
        <text:changed-region xml:id="ct94409101371968" text:id="ct94409101371968">
          <text:insertion>
            <office:change-info>
              <dc:creator>Julia Ringo</dc:creator>
              <dc:date>2023-10-21T07:17:00</dc:date>
            </office:change-info>
          </text:insertion>
        </text:changed-region>
        <text:changed-region xml:id="ct94409107522192" text:id="ct94409107522192">
          <text:deletion>
            <office:change-info>
              <dc:creator>Julia Ringo</dc:creator>
              <dc:date>2023-10-21T07:17:00</dc:date>
            </office:change-info>
            <text:p text:style-name="Text_20_body"><text:span text:style-name="T1">’</text:span></text:p>
          </text:deletion>
        </text:changed-region>
        <text:changed-region xml:id="ct94409107525424" text:id="ct94409107525424">
          <text:deletion>
            <office:change-info>
              <dc:creator>Julia Ringo</dc:creator>
              <dc:date>2023-10-05T13:15:00</dc:date>
            </office:change-info>
            <text:p text:style-name="Text_20_body"><text:span text:style-name="T1"><text:s/>— </text:span></text:p>
          </text:deletion>
        </text:changed-region>
        <text:changed-region xml:id="ct94409107523696" text:id="ct94409107523696">
          <text:insertion>
            <office:change-info>
              <dc:creator>Julia Ringo</dc:creator>
              <dc:date>2023-10-05T13:15:00</dc:date>
            </office:change-info>
          </text:insertion>
        </text:changed-region>
        <text:changed-region xml:id="ct94409107544928" text:id="ct94409107544928">
          <text:insertion>
            <office:change-info>
              <dc:creator>Julia Ringo</dc:creator>
              <dc:date>2023-10-21T07:18:00</dc:date>
            </office:change-info>
          </text:insertion>
        </text:changed-region>
        <text:changed-region xml:id="ct94409107545328" text:id="ct94409107545328">
          <text:deletion>
            <office:change-info>
              <dc:creator>Julia Ringo</dc:creator>
              <dc:date>2023-10-21T07:18:00</dc:date>
            </office:change-info>
            <text:p text:style-name="Text_20_body"><text:span text:style-name="T1">-</text:span></text:p>
          </text:deletion>
        </text:changed-region>
        <text:changed-region xml:id="ct94409107549488" text:id="ct94409107549488">
          <text:insertion>
            <office:change-info>
              <dc:creator>Julia Ringo</dc:creator>
              <dc:date>2023-10-21T07:18:00</dc:date>
            </office:change-info>
          </text:insertion>
        </text:changed-region>
        <text:changed-region xml:id="ct94409107551856" text:id="ct94409107551856">
          <text:deletion>
            <office:change-info>
              <dc:creator>Julia Ringo</dc:creator>
              <dc:date>2023-10-21T07:18:00</dc:date>
            </office:change-info>
            <text:p text:style-name="Text_20_body"><text:span text:style-name="T1">the work of </text:span></text:p>
          </text:deletion>
        </text:changed-region>
        <text:changed-region xml:id="ct94409102688160" text:id="ct94409102688160">
          <text:insertion>
            <office:change-info>
              <dc:creator>Julia Ringo</dc:creator>
              <dc:date>2023-10-21T07:19:00</dc:date>
            </office:change-info>
          </text:insertion>
        </text:changed-region>
        <text:changed-region xml:id="ct94409102666128" text:id="ct94409102666128">
          <text:insertion>
            <office:change-info>
              <dc:creator>Julia Ringo</dc:creator>
              <dc:date>2023-10-21T07:19:00</dc:date>
            </office:change-info>
          </text:insertion>
        </text:changed-region>
        <text:changed-region xml:id="ct94409102665760" text:id="ct94409102665760">
          <text:insertion>
            <office:change-info>
              <dc:creator>Julia Ringo</dc:creator>
              <dc:date>2023-10-21T07:19:00</dc:date>
            </office:change-info>
          </text:insertion>
        </text:changed-region>
        <text:changed-region xml:id="ct94409107552608" text:id="ct94409107552608">
          <text:insertion>
            <office:change-info>
              <dc:creator>Julia Ringo</dc:creator>
              <dc:date>2023-10-21T07:20:00</dc:date>
            </office:change-info>
          </text:insertion>
        </text:changed-region>
        <text:changed-region xml:id="ct94409107563552" text:id="ct94409107563552">
          <text:deletion>
            <office:change-info>
              <dc:creator>Julia Ringo</dc:creator>
              <dc:date>2023-10-10T11:08:00</dc:date>
            </office:change-info>
            <text:p text:style-name="Text_20_body"><text:span text:style-name="T1">…</text:span></text:p>
          </text:deletion>
        </text:changed-region>
        <text:changed-region xml:id="ct94409107563792" text:id="ct94409107563792">
          <text:insertion>
            <office:change-info>
              <dc:creator>Julia Ringo</dc:creator>
              <dc:date>2023-10-10T11:08:00</dc:date>
            </office:change-info>
          </text:insertion>
        </text:changed-region>
        <text:changed-region xml:id="ct94409107564032" text:id="ct94409107564032">
          <text:deletion>
            <office:change-info>
              <dc:creator>Julia Ringo</dc:creator>
              <dc:date>2023-10-21T07:20:00</dc:date>
            </office:change-info>
            <text:p text:style-name="Text_20_body"><text:span text:style-name="T1"><text:s/></text:span></text:p>
          </text:deletion>
        </text:changed-region>
        <text:changed-region xml:id="ct94409107566640" text:id="ct94409107566640">
          <text:insertion>
            <office:change-info>
              <dc:creator>Julia Ringo</dc:creator>
              <dc:date>2023-10-21T07:20:00</dc:date>
            </office:change-info>
          </text:insertion>
        </text:changed-region>
        <text:changed-region xml:id="ct94409107567520" text:id="ct94409107567520">
          <text:deletion>
            <office:change-info>
              <dc:creator>Julia Ringo</dc:creator>
              <dc:date>2023-10-21T07:22:00</dc:date>
            </office:change-info>
            <text:p text:style-name="Text_20_body"><text:span text:style-name="T1">in front</text:span></text:p>
          </text:deletion>
        </text:changed-region>
        <text:changed-region xml:id="ct94409107568048" text:id="ct94409107568048">
          <text:insertion>
            <office:change-info>
              <dc:creator>Julia Ringo</dc:creator>
              <dc:date>2023-10-21T07:22:00</dc:date>
            </office:change-info>
          </text:insertion>
        </text:changed-region>
        <text:changed-region xml:id="ct94409107569440" text:id="ct94409107569440">
          <text:insertion>
            <office:change-info>
              <dc:creator>Julia Ringo</dc:creator>
              <dc:date>2023-10-21T07:22:00</dc:date>
            </office:change-info>
          </text:insertion>
        </text:changed-region>
        <text:changed-region xml:id="ct94409107570896" text:id="ct94409107570896">
          <text:insertion>
            <office:change-info>
              <dc:creator>Julia Ringo</dc:creator>
              <dc:date>2023-10-21T07:23:00</dc:date>
            </office:change-info>
          </text:insertion>
        </text:changed-region>
        <text:changed-region xml:id="ct94409107572384" text:id="ct94409107572384">
          <text:deletion>
            <office:change-info>
              <dc:creator>Julia Ringo</dc:creator>
              <dc:date>2023-10-21T07:23:00</dc:date>
            </office:change-info>
            <text:p text:style-name="Text_20_body"><text:span text:style-name="T1">that were </text:span></text:p>
          </text:deletion>
        </text:changed-region>
        <text:changed-region xml:id="ct94409107573568" text:id="ct94409107573568">
          <text:insertion>
            <office:change-info>
              <dc:creator>Julia Ringo</dc:creator>
              <dc:date>2023-10-21T07:23:00</dc:date>
            </office:change-info>
          </text:insertion>
        </text:changed-region>
        <text:changed-region xml:id="ct94409107573808" text:id="ct94409107573808">
          <text:insertion>
            <office:change-info>
              <dc:creator>Julia Ringo</dc:creator>
              <dc:date>2023-10-21T07:23:00</dc:date>
            </office:change-info>
          </text:insertion>
        </text:changed-region>
        <text:changed-region xml:id="ct94409107574048" text:id="ct94409107574048">
          <text:deletion>
            <office:change-info>
              <dc:creator>Julia Ringo</dc:creator>
              <dc:date>2023-10-21T07:23:00</dc:date>
            </office:change-info>
            <text:p text:style-name="Text_20_body"><text:span text:style-name="T1"><text:s/>had risen up</text:span></text:p>
          </text:deletion>
        </text:changed-region>
        <text:changed-region xml:id="ct94409107574288" text:id="ct94409107574288">
          <text:deletion>
            <office:change-info>
              <dc:creator>Julia Ringo</dc:creator>
              <dc:date>2023-10-05T13:15:00</dc:date>
            </office:change-info>
            <text:p text:style-name="Text_20_body"><text:span text:style-name="T1"><text:s/>— </text:span></text:p>
          </text:deletion>
        </text:changed-region>
        <text:changed-region xml:id="ct94409107574528" text:id="ct94409107574528">
          <text:insertion>
            <office:change-info>
              <dc:creator>Julia Ringo</dc:creator>
              <dc:date>2023-10-05T13:15:00</dc:date>
            </office:change-info>
          </text:insertion>
        </text:changed-region>
        <text:changed-region xml:id="ct94409107574768" text:id="ct94409107574768">
          <text:deletion>
            <office:change-info>
              <dc:creator>Julia Ringo</dc:creator>
              <dc:date>2023-10-21T07:24:00</dc:date>
            </office:change-info>
            <text:p text:style-name="Text_20_body"><text:span text:style-name="T1">the </text:span></text:p>
          </text:deletion>
        </text:changed-region>
        <text:changed-region xml:id="ct94409107575328" text:id="ct94409107575328">
          <text:deletion>
            <office:change-info>
              <dc:creator>Julia Ringo</dc:creator>
              <dc:date>2023-10-21T07:24:00</dc:date>
            </office:change-info>
            <text:p text:style-name="Text_20_body"><text:span text:style-name="T1">cost </text:span></text:p>
          </text:deletion>
        </text:changed-region>
        <text:changed-region xml:id="ct94409102531296" text:id="ct94409102531296">
          <text:deletion>
            <office:change-info>
              <dc:creator>Julia Ringo</dc:creator>
              <dc:date>2023-10-05T13:15:00</dc:date>
            </office:change-info>
            <text:p text:style-name="Text_20_body"><text:span text:style-name="T1"><text:s/>— </text:span></text:p>
          </text:deletion>
        </text:changed-region>
        <text:changed-region xml:id="ct94409107577984" text:id="ct94409107577984">
          <text:insertion>
            <office:change-info>
              <dc:creator>Julia Ringo</dc:creator>
              <dc:date>2023-10-05T13:15:00</dc:date>
            </office:change-info>
          </text:insertion>
        </text:changed-region>
        <text:changed-region xml:id="ct94409102529184" text:id="ct94409102529184">
          <text:insertion>
            <office:change-info>
              <dc:creator>Julia Ringo</dc:creator>
              <dc:date>2023-10-21T07:24:00</dc:date>
            </office:change-info>
          </text:insertion>
        </text:changed-region>
        <text:changed-region xml:id="ct94409107580096" text:id="ct94409107580096">
          <text:deletion>
            <office:change-info>
              <dc:creator>Julia Ringo</dc:creator>
              <dc:date>2023-10-21T07:24:00</dc:date>
            </office:change-info>
            <text:p text:style-name="Text_20_body"><text:span text:style-name="T1"><text:s/></text:span></text:p>
          </text:deletion>
        </text:changed-region>
        <text:changed-region xml:id="ct94409107580336" text:id="ct94409107580336">
          <text:deletion>
            <office:change-info>
              <dc:creator>Julia Ringo</dc:creator>
              <dc:date>2023-10-21T07:24:00</dc:date>
            </office:change-info>
            <text:p text:style-name="Text_20_body"><text:span text:style-name="T1">Captain </text:span></text:p>
          </text:deletion>
        </text:changed-region>
        <text:changed-region xml:id="ct94409107583120" text:id="ct94409107583120">
          <text:insertion>
            <office:change-info>
              <dc:creator>Julia Ringo</dc:creator>
              <dc:date>2023-10-21T07:25:00</dc:date>
            </office:change-info>
          </text:insertion>
        </text:changed-region>
        <text:changed-region xml:id="ct94409107583360" text:id="ct94409107583360">
          <text:deletion>
            <office:change-info>
              <dc:creator>Julia Ringo</dc:creator>
              <dc:date>2023-10-21T07:25:00</dc:date>
            </office:change-info>
            <text:p text:style-name="Text_20_body"><text:span text:style-name="T1">the </text:span></text:p>
          </text:deletion>
        </text:changed-region>
        <text:changed-region xml:id="ct94409107583600" text:id="ct94409107583600">
          <text:deletion>
            <office:change-info>
              <dc:creator>Julia Ringo</dc:creator>
              <dc:date>2023-10-21T07:25:00</dc:date>
            </office:change-info>
            <text:p text:style-name="Text_20_body"><text:span text:style-name="T1"><text:s/>of Stilt City</text:span></text:p>
          </text:deletion>
        </text:changed-region>
        <text:changed-region xml:id="ct94409107585152" text:id="ct94409107585152">
          <text:insertion>
            <office:change-info>
              <dc:creator>Julia Ringo</dc:creator>
              <dc:date>2023-10-21T07:25:00</dc:date>
            </office:change-info>
          </text:insertion>
        </text:changed-region>
        <text:changed-region xml:id="ct94409107585680" text:id="ct94409107585680">
          <text:insertion>
            <office:change-info>
              <dc:creator>Julia Ringo</dc:creator>
              <dc:date>2023-10-21T07:26:00</dc:date>
            </office:change-info>
          </text:insertion>
        </text:changed-region>
        <text:changed-region xml:id="ct94409107586208" text:id="ct94409107586208">
          <text:insertion>
            <office:change-info>
              <dc:creator>Julia Ringo</dc:creator>
              <dc:date>2023-10-21T07:26:00</dc:date>
            </office:change-info>
          </text:insertion>
        </text:changed-region>
        <text:changed-region xml:id="ct94409107592656" text:id="ct94409107592656">
          <text:deletion>
            <office:change-info>
              <dc:creator>Julia Ringo</dc:creator>
              <dc:date>2023-10-21T07:26:00</dc:date>
            </office:change-info>
            <text:p text:style-name="Text_20_body"><text:span text:style-name="T1">H</text:span></text:p>
          </text:deletion>
        </text:changed-region>
        <text:changed-region xml:id="ct94409107592896" text:id="ct94409107592896">
          <text:deletion>
            <office:change-info>
              <dc:creator>Julia Ringo</dc:creator>
              <dc:date>2023-10-05T13:15:00</dc:date>
            </office:change-info>
            <text:p text:style-name="Text_20_body"><text:span text:style-name="T1"><text:s/>— </text:span></text:p>
          </text:deletion>
        </text:changed-region>
        <text:changed-region xml:id="ct94409107593648" text:id="ct94409107593648">
          <text:insertion>
            <office:change-info>
              <dc:creator>Julia Ringo</dc:creator>
              <dc:date>2023-10-05T13:15:00</dc:date>
            </office:change-info>
          </text:insertion>
        </text:changed-region>
        <text:changed-region xml:id="ct94409107594816" text:id="ct94409107594816">
          <text:insertion>
            <office:change-info>
              <dc:creator>Julia Ringo</dc:creator>
              <dc:date>2023-10-21T07:27:00</dc:date>
            </office:change-info>
          </text:insertion>
        </text:changed-region>
        <text:changed-region xml:id="ct94409107595056" text:id="ct94409107595056">
          <text:deletion>
            <office:change-info>
              <dc:creator>Julia Ringo</dc:creator>
              <dc:date>2023-10-21T07:27:00</dc:date>
            </office:change-info>
            <text:p text:style-name="Text_20_body"><text:span text:style-name="T1">-</text:span></text:p>
          </text:deletion>
        </text:changed-region>
        <text:changed-region xml:id="ct94409107595296" text:id="ct94409107595296">
          <text:insertion>
            <office:change-info>
              <dc:creator>Julia Ringo</dc:creator>
              <dc:date>2023-10-21T07:26:00</dc:date>
            </office:change-info>
          </text:insertion>
        </text:changed-region>
        <text:changed-region xml:id="ct94409107595536" text:id="ct94409107595536">
          <text:deletion>
            <office:change-info>
              <dc:creator>Julia Ringo</dc:creator>
              <dc:date>2023-10-21T07:26:00</dc:date>
            </office:change-info>
            <text:p text:style-name="Text_20_body"><text:span text:style-name="T1">-</text:span></text:p>
          </text:deletion>
        </text:changed-region>
        <text:changed-region xml:id="ct94409107596304" text:id="ct94409107596304">
          <text:insertion>
            <office:change-info>
              <dc:creator>Julia Ringo</dc:creator>
              <dc:date>2023-10-21T07:27:00</dc:date>
            </office:change-info>
          </text:insertion>
        </text:changed-region>
        <text:changed-region xml:id="ct94409107596544" text:id="ct94409107596544">
          <text:deletion>
            <office:change-info>
              <dc:creator>Julia Ringo</dc:creator>
              <dc:date>2023-10-21T07:27:00</dc:date>
            </office:change-info>
            <text:p text:style-name="Text_20_body"><text:span text:style-name="T1"><text:s/>residents </text:span></text:p>
          </text:deletion>
        </text:changed-region>
        <text:changed-region xml:id="ct94409107597600" text:id="ct94409107597600">
          <text:deletion>
            <office:change-info>
              <dc:creator>Julia Ringo</dc:creator>
              <dc:date>2023-10-05T13:15:00</dc:date>
            </office:change-info>
            <text:p text:style-name="Text_20_body"><text:span text:style-name="T1"><text:s/>— </text:span></text:p>
          </text:deletion>
        </text:changed-region>
        <text:changed-region xml:id="ct94409107597840" text:id="ct94409107597840">
          <text:insertion>
            <office:change-info>
              <dc:creator>Julia Ringo</dc:creator>
              <dc:date>2023-10-05T13:15:00</dc:date>
            </office:change-info>
          </text:insertion>
        </text:changed-region>
        <text:changed-region xml:id="ct94409102327808" text:id="ct94409102327808">
          <text:deletion>
            <office:change-info>
              <dc:creator>Julia Ringo</dc:creator>
              <dc:date>2023-10-21T07:27:00</dc:date>
            </office:change-info>
            <text:p text:style-name="Text_20_body"><text:span text:style-name="T1">and</text:span></text:p>
          </text:deletion>
        </text:changed-region>
        <text:changed-region xml:id="ct94409102397792" text:id="ct94409102397792">
          <text:insertion>
            <office:change-info>
              <dc:creator>Julia Ringo</dc:creator>
              <dc:date>2023-10-21T07:27:00</dc:date>
            </office:change-info>
          </text:insertion>
        </text:changed-region>
        <text:changed-region xml:id="ct94409107569936" text:id="ct94409107569936">
          <text:insertion>
            <office:change-info>
              <dc:creator>Julia Ringo</dc:creator>
              <dc:date>2023-10-21T07:27:00</dc:date>
            </office:change-info>
          </text:insertion>
        </text:changed-region>
        <text:changed-region xml:id="ct94409102527568" text:id="ct94409102527568">
          <text:deletion>
            <office:change-info>
              <dc:creator>Julia Ringo</dc:creator>
              <dc:date>2023-10-21T07:27:00</dc:date>
            </office:change-info>
            <text:p text:style-name="Text_20_body"><text:span text:style-name="T1">then </text:span></text:p>
          </text:deletion>
        </text:changed-region>
        <text:changed-region xml:id="ct94409102530864" text:id="ct94409102530864">
          <text:insertion>
            <office:change-info>
              <dc:creator>Julia Ringo</dc:creator>
              <dc:date>2023-10-21T07:28:00</dc:date>
            </office:change-info>
          </text:insertion>
        </text:changed-region>
        <text:changed-region xml:id="ct94409107587824" text:id="ct94409107587824">
          <text:insertion>
            <office:change-info>
              <dc:creator>Julia Ringo</dc:creator>
              <dc:date>2023-10-21T07:28:00</dc:date>
            </office:change-info>
          </text:insertion>
        </text:changed-region>
        <text:changed-region xml:id="ct94409107575696" text:id="ct94409107575696">
          <text:deletion>
            <office:change-info>
              <dc:creator>Julia Ringo</dc:creator>
              <dc:date>2023-10-21T07:28:00</dc:date>
            </office:change-info>
            <text:p text:style-name="Text_20_body"><text:span text:style-name="T1">‘</text:span></text:p>
          </text:deletion>
        </text:changed-region>
        <text:changed-region xml:id="ct94409107549728" text:id="ct94409107549728">
          <text:insertion>
            <office:change-info>
              <dc:creator>Julia Ringo</dc:creator>
              <dc:date>2023-10-21T07:28:00</dc:date>
            </office:change-info>
          </text:insertion>
        </text:changed-region>
        <text:changed-region xml:id="ct94409107589024" text:id="ct94409107589024">
          <text:deletion>
            <office:change-info>
              <dc:creator>Julia Ringo</dc:creator>
              <dc:date>2023-10-21T07:28:00</dc:date>
            </office:change-info>
            <text:p text:style-name="Text_20_body"><text:span text:style-name="T1">’</text:span></text:p>
          </text:deletion>
        </text:changed-region>
        <text:changed-region xml:id="ct94409107602496" text:id="ct94409107602496">
          <text:insertion>
            <office:change-info>
              <dc:creator>Julia Ringo</dc:creator>
              <dc:date>2023-10-21T07:28:00</dc:date>
            </office:change-info>
          </text:insertion>
        </text:changed-region>
        <text:changed-region xml:id="ct94409107602736" text:id="ct94409107602736">
          <text:deletion>
            <office:change-info>
              <dc:creator>Julia Ringo</dc:creator>
              <dc:date>2023-10-21T07:28:00</dc:date>
            </office:change-info>
            <text:p text:style-name="Text_20_body"><text:span text:style-name="T1"><text:s/></text:span></text:p>
          </text:deletion>
        </text:changed-region>
        <text:changed-region xml:id="ct94409107603408" text:id="ct94409107603408">
          <text:deletion>
            <office:change-info>
              <dc:creator>Julia Ringo</dc:creator>
              <dc:date>2023-10-05T13:15:00</dc:date>
            </office:change-info>
            <text:p text:style-name="Text_20_body"><text:span text:style-name="T1"><text:s/>— </text:span></text:p>
          </text:deletion>
        </text:changed-region>
        <text:changed-region xml:id="ct94409107605088" text:id="ct94409107605088">
          <text:insertion>
            <office:change-info>
              <dc:creator>Julia Ringo</dc:creator>
              <dc:date>2023-10-05T13:15:00</dc:date>
            </office:change-info>
          </text:insertion>
        </text:changed-region>
        <text:changed-region xml:id="ct94409107607824" text:id="ct94409107607824">
          <text:deletion>
            <office:change-info>
              <dc:creator>Julia Ringo</dc:creator>
              <dc:date>2023-10-21T07:28:00</dc:date>
            </office:change-info>
            <text:p text:style-name="Text_20_body"><text:span text:style-name="T1">10 </text:span></text:p>
          </text:deletion>
        </text:changed-region>
        <text:changed-region xml:id="ct94409107608064" text:id="ct94409107608064">
          <text:insertion>
            <office:change-info>
              <dc:creator>Julia Ringo</dc:creator>
              <dc:date>2023-10-21T07:28:00</dc:date>
            </office:change-info>
          </text:insertion>
        </text:changed-region>
        <text:changed-region xml:id="ct94409102102992" text:id="ct94409102102992">
          <text:deletion>
            <office:change-info>
              <dc:creator>Julia Ringo</dc:creator>
              <dc:date>2023-10-05T13:15:00</dc:date>
            </office:change-info>
            <text:p text:style-name="Text_20_body"><text:span text:style-name="T1"><text:s/>— </text:span></text:p>
          </text:deletion>
        </text:changed-region>
        <text:changed-region xml:id="ct94409102219008" text:id="ct94409102219008">
          <text:insertion>
            <office:change-info>
              <dc:creator>Julia Ringo</dc:creator>
              <dc:date>2023-10-05T13:15:00</dc:date>
            </office:change-info>
          </text:insertion>
        </text:changed-region>
        <text:changed-region xml:id="ct94409107588448" text:id="ct94409107588448">
          <text:deletion>
            <office:change-info>
              <dc:creator>Julia Ringo</dc:creator>
              <dc:date>2023-10-05T13:15:00</dc:date>
            </office:change-info>
            <text:p text:style-name="Text_20_body"><text:span text:style-name="T1"><text:s/>— </text:span></text:p>
          </text:deletion>
        </text:changed-region>
        <text:changed-region xml:id="ct94409102528816" text:id="ct94409102528816">
          <text:insertion>
            <office:change-info>
              <dc:creator>Julia Ringo</dc:creator>
              <dc:date>2023-10-05T13:15:00</dc:date>
            </office:change-info>
          </text:insertion>
        </text:changed-region>
        <text:changed-region xml:id="ct94409107568816" text:id="ct94409107568816">
          <text:insertion>
            <office:change-info>
              <dc:creator>Julia Ringo</dc:creator>
              <dc:date>2023-10-21T07:28:00</dc:date>
            </office:change-info>
          </text:insertion>
        </text:changed-region>
        <text:changed-region xml:id="ct94409107611584" text:id="ct94409107611584">
          <text:insertion>
            <office:change-info>
              <dc:creator>Julia Ringo</dc:creator>
              <dc:date>2023-10-21T07:29:00</dc:date>
            </office:change-info>
          </text:insertion>
        </text:changed-region>
        <text:changed-region xml:id="ct94409107616160" text:id="ct94409107616160">
          <text:deletion>
            <office:change-info>
              <dc:creator>Julia Ringo</dc:creator>
              <dc:date>2023-10-21T07:29:00</dc:date>
            </office:change-info>
            <text:p text:style-name="Text_20_body"><text:span text:style-name="T1">,</text:span></text:p>
          </text:deletion>
        </text:changed-region>
        <text:changed-region xml:id="ct94409107616400" text:id="ct94409107616400">
          <text:insertion>
            <office:change-info>
              <dc:creator>Julia Ringo</dc:creator>
              <dc:date>2023-10-21T07:29:00</dc:date>
            </office:change-info>
          </text:insertion>
        </text:changed-region>
        <text:changed-region xml:id="ct94409107616640" text:id="ct94409107616640">
          <text:deletion>
            <office:change-info>
              <dc:creator>Julia Ringo</dc:creator>
              <dc:date>2023-10-21T07:29:00</dc:date>
            </office:change-info>
            <text:p text:style-name="Text_20_body"><text:span text:style-name="T1">w</text:span></text:p>
          </text:deletion>
        </text:changed-region>
        <text:changed-region xml:id="ct94409107616880" text:id="ct94409107616880">
          <text:insertion>
            <office:change-info>
              <dc:creator>Julia Ringo</dc:creator>
              <dc:date>2023-10-21T07:29:00</dc:date>
            </office:change-info>
          </text:insertion>
        </text:changed-region>
        <text:changed-region xml:id="ct94409107619712" text:id="ct94409107619712">
          <text:deletion>
            <office:change-info>
              <dc:creator>Julia Ringo</dc:creator>
              <dc:date>2023-10-05T13:15:00</dc:date>
            </office:change-info>
            <text:p text:style-name="Text_20_body"><text:span text:style-name="T1"><text:s/>— </text:span></text:p>
          </text:deletion>
        </text:changed-region>
        <text:changed-region xml:id="ct94409107620304" text:id="ct94409107620304">
          <text:insertion>
            <office:change-info>
              <dc:creator>Julia Ringo</dc:creator>
              <dc:date>2023-10-05T13:15:00</dc:date>
            </office:change-info>
          </text:insertion>
        </text:changed-region>
        <text:changed-region xml:id="ct94409107620832" text:id="ct94409107620832">
          <text:deletion>
            <office:change-info>
              <dc:creator>Julia Ringo</dc:creator>
              <dc:date>2023-10-10T11:08:00</dc:date>
            </office:change-info>
            <text:p text:style-name="Text_20_body"><text:span text:style-name="T1">…</text:span></text:p>
          </text:deletion>
        </text:changed-region>
        <text:changed-region xml:id="ct94409107621072" text:id="ct94409107621072">
          <text:insertion>
            <office:change-info>
              <dc:creator>Julia Ringo</dc:creator>
              <dc:date>2023-10-10T11:08:00</dc:date>
            </office:change-info>
          </text:insertion>
        </text:changed-region>
        <text:changed-region xml:id="ct94409107621312" text:id="ct94409107621312">
          <text:deletion>
            <office:change-info>
              <dc:creator>Julia Ringo</dc:creator>
              <dc:date>2023-10-21T07:29:00</dc:date>
            </office:change-info>
            <text:p text:style-name="Text_20_body"><text:span text:style-name="T1">”</text:span></text:p>
          </text:deletion>
        </text:changed-region>
        <text:changed-region xml:id="ct94409107622480" text:id="ct94409107622480">
          <text:deletion>
            <office:change-info>
              <dc:creator>Julia Ringo</dc:creator>
              <dc:date>2023-10-10T11:08:00</dc:date>
            </office:change-info>
            <text:p text:style-name="Text_20_body"><text:span text:style-name="T1">…</text:span></text:p>
          </text:deletion>
        </text:changed-region>
        <text:changed-region xml:id="ct94409107622720" text:id="ct94409107622720">
          <text:insertion>
            <office:change-info>
              <dc:creator>Julia Ringo</dc:creator>
              <dc:date>2023-10-10T11:08:00</dc:date>
            </office:change-info>
          </text:insertion>
        </text:changed-region>
        <text:changed-region xml:id="ct94409107622960" text:id="ct94409107622960">
          <text:insertion>
            <office:change-info>
              <dc:creator>Julia Ringo</dc:creator>
              <dc:date>2023-10-21T07:29:00</dc:date>
            </office:change-info>
          </text:insertion>
        </text:changed-region>
        <text:changed-region xml:id="ct94409107623840" text:id="ct94409107623840">
          <text:insertion>
            <office:change-info>
              <dc:creator>Julia Ringo</dc:creator>
              <dc:date>2023-10-21T07:29:00</dc:date>
            </office:change-info>
          </text:insertion>
        </text:changed-region>
        <text:changed-region xml:id="ct94409107624976" text:id="ct94409107624976">
          <text:deletion>
            <office:change-info>
              <dc:creator>Julia Ringo</dc:creator>
              <dc:date>2023-10-21T07:29:00</dc:date>
            </office:change-info>
            <text:p text:style-name="Text_20_body"><text:span text:style-name="T1">,</text:span></text:p>
          </text:deletion>
        </text:changed-region>
        <text:changed-region xml:id="ct94409107625216" text:id="ct94409107625216">
          <text:insertion>
            <office:change-info>
              <dc:creator>Julia Ringo</dc:creator>
              <dc:date>2023-10-21T07:29:00</dc:date>
            </office:change-info>
          </text:insertion>
        </text:changed-region>
        <text:changed-region xml:id="ct94409107626560" text:id="ct94409107626560">
          <text:insertion>
            <office:change-info>
              <dc:creator>Julia Ringo</dc:creator>
              <dc:date>2023-10-21T07:30:00</dc:date>
            </office:change-info>
          </text:insertion>
        </text:changed-region>
        <text:changed-region xml:id="ct94409107626800" text:id="ct94409107626800">
          <text:deletion>
            <office:change-info>
              <dc:creator>Julia Ringo</dc:creator>
              <dc:date>2023-10-21T07:30:00</dc:date>
            </office:change-info>
            <text:p text:style-name="Text_20_body"><text:span text:style-name="T1">S</text:span></text:p>
          </text:deletion>
        </text:changed-region>
        <text:changed-region xml:id="ct94409107628960" text:id="ct94409107628960">
          <text:insertion>
            <office:change-info>
              <dc:creator>Julia Ringo</dc:creator>
              <dc:date>2023-10-21T07:30:00</dc:date>
            </office:change-info>
          </text:insertion>
        </text:changed-region>
        <text:changed-region xml:id="ct94409107630480" text:id="ct94409107630480">
          <text:insertion>
            <office:change-info>
              <dc:creator>Julia Ringo</dc:creator>
              <dc:date>2023-10-21T07:30:00</dc:date>
            </office:change-info>
          </text:insertion>
        </text:changed-region>
        <text:changed-region xml:id="ct94409107630720" text:id="ct94409107630720">
          <text:deletion>
            <office:change-info>
              <dc:creator>Julia Ringo</dc:creator>
              <dc:date>2023-10-21T07:30:00</dc:date>
            </office:change-info>
            <text:p text:style-name="Text_20_body"><text:span text:style-name="T1">.”</text:span></text:p>
          </text:deletion>
        </text:changed-region>
        <text:changed-region xml:id="ct94409107633056" text:id="ct94409107633056">
          <text:insertion>
            <office:change-info>
              <dc:creator>Julia Ringo</dc:creator>
              <dc:date>2023-10-21T07:30:00</dc:date>
            </office:change-info>
          </text:insertion>
        </text:changed-region>
        <text:changed-region xml:id="ct94409107638400" text:id="ct94409107638400">
          <text:deletion>
            <office:change-info>
              <dc:creator>Julia Ringo</dc:creator>
              <dc:date>2023-10-21T07:31:00</dc:date>
            </office:change-info>
            <text:p text:style-name="Text_20_body"><text:span text:style-name="T1">l</text:span></text:p>
          </text:deletion>
        </text:changed-region>
        <text:changed-region xml:id="ct94409107638640" text:id="ct94409107638640">
          <text:deletion>
            <office:change-info>
              <dc:creator>Julia Ringo</dc:creator>
              <dc:date>2023-10-05T13:15:00</dc:date>
            </office:change-info>
            <text:p text:style-name="Text_20_body"><text:span text:style-name="T1"><text:s/>— </text:span></text:p>
          </text:deletion>
        </text:changed-region>
        <text:changed-region xml:id="ct94409107643664" text:id="ct94409107643664">
          <text:insertion>
            <office:change-info>
              <dc:creator>Julia Ringo</dc:creator>
              <dc:date>2023-10-05T13:15:00</dc:date>
            </office:change-info>
          </text:insertion>
        </text:changed-region>
        <text:changed-region xml:id="ct94409107645904" text:id="ct94409107645904">
          <text:deletion>
            <office:change-info>
              <dc:creator>Julia Ringo</dc:creator>
              <dc:date>2023-10-05T13:15:00</dc:date>
            </office:change-info>
            <text:p text:style-name="Text_20_body"><text:span text:style-name="T1"><text:s/>— </text:span></text:p>
          </text:deletion>
        </text:changed-region>
        <text:changed-region xml:id="ct94409107647968" text:id="ct94409107647968">
          <text:insertion>
            <office:change-info>
              <dc:creator>Julia Ringo</dc:creator>
              <dc:date>2023-10-05T13:15:00</dc:date>
            </office:change-info>
          </text:insertion>
        </text:changed-region>
        <text:changed-region xml:id="ct94409107604544" text:id="ct94409107604544">
          <text:insertion>
            <office:change-info>
              <dc:creator>Julia Ringo</dc:creator>
              <dc:date>2023-10-21T07:31:00</dc:date>
            </office:change-info>
          </text:insertion>
        </text:changed-region>
        <text:changed-region xml:id="ct94409107645552" text:id="ct94409107645552">
          <text:deletion>
            <office:change-info>
              <dc:creator>Julia Ringo</dc:creator>
              <dc:date>2023-10-05T13:15:00</dc:date>
            </office:change-info>
            <text:p text:style-name="Text_20_body"><text:span text:style-name="T1"><text:s/>— </text:span></text:p>
          </text:deletion>
        </text:changed-region>
        <text:changed-region xml:id="ct94409107643312" text:id="ct94409107643312">
          <text:insertion>
            <office:change-info>
              <dc:creator>Julia Ringo</dc:creator>
              <dc:date>2023-10-05T13:15:00</dc:date>
            </office:change-info>
          </text:insertion>
        </text:changed-region>
        <text:changed-region xml:id="ct94409107662416" text:id="ct94409107662416">
          <text:insertion>
            <office:change-info>
              <dc:creator>Julia Ringo</dc:creator>
              <dc:date>2023-10-21T07:32:00</dc:date>
            </office:change-info>
          </text:insertion>
        </text:changed-region>
        <text:changed-region xml:id="ct94409107664752" text:id="ct94409107664752">
          <text:insertion>
            <office:change-info>
              <dc:creator>Julia Ringo</dc:creator>
              <dc:date>2023-10-21T07:32:00</dc:date>
            </office:change-info>
          </text:insertion>
        </text:changed-region>
        <text:changed-region xml:id="ct94409107658960" text:id="ct94409107658960">
          <text:insertion>
            <office:change-info>
              <dc:creator>Julia Ringo</dc:creator>
              <dc:date>2023-10-21T07:32:00</dc:date>
            </office:change-info>
          </text:insertion>
        </text:changed-region>
        <text:changed-region xml:id="ct94409107660576" text:id="ct94409107660576">
          <text:format-change>
            <office:change-info>
              <dc:creator>Julia Ringo</dc:creator>
              <dc:date>2023-10-21T07:33:00</dc:date>
            </office:change-info>
          </text:format-change>
        </text:changed-region>
        <text:changed-region xml:id="ct94409102861072" text:id="ct94409102861072">
          <text:insertion>
            <office:change-info>
              <dc:creator>Julia Ringo</dc:creator>
              <dc:date>2023-10-21T07:33:00</dc:date>
            </office:change-info>
          </text:insertion>
        </text:changed-region>
        <text:changed-region xml:id="ct94409107660144" text:id="ct94409107660144">
          <text:deletion>
            <office:change-info>
              <dc:creator>Julia Ringo</dc:creator>
              <dc:date>2023-10-21T07:33:00</dc:date>
            </office:change-info>
            <text:p text:style-name="Text_20_body"><text:span text:style-name="T1">-</text:span></text:p>
          </text:deletion>
        </text:changed-region>
        <text:changed-region xml:id="ct94409107657440" text:id="ct94409107657440">
          <text:insertion>
            <office:change-info>
              <dc:creator>Julia Ringo</dc:creator>
              <dc:date>2023-10-21T07:33:00</dc:date>
            </office:change-info>
          </text:insertion>
        </text:changed-region>
        <text:changed-region xml:id="ct94409107657680" text:id="ct94409107657680">
          <text:deletion>
            <office:change-info>
              <dc:creator>Julia Ringo</dc:creator>
              <dc:date>2023-10-21T07:33:00</dc:date>
            </office:change-info>
            <text:p text:style-name="Text_20_body"><text:span text:style-name="T1">-</text:span></text:p>
          </text:deletion>
        </text:changed-region>
        <text:changed-region xml:id="ct94409107661536" text:id="ct94409107661536">
          <text:insertion>
            <office:change-info>
              <dc:creator>Julia Ringo</dc:creator>
              <dc:date>2023-10-21T07:34:00</dc:date>
            </office:change-info>
          </text:insertion>
        </text:changed-region>
        <text:changed-region xml:id="ct94409107661776" text:id="ct94409107661776">
          <text:insertion>
            <office:change-info>
              <dc:creator>Julia Ringo</dc:creator>
              <dc:date>2023-10-21T07:34:00</dc:date>
            </office:change-info>
          </text:insertion>
        </text:changed-region>
        <text:changed-region xml:id="ct94409107673584" text:id="ct94409107673584">
          <text:insertion>
            <office:change-info>
              <dc:creator>Julia Ringo</dc:creator>
              <dc:date>2023-10-21T07:34:00</dc:date>
            </office:change-info>
          </text:insertion>
        </text:changed-region>
        <text:changed-region xml:id="ct94409107673824" text:id="ct94409107673824">
          <text:insertion>
            <office:change-info>
              <dc:creator>Julia Ringo</dc:creator>
              <dc:date>2023-10-21T07:34:00</dc:date>
            </office:change-info>
          </text:insertion>
        </text:changed-region>
        <text:changed-region xml:id="ct94409101889840" text:id="ct94409101889840">
          <text:insertion>
            <office:change-info>
              <dc:creator>Julia Ringo</dc:creator>
              <dc:date>2023-10-21T07:34:00</dc:date>
            </office:change-info>
          </text:insertion>
        </text:changed-region>
        <text:changed-region xml:id="ct94409107658464" text:id="ct94409107658464">
          <text:insertion>
            <office:change-info>
              <dc:creator>Julia Ringo</dc:creator>
              <dc:date>2023-10-21T07:35:00</dc:date>
            </office:change-info>
          </text:insertion>
        </text:changed-region>
        <text:changed-region xml:id="ct94409107678896" text:id="ct94409107678896">
          <text:deletion>
            <office:change-info>
              <dc:creator>Julia Ringo</dc:creator>
              <dc:date>2023-10-21T07:35:00</dc:date>
            </office:change-info>
            <text:p text:style-name="Text_20_body"><text:span text:style-name="T1">D</text:span></text:p>
          </text:deletion>
        </text:changed-region>
        <text:changed-region xml:id="ct94409107679136" text:id="ct94409107679136">
          <text:insertion>
            <office:change-info>
              <dc:creator>Julia Ringo</dc:creator>
              <dc:date>2023-10-21T07:35:00</dc:date>
            </office:change-info>
          </text:insertion>
        </text:changed-region>
        <text:changed-region xml:id="ct94409107679376" text:id="ct94409107679376">
          <text:deletion>
            <office:change-info>
              <dc:creator>Julia Ringo</dc:creator>
              <dc:date>2023-10-21T07:35:00</dc:date>
            </office:change-info>
            <text:p text:style-name="Text_20_body"><text:span text:style-name="T1">B</text:span></text:p>
          </text:deletion>
        </text:changed-region>
        <text:changed-region xml:id="ct94409107679616" text:id="ct94409107679616">
          <text:insertion>
            <office:change-info>
              <dc:creator>Julia Ringo</dc:creator>
              <dc:date>2023-10-21T07:35:00</dc:date>
            </office:change-info>
          </text:insertion>
        </text:changed-region>
        <text:changed-region xml:id="ct94409107683344" text:id="ct94409107683344">
          <text:insertion>
            <office:change-info>
              <dc:creator>Julia Ringo</dc:creator>
              <dc:date>2023-10-21T07:35:00</dc:date>
            </office:change-info>
          </text:insertion>
        </text:changed-region>
        <text:changed-region xml:id="ct94409107683584" text:id="ct94409107683584">
          <text:deletion>
            <office:change-info>
              <dc:creator>Julia Ringo</dc:creator>
              <dc:date>2023-10-10T11:08:00</dc:date>
            </office:change-info>
            <text:p text:style-name="Text_20_body"><text:span text:style-name="T1">…</text:span></text:p>
          </text:deletion>
        </text:changed-region>
        <text:changed-region xml:id="ct94409107686032" text:id="ct94409107686032">
          <text:insertion>
            <office:change-info>
              <dc:creator>Julia Ringo</dc:creator>
              <dc:date>2023-10-10T11:08:00</dc:date>
            </office:change-info>
          </text:insertion>
        </text:changed-region>
        <text:changed-region xml:id="ct94409107686912" text:id="ct94409107686912">
          <text:insertion>
            <office:change-info>
              <dc:creator>Julia Ringo</dc:creator>
              <dc:date>2023-10-21T07:35:00</dc:date>
            </office:change-info>
          </text:insertion>
        </text:changed-region>
        <text:changed-region xml:id="ct94409107687152" text:id="ct94409107687152">
          <text:deletion>
            <office:change-info>
              <dc:creator>Julia Ringo</dc:creator>
              <dc:date>2023-10-21T07:35:00</dc:date>
            </office:change-info>
            <text:p text:style-name="Text_20_body"><text:span text:style-name="T1">,</text:span></text:p>
          </text:deletion>
        </text:changed-region>
        <text:changed-region xml:id="ct94409107688032" text:id="ct94409107688032">
          <text:insertion>
            <office:change-info>
              <dc:creator>Julia Ringo</dc:creator>
              <dc:date>2023-10-21T07:35:00</dc:date>
            </office:change-info>
          </text:insertion>
        </text:changed-region>
        <text:changed-region xml:id="ct94409107690688" text:id="ct94409107690688">
          <text:deletion>
            <office:change-info>
              <dc:creator>Julia Ringo</dc:creator>
              <dc:date>2023-10-21T07:36:00</dc:date>
            </office:change-info>
            <text:p text:style-name="Text_20_body"><text:span text:style-name="T1">,</text:span></text:p>
          </text:deletion>
        </text:changed-region>
        <text:changed-region xml:id="ct94409101755936" text:id="ct94409101755936">
          <text:insertion>
            <office:change-info>
              <dc:creator>Julia Ringo</dc:creator>
              <dc:date>2023-10-21T07:36:00</dc:date>
            </office:change-info>
          </text:insertion>
        </text:changed-region>
        <text:changed-region xml:id="ct94409107693744" text:id="ct94409107693744">
          <text:deletion>
            <office:change-info>
              <dc:creator>Julia Ringo</dc:creator>
              <dc:date>2023-10-21T07:36:00</dc:date>
            </office:change-info>
            <text:p text:style-name="Text_20_body"><text:span text:style-name="T1">Captain </text:span></text:p>
          </text:deletion>
        </text:changed-region>
        <text:changed-region xml:id="ct94409107658704" text:id="ct94409107658704">
          <text:format-change>
            <office:change-info>
              <dc:creator>Julia Ringo</dc:creator>
              <dc:date>2023-10-21T07:36:00</dc:date>
            </office:change-info>
          </text:format-change>
        </text:changed-region>
        <text:changed-region xml:id="ct94409107697296" text:id="ct94409107697296">
          <text:insertion>
            <office:change-info>
              <dc:creator>Julia Ringo</dc:creator>
              <dc:date>2023-10-21T07:36:00</dc:date>
            </office:change-info>
          </text:insertion>
        </text:changed-region>
        <text:changed-region xml:id="ct94409107698256" text:id="ct94409107698256">
          <text:deletion>
            <office:change-info>
              <dc:creator>Julia Ringo</dc:creator>
              <dc:date>2023-10-05T13:15:00</dc:date>
            </office:change-info>
            <text:p text:style-name="Text_20_body"><text:span text:style-name="T1"><text:s/>— </text:span></text:p>
          </text:deletion>
        </text:changed-region>
        <text:changed-region xml:id="ct94409107700432" text:id="ct94409107700432">
          <text:insertion>
            <office:change-info>
              <dc:creator>Julia Ringo</dc:creator>
              <dc:date>2023-10-05T13:15:00</dc:date>
            </office:change-info>
          </text:insertion>
        </text:changed-region>
        <text:changed-region xml:id="ct94409107700672" text:id="ct94409107700672">
          <text:deletion>
            <office:change-info>
              <dc:creator>Julia Ringo</dc:creator>
              <dc:date>2023-10-05T13:15:00</dc:date>
            </office:change-info>
            <text:p text:style-name="Text_20_body"><text:span text:style-name="T1"><text:s/>— </text:span></text:p>
          </text:deletion>
        </text:changed-region>
        <text:changed-region xml:id="ct94409107704400" text:id="ct94409107704400">
          <text:insertion>
            <office:change-info>
              <dc:creator>Julia Ringo</dc:creator>
              <dc:date>2023-10-05T13:15:00</dc:date>
            </office:change-info>
          </text:insertion>
        </text:changed-region>
        <text:changed-region xml:id="ct94409107706624" text:id="ct94409107706624">
          <text:insertion>
            <office:change-info>
              <dc:creator>Julia Ringo</dc:creator>
              <dc:date>2023-10-21T07:36:00</dc:date>
            </office:change-info>
          </text:insertion>
        </text:changed-region>
        <text:changed-region xml:id="ct94409107706864" text:id="ct94409107706864">
          <text:insertion>
            <office:change-info>
              <dc:creator>Julia Ringo</dc:creator>
              <dc:date>2023-10-21T07:36:00</dc:date>
            </office:change-info>
          </text:insertion>
        </text:changed-region>
        <text:changed-region xml:id="ct94409107707744" text:id="ct94409107707744">
          <text:deletion>
            <office:change-info>
              <dc:creator>Julia Ringo</dc:creator>
              <dc:date>2023-10-21T07:36:00</dc:date>
            </office:change-info>
            <text:p text:style-name="Text_20_body"><text:span text:style-name="T1">s</text:span></text:p>
          </text:deletion>
        </text:changed-region>
        <text:changed-region xml:id="ct94409107710544" text:id="ct94409107710544">
          <text:insertion>
            <office:change-info>
              <dc:creator>Julia Ringo</dc:creator>
              <dc:date>2023-10-21T07:36:00</dc:date>
            </office:change-info>
          </text:insertion>
        </text:changed-region>
        <text:changed-region xml:id="ct94409107710784" text:id="ct94409107710784">
          <text:deletion>
            <office:change-info>
              <dc:creator>Julia Ringo</dc:creator>
              <dc:date>2023-10-21T07:36:00</dc:date>
            </office:change-info>
            <text:p text:style-name="Text_20_body"><text:span text:style-name="T1">D</text:span></text:p>
          </text:deletion>
        </text:changed-region>
        <text:changed-region xml:id="ct94409107711024" text:id="ct94409107711024">
          <text:insertion>
            <office:change-info>
              <dc:creator>Julia Ringo</dc:creator>
              <dc:date>2023-10-21T07:36:00</dc:date>
            </office:change-info>
          </text:insertion>
        </text:changed-region>
        <text:changed-region xml:id="ct94409107711264" text:id="ct94409107711264">
          <text:deletion>
            <office:change-info>
              <dc:creator>Julia Ringo</dc:creator>
              <dc:date>2023-10-21T07:36:00</dc:date>
            </office:change-info>
            <text:p text:style-name="Text_20_body"><text:span text:style-name="T1">B</text:span></text:p>
          </text:deletion>
        </text:changed-region>
        <text:changed-region xml:id="ct94409107711504" text:id="ct94409107711504">
          <text:insertion>
            <office:change-info>
              <dc:creator>Julia Ringo</dc:creator>
              <dc:date>2023-10-21T07:37:00</dc:date>
            </office:change-info>
          </text:insertion>
        </text:changed-region>
        <text:changed-region xml:id="ct94409107712064" text:id="ct94409107712064">
          <text:deletion>
            <office:change-info>
              <dc:creator>Julia Ringo</dc:creator>
              <dc:date>2023-10-05T13:15:00</dc:date>
            </office:change-info>
            <text:p text:style-name="Text_20_body"><text:span text:style-name="T1"><text:s/>— </text:span></text:p>
          </text:deletion>
        </text:changed-region>
        <text:changed-region xml:id="ct94409107712960" text:id="ct94409107712960">
          <text:insertion>
            <office:change-info>
              <dc:creator>Julia Ringo</dc:creator>
              <dc:date>2023-10-05T13:15:00</dc:date>
            </office:change-info>
          </text:insertion>
        </text:changed-region>
        <text:changed-region xml:id="ct94409107714816" text:id="ct94409107714816">
          <text:deletion>
            <office:change-info>
              <dc:creator>Julia Ringo</dc:creator>
              <dc:date>2023-10-10T11:08:00</dc:date>
            </office:change-info>
            <text:p text:style-name="Text_20_body"><text:span text:style-name="T1">…</text:span></text:p>
          </text:deletion>
        </text:changed-region>
        <text:changed-region xml:id="ct94409107715056" text:id="ct94409107715056">
          <text:insertion>
            <office:change-info>
              <dc:creator>Julia Ringo</dc:creator>
              <dc:date>2023-10-10T11:08:00</dc:date>
            </office:change-info>
          </text:insertion>
        </text:changed-region>
        <text:changed-region xml:id="ct94409107716752" text:id="ct94409107716752">
          <text:insertion>
            <office:change-info>
              <dc:creator>Julia Ringo</dc:creator>
              <dc:date>2023-10-21T07:37:00</dc:date>
            </office:change-info>
          </text:insertion>
        </text:changed-region>
        <text:changed-region xml:id="ct94409107719840" text:id="ct94409107719840">
          <text:deletion>
            <office:change-info>
              <dc:creator>Julia Ringo</dc:creator>
              <dc:date>2023-10-21T07:37:00</dc:date>
            </office:change-info>
            <text:p text:style-name="Text_20_body"><text:span text:style-name="T1">,</text:span></text:p>
          </text:deletion>
        </text:changed-region>
        <text:changed-region xml:id="ct94409107721360" text:id="ct94409107721360">
          <text:insertion>
            <office:change-info>
              <dc:creator>Julia Ringo</dc:creator>
              <dc:date>2023-10-21T07:37:00</dc:date>
            </office:change-info>
          </text:insertion>
        </text:changed-region>
        <text:changed-region xml:id="ct94409107721600" text:id="ct94409107721600">
          <text:deletion>
            <office:change-info>
              <dc:creator>Julia Ringo</dc:creator>
              <dc:date>2023-10-21T07:37:00</dc:date>
            </office:change-info>
            <text:p text:style-name="Text_20_body"><text:span text:style-name="T1">;</text:span></text:p>
          </text:deletion>
        </text:changed-region>
        <text:changed-region xml:id="ct94409107722480" text:id="ct94409107722480">
          <text:insertion>
            <office:change-info>
              <dc:creator>Julia Ringo</dc:creator>
              <dc:date>2023-10-21T07:37:00</dc:date>
            </office:change-info>
          </text:insertion>
        </text:changed-region>
        <text:changed-region xml:id="ct94409107722720" text:id="ct94409107722720">
          <text:deletion>
            <office:change-info>
              <dc:creator>Julia Ringo</dc:creator>
              <dc:date>2023-10-10T11:08:00</dc:date>
            </office:change-info>
            <text:p text:style-name="Text_20_body"><text:span text:style-name="T1">…</text:span></text:p>
          </text:deletion>
        </text:changed-region>
        <text:changed-region xml:id="ct94409107723040" text:id="ct94409107723040">
          <text:insertion>
            <office:change-info>
              <dc:creator>Julia Ringo</dc:creator>
              <dc:date>2023-10-10T11:08:00</dc:date>
            </office:change-info>
          </text:insertion>
        </text:changed-region>
        <text:changed-region xml:id="ct94409107727648" text:id="ct94409107727648">
          <text:deletion>
            <office:change-info>
              <dc:creator>Julia Ringo</dc:creator>
              <dc:date>2023-10-10T11:08:00</dc:date>
            </office:change-info>
            <text:p text:style-name="Text_20_body"><text:span text:style-name="T1">…</text:span></text:p>
          </text:deletion>
        </text:changed-region>
        <text:changed-region xml:id="ct94409107727888" text:id="ct94409107727888">
          <text:insertion>
            <office:change-info>
              <dc:creator>Julia Ringo</dc:creator>
              <dc:date>2023-10-10T11:08:00</dc:date>
            </office:change-info>
          </text:insertion>
        </text:changed-region>
        <text:changed-region xml:id="ct94409107728128" text:id="ct94409107728128">
          <text:deletion>
            <office:change-info>
              <dc:creator>Julia Ringo</dc:creator>
              <dc:date>2023-10-21T07:37:00</dc:date>
            </office:change-info>
            <text:p text:style-name="Text_20_body"><text:span text:style-name="T1"><text:s/></text:span></text:p>
          </text:deletion>
        </text:changed-region>
        <text:changed-region xml:id="ct94409107729072" text:id="ct94409107729072">
          <text:deletion>
            <office:change-info>
              <dc:creator>Julia Ringo</dc:creator>
              <dc:date>2023-10-05T13:15:00</dc:date>
            </office:change-info>
            <text:p text:style-name="Text_20_body"><text:span text:style-name="T1"><text:s/>— </text:span></text:p>
          </text:deletion>
        </text:changed-region>
        <text:changed-region xml:id="ct94409107729312" text:id="ct94409107729312">
          <text:insertion>
            <office:change-info>
              <dc:creator>Julia Ringo</dc:creator>
              <dc:date>2023-10-05T13:15:00</dc:date>
            </office:change-info>
          </text:insertion>
        </text:changed-region>
        <text:changed-region xml:id="ct94409107730480" text:id="ct94409107730480">
          <text:deletion>
            <office:change-info>
              <dc:creator>Julia Ringo</dc:creator>
              <dc:date>2023-10-05T13:15:00</dc:date>
            </office:change-info>
            <text:p text:style-name="Text_20_body"><text:span text:style-name="T1"><text:s/>— </text:span></text:p>
          </text:deletion>
        </text:changed-region>
        <text:changed-region xml:id="ct94409107730880" text:id="ct94409107730880">
          <text:insertion>
            <office:change-info>
              <dc:creator>Julia Ringo</dc:creator>
              <dc:date>2023-10-05T13:15:00</dc:date>
            </office:change-info>
          </text:insertion>
        </text:changed-region>
        <text:changed-region xml:id="ct94409101579408" text:id="ct94409101579408">
          <text:insertion>
            <office:change-info>
              <dc:creator>Julia Ringo</dc:creator>
              <dc:date>2023-10-21T07:38:00</dc:date>
            </office:change-info>
          </text:insertion>
        </text:changed-region>
        <text:changed-region xml:id="ct94409107734800" text:id="ct94409107734800">
          <text:deletion>
            <office:change-info>
              <dc:creator>Julia Ringo</dc:creator>
              <dc:date>2023-10-21T07:38:00</dc:date>
            </office:change-info>
            <text:p text:style-name="Text_20_body"><text:span text:style-name="T1">S</text:span></text:p>
          </text:deletion>
        </text:changed-region>
        <text:changed-region xml:id="ct94409107736960" text:id="ct94409107736960">
          <text:insertion>
            <office:change-info>
              <dc:creator>Julia Ringo</dc:creator>
              <dc:date>2023-10-21T07:38:00</dc:date>
            </office:change-info>
          </text:insertion>
        </text:changed-region>
        <text:changed-region xml:id="ct94409107739360" text:id="ct94409107739360">
          <text:deletion>
            <office:change-info>
              <dc:creator>Julia Ringo</dc:creator>
              <dc:date>2023-10-21T07:38:00</dc:date>
            </office:change-info>
            <text:p text:style-name="Text_20_body"><text:span text:style-name="T1"><text:s/></text:span></text:p>
          </text:deletion>
        </text:changed-region>
        <text:changed-region xml:id="ct94409107750912" text:id="ct94409107750912">
          <text:insertion>
            <office:change-info>
              <dc:creator>Julia Ringo</dc:creator>
              <dc:date>2023-10-21T07:38:00</dc:date>
            </office:change-info>
          </text:insertion>
        </text:changed-region>
        <text:changed-region xml:id="ct94409107751152" text:id="ct94409107751152">
          <text:deletion>
            <office:change-info>
              <dc:creator>Julia Ringo</dc:creator>
              <dc:date>2023-10-21T07:38:00</dc:date>
            </office:change-info>
            <text:p text:style-name="Text_20_body"><text:span text:style-name="T1">,</text:span></text:p>
          </text:deletion>
        </text:changed-region>
        <text:changed-region xml:id="ct94409107753968" text:id="ct94409107753968">
          <text:insertion>
            <office:change-info>
              <dc:creator>Julia Ringo</dc:creator>
              <dc:date>2023-10-21T07:38:00</dc:date>
            </office:change-info>
          </text:insertion>
        </text:changed-region>
        <text:changed-region xml:id="ct94409107754208" text:id="ct94409107754208">
          <text:deletion>
            <office:change-info>
              <dc:creator>Julia Ringo</dc:creator>
              <dc:date>2023-10-21T07:38:00</dc:date>
            </office:change-info>
            <text:p text:style-name="Text_20_body"><text:span text:style-name="T1">.</text:span></text:p>
          </text:deletion>
        </text:changed-region>
        <text:changed-region xml:id="ct94409107754448" text:id="ct94409107754448">
          <text:insertion>
            <office:change-info>
              <dc:creator>Julia Ringo</dc:creator>
              <dc:date>2023-10-21T07:39:00</dc:date>
            </office:change-info>
          </text:insertion>
        </text:changed-region>
        <text:changed-region xml:id="ct94409107754688" text:id="ct94409107754688">
          <text:deletion>
            <office:change-info>
              <dc:creator>Julia Ringo</dc:creator>
              <dc:date>2023-10-21T07:39:00</dc:date>
            </office:change-info>
            <text:p text:style-name="Text_20_body"><text:span text:style-name="T1">T</text:span></text:p>
          </text:deletion>
        </text:changed-region>
        <text:changed-region xml:id="ct94409107754928" text:id="ct94409107754928">
          <text:insertion>
            <office:change-info>
              <dc:creator>Julia Ringo</dc:creator>
              <dc:date>2023-10-21T07:39:00</dc:date>
            </office:change-info>
          </text:insertion>
        </text:changed-region>
        <text:changed-region xml:id="ct94409107758080" text:id="ct94409107758080">
          <text:deletion>
            <office:change-info>
              <dc:creator>Julia Ringo</dc:creator>
              <dc:date>2023-10-05T13:15:00</dc:date>
            </office:change-info>
            <text:p text:style-name="Text_20_body"><text:span text:style-name="T1"><text:s/>— </text:span></text:p>
          </text:deletion>
        </text:changed-region>
        <text:changed-region xml:id="ct94409107758320" text:id="ct94409107758320">
          <text:insertion>
            <office:change-info>
              <dc:creator>Julia Ringo</dc:creator>
              <dc:date>2023-10-05T13:15:00</dc:date>
            </office:change-info>
          </text:insertion>
        </text:changed-region>
        <text:changed-region xml:id="ct94409107759136" text:id="ct94409107759136">
          <text:insertion>
            <office:change-info>
              <dc:creator>Julia Ringo</dc:creator>
              <dc:date>2023-10-21T07:39:00</dc:date>
            </office:change-info>
          </text:insertion>
        </text:changed-region>
        <text:changed-region xml:id="ct94409107759376" text:id="ct94409107759376">
          <text:deletion>
            <office:change-info>
              <dc:creator>Julia Ringo</dc:creator>
              <dc:date>2023-10-21T07:39:00</dc:date>
            </office:change-info>
            <text:p text:style-name="Text_20_body"><text:span text:style-name="T1"><text:s/></text:span></text:p>
          </text:deletion>
        </text:changed-region>
        <text:changed-region xml:id="ct94409107759776" text:id="ct94409107759776">
          <text:deletion>
            <office:change-info>
              <dc:creator>Julia Ringo</dc:creator>
              <dc:date>2023-10-05T13:15:00</dc:date>
            </office:change-info>
            <text:p text:style-name="Text_20_body"><text:span text:style-name="T1"><text:s/>— </text:span></text:p>
          </text:deletion>
        </text:changed-region>
        <text:changed-region xml:id="ct94409107761248" text:id="ct94409107761248">
          <text:insertion>
            <office:change-info>
              <dc:creator>Julia Ringo</dc:creator>
              <dc:date>2023-10-05T13:15:00</dc:date>
            </office:change-info>
          </text:insertion>
        </text:changed-region>
        <text:changed-region xml:id="ct94409107763328" text:id="ct94409107763328">
          <text:insertion>
            <office:change-info>
              <dc:creator>Julia Ringo</dc:creator>
              <dc:date>2023-10-21T07:39:00</dc:date>
            </office:change-info>
          </text:insertion>
        </text:changed-region>
        <text:changed-region xml:id="ct94409107765952" text:id="ct94409107765952">
          <text:deletion>
            <office:change-info>
              <dc:creator>Julia Ringo</dc:creator>
              <dc:date>2023-10-21T07:39:00</dc:date>
            </office:change-info>
            <text:p text:style-name="Text_20_body"><text:span text:style-name="T1"><text:s/>he was owed</text:span></text:p>
          </text:deletion>
        </text:changed-region>
        <text:changed-region xml:id="ct94409107772432" text:id="ct94409107772432">
          <text:insertion>
            <office:change-info>
              <dc:creator>Julia Ringo</dc:creator>
              <dc:date>2023-10-21T07:39:00</dc:date>
            </office:change-info>
          </text:insertion>
        </text:changed-region>
        <text:changed-region xml:id="ct94409107775648" text:id="ct94409107775648">
          <text:insertion>
            <office:change-info>
              <dc:creator>Julia Ringo</dc:creator>
              <dc:date>2023-10-21T07:40:00</dc:date>
            </office:change-info>
          </text:insertion>
        </text:changed-region>
        <text:changed-region xml:id="ct94409107775888" text:id="ct94409107775888">
          <text:insertion>
            <office:change-info>
              <dc:creator>Julia Ringo</dc:creator>
              <dc:date>2023-10-21T07:40:00</dc:date>
            </office:change-info>
          </text:insertion>
        </text:changed-region>
        <text:changed-region xml:id="ct94409107776128" text:id="ct94409107776128">
          <text:deletion>
            <office:change-info>
              <dc:creator>Julia Ringo</dc:creator>
              <dc:date>2023-10-21T07:40:00</dc:date>
            </office:change-info>
            <text:p text:style-name="Text_20_body"><text:span text:style-name="T1">-</text:span></text:p>
          </text:deletion>
        </text:changed-region>
        <text:changed-region xml:id="ct94409107780032" text:id="ct94409107780032">
          <text:insertion>
            <office:change-info>
              <dc:creator>Julia Ringo</dc:creator>
              <dc:date>2023-10-21T07:40:00</dc:date>
            </office:change-info>
          </text:insertion>
        </text:changed-region>
        <text:changed-region xml:id="ct94409107780272" text:id="ct94409107780272">
          <text:deletion>
            <office:change-info>
              <dc:creator>Julia Ringo</dc:creator>
              <dc:date>2023-10-21T07:40:00</dc:date>
            </office:change-info>
            <text:p text:style-name="Text_20_body"><text:span text:style-name="T1">‘</text:span></text:p>
          </text:deletion>
        </text:changed-region>
        <text:changed-region xml:id="ct94409107780512" text:id="ct94409107780512">
          <text:insertion>
            <office:change-info>
              <dc:creator>Julia Ringo</dc:creator>
              <dc:date>2023-10-21T07:40:00</dc:date>
            </office:change-info>
          </text:insertion>
        </text:changed-region>
        <text:changed-region xml:id="ct94409107780752" text:id="ct94409107780752">
          <text:deletion>
            <office:change-info>
              <dc:creator>Julia Ringo</dc:creator>
              <dc:date>2023-10-21T07:40:00</dc:date>
            </office:change-info>
            <text:p text:style-name="Text_20_body"><text:span text:style-name="T1">’</text:span></text:p>
          </text:deletion>
        </text:changed-region>
        <text:changed-region xml:id="ct94409107783184" text:id="ct94409107783184">
          <text:insertion>
            <office:change-info>
              <dc:creator>Julia Ringo</dc:creator>
              <dc:date>2023-10-21T07:40:00</dc:date>
            </office:change-info>
          </text:insertion>
        </text:changed-region>
        <text:changed-region xml:id="ct94409107784064" text:id="ct94409107784064">
          <text:insertion>
            <office:change-info>
              <dc:creator>Julia Ringo</dc:creator>
              <dc:date>2023-10-21T07:40:00</dc:date>
            </office:change-info>
          </text:insertion>
        </text:changed-region>
        <text:changed-region xml:id="ct94409107784304" text:id="ct94409107784304">
          <text:insertion>
            <office:change-info>
              <dc:creator>Julia Ringo</dc:creator>
              <dc:date>2023-10-21T07:40:00</dc:date>
            </office:change-info>
          </text:insertion>
        </text:changed-region>
        <text:changed-region xml:id="ct94409107762256" text:id="ct94409107762256">
          <text:insertion>
            <office:change-info>
              <dc:creator>Julia Ringo</dc:creator>
              <dc:date>2023-10-21T07:40:00</dc:date>
            </office:change-info>
          </text:insertion>
        </text:changed-region>
        <text:changed-region xml:id="ct94409107789520" text:id="ct94409107789520">
          <text:insertion>
            <office:change-info>
              <dc:creator>Julia Ringo</dc:creator>
              <dc:date>2023-10-21T07:41:00</dc:date>
            </office:change-info>
          </text:insertion>
        </text:changed-region>
        <text:changed-region xml:id="ct94409107790400" text:id="ct94409107790400">
          <text:deletion>
            <office:change-info>
              <dc:creator>Julia Ringo</dc:creator>
              <dc:date>2023-10-21T07:41:00</dc:date>
            </office:change-info>
            <text:p text:style-name="Text_20_body"><text:span text:style-name="T1">,</text:span></text:p>
          </text:deletion>
        </text:changed-region>
        <text:changed-region xml:id="ct94409107761776" text:id="ct94409107761776">
          <text:insertion>
            <office:change-info>
              <dc:creator>Julia Ringo</dc:creator>
              <dc:date>2023-10-21T07:42:00</dc:date>
            </office:change-info>
          </text:insertion>
        </text:changed-region>
        <text:changed-region xml:id="ct94409107806512" text:id="ct94409107806512">
          <text:deletion>
            <office:change-info>
              <dc:creator>Julia Ringo</dc:creator>
              <dc:date>2023-10-21T07:42:00</dc:date>
            </office:change-info>
            <text:p text:style-name="Text_20_body"><text:span text:style-name="T1">they </text:span></text:p>
          </text:deletion>
        </text:changed-region>
        <text:changed-region xml:id="ct94409107808416" text:id="ct94409107808416">
          <text:insertion>
            <office:change-info>
              <dc:creator>Julia Ringo</dc:creator>
              <dc:date>2023-10-21T07:42:00</dc:date>
            </office:change-info>
          </text:insertion>
        </text:changed-region>
        <text:changed-region xml:id="ct94409107809952" text:id="ct94409107809952">
          <text:deletion>
            <office:change-info>
              <dc:creator>Julia Ringo</dc:creator>
              <dc:date>2023-10-21T07:42:00</dc:date>
            </office:change-info>
            <text:p text:style-name="Text_20_body"><text:span text:style-name="T1">they </text:span></text:p>
          </text:deletion>
        </text:changed-region>
        <text:changed-region xml:id="ct94409107811392" text:id="ct94409107811392">
          <text:insertion>
            <office:change-info>
              <dc:creator>Julia Ringo</dc:creator>
              <dc:date>2023-10-21T07:42:00</dc:date>
            </office:change-info>
          </text:insertion>
        </text:changed-region>
        <text:changed-region xml:id="ct94409107815264" text:id="ct94409107815264">
          <text:deletion>
            <office:change-info>
              <dc:creator>Julia Ringo</dc:creator>
              <dc:date>2023-10-21T07:42:00</dc:date>
            </office:change-info>
            <text:p text:style-name="Text_20_body"><text:span text:style-name="T1">they </text:span></text:p>
          </text:deletion>
        </text:changed-region>
        <text:changed-region xml:id="ct94409107817840" text:id="ct94409107817840">
          <text:insertion>
            <office:change-info>
              <dc:creator>Julia Ringo</dc:creator>
              <dc:date>2023-10-21T07:42:00</dc:date>
            </office:change-info>
          </text:insertion>
        </text:changed-region>
        <text:changed-region xml:id="ct94409107820544" text:id="ct94409107820544">
          <text:deletion>
            <office:change-info>
              <dc:creator>Julia Ringo</dc:creator>
              <dc:date>2023-10-05T13:15:00</dc:date>
            </office:change-info>
            <text:p text:style-name="Text_20_body"><text:span text:style-name="T2"><text:s/>— </text:span></text:p>
          </text:deletion>
        </text:changed-region>
        <text:changed-region xml:id="ct94409107821984" text:id="ct94409107821984">
          <text:insertion>
            <office:change-info>
              <dc:creator>Julia Ringo</dc:creator>
              <dc:date>2023-10-05T13:15:00</dc:date>
            </office:change-info>
          </text:insertion>
        </text:changed-region>
        <text:changed-region xml:id="ct94409107824000" text:id="ct94409107824000">
          <text:deletion>
            <office:change-info>
              <dc:creator>Julia Ringo</dc:creator>
              <dc:date>2023-10-05T13:15:00</dc:date>
            </office:change-info>
            <text:p text:style-name="Text_20_body"><text:span text:style-name="T1"><text:s/>— </text:span></text:p>
          </text:deletion>
        </text:changed-region>
        <text:changed-region xml:id="ct94409107823408" text:id="ct94409107823408">
          <text:insertion>
            <office:change-info>
              <dc:creator>Julia Ringo</dc:creator>
              <dc:date>2023-10-05T13:15:00</dc:date>
            </office:change-info>
          </text:insertion>
        </text:changed-region>
        <text:changed-region xml:id="ct94409107832704" text:id="ct94409107832704">
          <text:insertion>
            <office:change-info>
              <dc:creator>Julia Ringo</dc:creator>
              <dc:date>2023-10-21T07:43:00</dc:date>
            </office:change-info>
          </text:insertion>
        </text:changed-region>
        <text:changed-region xml:id="ct94409107832944" text:id="ct94409107832944">
          <text:insertion>
            <office:change-info>
              <dc:creator>Julia Ringo</dc:creator>
              <dc:date>2023-10-21T07:43:00</dc:date>
            </office:change-info>
          </text:insertion>
        </text:changed-region>
        <text:changed-region xml:id="ct94409107833824" text:id="ct94409107833824">
          <text:insertion>
            <office:change-info>
              <dc:creator>Julia Ringo</dc:creator>
              <dc:date>2023-10-21T07:43:00</dc:date>
            </office:change-info>
          </text:insertion>
        </text:changed-region>
        <text:changed-region xml:id="ct94409107818176" text:id="ct94409107818176">
          <text:insertion>
            <office:change-info>
              <dc:creator>Julia Ringo</dc:creator>
              <dc:date>2023-10-21T07:43:00</dc:date>
            </office:change-info>
          </text:insertion>
        </text:changed-region>
        <text:changed-region xml:id="ct94409107812896" text:id="ct94409107812896">
          <text:deletion>
            <office:change-info>
              <dc:creator>Julia Ringo</dc:creator>
              <dc:date>2023-10-05T13:15:00</dc:date>
            </office:change-info>
            <text:p text:style-name="Text_20_body"><text:span text:style-name="T1"><text:s/>— </text:span></text:p>
          </text:deletion>
        </text:changed-region>
        <text:changed-region xml:id="ct94409107813136" text:id="ct94409107813136">
          <text:insertion>
            <office:change-info>
              <dc:creator>Julia Ringo</dc:creator>
              <dc:date>2023-10-05T13:15:00</dc:date>
            </office:change-info>
          </text:insertion>
        </text:changed-region>
        <text:changed-region xml:id="ct94409107819824" text:id="ct94409107819824">
          <text:deletion>
            <office:change-info>
              <dc:creator>Julia Ringo</dc:creator>
              <dc:date>2023-10-05T13:15:00</dc:date>
            </office:change-info>
            <text:p text:style-name="Text_20_body"><text:span text:style-name="T1"><text:s/>— </text:span></text:p>
          </text:deletion>
        </text:changed-region>
        <text:changed-region xml:id="ct94409107817120" text:id="ct94409107817120">
          <text:insertion>
            <office:change-info>
              <dc:creator>Julia Ringo</dc:creator>
              <dc:date>2023-10-05T13:15:00</dc:date>
            </office:change-info>
          </text:insertion>
        </text:changed-region>
        <text:changed-region xml:id="ct94409107807312" text:id="ct94409107807312">
          <text:deletion>
            <office:change-info>
              <dc:creator>Julia Ringo</dc:creator>
              <dc:date>2023-10-21T07:43:00</dc:date>
            </office:change-info>
            <text:p text:style-name="Text_20_body"><text:span text:style-name="T1">,</text:span></text:p>
          </text:deletion>
        </text:changed-region>
        <text:changed-region xml:id="ct94409107817360" text:id="ct94409107817360">
          <text:deletion>
            <office:change-info>
              <dc:creator>Julia Ringo</dc:creator>
              <dc:date>2023-10-05T13:15:00</dc:date>
            </office:change-info>
            <text:p text:style-name="Text_20_body"><text:span text:style-name="T1"><text:s/>— </text:span></text:p>
          </text:deletion>
        </text:changed-region>
        <text:changed-region xml:id="ct94409107811056" text:id="ct94409107811056">
          <text:insertion>
            <office:change-info>
              <dc:creator>Julia Ringo</dc:creator>
              <dc:date>2023-10-05T13:15:00</dc:date>
            </office:change-info>
          </text:insertion>
        </text:changed-region>
        <text:changed-region xml:id="ct94409107824240" text:id="ct94409107824240">
          <text:insertion>
            <office:change-info>
              <dc:creator>Julia Ringo</dc:creator>
              <dc:date>2023-10-21T07:44:00</dc:date>
            </office:change-info>
          </text:insertion>
        </text:changed-region>
        <text:changed-region xml:id="ct94409107809264" text:id="ct94409107809264">
          <text:deletion>
            <office:change-info>
              <dc:creator>Julia Ringo</dc:creator>
              <dc:date>2023-10-21T07:44:00</dc:date>
            </office:change-info>
            <text:p text:style-name="Text_20_body"><text:span text:style-name="T1">,</text:span></text:p>
          </text:deletion>
        </text:changed-region>
        <text:changed-region xml:id="ct94409107826864" text:id="ct94409107826864">
          <text:insertion>
            <office:change-info>
              <dc:creator>Julia Ringo</dc:creator>
              <dc:date>2023-10-21T07:44:00</dc:date>
            </office:change-info>
          </text:insertion>
        </text:changed-region>
        <text:changed-region xml:id="ct94409107839936" text:id="ct94409107839936">
          <text:insertion>
            <office:change-info>
              <dc:creator>Julia Ringo</dc:creator>
              <dc:date>2023-10-21T07:44:00</dc:date>
            </office:change-info>
          </text:insertion>
        </text:changed-region>
        <text:changed-region xml:id="ct94409107844784" text:id="ct94409107844784">
          <text:insertion>
            <office:change-info>
              <dc:creator>Julia Ringo</dc:creator>
              <dc:date>2023-10-21T07:44:00</dc:date>
            </office:change-info>
          </text:insertion>
        </text:changed-region>
        <text:changed-region xml:id="ct94409107846416" text:id="ct94409107846416">
          <text:deletion>
            <office:change-info>
              <dc:creator>Julia Ringo</dc:creator>
              <dc:date>2023-10-05T13:15:00</dc:date>
            </office:change-info>
            <text:p text:style-name="Text_20_body"><text:span text:style-name="T1"><text:s/>— </text:span></text:p>
          </text:deletion>
        </text:changed-region>
        <text:changed-region xml:id="ct94409107846656" text:id="ct94409107846656">
          <text:insertion>
            <office:change-info>
              <dc:creator>Julia Ringo</dc:creator>
              <dc:date>2023-10-05T13:15:00</dc:date>
            </office:change-info>
          </text:insertion>
        </text:changed-region>
        <text:changed-region xml:id="ct94409107846896" text:id="ct94409107846896">
          <text:insertion>
            <office:change-info>
              <dc:creator>Julia Ringo</dc:creator>
              <dc:date>2023-10-21T07:44:00</dc:date>
            </office:change-info>
          </text:insertion>
        </text:changed-region>
        <text:changed-region xml:id="ct94409107848128" text:id="ct94409107848128">
          <text:insertion>
            <office:change-info>
              <dc:creator>Julia Ringo</dc:creator>
              <dc:date>2023-10-21T07:44:00</dc:date>
            </office:change-info>
          </text:insertion>
        </text:changed-region>
        <text:changed-region xml:id="ct94409107848368" text:id="ct94409107848368">
          <text:deletion>
            <office:change-info>
              <dc:creator>Julia Ringo</dc:creator>
              <dc:date>2023-10-21T07:44:00</dc:date>
            </office:change-info>
            <text:p text:style-name="Text_20_body"><text:span text:style-name="T1">, w</text:span></text:p>
          </text:deletion>
        </text:changed-region>
        <text:changed-region xml:id="ct94409107850736" text:id="ct94409107850736">
          <text:insertion>
            <office:change-info>
              <dc:creator>Julia Ringo</dc:creator>
              <dc:date>2023-10-21T07:45:00</dc:date>
            </office:change-info>
          </text:insertion>
        </text:changed-region>
        <text:changed-region xml:id="ct94409107852256" text:id="ct94409107852256">
          <text:deletion>
            <office:change-info>
              <dc:creator>Julia Ringo</dc:creator>
              <dc:date>2023-10-21T07:45:00</dc:date>
            </office:change-info>
            <text:p text:style-name="Text_20_body"><text:span text:style-name="T1"><text:s/>though</text:span></text:p>
          </text:deletion>
        </text:changed-region>
        <text:changed-region xml:id="ct94409107862720" text:id="ct94409107862720">
          <text:insertion>
            <office:change-info>
              <dc:creator>Julia Ringo</dc:creator>
              <dc:date>2023-10-21T07:45:00</dc:date>
            </office:change-info>
          </text:insertion>
        </text:changed-region>
        <text:changed-region xml:id="ct94409107862960" text:id="ct94409107862960">
          <text:deletion>
            <office:change-info>
              <dc:creator>Julia Ringo</dc:creator>
              <dc:date>2023-10-21T07:45:00</dc:date>
            </office:change-info>
            <text:p text:style-name="Text_20_body"><text:span text:style-name="T1"><text:s/></text:span></text:p>
          </text:deletion>
        </text:changed-region>
        <text:changed-region xml:id="ct94409107863840" text:id="ct94409107863840">
          <text:deletion>
            <office:change-info>
              <dc:creator>Julia Ringo</dc:creator>
              <dc:date>2023-10-05T13:15:00</dc:date>
            </office:change-info>
            <text:p text:style-name="Text_20_body"><text:span text:style-name="T1"><text:s/>— </text:span></text:p>
          </text:deletion>
        </text:changed-region>
        <text:changed-region xml:id="ct94409107864080" text:id="ct94409107864080">
          <text:insertion>
            <office:change-info>
              <dc:creator>Julia Ringo</dc:creator>
              <dc:date>2023-10-05T13:15:00</dc:date>
            </office:change-info>
          </text:insertion>
        </text:changed-region>
        <text:changed-region xml:id="ct94409107864640" text:id="ct94409107864640">
          <text:insertion>
            <office:change-info>
              <dc:creator>Julia Ringo</dc:creator>
              <dc:date>2023-10-21T07:46:00</dc:date>
            </office:change-info>
          </text:insertion>
        </text:changed-region>
        <text:changed-region xml:id="ct94409107855792" text:id="ct94409107855792">
          <text:insertion>
            <office:change-info>
              <dc:creator>Julia Ringo</dc:creator>
              <dc:date>2023-10-21T07:46:00</dc:date>
            </office:change-info>
          </text:insertion>
        </text:changed-region>
        <text:changed-region xml:id="ct94409107844272" text:id="ct94409107844272">
          <text:insertion>
            <office:change-info>
              <dc:creator>Julia Ringo</dc:creator>
              <dc:date>2023-10-21T07:46:00</dc:date>
            </office:change-info>
          </text:insertion>
        </text:changed-region>
        <text:changed-region xml:id="ct94409107822896" text:id="ct94409107822896">
          <text:insertion>
            <office:change-info>
              <dc:creator>Julia Ringo</dc:creator>
              <dc:date>2023-10-21T07:46:00</dc:date>
            </office:change-info>
          </text:insertion>
        </text:changed-region>
        <text:changed-region xml:id="ct94409107843584" text:id="ct94409107843584">
          <text:deletion>
            <office:change-info>
              <dc:creator>Julia Ringo</dc:creator>
              <dc:date>2023-10-05T13:15:00</dc:date>
            </office:change-info>
            <text:p text:style-name="Text_20_body"><text:span text:style-name="T1"><text:s/>— </text:span></text:p>
          </text:deletion>
        </text:changed-region>
        <text:changed-region xml:id="ct94409107870816" text:id="ct94409107870816">
          <text:insertion>
            <office:change-info>
              <dc:creator>Julia Ringo</dc:creator>
              <dc:date>2023-10-05T13:15:00</dc:date>
            </office:change-info>
          </text:insertion>
        </text:changed-region>
        <text:changed-region xml:id="ct94409107871696" text:id="ct94409107871696">
          <text:insertion>
            <office:change-info>
              <dc:creator>Julia Ringo</dc:creator>
              <dc:date>2023-10-21T07:46:00</dc:date>
            </office:change-info>
          </text:insertion>
        </text:changed-region>
        <text:changed-region xml:id="ct94409107871936" text:id="ct94409107871936">
          <text:deletion>
            <office:change-info>
              <dc:creator>Julia Ringo</dc:creator>
              <dc:date>2023-10-21T07:46:00</dc:date>
            </office:change-info>
            <text:p text:style-name="Text_20_body"><text:span text:style-name="T1">..,</text:span></text:p>
          </text:deletion>
        </text:changed-region>
        <text:changed-region xml:id="ct94409107881952" text:id="ct94409107881952">
          <text:deletion>
            <office:change-info>
              <dc:creator>Julia Ringo</dc:creator>
              <dc:date>2023-10-05T13:15:00</dc:date>
            </office:change-info>
            <text:p text:style-name="Text_20_body"><text:span text:style-name="T1"><text:s/>— </text:span></text:p>
          </text:deletion>
        </text:changed-region>
        <text:changed-region xml:id="ct94409107882192" text:id="ct94409107882192">
          <text:insertion>
            <office:change-info>
              <dc:creator>Julia Ringo</dc:creator>
              <dc:date>2023-10-05T13:15:00</dc:date>
            </office:change-info>
          </text:insertion>
        </text:changed-region>
        <text:changed-region xml:id="ct94409107884464" text:id="ct94409107884464">
          <text:deletion>
            <office:change-info>
              <dc:creator>Julia Ringo</dc:creator>
              <dc:date>2023-10-21T07:48:00</dc:date>
            </office:change-info>
            <text:p text:style-name="Text_20_body"><text:span text:style-name="T1">15 </text:span></text:p>
          </text:deletion>
        </text:changed-region>
        <text:changed-region xml:id="ct94409107889536" text:id="ct94409107889536">
          <text:insertion>
            <office:change-info>
              <dc:creator>Julia Ringo</dc:creator>
              <dc:date>2023-10-21T07:48:00</dc:date>
            </office:change-info>
          </text:insertion>
        </text:changed-region>
        <text:changed-region xml:id="ct94409107889936" text:id="ct94409107889936">
          <text:insertion>
            <office:change-info>
              <dc:creator>Julia Ringo</dc:creator>
              <dc:date>2023-10-21T07:48:00</dc:date>
            </office:change-info>
          </text:insertion>
        </text:changed-region>
        <text:changed-region xml:id="ct94409107890928" text:id="ct94409107890928">
          <text:insertion>
            <office:change-info>
              <dc:creator>Julia Ringo</dc:creator>
              <dc:date>2023-10-21T07:48:00</dc:date>
            </office:change-info>
          </text:insertion>
        </text:changed-region>
        <text:changed-region xml:id="ct94409107891616" text:id="ct94409107891616">
          <text:deletion>
            <office:change-info>
              <dc:creator>Julia Ringo</dc:creator>
              <dc:date>2023-10-05T13:15:00</dc:date>
            </office:change-info>
            <text:p text:style-name="Text_20_body"><text:span text:style-name="T1"><text:s/>— </text:span></text:p>
          </text:deletion>
        </text:changed-region>
        <text:changed-region xml:id="ct94409107892096" text:id="ct94409107892096">
          <text:insertion>
            <office:change-info>
              <dc:creator>Julia Ringo</dc:creator>
              <dc:date>2023-10-05T13:15:00</dc:date>
            </office:change-info>
          </text:insertion>
        </text:changed-region>
        <text:changed-region xml:id="ct94409107891856" text:id="ct94409107891856">
          <text:insertion>
            <office:change-info>
              <dc:creator>Julia Ringo</dc:creator>
              <dc:date>2023-10-21T07:48:00</dc:date>
            </office:change-info>
          </text:insertion>
        </text:changed-region>
        <text:changed-region xml:id="ct94409107893264" text:id="ct94409107893264">
          <text:deletion>
            <office:change-info>
              <dc:creator>Julia Ringo</dc:creator>
              <dc:date>2023-10-21T07:48:00</dc:date>
            </office:change-info>
            <text:p text:style-name="Text_20_body"><text:span text:style-name="T1">50 </text:span></text:p>
          </text:deletion>
        </text:changed-region>
        <text:changed-region xml:id="ct94409107894128" text:id="ct94409107894128">
          <text:insertion>
            <office:change-info>
              <dc:creator>Julia Ringo</dc:creator>
              <dc:date>2023-10-21T07:48:00</dc:date>
            </office:change-info>
          </text:insertion>
        </text:changed-region>
        <text:changed-region xml:id="ct94409107894848" text:id="ct94409107894848">
          <text:deletion>
            <office:change-info>
              <dc:creator>Julia Ringo</dc:creator>
              <dc:date>2023-10-05T13:15:00</dc:date>
            </office:change-info>
            <text:p text:style-name="Text_20_body"><text:span text:style-name="T1"><text:s/>— </text:span></text:p>
          </text:deletion>
        </text:changed-region>
        <text:changed-region xml:id="ct94409107896000" text:id="ct94409107896000">
          <text:insertion>
            <office:change-info>
              <dc:creator>Julia Ringo</dc:creator>
              <dc:date>2023-10-05T13:15:00</dc:date>
            </office:change-info>
          </text:insertion>
        </text:changed-region>
        <text:changed-region xml:id="ct94409107896752" text:id="ct94409107896752">
          <text:insertion>
            <office:change-info>
              <dc:creator>Julia Ringo</dc:creator>
              <dc:date>2023-10-21T07:48:00</dc:date>
            </office:change-info>
          </text:insertion>
        </text:changed-region>
        <text:changed-region xml:id="ct94409107898560" text:id="ct94409107898560">
          <text:insertion>
            <office:change-info>
              <dc:creator>Julia Ringo</dc:creator>
              <dc:date>2023-10-21T07:48:00</dc:date>
            </office:change-info>
          </text:insertion>
        </text:changed-region>
        <text:changed-region xml:id="ct94409107898800" text:id="ct94409107898800">
          <text:insertion>
            <office:change-info>
              <dc:creator>Julia Ringo</dc:creator>
              <dc:date>2023-10-21T07:48:00</dc:date>
            </office:change-info>
          </text:insertion>
        </text:changed-region>
        <text:changed-region xml:id="ct94409107908032" text:id="ct94409107908032">
          <text:insertion>
            <office:change-info>
              <dc:creator>Julia Ringo</dc:creator>
              <dc:date>2023-10-21T07:49:00</dc:date>
            </office:change-info>
          </text:insertion>
        </text:changed-region>
        <text:changed-region xml:id="ct94409107908272" text:id="ct94409107908272">
          <text:deletion>
            <office:change-info>
              <dc:creator>Julia Ringo</dc:creator>
              <dc:date>2023-10-21T07:49:00</dc:date>
            </office:change-info>
            <text:p text:style-name="Text_20_body"><text:span text:style-name="T1">.</text:span></text:p>
          </text:deletion>
        </text:changed-region>
        <text:changed-region xml:id="ct94409107909152" text:id="ct94409107909152">
          <text:deletion>
            <office:change-info>
              <dc:creator>Julia Ringo</dc:creator>
              <dc:date>2023-10-05T13:15:00</dc:date>
            </office:change-info>
            <text:p text:style-name="Text_20_body"><text:span text:style-name="T1"><text:s/>— </text:span></text:p>
          </text:deletion>
        </text:changed-region>
        <text:changed-region xml:id="ct94409107910272" text:id="ct94409107910272">
          <text:insertion>
            <office:change-info>
              <dc:creator>Julia Ringo</dc:creator>
              <dc:date>2023-10-05T13:15:00</dc:date>
            </office:change-info>
          </text:insertion>
        </text:changed-region>
        <text:changed-region xml:id="ct94409107887280" text:id="ct94409107887280">
          <text:insertion>
            <office:change-info>
              <dc:creator>Julia Ringo</dc:creator>
              <dc:date>2023-10-21T07:49:00</dc:date>
            </office:change-info>
          </text:insertion>
        </text:changed-region>
        <text:changed-region xml:id="ct94409107915232" text:id="ct94409107915232">
          <text:deletion>
            <office:change-info>
              <dc:creator>Julia Ringo</dc:creator>
              <dc:date>2023-10-21T07:49:00</dc:date>
            </office:change-info>
            <text:p text:style-name="Text_20_body"><text:span text:style-name="T1"><text:s/>and</text:span></text:p>
          </text:deletion>
        </text:changed-region>
        <text:changed-region xml:id="ct94409107917296" text:id="ct94409107917296">
          <text:insertion>
            <office:change-info>
              <dc:creator>Julia Ringo</dc:creator>
              <dc:date>2023-10-21T07:49:00</dc:date>
            </office:change-info>
          </text:insertion>
        </text:changed-region>
        <text:changed-region xml:id="ct94409107917536" text:id="ct94409107917536">
          <text:deletion>
            <office:change-info>
              <dc:creator>Julia Ringo</dc:creator>
              <dc:date>2023-10-21T07:49:00</dc:date>
            </office:change-info>
            <text:p text:style-name="Text_20_body"><text:span text:style-name="T1">,</text:span></text:p>
          </text:deletion>
        </text:changed-region>
        <text:changed-region xml:id="ct94409107918944" text:id="ct94409107918944">
          <text:insertion>
            <office:change-info>
              <dc:creator>Julia Ringo</dc:creator>
              <dc:date>2023-10-21T07:50:00</dc:date>
            </office:change-info>
          </text:insertion>
        </text:changed-region>
        <text:changed-region xml:id="ct94409107921632" text:id="ct94409107921632">
          <text:format-change>
            <office:change-info>
              <dc:creator>Julia Ringo</dc:creator>
              <dc:date>2023-10-21T07:50:00</dc:date>
            </office:change-info>
          </text:format-change>
        </text:changed-region>
        <text:changed-region xml:id="ct94409107924288" text:id="ct94409107924288">
          <text:insertion>
            <office:change-info>
              <dc:creator>Julia Ringo</dc:creator>
              <dc:date>2023-10-21T07:50:00</dc:date>
            </office:change-info>
          </text:insertion>
        </text:changed-region>
        <text:changed-region xml:id="ct94409107926864" text:id="ct94409107926864">
          <text:insertion>
            <office:change-info>
              <dc:creator>Julia Ringo</dc:creator>
              <dc:date>2023-10-21T07:50:00</dc:date>
            </office:change-info>
          </text:insertion>
        </text:changed-region>
        <text:changed-region xml:id="ct94409107932064" text:id="ct94409107932064">
          <text:deletion>
            <office:change-info>
              <dc:creator>Julia Ringo</dc:creator>
              <dc:date>2023-10-21T07:50:00</dc:date>
            </office:change-info>
            <text:p text:style-name="Text_20_body"><text:span text:style-name="T1"><text:s/>above</text:span></text:p>
          </text:deletion>
        </text:changed-region>
        <text:changed-region xml:id="ct94409107932944" text:id="ct94409107932944">
          <text:insertion>
            <office:change-info>
              <dc:creator>Julia Ringo</dc:creator>
              <dc:date>2023-10-21T07:51:00</dc:date>
            </office:change-info>
          </text:insertion>
        </text:changed-region>
        <text:changed-region xml:id="ct94409107929536" text:id="ct94409107929536">
          <text:insertion>
            <office:change-info>
              <dc:creator>Julia Ringo</dc:creator>
              <dc:date>2023-10-21T07:51:00</dc:date>
            </office:change-info>
          </text:insertion>
        </text:changed-region>
        <text:changed-region xml:id="ct94409107916976" text:id="ct94409107916976">
          <text:deletion>
            <office:change-info>
              <dc:creator>Julia Ringo</dc:creator>
              <dc:date>2023-10-21T07:51:00</dc:date>
            </office:change-info>
            <text:p text:style-name="Text_20_body"><text:span text:style-name="T1">,</text:span></text:p>
          </text:deletion>
        </text:changed-region>
        <text:changed-region xml:id="ct94409107920080" text:id="ct94409107920080">
          <text:deletion>
            <office:change-info>
              <dc:creator>Julia Ringo</dc:creator>
              <dc:date>2023-10-05T13:15:00</dc:date>
            </office:change-info>
            <text:p text:style-name="Text_20_body"><text:span text:style-name="T1"><text:s/>— </text:span></text:p>
          </text:deletion>
        </text:changed-region>
        <text:changed-region xml:id="ct94409107924704" text:id="ct94409107924704">
          <text:insertion>
            <office:change-info>
              <dc:creator>Julia Ringo</dc:creator>
              <dc:date>2023-10-05T13:15:00</dc:date>
            </office:change-info>
          </text:insertion>
        </text:changed-region>
        <text:changed-region xml:id="ct94409107938096" text:id="ct94409107938096">
          <text:insertion>
            <office:change-info>
              <dc:creator>Julia Ringo</dc:creator>
              <dc:date>2023-10-21T07:52:00</dc:date>
            </office:change-info>
          </text:insertion>
        </text:changed-region>
        <text:changed-region xml:id="ct94409107938336" text:id="ct94409107938336">
          <text:deletion>
            <office:change-info>
              <dc:creator>Julia Ringo</dc:creator>
              <dc:date>2023-10-21T07:52:00</dc:date>
            </office:change-info>
            <text:p text:style-name="Text_20_body"><text:span text:style-name="T1">,</text:span></text:p>
          </text:deletion>
        </text:changed-region>
        <text:changed-region xml:id="ct94409107938864" text:id="ct94409107938864">
          <text:deletion>
            <office:change-info>
              <dc:creator>Julia Ringo</dc:creator>
              <dc:date>2023-10-21T07:52:00</dc:date>
            </office:change-info>
            <text:p text:style-name="Text_20_body"><text:span text:style-name="T1">. He</text:span></text:p>
          </text:deletion>
        </text:changed-region>
        <text:changed-region xml:id="ct94409107939104" text:id="ct94409107939104">
          <text:insertion>
            <office:change-info>
              <dc:creator>Julia Ringo</dc:creator>
              <dc:date>2023-10-21T07:52:00</dc:date>
            </office:change-info>
          </text:insertion>
        </text:changed-region>
        <text:changed-region xml:id="ct94409107939344" text:id="ct94409107939344">
          <text:deletion>
            <office:change-info>
              <dc:creator>Julia Ringo</dc:creator>
              <dc:date>2023-10-21T07:52:00</dc:date>
            </office:change-info>
            <text:p text:style-name="Text_20_body"><text:span text:style-name="T1">so they could get</text:span></text:p>
          </text:deletion>
        </text:changed-region>
        <text:changed-region xml:id="ct94409107940432" text:id="ct94409107940432">
          <text:insertion>
            <office:change-info>
              <dc:creator>Julia Ringo</dc:creator>
              <dc:date>2023-10-21T07:52:00</dc:date>
            </office:change-info>
          </text:insertion>
        </text:changed-region>
        <text:changed-region xml:id="ct94409107941024" text:id="ct94409107941024">
          <text:deletion>
            <office:change-info>
              <dc:creator>Julia Ringo</dc:creator>
              <dc:date>2023-10-21T07:52:00</dc:date>
            </office:change-info>
            <text:p text:style-name="Text_20_body"><text:span text:style-name="T1">20 </text:span></text:p>
          </text:deletion>
        </text:changed-region>
        <text:changed-region xml:id="ct94409107941264" text:id="ct94409107941264">
          <text:insertion>
            <office:change-info>
              <dc:creator>Julia Ringo</dc:creator>
              <dc:date>2023-10-21T07:52:00</dc:date>
            </office:change-info>
          </text:insertion>
        </text:changed-region>
        <text:changed-region xml:id="ct94409107941504" text:id="ct94409107941504">
          <text:insertion>
            <office:change-info>
              <dc:creator>Julia Ringo</dc:creator>
              <dc:date>2023-10-21T07:52:00</dc:date>
            </office:change-info>
          </text:insertion>
        </text:changed-region>
        <text:changed-region xml:id="ct94409107941744" text:id="ct94409107941744">
          <text:insertion>
            <office:change-info>
              <dc:creator>Julia Ringo</dc:creator>
              <dc:date>2023-10-21T07:52:00</dc:date>
            </office:change-info>
          </text:insertion>
        </text:changed-region>
        <text:changed-region xml:id="ct94409107943952" text:id="ct94409107943952">
          <text:deletion>
            <office:change-info>
              <dc:creator>Julia Ringo</dc:creator>
              <dc:date>2023-10-05T13:15:00</dc:date>
            </office:change-info>
            <text:p text:style-name="Text_20_body"><text:span text:style-name="T1"><text:s/>— </text:span></text:p>
          </text:deletion>
        </text:changed-region>
        <text:changed-region xml:id="ct94409107945200" text:id="ct94409107945200">
          <text:insertion>
            <office:change-info>
              <dc:creator>Julia Ringo</dc:creator>
              <dc:date>2023-10-05T13:15:00</dc:date>
            </office:change-info>
          </text:insertion>
        </text:changed-region>
        <text:changed-region xml:id="ct94409107946656" text:id="ct94409107946656">
          <text:deletion>
            <office:change-info>
              <dc:creator>Julia Ringo</dc:creator>
              <dc:date>2023-10-21T07:52:00</dc:date>
            </office:change-info>
            <text:p text:style-name="Text_20_body"><text:span text:style-name="T1">50 </text:span></text:p>
          </text:deletion>
        </text:changed-region>
        <text:changed-region xml:id="ct94409107948096" text:id="ct94409107948096">
          <text:insertion>
            <office:change-info>
              <dc:creator>Julia Ringo</dc:creator>
              <dc:date>2023-10-21T07:52:00</dc:date>
            </office:change-info>
          </text:insertion>
        </text:changed-region>
        <text:changed-region xml:id="ct94409107951008" text:id="ct94409107951008">
          <text:insertion>
            <office:change-info>
              <dc:creator>Julia Ringo</dc:creator>
              <dc:date>2023-10-21T07:52:00</dc:date>
            </office:change-info>
          </text:insertion>
        </text:changed-region>
        <text:changed-region xml:id="ct94409107952128" text:id="ct94409107952128">
          <text:deletion>
            <office:change-info>
              <dc:creator>Julia Ringo</dc:creator>
              <dc:date>2023-10-21T07:52:00</dc:date>
            </office:change-info>
            <text:p text:style-name="Text_20_body"><text:span text:style-name="T1">15 </text:span></text:p>
          </text:deletion>
        </text:changed-region>
        <text:changed-region xml:id="ct94409107952368" text:id="ct94409107952368">
          <text:insertion>
            <office:change-info>
              <dc:creator>Julia Ringo</dc:creator>
              <dc:date>2023-10-21T07:52:00</dc:date>
            </office:change-info>
          </text:insertion>
        </text:changed-region>
        <text:changed-region xml:id="ct94409107952896" text:id="ct94409107952896">
          <text:deletion>
            <office:change-info>
              <dc:creator>Julia Ringo</dc:creator>
              <dc:date>2023-10-05T13:15:00</dc:date>
            </office:change-info>
            <text:p text:style-name="Text_20_body"><text:span text:style-name="T1"><text:s/>— </text:span></text:p>
          </text:deletion>
        </text:changed-region>
        <text:changed-region xml:id="ct94409107953424" text:id="ct94409107953424">
          <text:insertion>
            <office:change-info>
              <dc:creator>Julia Ringo</dc:creator>
              <dc:date>2023-10-05T13:15:00</dc:date>
            </office:change-info>
          </text:insertion>
        </text:changed-region>
        <text:changed-region xml:id="ct94409107954384" text:id="ct94409107954384">
          <text:insertion>
            <office:change-info>
              <dc:creator>Julia Ringo</dc:creator>
              <dc:date>2023-10-21T07:53:00</dc:date>
            </office:change-info>
          </text:insertion>
        </text:changed-region>
        <text:changed-region xml:id="ct94409107955616" text:id="ct94409107955616">
          <text:insertion>
            <office:change-info>
              <dc:creator>Julia Ringo</dc:creator>
              <dc:date>2023-10-21T07:54:00</dc:date>
            </office:change-info>
          </text:insertion>
        </text:changed-region>
        <text:changed-region xml:id="ct94409107955856" text:id="ct94409107955856">
          <text:deletion>
            <office:change-info>
              <dc:creator>Julia Ringo</dc:creator>
              <dc:date>2023-10-21T07:54:00</dc:date>
            </office:change-info>
            <text:p text:style-name="Text_20_body"><text:span text:style-name="T1">,</text:span></text:p>
          </text:deletion>
        </text:changed-region>
        <text:changed-region xml:id="ct94409107956096" text:id="ct94409107956096">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409107956688" text:id="ct94409107956688">
          <text:deletion>
            <office:change-info>
              <dc:creator>Julia Ringo</dc:creator>
              <dc:date>2023-10-05T13:15:00</dc:date>
            </office:change-info>
            <text:p text:style-name="Text_20_body"><text:span text:style-name="T1"><text:s/>— </text:span></text:p>
          </text:deletion>
        </text:changed-region>
        <text:changed-region xml:id="ct94409107957280" text:id="ct94409107957280">
          <text:insertion>
            <office:change-info>
              <dc:creator>Julia Ringo</dc:creator>
              <dc:date>2023-10-05T13:15:00</dc:date>
            </office:change-info>
          </text:insertion>
        </text:changed-region>
        <text:changed-region xml:id="ct94409107957808" text:id="ct94409107957808">
          <text:insertion>
            <office:change-info>
              <dc:creator>Julia Ringo</dc:creator>
              <dc:date>2023-10-21T07:54:00</dc:date>
            </office:change-info>
          </text:insertion>
        </text:changed-region>
        <text:changed-region xml:id="ct94409107958336" text:id="ct94409107958336">
          <text:deletion>
            <office:change-info>
              <dc:creator>Julia Ringo</dc:creator>
              <dc:date>2023-10-21T07:54:00</dc:date>
            </office:change-info>
            <text:p text:style-name="Text_20_body"><text:span text:style-name="T1">,</text:span></text:p>
          </text:deletion>
        </text:changed-region>
        <text:changed-region xml:id="ct94409107958576" text:id="ct94409107958576">
          <text:deletion>
            <office:change-info>
              <dc:creator>Julia Ringo</dc:creator>
              <dc:date>2023-10-21T07:54:00</dc:date>
            </office:change-info>
            <text:p text:style-name="Text_20_body"><text:span text:style-name="T1">,</text:span></text:p>
          </text:deletion>
        </text:changed-region>
        <text:changed-region xml:id="ct94409107959200" text:id="ct94409107959200">
          <text:deletion>
            <office:change-info>
              <dc:creator>Julia Ringo</dc:creator>
              <dc:date>2023-10-21T07:54:00</dc:date>
            </office:change-info>
            <text:p text:style-name="Text_20_body"><text:span text:style-name="T1">20 </text:span></text:p>
          </text:deletion>
        </text:changed-region>
        <text:changed-region xml:id="ct94409107959440" text:id="ct94409107959440">
          <text:insertion>
            <office:change-info>
              <dc:creator>Julia Ringo</dc:creator>
              <dc:date>2023-10-21T07:54:00</dc:date>
            </office:change-info>
          </text:insertion>
        </text:changed-region>
        <text:changed-region xml:id="ct94409107960320" text:id="ct94409107960320">
          <text:format-change>
            <office:change-info>
              <dc:creator>Julia Ringo</dc:creator>
              <dc:date>2023-10-21T07:54:00</dc:date>
            </office:change-info>
          </text:format-change>
        </text:changed-region>
        <text:changed-region xml:id="ct94409107961200" text:id="ct94409107961200">
          <text:insertion>
            <office:change-info>
              <dc:creator>Julia Ringo</dc:creator>
              <dc:date>2023-10-21T07:55:00</dc:date>
            </office:change-info>
          </text:insertion>
        </text:changed-region>
        <text:changed-region xml:id="ct94409107961440" text:id="ct94409107961440">
          <text:deletion>
            <office:change-info>
              <dc:creator>Julia Ringo</dc:creator>
              <dc:date>2023-10-21T07:55:00</dc:date>
            </office:change-info>
            <text:p text:style-name="Text_20_body"><text:span text:style-name="T1">,</text:span></text:p>
          </text:deletion>
        </text:changed-region>
        <text:changed-region xml:id="ct94409107961680" text:id="ct94409107961680">
          <text:insertion>
            <office:change-info>
              <dc:creator>Julia Ringo</dc:creator>
              <dc:date>2023-10-21T07:55:00</dc:date>
            </office:change-info>
          </text:insertion>
        </text:changed-region>
        <text:changed-region xml:id="ct94409107961920" text:id="ct94409107961920">
          <text:deletion>
            <office:change-info>
              <dc:creator>Julia Ringo</dc:creator>
              <dc:date>2023-10-21T07:55:00</dc:date>
            </office:change-info>
            <text:p text:style-name="Text_20_body"><text:span text:style-name="T1">w</text:span></text:p>
          </text:deletion>
        </text:changed-region>
        <text:changed-region xml:id="ct94409107962800" text:id="ct94409107962800">
          <text:insertion>
            <office:change-info>
              <dc:creator>Julia Ringo</dc:creator>
              <dc:date>2023-10-21T07:55:00</dc:date>
            </office:change-info>
          </text:insertion>
        </text:changed-region>
        <text:changed-region xml:id="ct94409107963280" text:id="ct94409107963280">
          <text:deletion>
            <office:change-info>
              <dc:creator>Julia Ringo</dc:creator>
              <dc:date>2023-10-21T07:55:00</dc:date>
            </office:change-info>
            <text:p text:style-name="Text_20_body"><text:span text:style-name="T1">t</text:span></text:p>
          </text:deletion>
        </text:changed-region>
        <text:changed-region xml:id="ct94409107963040" text:id="ct94409107963040">
          <text:deletion>
            <office:change-info>
              <dc:creator>Julia Ringo</dc:creator>
              <dc:date>2023-10-05T13:15:00</dc:date>
            </office:change-info>
            <text:p text:style-name="Text_20_body"><text:span text:style-name="T1"><text:s/>— </text:span></text:p>
          </text:deletion>
        </text:changed-region>
        <text:changed-region xml:id="ct94409107968960" text:id="ct94409107968960">
          <text:insertion>
            <office:change-info>
              <dc:creator>Julia Ringo</dc:creator>
              <dc:date>2023-10-05T13:15:00</dc:date>
            </office:change-info>
          </text:insertion>
        </text:changed-region>
        <text:changed-region xml:id="ct94409107969552" text:id="ct94409107969552">
          <text:deletion>
            <office:change-info>
              <dc:creator>Julia Ringo</dc:creator>
              <dc:date>2023-10-21T07:55:00</dc:date>
            </office:change-info>
            <text:p text:style-name="Text_20_body"><text:span text:style-name="T1">15 </text:span></text:p>
          </text:deletion>
        </text:changed-region>
        <text:changed-region xml:id="ct94409107969792" text:id="ct94409107969792">
          <text:insertion>
            <office:change-info>
              <dc:creator>Julia Ringo</dc:creator>
              <dc:date>2023-10-21T07:55:00</dc:date>
            </office:change-info>
          </text:insertion>
        </text:changed-region>
        <text:changed-region xml:id="ct94409107970384" text:id="ct94409107970384">
          <text:deletion>
            <office:change-info>
              <dc:creator>Julia Ringo</dc:creator>
              <dc:date>2023-10-21T07:55:00</dc:date>
            </office:change-info>
            <text:p text:style-name="Text_20_body"><text:span text:style-name="T1">50 </text:span></text:p>
          </text:deletion>
        </text:changed-region>
        <text:changed-region xml:id="ct94409107970624" text:id="ct94409107970624">
          <text:insertion>
            <office:change-info>
              <dc:creator>Julia Ringo</dc:creator>
              <dc:date>2023-10-21T07:55:00</dc:date>
            </office:change-info>
          </text:insertion>
        </text:changed-region>
        <text:changed-region xml:id="ct94409102460032" text:id="ct94409102460032">
          <text:insertion>
            <office:change-info>
              <dc:creator>Julia Ringo</dc:creator>
              <dc:date>2023-10-21T07:55:00</dc:date>
            </office:change-info>
          </text:insertion>
        </text:changed-region>
        <text:changed-region xml:id="ct94409102038864" text:id="ct94409102038864">
          <text:deletion>
            <office:change-info>
              <dc:creator>Julia Ringo</dc:creator>
              <dc:date>2023-10-21T07:55:00</dc:date>
            </office:change-info>
            <text:p text:style-name="Text_20_body"><text:span text:style-name="T1">S</text:span></text:p>
          </text:deletion>
        </text:changed-region>
        <text:changed-region xml:id="ct94409107976800" text:id="ct94409107976800">
          <text:deletion>
            <office:change-info>
              <dc:creator>Julia Ringo</dc:creator>
              <dc:date>2023-10-21T07:56:00</dc:date>
            </office:change-info>
            <text:p text:style-name="Text_20_body"><text:span text:style-name="T1">50 </text:span></text:p>
          </text:deletion>
        </text:changed-region>
        <text:changed-region xml:id="ct94409101165984" text:id="ct94409101165984">
          <text:insertion>
            <office:change-info>
              <dc:creator>Julia Ringo</dc:creator>
              <dc:date>2023-10-21T07:56:00</dc:date>
            </office:change-info>
          </text:insertion>
        </text:changed-region>
        <text:changed-region xml:id="ct94409107977040" text:id="ct94409107977040">
          <text:deletion>
            <office:change-info>
              <dc:creator>Julia Ringo</dc:creator>
              <dc:date>2023-10-21T07:56:00</dc:date>
            </office:change-info>
            <text:p text:style-name="Text_20_body"><text:span text:style-name="T1">60 </text:span></text:p>
          </text:deletion>
        </text:changed-region>
        <text:changed-region xml:id="ct94409107977280" text:id="ct94409107977280">
          <text:insertion>
            <office:change-info>
              <dc:creator>Julia Ringo</dc:creator>
              <dc:date>2023-10-21T07:56:00</dc:date>
            </office:change-info>
          </text:insertion>
        </text:changed-region>
        <text:changed-region xml:id="ct94409107977520" text:id="ct94409107977520">
          <text:deletion>
            <office:change-info>
              <dc:creator>Julia Ringo</dc:creator>
              <dc:date>2023-10-21T07:56:00</dc:date>
            </office:change-info>
            <text:p text:style-name="Text_20_body"><text:span text:style-name="T1">200 </text:span></text:p>
          </text:deletion>
        </text:changed-region>
        <text:changed-region xml:id="ct94409107978112" text:id="ct94409107978112">
          <text:insertion>
            <office:change-info>
              <dc:creator>Julia Ringo</dc:creator>
              <dc:date>2023-10-21T07:56:00</dc:date>
            </office:change-info>
          </text:insertion>
        </text:changed-region>
        <text:changed-region xml:id="ct94409107978352" text:id="ct94409107978352">
          <text:deletion>
            <office:change-info>
              <dc:creator>Julia Ringo</dc:creator>
              <dc:date>2023-10-21T07:56:00</dc:date>
            </office:change-info>
            <text:p text:style-name="Text_20_body"><text:span text:style-name="T1">200 </text:span></text:p>
          </text:deletion>
        </text:changed-region>
        <text:changed-region xml:id="ct94409107978592" text:id="ct94409107978592">
          <text:insertion>
            <office:change-info>
              <dc:creator>Julia Ringo</dc:creator>
              <dc:date>2023-10-21T07:56:00</dc:date>
            </office:change-info>
          </text:insertion>
        </text:changed-region>
        <text:changed-region xml:id="ct94409107980192" text:id="ct94409107980192">
          <text:insertion>
            <office:change-info>
              <dc:creator>Julia Ringo</dc:creator>
              <dc:date>2023-10-21T07:56:00</dc:date>
            </office:change-info>
          </text:insertion>
        </text:changed-region>
        <text:changed-region xml:id="ct94409107982352" text:id="ct94409107982352">
          <text:insertion>
            <office:change-info>
              <dc:creator>Julia Ringo</dc:creator>
              <dc:date>2023-10-21T07:56:00</dc:date>
            </office:change-info>
          </text:insertion>
        </text:changed-region>
        <text:changed-region xml:id="ct94409107983232" text:id="ct94409107983232">
          <text:deletion>
            <office:change-info>
              <dc:creator>Julia Ringo</dc:creator>
              <dc:date>2023-10-10T11:08:00</dc:date>
            </office:change-info>
            <text:p text:style-name="Text_20_body"><text:span text:style-name="T1">…</text:span></text:p>
          </text:deletion>
        </text:changed-region>
        <text:changed-region xml:id="ct94409107983472" text:id="ct94409107983472">
          <text:insertion>
            <office:change-info>
              <dc:creator>Julia Ringo</dc:creator>
              <dc:date>2023-10-10T11:08:00</dc:date>
            </office:change-info>
          </text:insertion>
        </text:changed-region>
        <text:changed-region xml:id="ct94409107984352" text:id="ct94409107984352">
          <text:deletion>
            <office:change-info>
              <dc:creator>Julia Ringo</dc:creator>
              <dc:date>2023-10-05T13:15:00</dc:date>
            </office:change-info>
            <text:p text:style-name="Text_20_body"><text:span text:style-name="T1"><text:s/>— </text:span></text:p>
          </text:deletion>
        </text:changed-region>
        <text:changed-region xml:id="ct94409107986224" text:id="ct94409107986224">
          <text:insertion>
            <office:change-info>
              <dc:creator>Julia Ringo</dc:creator>
              <dc:date>2023-10-05T13:15:00</dc:date>
            </office:change-info>
          </text:insertion>
        </text:changed-region>
        <text:changed-region xml:id="ct94409107973104" text:id="ct94409107973104">
          <text:deletion>
            <office:change-info>
              <dc:creator>Julia Ringo</dc:creator>
              <dc:date>2023-10-10T11:08:00</dc:date>
            </office:change-info>
            <text:p text:style-name="Text_20_body"><text:span text:style-name="T1">…</text:span></text:p>
          </text:deletion>
        </text:changed-region>
        <text:changed-region xml:id="ct94409107949936" text:id="ct94409107949936">
          <text:insertion>
            <office:change-info>
              <dc:creator>Julia Ringo</dc:creator>
              <dc:date>2023-10-10T11:08:00</dc:date>
            </office:change-info>
          </text:insertion>
        </text:changed-region>
        <text:changed-region xml:id="ct94409107944656" text:id="ct94409107944656">
          <text:insertion>
            <office:change-info>
              <dc:creator>Julia Ringo</dc:creator>
              <dc:date>2023-10-21T07:57:00</dc:date>
            </office:change-info>
          </text:insertion>
        </text:changed-region>
        <text:changed-region xml:id="ct94409107944192" text:id="ct94409107944192">
          <text:deletion>
            <office:change-info>
              <dc:creator>Julia Ringo</dc:creator>
              <dc:date>2023-10-21T07:57:00</dc:date>
            </office:change-info>
            <text:p text:style-name="Text_20_body"><text:span text:style-name="T1">a</text:span></text:p>
          </text:deletion>
        </text:changed-region>
        <text:changed-region xml:id="ct94409107129120" text:id="ct94409107129120">
          <text:insertion>
            <office:change-info>
              <dc:creator>Julia Ringo</dc:creator>
              <dc:date>2023-10-21T07:57:00</dc:date>
            </office:change-info>
          </text:insertion>
        </text:changed-region>
        <text:changed-region xml:id="ct94409107130576" text:id="ct94409107130576">
          <text:insertion>
            <office:change-info>
              <dc:creator>Julia Ringo</dc:creator>
              <dc:date>2023-10-21T07:57:00</dc:date>
            </office:change-info>
          </text:insertion>
        </text:changed-region>
        <text:changed-region xml:id="ct94409107130816" text:id="ct94409107130816">
          <text:deletion>
            <office:change-info>
              <dc:creator>Julia Ringo</dc:creator>
              <dc:date>2023-10-21T07:57:00</dc:date>
            </office:change-info>
            <text:p text:style-name="Text_20_body"><text:span text:style-name="T1">.</text:span></text:p>
          </text:deletion>
        </text:changed-region>
        <text:changed-region xml:id="ct94409107131056" text:id="ct94409107131056">
          <text:deletion>
            <office:change-info>
              <dc:creator>Julia Ringo</dc:creator>
              <dc:date>2023-10-21T07:57:00</dc:date>
            </office:change-info>
            <text:p text:style-name="Text_20_body"><text:span text:style-name="T1">her guess </text:span></text:p>
          </text:deletion>
        </text:changed-region>
        <text:changed-region xml:id="ct94409107133328" text:id="ct94409107133328">
          <text:insertion>
            <office:change-info>
              <dc:creator>Julia Ringo</dc:creator>
              <dc:date>2023-10-21T07:57:00</dc:date>
            </office:change-info>
          </text:insertion>
        </text:changed-region>
        <text:changed-region xml:id="ct94409107133568" text:id="ct94409107133568">
          <text:deletion>
            <office:change-info>
              <dc:creator>Julia Ringo</dc:creator>
              <dc:date>2023-10-21T07:57:00</dc:date>
            </office:change-info>
            <text:p text:style-name="Text_20_body"><text:span text:style-name="T1"><text:s/></text:span></text:p>
          </text:deletion>
        </text:changed-region>
        <text:changed-region xml:id="ct94409107134496" text:id="ct94409107134496">
          <text:insertion>
            <office:change-info>
              <dc:creator>Julia Ringo</dc:creator>
              <dc:date>2023-10-21T07:57:00</dc:date>
            </office:change-info>
          </text:insertion>
        </text:changed-region>
        <text:changed-region xml:id="ct94409107134736" text:id="ct94409107134736">
          <text:insertion>
            <office:change-info>
              <dc:creator>Julia Ringo</dc:creator>
              <dc:date>2023-10-21T07:57:00</dc:date>
            </office:change-info>
          </text:insertion>
        </text:changed-region>
        <text:changed-region xml:id="ct94409107135456" text:id="ct94409107135456">
          <text:deletion>
            <office:change-info>
              <dc:creator>Julia Ringo</dc:creator>
              <dc:date>2023-10-21T07:57:00</dc:date>
            </office:change-info>
            <text:p text:style-name="Text_20_body"><text:span text:style-name="T1">,</text:span></text:p>
          </text:deletion>
        </text:changed-region>
        <text:changed-region xml:id="ct94409107137024" text:id="ct94409107137024">
          <text:insertion>
            <office:change-info>
              <dc:creator>Julia Ringo</dc:creator>
              <dc:date>2023-10-21T07:57:00</dc:date>
            </office:change-info>
          </text:insertion>
        </text:changed-region>
        <text:changed-region xml:id="ct94409107142752" text:id="ct94409107142752">
          <text:format-change>
            <office:change-info>
              <dc:creator>Julia Ringo</dc:creator>
              <dc:date>2023-10-21T07:58:00</dc:date>
            </office:change-info>
          </text:format-change>
        </text:changed-region>
        <text:changed-region xml:id="ct94409107128560" text:id="ct94409107128560">
          <text:deletion>
            <office:change-info>
              <dc:creator>Julia Ringo</dc:creator>
              <dc:date>2023-10-21T07:58:00</dc:date>
            </office:change-info>
            <text:p text:style-name="First_20_Paragraph"><text:span text:style-name="T1">20 </text:span></text:p>
          </text:deletion>
        </text:changed-region>
        <text:changed-region xml:id="ct94409107949248" text:id="ct94409107949248">
          <text:insertion>
            <office:change-info>
              <dc:creator>Julia Ringo</dc:creator>
              <dc:date>2023-10-21T07:58:00</dc:date>
            </office:change-info>
          </text:insertion>
        </text:changed-region>
        <text:changed-region xml:id="ct94409101491248" text:id="ct94409101491248">
          <text:deletion>
            <office:change-info>
              <dc:creator>Julia Ringo</dc:creator>
              <dc:date>2023-10-21T07:58:00</dc:date>
            </office:change-info>
            <text:p text:style-name="First_20_Paragraph"><text:span text:style-name="T1">15 </text:span></text:p>
          </text:deletion>
        </text:changed-region>
        <text:changed-region xml:id="ct94409108022448" text:id="ct94409108022448">
          <text:insertion>
            <office:change-info>
              <dc:creator>Julia Ringo</dc:creator>
              <dc:date>2023-10-21T07:58:00</dc:date>
            </office:change-info>
          </text:insertion>
        </text:changed-region>
        <text:changed-region xml:id="ct94409108025216" text:id="ct94409108025216">
          <text:insertion>
            <office:change-info>
              <dc:creator>Julia Ringo</dc:creator>
              <dc:date>2023-10-21T08:35:00</dc:date>
            </office:change-info>
          </text:insertion>
        </text:changed-region>
        <text:changed-region xml:id="ct94409108027888" text:id="ct94409108027888">
          <text:deletion>
            <office:change-info>
              <dc:creator>Julia Ringo</dc:creator>
              <dc:date>2023-10-21T08:35:00</dc:date>
            </office:change-info>
            <text:p text:style-name="Text_20_body"><text:span text:style-name="T1">20 </text:span></text:p>
          </text:deletion>
        </text:changed-region>
        <text:changed-region xml:id="ct94409108028368" text:id="ct94409108028368">
          <text:insertion>
            <office:change-info>
              <dc:creator>Julia Ringo</dc:creator>
              <dc:date>2023-10-21T08:35:00</dc:date>
            </office:change-info>
          </text:insertion>
        </text:changed-region>
        <text:changed-region xml:id="ct94409108028128" text:id="ct94409108028128">
          <text:insertion>
            <office:change-info>
              <dc:creator>Julia Ringo</dc:creator>
              <dc:date>2023-10-21T08:35:00</dc:date>
            </office:change-info>
          </text:insertion>
        </text:changed-region>
        <text:changed-region xml:id="ct94409108029920" text:id="ct94409108029920">
          <text:deletion>
            <office:change-info>
              <dc:creator>Julia Ringo</dc:creator>
              <dc:date>2023-10-21T08:35:00</dc:date>
            </office:change-info>
            <text:p text:style-name="Text_20_body"><text:span text:style-name="T1"><text:s/>and</text:span></text:p>
          </text:deletion>
        </text:changed-region>
        <text:changed-region xml:id="ct94409108030160" text:id="ct94409108030160">
          <text:deletion>
            <office:change-info>
              <dc:creator>Julia Ringo</dc:creator>
              <dc:date>2023-10-21T08:35:00</dc:date>
            </office:change-info>
            <text:p text:style-name="Text_20_body"><text:span text:style-name="T1">the </text:span></text:p>
          </text:deletion>
        </text:changed-region>
        <text:changed-region xml:id="ct94409108031568" text:id="ct94409108031568">
          <text:insertion>
            <office:change-info>
              <dc:creator>Julia Ringo</dc:creator>
              <dc:date>2023-10-21T08:35:00</dc:date>
            </office:change-info>
          </text:insertion>
        </text:changed-region>
        <text:changed-region xml:id="ct94409108037408" text:id="ct94409108037408">
          <text:insertion>
            <office:change-info>
              <dc:creator>Julia Ringo</dc:creator>
              <dc:date>2023-10-21T08:36:00</dc:date>
            </office:change-info>
          </text:insertion>
        </text:changed-region>
        <text:changed-region xml:id="ct94409108040512" text:id="ct94409108040512">
          <text:deletion>
            <office:change-info>
              <dc:creator>Julia Ringo</dc:creator>
              <dc:date>2023-10-21T10:06:00</dc:date>
            </office:change-info>
            <text:p text:style-name="Text_20_body"><text:span text:style-name="T1">,</text:span></text:p>
          </text:deletion>
        </text:changed-region>
        <text:changed-region xml:id="ct94409108041392" text:id="ct94409108041392">
          <text:insertion>
            <office:change-info>
              <dc:creator>Julia Ringo</dc:creator>
              <dc:date>2023-10-21T10:06:00</dc:date>
            </office:change-info>
          </text:insertion>
        </text:changed-region>
        <text:changed-region xml:id="ct94409108042480" text:id="ct94409108042480">
          <text:insertion>
            <office:change-info>
              <dc:creator>Julia Ringo</dc:creator>
              <dc:date>2023-10-21T10:06:00</dc:date>
            </office:change-info>
          </text:insertion>
        </text:changed-region>
        <text:changed-region xml:id="ct94409107943536" text:id="ct94409107943536">
          <text:insertion>
            <office:change-info>
              <dc:creator>Julia Ringo</dc:creator>
              <dc:date>2023-10-21T10:06:00</dc:date>
            </office:change-info>
          </text:insertion>
        </text:changed-region>
        <text:changed-region xml:id="ct94409108030480" text:id="ct94409108030480">
          <text:insertion>
            <office:change-info>
              <dc:creator>Julia Ringo</dc:creator>
              <dc:date>2023-10-21T10:07:00</dc:date>
            </office:change-info>
          </text:insertion>
        </text:changed-region>
        <text:changed-region xml:id="ct94409108043728" text:id="ct94409108043728">
          <text:deletion>
            <office:change-info>
              <dc:creator>Julia Ringo</dc:creator>
              <dc:date>2023-10-21T10:07:00</dc:date>
            </office:change-info>
            <text:p text:style-name="Text_20_body"><text:span text:style-name="T1"><text:s/>that followed every meal. </text:span></text:p>
          </text:deletion>
        </text:changed-region>
        <text:changed-region xml:id="ct94409108045168" text:id="ct94409108045168">
          <text:insertion>
            <office:change-info>
              <dc:creator>Julia Ringo</dc:creator>
              <dc:date>2023-10-21T10:07:00</dc:date>
            </office:change-info>
          </text:insertion>
        </text:changed-region>
        <text:changed-region xml:id="ct94409108045408" text:id="ct94409108045408">
          <text:deletion>
            <office:change-info>
              <dc:creator>Julia Ringo</dc:creator>
              <dc:date>2023-10-21T10:07:00</dc:date>
            </office:change-info>
            <text:p text:style-name="Text_20_body"><text:span text:style-name="T1">,</text:span></text:p>
          </text:deletion>
        </text:changed-region>
        <text:changed-region xml:id="ct94409108047232" text:id="ct94409108047232">
          <text:insertion>
            <office:change-info>
              <dc:creator>Julia Ringo</dc:creator>
              <dc:date>2023-10-21T10:07:00</dc:date>
            </office:change-info>
          </text:insertion>
        </text:changed-region>
        <text:changed-region xml:id="ct94409108047472" text:id="ct94409108047472">
          <text:deletion>
            <office:change-info>
              <dc:creator>Julia Ringo</dc:creator>
              <dc:date>2023-10-21T10:07:00</dc:date>
            </office:change-info>
            <text:p text:style-name="Text_20_body"><text:span text:style-name="T1">w</text:span></text:p>
          </text:deletion>
        </text:changed-region>
        <text:changed-region xml:id="ct94409108049440" text:id="ct94409108049440">
          <text:insertion>
            <office:change-info>
              <dc:creator>Julia Ringo</dc:creator>
              <dc:date>2023-10-21T10:07:00</dc:date>
            </office:change-info>
          </text:insertion>
        </text:changed-region>
        <text:changed-region xml:id="ct94409108049680" text:id="ct94409108049680">
          <text:deletion>
            <office:change-info>
              <dc:creator>Julia Ringo</dc:creator>
              <dc:date>2023-10-21T10:07:00</dc:date>
            </office:change-info>
            <text:p text:style-name="Text_20_body"><text:span text:style-name="T1">just </text:span></text:p>
          </text:deletion>
        </text:changed-region>
        <text:changed-region xml:id="ct94409108050160" text:id="ct94409108050160">
          <text:insertion>
            <office:change-info>
              <dc:creator>Julia Ringo</dc:creator>
              <dc:date>2023-10-21T10:07:00</dc:date>
            </office:change-info>
          </text:insertion>
        </text:changed-region>
        <text:changed-region xml:id="ct94409108052480" text:id="ct94409108052480">
          <text:insertion>
            <office:change-info>
              <dc:creator>Julia Ringo</dc:creator>
              <dc:date>2023-10-21T10:07:00</dc:date>
            </office:change-info>
          </text:insertion>
        </text:changed-region>
        <text:changed-region xml:id="ct94409108054096" text:id="ct94409108054096">
          <text:deletion>
            <office:change-info>
              <dc:creator>Julia Ringo</dc:creator>
              <dc:date>2023-10-05T13:15:00</dc:date>
            </office:change-info>
            <text:p text:style-name="Text_20_body"><text:span text:style-name="T1"><text:s/>— </text:span></text:p>
          </text:deletion>
        </text:changed-region>
        <text:changed-region xml:id="ct94409108055072" text:id="ct94409108055072">
          <text:insertion>
            <office:change-info>
              <dc:creator>Julia Ringo</dc:creator>
              <dc:date>2023-10-05T13:15:00</dc:date>
            </office:change-info>
          </text:insertion>
        </text:changed-region>
        <text:changed-region xml:id="ct94409108059008" text:id="ct94409108059008">
          <text:insertion>
            <office:change-info>
              <dc:creator>Julia Ringo</dc:creator>
              <dc:date>2023-10-21T10:08:00</dc:date>
            </office:change-info>
          </text:insertion>
        </text:changed-region>
        <text:changed-region xml:id="ct94409108059248" text:id="ct94409108059248">
          <text:deletion>
            <office:change-info>
              <dc:creator>Julia Ringo</dc:creator>
              <dc:date>2023-10-21T10:08:00</dc:date>
            </office:change-info>
            <text:p text:style-name="Text_20_body"><text:span text:style-name="T1">,</text:span></text:p>
          </text:deletion>
        </text:changed-region>
        <text:changed-region xml:id="ct94409108059488" text:id="ct94409108059488">
          <text:insertion>
            <office:change-info>
              <dc:creator>Julia Ringo</dc:creator>
              <dc:date>2023-10-21T10:08:00</dc:date>
            </office:change-info>
          </text:insertion>
        </text:changed-region>
        <text:changed-region xml:id="ct94409108059728" text:id="ct94409108059728">
          <text:deletion>
            <office:change-info>
              <dc:creator>Julia Ringo</dc:creator>
              <dc:date>2023-10-21T10:08:00</dc:date>
            </office:change-info>
            <text:p text:style-name="Text_20_body"><text:span text:style-name="T1">w</text:span></text:p>
          </text:deletion>
        </text:changed-region>
        <text:changed-region xml:id="ct94409108059968" text:id="ct94409108059968">
          <text:insertion>
            <office:change-info>
              <dc:creator>Julia Ringo</dc:creator>
              <dc:date>2023-10-21T10:09:00</dc:date>
            </office:change-info>
          </text:insertion>
        </text:changed-region>
        <text:changed-region xml:id="ct94409108070976" text:id="ct94409108070976">
          <text:deletion>
            <office:change-info>
              <dc:creator>Julia Ringo</dc:creator>
              <dc:date>2023-10-21T10:09:00</dc:date>
            </office:change-info>
            <text:p text:style-name="Text_20_body"><text:span text:style-name="T1">15 </text:span></text:p>
          </text:deletion>
        </text:changed-region>
        <text:changed-region xml:id="ct94409108071216" text:id="ct94409108071216">
          <text:insertion>
            <office:change-info>
              <dc:creator>Julia Ringo</dc:creator>
              <dc:date>2023-10-21T10:09:00</dc:date>
            </office:change-info>
          </text:insertion>
        </text:changed-region>
        <text:changed-region xml:id="ct94409108066976" text:id="ct94409108066976">
          <text:deletion>
            <office:change-info>
              <dc:creator>Julia Ringo</dc:creator>
              <dc:date>2023-10-21T10:09:00</dc:date>
            </office:change-info>
            <text:p text:style-name="Text_20_body"><text:span text:style-name="T1">-</text:span></text:p>
          </text:deletion>
        </text:changed-region>
        <text:changed-region xml:id="ct94409108066304" text:id="ct94409108066304">
          <text:insertion>
            <office:change-info>
              <dc:creator>Julia Ringo</dc:creator>
              <dc:date>2023-10-21T10:09:00</dc:date>
            </office:change-info>
          </text:insertion>
        </text:changed-region>
        <text:changed-region xml:id="ct94409108067728" text:id="ct94409108067728">
          <text:deletion>
            <office:change-info>
              <dc:creator>Julia Ringo</dc:creator>
              <dc:date>2023-10-21T10:10:00</dc:date>
            </office:change-info>
            <text:p text:style-name="Text_20_body"><text:span text:style-name="T1">So e</text:span></text:p>
          </text:deletion>
        </text:changed-region>
        <text:changed-region xml:id="ct94409108072176" text:id="ct94409108072176">
          <text:insertion>
            <office:change-info>
              <dc:creator>Julia Ringo</dc:creator>
              <dc:date>2023-10-21T10:10:00</dc:date>
            </office:change-info>
          </text:insertion>
        </text:changed-region>
        <text:changed-region xml:id="ct94409108072416" text:id="ct94409108072416">
          <text:deletion>
            <office:change-info>
              <dc:creator>Julia Ringo</dc:creator>
              <dc:date>2023-10-21T10:10:00</dc:date>
            </office:change-info>
            <text:p text:style-name="Text_20_body"><text:span text:style-name="T1">20 </text:span></text:p>
          </text:deletion>
        </text:changed-region>
        <text:changed-region xml:id="ct94409108073040" text:id="ct94409108073040">
          <text:insertion>
            <office:change-info>
              <dc:creator>Julia Ringo</dc:creator>
              <dc:date>2023-10-21T10:10:00</dc:date>
            </office:change-info>
          </text:insertion>
        </text:changed-region>
        <text:changed-region xml:id="ct94409108073888" text:id="ct94409108073888">
          <text:insertion>
            <office:change-info>
              <dc:creator>Julia Ringo</dc:creator>
              <dc:date>2023-10-21T10:10:00</dc:date>
            </office:change-info>
          </text:insertion>
        </text:changed-region>
        <text:changed-region xml:id="ct94409108074128" text:id="ct94409108074128">
          <text:deletion>
            <office:change-info>
              <dc:creator>Julia Ringo</dc:creator>
              <dc:date>2023-10-05T13:15:00</dc:date>
            </office:change-info>
            <text:p text:style-name="Text_20_body"><text:span text:style-name="T1"><text:s/>— </text:span></text:p>
          </text:deletion>
        </text:changed-region>
        <text:changed-region xml:id="ct94409108076464" text:id="ct94409108076464">
          <text:insertion>
            <office:change-info>
              <dc:creator>Julia Ringo</dc:creator>
              <dc:date>2023-10-05T13:15:00</dc:date>
            </office:change-info>
          </text:insertion>
        </text:changed-region>
        <text:changed-region xml:id="ct94409108077856" text:id="ct94409108077856">
          <text:insertion>
            <office:change-info>
              <dc:creator>Julia Ringo</dc:creator>
              <dc:date>2023-10-21T10:10:00</dc:date>
            </office:change-info>
          </text:insertion>
        </text:changed-region>
        <text:changed-region xml:id="ct94409108079328" text:id="ct94409108079328">
          <text:deletion>
            <office:change-info>
              <dc:creator>Julia Ringo</dc:creator>
              <dc:date>2023-10-21T10:10:00</dc:date>
            </office:change-info>
            <text:p text:style-name="Text_20_body"><text:span text:style-name="T1">,</text:span></text:p>
          </text:deletion>
        </text:changed-region>
        <text:changed-region xml:id="ct94409108079856" text:id="ct94409108079856">
          <text:deletion>
            <office:change-info>
              <dc:creator>Julia Ringo</dc:creator>
              <dc:date>2023-10-21T10:10:00</dc:date>
            </office:change-info>
            <text:p text:style-name="Text_20_body"><text:span text:style-name="T1">again </text:span></text:p>
          </text:deletion>
        </text:changed-region>
        <text:changed-region xml:id="ct94409108080096" text:id="ct94409108080096">
          <text:insertion>
            <office:change-info>
              <dc:creator>Julia Ringo</dc:creator>
              <dc:date>2023-10-21T10:10:00</dc:date>
            </office:change-info>
          </text:insertion>
        </text:changed-region>
        <text:changed-region xml:id="ct94409108081024" text:id="ct94409108081024">
          <text:insertion>
            <office:change-info>
              <dc:creator>Julia Ringo</dc:creator>
              <dc:date>2023-10-21T10:10:00</dc:date>
            </office:change-info>
          </text:insertion>
        </text:changed-region>
        <text:changed-region xml:id="ct94409108083696" text:id="ct94409108083696">
          <text:deletion>
            <office:change-info>
              <dc:creator>Julia Ringo</dc:creator>
              <dc:date>2023-10-10T11:08:00</dc:date>
            </office:change-info>
            <text:p text:style-name="Text_20_body"><text:span text:style-name="T1">…</text:span></text:p>
          </text:deletion>
        </text:changed-region>
        <text:changed-region xml:id="ct94409108086544" text:id="ct94409108086544">
          <text:insertion>
            <office:change-info>
              <dc:creator>Julia Ringo</dc:creator>
              <dc:date>2023-10-10T11:08:00</dc:date>
            </office:change-info>
          </text:insertion>
        </text:changed-region>
        <text:changed-region xml:id="ct94409108086784" text:id="ct94409108086784">
          <text:deletion>
            <office:change-info>
              <dc:creator>Julia Ringo</dc:creator>
              <dc:date>2023-10-21T10:11:00</dc:date>
            </office:change-info>
            <text:p text:style-name="Text_20_body"><text:span text:style-name="T1"><text:s/></text:span></text:p>
          </text:deletion>
        </text:changed-region>
        <text:changed-region xml:id="ct94409108086304" text:id="ct94409108086304">
          <text:insertion>
            <office:change-info>
              <dc:creator>Julia Ringo</dc:creator>
              <dc:date>2023-10-21T10:11:00</dc:date>
            </office:change-info>
          </text:insertion>
        </text:changed-region>
        <text:changed-region xml:id="ct94409108090480" text:id="ct94409108090480">
          <text:insertion>
            <office:change-info>
              <dc:creator>Julia Ringo</dc:creator>
              <dc:date>2023-10-21T10:11:00</dc:date>
            </office:change-info>
          </text:insertion>
        </text:changed-region>
        <text:changed-region xml:id="ct94409108090720" text:id="ct94409108090720">
          <text:insertion>
            <office:change-info>
              <dc:creator>Julia Ringo</dc:creator>
              <dc:date>2023-10-21T10:11:00</dc:date>
            </office:change-info>
          </text:insertion>
        </text:changed-region>
        <text:changed-region xml:id="ct94409108090960" text:id="ct94409108090960">
          <text:deletion>
            <office:change-info>
              <dc:creator>Julia Ringo</dc:creator>
              <dc:date>2023-10-21T10:11:00</dc:date>
            </office:change-info>
            <text:p text:style-name="Text_20_body"><text:span text:style-name="T1">a</text:span></text:p>
          </text:deletion>
        </text:changed-region>
        <text:changed-region xml:id="ct94409108091680" text:id="ct94409108091680">
          <text:insertion>
            <office:change-info>
              <dc:creator>Julia Ringo</dc:creator>
              <dc:date>2023-10-21T10:11:00</dc:date>
            </office:change-info>
          </text:insertion>
        </text:changed-region>
        <text:changed-region xml:id="ct94409108095056" text:id="ct94409108095056">
          <text:deletion>
            <office:change-info>
              <dc:creator>Julia Ringo</dc:creator>
              <dc:date>2023-10-05T13:15:00</dc:date>
            </office:change-info>
            <text:p text:style-name="Text_20_body"><text:span text:style-name="T1"><text:s/>— </text:span></text:p>
          </text:deletion>
        </text:changed-region>
        <text:changed-region xml:id="ct94409108095648" text:id="ct94409108095648">
          <text:insertion>
            <office:change-info>
              <dc:creator>Julia Ringo</dc:creator>
              <dc:date>2023-10-05T13:15:00</dc:date>
            </office:change-info>
          </text:insertion>
        </text:changed-region>
        <text:changed-region xml:id="ct94409108095888" text:id="ct94409108095888">
          <text:insertion>
            <office:change-info>
              <dc:creator>Julia Ringo</dc:creator>
              <dc:date>2023-10-21T10:11:00</dc:date>
            </office:change-info>
          </text:insertion>
        </text:changed-region>
        <text:changed-region xml:id="ct94409108096800" text:id="ct94409108096800">
          <text:deletion>
            <office:change-info>
              <dc:creator>Julia Ringo</dc:creator>
              <dc:date>2023-10-21T10:11:00</dc:date>
            </office:change-info>
            <text:p text:style-name="Text_20_body"><text:span text:style-name="T1"><text:s/>though</text:span></text:p>
          </text:deletion>
        </text:changed-region>
        <text:changed-region xml:id="ct94409108097568" text:id="ct94409108097568">
          <text:deletion>
            <office:change-info>
              <dc:creator>Julia Ringo</dc:creator>
              <dc:date>2023-10-10T11:08:00</dc:date>
            </office:change-info>
            <text:p text:style-name="Text_20_body"><text:span text:style-name="T1">…</text:span></text:p>
          </text:deletion>
        </text:changed-region>
        <text:changed-region xml:id="ct94409108098160" text:id="ct94409108098160">
          <text:insertion>
            <office:change-info>
              <dc:creator>Julia Ringo</dc:creator>
              <dc:date>2023-10-10T11:08:00</dc:date>
            </office:change-info>
          </text:insertion>
        </text:changed-region>
        <text:changed-region xml:id="ct94409108098688" text:id="ct94409108098688">
          <text:insertion>
            <office:change-info>
              <dc:creator>Julia Ringo</dc:creator>
              <dc:date>2023-10-21T10:11:00</dc:date>
            </office:change-info>
          </text:insertion>
        </text:changed-region>
        <text:changed-region xml:id="ct94409108100208" text:id="ct94409108100208">
          <text:insertion>
            <office:change-info>
              <dc:creator>Julia Ringo</dc:creator>
              <dc:date>2023-10-21T10:11:00</dc:date>
            </office:change-info>
          </text:insertion>
        </text:changed-region>
        <text:changed-region xml:id="ct94409108100448" text:id="ct94409108100448">
          <text:deletion>
            <office:change-info>
              <dc:creator>Julia Ringo</dc:creator>
              <dc:date>2023-10-21T10:12:00</dc:date>
            </office:change-info>
            <text:p text:style-name="Text_20_body"><text:span text:style-name="T1"><text:s/>from Bastian</text:span></text:p>
          </text:deletion>
        </text:changed-region>
        <text:changed-region xml:id="ct94409108100688" text:id="ct94409108100688">
          <text:insertion>
            <office:change-info>
              <dc:creator>Julia Ringo</dc:creator>
              <dc:date>2023-10-21T10:12:00</dc:date>
            </office:change-info>
          </text:insertion>
        </text:changed-region>
        <text:changed-region xml:id="ct94409108107264" text:id="ct94409108107264">
          <text:deletion>
            <office:change-info>
              <dc:creator>Julia Ringo</dc:creator>
              <dc:date>2023-10-05T13:15:00</dc:date>
            </office:change-info>
            <text:p text:style-name="Text_20_body"><text:span text:style-name="T1"><text:s/>— </text:span></text:p>
          </text:deletion>
        </text:changed-region>
        <text:changed-region xml:id="ct94409108107504" text:id="ct94409108107504">
          <text:insertion>
            <office:change-info>
              <dc:creator>Julia Ringo</dc:creator>
              <dc:date>2023-10-05T13:15:00</dc:date>
            </office:change-info>
          </text:insertion>
        </text:changed-region>
        <text:changed-region xml:id="ct94409108107744" text:id="ct94409108107744">
          <text:deletion>
            <office:change-info>
              <dc:creator>Julia Ringo</dc:creator>
              <dc:date>2023-10-05T13:15:00</dc:date>
            </office:change-info>
            <text:p text:style-name="Text_20_body"><text:span text:style-name="T1"><text:s/>— </text:span></text:p>
          </text:deletion>
        </text:changed-region>
        <text:changed-region xml:id="ct94409108108304" text:id="ct94409108108304">
          <text:insertion>
            <office:change-info>
              <dc:creator>Julia Ringo</dc:creator>
              <dc:date>2023-10-21T10:12:00</dc:date>
            </office:change-info>
          </text:insertion>
        </text:changed-region>
        <text:changed-region xml:id="ct94409108108544" text:id="ct94409108108544">
          <text:deletion>
            <office:change-info>
              <dc:creator>Julia Ringo</dc:creator>
              <dc:date>2023-10-21T10:12:00</dc:date>
            </office:change-info>
            <text:p text:style-name="Text_20_body"><text:span text:style-name="T1">Cassandra </text:span></text:p>
          </text:deletion>
        </text:changed-region>
        <text:changed-region xml:id="ct94409108108784" text:id="ct94409108108784">
          <text:insertion>
            <office:change-info>
              <dc:creator>Julia Ringo</dc:creator>
              <dc:date>2023-10-21T10:12:00</dc:date>
            </office:change-info>
          </text:insertion>
        </text:changed-region>
        <text:changed-region xml:id="ct94409108109664" text:id="ct94409108109664">
          <text:insertion>
            <office:change-info>
              <dc:creator>Julia Ringo</dc:creator>
              <dc:date>2023-10-21T10:12:00</dc:date>
            </office:change-info>
          </text:insertion>
        </text:changed-region>
        <text:changed-region xml:id="ct94409108119920" text:id="ct94409108119920">
          <text:deletion>
            <office:change-info>
              <dc:creator>Julia Ringo</dc:creator>
              <dc:date>2023-10-21T10:13:00</dc:date>
            </office:change-info>
            <text:p text:style-name="Text_20_body"><text:span text:style-name="T1">sound of the </text:span></text:p>
          </text:deletion>
        </text:changed-region>
        <text:changed-region xml:id="ct94409108120160" text:id="ct94409108120160">
          <text:deletion>
            <office:change-info>
              <dc:creator>Julia Ringo</dc:creator>
              <dc:date>2023-10-05T13:15:00</dc:date>
            </office:change-info>
            <text:p text:style-name="Text_20_body"><text:span text:style-name="T1"><text:s/>— </text:span></text:p>
          </text:deletion>
        </text:changed-region>
        <text:changed-region xml:id="ct94409108121360" text:id="ct94409108121360">
          <text:insertion>
            <office:change-info>
              <dc:creator>Julia Ringo</dc:creator>
              <dc:date>2023-10-05T13:15:00</dc:date>
            </office:change-info>
          </text:insertion>
        </text:changed-region>
        <text:changed-region xml:id="ct94409108121600" text:id="ct94409108121600">
          <text:deletion>
            <office:change-info>
              <dc:creator>Julia Ringo</dc:creator>
              <dc:date>2023-10-21T10:13:00</dc:date>
            </office:change-info>
            <text:p text:style-name="Text_20_body"><text:span text:style-name="T1">1000</text:span></text:p>
          </text:deletion>
        </text:changed-region>
        <text:changed-region xml:id="ct94409101279984" text:id="ct94409101279984">
          <text:insertion>
            <office:change-info>
              <dc:creator>Julia Ringo</dc:creator>
              <dc:date>2023-10-21T10:13:00</dc:date>
            </office:change-info>
          </text:insertion>
        </text:changed-region>
        <text:changed-region xml:id="ct94409108101648" text:id="ct94409108101648">
          <text:insertion>
            <office:change-info>
              <dc:creator>Julia Ringo</dc:creator>
              <dc:date>2023-10-21T10:13:00</dc:date>
            </office:change-info>
          </text:insertion>
        </text:changed-region>
        <text:changed-region xml:id="ct94409108102032" text:id="ct94409108102032">
          <text:deletion>
            <office:change-info>
              <dc:creator>Julia Ringo</dc:creator>
              <dc:date>2023-10-21T10:13:00</dc:date>
            </office:change-info>
            <text:p text:style-name="Text_20_body"><text:span text:style-name="T1"><text:s/></text:span></text:p>
          </text:deletion>
        </text:changed-region>
        <text:changed-region xml:id="ct94409108125440" text:id="ct94409108125440">
          <text:insertion>
            <office:change-info>
              <dc:creator>Julia Ringo</dc:creator>
              <dc:date>2023-10-21T10:13:00</dc:date>
            </office:change-info>
          </text:insertion>
        </text:changed-region>
        <text:changed-region xml:id="ct94409099742272" text:id="ct94409099742272">
          <text:insertion>
            <office:change-info>
              <dc:creator>Julia Ringo</dc:creator>
              <dc:date>2023-10-21T10:13:00</dc:date>
            </office:change-info>
          </text:insertion>
        </text:changed-region>
        <text:changed-region xml:id="ct94409099741840" text:id="ct94409099741840">
          <text:deletion>
            <office:change-info>
              <dc:creator>Julia Ringo</dc:creator>
              <dc:date>2023-10-21T10:13:00</dc:date>
            </office:change-info>
            <text:p text:style-name="Text_20_body"><text:span text:style-name="T1">;</text:span></text:p>
          </text:deletion>
        </text:changed-region>
        <text:changed-region xml:id="ct94409108119248" text:id="ct94409108119248">
          <text:deletion>
            <office:change-info>
              <dc:creator>Julia Ringo</dc:creator>
              <dc:date>2023-10-21T10:15:00</dc:date>
            </office:change-info>
            <text:p text:style-name="Text_20_body"><text:span text:style-name="T1">did </text:span></text:p>
          </text:deletion>
        </text:changed-region>
        <text:changed-region xml:id="ct94409108115104" text:id="ct94409108115104">
          <text:insertion>
            <office:change-info>
              <dc:creator>Julia Ringo</dc:creator>
              <dc:date>2023-10-21T10:15:00</dc:date>
            </office:change-info>
          </text:insertion>
        </text:changed-region>
        <text:changed-region xml:id="ct94409108115728" text:id="ct94409108115728">
          <text:insertion>
            <office:change-info>
              <dc:creator>Julia Ringo</dc:creator>
              <dc:date>2023-10-21T10:15:00</dc:date>
            </office:change-info>
          </text:insertion>
        </text:changed-region>
        <text:changed-region xml:id="ct94409108106176" text:id="ct94409108106176">
          <text:deletion>
            <office:change-info>
              <dc:creator>Julia Ringo</dc:creator>
              <dc:date>2023-10-21T10:15:00</dc:date>
            </office:change-info>
            <text:p text:style-name="Text_20_body"><text:span text:style-name="T1"><text:s/></text:span></text:p>
          </text:deletion>
        </text:changed-region>
        <text:changed-region xml:id="ct94409108135488" text:id="ct94409108135488">
          <text:deletion>
            <office:change-info>
              <dc:creator>Julia Ringo</dc:creator>
              <dc:date>2023-10-21T10:16:00</dc:date>
            </office:change-info>
            <text:p text:style-name="Text_20_body"><text:span text:style-name="T1">was </text:span></text:p>
          </text:deletion>
        </text:changed-region>
        <text:changed-region xml:id="ct94409108135728" text:id="ct94409108135728">
          <text:insertion>
            <office:change-info>
              <dc:creator>Julia Ringo</dc:creator>
              <dc:date>2023-10-21T10:16:00</dc:date>
            </office:change-info>
          </text:insertion>
        </text:changed-region>
        <text:changed-region xml:id="ct94409108135968" text:id="ct94409108135968">
          <text:deletion>
            <office:change-info>
              <dc:creator>Julia Ringo</dc:creator>
              <dc:date>2023-10-21T10:16:00</dc:date>
            </office:change-info>
            <text:p text:style-name="Text_20_body"><text:span text:style-name="T1">eling</text:span></text:p>
          </text:deletion>
        </text:changed-region>
        <text:changed-region xml:id="ct94409108136208" text:id="ct94409108136208">
          <text:deletion>
            <office:change-info>
              <dc:creator>Julia Ringo</dc:creator>
              <dc:date>2023-10-21T10:16:00</dc:date>
            </office:change-info>
            <text:p text:style-name="Text_20_body"><text:span text:style-name="T1">10</text:span></text:p>
          </text:deletion>
        </text:changed-region>
        <text:changed-region xml:id="ct94409108137760" text:id="ct94409108137760">
          <text:insertion>
            <office:change-info>
              <dc:creator>Julia Ringo</dc:creator>
              <dc:date>2023-10-21T10:16:00</dc:date>
            </office:change-info>
          </text:insertion>
        </text:changed-region>
        <text:changed-region xml:id="ct94409108139600" text:id="ct94409108139600">
          <text:deletion>
            <office:change-info>
              <dc:creator>Julia Ringo</dc:creator>
              <dc:date>2023-10-21T10:16:00</dc:date>
            </office:change-info>
            <text:p text:style-name="Text_20_body"><text:span text:style-name="T1">20</text:span></text:p>
          </text:deletion>
        </text:changed-region>
        <text:changed-region xml:id="ct94409108141360" text:id="ct94409108141360">
          <text:insertion>
            <office:change-info>
              <dc:creator>Julia Ringo</dc:creator>
              <dc:date>2023-10-21T10:16:00</dc:date>
            </office:change-info>
          </text:insertion>
        </text:changed-region>
        <text:changed-region xml:id="ct94409108143536" text:id="ct94409108143536">
          <text:insertion>
            <office:change-info>
              <dc:creator>Julia Ringo</dc:creator>
              <dc:date>2023-10-21T10:16:00</dc:date>
            </office:change-info>
          </text:insertion>
        </text:changed-region>
        <text:changed-region xml:id="ct94409108146800" text:id="ct94409108146800">
          <text:insertion>
            <office:change-info>
              <dc:creator>Julia Ringo</dc:creator>
              <dc:date>2023-10-21T10:16:00</dc:date>
            </office:change-info>
          </text:insertion>
        </text:changed-region>
        <text:changed-region xml:id="ct94409108152016" text:id="ct94409108152016">
          <text:deletion>
            <office:change-info>
              <dc:creator>Julia Ringo</dc:creator>
              <dc:date>2023-10-05T13:15:00</dc:date>
            </office:change-info>
            <text:p text:style-name="Text_20_body"><text:span text:style-name="T1"><text:s/>— </text:span></text:p>
          </text:deletion>
        </text:changed-region>
        <text:changed-region xml:id="ct94409108154768" text:id="ct94409108154768">
          <text:insertion>
            <office:change-info>
              <dc:creator>Julia Ringo</dc:creator>
              <dc:date>2023-10-05T13:15:00</dc:date>
            </office:change-info>
          </text:insertion>
        </text:changed-region>
        <text:changed-region xml:id="ct94409101808144" text:id="ct94409101808144">
          <text:deletion>
            <office:change-info>
              <dc:creator>Julia Ringo</dc:creator>
              <dc:date>2023-10-05T13:15:00</dc:date>
            </office:change-info>
            <text:p text:style-name="Text_20_body"><text:span text:style-name="T1"><text:s/>— </text:span></text:p>
          </text:deletion>
        </text:changed-region>
        <text:changed-region xml:id="ct94409101808512" text:id="ct94409101808512">
          <text:insertion>
            <office:change-info>
              <dc:creator>Julia Ringo</dc:creator>
              <dc:date>2023-10-05T13:15:00</dc:date>
            </office:change-info>
          </text:insertion>
        </text:changed-region>
        <text:changed-region xml:id="ct94409108158352" text:id="ct94409108158352">
          <text:insertion>
            <office:change-info>
              <dc:creator>Julia Ringo</dc:creator>
              <dc:date>2023-10-21T10:16:00</dc:date>
            </office:change-info>
          </text:insertion>
        </text:changed-region>
        <text:changed-region xml:id="ct94409108160736" text:id="ct94409108160736">
          <text:deletion>
            <office:change-info>
              <dc:creator>Julia Ringo</dc:creator>
              <dc:date>2023-10-21T10:17:00</dc:date>
            </office:change-info>
            <text:p text:style-name="Text_20_body"><text:span text:style-name="T1">reflected back </text:span></text:p>
          </text:deletion>
        </text:changed-region>
        <text:changed-region xml:id="ct94409108164240" text:id="ct94409108164240">
          <text:insertion>
            <office:change-info>
              <dc:creator>Julia Ringo</dc:creator>
              <dc:date>2023-10-21T10:17:00</dc:date>
            </office:change-info>
          </text:insertion>
        </text:changed-region>
        <text:changed-region xml:id="ct94409108164752" text:id="ct94409108164752">
          <text:deletion>
            <office:change-info>
              <dc:creator>Julia Ringo</dc:creator>
              <dc:date>2023-10-21T10:17:00</dc:date>
            </office:change-info>
            <text:p text:style-name="Text_20_body"><text:span text:style-name="T1"><text:s/>that</text:span></text:p>
          </text:deletion>
        </text:changed-region>
        <text:changed-region xml:id="ct94409108163216" text:id="ct94409108163216">
          <text:deletion>
            <office:change-info>
              <dc:creator>Julia Ringo</dc:creator>
              <dc:date>2023-10-21T10:17:00</dc:date>
            </office:change-info>
            <text:p text:style-name="Text_20_body"><text:span text:style-name="T1">was more and more appearing</text:span></text:p>
          </text:deletion>
        </text:changed-region>
        <text:changed-region xml:id="ct94409108165968" text:id="ct94409108165968">
          <text:insertion>
            <office:change-info>
              <dc:creator>Julia Ringo</dc:creator>
              <dc:date>2023-10-21T10:17:00</dc:date>
            </office:change-info>
          </text:insertion>
        </text:changed-region>
        <text:changed-region xml:id="ct94409101811744" text:id="ct94409101811744">
          <text:deletion>
            <office:change-info>
              <dc:creator>Julia Ringo</dc:creator>
              <dc:date>2023-10-21T10:17:00</dc:date>
            </office:change-info>
            <text:p text:style-name="Text_20_body"><text:span text:style-name="T1"><text:s/>to make one’s way across</text:span></text:p>
          </text:deletion>
        </text:changed-region>
        <text:changed-region xml:id="ct94409108168816" text:id="ct94409108168816">
          <text:deletion>
            <office:change-info>
              <dc:creator>Julia Ringo</dc:creator>
              <dc:date>2023-10-05T13:15:00</dc:date>
            </office:change-info>
            <text:p text:style-name="Text_20_body"><text:span text:style-name="T1"><text:s/>— </text:span></text:p>
          </text:deletion>
        </text:changed-region>
        <text:changed-region xml:id="ct94409108172256" text:id="ct94409108172256">
          <text:insertion>
            <office:change-info>
              <dc:creator>Julia Ringo</dc:creator>
              <dc:date>2023-10-05T13:15:00</dc:date>
            </office:change-info>
          </text:insertion>
        </text:changed-region>
        <text:changed-region xml:id="ct94409108172496" text:id="ct94409108172496">
          <text:deletion>
            <office:change-info>
              <dc:creator>Julia Ringo</dc:creator>
              <dc:date>2023-10-05T13:15:00</dc:date>
            </office:change-info>
            <text:p text:style-name="Text_20_body"><text:span text:style-name="T1"><text:s/>— </text:span></text:p>
          </text:deletion>
        </text:changed-region>
        <text:changed-region xml:id="ct94409108173392" text:id="ct94409108173392">
          <text:insertion>
            <office:change-info>
              <dc:creator>Julia Ringo</dc:creator>
              <dc:date>2023-10-05T13:15:00</dc:date>
            </office:change-info>
          </text:insertion>
        </text:changed-region>
        <text:changed-region xml:id="ct94409108116784" text:id="ct94409108116784">
          <text:format-change>
            <office:change-info>
              <dc:creator>Julia Ringo</dc:creator>
              <dc:date>2023-10-21T10:18:00</dc:date>
            </office:change-info>
          </text:format-change>
        </text:changed-region>
        <text:changed-region xml:id="ct94409100069776" text:id="ct94409100069776">
          <text:insertion>
            <office:change-info>
              <dc:creator>Julia Ringo</dc:creator>
              <dc:date>2023-10-21T10:18:00</dc:date>
            </office:change-info>
          </text:insertion>
        </text:changed-region>
        <text:changed-region xml:id="ct94409101807776" text:id="ct94409101807776">
          <text:deletion>
            <office:change-info>
              <dc:creator>Julia Ringo</dc:creator>
              <dc:date>2023-10-05T13:15:00</dc:date>
            </office:change-info>
            <text:p text:style-name="Text_20_body"><text:span text:style-name="T1"><text:s/>— </text:span></text:p>
          </text:deletion>
        </text:changed-region>
        <text:changed-region xml:id="ct94409108146464" text:id="ct94409108146464">
          <text:insertion>
            <office:change-info>
              <dc:creator>Julia Ringo</dc:creator>
              <dc:date>2023-10-05T13:15:00</dc:date>
            </office:change-info>
          </text:insertion>
        </text:changed-region>
        <text:changed-region xml:id="ct94409108137424" text:id="ct94409108137424">
          <text:deletion>
            <office:change-info>
              <dc:creator>Julia Ringo</dc:creator>
              <dc:date>2023-10-05T13:15:00</dc:date>
            </office:change-info>
            <text:p text:style-name="Text_20_body"><text:span text:style-name="T1"><text:s/>— </text:span></text:p>
          </text:deletion>
        </text:changed-region>
        <text:changed-region xml:id="ct94409108138592" text:id="ct94409108138592">
          <text:insertion>
            <office:change-info>
              <dc:creator>Julia Ringo</dc:creator>
              <dc:date>2023-10-05T13:15:00</dc:date>
            </office:change-info>
          </text:insertion>
        </text:changed-region>
        <text:changed-region xml:id="ct94409108159536" text:id="ct94409108159536">
          <text:insertion>
            <office:change-info>
              <dc:creator>Julia Ringo</dc:creator>
              <dc:date>2023-10-21T10:20:00</dc:date>
            </office:change-info>
          </text:insertion>
        </text:changed-region>
        <text:changed-region xml:id="ct94409108160096" text:id="ct94409108160096">
          <text:deletion>
            <office:change-info>
              <dc:creator>Julia Ringo</dc:creator>
              <dc:date>2023-10-21T10:20:00</dc:date>
            </office:change-info>
            <text:p text:style-name="Text_20_body"><text:span text:style-name="T1">s</text:span></text:p>
          </text:deletion>
        </text:changed-region>
        <text:changed-region xml:id="ct94409099812400" text:id="ct94409099812400">
          <text:deletion>
            <office:change-info>
              <dc:creator>Julia Ringo</dc:creator>
              <dc:date>2023-10-21T10:21:00</dc:date>
            </office:change-info>
            <text:p text:style-name="Text_20_body"><text:span text:style-name="T1">would come</text:span></text:p>
          </text:deletion>
        </text:changed-region>
        <text:changed-region xml:id="ct94409108160336" text:id="ct94409108160336">
          <text:insertion>
            <office:change-info>
              <dc:creator>Julia Ringo</dc:creator>
              <dc:date>2023-10-21T10:21:00</dc:date>
            </office:change-info>
          </text:insertion>
        </text:changed-region>
        <text:changed-region xml:id="ct94409108138832" text:id="ct94409108138832">
          <text:deletion>
            <office:change-info>
              <dc:creator>Julia Ringo</dc:creator>
              <dc:date>2023-10-21T10:21:00</dc:date>
            </office:change-info>
            <text:p text:style-name="Text_20_body"><text:span text:style-name="T1">would </text:span></text:p>
          </text:deletion>
        </text:changed-region>
        <text:changed-region xml:id="ct94409099813744" text:id="ct94409099813744">
          <text:insertion>
            <office:change-info>
              <dc:creator>Julia Ringo</dc:creator>
              <dc:date>2023-10-21T10:21:00</dc:date>
            </office:change-info>
          </text:insertion>
        </text:changed-region>
        <text:changed-region xml:id="ct94409099814112" text:id="ct94409099814112">
          <text:deletion>
            <office:change-info>
              <dc:creator>Julia Ringo</dc:creator>
              <dc:date>2023-10-21T10:21:00</dc:date>
            </office:change-info>
            <text:p text:style-name="Text_20_body"><text:span text:style-name="T1">would </text:span></text:p>
          </text:deletion>
        </text:changed-region>
        <text:changed-region xml:id="ct94409108163824" text:id="ct94409108163824">
          <text:insertion>
            <office:change-info>
              <dc:creator>Julia Ringo</dc:creator>
              <dc:date>2023-10-21T10:21:00</dc:date>
            </office:change-info>
          </text:insertion>
        </text:changed-region>
        <text:changed-region xml:id="ct94409108164992" text:id="ct94409108164992">
          <text:deletion>
            <office:change-info>
              <dc:creator>Julia Ringo</dc:creator>
              <dc:date>2023-10-21T10:21:00</dc:date>
            </office:change-info>
            <text:p text:style-name="Text_20_body"><text:span text:style-name="T1">would be</text:span></text:p>
          </text:deletion>
        </text:changed-region>
        <text:changed-region xml:id="ct94409108151008" text:id="ct94409108151008">
          <text:insertion>
            <office:change-info>
              <dc:creator>Julia Ringo</dc:creator>
              <dc:date>2023-10-21T10:21:00</dc:date>
            </office:change-info>
          </text:insertion>
        </text:changed-region>
        <text:changed-region xml:id="ct94409108148576" text:id="ct94409108148576">
          <text:deletion>
            <office:change-info>
              <dc:creator>Julia Ringo</dc:creator>
              <dc:date>2023-10-21T10:21:00</dc:date>
            </office:change-info>
            <text:p text:style-name="Text_20_body"><text:span text:style-name="T1">would </text:span></text:p>
          </text:deletion>
        </text:changed-region>
        <text:changed-region xml:id="ct94409108155008" text:id="ct94409108155008">
          <text:insertion>
            <office:change-info>
              <dc:creator>Julia Ringo</dc:creator>
              <dc:date>2023-10-21T10:21:00</dc:date>
            </office:change-info>
          </text:insertion>
        </text:changed-region>
        <text:changed-region xml:id="ct94409108176240" text:id="ct94409108176240">
          <text:insertion>
            <office:change-info>
              <dc:creator>Julia Ringo</dc:creator>
              <dc:date>2023-10-21T10:21:00</dc:date>
            </office:change-info>
          </text:insertion>
        </text:changed-region>
        <text:changed-region xml:id="ct94409108177680" text:id="ct94409108177680">
          <text:deletion>
            <office:change-info>
              <dc:creator>Julia Ringo</dc:creator>
              <dc:date>2023-10-21T10:21:00</dc:date>
            </office:change-info>
            <text:p text:style-name="Text_20_body"><text:span text:style-name="T1">would </text:span></text:p>
          </text:deletion>
        </text:changed-region>
        <text:changed-region xml:id="ct94409108180240" text:id="ct94409108180240">
          <text:insertion>
            <office:change-info>
              <dc:creator>Julia Ringo</dc:creator>
              <dc:date>2023-10-21T10:21:00</dc:date>
            </office:change-info>
          </text:insertion>
        </text:changed-region>
        <text:changed-region xml:id="ct94409108181680" text:id="ct94409108181680">
          <text:deletion>
            <office:change-info>
              <dc:creator>Julia Ringo</dc:creator>
              <dc:date>2023-10-21T10:21:00</dc:date>
            </office:change-info>
            <text:p text:style-name="Text_20_body"><text:span text:style-name="T1">would </text:span></text:p>
          </text:deletion>
        </text:changed-region>
        <text:changed-region xml:id="ct94409108184976" text:id="ct94409108184976">
          <text:insertion>
            <office:change-info>
              <dc:creator>Julia Ringo</dc:creator>
              <dc:date>2023-10-21T10:21:00</dc:date>
            </office:change-info>
          </text:insertion>
        </text:changed-region>
        <text:changed-region xml:id="ct94409099817792" text:id="ct94409099817792">
          <text:insertion>
            <office:change-info>
              <dc:creator>Julia Ringo</dc:creator>
              <dc:date>2023-10-21T10:21:00</dc:date>
            </office:change-info>
          </text:insertion>
        </text:changed-region>
        <text:changed-region xml:id="ct94409108188400" text:id="ct94409108188400">
          <text:insertion>
            <office:change-info>
              <dc:creator>Julia Ringo</dc:creator>
              <dc:date>2023-10-21T10:21:00</dc:date>
            </office:change-info>
          </text:insertion>
        </text:changed-region>
        <text:changed-region xml:id="ct94409108186480" text:id="ct94409108186480">
          <text:deletion>
            <office:change-info>
              <dc:creator>Julia Ringo</dc:creator>
              <dc:date>2023-10-21T10:22:00</dc:date>
            </office:change-info>
            <text:p text:style-name="Text_20_body"><text:span text:style-name="T1">would </text:span></text:p>
          </text:deletion>
        </text:changed-region>
        <text:changed-region xml:id="ct94409108191872" text:id="ct94409108191872">
          <text:deletion>
            <office:change-info>
              <dc:creator>Julia Ringo</dc:creator>
              <dc:date>2023-10-21T10:22:00</dc:date>
            </office:change-info>
            <text:p text:style-name="Text_20_body"><text:span text:style-name="T1">gh</text:span></text:p>
          </text:deletion>
        </text:changed-region>
        <text:changed-region xml:id="ct94409108194480" text:id="ct94409108194480">
          <text:insertion>
            <office:change-info>
              <dc:creator>Julia Ringo</dc:creator>
              <dc:date>2023-10-21T10:22:00</dc:date>
            </office:change-info>
          </text:insertion>
        </text:changed-region>
        <text:changed-region xml:id="ct94409100533520" text:id="ct94409100533520">
          <text:deletion>
            <office:change-info>
              <dc:creator>Julia Ringo</dc:creator>
              <dc:date>2023-10-21T10:22:00</dc:date>
            </office:change-info>
            <text:p text:style-name="Text_20_body"><text:span text:style-name="T1"><text:s/>with astonishing clarity</text:span></text:p>
          </text:deletion>
        </text:changed-region>
        <text:changed-region xml:id="ct94409108198160" text:id="ct94409108198160">
          <text:deletion>
            <office:change-info>
              <dc:creator>Julia Ringo</dc:creator>
              <dc:date>2023-10-21T10:22:00</dc:date>
            </office:change-info>
            <text:p text:style-name="Text_20_body"><text:span text:style-name="T1">in the past</text:span></text:p>
          </text:deletion>
        </text:changed-region>
        <text:changed-region xml:id="ct94409108198752" text:id="ct94409108198752">
          <text:insertion>
            <office:change-info>
              <dc:creator>Julia Ringo</dc:creator>
              <dc:date>2023-10-21T10:22:00</dc:date>
            </office:change-info>
          </text:insertion>
        </text:changed-region>
        <text:changed-region xml:id="ct94409108198992" text:id="ct94409108198992">
          <text:format-change>
            <office:change-info>
              <dc:creator>Julia Ringo</dc:creator>
              <dc:date>2023-10-21T10:22:00</dc:date>
            </office:change-info>
          </text:format-change>
        </text:changed-region>
        <text:changed-region xml:id="ct94409108199920" text:id="ct94409108199920">
          <text:insertion>
            <office:change-info>
              <dc:creator>Julia Ringo</dc:creator>
              <dc:date>2023-10-21T10:23:00</dc:date>
            </office:change-info>
          </text:insertion>
        </text:changed-region>
        <text:changed-region xml:id="ct94409108205008" text:id="ct94409108205008">
          <text:insertion>
            <office:change-info>
              <dc:creator>Julia Ringo</dc:creator>
              <dc:date>2023-10-21T10:23:00</dc:date>
            </office:change-info>
          </text:insertion>
        </text:changed-region>
        <text:changed-region xml:id="ct94409108205248" text:id="ct94409108205248">
          <text:deletion>
            <office:change-info>
              <dc:creator>Julia Ringo</dc:creator>
              <dc:date>2023-10-21T10:23:00</dc:date>
            </office:change-info>
            <text:p text:style-name="Text_20_body"><text:span text:style-name="T1">;</text:span></text:p>
          </text:deletion>
        </text:changed-region>
        <text:changed-region xml:id="ct94409108205776" text:id="ct94409108205776">
          <text:deletion>
            <office:change-info>
              <dc:creator>Julia Ringo</dc:creator>
              <dc:date>2023-10-21T10:23:00</dc:date>
            </office:change-info>
            <text:p text:style-name="Text_20_body"><text:span text:style-name="T1">was capable of</text:span></text:p>
          </text:deletion>
        </text:changed-region>
        <text:changed-region xml:id="ct94409108206016" text:id="ct94409108206016">
          <text:insertion>
            <office:change-info>
              <dc:creator>Julia Ringo</dc:creator>
              <dc:date>2023-10-21T10:23:00</dc:date>
            </office:change-info>
          </text:insertion>
        </text:changed-region>
        <text:changed-region xml:id="ct94409108206256" text:id="ct94409108206256">
          <text:deletion>
            <office:change-info>
              <dc:creator>Julia Ringo</dc:creator>
              <dc:date>2023-10-21T10:23:00</dc:date>
            </office:change-info>
            <text:p text:style-name="Text_20_body"><text:span text:style-name="T1">ing</text:span></text:p>
          </text:deletion>
        </text:changed-region>
        <text:changed-region xml:id="ct94409108207216" text:id="ct94409108207216">
          <text:insertion>
            <office:change-info>
              <dc:creator>Julia Ringo</dc:creator>
              <dc:date>2023-10-21T10:23:00</dc:date>
            </office:change-info>
          </text:insertion>
        </text:changed-region>
        <text:changed-region xml:id="ct94409108207456" text:id="ct94409108207456">
          <text:deletion>
            <office:change-info>
              <dc:creator>Julia Ringo</dc:creator>
              <dc:date>2023-10-21T10:23:00</dc:date>
            </office:change-info>
            <text:p text:style-name="Text_20_body"><text:span text:style-name="T1">owing</text:span></text:p>
          </text:deletion>
        </text:changed-region>
        <text:changed-region xml:id="ct94409108207696" text:id="ct94409108207696">
          <text:insertion>
            <office:change-info>
              <dc:creator>Julia Ringo</dc:creator>
              <dc:date>2023-10-21T10:23:00</dc:date>
            </office:change-info>
          </text:insertion>
        </text:changed-region>
        <text:changed-region xml:id="ct94409108209856" text:id="ct94409108209856">
          <text:deletion>
            <office:change-info>
              <dc:creator>Julia Ringo</dc:creator>
              <dc:date>2023-10-10T11:08:00</dc:date>
            </office:change-info>
            <text:p text:style-name="Text_20_body"><text:span text:style-name="T1">…</text:span></text:p>
          </text:deletion>
        </text:changed-region>
        <text:changed-region xml:id="ct94409108210096" text:id="ct94409108210096">
          <text:insertion>
            <office:change-info>
              <dc:creator>Julia Ringo</dc:creator>
              <dc:date>2023-10-10T11:08:00</dc:date>
            </office:change-info>
          </text:insertion>
        </text:changed-region>
        <text:changed-region xml:id="ct94409108210336" text:id="ct94409108210336">
          <text:deletion>
            <office:change-info>
              <dc:creator>Julia Ringo</dc:creator>
              <dc:date>2023-10-21T10:23:00</dc:date>
            </office:change-info>
            <text:p text:style-name="Text_20_body"><text:span text:style-name="T1"><text:s/></text:span></text:p>
          </text:deletion>
        </text:changed-region>
        <text:changed-region xml:id="ct94409108211216" text:id="ct94409108211216">
          <text:insertion>
            <office:change-info>
              <dc:creator>Julia Ringo</dc:creator>
              <dc:date>2023-10-21T10:23:00</dc:date>
            </office:change-info>
          </text:insertion>
        </text:changed-region>
        <text:changed-region xml:id="ct94409108211456" text:id="ct94409108211456">
          <text:deletion>
            <office:change-info>
              <dc:creator>Julia Ringo</dc:creator>
              <dc:date>2023-10-21T10:23:00</dc:date>
            </office:change-info>
            <text:p text:style-name="Text_20_body"><text:span text:style-name="T1">H</text:span></text:p>
          </text:deletion>
        </text:changed-region>
        <text:changed-region xml:id="ct94409108211696" text:id="ct94409108211696">
          <text:insertion>
            <office:change-info>
              <dc:creator>Julia Ringo</dc:creator>
              <dc:date>2023-10-21T10:24:00</dc:date>
            </office:change-info>
          </text:insertion>
        </text:changed-region>
        <text:changed-region xml:id="ct94409108211936" text:id="ct94409108211936">
          <text:deletion>
            <office:change-info>
              <dc:creator>Julia Ringo</dc:creator>
              <dc:date>2023-10-21T10:24:00</dc:date>
            </office:change-info>
            <text:p text:style-name="Text_20_body"><text:span text:style-name="T1">ds</text:span></text:p>
          </text:deletion>
        </text:changed-region>
        <text:changed-region xml:id="ct94409108212176" text:id="ct94409108212176">
          <text:deletion>
            <office:change-info>
              <dc:creator>Julia Ringo</dc:creator>
              <dc:date>2023-10-21T10:24:00</dc:date>
            </office:change-info>
            <text:p text:style-name="Text_20_body"><text:span text:style-name="T1">wards</text:span></text:p>
          </text:deletion>
        </text:changed-region>
        <text:changed-region xml:id="ct94409108212416" text:id="ct94409108212416">
          <text:deletion>
            <office:change-info>
              <dc:creator>Julia Ringo</dc:creator>
              <dc:date>2023-10-10T11:08:00</dc:date>
            </office:change-info>
            <text:p text:style-name="Text_20_body"><text:span text:style-name="T2">…</text:span></text:p>
          </text:deletion>
        </text:changed-region>
        <text:changed-region xml:id="ct94409108213936" text:id="ct94409108213936">
          <text:insertion>
            <office:change-info>
              <dc:creator>Julia Ringo</dc:creator>
              <dc:date>2023-10-10T11:08:00</dc:date>
            </office:change-info>
          </text:insertion>
        </text:changed-region>
        <text:changed-region xml:id="ct94409108214176" text:id="ct94409108214176">
          <text:deletion>
            <office:change-info>
              <dc:creator>Julia Ringo</dc:creator>
              <dc:date>2023-10-21T10:24:00</dc:date>
            </office:change-info>
            <text:p text:style-name="Text_20_body"><text:span text:style-name="T1"><text:s/></text:span></text:p>
          </text:deletion>
        </text:changed-region>
        <text:changed-region xml:id="ct94409108215696" text:id="ct94409108215696">
          <text:deletion>
            <office:change-info>
              <dc:creator>Julia Ringo</dc:creator>
              <dc:date>2023-10-05T13:15:00</dc:date>
            </office:change-info>
            <text:p text:style-name="Text_20_body"><text:span text:style-name="T1"><text:s/>— </text:span></text:p>
          </text:deletion>
        </text:changed-region>
        <text:changed-region xml:id="ct94409108215936" text:id="ct94409108215936">
          <text:insertion>
            <office:change-info>
              <dc:creator>Julia Ringo</dc:creator>
              <dc:date>2023-10-05T13:15:00</dc:date>
            </office:change-info>
          </text:insertion>
        </text:changed-region>
        <text:changed-region xml:id="ct94409108216176" text:id="ct94409108216176">
          <text:deletion>
            <office:change-info>
              <dc:creator>Julia Ringo</dc:creator>
              <dc:date>2023-10-21T10:24:00</dc:date>
            </office:change-info>
            <text:p text:style-name="Text_20_body"><text:span text:style-name="T1"><text:s/></text:span></text:p>
          </text:deletion>
        </text:changed-region>
        <text:changed-region xml:id="ct94409108217408" text:id="ct94409108217408">
          <text:deletion>
            <office:change-info>
              <dc:creator>Julia Ringo</dc:creator>
              <dc:date>2023-10-05T13:15:00</dc:date>
            </office:change-info>
            <text:p text:style-name="Text_20_body"><text:span text:style-name="T1"><text:s/>— </text:span></text:p>
          </text:deletion>
        </text:changed-region>
        <text:changed-region xml:id="ct94409108217648" text:id="ct94409108217648">
          <text:insertion>
            <office:change-info>
              <dc:creator>Julia Ringo</dc:creator>
              <dc:date>2023-10-05T13:15:00</dc:date>
            </office:change-info>
          </text:insertion>
        </text:changed-region>
        <text:changed-region xml:id="ct94409108217888" text:id="ct94409108217888">
          <text:deletion>
            <office:change-info>
              <dc:creator>Julia Ringo</dc:creator>
              <dc:date>2023-10-10T11:08:00</dc:date>
            </office:change-info>
            <text:p text:style-name="Text_20_body"><text:span text:style-name="T2">…</text:span></text:p>
          </text:deletion>
        </text:changed-region>
        <text:changed-region xml:id="ct94409108219040" text:id="ct94409108219040">
          <text:insertion>
            <office:change-info>
              <dc:creator>Julia Ringo</dc:creator>
              <dc:date>2023-10-10T11:08:00</dc:date>
            </office:change-info>
          </text:insertion>
        </text:changed-region>
        <text:changed-region xml:id="ct94409108221680" text:id="ct94409108221680">
          <text:insertion>
            <office:change-info>
              <dc:creator>Julia Ringo</dc:creator>
              <dc:date>2023-10-21T10:24:00</dc:date>
            </office:change-info>
          </text:insertion>
        </text:changed-region>
        <text:changed-region xml:id="ct94409108222800" text:id="ct94409108222800">
          <text:insertion>
            <office:change-info>
              <dc:creator>Julia Ringo</dc:creator>
              <dc:date>2023-10-21T10:25:00</dc:date>
            </office:change-info>
          </text:insertion>
        </text:changed-region>
        <text:changed-region xml:id="ct94409108223040" text:id="ct94409108223040">
          <text:deletion>
            <office:change-info>
              <dc:creator>Julia Ringo</dc:creator>
              <dc:date>2023-10-21T10:25:00</dc:date>
            </office:change-info>
            <text:p text:style-name="Text_20_body"><text:span text:style-name="T1">O</text:span></text:p>
          </text:deletion>
        </text:changed-region>
        <text:changed-region xml:id="ct94409108223280" text:id="ct94409108223280">
          <text:deletion>
            <office:change-info>
              <dc:creator>Julia Ringo</dc:creator>
              <dc:date>2023-10-10T11:08:00</dc:date>
            </office:change-info>
            <text:p text:style-name="Text_20_body"><text:span text:style-name="T1">…</text:span></text:p>
          </text:deletion>
        </text:changed-region>
        <text:changed-region xml:id="ct94409108223520" text:id="ct94409108223520">
          <text:insertion>
            <office:change-info>
              <dc:creator>Julia Ringo</dc:creator>
              <dc:date>2023-10-10T11:08:00</dc:date>
            </office:change-info>
          </text:insertion>
        </text:changed-region>
        <text:changed-region xml:id="ct94409108223760" text:id="ct94409108223760">
          <text:insertion>
            <office:change-info>
              <dc:creator>Julia Ringo</dc:creator>
              <dc:date>2023-10-21T10:25:00</dc:date>
            </office:change-info>
          </text:insertion>
        </text:changed-region>
        <text:changed-region xml:id="ct94409108224000" text:id="ct94409108224000">
          <text:deletion>
            <office:change-info>
              <dc:creator>Julia Ringo</dc:creator>
              <dc:date>2023-10-21T10:25:00</dc:date>
            </office:change-info>
            <text:p text:style-name="Text_20_body"><text:span text:style-name="T1"><text:s/>A</text:span></text:p>
          </text:deletion>
        </text:changed-region>
        <text:changed-region xml:id="ct94409100753376" text:id="ct94409100753376">
          <text:deletion>
            <office:change-info>
              <dc:creator>Julia Ringo</dc:creator>
              <dc:date>2023-10-05T13:15:00</dc:date>
            </office:change-info>
            <text:p text:style-name="Text_20_body"><text:span text:style-name="T1"><text:s/>— </text:span></text:p>
          </text:deletion>
        </text:changed-region>
        <text:changed-region xml:id="ct94409100752048" text:id="ct94409100752048">
          <text:insertion>
            <office:change-info>
              <dc:creator>Julia Ringo</dc:creator>
              <dc:date>2023-10-05T13:15:00</dc:date>
            </office:change-info>
          </text:insertion>
        </text:changed-region>
        <text:changed-region xml:id="ct94409099374016" text:id="ct94409099374016">
          <text:deletion>
            <office:change-info>
              <dc:creator>Julia Ringo</dc:creator>
              <dc:date>2023-10-05T13:15:00</dc:date>
            </office:change-info>
            <text:p text:style-name="Text_20_body"><text:span text:style-name="T1"><text:s/>— </text:span></text:p>
          </text:deletion>
        </text:changed-region>
        <text:changed-region xml:id="ct94409100531408" text:id="ct94409100531408">
          <text:insertion>
            <office:change-info>
              <dc:creator>Julia Ringo</dc:creator>
              <dc:date>2023-10-05T13:15:00</dc:date>
            </office:change-info>
          </text:insertion>
        </text:changed-region>
        <text:changed-region xml:id="ct94409108185600" text:id="ct94409108185600">
          <text:format-change>
            <office:change-info>
              <dc:creator>Julia Ringo</dc:creator>
              <dc:date>2023-10-21T10:25:00</dc:date>
            </office:change-info>
          </text:format-change>
        </text:changed-region>
        <text:changed-region xml:id="ct94409108166816" text:id="ct94409108166816">
          <text:deletion>
            <office:change-info>
              <dc:creator>Julia Ringo</dc:creator>
              <dc:date>2023-10-21T10:26:00</dc:date>
            </office:change-info>
            <text:p text:style-name="Text_20_body"><text:span text:style-name="T1">an </text:span></text:p>
          </text:deletion>
        </text:changed-region>
        <text:changed-region xml:id="ct94409108186944" text:id="ct94409108186944">
          <text:insertion>
            <office:change-info>
              <dc:creator>Julia Ringo</dc:creator>
              <dc:date>2023-10-21T10:26:00</dc:date>
            </office:change-info>
          </text:insertion>
        </text:changed-region>
        <text:changed-region xml:id="ct94409100869936" text:id="ct94409100869936">
          <text:deletion>
            <office:change-info>
              <dc:creator>Julia Ringo</dc:creator>
              <dc:date>2023-10-21T10:26:00</dc:date>
            </office:change-info>
            <text:p text:style-name="Text_20_body"><text:span text:style-name="T1">amount of </text:span></text:p>
          </text:deletion>
        </text:changed-region>
        <text:changed-region xml:id="ct94409108193408" text:id="ct94409108193408">
          <text:deletion>
            <office:change-info>
              <dc:creator>Julia Ringo</dc:creator>
              <dc:date>2023-10-21T10:26:00</dc:date>
            </office:change-info>
            <text:p text:style-name="Text_20_body"><text:span text:style-name="T1">he had </text:span></text:p>
          </text:deletion>
        </text:changed-region>
        <text:changed-region xml:id="ct94409108187760" text:id="ct94409108187760">
          <text:deletion>
            <office:change-info>
              <dc:creator>Julia Ringo</dc:creator>
              <dc:date>2023-10-21T10:26:00</dc:date>
            </office:change-info>
            <text:p text:style-name="Text_20_body"><text:span text:style-name="T1">Captain </text:span></text:p>
          </text:deletion>
        </text:changed-region>
        <text:changed-region xml:id="ct94409108189728" text:id="ct94409108189728">
          <text:deletion>
            <office:change-info>
              <dc:creator>Julia Ringo</dc:creator>
              <dc:date>2023-10-05T13:15:00</dc:date>
            </office:change-info>
            <text:p text:style-name="Text_20_body"><text:span text:style-name="T1"><text:s/>— </text:span></text:p>
          </text:deletion>
        </text:changed-region>
        <text:changed-region xml:id="ct94409108226400" text:id="ct94409108226400">
          <text:insertion>
            <office:change-info>
              <dc:creator>Julia Ringo</dc:creator>
              <dc:date>2023-10-21T10:27:00</dc:date>
            </office:change-info>
          </text:insertion>
        </text:changed-region>
        <text:changed-region xml:id="ct94409108226640" text:id="ct94409108226640">
          <text:deletion>
            <office:change-info>
              <dc:creator>Julia Ringo</dc:creator>
              <dc:date>2023-10-21T10:27:00</dc:date>
            </office:change-info>
            <text:p text:style-name="Text_20_body"><text:span text:style-name="T1">t</text:span></text:p>
          </text:deletion>
        </text:changed-region>
        <text:changed-region xml:id="ct94409108190288" text:id="ct94409108190288">
          <text:deletion>
            <office:change-info>
              <dc:creator>Julia Ringo</dc:creator>
              <dc:date>2023-10-05T13:15:00</dc:date>
            </office:change-info>
            <text:p text:style-name="Text_20_body"><text:span text:style-name="T1"><text:s/>— </text:span></text:p>
          </text:deletion>
        </text:changed-region>
        <text:changed-region xml:id="ct94409100871328" text:id="ct94409100871328">
          <text:insertion>
            <office:change-info>
              <dc:creator>Julia Ringo</dc:creator>
              <dc:date>2023-10-05T13:15:00</dc:date>
            </office:change-info>
          </text:insertion>
        </text:changed-region>
        <text:changed-region xml:id="ct94409108185920" text:id="ct94409108185920">
          <text:deletion>
            <office:change-info>
              <dc:creator>Julia Ringo</dc:creator>
              <dc:date>2023-10-21T10:37:00</dc:date>
            </office:change-info>
            <text:p text:style-name="Text_20_body"><text:span text:style-name="T1">see </text:span></text:p>
          </text:deletion>
        </text:changed-region>
        <text:changed-region xml:id="ct94409108186160" text:id="ct94409108186160">
          <text:insertion>
            <office:change-info>
              <dc:creator>Julia Ringo</dc:creator>
              <dc:date>2023-10-21T10:37:00</dc:date>
            </office:change-info>
          </text:insertion>
        </text:changed-region>
        <text:changed-region xml:id="ct94409108232576" text:id="ct94409108232576">
          <text:deletion>
            <office:change-info>
              <dc:creator>Julia Ringo</dc:creator>
              <dc:date>2023-10-05T13:15:00</dc:date>
            </office:change-info>
            <text:p text:style-name="Text_20_body"><text:span text:style-name="T1"><text:s/>— </text:span></text:p>
          </text:deletion>
        </text:changed-region>
        <text:changed-region xml:id="ct94409108233168" text:id="ct94409108233168">
          <text:insertion>
            <office:change-info>
              <dc:creator>Julia Ringo</dc:creator>
              <dc:date>2023-10-05T13:15:00</dc:date>
            </office:change-info>
          </text:insertion>
        </text:changed-region>
        <text:changed-region xml:id="ct94409108233824" text:id="ct94409108233824">
          <text:deletion>
            <office:change-info>
              <dc:creator>Julia Ringo</dc:creator>
              <dc:date>2023-10-21T10:37:00</dc:date>
            </office:change-info>
            <text:p text:style-name="Text_20_body"><text:span text:style-name="T1">silently </text:span></text:p>
          </text:deletion>
        </text:changed-region>
        <text:changed-region xml:id="ct94409108234064" text:id="ct94409108234064">
          <text:insertion>
            <office:change-info>
              <dc:creator>Julia Ringo</dc:creator>
              <dc:date>2023-10-21T10:37:00</dc:date>
            </office:change-info>
          </text:insertion>
        </text:changed-region>
        <text:changed-region xml:id="ct94409108234880" text:id="ct94409108234880">
          <text:insertion>
            <office:change-info>
              <dc:creator>Julia Ringo</dc:creator>
              <dc:date>2023-10-21T10:38:00</dc:date>
            </office:change-info>
          </text:insertion>
        </text:changed-region>
        <text:changed-region xml:id="ct94409108235120" text:id="ct94409108235120">
          <text:deletion>
            <office:change-info>
              <dc:creator>Julia Ringo</dc:creator>
              <dc:date>2023-10-21T10:38:00</dc:date>
            </office:change-info>
            <text:p text:style-name="Text_20_body"><text:span text:style-name="T1">she heard </text:span></text:p>
          </text:deletion>
        </text:changed-region>
        <text:changed-region xml:id="ct94409108235360" text:id="ct94409108235360">
          <text:deletion>
            <office:change-info>
              <dc:creator>Julia Ringo</dc:creator>
              <dc:date>2023-10-21T10:38:00</dc:date>
            </office:change-info>
            <text:p text:style-name="Text_20_body"><text:span text:style-name="T1">make </text:span></text:p>
          </text:deletion>
        </text:changed-region>
        <text:changed-region xml:id="ct94409108235600" text:id="ct94409108235600">
          <text:deletion>
            <office:change-info>
              <dc:creator>Julia Ringo</dc:creator>
              <dc:date>2023-10-21T10:38:00</dc:date>
            </office:change-info>
            <text:p text:style-name="Text_20_body"><text:span text:style-name="T1">ments</text:span></text:p>
          </text:deletion>
        </text:changed-region>
        <text:changed-region xml:id="ct94409108235840" text:id="ct94409108235840">
          <text:deletion>
            <office:change-info>
              <dc:creator>Julia Ringo</dc:creator>
              <dc:date>2023-10-21T10:38:00</dc:date>
            </office:change-info>
            <text:p text:style-name="Text_20_body"><text:span text:style-name="T1">to </text:span></text:p>
          </text:deletion>
        </text:changed-region>
        <text:changed-region xml:id="ct94409100777808" text:id="ct94409100777808">
          <text:deletion>
            <office:change-info>
              <dc:creator>Julia Ringo</dc:creator>
              <dc:date>2023-10-21T10:40:00</dc:date>
            </office:change-info>
            <text:p text:style-name="Text_20_body"><text:span text:style-name="T1">every time it happened </text:span></text:p>
          </text:deletion>
        </text:changed-region>
        <text:changed-region xml:id="ct94409100776624" text:id="ct94409100776624">
          <text:insertion>
            <office:change-info>
              <dc:creator>Julia Ringo</dc:creator>
              <dc:date>2023-10-21T10:40:00</dc:date>
            </office:change-info>
          </text:insertion>
        </text:changed-region>
        <text:changed-region xml:id="ct94409108236080" text:id="ct94409108236080">
          <text:deletion>
            <office:change-info>
              <dc:creator>Julia Ringo</dc:creator>
              <dc:date>2023-10-21T10:40:00</dc:date>
            </office:change-info>
            <text:p text:style-name="Text_20_body"><text:span text:style-name="T1">were </text:span></text:p>
          </text:deletion>
        </text:changed-region>
        <text:changed-region xml:id="ct94409108237552" text:id="ct94409108237552">
          <text:deletion>
            <office:change-info>
              <dc:creator>Julia Ringo</dc:creator>
              <dc:date>2023-10-21T10:40:00</dc:date>
            </office:change-info>
            <text:p text:style-name="Text_20_body"><text:span text:style-name="T1">and </text:span></text:p>
          </text:deletion>
        </text:changed-region>
        <text:changed-region xml:id="ct94409108236320" text:id="ct94409108236320">
          <text:insertion>
            <office:change-info>
              <dc:creator>Julia Ringo</dc:creator>
              <dc:date>2023-10-21T10:40:00</dc:date>
            </office:change-info>
          </text:insertion>
        </text:changed-region>
        <text:changed-region xml:id="ct94409100782128" text:id="ct94409100782128">
          <text:insertion>
            <office:change-info>
              <dc:creator>Julia Ringo</dc:creator>
              <dc:date>2023-10-21T10:40:00</dc:date>
            </office:change-info>
          </text:insertion>
        </text:changed-region>
        <text:changed-region xml:id="ct94409108236560" text:id="ct94409108236560">
          <text:deletion>
            <office:change-info>
              <dc:creator>Julia Ringo</dc:creator>
              <dc:date>2023-10-21T10:40:00</dc:date>
            </office:change-info>
            <text:p text:style-name="Text_20_body"><text:span text:style-name="T1">ed longer</text:span></text:p>
          </text:deletion>
        </text:changed-region>
        <text:changed-region xml:id="ct94409108239056" text:id="ct94409108239056">
          <text:deletion>
            <office:change-info>
              <dc:creator>Julia Ringo</dc:creator>
              <dc:date>2023-10-21T10:41:00</dc:date>
            </office:change-info>
            <text:p text:style-name="Text_20_body"><text:span text:style-name="T1">Cassandra </text:span></text:p>
          </text:deletion>
        </text:changed-region>
        <text:changed-region xml:id="ct94409108239296" text:id="ct94409108239296">
          <text:insertion>
            <office:change-info>
              <dc:creator>Julia Ringo</dc:creator>
              <dc:date>2023-10-21T10:41:00</dc:date>
            </office:change-info>
          </text:insertion>
        </text:changed-region>
        <text:changed-region xml:id="ct94409108239536" text:id="ct94409108239536">
          <text:deletion>
            <office:change-info>
              <dc:creator>Julia Ringo</dc:creator>
              <dc:date>2023-10-21T10:41:00</dc:date>
            </office:change-info>
            <text:p text:style-name="Text_20_body"><text:span text:style-name="T1">and let her get some rest</text:span></text:p>
          </text:deletion>
        </text:changed-region>
        <text:changed-region xml:id="ct94409108193840" text:id="ct94409108193840">
          <text:deletion>
            <office:change-info>
              <dc:creator>Julia Ringo</dc:creator>
              <dc:date>2023-10-05T13:15:00</dc:date>
            </office:change-info>
            <text:p text:style-name="Text_20_body"><text:span text:style-name="T1"><text:s/>— </text:span></text:p>
          </text:deletion>
        </text:changed-region>
        <text:changed-region xml:id="ct94409108240416" text:id="ct94409108240416">
          <text:insertion>
            <office:change-info>
              <dc:creator>Julia Ringo</dc:creator>
              <dc:date>2023-10-05T13:15:00</dc:date>
            </office:change-info>
          </text:insertion>
        </text:changed-region>
        <text:changed-region xml:id="ct94409108240944" text:id="ct94409108240944">
          <text:deletion>
            <office:change-info>
              <dc:creator>Julia Ringo</dc:creator>
              <dc:date>2023-10-05T13:15:00</dc:date>
            </office:change-info>
            <text:p text:style-name="Text_20_body"><text:span text:style-name="T1"><text:s/>— </text:span></text:p>
          </text:deletion>
        </text:changed-region>
        <text:changed-region xml:id="ct94409108241504" text:id="ct94409108241504">
          <text:insertion>
            <office:change-info>
              <dc:creator>Julia Ringo</dc:creator>
              <dc:date>2023-10-05T13:15:00</dc:date>
            </office:change-info>
          </text:insertion>
        </text:changed-region>
        <text:changed-region xml:id="ct94409108243120" text:id="ct94409108243120">
          <text:deletion>
            <office:change-info>
              <dc:creator>Julia Ringo</dc:creator>
              <dc:date>2023-10-05T13:15:00</dc:date>
            </office:change-info>
            <text:p text:style-name="Text_20_body"><text:span text:style-name="T1"><text:s/>— </text:span></text:p>
          </text:deletion>
        </text:changed-region>
        <text:changed-region xml:id="ct94409108243360" text:id="ct94409108243360">
          <text:insertion>
            <office:change-info>
              <dc:creator>Julia Ringo</dc:creator>
              <dc:date>2023-10-05T13:15:00</dc:date>
            </office:change-info>
          </text:insertion>
        </text:changed-region>
        <text:changed-region xml:id="ct94409108243600" text:id="ct94409108243600">
          <text:insertion>
            <office:change-info>
              <dc:creator>Julia Ringo</dc:creator>
              <dc:date>2023-10-21T10:42:00</dc:date>
            </office:change-info>
          </text:insertion>
        </text:changed-region>
        <text:changed-region xml:id="ct94409108244480" text:id="ct94409108244480">
          <text:insertion>
            <office:change-info>
              <dc:creator>Julia Ringo</dc:creator>
              <dc:date>2023-10-21T10:42:00</dc:date>
            </office:change-info>
          </text:insertion>
        </text:changed-region>
        <text:changed-region xml:id="ct94409108244960" text:id="ct94409108244960">
          <text:insertion>
            <office:change-info>
              <dc:creator>Julia Ringo</dc:creator>
              <dc:date>2023-10-21T10:42:00</dc:date>
            </office:change-info>
          </text:insertion>
        </text:changed-region>
        <text:changed-region xml:id="ct94409108244720" text:id="ct94409108244720">
          <text:deletion>
            <office:change-info>
              <dc:creator>Julia Ringo</dc:creator>
              <dc:date>2023-10-21T10:42:00</dc:date>
            </office:change-info>
            <text:p text:style-name="Text_20_body"><text:span text:style-name="T1">,</text:span></text:p>
          </text:deletion>
        </text:changed-region>
        <text:changed-region xml:id="ct94409108245200" text:id="ct94409108245200">
          <text:insertion>
            <office:change-info>
              <dc:creator>Julia Ringo</dc:creator>
              <dc:date>2023-10-21T10:42:00</dc:date>
            </office:change-info>
          </text:insertion>
        </text:changed-region>
        <text:changed-region xml:id="ct94409108245440" text:id="ct94409108245440">
          <text:deletion>
            <office:change-info>
              <dc:creator>Julia Ringo</dc:creator>
              <dc:date>2023-10-21T10:42:00</dc:date>
            </office:change-info>
            <text:p text:style-name="Text_20_body"><text:span text:style-name="T1">i</text:span></text:p>
          </text:deletion>
        </text:changed-region>
        <text:changed-region xml:id="ct94409108247984" text:id="ct94409108247984">
          <text:deletion>
            <office:change-info>
              <dc:creator>Julia Ringo</dc:creator>
              <dc:date>2023-10-10T11:08:00</dc:date>
            </office:change-info>
            <text:p text:style-name="Text_20_body"><text:span text:style-name="T1">…</text:span></text:p>
          </text:deletion>
        </text:changed-region>
        <text:changed-region xml:id="ct94409108248224" text:id="ct94409108248224">
          <text:insertion>
            <office:change-info>
              <dc:creator>Julia Ringo</dc:creator>
              <dc:date>2023-10-10T11:08:00</dc:date>
            </office:change-info>
          </text:insertion>
        </text:changed-region>
        <text:changed-region xml:id="ct94409108248464" text:id="ct94409108248464">
          <text:deletion>
            <office:change-info>
              <dc:creator>Julia Ringo</dc:creator>
              <dc:date>2023-10-21T10:42:00</dc:date>
            </office:change-info>
            <text:p text:style-name="Text_20_body"><text:span text:style-name="T1"><text:s/></text:span></text:p>
          </text:deletion>
        </text:changed-region>
        <text:changed-region xml:id="ct94409108249344" text:id="ct94409108249344">
          <text:insertion>
            <office:change-info>
              <dc:creator>Julia Ringo</dc:creator>
              <dc:date>2023-10-21T10:42:00</dc:date>
            </office:change-info>
          </text:insertion>
        </text:changed-region>
        <text:changed-region xml:id="ct94409108252144" text:id="ct94409108252144">
          <text:deletion>
            <office:change-info>
              <dc:creator>Julia Ringo</dc:creator>
              <dc:date>2023-10-05T13:15:00</dc:date>
            </office:change-info>
            <text:p text:style-name="Text_20_body"><text:span text:style-name="T1"><text:s/>— </text:span></text:p>
          </text:deletion>
        </text:changed-region>
        <text:changed-region xml:id="ct94409108253024" text:id="ct94409108253024">
          <text:insertion>
            <office:change-info>
              <dc:creator>Julia Ringo</dc:creator>
              <dc:date>2023-10-05T13:15:00</dc:date>
            </office:change-info>
          </text:insertion>
        </text:changed-region>
        <text:changed-region xml:id="ct94409108253264" text:id="ct94409108253264">
          <text:insertion>
            <office:change-info>
              <dc:creator>Julia Ringo</dc:creator>
              <dc:date>2023-10-21T10:51:00</dc:date>
            </office:change-info>
          </text:insertion>
        </text:changed-region>
        <text:changed-region xml:id="ct94409108254432" text:id="ct94409108254432">
          <text:insertion>
            <office:change-info>
              <dc:creator>Julia Ringo</dc:creator>
              <dc:date>2023-10-21T10:51:00</dc:date>
            </office:change-info>
          </text:insertion>
        </text:changed-region>
        <text:changed-region xml:id="ct94409108255808" text:id="ct94409108255808">
          <text:deletion>
            <office:change-info>
              <dc:creator>Julia Ringo</dc:creator>
              <dc:date>2023-10-21T10:51:00</dc:date>
            </office:change-info>
            <text:p text:style-name="Text_20_body"><text:span text:style-name="T1">doubtful </text:span></text:p>
          </text:deletion>
        </text:changed-region>
        <text:changed-region xml:id="ct94409108256048" text:id="ct94409108256048">
          <text:insertion>
            <office:change-info>
              <dc:creator>Julia Ringo</dc:creator>
              <dc:date>2023-10-21T10:51:00</dc:date>
            </office:change-info>
          </text:insertion>
        </text:changed-region>
        <text:changed-region xml:id="ct94409108256288" text:id="ct94409108256288">
          <text:deletion>
            <office:change-info>
              <dc:creator>Julia Ringo</dc:creator>
              <dc:date>2023-10-21T10:51:00</dc:date>
            </office:change-info>
            <text:p text:style-name="Text_20_body"><text:span text:style-name="T1">express </text:span></text:p>
          </text:deletion>
        </text:changed-region>
        <text:changed-region xml:id="ct94409108257344" text:id="ct94409108257344">
          <text:insertion>
            <office:change-info>
              <dc:creator>Julia Ringo</dc:creator>
              <dc:date>2023-10-21T10:51:00</dc:date>
            </office:change-info>
          </text:insertion>
        </text:changed-region>
        <text:changed-region xml:id="ct94409108257584" text:id="ct94409108257584">
          <text:deletion>
            <office:change-info>
              <dc:creator>Julia Ringo</dc:creator>
              <dc:date>2023-10-21T10:51:00</dc:date>
            </office:change-info>
            <text:p text:style-name="Text_20_body"><text:span text:style-name="T1"><text:s/>verbally</text:span></text:p>
          </text:deletion>
        </text:changed-region>
        <text:changed-region xml:id="ct94409108259104" text:id="ct94409108259104">
          <text:insertion>
            <office:change-info>
              <dc:creator>Julia Ringo</dc:creator>
              <dc:date>2023-10-21T10:52:00</dc:date>
            </office:change-info>
          </text:insertion>
        </text:changed-region>
        <text:changed-region xml:id="ct94409108260400" text:id="ct94409108260400">
          <text:deletion>
            <office:change-info>
              <dc:creator>Julia Ringo</dc:creator>
              <dc:date>2023-10-21T10:52:00</dc:date>
            </office:change-info>
            <text:p text:style-name="Text_20_body"><text:span text:style-name="T1">more </text:span></text:p>
          </text:deletion>
        </text:changed-region>
        <text:changed-region xml:id="ct94409108260640" text:id="ct94409108260640">
          <text:insertion>
            <office:change-info>
              <dc:creator>Julia Ringo</dc:creator>
              <dc:date>2023-10-21T10:52:00</dc:date>
            </office:change-info>
          </text:insertion>
        </text:changed-region>
        <text:changed-region xml:id="ct94409108260880" text:id="ct94409108260880">
          <text:format-change>
            <office:change-info>
              <dc:creator>Julia Ringo</dc:creator>
              <dc:date>2023-10-21T10:52:00</dc:date>
            </office:change-info>
          </text:format-change>
        </text:changed-region>
        <text:changed-region xml:id="ct94409108264960" text:id="ct94409108264960">
          <text:insertion>
            <office:change-info>
              <dc:creator>Julia Ringo</dc:creator>
              <dc:date>2023-10-21T10:53:00</dc:date>
            </office:change-info>
          </text:insertion>
        </text:changed-region>
        <text:changed-region xml:id="ct94409108267360" text:id="ct94409108267360">
          <text:insertion>
            <office:change-info>
              <dc:creator>Julia Ringo</dc:creator>
              <dc:date>2023-10-21T10:53:00</dc:date>
            </office:change-info>
          </text:insertion>
        </text:changed-region>
        <text:changed-region xml:id="ct94409108267600" text:id="ct94409108267600">
          <text:deletion>
            <office:change-info>
              <dc:creator>Julia Ringo</dc:creator>
              <dc:date>2023-10-21T10:53:00</dc:date>
            </office:change-info>
            <text:p text:style-name="Text_20_body"><text:span text:style-name="T1">,</text:span></text:p>
          </text:deletion>
        </text:changed-region>
        <text:changed-region xml:id="ct94409108267840" text:id="ct94409108267840">
          <text:insertion>
            <office:change-info>
              <dc:creator>Julia Ringo</dc:creator>
              <dc:date>2023-10-21T10:53:00</dc:date>
            </office:change-info>
          </text:insertion>
        </text:changed-region>
        <text:changed-region xml:id="ct94409108268080" text:id="ct94409108268080">
          <text:deletion>
            <office:change-info>
              <dc:creator>Julia Ringo</dc:creator>
              <dc:date>2023-10-21T10:53:00</dc:date>
            </office:change-info>
            <text:p text:style-name="Text_20_body"><text:span text:style-name="T1">w</text:span></text:p>
          </text:deletion>
        </text:changed-region>
        <text:changed-region xml:id="ct94409108269600" text:id="ct94409108269600">
          <text:deletion>
            <office:change-info>
              <dc:creator>Julia Ringo</dc:creator>
              <dc:date>2023-10-10T11:08:00</dc:date>
            </office:change-info>
            <text:p text:style-name="Text_20_body"><text:span text:style-name="T1">…</text:span></text:p>
          </text:deletion>
        </text:changed-region>
        <text:changed-region xml:id="ct94409108269840" text:id="ct94409108269840">
          <text:insertion>
            <office:change-info>
              <dc:creator>Julia Ringo</dc:creator>
              <dc:date>2023-10-10T11:08:00</dc:date>
            </office:change-info>
          </text:insertion>
        </text:changed-region>
        <text:changed-region xml:id="ct94409108270720" text:id="ct94409108270720">
          <text:deletion>
            <office:change-info>
              <dc:creator>Julia Ringo</dc:creator>
              <dc:date>2023-10-05T13:15:00</dc:date>
            </office:change-info>
            <text:p text:style-name="Text_20_body"><text:span text:style-name="T1"><text:s/>— </text:span></text:p>
          </text:deletion>
        </text:changed-region>
        <text:changed-region xml:id="ct94409108270960" text:id="ct94409108270960">
          <text:insertion>
            <office:change-info>
              <dc:creator>Julia Ringo</dc:creator>
              <dc:date>2023-10-05T13:15:00</dc:date>
            </office:change-info>
          </text:insertion>
        </text:changed-region>
        <text:changed-region xml:id="ct94409108276064" text:id="ct94409108276064">
          <text:insertion>
            <office:change-info>
              <dc:creator>Julia Ringo</dc:creator>
              <dc:date>2023-10-21T10:53:00</dc:date>
            </office:change-info>
          </text:insertion>
        </text:changed-region>
        <text:changed-region xml:id="ct94409108278096" text:id="ct94409108278096">
          <text:insertion>
            <office:change-info>
              <dc:creator>Julia Ringo</dc:creator>
              <dc:date>2023-10-21T10:54:00</dc:date>
            </office:change-info>
          </text:insertion>
        </text:changed-region>
        <text:changed-region xml:id="ct94409108279136" text:id="ct94409108279136">
          <text:insertion>
            <office:change-info>
              <dc:creator>Julia Ringo</dc:creator>
              <dc:date>2023-10-21T10:54:00</dc:date>
            </office:change-info>
          </text:insertion>
        </text:changed-region>
        <text:changed-region xml:id="ct94409108279424" text:id="ct94409108279424">
          <text:deletion>
            <office:change-info>
              <dc:creator>Julia Ringo</dc:creator>
              <dc:date>2023-10-21T10:54:00</dc:date>
            </office:change-info>
            <text:p text:style-name="Text_20_body"><text:span text:style-name="T1">around </text:span></text:p>
          </text:deletion>
        </text:changed-region>
        <text:changed-region xml:id="ct94409108283888" text:id="ct94409108283888">
          <text:insertion>
            <office:change-info>
              <dc:creator>Julia Ringo</dc:creator>
              <dc:date>2023-10-21T10:54:00</dc:date>
            </office:change-info>
          </text:insertion>
        </text:changed-region>
        <text:changed-region xml:id="ct94409108284672" text:id="ct94409108284672">
          <text:deletion>
            <office:change-info>
              <dc:creator>Julia Ringo</dc:creator>
              <dc:date>2023-10-21T10:54:00</dc:date>
            </office:change-info>
            <text:p text:style-name="Text_20_body"><text:span text:style-name="T1">they moved towards </text:span></text:p>
          </text:deletion>
        </text:changed-region>
        <text:changed-region xml:id="ct94409108286240" text:id="ct94409108286240">
          <text:insertion>
            <office:change-info>
              <dc:creator>Julia Ringo</dc:creator>
              <dc:date>2023-10-21T10:54:00</dc:date>
            </office:change-info>
          </text:insertion>
        </text:changed-region>
        <text:changed-region xml:id="ct94409108290656" text:id="ct94409108290656">
          <text:insertion>
            <office:change-info>
              <dc:creator>Julia Ringo</dc:creator>
              <dc:date>2023-10-21T10:55:00</dc:date>
            </office:change-info>
          </text:insertion>
        </text:changed-region>
        <text:changed-region xml:id="ct94409108188640" text:id="ct94409108188640">
          <text:deletion>
            <office:change-info>
              <dc:creator>Julia Ringo</dc:creator>
              <dc:date>2023-10-21T11:09:00</dc:date>
            </office:change-info>
            <text:p text:style-name="Text_20_body"><text:span text:style-name="T1">was </text:span></text:p>
          </text:deletion>
        </text:changed-region>
        <text:changed-region xml:id="ct94409108284272" text:id="ct94409108284272">
          <text:insertion>
            <office:change-info>
              <dc:creator>Julia Ringo</dc:creator>
              <dc:date>2023-10-21T11:09:00</dc:date>
            </office:change-info>
          </text:insertion>
        </text:changed-region>
        <text:changed-region xml:id="ct94409108295760" text:id="ct94409108295760">
          <text:deletion>
            <office:change-info>
              <dc:creator>Julia Ringo</dc:creator>
              <dc:date>2023-10-21T11:09:00</dc:date>
            </office:change-info>
            <text:p text:style-name="Text_20_body"><text:span text:style-name="T1">ing </text:span></text:p>
          </text:deletion>
        </text:changed-region>
        <text:changed-region xml:id="ct94409108302096" text:id="ct94409108302096">
          <text:insertion>
            <office:change-info>
              <dc:creator>Julia Ringo</dc:creator>
              <dc:date>2023-10-21T11:10:00</dc:date>
            </office:change-info>
          </text:insertion>
        </text:changed-region>
        <text:changed-region xml:id="ct94409108302336" text:id="ct94409108302336">
          <text:insertion>
            <office:change-info>
              <dc:creator>Julia Ringo</dc:creator>
              <dc:date>2023-10-21T11:10:00</dc:date>
            </office:change-info>
          </text:insertion>
        </text:changed-region>
        <text:changed-region xml:id="ct94409108302752" text:id="ct94409108302752">
          <text:deletion>
            <office:change-info>
              <dc:creator>Julia Ringo</dc:creator>
              <dc:date>2023-10-05T13:15:00</dc:date>
            </office:change-info>
            <text:p text:style-name="Text_20_body"><text:span text:style-name="T1"><text:s/>— </text:span></text:p>
          </text:deletion>
        </text:changed-region>
        <text:changed-region xml:id="ct94409108304320" text:id="ct94409108304320">
          <text:insertion>
            <office:change-info>
              <dc:creator>Julia Ringo</dc:creator>
              <dc:date>2023-10-05T13:15:00</dc:date>
            </office:change-info>
          </text:insertion>
        </text:changed-region>
        <text:changed-region xml:id="ct94409108306016" text:id="ct94409108306016">
          <text:deletion>
            <office:change-info>
              <dc:creator>Julia Ringo</dc:creator>
              <dc:date>2023-10-21T11:10:00</dc:date>
            </office:change-info>
            <text:p text:style-name="Text_20_body"><text:span text:style-name="T1">to be able to</text:span></text:p>
          </text:deletion>
        </text:changed-region>
        <text:changed-region xml:id="ct94409108307280" text:id="ct94409108307280">
          <text:insertion>
            <office:change-info>
              <dc:creator>Julia Ringo</dc:creator>
              <dc:date>2023-10-21T11:10:00</dc:date>
            </office:change-info>
          </text:insertion>
        </text:changed-region>
        <text:changed-region xml:id="ct94409108309104" text:id="ct94409108309104">
          <text:insertion>
            <office:change-info>
              <dc:creator>Julia Ringo</dc:creator>
              <dc:date>2023-10-21T11:11:00</dc:date>
            </office:change-info>
          </text:insertion>
        </text:changed-region>
        <text:changed-region xml:id="ct94409108310192" text:id="ct94409108310192">
          <text:insertion>
            <office:change-info>
              <dc:creator>Julia Ringo</dc:creator>
              <dc:date>2023-10-21T11:11:00</dc:date>
            </office:change-info>
          </text:insertion>
        </text:changed-region>
        <text:changed-region xml:id="ct94409108310432" text:id="ct94409108310432">
          <text:deletion>
            <office:change-info>
              <dc:creator>Julia Ringo</dc:creator>
              <dc:date>2023-10-21T11:11:00</dc:date>
            </office:change-info>
            <text:p text:style-name="Text_20_body"><text:span text:style-name="T1">u</text:span></text:p>
          </text:deletion>
        </text:changed-region>
        <text:changed-region xml:id="ct94409108311312" text:id="ct94409108311312">
          <text:deletion>
            <office:change-info>
              <dc:creator>Julia Ringo</dc:creator>
              <dc:date>2023-10-21T11:11:00</dc:date>
            </office:change-info>
            <text:p text:style-name="Text_20_body"><text:span text:style-name="T1">would </text:span></text:p>
          </text:deletion>
        </text:changed-region>
        <text:changed-region xml:id="ct94409108311552" text:id="ct94409108311552">
          <text:insertion>
            <office:change-info>
              <dc:creator>Julia Ringo</dc:creator>
              <dc:date>2023-10-21T11:11:00</dc:date>
            </office:change-info>
          </text:insertion>
        </text:changed-region>
        <text:changed-region xml:id="ct94409108312816" text:id="ct94409108312816">
          <text:insertion>
            <office:change-info>
              <dc:creator>Julia Ringo</dc:creator>
              <dc:date>2023-10-21T11:11:00</dc:date>
            </office:change-info>
          </text:insertion>
        </text:changed-region>
        <text:changed-region xml:id="ct94409108320688" text:id="ct94409108320688">
          <text:insertion>
            <office:change-info>
              <dc:creator>Julia Ringo</dc:creator>
              <dc:date>2023-10-21T11:11:00</dc:date>
            </office:change-info>
          </text:insertion>
        </text:changed-region>
        <text:changed-region xml:id="ct94409108320928" text:id="ct94409108320928">
          <text:insertion>
            <office:change-info>
              <dc:creator>Julia Ringo</dc:creator>
              <dc:date>2023-10-21T11:11:00</dc:date>
            </office:change-info>
          </text:insertion>
        </text:changed-region>
        <text:changed-region xml:id="ct94409108321520" text:id="ct94409108321520">
          <text:insertion>
            <office:change-info>
              <dc:creator>Julia Ringo</dc:creator>
              <dc:date>2023-10-21T11:12:00</dc:date>
            </office:change-info>
          </text:insertion>
        </text:changed-region>
        <text:changed-region xml:id="ct94409108322272" text:id="ct94409108322272">
          <text:insertion>
            <office:change-info>
              <dc:creator>Julia Ringo</dc:creator>
              <dc:date>2023-10-21T11:11:00</dc:date>
            </office:change-info>
          </text:insertion>
        </text:changed-region>
        <text:changed-region xml:id="ct94409108322512" text:id="ct94409108322512">
          <text:deletion>
            <office:change-info>
              <dc:creator>Julia Ringo</dc:creator>
              <dc:date>2023-10-21T11:11:00</dc:date>
            </office:change-info>
            <text:p text:style-name="Text_20_body"><text:span text:style-name="T1">-</text:span></text:p>
          </text:deletion>
        </text:changed-region>
        <text:changed-region xml:id="ct94409108322752" text:id="ct94409108322752">
          <text:insertion>
            <office:change-info>
              <dc:creator>Julia Ringo</dc:creator>
              <dc:date>2023-10-21T11:12:00</dc:date>
            </office:change-info>
          </text:insertion>
        </text:changed-region>
        <text:changed-region xml:id="ct94409108325104" text:id="ct94409108325104">
          <text:deletion>
            <office:change-info>
              <dc:creator>Julia Ringo</dc:creator>
              <dc:date>2023-10-21T11:12:00</dc:date>
            </office:change-info>
            <text:p text:style-name="Text_20_body"><text:span text:style-name="T1">ing</text:span></text:p>
          </text:deletion>
        </text:changed-region>
        <text:changed-region xml:id="ct94409108328992" text:id="ct94409108328992">
          <text:deletion>
            <office:change-info>
              <dc:creator>Julia Ringo</dc:creator>
              <dc:date>2023-10-21T11:12:00</dc:date>
            </office:change-info>
            <text:p text:style-name="Text_20_body"><text:span text:style-name="T1">the </text:span></text:p>
          </text:deletion>
        </text:changed-region>
        <text:changed-region xml:id="ct94409108328752" text:id="ct94409108328752">
          <text:insertion>
            <office:change-info>
              <dc:creator>Julia Ringo</dc:creator>
              <dc:date>2023-10-21T11:12:00</dc:date>
            </office:change-info>
          </text:insertion>
        </text:changed-region>
        <text:changed-region xml:id="ct94409108327680" text:id="ct94409108327680">
          <text:deletion>
            <office:change-info>
              <dc:creator>Julia Ringo</dc:creator>
              <dc:date>2023-10-05T13:15:00</dc:date>
            </office:change-info>
            <text:p text:style-name="Text_20_body"><text:span text:style-name="T1"><text:s/>— </text:span></text:p>
          </text:deletion>
        </text:changed-region>
        <text:changed-region xml:id="ct94409108262240" text:id="ct94409108262240">
          <text:insertion>
            <office:change-info>
              <dc:creator>Julia Ringo</dc:creator>
              <dc:date>2023-10-05T13:15:00</dc:date>
            </office:change-info>
          </text:insertion>
        </text:changed-region>
        <text:changed-region xml:id="ct94409108306864" text:id="ct94409108306864">
          <text:insertion>
            <office:change-info>
              <dc:creator>Julia Ringo</dc:creator>
              <dc:date>2023-10-21T11:13:00</dc:date>
            </office:change-info>
          </text:insertion>
        </text:changed-region>
        <text:changed-region xml:id="ct94409108305520" text:id="ct94409108305520">
          <text:deletion>
            <office:change-info>
              <dc:creator>Julia Ringo</dc:creator>
              <dc:date>2023-10-21T11:13:00</dc:date>
            </office:change-info>
            <text:p text:style-name="Text_20_body"><text:span text:style-name="T1">face of the </text:span></text:p>
          </text:deletion>
        </text:changed-region>
        <text:changed-region xml:id="ct94409101044848" text:id="ct94409101044848">
          <text:insertion>
            <office:change-info>
              <dc:creator>Julia Ringo</dc:creator>
              <dc:date>2023-10-21T11:13:00</dc:date>
            </office:change-info>
          </text:insertion>
        </text:changed-region>
        <text:changed-region xml:id="ct94409108326624" text:id="ct94409108326624">
          <text:deletion>
            <office:change-info>
              <dc:creator>Julia Ringo</dc:creator>
              <dc:date>2023-10-21T11:13:00</dc:date>
            </office:change-info>
            <text:p text:style-name="Text_20_body"><text:span text:style-name="T1">returned to</text:span></text:p>
          </text:deletion>
        </text:changed-region>
        <text:changed-region xml:id="ct94409108326032" text:id="ct94409108326032">
          <text:insertion>
            <office:change-info>
              <dc:creator>Julia Ringo</dc:creator>
              <dc:date>2023-10-21T11:13:00</dc:date>
            </office:change-info>
          </text:insertion>
        </text:changed-region>
        <text:changed-region xml:id="ct94409108336880" text:id="ct94409108336880">
          <text:deletion>
            <office:change-info>
              <dc:creator>Julia Ringo</dc:creator>
              <dc:date>2023-10-05T13:15:00</dc:date>
            </office:change-info>
            <text:p text:style-name="Text_20_body"><text:span text:style-name="T1"><text:s/>— </text:span></text:p>
          </text:deletion>
        </text:changed-region>
        <text:changed-region xml:id="ct94409108337536" text:id="ct94409108337536">
          <text:insertion>
            <office:change-info>
              <dc:creator>Julia Ringo</dc:creator>
              <dc:date>2023-10-05T13:15:00</dc:date>
            </office:change-info>
          </text:insertion>
        </text:changed-region>
        <text:changed-region xml:id="ct94409108338416" text:id="ct94409108338416">
          <text:deletion>
            <office:change-info>
              <dc:creator>Julia Ringo</dc:creator>
              <dc:date>2023-10-21T11:14:00</dc:date>
            </office:change-info>
            <text:p text:style-name="Text_20_body"><text:span text:style-name="T1">that </text:span></text:p>
          </text:deletion>
        </text:changed-region>
        <text:changed-region xml:id="ct94409108338656" text:id="ct94409108338656">
          <text:insertion>
            <office:change-info>
              <dc:creator>Julia Ringo</dc:creator>
              <dc:date>2023-10-21T11:14:00</dc:date>
            </office:change-info>
          </text:insertion>
        </text:changed-region>
        <text:changed-region xml:id="ct94409108339456" text:id="ct94409108339456">
          <text:deletion>
            <office:change-info>
              <dc:creator>Julia Ringo</dc:creator>
              <dc:date>2023-10-21T11:14:00</dc:date>
            </office:change-info>
            <text:p text:style-name="Text_20_body"><text:span text:style-name="T1">s</text:span></text:p>
          </text:deletion>
        </text:changed-region>
        <text:changed-region xml:id="ct94409108341008" text:id="ct94409108341008">
          <text:deletion>
            <office:change-info>
              <dc:creator>Julia Ringo</dc:creator>
              <dc:date>2023-10-05T13:15:00</dc:date>
            </office:change-info>
            <text:p text:style-name="Text_20_body"><text:span text:style-name="T1"><text:s/>— </text:span></text:p>
          </text:deletion>
        </text:changed-region>
        <text:changed-region xml:id="ct94409108341248" text:id="ct94409108341248">
          <text:insertion>
            <office:change-info>
              <dc:creator>Julia Ringo</dc:creator>
              <dc:date>2023-10-05T13:15:00</dc:date>
            </office:change-info>
          </text:insertion>
        </text:changed-region>
        <text:changed-region xml:id="ct94409108341488" text:id="ct94409108341488">
          <text:insertion>
            <office:change-info>
              <dc:creator>Julia Ringo</dc:creator>
              <dc:date>2023-10-21T11:14:00</dc:date>
            </office:change-info>
          </text:insertion>
        </text:changed-region>
        <text:changed-region xml:id="ct94409108343584" text:id="ct94409108343584">
          <text:deletion>
            <office:change-info>
              <dc:creator>Julia Ringo</dc:creator>
              <dc:date>2023-10-05T13:15:00</dc:date>
            </office:change-info>
            <text:p text:style-name="Text_20_body"><text:span text:style-name="T1"><text:s/>— </text:span></text:p>
          </text:deletion>
        </text:changed-region>
        <text:changed-region xml:id="ct94409108343824" text:id="ct94409108343824">
          <text:insertion>
            <office:change-info>
              <dc:creator>Julia Ringo</dc:creator>
              <dc:date>2023-10-05T13:15:00</dc:date>
            </office:change-info>
          </text:insertion>
        </text:changed-region>
        <text:changed-region xml:id="ct94409108344064" text:id="ct94409108344064">
          <text:deletion>
            <office:change-info>
              <dc:creator>Julia Ringo</dc:creator>
              <dc:date>2023-10-10T11:08:00</dc:date>
            </office:change-info>
            <text:p text:style-name="Text_20_body"><text:span text:style-name="T1">…</text:span></text:p>
          </text:deletion>
        </text:changed-region>
        <text:changed-region xml:id="ct94409108344544" text:id="ct94409108344544">
          <text:insertion>
            <office:change-info>
              <dc:creator>Julia Ringo</dc:creator>
              <dc:date>2023-10-10T11:08:00</dc:date>
            </office:change-info>
          </text:insertion>
        </text:changed-region>
        <text:changed-region xml:id="ct94409108344304" text:id="ct94409108344304">
          <text:deletion>
            <office:change-info>
              <dc:creator>Julia Ringo</dc:creator>
              <dc:date>2023-10-05T13:15:00</dc:date>
            </office:change-info>
            <text:p text:style-name="Text_20_body"><text:span text:style-name="T1"><text:s/>— </text:span></text:p>
          </text:deletion>
        </text:changed-region>
        <text:changed-region xml:id="ct94409108346704" text:id="ct94409108346704">
          <text:insertion>
            <office:change-info>
              <dc:creator>Julia Ringo</dc:creator>
              <dc:date>2023-10-05T13:15:00</dc:date>
            </office:change-info>
          </text:insertion>
        </text:changed-region>
        <text:changed-region xml:id="ct94409108347584" text:id="ct94409108347584">
          <text:insertion>
            <office:change-info>
              <dc:creator>Julia Ringo</dc:creator>
              <dc:date>2023-10-21T11:14:00</dc:date>
            </office:change-info>
          </text:insertion>
        </text:changed-region>
        <text:changed-region xml:id="ct94409108347824" text:id="ct94409108347824">
          <text:deletion>
            <office:change-info>
              <dc:creator>Julia Ringo</dc:creator>
              <dc:date>2023-10-05T13:15:00</dc:date>
            </office:change-info>
            <text:p text:style-name="Text_20_body"><text:span text:style-name="T1"><text:s/>— </text:span></text:p>
          </text:deletion>
        </text:changed-region>
        <text:changed-region xml:id="ct94409108348064" text:id="ct94409108348064">
          <text:insertion>
            <office:change-info>
              <dc:creator>Julia Ringo</dc:creator>
              <dc:date>2023-10-05T13:15:00</dc:date>
            </office:change-info>
          </text:insertion>
        </text:changed-region>
        <text:changed-region xml:id="ct94409108350432" text:id="ct94409108350432">
          <text:deletion>
            <office:change-info>
              <dc:creator>Julia Ringo</dc:creator>
              <dc:date>2023-10-21T11:14:00</dc:date>
            </office:change-info>
            <text:p text:style-name="Text_20_body"><text:span text:style-name="T1">did </text:span></text:p>
          </text:deletion>
        </text:changed-region>
        <text:changed-region xml:id="ct94409108350960" text:id="ct94409108350960">
          <text:insertion>
            <office:change-info>
              <dc:creator>Julia Ringo</dc:creator>
              <dc:date>2023-10-21T11:15:00</dc:date>
            </office:change-info>
          </text:insertion>
        </text:changed-region>
        <text:changed-region xml:id="ct94409108353632" text:id="ct94409108353632">
          <text:insertion>
            <office:change-info>
              <dc:creator>Julia Ringo</dc:creator>
              <dc:date>2023-10-21T11:15:00</dc:date>
            </office:change-info>
          </text:insertion>
        </text:changed-region>
        <text:changed-region xml:id="ct94409108357376" text:id="ct94409108357376">
          <text:deletion>
            <office:change-info>
              <dc:creator>Julia Ringo</dc:creator>
              <dc:date>2023-10-21T11:15:00</dc:date>
            </office:change-info>
            <text:p text:style-name="Text_20_body"><text:span text:style-name="T1">supporting </text:span></text:p>
          </text:deletion>
        </text:changed-region>
        <text:changed-region xml:id="ct94409108358560" text:id="ct94409108358560">
          <text:deletion>
            <office:change-info>
              <dc:creator>Julia Ringo</dc:creator>
              <dc:date>2023-10-05T13:15:00</dc:date>
            </office:change-info>
            <text:p text:style-name="Text_20_body"><text:span text:style-name="T1"><text:s/>— </text:span></text:p>
          </text:deletion>
        </text:changed-region>
        <text:changed-region xml:id="ct94409108358800" text:id="ct94409108358800">
          <text:insertion>
            <office:change-info>
              <dc:creator>Julia Ringo</dc:creator>
              <dc:date>2023-10-05T13:15:00</dc:date>
            </office:change-info>
          </text:insertion>
        </text:changed-region>
        <text:changed-region xml:id="ct94409108359040" text:id="ct94409108359040">
          <text:deletion>
            <office:change-info>
              <dc:creator>Julia Ringo</dc:creator>
              <dc:date>2023-10-05T13:15:00</dc:date>
            </office:change-info>
            <text:p text:style-name="Text_20_body"><text:span text:style-name="T1"><text:s/>— </text:span></text:p>
          </text:deletion>
        </text:changed-region>
        <text:changed-region xml:id="ct94409108359280" text:id="ct94409108359280">
          <text:insertion>
            <office:change-info>
              <dc:creator>Julia Ringo</dc:creator>
              <dc:date>2023-10-05T13:15:00</dc:date>
            </office:change-info>
          </text:insertion>
        </text:changed-region>
        <text:changed-region xml:id="ct94409108362432" text:id="ct94409108362432">
          <text:insertion>
            <office:change-info>
              <dc:creator>Julia Ringo</dc:creator>
              <dc:date>2023-10-21T11:15:00</dc:date>
            </office:change-info>
          </text:insertion>
        </text:changed-region>
        <text:changed-region xml:id="ct94409108362672" text:id="ct94409108362672">
          <text:deletion>
            <office:change-info>
              <dc:creator>Julia Ringo</dc:creator>
              <dc:date>2023-10-21T11:15:00</dc:date>
            </office:change-info>
            <text:p text:style-name="Text_20_body"><text:span text:style-name="T1">that were least coated with rust </text:span></text:p>
          </text:deletion>
        </text:changed-region>
        <text:changed-region xml:id="ct94409108362912" text:id="ct94409108362912">
          <text:deletion>
            <office:change-info>
              <dc:creator>Julia Ringo</dc:creator>
              <dc:date>2023-10-21T11:15:00</dc:date>
            </office:change-info>
            <text:p text:style-name="Text_20_body"><text:span text:style-name="T1"><text:s/></text:span></text:p>
          </text:deletion>
        </text:changed-region>
        <text:changed-region xml:id="ct94409108363152" text:id="ct94409108363152">
          <text:deletion>
            <office:change-info>
              <dc:creator>Julia Ringo</dc:creator>
              <dc:date>2023-10-21T11:15:00</dc:date>
            </office:change-info>
            <text:p text:style-name="Text_20_body"><text:span text:style-name="T1">25 </text:span></text:p>
          </text:deletion>
        </text:changed-region>
        <text:changed-region xml:id="ct94409108363392" text:id="ct94409108363392">
          <text:insertion>
            <office:change-info>
              <dc:creator>Julia Ringo</dc:creator>
              <dc:date>2023-10-21T11:15:00</dc:date>
            </office:change-info>
          </text:insertion>
        </text:changed-region>
        <text:changed-region xml:id="ct94409108363632" text:id="ct94409108363632">
          <text:deletion>
            <office:change-info>
              <dc:creator>Julia Ringo</dc:creator>
              <dc:date>2023-10-21T11:15:00</dc:date>
            </office:change-info>
            <text:p text:style-name="Text_20_body"><text:span text:style-name="T1">300 </text:span></text:p>
          </text:deletion>
        </text:changed-region>
        <text:changed-region xml:id="ct94409108363872" text:id="ct94409108363872">
          <text:insertion>
            <office:change-info>
              <dc:creator>Julia Ringo</dc:creator>
              <dc:date>2023-10-21T11:15:00</dc:date>
            </office:change-info>
          </text:insertion>
        </text:changed-region>
        <text:changed-region xml:id="ct94409101092112" text:id="ct94409101092112">
          <text:deletion>
            <office:change-info>
              <dc:creator>Julia Ringo</dc:creator>
              <dc:date>2023-10-21T11:16:00</dc:date>
            </office:change-info>
            <text:p text:style-name="Text_20_body"><text:span text:style-name="T1">would enable any</text:span></text:p>
          </text:deletion>
        </text:changed-region>
        <text:changed-region xml:id="ct94409100975264" text:id="ct94409100975264">
          <text:insertion>
            <office:change-info>
              <dc:creator>Julia Ringo</dc:creator>
              <dc:date>2023-10-21T11:16:00</dc:date>
            </office:change-info>
          </text:insertion>
        </text:changed-region>
        <text:changed-region xml:id="ct94409100969392" text:id="ct94409100969392">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409108315344" text:id="ct94409108315344">
          <text:insertion>
            <office:change-info>
              <dc:creator>Julia Ringo</dc:creator>
              <dc:date>2023-10-21T11:16:00</dc:date>
            </office:change-info>
          </text:insertion>
        </text:changed-region>
        <text:changed-region xml:id="ct94409108354384" text:id="ct94409108354384">
          <text:deletion>
            <office:change-info>
              <dc:creator>Julia Ringo</dc:creator>
              <dc:date>2023-10-21T11:17:00</dc:date>
            </office:change-info>
            <text:p text:style-name="Text_20_body"><text:span text:style-name="T1">From </text:span></text:p>
          </text:deletion>
        </text:changed-region>
        <text:changed-region xml:id="ct94409108367424" text:id="ct94409108367424">
          <text:insertion>
            <office:change-info>
              <dc:creator>Julia Ringo</dc:creator>
              <dc:date>2023-10-21T11:17:00</dc:date>
            </office:change-info>
          </text:insertion>
        </text:changed-region>
        <text:changed-region xml:id="ct94409108370304" text:id="ct94409108370304">
          <text:insertion>
            <office:change-info>
              <dc:creator>Julia Ringo</dc:creator>
              <dc:date>2023-10-21T11:17:00</dc:date>
            </office:change-info>
          </text:insertion>
        </text:changed-region>
        <text:changed-region xml:id="ct94409108371472" text:id="ct94409108371472">
          <text:deletion>
            <office:change-info>
              <dc:creator>Julia Ringo</dc:creator>
              <dc:date>2023-10-21T11:21:00</dc:date>
            </office:change-info>
            <text:p text:style-name="Text_20_body"><text:span text:style-name="T1">50 </text:span></text:p>
          </text:deletion>
        </text:changed-region>
        <text:changed-region xml:id="ct94409108371712" text:id="ct94409108371712">
          <text:insertion>
            <office:change-info>
              <dc:creator>Julia Ringo</dc:creator>
              <dc:date>2023-10-21T11:21:00</dc:date>
            </office:change-info>
          </text:insertion>
        </text:changed-region>
        <text:changed-region xml:id="ct94409108372384" text:id="ct94409108372384">
          <text:insertion>
            <office:change-info>
              <dc:creator>Julia Ringo</dc:creator>
              <dc:date>2023-10-21T11:21:00</dc:date>
            </office:change-info>
          </text:insertion>
        </text:changed-region>
        <text:changed-region xml:id="ct94409101094864" text:id="ct94409101094864">
          <text:insertion>
            <office:change-info>
              <dc:creator>Julia Ringo</dc:creator>
              <dc:date>2023-10-21T11:21:00</dc:date>
            </office:change-info>
          </text:insertion>
        </text:changed-region>
        <text:changed-region xml:id="ct94409101097552" text:id="ct94409101097552">
          <text:deletion>
            <office:change-info>
              <dc:creator>Julia Ringo</dc:creator>
              <dc:date>2023-10-21T11:21:00</dc:date>
            </office:change-info>
            <text:p text:style-name="Text_20_body"><text:span text:style-name="T1">gathered together </text:span></text:p>
          </text:deletion>
        </text:changed-region>
        <text:changed-region xml:id="ct94409101098032" text:id="ct94409101098032">
          <text:deletion>
            <office:change-info>
              <dc:creator>Julia Ringo</dc:creator>
              <dc:date>2023-10-21T11:22:00</dc:date>
            </office:change-info>
            <text:p text:style-name="Text_20_body"><text:span text:style-name="T1">of </text:span></text:p>
          </text:deletion>
        </text:changed-region>
        <text:changed-region xml:id="ct94409108375536" text:id="ct94409108375536">
          <text:format-change>
            <office:change-info>
              <dc:creator>Julia Ringo</dc:creator>
              <dc:date>2023-10-21T11:22:00</dc:date>
            </office:change-info>
          </text:format-change>
        </text:changed-region>
        <text:changed-region xml:id="ct94409108378736" text:id="ct94409108378736">
          <text:insertion>
            <office:change-info>
              <dc:creator>Julia Ringo</dc:creator>
              <dc:date>2023-10-21T11:22:00</dc:date>
            </office:change-info>
          </text:insertion>
        </text:changed-region>
        <text:changed-region xml:id="ct94409108379264" text:id="ct94409108379264">
          <text:format-change>
            <office:change-info>
              <dc:creator>Julia Ringo</dc:creator>
              <dc:date>2023-10-21T11:22:00</dc:date>
            </office:change-info>
          </text:format-change>
        </text:changed-region>
        <text:changed-region xml:id="ct94409108379856" text:id="ct94409108379856">
          <text:insertion>
            <office:change-info>
              <dc:creator>Julia Ringo</dc:creator>
              <dc:date>2023-10-21T11:22:00</dc:date>
            </office:change-info>
          </text:insertion>
        </text:changed-region>
        <text:changed-region xml:id="ct94409108380096" text:id="ct94409108380096">
          <text:deletion>
            <office:change-info>
              <dc:creator>Julia Ringo</dc:creator>
              <dc:date>2023-10-05T13:15:00</dc:date>
            </office:change-info>
            <text:p text:style-name="Text_20_body"><text:span text:style-name="T1"><text:s/>— </text:span></text:p>
          </text:deletion>
        </text:changed-region>
        <text:changed-region xml:id="ct94409108380592" text:id="ct94409108380592">
          <text:insertion>
            <office:change-info>
              <dc:creator>Julia Ringo</dc:creator>
              <dc:date>2023-10-05T13:15:00</dc:date>
            </office:change-info>
          </text:insertion>
        </text:changed-region>
        <text:changed-region xml:id="ct94409108382096" text:id="ct94409108382096">
          <text:insertion>
            <office:change-info>
              <dc:creator>Julia Ringo</dc:creator>
              <dc:date>2023-10-21T11:22:00</dc:date>
            </office:change-info>
          </text:insertion>
        </text:changed-region>
        <text:changed-region xml:id="ct94409108385408" text:id="ct94409108385408">
          <text:insertion>
            <office:change-info>
              <dc:creator>Julia Ringo</dc:creator>
              <dc:date>2023-10-21T11:23:00</dc:date>
            </office:change-info>
          </text:insertion>
        </text:changed-region>
        <text:changed-region xml:id="ct94409108385648" text:id="ct94409108385648">
          <text:deletion>
            <office:change-info>
              <dc:creator>Julia Ringo</dc:creator>
              <dc:date>2023-10-21T11:23:00</dc:date>
            </office:change-info>
            <text:p text:style-name="Text_20_body"><text:span text:style-name="T1">was </text:span></text:p>
          </text:deletion>
        </text:changed-region>
        <text:changed-region xml:id="ct94409108385888" text:id="ct94409108385888">
          <text:insertion>
            <office:change-info>
              <dc:creator>Julia Ringo</dc:creator>
              <dc:date>2023-10-21T11:23:00</dc:date>
            </office:change-info>
          </text:insertion>
        </text:changed-region>
        <text:changed-region xml:id="ct94409108389920" text:id="ct94409108389920">
          <text:insertion>
            <office:change-info>
              <dc:creator>Julia Ringo</dc:creator>
              <dc:date>2023-10-21T11:23:00</dc:date>
            </office:change-info>
          </text:insertion>
        </text:changed-region>
        <text:changed-region xml:id="ct94409108390160" text:id="ct94409108390160">
          <text:deletion>
            <office:change-info>
              <dc:creator>Julia Ringo</dc:creator>
              <dc:date>2023-10-21T11:23:00</dc:date>
            </office:change-info>
            <text:p text:style-name="Text_20_body"><text:span text:style-name="T1">.</text:span></text:p>
          </text:deletion>
        </text:changed-region>
        <text:changed-region xml:id="ct94409108390400" text:id="ct94409108390400">
          <text:insertion>
            <office:change-info>
              <dc:creator>Julia Ringo</dc:creator>
              <dc:date>2023-10-21T11:23:00</dc:date>
            </office:change-info>
          </text:insertion>
        </text:changed-region>
        <text:changed-region xml:id="ct94409108394976" text:id="ct94409108394976">
          <text:insertion>
            <office:change-info>
              <dc:creator>Julia Ringo</dc:creator>
              <dc:date>2023-10-21T11:32:00</dc:date>
            </office:change-info>
          </text:insertion>
        </text:changed-region>
        <text:changed-region xml:id="ct94409108395216" text:id="ct94409108395216">
          <text:insertion>
            <office:change-info>
              <dc:creator>Julia Ringo</dc:creator>
              <dc:date>2023-10-21T11:33:00</dc:date>
            </office:change-info>
          </text:insertion>
        </text:changed-region>
        <text:changed-region xml:id="ct94409108399248" text:id="ct94409108399248">
          <text:format-change>
            <office:change-info>
              <dc:creator>Julia Ringo</dc:creator>
              <dc:date>2023-10-21T11:33:00</dc:date>
            </office:change-info>
          </text:format-change>
        </text:changed-region>
        <text:changed-region xml:id="ct94409108403504" text:id="ct94409108403504">
          <text:deletion>
            <office:change-info>
              <dc:creator>Julia Ringo</dc:creator>
              <dc:date>2023-10-21T11:33:00</dc:date>
            </office:change-info>
            <text:p text:style-name="Text_20_body"><text:span text:style-name="T1">It was o</text:span></text:p>
          </text:deletion>
        </text:changed-region>
        <text:changed-region xml:id="ct94409108404752" text:id="ct94409108404752">
          <text:insertion>
            <office:change-info>
              <dc:creator>Julia Ringo</dc:creator>
              <dc:date>2023-10-21T11:33:00</dc:date>
            </office:change-info>
          </text:insertion>
        </text:changed-region>
        <text:changed-region xml:id="ct94409108406928" text:id="ct94409108406928">
          <text:insertion>
            <office:change-info>
              <dc:creator>Julia Ringo</dc:creator>
              <dc:date>2023-10-21T11:33:00</dc:date>
            </office:change-info>
          </text:insertion>
        </text:changed-region>
        <text:changed-region xml:id="ct94409108408368" text:id="ct94409108408368">
          <text:deletion>
            <office:change-info>
              <dc:creator>Julia Ringo</dc:creator>
              <dc:date>2023-10-21T11:33:00</dc:date>
            </office:change-info>
            <text:p text:style-name="Text_20_body"><text:span text:style-name="T1">that </text:span></text:p>
          </text:deletion>
        </text:changed-region>
        <text:changed-region xml:id="ct94409108413408" text:id="ct94409108413408">
          <text:insertion>
            <office:change-info>
              <dc:creator>Julia Ringo</dc:creator>
              <dc:date>2023-10-21T11:40:00</dc:date>
            </office:change-info>
          </text:insertion>
        </text:changed-region>
        <text:changed-region xml:id="ct94409108413776" text:id="ct94409108413776">
          <text:deletion>
            <office:change-info>
              <dc:creator>Julia Ringo</dc:creator>
              <dc:date>2023-10-21T11:40:00</dc:date>
            </office:change-info>
            <text:p text:style-name="Text_20_body"><text:span text:style-name="T1"><text:s/>with </text:span></text:p>
          </text:deletion>
        </text:changed-region>
        <text:changed-region xml:id="ct94409108416992" text:id="ct94409108416992">
          <text:insertion>
            <office:change-info>
              <dc:creator>Julia Ringo</dc:creator>
              <dc:date>2023-10-21T11:40:00</dc:date>
            </office:change-info>
          </text:insertion>
        </text:changed-region>
        <text:changed-region xml:id="ct94409108418448" text:id="ct94409108418448">
          <text:insertion>
            <office:change-info>
              <dc:creator>Julia Ringo</dc:creator>
              <dc:date>2023-10-21T11:40:00</dc:date>
            </office:change-info>
          </text:insertion>
        </text:changed-region>
        <text:changed-region xml:id="ct94409108426016" text:id="ct94409108426016">
          <text:insertion>
            <office:change-info>
              <dc:creator>Julia Ringo</dc:creator>
              <dc:date>2023-10-21T11:41:00</dc:date>
            </office:change-info>
          </text:insertion>
        </text:changed-region>
        <text:changed-region xml:id="ct94409108406512" text:id="ct94409108406512">
          <text:deletion>
            <office:change-info>
              <dc:creator>Julia Ringo</dc:creator>
              <dc:date>2023-10-05T13:15:00</dc:date>
            </office:change-info>
            <text:p text:style-name="Text_20_body"><text:span text:style-name="T1"><text:s/>— </text:span></text:p>
          </text:deletion>
        </text:changed-region>
        <text:changed-region xml:id="ct94409108412336" text:id="ct94409108412336">
          <text:insertion>
            <office:change-info>
              <dc:creator>Julia Ringo</dc:creator>
              <dc:date>2023-10-05T13:15:00</dc:date>
            </office:change-info>
          </text:insertion>
        </text:changed-region>
        <text:changed-region xml:id="ct94409108396800" text:id="ct94409108396800">
          <text:insertion>
            <office:change-info>
              <dc:creator>Julia Ringo</dc:creator>
              <dc:date>2023-10-21T11:41:00</dc:date>
            </office:change-info>
          </text:insertion>
        </text:changed-region>
        <text:changed-region xml:id="ct94409108407296" text:id="ct94409108407296">
          <text:deletion>
            <office:change-info>
              <dc:creator>Julia Ringo</dc:creator>
              <dc:date>2023-10-05T13:15:00</dc:date>
            </office:change-info>
            <text:p text:style-name="Text_20_body"><text:span text:style-name="T1"><text:s/>— </text:span></text:p>
          </text:deletion>
        </text:changed-region>
        <text:changed-region xml:id="ct94409108397696" text:id="ct94409108397696">
          <text:insertion>
            <office:change-info>
              <dc:creator>Julia Ringo</dc:creator>
              <dc:date>2023-10-05T13:15:00</dc:date>
            </office:change-info>
          </text:insertion>
        </text:changed-region>
        <text:changed-region xml:id="ct94409108405920" text:id="ct94409108405920">
          <text:insertion>
            <office:change-info>
              <dc:creator>Julia Ringo</dc:creator>
              <dc:date>2023-10-21T11:41:00</dc:date>
            </office:change-info>
          </text:insertion>
        </text:changed-region>
        <text:changed-region xml:id="ct94409108402032" text:id="ct94409108402032">
          <text:deletion>
            <office:change-info>
              <dc:creator>Julia Ringo</dc:creator>
              <dc:date>2023-10-10T11:08:00</dc:date>
            </office:change-info>
            <text:p text:style-name="Text_20_body"><text:span text:style-name="T1">…</text:span></text:p>
          </text:deletion>
        </text:changed-region>
        <text:changed-region xml:id="ct94409108428016" text:id="ct94409108428016">
          <text:insertion>
            <office:change-info>
              <dc:creator>Julia Ringo</dc:creator>
              <dc:date>2023-10-10T11:08:00</dc:date>
            </office:change-info>
          </text:insertion>
        </text:changed-region>
        <text:changed-region xml:id="ct94409108427664" text:id="ct94409108427664">
          <text:deletion>
            <office:change-info>
              <dc:creator>Julia Ringo</dc:creator>
              <dc:date>2023-10-21T11:41:00</dc:date>
            </office:change-info>
            <text:p text:style-name="Text_20_body"><text:span text:style-name="T1">100 </text:span></text:p>
          </text:deletion>
        </text:changed-region>
        <text:changed-region xml:id="ct94409108429296" text:id="ct94409108429296">
          <text:insertion>
            <office:change-info>
              <dc:creator>Julia Ringo</dc:creator>
              <dc:date>2023-10-21T11:41:00</dc:date>
            </office:change-info>
          </text:insertion>
        </text:changed-region>
        <text:changed-region xml:id="ct94409108429872" text:id="ct94409108429872">
          <text:deletion>
            <office:change-info>
              <dc:creator>Julia Ringo</dc:creator>
              <dc:date>2023-10-05T13:15:00</dc:date>
            </office:change-info>
            <text:p text:style-name="Text_20_body"><text:span text:style-name="T1"><text:s/>— </text:span></text:p>
          </text:deletion>
        </text:changed-region>
        <text:changed-region xml:id="ct94409108430448" text:id="ct94409108430448">
          <text:insertion>
            <office:change-info>
              <dc:creator>Julia Ringo</dc:creator>
              <dc:date>2023-10-05T13:15:00</dc:date>
            </office:change-info>
          </text:insertion>
        </text:changed-region>
        <text:changed-region xml:id="ct94409108431248" text:id="ct94409108431248">
          <text:deletion>
            <office:change-info>
              <dc:creator>Julia Ringo</dc:creator>
              <dc:date>2023-10-21T11:41:00</dc:date>
            </office:change-info>
            <text:p text:style-name="Text_20_body"><text:span text:style-name="T1">70</text:span></text:p>
          </text:deletion>
        </text:changed-region>
        <text:changed-region xml:id="ct94409108431488" text:id="ct94409108431488">
          <text:insertion>
            <office:change-info>
              <dc:creator>Julia Ringo</dc:creator>
              <dc:date>2023-10-21T11:41:00</dc:date>
            </office:change-info>
          </text:insertion>
        </text:changed-region>
        <text:changed-region xml:id="ct94409108433520" text:id="ct94409108433520">
          <text:deletion>
            <office:change-info>
              <dc:creator>Julia Ringo</dc:creator>
              <dc:date>2023-10-05T13:15:00</dc:date>
            </office:change-info>
            <text:p text:style-name="Text_20_body"><text:span text:style-name="T1"><text:s/>— </text:span></text:p>
          </text:deletion>
        </text:changed-region>
        <text:changed-region xml:id="ct94409108434032" text:id="ct94409108434032">
          <text:insertion>
            <office:change-info>
              <dc:creator>Julia Ringo</dc:creator>
              <dc:date>2023-10-05T13:15:00</dc:date>
            </office:change-info>
          </text:insertion>
        </text:changed-region>
        <text:changed-region xml:id="ct94409108434272" text:id="ct94409108434272">
          <text:insertion>
            <office:change-info>
              <dc:creator>Julia Ringo</dc:creator>
              <dc:date>2023-10-21T11:42:00</dc:date>
            </office:change-info>
          </text:insertion>
        </text:changed-region>
        <text:changed-region xml:id="ct94409108435152" text:id="ct94409108435152">
          <text:deletion>
            <office:change-info>
              <dc:creator>Julia Ringo</dc:creator>
              <dc:date>2023-10-21T11:42:00</dc:date>
            </office:change-info>
            <text:p text:style-name="Text_20_body"><text:span text:style-name="T1">a</text:span></text:p>
          </text:deletion>
        </text:changed-region>
        <text:changed-region xml:id="ct94409108435392" text:id="ct94409108435392">
          <text:insertion>
            <office:change-info>
              <dc:creator>Julia Ringo</dc:creator>
              <dc:date>2023-10-21T11:42:00</dc:date>
            </office:change-info>
          </text:insertion>
        </text:changed-region>
        <text:changed-region xml:id="ct94409108439664" text:id="ct94409108439664">
          <text:deletion>
            <office:change-info>
              <dc:creator>Julia Ringo</dc:creator>
              <dc:date>2023-10-10T11:08:00</dc:date>
            </office:change-info>
            <text:p text:style-name="Text_20_body"><text:span text:style-name="T1">…</text:span></text:p>
          </text:deletion>
        </text:changed-region>
        <text:changed-region xml:id="ct94409108440144" text:id="ct94409108440144">
          <text:insertion>
            <office:change-info>
              <dc:creator>Julia Ringo</dc:creator>
              <dc:date>2023-10-10T11:08:00</dc:date>
            </office:change-info>
          </text:insertion>
        </text:changed-region>
        <text:changed-region xml:id="ct94409108440624" text:id="ct94409108440624">
          <text:deletion>
            <office:change-info>
              <dc:creator>Julia Ringo</dc:creator>
              <dc:date>2023-10-21T11:42:00</dc:date>
            </office:change-info>
            <text:p text:style-name="Text_20_body"><text:span text:style-name="T1"><text:s/></text:span></text:p>
          </text:deletion>
        </text:changed-region>
        <text:changed-region xml:id="ct94409108444496" text:id="ct94409108444496">
          <text:insertion>
            <office:change-info>
              <dc:creator>Julia Ringo</dc:creator>
              <dc:date>2023-10-21T11:43:00</dc:date>
            </office:change-info>
          </text:insertion>
        </text:changed-region>
        <text:changed-region xml:id="ct94409108400640" text:id="ct94409108400640">
          <text:insertion>
            <office:change-info>
              <dc:creator>Julia Ringo</dc:creator>
              <dc:date>2023-10-21T11:43:00</dc:date>
            </office:change-info>
          </text:insertion>
        </text:changed-region>
        <text:changed-region xml:id="ct94409108407856" text:id="ct94409108407856">
          <text:deletion>
            <office:change-info>
              <dc:creator>Julia Ringo</dc:creator>
              <dc:date>2023-10-21T11:43:00</dc:date>
            </office:change-info>
            <text:p text:style-name="Text_20_body"><text:span text:style-name="T1">,</text:span></text:p>
          </text:deletion>
        </text:changed-region>
        <text:changed-region xml:id="ct94409108446752" text:id="ct94409108446752">
          <text:insertion>
            <office:change-info>
              <dc:creator>Julia Ringo</dc:creator>
              <dc:date>2023-10-21T11:43:00</dc:date>
            </office:change-info>
          </text:insertion>
        </text:changed-region>
        <text:changed-region xml:id="ct94409108446992" text:id="ct94409108446992">
          <text:deletion>
            <office:change-info>
              <dc:creator>Julia Ringo</dc:creator>
              <dc:date>2023-10-21T11:43:00</dc:date>
            </office:change-info>
            <text:p text:style-name="Text_20_body"><text:span text:style-name="T1">,</text:span></text:p>
          </text:deletion>
        </text:changed-region>
        <text:changed-region xml:id="ct94409108447232" text:id="ct94409108447232">
          <text:insertion>
            <office:change-info>
              <dc:creator>Julia Ringo</dc:creator>
              <dc:date>2023-10-21T11:43:00</dc:date>
            </office:change-info>
          </text:insertion>
        </text:changed-region>
        <text:changed-region xml:id="ct94409108447472" text:id="ct94409108447472">
          <text:deletion>
            <office:change-info>
              <dc:creator>Julia Ringo</dc:creator>
              <dc:date>2023-10-21T11:43:00</dc:date>
            </office:change-info>
            <text:p text:style-name="Text_20_body"><text:span text:style-name="T1">w</text:span></text:p>
          </text:deletion>
        </text:changed-region>
        <text:changed-region xml:id="ct94409108448704" text:id="ct94409108448704">
          <text:insertion>
            <office:change-info>
              <dc:creator>Julia Ringo</dc:creator>
              <dc:date>2023-10-21T11:43:00</dc:date>
            </office:change-info>
          </text:insertion>
        </text:changed-region>
        <text:changed-region xml:id="ct94409108448944" text:id="ct94409108448944">
          <text:deletion>
            <office:change-info>
              <dc:creator>Julia Ringo</dc:creator>
              <dc:date>2023-10-10T11:08:00</dc:date>
            </office:change-info>
            <text:p text:style-name="Text_20_body"><text:span text:style-name="T1">…</text:span></text:p>
          </text:deletion>
        </text:changed-region>
        <text:changed-region xml:id="ct94409108449184" text:id="ct94409108449184">
          <text:insertion>
            <office:change-info>
              <dc:creator>Julia Ringo</dc:creator>
              <dc:date>2023-10-10T11:08:00</dc:date>
            </office:change-info>
          </text:insertion>
        </text:changed-region>
        <text:changed-region xml:id="ct94409108451712" text:id="ct94409108451712">
          <text:insertion>
            <office:change-info>
              <dc:creator>Julia Ringo</dc:creator>
              <dc:date>2023-10-21T11:43:00</dc:date>
            </office:change-info>
          </text:insertion>
        </text:changed-region>
        <text:changed-region xml:id="ct94409108451952" text:id="ct94409108451952">
          <text:deletion>
            <office:change-info>
              <dc:creator>Julia Ringo</dc:creator>
              <dc:date>2023-10-21T11:43:00</dc:date>
            </office:change-info>
            <text:p text:style-name="Text_20_body"><text:span text:style-name="T1"><text:s/>that </text:span></text:p>
          </text:deletion>
        </text:changed-region>
        <text:changed-region xml:id="ct94409108452592" text:id="ct94409108452592">
          <text:insertion>
            <office:change-info>
              <dc:creator>Julia Ringo</dc:creator>
              <dc:date>2023-10-21T11:43:00</dc:date>
            </office:change-info>
          </text:insertion>
        </text:changed-region>
        <text:changed-region xml:id="ct94409108454128" text:id="ct94409108454128">
          <text:format-change>
            <office:change-info>
              <dc:creator>Julia Ringo</dc:creator>
              <dc:date>2023-10-21T11:44:00</dc:date>
            </office:change-info>
          </text:format-change>
        </text:changed-region>
        <text:changed-region xml:id="ct94409108456400" text:id="ct94409108456400">
          <text:insertion>
            <office:change-info>
              <dc:creator>Julia Ringo</dc:creator>
              <dc:date>2023-10-21T11:44:00</dc:date>
            </office:change-info>
          </text:insertion>
        </text:changed-region>
        <text:changed-region xml:id="ct94409108456640" text:id="ct94409108456640">
          <text:insertion>
            <office:change-info>
              <dc:creator>Julia Ringo</dc:creator>
              <dc:date>2023-10-21T11:44:00</dc:date>
            </office:change-info>
          </text:insertion>
        </text:changed-region>
        <text:changed-region xml:id="ct94409108469472" text:id="ct94409108469472">
          <text:insertion>
            <office:change-info>
              <dc:creator>Julia Ringo</dc:creator>
              <dc:date>2023-10-21T11:45:00</dc:date>
            </office:change-info>
          </text:insertion>
        </text:changed-region>
        <text:changed-region xml:id="ct94409108469712" text:id="ct94409108469712">
          <text:deletion>
            <office:change-info>
              <dc:creator>Julia Ringo</dc:creator>
              <dc:date>2023-10-21T11:45:00</dc:date>
            </office:change-info>
            <text:p text:style-name="Text_20_body"><text:span text:style-name="T1">,</text:span></text:p>
          </text:deletion>
        </text:changed-region>
        <text:changed-region xml:id="ct94409108461504" text:id="ct94409108461504">
          <text:insertion>
            <office:change-info>
              <dc:creator>Julia Ringo</dc:creator>
              <dc:date>2023-10-21T11:46:00</dc:date>
            </office:change-info>
          </text:insertion>
        </text:changed-region>
        <text:changed-region xml:id="ct94409108458432" text:id="ct94409108458432">
          <text:deletion>
            <office:change-info>
              <dc:creator>Julia Ringo</dc:creator>
              <dc:date>2023-10-21T11:46:00</dc:date>
            </office:change-info>
            <text:p text:style-name="Text_20_body"><text:span text:style-name="T1">,</text:span></text:p>
          </text:deletion>
        </text:changed-region>
        <text:changed-region xml:id="ct94409108474640" text:id="ct94409108474640">
          <text:deletion>
            <office:change-info>
              <dc:creator>Julia Ringo</dc:creator>
              <dc:date>2023-10-21T11:46:00</dc:date>
            </office:change-info>
            <text:p text:style-name="Text_20_body"><text:span text:style-name="T1">,</text:span></text:p>
          </text:deletion>
        </text:changed-region>
        <text:changed-region xml:id="ct94409108479280" text:id="ct94409108479280">
          <text:deletion>
            <office:change-info>
              <dc:creator>Julia Ringo</dc:creator>
              <dc:date>2023-10-21T11:46:00</dc:date>
            </office:change-info>
            <text:p text:style-name="Text_20_body"><text:span text:style-name="T1">,</text:span></text:p>
          </text:deletion>
        </text:changed-region>
        <text:changed-region xml:id="ct94409108481328" text:id="ct94409108481328">
          <text:insertion>
            <office:change-info>
              <dc:creator>Julia Ringo</dc:creator>
              <dc:date>2023-10-21T11:50:00</dc:date>
            </office:change-info>
          </text:insertion>
        </text:changed-region>
        <text:changed-region xml:id="ct94409108483088" text:id="ct94409108483088">
          <text:insertion>
            <office:change-info>
              <dc:creator>Julia Ringo</dc:creator>
              <dc:date>2023-10-21T11:50:00</dc:date>
            </office:change-info>
          </text:insertion>
        </text:changed-region>
        <text:changed-region xml:id="ct94409108483408" text:id="ct94409108483408">
          <text:deletion>
            <office:change-info>
              <dc:creator>Julia Ringo</dc:creator>
              <dc:date>2023-10-21T11:50:00</dc:date>
            </office:change-info>
            <text:p text:style-name="Text_20_body"><text:span text:style-name="T1">‘</text:span></text:p>
          </text:deletion>
        </text:changed-region>
        <text:changed-region xml:id="ct94409108486048" text:id="ct94409108486048">
          <text:insertion>
            <office:change-info>
              <dc:creator>Julia Ringo</dc:creator>
              <dc:date>2023-10-21T11:50:00</dc:date>
            </office:change-info>
          </text:insertion>
        </text:changed-region>
        <text:changed-region xml:id="ct94409108486368" text:id="ct94409108486368">
          <text:deletion>
            <office:change-info>
              <dc:creator>Julia Ringo</dc:creator>
              <dc:date>2023-10-21T11:50:00</dc:date>
            </office:change-info>
            <text:p text:style-name="Text_20_body"><text:span text:style-name="T1">’</text:span></text:p>
          </text:deletion>
        </text:changed-region>
        <text:changed-region xml:id="ct94409108487808" text:id="ct94409108487808">
          <text:deletion>
            <office:change-info>
              <dc:creator>Julia Ringo</dc:creator>
              <dc:date>2023-10-21T11:50:00</dc:date>
            </office:change-info>
            <text:p text:style-name="Text_20_body"><text:span text:style-name="T1">then </text:span></text:p>
          </text:deletion>
        </text:changed-region>
        <text:changed-region xml:id="ct94409108488928" text:id="ct94409108488928">
          <text:deletion>
            <office:change-info>
              <dc:creator>Julia Ringo</dc:creator>
              <dc:date>2023-10-05T13:15:00</dc:date>
            </office:change-info>
            <text:p text:style-name="Text_20_body"><text:span text:style-name="T1"><text:s/>— </text:span></text:p>
          </text:deletion>
        </text:changed-region>
        <text:changed-region xml:id="ct94409108489168" text:id="ct94409108489168">
          <text:insertion>
            <office:change-info>
              <dc:creator>Julia Ringo</dc:creator>
              <dc:date>2023-10-05T13:15:00</dc:date>
            </office:change-info>
          </text:insertion>
        </text:changed-region>
        <text:changed-region xml:id="ct94409108489408" text:id="ct94409108489408">
          <text:deletion>
            <office:change-info>
              <dc:creator>Julia Ringo</dc:creator>
              <dc:date>2023-10-05T13:15:00</dc:date>
            </office:change-info>
            <text:p text:style-name="Text_20_body"><text:span text:style-name="T1"><text:s/>— </text:span></text:p>
          </text:deletion>
        </text:changed-region>
        <text:changed-region xml:id="ct94409108489648" text:id="ct94409108489648">
          <text:insertion>
            <office:change-info>
              <dc:creator>Julia Ringo</dc:creator>
              <dc:date>2023-10-05T13:15:00</dc:date>
            </office:change-info>
          </text:insertion>
        </text:changed-region>
        <text:changed-region xml:id="ct94409108490528" text:id="ct94409108490528">
          <text:insertion>
            <office:change-info>
              <dc:creator>Julia Ringo</dc:creator>
              <dc:date>2023-10-21T11:50:00</dc:date>
            </office:change-info>
          </text:insertion>
        </text:changed-region>
        <text:changed-region xml:id="ct94409108492048" text:id="ct94409108492048">
          <text:deletion>
            <office:change-info>
              <dc:creator>Julia Ringo</dc:creator>
              <dc:date>2023-10-10T11:08:00</dc:date>
            </office:change-info>
            <text:p text:style-name="Text_20_body"><text:span text:style-name="T1">…</text:span></text:p>
          </text:deletion>
        </text:changed-region>
        <text:changed-region xml:id="ct94409108492288" text:id="ct94409108492288">
          <text:insertion>
            <office:change-info>
              <dc:creator>Julia Ringo</dc:creator>
              <dc:date>2023-10-10T11:08:00</dc:date>
            </office:change-info>
          </text:insertion>
        </text:changed-region>
        <text:changed-region xml:id="ct94409108492528" text:id="ct94409108492528">
          <text:deletion>
            <office:change-info>
              <dc:creator>Julia Ringo</dc:creator>
              <dc:date>2023-10-21T11:50:00</dc:date>
            </office:change-info>
            <text:p text:style-name="Text_20_body"><text:span text:style-name="T1"><text:s/></text:span></text:p>
          </text:deletion>
        </text:changed-region>
        <text:changed-region xml:id="ct94409108494976" text:id="ct94409108494976">
          <text:deletion>
            <office:change-info>
              <dc:creator>Julia Ringo</dc:creator>
              <dc:date>2023-10-05T13:15:00</dc:date>
            </office:change-info>
            <text:p text:style-name="Text_20_body"><text:span text:style-name="T1"><text:s/>— </text:span></text:p>
          </text:deletion>
        </text:changed-region>
        <text:changed-region xml:id="ct94409108495216" text:id="ct94409108495216">
          <text:insertion>
            <office:change-info>
              <dc:creator>Julia Ringo</dc:creator>
              <dc:date>2023-10-05T13:15:00</dc:date>
            </office:change-info>
          </text:insertion>
        </text:changed-region>
        <text:changed-region xml:id="ct94409108496064" text:id="ct94409108496064">
          <text:insertion>
            <office:change-info>
              <dc:creator>Julia Ringo</dc:creator>
              <dc:date>2023-10-21T11:55:00</dc:date>
            </office:change-info>
          </text:insertion>
        </text:changed-region>
        <text:changed-region xml:id="ct94409108496960" text:id="ct94409108496960">
          <text:deletion>
            <office:change-info>
              <dc:creator>Julia Ringo</dc:creator>
              <dc:date>2023-10-05T13:15:00</dc:date>
            </office:change-info>
            <text:p text:style-name="Text_20_body"><text:span text:style-name="T1"><text:s/>— </text:span></text:p>
          </text:deletion>
        </text:changed-region>
        <text:changed-region xml:id="ct94409108498032" text:id="ct94409108498032">
          <text:insertion>
            <office:change-info>
              <dc:creator>Julia Ringo</dc:creator>
              <dc:date>2023-10-05T13:15:00</dc:date>
            </office:change-info>
          </text:insertion>
        </text:changed-region>
        <text:changed-region xml:id="ct94409108502544" text:id="ct94409108502544">
          <text:format-change>
            <office:change-info>
              <dc:creator>Julia Ringo</dc:creator>
              <dc:date>2023-10-21T11:55:00</dc:date>
            </office:change-info>
          </text:format-change>
        </text:changed-region>
        <text:changed-region xml:id="ct94409108515536" text:id="ct94409108515536">
          <text:insertion>
            <office:change-info>
              <dc:creator>Julia Ringo</dc:creator>
              <dc:date>2023-10-21T11:55:00</dc:date>
            </office:change-info>
          </text:insertion>
        </text:changed-region>
        <text:changed-region xml:id="ct94409108515296" text:id="ct94409108515296">
          <text:deletion>
            <office:change-info>
              <dc:creator>Julia Ringo</dc:creator>
              <dc:date>2023-10-10T11:08:00</dc:date>
            </office:change-info>
            <text:p text:style-name="Text_20_body"><text:span text:style-name="T1">…</text:span></text:p>
          </text:deletion>
        </text:changed-region>
        <text:changed-region xml:id="ct94409108516800" text:id="ct94409108516800">
          <text:insertion>
            <office:change-info>
              <dc:creator>Julia Ringo</dc:creator>
              <dc:date>2023-10-10T11:08:00</dc:date>
            </office:change-info>
          </text:insertion>
        </text:changed-region>
        <text:changed-region xml:id="ct94409108517040" text:id="ct94409108517040">
          <text:deletion>
            <office:change-info>
              <dc:creator>Julia Ringo</dc:creator>
              <dc:date>2023-10-21T11:55:00</dc:date>
            </office:change-info>
            <text:p text:style-name="Text_20_body"><text:span text:style-name="T1"><text:s/></text:span></text:p>
          </text:deletion>
        </text:changed-region>
        <text:changed-region xml:id="ct94409108517920" text:id="ct94409108517920">
          <text:deletion>
            <office:change-info>
              <dc:creator>Julia Ringo</dc:creator>
              <dc:date>2023-10-10T11:08:00</dc:date>
            </office:change-info>
            <text:p text:style-name="Text_20_body"><text:span text:style-name="T1">…</text:span></text:p>
          </text:deletion>
        </text:changed-region>
        <text:changed-region xml:id="ct94409108518160" text:id="ct94409108518160">
          <text:insertion>
            <office:change-info>
              <dc:creator>Julia Ringo</dc:creator>
              <dc:date>2023-10-10T11:08:00</dc:date>
            </office:change-info>
          </text:insertion>
        </text:changed-region>
        <text:changed-region xml:id="ct94409108520416" text:id="ct94409108520416">
          <text:deletion>
            <office:change-info>
              <dc:creator>Julia Ringo</dc:creator>
              <dc:date>2023-10-21T11:56:00</dc:date>
            </office:change-info>
            <text:p text:style-name="Text_20_body"><text:span text:style-name="T1">25 </text:span></text:p>
          </text:deletion>
        </text:changed-region>
        <text:changed-region xml:id="ct94409108520656" text:id="ct94409108520656">
          <text:insertion>
            <office:change-info>
              <dc:creator>Julia Ringo</dc:creator>
              <dc:date>2023-10-21T11:56:00</dc:date>
            </office:change-info>
          </text:insertion>
        </text:changed-region>
        <text:changed-region xml:id="ct94409108520896" text:id="ct94409108520896">
          <text:insertion>
            <office:change-info>
              <dc:creator>Julia Ringo</dc:creator>
              <dc:date>2023-10-21T11:56:00</dc:date>
            </office:change-info>
          </text:insertion>
        </text:changed-region>
        <text:changed-region xml:id="ct94409108523472" text:id="ct94409108523472">
          <text:deletion>
            <office:change-info>
              <dc:creator>Julia Ringo</dc:creator>
              <dc:date>2023-10-21T11:59:00</dc:date>
            </office:change-info>
            <text:p text:style-name="Text_20_body"><text:span text:style-name="T1">is capable of</text:span></text:p>
          </text:deletion>
        </text:changed-region>
        <text:changed-region xml:id="ct94409108523712" text:id="ct94409108523712">
          <text:insertion>
            <office:change-info>
              <dc:creator>Julia Ringo</dc:creator>
              <dc:date>2023-10-21T11:59:00</dc:date>
            </office:change-info>
          </text:insertion>
        </text:changed-region>
        <text:changed-region xml:id="ct94409108524144" text:id="ct94409108524144">
          <text:deletion>
            <office:change-info>
              <dc:creator>Julia Ringo</dc:creator>
              <dc:date>2023-10-21T11:56:00</dc:date>
            </office:change-info>
            <text:p text:style-name="Text_20_body"><text:span text:style-name="T1">doing </text:span></text:p>
          </text:deletion>
        </text:changed-region>
        <text:changed-region xml:id="ct94409108525024" text:id="ct94409108525024">
          <text:insertion>
            <office:change-info>
              <dc:creator>Julia Ringo</dc:creator>
              <dc:date>2023-10-21T12:00:00</dc:date>
            </office:change-info>
          </text:insertion>
        </text:changed-region>
        <text:changed-region xml:id="ct94409108525264" text:id="ct94409108525264">
          <text:deletion>
            <office:change-info>
              <dc:creator>Julia Ringo</dc:creator>
              <dc:date>2023-10-10T11:08:00</dc:date>
            </office:change-info>
            <text:p text:style-name="Text_20_body"><text:span text:style-name="T1">…</text:span></text:p>
          </text:deletion>
        </text:changed-region>
        <text:changed-region xml:id="ct94409108525504" text:id="ct94409108525504">
          <text:insertion>
            <office:change-info>
              <dc:creator>Julia Ringo</dc:creator>
              <dc:date>2023-10-10T11:08:00</dc:date>
            </office:change-info>
          </text:insertion>
        </text:changed-region>
        <text:changed-region xml:id="ct94409108527664" text:id="ct94409108527664">
          <text:insertion>
            <office:change-info>
              <dc:creator>Julia Ringo</dc:creator>
              <dc:date>2023-10-21T12:00:00</dc:date>
            </office:change-info>
          </text:insertion>
        </text:changed-region>
        <text:changed-region xml:id="ct94409108528544" text:id="ct94409108528544">
          <text:deletion>
            <office:change-info>
              <dc:creator>Julia Ringo</dc:creator>
              <dc:date>2023-10-21T12:00:00</dc:date>
            </office:change-info>
            <text:p text:style-name="Text_20_body"><text:span text:style-name="T1">,</text:span></text:p>
          </text:deletion>
        </text:changed-region>
        <text:changed-region xml:id="ct94409108529360" text:id="ct94409108529360">
          <text:insertion>
            <office:change-info>
              <dc:creator>Julia Ringo</dc:creator>
              <dc:date>2023-10-21T12:00:00</dc:date>
            </office:change-info>
          </text:insertion>
        </text:changed-region>
        <text:changed-region xml:id="ct94409108529600" text:id="ct94409108529600">
          <text:deletion>
            <office:change-info>
              <dc:creator>Julia Ringo</dc:creator>
              <dc:date>2023-10-05T13:15:00</dc:date>
            </office:change-info>
            <text:p text:style-name="Text_20_body"><text:span text:style-name="T1"><text:s/>— </text:span></text:p>
          </text:deletion>
        </text:changed-region>
        <text:changed-region xml:id="ct94409108529840" text:id="ct94409108529840">
          <text:insertion>
            <office:change-info>
              <dc:creator>Julia Ringo</dc:creator>
              <dc:date>2023-10-05T13:15:00</dc:date>
            </office:change-info>
          </text:insertion>
        </text:changed-region>
        <text:changed-region xml:id="ct94409108531312" text:id="ct94409108531312">
          <text:deletion>
            <office:change-info>
              <dc:creator>Julia Ringo</dc:creator>
              <dc:date>2023-10-21T12:01:00</dc:date>
            </office:change-info>
            <text:p text:style-name="Text_20_body"><text:span text:style-name="T1">30 </text:span></text:p>
          </text:deletion>
        </text:changed-region>
        <text:changed-region xml:id="ct94409108531552" text:id="ct94409108531552">
          <text:insertion>
            <office:change-info>
              <dc:creator>Julia Ringo</dc:creator>
              <dc:date>2023-10-21T12:01:00</dc:date>
            </office:change-info>
          </text:insertion>
        </text:changed-region>
        <text:changed-region xml:id="ct94409108531792" text:id="ct94409108531792">
          <text:deletion>
            <office:change-info>
              <dc:creator>Julia Ringo</dc:creator>
              <dc:date>2023-10-05T13:15:00</dc:date>
            </office:change-info>
            <text:p text:style-name="Text_20_body"><text:span text:style-name="T1"><text:s/>— </text:span></text:p>
          </text:deletion>
        </text:changed-region>
        <text:changed-region xml:id="ct94409108532032" text:id="ct94409108532032">
          <text:insertion>
            <office:change-info>
              <dc:creator>Julia Ringo</dc:creator>
              <dc:date>2023-10-05T13:15:00</dc:date>
            </office:change-info>
          </text:insertion>
        </text:changed-region>
        <text:changed-region xml:id="ct94409108533792" text:id="ct94409108533792">
          <text:deletion>
            <office:change-info>
              <dc:creator>Julia Ringo</dc:creator>
              <dc:date>2023-10-21T12:01:00</dc:date>
            </office:change-info>
            <text:p text:style-name="Text_20_body"><text:span text:style-name="T1">e</text:span></text:p>
          </text:deletion>
        </text:changed-region>
        <text:changed-region xml:id="ct94409108534032" text:id="ct94409108534032">
          <text:insertion>
            <office:change-info>
              <dc:creator>Julia Ringo</dc:creator>
              <dc:date>2023-10-21T12:01:00</dc:date>
            </office:change-info>
          </text:insertion>
        </text:changed-region>
        <text:changed-region xml:id="ct94409108533552" text:id="ct94409108533552">
          <text:deletion>
            <office:change-info>
              <dc:creator>Julia Ringo</dc:creator>
              <dc:date>2023-10-21T12:01:00</dc:date>
            </office:change-info>
            <text:p text:style-name="Text_20_body"><text:span text:style-name="T1">30 </text:span></text:p>
          </text:deletion>
        </text:changed-region>
        <text:changed-region xml:id="ct94409108534912" text:id="ct94409108534912">
          <text:insertion>
            <office:change-info>
              <dc:creator>Julia Ringo</dc:creator>
              <dc:date>2023-10-21T12:01:00</dc:date>
            </office:change-info>
          </text:insertion>
        </text:changed-region>
        <text:changed-region xml:id="ct94409108535152" text:id="ct94409108535152">
          <text:format-change>
            <office:change-info>
              <dc:creator>Julia Ringo</dc:creator>
              <dc:date>2023-10-21T12:01:00</dc:date>
            </office:change-info>
          </text:format-change>
        </text:changed-region>
        <text:changed-region xml:id="ct94409108540192" text:id="ct94409108540192">
          <text:insertion>
            <office:change-info>
              <dc:creator>Julia Ringo</dc:creator>
              <dc:date>2023-10-21T12:02:00</dc:date>
            </office:change-info>
          </text:insertion>
        </text:changed-region>
        <text:changed-region xml:id="ct94409108540432" text:id="ct94409108540432">
          <text:deletion>
            <office:change-info>
              <dc:creator>Julia Ringo</dc:creator>
              <dc:date>2023-10-21T12:03:00</dc:date>
            </office:change-info>
            <text:p text:style-name="Text_20_body"><text:span text:style-name="T1">that </text:span></text:p>
          </text:deletion>
        </text:changed-region>
        <text:changed-region xml:id="ct94409108541312" text:id="ct94409108541312">
          <text:insertion>
            <office:change-info>
              <dc:creator>Julia Ringo</dc:creator>
              <dc:date>2023-10-21T12:03:00</dc:date>
            </office:change-info>
          </text:insertion>
        </text:changed-region>
        <text:changed-region xml:id="ct94409108542288" text:id="ct94409108542288">
          <text:deletion>
            <office:change-info>
              <dc:creator>Julia Ringo</dc:creator>
              <dc:date>2023-10-21T12:03:00</dc:date>
            </office:change-info>
            <text:p text:style-name="Text_20_body"><text:span text:style-name="T1">have into their </text:span></text:p>
          </text:deletion>
        </text:changed-region>
        <text:changed-region xml:id="ct94409108543248" text:id="ct94409108543248">
          <text:insertion>
            <office:change-info>
              <dc:creator>Julia Ringo</dc:creator>
              <dc:date>2023-10-21T12:07:00</dc:date>
            </office:change-info>
          </text:insertion>
        </text:changed-region>
        <text:changed-region xml:id="ct94409108509792" text:id="ct94409108509792">
          <text:deletion>
            <office:change-info>
              <dc:creator>Julia Ringo</dc:creator>
              <dc:date>2023-10-21T12:07:00</dc:date>
            </office:change-info>
            <text:p text:style-name="Text_20_body"><text:span text:style-name="T1"><text:s/></text:span></text:p>
          </text:deletion>
        </text:changed-region>
        <text:changed-region xml:id="ct94409105823760" text:id="ct94409105823760">
          <text:insertion>
            <office:change-info>
              <dc:creator>Julia Ringo</dc:creator>
              <dc:date>2023-10-21T12:08:00</dc:date>
            </office:change-info>
          </text:insertion>
        </text:changed-region>
        <text:changed-region xml:id="ct94409105945456" text:id="ct94409105945456">
          <text:deletion>
            <office:change-info>
              <dc:creator>Julia Ringo</dc:creator>
              <dc:date>2023-10-21T12:15:00</dc:date>
            </office:change-info>
            <text:p text:style-name="Text_20_body"><text:span text:style-name="T1"><text:s/>inside of the hatch</text:span></text:p>
          </text:deletion>
        </text:changed-region>
        <text:changed-region xml:id="ct94409106033680" text:id="ct94409106033680">
          <text:insertion>
            <office:change-info>
              <dc:creator>Julia Ringo</dc:creator>
              <dc:date>2023-10-21T12:15:00</dc:date>
            </office:change-info>
          </text:insertion>
        </text:changed-region>
        <text:changed-region xml:id="ct94409106035744" text:id="ct94409106035744">
          <text:deletion>
            <office:change-info>
              <dc:creator>Julia Ringo</dc:creator>
              <dc:date>2023-10-21T12:15:00</dc:date>
            </office:change-info>
            <text:p text:style-name="Text_20_body"><text:span text:style-name="T1">. The ledge was </text:span></text:p>
          </text:deletion>
        </text:changed-region>
        <text:changed-region xml:id="ct94409106040704" text:id="ct94409106040704">
          <text:deletion>
            <office:change-info>
              <dc:creator>Julia Ringo</dc:creator>
              <dc:date>2023-10-21T12:16:00</dc:date>
            </office:change-info>
            <text:p text:style-name="Text_20_body"><text:span text:style-name="T1">to be</text:span></text:p>
          </text:deletion>
        </text:changed-region>
        <text:changed-region xml:id="ct94409106038784" text:id="ct94409106038784">
          <text:insertion>
            <office:change-info>
              <dc:creator>Julia Ringo</dc:creator>
              <dc:date>2023-10-21T12:16:00</dc:date>
            </office:change-info>
          </text:insertion>
        </text:changed-region>
        <text:changed-region xml:id="ct94409103859248" text:id="ct94409103859248">
          <text:deletion>
            <office:change-info>
              <dc:creator>Julia Ringo</dc:creator>
              <dc:date>2023-10-05T13:15:00</dc:date>
            </office:change-info>
            <text:p text:style-name="Text_20_body"><text:span text:style-name="T1"><text:s/>— </text:span></text:p>
          </text:deletion>
        </text:changed-region>
        <text:changed-region xml:id="ct94409106031632" text:id="ct94409106031632">
          <text:insertion>
            <office:change-info>
              <dc:creator>Julia Ringo</dc:creator>
              <dc:date>2023-10-05T13:15:00</dc:date>
            </office:change-info>
          </text:insertion>
        </text:changed-region>
        <text:changed-region xml:id="ct94409106094768" text:id="ct94409106094768">
          <text:insertion>
            <office:change-info>
              <dc:creator>Julia Ringo</dc:creator>
              <dc:date>2023-10-21T12:16:00</dc:date>
            </office:change-info>
          </text:insertion>
        </text:changed-region>
        <text:changed-region xml:id="ct94409106126784" text:id="ct94409106126784">
          <text:deletion>
            <office:change-info>
              <dc:creator>Julia Ringo</dc:creator>
              <dc:date>2023-10-21T12:16:00</dc:date>
            </office:change-info>
            <text:p text:style-name="Text_20_body"><text:span text:style-name="T1"><text:s/>with </text:span></text:p>
          </text:deletion>
        </text:changed-region>
        <text:changed-region xml:id="ct94409106131296" text:id="ct94409106131296">
          <text:insertion>
            <office:change-info>
              <dc:creator>Julia Ringo</dc:creator>
              <dc:date>2023-10-21T12:16:00</dc:date>
            </office:change-info>
          </text:insertion>
        </text:changed-region>
        <text:changed-region xml:id="ct94409106132992" text:id="ct94409106132992">
          <text:insertion>
            <office:change-info>
              <dc:creator>Julia Ringo</dc:creator>
              <dc:date>2023-10-21T12:18:00</dc:date>
            </office:change-info>
          </text:insertion>
        </text:changed-region>
        <text:changed-region xml:id="ct94409106091008" text:id="ct94409106091008">
          <text:deletion>
            <office:change-info>
              <dc:creator>Julia Ringo</dc:creator>
              <dc:date>2023-10-21T12:18:00</dc:date>
            </office:change-info>
            <text:p text:style-name="Text_20_body"><text:span text:style-name="T1">50 </text:span></text:p>
          </text:deletion>
        </text:changed-region>
        <text:changed-region xml:id="ct94409106091888" text:id="ct94409106091888">
          <text:insertion>
            <office:change-info>
              <dc:creator>Julia Ringo</dc:creator>
              <dc:date>2023-10-21T12:18:00</dc:date>
            </office:change-info>
          </text:insertion>
        </text:changed-region>
        <text:changed-region xml:id="ct94409106092528" text:id="ct94409106092528">
          <text:insertion>
            <office:change-info>
              <dc:creator>Julia Ringo</dc:creator>
              <dc:date>2023-10-21T12:19:00</dc:date>
            </office:change-info>
          </text:insertion>
        </text:changed-region>
        <text:changed-region xml:id="ct94409106179680" text:id="ct94409106179680">
          <text:deletion>
            <office:change-info>
              <dc:creator>Julia Ringo</dc:creator>
              <dc:date>2023-10-10T11:08:00</dc:date>
            </office:change-info>
            <text:p text:style-name="Text_20_body"><text:span text:style-name="T1">…</text:span></text:p>
          </text:deletion>
        </text:changed-region>
        <text:changed-region xml:id="ct94409106121584" text:id="ct94409106121584">
          <text:insertion>
            <office:change-info>
              <dc:creator>Julia Ringo</dc:creator>
              <dc:date>2023-10-10T11:08:00</dc:date>
            </office:change-info>
          </text:insertion>
        </text:changed-region>
        <text:changed-region xml:id="ct94409106186336" text:id="ct94409106186336">
          <text:deletion>
            <office:change-info>
              <dc:creator>Julia Ringo</dc:creator>
              <dc:date>2023-10-21T12:19:00</dc:date>
            </office:change-info>
            <text:p text:style-name="Text_20_body"><text:span text:style-name="T1"><text:s/></text:span></text:p>
          </text:deletion>
        </text:changed-region>
        <text:changed-region xml:id="ct94409106187904" text:id="ct94409106187904">
          <text:insertion>
            <office:change-info>
              <dc:creator>Julia Ringo</dc:creator>
              <dc:date>2023-10-21T12:19:00</dc:date>
            </office:change-info>
          </text:insertion>
        </text:changed-region>
        <text:changed-region xml:id="ct94409106189488" text:id="ct94409106189488">
          <text:deletion>
            <office:change-info>
              <dc:creator>Julia Ringo</dc:creator>
              <dc:date>2023-10-05T13:15:00</dc:date>
            </office:change-info>
            <text:p text:style-name="Text_20_body"><text:span text:style-name="T2"><text:s/>— </text:span></text:p>
          </text:deletion>
        </text:changed-region>
        <text:changed-region xml:id="ct94409106190128" text:id="ct94409106190128">
          <text:insertion>
            <office:change-info>
              <dc:creator>Julia Ringo</dc:creator>
              <dc:date>2023-10-05T13:15:00</dc:date>
            </office:change-info>
          </text:insertion>
        </text:changed-region>
        <text:changed-region xml:id="ct94409106200432" text:id="ct94409106200432">
          <text:insertion>
            <office:change-info>
              <dc:creator>Julia Ringo</dc:creator>
              <dc:date>2023-10-21T12:19:00</dc:date>
            </office:change-info>
          </text:insertion>
        </text:changed-region>
        <text:changed-region xml:id="ct94409105824400" text:id="ct94409105824400">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409105944816" text:id="ct94409105944816">
          <text:deletion>
            <office:change-info>
              <dc:creator>Julia Ringo</dc:creator>
              <dc:date>2023-10-05T13:15:00</dc:date>
            </office:change-info>
            <text:p text:style-name="Text_20_body"><text:span text:style-name="T1"><text:s/>— </text:span></text:p>
          </text:deletion>
        </text:changed-region>
        <text:changed-region xml:id="ct94409106436592" text:id="ct94409106436592">
          <text:insertion>
            <office:change-info>
              <dc:creator>Julia Ringo</dc:creator>
              <dc:date>2023-10-05T13:15:00</dc:date>
            </office:change-info>
          </text:insertion>
        </text:changed-region>
        <text:changed-region xml:id="ct94409106451984" text:id="ct94409106451984">
          <text:insertion>
            <office:change-info>
              <dc:creator>Julia Ringo</dc:creator>
              <dc:date>2023-10-21T12:19:00</dc:date>
            </office:change-info>
          </text:insertion>
        </text:changed-region>
        <text:changed-region xml:id="ct94409104041520" text:id="ct94409104041520">
          <text:insertion>
            <office:change-info>
              <dc:creator>Julia Ringo</dc:creator>
              <dc:date>2023-10-21T12:19:00</dc:date>
            </office:change-info>
          </text:insertion>
        </text:changed-region>
        <text:changed-region xml:id="ct94409104040192" text:id="ct94409104040192">
          <text:deletion>
            <office:change-info>
              <dc:creator>Julia Ringo</dc:creator>
              <dc:date>2023-10-05T13:15:00</dc:date>
            </office:change-info>
            <text:p text:style-name="Text_20_body"><text:span text:style-name="T1"><text:s/>— </text:span></text:p>
          </text:deletion>
        </text:changed-region>
        <text:changed-region xml:id="ct94409104041888" text:id="ct94409104041888">
          <text:insertion>
            <office:change-info>
              <dc:creator>Julia Ringo</dc:creator>
              <dc:date>2023-10-05T13:15:00</dc:date>
            </office:change-info>
          </text:insertion>
        </text:changed-region>
        <text:changed-region xml:id="ct94409106452880" text:id="ct94409106452880">
          <text:insertion>
            <office:change-info>
              <dc:creator>Julia Ringo</dc:creator>
              <dc:date>2023-10-21T12:27:00</dc:date>
            </office:change-info>
          </text:insertion>
        </text:changed-region>
        <text:changed-region xml:id="ct94409106455232" text:id="ct94409106455232">
          <text:deletion>
            <office:change-info>
              <dc:creator>Julia Ringo</dc:creator>
              <dc:date>2023-10-10T11:08:00</dc:date>
            </office:change-info>
            <text:p text:style-name="Text_20_body"><text:span text:style-name="T1">…</text:span></text:p>
          </text:deletion>
        </text:changed-region>
        <text:changed-region xml:id="ct94409106456224" text:id="ct94409106456224">
          <text:insertion>
            <office:change-info>
              <dc:creator>Julia Ringo</dc:creator>
              <dc:date>2023-10-10T11:08:00</dc:date>
            </office:change-info>
          </text:insertion>
        </text:changed-region>
        <text:changed-region xml:id="ct94409106458880" text:id="ct94409106458880">
          <text:deletion>
            <office:change-info>
              <dc:creator>Julia Ringo</dc:creator>
              <dc:date>2023-10-05T13:15:00</dc:date>
            </office:change-info>
            <text:p text:style-name="Text_20_body"><text:span text:style-name="T1"><text:s/>— </text:span></text:p>
          </text:deletion>
        </text:changed-region>
        <text:changed-region xml:id="ct94409106459520" text:id="ct94409106459520">
          <text:insertion>
            <office:change-info>
              <dc:creator>Julia Ringo</dc:creator>
              <dc:date>2023-10-05T13:15:00</dc:date>
            </office:change-info>
          </text:insertion>
        </text:changed-region>
        <text:changed-region xml:id="ct94409106482656" text:id="ct94409106482656">
          <text:insertion>
            <office:change-info>
              <dc:creator>Julia Ringo</dc:creator>
              <dc:date>2023-10-21T12:28:00</dc:date>
            </office:change-info>
          </text:insertion>
        </text:changed-region>
        <text:changed-region xml:id="ct94409106486800" text:id="ct94409106486800">
          <text:format-change>
            <office:change-info>
              <dc:creator>Julia Ringo</dc:creator>
              <dc:date>2023-10-21T12:28:00</dc:date>
            </office:change-info>
          </text:format-change>
        </text:changed-region>
        <text:changed-region xml:id="ct94409106498384" text:id="ct94409106498384">
          <text:deletion>
            <office:change-info>
              <dc:creator>Julia Ringo</dc:creator>
              <dc:date>2023-10-05T13:15:00</dc:date>
            </office:change-info>
            <text:p text:style-name="Text_20_body"><text:span text:style-name="T1"><text:s/>— </text:span></text:p>
          </text:deletion>
        </text:changed-region>
        <text:changed-region xml:id="ct94409106500736" text:id="ct94409106500736">
          <text:insertion>
            <office:change-info>
              <dc:creator>Julia Ringo</dc:creator>
              <dc:date>2023-10-21T12:28:00</dc:date>
            </office:change-info>
          </text:insertion>
        </text:changed-region>
        <text:changed-region xml:id="ct94409106502096" text:id="ct94409106502096">
          <text:deletion>
            <office:change-info>
              <dc:creator>Julia Ringo</dc:creator>
              <dc:date>2023-10-05T13:15:00</dc:date>
            </office:change-info>
            <text:p text:style-name="Text_20_body"><text:span text:style-name="T1"><text:s/>— </text:span></text:p>
          </text:deletion>
        </text:changed-region>
        <text:changed-region xml:id="ct94409106502976" text:id="ct94409106502976">
          <text:insertion>
            <office:change-info>
              <dc:creator>Julia Ringo</dc:creator>
              <dc:date>2023-10-21T12:28:00</dc:date>
            </office:change-info>
          </text:insertion>
        </text:changed-region>
        <text:changed-region xml:id="ct94409106511504" text:id="ct94409106511504">
          <text:insertion>
            <office:change-info>
              <dc:creator>Julia Ringo</dc:creator>
              <dc:date>2023-10-21T12:28:00</dc:date>
            </office:change-info>
          </text:insertion>
        </text:changed-region>
        <text:changed-region xml:id="ct94409106512496" text:id="ct94409106512496">
          <text:deletion>
            <office:change-info>
              <dc:creator>Julia Ringo</dc:creator>
              <dc:date>2023-10-05T13:15:00</dc:date>
            </office:change-info>
            <text:p text:style-name="Text_20_body"><text:span text:style-name="T1"><text:s/>— </text:span></text:p>
          </text:deletion>
        </text:changed-region>
        <text:changed-region xml:id="ct94409106514336" text:id="ct94409106514336">
          <text:insertion>
            <office:change-info>
              <dc:creator>Julia Ringo</dc:creator>
              <dc:date>2023-10-05T13:15:00</dc:date>
            </office:change-info>
          </text:insertion>
        </text:changed-region>
        <text:changed-region xml:id="ct94409104052960" text:id="ct94409104052960">
          <text:insertion>
            <office:change-info>
              <dc:creator>Julia Ringo</dc:creator>
              <dc:date>2023-10-21T13:12:00</dc:date>
            </office:change-info>
          </text:insertion>
        </text:changed-region>
        <text:changed-region xml:id="ct94409108487088" text:id="ct94409108487088">
          <text:insertion>
            <office:change-info>
              <dc:creator>Julia Ringo</dc:creator>
              <dc:date>2023-10-21T13:12:00</dc:date>
            </office:change-info>
          </text:insertion>
        </text:changed-region>
        <text:changed-region xml:id="ct94409106516864" text:id="ct94409106516864">
          <text:deletion>
            <office:change-info>
              <dc:creator>Julia Ringo</dc:creator>
              <dc:date>2023-10-21T13:12:00</dc:date>
            </office:change-info>
            <text:p text:style-name="Text_20_body"><text:span text:style-name="T1">;</text:span></text:p>
          </text:deletion>
        </text:changed-region>
        <text:changed-region xml:id="ct94409106520560" text:id="ct94409106520560">
          <text:insertion>
            <office:change-info>
              <dc:creator>Julia Ringo</dc:creator>
              <dc:date>2023-10-21T13:12:00</dc:date>
            </office:change-info>
          </text:insertion>
        </text:changed-region>
        <text:changed-region xml:id="ct94409106521600" text:id="ct94409106521600">
          <text:insertion>
            <office:change-info>
              <dc:creator>Julia Ringo</dc:creator>
              <dc:date>2023-10-21T13:12:00</dc:date>
            </office:change-info>
          </text:insertion>
        </text:changed-region>
        <text:changed-region xml:id="ct94409106475936" text:id="ct94409106475936">
          <text:deletion>
            <office:change-info>
              <dc:creator>Julia Ringo</dc:creator>
              <dc:date>2023-10-21T13:12:00</dc:date>
            </office:change-info>
            <text:p text:style-name="Text_20_body"><text:span text:style-name="T1">,</text:span></text:p>
          </text:deletion>
        </text:changed-region>
        <text:changed-region xml:id="ct94409106553536" text:id="ct94409106553536">
          <text:insertion>
            <office:change-info>
              <dc:creator>Julia Ringo</dc:creator>
              <dc:date>2023-10-21T13:12:00</dc:date>
            </office:change-info>
          </text:insertion>
        </text:changed-region>
        <text:changed-region xml:id="ct94409106555728" text:id="ct94409106555728">
          <text:insertion>
            <office:change-info>
              <dc:creator>Julia Ringo</dc:creator>
              <dc:date>2023-10-21T13:12:00</dc:date>
            </office:change-info>
          </text:insertion>
        </text:changed-region>
        <text:changed-region xml:id="ct94409106556368" text:id="ct94409106556368">
          <text:deletion>
            <office:change-info>
              <dc:creator>Julia Ringo</dc:creator>
              <dc:date>2023-10-21T13:12:00</dc:date>
            </office:change-info>
            <text:p text:style-name="Text_20_body"><text:span text:style-name="T1">,</text:span></text:p>
          </text:deletion>
        </text:changed-region>
        <text:changed-region xml:id="ct94409106557008" text:id="ct94409106557008">
          <text:deletion>
            <office:change-info>
              <dc:creator>Julia Ringo</dc:creator>
              <dc:date>2023-10-05T13:15:00</dc:date>
            </office:change-info>
            <text:p text:style-name="Text_20_body"><text:span text:style-name="T1"><text:s/>— </text:span></text:p>
          </text:deletion>
        </text:changed-region>
        <text:changed-region xml:id="ct94409106557648" text:id="ct94409106557648">
          <text:insertion>
            <office:change-info>
              <dc:creator>Julia Ringo</dc:creator>
              <dc:date>2023-10-05T13:15:00</dc:date>
            </office:change-info>
          </text:insertion>
        </text:changed-region>
        <text:changed-region xml:id="ct94409106560832" text:id="ct94409106560832">
          <text:deletion>
            <office:change-info>
              <dc:creator>Julia Ringo</dc:creator>
              <dc:date>2023-10-05T13:15:00</dc:date>
            </office:change-info>
            <text:p text:style-name="Text_20_body"><text:span text:style-name="T1"><text:s/>— </text:span></text:p>
          </text:deletion>
        </text:changed-region>
        <text:changed-region xml:id="ct94409106573360" text:id="ct94409106573360">
          <text:insertion>
            <office:change-info>
              <dc:creator>Julia Ringo</dc:creator>
              <dc:date>2023-10-05T13:15:00</dc:date>
            </office:change-info>
          </text:insertion>
        </text:changed-region>
        <text:changed-region xml:id="ct94409106589152" text:id="ct94409106589152">
          <text:insertion>
            <office:change-info>
              <dc:creator>Julia Ringo</dc:creator>
              <dc:date>2023-10-21T13:13:00</dc:date>
            </office:change-info>
          </text:insertion>
        </text:changed-region>
        <text:changed-region xml:id="ct94409106614592" text:id="ct94409106614592">
          <text:insertion>
            <office:change-info>
              <dc:creator>Julia Ringo</dc:creator>
              <dc:date>2023-10-21T13:13:00</dc:date>
            </office:change-info>
          </text:insertion>
        </text:changed-region>
        <text:changed-region xml:id="ct94409106615472" text:id="ct94409106615472">
          <text:deletion>
            <office:change-info>
              <dc:creator>Julia Ringo</dc:creator>
              <dc:date>2023-10-21T13:13:00</dc:date>
            </office:change-info>
            <text:p text:style-name="Text_20_body"><text:span text:style-name="T1">,</text:span></text:p>
          </text:deletion>
        </text:changed-region>
        <text:changed-region xml:id="ct94409106617072" text:id="ct94409106617072">
          <text:insertion>
            <office:change-info>
              <dc:creator>Julia Ringo</dc:creator>
              <dc:date>2023-10-21T13:13:00</dc:date>
            </office:change-info>
          </text:insertion>
        </text:changed-region>
        <text:changed-region xml:id="ct94409106617712" text:id="ct94409106617712">
          <text:deletion>
            <office:change-info>
              <dc:creator>Julia Ringo</dc:creator>
              <dc:date>2023-10-21T13:13:00</dc:date>
            </office:change-info>
            <text:p text:style-name="Text_20_body"><text:span text:style-name="T1">t</text:span></text:p>
          </text:deletion>
        </text:changed-region>
        <text:changed-region xml:id="ct94409106622224" text:id="ct94409106622224">
          <text:deletion>
            <office:change-info>
              <dc:creator>Julia Ringo</dc:creator>
              <dc:date>2023-10-10T11:08:00</dc:date>
            </office:change-info>
            <text:p text:style-name="Text_20_body"><text:span text:style-name="T1">…</text:span></text:p>
          </text:deletion>
        </text:changed-region>
        <text:changed-region xml:id="ct94409108062048" text:id="ct94409108062048">
          <text:insertion>
            <office:change-info>
              <dc:creator>Julia Ringo</dc:creator>
              <dc:date>2023-10-10T11:08:00</dc:date>
            </office:change-info>
          </text:insertion>
        </text:changed-region>
        <text:changed-region xml:id="ct94409108088992" text:id="ct94409108088992">
          <text:insertion>
            <office:change-info>
              <dc:creator>Julia Ringo</dc:creator>
              <dc:date>2023-10-21T13:13:00</dc:date>
            </office:change-info>
          </text:insertion>
        </text:changed-region>
        <text:changed-region xml:id="ct94409106625600" text:id="ct94409106625600">
          <text:deletion>
            <office:change-info>
              <dc:creator>Julia Ringo</dc:creator>
              <dc:date>2023-10-10T11:08:00</dc:date>
            </office:change-info>
            <text:p text:style-name="Text_20_body"><text:span text:style-name="T1">…</text:span></text:p>
          </text:deletion>
        </text:changed-region>
        <text:changed-region xml:id="ct94409106626240" text:id="ct94409106626240">
          <text:insertion>
            <office:change-info>
              <dc:creator>Julia Ringo</dc:creator>
              <dc:date>2023-10-10T11:08:00</dc:date>
            </office:change-info>
          </text:insertion>
        </text:changed-region>
        <text:changed-region xml:id="ct94409106627136" text:id="ct94409106627136">
          <text:deletion>
            <office:change-info>
              <dc:creator>Julia Ringo</dc:creator>
              <dc:date>2023-10-21T14:34:00</dc:date>
            </office:change-info>
            <text:p text:style-name="Text_20_body"><text:span text:style-name="T1"><text:s/></text:span></text:p>
          </text:deletion>
        </text:changed-region>
        <text:changed-region xml:id="ct94409106627776" text:id="ct94409106627776">
          <text:insertion>
            <office:change-info>
              <dc:creator>Julia Ringo</dc:creator>
              <dc:date>2023-10-21T14:34:00</dc:date>
            </office:change-info>
          </text:insertion>
        </text:changed-region>
        <text:changed-region xml:id="ct94409106628896" text:id="ct94409106628896">
          <text:deletion>
            <office:change-info>
              <dc:creator>Julia Ringo</dc:creator>
              <dc:date>2023-10-05T13:15:00</dc:date>
            </office:change-info>
            <text:p text:style-name="Text_20_body"><text:span text:style-name="T1"><text:s/>— </text:span></text:p>
          </text:deletion>
        </text:changed-region>
        <text:changed-region xml:id="ct94409106630432" text:id="ct94409106630432">
          <text:insertion>
            <office:change-info>
              <dc:creator>Julia Ringo</dc:creator>
              <dc:date>2023-10-05T13:15:00</dc:date>
            </office:change-info>
          </text:insertion>
        </text:changed-region>
        <text:changed-region xml:id="ct94409106631072" text:id="ct94409106631072">
          <text:deletion>
            <office:change-info>
              <dc:creator>Julia Ringo</dc:creator>
              <dc:date>2023-10-10T11:08:00</dc:date>
            </office:change-info>
            <text:p text:style-name="Text_20_body"><text:span text:style-name="T1">…</text:span></text:p>
          </text:deletion>
        </text:changed-region>
        <text:changed-region xml:id="ct94409106632416" text:id="ct94409106632416">
          <text:insertion>
            <office:change-info>
              <dc:creator>Julia Ringo</dc:creator>
              <dc:date>2023-10-10T11:08:00</dc:date>
            </office:change-info>
          </text:insertion>
        </text:changed-region>
        <text:changed-region xml:id="ct94409106633184" text:id="ct94409106633184">
          <text:insertion>
            <office:change-info>
              <dc:creator>Julia Ringo</dc:creator>
              <dc:date>2023-10-21T14:34:00</dc:date>
            </office:change-info>
          </text:insertion>
        </text:changed-region>
        <text:changed-region xml:id="ct94409106662560" text:id="ct94409106662560">
          <text:insertion>
            <office:change-info>
              <dc:creator>Julia Ringo</dc:creator>
              <dc:date>2023-10-21T14:34:00</dc:date>
            </office:change-info>
          </text:insertion>
        </text:changed-region>
        <text:changed-region xml:id="ct94409106665168" text:id="ct94409106665168">
          <text:deletion>
            <office:change-info>
              <dc:creator>Julia Ringo</dc:creator>
              <dc:date>2023-10-21T14:34:00</dc:date>
            </office:change-info>
            <text:p text:style-name="Text_20_body"><text:span text:style-name="T1">,</text:span></text:p>
          </text:deletion>
        </text:changed-region>
        <text:changed-region xml:id="ct94409106667008" text:id="ct94409106667008">
          <text:insertion>
            <office:change-info>
              <dc:creator>Julia Ringo</dc:creator>
              <dc:date>2023-10-21T14:35:00</dc:date>
            </office:change-info>
          </text:insertion>
        </text:changed-region>
        <text:changed-region xml:id="ct94409106667648" text:id="ct94409106667648">
          <text:deletion>
            <office:change-info>
              <dc:creator>Julia Ringo</dc:creator>
              <dc:date>2023-10-21T14:34:00</dc:date>
            </office:change-info>
            <text:p text:style-name="Text_20_body"><text:span text:style-name="T1">t</text:span></text:p>
          </text:deletion>
        </text:changed-region>
        <text:changed-region xml:id="ct94409106668288" text:id="ct94409106668288">
          <text:insertion>
            <office:change-info>
              <dc:creator>Julia Ringo</dc:creator>
              <dc:date>2023-10-21T14:35:00</dc:date>
            </office:change-info>
          </text:insertion>
        </text:changed-region>
        <text:changed-region xml:id="ct94409106672160" text:id="ct94409106672160">
          <text:deletion>
            <office:change-info>
              <dc:creator>Julia Ringo</dc:creator>
              <dc:date>2023-10-21T14:35:00</dc:date>
            </office:change-info>
            <text:p text:style-name="Text_20_body"><text:span text:style-name="T1">,</text:span></text:p>
          </text:deletion>
        </text:changed-region>
        <text:changed-region xml:id="ct94409106675616" text:id="ct94409106675616">
          <text:insertion>
            <office:change-info>
              <dc:creator>Julia Ringo</dc:creator>
              <dc:date>2023-10-21T14:35:00</dc:date>
            </office:change-info>
          </text:insertion>
        </text:changed-region>
        <text:changed-region xml:id="ct94409106674848" text:id="ct94409106674848">
          <text:deletion>
            <office:change-info>
              <dc:creator>Julia Ringo</dc:creator>
              <dc:date>2023-10-21T14:35:00</dc:date>
            </office:change-info>
            <text:p text:style-name="Text_20_body"><text:span text:style-name="T1">t</text:span></text:p>
          </text:deletion>
        </text:changed-region>
        <text:changed-region xml:id="ct94409106677200" text:id="ct94409106677200">
          <text:insertion>
            <office:change-info>
              <dc:creator>Julia Ringo</dc:creator>
              <dc:date>2023-10-21T14:35:00</dc:date>
            </office:change-info>
          </text:insertion>
        </text:changed-region>
        <text:changed-region xml:id="ct94409106679408" text:id="ct94409106679408">
          <text:insertion>
            <office:change-info>
              <dc:creator>Julia Ringo</dc:creator>
              <dc:date>2023-10-21T14:35:00</dc:date>
            </office:change-info>
          </text:insertion>
        </text:changed-region>
        <text:changed-region xml:id="ct94409106679984" text:id="ct94409106679984">
          <text:insertion>
            <office:change-info>
              <dc:creator>Julia Ringo</dc:creator>
              <dc:date>2023-10-21T14:35:00</dc:date>
            </office:change-info>
          </text:insertion>
        </text:changed-region>
        <text:changed-region xml:id="ct94409106681504" text:id="ct94409106681504">
          <text:insertion>
            <office:change-info>
              <dc:creator>Julia Ringo</dc:creator>
              <dc:date>2023-10-21T14:35:00</dc:date>
            </office:change-info>
          </text:insertion>
        </text:changed-region>
        <text:changed-region xml:id="ct94409106682144" text:id="ct94409106682144">
          <text:deletion>
            <office:change-info>
              <dc:creator>Julia Ringo</dc:creator>
              <dc:date>2023-10-21T14:35:00</dc:date>
            </office:change-info>
            <text:p text:style-name="Text_20_body"><text:span text:style-name="T1">n</text:span></text:p>
          </text:deletion>
        </text:changed-region>
        <text:changed-region xml:id="ct94409106683024" text:id="ct94409106683024">
          <text:deletion>
            <office:change-info>
              <dc:creator>Julia Ringo</dc:creator>
              <dc:date>2023-10-05T13:15:00</dc:date>
            </office:change-info>
            <text:p text:style-name="Text_20_body"><text:span text:style-name="T1"><text:s/>— </text:span></text:p>
          </text:deletion>
        </text:changed-region>
        <text:changed-region xml:id="ct94409106685184" text:id="ct94409106685184">
          <text:insertion>
            <office:change-info>
              <dc:creator>Julia Ringo</dc:creator>
              <dc:date>2023-10-05T13:15:00</dc:date>
            </office:change-info>
          </text:insertion>
        </text:changed-region>
        <text:changed-region xml:id="ct94409106693904" text:id="ct94409106693904">
          <text:deletion>
            <office:change-info>
              <dc:creator>Julia Ringo</dc:creator>
              <dc:date>2023-10-05T13:15:00</dc:date>
            </office:change-info>
            <text:p text:style-name="Text_20_body"><text:span text:style-name="T1"><text:s/>— </text:span></text:p>
          </text:deletion>
        </text:changed-region>
        <text:changed-region xml:id="ct94409106698816" text:id="ct94409106698816">
          <text:insertion>
            <office:change-info>
              <dc:creator>Julia Ringo</dc:creator>
              <dc:date>2023-10-21T14:35:00</dc:date>
            </office:change-info>
          </text:insertion>
        </text:changed-region>
        <text:changed-region xml:id="ct94409104082480" text:id="ct94409104082480">
          <text:insertion>
            <office:change-info>
              <dc:creator>Julia Ringo</dc:creator>
              <dc:date>2023-10-21T14:35:00</dc:date>
            </office:change-info>
          </text:insertion>
        </text:changed-region>
        <text:changed-region xml:id="ct94409106713536" text:id="ct94409106713536">
          <text:insertion>
            <office:change-info>
              <dc:creator>Julia Ringo</dc:creator>
              <dc:date>2023-10-21T14:36:00</dc:date>
            </office:change-info>
          </text:insertion>
        </text:changed-region>
        <text:changed-region xml:id="ct94409106714176" text:id="ct94409106714176">
          <text:deletion>
            <office:change-info>
              <dc:creator>Julia Ringo</dc:creator>
              <dc:date>2023-10-05T13:15:00</dc:date>
            </office:change-info>
            <text:p text:style-name="Text_20_body"><text:span text:style-name="T1"><text:s/>— </text:span></text:p>
          </text:deletion>
        </text:changed-region>
        <text:changed-region xml:id="ct94409106715264" text:id="ct94409106715264">
          <text:insertion>
            <office:change-info>
              <dc:creator>Julia Ringo</dc:creator>
              <dc:date>2023-10-05T13:15:00</dc:date>
            </office:change-info>
          </text:insertion>
        </text:changed-region>
        <text:changed-region xml:id="ct94409106716368" text:id="ct94409106716368">
          <text:deletion>
            <office:change-info>
              <dc:creator>Julia Ringo</dc:creator>
              <dc:date>2023-10-10T11:08:00</dc:date>
            </office:change-info>
            <text:p text:style-name="Text_20_body"><text:span text:style-name="T1">…</text:span></text:p>
          </text:deletion>
        </text:changed-region>
        <text:changed-region xml:id="ct94409106717008" text:id="ct94409106717008">
          <text:insertion>
            <office:change-info>
              <dc:creator>Julia Ringo</dc:creator>
              <dc:date>2023-10-10T11:08:00</dc:date>
            </office:change-info>
          </text:insertion>
        </text:changed-region>
        <text:changed-region xml:id="ct94409106717648" text:id="ct94409106717648">
          <text:insertion>
            <office:change-info>
              <dc:creator>Julia Ringo</dc:creator>
              <dc:date>2023-10-21T14:37:00</dc:date>
            </office:change-info>
          </text:insertion>
        </text:changed-region>
        <text:changed-region xml:id="ct94409106718640" text:id="ct94409106718640">
          <text:deletion>
            <office:change-info>
              <dc:creator>Julia Ringo</dc:creator>
              <dc:date>2023-10-21T14:37:00</dc:date>
            </office:change-info>
            <text:p text:style-name="Text_20_body"><text:span text:style-name="T1">1.3</text:span></text:p>
          </text:deletion>
        </text:changed-region>
        <text:changed-region xml:id="ct94409106719520" text:id="ct94409106719520">
          <text:insertion>
            <office:change-info>
              <dc:creator>Julia Ringo</dc:creator>
              <dc:date>2023-10-21T14:36:00</dc:date>
            </office:change-info>
          </text:insertion>
        </text:changed-region>
        <text:changed-region xml:id="ct94409106734400" text:id="ct94409106734400">
          <text:deletion>
            <office:change-info>
              <dc:creator>Julia Ringo</dc:creator>
              <dc:date>2023-10-21T14:37:00</dc:date>
            </office:change-info>
            <text:p text:style-name="Text_20_body"><text:span text:style-name="T1">sure </text:span></text:p>
          </text:deletion>
        </text:changed-region>
        <text:changed-region xml:id="ct94409106736016" text:id="ct94409106736016">
          <text:insertion>
            <office:change-info>
              <dc:creator>Julia Ringo</dc:creator>
              <dc:date>2023-10-21T14:37:00</dc:date>
            </office:change-info>
          </text:insertion>
        </text:changed-region>
        <text:changed-region xml:id="ct94409106736656" text:id="ct94409106736656">
          <text:deletion>
            <office:change-info>
              <dc:creator>Julia Ringo</dc:creator>
              <dc:date>2023-10-10T11:08:00</dc:date>
            </office:change-info>
            <text:p text:style-name="Text_20_body"><text:span text:style-name="T1">…</text:span></text:p>
          </text:deletion>
        </text:changed-region>
        <text:changed-region xml:id="ct94409106737632" text:id="ct94409106737632">
          <text:insertion>
            <office:change-info>
              <dc:creator>Julia Ringo</dc:creator>
              <dc:date>2023-10-10T11:08:00</dc:date>
            </office:change-info>
          </text:insertion>
        </text:changed-region>
        <text:changed-region xml:id="ct94409106738272" text:id="ct94409106738272">
          <text:insertion>
            <office:change-info>
              <dc:creator>Julia Ringo</dc:creator>
              <dc:date>2023-10-21T14:37:00</dc:date>
            </office:change-info>
          </text:insertion>
        </text:changed-region>
        <text:changed-region xml:id="ct94409106761872" text:id="ct94409106761872">
          <text:insertion>
            <office:change-info>
              <dc:creator>Julia Ringo</dc:creator>
              <dc:date>2023-10-21T14:37:00</dc:date>
            </office:change-info>
          </text:insertion>
        </text:changed-region>
        <text:changed-region xml:id="ct94409106763104" text:id="ct94409106763104">
          <text:deletion>
            <office:change-info>
              <dc:creator>Julia Ringo</dc:creator>
              <dc:date>2023-10-21T14:37:00</dc:date>
            </office:change-info>
            <text:p text:style-name="Text_20_body"><text:span text:style-name="T1">,</text:span></text:p>
          </text:deletion>
        </text:changed-region>
        <text:changed-region xml:id="ct94409106765648" text:id="ct94409106765648">
          <text:insertion>
            <office:change-info>
              <dc:creator>Julia Ringo</dc:creator>
              <dc:date>2023-10-21T14:37:00</dc:date>
            </office:change-info>
          </text:insertion>
        </text:changed-region>
        <text:changed-region xml:id="ct94409106759728" text:id="ct94409106759728">
          <text:deletion>
            <office:change-info>
              <dc:creator>Julia Ringo</dc:creator>
              <dc:date>2023-10-21T14:37:00</dc:date>
            </office:change-info>
            <text:p text:style-name="Text_20_body"><text:span text:style-name="T1">s</text:span></text:p>
          </text:deletion>
        </text:changed-region>
        <text:changed-region xml:id="ct94409106780704" text:id="ct94409106780704">
          <text:insertion>
            <office:change-info>
              <dc:creator>Julia Ringo</dc:creator>
              <dc:date>2023-10-21T14:37:00</dc:date>
            </office:change-info>
          </text:insertion>
        </text:changed-region>
        <text:changed-region xml:id="ct94409106781344" text:id="ct94409106781344">
          <text:deletion>
            <office:change-info>
              <dc:creator>Julia Ringo</dc:creator>
              <dc:date>2023-10-21T14:37:00</dc:date>
            </office:change-info>
            <text:p text:style-name="Text_20_body"><text:span text:style-name="T1">2.3</text:span></text:p>
          </text:deletion>
        </text:changed-region>
        <text:changed-region xml:id="ct94409106781984" text:id="ct94409106781984">
          <text:insertion>
            <office:change-info>
              <dc:creator>Julia Ringo</dc:creator>
              <dc:date>2023-10-21T14:38:00</dc:date>
            </office:change-info>
          </text:insertion>
        </text:changed-region>
        <text:changed-region xml:id="ct94409106782624" text:id="ct94409106782624">
          <text:deletion>
            <office:change-info>
              <dc:creator>Julia Ringo</dc:creator>
              <dc:date>2023-10-21T14:38:00</dc:date>
            </office:change-info>
            <text:p text:style-name="Text_20_body"><text:span text:style-name="T1">left </text:span></text:p>
          </text:deletion>
        </text:changed-region>
        <text:changed-region xml:id="ct94409106783264" text:id="ct94409106783264">
          <text:insertion>
            <office:change-info>
              <dc:creator>Julia Ringo</dc:creator>
              <dc:date>2023-10-21T14:38:00</dc:date>
            </office:change-info>
          </text:insertion>
        </text:changed-region>
        <text:changed-region xml:id="ct94409106783904" text:id="ct94409106783904">
          <text:deletion>
            <office:change-info>
              <dc:creator>Julia Ringo</dc:creator>
              <dc:date>2023-10-21T14:38:00</dc:date>
            </office:change-info>
            <text:p text:style-name="Text_20_body"><text:span text:style-name="T1">20 </text:span></text:p>
          </text:deletion>
        </text:changed-region>
        <text:changed-region xml:id="ct94409106784544" text:id="ct94409106784544">
          <text:insertion>
            <office:change-info>
              <dc:creator>Julia Ringo</dc:creator>
              <dc:date>2023-10-21T14:38:00</dc:date>
            </office:change-info>
          </text:insertion>
        </text:changed-region>
        <text:changed-region xml:id="ct94409106794080" text:id="ct94409106794080">
          <text:insertion>
            <office:change-info>
              <dc:creator>Julia Ringo</dc:creator>
              <dc:date>2023-10-21T14:38:00</dc:date>
            </office:change-info>
          </text:insertion>
        </text:changed-region>
        <text:changed-region xml:id="ct94409106795648" text:id="ct94409106795648">
          <text:deletion>
            <office:change-info>
              <dc:creator>Julia Ringo</dc:creator>
              <dc:date>2023-10-21T14:38:00</dc:date>
            </office:change-info>
            <text:p text:style-name="Text_20_body"><text:span text:style-name="T1">ing</text:span></text:p>
          </text:deletion>
        </text:changed-region>
        <text:changed-region xml:id="ct94409106802608" text:id="ct94409106802608">
          <text:deletion>
            <office:change-info>
              <dc:creator>Julia Ringo</dc:creator>
              <dc:date>2023-10-05T13:15:00</dc:date>
            </office:change-info>
            <text:p text:style-name="Text_20_body"><text:span text:style-name="T1"><text:s/>— </text:span></text:p>
          </text:deletion>
        </text:changed-region>
        <text:changed-region xml:id="ct94409106811280" text:id="ct94409106811280">
          <text:insertion>
            <office:change-info>
              <dc:creator>Julia Ringo</dc:creator>
              <dc:date>2023-10-05T13:15:00</dc:date>
            </office:change-info>
          </text:insertion>
        </text:changed-region>
        <text:changed-region xml:id="ct94409106826320" text:id="ct94409106826320">
          <text:insertion>
            <office:change-info>
              <dc:creator>Julia Ringo</dc:creator>
              <dc:date>2023-10-21T14:38:00</dc:date>
            </office:change-info>
          </text:insertion>
        </text:changed-region>
        <text:changed-region xml:id="ct94409106846208" text:id="ct94409106846208">
          <text:insertion>
            <office:change-info>
              <dc:creator>Julia Ringo</dc:creator>
              <dc:date>2023-10-21T14:38:00</dc:date>
            </office:change-info>
          </text:insertion>
        </text:changed-region>
        <text:changed-region xml:id="ct94409106847440" text:id="ct94409106847440">
          <text:format-change>
            <office:change-info>
              <dc:creator>Julia Ringo</dc:creator>
              <dc:date>2023-10-21T14:38:00</dc:date>
            </office:change-info>
          </text:format-change>
        </text:changed-region>
        <text:changed-region xml:id="ct94409106848080" text:id="ct94409106848080">
          <text:insertion>
            <office:change-info>
              <dc:creator>Julia Ringo</dc:creator>
              <dc:date>2023-10-21T14:39:00</dc:date>
            </office:change-info>
          </text:insertion>
        </text:changed-region>
        <text:changed-region xml:id="ct94409106855024" text:id="ct94409106855024">
          <text:format-change>
            <office:change-info>
              <dc:creator>Julia Ringo</dc:creator>
              <dc:date>2023-10-21T14:38:00</dc:date>
            </office:change-info>
          </text:format-change>
        </text:changed-region>
        <text:changed-region xml:id="ct94409106859984" text:id="ct94409106859984">
          <text:deletion>
            <office:change-info>
              <dc:creator>Julia Ringo</dc:creator>
              <dc:date>2023-10-21T14:39:00</dc:date>
            </office:change-info>
            <text:p text:style-name="Text_20_body"><text:span text:style-name="T1"><text:s/>out</text:span></text:p>
          </text:deletion>
        </text:changed-region>
        <text:changed-region xml:id="ct94409106866080" text:id="ct94409106866080">
          <text:deletion>
            <office:change-info>
              <dc:creator>Julia Ringo</dc:creator>
              <dc:date>2023-10-21T14:39:00</dc:date>
            </office:change-info>
            <text:p text:style-name="Text_20_body"><text:span text:style-name="T1">,</text:span></text:p>
          </text:deletion>
        </text:changed-region>
        <text:changed-region xml:id="ct94409106867952" text:id="ct94409106867952">
          <text:deletion>
            <office:change-info>
              <dc:creator>Julia Ringo</dc:creator>
              <dc:date>2023-10-21T14:39:00</dc:date>
            </office:change-info>
            <text:p text:style-name="Text_20_body"><text:span text:style-name="T1">to a degree that gave</text:span></text:p>
          </text:deletion>
        </text:changed-region>
        <text:changed-region xml:id="ct94409106894112" text:id="ct94409106894112">
          <text:insertion>
            <office:change-info>
              <dc:creator>Julia Ringo</dc:creator>
              <dc:date>2023-10-21T14:39:00</dc:date>
            </office:change-info>
          </text:insertion>
        </text:changed-region>
        <text:changed-region xml:id="ct94409106900928" text:id="ct94409106900928">
          <text:deletion>
            <office:change-info>
              <dc:creator>Julia Ringo</dc:creator>
              <dc:date>2023-10-21T14:39:00</dc:date>
            </office:change-info>
            <text:p text:style-name="Text_20_body"><text:span text:style-name="T1">some </text:span></text:p>
          </text:deletion>
        </text:changed-region>
        <text:changed-region xml:id="ct94409106909200" text:id="ct94409106909200">
          <text:insertion>
            <office:change-info>
              <dc:creator>Julia Ringo</dc:creator>
              <dc:date>2023-10-21T14:39:00</dc:date>
            </office:change-info>
          </text:insertion>
        </text:changed-region>
        <text:changed-region xml:id="ct94409106932352" text:id="ct94409106932352">
          <text:insertion>
            <office:change-info>
              <dc:creator>Julia Ringo</dc:creator>
              <dc:date>2023-10-21T14:39:00</dc:date>
            </office:change-info>
          </text:insertion>
        </text:changed-region>
        <text:changed-region xml:id="ct94409104103840" text:id="ct94409104103840">
          <text:insertion>
            <office:change-info>
              <dc:creator>Julia Ringo</dc:creator>
              <dc:date>2023-10-21T14:39:00</dc:date>
            </office:change-info>
          </text:insertion>
        </text:changed-region>
        <text:changed-region xml:id="ct94409106934144" text:id="ct94409106934144">
          <text:insertion>
            <office:change-info>
              <dc:creator>Julia Ringo</dc:creator>
              <dc:date>2023-10-21T14:39:00</dc:date>
            </office:change-info>
          </text:insertion>
        </text:changed-region>
        <text:changed-region xml:id="ct94409106934784" text:id="ct94409106934784">
          <text:format-change>
            <office:change-info>
              <dc:creator>Julia Ringo</dc:creator>
              <dc:date>2023-10-21T14:39:00</dc:date>
            </office:change-info>
          </text:format-change>
        </text:changed-region>
        <text:changed-region xml:id="ct94409106935776" text:id="ct94409106935776">
          <text:deletion>
            <office:change-info>
              <dc:creator>Julia Ringo</dc:creator>
              <dc:date>2023-10-21T14:39:00</dc:date>
            </office:change-info>
            <text:p text:style-name="Text_20_body"><text:span text:style-name="T1">,</text:span></text:p>
          </text:deletion>
        </text:changed-region>
        <text:changed-region xml:id="ct94409106936416" text:id="ct94409106936416">
          <text:insertion>
            <office:change-info>
              <dc:creator>Julia Ringo</dc:creator>
              <dc:date>2023-10-21T14:39:00</dc:date>
            </office:change-info>
          </text:insertion>
        </text:changed-region>
        <text:changed-region xml:id="ct94409106937888" text:id="ct94409106937888">
          <text:deletion>
            <office:change-info>
              <dc:creator>Julia Ringo</dc:creator>
              <dc:date>2023-10-21T14:39:00</dc:date>
            </office:change-info>
            <text:p text:style-name="Text_20_body"><text:span text:style-name="T1">30 </text:span></text:p>
          </text:deletion>
        </text:changed-region>
        <text:changed-region xml:id="ct94409108586752" text:id="ct94409108586752">
          <text:insertion>
            <office:change-info>
              <dc:creator>Julia Ringo</dc:creator>
              <dc:date>2023-10-21T14:39:00</dc:date>
            </office:change-info>
          </text:insertion>
        </text:changed-region>
        <text:changed-region xml:id="ct94409108587696" text:id="ct94409108587696">
          <text:insertion>
            <office:change-info>
              <dc:creator>Julia Ringo</dc:creator>
              <dc:date>2023-10-21T14:40:00</dc:date>
            </office:change-info>
          </text:insertion>
        </text:changed-region>
        <text:changed-region xml:id="ct94409106940304" text:id="ct94409106940304">
          <text:deletion>
            <office:change-info>
              <dc:creator>Julia Ringo</dc:creator>
              <dc:date>2023-10-10T11:08:00</dc:date>
            </office:change-info>
            <text:p text:style-name="Text_20_body"><text:span text:style-name="T1">…</text:span></text:p>
          </text:deletion>
        </text:changed-region>
        <text:changed-region xml:id="ct94409106942960" text:id="ct94409106942960">
          <text:insertion>
            <office:change-info>
              <dc:creator>Julia Ringo</dc:creator>
              <dc:date>2023-10-10T11:08:00</dc:date>
            </office:change-info>
          </text:insertion>
        </text:changed-region>
        <text:changed-region xml:id="ct94409106943600" text:id="ct94409106943600">
          <text:deletion>
            <office:change-info>
              <dc:creator>Julia Ringo</dc:creator>
              <dc:date>2023-10-21T14:40:00</dc:date>
            </office:change-info>
            <text:p text:style-name="Text_20_body"><text:span text:style-name="T1"><text:s/></text:span></text:p>
          </text:deletion>
        </text:changed-region>
        <text:changed-region xml:id="ct94409106944240" text:id="ct94409106944240">
          <text:insertion>
            <office:change-info>
              <dc:creator>Julia Ringo</dc:creator>
              <dc:date>2023-10-21T14:40:00</dc:date>
            </office:change-info>
          </text:insertion>
        </text:changed-region>
        <text:changed-region xml:id="ct94409106304464" text:id="ct94409106304464">
          <text:deletion>
            <office:change-info>
              <dc:creator>Julia Ringo</dc:creator>
              <dc:date>2023-10-05T13:15:00</dc:date>
            </office:change-info>
            <text:p text:style-name="Text_20_body"><text:span text:style-name="T1"><text:s/>— </text:span></text:p>
          </text:deletion>
        </text:changed-region>
        <text:changed-region xml:id="ct94409106304704" text:id="ct94409106304704">
          <text:insertion>
            <office:change-info>
              <dc:creator>Julia Ringo</dc:creator>
              <dc:date>2023-10-05T13:15:00</dc:date>
            </office:change-info>
          </text:insertion>
        </text:changed-region>
        <text:changed-region xml:id="ct94409106305648" text:id="ct94409106305648">
          <text:insertion>
            <office:change-info>
              <dc:creator>Julia Ringo</dc:creator>
              <dc:date>2023-10-21T14:40:00</dc:date>
            </office:change-info>
          </text:insertion>
        </text:changed-region>
        <text:changed-region xml:id="ct94409106955040" text:id="ct94409106955040">
          <text:deletion>
            <office:change-info>
              <dc:creator>Julia Ringo</dc:creator>
              <dc:date>2023-10-21T14:40:00</dc:date>
            </office:change-info>
            <text:p text:style-name="Text_20_body"><text:span text:style-name="T1">B</text:span></text:p>
          </text:deletion>
        </text:changed-region>
        <text:changed-region xml:id="ct94409106956400" text:id="ct94409106956400">
          <text:deletion>
            <office:change-info>
              <dc:creator>Julia Ringo</dc:creator>
              <dc:date>2023-10-10T11:08:00</dc:date>
            </office:change-info>
            <text:p text:style-name="Text_20_body"><text:span text:style-name="T1">…</text:span></text:p>
          </text:deletion>
        </text:changed-region>
        <text:changed-region xml:id="ct94409106957280" text:id="ct94409106957280">
          <text:insertion>
            <office:change-info>
              <dc:creator>Julia Ringo</dc:creator>
              <dc:date>2023-10-10T11:08:00</dc:date>
            </office:change-info>
          </text:insertion>
        </text:changed-region>
        <text:changed-region xml:id="ct94409106957920" text:id="ct94409106957920">
          <text:deletion>
            <office:change-info>
              <dc:creator>Julia Ringo</dc:creator>
              <dc:date>2023-10-05T13:15:00</dc:date>
            </office:change-info>
            <text:p text:style-name="Text_20_body"><text:span text:style-name="T1"><text:s/>— </text:span></text:p>
          </text:deletion>
        </text:changed-region>
        <text:changed-region xml:id="ct94409106306304" text:id="ct94409106306304">
          <text:insertion>
            <office:change-info>
              <dc:creator>Julia Ringo</dc:creator>
              <dc:date>2023-10-05T13:15:00</dc:date>
            </office:change-info>
          </text:insertion>
        </text:changed-region>
        <text:changed-region xml:id="ct94409106959040" text:id="ct94409106959040">
          <text:deletion>
            <office:change-info>
              <dc:creator>Julia Ringo</dc:creator>
              <dc:date>2023-10-21T14:40:00</dc:date>
            </office:change-info>
            <text:p text:style-name="Text_20_body"><text:span text:style-name="T1">15 </text:span></text:p>
          </text:deletion>
        </text:changed-region>
        <text:changed-region xml:id="ct94409106961424" text:id="ct94409106961424">
          <text:insertion>
            <office:change-info>
              <dc:creator>Julia Ringo</dc:creator>
              <dc:date>2023-10-21T14:40:00</dc:date>
            </office:change-info>
          </text:insertion>
        </text:changed-region>
        <text:changed-region xml:id="ct94409106962064" text:id="ct94409106962064">
          <text:deletion>
            <office:change-info>
              <dc:creator>Julia Ringo</dc:creator>
              <dc:date>2023-10-05T13:15:00</dc:date>
            </office:change-info>
            <text:p text:style-name="Text_20_body"><text:span text:style-name="T1"><text:s/>— </text:span></text:p>
          </text:deletion>
        </text:changed-region>
        <text:changed-region xml:id="ct94409106962704" text:id="ct94409106962704">
          <text:insertion>
            <office:change-info>
              <dc:creator>Julia Ringo</dc:creator>
              <dc:date>2023-10-05T13:15:00</dc:date>
            </office:change-info>
          </text:insertion>
        </text:changed-region>
        <text:changed-region xml:id="ct94409106967744" text:id="ct94409106967744">
          <text:deletion>
            <office:change-info>
              <dc:creator>Julia Ringo</dc:creator>
              <dc:date>2023-10-05T13:15:00</dc:date>
            </office:change-info>
            <text:p text:style-name="Text_20_body"><text:span text:style-name="T1"><text:s/>— </text:span></text:p>
          </text:deletion>
        </text:changed-region>
        <text:changed-region xml:id="ct94409106969600" text:id="ct94409106969600">
          <text:insertion>
            <office:change-info>
              <dc:creator>Julia Ringo</dc:creator>
              <dc:date>2023-10-05T13:15:00</dc:date>
            </office:change-info>
          </text:insertion>
        </text:changed-region>
        <text:changed-region xml:id="ct94409106970432" text:id="ct94409106970432">
          <text:deletion>
            <office:change-info>
              <dc:creator>Julia Ringo</dc:creator>
              <dc:date>2023-10-21T14:40:00</dc:date>
            </office:change-info>
            <text:p text:style-name="Text_20_body"><text:span text:style-name="T1">‘</text:span></text:p>
          </text:deletion>
        </text:changed-region>
        <text:changed-region xml:id="ct94409106919328" text:id="ct94409106919328">
          <text:insertion>
            <office:change-info>
              <dc:creator>Julia Ringo</dc:creator>
              <dc:date>2023-10-21T14:40:00</dc:date>
            </office:change-info>
          </text:insertion>
        </text:changed-region>
        <text:changed-region xml:id="ct94409106986464" text:id="ct94409106986464">
          <text:insertion>
            <office:change-info>
              <dc:creator>Julia Ringo</dc:creator>
              <dc:date>2023-10-21T14:41:00</dc:date>
            </office:change-info>
          </text:insertion>
        </text:changed-region>
        <text:changed-region xml:id="ct94409106987584" text:id="ct94409106987584">
          <text:deletion>
            <office:change-info>
              <dc:creator>Julia Ringo</dc:creator>
              <dc:date>2023-10-05T13:15:00</dc:date>
            </office:change-info>
            <text:p text:style-name="Text_20_body"><text:span text:style-name="T1"><text:s/>— </text:span></text:p>
          </text:deletion>
        </text:changed-region>
        <text:changed-region xml:id="ct94409106989216" text:id="ct94409106989216">
          <text:insertion>
            <office:change-info>
              <dc:creator>Julia Ringo</dc:creator>
              <dc:date>2023-10-05T13:15:00</dc:date>
            </office:change-info>
          </text:insertion>
        </text:changed-region>
        <text:changed-region xml:id="ct94409106990144" text:id="ct94409106990144">
          <text:insertion>
            <office:change-info>
              <dc:creator>Julia Ringo</dc:creator>
              <dc:date>2023-10-21T14:41:00</dc:date>
            </office:change-info>
          </text:insertion>
        </text:changed-region>
        <text:changed-region xml:id="ct94409106991024" text:id="ct94409106991024">
          <text:deletion>
            <office:change-info>
              <dc:creator>Julia Ringo</dc:creator>
              <dc:date>2023-10-05T13:15:00</dc:date>
            </office:change-info>
            <text:p text:style-name="Text_20_body"><text:span text:style-name="T1"><text:s/>— </text:span></text:p>
          </text:deletion>
        </text:changed-region>
        <text:changed-region xml:id="ct94409106991664" text:id="ct94409106991664">
          <text:insertion>
            <office:change-info>
              <dc:creator>Julia Ringo</dc:creator>
              <dc:date>2023-10-05T13:15:00</dc:date>
            </office:change-info>
          </text:insertion>
        </text:changed-region>
        <text:changed-region xml:id="ct94409106309008" text:id="ct94409106309008">
          <text:deletion>
            <office:change-info>
              <dc:creator>Julia Ringo</dc:creator>
              <dc:date>2023-10-21T14:41:00</dc:date>
            </office:change-info>
            <text:p text:style-name="Text_20_body"><text:span text:style-name="T1">50 </text:span></text:p>
          </text:deletion>
        </text:changed-region>
        <text:changed-region xml:id="ct94409106309248" text:id="ct94409106309248">
          <text:insertion>
            <office:change-info>
              <dc:creator>Julia Ringo</dc:creator>
              <dc:date>2023-10-21T14:41:00</dc:date>
            </office:change-info>
          </text:insertion>
        </text:changed-region>
        <text:changed-region xml:id="ct94409107006576" text:id="ct94409107006576">
          <text:insertion>
            <office:change-info>
              <dc:creator>Julia Ringo</dc:creator>
              <dc:date>2023-10-21T14:41:00</dc:date>
            </office:change-info>
          </text:insertion>
        </text:changed-region>
        <text:changed-region xml:id="ct94409107008464" text:id="ct94409107008464">
          <text:deletion>
            <office:change-info>
              <dc:creator>Julia Ringo</dc:creator>
              <dc:date>2023-10-21T14:41:00</dc:date>
            </office:change-info>
            <text:p text:style-name="Text_20_body"><text:span text:style-name="T1">30 </text:span></text:p>
          </text:deletion>
        </text:changed-region>
        <text:changed-region xml:id="ct94409107009136" text:id="ct94409107009136">
          <text:insertion>
            <office:change-info>
              <dc:creator>Julia Ringo</dc:creator>
              <dc:date>2023-10-21T14:41:00</dc:date>
            </office:change-info>
          </text:insertion>
        </text:changed-region>
        <text:changed-region xml:id="ct94409107013888" text:id="ct94409107013888">
          <text:deletion>
            <office:change-info>
              <dc:creator>Julia Ringo</dc:creator>
              <dc:date>2023-10-21T14:41:00</dc:date>
            </office:change-info>
            <text:p text:style-name="Text_20_body"><text:span text:style-name="T1">50 </text:span></text:p>
          </text:deletion>
        </text:changed-region>
        <text:changed-region xml:id="ct94409107017280" text:id="ct94409107017280">
          <text:insertion>
            <office:change-info>
              <dc:creator>Julia Ringo</dc:creator>
              <dc:date>2023-10-21T14:41:00</dc:date>
            </office:change-info>
          </text:insertion>
        </text:changed-region>
        <text:changed-region xml:id="ct94409106312496" text:id="ct94409106312496">
          <text:insertion>
            <office:change-info>
              <dc:creator>Julia Ringo</dc:creator>
              <dc:date>2023-10-21T14:41:00</dc:date>
            </office:change-info>
          </text:insertion>
        </text:changed-region>
        <text:changed-region xml:id="ct94409107018576" text:id="ct94409107018576">
          <text:deletion>
            <office:change-info>
              <dc:creator>Julia Ringo</dc:creator>
              <dc:date>2023-10-05T13:15:00</dc:date>
            </office:change-info>
            <text:p text:style-name="Text_20_body"><text:span text:style-name="T1"><text:s/>— </text:span></text:p>
          </text:deletion>
        </text:changed-region>
        <text:changed-region xml:id="ct94409107022448" text:id="ct94409107022448">
          <text:insertion>
            <office:change-info>
              <dc:creator>Julia Ringo</dc:creator>
              <dc:date>2023-10-05T13:15:00</dc:date>
            </office:change-info>
          </text:insertion>
        </text:changed-region>
        <text:changed-region xml:id="ct94409107029696" text:id="ct94409107029696">
          <text:deletion>
            <office:change-info>
              <dc:creator>Julia Ringo</dc:creator>
              <dc:date>2023-10-05T13:15:00</dc:date>
            </office:change-info>
            <text:p text:style-name="Text_20_body"><text:span text:style-name="T1"><text:s/>— </text:span></text:p>
          </text:deletion>
        </text:changed-region>
        <text:changed-region xml:id="ct94409106314192" text:id="ct94409106314192">
          <text:insertion>
            <office:change-info>
              <dc:creator>Julia Ringo</dc:creator>
              <dc:date>2023-10-05T13:15:00</dc:date>
            </office:change-info>
          </text:insertion>
        </text:changed-region>
        <text:changed-region xml:id="ct94409104136368" text:id="ct94409104136368">
          <text:insertion>
            <office:change-info>
              <dc:creator>Julia Ringo</dc:creator>
              <dc:date>2023-10-21T14:41:00</dc:date>
            </office:change-info>
          </text:insertion>
        </text:changed-region>
        <text:changed-region xml:id="ct94409104121472" text:id="ct94409104121472">
          <text:insertion>
            <office:change-info>
              <dc:creator>Julia Ringo</dc:creator>
              <dc:date>2023-10-21T14:41:00</dc:date>
            </office:change-info>
          </text:insertion>
        </text:changed-region>
        <text:changed-region xml:id="ct94409104124016" text:id="ct94409104124016">
          <text:deletion>
            <office:change-info>
              <dc:creator>Julia Ringo</dc:creator>
              <dc:date>2023-10-05T13:15:00</dc:date>
            </office:change-info>
            <text:p text:style-name="Text_20_body"><text:span text:style-name="T1"><text:s/>— </text:span></text:p>
          </text:deletion>
        </text:changed-region>
        <text:changed-region xml:id="ct94409104135040" text:id="ct94409104135040">
          <text:insertion>
            <office:change-info>
              <dc:creator>Julia Ringo</dc:creator>
              <dc:date>2023-10-05T13:15:00</dc:date>
            </office:change-info>
          </text:insertion>
        </text:changed-region>
        <text:changed-region xml:id="ct94409106319888" text:id="ct94409106319888">
          <text:insertion>
            <office:change-info>
              <dc:creator>Julia Ringo</dc:creator>
              <dc:date>2023-10-21T14:42:00</dc:date>
            </office:change-info>
          </text:insertion>
        </text:changed-region>
        <text:changed-region xml:id="ct94409107048720" text:id="ct94409107048720">
          <text:deletion>
            <office:change-info>
              <dc:creator>Julia Ringo</dc:creator>
              <dc:date>2023-10-10T11:08:00</dc:date>
            </office:change-info>
            <text:p text:style-name="Text_20_body"><text:span text:style-name="T1">…</text:span></text:p>
          </text:deletion>
        </text:changed-region>
        <text:changed-region xml:id="ct94409107049360" text:id="ct94409107049360">
          <text:insertion>
            <office:change-info>
              <dc:creator>Julia Ringo</dc:creator>
              <dc:date>2023-10-10T11:08:00</dc:date>
            </office:change-info>
          </text:insertion>
        </text:changed-region>
        <text:changed-region xml:id="ct94409107053152" text:id="ct94409107053152">
          <text:insertion>
            <office:change-info>
              <dc:creator>Julia Ringo</dc:creator>
              <dc:date>2023-10-21T14:42:00</dc:date>
            </office:change-info>
          </text:insertion>
        </text:changed-region>
        <text:changed-region xml:id="ct94409107057760" text:id="ct94409107057760">
          <text:deletion>
            <office:change-info>
              <dc:creator>Julia Ringo</dc:creator>
              <dc:date>2023-10-21T14:42:00</dc:date>
            </office:change-info>
            <text:p text:style-name="Text_20_body"><text:span text:style-name="T1">-</text:span></text:p>
          </text:deletion>
        </text:changed-region>
        <text:changed-region xml:id="ct94409107058704" text:id="ct94409107058704">
          <text:insertion>
            <office:change-info>
              <dc:creator>Julia Ringo</dc:creator>
              <dc:date>2023-10-21T14:42:00</dc:date>
            </office:change-info>
          </text:insertion>
        </text:changed-region>
        <text:changed-region xml:id="ct94409106323024" text:id="ct94409106323024">
          <text:insertion>
            <office:change-info>
              <dc:creator>Julia Ringo</dc:creator>
              <dc:date>2023-10-21T14:42:00</dc:date>
            </office:change-info>
          </text:insertion>
        </text:changed-region>
        <text:changed-region xml:id="ct94409107059344" text:id="ct94409107059344">
          <text:deletion>
            <office:change-info>
              <dc:creator>Julia Ringo</dc:creator>
              <dc:date>2023-10-21T14:42:00</dc:date>
            </office:change-info>
            <text:p text:style-name="Text_20_body"><text:span text:style-name="T1">10 </text:span></text:p>
          </text:deletion>
        </text:changed-region>
        <text:changed-region xml:id="ct94409107061680" text:id="ct94409107061680">
          <text:insertion>
            <office:change-info>
              <dc:creator>Julia Ringo</dc:creator>
              <dc:date>2023-10-21T14:42:00</dc:date>
            </office:change-info>
          </text:insertion>
        </text:changed-region>
        <text:changed-region xml:id="ct94409107063856" text:id="ct94409107063856">
          <text:insertion>
            <office:change-info>
              <dc:creator>Julia Ringo</dc:creator>
              <dc:date>2023-10-21T14:42:00</dc:date>
            </office:change-info>
          </text:insertion>
        </text:changed-region>
        <text:changed-region xml:id="ct94409107076320" text:id="ct94409107076320">
          <text:insertion>
            <office:change-info>
              <dc:creator>Julia Ringo</dc:creator>
              <dc:date>2023-10-21T14:42:00</dc:date>
            </office:change-info>
          </text:insertion>
        </text:changed-region>
        <text:changed-region xml:id="ct94409107076960" text:id="ct94409107076960">
          <text:deletion>
            <office:change-info>
              <dc:creator>Julia Ringo</dc:creator>
              <dc:date>2023-10-21T14:42:00</dc:date>
            </office:change-info>
            <text:p text:style-name="Text_20_body"><text:span text:style-name="T1">1000 </text:span></text:p>
          </text:deletion>
        </text:changed-region>
        <text:changed-region xml:id="ct94409107078192" text:id="ct94409107078192">
          <text:insertion>
            <office:change-info>
              <dc:creator>Julia Ringo</dc:creator>
              <dc:date>2023-10-21T14:42:00</dc:date>
            </office:change-info>
          </text:insertion>
        </text:changed-region>
        <text:changed-region xml:id="ct94409107078832" text:id="ct94409107078832">
          <text:deletion>
            <office:change-info>
              <dc:creator>Julia Ringo</dc:creator>
              <dc:date>2023-10-05T13:15:00</dc:date>
            </office:change-info>
            <text:p text:style-name="Text_20_body"><text:span text:style-name="T1"><text:s/>— </text:span></text:p>
          </text:deletion>
        </text:changed-region>
        <text:changed-region xml:id="ct94409107079472" text:id="ct94409107079472">
          <text:insertion>
            <office:change-info>
              <dc:creator>Julia Ringo</dc:creator>
              <dc:date>2023-10-05T13:15:00</dc:date>
            </office:change-info>
          </text:insertion>
        </text:changed-region>
        <text:changed-region xml:id="ct94409107081280" text:id="ct94409107081280">
          <text:deletion>
            <office:change-info>
              <dc:creator>Julia Ringo</dc:creator>
              <dc:date>2023-10-21T14:42:00</dc:date>
            </office:change-info>
            <text:p text:style-name="Text_20_body"><text:span text:style-name="T1">40 </text:span></text:p>
          </text:deletion>
        </text:changed-region>
        <text:changed-region xml:id="ct94409107088432" text:id="ct94409107088432">
          <text:insertion>
            <office:change-info>
              <dc:creator>Julia Ringo</dc:creator>
              <dc:date>2023-10-21T14:42:00</dc:date>
            </office:change-info>
          </text:insertion>
        </text:changed-region>
        <text:changed-region xml:id="ct94409107089840" text:id="ct94409107089840">
          <text:insertion>
            <office:change-info>
              <dc:creator>Julia Ringo</dc:creator>
              <dc:date>2023-10-21T14:43:00</dc:date>
            </office:change-info>
          </text:insertion>
        </text:changed-region>
        <text:changed-region xml:id="ct94409106330320" text:id="ct94409106330320">
          <text:insertion>
            <office:change-info>
              <dc:creator>Julia Ringo</dc:creator>
              <dc:date>2023-10-21T14:43:00</dc:date>
            </office:change-info>
          </text:insertion>
        </text:changed-region>
        <text:changed-region xml:id="ct94409106331280" text:id="ct94409106331280">
          <text:deletion>
            <office:change-info>
              <dc:creator>Julia Ringo</dc:creator>
              <dc:date>2023-10-21T14:43:00</dc:date>
            </office:change-info>
            <text:p text:style-name="Text_20_body"><text:span text:style-name="T1">,</text:span></text:p>
          </text:deletion>
        </text:changed-region>
        <text:changed-region xml:id="ct94409106330560" text:id="ct94409106330560">
          <text:deletion>
            <office:change-info>
              <dc:creator>Julia Ringo</dc:creator>
              <dc:date>2023-10-21T14:43:00</dc:date>
            </office:change-info>
            <text:p text:style-name="Text_20_body"><text:span text:style-name="T1">45 </text:span></text:p>
          </text:deletion>
        </text:changed-region>
        <text:changed-region xml:id="ct94409106332384" text:id="ct94409106332384">
          <text:insertion>
            <office:change-info>
              <dc:creator>Julia Ringo</dc:creator>
              <dc:date>2023-10-21T14:43:00</dc:date>
            </office:change-info>
          </text:insertion>
        </text:changed-region>
        <text:changed-region xml:id="ct94409107107600" text:id="ct94409107107600">
          <text:insertion>
            <office:change-info>
              <dc:creator>Julia Ringo</dc:creator>
              <dc:date>2023-10-21T14:43:00</dc:date>
            </office:change-info>
          </text:insertion>
        </text:changed-region>
        <text:changed-region xml:id="ct94409107108672" text:id="ct94409107108672">
          <text:deletion>
            <office:change-info>
              <dc:creator>Julia Ringo</dc:creator>
              <dc:date>2023-10-21T14:43:00</dc:date>
            </office:change-info>
            <text:p text:style-name="Text_20_body"><text:span text:style-name="T1">,</text:span></text:p>
          </text:deletion>
        </text:changed-region>
        <text:changed-region xml:id="ct94409107110192" text:id="ct94409107110192">
          <text:deletion>
            <office:change-info>
              <dc:creator>Julia Ringo</dc:creator>
              <dc:date>2023-10-21T14:43:00</dc:date>
            </office:change-info>
            <text:p text:style-name="Text_20_body"><text:span text:style-name="T1">50</text:span></text:p>
          </text:deletion>
        </text:changed-region>
        <text:changed-region xml:id="ct94409107110832" text:id="ct94409107110832">
          <text:insertion>
            <office:change-info>
              <dc:creator>Julia Ringo</dc:creator>
              <dc:date>2023-10-21T14:43:00</dc:date>
            </office:change-info>
          </text:insertion>
        </text:changed-region>
        <text:changed-region xml:id="ct94409107111472" text:id="ct94409107111472">
          <text:insertion>
            <office:change-info>
              <dc:creator>Julia Ringo</dc:creator>
              <dc:date>2023-10-21T14:43:00</dc:date>
            </office:change-info>
          </text:insertion>
        </text:changed-region>
        <text:changed-region xml:id="ct94409107112832" text:id="ct94409107112832">
          <text:deletion>
            <office:change-info>
              <dc:creator>Julia Ringo</dc:creator>
              <dc:date>2023-10-21T14:43:00</dc:date>
            </office:change-info>
            <text:p text:style-name="Text_20_body"><text:span text:style-name="T1">‘</text:span></text:p>
          </text:deletion>
        </text:changed-region>
        <text:changed-region xml:id="ct94409106334656" text:id="ct94409106334656">
          <text:insertion>
            <office:change-info>
              <dc:creator>Julia Ringo</dc:creator>
              <dc:date>2023-10-21T14:43:00</dc:date>
            </office:change-info>
          </text:insertion>
        </text:changed-region>
        <text:changed-region xml:id="ct94409107115008" text:id="ct94409107115008">
          <text:deletion>
            <office:change-info>
              <dc:creator>Julia Ringo</dc:creator>
              <dc:date>2023-10-21T14:43:00</dc:date>
            </office:change-info>
            <text:p text:style-name="Text_20_body"><text:span text:style-name="T1">’</text:span></text:p>
          </text:deletion>
        </text:changed-region>
        <text:changed-region xml:id="ct94409107117216" text:id="ct94409107117216">
          <text:deletion>
            <office:change-info>
              <dc:creator>Julia Ringo</dc:creator>
              <dc:date>2023-10-05T13:15:00</dc:date>
            </office:change-info>
            <text:p text:style-name="Text_20_body"><text:span text:style-name="T1"><text:s/>— </text:span></text:p>
          </text:deletion>
        </text:changed-region>
        <text:changed-region xml:id="ct94409107118912" text:id="ct94409107118912">
          <text:insertion>
            <office:change-info>
              <dc:creator>Julia Ringo</dc:creator>
              <dc:date>2023-10-05T13:15:00</dc:date>
            </office:change-info>
          </text:insertion>
        </text:changed-region>
        <text:changed-region xml:id="ct94409107125088" text:id="ct94409107125088">
          <text:deletion>
            <office:change-info>
              <dc:creator>Julia Ringo</dc:creator>
              <dc:date>2023-10-10T11:08:00</dc:date>
            </office:change-info>
            <text:p text:style-name="Text_20_body"><text:span text:style-name="T1">…</text:span></text:p>
          </text:deletion>
        </text:changed-region>
        <text:changed-region xml:id="ct94409107126448" text:id="ct94409107126448">
          <text:insertion>
            <office:change-info>
              <dc:creator>Julia Ringo</dc:creator>
              <dc:date>2023-10-10T11:08:00</dc:date>
            </office:change-info>
          </text:insertion>
        </text:changed-region>
        <text:changed-region xml:id="ct94409107127088" text:id="ct94409107127088">
          <text:deletion>
            <office:change-info>
              <dc:creator>Julia Ringo</dc:creator>
              <dc:date>2023-10-21T14:43:00</dc:date>
            </office:change-info>
            <text:p text:style-name="Text_20_body"><text:span text:style-name="T1"><text:s/></text:span></text:p>
          </text:deletion>
        </text:changed-region>
        <text:changed-region xml:id="ct94409104159712" text:id="ct94409104159712">
          <text:insertion>
            <office:change-info>
              <dc:creator>Julia Ringo</dc:creator>
              <dc:date>2023-10-21T14:44:00</dc:date>
            </office:change-info>
          </text:insertion>
        </text:changed-region>
        <text:changed-region xml:id="ct94409101177824" text:id="ct94409101177824">
          <text:insertion>
            <office:change-info>
              <dc:creator>Julia Ringo</dc:creator>
              <dc:date>2023-10-21T14:44:00</dc:date>
            </office:change-info>
          </text:insertion>
        </text:changed-region>
        <text:changed-region xml:id="ct94409106113744" text:id="ct94409106113744">
          <text:deletion>
            <office:change-info>
              <dc:creator>Julia Ringo</dc:creator>
              <dc:date>2023-10-21T14:44:00</dc:date>
            </office:change-info>
            <text:p text:style-name="Text_20_body"><text:span text:style-name="T1">3</text:span></text:p>
          </text:deletion>
        </text:changed-region>
        <text:changed-region xml:id="ct94409106116464" text:id="ct94409106116464">
          <text:deletion>
            <office:change-info>
              <dc:creator>Julia Ringo</dc:creator>
              <dc:date>2023-10-05T13:15:00</dc:date>
            </office:change-info>
            <text:p text:style-name="Text_20_body"><text:span text:style-name="T1"><text:s/>— </text:span></text:p>
          </text:deletion>
        </text:changed-region>
        <text:changed-region xml:id="ct94409106120288" text:id="ct94409106120288">
          <text:insertion>
            <office:change-info>
              <dc:creator>Julia Ringo</dc:creator>
              <dc:date>2023-10-05T13:15:00</dc:date>
            </office:change-info>
          </text:insertion>
        </text:changed-region>
        <text:changed-region xml:id="ct94409106118800" text:id="ct94409106118800">
          <text:deletion>
            <office:change-info>
              <dc:creator>Julia Ringo</dc:creator>
              <dc:date>2023-10-21T14:44:00</dc:date>
            </office:change-info>
            <text:p text:style-name="Text_20_body"><text:span text:style-name="T1">30 </text:span></text:p>
          </text:deletion>
        </text:changed-region>
        <text:changed-region xml:id="ct94409107159712" text:id="ct94409107159712">
          <text:insertion>
            <office:change-info>
              <dc:creator>Julia Ringo</dc:creator>
              <dc:date>2023-10-21T14:44:00</dc:date>
            </office:change-info>
          </text:insertion>
        </text:changed-region>
        <text:changed-region xml:id="ct94409107160352" text:id="ct94409107160352">
          <text:insertion>
            <office:change-info>
              <dc:creator>Julia Ringo</dc:creator>
              <dc:date>2023-10-21T14:44:00</dc:date>
            </office:change-info>
          </text:insertion>
        </text:changed-region>
        <text:changed-region xml:id="ct94409107160992" text:id="ct94409107160992">
          <text:deletion>
            <office:change-info>
              <dc:creator>Julia Ringo</dc:creator>
              <dc:date>2023-10-10T11:08:00</dc:date>
            </office:change-info>
            <text:p text:style-name="Text_20_body"><text:span text:style-name="T1">…</text:span></text:p>
          </text:deletion>
        </text:changed-region>
        <text:changed-region xml:id="ct94409107161984" text:id="ct94409107161984">
          <text:insertion>
            <office:change-info>
              <dc:creator>Julia Ringo</dc:creator>
              <dc:date>2023-10-10T11:08:00</dc:date>
            </office:change-info>
          </text:insertion>
        </text:changed-region>
        <text:changed-region xml:id="ct94409107176432" text:id="ct94409107176432">
          <text:deletion>
            <office:change-info>
              <dc:creator>Julia Ringo</dc:creator>
              <dc:date>2023-10-10T11:08:00</dc:date>
            </office:change-info>
            <text:p text:style-name="Text_20_body"><text:span text:style-name="T1">…</text:span></text:p>
          </text:deletion>
        </text:changed-region>
        <text:changed-region xml:id="ct94409107192912" text:id="ct94409107192912">
          <text:insertion>
            <office:change-info>
              <dc:creator>Julia Ringo</dc:creator>
              <dc:date>2023-10-21T14:45:00</dc:date>
            </office:change-info>
          </text:insertion>
        </text:changed-region>
        <text:changed-region xml:id="ct94409107196704" text:id="ct94409107196704">
          <text:insertion>
            <office:change-info>
              <dc:creator>Julia Ringo</dc:creator>
              <dc:date>2023-10-21T14:46:00</dc:date>
            </office:change-info>
          </text:insertion>
        </text:changed-region>
        <text:changed-region xml:id="ct94409107197664" text:id="ct94409107197664">
          <text:deletion>
            <office:change-info>
              <dc:creator>Julia Ringo</dc:creator>
              <dc:date>2023-10-21T14:46:00</dc:date>
            </office:change-info>
            <text:p text:style-name="Text_20_body"><text:span text:style-name="T1">that </text:span></text:p>
          </text:deletion>
        </text:changed-region>
        <text:changed-region xml:id="ct94409107198304" text:id="ct94409107198304">
          <text:insertion>
            <office:change-info>
              <dc:creator>Julia Ringo</dc:creator>
              <dc:date>2023-10-21T14:46:00</dc:date>
            </office:change-info>
          </text:insertion>
        </text:changed-region>
        <text:changed-region xml:id="ct94409107210160" text:id="ct94409107210160">
          <text:insertion>
            <office:change-info>
              <dc:creator>Julia Ringo</dc:creator>
              <dc:date>2023-10-21T14:46:00</dc:date>
            </office:change-info>
          </text:insertion>
        </text:changed-region>
        <text:changed-region xml:id="ct94409107211200" text:id="ct94409107211200">
          <text:deletion>
            <office:change-info>
              <dc:creator>Julia Ringo</dc:creator>
              <dc:date>2023-10-10T11:08:00</dc:date>
            </office:change-info>
            <text:p text:style-name="Text_20_body"><text:span text:style-name="T1">…</text:span></text:p>
          </text:deletion>
        </text:changed-region>
        <text:changed-region xml:id="ct94409107217840" text:id="ct94409107217840">
          <text:insertion>
            <office:change-info>
              <dc:creator>Julia Ringo</dc:creator>
              <dc:date>2023-10-10T11:08:00</dc:date>
            </office:change-info>
          </text:insertion>
        </text:changed-region>
        <text:changed-region xml:id="ct94409107219776" text:id="ct94409107219776">
          <text:deletion>
            <office:change-info>
              <dc:creator>Julia Ringo</dc:creator>
              <dc:date>2023-10-10T11:08:00</dc:date>
            </office:change-info>
            <text:p text:style-name="Text_20_body"><text:span text:style-name="T1">…</text:span></text:p>
          </text:deletion>
        </text:changed-region>
        <text:changed-region xml:id="ct94409107221648" text:id="ct94409107221648">
          <text:insertion>
            <office:change-info>
              <dc:creator>Julia Ringo</dc:creator>
              <dc:date>2023-10-10T11:08:00</dc:date>
            </office:change-info>
          </text:insertion>
        </text:changed-region>
        <text:changed-region xml:id="ct94409107222288" text:id="ct94409107222288">
          <text:deletion>
            <office:change-info>
              <dc:creator>Julia Ringo</dc:creator>
              <dc:date>2023-10-10T11:08:00</dc:date>
            </office:change-info>
            <text:p text:style-name="Text_20_body"><text:span text:style-name="T1">…</text:span></text:p>
          </text:deletion>
        </text:changed-region>
        <text:changed-region xml:id="ct94409107223920" text:id="ct94409107223920">
          <text:insertion>
            <office:change-info>
              <dc:creator>Julia Ringo</dc:creator>
              <dc:date>2023-10-10T11:08:00</dc:date>
            </office:change-info>
          </text:insertion>
        </text:changed-region>
        <text:changed-region xml:id="ct94409107237008" text:id="ct94409107237008">
          <text:deletion>
            <office:change-info>
              <dc:creator>Julia Ringo</dc:creator>
              <dc:date>2023-10-10T11:08:00</dc:date>
            </office:change-info>
            <text:p text:style-name="Text_20_body"><text:span text:style-name="T1">…</text:span></text:p>
          </text:deletion>
        </text:changed-region>
        <text:changed-region xml:id="ct94409107245408" text:id="ct94409107245408">
          <text:insertion>
            <office:change-info>
              <dc:creator>Julia Ringo</dc:creator>
              <dc:date>2023-10-10T11:08:00</dc:date>
            </office:change-info>
          </text:insertion>
        </text:changed-region>
        <text:changed-region xml:id="ct94409107250544" text:id="ct94409107250544">
          <text:deletion>
            <office:change-info>
              <dc:creator>Julia Ringo</dc:creator>
              <dc:date>2023-10-21T14:46:00</dc:date>
            </office:change-info>
            <text:p text:style-name="Text_20_body"><text:span text:style-name="T1"><text:s/></text:span></text:p>
          </text:deletion>
        </text:changed-region>
        <text:changed-region xml:id="ct94409107277056" text:id="ct94409107277056">
          <text:deletion>
            <office:change-info>
              <dc:creator>Julia Ringo</dc:creator>
              <dc:date>2023-10-10T11:08:00</dc:date>
            </office:change-info>
            <text:p text:style-name="Text_20_body"><text:span text:style-name="T1">…</text:span></text:p>
          </text:deletion>
        </text:changed-region>
        <text:changed-region xml:id="ct94409107275936" text:id="ct94409107275936">
          <text:insertion>
            <office:change-info>
              <dc:creator>Julia Ringo</dc:creator>
              <dc:date>2023-10-10T11:08:00</dc:date>
            </office:change-info>
          </text:insertion>
        </text:changed-region>
        <text:changed-region xml:id="ct94409107278336" text:id="ct94409107278336">
          <text:deletion>
            <office:change-info>
              <dc:creator>Julia Ringo</dc:creator>
              <dc:date>2023-10-10T11:08:00</dc:date>
            </office:change-info>
            <text:p text:style-name="Text_20_body"><text:span text:style-name="T1">…</text:span></text:p>
          </text:deletion>
        </text:changed-region>
        <text:changed-region xml:id="ct94409107279616" text:id="ct94409107279616">
          <text:insertion>
            <office:change-info>
              <dc:creator>Julia Ringo</dc:creator>
              <dc:date>2023-10-10T11:08:00</dc:date>
            </office:change-info>
          </text:insertion>
        </text:changed-region>
        <text:changed-region xml:id="ct94409107280656" text:id="ct94409107280656">
          <text:deletion>
            <office:change-info>
              <dc:creator>Julia Ringo</dc:creator>
              <dc:date>2023-10-21T14:46:00</dc:date>
            </office:change-info>
            <text:p text:style-name="Text_20_body"><text:span text:style-name="T1"><text:s/></text:span></text:p>
          </text:deletion>
        </text:changed-region>
        <text:changed-region xml:id="ct94409107285280" text:id="ct94409107285280">
          <text:deletion>
            <office:change-info>
              <dc:creator>Julia Ringo</dc:creator>
              <dc:date>2023-10-10T11:08:00</dc:date>
            </office:change-info>
            <text:p text:style-name="Text_20_body"><text:span text:style-name="T1">…</text:span></text:p>
          </text:deletion>
        </text:changed-region>
        <text:changed-region xml:id="ct94409107286704" text:id="ct94409107286704">
          <text:insertion>
            <office:change-info>
              <dc:creator>Julia Ringo</dc:creator>
              <dc:date>2023-10-10T11:08:00</dc:date>
            </office:change-info>
          </text:insertion>
        </text:changed-region>
        <text:changed-region xml:id="ct94409107287888" text:id="ct94409107287888">
          <text:deletion>
            <office:change-info>
              <dc:creator>Julia Ringo</dc:creator>
              <dc:date>2023-10-10T11:08:00</dc:date>
            </office:change-info>
            <text:p text:style-name="Text_20_body"><text:span text:style-name="T1">…</text:span></text:p>
          </text:deletion>
        </text:changed-region>
        <text:changed-region xml:id="ct94409107288768" text:id="ct94409107288768">
          <text:insertion>
            <office:change-info>
              <dc:creator>Julia Ringo</dc:creator>
              <dc:date>2023-10-10T11:08:00</dc:date>
            </office:change-info>
          </text:insertion>
        </text:changed-region>
        <text:changed-region xml:id="ct94409107290496" text:id="ct94409107290496">
          <text:deletion>
            <office:change-info>
              <dc:creator>Julia Ringo</dc:creator>
              <dc:date>2023-10-05T13:15:00</dc:date>
            </office:change-info>
            <text:p text:style-name="Text_20_body"><text:span text:style-name="T1"><text:s/>— </text:span></text:p>
          </text:deletion>
        </text:changed-region>
        <text:changed-region xml:id="ct94409107300000" text:id="ct94409107300000">
          <text:insertion>
            <office:change-info>
              <dc:creator>Julia Ringo</dc:creator>
              <dc:date>2023-10-05T13:15:00</dc:date>
            </office:change-info>
          </text:insertion>
        </text:changed-region>
        <text:changed-region xml:id="ct94409107301152" text:id="ct94409107301152">
          <text:deletion>
            <office:change-info>
              <dc:creator>Julia Ringo</dc:creator>
              <dc:date>2023-10-05T13:15:00</dc:date>
            </office:change-info>
            <text:p text:style-name="Text_20_body"><text:span text:style-name="T1"><text:s/>— </text:span></text:p>
          </text:deletion>
        </text:changed-region>
        <text:changed-region xml:id="ct94409107304912" text:id="ct94409107304912">
          <text:insertion>
            <office:change-info>
              <dc:creator>Julia Ringo</dc:creator>
              <dc:date>2023-10-05T13:15:00</dc:date>
            </office:change-info>
          </text:insertion>
        </text:changed-region>
        <text:changed-region xml:id="ct94409107308320" text:id="ct94409107308320">
          <text:deletion>
            <office:change-info>
              <dc:creator>Julia Ringo</dc:creator>
              <dc:date>2023-10-21T14:47:00</dc:date>
            </office:change-info>
            <text:p text:style-name="Text_20_body"><text:span text:style-name="T2">. </text:span></text:p>
          </text:deletion>
        </text:changed-region>
        <text:changed-region xml:id="ct94409107307200" text:id="ct94409107307200">
          <text:deletion>
            <office:change-info>
              <dc:creator>Julia Ringo</dc:creator>
              <dc:date>2023-10-10T11:08:00</dc:date>
            </office:change-info>
            <text:p text:style-name="Text_20_body"><text:span text:style-name="T2">…</text:span></text:p>
          </text:deletion>
        </text:changed-region>
        <text:changed-region xml:id="ct94409107308960" text:id="ct94409107308960">
          <text:insertion>
            <office:change-info>
              <dc:creator>Julia Ringo</dc:creator>
              <dc:date>2023-10-10T11:08:00</dc:date>
            </office:change-info>
          </text:insertion>
        </text:changed-region>
        <text:changed-region xml:id="ct94409107323040" text:id="ct94409107323040">
          <text:deletion>
            <office:change-info>
              <dc:creator>Julia Ringo</dc:creator>
              <dc:date>2023-10-05T13:15:00</dc:date>
            </office:change-info>
            <text:p text:style-name="Text_20_body"><text:span text:style-name="T1"><text:s/>— </text:span></text:p>
          </text:deletion>
        </text:changed-region>
        <text:changed-region xml:id="ct94409107328016" text:id="ct94409107328016">
          <text:insertion>
            <office:change-info>
              <dc:creator>Julia Ringo</dc:creator>
              <dc:date>2023-10-05T13:15:00</dc:date>
            </office:change-info>
          </text:insertion>
        </text:changed-region>
        <text:changed-region xml:id="ct94409107349024" text:id="ct94409107349024">
          <text:deletion>
            <office:change-info>
              <dc:creator>Julia Ringo</dc:creator>
              <dc:date>2023-10-10T11:08:00</dc:date>
            </office:change-info>
            <text:p text:style-name="Text_20_body"><text:span text:style-name="T1">…</text:span></text:p>
          </text:deletion>
        </text:changed-region>
        <text:changed-region xml:id="ct94409107349664" text:id="ct94409107349664">
          <text:insertion>
            <office:change-info>
              <dc:creator>Julia Ringo</dc:creator>
              <dc:date>2023-10-10T11:08:00</dc:date>
            </office:change-info>
          </text:insertion>
        </text:changed-region>
        <text:changed-region xml:id="ct94409107352816" text:id="ct94409107352816">
          <text:deletion>
            <office:change-info>
              <dc:creator>Julia Ringo</dc:creator>
              <dc:date>2023-10-10T11:08:00</dc:date>
            </office:change-info>
            <text:p text:style-name="Text_20_body"><text:span text:style-name="T1">…</text:span></text:p>
          </text:deletion>
        </text:changed-region>
        <text:changed-region xml:id="ct94409107354880" text:id="ct94409107354880">
          <text:insertion>
            <office:change-info>
              <dc:creator>Julia Ringo</dc:creator>
              <dc:date>2023-10-10T11:08:00</dc:date>
            </office:change-info>
          </text:insertion>
        </text:changed-region>
        <text:changed-region xml:id="ct94409107371792" text:id="ct94409107371792">
          <text:deletion>
            <office:change-info>
              <dc:creator>Julia Ringo</dc:creator>
              <dc:date>2023-10-10T11:08:00</dc:date>
            </office:change-info>
            <text:p text:style-name="Text_20_body"><text:span text:style-name="T1">…</text:span></text:p>
          </text:deletion>
        </text:changed-region>
        <text:changed-region xml:id="ct94409107383552" text:id="ct94409107383552">
          <text:insertion>
            <office:change-info>
              <dc:creator>Julia Ringo</dc:creator>
              <dc:date>2023-10-10T11:08:00</dc:date>
            </office:change-info>
          </text:insertion>
        </text:changed-region>
        <text:changed-region xml:id="ct94409107381712" text:id="ct94409107381712">
          <text:insertion>
            <office:change-info>
              <dc:creator>Julia Ringo</dc:creator>
              <dc:date>2023-10-21T14:47:00</dc:date>
            </office:change-info>
          </text:insertion>
        </text:changed-region>
        <text:changed-region xml:id="ct94409107382160" text:id="ct94409107382160">
          <text:deletion>
            <office:change-info>
              <dc:creator>Julia Ringo</dc:creator>
              <dc:date>2023-10-10T11:08:00</dc:date>
            </office:change-info>
            <text:p text:style-name="Text_20_body"><text:span text:style-name="T1">…</text:span></text:p>
          </text:deletion>
        </text:changed-region>
        <text:changed-region xml:id="ct94409107376832" text:id="ct94409107376832">
          <text:insertion>
            <office:change-info>
              <dc:creator>Julia Ringo</dc:creator>
              <dc:date>2023-10-10T11:08:00</dc:date>
            </office:change-info>
          </text:insertion>
        </text:changed-region>
        <text:changed-region xml:id="ct94409107377936" text:id="ct94409107377936">
          <text:deletion>
            <office:change-info>
              <dc:creator>Julia Ringo</dc:creator>
              <dc:date>2023-10-21T14:47:00</dc:date>
            </office:change-info>
            <text:p text:style-name="Text_20_body"><text:span text:style-name="T1"><text:s/></text:span></text:p>
          </text:deletion>
        </text:changed-region>
        <text:changed-region xml:id="ct94409104195472" text:id="ct94409104195472">
          <text:deletion>
            <office:change-info>
              <dc:creator>Julia Ringo</dc:creator>
              <dc:date>2023-10-10T11:08:00</dc:date>
            </office:change-info>
            <text:p text:style-name="Text_20_body"><text:span text:style-name="T1">…</text:span></text:p>
          </text:deletion>
        </text:changed-region>
        <text:changed-region xml:id="ct94409104195104" text:id="ct94409104195104">
          <text:insertion>
            <office:change-info>
              <dc:creator>Julia Ringo</dc:creator>
              <dc:date>2023-10-10T11:08:00</dc:date>
            </office:change-info>
          </text:insertion>
        </text:changed-region>
        <text:changed-region xml:id="ct94409107378576" text:id="ct94409107378576">
          <text:insertion>
            <office:change-info>
              <dc:creator>Julia Ringo</dc:creator>
              <dc:date>2023-10-21T14:48:00</dc:date>
            </office:change-info>
          </text:insertion>
        </text:changed-region>
        <text:changed-region xml:id="ct94409107399888" text:id="ct94409107399888">
          <text:format-change>
            <office:change-info>
              <dc:creator>Julia Ringo</dc:creator>
              <dc:date>2023-10-21T14:48:00</dc:date>
            </office:change-info>
          </text:format-change>
        </text:changed-region>
        <text:changed-region xml:id="ct94409107400528" text:id="ct94409107400528">
          <text:deletion>
            <office:change-info>
              <dc:creator>Julia Ringo</dc:creator>
              <dc:date>2023-10-05T13:15:00</dc:date>
            </office:change-info>
            <text:p text:style-name="Text_20_body"><text:span text:style-name="T1"><text:s/>— </text:span></text:p>
          </text:deletion>
        </text:changed-region>
        <text:changed-region xml:id="ct94409107401168" text:id="ct94409107401168">
          <text:insertion>
            <office:change-info>
              <dc:creator>Julia Ringo</dc:creator>
              <dc:date>2023-10-05T13:15:00</dc:date>
            </office:change-info>
          </text:insertion>
        </text:changed-region>
        <text:changed-region xml:id="ct94409107401808" text:id="ct94409107401808">
          <text:deletion>
            <office:change-info>
              <dc:creator>Julia Ringo</dc:creator>
              <dc:date>2023-10-05T13:15:00</dc:date>
            </office:change-info>
            <text:p text:style-name="Text_20_body"><text:span text:style-name="T1"><text:s/>— </text:span></text:p>
          </text:deletion>
        </text:changed-region>
        <text:changed-region xml:id="ct94409107402672" text:id="ct94409107402672">
          <text:insertion>
            <office:change-info>
              <dc:creator>Julia Ringo</dc:creator>
              <dc:date>2023-10-05T13:15:00</dc:date>
            </office:change-info>
          </text:insertion>
        </text:changed-region>
        <text:changed-region xml:id="ct94409107403312" text:id="ct94409107403312">
          <text:deletion>
            <office:change-info>
              <dc:creator>Julia Ringo</dc:creator>
              <dc:date>2023-10-21T14:48:00</dc:date>
            </office:change-info>
            <text:p text:style-name="Text_20_body"><text:span text:style-name="T1">100 </text:span></text:p>
          </text:deletion>
        </text:changed-region>
        <text:changed-region xml:id="ct94409107404080" text:id="ct94409107404080">
          <text:insertion>
            <office:change-info>
              <dc:creator>Julia Ringo</dc:creator>
              <dc:date>2023-10-21T14:48:00</dc:date>
            </office:change-info>
          </text:insertion>
        </text:changed-region>
        <text:changed-region xml:id="ct94409107406208" text:id="ct94409107406208">
          <text:deletion>
            <office:change-info>
              <dc:creator>Julia Ringo</dc:creator>
              <dc:date>2023-10-05T13:15:00</dc:date>
            </office:change-info>
            <text:p text:style-name="Text_20_body"><text:span text:style-name="T1"><text:s/>— </text:span></text:p>
          </text:deletion>
        </text:changed-region>
        <text:changed-region xml:id="ct94409107406848" text:id="ct94409107406848">
          <text:insertion>
            <office:change-info>
              <dc:creator>Julia Ringo</dc:creator>
              <dc:date>2023-10-05T13:15:00</dc:date>
            </office:change-info>
          </text:insertion>
        </text:changed-region>
        <text:changed-region xml:id="ct94409107407488" text:id="ct94409107407488">
          <text:deletion>
            <office:change-info>
              <dc:creator>Julia Ringo</dc:creator>
              <dc:date>2023-10-05T13:15:00</dc:date>
            </office:change-info>
            <text:p text:style-name="Text_20_body"><text:span text:style-name="T1"><text:s/>— </text:span></text:p>
          </text:deletion>
        </text:changed-region>
        <text:changed-region xml:id="ct94409107408368" text:id="ct94409107408368">
          <text:insertion>
            <office:change-info>
              <dc:creator>Julia Ringo</dc:creator>
              <dc:date>2023-10-05T13:15:00</dc:date>
            </office:change-info>
          </text:insertion>
        </text:changed-region>
        <text:changed-region xml:id="ct94409107413216" text:id="ct94409107413216">
          <text:insertion>
            <office:change-info>
              <dc:creator>Julia Ringo</dc:creator>
              <dc:date>2023-10-21T14:48:00</dc:date>
            </office:change-info>
          </text:insertion>
        </text:changed-region>
        <text:changed-region xml:id="ct94409104196832" text:id="ct94409104196832">
          <text:insertion>
            <office:change-info>
              <dc:creator>Julia Ringo</dc:creator>
              <dc:date>2023-10-21T14:49:00</dc:date>
            </office:change-info>
          </text:insertion>
        </text:changed-region>
        <text:changed-region xml:id="ct94409104205184" text:id="ct94409104205184">
          <text:deletion>
            <office:change-info>
              <dc:creator>Julia Ringo</dc:creator>
              <dc:date>2023-10-21T14:49:00</dc:date>
            </office:change-info>
            <text:p text:style-name="Text_20_body"><text:span text:style-name="T1"><text:s/>on</text:span></text:p>
          </text:deletion>
        </text:changed-region>
        <text:changed-region xml:id="ct94409107419008" text:id="ct94409107419008">
          <text:deletion>
            <office:change-info>
              <dc:creator>Julia Ringo</dc:creator>
              <dc:date>2023-10-05T13:15:00</dc:date>
            </office:change-info>
            <text:p text:style-name="Text_20_body"><text:span text:style-name="T1"><text:s/>— </text:span></text:p>
          </text:deletion>
        </text:changed-region>
        <text:changed-region xml:id="ct94409104207280" text:id="ct94409104207280">
          <text:insertion>
            <office:change-info>
              <dc:creator>Julia Ringo</dc:creator>
              <dc:date>2023-10-05T13:15:00</dc:date>
            </office:change-info>
          </text:insertion>
        </text:changed-region>
        <text:changed-region xml:id="ct94409107423312" text:id="ct94409107423312">
          <text:deletion>
            <office:change-info>
              <dc:creator>Julia Ringo</dc:creator>
              <dc:date>2023-10-05T13:15:00</dc:date>
            </office:change-info>
            <text:p text:style-name="Text_20_body"><text:span text:style-name="T1"><text:s/>— </text:span></text:p>
          </text:deletion>
        </text:changed-region>
        <text:changed-region xml:id="ct94409107423952" text:id="ct94409107423952">
          <text:insertion>
            <office:change-info>
              <dc:creator>Julia Ringo</dc:creator>
              <dc:date>2023-10-05T13:15:00</dc:date>
            </office:change-info>
          </text:insertion>
        </text:changed-region>
        <text:changed-region xml:id="ct94409104209536" text:id="ct94409104209536">
          <text:deletion>
            <office:change-info>
              <dc:creator>Julia Ringo</dc:creator>
              <dc:date>2023-10-10T11:08:00</dc:date>
            </office:change-info>
            <text:p text:style-name="Text_20_body"><text:span text:style-name="T1">…</text:span></text:p>
          </text:deletion>
        </text:changed-region>
        <text:changed-region xml:id="ct94409107425312" text:id="ct94409107425312">
          <text:insertion>
            <office:change-info>
              <dc:creator>Julia Ringo</dc:creator>
              <dc:date>2023-10-10T11:08:00</dc:date>
            </office:change-info>
          </text:insertion>
        </text:changed-region>
        <text:changed-region xml:id="ct94409107445968" text:id="ct94409107445968">
          <text:deletion>
            <office:change-info>
              <dc:creator>Julia Ringo</dc:creator>
              <dc:date>2023-10-10T11:08:00</dc:date>
            </office:change-info>
            <text:p text:style-name="Text_20_body"><text:span text:style-name="T1">…</text:span></text:p>
          </text:deletion>
        </text:changed-region>
        <text:changed-region xml:id="ct94409107448656" text:id="ct94409107448656">
          <text:insertion>
            <office:change-info>
              <dc:creator>Julia Ringo</dc:creator>
              <dc:date>2023-10-10T11:08:00</dc:date>
            </office:change-info>
          </text:insertion>
        </text:changed-region>
        <text:changed-region xml:id="ct94409108692336" text:id="ct94409108692336">
          <text:insertion>
            <office:change-info>
              <dc:creator>Julia Ringo</dc:creator>
              <dc:date>2023-10-21T14:49:00</dc:date>
            </office:change-info>
          </text:insertion>
        </text:changed-region>
        <text:changed-region xml:id="ct94409104206912" text:id="ct94409104206912">
          <text:deletion>
            <office:change-info>
              <dc:creator>Julia Ringo</dc:creator>
              <dc:date>2023-10-21T14:49:00</dc:date>
            </office:change-info>
            <text:p text:style-name="Text_20_body"><text:span text:style-name="T1">,</text:span></text:p>
          </text:deletion>
        </text:changed-region>
        <text:changed-region xml:id="ct94409107449456" text:id="ct94409107449456">
          <text:insertion>
            <office:change-info>
              <dc:creator>Julia Ringo</dc:creator>
              <dc:date>2023-10-21T14:50:00</dc:date>
            </office:change-info>
          </text:insertion>
        </text:changed-region>
        <text:changed-region xml:id="ct94409107469152" text:id="ct94409107469152">
          <text:insertion>
            <office:change-info>
              <dc:creator>Julia Ringo</dc:creator>
              <dc:date>2023-10-21T14:50:00</dc:date>
            </office:change-info>
          </text:insertion>
        </text:changed-region>
        <text:changed-region xml:id="ct94409107470272" text:id="ct94409107470272">
          <text:insertion>
            <office:change-info>
              <dc:creator>Julia Ringo</dc:creator>
              <dc:date>2023-10-21T14:50:00</dc:date>
            </office:change-info>
          </text:insertion>
        </text:changed-region>
        <text:changed-region xml:id="ct94409107472256" text:id="ct94409107472256">
          <text:insertion>
            <office:change-info>
              <dc:creator>Julia Ringo</dc:creator>
              <dc:date>2023-10-21T14:51:00</dc:date>
            </office:change-info>
          </text:insertion>
        </text:changed-region>
        <text:changed-region xml:id="ct94409107472896" text:id="ct94409107472896">
          <text:deletion>
            <office:change-info>
              <dc:creator>Julia Ringo</dc:creator>
              <dc:date>2023-10-21T14:51:00</dc:date>
            </office:change-info>
            <text:p text:style-name="Text_20_body"><text:span text:style-name="T1">-</text:span></text:p>
          </text:deletion>
        </text:changed-region>
        <text:changed-region xml:id="ct94409107473536" text:id="ct94409107473536">
          <text:format-change>
            <office:change-info>
              <dc:creator>Julia Ringo</dc:creator>
              <dc:date>2023-10-21T14:51:00</dc:date>
            </office:change-info>
          </text:format-change>
        </text:changed-region>
        <text:changed-region xml:id="ct94409107476096" text:id="ct94409107476096">
          <text:format-change>
            <office:change-info>
              <dc:creator>Julia Ringo</dc:creator>
              <dc:date>2023-10-21T14:51:00</dc:date>
            </office:change-info>
          </text:format-change>
        </text:changed-region>
        <text:changed-region xml:id="ct94409107477984" text:id="ct94409107477984">
          <text:insertion>
            <office:change-info>
              <dc:creator>Julia Ringo</dc:creator>
              <dc:date>2023-10-21T14:51:00</dc:date>
            </office:change-info>
          </text:insertion>
        </text:changed-region>
        <text:changed-region xml:id="ct94409107478624" text:id="ct94409107478624">
          <text:deletion>
            <office:change-info>
              <dc:creator>Julia Ringo</dc:creator>
              <dc:date>2023-10-21T14:51:00</dc:date>
            </office:change-info>
            <text:p text:style-name="First_20_Paragraph"><text:span text:style-name="T1">-</text:span></text:p>
          </text:deletion>
        </text:changed-region>
        <text:changed-region xml:id="ct94409107480352" text:id="ct94409107480352">
          <text:deletion>
            <office:change-info>
              <dc:creator>Julia Ringo</dc:creator>
              <dc:date>2023-10-05T13:15:00</dc:date>
            </office:change-info>
            <text:p text:style-name="First_20_Paragraph"><text:span text:style-name="T1"><text:s/>— </text:span></text:p>
          </text:deletion>
        </text:changed-region>
        <text:changed-region xml:id="ct94409107480992" text:id="ct94409107480992">
          <text:insertion>
            <office:change-info>
              <dc:creator>Julia Ringo</dc:creator>
              <dc:date>2023-10-05T13:15:00</dc:date>
            </office:change-info>
          </text:insertion>
        </text:changed-region>
        <text:changed-region xml:id="ct94409104218880" text:id="ct94409104218880">
          <text:deletion>
            <office:change-info>
              <dc:creator>Julia Ringo</dc:creator>
              <dc:date>2023-10-21T14:52:00</dc:date>
            </office:change-info>
            <text:p text:style-name="First_20_Paragraph"><text:span text:style-name="T1">feels like they might be</text:span></text:p>
          </text:deletion>
        </text:changed-region>
        <text:changed-region xml:id="ct94409107486576" text:id="ct94409107486576">
          <text:insertion>
            <office:change-info>
              <dc:creator>Julia Ringo</dc:creator>
              <dc:date>2023-10-21T14:52:00</dc:date>
            </office:change-info>
          </text:insertion>
        </text:changed-region>
        <text:changed-region xml:id="ct94409107489232" text:id="ct94409107489232">
          <text:deletion>
            <office:change-info>
              <dc:creator>Julia Ringo</dc:creator>
              <dc:date>2023-10-21T14:52:00</dc:date>
            </office:change-info>
            <text:p text:style-name="First_20_Paragraph"><text:span text:style-name="T1">,</text:span></text:p>
          </text:deletion>
        </text:changed-region>
        <text:changed-region xml:id="ct94409107493008" text:id="ct94409107493008">
          <text:deletion>
            <office:change-info>
              <dc:creator>Julia Ringo</dc:creator>
              <dc:date>2023-10-21T14:52:00</dc:date>
            </office:change-info>
            <text:p text:style-name="First_20_Paragraph"><text:span text:style-name="T1">them </text:span></text:p>
          </text:deletion>
        </text:changed-region>
        <text:changed-region xml:id="ct94409107495488" text:id="ct94409107495488">
          <text:insertion>
            <office:change-info>
              <dc:creator>Julia Ringo</dc:creator>
              <dc:date>2023-10-21T14:52:00</dc:date>
            </office:change-info>
          </text:insertion>
        </text:changed-region>
        <text:changed-region xml:id="ct94409104220784" text:id="ct94409104220784">
          <text:insertion>
            <office:change-info>
              <dc:creator>Julia Ringo</dc:creator>
              <dc:date>2023-10-21T14:54:00</dc:date>
            </office:change-info>
          </text:insertion>
        </text:changed-region>
        <text:changed-region xml:id="ct94409107496256" text:id="ct94409107496256">
          <text:format-change>
            <office:change-info>
              <dc:creator>Julia Ringo</dc:creator>
              <dc:date>2023-10-21T14:55:00</dc:date>
            </office:change-info>
          </text:format-change>
        </text:changed-region>
        <text:changed-region xml:id="ct94409107514160" text:id="ct94409107514160">
          <text:format-change>
            <office:change-info>
              <dc:creator>Julia Ringo</dc:creator>
              <dc:date>2023-10-21T14:55:00</dc:date>
            </office:change-info>
          </text:format-change>
        </text:changed-region>
        <text:changed-region xml:id="ct94409107516864" text:id="ct94409107516864">
          <text:deletion>
            <office:change-info>
              <dc:creator>Julia Ringo</dc:creator>
              <dc:date>2023-10-05T13:15:00</dc:date>
            </office:change-info>
            <text:p text:style-name="Text_20_body"><text:span text:style-name="T1"><text:s/>— </text:span></text:p>
          </text:deletion>
        </text:changed-region>
        <text:changed-region xml:id="ct94409107517744" text:id="ct94409107517744">
          <text:insertion>
            <office:change-info>
              <dc:creator>Julia Ringo</dc:creator>
              <dc:date>2023-10-05T13:15:00</dc:date>
            </office:change-info>
          </text:insertion>
        </text:changed-region>
        <text:changed-region xml:id="ct94409107532912" text:id="ct94409107532912">
          <text:insertion>
            <office:change-info>
              <dc:creator>Julia Ringo</dc:creator>
              <dc:date>2023-10-21T14:55:00</dc:date>
            </office:change-info>
          </text:insertion>
        </text:changed-region>
        <text:changed-region xml:id="ct94409107544400" text:id="ct94409107544400">
          <text:deletion>
            <office:change-info>
              <dc:creator>Julia Ringo</dc:creator>
              <dc:date>2023-10-21T14:56:00</dc:date>
            </office:change-info>
            <text:p text:style-name="Text_20_body"><text:span text:style-name="T1">,</text:span></text:p>
          </text:deletion>
        </text:changed-region>
        <text:changed-region xml:id="ct94409107552096" text:id="ct94409107552096">
          <text:deletion>
            <office:change-info>
              <dc:creator>Julia Ringo</dc:creator>
              <dc:date>2023-10-21T14:56:00</dc:date>
            </office:change-info>
            <text:p text:style-name="Text_20_body"><text:span text:style-name="T1">n</text:span></text:p>
          </text:deletion>
        </text:changed-region>
        <text:changed-region xml:id="ct94409107556816" text:id="ct94409107556816">
          <text:deletion>
            <office:change-info>
              <dc:creator>Julia Ringo</dc:creator>
              <dc:date>2023-10-10T11:08:00</dc:date>
            </office:change-info>
            <text:p text:style-name="Text_20_body"><text:span text:style-name="T1">…</text:span></text:p>
          </text:deletion>
        </text:changed-region>
        <text:changed-region xml:id="ct94409107565968" text:id="ct94409107565968">
          <text:insertion>
            <office:change-info>
              <dc:creator>Julia Ringo</dc:creator>
              <dc:date>2023-10-10T11:08:00</dc:date>
            </office:change-info>
          </text:insertion>
        </text:changed-region>
        <text:changed-region xml:id="ct94409107567232" text:id="ct94409107567232">
          <text:deletion>
            <office:change-info>
              <dc:creator>Julia Ringo</dc:creator>
              <dc:date>2023-10-21T14:56:00</dc:date>
            </office:change-info>
            <text:p text:style-name="Text_20_body"><text:span text:style-name="T1"><text:s/></text:span></text:p>
          </text:deletion>
        </text:changed-region>
        <text:changed-region xml:id="ct94409107567760" text:id="ct94409107567760">
          <text:insertion>
            <office:change-info>
              <dc:creator>Julia Ringo</dc:creator>
              <dc:date>2023-10-21T14:56:00</dc:date>
            </office:change-info>
          </text:insertion>
        </text:changed-region>
        <text:changed-region xml:id="ct94409107578576" text:id="ct94409107578576">
          <text:deletion>
            <office:change-info>
              <dc:creator>Julia Ringo</dc:creator>
              <dc:date>2023-10-05T13:15:00</dc:date>
            </office:change-info>
            <text:p text:style-name="Text_20_body"><text:span text:style-name="T1"><text:s/>— </text:span></text:p>
          </text:deletion>
        </text:changed-region>
        <text:changed-region xml:id="ct94409107579808" text:id="ct94409107579808">
          <text:insertion>
            <office:change-info>
              <dc:creator>Julia Ringo</dc:creator>
              <dc:date>2023-10-05T13:15:00</dc:date>
            </office:change-info>
          </text:insertion>
        </text:changed-region>
        <text:changed-region xml:id="ct94409107600992" text:id="ct94409107600992">
          <text:insertion>
            <office:change-info>
              <dc:creator>Julia Ringo</dc:creator>
              <dc:date>2023-10-21T14:57:00</dc:date>
            </office:change-info>
          </text:insertion>
        </text:changed-region>
        <text:changed-region xml:id="ct94409107620544" text:id="ct94409107620544">
          <text:insertion>
            <office:change-info>
              <dc:creator>Julia Ringo</dc:creator>
              <dc:date>2023-10-21T14:57:00</dc:date>
            </office:change-info>
          </text:insertion>
        </text:changed-region>
        <text:changed-region xml:id="ct94409107621552" text:id="ct94409107621552">
          <text:deletion>
            <office:change-info>
              <dc:creator>Julia Ringo</dc:creator>
              <dc:date>2023-10-21T14:57:00</dc:date>
            </office:change-info>
            <text:p text:style-name="First_20_Paragraph"><text:span text:style-name="T2">‘</text:span></text:p>
          </text:deletion>
        </text:changed-region>
        <text:changed-region xml:id="ct94409107622192" text:id="ct94409107622192">
          <text:insertion>
            <office:change-info>
              <dc:creator>Julia Ringo</dc:creator>
              <dc:date>2023-10-21T14:57:00</dc:date>
            </office:change-info>
          </text:insertion>
        </text:changed-region>
        <text:changed-region xml:id="ct94409107623552" text:id="ct94409107623552">
          <text:deletion>
            <office:change-info>
              <dc:creator>Julia Ringo</dc:creator>
              <dc:date>2023-10-21T14:57:00</dc:date>
            </office:change-info>
            <text:p text:style-name="First_20_Paragraph"><text:span text:style-name="T2">’</text:span></text:p>
          </text:deletion>
        </text:changed-region>
        <text:changed-region xml:id="ct94409107624432" text:id="ct94409107624432">
          <text:insertion>
            <office:change-info>
              <dc:creator>Julia Ringo</dc:creator>
              <dc:date>2023-10-21T14:57:00</dc:date>
            </office:change-info>
          </text:insertion>
        </text:changed-region>
        <text:changed-region xml:id="ct94409107626272" text:id="ct94409107626272">
          <text:deletion>
            <office:change-info>
              <dc:creator>Julia Ringo</dc:creator>
              <dc:date>2023-10-21T14:57:00</dc:date>
            </office:change-info>
            <text:p text:style-name="First_20_Paragraph"><text:span text:style-name="T2"><text:s/>– </text:span></text:p>
          </text:deletion>
        </text:changed-region>
        <text:changed-region xml:id="ct94409107627392" text:id="ct94409107627392">
          <text:deletion>
            <office:change-info>
              <dc:creator>Julia Ringo</dc:creator>
              <dc:date>2023-10-21T14:58:00</dc:date>
            </office:change-info>
            <text:p text:style-name="First_20_Paragraph"><text:span text:style-name="T2">as </text:span></text:p>
          </text:deletion>
        </text:changed-region>
        <text:changed-region xml:id="ct94409107629200" text:id="ct94409107629200">
          <text:insertion>
            <office:change-info>
              <dc:creator>Julia Ringo</dc:creator>
              <dc:date>2023-10-21T14:58:00</dc:date>
            </office:change-info>
          </text:insertion>
        </text:changed-region>
        <text:changed-region xml:id="ct94409107634016" text:id="ct94409107634016">
          <text:insertion>
            <office:change-info>
              <dc:creator>Julia Ringo</dc:creator>
              <dc:date>2023-10-21T14:58:00</dc:date>
            </office:change-info>
          </text:insertion>
        </text:changed-region>
        <text:changed-region xml:id="ct94409107635056" text:id="ct94409107635056">
          <text:deletion>
            <office:change-info>
              <dc:creator>Julia Ringo</dc:creator>
              <dc:date>2023-10-21T14:58:00</dc:date>
            </office:change-info>
            <text:p text:style-name="Text_20_body"><text:span text:style-name="T2">‘</text:span></text:p>
          </text:deletion>
        </text:changed-region>
        <text:changed-region xml:id="ct94409107636272" text:id="ct94409107636272">
          <text:insertion>
            <office:change-info>
              <dc:creator>Julia Ringo</dc:creator>
              <dc:date>2023-10-21T14:58:00</dc:date>
            </office:change-info>
          </text:insertion>
        </text:changed-region>
        <text:changed-region xml:id="ct94409107638112" text:id="ct94409107638112">
          <text:deletion>
            <office:change-info>
              <dc:creator>Julia Ringo</dc:creator>
              <dc:date>2023-10-21T14:58:00</dc:date>
            </office:change-info>
            <text:p text:style-name="Text_20_body"><text:span text:style-name="T2">’</text:span></text:p>
          </text:deletion>
        </text:changed-region>
        <text:changed-region xml:id="ct94409104241424" text:id="ct94409104241424">
          <text:insertion>
            <office:change-info>
              <dc:creator>Julia Ringo</dc:creator>
              <dc:date>2023-10-21T14:58:00</dc:date>
            </office:change-info>
          </text:insertion>
        </text:changed-region>
        <text:changed-region xml:id="ct94409104234528" text:id="ct94409104234528">
          <text:insertion>
            <office:change-info>
              <dc:creator>Julia Ringo</dc:creator>
              <dc:date>2023-10-21T14:58:00</dc:date>
            </office:change-info>
          </text:insertion>
        </text:changed-region>
        <text:changed-region xml:id="ct94409104238640" text:id="ct94409104238640">
          <text:deletion>
            <office:change-info>
              <dc:creator>Julia Ringo</dc:creator>
              <dc:date>2023-10-21T14:58:00</dc:date>
            </office:change-info>
            <text:p text:style-name="Text_20_body"><text:span text:style-name="T2">money</text:span></text:p>
          </text:deletion>
        </text:changed-region>
        <text:changed-region xml:id="ct94409107639680" text:id="ct94409107639680">
          <text:insertion>
            <office:change-info>
              <dc:creator>Julia Ringo</dc:creator>
              <dc:date>2023-10-21T14:58:00</dc:date>
            </office:change-info>
          </text:insertion>
        </text:changed-region>
        <text:changed-region xml:id="ct94409107674416" text:id="ct94409107674416">
          <text:insertion>
            <office:change-info>
              <dc:creator>Julia Ringo</dc:creator>
              <dc:date>2023-10-21T14:59:00</dc:date>
            </office:change-info>
          </text:insertion>
        </text:changed-region>
        <text:changed-region xml:id="ct94409107683056" text:id="ct94409107683056">
          <text:insertion>
            <office:change-info>
              <dc:creator>Julia Ringo</dc:creator>
              <dc:date>2023-10-21T14:59:00</dc:date>
            </office:change-info>
          </text:insertion>
        </text:changed-region>
        <text:changed-region xml:id="ct94409107687744" text:id="ct94409107687744">
          <text:deletion>
            <office:change-info>
              <dc:creator>Julia Ringo</dc:creator>
              <dc:date>2023-10-05T13:15:00</dc:date>
            </office:change-info>
            <text:p text:style-name="Text_20_body"><text:span text:style-name="T2"><text:s/>— </text:span></text:p>
          </text:deletion>
        </text:changed-region>
        <text:changed-region xml:id="ct94409107707456" text:id="ct94409107707456">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4">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4">What comes after this phrase makes it clear that the first push of a needle is </text:span><text:span text:style-name="T6">not </text:span><text:span text:style-name="T4">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4">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4">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4">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4">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4">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4">“</text:span><text:span text:style-name="T4">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4">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4">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Text_20_body"><text:span text:style-name="T1">Percy climbed back up the stairs to the third deck, moving towards the control room. As she passed Hemi at the sonar station, she told him she wanted to blow the tanks. He nodded, as if he had been expecting this. “What about the sub following us?” he asked.</text:span></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Text_20_body"><text:span text:style-name="T1">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span></text:p>
      <text:p text:style-name="Text_20_body"><text:span text:style-name="T1">Four of the thickest pipes led from the high-pressure air tanks to the main ballast tanks. These had large valves set in-line that could be opened or closed by turning a heavy hexagonal nut with a large wrench.</text:span></text:p>
      <text:p text:style-name="Text_20_body"><text:span text:style-name="T1">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span></text:p>
      <text:p text:style-name="Text_20_body"><text:span text:style-name="T1">“I am ready to blow the tanks,” he said with some emphasis, aiming this statement up to the control room hatch forward and above him. “At your service, Sylvia.”</text:span></text:p>
      <text:p text:style-name="Text_20_body"><text:span text:style-name="T1">There was a pause while Captain Percy worked with Gregory to get the trim tanks and control surfaces of the boat configured the particular way she wanted them for this hazardous maneuver. Then: “OK Hemi, open the ballast blow valves!”</text:span></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Text_20_body"><text:span text:style-name="T1">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span></text:p>
      <text:p text:style-name="Text_20_body"><text:span text:style-name="T1">“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spa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Text_20_body"><text:span text:style-name="T1">“The valve is wide open, Sylvia,” Hemi said, looking at the indicator etched on the nut to double-check his work. “The ramming must have pinched shut the high-pressure pipes to the forward ballast tanks.”</text:span></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Text_20_body"><text:span text:style-name="T1">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span></text:p>
      <text:p text:style-name="P8">“The fuel oil ballast?” Percy asked Hemi. Though he could mean nothing else.</text:p>
      <text:p text:style-name="Text_20_body"><text:span text:style-name="T1">“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span></text:p>
      <text:p text:style-name="Text_20_body"><text:span text:style-name="T1">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span></text:p>
      <text:p text:style-name="Text_20_body"><text:span text:style-name="T1">“OK, Hemi. Come up here. Keep her under control. I’ll blow the fuel ballast myself.”</text:span></text:p>
      <text:p text:style-name="Text_20_body"><text:span text:style-name="T1">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span></text:p>
      <text:p text:style-name="Text_20_body"><text:span text:style-name="T1">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span></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Text_20_body"><text:span text:style-name="T1">The nut slowly turned as she bore down all her weight on the end of the extended lever. One-quarter turn to the stop at the open position.</text:span></text:p>
      <text:p text:style-name="Text_20_body"><text:span text:style-name="T1">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span></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Text_20_body"><text:span text:style-name="T1">“Now… now are we rising?” Percy asked after a few minutes. But she was looking at the same gauges as everyone else. She could read them as well as anyone else.</text:span></text:p>
      <text:p text:style-name="Text_20_body"><text:span text:style-name="T1">“We’re… holding,” Gregory reported tentatively.</text:span></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Text_20_body"><text:span text:style-name="T1">Hemi gave his pragmatic analysis: “The fuel ballast tanks are just not big enough to overcome half our forward main ballast being flooded.”</text:span></text:p>
      <text:p text:style-name="Text_20_body"><text:span text:style-name="T1">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span></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Text_20_body"><text:span text:style-name="T1">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span></text:p>
      <text:p text:style-name="Text_20_body"><text:span text:style-name="T1">“Her words exactly, huh?”</text:span></text:p>
      <text:p text:style-name="P8">“Under the dark part of the pit are the poison spikes,” said Gregory.</text:p>
      <text:p text:style-name="Text_20_body"><text:span text:style-name="T1">Owen looked at Gregory with a specific question on his face, but asked a different one. “Can’t we surface, Captain?”</text:span></text:p>
      <text:p text:style-name="P8">“Go back and help Chips. Do anything she asks of you. Get the cargo hold patched and the flooding stopped.”</text:p>
      <text:p text:style-name="P8">“Alrighty.” Owen’s head disappeared back down below.</text:p>
      <text:p text:style-name="P8"> </text:p>
      <text:p text:style-name="Text_20_body"><text:span text:style-name="T1">Captain Percy was running out of ideas. It was easy to make the decision to get to the surface at any cost while there still remained some levers to pull and options to choose between. But now </text:span><text:change-start text:change-id="ct94409104790880"/><text:span text:style-name="T1">there was </text:span><text:change-end text:change-id="ct94409104790880"/><text:span text:style-name="T1">nothing </text:span><text:change text:change-id="ct94409104791120"/><text:span text:style-name="T1">she could think of that could move them upward</text:span><text:change text:change-id="ct94409104791360"/><text:span text:style-name="T1">.</text:span></text:p>
      <text:p text:style-name="Text_20_body"><text:span text:style-name="T1">She cleared her mind. The surface was less than </text:span><text:change text:change-id="ct94409104792784"/><text:change-start text:change-id="ct94409104793024"/><text:span text:style-name="T1">a hundred </text:span><text:change-end text:change-id="ct94409104793024"/><text:span text:style-name="T1">meters away</text:span><text:change text:change-id="ct94409104793264"/><text:change-start text:change-id="ct94409104793504"/><text:span text:style-name="T1">—</text:span><text:change-end text:change-id="ct94409104793504"/><text:span text:style-name="T1">there were people who could throw a ball that distance. The surface was not her natural environment</text:span><text:change-start text:change-id="ct94409104793744"/><text:span text:style-name="T1">,</text:span><text:change-end text:change-id="ct94409104793744"/><text:span text:style-name="T1"> anyway. Up there was war, borderlines, treaties, enforcers</text:span><text:change-start text:change-id="ct94409104795360"/><text:span text:style-name="T1">,</text:span><text:change-end text:change-id="ct94409104795360"/><text:span text:style-name="T1"> and Authorities. Up there was conflict, nations, and bureaucracy. Under the dark water was where she belonged. Where she could steer her boat in whatever direction she chose, free to go where she liked, when she liked. This was a virtue of being able to move along the Z axis</text:span><text:change text:change-id="ct94409104796880"/><text:change-start text:change-id="ct94409104797872"/><text:span text:style-name="T1">—</text:span><text:change-end text:change-id="ct94409104797872"/><text:span text:style-name="T1">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Text_20_body"><text:span text:style-name="T1">“</text:span><text:change text:change-id="ct94409104798112"/><text:change-start text:change-id="ct94409104803200"/><text:span text:style-name="T1">One thousand </text:span><text:change-end text:change-id="ct94409104803200"/><text:span text:style-name="T1">meters, give or take. Essentially bottomless.”</text:span></text:p>
      <text:p text:style-name="P8">“Hmm.” She slipped down the ladder from the control room and stepped forward to the navigation table located just behind the sonar operator’s station.</text:p>
      <text:p text:style-name="Text_20_body"><text:span text:style-name="T1">The navigation station sat on top of a stack of flat files </text:span><text:change text:change-id="ct94409104804720"/><text:change-start text:change-id="ct94409104804960"/><text:span text:style-name="T1">containing</text:span><text:change-end text:change-id="ct94409104804960"/><text:change text:change-id="ct94409104805200"/><text:span text:style-name="T1"> charts that were not of immediate use. Behind the flat files, rolls of </text:span><text:change-start text:change-id="ct94409104806096"/><text:span text:style-name="T1">more commonly-used </text:span><text:change-end text:change-id="ct94409104806096"/><text:span text:style-name="T1">charts </text:span><text:change text:change-id="ct94409104806336"/><text:span text:style-name="T1">were stacked between upright stakes. </text:span><text:change text:change-id="ct94409104806576"/><text:change-start text:change-id="ct94409104806816"/><text:span text:style-name="T1">With </text:span><text:change-end text:change-id="ct94409104806816"/><text:span text:style-name="T1">the white lights on, the charts showed their age, yellowed and flaking at the edges.</text:span></text:p>
      <text:p text:style-name="Text_20_body"><text:span text:style-name="T1">Hemi had </text:span><text:change-start text:change-id="ct94409104807344"/><text:span text:style-name="T1">marked </text:span><text:change-end text:change-id="ct94409104807344"/><text:span text:style-name="T1">the </text:span><text:span text:style-name="T2">Prospect’s</text:span><text:span text:style-name="T1"> current position </text:span><text:change text:change-id="ct94409104807584"/><text:span text:style-name="T1">on a glass sheet laying over the chart that showed the region of the ocean they were moving through. The black smudges </text:span><text:change-start text:change-id="ct94409104807824"/><text:span text:style-name="T1">of grease pencil </text:span><text:change-end text:change-id="ct94409104807824"/><text:span text:style-name="T1">trailed up away from the shoreline they had left days before. They were in the middle of the ocean. It was a wasteland, far from any continental shelf or island that they could make it to on battery power alone, while slowly sinking.</text:span></text:p>
      <text:p text:style-name="Text_20_body"><text:span text:style-name="T1">She pulled down a magnifier that hung from the ceiling by a retractable line. She looked closely at the grease markings on the chart, and the depth markings around them. “Hemi</text:span><text:change text:change-id="ct94409104808704"/><text:change-start text:change-id="ct94409104809328"/><text:span text:style-name="T1"> . . . </text:span><text:change-end text:change-id="ct94409104809328"/><text:span text:style-name="T1"><text:s/>come down here.”</text:span></text:p>
      <text:p text:style-name="Text_20_body"><text:span text:style-name="T1">Hemi’s bulk eased down the ladder from the control room</text:span><text:change text:change-id="ct94409104810208"/><text:span text:style-name="T1">. She pointed to a spot on the chart. “Figure out how to get us here</text:span><text:change text:change-id="ct94409104810448"/><text:change-start text:change-id="ct94409104810688"/><text:span text:style-name="T1">—</text:span><text:change-end text:change-id="ct94409104810688"/><text:span text:style-name="T1">assuming we can hold the boat over the pit and squeeze every last watt from our batteries.”</text:span></text:p>
      <text:p text:style-name="Text_20_body"><text:span text:style-name="T1">Hemi peered through the magnifier at the chart, then pulled his slide rule from his pocket. He made some adjustments and </text:span><text:change text:change-id="ct94409104810928"/><text:span text:style-name="T1">marks with the grease pencil on the glass. He touched his fingertips with the point of the pencil while muttering some numbers out loud. “It is too close to call, mathematically. I can</text:span><text:change text:change-id="ct94409104811808"/><text:span text:style-name="T1">not say if it is possible.”</text:span></text:p>
      <text:p text:style-name="P8">“If we can’t do it, it’s a fucking long way to the bottom.”</text:p>
      <text:p text:style-name="Text_20_body"><text:span text:style-name="T1">“If I spend some time tracking our exact depth, speed, battery status, and most importantly how quickly we are gaining depth, then I can get a sense of our rate of, um</text:span><text:change text:change-id="ct94409104813328"/><text:change-start text:change-id="ct94409104813568"/><text:span text:style-name="T1"> . . . </text:span><text:change-end text:change-id="ct94409104813568"/><text:change text:change-id="ct94409104813808"/><text:span text:style-name="T1">decline. I would then be better able to tell you what our chances are. I need a short span of time to do that.”</text:span></text:p>
      <text:p text:style-name="Text_20_body"><text:span text:style-name="T1">“No chance</text:span><text:change-start text:change-id="ct94409104814688"/><text:span text:style-name="T1">,</text:span><text:change-end text:change-id="ct94409104814688"/><text:change text:change-id="ct94409104814928"/><text:span text:style-name="T1"> Hemi. I just want you to figure out how to make those numbers add up so we can find the bottom with the boat intact, and not a mile under water.” She ascended to the control room.</text:span></text:p>
      <text:p text:style-name="P8"> </text:p>
      <text:p text:style-name="P8">Captain Percy gave Bastian and Gregory a new heading, and Bastian brought the sub limping around to it by gingerly applying some rudder.</text:p>
      <text:p text:style-name="Text_20_body"><text:span text:style-name="T1">“You guys have to do everything you can to keep us up,” she told the two men at the controls</text:span><text:change-start text:change-id="ct94409104817088"/><text:span text:style-name="T1">.</text:span><text:change-end text:change-id="ct94409104817088"/><text:change text:change-id="ct94409104817328"/><text:span text:style-name="T1"> “</text:span><text:change-start text:change-id="ct94409104817568"/><text:span text:style-name="T1">L</text:span><text:change-end text:change-id="ct94409104817568"/><text:change text:change-id="ct94409104817808"/><text:span text:style-name="T1">ike gliding an airplane with a stalled engine. And I want to creep out of here. If we go too fast those fuckers above will hear us and know we are still moving. If we are slow and silent, they might just assume we disappeared down into the hole. Give us three knots forward speed</text:span><text:change-start text:change-id="ct94409104818640"/><text:span text:style-name="T1">,</text:span><text:change-end text:change-id="ct94409104818640"/><text:span text:style-name="T1"> Bastian.”</text:span></text:p>
      <text:p text:style-name="Text_20_body"><text:span text:style-name="T1">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text:span><text:change-start text:change-id="ct94409104819520"/><text:span text:style-name="T1">,</text:span><text:change-end text:change-id="ct94409104819520"/><text:change text:change-id="ct94409104819760"/><text:span text:style-name="T1"> put it to his lips</text:span><text:change-start text:change-id="ct94409104820688"/><text:span text:style-name="T1">,</text:span><text:change-end text:change-id="ct94409104820688"/><text:span text:style-name="T1"> and lit it.</text:span></text:p>
      <text:p text:style-name="P8">“Hey Gregory, you ever think about what the fuck it must be like when a submarine goes down?”</text:p>
      <text:p text:style-name="P8">Gregory glanced at Bastian quickly, but returned his eyes to the controls.</text:p>
      <text:p text:style-name="Text_20_body"><text:span text:style-name="T1">“Seriously,” Bastian continued in his droning quiet voice. “Fuck. The worst thing about submarining is if something goes wrong, it usually isn’t a fast death. Like, in an airplane, something goes wrong, you’re gonna splat against a fucking mountain in a matter of minutes</text:span><text:change text:change-id="ct94409104821568"/><text:change-start text:change-id="ct94409104823696"/><text:span text:style-name="T1">—</text:span><text:change-end text:change-id="ct94409104823696"/><text:span text:style-name="T1">that’s if you don’t get blown to pieces at 30,000 feet in the first place. Or on a surface ship, if the thing capsizes, you’ll drown in minutes. But on a sub, you usually know your fate long before it comes for you.”</text:span></text:p>
      <text:p text:style-name="Text_20_body"><text:span text:style-name="T1">“Shut the fuck up</text:span><text:change-start text:change-id="ct94409104825040"/><text:span text:style-name="T1">,</text:span><text:change-end text:change-id="ct94409104825040"/><text:span text:style-name="T1"> Bastian.”</text:span></text:p>
      <text:p text:style-name="Text_20_body"><text:span text:style-name="T1">“It’s important to be ready for this stuff</text:span><text:change-start text:change-id="ct94409104825920"/><text:span text:style-name="T1">,</text:span><text:change-end text:change-id="ct94409104825920"/><text:span text:style-name="T1">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text:span><text:change text:change-id="ct94409104826160"/><text:span text:style-name="T1"> at least the fate of the </text:span><text:span text:style-name="T2">Prospect</text:span><text:span text:style-name="T1">. But at some point</text:span><text:change text:change-id="ct94409104827152"/><text:change-start text:change-id="ct94409104828144"/><text:span text:style-name="T1">—</text:span><text:change-end text:change-id="ct94409104828144"/><text:span text:style-name="T1">maybe not so far off</text:span><text:change text:change-id="ct94409104829232"/><text:change-start text:change-id="ct94409104831296"/><text:span text:style-name="T1">—</text:span><text:change-end text:change-id="ct94409104831296"/><text:span text:style-name="T1">the fate written on those dials might include our end.” Bastian tapped a long finger on the depth gauge. “The dials are where we’ll see it first. We will be looking at them, and the arrangement will slip, just a few ticks</text:span><text:change-start text:change-id="ct94409104831536"/><text:span text:style-name="T1">,</text:span><text:change-end text:change-id="ct94409104831536"/><text:span text:style-name="T1"> probably</text:span><text:change-start text:change-id="ct94409104834112"/><text:span text:style-name="T1">,</text:span><text:change-end text:change-id="ct94409104834112"/><text:span text:style-name="T1"> on just a few dials, but there it will be</text:span><text:change text:change-id="ct94409104833584"/><text:change-start text:change-id="ct94409104833824"/><text:span text:style-name="T1">—</text:span><text:change-end text:change-id="ct94409104833824"/><text:span text:style-name="T1">our damnation. And we’ll know, every last one of us, and there will probably be fucking shit-all we can do about it.”</text:span></text:p>
      <text:p text:style-name="Text_20_body"><text:span text:style-name="T1">“But your stupid fucking point is that it takes a long time on a sub</text:span><text:change text:change-id="ct94409104826560"/><text:change-start text:change-id="ct94409104835824"/><text:span text:style-name="T1"> . . .</text:span><text:change-end text:change-id="ct94409104835824"/><text:span text:style-name="T1">”</text:span></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text:span><text:change text:change-id="ct94409104839248"/><text:change-start text:change-id="ct94409104840016"/><text:span text:style-name="T1">—</text:span><text:change-end text:change-id="ct94409104840016"/><text:span text:style-name="T1">the groans of the hull, the creaking supports, the collapsing trim tanks</text:span><text:change text:change-id="ct94409104840256"/><text:change-start text:change-id="ct94409104840496"/><text:span text:style-name="T1"> . . . </text:span><text:change-end text:change-id="ct94409104840496"/><text:change text:change-id="ct94409104840736"/><text:span text:style-name="T1">I like to think the final failure, the big one that sends the wall of water through the boat that comes so fast it smashes your skull against some rusty bit of steel and finally ends it for you</text:span><text:change text:change-id="ct94409104827728"/><text:change-start text:change-id="ct94409104841392"/><text:span text:style-name="T1">—</text:span><text:change-end text:change-id="ct94409104841392"/><text:span text:style-name="T1">that last failure</text:span><text:change-start text:change-id="ct94409104842912"/><text:span text:style-name="T1">,</text:span><text:change-end text:change-id="ct94409104842912"/><text:change text:change-id="ct94409104843152"/><text:span text:style-name="T1"> I like to think it will be silent. I like the idea that the last thing we will hear is rushing water. Somehow that’s a fucking comfort to me.”</text:span></text:p>
      <text:p text:style-name="Text_20_body"><text:span text:style-name="T1">“You are a motherfucker</text:span><text:change-start text:change-id="ct94409104841792"/><text:span text:style-name="T1">,</text:span><text:change-end text:change-id="ct94409104841792"/><text:span text:style-name="T1"> Bastian.”</text:span></text:p>
      <text:p text:style-name="Text_20_body"><text:span text:style-name="T1">“This is </text:span><text:span text:style-name="T2">your</text:span><text:span text:style-name="T1"> lifestyle too</text:span><text:change-start text:change-id="ct94409104842672"/><text:span text:style-name="T1">,</text:span><text:change-end text:change-id="ct94409104842672"/><text:span text:style-name="T1">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text:span><text:change text:change-id="ct94409104845424"/><text:change-start text:change-id="ct94409104845664"/><text:span text:style-name="T1">—</text:span><text:change-end text:change-id="ct94409104845664"/><text:span text:style-name="T1">sure</text:span><text:change-start text:change-id="ct94409104845904"/><text:span text:style-name="T1">,</text:span><text:change-end text:change-id="ct94409104845904"/><text:span text:style-name="T1"> the boat might get too deep, we might lose control of it, might sink to the bottom mostly filled with water</text:span><text:change text:change-id="ct94409104846144"/><text:change-start text:change-id="ct94409104846384"/><text:span text:style-name="T1"> . . .</text:span><text:change-end text:change-id="ct94409104846384"/><text:span text:style-name="T1"> But you might also get lucky</text:span><text:change text:change-id="ct94409104846624"/><text:change-start text:change-id="ct94409104846864"/><text:span text:style-name="T1">—</text:span><text:change-end text:change-id="ct94409104846864"/><text:span text:style-name="T1">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Text_20_body"><text:span text:style-name="T1">“Damn you</text:span><text:change-start text:change-id="ct94409104848864"/><text:span text:style-name="T1">,</text:span><text:change-end text:change-id="ct94409104848864"/><text:span text:style-name="T1"> Bastian! Shut the fuck up!”</text:span></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Text_20_body"><text:span text:style-name="T1">“OK,” Percy said to herself</text:span><text:change-start text:change-id="ct94409104725104"/><text:span text:style-name="T1">.</text:span><text:change-end text:change-id="ct94409104725104"/><text:change text:change-id="ct94409104827392"/><text:span text:style-name="T1"> “The only thing that matters right now</text:span><text:change-start text:change-id="ct94409104833184"/><text:span text:style-name="T1"> is</text:span><text:change-end text:change-id="ct94409104833184"/><text:span text:style-name="T1">: how fast are we sinking?”</text:span></text:p>
      <text:p text:style-name="Text_20_body"><text:span text:style-name="T1">Figuring this out required nothing more than reading their fate from the wall of dials and gauges in front of them, with their spindly little black fingers all creeping slowly one way or another</text:span><text:change-start text:change-id="ct94409104855200"/><text:span text:style-name="T1">,</text:span><text:change-end text:change-id="ct94409104855200"/><text:span text:style-name="T1"> depending on what each </text:span><text:change text:change-id="ct94409104855440"/><text:span text:style-name="T1">was tasked with monitoring. The individual parts the dials had to play all came together in a symphony that marked time toward</text:span><text:change text:change-id="ct94409104855680"/><text:span text:style-name="T1"> some unknown end. It could be their doom, as Bastian had been saying, but Percy preferred to leave the end result as an unknown. She just needed to know the </text:span><text:span text:style-name="T2">rate</text:span><text:span text:style-name="T1"> </text:span><text:change-start text:change-id="ct94409104856976"/><text:span text:style-name="T1">at which </text:span><text:change-end text:change-id="ct94409104856976"/><text:span text:style-name="T1">they were headed toward</text:span><text:change text:change-id="ct94409104855920"/><text:span text:style-name="T1"> </text:span><text:change text:change-id="ct94409104856160"/><text:change-start text:change-id="ct94409104856400"/><text:span text:style-name="T1">it</text:span><text:change-end text:change-id="ct94409104856400"/><text:span text:style-name="T1">.</text:span></text:p>
      <text:p text:style-name="Text_20_body"><text:span text:style-name="T1">Each gauge represented a variable in the equation that controlled whether they lived or died: speed, battery charge, battery drain rate, the status of the trim tanks, course, rudder, ship angle, dive plane angle</text:span><text:change text:change-id="ct94409104858688"/><text:change-start text:change-id="ct94409104858928"/><text:span text:style-name="T1"> . . . </text:span><text:change-end text:change-id="ct94409104858928"/><text:change text:change-id="ct94409104859168"/><text:span text:style-name="T1">Every metric mattered, but as in every equation, some variables weighed more than others. The two that mattered most to Captain Percy were the depth-of-ship gauge</text:span><text:change text:change-id="ct94409104859760"/><text:change-start text:change-id="ct94409104860000"/><text:span text:style-name="T1">—</text:span><text:change-end text:change-id="ct94409104860000"/><text:span text:style-name="T1">which featured in most submarine maneuvers</text:span><text:change text:change-id="ct94409104861120"/><text:change-start text:change-id="ct94409104862240"/><text:span text:style-name="T1">—</text:span><text:change-end text:change-id="ct94409104862240"/><text:span text:style-name="T1">and the depth-under-keel, which </text:span><text:change text:change-id="ct94409104862480"/><text:change-start text:change-id="ct94409104862720"/><text:span text:style-name="T1">announced</text:span><text:change-end text:change-id="ct94409104862720"/><text:span text:style-name="T1"> </text:span><text:change text:change-id="ct94409104862960"/><text:change-start text:change-id="ct94409104863200"/><text:span text:style-name="T1">the distance</text:span><text:change-end text:change-id="ct94409104863200"/><text:span text:style-name="T1"> below</text:span><text:change-start text:change-id="ct94409104863440"/><text:span text:style-name="T1"> them to</text:span><text:change-end text:change-id="ct94409104863440"/><text:span text:style-name="T1"> the ocean bottom</text:span><text:change text:change-id="ct94409104863680"/><text:span text:style-name="T1">. It rarely factored into a submarine maneuver, at least in the deep ocean.</text:span></text:p>
      <text:p text:style-name="Text_20_body"><text:span text:style-name="T1">The depth of the boat was slowly, slowly increasing. Percy stared at the black line of the needle on the dial</text:span><text:change text:change-id="ct94409104865648"/><text:span text:style-name="T1"> and willed it to stay still. She was pretty sure Gregory and Bastian were doing the same. But it never stopped its shaky wavering, and it persistently made gains towards the deep end of the dial. It had already crept three quarters of the way around</text:span><text:change text:change-id="ct94409104865408"/><text:change-start text:change-id="ct94409104865888"/><text:span text:style-name="T1">—</text:span><text:change-end text:change-id="ct94409104865888"/><text:span text:style-name="T1">on a dial that was graduated in such a way that the far end, where its tiny steel bounding needle poked up, was theoretically </text:span><text:change text:change-id="ct94409104866128"/><text:change-start text:change-id="ct94409104866368"/><text:span text:style-name="T1">deeper than</text:span><text:change-end text:change-id="ct94409104866368"/><text:change text:change-id="ct94409104866608"/><text:span text:style-name="T1"> the boat could survive. If the needle ever tapped that pin, no one would be alive to see it happen.</text:spa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Text_20_body"><text:span text:style-name="T1">The even more critical gauge at the moment was that depth-under-keel gauge. </text:span><text:change text:change-id="ct94409104869344"/><text:change-start text:change-id="ct94409104869584"/><text:span text:style-name="T1">Its </text:span><text:change-end text:change-id="ct94409104869584"/><text:span text:style-name="T1">sonic instrumentation </text:span><text:change text:change-id="ct94409104772688"/><text:change-start text:change-id="ct94409104773088"/><text:span text:style-name="T1">was of limited</text:span><text:change-end text:change-id="ct94409104773088"/><text:span text:style-name="T1"> sensitivity. It could show the depth of the bottom far beyond what the submarine was capable of</text:span><text:change-start text:change-id="ct94409104773568"/><text:span text:style-name="T1"> measuring</text:span><text:change-end text:change-id="ct94409104773568"/><text:span text:style-name="T1">, but nowhere near the actual depths of the deep ocean. </text:span><text:change text:change-id="ct94409104873936"/><text:change-start text:change-id="ct94409104874176"/><text:span text:style-name="T1">T</text:span><text:change-end text:change-id="ct94409104874176"/><text:span text:style-name="T1">he far end of that dial</text:span><text:change text:change-id="ct94409104874416"/><text:span text:style-name="T1"> was labeled </text:span><text:change text:change-id="ct94409104874656"/><text:change-start text:change-id="ct94409104874896"/><text:span text:style-name="T1">according to </text:span><text:change-end text:change-id="ct94409104874896"/><text:span text:style-name="T1">an ancient sailing tradition: “Bottomless.”</text:span></text:p>
      <text:p text:style-name="Text_20_body"><text:span text:style-name="T1">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text:span><text:change text:change-id="ct94409104875776"/><text:span text:style-name="T1"> and could never come back up. They each lived much of their submariner lives floating on delicate bubbles of gas over that dark hole</text:span><text:change-start text:change-id="ct94409104876304"/><text:span text:style-name="T1">, which</text:span><text:change-end text:change-id="ct94409104876304"/><text:span text:style-name="T1"> </text:span><text:change text:change-id="ct94409104876544"/><text:span text:style-name="T1">never ceased </text:span><text:change text:change-id="ct94409104876784"/><text:span text:style-name="T1">its efforts to suck them down. The needle of the depth-under-keel dial had been pegged at “Bottomless” for days now as they had been crossing deep ocean.</text:span></text:p>
      <text:p text:style-name="Text_20_body"><text:span text:style-name="T1">Hemi came up </text:span><text:change text:change-id="ct94409104878592"/><text:span text:style-name="T1">into the control room with a clipboard and a pencil</text:span><text:change text:change-id="ct94409104878832"/><text:span text:style-name="T1"> and leaned over the glowing red dials, raising the tiny lenses of his glasses with his fingers to bring them into sharper focus. He jotted readings </text:span><text:change text:change-id="ct94409104879424"/><text:span text:style-name="T1">onto his clipboard.</text:span></text:p>
      <text:p text:style-name="Text_20_body"><text:span text:style-name="T1">Captain Percy fished her hand around among the joists that supported the pressure hull wall, and found a rumpled pack of cigarillos. She shook one out and lit it. “Are we going to make it </text:span><text:change-start text:change-id="ct94409104879952"/><text:span text:style-name="T1">,</text:span><text:change-end text:change-id="ct94409104879952"/><text:span text:style-name="T1">Hemi?”</text:span></text:p>
      <text:p text:style-name="Text_20_body"><text:span text:style-name="T1">“It is razor work</text:span><text:change-start text:change-id="ct94409104880832"/><text:span text:style-name="T1">,</text:span><text:change-end text:change-id="ct94409104880832"/><text:span text:style-name="T1"> Sylvia. Numbers slide past numbers, and a decimal point worth of difference changes our fate. And </text:span><text:change-start text:change-id="ct94409104881072"/><text:span text:style-name="T1">even </text:span><text:change-end text:change-id="ct94409104881072"/><text:span text:style-name="T1">if the numbers </text:span><text:span text:style-name="T2">do</text:span><text:span text:style-name="T1"> work out in our favor, there is no way to say whether</text:span><text:change text:change-id="ct94409104881616"/><text:change-start text:change-id="ct94409104882272"/><text:span text:style-name="T1">—</text:span><text:change-end text:change-id="ct94409104882272"/><text:span text:style-name="T1">should your plan succeed initially</text:span><text:change text:change-id="ct94409104882512"/><text:change-start text:change-id="ct94409104882752"/><text:span text:style-name="T1">—</text:span><text:change-end text:change-id="ct94409104882752"/><text:span text:style-name="T1">it </text:span><text:change text:change-id="ct94409104883488"/><text:span text:style-name="T1">simply perpetrate</text:span><text:change-start text:change-id="ct94409104883728"/><text:span text:style-name="T1">s</text:span><text:change-end text:change-id="ct94409104883728"/><text:span text:style-name="T1"> the complete failure of the pressure hull and leave</text:span><text:change-start text:change-id="ct94409104883968"/><text:span text:style-name="T1">s</text:span><text:change-end text:change-id="ct94409104883968"/><text:span text:style-name="T1"> us permanently on the bottom regardless.”</text:span></text:p>
      <text:p text:style-name="Text_20_body"><text:span text:style-name="T1">Percy sucked slowly on her cigarillo as she parsed Hemi’s assessment. “What you are really saying is that even though it looks fucking hopeless</text:span><text:change-start text:change-id="ct94409104886240"/><text:span text:style-name="T1">,</text:span><text:change-end text:change-id="ct94409104886240"/><text:span text:style-name="T1"> there is still a goddamn chance.”</text:span></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Text_20_body"><text:span text:style-name="T1">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text:span><text:change text:change-id="ct94409104773328"/><text:change-start text:change-id="ct94409104888864"/><text:span text:style-name="T1">—</text:span><text:change-end text:change-id="ct94409104888864"/><text:span text:style-name="T1">which Percy almost subconsciously tracked in her head</text:span><text:change text:change-id="ct94409104889104"/><text:change-start text:change-id="ct94409104890320"/><text:span text:style-name="T1">—</text:span><text:change-end text:change-id="ct94409104890320"/><text:span text:style-name="T1">remained mired and hardly budged.</text:span></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Text_20_body"><text:span text:style-name="T1">For a moment she thought she saw the needle writhe, like the flash of a small bait fish seen catching the sun in a shallow pool of water. But </text:span><text:change text:change-id="ct94409104892480"/><text:change-start text:change-id="ct94409104892720"/><text:span text:style-name="T1">under </text:span><text:change-end text:change-id="ct94409104892720"/><text:span text:style-name="T1">more sharply focused eyes, the needle remained sitting comfortably on the “Bottomless” pin.</text:spa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text:span><text:change-start text:change-id="ct94409104892960"/><text:span text:style-name="T1">.</text:span><text:change-end text:change-id="ct94409104892960"/><text:change text:change-id="ct94409104897120"/><text:span text:style-name="T1"> “</text:span><text:change-start text:change-id="ct94409104897360"/><text:span text:style-name="T1">D</text:span><text:change-end text:change-id="ct94409104897360"/><text:change text:change-id="ct94409104897600"/><text:span text:style-name="T1">rive</text:span><text:change-start text:change-id="ct94409104897840"/><text:span text:style-name="T1">,</text:span><text:change-end text:change-id="ct94409104897840"/><text:span text:style-name="T1"> boys, drive.” The sea floor was moving towards them, but </text:span><text:change-start text:change-id="ct94409104898352"/><text:span text:style-name="T1">was </text:span><text:change-end text:change-id="ct94409104898352"/><text:span text:style-name="T1">still far, far below. So far below that if the boat went down now</text:span><text:change-start text:change-id="ct94409104898592"/><text:span text:style-name="T1">,</text:span><text:change-end text:change-id="ct94409104898592"/><text:span text:style-name="T1"> the </text:span><text:span text:style-name="T2">Prospect</text:span><text:span text:style-name="T1"> would be crushed into nothing but a greasy stain on that bottom. But </text:span><text:change text:change-id="ct94409104898832"/><text:span text:style-name="T1">at least </text:span><text:change-start text:change-id="ct94409104899072"/><text:span text:style-name="T1">now it was </text:span><text:change-end text:change-id="ct94409104899072"/><text:span text:style-name="T1">a measurable distance </text:span><text:change text:change-id="ct94409104899312"/><text:span text:style-name="T1">instead of the unknowable nothingness of the hole.</text:span></text:p>
      <text:p text:style-name="Text_20_body"><text:span text:style-name="T1">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text:span><text:change text:change-id="ct94409104900736"/><text:change-start text:change-id="ct94409104901584"/><text:span text:style-name="T1">—</text:span><text:change-end text:change-id="ct94409104901584"/><text:span text:style-name="T1">a sheer undersea mountain wall. The needle accelerated to show a shockingly quick lift in the sea floor, </text:span><text:change text:change-id="ct94409104901824"/><text:span text:style-name="T1">giv</text:span><text:change-start text:change-id="ct94409104902064"/><text:span text:style-name="T1">ing</text:span><text:change-end text:change-id="ct94409104902064"/><text:change text:change-id="ct94409104902304"/><text:span text:style-name="T1"> the impression they were about to smack into a mountainside</text:span><text:change text:change-id="ct94409104902544"/><text:change-start text:change-id="ct94409104902784"/><text:span text:style-name="T1">—</text:span><text:change-end text:change-id="ct94409104902784"/><text:span text:style-name="T1">from </text:span><text:change text:change-id="ct94409104903024"/><text:change-start text:change-id="ct94409104903264"/><text:span text:style-name="T1">which </text:span><text:change-end text:change-id="ct94409104903264"/><text:span text:style-name="T1">they would slide helplessly down into the dark pit. Instead, the depth gauge needle rolled hard to the left and then rose back to show they </text:span><text:change text:change-id="ct94409100134048"/><text:change-start text:change-id="ct94409104903504"/><text:span text:style-name="T1">were </text:span><text:change-end text:change-id="ct94409104903504"/><text:span text:style-name="T1">about ten meters </text:span><text:change text:change-id="ct94409104904544"/><text:change-start text:change-id="ct94409104905184"/><text:span text:style-name="T1">from </text:span><text:change-end text:change-id="ct94409104905184"/><text:span text:style-name="T1">the bottom. It remained hovering at that level.</text:span></text:p>
      <text:p text:style-name="Text_20_body"><text:span text:style-name="T1">“OK</text:span><text:change-start text:change-id="ct94409104907472"/><text:span text:style-name="T1">,</text:span><text:change-end text:change-id="ct94409104907472"/><text:span text:style-name="T1"> Gregory, now the stupid part: give me a gentle dive plane down angle,” Percy said quietly.</text:span></text:p>
      <text:p text:style-name="Text_20_body"><text:span text:style-name="T1">“You want to go </text:span><text:span text:style-name="T2">down</text:span><text:span text:style-name="T1">?”</text:span></text:p>
      <text:p text:style-name="Text_20_body"><text:span text:style-name="T1">“Down</text:span><text:change-start text:change-id="ct94409104907712"/><text:span text:style-name="T1">,</text:span><text:change-end text:change-id="ct94409104907712"/><text:span text:style-name="T1"> Gregory. Right now. Take us to the sea floor.”</text:span></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Text_20_body"><text:span text:style-name="T1">At the sound of the collision alarm Hemi came up through the hatch. His eyes passed over the gauges, taking in their situation. “Gently</text:span><text:change-start text:change-id="ct94409100380752"/><text:span text:style-name="T1">,</text:span><text:change-end text:change-id="ct94409100380752"/><text:span text:style-name="T1"> Gregory,” he almost whispered.</text:span></text:p>
      <text:p text:style-name="Text_20_body"><text:span text:style-name="T1">“Yes</text:span><text:change-start text:change-id="ct94409104912352"/><text:span text:style-name="T1">,</text:span><text:change-end text:change-id="ct94409104912352"/><text:span text:style-name="T1"> gently,” </text:span><text:change text:change-id="ct94409104912592"/><text:change-start text:change-id="ct94409104912832"/><text:span text:style-name="T1">added</text:span><text:change-end text:change-id="ct94409104912832"/><text:span text:style-name="T1"> Percy, “as gentle as you’ve ever been, like you’re laying down a fevered child. Bastian, disengage the motor. Let’s use only what’s left of our forward momentum, and let our leaking boat take us down in whatever way she wants to.”</text:span></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Text_20_body"><text:span text:style-name="T1">“Fuck me,” said Bastian</text:span><text:change-start text:change-id="ct94409104916480"/><text:span text:style-name="T1">. </text:span><text:change-end text:change-id="ct94409104916480"/><text:change text:change-id="ct94409104916720"/><text:span text:style-name="T1">“</text:span><text:change text:change-id="ct94409104916960"/><text:change-start text:change-id="ct94409104917200"/><text:span text:style-name="T1">Two hundred and forty-eight </text:span><text:change-end text:change-id="ct94409104917200"/><text:span text:style-name="T1">meters down, on the bottom. An undersea mountain. And we’ve landed on the top, like </text:span><text:change text:change-id="ct94409104917440"/><text:span text:style-name="T1">Noah crashing his ark into fucking Ararat.”</text:span></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Text_20_body"><text:span text:style-name="T1">“</text:span><text:change text:change-id="ct94409104921504"/><text:change-start text:change-id="ct94409104921744"/><text:span text:style-name="T1"> . . . </text:span><text:change-end text:change-id="ct94409104921744"/><text:span text:style-name="T1">Regardless of the amount of time we need to spend here, being bottomed has the added bonus of rendering us nearly undetectable to active sonar. If the sub that rammed us is still searching for us, we will blend in with the bottom. They will likely assume we sank,” observed Hemi.</text:span></text:p>
      <text:p text:style-name="Text_20_body"><text:span text:style-name="T1">“We </text:span><text:span text:style-name="T2">did</text:span><text:span text:style-name="T1"> fucking sink</text:span><text:change-start text:change-id="ct94409104923008"/><text:span text:style-name="T1">,</text:span><text:change-end text:change-id="ct94409104923008"/><text:span text:style-name="T1">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Text_20_body"><text:span text:style-name="T1">She found Chips waiting for her at the cargo hold bulkhead in the forward battery room on the bottom deck of the boat. Chips had a large wrench with her and as soon as Percy arrived she banged with it on the bulkhead. “Well</text:span><text:change-start text:change-id="ct94409104925520"/><text:span text:style-name="T1">,</text:span><text:change-end text:change-id="ct94409104925520"/><text:span text:style-name="T1"> Capt, it sounds fuckin’ hollow to me. Still air on the other side of the fuckin’ bulkhead at least.”</text:span></text:p>
      <text:p text:style-name="Text_20_body"><text:span text:style-name="T1">Percy cranked open the hatch</text:span><text:change-start text:change-id="ct94409104926400"/><text:span text:style-name="T1">,</text:span><text:change-end text:change-id="ct94409104926400"/><text:span text:style-name="T1"> </text:span><text:change text:change-id="ct94409104926640"/><text:span text:style-name="T1">the rust</text:span><text:change-start text:change-id="ct94409104926880"/><text:span text:style-name="T1">ed</text:span><text:change-end text:change-id="ct94409104926880"/><text:change text:change-id="ct94409104927120"/><text:span text:style-name="T1"> sealing wheel squeaking painfully in her ears. The lights were out in the cargo hold, so they were looking into blackness. But the air smelled damp and they could hear many drips echoing in the huge empty space.</text:span></text:p>
      <text:p text:style-name="Text_20_body"><text:span text:style-name="T1">Percy reached around and flipped on the lights. The white overheads glared. The steel grating of the floor led down a gentle slope and disappeared into an oily, black subterranean lake. A couple of empty wooden crates floated like lost </text:span><text:change-start text:change-id="ct94409104929024"/><text:span text:style-name="T1">V</text:span><text:change-end text:change-id="ct94409104929024"/><text:change text:change-id="ct94409104929264"/><text:span text:style-name="T1">iking craft</text:span><text:change text:change-id="ct94409104929504"/><text:span text:style-name="T1">, accompanied by a film of black frothing grease that wafted by in patches like bergs among the </text:span><text:change text:change-id="ct94409104929744"/><text:span text:style-name="T1">ships. Any sound Percy and Chips made echoed back and forth from hull to hull over the water.</text:span></text:p>
      <text:p text:style-name="P8">“That’s the fuckin’ raw material of nightmares,” said Chips.</text:p>
      <text:p text:style-name="Text_20_body"><text:span text:style-name="T1">“We probably did more damage to her when we pressed her bow into the sea floor</text:span><text:change text:change-id="ct94409104929984"/><text:change-start text:change-id="ct94409104931504"/><text:span text:style-name="T1">—</text:span><text:change-end text:change-id="ct94409104931504"/><text:span text:style-name="T1">like levering apart the bones of a carcass. We don’t have much time before this whole hold is flooded</text:span><text:change text:change-id="ct94409104931744"/><text:change-start text:change-id="ct94409104932368"/><text:span text:style-name="T1">—</text:span><text:change-end text:change-id="ct94409104932368"/><text:span text:style-name="T1">in which case we’ll never get off the fucking bottom. What do you need</text:span><text:change-start text:change-id="ct94409104933136"/><text:span text:style-name="T1">,</text:span><text:change-end text:change-id="ct94409104933136"/><text:span text:style-name="T1"> Chips?”</text:span></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Text_20_body"><text:span text:style-name="T1">Percy found Gregory and Bastian crawling into their bunks in crew quarters</text:span><text:change-start text:change-id="ct94409104937120"/><text:span text:style-name="T1">,</text:span><text:change-end text:change-id="ct94409104937120"/><text:span text:style-name="T1"> having been released from control duty by Hemi. Their eyes were slitted and bleary and there was no grace in their attempt to climb into their racks.</text:span></text:p>
      <text:p text:style-name="Text_20_body"><text:span text:style-name="T1">“Come</text:span><text:change-start text:change-id="ct94409104938000"/><text:span text:style-name="T1"> </text:span><text:change-end text:change-id="ct94409104938000"/><text:change text:change-id="ct94409104938240"/><text:span text:style-name="T1">on, you can’t fucking sleep yet. Get some coffee and then go find some portable bilge pumps. We need to get this boat pumped out, or you’ll never wake up from your little naps.”</text:span></text:p>
      <text:p text:style-name="Text_20_body"><text:span text:style-name="T1">She left them groaning and headed to the galley, thinking coffee sounded like a good idea. There was a metal cup sitting upside down in the drying rack, a blue tin cup</text:span><text:change text:change-id="ct94409104939120"/><text:span text:style-name="T1"> with the white flecks. The outside of it had been dipped in rubber for use on submarines. Even when well-washed, the cups always added a </text:span><text:change text:change-id="ct94409104939696"/><text:span text:style-name="T1">piquant </text:span><text:change-start text:change-id="ct94409104939936"/><text:span text:style-name="T1">taste </text:span><text:change-end text:change-id="ct94409104939936"/><text:span text:style-name="T1">of metal and oil to the coffee. The one in the dish rack was relatively clean, just retaining the usual semi-permanent brown ring stains.</text:span></text:p>
      <text:p text:style-name="Text_20_body"><text:span text:style-name="T1">The coffee in the pot had been on the warmer for hours. Maybe days. She poured it into her cup and added a couple </text:span><text:change text:change-id="ct94409104941104"/><text:span text:style-name="T1">scoops of sugar. The taste was foul, like what she always imagined “sweet crude” must taste like. Her taste buds rebelled, but the rest of her body knew better, and she felt an immediate wash of relief from the fatigue beginning to plague her.</text:span></text:p>
      <text:p text:style-name="Text_20_body"><text:span text:style-name="T1">Their situation was dire, but she was feeling better. If being flooded and bottomed had been the worst thing </text:span><text:change text:change-id="ct94409104942480"/><text:change-start text:change-id="ct94409104942240"/><text:span text:style-name="T1">to </text:span><text:change-end text:change-id="ct94409104942240"/><text:span text:style-name="T1">happen</text:span><text:change text:change-id="ct94409104942720"/><text:span text:style-name="T1"> today, she would have been upset. But somehow their relative safety right now compared to where they had been an hour before</text:span><text:change text:change-id="ct94409104942960"/><text:change-start text:change-id="ct94409104943712"/><text:span text:style-name="T1">—</text:span><text:change-end text:change-id="ct94409104943712"/><text:span text:style-name="T1">when they were slowly sinking over a bottomless hole</text:span><text:change text:change-id="ct94409104943952"/><text:change-start text:change-id="ct94409104944192"/><text:span text:style-name="T1">—</text:span><text:change-end text:change-id="ct94409104944192"/><text:span text:style-name="T1">made Percy feel surprisingly relaxed. Relaxed enough to enjoy a cup of burnt coffee</text:span><text:change-start text:change-id="ct94409104944432"/><text:span text:style-name="T1">,</text:span><text:change-end text:change-id="ct94409104944432"/><text:span text:style-name="T1"> at least.</text:span></text:p>
      <text:p text:style-name="P8">Percy found another relatively clean tin cup behind the rails of the dish cabinet and filled it with coffee. She brought it to Hemi at the navigation station.</text:p>
      <text:p text:style-name="Text_20_body"><text:span text:style-name="T1">Hemi took the cup and held it to his lips</text:span><text:change-start text:change-id="ct94409104945952"/><text:span text:style-name="T1">,</text:span><text:change-end text:change-id="ct94409104945952"/><text:span text:style-name="T1"> blowing the acid smell off the surface. His glasses steamed up. “Does Chips have a handle on the leak?”</text:span></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Text_20_body"><text:span text:style-name="T1">“Still</text:span><text:change-start text:change-id="ct94409104949632"/><text:span text:style-name="T1">, I</text:span><text:change-end text:change-id="ct94409104949632"/><text:span text:style-name="T1">’d rather be nowhere on the surface than sunk on the bottom of somewhere</text:span><text:change text:change-id="ct94409104949872"/><text:change-start text:change-id="ct94409104950112"/><text:span text:style-name="T1">—</text:span><text:change-end text:change-id="ct94409104950112"/><text:span text:style-name="T1">in this case that ‘somewhere’ being a fucking rarely-charted and never-visited undersea mountain.”</text:span></text:p>
      <text:p text:style-name="Text_20_body"><text:span text:style-name="T1">“We are in a situation where we need to overcome a whole series of challenges, each in </text:span><text:change text:change-id="ct94409104950992"/><text:span text:style-name="T1">order. I am just trying to get ahead of the problem.”</text:span></text:p>
      <text:p text:style-name="Text_20_body"><text:span text:style-name="T1">“OK</text:span><text:change-start text:change-id="ct94409104951872"/><text:span text:style-name="T1">,</text:span><text:change-end text:change-id="ct94409104951872"/><text:span text:style-name="T1"> Hemi, you do the thinking ahead. You let me know if I’m not considering something that impacts our future surviva</text:span><text:change-start text:change-id="ct94409104952400"/><text:span text:style-name="T1">l</text:span><text:change-end text:change-id="ct94409104952400"/><text:change text:change-id="ct94409104952640"/><text:span text:style-name="T1">. Otherwise, I need to focus on surviving our situation right now. And that currently means getting some of this foul black water out of my boat. Right?”</text:span></text:p>
      <text:p text:style-name="P8">Hemi nodded.</text:p>
      <text:p text:style-name="Text_20_body"><text:span text:style-name="T1">“OK. Back to the cargo hold I go</text:span><text:change-start text:change-id="ct94409104954208"/><text:span text:style-name="T1">,</text:span><text:change-end text:change-id="ct94409104954208"/><text:span text:style-name="T1"> then.”</text:span></text:p>
      <text:p text:style-name="P8"> </text:p>
      <text:p text:style-name="Text_20_body"><text:span text:style-name="T1">In the cargo hold, Bastian and Gregory were laying out the heavy cloth-covered hoses down the center of the space and hooking them up to portable electric bilge pumps the size of small refrigerators. Multiple black hoses and thick electrical cables snaked across the floor grating</text:span><text:change-start text:change-id="ct94409104956320"/><text:span text:style-name="T1">,</text:span><text:change-end text:change-id="ct94409104956320"/><text:span text:style-name="T1"> making navigating the space treacherous.</text:span></text:p>
      <text:p text:style-name="Text_20_body"><text:span text:style-name="T1">Owen had his own electric pump</text:span><text:change text:change-id="ct94409104957200"/><text:change-start text:change-id="ct94409104957440"/><text:span text:style-name="T1">—</text:span><text:change-end text:change-id="ct94409104957440"/><text:span text:style-name="T1">a smaller one that pumped air</text:span><text:change text:change-id="ct94409104957680"/><text:change-start text:change-id="ct94409104957920"/><text:span text:style-name="T1">—</text:span><text:change-end text:change-id="ct94409104957920"/><text:span text:style-name="T1">down at the edge of the black lake, and he was feeding an air hose to Chips</text:span><text:change-start text:change-id="ct94409104959344"/><text:span text:style-name="T1">,</text:span><text:change-end text:change-id="ct94409104959344"/><text:span text:style-name="T1">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span></text:p>
      <text:p text:style-name="Text_20_body"><text:span text:style-name="T1">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text:span><text:change text:change-id="ct94409102947184"/><text:change-start text:change-id="ct94409101506096"/><text:span text:style-name="T1">—</text:span><text:change-end text:change-id="ct94409101506096"/><text:span text:style-name="T1">fuck it</text:span><text:change text:change-id="ct94409104962688"/><text:change-start text:change-id="ct94409104962928"/><text:span text:style-name="T1">—</text:span><text:change-end text:change-id="ct94409104962928"/><text:span text:style-name="T1">another brace too.”</text:span></text:p>
      <text:p text:style-name="Text_20_body"><text:span text:style-name="T1">“Alright!” called the kid from the shore</text:span><text:change-start text:change-id="ct94409104964528"/><text:span text:style-name="T1">,</text:span><text:change-end text:change-id="ct94409104964528"/><text:span text:style-name="T1"> where the water lapped at the toes of his boots. Owen was wearing the same greasy-slick rubber waders Chips had had on earlier. He selected some metal bits from a pile of scraps on the grating next to the welding rig and waded into the cloying bilge to hand them to Chips.</text:span></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text:span><text:change text:change-id="ct94409104965408"/><text:span text:style-name="T1">healthy. </text:span><office:annotation office:name="__Annotation__2005_2956951863" loext:resolved="false"><dc:creator>Julia Ringo</dc:creator><dc:date>2023-10-10T12:55:00</dc:date><meta:creator-initials>JR</meta:creator-initials><text:p><text:span text:style-name="T4">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Text_20_body"><text:span text:style-name="T1">She sipped her coffee and watched Chips dive again with the steel plates in one hand. More blue light from under the water. Percy had </text:span><text:change text:change-id="ct94409104965648"/><text:change-start text:change-id="ct94409104975536"/><text:span text:style-name="T1">the </text:span><text:change-end text:change-id="ct94409104975536"/><text:span text:style-name="T1">idea to </text:span><text:change text:change-id="ct94409102857712"/><text:span text:style-name="T1">track down a meter stick and prop it in the water, so they could all see when the water started to lower. But then </text:span><text:change-start text:change-id="ct94409104587920"/><text:span text:style-name="T1">she </text:span><text:change-end text:change-id="ct94409104587920"/><text:span text:style-name="T1">thought better of it, considering the strong possibility of the water quickly rising over the top of the stick.</text:span></text:p>
      <text:p text:style-name="Text_20_body"><text:span text:style-name="T1">Instead</text:span><text:change-start text:change-id="ct94409099439440"/><text:span text:style-name="T1">,</text:span><text:change-end text:change-id="ct94409099439440"/><text:span text:style-name="T1"> she helped Gregory and Bastian get the bilge hoses connected to the trim tanks and </text:span><text:change-start text:change-id="ct94409104592048"/><text:span text:style-name="T1">s</text:span><text:change-end text:change-id="ct94409104592048"/><text:change text:change-id="ct94409104592688"/><text:change-start text:change-id="ct94409104593328"/><text:span text:style-name="T1">e</text:span><text:change-end text:change-id="ct94409104593328"/><text:change text:change-id="ct94409104587280"/><text:span text:style-name="T1">t them cranking. The hoses inflated with the pressure of the water running up the gentle grade from the pumps. She could hear it sloshing into the empty trim tanks, and the sound of it echoed between the hull walls.</text:span></text:p>
      <text:p text:style-name="P8"> </text:p>
      <text:p text:style-name="Text_20_body"><text:span text:style-name="T1">The next time Chips </text:span><text:change text:change-id="ct94409104570016"/><text:change-start text:change-id="ct94409104319984"/><text:span text:style-name="T1">came up</text:span><text:change-end text:change-id="ct94409104319984"/><text:span text:style-name="T1"> to find </text:span><text:change text:change-id="ct94409104568560"/><text:change-start text:change-id="ct94409104608064"/><text:span text:style-name="T1">the</text:span><text:change-end text:change-id="ct94409104608064"/><text:span text:style-name="T1"> patch piece she wanted from the scrap pile, Percy took the diving mask from her and waded into the water to inspect the damage personally. The water was the freezing </text:span><text:change text:change-id="ct94409104606176"/><text:span text:style-name="T1">and never-varying temperature of deep ocean water. It had picked up an unpleasant array of smells: a mix of petrochemicals and solvents, refuse, and old grease</text:span><text:change text:change-id="ct94409104625584"/><text:change-start text:change-id="ct94409104640080"/><text:span text:style-name="T1">—</text:span><text:change-end text:change-id="ct94409104640080"/><text:span text:style-name="T1">the stuff that always contaminated a ship’s bilge</text:span><text:change text:change-id="ct94409104641712"/><text:change-start text:change-id="ct94409104649856"/><text:span text:style-name="T1">—</text:span><text:change-end text:change-id="ct94409104649856"/><text:span text:style-name="T1">but that odor was strengthened to a nausea-inducing level by the sheer volume of water.</text:span></text:p>
      <text:p text:style-name="Text_20_body"><text:span text:style-name="T1">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text:span><text:change text:change-id="ct94409104652064"/><text:change-start text:change-id="ct94409104653920"/><text:span text:style-name="T1">as</text:span><text:change-end text:change-id="ct94409104653920"/><text:span text:style-name="T1"> only high-tensile steel could be. But even steel could </text:span><text:change-start text:change-id="ct94409104972208"/><text:span text:style-name="T1">only </text:span><text:change-end text:change-id="ct94409104972208"/><text:span text:style-name="T1">be pushed </text:span><text:change text:change-id="ct94409104654688"/><text:span text:style-name="T1">so far without splitting.</text:span></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Text_20_body"><text:span text:style-name="T1">With the extra bilge pumps running, Captain Percy let Gregory and Bastian </text:span><text:change text:change-id="ct94409103653008"/><text:span text:style-name="T1">stumble up to their racks </text:span><text:change text:change-id="ct94409103516656"/><text:change-start text:change-id="ct94409104660800"/><text:span text:style-name="T1">for</text:span><text:change-end text:change-id="ct94409104660800"/><text:span text:style-name="T1">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text:span><text:change-start text:change-id="ct94409104664320"/><text:span text:style-name="T1">,</text:span><text:change-end text:change-id="ct94409104664320"/><text:span text:style-name="T1"> too.</text:span></text:p>
      <text:p text:style-name="Text_20_body"><text:span text:style-name="T1">She needed </text:span><text:change-start text:change-id="ct94409104665328"/><text:span text:style-name="T1">to </text:span><text:change-end text:change-id="ct94409104665328"/><text:span text:style-name="T1">sleep more than anyone. But she knew she would not be able to. Maybe once they got to the surface, but that seemed far off now</text:span><text:change text:change-id="ct94409104666464"/><text:change-start text:change-id="ct94409104667104"/><text:span text:style-name="T1">—</text:span><text:change-end text:change-id="ct94409104667104"/><text:span text:style-name="T1">both physically and temporally. She </text:span><text:change text:change-id="ct94409104667744"/><text:change-start text:change-id="ct94409104662160"/><text:span text:style-name="T1">polished off</text:span><text:change-end text:change-id="ct94409104662160"/><text:span text:style-name="T1"> cigarillo after cup of coffee after cigarillo. When Chips needed something</text:span><text:change-start text:change-id="ct94409104672432"/><text:span text:style-name="T1">,</text:span><text:change-end text:change-id="ct94409104672432"/><text:span text:style-name="T1"> she was there, but mostly Chips had her own method and did not want help. When Chips disappeared below the surface </text:span><text:change text:change-id="ct94409104673072"/><text:change-start text:change-id="ct94409104682640"/><text:span text:style-name="T1">the cargo hold </text:span><text:change-end text:change-id="ct94409104682640"/><text:span text:style-name="T1">became totally silent</text:span><text:change text:change-id="ct94409104684560"/><text:span text:style-name="T1">. Percy looked at her watch</text:span><text:change text:change-id="ct94409104717024"/><text:change-start text:change-id="ct94409104700256"/><text:span text:style-name="T1">—</text:span><text:change-end text:change-id="ct94409104700256"/><text:span text:style-name="T1">time had fallen to its knees and crawled forward only with desperate and gasping heaves. It took her more than an hour to realize that the water level had receded a bit, leaving a greasy black line on the pressure hull </text:span><text:change-start text:change-id="ct94409104688016"/><text:span text:style-name="T1">to </text:span><text:change-end text:change-id="ct94409104688016"/><text:span text:style-name="T1">indicat</text:span><text:change-start text:change-id="ct94409104765360"/><text:span text:style-name="T1">e</text:span><text:change-end text:change-id="ct94409104765360"/><text:change text:change-id="ct94409104766864"/><text:span text:style-name="T1"> its high-water mark.</text:span></text:p>
      <text:p text:style-name="Text_20_body"><text:span text:style-name="T1">Percy allowed herself </text:span><text:change text:change-id="ct94409103248224"/><text:change-start text:change-id="ct94409104771280"/><text:span text:style-name="T1">a </text:span><text:change-end text:change-id="ct94409104771280"/><text:span text:style-name="T1">small amount of hope.</text:span></text:p>
      <text:p text:style-name="Text_20_body"><text:span text:style-name="T1">The receding water level was everything. The boat did not need power</text:span><text:change text:change-id="ct94409104772400"/><text:span text:style-name="T1"> or the high-pressure air system</text:span><text:change text:change-id="ct94409104738720"/><text:span text:style-name="T1"> or a running motor to reach the surface</text:span><text:change text:change-id="ct94409104739888"/><text:change-start text:change-id="ct94409104779040"/><text:span text:style-name="T1">—</text:span><text:change-end text:change-id="ct94409104779040"/><text:span text:style-name="T1">all she needed was </text:span><text:change-start text:change-id="ct94409104783504"/><text:span text:style-name="T1">for </text:span><text:change-end text:change-id="ct94409104783504"/><text:span text:style-name="T1">that water level to recede</text:span><text:change-start text:change-id="ct94409104785584"/><text:span text:style-name="T1">;</text:span><text:change-end text:change-id="ct94409104785584"/><text:change text:change-id="ct94409104786464"/><text:span text:style-name="T1"> physics would take care of everything else. The way it was currently set, the boat </text:span><text:span text:style-name="T2">wanted</text:span><text:span text:style-name="T1"> to float. It was merely being pinned down by a massive black liquid weight.</text:span></text:p>
      <text:p text:style-name="Text_20_body"><text:span text:style-name="T1">She waited for Chips to raise her head above the surface again. “Chips! The water level is dropping!” Percy shouted </text:span><text:change text:change-id="ct94409104787104"/><text:span text:style-name="T1">with one hand cupped to her mouth, </text:span><text:change text:change-id="ct94409104788224"/><text:span text:style-name="T1">pointing at the black line of grit marked on the pressure hull.</text:span></text:p>
      <text:p text:style-name="P8">“Ah fuckin’ sure. With the fuckin’ quilt of patches I’ve laid down it’s about fuckin’ time.”</text:p>
      <text:p text:style-name="Text_20_body"><text:span text:style-name="T1">“I have to go up to the control room</text:span><text:change text:change-id="ct94409104788864"/><text:change-start text:change-id="ct94409104789504"/><text:span text:style-name="T1">—</text:span><text:change-end text:change-id="ct94409104789504"/><text:span text:style-name="T1">there’s really no way to know when we’ll get buoyant again, and someone has to be there if we do.”</text:span></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Text_20_body"><text:span text:style-name="T1">Owen did not say anything but resignedly rolled out of his rack to his feet, </text:span><text:change text:change-id="ct94409104790144"/><text:span text:style-name="T1">rubbed his eyes</text:span><text:change-start text:change-id="ct94409104811520"/><text:span text:style-name="T1">,</text:span><text:change-end text:change-id="ct94409104811520"/><text:span text:style-name="T1"> </text:span><text:change text:change-id="ct94409104812400"/><text:change-start text:change-id="ct94409104813040"/><text:span text:style-name="T1">and </text:span><text:change-end text:change-id="ct94409104813040"/><text:span text:style-name="T1">stumbl</text:span><text:change-start text:change-id="ct94409104814048"/><text:span text:style-name="T1">ed</text:span><text:change-end text:change-id="ct94409104814048"/><text:change text:change-id="ct94409104816160"/><text:span text:style-name="T1"> toward the cargo hold.</text:span></text:p>
      <text:p text:style-name="Text_20_body"><text:span text:style-name="T1">Percy climbed to the control room and sat at one of the maneuvering stations with the familiar array of dials spread out in front of her. The readings had not changed at all since she last left them, for the obvious reason that the</text:span><text:change-start text:change-id="ct94409104815520"/><text:span text:style-name="T1"> sub</text:span><text:change-end text:change-id="ct94409104815520"/><text:change text:change-id="ct94409104816800"/><text:span text:style-name="T1"> had not moved. She took in the reading from each gauge separately, adding it to her holistic picture of the situation her boat was in. But she was not learning anything new.</text:span></text:p>
      <text:p text:style-name="Text_20_body"><text:span text:style-name="T1">It suddenly occurred to her that the gauges were the wrong place to look for more input about the status of the boat. She would know the boat was rising before any of the gauges showed it. The water was being drained out so slowly that </text:span><text:change text:change-id="ct94409104819232"/><text:span text:style-name="T1">the boat would </text:span><text:change-start text:change-id="ct94409104821280"/><text:span text:style-name="T1">not </text:span><text:change-end text:change-id="ct94409104821280"/><text:span text:style-name="T1">just pop off the bottom. </text:span><text:change-start text:change-id="ct94409104822160"/><text:span text:style-name="T1">First s</text:span><text:change-end text:change-id="ct94409104822160"/><text:change text:change-id="ct94409104822800"/><text:span text:style-name="T1">he would feel the</text:span><text:change-start text:change-id="ct94409104824752"/><text:span text:style-name="T1"> leveling of the</text:span><text:change-end text:change-id="ct94409104824752"/><text:span text:style-name="T1"> slight incline it had taken on as it had settled into the bottom</text:span><text:change text:change-id="ct94409104825632"/><text:span text:style-name="T1">. The boat righting itself would be the first indication it was rising, and she would not need gauges to know that was happening.</text:span></text:p>
      <text:p text:style-name="Text_20_body"><text:span text:style-name="T1">She returned to her feet, fished her control-room cigarillo pack from its nook in the wall</text:span><text:change-start text:change-id="ct94409100371296"/><text:span text:style-name="T1">,</text:span><text:change-end text:change-id="ct94409100371296"/><text:span text:style-name="T1"> and lit up. With nothing important to look at, she started pacing back and forth. How long now? She looked at her watch, but realized immediately that that particular gauge was no longer important either.</text:span></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Text_20_body"><text:span text:style-name="T1">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text:span><text:change-start text:change-id="ct94409100370592"/><text:span text:style-name="T1">.</text:span><text:change-end text:change-id="ct94409100370592"/><text:change text:change-id="ct94409104856640"/><text:span text:style-name="T1"> “</text:span><text:change-start text:change-id="ct94409104865120"/><text:span text:style-name="T1">G</text:span><text:change-end text:change-id="ct94409104865120"/><text:change text:change-id="ct94409104868416"/><text:span text:style-name="T1">ood morning</text:span><text:change-start text:change-id="ct94409104869056"/><text:span text:style-name="T1">,</text:span><text:change-end text:change-id="ct94409104869056"/><text:span text:style-name="T1"> motherfuckers! We have positive fucking buoyancy.”</text:span></text:p>
      <text:p text:style-name="P8"> </text:p>
      <text:p text:style-name="Text_20_body"><text:span text:style-name="T1">The sensation of moving up instead of down felt oddly terrific</text:span><text:change-start text:change-id="ct94409104875488"/><text:span text:style-name="T1">—a</text:span><text:change-end text:change-id="ct94409104875488"/><text:change text:change-id="ct94409104876016"/><text:span text:style-name="T1"> relief in the change of environmental accelerations that only someone who has acutely attuned </text:span><text:change text:change-id="ct94409104879664"/><text:change-start text:change-id="ct94409104880544"/><text:span text:style-name="T1">herself </text:span><text:change-end text:change-id="ct94409104880544"/><text:span text:style-name="T1">to three-dimensional space would recognize.</text:span></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text:span><text:change text:change-id="ct94409104884560"/><text:change-start text:change-id="ct94409104886480"/><text:span text:style-name="T1">—</text:span><text:change-end text:change-id="ct94409104886480"/><text:span text:style-name="T1">nothing like the violent rise that an emergency blow would elicit had the boat been functioning normally</text:span><text:change text:change-id="ct94409104887120"/><text:change-start text:change-id="ct94409104890912"/><text:span text:style-name="T1">—</text:span><text:change-end text:change-id="ct94409104890912"/><text:span text:style-name="T1">but they were steadily moving upward.</text:span></text:p>
      <text:p text:style-name="P8">Hemi popped up in the control room and stood watching the gauges, smiling a quiet smile of intellectual and mechanical satisfaction.</text:p>
      <text:p text:style-name="Text_20_body"><text:span text:style-name="T1">“Hemi, don’t just stand there like a giant fucking cow,” Percy said to him</text:span><text:change-start text:change-id="ct94409104891552"/><text:span text:style-name="T1">.</text:span><text:change-end text:change-id="ct94409104891552"/><text:change text:change-id="ct94409104892192"/><text:span text:style-name="T1"> “</text:span><text:change-start text:change-id="ct94409104893552"/><text:span text:style-name="T1">S</text:span><text:change-end text:change-id="ct94409104893552"/><text:change text:change-id="ct94409104894192"/><text:span text:style-name="T1">it at the controls and make sure nothing stupid happens.”</text:span></text:p>
      <text:p text:style-name="Text_20_body"><text:span text:style-name="T1">Hemi lowered himself into the planes control chair</text:span><text:change-start text:change-id="ct94409104911424"/><text:span text:style-name="T1">,</text:span><text:change-end text:change-id="ct94409104911424"/><text:span text:style-name="T1"> </text:span><text:change text:change-id="ct94409104912064"/><text:span text:style-name="T1">already turning the dive plane wheel to achieve a more controlled angle of rise.</text:span></text:p>
      <text:p text:style-name="Text_20_body"><text:span text:style-name="T1">Percy balanced the trim tanks to keep them as level as possible. “Keep the bow slightly down</text:span><text:change-start text:change-id="ct94409104913424"/><text:span text:style-name="T1">,</text:span><text:change-end text:change-id="ct94409104913424"/><text:span text:style-name="T1"> Hemi, otherwise all that water still in the cargo hold is going to wash right back to the engine room.”</text:span></text:p>
      <text:p text:style-name="Text_20_body"><text:span text:style-name="T1">A banging and cursing came up to them from the crew quarters, and a second later Chips climbed into the control room, leaving a small puddle of black water at the base of the ladder</text:span><text:change text:change-id="ct94409104916192"/><text:span text:style-name="T1"> and a thin trail of the foul stuff behind her as she stepped up to Percy. She was holding a length of steel bracing pipe in her hand.</text:span></text:p>
      <text:p text:style-name="P8">“Ya gaping and pustulated fucking asshole! Ya almost killed me! What fucking stupid idea came to your impenetrable head to blow the trim tanks with no warning? I was fuckin’ washed half-way down the fucking boat!”</text:p>
      <text:p text:style-name="Text_20_body"><text:span text:style-name="T1">“Back off</text:span><text:change-start text:change-id="ct94409104918032"/><text:span text:style-name="T1">,</text:span><text:change-end text:change-id="ct94409104918032"/><text:span text:style-name="T1"> Chips. I gotta deal with surfacing my boat. We can talk about proper emergency procedures later,” Percy replied</text:span><text:change text:change-id="ct94409104919056"/><text:span text:style-name="T1">, trying to keep her voice calm.</text:span></text:p>
      <text:p text:style-name="Text_20_body"><text:span text:style-name="T1">“Ya fuck yourself and your fucking proper procedures. I’m talking about my fucking life</text:span><text:change-start text:change-id="ct94409104919696"/><text:span text:style-name="T1">,</text:span><text:change-end text:change-id="ct94409104919696"/><text:span text:style-name="T1"> you fucking swollen and carbuncled head of a syphilitic cock.” Chips raised the pipe and pointed it at Percy.</text:span></text:p>
      <text:p text:style-name="Text_20_body"><text:span text:style-name="T1">Percy did not even look at Chips, instead keeping her eyes on the depth gauge</text:span><text:change-start text:change-id="ct94409104920576"/><text:span text:style-name="T1">,</text:span><text:change-end text:change-id="ct94409104920576"/><text:span text:style-name="T1"> </text:span><text:change text:change-id="ct94409104921216"/><text:change-start text:change-id="ct94409104922336"/><text:span text:style-name="T1">which showed</text:span><text:change-end text:change-id="ct94409104922336"/><text:change text:change-id="ct94409104923952"/><text:change-start text:change-id="ct94409104924592"/><text:span text:style-name="T1"> </text:span><text:change-end text:change-id="ct94409104924592"/><text:span text:style-name="T1">the boat </text:span><text:change-start text:change-id="ct94409104926112"/><text:span text:style-name="T1">steadily </text:span><text:change-end text:change-id="ct94409104926112"/><text:span text:style-name="T1">coming shallower. “Put that pipe down</text:span><text:change-start text:change-id="ct94409104925232"/><text:span text:style-name="T1">,</text:span><text:change-end text:change-id="ct94409104925232"/><text:span text:style-name="T1"> Chips.”</text:span></text:p>
      <text:p text:style-name="Text_20_body"><text:span text:style-name="T1">Chips snapped. She rushed at Percy</text:span><text:change-start text:change-id="ct94409104948064"/><text:span text:style-name="T1">,</text:span><text:change-end text:change-id="ct94409104948064"/><text:span text:style-name="T1"> </text:span><text:change text:change-id="ct94409104948704"/><text:change-start text:change-id="ct94409104949344"/><text:span text:style-name="T1">swinging </text:span><text:change-end text:change-id="ct94409104949344"/><text:span text:style-name="T1">the piece of pipe in a long </text:span><text:change text:change-id="ct94409104950704"/><text:span text:style-name="T1">arc across the control room, just missing Hemi’s head but connecting with </text:span><text:change text:change-id="ct94409104951584"/><text:span text:style-name="T1">Percy’s stomach. Percy doubled over immediately and fell to the cold metal of the deck.</text:span></text:p>
      <text:p text:style-name="Text_20_body"><text:span text:style-name="T1">Hemi was out of his seat a second later</text:span><text:change text:change-id="ct94409104952112"/><text:span text:style-name="T1"> and had Chips’ forearms taut in his huge fists, like bracing on the cables of a massive suspension bridge.</text:span></text:p>
      <text:p text:style-name="Text_20_body"><text:span text:style-name="T1">Percy was not down long. She got up to one knee before she fired Chips. “You’re off the boat,” </text:span><text:change text:change-id="ct94409104953920"/><text:change-start text:change-id="ct94409104954800"/><text:span text:style-name="T1">she </text:span><text:change-end text:change-id="ct94409104954800"/><text:span text:style-name="T1">said quietly</text:span><text:change-start text:change-id="ct94409104955440"/><text:span text:style-name="T1">,</text:span><text:change-end text:change-id="ct94409104955440"/><text:span text:style-name="T1"> between gasping breaths. “We get to a port, you take your gear with you when you get off, and never again befoul my boat with your black fungal attitude.”</text:span></text:p>
      <text:p text:style-name="P8">“Ya? Fuck you, you vegetatively stupid sow. I’ll fucking be asleep in my rack while your fucking rusting shithole of a boat sinks around you. I don’t fucking care anymore. I’d rather die than save your bulbous fucking ass one more time.”</text:p>
      <text:p text:style-name="Text_20_body"><text:span text:style-name="T1">Hemi was steering Chips toward</text:span><text:change text:change-id="ct94409104956912"/><text:span text:style-name="T1"> the hatch down out of the control room. He had to let her arms go for her to get down the ladder, though he kept the piece of pipe she had been holding. Hemi and Percy could hear her smashing and cursing her way forward to the crew quarters.</text:span></text:p>
      <text:p text:style-name="Text_20_body"><text:span text:style-name="T1">“We all need </text:span><text:change text:change-id="ct94409104961056"/><text:span text:style-name="T1">rest</text:span><text:change-start text:change-id="ct94409104963520"/><text:span text:style-name="T1">,</text:span><text:change-end text:change-id="ct94409104963520"/><text:span text:style-name="T1"> Sylvia,” said Hemi.</text:span></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false"><dc:creator>Julia Ringo</dc:creator><dc:date>2023-10-10T13:25:00</dc:date><meta:creator-initials>JR</meta:creator-initials><text:p><text:span text:style-name="T4">Did Chips say this?</text:span></text:p></office:annotation><text:span text:style-name="T1">And they would never get to a port without Chips’</text:span><text:change-start text:change-id="ct94409104689264"/><text:span text:style-name="T1">s</text:span><text:change-end text:change-id="ct94409104689264"/><text:span text:style-name="T1">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text:span><text:change-start text:change-id="ct94409103289856"/><text:span text:style-name="T1">,</text:span><text:change-end text:change-id="ct94409103289856"/><text:span text:style-name="T1"> then the other</text:span><text:change-start text:change-id="ct94409104690656"/><text:span text:style-name="T1">,</text:span><text:change-end text:change-id="ct94409104690656"/><text:span text:style-name="T1"> as Captain Percy adjusted the trim of the tanks. But </text:span><text:change text:change-id="ct94409104834352"/><text:span text:style-name="T1">the boat rose straight up</text:span><text:change-start text:change-id="ct94409104750544"/><text:span text:style-name="T1">, more or less,</text:span><text:change-end text:change-id="ct94409104750544"/><text:span text:style-name="T1"> since they did not have the motors running and it was being lifted by buoyancy alone.</text:span></text:p>
      <text:p text:style-name="Text_20_body"><text:span text:style-name="T1">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ext:span><text:change text:change-id="ct94409104725888"/><text:span text:style-name="T1">they let out a small cheer that echoed to the control room from the depths of the boat. They arrived moments later at the bottom of the ladder to the control room, obviously expecting to go out on deck.</text:span></text:p>
      <text:p text:style-name="Text_20_body"><text:span text:style-name="T1">At first, Captain Percy was not even going to think about allowing that. Years of experience had reinforced the routine that the first action on surfacing a sub was to scan around with the periscope, if not the radar. There was always a chance that the only safe move </text:span><text:change text:change-id="ct94409104322048"/><text:change-start text:change-id="ct94409104273168"/><text:span text:style-name="T1">would be </text:span><text:change-end text:change-id="ct94409104273168"/><text:span text:style-name="T1">to dive right back down. But she fought back this instinct</text:span><text:change text:change-id="ct94409101274160"/><text:change text:change-id="ct94409100668240"/><text:change-start text:change-id="ct94409104589840"/><text:span text:style-name="T1">: </text:span><text:change-end text:change-id="ct94409104589840"/><text:span text:style-name="T1">there was nothing on the surface that could be more dangerous than attempting to dive her damaged boat again. She looked down at her crew</text:span><text:change text:change-id="ct94409104655328"/><text:change-start text:change-id="ct94409104660160"/><text:span text:style-name="T1">—</text:span><text:change-end text:change-id="ct94409104660160"/><text:span text:style-name="T1">minus Chips</text:span><text:change text:change-id="ct94409104734352"/><text:change-start text:change-id="ct94409104659520"/><text:span text:style-name="T1">—</text:span><text:change-end text:change-id="ct94409104659520"/><text:span text:style-name="T1">and waved them up through the control room.</text:span></text:p>
      <text:p text:style-name="Text_20_body"><text:span text:style-name="T1">Owen, with his scrawny youthful energy, led the way</text:span><text:change-start text:change-id="ct94409100151632"/><text:span text:style-name="T1">. He </text:span><text:change-end text:change-id="ct94409100151632"/><text:change text:change-id="ct94409104658880"/><text:span text:style-name="T1">charged up the ladder, struggled with the tightly closed and somewhat rusted hatch-seal wheel for a moment before squeaking it open, and push</text:span><text:change-start text:change-id="ct94409104657888"/><text:span text:style-name="T1">ed</text:span><text:change-end text:change-id="ct94409104657888"/><text:change text:change-id="ct94409104657248"/><text:span text:style-name="T1"> the hatch up with a pop as the slight variation in pressure equalized.</text:span></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Text_20_body"><text:span text:style-name="T1">It was a cool, breezy day. Gray clouds hung low overhead, and there was a mild chop on the water. Owen hopped over the fairing and down the rungs on the side of the sail to the main deck</text:span><text:change-start text:change-id="ct94409105005968"/><text:span text:style-name="T1">, where he</text:span><text:change-end text:change-id="ct94409105005968"/><text:change text:change-id="ct94409104656608"/><text:span text:style-name="T1"> ran up and down</text:span><text:change-start text:change-id="ct94409104655968"/><text:span text:style-name="T1">,</text:span><text:change-end text:change-id="ct94409104655968"/><text:change text:change-id="ct94409104792496"/><text:span text:style-name="T1"> shrieking like a small child.</text:span></text:p>
      <text:p text:style-name="Text_20_body"><text:span text:style-name="T1">After a few minutes of just enjoying the surface air, Percy got back to the situation at hand. “Hemi, you were looking at the charts: who controls this part of the surface these days?” </text:span><text:change text:change-id="ct94409104724176"/><text:change-start text:change-id="ct94409104850384"/><text:span text:style-name="T1">she </text:span><text:change-end text:change-id="ct94409104850384"/><text:span text:style-name="T1">asked.</text:span></text:p>
      <text:p text:style-name="P8">“Hmm. Perhaps the Western Federated Provinces? At least, they did the last time I looked at a Territorial Authorities map. But that was more than a year ago.”</text:p>
      <text:p text:style-name="Text_20_body"><text:span text:style-name="T1">“Those assholes are bad fucking news, and have no tolerance for surface transports</text:span><text:change text:change-id="ct94409104849456"/><text:change-start text:change-id="ct94409104842384"/><text:span text:style-name="T1">—</text:span><text:change-end text:change-id="ct94409104842384"/><text:span text:style-name="T1">even ones that have papers,” put in Bastian. “We should not stay here.”</text:span></text:p>
      <text:p text:style-name="Text_20_body"><text:span text:style-name="T1">“We would be on our way right fucking now</text:span><text:change text:change-id="ct94409104894832"/><text:change-start text:change-id="ct94409104908944"/><text:span text:style-name="T1"> . . . </text:span><text:change-end text:change-id="ct94409104908944"/><text:change text:change-id="ct94409104908304"/><text:span text:style-name="T1">if we had any fuel or power,” Percy said</text:span><text:change-start text:change-id="ct94409104907184"/><text:span text:style-name="T1">.</text:span><text:change-end text:change-id="ct94409104907184"/><text:change text:change-id="ct94409104899904"/><text:span text:style-name="T1"> “</text:span><text:change-start text:change-id="ct94409104896832"/><text:span text:style-name="T1">T</text:span><text:change-end text:change-id="ct94409104896832"/><text:change text:change-id="ct94409104896192"/><text:span text:style-name="T1">hat lovely sound you hear of gentle waves smacking against our hull is the sound of a ship not moving. We’re dead in the water, and we’re still a bit fucked</text:span><text:change-start text:change-id="ct94409104872480"/><text:span text:style-name="T1">,</text:span><text:change-end text:change-id="ct94409104872480"/><text:span text:style-name="T1"> folks.”</text:span></text:p>
      <text:p text:style-name="Text_20_body"><text:span text:style-name="T1">“Owen!” she called down to the deck, “come back up here</text:span><text:change-start text:change-id="ct94409104934912"/><text:span text:style-name="T1">.</text:span><text:change-end text:change-id="ct94409104934912"/><text:change text:change-id="ct94409104945664"/><text:span text:style-name="T1"> </text:span><text:change-start text:change-id="ct94409104945024"/><text:span text:style-name="T1">W</text:span><text:change-end text:change-id="ct94409104945024"/><text:change text:change-id="ct94409104938832"/><text:span text:style-name="T1">e have to get back to work.” As he ran over and climbed back up the side of the sail</text:span><text:change-start text:change-id="ct94409104937712"/><text:span text:style-name="T1">,</text:span><text:change-end text:change-id="ct94409104937712"/><text:span text:style-name="T1"> she laid out their next steps. “Hemi, get down to the navigation chart and see if there’s any hope of a</text:span><text:change text:change-id="ct94409104936832"/><text:span text:style-name="T1"> place we could limp to with what little charge we have left on the battery.</text:span><text:change text:change-id="ct94409104936192"/></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text:span><text:change text:change-id="ct94409104935552"/><text:change-start text:change-id="ct94409104965120"/><text:span text:style-name="T1">—</text:span><text:change-end text:change-id="ct94409104965120"/><text:span text:style-name="T1">don’t tell them </text:span><text:span text:style-name="T2">anything</text:span><text:span text:style-name="T1">. Just come get me and I’ll try to gauge their reliability myself.”</text:span></text:p>
      <text:p text:style-name="Text_20_body"><text:span text:style-name="T1">“Sure</text:span><text:change-start text:change-id="ct94409104980208"/><text:span text:style-name="T1">,</text:span><text:change-end text:change-id="ct94409104980208"/><text:span text:style-name="T1"> Capt,” said Bastian.</text:span></text:p>
      <text:p text:style-name="Text_20_body"><text:span text:style-name="T1">“Gregory</text:span><text:change text:change-id="ct94409105005008"/><text:change-start text:change-id="ct94409103507600"/><text:span text:style-name="T1"> . . . </text:span><text:change-end text:change-id="ct94409103507600"/><text:change text:change-id="ct94409105026912"/><text:span text:style-name="T1">I’m starving</text:span><text:change-start text:change-id="ct94409105027152"/><text:span text:style-name="T1">.</text:span><text:change-end text:change-id="ct94409105027152"/><text:change text:change-id="ct94409105027392"/><text:span text:style-name="T1"> </text:span><text:change-start text:change-id="ct94409105027632"/><text:span text:style-name="T1">W</text:span><text:change-end text:change-id="ct94409105027632"/><text:change text:change-id="ct94409105027952"/><text:span text:style-name="T1">ant to see if you can get something going in the galley?”</text:span></text:p>
      <text:p text:style-name="P8">“Sounds good.”</text:p>
      <text:p text:style-name="P8">“And put a new pot of coffee on too. The shit in there now has been on that burner so long it looks like bunker fuel.”</text:p>
      <text:p text:style-name="Text_20_body"><text:span text:style-name="T1">They climbed back down into the control room</text:span><text:change text:change-id="ct94409105030192"/><text:span text:style-name="T1"> but left the hatch open</text:span><text:change-start text:change-id="ct94409105030432"/><text:span text:style-name="T1">,</text:span><text:change-end text:change-id="ct94409105030432"/><text:span text:style-name="T1"> and for the next few hours a blessed breeze blew through, and occasional tendrils of sea air reached as far into the submarine as the crew quarters.</text:span></text:p>
      <text:p text:style-name="P8"> </text:p>
      <text:p text:style-name="P8">Inside, Captain Percy joined Hemi at the navigation table.</text:p>
      <text:p text:style-name="Text_20_body"><text:span text:style-name="T1">“The most pressing problem,” said Hemi</text:span><text:change-start text:change-id="ct94409099356176"/><text:span text:style-name="T1">,</text:span><text:change-end text:change-id="ct94409099356176"/><text:span text:style-name="T1"> not even waiting for her to ask, “is </text:span><text:change-start text:change-id="ct94409100849568"/><text:span text:style-name="T1">that </text:span><text:change-end text:change-id="ct94409100849568"/><text:span text:style-name="T1">the batteries are nearly entirely depleted. Even running extremely judiciously, we have a range of a few nautical miles at best.” He used a compass to draw a dotted line around their position</text:span><text:change-start text:change-id="ct94409103328848"/><text:span text:style-name="T1">,</text:span><text:change-end text:change-id="ct94409103328848"/><text:span text:style-name="T1"> showing what was within range. It was a completely barren section of the chart in the middle of the ocean. It was nowhere.</text:span></text:p>
      <text:p text:style-name="Text_20_body"><text:span text:style-name="T1">“Not even close</text:span><text:change-start text:change-id="ct94409105034224"/><text:span text:style-name="T1">,</text:span><text:change-end text:change-id="ct94409105034224"/><text:span text:style-name="T1"> huh? Well, that just leaves us with the less</text:span><text:change-start text:change-id="ct94409105034464"/><text:span text:style-name="T1">-</text:span><text:change-end text:change-id="ct94409105034464"/><text:change text:change-id="ct94409105034704"/><text:span text:style-name="T1">than</text:span><text:change-start text:change-id="ct94409105034944"/><text:span text:style-name="T1">-</text:span><text:change-end text:change-id="ct94409105034944"/><text:change text:change-id="ct94409105035184"/><text:span text:style-name="T1">ideal option of accepting help from someone.”</text:span></text:p>
      <text:p text:style-name="Text_20_body"><text:span text:style-name="T1">“Most </text:span><text:change-start text:change-id="ct94409105036064"/><text:span text:style-name="T1">folks </text:span><text:change-end text:change-id="ct94409105036064"/><text:span text:style-name="T1">who pass in these neglected waters are not much inclined to help those they do not know.”</text:span></text:p>
      <text:p text:style-name="P8">“We’ll just have to hope we don’t meet most folks then.”</text:p>
      <text:p text:style-name="Text_20_body"><text:span text:style-name="T1">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text:span><text:change text:change-id="ct94409105036304"/><text:change-start text:change-id="ct94409105038880"/><text:span text:style-name="T1">—</text:span><text:change-end text:change-id="ct94409105038880"/><text:span text:style-name="T1">both legitimate cargo haulers and smugglers. Those frequencies were also often monitored by Authority vessels that might be engaged in policing shipping and transport traffic through their territorial control areas.</text:span></text:p>
      <text:p text:style-name="Text_20_body"><text:span text:style-name="T1">“Anything</text:span><text:change-start text:change-id="ct94409105038544"/><text:span text:style-name="T1">,</text:span><text:change-end text:change-id="ct94409105038544"/><text:span text:style-name="T1"> Bastian?”</text:sp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text:span><text:change-start text:change-id="ct94409105043248"/><text:span text:style-name="T1">,</text:span><text:change-end text:change-id="ct94409105043248"/><text:span text:style-name="T1">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text:span><text:change text:change-id="ct94409105046000"/><text:change-start text:change-id="ct94409105046240"/><text:span text:style-name="T1">—</text:span><text:change-end text:change-id="ct94409105046240"/><text:span text:style-name="T1">basically all of them. If there were any ships out there, the signal would bounce back to the </text:span><text:span text:style-name="T2">Prospect</text:span><text:span text:style-name="T1"> and they would know </text:span><text:change text:change-id="ct94409105046480"/><text:change-start text:change-id="ct94409105047936"/><text:span text:style-name="T1">its </text:span><text:change-end text:change-id="ct94409105047936"/><text:span text:style-name="T1">location. But any other ship in range </text:span><text:change-start text:change-id="ct94409099921328"/><text:span text:style-name="T1">w</text:span><text:change-end text:change-id="ct94409099921328"/><text:change text:change-id="ct94409105046800"/><text:span text:style-name="T1">ould </text:span><text:change-start text:change-id="ct94409105048592"/><text:span text:style-name="T1">also </text:span><text:change-end text:change-id="ct94409105048592"/><text:span text:style-name="T1">detect the radar signal </text:span><text:change-start text:change-id="ct94409105052208"/><text:span text:style-name="T1">in turn </text:span><text:change-end text:change-id="ct94409105052208"/><text:span text:style-name="T1">and </text:span><text:change text:change-id="ct94409105053824"/><text:span text:style-name="T1">know the </text:span><text:change-start text:change-id="ct94409105058416"/><text:span text:style-name="T2">Prospect</text:span><text:span text:style-name="T1">’s</text:span><text:span text:style-name="T2"> </text:span><text:change-end text:change-id="ct94409105058416"/><text:span text:style-name="T1">precise location</text:span><text:change text:change-id="ct94409105055952"/><text:span text:style-name="T1">. Generally</text:span><text:change-start text:change-id="ct94409105060752"/><text:span text:style-name="T1">,</text:span><text:change-end text:change-id="ct94409105060752"/><text:span text:style-name="T1"> when Percy used radar, her habit was to dive soon afterwards.</text:span></text:p>
      <text:p text:style-name="Text_20_body"><text:span text:style-name="T1">In this case, she thought turning on the radar was worth the risk. But the radar sweep rolled twice around the display</text:span><text:change-start text:change-id="ct94409100460640"/><text:span text:style-name="T1">,</text:span><text:change-end text:change-id="ct94409100460640"/><text:span text:style-name="T1"> showing a completely empty scope. There was nothing for miles in every direction. She left it scanning</text:span><text:change-start text:change-id="ct94409105064928"/><text:span text:style-name="T1">,</text:span><text:change-end text:change-id="ct94409105064928"/><text:change text:change-id="ct94409105065168"/><text:span text:style-name="T1"> eased herself into the sonar station chair</text:span><text:change-start text:change-id="ct94409105066528"/><text:span text:style-name="T1">,</text:span><text:change-end text:change-id="ct94409105066528"/><text:span text:style-name="T1"> and tried to get comfortable.</text:span></text:p>
      <text:p text:style-name="Text_20_body"><text:span text:style-name="T1">For the next few hours</text:span><text:change-start text:change-id="ct94409105067120"/><text:span text:style-name="T1">,</text:span><text:change-end text:change-id="ct94409105067120"/><text:span text:style-name="T1"> she chain-smoked and listened to the emptiness of the ocean around them on the passive sonar. It was a mind-numbing task</text:span><text:change-start text:change-id="ct94409105067360"/><text:span text:style-name="T1">,</text:span><text:change-end text:change-id="ct94409105067360"/><text:span text:style-name="T1"> trying to pick out a signal from the muted hiss and rush that came to her from the choppy surface. She swept the sonar mics in a circle</text:span><text:change-start text:change-id="ct94409105067936"/><text:span text:style-name="T1">,</text:span><text:change-end text:change-id="ct94409105067936"/><text:span text:style-name="T1">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Text_20_body"><text:span text:style-name="T1">She called Hemi over. “Listen to this</text:span><text:change text:change-id="ct94409103457872"/><text:span text:style-name="T1"> and tell me what you think it is.”</text:span></text:p>
      <text:p text:style-name="Text_20_body"><text:span text:style-name="T1">Hemi had exceptional ears for sonar. He stood next to her and put the headphones on</text:span><text:change-start text:change-id="ct94409105048176"/><text:span text:style-name="T1">,</text:span><text:change-end text:change-id="ct94409105048176"/><text:span text:style-name="T1"> and his eyes lost focus as he listened. The tips of his thick brown fingers rested on the top of the directional control wheel and eased it back and forth across the contact’s heading.</text:span></text:p>
      <text:p text:style-name="Text_20_body"><text:span text:style-name="T1">“Very small surface craft, and moving</text:span><text:change text:change-id="ct94409105047040"/><text:change-start text:change-id="ct94409099920640"/><text:span text:style-name="T1"> . . . </text:span><text:change-end text:change-id="ct94409099920640"/><text:span text:style-name="T1"><text:s/>unusual though</text:span><text:change text:change-id="ct94409105053552"/><text:change-start text:change-id="ct94409105070752"/><text:span text:style-name="T1">—</text:span><text:change-end text:change-id="ct94409105070752"/><text:span text:style-name="T1">and not just because it is tiny and in the deep ocean. It seems like it has almost no hull sound. I do not hear any wake running along it.”</text:span></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Text_20_body"><text:span text:style-name="T1">“Even if it were a fucking canoe</text:span><text:change text:change-id="ct94409105073552"/><text:change-start text:change-id="ct94409105073792"/><text:span text:style-name="T1"> . . . </text:span><text:change-end text:change-id="ct94409105073792"/><text:span text:style-name="T1"><text:s/>at two miles away I should be able to see it.” There was nothing but unblemished gray fields in her scope. She double-checked the bearing with Hemi, shouting down to the sonar station below.</text:span></text:p>
      <text:p text:style-name="P8">She was pointed in the right direction, there was simply nothing there.</text:p>
      <text:p text:style-name="Text_20_body"><text:change-start text:change-id="ct94409105075312"/><text:span text:style-name="T1">But s</text:span><text:change-end text:change-id="ct94409105075312"/><text:change text:change-id="ct94409105075552"/><text:span text:style-name="T1">he had a hunch</text:span><text:change text:change-id="ct94409105075792"/><text:span text:style-name="T1">. She felt confident about the sonar target. She was sure something </text:span><text:span text:style-name="T2">was</text:span><text:span text:style-name="T1"> there</text:span><text:change-start text:change-id="ct94409105076256"/><text:span text:style-name="T1">,</text:span><text:change-end text:change-id="ct94409105076256"/><text:span text:style-name="T1">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Text_20_body"><text:span text:style-name="T1">Captain Percy put Bastian back in the rudder-throttle control seat. She gave him a heading toward</text:span><text:change text:change-id="ct94409105077776"/><text:span text:style-name="T1">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text:span><text:change text:change-id="ct94409105078016"/><text:span text:style-name="T1">little gap of air between them and the zero mark. They would only get one shot at this.</text:span></text:p>
      <text:p text:style-name="P8"> </text:p>
      <text:p text:style-name="Text_20_body"><text:span text:style-name="T1">They crept</text:span><text:change text:change-id="ct94409105078256"/><text:change-start text:change-id="ct94409105079776"/><text:span text:style-name="T1">—</text:span><text:change-end text:change-id="ct94409105079776"/><text:span text:style-name="T1">two nautical miles an hour. After a quarter-hour or so, Hemi called up from sonar</text:span><text:change-start text:change-id="ct94409105080016"/><text:span text:style-name="T1">.</text:span><text:change-end text:change-id="ct94409105080016"/><text:change text:change-id="ct94409105080256"/><text:span text:style-name="T1"> “We got lucky</text:span><text:change-start text:change-id="ct94409105080496"/><text:span text:style-name="T1">,</text:span><text:change-end text:change-id="ct94409105080496"/><text:span text:style-name="T1"> Sylvia. I am tracking something like an intercept course</text:span><text:change text:change-id="ct94409105080736"/><text:change-start text:change-id="ct94409105081680"/><text:span text:style-name="T1">—</text:span><text:change-end text:change-id="ct94409105081680"/><text:span text:style-name="T1">the object is headed towards us at any rate. At our current speed there is no way we would ever have overtaken it if they were heading away from us. It is moving fairly quickly. But</text:span><text:change text:change-id="ct94409105081920"/><text:change-start text:change-id="ct94409105082160"/><text:span text:style-name="T1"> . . .</text:span><text:change-end text:change-id="ct94409105082160"/><text:span text:style-name="T1">” There was a gap, and Percy could hear him scratching a pencil on paper. “But</text:span><text:change text:change-id="ct94409105083296"/><text:span text:style-name="T1"> we need to go slightly faster</text:span><text:change-start text:change-id="ct94409105085296"/><text:span text:style-name="T1">.</text:span><text:change-end text:change-id="ct94409105085296"/><text:change text:change-id="ct94409105085696"/><text:span text:style-name="T1"> </text:span><text:change-start text:change-id="ct94409105087872"/><text:span text:style-name="T1">C</text:span><text:change-end text:change-id="ct94409105087872"/><text:change text:change-id="ct94409105088192"/><text:span text:style-name="T1">an you do four knots?”</text:span></text:p>
      <text:p text:style-name="Text_20_body"><text:span text:style-name="T1">Percy sighed. It did not sound like much, but it was twice as much power consumption. “You heard the man</text:span><text:change-start text:change-id="ct94409105089312"/><text:span text:style-name="T1">,</text:span><text:change-end text:change-id="ct94409105089312"/><text:span text:style-name="T1"> Bastian, give her a little fuckin’ gas.”</text:span></text:p>
      <text:p text:style-name="P8">There was a burning cigarette between Bastian’s bony fingers as they wrapped around the throttle stick and eased it slightly forward.</text:p>
      <text:p text:style-name="Text_20_body"><text:span text:style-name="T1">A few minutes later</text:span><text:change-start text:change-id="ct94409105089552"/><text:span text:style-name="T1">,</text:span><text:change-end text:change-id="ct94409105089552"/><text:span text:style-name="T1"> Hemi called up, “Good. We will be within a quarter mile of the object in a matter of minutes.”</text:span></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Text_20_body"><text:span text:style-name="T1">“Sylvia!” called up Hemi</text:span><text:change-start text:change-id="ct94409105092928"/><text:span text:style-name="T1">.</text:span><text:change-end text:change-id="ct94409105092928"/><text:change text:change-id="ct94409105093808"/><text:span text:style-name="T1"> “</text:span><text:change-start text:change-id="ct94409105094048"/><text:span text:style-name="T1">T</text:span><text:change-end text:change-id="ct94409105094048"/><text:change text:change-id="ct94409105094288"/><text:span text:style-name="T1">hey are gone. No detectable signal on the sonar.”</text:span></text:p>
      <text:p text:style-name="Text_20_body"><text:span text:style-name="T1">“Stop the boat Bastian.” The electric motors were very quiet when running this slow, but she wanted Hemi to have total silence for listening. “What was the last range</text:span><text:change-start text:change-id="ct94409105095520"/><text:span text:style-name="T1">,</text:span><text:change-end text:change-id="ct94409105095520"/><text:span text:style-name="T1"> Hemi?”</text:span></text:p>
      <text:p text:style-name="Text_20_body"><text:span text:style-name="T1">“About </text:span><text:change text:change-id="ct94409105096048"/><text:change-start text:change-id="ct94409105096288"/><text:span text:style-name="T1">five hundred </text:span><text:change-end text:change-id="ct94409105096288"/><text:span text:style-name="T1">meters. They are close. I have to assume they are just sitting idle out there. We could ping them?”</text:span></text:p>
      <text:p text:style-name="Text_20_body"><text:span text:style-name="T1">“Ah, that would scare the fucking shit out of them. They might think we were armed and about to fire. We’re trying to make friends here. </text:span><text:change text:change-id="ct94409105097168"/><text:change-start text:change-id="ct94409105097408"/><text:span text:style-name="T1"><text:s/>. . . </text:span><text:change-end text:change-id="ct94409105097408"/><text:span text:style-name="T1">I’m going to try ship-to-ship radio. We’re just close enough they might hear us, and the radio could be a little less threatening.”</text:span></text:p>
      <text:p text:style-name="Text_20_body"><text:span text:style-name="T1">Percy reached over her head and flipped on the ship-to-ship radio. A device that was not actually a radio, it just acted like one. It used the sonar rig to push sound through the water to talk to other ships nearby. </text:span><text:change text:change-id="ct94409105098288"/><text:change-start text:change-id="ct94409105099008"/><text:span text:style-name="T1">Five hundred </text:span><text:change-end text:change-id="ct94409105099008"/><text:span text:style-name="T1">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text:span><text:change-start text:change-id="ct94409100368208"/><text:span text:style-name="T1">had </text:span><text:change-end text:change-id="ct94409100368208"/><text:span text:style-name="T1">partially </text:span><text:change text:change-id="ct94409105054064"/><text:span text:style-name="T1">evolved from nautical cultural habit.</text:span></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Text_20_body"><text:span text:style-name="T1">Percy hesitated, and then transmitted back, “</text:span><text:change-start text:change-id="ct94409105054544"/><text:span text:style-name="T1">W</text:span><text:change-end text:change-id="ct94409105054544"/><text:change text:change-id="ct94409105086064"/><text:span text:style-name="T1">ell, first let me state flat out that we’re nothing but a cargo sub</text:span><text:change text:change-id="ct94409105054880"/><text:change-start text:change-id="ct94409105100800"/><text:span text:style-name="T1">—</text:span><text:change-end text:change-id="ct94409105100800"/><text:span text:style-name="T1">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span></text:p>
      <text:p text:style-name="Text_20_body"><text:span text:style-name="T1">Another moment passed. “Yeah. Well. These waters are empty because the Authorities running this territory right now are a bunch of tight-sphinctered class-A</text:span><text:change-start text:change-id="ct94409105102016"/><text:span text:style-name="T1">-</text:span><text:change-end text:change-id="ct94409105102016"/><text:change text:change-id="ct94409105102256"/><text:span text:style-name="T1">holes who seem more interested in shooting down transports than letting any commerce commence. It’s a fucking bad place to be not moving and on the surface.”</text:span></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Text_20_body"><text:span text:style-name="T1">“We’ll look for you</text:span><text:change text:change-id="ct94409105107680"/><text:change-start text:change-id="ct94409105107920"/><text:span text:style-name="T1">—</text:span><text:change-end text:change-id="ct94409105107920"/><text:span text:style-name="T1">for something</text:span><text:change text:change-id="ct94409105108160"/><text:change-start text:change-id="ct94409105108400"/><text:span text:style-name="T1">—</text:span><text:change-end text:change-id="ct94409105108400"/><text:span text:style-name="T1">off the port side. Out.”</text:span></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text:span><text:change-start text:change-id="ct94409100473952"/><text:span text:style-name="T1">,</text:span><text:change-end text:change-id="ct94409100473952"/><text:span text:style-name="T1">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text:span><text:change-start text:change-id="ct94409100433216"/><text:span text:style-name="T1">mini-sub’s </text:span><text:change-end text:change-id="ct94409100433216"/><text:span text:style-name="T1">sail</text:span><text:change text:change-id="ct94409105113072"/><text:span text:style-name="T1">, and the head of a man with yellow spiked hair emerged. His arms were still inside the sail</text:span><text:change-start text:change-id="ct94409105113312"/><text:span text:style-name="T1">,</text:span><text:change-end text:change-id="ct94409105113312"/><text:span text:style-name="T1"> working controls</text:span><text:change-start text:change-id="ct94409105114256"/><text:span text:style-name="T1">,</text:span><text:change-end text:change-id="ct94409105114256"/><text:span text:style-name="T1"> and he was standing propped on something inside so he could get his head and shoulders </text:span><text:change text:change-id="ct94409105114496"/><text:span text:style-name="T1">high enough above the fairing to see as he guided </text:span><text:change text:change-id="ct94409105115296"/><text:change-start text:change-id="ct94409105116272"/><text:span text:style-name="T1">his craft </text:span><text:change-end text:change-id="ct94409105116272"/><text:span text:style-name="T1">alongside the </text:span><text:span text:style-name="T2">Prospect</text:span><text:span text:style-name="T1">.</text:span></text:p>
      <text:p text:style-name="Text_20_body"><text:span text:style-name="T1">Bastian opened the hatch to a wet-storage locker on the deck and pulled out some large white rubber fenders that were flat and deflated </text:span><text:change text:change-id="ct94409105119248"/><text:change-start text:change-id="ct94409105119792"/><text:span text:style-name="T1">from</text:span><text:change-end text:change-id="ct94409105119792"/><text:span text:style-name="T1">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span></text:p>
      <text:p text:style-name="Text_20_body"><text:span text:style-name="T1">“Toss a line!” the ma</text:span><text:change text:change-id="ct94409100365808"/><text:span text:style-name="T1">n in the mini-sub yelled as he let the engine run on idle and stepped over the fairing. He was wearing tall rubber boots as he ran up the washed deck of the small sub. The boots were pulled over leather pants that were originally probably black, but </text:span><text:change text:change-id="ct94409105117568"/><text:span text:style-name="T1">were </text:span><text:change-start text:change-id="ct94409100441296"/><text:span text:style-name="T1">now </text:span><text:change-end text:change-id="ct94409100441296"/><text:span text:style-name="T1">cracked and gray at the seams and </text:span><office:annotation office:name="__Annotation__2707_2956951863" loext:resolved="false"><dc:creator>Julia Ringo</dc:creator><dc:date>2023-10-10T13:57:00</dc:date><meta:creator-initials>JR</meta:creator-initials><text:p><text:span text:style-name="T5">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text:span><text:change text:change-id="ct94409105086320"/><text:span text:style-name="T1">adjustable wrenches</text:span><text:change-start text:change-id="ct94409105123600"/><text:span text:style-name="T1"> in various sizes</text:span><text:change-end text:change-id="ct94409105123600"/><text:span text:style-name="T1">, the finish on them beaten away, matte and rusting in places, from years of banging against each other like chimes. He wore a faded black denim vest from which the sleeves had been inexpertly removed</text:span><text:change-start text:change-id="ct94409104808416"/><text:span text:style-name="T1">,</text:span><text:change-end text:change-id="ct94409104808416"/><text:span text:style-name="T1">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text:span><text:change text:change-id="ct94409104799120"/><text:span text:style-name="T1">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Text_20_body"><text:span text:style-name="T1">The man took the cigarette between his fingers and brought it to his lips to suck long and hard</text:span><text:change text:change-id="ct94409105127696"/><text:span text:style-name="T1">. “Ah fuck</text:span><text:change-start text:change-id="ct94409105127936"/><text:span text:style-name="T1">,</text:span><text:change-end text:change-id="ct94409105127936"/><text:span text:style-name="T1"> thanks. I ran out a couple of days ago. I go by Shakes.” He held up his hand level in front of them and they could see it tremble slightly in the air. “Ya can see why.” Shakes looked at Hemi</text:span><text:change-start text:change-id="ct94409105128176"/><text:span text:style-name="T1">,</text:span><text:change-end text:change-id="ct94409105128176"/><text:span text:style-name="T1"> standing just ahead of Percy with his black beard wafting in the breeze. “You the captain?”</text:span></text:p>
      <text:p text:style-name="Text_20_body"><text:span text:style-name="T1">Hemi nodded toward Percy. She stuck </text:span><text:change-start text:change-id="ct94409105129456"/><text:span text:style-name="T1">out </text:span><text:change-end text:change-id="ct94409105129456"/><text:span text:style-name="T1">a grimy hand</text:span><text:change text:change-id="ct94409104800288"/><text:span text:style-name="T1">. “Captain Percy. Hemi here is my submersible giant and Deck Boss. The skinny one is Bastian.”</text:span></text:p>
      <text:p text:style-name="P8">“That the whole complement?”</text:p>
      <text:p text:style-name="Text_20_body"><text:span text:style-name="T1">“Few more below.” Percy was still staring at the mini-sub</text:span><text:change-start text:change-id="ct94409104800928"/><text:span text:style-name="T1">.</text:span><text:change-end text:change-id="ct94409104800928"/><text:change text:change-id="ct94409104803792"/><text:span text:style-name="T1"> “</text:span><text:change text:change-id="ct94409104804432"/><text:change-start text:change-id="ct94409104769168"/><text:span text:style-name="T1">T</text:span><text:change-end text:change-id="ct94409104769168"/><text:span text:style-name="T1">hat’s a hell of a fucked-up craft ya got there.”</text:span></text:p>
      <text:p text:style-name="Text_20_body"><text:span text:style-name="T1">“Like it? I built it my fuckin’ self. Welded it together on the top of a mountain coffee farm from rotting scraps of metal. They had a bunch of land higher up where the coffee don’t grow, and it seemed like a good place to build a boat. It was. </text:span><text:change-start text:change-id="ct94409105031024"/><text:span text:style-name="T1">’</text:span><text:change-end text:change-id="ct94409105031024"/><text:span text:style-name="T1">Cept it wasn’t a good place to launch a boat from. Getting it down to the water was way more difficult than the buildin’ of it.”</text:span></text:p>
      <text:p text:style-name="P8">“I could imagine,” said Hemi.</text:p>
      <text:p text:style-name="Text_20_body"><text:span text:style-name="T1">“I’ve heard of this kind of thing,” said Percy</text:span><text:change-start text:change-id="ct94409105042080"/><text:span text:style-name="T1">.</text:span><text:change-end text:change-id="ct94409105042080"/><text:change text:change-id="ct94409105042960"/><text:span text:style-name="T1"> “</text:span><text:change-start text:change-id="ct94409105045712"/><text:span text:style-name="T1">T</text:span><text:change-end text:change-id="ct94409105045712"/><text:change text:change-id="ct94409105061440"/><text:span text:style-name="T1">he boat runs fast and just below the surface. Basically invisible to any kind of radar, and too quiet for most sonar. Good for</text:span><text:change text:change-id="ct94409105049168"/><text:change-start text:change-id="ct94409105071984"/><text:span text:style-name="T1"> . . . </text:span><text:change-end text:change-id="ct94409105071984"/><text:change text:change-id="ct94409105072624"/><text:span text:style-name="T1">small shipments?”</text:span></text:p>
      <text:p text:style-name="Text_20_body"><text:span text:style-name="T1">“Aye, ‘</text:span><text:change-start text:change-id="ct94409105074384"/><text:span text:style-name="T1">s</text:span><text:change-end text:change-id="ct94409105074384"/><text:change text:change-id="ct94409105075024"/><text:span text:style-name="T1">pecialty shipments’</text:span><text:change text:change-id="ct94409105076848"/><text:change-start text:change-id="ct94409105077488"/><text:span text:style-name="T1">—</text:span><text:change-end text:change-id="ct94409105077488"/><text:span text:style-name="T1">when stuff has to be got somewhere fast with no fucking questions asked. Just not too much stuff. I also built in a few special modifications</text:span><text:change text:change-id="ct94409105079488"/><text:change-start text:change-id="ct94409105089792"/><text:span text:style-name="T1">—</text:span><text:change-end text:change-id="ct94409105089792"/><text:span text:style-name="T1">this boat is the fastest and most versatile in its class!”</text:span></text:p>
      <text:p text:style-name="P8">Captain Percy looked at the rusting bulbous hulk alongside her boat and doubted there was any class of vessel that would accept it.</text:p>
      <text:p text:style-name="Text_20_body"><text:span text:style-name="T1">Shakes continued, “</text:span><text:change-start text:change-id="ct94409105091360"/><text:span text:style-name="T1">M</text:span><text:change-end text:change-id="ct94409105091360"/><text:change text:change-id="ct94409105092000"/><text:span text:style-name="T1">ost of these homemade jobs just run at the surface; I added some batteries and some trim tanks, and this here boat</text:span><text:change text:change-id="ct94409105092640"/><text:change-start text:change-id="ct94409105093520"/><text:span text:style-name="T1">—</text:span><text:change-end text:change-id="ct94409105093520"/><text:span text:style-name="T1">the </text:span><text:span text:style-name="T2">Gnat</text:span><text:span text:style-name="T1"> is the name</text:span><text:change text:change-id="ct94409105101392"/><text:change-start text:change-id="ct94409105105120"/><text:span text:style-name="T1">—</text:span><text:change-end text:change-id="ct94409105105120"/><text:span text:style-name="T1">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text:span><text:change-start text:change-id="ct94409100416032"/><text:span text:style-name="T1">,</text:span><text:change-end text:change-id="ct94409100416032"/><text:change text:change-id="ct94409105087328"/><text:span text:style-name="T1">” </text:span><text:change-start text:change-id="ct94409105086864"/><text:span text:style-name="T1">h</text:span><text:change-end text:change-id="ct94409105086864"/><text:change text:change-id="ct94409100289472"/><text:span text:style-name="T1">e said</text:span><text:change-start text:change-id="ct94409105140816"/><text:span text:style-name="T1">,</text:span><text:change-end text:change-id="ct94409105140816"/><text:span text:style-name="T1"> kicking the toe of his rubber boot against the hull of the </text:span><text:span text:style-name="T2">Prospect</text:span><text:span text:style-name="T1">.</text:span></text:p>
      <text:p text:style-name="Text_20_body"><text:span text:style-name="T1">Percy frowned. “Welp, that’s an impressive submersible hobby you got there. But has anyone here got an idea how we’re going to get my boat moving? You ain’t carrying a load of diesel fuel</text:span><text:change-start text:change-id="ct94409105142288"/><text:span text:style-name="T1">,</text:span><text:change-end text:change-id="ct94409105142288"/><text:span text:style-name="T1"> are you</text:span><text:change-start text:change-id="ct94409105142944"/><text:span text:style-name="T1">,</text:span><text:change-end text:change-id="ct94409105142944"/><text:span text:style-name="T1"> Mr. Shakes?”</text:span></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text:span><text:change text:change-id="ct94409105144064"/><text:change-start text:change-id="ct94409105143824"/><text:span text:style-name="T1">—</text:span><text:change-end text:change-id="ct94409105143824"/><text:span text:style-name="T1">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Text_20_body"><text:span text:style-name="T1">“Look, we aren’t the type to ask for help,” Percy said, “and I hate imposing on other folks’ business, just as I don’t want ’em imposing on mine, but you can see we’re more than a little desperate here. If you can see your way to allowing Hemi</text:span><text:change text:change-id="ct94409105149392"/><text:change-start text:change-id="ct94409105150144"/><text:span text:style-name="T1">—</text:span><text:change-end text:change-id="ct94409105150144"/><text:span text:style-name="T1">and just Hemi</text:span><text:change text:change-id="ct94409105150384"/><text:change-start text:change-id="ct94409105151168"/><text:span text:style-name="T1">—</text:span><text:change-end text:change-id="ct94409105151168"/><text:span text:style-name="T1">aboard to take some specs of your boat</text:span><text:change text:change-id="ct94409105151568"/><text:change-start text:change-id="ct94409105152832"/><text:span text:style-name="T1">—</text:span><text:change-end text:change-id="ct94409105152832"/><text:span text:style-name="T1">see if you’re carrying anything he can use</text:span><text:change text:change-id="ct94409105153552"/><text:change-start text:change-id="ct94409105154544"/><text:span text:style-name="T1">—</text:span><text:change-end text:change-id="ct94409105154544"/><text:span text:style-name="T1">we’ll make it up to you later</text:span><text:change text:change-id="ct94409105155776"/><text:change text:change-id="ct94409105155456"/><text:change-start text:change-id="ct94409105156768"/><text:span text:style-name="T1"> . . . </text:span><text:change-end text:change-id="ct94409105156768"/><text:span text:style-name="T1">At the current moment about all we can offer you is hot food.”</text:span></text:p>
      <text:p text:style-name="Text_20_body"><text:span text:style-name="T1">Shakes eyes brightened at that. “Hrm. Well</text:span><text:change-start text:change-id="ct94409105158240"/><text:span text:style-name="T1">,</text:span><text:change-end text:change-id="ct94409105158240"/><text:span text:style-name="T1">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span></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text:span><text:change-start text:change-id="ct94409105160688"/><text:span text:style-name="T1">,</text:span><text:change-end text:change-id="ct94409105160688"/><text:span text:style-name="T1">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Text_20_body"><text:span text:style-name="T1">“Solo operators</text:span><text:change text:change-id="ct94409105161920"/><text:change-start text:change-id="ct94409105162160"/><text:span text:style-name="T1"> . . . </text:span><text:change-end text:change-id="ct94409105162160"/><text:change text:change-id="ct94409105162400"/><text:span text:style-name="T1">nobody who is comfortable spending days or weeks at sea alone</text:span><text:change text:change-id="ct94409105162640"/><text:change-start text:change-id="ct94409105162880"/><text:span text:style-name="T1">—</text:span><text:change-end text:change-id="ct94409105162880"/><text:span text:style-name="T1">eating fucking cold canned food no less</text:span><text:change text:change-id="ct94409105163120"/><text:change-start text:change-id="ct94409105163632"/><text:span text:style-name="T1">—</text:span><text:change-end text:change-id="ct94409105163632"/><text:span text:style-name="T1">ever totally has their head screwed on right. Anyway, it doesn’t matter how pleasant a person he is. The question is, do you think there’s anything you can do with that boat that’s going to help us?”</text:span></text:p>
      <text:p text:style-name="P8">“I am not entirely hopeful. It is not much of a craft, and is not likely to have much in the way of resources aboard. Frankly, I am surprised he is not lost and dead in the water himself.”</text:p>
      <text:p text:style-name="Text_20_body"><text:span text:style-name="T1">“Find us something</text:span><text:change-start text:change-id="ct94409105165152"/><text:span text:style-name="T1">,</text:span><text:change-end text:change-id="ct94409105165152"/><text:span text:style-name="T1"> Hemi. But don’t do anything to set that tweaked motherfucker off while you’re over there.”</text:span></text:p>
      <text:p text:style-name="P8">“I shall be like a lamb among the lions.”</text:p>
      <text:p text:style-name="Text_20_body"><text:span text:style-name="T1">From the sail of the </text:span><text:span text:style-name="T2">Gnat</text:span><text:change-start text:change-id="ct94409103745712"/><text:span text:style-name="T1">,</text:span><text:change-end text:change-id="ct94409103745712"/><text:span text:style-name="T1"> Shakes’</text:span><text:change-start text:change-id="ct94409103603072"/><text:span text:style-name="T1">s</text:span><text:change-end text:change-id="ct94409103603072"/><text:span text:style-name="T1"> head and arm popped up and gestured. “Come on over</text:span><text:change-start text:change-id="ct94409103660592"/><text:span text:style-name="T1">,</text:span><text:change-end text:change-id="ct94409103660592"/><text:span text:style-name="T1">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text:span><text:change text:change-id="ct94409105156272"/><text:span text:style-name="T1">dark and sagging</text:span><text:change text:change-id="ct94409105166912"/><text:span text:style-name="T1">.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Text_20_body"><text:span text:style-name="T1">Hemi had spent nearly his entire life among and inside filthy machines, but he had never seen anything where the grime lay down quite as thickly as this. There was literal garbage all over the deck</text:span><text:change-start text:change-id="ct94409105171744"/><text:span text:style-name="T1">;</text:span><text:change-end text:change-id="ct94409105171744"/><text:change text:change-id="ct94409105172624"/><text:span text:style-name="T1"> empty cans, candy wrappers, and various greasy machine parts all rolled back and forth with the swell. A big </text:span><text:change text:change-id="ct94409105172864"/><text:change-start text:change-id="ct94409105173104"/><text:span text:style-name="T1">empty herring </text:span><text:change-end text:change-id="ct94409105173104"/><text:span text:style-name="T1">tin </text:span><text:change text:change-id="ct94409105174016"/><text:change-start text:change-id="ct94409105174256"/><text:span text:style-name="T1">seemed intended to </text:span><text:change-end text:change-id="ct94409105174256"/><text:span text:style-name="T1">serve</text:span><text:change text:change-id="ct94409105175216"/><text:span text:style-name="T1"> as an ashtray</text:span><text:change-start text:change-id="ct94409105175456"/><text:span text:style-name="T1">,</text:span><text:change-end text:change-id="ct94409105175456"/><text:span text:style-name="T1"> but </text:span><text:change text:change-id="ct94409105175696"/><text:span text:style-name="T1">like it had </text:span><text:change text:change-id="ct94409105175936"/><text:span text:style-name="T1">been </text:span><text:change text:change-id="ct94409105176176"/><text:change-start text:change-id="ct94409105176656"/><text:span text:style-name="T1">used mostly</text:span><text:change-end text:change-id="ct94409105176656"/><text:span text:style-name="T1"> as a target </text:span><text:change text:change-id="ct94409105178192"/><text:change-start text:change-id="ct94409105180480"/><text:span text:style-name="T1">for</text:span><text:change-end text:change-id="ct94409105180480"/><text:span text:style-name="T1"> used butts</text:span><text:change text:change-id="ct94409105183120"/><text:change text:change-id="ct94409105182800"/><text:change-start text:change-id="ct94409105185712"/><text:span text:style-name="T1">—</text:span><text:change-end text:change-id="ct94409105185712"/><text:span text:style-name="T1">most of which had missed and lay scattered about.</text:span></text:p>
      <text:p text:style-name="Text_20_body"><text:span text:style-name="T1">There were stacks of pornography</text:span><text:change text:change-id="ct94409105187584"/><text:change-start text:change-id="ct94409105187824"/><text:span text:style-name="T1">—</text:span><text:change-end text:change-id="ct94409105187824"/><text:span text:style-name="T1">Shakes had not bothered to hide any of it. Or at least Hemi hoped that was true, because the stacks on display were of a class so deviant that Hemi could not imagine what Shakes would have </text:span><text:change text:change-id="ct94409105188064"/><text:change-start text:change-id="ct94409105188304"/><text:span text:style-name="T1">found in</text:span><text:change-end text:change-id="ct94409105188304"/><text:span text:style-name="T1"> need</text:span><text:change-start text:change-id="ct94409105189040"/><text:span text:style-name="T1"> of</text:span><text:change-end text:change-id="ct94409105189040"/><text:change text:change-id="ct94409105189280"/><text:span text:style-name="T1"> hiding.</text:span></text:p>
      <text:p text:style-name="Text_20_body"><text:span text:style-name="T1">In one space, recessed between the supports of the pressure hull, were columns of </text:span><text:change text:change-id="ct94409105190160"/><text:span text:style-name="T1">still unopened</text:span><text:change-start text:change-id="ct94409105190640"/><text:span text:style-name="T1"> food cans</text:span><text:change-end text:change-id="ct94409105190640"/><text:span text:style-name="T1">. The labels had been peeled off and the contents written on them in grease pencil. Most appeared to </text:span><text:change text:change-id="ct94409105190400"/><text:change-start text:change-id="ct94409105191328"/><text:span text:style-name="T1">contain</text:span><text:change-end text:change-id="ct94409105191328"/><text:span text:style-name="T1"> some variety of highly</text:span><text:change-start text:change-id="ct94409105191568"/><text:span text:style-name="T1"> </text:span><text:change-end text:change-id="ct94409105191568"/><text:change text:change-id="ct94409105191808"/><text:span text:style-name="T1">salted pasta-and-sauce. In another recess was a bin with what must have been a hundred different types of </text:span><text:change-start text:change-id="ct94409105192048"/><text:span text:style-name="T1">color-sorting </text:span><text:change-end text:change-id="ct94409105192048"/><text:span text:style-name="T1">puzzle games</text:span><text:change text:change-id="ct94409105192288"/><text:span text:style-name="T1">. Every single </text:span><text:change text:change-id="ct94409105192528"/><text:span text:style-name="T1">puzzle was solved.</text:span></text:p>
      <text:p text:style-name="Text_20_body"><text:span text:style-name="T1">The controls to the sub were aligned with and partially inside of the sail. Hemi noted that the controls were airplane-style</text:span><text:change-start text:change-id="ct94409105193680"/><text:span text:style-name="T1">,</text:span><text:change-end text:change-id="ct94409105193680"/><text:change text:change-id="ct94409105193920"/><text:span text:style-name="T1"> with a single yoke that controlled both the angle and direction of the boat</text:span><text:change text:change-id="ct94409105194368"/><text:change-start text:change-id="ct94409105194608"/><text:span text:style-name="T1">—</text:span><text:change-end text:change-id="ct94409105194608"/><text:span text:style-name="T1">a pretty sophisticated system for any submarine, but particularly a hand-built machine.</text:span></text:p>
      <text:p text:style-name="Text_20_body"><text:span text:style-name="T1">The sail was the only place with enough headroom to stand upright. Or</text:span><text:change-start text:change-id="ct94409105194848"/><text:span text:style-name="T1">,</text:span><text:change-end text:change-id="ct94409105194848"/><text:change text:change-id="ct94409105195728"/><text:span text:style-name="T1"> at least</text:span><text:change-start text:change-id="ct94409105195968"/><text:span text:style-name="T1">,</text:span><text:change-end text:change-id="ct94409105195968"/><text:span text:style-name="T1"> Shakes could stand upright there</text:span><text:change-start text:change-id="ct94409105196208"/><text:span text:style-name="T1">;</text:span><text:change-end text:change-id="ct94409105196208"/><text:change text:change-id="ct94409105196448"/><text:span text:style-name="T1">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text:span><text:change text:change-id="ct94409105196688"/><text:change-start text:change-id="ct94409105196928"/><text:span text:style-name="T1">m</text:span><text:change-end text:change-id="ct94409105196928"/><text:change text:change-id="ct94409105197168"/><text:span text:style-name="T1">. There was a thin heavily-stained mattress to one side, which Shakes was raising to lean against the pressure hull so there was enough room to pass the crates.</text:span></text:p>
      <text:p text:style-name="Text_20_body"><text:span text:style-name="T1">“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text:span><text:change-start text:change-id="ct94409103669424"/><text:span text:style-name="T1">,</text:span><text:change-end text:change-id="ct94409103669424"/><text:change text:change-id="ct94409100494192"/><text:span text:style-name="T1"> stuffed them into his cheek</text:span><text:change-start text:change-id="ct94409100321296"/><text:span text:style-name="T1">,</text:span><text:change-end text:change-id="ct94409100321296"/><text:span text:style-name="T1"> and masticated them slowly.</text:span></text:p>
      <text:p text:style-name="Text_20_body"><text:span text:style-name="T1">“Yes, the engines first</text:span><text:change-start text:change-id="ct94409103246832"/><text:span text:style-name="T1">,</text:span><text:change-end text:change-id="ct94409103246832"/><text:span text:style-name="T1"> if you please.” Hemi squeezed past the crates and pulled a small notebook and pencil from an inside pocket of his tweed jacket. The engine was massive and took up the entire rear third of the boat. Now Hemi was genuinely impressed</text:span><text:change-start text:change-id="ct94409099461552"/><text:span text:style-name="T1">.</text:span><text:change-end text:change-id="ct94409099461552"/><text:change text:change-id="ct94409099905824"/><text:span text:style-name="T1"> “</text:span><text:change-start text:change-id="ct94409099418208"/><text:span text:style-name="T1">T</text:span><text:change-end text:change-id="ct94409099418208"/><text:change text:change-id="ct94409103707008"/><text:span text:style-name="T1">hat’s a lot of engine for such a small vessel.”</text:span></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Text_20_body"><text:span text:style-name="T1">The configuration was obvious to Hemi. The greasy steel drive shaft came straight from the back end of the diesel</text:span><text:change-start text:change-id="ct94409103384096"/><text:span text:style-name="T1">,</text:span><text:change-end text:change-id="ct94409103384096"/><text:span text:style-name="T1"> </text:span><text:change text:change-id="ct94409103371136"/><text:change-start text:change-id="ct94409105181824"/><text:span text:style-name="T1">ran </text:span><text:change-end text:change-id="ct94409105181824"/><text:span text:style-name="T1">along the center</text:span><text:change text:change-id="ct94409105199840"/><text:span text:style-name="T1">line of the boat</text:span><text:change-start text:change-id="ct94409105200080"/><text:span text:style-name="T1">,</text:span><text:change-end text:change-id="ct94409105200080"/><text:span text:style-name="T1"> and passed out through the stern, like </text:span><text:change-start text:change-id="ct94409105200320"/><text:span text:style-name="T1">a needle piercing </text:span><text:change-end text:change-id="ct94409105200320"/><text:span text:style-name="T1">an egg </text:span><text:change-start text:change-id="ct94409105200560"/><text:span text:style-name="T1">resting </text:span><text:change-end text:change-id="ct94409105200560"/><text:span text:style-name="T1">on its side</text:span><text:change text:change-id="ct94409105200800"/><text:span text:style-name="T1">.</text:span></text:p>
      <text:p text:style-name="Text_20_body"><text:span text:style-name="T1">“But you said it has batteries</text:span><text:change-start text:change-id="ct94409105201392"/><text:span text:style-name="T1">,</text:span><text:change-end text:change-id="ct94409105201392"/><text:span text:style-name="T1"> too</text:span><text:change-start text:change-id="ct94409105201632"/><text:span text:style-name="T1">.</text:span><text:change-end text:change-id="ct94409105201632"/><text:change text:change-id="ct94409105201872"/><text:span text:style-name="T1"> </text:span><text:change-start text:change-id="ct94409105202112"/><text:span text:style-name="T1">T</text:span><text:change-end text:change-id="ct94409105202112"/><text:change text:change-id="ct94409105202352"/><text:span text:style-name="T1">he boat can swim underwater?”</text:span></text:p>
      <text:p text:style-name="Text_20_body"><text:span text:style-name="T1">“Sure</text:span><text:change-start text:change-id="ct94409105203232"/><text:span text:style-name="T1">.</text:span><text:change-end text:change-id="ct94409105203232"/><text:change text:change-id="ct94409105203472"/><text:span text:style-name="T1"> </text:span><text:change-start text:change-id="ct94409105203712"/><text:span text:style-name="T1">T</text:span><text:change-end text:change-id="ct94409105203712"/><text:change text:change-id="ct94409105203952"/><text:span text:style-name="T1">he direct-shaft drive means I’ve gotta have a transmission</text:span><text:change-start text:change-id="ct94409105204192"/><text:span text:style-name="T1">,</text:span><text:change-end text:change-id="ct94409105204192"/><text:span text:style-name="T1"> of course. I worked with a mechanical genius who lived on the coffee farm to build this fancy-ass transmission that lets me switch over to that electric motor to drive. It’s a fuckin’ hassle</text:span><text:change-start text:change-id="ct94409105204432"/><text:span text:style-name="T1">,</text:span><text:change-end text:change-id="ct94409105204432"/><text:span text:style-name="T1"> though, I try to avoid it, ‘cept in emergencies. I have to leave the controls and come back here to the engines, switch out the diesel</text:span><text:change-start text:change-id="ct94409105205488"/><text:span text:style-name="T1">,</text:span><text:change-end text:change-id="ct94409105205488"/><text:span text:style-name="T1"> and manually engage the electric motor with these levers. And the electric motor is small</text:span><text:change text:change-id="ct94409105205728"/><text:change-start text:change-id="ct94409105206624"/><text:span text:style-name="T1">—</text:span><text:change-end text:change-id="ct94409105206624"/><text:span text:style-name="T1">it’s slow</text:span><text:change-start text:change-id="ct94409103580256"/><text:span text:style-name="T1">,</text:span><text:change-end text:change-id="ct94409103580256"/><text:change text:change-id="ct94409099891184"/><text:span text:style-name="T1"> though fuckin’ silent as a sunken graveyard.”</text:span></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Text_20_body"><text:span text:style-name="T1">“Eh, batteries, fuel, ballast tanks are all below these deck panels. You have to pull them up to get at them. Since I rarely use the electric motor, the batteries almost always have a full charge on them</text:span><text:change text:change-id="ct94409103579888"/><text:change-start text:change-id="ct94409105211248"/><text:span text:style-name="T1">—</text:span><text:change-end text:change-id="ct94409105211248"/><text:span text:style-name="T1">as they do right now</text:span><text:change text:change-id="ct94409105211488"/><text:change-start text:change-id="ct94409105212208"/><text:span text:style-name="T1">—</text:span><text:change-end text:change-id="ct94409105212208"/><text:span text:style-name="T1">if that helps somehow. Obviously not enough juice to power your giant fuckin’ washtub over there.”</text:span></text:p>
      <text:p text:style-name="P8">“No, not nearly. How much fuel do you have?”</text:p>
      <text:p text:style-name="Text_20_body"><text:span text:style-name="T1">“Wellsir, this is how we check that</text:span><text:change text:change-id="ct94409105213728"/><text:change-start text:change-id="ct94409105213968"/><text:span text:style-name="T1"> . . .</text:span><text:change-end text:change-id="ct94409105213968"/><text:span text:style-name="T1">” Shakes slipped his finger through a metal ring atop a pipe that ran up</text:span><text:change text:change-id="ct94409105214208"/><text:span text:style-name="T1">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text:span><text:change text:change-id="ct94409105214448"/><text:change-start text:change-id="ct94409105214688"/><text:span text:style-name="T1">its length</text:span><text:change-end text:change-id="ct94409105214688"/><text:span text:style-name="T1">.</text:span></text:p>
      <text:p text:style-name="Text_20_body"><text:span text:style-name="T1">Hemi winced as he caught an acrid whiff of petrochemicals</text:span><text:change text:change-id="ct94409105215568"/><text:span text:style-name="T1">. “You buy decent quality fuel oil</text:span><text:change-start text:change-id="ct94409105215808"/><text:span text:style-name="T1">,</text:span><text:change-end text:change-id="ct94409105215808"/><text:span text:style-name="T1"> Captain Shakes?”</text:span></text:p>
      <text:p text:style-name="Text_20_body"><text:span text:style-name="T1">“Ah well fuck, you know</text:span><text:change-start text:change-id="ct94409105216928"/><text:span text:style-name="T1">,</text:span><text:change-end text:change-id="ct94409105216928"/><text:change text:change-id="ct94409105217168"/><text:span text:style-name="T1"> I buy whatever I can get at the trading posts. I’m sure they’re sometimes selling me chunky bunker with the used oil from the cafeteria deep fryer dumped on top. But ain’t that what the fuckin’ fuel filter is for?” Shakes kicked at a rust-flaked cylinder mounted on a pipe </text:span><text:change-start text:change-id="ct94409105218656"/><text:span text:style-name="T1">that </text:span><text:change-end text:change-id="ct94409105218656"/><text:change text:change-id="ct94409105218896"/><text:change-start text:change-id="ct94409105219776"/><text:span text:style-name="T1">ran </text:span><text:change-end text:change-id="ct94409105219776"/><text:span text:style-name="T1">back toward</text:span><text:change text:change-id="ct94409105220016"/><text:span text:style-name="T1"> the engine. “I consider it good quality fuel if I don’t hafta siphon water out of the bottom of the tank after a top-up.”</text:span></text:p>
      <text:p text:style-name="P8">“Indeed. And how long will that amount of fuel oil you have there last you?” Hemi asked, pointing the eraser side of his pencil at the dripping dipstick Shakes was still holding between them.</text:p>
      <text:p text:style-name="Text_20_body"><text:span text:style-name="T1">“Maybe twelve hours</text:span><text:change-start text:change-id="ct94409105221536"/><text:span text:style-name="T1">’</text:span><text:change-end text:change-id="ct94409105221536"/><text:span text:style-name="T1"> worth left. Enough to get me where I’m fuckin’ going.”</text:span></text:p>
      <text:p text:style-name="P8">“Where are you going?”</text:p>
      <text:p text:style-name="P8">“I think I’m gonna keep that bit a’ information to myself for the moment.” Shakes set the dipstick back in its pipe.</text:p>
      <text:p text:style-name="Text_20_body"><text:span text:style-name="T1">Hemi made a sound in his throat while he scribbled some calculations. He pointed to a gauge in front of the control yoke</text:span><text:change-start text:change-id="ct94409105223696"/><text:span text:style-name="T1">.</text:span><text:change-end text:change-id="ct94409105223696"/><text:change text:change-id="ct94409105223936"/><text:span text:style-name="T1"> “</text:span><text:change text:change-id="ct94409105224176"/><text:change-start text:change-id="ct94409105224416"/><text:span text:style-name="T1">I</text:span><text:change-end text:change-id="ct94409105224416"/><text:span text:style-name="T1">s that the battery charge?”</text:span></text:p>
      <text:p text:style-name="Text_20_body"><text:span text:style-name="T1">“Such as it is. That’s salvaged from tractor parts</text:span><text:change-start text:change-id="ct94409105225296"/><text:span text:style-name="T1">,</text:span><text:change-end text:change-id="ct94409105225296"/><text:span text:style-name="T1">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span></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text:span><text:change text:change-id="ct94409105206208"/><text:change-start text:change-id="ct94409105228752"/><text:span text:style-name="T1"> . . . </text:span><text:change-end text:change-id="ct94409105228752"/><text:change text:change-id="ct94409105228992"/><text:span text:style-name="T1">where were </text:span><text:span text:style-name="T2">you</text:span><text:span text:style-name="T1"> guys headed, before the whole fuckin’ dead-ship thing?”</text:span></text:p>
      <text:p text:style-name="Text_20_body"><text:span text:style-name="T1">Hemi did not look up from his work. “Captain Percy has been playing that particular piece of information close to her chest since we left the last port. I believe she has a line on our next job, but she has not yet shared details with me,” </text:span><text:change text:change-id="ct94409105229872"/><text:change-start text:change-id="ct94409105230624"/><text:span text:style-name="T1">he </text:span><text:change-end text:change-id="ct94409105230624"/><text:span text:style-name="T1">said somewhat tentatively. He continued silently checking the status of the batteries while Shakes pulled a pack of cigarettes from his vest and lit one to chase down the flavor of the leaves he had been chomping on.</text:spa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change-start text:change-id="ct94409105233424"/><text:span text:style-name="T1">, where</text:span><text:change-end text:change-id="ct94409105233424"/><text:span text:style-name="T1"> </text:span><text:change text:change-id="ct94409105233664"/><text:span text:style-name="T1">Captain Percy and Bastian </text:span><text:change-start text:change-id="ct94409105233904"/><text:span text:style-name="T1">were </text:span><text:change-end text:change-id="ct94409105233904"/><text:span text:style-name="T1">already crammed into the tight seating around the table. Gregory was </text:span><text:change-start text:change-id="ct94409105234496"/><text:span text:style-name="T1">at the stove, </text:span><text:change-end text:change-id="ct94409105234496"/><text:span text:style-name="T1">working a giant cast iron pan </text:span><text:change text:change-id="ct94409105234736"/><text:span text:style-name="T1">so heavy with frying rice that the wiry muscles of </text:span><text:change text:change-id="ct94409105234976"/><text:change-start text:change-id="ct94409105235216"/><text:span text:style-name="T1">his </text:span><text:change-end text:change-id="ct94409105235216"/><text:span text:style-name="T1">arm </text:span><text:change text:change-id="ct94409105236544"/><text:span text:style-name="T1">bulged with the effort of shaking it.</text:span></text:p>
      <text:p text:style-name="P8">Gregory looked up when Hemi and Shakes came in. Hemi introduced Shakes.</text:p>
      <text:p text:style-name="Text_20_body"><text:span text:style-name="T1">“Fuck yeah,” said Shakes</text:span><text:change-start text:change-id="ct94409105238304"/><text:span text:style-name="T1">,</text:span><text:change-end text:change-id="ct94409105238304"/><text:span text:style-name="T1"> eyeing the pile of frying rice</text:span><text:change-start text:change-id="ct94409105238544"/><text:span text:style-name="T1">.</text:span><text:change-end text:change-id="ct94409105238544"/><text:change text:change-id="ct94409105238784"/><text:span text:style-name="T1"> “I ain’t eaten nothing but cold canned pasta for more than a week.”</text:span></text:p>
      <text:p text:style-name="Text_20_body"><text:span text:style-name="T1">“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span><text:change text:change-id="ct94409105239664"/><text:change-start text:change-id="ct94409105240528"/><text:span text:style-name="T1"> . . .</text:span><text:change-end text:change-id="ct94409105240528"/><text:span text:style-name="T1">”</text:span></text:p>
      <text:p text:style-name="Text_20_body"><text:span text:style-name="T1">“Are you putting that foul slimy-gray pickled cabbage in the rice again</text:span><text:change-start text:change-id="ct94409105241408"/><text:span text:style-name="T1">,</text:span><text:change-end text:change-id="ct94409105241408"/><text:span text:style-name="T1"> Gregory?” asked Bastian</text:span><text:change-start text:change-id="ct94409105241648"/><text:span text:style-name="T1">.</text:span><text:change-end text:change-id="ct94409105241648"/><text:change text:change-id="ct94409105241888"/><text:span text:style-name="T1"> “</text:span><text:change-start text:change-id="ct94409105242128"/><text:span text:style-name="T1">Y</text:span><text:change-end text:change-id="ct94409105242128"/><text:change text:change-id="ct94409105242368"/><text:span text:style-name="T1">ou’ll be killing submariners if submariner’s food is that fucking real.”</text:span></text:p>
      <text:p text:style-name="Text_20_body"><text:span text:style-name="T1">Gregory huffed. “My ol’ pap worked a submarine galley in the wars. He used to say</text:span><text:change-start text:change-id="ct94409105243248"/><text:span text:style-name="T1">,</text:span><text:change-end text:change-id="ct94409105243248"/><text:span text:style-name="T1"> ‘</text:span><text:change-start text:change-id="ct94409105243488"/><text:span text:style-name="T1">I</text:span><text:change-end text:change-id="ct94409105243488"/><text:change text:change-id="ct94409105243728"/><text:span text:style-name="T1">f you can heat it, you can eat it.’ And this shit’s gonna be plenty fucking hot.” Gregory dumped in an entire container of the questionable pickled cabbage</text:span><text:change text:change-id="ct94409105243968"/><text:span text:style-name="T1"> and stirred it around as the sound of frying drowned out any conversation.</text:span></text:p>
      <text:p text:style-name="Text_20_body"><text:span text:style-name="T1">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text:span><text:change text:change-id="ct94409100419872"/><text:span text:style-name="T1">burst</text:span><text:change-start text:change-id="ct94409103458752"/><text:span text:style-name="T1">ing</text:span><text:change-end text:change-id="ct94409103458752"/><text:span text:style-name="T1"> from the pressure of the hot liquid inside.</text:span></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Text_20_body"><text:span text:style-name="T1">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text:span><text:change text:change-id="ct94409105248384"/><text:span text:style-name="T1">. Gregory never got to sit for more than a minute. And when no more eggs were </text:span><text:change text:change-id="ct94409105248624"/><text:span text:style-name="T1">demanded, he got up again to put coffee on.</text:span></text:p>
      <text:p text:style-name="P8">Between forkfuls of rice, Captain Percy tried to get an assessment of the situation on her boat. “Owen, have you been down in the cargo hold?” <text:change-start text:change-id="ct94409105250928"/></text:p>
      <text:p text:style-name="P8"><text:change-end text:change-id="ct94409105250928"/>Owen nodded, his crop fully loaded. <text:change-start text:change-id="ct94409105251808"/></text:p>
      <text:p text:style-name="P8"><text:change-end text:change-id="ct9440910525180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Text_20_body"><text:span text:style-name="T1">“I can try. But</text:span><text:change-start text:change-id="ct94409105253328"/><text:span text:style-name="T1">,</text:span><text:change-end text:change-id="ct94409105253328"/><text:span text:style-name="T1"> you know</text:span><text:change-start text:change-id="ct94409105254208"/><text:span text:style-name="T1">,</text:span><text:change-end text:change-id="ct94409105254208"/><text:span text:style-name="T1"> it’s delicate work that I’m just starting to figure out. There’s a chance I could just make it worse</text:span><text:change text:change-id="ct94409105254736"/><text:change-start text:change-id="ct94409105255264"/><text:span text:style-name="T1">—</text:span><text:change-end text:change-id="ct94409105255264"/><text:span text:style-name="T1">burn a hole right through the hull. If you’re asking me, I think you need Chips on it.”</text:span></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Text_20_body"><text:span text:style-name="T1">“Sylvia,” Hemi said, not looking up from his food</text:span><text:change-start text:change-id="ct94409105256448"/><text:span text:style-name="T1">,</text:span><text:change-end text:change-id="ct94409105256448"/><text:change text:change-id="ct94409105258176"/><text:span text:style-name="T1"> “I really think you need to do what you can to get Chips back to working on those repairs.”</text:span></text:p>
      <text:p text:style-name="P8">She smacked her fist on the table and looked up, breathing through her nostrils. “Fuck.”</text:p>
      <text:p text:style-name="P8"> </text:p>
      <text:p text:style-name="Text_20_body"><text:span text:style-name="T1">Owen took his coffee to go</text:span><text:change text:change-id="ct94409105258416"/><text:span text:style-name="T1"> and headed </text:span><text:change-start text:change-id="ct94409105260784"/><text:span text:style-name="T1">for</text:span><text:change-end text:change-id="ct94409105260784"/><text:change text:change-id="ct94409105261024"/><text:span text:style-name="T1"> the cargo hold to try and reinforce Chips’ patches. When there was finally a cup of coffee in front of everyone remaining in the galley, and the empty bowls </text:span><text:change-start text:change-id="ct94409105261264"/><text:span text:style-name="T1">had been </text:span><text:change-end text:change-id="ct94409105261264"/><text:span text:style-name="T1">pushed into the middle of the table, Percy brought them to order. “Next agenda item: assuming we don’t fucking sink, how do we get my lady moving again?” She looked at Hemi.</text:span></text:p>
      <text:p text:style-name="Text_20_body"><text:span text:style-name="T1">Hemi put his pencil down. “Perhaps in your time on the sea some of you have become familiar with the Angler fish? In some species</text:span><text:change-start text:change-id="ct94409105263040"/><text:span text:style-name="T1">,</text:span><text:change-end text:change-id="ct94409105263040"/><text:span text:style-name="T1">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span></text:p>
      <text:p text:style-name="P8">“Hemi, let’s try stepping around the long-winded symbolism and get to the fucking point,” Percy said.</text:p>
      <text:p text:style-name="Text_20_body"><text:span text:style-name="T1">“Here is what I propose,” Hemi continued</text:span><text:change-start text:change-id="ct94409103336432"/><text:span text:style-name="T1">,</text:span><text:change-end text:change-id="ct94409103336432"/><text:span text:style-name="T1"> unfazed</text:span><text:change-start text:change-id="ct94409103294368"/><text:span text:style-name="T1">.</text:span><text:change-end text:change-id="ct94409103294368"/><text:change text:change-id="ct94409103590480"/><text:span text:style-name="T1"> “</text:span><text:change-start text:change-id="ct94409105266016"/><text:span text:style-name="T1">T</text:span><text:change-end text:change-id="ct94409105266016"/><text:change text:change-id="ct94409105266256"/><text:span text:style-name="T1">he </text:span><text:span text:style-name="T2">Prospect</text:span><text:span text:style-name="T1"> has a hatch with a mating collar on the bottom side of the boat. </text:span><text:change text:change-id="ct94409105267952"/><text:change-start text:change-id="ct94409105269488"/><text:span text:style-name="T1">Its </text:span><text:change-end text:change-id="ct94409105269488"/><text:span text:style-name="T1">normal intended use </text:span><text:change text:change-id="ct94409105270736"/><text:change-start text:change-id="ct94409105272320"/><text:span text:style-name="T1">is</text:span><text:change-end text:change-id="ct94409105272320"/><text:span text:style-name="T1">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change text:change-id="ct94409105282608"/><text:change-start text:change-id="ct94409105284048"/><text:span text:style-name="T1"> . . .</text:span><text:change-end text:change-id="ct94409105284048"/><text:span text:style-name="T1">”</text:span></text:p>
      <text:p text:style-name="Text_20_body"><text:span text:style-name="T1">“Got it,” Percy interrupted</text:span><text:change-start text:change-id="ct94409105285632"/><text:span text:style-name="T1">.</text:span><text:change-end text:change-id="ct94409105285632"/><text:change text:change-id="ct94409105285872"/><text:span text:style-name="T1"> “</text:span><text:change-start text:change-id="ct94409105286112"/><text:span text:style-name="T1">A</text:span><text:change-end text:change-id="ct94409105286112"/><text:change text:change-id="ct94409105286352"/><text:span text:style-name="T1">nd you think there’s enough juice left in the </text:span><text:span text:style-name="T2">Gnat</text:span><text:span text:style-name="T1"> for</text:span><text:change text:change-id="ct94409105286592"/><text:change-start text:change-id="ct94409105287040"/><text:span text:style-name="T1"> . . . </text:span><text:change-end text:change-id="ct94409105287040"/><text:change text:change-id="ct94409105287280"/><text:span text:style-name="T1">what? How far could that possibly take us?”</text:span></text:p>
      <text:p text:style-name="Text_20_body"><text:span text:style-name="T1">“How far do you want to go</text:span><text:change-start text:change-id="ct94409105287872"/><text:span text:style-name="T1">,</text:span><text:change-end text:change-id="ct94409105287872"/><text:span text:style-name="T1"> Sylvia?”</text:span></text:p>
      <text:p text:style-name="Text_20_body"><text:span text:style-name="T1">“Hold the fuck on a second,” Shakes cut in</text:span><text:change-start text:change-id="ct94409105288752"/><text:span text:style-name="T1">.</text:span><text:change-end text:change-id="ct94409105288752"/><text:change text:change-id="ct94409105288992"/><text:span text:style-name="T1"> “What exactly do I get out of your little biology lesson</text:span><text:change-start text:change-id="ct94409105289232"/><text:span text:style-name="T1">,</text:span><text:change-end text:change-id="ct94409105289232"/><text:span text:style-name="T1"> Hemi? The fundamental pin of this here plan of yours is really me casting my lot in with you loser a-holes. Basically</text:span><text:change-start text:change-id="ct94409105289760"/><text:span text:style-name="T1">,</text:span><text:change-end text:change-id="ct94409105289760"/><text:span text:style-name="T1"> you’re turning my boat into a reserve tank, and I’m donating all my fuel to you. And maybe even more fuckin’ </text:span><text:change text:change-id="ct94409105290000"/><text:change-start text:change-id="ct94409105290928"/><text:span text:style-name="T1">’</text:span><text:change-end text:change-id="ct94409105290928"/><text:span text:style-name="T1">gregiously than that: I’d be giving up the independent operator’s </text:span><text:span text:style-name="T2">sacred</text:span><text:span text:style-name="T1"> right to self-determination. Suddenly I’m demoted from </text:span><text:change-start text:change-id="ct94409105292112"/><text:span text:style-name="T1">c</text:span><text:change-end text:change-id="ct94409105292112"/><text:change text:change-id="ct94409105292352"/><text:span text:style-name="T1">aptain of my own boat to rank-and-file in some back</text:span><text:change text:change-id="ct94409099838624"/><text:span text:style-name="T1">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text:span><text:change-start text:change-id="ct94409103732992"/><text:span text:style-name="T1">,</text:span><text:change-end text:change-id="ct94409103732992"/><text:span text:style-name="T1"> look. First: you are not going to be crew, you are our </text:span><text:span text:style-name="T2">guest</text:span><text:change-start text:change-id="ct94409103304304"/><text:span text:style-name="T1">,</text:span><text:change-end text:change-id="ct94409103304304"/><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text:span><text:change-start text:change-id="ct94409105267408"/><text:span text:style-name="T1">,</text:span><text:change-end text:change-id="ct94409105267408"/><text:span text:style-name="T1"> gentlemen</text:span><text:change-start text:change-id="ct94409105292592"/><text:span text:style-name="T1">,</text:span><text:change-end text:change-id="ct94409105292592"/><text:span text:style-name="T1"> it is a downright fuckin’ doozy when it comes to potential profitability. You throw in with us right now</text:span><text:change-start text:change-id="ct94409105292832"/><text:span text:style-name="T1">,</text:span><text:change-end text:change-id="ct94409105292832"/><text:span text:style-name="T1">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text:span><text:change-start text:change-id="ct94409105296928"/><text:span text:style-name="T1">,</text:span><text:change-end text:change-id="ct94409105296928"/><text:change text:change-id="ct94409105297168"/><text:span text:style-name="T1">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Text_20_body"><text:span text:style-name="T1">Shakes set his coffee mug down on the glass covering the chart and pulled down the retractable magnifier. He leaned over the chart and read the label of the feature Percy had pointed to. “It says, ‘deserted.’ That’s where your big fuckin’ score awaits</text:span><text:change-start text:change-id="ct94409105269856"/><text:span text:style-name="T1">,</text:span><text:change-end text:change-id="ct94409105269856"/><text:span text:style-name="T1"> Captain Percy? A deserted island?”</text:span></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text:span><text:change text:change-id="ct94409105269072"/><text:change-start text:change-id="ct94409105279296"/><text:span text:style-name="T1"> . . .</text:span><text:change-end text:change-id="ct94409105279296"/><text:span text:style-name="T1">”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text:span><text:change text:change-id="ct94409105278048"/><text:change-start text:change-id="ct94409105302576"/><text:span text:style-name="T1">as</text:span><text:change-end text:change-id="ct94409105302576"/><text:span text:style-name="T1"> ‘deserted.’ And it’s also why the assholes patrolling the water we’re currently in are particularly unfriendly dicks to good folks like ourselves in the business of shipping. Hence my </text:span><office:annotation office:name="__Annotation__3461_2956951863" loext:resolved="false"><dc:creator>Julia Ringo</dc:creator><dc:date>2023-10-18T13:15:00</dc:date><meta:creator-initials>JR</meta:creator-initials><text:p><text:span text:style-name="T4">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text:span><text:change-start text:change-id="ct94409105302816"/><text:span text:style-name="T1">r</text:span><text:change-end text:change-id="ct94409105302816"/><text:span text:style-name="T1"> assistance in that endeavor</text:span><text:change-start text:change-id="ct94409105311888"/><text:span text:style-name="T1">,</text:span><text:change-end text:change-id="ct94409105311888"/><text:span text:style-name="T1"> Captain Shakes.”</text:span></text:p>
      <text:p text:style-name="Text_20_body"><text:span text:style-name="T1">“Well, when you put it that way</text:span><text:change text:change-id="ct94409105038256"/><text:change-start text:change-id="ct94409105037536"/><text:span text:style-name="T1">—</text:span><text:change-end text:change-id="ct94409105037536"/><text:span text:style-name="T1">that particularly profitable way, I mean</text:span><text:change text:change-id="ct94409105036896"/><text:change-start text:change-id="ct94409105033936"/><text:span text:style-name="T1"> . . .</text:span><text:change-end text:change-id="ct94409105033936"/><text:span text:style-name="T1">”</text:span></text:p>
      <text:p text:style-name="Text_20_body"><text:span text:style-name="T1">Hemi picked up a pair of calipers and measured the distance between the small grease-pencil x and the deserted island. “About 100 nautical miles</text:span><text:change text:change-id="ct94409105032304"/><text:change-start text:change-id="ct94409105122608"/><text:span text:style-name="T1"> . . .</text:span><text:change-end text:change-id="ct94409105122608"/><text:span text:style-name="T1">” he muttered</text:span><text:change-start text:change-id="ct94409105031664"/><text:span text:style-name="T1">,</text:span><text:change-end text:change-id="ct94409105031664"/><text:span text:style-name="T1">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Text_20_body"><text:span text:style-name="T1">“I can pay you up front for the fuel we take from you today</text:span><text:change-start text:change-id="ct94409104830880"/><text:span text:style-name="T1">,</text:span><text:change-end text:change-id="ct94409104830880"/><text:span text:style-name="T1"> Captain Shakes,” said Percy, “and at the depot I’ll pay you your standard hull rate, plus refill your fuel oil. So it’s like you’re getting paid for a full shipping run just for accompanying us to the depot.”</text:span></text:p>
      <text:p text:style-name="Text_20_body"><text:span text:style-name="T1">“You mean </text:span><text:span text:style-name="T2">if</text:span><text:span text:style-name="T1"> you get into that there ‘highly profitable’ line</text:span><text:change-start text:change-id="ct94409105141408"/><text:span text:style-name="T1">,</text:span><text:change-end text:change-id="ct94409105141408"/><text:span text:style-name="T1"> though</text:span><text:change-start text:change-id="ct94409105143536"/><text:span text:style-name="T1">,</text:span><text:change-end text:change-id="ct94409105143536"/><text:span text:style-name="T1"> don’t ya? What if you find that fuckin’ line has dried up?”</text:span></text:p>
      <text:p text:style-name="Text_20_body"><text:span text:style-name="T1">“In that case, we’ll have to work something else out that is within our means. You afraid of a little gambling</text:span><text:change-start text:change-id="ct94409105145536"/><text:span text:style-name="T1">,</text:span><text:change-end text:change-id="ct94409105145536"/><text:span text:style-name="T1"> Captain Shakes?”</text:span></text:p>
      <text:p text:style-name="Text_20_body"><text:span text:style-name="T1">“What about my current load? This little fuckin’ adventure of yours is going to set </text:span><text:change-start text:change-id="ct94409105164224"/><text:span text:style-name="T1">m</text:span><text:change-end text:change-id="ct94409105164224"/><text:change text:change-id="ct94409105164864"/><text:span text:style-name="T1">e back a couple of days</text:span><text:change-start text:change-id="ct94409105165984"/><text:span text:style-name="T1">,</text:span><text:change-end text:change-id="ct94409105165984"/><text:span text:style-name="T1"> at least. What do I tell my current client?”</text:span></text:p>
      <text:p text:style-name="P8">“Where is your drop-off?”</text:p>
      <text:p text:style-name="Text_20_body"><text:span text:style-name="T1">“Well, I was headed for the Longland Islands trading center. Refuel there</text:span><text:change-start text:change-id="ct94409105166624"/><text:span text:style-name="T1">,</text:span><text:change-end text:change-id="ct94409105166624"/><text:change text:change-id="ct94409105169536"/><text:span text:style-name="T1"> and then on to my drop-off destination a few days out beyond that.”</text:span></text:p>
      <text:p text:style-name="Text_20_body"><text:span text:style-name="T1">“C</text:span><text:change-start text:change-id="ct94409099894720"/><text:span text:style-name="T1">’</text:span><text:change-end text:change-id="ct94409099894720"/><text:change text:change-id="ct94409105170176"/><text:span text:style-name="T1">m</text:span><text:change text:change-id="ct94409105170816"/><text:span text:style-name="T1">on</text:span><text:change-start text:change-id="ct94409105171456"/><text:span text:style-name="T1">,</text:span><text:change-end text:change-id="ct94409105171456"/><text:span text:style-name="T1">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span></text:p>
      <text:p text:style-name="Text_20_body"><text:span text:style-name="T1">Shakes considered the chart. There was no arguing with Bastian’s point</text:span><text:change text:change-id="ct94409105172336"/><text:span text:style-name="T1">.</text:span></text:p>
      <text:p text:style-name="Text_20_body"><text:span text:style-name="T1">“Plus</text:span><text:change-start text:change-id="ct94409105315184"/><text:span text:style-name="T1">,</text:span><text:change-end text:change-id="ct94409105315184"/><text:span text:style-name="T1"> we will fit a nice mating collar onto the </text:span><text:span text:style-name="T2">Gnat</text:span><text:span text:style-name="T1">. You may find that to be of some use in the future,” said Hemi</text:span><text:change-start text:change-id="ct94409105186304"/><text:span text:style-name="T1">.</text:span><text:change-end text:change-id="ct94409105186304"/><text:change text:change-id="ct94409105189872"/><text:span text:style-name="T1"> “</text:span><text:change-start text:change-id="ct94409100490272"/><text:span text:style-name="T1">T</text:span><text:change-end text:change-id="ct94409100490272"/><text:change text:change-id="ct94409105202944"/><text:span text:style-name="T1">hink of it as a deluxe feature.”</text:span></text:p>
      <text:p text:style-name="Text_20_body"><text:span text:style-name="T1">“And hot meals </text:span><text:change-start text:change-id="ct94409105210320"/><text:span text:style-name="T1">’</text:span><text:change-end text:change-id="ct94409105210320"/><text:span text:style-name="T1">til</text:span><text:change text:change-id="ct94409105210960"/><text:span text:style-name="T1"> we get to the depot,” added Gregory.</text:span></text:p>
      <text:p text:style-name="Text_20_body"><text:span text:style-name="T1">Shakes glanced at Gregory with a look that suggested he might be bought cheap if the pay satisfied his stomach. “I need one other thing</text:span><text:change-start text:change-id="ct94409105316688"/><text:span text:style-name="T1">,</text:span><text:change-end text:change-id="ct94409105316688"/><text:span text:style-name="T1"> though</text:span><text:change text:change-id="ct94409105212800"/><text:change-start text:change-id="ct94409105213440"/><text:span text:style-name="T1"> . . . </text:span><text:change-end text:change-id="ct94409105213440"/><text:change text:change-id="ct94409105215280"/><text:span text:style-name="T1">I want you to keep a line open to me on any future job possibilities.”</text:span></text:p>
      <text:p text:style-name="Text_20_body"><text:span text:style-name="T1">“What</text:span><text:change-start text:change-id="ct94409105216640"/><text:span text:style-name="T1">,</text:span><text:change-end text:change-id="ct94409105216640"/><text:change text:change-id="ct94409105220608"/><text:span text:style-name="T1"> like fuckin’ partners?” Percy bristled.</text:span></text:p>
      <text:p text:style-name="Text_20_body"><text:span text:style-name="T1">“Fuck no. I work alone. But an operator has to have connections in this game. You’d be a big cheese for me</text:span><text:change-start text:change-id="ct94409105222128"/><text:span text:style-name="T1">,</text:span><text:change-end text:change-id="ct94409105222128"/><text:change text:change-id="ct94409105225536"/><text:span text:style-name="T1"> feeding me future prospects. That way I get long-term payoffs for my investment in your sorry-ass fuckin’ futures right now.”</text:span></text:p>
      <text:p text:style-name="P8">“Alright. Any job that seems suitable for a specialty cargo hauler like yourself, I will send your way with fuckin’ pleasure.”</text:p>
      <text:p text:style-name="Text_20_body"><text:span text:style-name="T1">Shakes grinned. Now they were negotiating from a place he understood</text:span><text:change text:change-id="ct94409105225008"/><text:change-start text:change-id="ct94409105318336"/><text:span text:style-name="T1">—</text:span><text:change-end text:change-id="ct94409105318336"/><text:span text:style-name="T1">most profit is future profit. “So, ah, Hemi, what exactly are ya going to do to my beautiful little boat?”</text:span></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text:span><text:change-start text:change-id="ct94409105231216"/><text:span text:style-name="T1">,</text:span><text:change-end text:change-id="ct94409105231216"/><text:span text:style-name="T1"> though. Tell her to stay the fuck out of my way or she’ll find herself swimming in the prop wash</text:span><text:change text:change-id="ct94409105320240"/><text:change-start text:change-id="ct94409105321488"/><text:span text:style-name="T1"> . . . </text:span><text:change-end text:change-id="ct94409105321488"/><text:span text:style-name="T1"><text:s/>once we’re moving again.”</text:span></text:p>
      <text:p text:style-name="P8"> </text:p>
      <text:p text:style-name="Text_20_body"><text:span text:style-name="T1">Hemi loaded up another bowl of rice from the galley and led Shakes to the crew quarters</text:span><text:change-start text:change-id="ct94409105244560"/><text:span text:style-name="T1">,</text:span><text:change-end text:change-id="ct94409105244560"/><text:span text:style-name="T1"> where they found Chips in her rack with the curtains drawn.</text:span></text:p>
      <text:p text:style-name="Text_20_body"><text:span text:style-name="T1">“Chips,” Hemi addressed the curtain</text:span><text:change-start text:change-id="ct94409105246464"/><text:span text:style-name="T1">.</text:span><text:change-end text:change-id="ct94409105246464"/><text:change text:change-id="ct94409105247456"/><text:span text:style-name="T1"> “I brought you some food.”</text:span></text:p>
      <text:p text:style-name="Text_20_body"><text:span text:style-name="T1">“Ah</text:span><text:change-start text:change-id="ct94409105248096"/><text:span text:style-name="T1">,</text:span><text:change-end text:change-id="ct94409105248096"/><text:span text:style-name="T1"> fuck you and your gestures</text:span><text:change-start text:change-id="ct94409105250640"/><text:span text:style-name="T1">,</text:span><text:change-end text:change-id="ct94409105250640"/><text:span text:style-name="T1"> Hem’,” came a muffled voice</text:span><text:change text:change-id="ct94409105251520"/><text:span text:style-name="T1">. “Go spoon it into that asshole you work for until she fuckin’ chokes on it.”</text:span></text:p>
      <text:p text:style-name="Text_20_body"><text:span text:style-name="T1">“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text:span><text:change-start text:change-id="ct94409105252400"/><text:span text:style-name="T1">,</text:span><text:change-end text:change-id="ct94409105252400"/><text:span text:style-name="T1"> she is both sometimes mean and also not going to be the one to admit when she did something wrong.”</text:span></text:p>
      <text:p text:style-name="Text_20_body"><text:span text:style-name="T1">“Spare me the fuckin’ you’re-both-so-fuckin’-alike speech</text:span><text:change-start text:change-id="ct94409105253040"/><text:span text:style-name="T1">,</text:span><text:change-end text:change-id="ct94409105253040"/><text:span text:style-name="T1"> Hemi. Just fuck off.”</text:span></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text:span><text:change text:change-id="ct94409105253920"/><text:change-start text:change-id="ct94409105254976"/><text:span text:style-name="T1">—</text:span><text:change-end text:change-id="ct94409105254976"/><text:span text:style-name="T1">she will not.”</text:span></text:p>
      <text:p text:style-name="P8">“So fuckin’ what? You think I give a shit?”</text:p>
      <text:p text:style-name="Text_20_body"><text:span text:style-name="T1">“So</text:span><text:change-start text:change-id="ct94409105254448"/><text:span text:style-name="T1">,</text:span><text:change-end text:change-id="ct94409105254448"/><text:span text:style-name="T1"> I do not believe you want to die out here</text:span><text:change-start text:change-id="ct94409105257248"/><text:span text:style-name="T1">,</text:span><text:change-end text:change-id="ct94409105257248"/><text:span text:style-name="T1">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span></text:p>
      <text:p text:style-name="Text_20_body"><text:span text:style-name="T1">There was a silence. Then a small, filthy hand stuck out from behind the curtain. “Give me that food, I’m fucking starving.” Hemi put the warm bowl of rice into the hand, and it withdrew. </text:span><text:change text:change-id="ct94409105296640"/><text:change-start text:change-id="ct94409105299552"/><text:span text:style-name="T1">T</text:span><text:change-end text:change-id="ct94409105299552"/><text:change text:change-id="ct94409105300192"/><text:span text:style-name="T1">he fork </text:span><text:change-start text:change-id="ct94409105276768"/><text:span text:style-name="T1">clinked </text:span><text:change-end text:change-id="ct94409105276768"/><text:span text:style-name="T1">for a minute, and then Chips opened the curtain a little</text:span><text:change text:change-id="ct94409105041440"/><text:span text:style-name="T1">. That</text:span><text:change-start text:change-id="ct94409105329488"/><text:span text:style-name="T1"> wa</text:span><text:change-end text:change-id="ct94409105329488"/><text:change text:change-id="ct94409105329808"/><text:span text:style-name="T1">s when she saw Shakes. “Who the fuck is that?”</text:span></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text:span><text:change text:change-id="ct94409105283008"/><text:change-start text:change-id="ct94409105332624"/><text:span text:style-name="T1">—</text:span><text:change-end text:change-id="ct94409105332624"/><text:span text:style-name="T1">a small sub. I want to weld a mating collar onto the sail of his boat. It has to fit to the </text:span><text:span text:style-name="T2">Prospect’s</text:span><text:span text:style-name="T1"> belly mating collar. I want to attach his boat to the underside</text:span><text:change text:change-id="ct94409105332864"/><text:span text:style-name="T1"> and run with it that way. This is another project we cannot do without you. Think you could rig something like that?”</text:span></text:p>
      <text:p text:style-name="Text_20_body"><text:span text:style-name="T1">“Well</text:span><text:change-start text:change-id="ct94409105333456"/><text:span text:style-name="T1">,</text:span><text:change-end text:change-id="ct94409105333456"/><text:span text:style-name="T1">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text:span><text:change-start text:change-id="ct94409105334480"/><text:span text:style-name="T1">,</text:span><text:change-end text:change-id="ct94409105334480"/><text:span text:style-name="T1"> Captain Shakes?”</text:span></text:p>
      <text:p text:style-name="Text_20_body"><text:span text:style-name="T1">“I’ve squeezed that boat through any number of tight places</text:span><text:change text:change-id="ct94409105335072"/><text:change-start text:change-id="ct94409105335312"/><text:span text:style-name="T1">—</text:span><text:change-end text:change-id="ct94409105335312"/><text:span text:style-name="T1">narrow fuckin’ gaps pushing through Authority anti-sub fencing and the like. I’m as good a sub pilot as there ever fuckin’ was.”</text:span></text:p>
      <text:p text:style-name="Text_20_body"><text:span text:style-name="T1">“His boat,</text:span><text:change-start text:change-id="ct94409105336192"/><text:span text:style-name="T1"> t</text:span><text:change-end text:change-id="ct94409105336192"/><text:change text:change-id="ct94409105336432"/><text:span text:style-name="T1">he </text:span><text:span text:style-name="T2">Gnat</text:span><text:span text:style-name="T1">, has a viewport in the sail. He should be able to see enough to execute the mating maneuver without the aid of sonar,” said Hemi.</text:span></text:p>
      <text:p text:style-name="Text_20_body"><text:span text:style-name="T1">“A fuckin’ window on a submarine. Stupidest fuckin’ thing I ever heard. Fuckin’ crazy shit ya want to pull here. Look</text:span><text:change-start text:change-id="ct94409105338320"/><text:span text:style-name="T1">,</text:span><text:change-end text:change-id="ct94409105338320"/><text:span text:style-name="T1"> Hem’, you’re right about me not wanting to die out here. Way I figure it is</text:span><text:change-start text:change-id="ct94409105338976"/><text:span text:style-name="T1">,</text:span><text:change-end text:change-id="ct94409105338976"/><text:span text:style-name="T1"> to best push that priority forward, I gotta spend my time workin’ on my fucking patch in the cargo hold. I may in fact spend the rest of my short fuckin’ life working on that fuckin’ patch. I ain’t got time to be up there fuckin’ around with welding scrap steel onto what</text:span><text:change text:change-id="ct94409105340128"/><text:change-start text:change-id="ct94409105341120"/><text:span text:style-name="T1">—</text:span><text:change-end text:change-id="ct94409105341120"/><text:span text:style-name="T1">and I’m just taking a wild fucking guess here</text:span><text:change text:change-id="ct94409103716544"/><text:change-start text:change-id="ct94409100455872"/><text:span text:style-name="T1">—</text:span><text:change-end text:change-id="ct94409100455872"/><text:span text:style-name="T1">is some barely-afloat rusting sea-tractor.” She paused. “You might get Owen to do it.”</text:span></text:p>
      <text:p text:style-name="Text_20_body"><text:span text:style-name="T1">“The kid?” asked Shakes</text:span><text:change-start text:change-id="ct94409100447616"/><text:span text:style-name="T1">. </text:span><text:change-end text:change-id="ct94409100447616"/><text:change text:change-id="ct94409100435232"/><text:span text:style-name="T1">“</text:span><text:change-start text:change-id="ct94409103716176"/><text:span text:style-name="T1">F</text:span><text:change-end text:change-id="ct94409103716176"/><text:change text:change-id="ct94409099437632"/><text:span text:style-name="T1">uck that. If there’s welding to be done, I’ll weld my own boat.”</text:span></text:p>
      <text:p text:style-name="Text_20_body"><text:span text:style-name="T1">“She is right</text:span><text:change-start text:change-id="ct94409105345344"/><text:span text:style-name="T1">,</text:span><text:change-end text:change-id="ct94409105345344"/><text:span text:style-name="T1"> though,” said Hemi</text:span><text:change-start text:change-id="ct94409105345584"/><text:span text:style-name="T1">.</text:span><text:change-end text:change-id="ct94409105345584"/><text:change text:change-id="ct94409105345824"/><text:span text:style-name="T1"> “</text:span><text:change-start text:change-id="ct94409105346064"/><text:span text:style-name="T1">T</text:span><text:change-end text:change-id="ct94409105346064"/><text:change text:change-id="ct94409105346304"/><text:span text:style-name="T1">he patch in the </text:span><text:span text:style-name="T2">Prospect</text:span><text:span text:style-name="T1"> needs more work. If it fails, it could take both boats down. Before you do go back to your patch</text:span><text:change-start text:change-id="ct94409105347232"/><text:span text:style-name="T1">,</text:span><text:change-end text:change-id="ct94409105347232"/><text:span text:style-name="T1"> though</text:span><text:change-start text:change-id="ct94409105348848"/><text:span text:style-name="T1">,</text:span><text:change-end text:change-id="ct94409105348848"/><text:span text:style-name="T1">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text:span><text:change-start text:change-id="ct94409105355904"/><text:span text:style-name="T1">,</text:span><text:change-end text:change-id="ct94409105355904"/><text:span text:style-name="T1"> Hem’,” she said, </text:span><text:change-start text:change-id="ct94409105356144"/><text:span text:style-name="T1">clearly </text:span><text:change-end text:change-id="ct94409105356144"/><text:span text:style-name="T1">understanding that what Hemi actually meant was </text:span><text:change-start text:change-id="ct94409105356384"/><text:span text:style-name="T1">that </text:span><text:change-end text:change-id="ct94409105356384"/><text:span text:style-name="T1">she should instruct Shakes on how to do the job correctly. She swung down from her bunk</text:span><text:change-start text:change-id="ct94409105356624"/><text:span text:style-name="T1">,</text:span><text:change-end text:change-id="ct94409105356624"/><text:span text:style-name="T1"> handing Hemi her empty food bowl. “And fuck you for workin’ around my bad mood by siccing me on a right </text:span><text:soft-page-break/><text:span text:style-name="T1">mechanical challenge. Come on</text:span><text:change-start text:change-id="ct94409105358480"/><text:span text:style-name="T1">,</text:span><text:change-end text:change-id="ct94409105358480"/><text:span text:style-name="T1"> </text:span><text:span text:style-name="T2">Captain</text:span><text:span text:style-name="T1"> Shakes, we’ll go find the fuckin’ kid</text:span><text:change text:change-id="ct94409105359376"/><text:span text:style-name="T1">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text:span><text:change-start text:change-id="ct94409105361712"/><text:span text:style-name="T1"> and</text:span><text:change-end text:change-id="ct94409105361712"/><text:span text:style-name="T1">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Text_20_body"><text:span text:style-name="T1">“Alright. We should put someone on radar</text:span><text:change-start text:change-id="ct94409105361952"/><text:span text:style-name="T1">;</text:span><text:change-end text:change-id="ct94409105361952"/><text:change text:change-id="ct94409105365392"/><text:span text:style-name="T1"> I don’t want any Authority craft sneaking up on us.”</text:span></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text:span><text:change text:change-id="ct94409105369968"/><text:span text:style-name="T1">from </text:span><text:change text:change-id="ct94409105370208"/><text:change-start text:change-id="ct94409105370448"/><text:span text:style-name="T1">which </text:span><text:change-end text:change-id="ct94409105370448"/><text:span text:style-name="T1">he had hung a hefty chain hoist. Gregory was down in the cargo hold</text:span><text:change-start text:change-id="ct94409105370688"/><text:span text:style-name="T1">,</text:span><text:change-end text:change-id="ct94409105370688"/><text:span text:style-name="T1"> securing the end of the chain to the welding rig. When he had it ready, </text:span><text:change text:change-id="ct94409105370928"/><text:change-start text:change-id="ct94409105372096"/><text:span text:style-name="T1">he </text:span><text:change-end text:change-id="ct94409105372096"/><text:span text:style-name="T1">gave Owen the thumbs up.</text:span></text:p>
      <text:p text:style-name="Text_20_body"><text:span text:style-name="T1">“Hey Gregory,” Owen called down to him, “while I’m hauling the welding rig up, take a look around: we still need the material for the mating collar. And get the gangway into position</text:span><text:change-start text:change-id="ct94409105373952"/><text:span text:style-name="T1">—</text:span><text:change-end text:change-id="ct94409105373952"/><text:change text:change-id="ct94409105374192"/><text:span text:style-name="T1">I’ll need it to wheel this fucking thing across to the </text:span><text:span text:style-name="T2">Gnat</text:span><text:span text:style-name="T1">. Also</text:span><text:change-start text:change-id="ct94409105374432"/><text:span text:style-name="T1">,</text:span><text:change-end text:change-id="ct94409105374432"/><text:span text:style-name="T1"> get the long power cables for the welding rig, some heavy clamps, and a welding mask.” Owen looked across at the deck of the </text:span><text:span text:style-name="T2">Gnat</text:span><text:change-start text:change-id="ct94409105374912"/><text:span text:style-name="T1">,</text:span><text:change-end text:change-id="ct94409105374912"/><text:span text:style-name="T1"> </text:span><text:change-start text:change-id="ct94409105375792"/><text:span text:style-name="T1">where </text:span><text:change-end text:change-id="ct94409105375792"/><text:change text:change-id="ct94409105376192"/><text:span text:style-name="T1">the chop wash</text:span><text:change-start text:change-id="ct94409105377856"/><text:span text:style-name="T1">ed</text:span><text:change-end text:change-id="ct94409105377856"/><text:change text:change-id="ct94409105378176"/><text:span text:style-name="T1"> over </text:span><text:change text:change-id="ct94409105379168"/><text:change-start text:change-id="ct94409105380160"/><text:span text:style-name="T1">while </text:span><text:change-end text:change-id="ct94409105380160"/><text:span text:style-name="T1">Chips and Shakes </text:span><text:change text:change-id="ct94409105381152"/><text:change-start text:change-id="ct94409105383440"/><text:span text:style-name="T1">drew</text:span><text:change-end text:change-id="ct94409105383440"/><text:span text:style-name="T1"> lines on the top of the sail with a grease pencil. “Uh</text:span><text:change text:change-id="ct94409105384880"/><text:change-start text:change-id="ct94409105386320"/><text:span text:style-name="T1"> . . . </text:span><text:change-end text:change-id="ct94409105386320"/><text:change text:change-id="ct94409105386640"/><text:span text:style-name="T1">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text:span><text:change-start text:change-id="ct94409103724720"/><text:span text:style-name="T1">,</text:span><text:change-end text:change-id="ct94409103724720"/><text:span text:style-name="T1"> as the lifting capabilities of the chain were both augmented and slowed by the wheels it looped through.</text:span></text:p>
      <text:p text:style-name="Text_20_body"><text:span text:style-name="T1">When he finally got the welding rig suspended over the deck, he gave it a little kick, and when it swung back</text:span><text:change-start text:change-id="ct94409100396064"/><text:span text:style-name="T1">,</text:span><text:change-end text:change-id="ct94409100396064"/><text:span text:style-name="T1"> he let the chain out and grabbed the rig as it touched the deck and tilted back toward the hole. This was actually a two-person job</text:span><text:change-start text:change-id="ct94409100288304"/><text:span text:style-name="T1">:</text:span><text:change-end text:change-id="ct94409100288304"/><text:change text:change-id="ct94409100299344"/><text:span text:style-name="T1"> a mistake would mean a </text:span><text:change text:change-id="ct94409099857136"/><text:change-start text:change-id="ct94409105386880"/><text:span text:style-name="T1">ten</text:span><text:change-end text:change-id="ct94409105386880"/><text:span text:style-name="T1">-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text:span><text:change-start text:change-id="ct94409105387472"/><text:span text:style-name="T1"> and </text:span><text:change-end text:change-id="ct94409105387472"/><text:change text:change-id="ct94409105347904"/><text:span text:style-name="T1">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ext:span><text:change-start text:change-id="ct94409105379408"/><text:span text:style-name="T1">,</text:span><text:change-end text:change-id="ct94409105379408"/><text:span text:style-name="T1">though</text:span><text:change-start text:change-id="ct94409105382560"/><text:span text:style-name="T1">.</text:span><text:change-end text:change-id="ct94409105382560"/><text:change text:change-id="ct94409105379744"/><text:span text:style-name="T1"> Shakes here built the sail fat enough across the beam that we can make the welds fuckin’ flat. Ya just need a piece of steel cylinder of the right diameter</text:span><text:change-start text:change-id="ct94409105340368"/><text:span text:style-name="T1">. </text:span><text:change-end text:change-id="ct94409105340368"/><text:change text:change-id="ct94409105340704"/><text:change-start text:change-id="ct94409099867056"/><text:span text:style-name="T1">C</text:span><text:change-end text:change-id="ct94409099867056"/><text:change text:change-id="ct94409105380736"/><text:span text:style-name="T1">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text:span><text:change-start text:change-id="ct94409099868304"/><text:span text:style-name="T1">,</text:span><text:change-end text:change-id="ct94409099868304"/><text:span text:style-name="T1"> you have to weld it together out of over</text:span><text:change text:change-id="ct94409105383968"/><text:span text:style-name="T1">lapping curved pieces. But I think I might have a hunk of steel tube in the scrap pile left over from repairs to the mating collar on the </text:span><text:span text:style-name="T2">Prospect</text:span><text:span text:style-name="T1"> a while back. In that case we might</text:span><text:change text:change-id="ct94409099528576"/><text:change-start text:change-id="ct94409105384208"/><text:span text:style-name="T1">—</text:span><text:change-end text:change-id="ct94409105384208"/><text:span text:style-name="T1">if you’re a fuckin’ lucky son</text:span><text:change-start text:change-id="ct94409105376976"/><text:span text:style-name="T1">-</text:span><text:change-end text:change-id="ct94409105376976"/><text:span text:style-name="T1">of-uh-ho-ar</text:span><text:change text:change-id="ct94409105387712"/><text:change-start text:change-id="ct94409105388272"/><text:span text:style-name="T1">—</text:span><text:change-end text:change-id="ct94409105388272"/><text:span text:style-name="T1">have something exactly the right fucking diameter already.”</text:span></text:p>
      <text:p text:style-name="P8">Owen nodded. “And how’re the docking clamps going to be activated? They’re electro-magnetic, right?”</text:p>
      <text:p text:style-name="Text_20_body"><text:span text:style-name="T1">“Yeah,” said Shakes</text:span><text:change-start text:change-id="ct94409105017296"/><text:span text:style-name="T1">.</text:span><text:change-end text:change-id="ct94409105017296"/><text:change text:change-id="ct94409105017536"/><text:span text:style-name="T1"> “</text:span><text:change-start text:change-id="ct94409105017776"/><text:span text:style-name="T1">W</text:span><text:change-end text:change-id="ct94409105017776"/><text:change text:change-id="ct94409105018016"/><text:span text:style-name="T1">e’ll need to drill some through-hull fittings. That sucks, but it shouldn’t be too hard to make them water</text:span><text:change text:change-id="ct94409105018256"/><text:span text:style-name="T1">tight to </text:span><text:change text:change-id="ct94409105018784"/><text:change-start text:change-id="ct94409105019024"/><text:span text:style-name="T1">thirty </text:span><text:change-end text:change-id="ct94409105019024"/><text:span text:style-name="T1">meters, which is what I usually call the depth limit of the </text:span><text:span text:style-name="T2">Gnat</text:span><text:span text:style-name="T1">. And if they do happen to leak</text:span><text:change text:change-id="ct94409105019584"/><text:change-start text:change-id="ct94409105020224"/><text:span text:style-name="T1"> . . . </text:span><text:change-end text:change-id="ct94409105020224"/><text:change text:change-id="ct94409105020544"/><text:span text:style-name="T1">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text:span><text:change-start text:change-id="ct94409105022000"/><text:span text:style-name="T1">s</text:span><text:change-end text:change-id="ct94409105022000"/><text:change text:change-id="ct94409105022240"/><text:span text:style-name="T1">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Text_20_body"><text:span text:style-name="T1">“Listen to the kid, Capt</text:span><text:change-start text:change-id="ct94409105023760"/><text:span text:style-name="T1">’</text:span><text:change-end text:change-id="ct94409105023760"/><text:span text:style-name="T1"> Shakes. He’s gettin’ a fuckin’ touch for this stuff,” said Chips.</text:span></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text:span><text:change-start text:change-id="ct94409105412288"/><text:span text:style-name="T1">, Owen reminded himself,</text:span><text:change-end text:change-id="ct94409105412288"/><text:span text:style-name="T1"> as welding the pressure hull back together under</text:span><text:change text:change-id="ct94409105412816"/><text:span text:style-name="T1">water</text:span><text:change-start text:change-id="ct94409105413056"/><text:span text:style-name="T1">,</text:span><text:change-end text:change-id="ct94409105413056"/><text:span text:style-name="T1"> like Chips was currently doing, </text:span><text:change text:change-id="ct94409105413296"/><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94409099856560"/><text:span text:style-name="T1"> </text:span><text:change-end text:change-id="ct94409099856560"/><text:change text:change-id="ct94409105413888"/><text:span text:style-name="T1">by</text:span><text:change-start text:change-id="ct94409105415632"/><text:span text:style-name="T1"> </text:span><text:change-end text:change-id="ct94409105415632"/><text:change text:change-id="ct94409105415872"/><text:span text:style-name="T1">one like a nurse supporting a surgeon </text:span><text:change text:change-id="ct94409105414640"/><text:change-start text:change-id="ct94409105416272"/><text:span text:style-name="T1">while he opened </text:span><text:change-end text:change-id="ct94409105416272"/><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94409103872304"/><text:span text:style-name="T1">sometimes smack</text:span><text:change-start text:change-id="ct94409105418032"/><text:span text:style-name="T1">ed</text:span><text:change-end text:change-id="ct94409105418032"/><text:span text:style-name="T1"> </text:span><text:change text:change-id="ct94409105420176"/><text:span text:style-name="T1">against the sail and sho</text:span><text:change text:change-id="ct94409105420416"/><text:span text:style-name="T1">t up right where Shakes </text:span><text:change text:change-id="ct94409105420656"/><text:change-start text:change-id="ct94409105420896"/><text:span text:style-name="T1">was</text:span><text:change-end text:change-id="ct94409105420896"/><text:span text:style-name="T1"> welding.</text:span></text:p>
      <text:p text:style-name="Text_20_body"><text:span text:style-name="T1">Shakes stood astride his boat</text:span><text:change-start text:change-id="ct94409105421424"/><text:span text:style-name="T1">,</text:span><text:change-end text:change-id="ct94409105421424"/><text:span text:style-name="T1"> lolling in the surface of the sea </text:span><text:change text:change-id="ct94409105421664"/><text:change-start text:change-id="ct94409105421904"/><text:span text:style-name="T1">just as some</text:span><text:change-end text:change-id="ct94409105421904"/><text:change text:change-id="ct94409105422144"/><text:span text:style-name="T1">one might stand on a mountain</text:span><text:change text:change-id="ct94409105422624"/><text:span text:style-name="T1">top. He took a pinch of dried leaves from the pouch in his jacket pocket and stuck them between his teeth</text:span><text:change-start text:change-id="ct94409105422864"/><text:span text:style-name="T1">, then </text:span><text:change-end text:change-id="ct94409105422864"/><text:change text:change-id="ct94409105422384"/><text:span text:style-name="T1">lit a cigarette</text:span><text:change text:change-id="ct94409105423104"/><text:span text:style-name="T1"> and put it to his lips. He leveled the mask on his head</text:span><text:change text:change-id="ct94409105423344"/><text:span text:style-name="T1"> and slipped the heavy welding gloves onto his hands. He picked up the torch</text:span><text:change text:change-id="ct94409105423584"/><text:span text:style-name="T1"> and</text:span><text:change-start text:change-id="ct94409105423824"/><text:span text:style-name="T1">,</text:span><text:change-end text:change-id="ct94409105423824"/><text:span text:style-name="T1"> standing straight up, opened his arms wide and closed his eyes. He took long slow breaths through </text:span><text:change text:change-id="ct94409105424464"/><text:span text:style-name="T1">lips </text:span><text:change-start text:change-id="ct94409105426928"/><text:span text:style-name="T1">gapped </text:span><text:change-end text:change-id="ct94409105426928"/><text:change text:change-id="ct94409105427248"/><text:change-start text:change-id="ct94409105428240"/><text:span text:style-name="T1">around </text:span><text:change-end text:change-id="ct94409105428240"/><text:span text:style-name="T1">his cigarette, his breathing rattling a little with the spittle coming up to </text:span><text:change text:change-id="ct94409099850400"/><text:span text:style-name="T1">dismantle the leaves in his cheek. He cleared his mind and focused on his breathing. He felt the swell and rhythm of the ocean, the time </text:span><text:change text:change-id="ct94409100514512"/><text:span text:style-name="T1">marked out by the clink of the adjustable wrenches hanging from his belt. He called </text:span><text:change-start text:change-id="ct94409105431040"/><text:span text:style-name="T1">to him </text:span><text:change-end text:change-id="ct94409105431040"/><text:span text:style-name="T1">the gods of steady hands and perfect welds</text:span><text:change text:change-id="ct94409105429424"/><text:span text:style-name="T1">.</text:span></text:p>
      <text:p text:style-name="Text_20_body"><text:span text:style-name="T1">He opened his eyes, sp</text:span><text:change text:change-id="ct94409099842208"/><text:change-start text:change-id="ct94409105431824"/><text:span text:style-name="T1">a</text:span><text:change-end text:change-id="ct94409105431824"/><text:span text:style-name="T1">t the remaining half of the cigarette </text:span><text:change text:change-id="ct94409105432064"/><text:span text:style-name="T1">into the ocean, leaned over, and flipped </text:span><text:change-start text:change-id="ct94409105432544"/><text:span text:style-name="T1">down </text:span><text:change-end text:change-id="ct94409105432544"/><text:span text:style-name="T1">the welding mask</text:span><text:change text:change-id="ct94409105432304"/><text:span text:style-name="T1">.</text:span></text:p>
      <text:p text:style-name="Text_20_body"><text:span text:style-name="T1">And with a flash of blue arc, </text:span><text:change-start text:change-id="ct94409105435584"/><text:span text:style-name="T1">he </text:span><text:change-end text:change-id="ct94409105435584"/><text:span text:style-name="T1">proceeded to lay down the foulest, globbing booger-weld Owen had ever seen. Smoking masses of material built up on top of smoking masses, curled over</text:span><text:change text:change-id="ct94409105436176"/><text:span text:style-name="T1"> and gooped around in carbon-coated black curves. Shakes gripped the welding stick fiercely, the muscles of his forearms tensed</text:span><text:change text:change-id="ct94409105377440"/><text:span text:style-name="T1">. The tip 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94409103839616"/><text:change-start text:change-id="ct94409105430528"/><text:span text:style-name="T1">He </text:span><text:change-end text:change-id="ct94409105430528"/><text:span text:style-name="T1">knew that that starting and stopping like that was bad for a welder who wanted to make a clean, strong weld. But since Shake</text:span><text:change-start text:change-id="ct94409103871136"/><text:span text:style-name="T1">s</text:span><text:change-end text:change-id="ct94409103871136"/><text:span text:style-name="T1">’s welds were about the worst he’d ever seen, that seemed like the least of his problems. The hot welds steamed when the water ran over them, which Owen was pretty sure would not contribute t</text:span><text:change-start text:change-id="ct94409100527456"/><text:span text:style-name="T1">o t</text:span><text:change-end text:change-id="ct94409100527456"/><text:span text:style-name="T1">he</text:span><text:change-start text:change-id="ct94409105426176"/><text:span text:style-name="T1">ir</text:span><text:change-end text:change-id="ct94409105426176"/><text:span text:style-name="T1"> strength</text:span><text:change text:change-id="ct94409105425760"/><text:span text:style-name="T1">.</text:span></text:p>
      <text:p text:style-name="Text_20_body"><text:span text:style-name="T1">“You</text:span><text:change text:change-id="ct94409105414128"/><text:change-start text:change-id="ct94409102831024"/><text:span text:style-name="T1"> . . . </text:span><text:change-end text:change-id="ct94409102831024"/><text:change text:change-id="ct94409102831264"/><text:span text:style-name="T1">built this boat?” Owen asked Shakes</text:span><text:change-start text:change-id="ct94409105427488"/><text:span text:style-name="T1"> </text:span><text:change-end text:change-id="ct94409105427488"/><text:change text:change-id="ct94409105427728"/><text:span text:style-name="T1">when he raised his head up for a break.</text:span></text:p>
      <text:p text:style-name="P8">“Aye fuckin’ ya. On a mountain top.”</text:p>
      <text:p text:style-name="Text_20_body"><text:span text:style-name="T1">“And</text:span><text:change text:change-id="ct94409105437872"/><text:change-start text:change-id="ct94409105438112"/><text:span text:style-name="T1"> . . .</text:span><text:change-end text:change-id="ct94409105438112"/><text:span text:style-name="T1"> it doesn’t leak</text:span><text:change text:change-id="ct94409105438352"/><text:change-start text:change-id="ct94409105438832"/><text:span text:style-name="T1"> . . .</text:span><text:change-end text:change-id="ct94409105438832"/><text:span text:style-name="T1"> too much?”</text:span></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text:span><text:change-start text:change-id="ct94409105444784"/><text:span text:style-name="T1">,</text:span><text:change-end text:change-id="ct94409105444784"/><text:span text:style-name="T1"> hells ya. Look at how much material we welded into that thing! See, an engineer can build a thing to an exact fuckin’ spec and</text:span><text:change text:change-id="ct94409105445600"/><text:change-start text:change-id="ct94409105445840"/><text:span text:style-name="T1">—</text:span><text:change-end text:change-id="ct94409105445840"/><text:span text:style-name="T1">if they’re a real right good fuckin’ engineer</text:span><text:change text:change-id="ct94409105446080"/><text:change-start text:change-id="ct94409105446704"/><text:span text:style-name="T1">—</text:span><text:change-end text:change-id="ct94409105446704"/><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94409105448016"/><text:change-start text:change-id="ct94409105448256"/><text:span text:style-name="T1">—</text:span><text:change-end text:change-id="ct94409105448256"/><text:span text:style-name="T1">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94409105448848"/><text:span text:style-name="T1">,</text:span><text:change-end text:change-id="ct94409105448848"/><text:span text:style-name="T1"> that’s what we’ll be fuckin’ doing fer sure</text:span><text:change-start text:change-id="ct94409105449088"/><text:span text:style-name="T1">,</text:span><text:change-end text:change-id="ct94409105449088"/><text:span text:style-name="T1">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text:span><text:change text:change-id="ct94409105449328"/><text:change-start text:change-id="ct94409105451136"/><text:span text:style-name="T1">which</text:span><text:change-end text:change-id="ct94409105451136"/><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94409105452112"/><text:span text:style-name="T1">’s work</text:span><text:change-end text:change-id="ct94409105452112"/><text:span text:style-name="T1"> was coming along</text:span><text:change text:change-id="ct94409105452352"/><text:span text:style-name="T1">. She was welding yet more scraps of metal patches over the still-leaking wound in the pressure hull. Thankfully</text:span><text:change-start text:change-id="ct94409105454544"/><text:span text:style-name="T1">,</text:span><text:change-end text:change-id="ct94409105454544"/><text:span text:style-name="T1"> the water level was at least down enough that Chips was wading instead of swimming.</text:span></text:p>
      <text:p text:style-name="Text_20_body"><text:span text:style-name="T1">Captain Percy came walking down the cargo hold and met up with Hemi </text:span><text:change text:change-id="ct94409101124720"/><text:span text:style-name="T1">at the water’s edge in the forward end. Chips looked up </text:span><text:change text:change-id="ct94409100929744"/><text:span text:style-name="T1">and glared at her</text:span><text:change text:change-id="ct94409099675200"/><text:span text:style-name="T1"> but </text:span><text:change-start text:change-id="ct94409100930224"/><text:span text:style-name="T1">immediately </text:span><text:change-end text:change-id="ct94409100930224"/><text:span text:style-name="T1">went </text:span><text:change text:change-id="ct94409105456624"/><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94409101783808"/><text:span text:style-name="T1">.</text:span></text:p>
      <text:p text:style-name="Text_20_body"><text:span text:style-name="T1">“Good,” said Percy through an exhale of </text:span><text:change text:change-id="ct94409105458192"/><text:span text:style-name="T1">cigarillo smoke. Her eyes were bloodshot and her entire face drooping and wan</text:span><text:change text:change-id="ct94409105458432"/><text:span text:style-name="T1"> from lack of sleep. She had another cup of coffee in her </text:span><text:change text:change-id="ct94409105458672"/><text:span text:style-name="T1">hand. “Need anything else from me wh</text:span><text:change-start text:change-id="ct94409105458912"/><text:span text:style-name="T1">ile</text:span><text:change-end text:change-id="ct94409105458912"/><text:change text:change-id="ct94409105459152"/><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94409105460032"/><text:span text:style-name="T1"> </text:span><text:change-end text:change-id="ct94409105460032"/><text:change text:change-id="ct94409105460272"/><text:span text:style-name="T1">and lower the deck under</text:span><text:change text:change-id="ct94409105460512"/><text:change-start text:change-id="ct94409105461024"/><text:span text:style-name="T1">—</text:span><text:change-end text:change-id="ct94409105461024"/><text:span text:style-name="T1">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Text_20_body"><text:span text:style-name="T1">“Ten minutes at a creep speed</text:span><text:change-start text:change-id="ct94409105463184"/><text:span text:style-name="T1">,</text:span><text:change-end text:change-id="ct94409105463184"/><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94409105464064"/><text:span text:style-name="T1">target </text:span><text:change-start text:change-id="ct94409105464304"/><text:span text:style-name="T1">to spot </text:span><text:change-end text:change-id="ct94409105464304"/><text:span text:style-name="T1">as we head for the depot.”</text:span></text:p>
      <text:p text:style-name="Text_20_body"><text:span text:style-name="T1">“Ah</text:span><text:change-start text:change-id="ct94409105465424"/><text:span text:style-name="T1">,</text:span><text:change-end text:change-id="ct94409105465424"/><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94409105466272"/><text:change-start text:change-id="ct94409105466512"/><text:span text:style-name="T1">—</text:span><text:change-end text:change-id="ct94409105466512"/><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94409101272784"/><text:span text:style-name="T1">a hard line.</text:span></text:p>
      <text:p text:style-name="Text_20_body"><text:span text:style-name="T1">“I agree, Chips,” said Hemi</text:span><text:change-start text:change-id="ct94409101126272"/><text:span text:style-name="T1">.</text:span><text:change-end text:change-id="ct94409101126272"/><text:change text:change-id="ct94409105469152"/><text:span text:style-name="T1"> “</text:span><text:change-start text:change-id="ct94409105469392"/><text:span text:style-name="T1">I</text:span><text:change-end text:change-id="ct94409105469392"/><text:change text:change-id="ct94409105469632"/><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pan text:style-name="T1">“Aye well, yer both fuckin’ suicidal, and murder-fucking-cidal</text:span><text:change text:change-id="ct94409105469872"/><text:change-start text:change-id="ct94409105470752"/><text:span text:style-name="T1">—</text:span><text:change-end text:change-id="ct94409105470752"/><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text:span><text:change text:change-id="ct94409105472912"/><text:change-start text:change-id="ct94409105473152"/><text:span text:style-name="T1">—</text:span><text:change-end text:change-id="ct94409105473152"/><text:span text:style-name="T1">no fail-safe, no redundancy. The boat works perfect</text:span><text:change-start text:change-id="ct94409105474032"/><text:span text:style-name="T1">-</text:span><text:change-end text:change-id="ct94409105474032"/><text:change text:change-id="ct94409105474272"/><text:span text:style-name="T1">like, or we all fuckin’ die. Submarinin’ is just too fuckin’ dangerous for no backup-system.”</text:span></text:p>
      <text:p text:style-name="Text_20_body"><text:span text:style-name="T1">“We are not disputing that</text:span><text:change-start text:change-id="ct94409105474512"/><text:span text:style-name="T1">,</text:span><text:change-end text:change-id="ct94409105474512"/><text:span text:style-name="T1"> Chips,” said Hemi, as calm as always, “but sinking is only one of the risks we face right now. Go check the ballast tank valves</text:span><text:change text:change-id="ct94409105475680"/><text:change-start text:change-id="ct94409105476256"/><text:span text:style-name="T1">—</text:span><text:change-end text:change-id="ct94409105476256"/><text:span text:style-name="T1">make sure you are confident they will work the way they are supposed to. When you are satisfied they will work, let me know, and we will put the top deck underwater.”</text:span></text:p>
      <text:p text:style-name="P8"> </text:p>
      <text:p text:style-name="Text_20_body"><text:span text:style-name="T1">Ten minutes later</text:span><text:change-start text:change-id="ct94409105477488"/><text:span text:style-name="T1">,</text:span><text:change-end text:change-id="ct94409105477488"/><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4409105478400"/><text:span text:style-name="T1"> and noted everything with a pencil on a clipboard. He got on the external PA and called Shakes to the control room.</text:span></text:p>
      <text:p text:style-name="Text_20_body"><text:span text:style-name="T1">Shakes</text:span><text:change text:change-id="ct94409105479280"/><text:span text:style-name="T1"> appeared on the bridge at the top of the </text:span><text:span text:style-name="T2">Prospect’s</text:span><text:span text:style-name="T1"> sail. He looked down at Hemi through the open hatch into the control room and called to him, “</text:span><text:change-start text:change-id="ct94409105479520"/><text:span text:style-name="T1">Y</text:span><text:change-end text:change-id="ct94409105479520"/><text:change text:change-id="ct94409105479760"/><text:span text:style-name="T1">a fuckin’ ready</text:span><text:change-start text:change-id="ct94409105480160"/><text:span text:style-name="T1">,</text:span><text:change-end text:change-id="ct94409105480160"/><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4">Echo of beginning of paragraph OK?</text:span></text:p></office:annotation><text:span text:style-name="T1">just about </text:span><office:annotation-end office:name="__Annotation__4254_2956951863"/><text:span text:style-name="T1">under where the sail would be on the bottom</text:span><text:change text:change-id="ct94409105481376"/><text:change-start text:change-id="ct94409105489296"/><text:span text:style-name="T1">—</text:span><text:change-end text:change-id="ct94409105489296"/><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4409105288464"/><text:change-start text:change-id="ct94409105259856"/><text:span text:style-name="T1"> . . . </text:span><text:change-end text:change-id="ct94409105259856"/><text:span text:style-name="T1"><text:s/>like a male angler fish.”</text:span></text:p>
      <text:p text:style-name="Text_20_body"><text:span text:style-name="T1">Shakes raised his middle finger and held it out in front of him, toward</text:span><text:change text:change-id="ct94409101436272"/><text:span text:style-name="T1"> Hemi.</text:span></text:p>
      <text:p text:style-name="Text_20_body"><text:span text:style-name="T1">“</text:span><text:change text:change-id="ct94409101343392"/><text:change-start text:change-id="ct94409105336832"/><text:span text:style-name="T1"> . . . </text:span><text:change-end text:change-id="ct94409105336832"/><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4409105338032"/><text:span text:style-name="T1">’</text:span><text:change-end text:change-id="ct94409105338032"/><text:span text:style-name="T1">ti</text:span><text:change text:change-id="ct94409105345056"/><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change-start text:change-id="ct94409105354544"/><text:span text:style-name="T1">,</text:span><text:change-end text:change-id="ct94409105354544"/><text:span text:style-name="T1"> with no engines and so few systems running</text:span><text:change-start text:change-id="ct94409105357552"/><text:span text:style-name="T1">,</text:span><text:change-end text:change-id="ct94409105357552"/><text:span text:style-name="T1"> that they could hear the </text:span><text:span text:style-name="T2">Gnat’s</text:span><text:span text:style-name="T1"> </text:span><text:change-start text:change-id="ct94409105360784"/><text:span text:style-name="T1">d</text:span><text:change-end text:change-id="ct94409105360784"/><text:change text:change-id="ct94409105361424"/><text:span text:style-name="T1">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4409105368400"/><text:span text:style-name="T1">—</text:span><text:change-end text:change-id="ct94409105368400"/><text:change text:change-id="ct94409105369040"/><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4">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4409105369680"/><text:span text:style-name="T1">,</text:span><text:change-end text:change-id="ct94409105369680"/><text:span text:style-name="T1"> knowing the question she wanted to ask was obvious and unnecessary, but she asked it anyway</text:span><text:change-start text:change-id="ct94409105373664"/><text:span text:style-name="T1">.</text:span><text:change-end text:change-id="ct94409105373664"/><text:change text:change-id="ct94409105376688"/><text:span text:style-name="T1"> “</text:span><text:change-start text:change-id="ct94409105388864"/><text:span text:style-name="T1">W</text:span><text:change-end text:change-id="ct94409105388864"/><text:change text:change-id="ct94409105389664"/><text:span text:style-name="T1">hy the fuck are you here?”</text:span></text:p>
      <text:p text:style-name="Text_20_body"><text:span text:style-name="T1">“If we fuckin’ go down, I want to be right next to you when you know death is on you</text:span><text:change-start text:change-id="ct94409105018496"/><text:span text:style-name="T1">,</text:span><text:change-end text:change-id="ct94409105018496"/><text:span text:style-name="T1"> Captain Percy. I want to be able to look you in the eye when tell you: I fuckin’ told ya so,” said Chips.</text:span></text:p>
      <text:p text:style-name="Text_20_body"><text:span text:style-name="T1">“On every trip to hell</text:span><text:change-start text:change-id="ct94409105022832"/><text:span text:style-name="T1">,</text:span><text:change-end text:change-id="ct94409105022832"/><text:span text:style-name="T1"> Chips, a crowd of people stand on shore waving. And they shout their goodbyes, but they don’t say ‘bon voyage’, they say ’I told you so,</text:span><text:change-start text:change-id="ct94409105497040"/><text:span text:style-name="T1">’</text:span><text:change-end text:change-id="ct94409105497040"/><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4409105498192"/><text:span text:style-name="T1">,</text:span><text:change-end text:change-id="ct94409105498192"/><text:span text:style-name="T1"> which was once again at capacity with its full complement of four people.</text:span></text:p>
      <text:p text:style-name="Text_20_body"><text:span text:style-name="T1">“OK, Bastian. Give us a two</text:span><text:change-start text:change-id="ct94409105023472"/><text:span text:style-name="T1">-</text:span><text:change-end text:change-id="ct94409105023472"/><text:change text:change-id="ct94409105024352"/><text:span text:style-name="T1">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Text_20_body"><text:span text:style-name="T1">“Right,” Shakes’ voice crackled</text:span><text:change-start text:change-id="ct94409105024992"/><text:span text:style-name="T1">.</text:span><text:change-end text:change-id="ct94409105024992"/><text:change text:change-id="ct94409105412000"/><text:span text:style-name="T1">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4409105441936"/><text:change-start text:change-id="ct94409105442576"/><text:span text:style-name="T1">said</text:span><text:change-end text:change-id="ct94409105442576"/><text:change text:change-id="ct94409105443216"/><text:span text:style-name="T1">.</text:span></text:p>
      <text:p text:style-name="Text_20_body"><text:span text:style-name="T1">Owen swiveled his chair to face the tank control panel</text:span><text:change text:change-id="ct94409105443856"/><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text:span><text:change-start text:change-id="ct94409105444496"/><text:span text:style-name="T1">;</text:span><text:change-end text:change-id="ct94409105444496"/><text:change text:change-id="ct94409105449920"/><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4409105456864"/><text:span text:style-name="T1">,</text:span><text:change-end text:change-id="ct94409105456864"/><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4409105459744"/><text:change-start text:change-id="ct94409105461616"/><text:span text:style-name="T1"> . . .</text:span><text:change-end text:change-id="ct94409105461616"/><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4409105462256"/><text:change-start text:change-id="ct94409105462896"/><text:span text:style-name="T1">shut </text:span><text:change-end text:change-id="ct94409105462896"/><text:span text:style-name="T1">the control wheels of the main ballast tank valves</text:span><text:change text:change-id="ct94409105465136"/><text:span text:style-name="T1">. They all listened for the sound of </text:span><text:change text:change-id="ct94409105471344"/><text:span text:style-name="T1">hissing, escaping air to stop. No one </text:span><text:change text:change-id="ct94409105478640"/><text:span text:style-name="T1">breat</text:span><text:change-start text:change-id="ct94409105159472"/><text:span text:style-name="T1">hed</text:span><text:change-end text:change-id="ct94409105159472"/><text:change text:change-id="ct94409105157504"/><text:span text:style-name="T1"> as the sound went on longer than it seemed like it should. But it wavered, slowed</text:span><text:change-start text:change-id="ct94409105383680"/><text:span text:style-name="T1">,</text:span><text:change-end text:change-id="ct94409105383680"/><text:span text:style-name="T1"> and ceased as the valves came to their closed position.</text:span></text:p>
      <text:p text:style-name="Text_20_body"><text:span text:style-name="T1">“Give it another minute</text:span><text:change text:change-id="ct94409101559760"/><text:change-start text:change-id="ct94409105158832"/><text:span text:style-name="T1"> . . . </text:span><text:change-end text:change-id="ct94409105158832"/><text:change text:change-id="ct94409101638160"/><text:span text:style-name="T1">make sure everything is where it should be</text:span><text:change text:change-id="ct94409101604736"/><text:change-start text:change-id="ct94409105375392"/><text:span text:style-name="T1"> . . .</text:span><text:change-end text:change-id="ct94409105375392"/><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94409105510080"/><text:change-start text:change-id="ct94409105510320"/><text:span text:style-name="T1">—</text:span><text:change-end text:change-id="ct94409105510320"/><text:span text:style-name="T1">a basic maneuver they had done a thousand times before. But Hemi, at least, knew Chips was right: what was usually so routine was, in this case, incredibly risky. He felt a tremendous release of </text:span><text:change-start text:change-id="ct94409105510560"/><text:span text:style-name="T1">the </text:span><text:change-end text:change-id="ct94409105510560"/><text:span text:style-name="T1">tension that </text:span><text:change-start text:change-id="ct94409105510800"/><text:span text:style-name="T1">h</text:span><text:change-end text:change-id="ct94409105510800"/><text:change text:change-id="ct94409105511040"/><text:span text:style-name="T1">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text:span><text:change-start text:change-id="ct94409101704288"/><text:span text:style-name="T1">.</text:span><text:change-end text:change-id="ct94409101704288"/><text:change text:change-id="ct94409101706704"/><text:span text:style-name="T1">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4409105515936"/><text:span text:style-name="T1">the</text:span><text:change-end text:change-id="ct94409105515936"/><text:change text:change-id="ct94409105516176"/><text:span text:style-name="T1">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4409105517984"/><text:change-start text:change-id="ct94409105518224"/><text:span text:style-name="T1"> . . . </text:span><text:change-end text:change-id="ct94409105518224"/><text:change text:change-id="ct94409105518464"/><text:span text:style-name="T1">just in case.”</text:span></text:p>
      <text:p text:style-name="Text_20_body"><text:span text:style-name="T1">“If you’re fuckin’ staying in this room, I’m happy to go somewhere else.” Chips left the sonar compartment </text:span><text:change text:change-id="ct94409105519584"/><text:span text:style-name="T1">to find her welding rig.</text:span></text:p>
      <text:p text:style-name="Text_20_body"><text:change text:change-id="ct94409105519344"/><text:span text:style-name="T1">Percy sat in </text:span><text:change text:change-id="ct94409105520752"/><text:span text:style-name="T1">Chips</text:span><text:change-start text:change-id="ct94409105520992"/><text:span text:style-name="T1">’s</text:span><text:change-end text:change-id="ct94409105520992"/><text:span text:style-name="T1"> vacated </text:span><text:change-start text:change-id="ct94409105521232"/><text:span text:style-name="T1">seat </text:span><text:change-end text:change-id="ct94409105521232"/><text:span text:style-name="T1">and glanced at the empty radar scope to make sure it remained empty. She put the sonar headphones on</text:span><text:change text:change-id="ct94409105521760"/><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4409105526784"/><text:change-start text:change-id="ct94409105527024"/><text:span text:style-name="T1">—</text:span><text:change-end text:change-id="ct94409105527024"/><text:span text:style-name="T1">the scrawny kid</text:span><text:change text:change-id="ct94409105527264"/><text:change-start text:change-id="ct94409105527504"/><text:span text:style-name="T1">—</text:span><text:change-end text:change-id="ct94409105527504"/><text:span text:style-name="T1">by holding my head underwater</text:span><text:change text:change-id="ct94409105527744"/><text:change-start text:change-id="ct94409105527984"/><text:span text:style-name="T1"> . . . </text:span><text:change-end text:change-id="ct94409105527984"/><text:change text:change-id="ct94409105528224"/><text:span text:style-name="T1">Though I suppose some people must be into that sort of thing.” He glanced at the stacks of porno at his feet.</text:span></text:p>
      <text:p text:style-name="Text_20_body"><text:span text:style-name="T1">“Captain Shakes</text:span><text:change-start text:change-id="ct94409105528464"/><text:span text:style-name="T1">.</text:span><text:change-end text:change-id="ct94409105528464"/><text:change text:change-id="ct94409105529344"/><text:span text:style-name="T1">” Hemi’s voice came over the ship-to-ship with all the bass notes stripped out of it</text:span><text:change-start text:change-id="ct94409105529584"/><text:span text:style-name="T1">.</text:span><text:change-end text:change-id="ct94409105529584"/><text:change text:change-id="ct94409105529824"/><text:span text:style-name="T1"> “</text:span><text:change-start text:change-id="ct94409105530064"/><text:span text:style-name="T1">D</text:span><text:change-end text:change-id="ct94409105530064"/><text:change text:change-id="ct94409105530544"/><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4409105530304"/><text:span text:style-name="T1">,</text:span><text:change-end text:change-id="ct94409105530304"/><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4409105534720"/><text:change-start text:change-id="ct94409105534960"/><text:span text:style-name="T1">—</text:span><text:change-end text:change-id="ct94409105534960"/><text:span text:style-name="T1">was what Hemi said</text:span><text:change text:change-id="ct94409105535200"/><text:change-start text:change-id="ct94409105535840"/><text:span text:style-name="T1">—</text:span><text:change-end text:change-id="ct94409105535840"/><text:span text:style-name="T1">gently</text:span><text:change text:change-id="ct94409105537008"/><text:change-start text:change-id="ct94409105538448"/><text:span text:style-name="T1"> . . .</text:span><text:change-end text:change-id="ct94409105538448"/><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4409105539632"/><text:change-start text:change-id="ct94409105541760"/><text:span text:style-name="T1">—</text:span><text:change-end text:change-id="ct94409105541760"/><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4409105542000"/><text:change-start text:change-id="ct94409105542880"/><text:span text:style-name="T1">—</text:span><text:change-end text:change-id="ct94409105542880"/><text:span text:style-name="T1">and he was lucky enough that his welds did not rip apart and sink him</text:span><text:change text:change-id="ct94409105543120"/><text:change-start text:change-id="ct94409105544288"/><text:span text:style-name="T1">—</text:span><text:change-end text:change-id="ct94409105544288"/><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4409105546080"/><text:span text:style-name="T1">by using </text:span><text:change-end text:change-id="ct94409105546080"/><text:span text:style-name="T1">the docking clamps. He flipped the exposed switch he and Owen had installed. With a small blue spark</text:span><text:change-start text:change-id="ct94409105522688"/><text:span text:style-name="T1">,</text:span><text:change-end text:change-id="ct94409105522688"/><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4409105550048"/><text:span text:style-name="T1">knew </text:span><text:change-end text:change-id="ct94409105550048"/><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ext:span><text:change text:change-id="ct94409105555120"/><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4409105555360"/><text:span text:style-name="T1">,</text:span><text:change-end text:change-id="ct94409105555360"/><text:span text:style-name="T1"> under certain circumstances</text:span><text:change-start text:change-id="ct94409105557248"/><text:span text:style-name="T1">,</text:span><text:change-end text:change-id="ct94409105557248"/><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4409102165968"/><text:change-start text:change-id="ct94409105560544"/><text:span text:style-name="T1">—</text:span><text:change-end text:change-id="ct94409105560544"/><text:span text:style-name="T1">and worse case, say, the </text:span><text:span text:style-name="T2">Gnat</text:span><text:span text:style-name="T1"> tears away or something</text:span><text:change text:change-id="ct94409105560784"/><text:change-start text:change-id="ct94409105561024"/><text:span text:style-name="T1">—</text:span><text:change-end text:change-id="ct94409105561024"/><text:span text:style-name="T1">we’ll be flooding the whole </text:span><text:span text:style-name="T2">Prospect</text:span><text:span text:style-name="T1"> from this hole we’re opening in the bottom of the boat, eh?” Gregory’s voice was t</text:span><text:change text:change-id="ct94409105561264"/><text:span text:style-name="T1">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Text_20_body"><text:span text:style-name="T1">“Alright, I’m following you then</text:span><text:change-start text:change-id="ct94409105555600"/><text:span text:style-name="T1">,</text:span><text:change-end text:change-id="ct94409105555600"/><text:span text:style-name="T1">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4409105565072"/><text:span text:style-name="T1">.</text:span><text:change-end text:change-id="ct94409105565072"/><text:change text:change-id="ct94409105565312"/><text:span text:style-name="T1"> “</text:span><text:change-start text:change-id="ct94409105565552"/><text:span text:style-name="T1">W</text:span><text:change-end text:change-id="ct94409105565552"/><text:change text:change-id="ct94409105565792"/><text:span text:style-name="T1">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4409105567312"/><text:span text:style-name="T1">.</text:span><text:change-end text:change-id="ct94409105567312"/><text:change text:change-id="ct94409105571760"/><text:span text:style-name="T1">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4409105573504"/><text:change-start text:change-id="ct94409105573744"/><text:span text:style-name="T1">—</text:span><text:change-end text:change-id="ct94409105573744"/><text:span text:style-name="T1">but not totally</text:span><text:change text:change-id="ct94409105573984"/><text:change-start text:change-id="ct94409105574224"/><text:span text:style-name="T1">—</text:span><text:change-end text:change-id="ct94409105574224"/><text:span text:style-name="T1">fucking failing. You can see it’s leaking,” said Chips</text:span><text:change-start text:change-id="ct94409105575520"/><text:span text:style-name="T1">.</text:span><text:change-end text:change-id="ct94409105575520"/><text:change text:change-id="ct94409105575760"/><text:span text:style-name="T1"> “</text:span><text:change-start text:change-id="ct94409105576544"/><text:span text:style-name="T1">G</text:span><text:change-end text:change-id="ct94409105576544"/><text:change text:change-id="ct94409105576784"/><text:span text:style-name="T1">et the pump hooked up</text:span><text:change-start text:change-id="ct94409105577520"/><text:span text:style-name="T1">,</text:span><text:change-end text:change-id="ct94409105577520"/><text:span text:style-name="T1"> Gregory, and let’s get as much of this fuckin’ water out of here as fast as fuckin’ possible. Then I’ll see if I can weld it decent</text:span><text:change-start text:change-id="ct94409105579888"/><text:span text:style-name="T1">-</text:span><text:change-end text:change-id="ct94409105579888"/><text:change text:change-id="ct94409105580208"/><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4409105582032"/><text:span text:style-name="T1">o</text:span><text:change-end text:change-id="ct94409105582032"/><text:change text:change-id="ct94409105582272"/><text:span text:style-name="T1"> had been all of Chips’ work on this trip</text:span><text:change text:change-id="ct94409105582512"/><text:change-start text:change-id="ct94409105582960"/><text:span text:style-name="T1">—</text:span><text:change-end text:change-id="ct94409105582960"/><text:span text:style-name="T1">maybe</text:span><text:change-start text:change-id="ct94409105583440"/><text:span text:style-name="T1">, she reflected,</text:span><text:change-end text:change-id="ct94409105583440"/><text:span text:style-name="T1"> </text:span><text:change-start text:change-id="ct94409105583680"/><text:span text:style-name="T1">through</text:span><text:change-end text:change-id="ct94409105583680"/><text:change-start text:change-id="ct94409105583200"/><text:span text:style-name="T1">out</text:span><text:change-end text:change-id="ct94409105583200"/><text:change-start text:change-id="ct94409105583920"/><text:span text:style-name="T1"> </text:span><text:change-end text:change-id="ct94409105583920"/><text:span text:style-name="T1">her </text:span><text:change text:change-id="ct94409105584320"/><text:span text:style-name="T1">life</text:span><text:change text:change-id="ct94409105585248"/><text:span text:style-name="T1">. She let out a never-slowing stream of curses, attempting to damn down to a permanent watery hell not just all materials and work processes, but all the societal systems and turns of fate that had conspired </text:span><text:change text:change-id="ct94409105586592"/><text:span text:style-name="T1">to bring her to this particular misery.</text:span></text:p>
      <text:p text:style-name="Text_20_body"><text:span text:style-name="T1">Shakes’</text:span><text:change-start text:change-id="ct94409105587776"/><text:span text:style-name="T1">s</text:span><text:change-end text:change-id="ct94409105587776"/><text:span text:style-name="T1">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4409105589472"/><text:span text:style-name="T1">great</text:span><text:change-end text:change-id="ct94409105589472"/><text:change text:change-id="ct94409105590448"/><text:span text:style-name="T1">er depth.</text:span></text:p>
      <text:p text:style-name="Text_20_body"><text:span text:style-name="T1">Chips tapped on the hatch with the end of the welding stick. “Eh</text:span><text:change-start text:change-id="ct94409105591328"/><text:span text:style-name="T1">,</text:span><text:change-end text:change-id="ct94409105591328"/><text:span text:style-name="T1"> Shakes</text:span><text:change-start text:change-id="ct94409105591568"/><text:span text:style-name="T1">,</text:span><text:change-end text:change-id="ct94409105591568"/><text:span text:style-name="T1"> ya fucker. You can open this fuckin’ thing up now</text:span><text:change-start text:change-id="ct94409105591808"/><text:span text:style-name="T1">,</text:span><text:change-end text:change-id="ct94409105591808"/><text:change text:change-id="ct94409105592048"/><text:span text:style-name="T1">” </text:span><text:change-start text:change-id="ct94409105592576"/><text:span text:style-name="T1">s</text:span><text:change-end text:change-id="ct94409105592576"/><text:change text:change-id="ct94409105592816"/><text:span text:style-name="T1">he yelled into the empty metal well, her voice bouncing the curses back at her. There was the sound of the rusty sealing gears squeaking open and the</text:span><text:change-start text:change-id="ct94409105593408"/><text:span text:style-name="T1">n the</text:span><text:change-end text:change-id="ct94409105593408"/><text:span text:style-name="T1"> hatch lifted up.</text:span></text:p>
      <text:p text:style-name="Text_20_body"><text:span text:style-name="T1">Shakes was grinning up at them as residual water rained down on him</text:span><text:change-start text:change-id="ct94409105593792"/><text:span text:style-name="T1">.</text:span><text:change-end text:change-id="ct94409105593792"/><text:change text:change-id="ct94409105594032"/><text:span text:style-name="T1"> “</text:span><text:change-start text:change-id="ct94409105594272"/><text:span text:style-name="T1">W</text:span><text:change-end text:change-id="ct94409105594272"/><text:change text:change-id="ct94409105594512"/><text:span text:style-name="T1">ho’s a fuckin’ angle-fish now, eh</text:span><text:change-start text:change-id="ct94409105594752"/><text:span text:style-name="T1">,</text:span><text:change-end text:change-id="ct94409105594752"/><text:span text:style-name="T1">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4409105594992"/><text:span text:style-name="T1"> and asked everyone to meet him down at the hatch to the </text:span><text:span text:style-name="T2">Gnat</text:span><text:span text:style-name="T1">.</text:span></text:p>
      <text:p text:style-name="P8"> </text:p>
      <text:p text:style-name="Text_20_body"><text:span text:style-name="T1">“So</text:span><text:change-start text:change-id="ct94409105598432"/><text:span text:style-name="T1">,</text:span><text:change-end text:change-id="ct94409105598432"/><text:span text:style-name="T1"> basically</text:span><text:change-start text:change-id="ct94409105598672"/><text:span text:style-name="T1">,</text:span><text:change-end text:change-id="ct94409105598672"/><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4409105601104"/><text:span text:style-name="T1">, </text:span><text:change-end text:change-id="ct94409105601104"/><text:change text:change-id="ct94409105601424"/><text:span text:style-name="T1">standing crammed in on both sides of the open hatch to the </text:span><text:span text:style-name="T2">Gnat</text:span><text:span text:style-name="T1"> below.</text:span></text:p>
      <text:p text:style-name="P8">Shakes squirmed.</text:p>
      <text:p text:style-name="Text_20_body"><text:change text:change-id="ct94409105604592"/><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4409105604832"/><text:span text:style-name="T1">,” Hemi continued.</text:span><text:change-end text:change-id="ct94409105604832"/><text:change text:change-id="ct94409105605424"/><text:span text:style-name="T1"> </text:span><text:change-start text:change-id="ct94409105606016"/><text:span text:style-name="T1">“</text:span><text:change-end text:change-id="ct94409105606016"/><text:span text:style-name="T1">That should be pretty straightforward, and give us access to the </text:span><text:span text:style-name="T2">Gnat’s</text:span><text:span text:style-name="T1"> remaining battery power</text:span><text:change text:change-id="ct94409105606656"/><text:change-start text:change-id="ct94409105607296"/><text:span text:style-name="T1">—</text:span><text:change-end text:change-id="ct94409105607296"/><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4409105610528"/><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4409105614576"/><text:span text:style-name="T1">,</text:span><text:change-end text:change-id="ct94409105614576"/><text:span text:style-name="T1"> everyone,” Hemi finished</text:span><text:change text:change-id="ct94409105614816"/><text:span text:style-name="T1">.</text:span></text:p>
      <text:p text:style-name="Text_20_body"><text:span text:style-name="T1">Grabbing Bastian’s skinny arm, Hemi led him away to stowage</text:span><text:change-start text:change-id="ct94409105615744"/><text:span text:style-name="T1">,</text:span><text:change-end text:change-id="ct94409105615744"/><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4409105615984"/><text:span text:style-name="T1">,</text:span><text:change-end text:change-id="ct94409105615984"/><text:span text:style-name="T1"> </text:span><text:change text:change-id="ct94409105616928"/><text:span text:style-name="T1">normally used for refueling</text:span><text:change-start text:change-id="ct94409105617408"/><text:span text:style-name="T1">,</text:span><text:change-end text:change-id="ct94409105617408"/><text:span text:style-name="T1"> </text:span><text:change-start text:change-id="ct94409105617648"/><text:span text:style-name="T1">down </text:span><text:change-end text:change-id="ct94409105617648"/><text:span text:style-name="T1">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text:span><text:change-start text:change-id="ct94409105617168"/><text:span text:style-name="T1">,</text:span><text:change-end text:change-id="ct94409105617168"/><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4">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4409105621008"/><text:change-start text:change-id="ct94409105620768"/><text:span text:style-name="T1">—</text:span><text:change-end text:change-id="ct94409105620768"/><text:span text:style-name="T1">conveniently</text:span><text:change-start text:change-id="ct94409105628784"/><text:span text:style-name="T1">,</text:span><text:change-end text:change-id="ct94409105628784"/><text:span text:style-name="T1"> with a nearly-full charge</text:span><text:change-start text:change-id="ct94409105637920"/><text:span text:style-name="T1">—</text:span><text:change-end text:change-id="ct94409105637920"/><text:change text:change-id="ct94409105638160"/><text:span text:style-name="T1">and </text:span><text:change-start text:change-id="ct94409105639616"/><text:span text:style-name="T1">into </text:span><text:change-end text:change-id="ct94409105639616"/><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4409102568576"/><text:span text:style-name="T1">,</text:span><text:change-end text:change-id="ct94409102568576"/><text:span text:style-name="T1"> they started only one of the </text:span><text:span text:style-name="T2">Prospect’s</text:span><text:span text:style-name="T1"> two diesel engines</text:span><text:change-start text:change-id="ct94409105644336"/><text:span text:style-name="T1">, along with</text:span><text:change-end text:change-id="ct94409105644336"/><text:change text:change-id="ct94409105640928"/><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4409102600112"/><text:span text:style-name="T1">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text:span><text:change-start text:change-id="ct94409102568944"/><text:span text:style-name="T1">,</text:span><text:change-end text:change-id="ct94409102568944"/><text:span text:style-name="T1"> since</text:span><text:change-start text:change-id="ct94409102602128"/><text:span text:style-name="T1">,</text:span><text:change-end text:change-id="ct94409102602128"/><text:span text:style-name="T1"> with the diesel running</text:span><text:change-start text:change-id="ct94409102601760"/><text:span text:style-name="T1">,</text:span><text:change-end text:change-id="ct94409102601760"/><text:span text:style-name="T1"> they would not be able to hear the approach of any kind of threat until it was too </text:span><text:change text:change-id="ct94409105412528"/><text:change-start text:change-id="ct94409105439424"/><text:span text:style-name="T1">late</text:span><text:change-end text:change-id="ct94409105439424"/><text:span text:style-name="T1"> anyway.</text:span></text:p>
      <text:p text:style-name="Text_20_body"><text:span text:style-name="T1">But as a safety measure, Percy put Owen on radar. It would be just stupid to run into a fleet of Authority surface-enforcement ships for lack of </text:span><text:change text:change-id="ct94409105437584"/><text:span text:style-name="T1">attention</text:span><text:change text:change-id="ct94409100515712"/><text:change-start text:change-id="ct94409105415120"/><text:span text:style-name="T1">—</text:span><text:change-end text:change-id="ct94409105415120"/><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4409105435296"/><text:change-start text:change-id="ct94409099849248"/><text:span text:style-name="T1">—</text:span><text:change-end text:change-id="ct94409099849248"/><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4409105421136"/><text:change-start text:change-id="ct94409105236784"/><text:span text:style-name="T1">—</text:span><text:change-end text:change-id="ct94409105236784"/><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4409105233136"/><text:change-start text:change-id="ct94409105521472"/><text:span text:style-name="T1">that marked </text:span><text:change-end text:change-id="ct94409105521472"/><text:span text:style-name="T1">where they would move into the territory of a different</text:span><text:change text:change-id="ct94409105525856"/><text:change-start text:change-id="ct94409105526496"/><text:span text:style-name="T1">—</text:span><text:change-end text:change-id="ct94409105526496"/><text:span text:style-name="T1">hopefully safer</text:span><text:change text:change-id="ct94409105529056"/><text:change-start text:change-id="ct94409105532608"/><text:span text:style-name="T1">—</text:span><text:change-end text:change-id="ct94409105532608"/><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4409105193120"/><text:span text:style-name="T1">,</text:span><text:change-end text:change-id="ct94409105193120"/><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4409102723072"/><text:span text:style-name="T1">?</text:span><text:change-end text:change-id="ct94409102723072"/><text:change text:change-id="ct94409102612880"/><text:span text:style-name="T1"> Somewhat friendlier to commerce</text:span><text:change-start text:change-id="ct94409102691120"/><text:span text:style-name="T1">,</text:span><text:change-end text:change-id="ct94409102691120"/><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4409102725088"/><text:span text:style-name="T1"> and brought it down to the crew quarters along with a few tin cups tied together with a small bit of wire. She used her flashlight to hunt her relief crew out of their respective racks</text:span><text:change text:change-id="ct94409102724720"/><text:span text:style-name="T1"> and forced coffee into them. Chips strung curses at her, but as red as Chips’ eyes were</text:span><text:change-start text:change-id="ct94409105468224"/><text:span text:style-name="T1">,</text:span><text:change-end text:change-id="ct94409105468224"/><text:span text:style-name="T1"> they were not even close to the bloodshot droop that Percy was swinging around in her own eyeballs.</text:span></text:p>
      <text:p text:style-name="Text_20_body"><text:span text:style-name="T1">“Chips, go up and relieve Owen at radar. Hemi</text:span><text:change-start text:change-id="ct94409105650016"/><text:span text:style-name="T1">,</text:span><text:change-end text:change-id="ct94409105650016"/><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4409105544880"/><text:change-start text:change-id="ct94409105542592"/><text:span text:style-name="T1">—</text:span><text:change-end text:change-id="ct94409105542592"/><text:span text:style-name="T1">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text:span><text:change-start text:change-id="ct94409105550288"/><text:span text:style-name="T1">,</text:span><text:change-end text:change-id="ct94409105550288"/><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4409105567024"/><text:span text:style-name="T1">fuel consumption</text:span><text:change-start text:change-id="ct94409105567760"/><text:span text:style-name="T1">,</text:span><text:change-end text:change-id="ct94409105567760"/><text:span text:style-name="T1"> though, the </text:span><text:span text:style-name="T2">Prospect</text:span><text:span text:style-name="T1"> was so much bigger that it was eating through the </text:span><text:change-start text:change-id="ct94409105573216"/><text:span text:style-name="T2">Gnat</text:span><text:span text:style-name="T1">’s </text:span><text:change-end text:change-id="ct94409105573216"/><text:span text:style-name="T1">remaining fuel oil </text:span><text:change text:change-id="ct94409105577760"/><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text:span><text:change text:change-id="ct94409105591040"/><text:span text:style-name="T1">,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4409105592288"/><text:change-start text:change-id="ct94409105595584"/><text:span text:style-name="T1">—</text:span><text:change-end text:change-id="ct94409105595584"/><text:span text:style-name="T1">and very deep</text:span><text:change text:change-id="ct94409105596224"/><text:change-start text:change-id="ct94409105596864"/><text:span text:style-name="T1">—</text:span><text:change-end text:change-id="ct94409105596864"/><text:span text:style-name="T1">part of the ocean.</text:span></text:p>
      <text:p text:style-name="Text_20_body"><text:span text:style-name="T1">Hemi finally broke the bleary, hazy silence. “Something bothers me</text:span><text:change-start text:change-id="ct94409105598144"/><text:span text:style-name="T1">,</text:span><text:change-end text:change-id="ct94409105598144"/><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4409105485184"/><text:span text:style-name="T1">,</text:span><text:change-end text:change-id="ct94409105485184"/><text:span text:style-name="T1"> Hemi?”</text:span></text:p>
      <text:p text:style-name="Text_20_body"><text:span text:style-name="T1">“I think that is part of it</text:span><text:change text:change-id="ct94409105578880"/><text:change-start text:change-id="ct94409105609104"/><text:span text:style-name="T1">—</text:span><text:change-end text:change-id="ct94409105609104"/><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4409105570896"/><text:span text:style-name="T1">,</text:span><text:change-end text:change-id="ct94409105570896"/><text:span text:style-name="T1">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4409102689824"/><text:span text:style-name="T1">,</text:span><text:change-end text:change-id="ct94409102689824"/><text:span text:style-name="T1"> Hemi</text:span><text:change text:change-id="ct94409102724352"/><text:change-start text:change-id="ct94409105627680"/><text:span text:style-name="T1"> . . .</text:span><text:change-end text:change-id="ct94409105627680"/><text:span text:style-name="T1">”</text:span></text:p>
      <text:p text:style-name="Text_20_body"><text:span text:style-name="T1">“It does seem odd. We’re just a cargo sub,” Percy said, looking steadily at Shakes. “Of course</text:span><text:change-start text:change-id="ct94409105523200"/><text:span text:style-name="T1">,</text:span><text:change-end text:change-id="ct94409105523200"/><text:span text:style-name="T1"> we’re always being harassed by various Authorities in general-like ways</text:span><text:change text:change-id="ct94409105606256"/><text:change-start text:change-id="ct94409105661824"/><text:span text:style-name="T1">—</text:span><text:change-end text:change-id="ct94409105661824"/><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4409102946080"/><text:span text:style-name="T1"> and move in a different direction.”</text:spa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4409102567296"/><text:span text:style-name="T1">a</text:span><text:change-end text:change-id="ct94409102567296"/><text:change text:change-id="ct94409105667136"/><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4409105667376"/><text:change-start text:change-id="ct94409105668624"/><text:span text:style-name="T1"> . . . </text:span><text:change-end text:change-id="ct94409105668624"/><text:change text:change-id="ct94409105668864"/><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94409103008464"/><text:change-start text:change-id="ct94409102957264"/><text:span text:style-name="T1"> . . . </text:span><text:change-end text:change-id="ct94409102957264"/><text:change text:change-id="ct94409105672464"/><text:span text:style-name="T1">Cap’n Percy</text:span><text:change text:change-id="ct94409105672704"/><text:change-start text:change-id="ct94409105672944"/><text:span text:style-name="T1"> . . . </text:span><text:change-end text:change-id="ct94409105672944"/><text:change text:change-id="ct94409105673184"/><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94409105675584"/><text:change-start text:change-id="ct94409105676240"/><text:span text:style-name="T1">—</text:span><text:change-end text:change-id="ct94409105676240"/><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4409103042432"/><text:span text:style-name="T1">there was a clear logic to keeping the whole operation off the surface.</text:span></text:p>
      <text:p text:style-name="Text_20_body"><text:span text:style-name="T1">“So, how the fuck do we</text:span><text:change text:change-id="ct94409105678096"/><text:change-start text:change-id="ct94409105679616"/><text:span text:style-name="T1"> . . .</text:span><text:change-end text:change-id="ct94409105679616"/><text:span text:style-name="T1">” Shakes started to ask.</text:span></text:p>
      <text:p text:style-name="Text_20_body"><text:span text:style-name="T1">The ship-to-ship radio lit up over their heads. </text:span><text:change-start text:change-id="ct94409105680496"/><text:span text:style-name="T1">“</text:span><text:change-end text:change-id="ct94409105680496"/><text:span text:style-name="T2">To approaching submarine: stop your motors and prepare to be boarded</text:span><text:change-start text:change-id="ct94409105681008"/><text:span text:style-name="T1">.”</text:span><text:change-end text:change-id="ct94409105681008"/></text:p>
      <text:p text:style-name="P8">“That’s how,” said Percy.</text:p>
      <text:p text:style-name="Text_20_body"><text:span text:style-name="T1">They shut the </text:span><text:span text:style-name="T2">Prospect</text:span><text:change-start text:change-id="ct94409105682528"/><text:span text:style-name="T1">’s</text:span><text:change-end text:change-id="ct94409105682528"/><text:span text:style-name="T1"> motor down, and Percy headed up to the bridge on the top of the sail. A mini-sub, maybe </text:span><text:change text:change-id="ct94409105682768"/><text:change-start text:change-id="ct94409105683280"/><text:span text:style-name="T1">fifteen </text:span><text:change-end text:change-id="ct94409105683280"/><text:span text:style-name="T1">meters long, had surfaced off their starboard side. A pair of large men, almost as big as Hemi, were climbing into an inflatable boat. They motored across the gap between the two subs</text:span><text:change text:change-id="ct94409105684096"/><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4409105687504"/><text:span text:style-name="T1">, like fishermen</text:span><text:change-end text:change-id="ct94409105687504"/><text:span text:style-name="T1">: tightly worsted slacks</text:span><text:change text:change-id="ct94409105687744"/><text:span text:style-name="T1"> and cable-knit sweaters</text:span><text:change text:change-id="ct94409105687984"/><text:span text:style-name="T1">.</text:span></text:p>
      <text:p text:style-name="Text_20_body"><text:span text:style-name="T1">“Yes,” said Percy</text:span><text:change-start text:change-id="ct94409105688960"/><text:span text:style-name="T1">.</text:span><text:change-end text:change-id="ct94409105688960"/><text:change text:change-id="ct94409105689200"/><text:span text:style-name="T1"> “</text:span><text:change-start text:change-id="ct94409105689440"/><text:span text:style-name="T1">W</text:span><text:change-end text:change-id="ct94409105689440"/><text:change text:change-id="ct94409105689680"/><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94409105691200"/><text:change-start text:change-id="ct94409105692080"/><text:span text:style-name="T1">twenty </text:span><text:change-end text:change-id="ct94409105692080"/><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4409105692960"/><text:change-start text:change-id="ct94409105694480"/><text:span text:style-name="T1">fifteen </text:span><text:change-end text:change-id="ct94409105694480"/><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4409105695744"/><text:span text:style-name="T1">,</text:span><text:change-end text:change-id="ct94409105695744"/><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94409105700160"/><text:span text:style-name="T1">’s</text:span><text:change-end text:change-id="ct94409105700160"/><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4409105700400"/><text:change-start text:change-id="ct94409105702672"/><text:span text:style-name="T1">—</text:span><text:change-end text:change-id="ct94409105702672"/><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4409105705904"/><text:span text:style-name="T1">,</text:span><text:change-end text:change-id="ct94409105705904"/><text:span text:style-name="T1"> he could also watch the approaching depot docking bay through the viewport.</text:span></text:p>
      <text:p text:style-name="Text_20_body"><text:span text:style-name="T1">The docking bay was located about </text:span><text:change text:change-id="ct94409105707088"/><text:change-start text:change-id="ct94409105707328"/><text:span text:style-name="T1">twenty </text:span><text:change-end text:change-id="ct94409105707328"/><text:span text:style-name="T1">meters </text:span><text:change text:change-id="ct94409105707568"/><text:span text:style-name="T1">underwater. It was typical of an underwater docking bay for cargo</text:span><text:change text:change-id="ct94409105707808"/><text:change-start text:change-id="ct94409105708048"/><text:span text:style-name="T1">—</text:span><text:change-end text:change-id="ct94409105708048"/><text:span text:style-name="T1">a long cylindrical tube of curved and welded plate steel. It stuck </text:span><text:change text:change-id="ct94409105708288"/><text:change-start text:change-id="ct94409105708528"/><text:span text:style-name="T1">a hundred </text:span><text:change-end text:change-id="ct94409105708528"/><text:span text:style-name="T1">meters out of the side of the seamount and was supported by hazardous and seemingly randomly</text:span><text:change-start text:change-id="ct94409105708768"/><text:span text:style-name="T1">-</text:span><text:change-end text:change-id="ct94409105708768"/><text:change text:change-id="ct94409105709600"/><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4409101149104"/><text:change-start text:change-id="ct94409101149584"/><text:span text:style-name="T1">They numbered</text:span><text:change-end text:change-id="ct94409101149584"/><text:span text:style-name="T1"> between a dozen and two dozen</text:span><text:change text:change-id="ct94409101194928"/><text:span text:style-name="T1">, and maybe half of them had submarines docked at them already, arranged at an array of angles. They looked like leeches </text:span><text:change text:change-id="ct94409105712080"/><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4409101249792"/><text:change-start text:change-id="ct94409101307056"/><text:span text:style-name="T1">—</text:span><text:change-end text:change-id="ct94409101307056"/><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4409105715712"/><text:change-start text:change-id="ct94409105716800"/><text:span text:style-name="T1">—</text:span><text:change-end text:change-id="ct94409105716800"/><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4409101354304"/><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4409105720800"/><text:span text:style-name="T1">and banged on the big cargo hatch with it, setting off a pleasant low gonging sound that reverberated for a full </text:span><text:change text:change-id="ct94409105721328"/><text:change-start text:change-id="ct94409105721568"/><text:span text:style-name="T1">twenty </text:span><text:change-end text:change-id="ct94409105721568"/><text:span text:style-name="T1">seconds. He waited a few second</text:span><text:change-start text:change-id="ct94409105722816"/><text:span text:style-name="T1">s</text:span><text:change-end text:change-id="ct94409105722816"/><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4409105704896"/><text:span text:style-name="T1">’s</text:span><text:change-end text:change-id="ct94409105704896"/><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4409105710560"/><text:span text:style-name="T1">,</text:span><text:change-end text:change-id="ct94409105710560"/><text:span text:style-name="T1"> he stowed the breaker bar and easily, but somewhat slowly</text:span><text:change-start text:change-id="ct94409105704224"/><text:span text:style-name="T1">,</text:span><text:change-end text:change-id="ct94409105704224"/><text:span text:style-name="T1"> due to the gearing, winched open one cargo hatch door and then the other. When the doors were fully opened, he extended a steel ladder</text:span><text:change text:change-id="ct94409105703632"/><text:change-start text:change-id="ct94409105704560"/><text:span text:style-name="T1">—</text:span><text:change-end text:change-id="ct94409105704560"/><text:span text:style-name="T1">its pawls clanking on the locking teeth</text:span><text:change text:change-id="ct94409101355744"/><text:change-start text:change-id="ct94409103075424"/><text:span text:style-name="T1">—</text:span><text:change-end text:change-id="ct94409103075424"/><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4409105730144"/><text:span text:style-name="T1">,</text:span><text:change-end text:change-id="ct94409105730144"/><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4409105732304"/><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94409105733184"/><text:change-start text:change-id="ct94409105733424"/><text:span text:style-name="T1">that </text:span><text:change-end text:change-id="ct94409105733424"/><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4409105734432"/><text:span text:style-name="T1">a </text:span><text:change-end text:change-id="ct94409105734432"/><text:span text:style-name="T1">staging area</text:span><text:change text:change-id="ct94409105734672"/><text:span text:style-name="T1"> for cargo that was making its way down the docking bay </text:span><text:change text:change-id="ct94409105735824"/><text:span text:style-name="T1">toward</text:span><text:change text:change-id="ct94409105736064"/><text:span text:style-name="T1"> whatever sub </text:span><text:change text:change-id="ct94409105736880"/><text:change-start text:change-id="ct94409105737872"/><text:span text:style-name="T1">it was</text:span><text:change-end text:change-id="ct94409105737872"/><text:span text:style-name="T1"> destined to be loaded onto, or </text:span><text:change text:change-id="ct94409105738864"/><text:span text:style-name="T1">up the dock from where </text:span><office:annotation office:name="__Annotation__5344_2956951863" loext:resolved="false"><dc:creator>Julia Ringo</dc:creator><dc:date>2023-10-20T09:01:00</dc:date><meta:creator-initials>JR</meta:creator-initials><text:p><text:span text:style-name="T4">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4409101628576"/><text:span text:style-name="T1">moving cargo. The docking bay was bigger than any space on a submarine</text:span><text:change text:change-id="ct94409105746864"/><text:change-start text:change-id="ct94409105553552"/><text:span text:style-name="T1">—</text:span><text:change-end text:change-id="ct94409105553552"/><text:span text:style-name="T1">maybe </text:span><text:change text:change-id="ct94409105556752"/><text:change-start text:change-id="ct94409105620480"/><text:span text:style-name="T1">twelve </text:span><text:change-end text:change-id="ct94409105620480"/><text:span text:style-name="T1">to </text:span><text:change text:change-id="ct94409105611792"/><text:change-start text:change-id="ct94409105637632"/><text:span text:style-name="T1">fifteen </text:span><text:change-end text:change-id="ct94409105637632"/><text:span text:style-name="T1">meters in circumference</text:span><text:change text:change-id="ct94409105671536"/><text:change-start text:change-id="ct94409105677808"/><text:span text:style-name="T1">—</text:span><text:change-end text:change-id="ct94409105677808"/><text:span text:style-name="T1">but still cramped and grimed.</text:span></text:p>
      <text:p text:style-name="Text_20_body"><text:change text:change-id="ct94409101835216"/><text:change-start text:change-id="ct94409105743280"/><text:span text:style-name="T1">The</text:span><text:change-end text:change-id="ct94409105743280"/><text:span text:style-name="T1"> dock office</text:span><text:change text:change-id="ct94409105682240"/><text:span text:style-name="T1"> was simply a partition made of cheap painted wood built in front of the </text:span><text:change-start text:change-id="ct94409105686256"/><text:span text:style-name="T1">un</text:span><text:change-end text:change-id="ct94409105686256"/><text:change text:change-id="ct94409105687216"/><text:span text:style-name="T1">used </text:span><text:change text:change-id="ct94409105690272"/><text:span text:style-name="T1">first docking slip</text:span><text:change text:change-id="ct94409105690912"/><text:span text:style-name="T1">. It was brightly lit. Both sides were lined with metal chairs on which were stacked folders and binders of paper. The center of the office was mostly taken </text:span><text:change-start text:change-id="ct94409105691792"/><text:span text:style-name="T1">up </text:span><text:change-end text:change-id="ct94409105691792"/><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4409105692672"/><text:span text:style-name="T1">heavy wool garments that had been aerated </text:span><text:change text:change-id="ct94409105694192"/><text:span text:style-name="T1">by moth larva. Hemi would not have tried to guess, being the parsimonious fellow he was, but the men who had met him on the dock had referred to the dock boss as </text:span><text:change-start text:change-id="ct94409105693552"/><text:span text:style-name="T1">“</text:span><text:change-end text:change-id="ct94409105693552"/><text:change text:change-id="ct94409105740432"/><text:span text:style-name="T1">she.</text:span><text:change-start text:change-id="ct94409105695072"/><text:span text:style-name="T1">”</text:span><text:change-end text:change-id="ct94409105695072"/><text:change text:change-id="ct94409105696336"/><text:span text:style-name="T1"> She tipped back her cap when they entered the office</text:span><text:change text:change-id="ct94409105697840"/><text:span text:style-name="T1"> and held a clipboard out at arm’s length</text:span><text:change text:change-id="ct94409105698480"/><text:span text:style-name="T1">, trying to get a </text:span><text:change text:change-id="ct94409105699120"/><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4409105751024"/><text:change-start text:change-id="ct94409105751264"/><text:span text:style-name="T1">—</text:span><text:change-end text:change-id="ct94409105751264"/><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4409105752560"/><text:span text:style-name="T1">.</text:span><text:change-end text:change-id="ct94409105752560"/><text:change text:change-id="ct94409105700848"/><text:span text:style-name="T1"> “</text:span><text:change-start text:change-id="ct94409105706496"/><text:span text:style-name="T1">T</text:span><text:change-end text:change-id="ct94409105706496"/><text:change text:change-id="ct94409105710272"/><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4409105732016"/><text:change-start text:change-id="ct94409105732896"/><text:span text:style-name="T1">—</text:span><text:change-end text:change-id="ct94409105732896"/><text:span text:style-name="T1">hell</text:span><text:change-start text:change-id="ct94409101761808"/><text:span text:style-name="T1">,</text:span><text:change-end text:change-id="ct94409101761808"/><text:span text:style-name="T1"> that’s how I got this shitty dock boss position</text:span><text:change text:change-id="ct94409105739392"/><text:change-start text:change-id="ct94409105756880"/><text:span text:style-name="T1">—</text:span><text:change-end text:change-id="ct94409105756880"/><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4409102153184"/><text:span text:style-name="T1">ed</text:span><text:change-end text:change-id="ct94409102153184"/><text:span text:style-name="T1"> up </text:span><text:change text:change-id="ct94409101516752"/><text:span text:style-name="T1">a small but critical operation. The Authorities on one side want their people to be able to trade goods, and the Authorities on the other side want that too</text:span><text:change text:change-id="ct94409102152816"/><text:change-start text:change-id="ct94409105761520"/><text:span text:style-name="T1">—</text:span><text:change-end text:change-id="ct94409105761520"/><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4409105672176"/><text:span text:style-name="T1">,</text:span><text:change-end text:change-id="ct94409105672176"/><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4409105762400"/><text:change-start text:change-id="ct94409105762640"/><text:span text:style-name="T1"> . . .</text:span><text:change-end text:change-id="ct94409105762640"/><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4409105766480"/><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4409105766720"/><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4409105564144"/><text:change-start text:change-id="ct94409105613072"/><text:span text:style-name="T1">—</text:span><text:change-end text:change-id="ct94409105613072"/><text:span text:style-name="T1">say</text:span><text:change-start text:change-id="ct94409105666336"/><text:span text:style-name="T1">,</text:span><text:change-end text:change-id="ct94409105666336"/><text:span text:style-name="T1"> a docked submarine ripp</text:span><text:change-start text:change-id="ct94409105610768"/><text:span text:style-name="T1">ing</text:span><text:change-end text:change-id="ct94409105610768"/><text:change text:change-id="ct94409101760464"/><text:span text:style-name="T1"> away</text:span><text:change-start text:change-id="ct94409105767888"/><text:span text:style-name="T1">,</text:span><text:change-end text:change-id="ct94409105767888"/><text:span text:style-name="T1"> leaving a giant hole in the dock</text:span><text:change text:change-id="ct94409102299360"/><text:change-start text:change-id="ct94409102299728"/><text:span text:style-name="T1">—</text:span><text:change-end text:change-id="ct94409102299728"/><text:span text:style-name="T1">this door could be closed, divers </text:span><text:change-start text:change-id="ct94409102298992"/><text:span text:style-name="T1">c</text:span><text:change-end text:change-id="ct94409102298992"/><text:change text:change-id="ct94409102309392"/><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4409105770736"/><text:change-start text:change-id="ct94409102310800"/><text:span text:style-name="T1">—</text:span><text:change-end text:change-id="ct94409102310800"/><text:span text:style-name="T1">more </text:span><text:change text:change-id="ct94409102311168"/><text:change-start text:change-id="ct94409105769504"/><text:span text:style-name="T1">numerous</text:span><text:change-end text:change-id="ct94409105769504"/><text:span text:style-name="T1"> than anyone would care to admit</text:span><text:change text:change-id="ct94409105770160"/><text:change-start text:change-id="ct94409105771616"/><text:span text:style-name="T1">—</text:span><text:change-end text:change-id="ct94409105771616"/><text:span text:style-name="T1">were the stuff of submariner</text:span><text:change text:change-id="ct94409102333168"/><text:span text:style-name="T1">s</text:span><text:change-start text:change-id="ct94409105774656"/><text:span text:style-name="T1">’</text:span><text:change-end text:change-id="ct94409105774656"/><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4409102388704"/><text:span text:style-name="T1">a</text:span><text:change-end text:change-id="ct94409102388704"/><text:change text:change-id="ct94409105776688"/><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4409105776928"/><text:span text:style-name="T1">,</text:span><text:change-end text:change-id="ct94409105776928"/><text:span text:style-name="T1"> the lines of drill holes could still be seen</text:span><text:change-start text:change-id="ct94409105777168"/><text:span text:style-name="T1">,</text:span><text:change-end text:change-id="ct94409105777168"/><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4409105738112"/><text:span text:style-name="T1">,</text:span><text:change-end text:change-id="ct94409105738112"/><text:span text:style-name="T1"> of course</text:span><text:change-start text:change-id="ct94409105769744"/><text:span text:style-name="T1">,</text:span><text:change-end text:change-id="ct94409105769744"/><text:span text:style-name="T1"> urine. It was all collected at the bottom of the ramp in a sluice</text:span><text:change text:change-id="ct94409105771200"/><text:span text:style-name="T1">way covered by a choked and rusting grating that was supposed to keep any of this stuff from running f</text:span><text:change-start text:change-id="ct94409105737376"/><text:span text:style-name="T1">a</text:span><text:change-end text:change-id="ct94409105737376"/><text:change text:change-id="ct94409105513104"/><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4409102445584"/><text:span text:style-name="T1">.</text:span></text:p>
      <text:p text:style-name="Text_20_body"><text:span text:style-name="T1">The main hall was lit by bright bars of harsh light</text:span><text:change text:change-id="ct94409102445952"/><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4409105772496"/><text:span text:style-name="T1">loud wash of sound: the snap of arc welders liquefying bits of metal, traders negotiating the value of crates and where they would be moved</text:span><text:change text:change-id="ct94409105781744"/><text:span text:style-name="T1">, and the clinking of chains as they strained on wheels to lift masses of weighty metal objects. There was also the inevitable unintelligible shout of panic as some heavy object </text:span><text:change text:change-id="ct94409105781984"/><text:span text:style-name="T1">moved </text:span><text:change text:change-id="ct94409105782624"/><text:change-start text:change-id="ct94409105783344"/><text:span text:style-name="T1">unexpectedly</text:span><text:change-end text:change-id="ct94409105783344"/><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4409105783584"/><text:span text:style-name="T1">probably because they were harder to steal. The crates at the front of the shop were left open</text:span><text:change-start text:change-id="ct94409105787264"/><text:span text:style-name="T1"> at the top</text:span><text:change-end text:change-id="ct94409105787264"/><text:change text:change-id="ct94409105787856"/><text:span text:style-name="T1">, and looking down into them she could see large motors, piping, valves, and other bigger elements that went into making a submarine work.</text:span></text:p>
      <text:p text:style-name="Text_20_body"><text:change text:change-id="ct94409105789024"/><text:change-start text:change-id="ct94409105789264"/><text:span text:style-name="T1">T</text:span><text:change-end text:change-id="ct94409105789264"/><text:span text:style-name="T1">ward</text:span><text:change text:change-id="ct94409105789504"/><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4409105791024"/><text:span text:style-name="T1">tab</text:span><text:change-end text:change-id="ct94409105791024"/><text:change text:change-id="ct94409105791264"/><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4409105791504"/><text:span text:style-name="T1">“</text:span><text:change-end text:change-id="ct94409105791504"/><text:span text:style-name="T1">to</text:span><text:change-start text:change-id="ct94409102455536"/><text:span text:style-name="T1">”</text:span><text:change-end text:change-id="ct94409102455536"/><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4409105792768"/><text:span text:style-name="T1"> in factory-new condition</text:span><text:change-start text:change-id="ct94409105793344"/><text:span text:style-name="T1">,</text:span><text:change-end text:change-id="ct94409105793344"/><text:span text:style-name="T1"> a rarity these days</text:span><text:change-start text:change-id="ct94409105793584"/><text:span text:style-name="T1">,</text:span><text:change-end text:change-id="ct94409105793584"/><text:span text:style-name="T1"> when most machines</text:span><text:change text:change-id="ct94409105795024"/><text:change-start text:change-id="ct94409105795680"/><text:span text:style-name="T1">—</text:span><text:change-end text:change-id="ct94409105795680"/><text:span text:style-name="T1">even excellent ones</text:span><text:change text:change-id="ct94409105795920"/><text:change-start text:change-id="ct94409105796160"/><text:span text:style-name="T1">—</text:span><text:change-end text:change-id="ct94409105796160"/><text:span text:style-name="T1">had been rebuilt a dozen times over. It was the kind of motor used in dozens of </text:span><text:change text:change-id="ct94409105796400"/><text:change-start text:change-id="ct94409105796640"/><text:span text:style-name="T1">ways</text:span><text:change-end text:change-id="ct94409105796640"/><text:span text:style-name="T1"> on the </text:span><text:span text:style-name="T2">Prospect</text:span><text:span text:style-name="T1">. It was another item that was not actually on her list of needed parts, but potentially so useful that she could not imagine not buying it. In </text:span><text:change text:change-id="ct94409105797872"/><text:change-start text:change-id="ct94409105798112"/><text:span text:style-name="T1">this </text:span><text:change-end text:change-id="ct94409105798112"/><text:span text:style-name="T1">condition</text:span><text:change text:change-id="ct94409105800128"/><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4409105801632"/><text:span text:style-name="T1">,</text:span><text:change-end text:change-id="ct94409105801632"/><text:change text:change-id="ct94409105801872"/><text:span text:style-name="T1">” </text:span><text:change-start text:change-id="ct94409105802112"/><text:span text:style-name="T1">t</text:span><text:change-end text:change-id="ct94409105802112"/><text:change text:change-id="ct94409105802352"/><text:span text:style-name="T1">he lady said</text:span><text:change text:change-id="ct94409105802592"/><text:span text:style-name="T1">, her voice croaking </text:span><text:change-start text:change-id="ct94409105803616"/><text:span text:style-name="T1">so </text:span><text:change-end text:change-id="ct94409105803616"/><text:span text:style-name="T1">softly </text:span><text:change text:change-id="ct94409105803856"/><text:span text:style-name="T1">it took </text:span><text:change text:change-id="ct94409105804096"/><text:span text:style-name="T1">Percy a second to interpret what </text:span><text:change text:change-id="ct94409105804336"/><text:change-start text:change-id="ct94409105805472"/><text:span text:style-name="T1">she</text:span><text:change-end text:change-id="ct94409105805472"/><text:span text:style-name="T1"> had said.</text:span></text:p>
      <text:p text:style-name="P8">“I have a boat where I could use ten more of these,” Percy replied.</text:p>
      <text:p text:style-name="Text_20_body"><text:span text:style-name="T1">“Pretty expensive element for buying multiples</text:span><text:change text:change-id="ct94409105806992"/><text:span text:style-name="T1">.” The lady was frail and small. In this depot full of huge people, she was certainly the tiniest Percy had seen, or would even expect to see. She had big rubbery ears and a heavily</text:span><text:change-start text:change-id="ct94409105807232"/><text:span text:style-name="T1"> </text:span><text:change-end text:change-id="ct94409105807232"/><text:change text:change-id="ct94409105807472"/><text:span text:style-name="T1">lined face with a tiny nose that wiggled when she talked. She was dressed in a wool cloak that was worn thin but clearly made of </text:span><text:change text:change-id="ct94409105808000"/><text:span text:style-name="T1">a high-quality material. Over it, she wore a fraying shawl with an intricate </text:span><text:change-start text:change-id="ct94409105809136"/><text:span text:style-name="T1">F</text:span><text:change-end text:change-id="ct94409105809136"/><text:change text:change-id="ct94409105809376"/><text:span text:style-name="T1">air</text:span><text:change-start text:change-id="ct94409105810528"/><text:span text:style-name="T1"> I</text:span><text:change-end text:change-id="ct94409105810528"/><text:change text:change-id="ct94409105810768"/><text:span text:style-name="T1">sle pattern. She looked like a person who would never be quite warm enough in this hole-in-the-rock</text:span><text:change text:change-id="ct94409103176144"/><text:span text:style-name="T1">.</text:span></text:p>
      <text:p text:style-name="P8">“The cost is the reason I’ll be lucky to get a single one of these,” said Percy.</text:p>
      <text:p text:style-name="Text_20_body"><text:span text:style-name="T1">“Hrmmm</text:span><text:change text:change-id="ct94409102714448"/><text:change-start text:change-id="ct94409102804656"/><text:span text:style-name="T1"> . . . </text:span><text:change-end text:change-id="ct94409102804656"/><text:change text:change-id="ct94409102997792"/><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4409102999120"/><text:span text:style-name="T1">,</text:span><text:change-end text:change-id="ct94409102999120"/><text:span text:style-name="T1"> no. I don’t go in for usury. That’s for the real criminals. I’m offering a job. But one that would pay exceptionally well.”</text:span></text:p>
      <text:p text:style-name="Text_20_body"><text:span text:style-name="T1">“Well, that’s certainly a</text:span><text:change-start text:change-id="ct94409103177472"/><text:span text:style-name="T1">n</text:span><text:change-end text:change-id="ct94409103177472"/><text:span text:style-name="T1"> unlikely fucking coincidence that you happen to offer me work when I was just about to go inquiring about a job.”</text:span></text:p>
      <text:p text:style-name="Text_20_body"><text:span text:style-name="T1">“That is, of course, no coincidence</text:span><text:change-start text:change-id="ct94409105815424"/><text:span text:style-name="T1">,</text:span><text:change-end text:change-id="ct94409105815424"/><text:span text:style-name="T1"> Captain Percy. I was looking for you.”</text:span></text:p>
      <text:p text:style-name="P8">“Then you must be Miss Mai? But how did you know who I was?”</text:p>
      <text:p text:style-name="Text_20_body"><text:span text:style-name="T1">“</text:span><text:change text:change-id="ct94409105816944"/><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4409105818496"/><text:span text:style-name="T1">comes from </text:span><text:change-end text:change-id="ct94409105818496"/><text:span text:style-name="T1">coincidences like that</text:span><text:change text:change-id="ct94409105818736"/><text:span text:style-name="T1">.”</text:span></text:p>
      <text:p text:style-name="Text_20_body"><text:span text:style-name="T1">“Ah</text:span><text:change-start text:change-id="ct94409105819264"/><text:span text:style-name="T1">,</text:span><text:change-end text:change-id="ct94409105819264"/><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4409105820144"/><text:span text:style-name="T1">,</text:span><text:change-end text:change-id="ct94409105820144"/><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4409105820384"/><text:change-start text:change-id="ct94409105821264"/><text:span text:style-name="T1"> . . . </text:span><text:change-end text:change-id="ct94409105821264"/><text:change text:change-id="ct94409105821504"/><text:span text:style-name="T1">not really fit for public spaces.”</text:span></text:p>
      <text:p text:style-name="Text_20_body"><text:span text:style-name="T1">“Miss Mai, nothing would please me more than to learn about this fucking opportunity.” Percy put down the box of clamps</text:span><text:change text:change-id="ct94409105822688"/><text:span text:style-name="T1"> and noticed that the shopkeeper watch</text:span><text:change-start text:change-id="ct94409105823280"/><text:span text:style-name="T1">ed</text:span><text:change-end text:change-id="ct94409105823280"/><text:change text:change-id="ct94409105823520"/><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4409105825696"/><text:span text:style-name="T1">,</text:span><text:change-end text:change-id="ct94409105825696"/><text:span text:style-name="T1"> the dock boss told you all about me already?” Percy asked, hoping to assess the levelness of the playing field</text:span><text:change text:change-id="ct94409105826224"/><text:span text:style-name="T1">.</text:span></text:p>
      <text:p text:style-name="Text_20_body"><text:span text:style-name="T1">“The dock boss, yes, and a few others</text:span><text:change text:change-id="ct94409105826816"/><text:change-start text:change-id="ct94409105827056"/><text:span text:style-name="T1"> . . . </text:span><text:change-end text:change-id="ct94409105827056"/><text:change text:change-id="ct94409105827296"/><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4409105828576"/><text:change-start text:change-id="ct94409105829120"/><text:span text:style-name="T1"> . . . </text:span><text:change-end text:change-id="ct94409105829120"/><text:change text:change-id="ct94409105829360"/><text:span text:style-name="T1">profitable.”</text:span></text:p>
      <text:p text:style-name="Text_20_body"><text:change-start text:change-id="ct94409105830240"/><text:span text:style-name="T1">“</text:span><text:change-end text:change-id="ct94409105830240"/><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4409105830480"/><text:change-start text:change-id="ct94409105832240"/><text:span text:style-name="T1">—</text:span><text:change-end text:change-id="ct94409105832240"/><text:span text:style-name="T1">and</text:span><text:change-start text:change-id="ct94409105832480"/><text:span text:style-name="T1">,</text:span><text:change-end text:change-id="ct94409105832480"/><text:span text:style-name="T1"> Percy thought</text:span><text:change-start text:change-id="ct94409105832720"/><text:span text:style-name="T1">,</text:span><text:change-end text:change-id="ct94409105832720"/><text:span text:style-name="T1"> somewhat reproachfully</text:span><text:change text:change-id="ct94409105832960"/><text:change-start text:change-id="ct94409105833200"/><text:span text:style-name="T1">—</text:span><text:change-end text:change-id="ct94409105833200"/><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4409105834720"/><text:span text:style-name="T1">,</text:span><text:change-end text:change-id="ct94409105834720"/><text:span text:style-name="T1"> yes. Typically I play my cards a bit closer. But as I said, this job is of some urgency, so I am hoping to build some trust with you quickly. I can only hope you respond reciprocally.</text:span><text:change-start text:change-id="ct94409105835360"/><text:span text:style-name="T1">”</text:span><text:change-end text:change-id="ct94409105835360"/></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4409105837520"/><text:span text:style-name="T1">along the walls. Many ancient wooden filing cabinets leaned against each other for support under the sconces, and </text:span><text:change text:change-id="ct94409105838688"/><text:span text:style-name="T1">contributed their woody exteriors to</text:span><text:change text:change-id="ct94409105838928"/><text:span text:style-name="T1"> the effort to soften the feel of the place. In the center, a few large</text:span><text:change-start text:change-id="ct94409105840144"/><text:span text:style-name="T1">,</text:span><text:change-end text:change-id="ct94409105840144"/><text:span text:style-name="T1"> heavily</text:span><text:change-start text:change-id="ct94409105841376"/><text:span text:style-name="T1"> </text:span><text:change-end text:change-id="ct94409105841376"/><text:change text:change-id="ct94409105841616"/><text:span text:style-name="T1">stuffed leather chairs sat across from each other</text:span><text:change-start text:change-id="ct94409101661312"/><text:span text:style-name="T1">;</text:span><text:change-end text:change-id="ct94409101661312"/><text:change text:change-id="ct94409101414192"/><text:span text:style-name="T1"> a small table </text:span><text:change text:change-id="ct94409101503040"/><text:span text:style-name="T1">stuck between them </text:span><text:change text:change-id="ct94409101505312"/><text:span text:style-name="T1">appeared to be constructed of some exotic wood.</text:span></text:p>
      <text:p text:style-name="P8">“I can offer you tea or coffee, Captain Percy.”</text:p>
      <text:p text:style-name="Text_20_body"><text:span text:style-name="T1">“Coffee</text:span><text:change-start text:change-id="ct94409101749152"/><text:span text:style-name="T1">,</text:span><text:change-end text:change-id="ct94409101749152"/><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4409105845344"/><text:change-start text:change-id="ct94409105845584"/><text:span text:style-name="T1">—</text:span><text:change-end text:change-id="ct94409105845584"/><text:span text:style-name="T1">pardon my language</text:span><text:change text:change-id="ct94409105845824"/><text:change-start text:change-id="ct94409105846064"/><text:span text:style-name="T1">—</text:span><text:change-end text:change-id="ct94409105846064"/><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4409105847584"/><text:span text:style-name="T1">,</text:span><text:change-end text:change-id="ct94409105847584"/><text:span text:style-name="T1"> then.”</text:span></text:p>
      <text:p text:style-name="Text_20_body"><text:span text:style-name="T1">Captain Percy sat in one of the leather chairs and accepted a ceramic cup </text:span><text:change text:change-id="ct94409105848112"/><text:change-start text:change-id="ct94409105848352"/><text:span text:style-name="T1">of </text:span><text:change-end text:change-id="ct94409105848352"/><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4409105852112"/><text:change-start text:change-id="ct94409105852352"/><text:span text:style-name="T1"> . . . </text:span><text:change-end text:change-id="ct94409105852352"/><text:span text:style-name="T1">For which the primary use would be mines, and thus still illegal to ship.”</text:span></text:p>
      <text:p text:style-name="Text_20_body"><text:span text:style-name="T1">“The units are absolutely agnostic in their uses. They don’t have to be </text:span><text:change-start text:change-id="ct94409105853440"/><text:span text:style-name="T1">for </text:span><text:change-end text:change-id="ct94409105853440"/><text:span text:style-name="T1">a mine: could be a torpedo, missile, suicide-bomber, sling-shot, whatever. The oceans teem with rusting hulks of ferrous metal, grinding their way back and forth</text:span><text:change-start text:change-id="ct94409105854528"/><text:span text:style-name="T1"> atop</text:span><text:change-end text:change-id="ct94409105854528"/><text:change text:change-id="ct94409105854768"/><text:change-start text:change-id="ct94409105855008"/><text:span text:style-name="T1">—</text:span><text:change-end text:change-id="ct94409105855008"/><text:span text:style-name="T1">and under, of course</text:span><text:change text:change-id="ct94409105855568"/><text:change-start text:change-id="ct94409105856208"/><text:span text:style-name="T1">—</text:span><text:change-end text:change-id="ct94409105856208"/><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4409105858736"/><text:span text:style-name="T1"> up</text:span><text:change-start text:change-id="ct94409105859264"/><text:span text:style-name="T1">’</text:span><text:change-end text:change-id="ct94409105859264"/><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4409105863616"/><text:span text:style-name="T1">,</text:span><text:change-end text:change-id="ct94409105863616"/><text:span text:style-name="T1"> money is a secondary consideration. Name your price.”</text:span></text:p>
      <text:p text:style-name="Text_20_body"><text:span text:style-name="T1">Percy hesitated. “How about</text:span><text:change text:change-id="ct94409105864496"/><text:change-start text:change-id="ct94409105864736"/><text:span text:style-name="T1"> . . .</text:span><text:change-end text:change-id="ct94409105864736"/><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4409105868816"/><text:span text:style-name="T1"> also</text:span><text:change-end text:change-id="ct94409105868816"/><text:span text:style-name="T1"> know how the surface life is: where it isn’t chaos, it’s bureaucracy. I’d rather stay underwater.”</text:span></text:p>
      <text:p text:style-name="Text_20_body"><text:span text:style-name="T1">Miss Mai nodded. “Unfortunately</text:span><text:change-start text:change-id="ct94409105869696"/><text:span text:style-name="T1">,</text:span><text:change-end text:change-id="ct94409105869696"/><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4409105870576"/><text:span text:style-name="T1">,</text:span><text:change-end text:change-id="ct94409105870576"/><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4409105871808"/><text:span text:style-name="T1">,</text:span><text:change-end text:change-id="ct94409105871808"/><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4409105874192"/><text:span text:style-name="T1">,</text:span><text:change-end text:change-id="ct94409105874192"/><text:span text:style-name="T1"> you say?”</text:span></text:p>
      <text:p text:style-name="P8">Percy nodded.</text:p>
      <text:p text:style-name="Text_20_body"><text:span text:style-name="T1">“The only time I’ve heard of such a thing</text:span><text:change text:change-id="ct94409105875952"/><text:change-start text:change-id="ct94409105876192"/><text:span text:style-name="T1">—</text:span><text:change-end text:change-id="ct94409105876192"/><text:span text:style-name="T1">at least within this century</text:span><text:change text:change-id="ct94409105876432"/><text:change-start text:change-id="ct94409105876672"/><text:span text:style-name="T1">—</text:span><text:change-end text:change-id="ct94409105876672"/><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4409105878192"/><text:span text:style-name="T1"> I’ll tell you this</text:span><text:change-start text:change-id="ct94409105878432"/><text:span text:style-name="T1">,</text:span><text:change-end text:change-id="ct94409105878432"/><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4409105878672"/><text:change-start text:change-id="ct94409105879936"/><text:span text:style-name="T1">—</text:span><text:change-end text:change-id="ct94409105879936"/><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4409105886064"/><text:span text:style-name="T1"> </text:span><text:change-end text:change-id="ct94409105886064"/><text:change text:change-id="ct94409105886304"/><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4409105889408"/><text:span text:style-name="T1">i</text:span><text:change-end text:change-id="ct94409105889408"/><text:change text:change-id="ct94409105889648"/><text:span text:style-name="T1">f I were you I would definitely make sure you are gone from here before the next 48 hours goes by.”</text:span></text:p>
      <text:p text:style-name="Text_20_body"><text:span text:style-name="T1">Percy nodded toward</text:span><text:change text:change-id="ct94409105890528"/><text:span text:style-name="T1"> Miss Mai and closed the heavy door behind </text:span><text:change-start text:change-id="ct94409105891248"/><text:span text:style-name="T1">her </text:span><text:change-end text:change-id="ct94409105891248"/><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4409105890768"/><text:change-start text:change-id="ct94409105895440"/><text:span text:style-name="T1">for</text:span><text:change-end text:change-id="ct94409105895440"/><text:span text:style-name="T1"> a paunch around the belly. Years ago</text:span><text:change-start text:change-id="ct94409105896384"/><text:span text:style-name="T1">,</text:span><text:change-end text:change-id="ct94409105896384"/><text:span text:style-name="T1"> Percy had had a friend who would have described him as ‘</text:span><text:change text:change-id="ct94409105897120"/><text:span text:style-name="T1">skinny-fat</text:span><text:change text:change-id="ct94409105898736"/><text:span text:style-name="T1">.’ He was grizzled about the face, like a piece of meat that had not been cleaned properly before being laid down in the frying pan. He was missing an eye which he did not bother to cover with a patch</text:span><text:change text:change-id="ct94409105899984"/><text:span text:style-name="T1"> and wearing a stained leather apron. “What</text:span><text:change text:change-id="ct94409105901232"/><text:span text:style-name="T1">cha need there</text:span><text:change-start text:change-id="ct94409105903328"/><text:span text:style-name="T1">,</text:span><text:change-end text:change-id="ct94409105903328"/><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4409105904912"/><text:change-start text:change-id="ct94409105905152"/><text:span text:style-name="T1">leaned</text:span><text:change-end text:change-id="ct94409105905152"/><text:span text:style-name="T1"> to pour it</text:span><text:change-start text:change-id="ct94409105905392"/><text:span text:style-name="T1">,</text:span><text:change-end text:change-id="ct94409105905392"/><text:span text:style-name="T1"> Percy continued the conversation</text:span><text:change-start text:change-id="ct94409105906048"/><text:span text:style-name="T1">,</text:span><text:change-end text:change-id="ct94409105906048"/><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4409105906928"/><text:span text:style-name="T1">,</text:span><text:change-end text:change-id="ct94409105906928"/><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4409105898320"/><text:change-start text:change-id="ct94409105900688"/><text:span text:style-name="T1">Two hundred </text:span><text:change-end text:change-id="ct94409105900688"/><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4409102779664"/><text:change-start text:change-id="ct94409105901472"/><text:span text:style-name="T1"> . . . </text:span><text:change-end text:change-id="ct94409105901472"/><text:change-start text:change-id="ct94409105911712"/><text:span text:style-name="T1">b</text:span><text:change-end text:change-id="ct94409105911712"/><text:change text:change-id="ct94409105911952"/><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4409105912192"/><text:change-start text:change-id="ct94409105916576"/><text:span text:style-name="T1"> . . . </text:span><text:change-end text:change-id="ct94409105916576"/><text:change text:change-id="ct94409105899440"/><text:span text:style-name="T1">harder. Here’s the big thing</text:span><text:change-start text:change-id="ct94409105917072"/><text:span text:style-name="T1">,</text:span><text:change-end text:change-id="ct94409105917072"/><text:span text:style-name="T1"> though: she’s got just the saddest fuckin’ face. And she’s too shy. Even I can’t bring meself to bein’ comfortable-like pimping her out. A pimp has got to have a heart</text:span><text:change-start text:change-id="ct94409105918736"/><text:span text:style-name="T1">,</text:span><text:change-end text:change-id="ct94409105918736"/><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4409105920400"/><text:span text:style-name="T1">,</text:span><text:change-end text:change-id="ct94409105920400"/><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4409105901856"/><text:span text:style-name="T1">,</text:span><text:change-end text:change-id="ct94409105901856"/><text:span text:style-name="T1"> girl?”</text:span></text:p>
      <text:p text:style-name="P8">“I don’t know,” Cassandra said, looking down.</text:p>
      <text:p text:style-name="Text_20_body"><text:span text:style-name="T1">“Look, I’m not trying to fuck you here. I’ve got a boat, and I’m leaving in less than </text:span><text:change text:change-id="ct94409105926816"/><text:change-start text:change-id="ct94409105927056"/><text:span text:style-name="T1">forty-eight </text:span><text:change-end text:change-id="ct94409105927056"/><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4409105931888"/><text:change-start text:change-id="ct94409105932288"/><text:span text:style-name="T1"> . . . </text:span><text:change-end text:change-id="ct94409105932288"/><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4409105934480"/><text:span text:style-name="T1">,</text:span><text:change-end text:change-id="ct94409105934480"/><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4409105935440"/><text:span text:style-name="T1">,</text:span><text:change-end text:change-id="ct94409105935440"/><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4409105939936"/><text:span text:style-name="T1">,</text:span><text:change-end text:change-id="ct94409105939936"/><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4409105944224"/><text:span text:style-name="T1">,</text:span><text:change-end text:change-id="ct94409105944224"/><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4409102702688"/><text:span text:style-name="T1">,</text:span><text:change-end text:change-id="ct94409102702688"/><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4409105897856"/><text:span text:style-name="T1">,</text:span><text:change-end text:change-id="ct94409105897856"/><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4409105949824"/><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4409105953200"/><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4409105954608"/><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4409105963376"/><text:change-start text:change-id="ct94409105964304"/><text:span text:style-name="T1"> . . .</text:span><text:change-end text:change-id="ct94409105964304"/><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4409105968784"/><text:change-start text:change-id="ct94409105969680"/><text:span text:style-name="T1">—</text:span><text:change-end text:change-id="ct94409105969680"/><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4409105977072"/><text:change-start text:change-id="ct94409105978272"/><text:span text:style-name="T1">—</text:span><text:change-end text:change-id="ct94409105978272"/><text:span text:style-name="T1">or ear</text:span><text:change text:change-id="ct94409105980208"/><text:change-start text:change-id="ct94409105982384"/><text:span text:style-name="T1">—</text:span><text:change-end text:change-id="ct94409105982384"/><text:span text:style-name="T1">so to speak. And this partner would be clean</text:span><text:change-start text:change-id="ct94409105985184"/><text:span text:style-name="T1">,</text:span><text:change-end text:change-id="ct94409105985184"/><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4409105988848"/><text:change-start text:change-id="ct94409105989088"/><text:span text:style-name="T1"> . . . </text:span><text:change-end text:change-id="ct94409105989088"/><text:change text:change-id="ct94409105989328"/><text:span text:style-name="T1">what? You want me to juice up the </text:span><text:span text:style-name="T2">Gnat</text:span><text:span text:style-name="T1"> so it fucking sounds like it could be a big ol’ fuckin’ cargo sub</text:span><text:change text:change-id="ct94409105989856"/><text:change-start text:change-id="ct94409105990384"/><text:span text:style-name="T1">—</text:span><text:change-end text:change-id="ct94409105990384"/><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4409105991680"/><text:change-start text:change-id="ct94409105991920"/><text:span text:style-name="T1"> . . . </text:span><text:change-end text:change-id="ct94409105991920"/><text:span text:style-name="T1"><text:s/></text:span><text:change-start text:change-id="ct94409105992160"/><text:span text:style-name="T1">Y</text:span><text:change-end text:change-id="ct94409105992160"/><text:change text:change-id="ct94409105992400"/><text:span text:style-name="T1">ou said the </text:span><text:span text:style-name="T2">Gnat</text:span><text:span text:style-name="T1"> was fast, right? You could outrun them when they started pursuing you</text:span><text:change text:change-id="ct94409105993152"/><text:change-start text:change-id="ct94409105993792"/><text:span text:style-name="T1"> . . . </text:span><text:change-end text:change-id="ct94409105993792"/><text:change text:change-id="ct94409105994112"/><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4409105996960"/><text:change-start text:change-id="ct94409105997200"/><text:span text:style-name="T1">—</text:span><text:change-end text:change-id="ct94409105997200"/><text:span text:style-name="T1">what’s the fuckin’ word? brash</text:span><text:change text:change-id="ct94409105997440"/><text:change-start text:change-id="ct94409105998000"/><text:span text:style-name="T1">—</text:span><text:change-end text:change-id="ct94409105998000"/><text:span text:style-name="T1">after all these years of trying to sneak around and stay quiet. I can’t say I have much experience at that kind of thing</text:span><text:change-start text:change-id="ct94409105998800"/><text:span text:style-name="T1">,</text:span><text:change-end text:change-id="ct94409105998800"/><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4409106000896"/><text:span text:style-name="T1">,</text:span><text:change-end text:change-id="ct94409106000896"/><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4409106004480"/><text:change-start text:change-id="ct94409106004720"/><text:span text:style-name="T1">. . . </text:span><text:change-end text:change-id="ct94409106004720"/><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4409106007520"/><text:change-start text:change-id="ct94409106007760"/><text:span text:style-name="T1"> . . .</text:span><text:change-end text:change-id="ct94409106007760"/><text:span text:style-name="T1">”</text:span></text:p>
      <text:p text:style-name="P8">“I will cover the difference, of course.”</text:p>
      <text:p text:style-name="Text_20_body"><text:span text:style-name="T1">Shakes nodded and grinned through a mouthful of food. “Well</text:span><text:change text:change-id="ct94409106009280"/><text:change-start text:change-id="ct94409106009520"/><text:span text:style-name="T1">—</text:span><text:change-end text:change-id="ct94409106009520"/><text:span text:style-name="T1">partner</text:span><text:change text:change-id="ct94409106009760"/><text:change-start text:change-id="ct94409106010000"/><text:span text:style-name="T1">—</text:span><text:change-end text:change-id="ct94409106010000"/><text:span text:style-name="T1">who knew picking up a bunch of fucking filthy marooned scumbags in the middle of the ocean would lead to anything profitable! Fuckin’ sweet.”</text:span></text:p>
      <text:p text:style-name="Text_20_body"><text:span text:style-name="T1">“Well</text:span><text:change-start text:change-id="ct94409106010880"/><text:span text:style-name="T1">,</text:span><text:change-end text:change-id="ct94409106010880"/><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4409106013264"/><text:change-start text:change-id="ct94409106013504"/><text:span text:style-name="T1">as though</text:span><text:change-end text:change-id="ct94409106013504"/><text:span text:style-name="T1"> some kind of enormous dental maneuver was being worked. Captain Percy’s eye traced the hoses and wires from </text:span><text:change text:change-id="ct94409106013744"/><text:span text:style-name="T1">fixtures mounted on the walls of the docking bay down over the edge of the hole. She leaned </text:span><text:change text:change-id="ct94409106014736"/><text:span text:style-name="T1">down into the cargo hold where the cables and hoses were lashed together and ran in a hulking pile up the middle of the space back into the deeper parts of the ship</text:span><text:change-start text:change-id="ct94409106015728"/><text:span text:style-name="T1">,</text:span><text:change-end text:change-id="ct94409106015728"/><text:span text:style-name="T1"> where they were hopefully connected to the battery terminals and fuel tanks that so desperately needed to be topped up. At the front of the cargo hold, Chips was overseeing a repair crew </text:span><text:change text:change-id="ct94409106017376"/><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4409106017616"/><text:span text:style-name="T1">,</text:span><text:change-end text:change-id="ct94409106017616"/><text:span text:style-name="T1"> where she found Hemi with a dock worker</text:span><text:change-start text:change-id="ct94409102120160"/><text:span text:style-name="T1">,</text:span><text:change-end text:change-id="ct94409102120160"/><text:span text:style-name="T1"> checking the cables hooked up to the battery bank that were recharging the batteries from the docking bay power system.</text:span></text:p>
      <text:p text:style-name="Text_20_body"><text:span text:style-name="T1">“Hemi!” Percy said</text:span><text:change-start text:change-id="ct94409105975600"/><text:span text:style-name="T1">.</text:span><text:change-end text:change-id="ct94409105975600"/><text:change text:change-id="ct94409106019440"/><text:span text:style-name="T1"> “</text:span><text:change-start text:change-id="ct94409106021728"/><text:span text:style-name="T1">W</text:span><text:change-end text:change-id="ct94409106021728"/><text:change text:change-id="ct94409106021968"/><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4409106023136"/><text:span text:style-name="T1">,</text:span><text:change-end text:change-id="ct94409106023136"/><text:span text:style-name="T1"> Hemi! When I fire someone, they stay fucking fired!”</text:span></text:p>
      <text:p text:style-name="Text_20_body"><text:span text:style-name="T1">“Sylvia, we need her. I cannot do all these jobs myself. I am a middling welder at best. And I can</text:span><text:change text:change-id="ct94409106024016"/><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4409106024256"/><text:span text:style-name="T1">not tell these dock trolls what to do, even when he does know better than them.”</text:span></text:p>
      <text:p text:style-name="Text_20_body"><text:span text:style-name="T1">Percy considered. “OK</text:span><text:change text:change-id="ct94409106027056"/><text:change-start text:change-id="ct94409106027296"/><text:span text:style-name="T1"> . . . </text:span><text:change-end text:change-id="ct94409106027296"/><text:change-start text:change-id="ct94409106027536"/><text:span text:style-name="T1">S</text:span><text:change-end text:change-id="ct94409106027536"/><text:change text:change-id="ct94409106027776"/><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4409106028896"/><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4409106031920"/><text:span text:style-name="T1">,</text:span><text:change-end text:change-id="ct94409106031920"/><text:span text:style-name="T1"> I just confirmed it up on the exchange floor. For the moment, we’re flush.”</text:span></text:p>
      <text:p text:style-name="Text_20_body"><text:span text:style-name="T1">“Excellent,” said Hemi, though with a note of doubt</text:span><text:change-start text:change-id="ct94409106032800"/><text:span text:style-name="T1">,</text:span><text:change-end text:change-id="ct94409106032800"/><text:span text:style-name="T1"> knowing that a cargo job that paid well was likely to be neither easy nor safe.</text:span></text:p>
      <text:p text:style-name="Text_20_body"><text:span text:style-name="T1">“We also got some free advice</text:span><text:change-start text:change-id="ct94409106033968"/><text:span text:style-name="T1">:</text:span><text:change-end text:change-id="ct94409106033968"/><text:span text:style-name="T1"> to be gone from the depot within </text:span><text:change text:change-id="ct94409106034208"/><text:change-start text:change-id="ct94409106034448"/><text:span text:style-name="T1">forty-eight </text:span><text:change-end text:change-id="ct94409106034448"/><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4409106036672"/><text:span text:style-name="T1">d</text:span><text:change-end text:change-id="ct94409106036672"/><text:change text:change-id="ct94409106036912"/><text:span text:style-name="T1">eck </text:span><text:change-start text:change-id="ct94409106037152"/><text:span text:style-name="T1">b</text:span><text:change-end text:change-id="ct94409106037152"/><text:change text:change-id="ct94409106037392"/><text:span text:style-name="T1">oss there is for people management</text:span><text:change-start text:change-id="ct94409106038192"/><text:span text:style-name="T1">,</text:span><text:change-end text:change-id="ct94409106038192"/><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4409106040112"/><text:span text:style-name="T1">,</text:span><text:change-end text:change-id="ct94409106040112"/><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4409106041632"/><text:span text:style-name="T1">,</text:span><text:change-end text:change-id="ct94409106041632"/><text:span text:style-name="T1">who had a foul look on her face and her arms crossed as she watched a crew of over</text:span><text:change text:change-id="ct94409106041872"/><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4409106045008"/><text:span text:style-name="T1">,</text:span><text:change-end text:change-id="ct94409106045008"/><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4409106048832"/><text:span text:style-name="T1">.</text:span><text:change-end text:change-id="ct94409106048832"/><text:change text:change-id="ct94409106049072"/><text:span text:style-name="T1"> “</text:span><text:change-start text:change-id="ct94409106049632"/><text:span text:style-name="T1">L</text:span><text:change-end text:change-id="ct94409106049632"/><text:change text:change-id="ct94409106050112"/><text:span text:style-name="T1">ook, I need an engineer. And I need a welder. You’re both of those things and I can’t get either of them on this forgotten rock. I need you</text:span><text:change text:change-id="ct94409106051408"/><text:change-start text:change-id="ct94409106052768"/><text:span text:style-name="T1"> . . . </text:span><text:change-end text:change-id="ct94409106052768"/><text:change text:change-id="ct94409106053088"/><text:span text:style-name="T1">at the very least for the next run. Maybe you could stay on until we hit a major port, and then you can find new work there</text:span><text:change text:change-id="ct94409106054080"/><text:change-start text:change-id="ct94409106055072"/><text:span text:style-name="T1"> . . .</text:span><text:change-end text:change-id="ct94409106055072"/><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4409106058416"/><text:span text:style-name="T1">,</text:span><text:change-end text:change-id="ct94409106058416"/><text:span text:style-name="T1"> Chips! Look at the work these meatheads are doing</text:span><text:change text:change-id="ct94409106058656"/><text:change-start text:change-id="ct94409106058896"/><text:span text:style-name="T1">—</text:span><text:change-end text:change-id="ct94409106058896"/><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4409106060720"/><text:span text:style-name="T1">,</text:span><text:change-end text:change-id="ct94409106060720"/><text:span text:style-name="T1"> fuck you</text:span><text:change-start text:change-id="ct94409106060960"/><text:span text:style-name="T1">,</text:span><text:change-end text:change-id="ct94409106060960"/><text:span text:style-name="T1"> Percy. You can hold the fucking money. You’re a fucking stupid arrogant shithead, but an honest fuckin’ one and always fucking paid smartly.” Chips pushed at the bilge water edge with the toe of her rubber boot. “Ah</text:span><text:change-start text:change-id="ct94409106061840"/><text:span text:style-name="T1">,</text:span><text:change-end text:change-id="ct94409106061840"/><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4409106062960"/><text:span text:style-name="T1">,</text:span><text:change-end text:change-id="ct94409106062960"/><text:span text:style-name="T1"> Chips.”</text:span></text:p>
      <text:p text:style-name="Text_20_body"><text:span text:style-name="T1">“OK. You got me. I’m in for the next run</text:span><text:change text:change-id="ct94409106063840"/><text:change-start text:change-id="ct94409106064080"/><text:span text:style-name="T1">—</text:span><text:change-end text:change-id="ct94409106064080"/><text:span text:style-name="T1">double fucking engineer share. Now get the fuck away from me before I start looking for another piece of pipe. Actually</text:span><text:change-start text:change-id="ct94409106065024"/><text:span text:style-name="T1">,</text:span><text:change-end text:change-id="ct94409106065024"/><text:span text:style-name="T1"> I might need one for these fuckers in the puddle anyway,” she said looking around.</text:span></text:p>
      <text:p text:style-name="Text_20_body"><text:span text:style-name="T1">Percy walked away</text:span><text:change-start text:change-id="ct94409106065552"/><text:span text:style-name="T1">,</text:span><text:change-end text:change-id="ct94409106065552"/><text:span text:style-name="T1"> thinking she would do her best to just stay out of Chips’</text:span><text:change-start text:change-id="ct94409106065792"/><text:span text:style-name="T1">s</text:span><text:change-end text:change-id="ct94409106065792"/><text:span text:style-name="T1"> way on this run</text:span><text:change text:change-id="ct94409106066592"/><text:change-start text:change-id="ct94409106067440"/><text:span text:style-name="T1">—</text:span><text:change-end text:change-id="ct94409106067440"/><text:span text:style-name="T1">as much as one could stay out of anyone’s way on a sub.</text:span></text:p>
      <text:p text:style-name="P8"> </text:p>
      <text:p text:style-name="Text_20_body"><text:span text:style-name="T1">At the other end of the cargo hold</text:span><text:change-start text:change-id="ct94409106068768"/><text:span text:style-name="T1">,</text:span><text:change-end text:change-id="ct94409106068768"/><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4409106073392"/><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4409106081968"/><text:span text:style-name="T1">,</text:span><text:change-end text:change-id="ct94409106081968"/><text:span text:style-name="T1"> too. Hemi here figures there’s enough charge on now that I could move the </text:span><text:span text:style-name="T2">Gnat</text:span><text:span text:style-name="T1"> to its own slip, and refuel there</text:span><text:change text:change-id="ct94409106082704"/><text:change text:change-id="ct94409106082208"/><text:change-start text:change-id="ct94409106084448"/><text:span text:style-name="T1"> . . . </text:span><text:change-end text:change-id="ct94409106084448"/><text:span text:style-name="T1">Remembering to send the bill to y’all</text:span><text:change-start text:change-id="ct94409106085104"/><text:span text:style-name="T1">,</text:span><text:change-end text:change-id="ct94409106085104"/><text:span text:style-name="T1"> of course.”</text:span></text:p>
      <text:p text:style-name="Text_20_body"><text:span text:style-name="T1">Hemi nodded</text:span><text:change-start text:change-id="ct94409106086816"/><text:span text:style-name="T1">.</text:span><text:change-end text:change-id="ct94409106086816"/><text:change text:change-id="ct94409106083968"/><text:span text:style-name="T1"> “</text:span><text:change-start text:change-id="ct94409106084208"/><text:span text:style-name="T1">W</text:span><text:change-end text:change-id="ct94409106084208"/><text:change text:change-id="ct94409106088416"/><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4409106088656"/><text:change-start text:change-id="ct94409106089536"/><text:span text:style-name="T1">thirty </text:span><text:change-end text:change-id="ct94409106089536"/><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4409106090416"/><text:span text:style-name="T1">,</text:span><text:change-end text:change-id="ct94409106090416"/><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4409106091296"/><text:span text:style-name="T1">.</text:span><text:change-end text:change-id="ct94409106091296"/><text:change text:change-id="ct94409106092816"/><text:span text:style-name="T1"> “</text:span><text:change-start text:change-id="ct94409106093056"/><text:span text:style-name="T1">A</text:span><text:change-end text:change-id="ct94409106093056"/><text:change text:change-id="ct94409106093296"/><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4409106094176"/><text:span text:style-name="T1">, t</text:span><text:change-end text:change-id="ct94409106094176"/><text:change text:change-id="ct94409106095296"/><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4409106095056"/><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4409106096176"/><text:span text:style-name="T1">, and </text:span><text:change-start text:change-id="ct94409106097568"/><text:span text:style-name="T1">for </text:span><text:change-end text:change-id="ct94409106097568"/><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409106099936"/><text:change-start text:change-id="ct94409106100528"/><text:span text:style-name="T1">—</text:span><text:change-end text:change-id="ct94409106100528"/><text:span text:style-name="T1">and crawling around</text:span><text:change text:change-id="ct94409106100768"/><text:change-start text:change-id="ct94409106101008"/><text:span text:style-name="T1">—</text:span><text:change-end text:change-id="ct94409106101008"/><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409106102688"/><text:change-start text:change-id="ct94409106103568"/><text:span text:style-name="T1">—</text:span><text:change-end text:change-id="ct94409106103568"/><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409106105024"/><text:span text:style-name="T1">,</text:span><text:change-end text:change-id="ct94409106105024"/><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409106105904"/><text:span text:style-name="T1">.</text:span></text:p>
      <text:p text:style-name="Text_20_body"><text:span text:style-name="T1">By dinner time</text:span><text:change-start text:change-id="ct94409106106784"/><text:span text:style-name="T1">,</text:span><text:change-end text:change-id="ct94409106106784"/><text:span text:style-name="T1"> most of the critical repair and refueling work was wrapping up. Most of the crew took off for the cafe on the exchange floor. Hemi and Percy stayed behind and ate in the </text:span><text:span text:style-name="T2">Prospect</text:span><text:change-start text:change-id="ct94409106107440"/><text:span text:style-name="T1">’s</text:span><text:change-end text:change-id="ct94409106107440"/><text:span text:style-name="T1"> galley, though they prepped dinner from somewhat fresher food items they had bought off the dock</text:span><text:change-start text:change-id="ct94409106108288"/><text:span text:style-name="T1">,</text:span><text:change-end text:change-id="ct94409106108288"/><text:span text:style-name="T1"> </text:span><text:change text:change-id="ct94409106108528"/><text:span text:style-name="T1">includ</text:span><text:change-start text:change-id="ct94409106109408"/><text:span text:style-name="T1">ing</text:span><text:change-end text:change-id="ct94409106109408"/><text:change text:change-id="ct94409106109808"/><text:span text:style-name="T1"> a </text:span><text:change-start text:change-id="ct94409106111472"/><text:span text:style-name="T1">head of </text:span><text:change-end text:change-id="ct94409106111472"/><text:span text:style-name="T1">cabbage </text:span><text:change text:change-id="ct94409101537456"/><text:span text:style-name="T1">and a bit of gristly meat.</text:span></text:p>
      <text:p text:style-name="Text_20_body"><text:span text:style-name="T1">“What’s left for us to do</text:span><text:change-start text:change-id="ct94409101391040"/><text:span text:style-name="T1">,</text:span><text:change-end text:change-id="ct94409101391040"/><text:span text:style-name="T1"> Hemi?”</text:span></text:p>
      <text:p text:style-name="Text_20_body"><text:span text:style-name="T1">“We still have to charge the high</text:span><text:change-start text:change-id="ct94409106053584"/><text:span text:style-name="T1">-</text:span><text:change-end text:change-id="ct94409106053584"/><text:span text:style-name="T1"> and low</text:span><text:change-start text:change-id="ct94409105979184"/><text:span text:style-name="T1">-</text:span><text:change-end text:change-id="ct94409105979184"/><text:change text:change-id="ct94409105984640"/><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409106079120"/><text:change-start text:change-id="ct94409102041456"/><text:span text:style-name="T1"> . . .</text:span><text:change-end text:change-id="ct94409102041456"/><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409104851856"/><text:span text:style-name="T1">,</text:span><text:change-end text:change-id="ct94409104851856"/><text:span text:style-name="T1"> Sylvia?”</text:span></text:p>
      <text:p text:style-name="Text_20_body"><text:span text:style-name="T1">“You saw the fucking money! And that’s only two</text:span><text:change-start text:change-id="ct94409104852448"/><text:span text:style-name="T1"> </text:span><text:change-end text:change-id="ct94409104852448"/><text:change text:change-id="ct94409104852688"/><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409104853920"/><text:change-start text:change-id="ct94409104854480"/><text:span text:style-name="T1">—</text:span><text:change-end text:change-id="ct94409104854480"/><text:span text:style-name="T1">magnetic warheads.”</text:span></text:p>
      <text:p text:style-name="Text_20_body"><text:span text:style-name="T1">“Ah. Had to be something like that</text:span><text:change-start text:change-id="ct94409106121872"/><text:span text:style-name="T1">,</text:span><text:change-end text:change-id="ct94409106121872"/><text:span text:style-name="T1"> did it not? You have no problem with Authorities breathing down our necks</text:span><text:change-start text:change-id="ct94409106122320"/><text:span text:style-name="T1">,</text:span><text:change-end text:change-id="ct94409106122320"/><text:span text:style-name="T1"> and taking on the risk of someone blowing the boat in half if a crate full of explosives is dropped?”</text:span></text:p>
      <text:p text:style-name="Text_20_body"><text:span text:style-name="T1">“We’re on the fuckin’ Nitro Express now</text:span><text:change-start text:change-id="ct94409106122560"/><text:span text:style-name="T1">,</text:span><text:change-end text:change-id="ct94409106122560"/><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409106124080"/><text:change-start text:change-id="ct94409106124320"/><text:span text:style-name="T1">—</text:span><text:change-end text:change-id="ct94409106124320"/><text:span text:style-name="T1">at least as repaired as could be with the resources available here</text:span><text:change text:change-id="ct94409106124560"/><text:change-start text:change-id="ct94409106125056"/><text:span text:style-name="T1">—</text:span><text:change-end text:change-id="ct94409106125056"/><text:span text:style-name="T1">and the bilge is pumped dry. I think we can start loading cargo. Though if we are hauling explosives</text:span><text:change-start text:change-id="ct94409106126192"/><text:span text:style-name="T1">,</text:span><text:change-end text:change-id="ct94409106126192"/><text:span text:style-name="T1"> you might want to pack in some soft batting first.”</text:span></text:p>
      <text:p text:style-name="Text_20_body"><text:span text:style-name="T1">“I’m sure they have been thoroughly packed and duly deactivated</text:span><text:change text:change-id="ct94409106127072"/><text:change-start text:change-id="ct94409106127312"/><text:span text:style-name="T1"> . . . </text:span><text:change-end text:change-id="ct94409106127312"/><text:change text:change-id="ct94409106127552"/><text:span text:style-name="T1">though it would be good if you took a pe</text:span><text:change-start text:change-id="ct94409106127792"/><text:span text:style-name="T1">e</text:span><text:change-end text:change-id="ct94409106127792"/><text:change text:change-id="ct94409106128032"/><text:span text:style-name="T1">k at them before they get settled so you</text:span><text:change text:change-id="ct94409106128272"/><text:change-start text:change-id="ct94409106128848"/><text:span text:style-name="T1">—</text:span><text:change-end text:change-id="ct94409106128848"/><text:span text:style-name="T1">Hemi</text:span><text:change text:change-id="ct94409106129568"/><text:change-start text:change-id="ct94409106130560"/><text:span text:style-name="T1">—</text:span><text:change-end text:change-id="ct94409106130560"/><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409106132096"/><text:span text:style-name="T1">,</text:span><text:change-end text:change-id="ct94409106132096"/><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409106133920"/><text:span text:style-name="T1">’s</text:span><text:change-end text:change-id="ct94409106133920"/><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409103098816"/><text:span text:style-name="T1">be tossed around casually.</text:span></text:p>
      <text:p text:style-name="Text_20_body"><text:span text:style-name="T1">Making their way about the crates were a half dozen or so dock workers</text:span><text:change text:change-id="ct94409102501008"/><text:change-start text:change-id="ct94409102792944"/><text:span text:style-name="T1">—</text:span><text:change-end text:change-id="ct94409102792944"/><text:span text:style-name="T1">more huge swarthy men wearing moth-eaten tweed and leather suits</text:span><text:change-start text:change-id="ct94409106137632"/><text:span text:style-name="T1">,</text:span><text:change-end text:change-id="ct94409106137632"/><text:span text:style-name="T1"> chomping on various forms of tobacco or seeds. They swarmed around a large push</text:span><text:change text:change-id="ct94409106139360"/><text:span text:style-name="T1">cart stacked high with the wooden “Caution” crates. They were </text:span><text:change text:change-id="ct94409106139600"/><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409102814336"/><text:change-start text:change-id="ct94409102813968"/><text:span text:style-name="T1">—</text:span><text:change-end text:change-id="ct94409102813968"/><text:span text:style-name="T1">his eyes were almost even with hers and were surrounded by round-framed glasses.</text:span></text:p>
      <text:p text:style-name="Text_20_body"><text:span text:style-name="T1">“You’re Captain Percy, right?” </text:span><text:change-start text:change-id="ct94409106143664"/><text:span text:style-name="T1">h</text:span><text:change-end text:change-id="ct94409106143664"/><text:change text:change-id="ct94409106143904"/><text:span text:style-name="T1">e asked.</text:span></text:p>
      <text:p text:style-name="P8">She nodded.</text:p>
      <text:p text:style-name="Text_20_body"><text:span text:style-name="T1">“This shipment is from Miss Mai. Sign here.” He held out a pen and handed her a clipboard he was carrying</text:span><text:change-start text:change-id="ct94409106145136"/><text:span text:style-name="T1">, which bore</text:span><text:change-end text:change-id="ct94409106145136"/><text:change text:change-id="ct94409106145376"/><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409106147104"/><text:span text:style-name="T1">,</text:span><text:change-end text:change-id="ct94409106147104"/><text:span text:style-name="T1"> too. Can he witness?” </text:span><text:change-start text:change-id="ct94409106147344"/><text:span text:style-name="T1">t</text:span><text:change-end text:change-id="ct94409106147344"/><text:change text:change-id="ct94409106147584"/><text:span text:style-name="T1">he dock worker asked, motioning his head towards Hemi.</text:span></text:p>
      <text:p text:style-name="Text_20_body"><text:span text:style-name="T1">“Yeah</text:span><text:change-start text:change-id="ct94409106148464"/><text:span text:style-name="T1">.</text:span><text:change-end text:change-id="ct94409106148464"/><text:change text:change-id="ct94409106148704"/><text:span text:style-name="T1"> Hemi</text:span><text:change-start text:change-id="ct94409106148944"/><text:span text:style-name="T1">,</text:span><text:change-end text:change-id="ct94409106148944"/><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409106149824"/><text:span text:style-name="T1">, </text:span><text:change-end text:change-id="ct94409106149824"/><text:change text:change-id="ct94409106150064"/><text:span text:style-name="T1">folded it</text:span><text:change-start text:change-id="ct94409106150704"/><text:span text:style-name="T1">,</text:span><text:change-end text:change-id="ct94409106150704"/><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409106152368"/><text:change-start text:change-id="ct94409106153344"/><text:span text:style-name="T1">—</text:span><text:change-end text:change-id="ct94409106153344"/><text:span text:style-name="T1">explosives were never a light cargo. One of the big fellows was at the winch. “OK, I’m letting out some of the fuckin’ winch now!” </text:span><text:change-start text:change-id="ct94409106153584"/><text:span text:style-name="T1">h</text:span><text:change-end text:change-id="ct94409106153584"/><text:change text:change-id="ct94409106153824"/><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409102143584"/><text:span text:style-name="T1">,</text:span><text:change-end text:change-id="ct94409102143584"/><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409106155808"/><text:span text:style-name="T1">,</text:span><text:change-end text:change-id="ct94409106155808"/><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409106137312"/><text:span text:style-name="T1">,</text:span><text:change-end text:change-id="ct94409106137312"/><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409106160544"/><text:span text:style-name="T1">,</text:span><text:change-end text:change-id="ct94409106160544"/><text:span text:style-name="T1"> while they were underway</text:span><text:change-start text:change-id="ct94409106162688"/><text:span text:style-name="T1">,</text:span><text:change-end text:change-id="ct94409106162688"/><text:span text:style-name="T1"> would not be too difficult.</text:span></text:p>
      <text:p text:style-name="Text_20_body"><text:span text:style-name="T1">In the middle of the loading</text:span><text:change-start text:change-id="ct94409106164240"/><text:span text:style-name="T1">,</text:span><text:change-end text:change-id="ct94409106164240"/><text:span text:style-name="T1"> Cassandra approached, a large canvas rucksack slung on the thin frame of her body. She also held over-stuffed canvas satchels in each hand. She had apparently taken Percy’s advice, and now wore duck pants and a button</text:span><text:change-start text:change-id="ct94409106165008"/><text:span text:style-name="T1">-</text:span><text:change-end text:change-id="ct94409106165008"/><text:change text:change-id="ct94409106165248"/><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409106166528"/><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409100906320"/><text:span text:style-name="T1">k</text:span><text:change-start text:change-id="ct94409106160784"/><text:span text:style-name="T1">e</text:span><text:change-end text:change-id="ct94409106160784"/><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409106154496"/><text:span text:style-name="T1">d</text:span><text:change-end text:change-id="ct94409106154496"/><text:change text:change-id="ct94409100906688"/><text:span text:style-name="T1">eck </text:span><text:change-start text:change-id="ct94409106172768"/><text:span text:style-name="T1">b</text:span><text:change-end text:change-id="ct94409106172768"/><text:change text:change-id="ct94409106173008"/><text:span text:style-name="T1">oss.”</text:span></text:p>
      <text:p text:style-name="Text_20_body"><text:span text:style-name="T1">“Or </text:span><text:change-start text:change-id="ct94409106173888"/><text:span text:style-name="T1">c</text:span><text:change-end text:change-id="ct94409106173888"/><text:change text:change-id="ct94409106174128"/><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409106175648"/><text:span text:style-name="T1">,</text:span><text:change-end text:change-id="ct94409106175648"/><text:span text:style-name="T1"> he’s the one who does all the actual work.”</text:span></text:p>
      <text:p text:style-name="Text_20_body"><text:span text:style-name="T1">“Nice to meet you</text:span><text:change-start text:change-id="ct94409106176528"/><text:span text:style-name="T1">,</text:span><text:change-end text:change-id="ct94409106176528"/><text:span text:style-name="T1"> Hemi,” said Cassandra. Percy could have sworn </text:span><text:change-start text:change-id="ct94409106176768"/><text:span text:style-name="T1">that </text:span><text:change-end text:change-id="ct94409106176768"/><text:span text:style-name="T1">if she were wearing a skirt and unburdened by all the possessions she owned</text:span><text:change-start text:change-id="ct94409106177008"/><text:span text:style-name="T1">,</text:span><text:change-end text:change-id="ct94409106177008"/><text:span text:style-name="T1"> she would have curtsied.</text:span></text:p>
      <text:p text:style-name="Text_20_body"><text:span text:style-name="T1">“Genuinely glad to have you aboard,” said Hemi</text:span><text:change-start text:change-id="ct94409106177888"/><text:span text:style-name="T1">.</text:span><text:change-end text:change-id="ct94409106177888"/><text:change text:change-id="ct94409106178128"/><text:span text:style-name="T1"> “</text:span><text:change-start text:change-id="ct94409106178368"/><text:span text:style-name="T1">W</text:span><text:change-end text:change-id="ct94409106178368"/><text:change text:change-id="ct94409106178608"/><text:span text:style-name="T1">e desperately need more hands, and with you taking a watch</text:span><text:change-start text:change-id="ct94409106178848"/><text:span text:style-name="T1">,</text:span><text:change-end text:change-id="ct94409106178848"/><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409106179088"/><text:span text:style-name="T1">.</text:span><text:change-end text:change-id="ct94409106179088"/><text:change text:change-id="ct94409106181248"/><text:span text:style-name="T1"> “</text:span><text:change-start text:change-id="ct94409106181488"/><text:span text:style-name="T1">A</text:span><text:change-end text:change-id="ct94409106181488"/><text:change text:change-id="ct94409106181728"/><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409106182608"/><text:change-start text:change-id="ct94409106182848"/><text:span text:style-name="T1">else</text:span><text:change-end text:change-id="ct94409106182848"/><text:span text:style-name="T1">. Once we are underway there will be some downtime</text:span><text:change-start text:change-id="ct94409106183504"/><text:span text:style-name="T1">,</text:span><text:change-end text:change-id="ct94409106183504"/><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409106185744"/><text:span text:style-name="T1">lifestyle of a submarine.</text:span></text:p>
      <text:p text:style-name="Text_20_body"><text:span text:style-name="T1">Hemi did not fail to notice</text:span><text:change-start text:change-id="ct94409106186624"/><text:span text:style-name="T1">,</text:span><text:change-end text:change-id="ct94409106186624"/><text:span text:style-name="T1"> either. “Maybe</text:span><text:change text:change-id="ct94409106186944"/><text:change-start text:change-id="ct94409106187664"/><text:span text:style-name="T1"> . . .</text:span><text:change-end text:change-id="ct94409106187664"/><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409106190416"/><text:span text:style-name="T1">,</text:span><text:change-end text:change-id="ct94409106190416"/><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409106193712"/><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409106195520"/><text:span text:style-name="T1">the </text:span><text:change-end text:change-id="ct94409106195520"/><text:span text:style-name="T1">equipment</text:span><text:change text:change-id="ct94409106198688"/><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409100504480"/><text:span text:style-name="T1">e</text:span><text:change-end text:change-id="ct94409100504480"/><text:change text:change-id="ct94409106200976"/><text:span text:style-name="T1">t themselves fed and coffeed, and </text:span><text:change text:change-id="ct94409106201216"/><text:change-start text:change-id="ct94409106201456"/><text:span text:style-name="T1">busy </text:span><text:change-end text:change-id="ct94409106201456"/><text:span text:style-name="T1">themselves with odd jobs around the boat while waiting for Hemi to return with instructions </text:span><text:change text:change-id="ct94409106201696"/><text:change-start text:change-id="ct94409106201936"/><text:span text:style-name="T1">about what</text:span><text:change-end text:change-id="ct94409106201936"/><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409106195760"/><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409106205168"/><text:change-start text:change-id="ct94409106206400"/><text:span text:style-name="T1">—</text:span><text:change-end text:change-id="ct94409106206400"/><text:span text:style-name="T1">cans and dried meats, oatmeal, cornmeal, flour, apples, rice, eggs, cabbage, jars of spices, and citrus</text:span><text:change text:change-id="ct94409106206640"/><text:change-start text:change-id="ct94409106206880"/><text:span text:style-name="T1">—</text:span><text:change-end text:change-id="ct94409106206880"/><text:span text:style-name="T1">with the rest of the cargo, figuring they could move the contents up to the galley after they were under way. T</text:span><text:change-start text:change-id="ct94409099821120"/><text:span text:style-name="T1">he crew immediately pulled out t</text:span><text:change-end text:change-id="ct94409099821120"/><text:span text:style-name="T1">he frozen and perishable items</text:span><text:change text:change-id="ct94409099822032"/><text:change-start text:change-id="ct94409106208544"/><text:span text:style-name="T1">—</text:span><text:change-end text:change-id="ct94409106208544"/><text:span text:style-name="T1">sides of beef and pork, a couple of waxed-paper boxes of leafy vegetables they would need to cook in the next few days, frozen chicken carcasses, and ice cream sandwiches</text:span><text:change-start text:change-id="ct94409106212928"/><text:span text:style-name="T1">,</text:span><text:change-end text:change-id="ct94409106212928"/><text:span text:style-name="T1"> among other things</text:span><text:change text:change-id="ct94409106212096"/><text:change-start text:change-id="ct94409106213328"/><text:span text:style-name="T1">—</text:span><text:change-end text:change-id="ct94409106213328"/><text:change text:change-id="ct94409106213744"/><text:span text:style-name="T1">and carried </text:span><text:change-start text:change-id="ct94409106217616"/><text:span text:style-name="T1">them </text:span><text:change-end text:change-id="ct94409106217616"/><text:span text:style-name="T1">up to be stowed in the galley and freezers</text:span><text:change text:change-id="ct94409106215360"/><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409100324464"/><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409106210624"/><text:span text:style-name="T1">,</text:span><text:change-end text:change-id="ct94409106210624"/><text:span text:style-name="T1"> Hemi. Do we have any money left?”</text:span></text:p>
      <text:p text:style-name="Text_20_body"><text:span text:style-name="T1">“Well, we have been spending coin with a shovel to get all this done quickly. But even after covering Shake</text:span><text:change-start text:change-id="ct94409099824432"/><text:span text:style-name="T1">s</text:span><text:change-end text:change-id="ct94409099824432"/><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409106226368"/><text:span text:style-name="T1">,</text:span><text:change-end text:change-id="ct94409106226368"/><text:span text:style-name="T1"> skinny form suddenly filled the hatchway forward to the next compartment. He stood aside and one of the scruffy teenagers who hung around the depot looking for quick jobs </text:span><text:change text:change-id="ct94409106226608"/><text:span text:style-name="T1">stepped into the sonar compartment.</text:span></text:p>
      <text:p text:style-name="P8">“Captain Percy, this guy says he has a message for you.”</text:p>
      <text:p text:style-name="Text_20_body"><text:span text:style-name="T1">The kid </text:span><text:change text:change-id="ct94409106228128"/><text:span text:style-name="T1">handed Percy a scrap of paper and then stood to one side</text:span><text:change-start text:change-id="ct94409106228368"/><text:span text:style-name="T1">,</text:span><text:change-end text:change-id="ct94409106228368"/><text:span text:style-name="T1"> examining the deck with his head down.</text:span></text:p>
      <text:p text:style-name="Text_20_body"><text:span text:style-name="T1">Percy unfolded the paper. Written in a slightly wavering hand </text:span><text:change text:change-id="ct94409106229488"/><text:change-start text:change-id="ct94409106229728"/><text:span text:style-name="T1">in </text:span><text:change-end text:change-id="ct94409106229728"/><text:span text:style-name="T1">printed capital letters </text:span><text:change text:change-id="ct94409106229968"/><text:change-start text:change-id="ct94409106230416"/><text:span text:style-name="T1">was</text:span><text:change-end text:change-id="ct94409106230416"/><text:span text:style-name="T1">: IT IS TIME TO LEAVE.</text:span></text:p>
      <text:p text:style-name="Text_20_body"><text:span text:style-name="T1">Hemi put </text:span><text:change text:change-id="ct94409106231296"/><text:span text:style-name="T1">things together. “A message from our employer?”</text:span></text:p>
      <text:p text:style-name="Text_20_body"><text:span text:style-name="T1">“Indeed,” said Percy</text:span><text:change-start text:change-id="ct94409106232176"/><text:span text:style-name="T1">.</text:span><text:change-end text:change-id="ct94409106232176"/><text:change text:change-id="ct94409106232416"/><text:span text:style-name="T1"> “</text:span><text:change-start text:change-id="ct94409106232656"/><text:span text:style-name="T1">R</text:span><text:change-end text:change-id="ct94409106232656"/><text:change text:change-id="ct94409106232896"/><text:span text:style-name="T1">aise the Blue Peter</text:span><text:change-start text:change-id="ct94409106233136"/><text:span text:style-name="T1">,</text:span><text:change-end text:change-id="ct94409106233136"/><text:span text:style-name="T1"> Hemi. I think it’s time we moved on from this place.”</text:span></text:p>
      <text:p text:style-name="Text_20_body"><text:span text:style-name="T1">Hemi nodded and climbed up to the control room. A second later</text:span><text:change-start text:change-id="ct94409106234016"/><text:span text:style-name="T1">,</text:span><text:change-end text:change-id="ct94409106234016"/><text:span text:style-name="T1"> his voice reverberated through the ship</text:span><text:change-start text:change-id="ct94409106234256"/><text:span text:style-name="T1"> over the PA</text:span><text:change-end text:change-id="ct94409106234256"/><text:span text:style-name="T1"> as he told the crew to prepare to embark</text:span><text:change text:change-id="ct94409106234832"/><text:span text:style-name="T1">.</text:span></text:p>
      <text:p text:style-name="P8">“Bastian,” said Percy, “get on the sonar rig and have a listen.”</text:p>
      <text:p text:style-name="Text_20_body"><text:span text:style-name="T1">Bastian sat down at the sonar station, </text:span><text:change text:change-id="ct94409106236688"/><text:span text:style-name="T1">put the headphones over his ears, and flipped on the power to the unit. “Is there anything in particular I’m listening for here</text:span><text:change-start text:change-id="ct94409106237568"/><text:span text:style-name="T1">,</text:span><text:change-end text:change-id="ct94409106237568"/><text:span text:style-name="T1"> Captain? We are docked</text:span><text:change-start text:change-id="ct94409106237808"/><text:span text:style-name="T1">,</text:span><text:change-end text:change-id="ct94409106237808"/><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409106238384"/><text:span text:style-name="T1">,</text:span><text:change-end text:change-id="ct94409106238384"/><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409106240128"/><text:span text:style-name="T1">.</text:span><text:change-end text:change-id="ct94409106240128"/><text:change text:change-id="ct94409106240368"/><text:span text:style-name="T1"> “</text:span><text:change-start text:change-id="ct94409106240608"/><text:span text:style-name="T1">S</text:span><text:change-end text:change-id="ct94409106240608"/><text:change text:change-id="ct94409106240848"/><text:span text:style-name="T1">tart working that embark checklist.”</text:span></text:p>
      <text:p text:style-name="Text_20_body"><text:span text:style-name="T1">“Already started it</text:span><text:change-start text:change-id="ct94409106241968"/><text:span text:style-name="T1">,</text:span><text:change-end text:change-id="ct94409106241968"/><text:span text:style-name="T1"> Sylvia,” he called back down.</text:span></text:p>
      <text:p text:style-name="Text_20_body"><text:span text:style-name="T1">Gregory and Cassandra showed up in the sonar compartment a minute later, ready for instructions</text:span><text:change text:change-id="ct94409106242848"/><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409106244944"/><text:span text:style-name="T1">.</text:span><text:change-end text:change-id="ct94409106244944"/><text:change text:change-id="ct94409106245184"/><text:span text:style-name="T1">” </text:span><text:change-start text:change-id="ct94409106246080"/><text:span text:style-name="T1">S</text:span><text:change-end text:change-id="ct94409106246080"/><text:change text:change-id="ct94409106246480"/><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409106246880"/><text:span text:style-name="T1">t</text:span><text:change-end text:change-id="ct94409106246880"/><text:change text:change-id="ct94409106247120"/><text:span text:style-name="T1">here’s definitely something happening out there</text:span><text:change-start text:change-id="ct94409100325968"/><text:span text:style-name="T1">.</text:span><text:change-end text:change-id="ct94409100325968"/><text:change text:change-id="ct94409101032080"/><text:span text:style-name="T1">” </text:span><text:change-start text:change-id="ct94409106214160"/><text:span text:style-name="T1">H</text:span><text:change-end text:change-id="ct94409106214160"/><text:change text:change-id="ct94409101899536"/><text:span text:style-name="T1">e paused for a minute, listening</text:span><text:change-start text:change-id="ct94409101900720"/><text:span text:style-name="T1">.</text:span><text:change-end text:change-id="ct94409101900720"/><text:change text:change-id="ct94409106248016"/><text:span text:style-name="T1"> “</text:span><text:change-start text:change-id="ct94409106248256"/><text:span text:style-name="T1">T</text:span><text:change-end text:change-id="ct94409106248256"/><text:change text:change-id="ct94409106248496"/><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409106248976"/><text:span text:style-name="T1"> and adjusted the direction of the underwater mics. She looked at the readings from the sonar panel. “It’s running just at the surface,” she said. “It’s not coming towards us</text:span><text:change text:change-id="ct94409106248736"/><text:change-start text:change-id="ct94409106249216"/><text:span text:style-name="T1">—</text:span><text:change-end text:change-id="ct94409106249216"/><text:span text:style-name="T1">or the depot</text:span><text:change text:change-id="ct94409106249456"/><text:change-start text:change-id="ct94409106249696"/><text:span text:style-name="T1"> . . . </text:span><text:change-end text:change-id="ct94409106249696"/><text:change text:change-id="ct94409106249936"/><text:span text:style-name="T1">some other target</text:span><text:change text:change-id="ct94409106250176"/><text:change-start text:change-id="ct94409106250416"/><text:span text:style-name="T1"> . . .</text:span><text:change-end text:change-id="ct94409106250416"/><text:span text:style-name="T1">”</text:span></text:p>
      <text:p text:style-name="Text_20_body"><text:span text:style-name="T1">She slowed her breathing and listened</text:span><text:change text:change-id="ct94409106251968"/><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409106252928"/><text:span text:style-name="T1">,</text:span><text:change-end text:change-id="ct94409106252928"/><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409106253808"/><text:change-start text:change-id="ct94409106254048"/><text:span text:style-name="T1">—</text:span><text:change-end text:change-id="ct94409106254048"/><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409106256528"/><text:span text:style-name="T1">and </text:span><text:change-end text:change-id="ct94409106256528"/><text:span text:style-name="T1">every second</text:span><text:change-start text:change-id="ct94409106256768"/><text:span text:style-name="T1">,</text:span><text:change-end text:change-id="ct94409106256768"/><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409101007536"/><text:span text:style-name="T1">s</text:span><text:change-end text:change-id="ct94409101007536"/><text:change text:change-id="ct94409106266512"/><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409106269440"/><text:span text:style-name="T1">,</text:span><text:change-end text:change-id="ct94409106269440"/><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4">A strong, punchy line - end here</text:span></text:p></office:annotation><text:span text:style-name="T1">found new rules</text:span><office:annotation-end office:name="__Annotation__6988_2956951863"/><text:change text:change-id="ct94409106269952"/><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409106276944"/><text:span text:style-name="T1">the </text:span><text:change-end text:change-id="ct94409106276944"/><text:span text:style-name="T1">sub made no more sound, but she sat listening for a few seconds to the rushing sound of the bubble </text:span><text:change-start text:change-id="ct94409105643248"/><text:span text:style-name="T1">as it </text:span><text:change-end text:change-id="ct94409105643248"/><text:span text:style-name="T1">climb</text:span><text:change-start text:change-id="ct94409106279024"/><text:span text:style-name="T1">ed</text:span><text:change-end text:change-id="ct94409106279024"/><text:change text:change-id="ct94409106279344"/><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409105719840"/><text:span text:style-name="T1">,</text:span><text:change-end text:change-id="ct94409105719840"/><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409105731376"/><text:span text:style-name="T1">,</text:span><text:change-end text:change-id="ct94409105731376"/><text:span text:style-name="T1">Sylvia. I concur,” said Hemi from above.</text:span></text:p>
      <text:p text:style-name="Text_20_body"><text:span text:style-name="T1">“Here</text:span><text:change-start text:change-id="ct94409105730736"/><text:span text:style-name="T1">,</text:span><text:change-end text:change-id="ct94409105730736"/><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409105766960"/><text:span text:style-name="T1">,</text:span><text:change-end text:change-id="ct94409105766960"/><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409105767600"/><text:span text:style-name="T1">.</text:span><text:change-end text:change-id="ct94409105767600"/><text:change text:change-id="ct94409105774896"/><text:span text:style-name="T1"> “</text:span><text:change-start text:change-id="ct94409105664064"/><text:span text:style-name="T1">S</text:span><text:change-end text:change-id="ct94409105664064"/><text:change text:change-id="ct94409102155232"/><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409105806064"/><text:span text:style-name="T1">”</text:span><text:change-end text:change-id="ct94409105806064"/></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409105806704"/><text:span text:style-name="T1">,</text:span><text:change-end text:change-id="ct94409105806704"/><text:span text:style-name="T1"> Cassandra. Put that headset on</text:span><text:change text:change-id="ct94409105807712"/><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409105820976"/><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409105833792"/><text:span text:style-name="T1">s</text:span><text:change-end text:change-id="ct94409105833792"/><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oft-page-break/><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409105835952"/><text:span text:style-name="T1">,</text:span><text:change-end text:change-id="ct94409105835952"/><text:span text:style-name="T1"> and then backed off to no throttle. It was too dangerous to keep reversing</text:span><text:change text:change-id="ct94409105847296"/><text:change-start text:change-id="ct94409105850224"/><text:span text:style-name="T1">—</text:span><text:change-end text:change-id="ct94409105850224"/><text:span text:style-name="T1">there was no way to know if another boat was behind them. “Bastian,” Hemi called down to sonar, “I need sea room</text:span><text:change text:change-id="ct94409105851824"/><text:change-start text:change-id="ct94409105858976"/><text:span text:style-name="T1">—</text:span><text:change-end text:change-id="ct94409105858976"/><text:span text:style-name="T1">some safe space to maneuver in.”</text:span></text:p>
      <text:p text:style-name="Text_20_body"><text:span text:style-name="T1">“Right</text:span><text:change-start text:change-id="ct94409102995440"/><text:span text:style-name="T1">,</text:span><text:change-end text:change-id="ct94409102995440"/><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409106297984"/><text:span text:style-name="T1">,</text:span><text:change-end text:change-id="ct94409106297984"/><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409105865328"/><text:change-start text:change-id="ct94409105866848"/><text:span text:style-name="T1">—</text:span><text:change-end text:change-id="ct94409105866848"/><text:span text:style-name="T1">swinging the sonar mics back and forth rapidly</text:span><text:change text:change-id="ct94409105866208"/><text:change-start text:change-id="ct94409105867488"/><text:span text:style-name="T1">—</text:span><text:change-end text:change-id="ct94409105867488"/><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409105868128"/><text:change-start text:change-id="ct94409105869408"/><text:span text:style-name="T1"> . . . </text:span><text:change-end text:change-id="ct94409105869408"/><text:span text:style-name="T1"><text:s/>you fuckin’ won’t. Seems to me like people either get sonar, or they don’t. There’s no in</text:span><text:change-start text:change-id="ct94409105870288"/><text:span text:style-name="T1"> </text:span><text:change-end text:change-id="ct94409105870288"/><text:change text:change-id="ct94409105871520"/><text:span text:style-name="T1">between.”</text:span></text:p>
      <text:p text:style-name="P8">Cassandra hardly looked reassured.</text:p>
      <text:p text:style-name="Text_20_body"><text:span text:style-name="T1">“Hemi!” Bastian called up</text:span><text:change-start text:change-id="ct94409105394496"/><text:span text:style-name="T1">.</text:span><text:change-end text:change-id="ct94409105394496"/><text:change text:change-id="ct94409105882128"/><text:span text:style-name="T1"> “</text:span><text:change-start text:change-id="ct94409105883008"/><text:span text:style-name="T1">N</text:span><text:change-end text:change-id="ct94409105883008"/><text:change text:change-id="ct94409105883856"/><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409105397072"/><text:span text:style-name="T1">“</text:span><text:change-end text:change-id="ct94409105397072"/><text:change text:change-id="ct94409105884496"/><text:span text:style-name="T1">distance</text:span><text:change-start text:change-id="ct94409105885776"/><text:span text:style-name="T1">”</text:span><text:change-end text:change-id="ct94409105885776"/><text:change text:change-id="ct94409105886896"/><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409101790704"/><text:span text:style-name="T1">,</text:span><text:change-end text:change-id="ct94409101790704"/><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409101077824"/><text:change-start text:change-id="ct94409105888240"/><text:span text:style-name="T1">—</text:span><text:change-end text:change-id="ct94409105888240"/><text:span text:style-name="T1">night lighting was </text:span><text:change text:change-id="ct94409105888880"/><text:change-start text:change-id="ct94409105890240"/><text:span text:style-name="T1">intended </text:span><text:change-end text:change-id="ct94409105890240"/><text:span text:style-name="T1">to preserve the night-vision for anyone who needed to look through the periscope</text:span><text:change text:change-id="ct94409105402832"/><text:change-start text:change-id="ct94409105404128"/><text:span text:style-name="T1">—</text:span><text:change-end text:change-id="ct94409105404128"/><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409101081904"/><text:span text:style-name="T1">.</text:span><text:change-end text:change-id="ct94409101081904"/><text:change text:change-id="ct94409105891840"/><text:span text:style-name="T1"> “</text:span><text:change-start text:change-id="ct94409105892480"/><text:span text:style-name="T1">I</text:span><text:change-end text:change-id="ct94409105892480"/><text:change text:change-id="ct94409105893120"/><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409105407408"/><text:span text:style-name="T1"> and they sank obliquely, traveling close to and across the sloping wall of the seamount.</text:span></text:p>
      <text:p text:style-name="Text_20_body"><text:span text:style-name="T1">“</text:span><text:change text:change-id="ct94409105407648"/><text:change-start text:change-id="ct94409105408400"/><text:span text:style-name="T1">Two hundred </text:span><text:change-end text:change-id="ct94409105408400"/><text:span text:style-name="T1">meters down. Depth-under-keel: </text:span><text:change text:change-id="ct94409105915648"/><text:change-start text:change-id="ct94409105916288"/><text:span text:style-name="T1">twenty </text:span><text:change-end text:change-id="ct94409105916288"/><text:span text:style-name="T1">meters to the wall of the seamount,” said Gregory.</text:span></text:p>
      <text:p text:style-name="P8">Hemi looked at Percy. He was not going to level off the dive until she said so.</text:p>
      <text:p text:style-name="Text_20_body"><text:span text:style-name="T1">“</text:span><text:change text:change-id="ct94409105409664"/><text:change-start text:change-id="ct94409105899104"/><text:span text:style-name="T1">Two hundred and ten </text:span><text:change-end text:change-id="ct94409105899104"/><text:span text:style-name="T1">meters. Still descending,” said Gregory.</text:span></text:p>
      <text:p text:style-name="Text_20_body"><text:span text:style-name="T1">“Ah</text:span><text:change-start text:change-id="ct94409105926528"/><text:span text:style-name="T1">,</text:span><text:change-end text:change-id="ct94409105926528"/><text:span text:style-name="T1"> ya fucking fuckturds!” Chips’ voice came up from the sonar compartment</text:span><text:change-start text:change-id="ct94409105928176"/><text:span text:style-name="T1">,</text:span><text:change-end text:change-id="ct94409105928176"/><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409105928816"/><text:span text:style-name="T1">,</text:span><text:change-end text:change-id="ct94409105928816"/><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409105931600"/><text:span text:style-name="T1">,</text:span><text:change-end text:change-id="ct94409105931600"/><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409105933552"/><text:span text:style-name="T1">,</text:span><text:change-end text:change-id="ct94409105933552"/><text:span text:style-name="T1"> Gregory.”</text:span></text:p>
      <text:p text:style-name="Text_20_body"><text:span text:style-name="T1">“Ah</text:span><text:change-start text:change-id="ct94409105934192"/><text:span text:style-name="T1">,</text:span><text:change-end text:change-id="ct94409105934192"/><text:span text:style-name="T1"> fuck! Ya fuckheads are going to want the fuckin’ diesels any fucking minute now too, I’m sure</text:span><text:change text:change-id="ct94409105935072"/><text:change-start text:change-id="ct94409105938128"/><text:span text:style-name="T1">—</text:span><text:change-end text:change-id="ct94409105938128"/><text:span text:style-name="T1">and they’re in fuckin’ pieces.” Chips smacked her hand against the bulkhead and crawled back down towards engineering.</text:span></text:p>
      <text:p text:style-name="Text_20_body"><text:span text:style-name="T1">“Leveled out at </text:span><text:change text:change-id="ct94409105940608"/><text:change-start text:change-id="ct94409105942656"/><text:span text:style-name="T1">two-twenty </text:span><text:change-end text:change-id="ct94409105942656"/><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409105943296"/><text:span text:style-name="T1">,</text:span><text:change-end text:change-id="ct94409105943296"/><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409105950496"/><text:change-start text:change-id="ct94409105951744"/><text:span text:style-name="T1">—</text:span><text:change-end text:change-id="ct94409105951744"/><text:span text:style-name="T1">three knots</text:span><text:change-start text:change-id="ct94409105956480"/><text:span text:style-name="T1">,</text:span><text:change-end text:change-id="ct94409105956480"/><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409105959584"/><text:span text:style-name="T1">“</text:span><text:change-end text:change-id="ct94409105959584"/><text:change text:change-id="ct94409105961488"/><text:span text:style-name="T1">bottomless</text:span><text:change-start text:change-id="ct94409105966288"/><text:span text:style-name="T1">”</text:span><text:change-end text:change-id="ct94409105966288"/><text:change text:change-id="ct94409105968192"/><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409105987008"/><text:span text:style-name="T1">,</text:span><text:change-end text:change-id="ct94409105987008"/><text:span text:style-name="T1"> through the blackness</text:span><text:change-start text:change-id="ct94409106004192"/><text:span text:style-name="T1">,</text:span><text:change-end text:change-id="ct94409106004192"/><text:span text:style-name="T1"> under more than two hundred meters of water. After a couple of hours of creeping, Percy flipped the white lights back on, which everyone understood to mean </text:span><text:change-start text:change-id="ct94409106011472"/><text:span text:style-name="T1">that </text:span><text:change-end text:change-id="ct94409106011472"/><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409106022208"/><text:span text:style-name="T1">.</text:span><text:change-end text:change-id="ct94409106022208"/><text:change text:change-id="ct94409106022848"/><text:span text:style-name="T1"> </text:span><text:change-start text:change-id="ct94409106023728"/><text:span text:style-name="T1">I</text:span><text:change-end text:change-id="ct94409106023728"/><text:change text:change-id="ct94409106024848"/><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409106028608"/><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409106029904"/><text:change-start text:change-id="ct94409106030992"/><text:span text:style-name="T1"> . . .</text:span><text:change-end text:change-id="ct94409106030992"/><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409106041344"/><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409106043040"/><text:change-start text:change-id="ct94409106043680"/><text:span text:style-name="T1"> . . .</text:span><text:change-end text:change-id="ct94409106043680"/><text:span text:style-name="T1">” He took another chart from the stack of rolled charts and unrolled it in front of Percy. “To get to Stilt City, we eventually have to head through these waters in the south. A highly contested area. At least three</text:span><text:change text:change-id="ct94409106044720"/><text:change-start text:change-id="ct94409106045600"/><text:span text:style-name="T1">—</text:span><text:change-end text:change-id="ct94409106045600"/><text:span text:style-name="T1">up to five</text:span><text:change text:change-id="ct94409106047824"/><text:change-start text:change-id="ct94409106058128"/><text:span text:style-name="T1">—</text:span><text:change-end text:change-id="ct94409106058128"/><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409106062432"/><text:change-start text:change-id="ct94409106063552"/><text:span text:style-name="T1">. . . </text:span><text:change-end text:change-id="ct94409106063552"/><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409106065264"/><text:change-start text:change-id="ct94409106067680"/><text:span text:style-name="T1">—</text:span><text:change-end text:change-id="ct94409106067680"/><text:span text:style-name="T1">an entirely different part of the world</text:span><text:change text:change-id="ct94409106068480"/><text:change-start text:change-id="ct94409106070432"/><text:span text:style-name="T1">—</text:span><text:change-end text:change-id="ct94409106070432"/><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409106071072"/><text:span text:style-name="T1">,</text:span><text:change-end text:change-id="ct94409106071072"/><text:span text:style-name="T1"> it looked like the boat is a little by the bow.”</text:span></text:p>
      <text:p text:style-name="Text_20_body"><text:span text:style-name="T1">“Hardly surprising</text:span><text:change-start text:change-id="ct94409106071712"/><text:span text:style-name="T1">;</text:span><text:change-end text:change-id="ct94409106071712"/><text:change text:change-id="ct94409106085536"/><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409106089248"/><text:change-start text:change-id="ct94409106104160"/><text:span text:style-name="T1">one hundred </text:span><text:change-end text:change-id="ct94409106104160"/><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409106105616"/><text:span text:style-name="T1">as she stood behind him</text:span><text:change-start text:change-id="ct94409106077008"/><text:span text:style-name="T1">,</text:span><text:change-end text:change-id="ct94409106077008"/><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409106134512"/><text:span text:style-name="T1">,</text:span><text:change-end text:change-id="ct94409106134512"/><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409106135152"/><text:span text:style-name="T1">;</text:span><text:change-end text:change-id="ct94409106135152"/><text:change text:change-id="ct94409106140272"/><text:span text:style-name="T1"> that </text:span><text:change-start text:change-id="ct94409106148176"/><text:span text:style-name="T1">wa</text:span><text:change-end text:change-id="ct94409106148176"/><text:change text:change-id="ct94409106155520"/><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409106159552"/><text:span text:style-name="T1">necessary </text:span><text:change-end text:change-id="ct94409106159552"/><text:span text:style-name="T1">skill</text:span><text:change text:change-id="ct94409106162096"/><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409101289312"/><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409101269584"/><text:span text:style-name="T1">c</text:span><text:change-end text:change-id="ct94409101269584"/><text:change text:change-id="ct94409101477360"/><text:span text:style-name="T1">ould climb up on the stack and throw straps around each crate they wanted to move. Hemi and Bastian would pull the chain while Owen guided it off the stack. The individual crates were only modestly sized but </text:span><text:change text:change-id="ct94409106168256"/><text:span text:style-name="T1">surprisingly heavy, requiring Hemi and Bastian’s full combined power to lift them</text:span><text:change-start text:change-id="ct94409106172480"/><text:span text:style-name="T1">,</text:span><text:change-end text:change-id="ct94409106172480"/><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4">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409106173600"/><text:span text:style-name="T1">A</text:span><text:change-end text:change-id="ct94409106173600"/><text:change text:change-id="ct94409106176240"/><text:change-start text:change-id="ct94409106184736"/><text:span text:style-name="T1">,</text:span><text:change-end text:change-id="ct94409106184736"/><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409106204880"/><text:change-start text:change-id="ct94409106207120"/><text:span text:style-name="T1"> . . . </text:span><text:change-end text:change-id="ct94409106207120"/><text:change text:change-id="ct94409106222320"/><text:span text:style-name="T1">You need both ears to get a full sense of what any sound you hear on sonar is doing.”</text:span></text:p>
      <text:p text:style-name="Text_20_body"><text:span text:style-name="T1">Cassandra adjusted the headset so it sat evenly</text:span><text:change-start text:change-id="ct94409106223520"/><text:span text:style-name="T1">,</text:span><text:change-end text:change-id="ct94409106223520"/><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409106224160"/><text:change-start text:change-id="ct94409106224800"/><text:span text:style-name="T1">—</text:span><text:change-end text:change-id="ct94409106224800"/><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409106235760"/><text:span text:style-name="T1">,</text:span><text:change-end text:change-id="ct94409106235760"/><text:span text:style-name="T1"> Cassandra. What do you hear?”</text:span></text:p>
      <text:p text:style-name="Text_20_body"><text:span text:style-name="T1">“I don’t know</text:span><text:change text:change-id="ct94409106236400"/><text:change-start text:change-id="ct94409106236928"/><text:span text:style-name="T1"> . . .</text:span><text:change-end text:change-id="ct94409106236928"/><text:span text:style-name="T1">” She waved one small hand </text:span><text:change text:change-id="ct94409106238976"/><text:span text:style-name="T1">absently. “A hissing sound</text:span><text:change text:change-id="ct94409106239840"/><text:change-start text:change-id="ct94409106216976"/><text:span text:style-name="T1">—</text:span><text:change-end text:change-id="ct94409106216976"/><text:span text:style-name="T1">white noise?”</text:span></text:p>
      <text:p text:style-name="P8">“Almost anything could be white noise. Describe it with more detail than that.”</text:p>
      <text:p text:style-name="Text_20_body"><text:span text:style-name="T1">“There’s</text:span><text:change text:change-id="ct94409106253520"/><text:change-start text:change-id="ct94409106254960"/><text:span text:style-name="T1"> . . . </text:span><text:change-end text:change-id="ct94409106254960"/><text:change text:change-id="ct94409106255600"/><text:span text:style-name="T1">a low rumble, a bit of a swishing sound</text:span><text:change text:change-id="ct94409106256240"/><text:change-start text:change-id="ct94409106266224"/><text:span text:style-name="T1"> . . .</text:span><text:change-end text:change-id="ct94409106266224"/><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409106267104"/><text:span text:style-name="T1">.</text:span><text:change-end text:change-id="ct94409106267104"/><text:change text:change-id="ct94409106268512"/><text:span text:style-name="T1"> “</text:span><text:change-start text:change-id="ct94409105856816"/><text:span text:style-name="T1">Y</text:span><text:change-end text:change-id="ct94409105856816"/><text:change text:change-id="ct94409105858448"/><text:span text:style-name="T1">ou have to put your mind out there in the water. When you hear a sound, you have to match it to an image in your head that shows how the sound could be made. The more detail you can imagine </text:span><text:change text:change-id="ct94409103431152"/><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409105763232"/><text:span text:style-name="T1">.</text:span><text:change-end text:change-id="ct94409105763232"/><text:change text:change-id="ct94409105762112"/><text:span text:style-name="T1"> </text:span><text:change-start text:change-id="ct94409105674656"/><text:span text:style-name="T1">I</text:span><text:change-end text:change-id="ct94409105674656"/><text:change text:change-id="ct94409105721040"/><text:span text:style-name="T1">f you see it jump, there is a significant sound out there in the water, and you will want to focus on it, listen to it, and try to figure out what it is.</text:span><text:change text:change-id="ct94409102667152"/></text:p>
      <text:p text:style-name="Text_20_body"><text:span text:style-name="T1">“Let us see</text:span><text:change text:change-id="ct94409105790096"/><text:change-start text:change-id="ct94409105788736"/><text:span text:style-name="T1"> . . .</text:span><text:change-end text:change-id="ct94409105788736"/><text:span text:style-name="T1">” Hemi turned the direction dial slowly. About a quarter of the way around</text:span><text:change-start text:change-id="ct94409105786336"/><text:span text:style-name="T1">,</text:span><text:change-end text:change-id="ct94409105786336"/><text:span text:style-name="T1"> the strength indicator dial moved up a little and wavered there. “So</text:span><text:change-start text:change-id="ct94409105816016"/><text:span text:style-name="T1">,</text:span><text:change-end text:change-id="ct94409105816016"/><text:span text:style-name="T1"> see by the needle that there is something to hear in this direction</text:span><text:change-start text:change-id="ct94409105825936"/><text:span text:style-name="T1">?</text:span><text:change-end text:change-id="ct94409105825936"/><text:change text:change-id="ct94409105825408"/><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409105881488"/><text:span text:style-name="T1">,</text:span><text:change-end text:change-id="ct94409105881488"/><text:change text:change-id="ct94409105880608"/><text:span text:style-name="T1"> higher pitched than the sub’s engines, which she could still hear rumbling in the lower frequencies. This sound was familiar, a washing, churning sound with an occasional rumble mixed in</text:span><text:change text:change-id="ct94409105877904"/><text:change-start text:change-id="ct94409105877264"/><text:span text:style-name="T1"> . . . </text:span><text:change-end text:change-id="ct94409105877264"/><text:change text:change-id="ct94409105875664"/><text:span text:style-name="T1">She smiled</text:span><text:change-start text:change-id="ct94409105875024"/><text:span text:style-name="T1">.</text:span><text:change-end text:change-id="ct94409105875024"/><text:change text:change-id="ct94409105873904"/><text:span text:style-name="T1"> “</text:span><text:change-start text:change-id="ct94409105912432"/><text:span text:style-name="T1">I</text:span><text:change-end text:change-id="ct94409105912432"/><text:change text:change-id="ct94409105906640"/><text:span text:style-name="T1">t’s breaking surf</text:span><text:change-start text:change-id="ct94409105920992"/><text:span text:style-name="T1">,</text:span><text:change-end text:change-id="ct94409105920992"/><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4">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409105948896"/><text:span text:style-name="T1">,</text:span><text:change-end text:change-id="ct94409105948896"/><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409101845088"/><text:span text:style-name="T1">,</text:span><text:change-end text:change-id="ct94409101845088"/><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409105947456"/><text:change-start text:change-id="ct94409106032512"/><text:span text:style-name="T1">—</text:span><text:change-end text:change-id="ct94409106032512"/><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409106405552"/><text:span text:style-name="T1">.</text:span><text:change-end text:change-id="ct94409106405552"/><text:change text:change-id="ct94409106123792"/><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409105817856"/><text:change-start text:change-id="ct94409106110400"/><text:span text:style-name="T1">—</text:span><text:change-end text:change-id="ct94409106110400"/><text:span text:style-name="T1">he was hardly ever kidding. “Apparently with the whole boat underwater</text:span><text:change-start text:change-id="ct94409105864208"/><text:span text:style-name="T1">,</text:span><text:change-end text:change-id="ct94409105864208"/><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409105772208"/><text:change-start text:change-id="ct94409105829952"/><text:span text:style-name="T1">forty </text:span><text:change-end text:change-id="ct94409105829952"/><text:span text:style-name="T1">miles off or so on sonar.”</text:span></text:p>
      <text:p text:style-name="Text_20_body"><text:span text:style-name="T1">“So once again the newfangled technology doesn’t solve a fucking problem, it just creates more </text:span><text:change text:change-id="ct94409105831312"/><text:change-start text:change-id="ct94409105122320"/><text:span text:style-name="T1">fucking decisions </text:span><text:change-end text:change-id="ct94409105122320"/><text:span text:style-name="T1">for a captain</text:span><text:change text:change-id="ct94409105364464"/><text:change-start text:change-id="ct94409106277184"/><text:span text:style-name="T1">,</text:span><text:change-end text:change-id="ct94409106277184"/><text:change text:change-id="ct94409106177600"/><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409104853632"/><text:span text:style-name="T1">,</text:span><text:change-end text:change-id="ct94409104853632"/><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409106225440"/><text:change-start text:change-id="ct94409106233728"/><text:span text:style-name="T1"> . . .</text:span><text:change-end text:change-id="ct94409106233728"/><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409106231888"/><text:change-start text:change-id="ct94409106231008"/><text:span text:style-name="T1">—</text:span><text:change-end text:change-id="ct94409106231008"/><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409106229200"/><text:change-start text:change-id="ct94409106227840"/><text:span text:style-name="T1">of </text:span><text:change-end text:change-id="ct94409106227840"/><text:span text:style-name="T1">the bland color that surrounded them.</text:span></text:p>
      <text:p text:style-name="Text_20_body"><text:span text:style-name="T1">She put the crew on rest rotations. Every three hours</text:span><text:change-start text:change-id="ct94409102182672"/><text:span text:style-name="T1">,</text:span><text:change-end text:change-id="ct94409102182672"/><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409105729856"/><text:span text:style-name="T1">,</text:span><text:change-end text:change-id="ct94409105729856"/><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409101183984"/><text:change-start text:change-id="ct94409101942352"/><text:span text:style-name="T1">—</text:span><text:change-end text:change-id="ct94409101942352"/><text:span text:style-name="T1">to keep the rotations even for everyone else</text:span><text:change text:change-id="ct94409102577792"/><text:change-start text:change-id="ct94409105902784"/><text:span text:style-name="T1"> . . . </text:span><text:change-end text:change-id="ct94409105902784"/><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409105902320"/><text:change-start text:change-id="ct94409101931424"/><text:span text:style-name="T1"> . . .</text:span><text:change-end text:change-id="ct94409101931424"/><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409105981376"/><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409100955216"/><text:change-start text:change-id="ct94409101476000"/><text:span text:style-name="T1"> . . . </text:span><text:change-end text:change-id="ct94409101476000"/><text:change text:change-id="ct94409101676992"/><text:span text:style-name="T1">has not done anything at all.”</text:span></text:p>
      <text:p text:style-name="P8">“That is good.”</text:p>
      <text:p text:style-name="Text_20_body"><text:span text:style-name="T1">“I didn’t realize when I agreed to come on board that this job would be so mind-numbing</text:span><text:change text:change-id="ct94409106431024"/><text:change-start text:change-id="ct94409106431264"/><text:span text:style-name="T1"> . . . </text:span><text:change-end text:change-id="ct94409106431264"/><text:change text:change-id="ct94409106431504"/><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409106434880"/><text:change-start text:change-id="ct94409106435120"/><text:span text:style-name="T1"> . . .</text:span><text:change-end text:change-id="ct94409106435120"/><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409102184432"/><text:span text:style-name="T1">;</text:span><text:change-end text:change-id="ct94409102184432"/><text:change text:change-id="ct94409106436000"/><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409106436880"/><text:change-start text:change-id="ct94409106437760"/><text:span text:style-name="T1"> . . .</text:span><text:change-end text:change-id="ct94409106437760"/><text:span text:style-name="T1">”</text:span></text:p>
      <text:p text:style-name="Text_20_body"><text:span text:style-name="T1">“You know how that happens? Those men go looking for work on submarines thinking it is a good job for a strong fellow. But they find out they can</text:span><text:change text:change-id="ct9440910644076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409106441984"/><text:change-start text:change-id="ct94409106442224"/><text:span text:style-name="T1"> . . .</text:span><text:change-end text:change-id="ct94409106442224"/><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409106445536"/><text:span text:style-name="T1">,</text:span><text:change-end text:change-id="ct94409106445536"/><text:span text:style-name="T1"> no. Captain Percy hired you because she was desperate for someone to sit on sonar. But you should know that you have just as good a chance at doing this job well as any other person. And</text:span><text:change text:change-id="ct94409106445776"/><text:change-start text:change-id="ct94409106446336"/><text:span text:style-name="T1"> . . . </text:span><text:change-end text:change-id="ct94409106446336"/><text:change text:change-id="ct94409106446656"/><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409106451152"/><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409106451392"/><text:change-start text:change-id="ct94409106454240"/><text:span text:style-name="T1">—</text:span><text:change-end text:change-id="ct94409106454240"/><text:span text:style-name="T1">the ocean is large and mostly empty water. It is also easier this early in a run</text:span><text:change text:change-id="ct94409106455632"/><text:change-start text:change-id="ct94409106454480"/><text:span text:style-name="T1">—</text:span><text:change-end text:change-id="ct94409106454480"/><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409106459808"/><text:span text:style-name="T1">,</text:span><text:change-end text:change-id="ct94409106459808"/><text:span text:style-name="T1"> and his deeply</text:span><text:change-start text:change-id="ct94409106462672"/><text:span text:style-name="T1"> </text:span><text:change-end text:change-id="ct94409106462672"/><text:change text:change-id="ct94409106462992"/><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409106471840"/><text:span text:style-name="T1">.</text:span><text:change-end text:change-id="ct94409106471840"/><text:change text:change-id="ct94409106472080"/><text:span text:style-name="T1"> “</text:span><text:change-start text:change-id="ct94409106472320"/><text:span text:style-name="T1">W</text:span><text:change-end text:change-id="ct94409106472320"/><text:change text:change-id="ct94409106472560"/><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409106473984"/><text:span text:style-name="T1">.</text:span><text:change-end text:change-id="ct94409106473984"/><text:change text:change-id="ct94409106474224"/><text:span text:style-name="T1"> “</text:span><text:change-start text:change-id="ct94409106474464"/><text:span text:style-name="T1">A</text:span><text:change-end text:change-id="ct94409106474464"/><text:change text:change-id="ct94409106474864"/><text:span text:style-name="T1">nd just a little bit of a cliché,” he said more loudly</text:span><text:change-start text:change-id="ct94409106476688"/><text:span text:style-name="T1">,</text:span><text:change-end text:change-id="ct94409106476688"/><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409106479776"/><text:span text:style-name="T1">,</text:span><text:change-end text:change-id="ct94409106479776"/><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409106480016"/><text:span text:style-name="T1">,</text:span><text:change-end text:change-id="ct94409106480016"/><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409102430976"/><text:span text:style-name="T1">,</text:span><text:change-end text:change-id="ct94409102430976"/><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409106484960"/><text:change-start text:change-id="ct94409106485200"/><text:span text:style-name="T1">—</text:span><text:change-end text:change-id="ct94409106485200"/><text:span text:style-name="T1">the last of the fresh air before the next twelve hours or so below deck</text:span><text:change text:change-id="ct94409106485440"/><text:change-start text:change-id="ct94409106485680"/><text:span text:style-name="T1">—</text:span><text:change-end text:change-id="ct94409106485680"/><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409106487088"/><text:change-start text:change-id="ct94409106487680"/><text:span text:style-name="T1">fifty </text:span><text:change-end text:change-id="ct94409106487680"/><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409106487920"/><text:span text:style-name="T1">aware</text:span><text:change text:change-id="ct94409106488480"/><text:change-start text:change-id="ct94409106489120"/><text:span text:style-name="T1">ness</text:span><text:change-end text:change-id="ct94409106489120"/><text:change text:change-id="ct94409106489440"/><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409106489680"/><text:change-start text:change-id="ct94409106488160"/><text:span text:style-name="T1">thirty </text:span><text:change-end text:change-id="ct94409106488160"/><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409102426496"/><text:span text:style-name="T1">,</text:span><text:change-end text:change-id="ct94409102426496"/><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409106475520"/><text:change-start text:change-id="ct94409106493328"/><text:span text:style-name="T1">—</text:span><text:change-end text:change-id="ct94409106493328"/><text:span text:style-name="T1">or anything else in the water</text:span><text:change text:change-id="ct94409106494672"/><text:change-start text:change-id="ct94409106496816"/><text:span text:style-name="T1">—</text:span><text:change-end text:change-id="ct94409106496816"/><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409106499184"/><text:change-start text:change-id="ct94409106499424"/><text:span text:style-name="T1"> . . . </text:span><text:change-end text:change-id="ct94409106499424"/><text:change text:change-id="ct94409106499664"/><text:change-start text:change-id="ct94409106499904"/><text:span text:style-name="T1">Y</text:span><text:change-end text:change-id="ct94409106499904"/><text:change text:change-id="ct94409106500144"/><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409106501024"/><text:change-start text:change-id="ct94409106501264"/><text:span text:style-name="T1"> . . . </text:span><text:change-end text:change-id="ct94409106501264"/><text:change text:change-id="ct94409106501504"/><text:span text:style-name="T1">try not to miss him if he goes past.”</text:span></text:p>
      <text:p text:style-name="Text_20_body"><text:span text:style-name="T1">“OK</text:span><text:change-start text:change-id="ct94409106502384"/><text:span text:style-name="T1">,</text:span><text:change-end text:change-id="ct9440910650238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409106504672"/><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409106511264"/><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409106512784"/><text:span text:style-name="T1">.</text:span><text:change-end text:change-id="ct94409106512784"/><text:change text:change-id="ct94409106513024"/><text:span text:style-name="T1"> </text:span><text:change-start text:change-id="ct94409106513264"/><text:span text:style-name="T1">I</text:span><text:change-end text:change-id="ct94409106513264"/><text:change text:change-id="ct94409106513504"/><text:span text:style-name="T1">t sounds like a supertanker or an aircraft carrier or something. Go get Hemi. I think he should hear this.”</text:span></text:p>
      <text:p text:style-name="Text_20_body"><text:span text:style-name="T1">Cassandra went off to the galley</text:span><text:change-start text:change-id="ct94409106513744"/><text:span text:style-name="T1">,</text:span><text:change-end text:change-id="ct94409106513744"/><text:span text:style-name="T1"> leaving Percy listening to the contact. She came back with Hemi</text:span><text:change-start text:change-id="ct94409106514864"/><text:span text:style-name="T1">, who held</text:span><text:change-end text:change-id="ct94409106514864"/><text:change text:change-id="ct94409106515104"/><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409106514624"/><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409106517312"/><text:change-start text:change-id="ct94409102742752"/><text:span text:style-name="T1"> . . .</text:span><text:change-end text:change-id="ct94409102742752"/><text:span text:style-name="T1">” He paused listening again. “It is closer now, and I can hear the prop revolutions</text:span><text:change text:change-id="ct94409106517904"/><text:change-start text:change-id="ct94409106518672"/><text:span text:style-name="T1"> . . . </text:span><text:change-end text:change-id="ct94409106518672"/><text:change-start text:change-id="ct94409106519760"/><text:span text:style-name="T1">T</text:span><text:change-end text:change-id="ct94409106519760"/><text:change text:change-id="ct94409106520080"/><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409106520320"/><text:change-start text:change-id="ct94409106521008"/><text:span text:style-name="T1">—</text:span><text:change-end text:change-id="ct94409106521008"/><text:span text:style-name="T1">you think that could be what his boat sounds like now?” Percy asked.</text:span></text:p>
      <text:p text:style-name="Text_20_body"><text:span text:style-name="T1">“If that is Shakes, the job has been overdone</text:span><text:change text:change-id="ct94409106521888"/><text:change-start text:change-id="ct94409106522128"/><text:span text:style-name="T1"> . . .</text:span><text:change-end text:change-id="ct94409106522128"/><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409106533008"/><text:span text:style-name="T1">-</text:span><text:change-end text:change-id="ct94409106533008"/><text:change text:change-id="ct94409106533328"/><text:span text:style-name="T1">mile radius.”</text:span></text:p>
      <text:p text:style-name="Text_20_body"><text:span text:style-name="T1">“I just</text:span><text:change text:change-id="ct94409106534640"/><text:change-start text:change-id="ct94409106534880"/><text:span text:style-name="T1"> . . .</text:span><text:change-end text:change-id="ct94409106534880"/><text:span text:style-name="T1">” Hemi started, “just cannot believe that such a small boat could</text:span><text:change text:change-id="ct94409106535120"/><text:change-start text:change-id="ct94409106535360"/><text:span text:style-name="T1"> . . .</text:span><text:change-end text:change-id="ct94409106535360"/><text:span text:style-name="T1">” he paused listening again. “No, I am more sure of it now. The more detail I can hear, the more it makes sense that it is a very</text:span><text:change-start text:change-id="ct94409106535600"/><text:span text:style-name="T1">,</text:span><text:change-end text:change-id="ct94409106535600"/><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409106538800"/><text:span text:style-name="T1">,</text:span><text:change-end text:change-id="ct94409106538800"/><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409106541728"/><text:change-start text:change-id="ct94409106541968"/><text:span text:style-name="T1">twenty </text:span><text:change-end text:change-id="ct94409106541968"/><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409106544864"/><text:span text:style-name="T1">,</text:span><text:change-end text:change-id="ct94409106544864"/><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409106524912"/><text:change-start text:change-id="ct94409106531248"/><text:span text:style-name="T1">—</text:span><text:change-end text:change-id="ct94409106531248"/><text:span text:style-name="T1">never use the active sonar without an explicit instruction from me or Hemi</text:span><text:change text:change-id="ct94409106528208"/><text:change-start text:change-id="ct94409106547152"/><text:span text:style-name="T1">—</text:span><text:change-end text:change-id="ct94409106547152"/><text:span text:style-name="T1">but assuming this contact </text:span><text:span text:style-name="T2">is</text:span><text:span text:style-name="T1"> Shakes</text:span><text:change text:change-id="ct94409106550720"/><text:change-start text:change-id="ct94409106552640"/><text:span text:style-name="T1">,</text:span><text:change-end text:change-id="ct94409106552640"/><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409106555136"/><text:span text:style-name="T1">,</text:span><text:change-end text:change-id="ct94409106555136"/><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409106560240"/><text:span text:style-name="T1">,</text:span><text:change-end text:change-id="ct94409106560240"/><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409106562704"/><text:change-start text:change-id="ct94409106562944"/><text:span text:style-name="T1">—</text:span><text:change-end text:change-id="ct94409106562944"/><text:span text:style-name="T1">quietly.”</text:span></text:p>
      <text:p text:style-name="Text_20_body"><text:span text:style-name="T1">“</text:span><text:change text:change-id="ct94409106563824"/><text:change-start text:change-id="ct94409106564064"/><text:span text:style-name="T1">. . . </text:span><text:change-end text:change-id="ct94409106564064"/><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409106565776"/><text:span text:style-name="T1">,</text:span><text:change-end text:change-id="ct94409106565776"/><text:span text:style-name="T1"> Cassandra, it was like they were invisible while they were being silent, but bouncing the ping off them let us know they are still there</text:span><text:change text:change-id="ct94409106567120"/><text:change text:change-id="ct94409106566880"/><text:change-start text:change-id="ct94409106567360"/><text:span text:style-name="T1"> . . . </text:span><text:change-end text:change-id="ct94409106567360"/><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409106569264"/><text:change-start text:change-id="ct94409106569840"/><text:span text:style-name="T1"> . . . </text:span><text:change-end text:change-id="ct94409106569840"/><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409106570720"/><text:span text:style-name="T1">.</text:span><text:change-end text:change-id="ct94409106570720"/><text:change text:change-id="ct94409106570960"/><text:span text:style-name="T1"> “</text:span><text:change-start text:change-id="ct94409106571520"/><text:span text:style-name="T1">T</text:span><text:change-end text:change-id="ct94409106571520"/><text:change text:change-id="ct94409106571920"/><text:span text:style-name="T1">hat was ridiculous</text:span><text:change-start text:change-id="ct94409106572960"/><text:span text:style-name="T1">,</text:span><text:change-end text:change-id="ct94409106572960"/><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409106577072"/><text:span text:style-name="T1">,</text:span><text:change-end text:change-id="ct9440910657707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409106579536"/><text:span text:style-name="T1">’s</text:span><text:change-end text:change-id="ct94409106579536"/><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409106579776"/><text:span text:style-name="T1">,</text:span><text:change-end text:change-id="ct94409106579776"/><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409106581728"/><text:span text:style-name="T1">,</text:span><text:change-end text:change-id="ct94409106581728"/><text:span text:style-name="T1"> Hemi. You’re going to love it.”</text:span></text:p>
      <text:p text:style-name="Text_20_body"><text:span text:style-name="T1">Hemi smiled into the mic. “Sounds good</text:span><text:change-start text:change-id="ct94409106581968"/><text:span text:style-name="T1">,</text:span><text:change-end text:change-id="ct94409106581968"/><text:span text:style-name="T1"> Captain Shakes. You did not break off your mating collar while making those modifications</text:span><text:change-start text:change-id="ct94409106582848"/><text:span text:style-name="T1">,</text:span><text:change-end text:change-id="ct94409106582848"/><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409106585296"/><text:change-start text:change-id="ct94409106585536"/><text:span text:style-name="T1"> . . . </text:span><text:change-end text:change-id="ct94409106585536"/><text:change text:change-id="ct94409106585776"/><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409106587920"/><text:change-start text:change-id="ct94409106589440"/><text:span text:style-name="T1">thirty </text:span><text:change-end text:change-id="ct94409106589440"/><text:span text:style-name="T1">meters</text:span><text:change text:change-id="ct94409106590320"/><text:change-start text:change-id="ct94409106591312"/><text:span text:style-name="T1">—</text:span><text:change-end text:change-id="ct94409106591312"/><text:span text:style-name="T1">according to Shakes’ estimate</text:span><text:change-start text:change-id="ct94409106592976"/><text:span text:style-name="T1">, which</text:span><text:change-end text:change-id="ct94409106592976"/><text:change text:change-id="ct94409106593296"/><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409106595424"/><text:change-start text:change-id="ct94409106595664"/><text:span text:style-name="T1">twenty </text:span><text:change-end text:change-id="ct94409106595664"/><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409106596544"/><text:change-start text:change-id="ct94409106597136"/><text:span text:style-name="T1">twenty </text:span><text:change-end text:change-id="ct94409106597136"/><text:span text:style-name="T1">meters down. Can you do the mating at that depth?”</text:span></text:p>
      <text:p text:style-name="Text_20_body"><text:span text:style-name="T1">“Surely,” Shakes voice crackled in reply</text:span><text:change-start text:change-id="ct94409106597664"/><text:span text:style-name="T1">.</text:span><text:change-end text:change-id="ct94409106597664"/><text:change text:change-id="ct94409106597904"/><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409106601920"/><text:change-start text:change-id="ct94409106603664"/><text:span text:style-name="T1">—</text:span><text:change-end text:change-id="ct94409106603664"/><text:span text:style-name="T1">not that I’ll be giving two shits about your ugly barge after you beer-canned my baby.”</text:span></text:p>
      <text:p text:style-name="Text_20_body"><text:span text:style-name="T1">“I got you</text:span><text:change-start text:change-id="ct94409106603904"/><text:span text:style-name="T1">,</text:span><text:change-end text:change-id="ct94409106603904"/><text:span text:style-name="T1"> Captain Shakes. </text:span><text:change text:change-id="ct94409106605376"/><text:change-start text:change-id="ct94409106605616"/><text:span text:style-name="T1">Twenty </text:span><text:change-end text:change-id="ct94409106605616"/><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409106607136"/><text:span text:style-name="T1">,</text:span><text:change-end text:change-id="ct94409106607136"/><text:span text:style-name="T1"> fuck</text:span><text:change-start text:change-id="ct94409106607376"/><text:span text:style-name="T1"> </text:span><text:change-end text:change-id="ct94409106607376"/><text:change text:change-id="ct94409106607616"/><text:span text:style-name="T1">ya</text:span><text:change-start text:change-id="ct94409106607856"/><text:span text:style-name="T1">,</text:span><text:change-end text:change-id="ct94409106607856"/><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409106610208"/><text:span text:style-name="T1">,</text:span><text:change-end text:change-id="ct94409106610208"/><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409106614880"/><text:span text:style-name="T1">,</text:span><text:change-end text:change-id="ct94409106614880"/><text:span text:style-name="T1"> Captain Shakes,” said Percy, settling next to him with her own stale cup of coffee, “you made it out of the depot without causing a problem?”</text:span></text:p>
      <text:p text:style-name="Text_20_body"><text:span text:style-name="T1">“Well</text:span><text:change text:change-id="ct94409106615760"/><text:change-start text:change-id="ct94409106616000"/><text:span text:style-name="T1"> . . .</text:span><text:change-end text:change-id="ct94409106616000"/><text:span text:style-name="T1"> there was in fact a little fuckin’</text:span><text:change text:change-id="ct94409106616240"/><text:change-start text:change-id="ct94409106616480"/><text:span text:style-name="T1"> . . .</text:span><text:change-end text:change-id="ct94409106616480"/><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409106618000"/><text:span text:style-name="T1">,</text:span><text:change-end text:change-id="ct94409106618000"/><text:span text:style-name="T1"> Captain Percy. Unfortunately</text:span><text:change-start text:change-id="ct94409106618240"/><text:span text:style-name="T1">,</text:span><text:change-end text:change-id="ct94409106618240"/><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409106618480"/><text:change-start text:change-id="ct94409106621632"/><text:span text:style-name="T1">—</text:span><text:change-end text:change-id="ct94409106621632"/><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409106628064"/><text:span text:style-name="T1">n</text:span><text:change-end text:change-id="ct94409106628064"/><text:change text:change-id="ct94409106628304"/><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409106629184"/><text:span text:style-name="T1">,</text:span><text:change-end text:change-id="ct94409106629184"/><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409106631824"/><text:span text:style-name="T1">.</text:span><text:change-end text:change-id="ct94409106631824"/><text:span text:style-name="T1">”</text:span></text:p>
      <text:p text:style-name="Text_20_body"><text:span text:style-name="T1">“They asked about the </text:span><text:span text:style-name="T2">Prospect</text:span><text:change text:change-id="ct94409106632704"/><text:change-start text:change-id="ct94409106632944"/><text:span text:style-name="T1">—</text:span><text:change-end text:change-id="ct94409106632944"/><text:span text:style-name="T1">by name?” Percy was horrified that any Authority would know the name of her boat at all, never mind go</text:span><text:change text:change-id="ct94409106633472"/><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409106634640"/><text:span text:style-name="T1">:</text:span><text:change-end text:change-id="ct94409106634640"/><text:change text:change-id="ct94409106634960"/><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409106636224"/><text:change-start text:change-id="ct94409106636976"/><text:span text:style-name="T1"> . . . </text:span><text:change-end text:change-id="ct94409106636976"/><text:change text:change-id="ct94409106637216"/><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409106640656"/><text:change-start text:change-id="ct94409106640896"/><text:span text:style-name="T1"> . . . </text:span><text:change-end text:change-id="ct94409106640896"/><text:change text:change-id="ct94409106641136"/><text:span text:style-name="T1">So</text:span><text:change-start text:change-id="ct94409106641888"/><text:span text:style-name="T1">,</text:span><text:change-end text:change-id="ct94409106641888"/><text:span text:style-name="T1"> after they finish questioning me, I discreetly</text:span><text:change text:change-id="ct94409106643568"/><text:change-start text:change-id="ct94409106644560"/><text:span text:style-name="T1">—</text:span><text:change-end text:change-id="ct94409106644560"/><text:span text:style-name="T1">and as quickly as I could</text:span><text:change text:change-id="ct94409106645904"/><text:change-start text:change-id="ct94409106647248"/><text:span text:style-name="T1">—</text:span><text:change-end text:change-id="ct94409106647248"/><text:span text:style-name="T1">started prepping the </text:span><text:span text:style-name="T2">Gnat</text:span><text:span text:style-name="T1"> to leave. And as I’m on the dock getting some cans of food to load into the hold</text:span><text:change-start text:change-id="ct94409106651136"/><text:span text:style-name="T1">,</text:span><text:change-end text:change-id="ct94409106651136"/><text:change text:change-id="ct94409106651456"/><text:span text:style-name="T1"> I see the commander of the Authority sub climb up out of their sub at the slip they had commandeered</text:span><text:change text:change-id="ct94409101457008"/><text:change-start text:change-id="ct94409101454320"/><text:span text:style-name="T1">—</text:span><text:change-end text:change-id="ct94409101454320"/><text:span text:style-name="T1">the commander is a real round guy, he wears an Authority uniform with all the trimmings</text:span><text:change text:change-id="ct94409101455648"/><text:change-start text:change-id="ct94409106653824"/><text:span text:style-name="T1">—</text:span><text:change-end text:change-id="ct94409106653824"/><text:span text:style-name="T1">it looks as if he wears his full fucking dress uniform every day on board the sub! He takes a squad of goons</text:span><text:change text:change-id="ct94409106654064"/><text:change-start text:change-id="ct94409106654848"/><text:span text:style-name="T1">—</text:span><text:change-end text:change-id="ct94409106654848"/><text:span text:style-name="T1">maybe twenty of the fuckers</text:span><text:change text:change-id="ct94409106656272"/><text:change-start text:change-id="ct94409106657616"/><text:span text:style-name="T1">—</text:span><text:change-end text:change-id="ct94409106657616"/><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409101587008"/><text:change-start text:change-id="ct94409101568784"/><text:span text:style-name="T1">—</text:span><text:change-end text:change-id="ct94409101568784"/><text:span text:style-name="T1">the klaxon is blaring, the red lights are spinning. The fucking Authority goons start running around in a panic, probably most of them think the docking bay is flooding, hell</text:span><text:change-start text:change-id="ct94409101567424"/><text:span text:style-name="T1">,</text:span><text:change-end text:change-id="ct94409101567424"/><text:span text:style-name="T1"> I thought that myself for a minute.”</text:span></text:p>
      <text:p text:style-name="Text_20_body"><text:span text:style-name="T1">“Fuckin’ wow,” said Percy</text:span><text:change-start text:change-id="ct94409101564704"/><text:span text:style-name="T1">,</text:span><text:change-end text:change-id="ct94409101564704"/><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409106661008"/><text:change-start text:change-id="ct94409106661472"/><text:span text:style-name="T1">—</text:span><text:change-end text:change-id="ct94409106661472"/><text:span text:style-name="T1">someone had just triggered the big watertight bulkhead to close just to fuck with all these Authority toughs. The meat shields weren’t much less panicked at that though</text:span><text:change text:change-id="ct94409106662080"/><text:change-start text:change-id="ct94409106662320"/><text:span text:style-name="T1">—</text:span><text:change-end text:change-id="ct94409106662320"/><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409106664032"/><text:change-start text:change-id="ct94409106664272"/><text:span text:style-name="T1">—</text:span><text:change-end text:change-id="ct94409106664272"/><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409106665456"/><text:span text:style-name="T1">.</text:span><text:change-end text:change-id="ct94409106665456"/><text:change text:change-id="ct94409106665696"/><text:span text:style-name="T1"> “</text:span><text:change-start text:change-id="ct94409106665936"/><text:span text:style-name="T1">W</text:span><text:change-end text:change-id="ct94409106665936"/><text:change text:change-id="ct94409106666176"/><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409106669664"/><text:change-start text:change-id="ct94409106669904"/><text:span text:style-name="T1">—</text:span><text:change-end text:change-id="ct94409106669904"/><text:span text:style-name="T1">presumably unnoticed</text:span><text:change text:change-id="ct94409106670736"/><text:change-start text:change-id="ct94409106671568"/><text:span text:style-name="T1">—</text:span><text:change-end text:change-id="ct94409106671568"/><text:span text:style-name="T1">without that bit of fuckin’ luck.”</text:span></text:p>
      <text:p text:style-name="Text_20_body"><text:span text:style-name="T1">“Which brings up another thing I wanted to ask you about</text:span><text:change-start text:change-id="ct94409106672448"/><text:span text:style-name="T1">,</text:span><text:change-end text:change-id="ct94409106672448"/><text:span text:style-name="T1"> Captain Shakes,” said Hemi</text:span><text:change-start text:change-id="ct94409106672688"/><text:span text:style-name="T1">.</text:span><text:change-end text:change-id="ct94409106672688"/><text:change text:change-id="ct94409106672928"/><text:span text:style-name="T1"> “</text:span><text:change-start text:change-id="ct94409106673376"/><text:span text:style-name="T1">T</text:span><text:change-end text:change-id="ct94409106673376"/><text:change text:change-id="ct94409106673616"/><text:span text:style-name="T1">hat boat of yours </text:span><text:change-start text:change-id="ct94409106673856"/><text:span text:style-name="T1">is now </text:span><text:change-end text:change-id="ct94409106673856"/><text:span text:style-name="T1">certainly</text:span><text:change text:change-id="ct94409106674608"/><text:change text:change-id="ct94409106674368"/><text:change-start text:change-id="ct94409106675136"/><text:span text:style-name="T1"> . . . </text:span><text:change-end text:change-id="ct94409106675136"/><text:change text:change-id="ct94409106675376"/><text:span text:style-name="T1">loud</text:span><text:change text:change-id="ct94409106675904"/><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409106677488"/><text:change-start text:change-id="ct94409106677728"/><text:span text:style-name="T1">’</text:span><text:change-end text:change-id="ct94409106677728"/><text:span text:style-name="T1">Cept maybe some of those old coastal tug subs. That was the fuckin’ plan, right</text:span><text:change-start text:change-id="ct94409106678672"/><text:span text:style-name="T1">,</text:span><text:change-end text:change-id="ct94409106678672"/><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409106680672"/><text:span text:style-name="T1">—</text:span><text:change-end text:change-id="ct94409106680672"/><text:change text:change-id="ct94409106680912"/><text:span text:style-name="T1">I got a fuckin’ pigeon.”</text:span></text:p>
      <text:p text:style-name="P8">“A pigeon?” asked Hemi. “I have never heard of that. Some new kind of sonar unit?”</text:p>
      <text:p text:style-name="Text_20_body"><text:span text:style-name="T1">“No</text:span><text:change-start text:change-id="ct94409106682432"/><text:span text:style-name="T1">,</text:span><text:change-end text:change-id="ct94409106682432"/><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409106683312"/><text:change-start text:change-id="ct94409106683552"/><text:span text:style-name="T1"> . . .</text:span><text:change-end text:change-id="ct94409106683552"/><text:span text:style-name="T1">” said Percy, “to keep you company during those long hours alone aboard the </text:span><text:span text:style-name="T2">Gnat</text:span><text:span text:style-name="T1">. To keep you from going crazy</text:span><text:change text:change-id="ct94409106684032"/><text:change-start text:change-id="ct94409106683792"/><text:span text:style-name="T1"> . . . </text:span><text:change-end text:change-id="ct94409106683792"/><text:change text:change-id="ct94409106684272"/><text:span text:style-name="T1">er?”</text:span></text:p>
      <text:p text:style-name="Text_20_body"><text:span text:style-name="T1">“Naw, Herschel’s not a pet, I told ya</text:span><text:change text:change-id="ct94409106685472"/><text:change-start text:change-id="ct94409106685712"/><text:span text:style-name="T1">—</text:span><text:change-end text:change-id="ct94409106685712"/><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409106686560"/><text:change-start text:change-id="ct94409106691472"/><text:span text:style-name="T1"> . . .</text:span><text:change-end text:change-id="ct94409106691472"/><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409106692352"/><text:change-start text:change-id="ct94409106692592"/><text:span text:style-name="T1"> . . . </text:span><text:change-end text:change-id="ct94409106692592"/><text:change text:change-id="ct94409106692832"/><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409106693072"/><text:change-start text:change-id="ct94409106693312"/><text:span text:style-name="T1"> . . .</text:span><text:change-end text:change-id="ct94409106693312"/><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409106696400"/><text:change-start text:change-id="ct94409106696640"/><text:span text:style-name="T1"> . . .</text:span><text:change-end text:change-id="ct94409106696640"/><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409106700672"/><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409106700912"/><text:span text:style-name="T1">,</text:span><text:change-end text:change-id="ct94409106700912"/><text:span text:style-name="T1"> Gregory,” Shakes said. “I eat that canned salmon all the time when I’m on the </text:span><text:span text:style-name="T2">Gnat</text:span><text:change text:change-id="ct94409106702400"/><text:change-start text:change-id="ct94409106702960"/><text:span text:style-name="T1">—</text:span><text:change-end text:change-id="ct94409106702960"/><text:span text:style-name="T1">usually just cold and straight from the can</text:span><text:change-start text:change-id="ct94409106705408"/><text:span text:style-name="T1">,</text:span><text:change-end text:change-id="ct94409106705408"/><text:span text:style-name="T1"> though.”</text:span></text:p>
      <text:p text:style-name="Text_20_body"><text:span text:style-name="T1">“That’s</text:span><text:change text:change-id="ct94409106706464"/><text:change-start text:change-id="ct94409106706704"/><text:span text:style-name="T1"> . . . </text:span><text:change-end text:change-id="ct94409106706704"/><text:change text:change-id="ct94409106706944"/><text:span text:style-name="T1">pretty fucking foul</text:span><text:change-start text:change-id="ct94409106707184"/><text:span text:style-name="T1">,</text:span><text:change-end text:change-id="ct94409106707184"/><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409106708720"/><text:span text:style-name="T1">,</text:span><text:change-end text:change-id="ct94409106708720"/><text:span text:style-name="T1"> Captain Shakes, I always thought that was unusual myself. There has to be </text:span><text:change text:change-id="ct94409106709200"/><text:change-start text:change-id="ct94409106708960"/><text:span text:style-name="T1">three hundred </text:span><text:change-end text:change-id="ct94409106708960"/><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409106709440"/><text:span text:style-name="T1">,</text:span><text:change-end text:change-id="ct94409106709440"/><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409106718928"/><text:span text:style-name="T1">,</text:span><text:change-end text:change-id="ct94409106718928"/><text:span text:style-name="T1"> reaching for the pot</text:span><text:change-start text:change-id="ct94409106720688"/><text:span text:style-name="T1">, where</text:span><text:change-end text:change-id="ct94409106720688"/><text:change text:change-id="ct94409106721088"/><text:span text:style-name="T1"> the dregs of the previous batch slowly embalm</text:span><text:change-start text:change-id="ct94409106723120"/><text:span text:style-name="T1">ed</text:span><text:change-end text:change-id="ct94409106723120"/><text:change text:change-id="ct94409106723440"/><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409106725184"/><text:span text:style-name="T1">for Hemi and Percy, which they received gratefully.</text:span></text:p>
      <text:p text:style-name="Text_20_body"><text:span text:style-name="T1">“Here’s what we’re thinking</text:span><text:change-start text:change-id="ct94409106726128"/><text:span text:style-name="T1">,</text:span><text:change-end text:change-id="ct94409106726128"/><text:span text:style-name="T1"> Captain Shakes,” said Percy</text:span><text:change-start text:change-id="ct94409106726368"/><text:span text:style-name="T1">.</text:span><text:change-end text:change-id="ct94409106726368"/><text:change text:change-id="ct94409106726608"/><text:span text:style-name="T1"> “</text:span><text:change-start text:change-id="ct94409106727744"/><text:span text:style-name="T1">W</text:span><text:change-end text:change-id="ct94409106727744"/><text:change text:change-id="ct94409106728064"/><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409106730512"/><text:span text:style-name="T1">,</text:span><text:change-end text:change-id="ct94409106730512"/><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409106732688"/><text:span text:style-name="T1">,</text:span><text:change-end text:change-id="ct94409106732688"/><text:span text:style-name="T1"> since we’re heading for the mainland port of Stilt City,” said Percy.</text:span></text:p>
      <text:p text:style-name="Text_20_body"><text:span text:style-name="T1">“</text:span><text:change text:change-id="ct94409106733568"/><text:change-start text:change-id="ct94409106733808"/><text:span text:style-name="T1">. . . </text:span><text:change-end text:change-id="ct94409106733808"/><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409106735424"/><text:span text:style-name="T1">,</text:span><text:change-end text:change-id="ct94409106735424"/><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409106742944"/><text:change-start text:change-id="ct94409106744336"/><text:span text:style-name="T1">—</text:span><text:change-end text:change-id="ct94409106744336"/><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409106746928"/><text:span text:style-name="T1">,</text:span><text:change-end text:change-id="ct94409106746928"/><text:span text:style-name="T1"> Captain Shakes. Right now</text:span><text:change-start text:change-id="ct94409106754848"/><text:span text:style-name="T1">,</text:span><text:change-end text:change-id="ct94409106754848"/><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409106755088"/><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409106758896"/><text:change-start text:change-id="ct94409106759136"/><text:span text:style-name="T1">one hundred </text:span><text:change-end text:change-id="ct94409106759136"/><text:span text:style-name="T1">meters</text:span><text:change-start text:change-id="ct94409106760288"/><text:span text:style-name="T1">.</text:span><text:change-end text:change-id="ct94409106760288"/><text:span text:style-name="T1"> </text:span><text:change text:change-id="ct94409106761280"/><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409106763632"/><text:span text:style-name="T1">,</text:span><text:change-end text:change-id="ct94409106763632"/><text:span text:style-name="T1"> </text:span><text:change text:change-id="ct94409106763392"/><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409101821232"/><text:change-start text:change-id="ct94409101702736"/><text:span text:style-name="T1">—</text:span><text:change-end text:change-id="ct94409101702736"/><text:span text:style-name="T1">at least during the day</text:span><text:change text:change-id="ct94409106769728"/><text:change-start text:change-id="ct94409106770544"/><text:span text:style-name="T1">—</text:span><text:change-end text:change-id="ct94409106770544"/><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409106770784"/><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409102719024"/><text:span text:style-name="T1">,</text:span><text:change-end text:change-id="ct94409102719024"/><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409106756192"/><text:span text:style-name="T1">,</text:span><text:change-end text:change-id="ct94409106756192"/><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409106760784"/><text:change-start text:change-id="ct94409106784832"/><text:span text:style-name="T1">—</text:span><text:change-end text:change-id="ct94409106784832"/><text:span text:style-name="T1">or Percy</text:span><text:change text:change-id="ct94409106785072"/><text:change-start text:change-id="ct94409106785312"/><text:span text:style-name="T1">—</text:span><text:change-end text:change-id="ct94409106785312"/><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409106787920"/><text:span text:style-name="T1">,</text:span><text:change-end text:change-id="ct94409106787920"/><text:span text:style-name="T1"> though?” asked Hemi.</text:span></text:p>
      <text:p text:style-name="Text_20_body"><text:span text:style-name="T1">“Well</text:span><text:change text:change-id="ct94409106769312"/><text:change-start text:change-id="ct94409106788800"/><text:span text:style-name="T1"> . . .</text:span><text:change-end text:change-id="ct94409106788800"/><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409106789040"/><text:change-start text:change-id="ct94409106789280"/><text:span text:style-name="T1"> . . . </text:span><text:change-end text:change-id="ct94409106789280"/><text:change text:change-id="ct94409106789520"/><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409106791680"/><text:span text:style-name="T1">,</text:span><text:change-end text:change-id="ct94409106791680"/><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409106722368"/><text:change-start text:change-id="ct94409106767024"/><text:span text:style-name="T1">—</text:span><text:change-end text:change-id="ct94409106767024"/><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409106797328"/><text:span text:style-name="T1">,</text:span><text:change-end text:change-id="ct94409106797328"/><text:span text:style-name="T1"> Cassandra.” Percy called back down to her. Percy took down the ship-to-ship mic. “Captain Shakes</text:span><text:change text:change-id="ct94409106801776"/><text:change-start text:change-id="ct94409106802016"/><text:span text:style-name="T1">—</text:span><text:change-end text:change-id="ct94409106802016"/><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409106808128"/><text:span text:style-name="T1">,</text:span><text:change-end text:change-id="ct94409106808128"/><text:span text:style-name="T1"> Captain Shakes. If you</text:span><text:change text:change-id="ct94409106808368"/><text:change-start text:change-id="ct94409106809232"/><text:span text:style-name="T1"> . . .</text:span><text:change-end text:change-id="ct94409106809232"/><text:span text:style-name="T1">”</text:span></text:p>
      <text:p text:style-name="Text_20_body"><text:span text:style-name="T1">“Captain Percy!” Cassandra interrupted with a shout from sonar</text:span><text:change-start text:change-id="ct94409106810448"/><text:span text:style-name="T1">.</text:span><text:change-end text:change-id="ct94409106810448"/><text:change text:change-id="ct94409106810688"/><text:span text:style-name="T1"> “I think I’ve got a contact.”</text:span></text:p>
      <text:p text:style-name="Text_20_body"><text:span text:style-name="T1">“Hold on</text:span><text:change-start text:change-id="ct94409106811568"/><text:span text:style-name="T1">,</text:span><text:change-end text:change-id="ct94409106811568"/><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409106811808"/><text:span text:style-name="T1">’s</text:span><text:change-end text:change-id="ct94409106811808"/><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409106815536"/><text:span text:style-name="T1">,</text:span><text:change-end text:change-id="ct94409106815536"/><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409106817088"/><text:span text:style-name="T1">,</text:span><text:change-end text:change-id="ct94409106817088"/><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409106819088"/><text:change-start text:change-id="ct94409106820000"/><text:span text:style-name="T1">—</text:span><text:change-end text:change-id="ct94409106820000"/><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409106821792"/><text:span text:style-name="T1">,</text:span><text:change-end text:change-id="ct94409106821792"/><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409106822032"/><text:change-start text:change-id="ct94409106822912"/><text:span text:style-name="T1"> . . .</text:span><text:change-end text:change-id="ct94409106822912"/><text:span text:style-name="T1">” The end of his oath was cut off by the whining start of the </text:span><text:span text:style-name="T2">Gnat’s</text:span><text:span text:style-name="T1"> diesel engine</text:span><text:change-start text:change-id="ct94409106823152"/><text:span text:style-name="T1">,</text:span><text:change-end text:change-id="ct94409106823152"/><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409106824032"/><text:change-start text:change-id="ct94409106824272"/><text:span text:style-name="T1">—</text:span><text:change-end text:change-id="ct94409106824272"/><text:span text:style-name="T1">don’t move the fuckin’ boat. Don’t trim anything or let her make any fuckin’ sounds at all.”</text:span></text:p>
      <text:p text:style-name="Text_20_body"><text:span text:style-name="T1">“Dead-silent-crypt drift, got it</text:span><text:change-start text:change-id="ct94409106824512"/><text:span text:style-name="T1">,</text:span><text:change-end text:change-id="ct94409106824512"/><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409106826608"/><text:span text:style-name="T1">,</text:span><text:change-end text:change-id="ct94409106826608"/><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409106827856"/><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409106828736"/><text:change-start text:change-id="ct94409106828976"/><text:span text:style-name="T1"> . . . </text:span><text:change-end text:change-id="ct94409106828976"/><text:span text:style-name="T1"><text:s/>is that our fucking creepy sub with the fuckin’ ram?”</text:span></text:p>
      <text:p text:style-name="Text_20_body"><text:span text:style-name="T1">Hemi sighed. “It is</text:span><text:change text:change-id="ct94409106829856"/><text:change-start text:change-id="ct94409106830096"/><text:span text:style-name="T1">—</text:span><text:change-end text:change-id="ct94409106830096"/><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409106831552"/><text:span text:style-name="T1">,</text:span><text:change-end text:change-id="ct94409106831552"/><text:span text:style-name="T1"> fuck. It doesn’t matter</text:span><text:change text:change-id="ct94409106831792"/><text:change-start text:change-id="ct94409106832032"/><text:span text:style-name="T1">—</text:span><text:change-end text:change-id="ct94409106832032"/><text:span text:style-name="T1">what matters is our current situation. Next order of business</text:span><text:change-start text:change-id="ct94409106833056"/><text:span text:style-name="T1">,</text:span><text:change-end text:change-id="ct94409106833056"/><text:span text:style-name="T1"> you two: are they following Shakes away from us</text:span><text:change-start text:change-id="ct94409106834832"/><text:span text:style-name="T1">?</text:span><text:change-end text:change-id="ct94409106834832"/><text:change text:change-id="ct94409106835152"/><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409106836336"/><text:span text:style-name="T1">,</text:span><text:change-end text:change-id="ct94409106836336"/><text:span text:style-name="T1"> Cassandra,” he explained</text:span><text:change-start text:change-id="ct94409106837088"/><text:span text:style-name="T1">,</text:span><text:change-end text:change-id="ct94409106837088"/><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409106837328"/><text:span text:style-name="T1">,</text:span><text:change-end text:change-id="ct94409106837328"/><text:span text:style-name="T1"> Hemi reported to Percy: “</text:span><text:change-start text:change-id="ct94409106838560"/><text:span text:style-name="T1">I</text:span><text:change-end text:change-id="ct94409106838560"/><text:change text:change-id="ct94409106838800"/><text:span text:style-name="T1">t</text:span><text:change text:change-id="ct94409106839120"/><text:change-start text:change-id="ct94409106839680"/><text:span text:style-name="T1"> . . . </text:span><text:change-end text:change-id="ct94409106839680"/><text:change text:change-id="ct94409106840080"/><text:span text:style-name="T1">seems like it is working</text:span><text:change-start text:change-id="ct94409106841600"/><text:span text:style-name="T1">,</text:span><text:change-end text:change-id="ct94409106841600"/><text:span text:style-name="T1"> Sylvia. The </text:span><text:span text:style-name="T2">Grackle</text:span><text:span text:style-name="T1"> is definitely following Shakes. And</text:span><text:change text:change-id="ct94409106841840"/><text:change-start text:change-id="ct94409106845616"/><text:span text:style-name="T1"> . . .</text:span><text:change-end text:change-id="ct94409106845616"/><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409106842336"/><text:span text:style-name="T1">,</text:span><text:change-end text:change-id="ct94409106842336"/><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409106849504"/><text:span text:style-name="T1">,</text:span><text:change-end text:change-id="ct94409106849504"/><text:span text:style-name="T1"> to make aiming a torpedo more challenging</text:span><text:change text:change-id="ct94409106850384"/><text:change-start text:change-id="ct94409106850624"/><text:span text:style-name="T1"> . . .</text:span><text:change-end text:change-id="ct94409106850624"/><text:span text:style-name="T1">” Hemi looked doubtful.</text:span></text:p>
      <text:p text:style-name="Text_20_body"><text:span text:style-name="T1">“Well, keep the fuck on them,” said Percy. “Let me know if anything changes</text:span><text:change text:change-id="ct94409106851152"/><text:change-start text:change-id="ct94409106851392"/><text:span text:style-name="T1"> . . . </text:span><text:change-end text:change-id="ct94409106851392"/><text:change text:change-id="ct94409106851632"/><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409106856240"/><text:span text:style-name="T1"> </text:span><text:change-end text:change-id="ct94409106856240"/><text:change text:change-id="ct94409106856480"/><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409106861424"/><text:change-start text:change-id="ct94409106861824"/><text:span text:style-name="T1">fifteen </text:span><text:change-end text:change-id="ct9440910686182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409106862064"/><text:span text:style-name="T1">the fact </text:span><text:change-end text:change-id="ct94409106862064"/><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409101245920"/><text:change-start text:change-id="ct94409106842576"/><text:span text:style-name="T1">twenty </text:span><text:change-end text:change-id="ct94409106842576"/><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409106867360"/><text:change-start text:change-id="ct94409106871792"/><text:span text:style-name="T1"> . . . </text:span><text:change-end text:change-id="ct94409106871792"/><text:change text:change-id="ct94409106872032"/><text:span text:style-name="T1">mechanical. But the background noise of the ocean has changed Hemi. It sounds</text:span><text:change text:change-id="ct94409106872752"/><text:change-start text:change-id="ct94409106873280"/><text:span text:style-name="T1"> . . .</text:span><text:change-end text:change-id="ct94409106873280"/><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409106875152"/><text:change-start text:change-id="ct94409106875392"/><text:span text:style-name="T1"> . . .</text:span><text:change-end text:change-id="ct94409106875392"/><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409106876480"/><text:span text:style-name="T1">.</text:span><text:change-end text:change-id="ct94409106876480"/><text:change text:change-id="ct94409106876720"/><text:span text:style-name="T1">”</text:span></text:p>
      <text:p text:style-name="P8">“Even bad storms do not stir the water this deep.”</text:p>
      <text:p text:style-name="Text_20_body"><text:span text:style-name="T1">“On the surface</text:span><text:change-start text:change-id="ct94409106878704"/><text:span text:style-name="T1">,</text:span><text:change-end text:change-id="ct94409106878704"/><text:span text:style-name="T1"> though,” said Percy, “it’s another fucking matter.”</text:span></text:p>
      <text:p text:style-name="Text_20_body"><text:change text:change-id="ct94409106879824"/><text:change text:change-id="ct94409106879584"/><text:change-start text:change-id="ct94409106880064"/><text:span text:style-name="T1">“</text:span><text:change-end text:change-id="ct94409106880064"/><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409106880304"/><text:span text:style-name="T1">-</text:span><text:change-end text:change-id="ct94409106880304"/><text:change text:change-id="ct94409106882032"/><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409106884672"/><text:span text:style-name="T1">,</text:span><text:change-end text:change-id="ct94409106884672"/><text:span text:style-name="T1"> we can get the batteries charged </text:span><text:change text:change-id="ct94409106884912"/><text:span text:style-name="T1">with very little chance of being found.”</text:span></text:p>
      <text:p text:style-name="Text_20_body"><text:span text:style-name="T1">“Running on the surface in the storm does provide a lot of cover</text:span><text:change text:change-id="ct94409106885792"/><text:change-start text:change-id="ct94409106886032"/><text:span text:style-name="T1">—</text:span><text:change-end text:change-id="ct94409106886032"/><text:span text:style-name="T1">the radar will be swamped and the ocean makes enough noise to cover our running diesels</text:span><text:change text:change-id="ct94409106886272"/><text:change-start text:change-id="ct94409106887584"/><text:span text:style-name="T1"> . . . </text:span><text:change-end text:change-id="ct94409106887584"/><text:change text:change-id="ct94409106887904"/><text:span text:style-name="T1">But it could also swamp us or crack the </text:span><text:span text:style-name="T2">Prospect’s</text:span><text:span text:style-name="T1"> spine.”</text:span></text:p>
      <text:p text:style-name="Text_20_body"><text:span text:style-name="T1">“She’s a strong fuckin’ boat</text:span><text:change-start text:change-id="ct94409106890400"/><text:span text:style-name="T1">,</text:span><text:change-end text:change-id="ct94409106890400"/><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409106892800"/><text:span text:style-name="T1">,</text:span><text:change-end text:change-id="ct94409106892800"/><text:change text:change-id="ct94409106893040"/><text:span text:style-name="T1"> “</text:span><text:change-start text:change-id="ct94409106893280"/><text:span text:style-name="T1">a</text:span><text:change-end text:change-id="ct94409106893280"/><text:change text:change-id="ct94409106893520"/><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409106895040"/><text:span text:style-name="T1">,</text:span><text:change-end text:change-id="ct94409106895040"/><text:span text:style-name="T1"> I just want you to open the high</text:span><text:change-start text:change-id="ct94409106895280"/><text:span text:style-name="T1">-</text:span><text:change-end text:change-id="ct94409106895280"/><text:change text:change-id="ct94409106895680"/><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409106898368"/><text:span text:style-name="T1">,</text:span><text:change-end text:change-id="ct94409106898368"/><text:span text:style-name="T1"> Bastian, give us a little more throttle. I am adjusting the planes for some up-angle.”</text:span></text:p>
      <text:p text:style-name="Text_20_body"><text:span text:style-name="T1">The bow of the boat rose slowly ahead of them, and Percy, </text:span><text:change text:change-id="ct94409106898608"/><text:span text:style-name="T1">the only one standing, leaned into the angle. She found her pack of cheroots tucked into the wall joists</text:span><text:change text:change-id="ct94409106899696"/><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409106903216"/><text:span text:style-name="T1">-</text:span><text:change-end text:change-id="ct94409106903216"/><text:change text:change-id="ct94409106903536"/><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409101725984"/><text:span text:style-name="T1">,</text:span><text:change-end text:change-id="ct94409101725984"/><text:span text:style-name="T1"> Owen!”</text:span></text:p>
      <text:p text:style-name="Text_20_body"><text:span text:style-name="T1">Percy punched the emergency blow alarm</text:span><text:change text:change-id="ct94409101524560"/><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409106908608"/><text:span text:style-name="T1">,</text:span><text:change-end text:change-id="ct94409106908608"/><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409106915456"/><text:change-start text:change-id="ct94409106915696"/><text:span text:style-name="T1"> . . . </text:span><text:change-end text:change-id="ct94409106915696"/><text:change text:change-id="ct94409106915936"/><text:span text:style-name="T1">something’s wrong,” she said, but even the time it took to get the words out </text:span><text:change text:change-id="ct94409106916176"/><text:change-start text:change-id="ct94409106916624"/><text:span text:style-name="T1">was</text:span><text:change-end text:change-id="ct94409106916624"/><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409106917504"/><text:change-start text:change-id="ct94409106917744"/><text:span text:style-name="T1">as if</text:span><text:change-end text:change-id="ct94409106917744"/><text:span text:style-name="T1"> some sky-scraping giant </text:span><text:change-start text:change-id="ct94409106918224"/><text:span text:style-name="T1">was </text:span><text:change-end text:change-id="ct94409106918224"/><text:span text:style-name="T1">lifting them closer to his near-sighted eyes for inspection without regard for the orientation of the strange object in his hand. In this case, the giant was a </text:span><text:change-start text:change-id="ct94409106920832"/><text:span text:style-name="T1">twenty</text:span><text:change-end text:change-id="ct94409106920832"/><text:change text:change-id="ct94409106921152"/><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409106924192"/><text:change-start text:change-id="ct94409106924432"/><text:span text:style-name="T1">ninety </text:span><text:change-end text:change-id="ct94409106924432"/><text:span text:style-name="T1">degrees on its side by being caught in the wrong part of a huge wave. It kept rolling</text:span><text:change text:change-id="ct94409106924672"/><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409106924912"/><text:change-start text:change-id="ct94409106925152"/><text:span text:style-name="T1">once </text:span><text:change-end text:change-id="ct94409106925152"/><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409106925392"/><text:change-start text:change-id="ct94409102699504"/><text:span text:style-name="T1">twenty-</text:span><text:change-end text:change-id="ct94409102699504"/><text:span text:style-name="T1">degree roll, not</text:span><text:change text:change-id="ct94409102695248"/><text:span text:style-name="T1"> </text:span><text:change text:change-id="ct94409106929760"/><text:change-start text:change-id="ct94409106930000"/><text:span text:style-name="T1">ninety</text:span><text:change-end text:change-id="ct94409106930000"/><text:change text:change-id="ct94409106930240"/><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409106930480"/><text:span text:style-name="T1">.</text:span><text:change-end text:change-id="ct94409106930480"/><text:change text:change-id="ct94409106932640"/><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409106936704"/><text:change-start text:change-id="ct94409106937296"/><text:span text:style-name="T1"> . . .</text:span><text:change-end text:change-id="ct94409106937296"/><text:span text:style-name="T1">”</text:span></text:p>
      <text:p text:style-name="Text_20_body"><text:span text:style-name="T1">The sub rocked on its side for terrifying minutes, sometimes rolling in the wrong direction far enough that it seemed impossible they would not </text:span><text:change text:change-id="ct94409106938528"/><text:change-start text:change-id="ct94409106939088"/><text:span text:style-name="T1">turn </text:span><text:change-end text:change-id="ct94409106939088"/><text:span text:style-name="T1">upside down. Occasionally the lights </text:span><text:change text:change-id="ct94409106939328"/><text:span text:style-name="T1">flicker</text:span><text:change-start text:change-id="ct94409106940064"/><text:span text:style-name="T1">ed</text:span><text:change-end text:change-id="ct94409106940064"/><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409106940592"/><text:change-start text:change-id="ct94409106941136"/><text:span text:style-name="T1">when </text:span><text:change-end text:change-id="ct94409106941136"/><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409103204912"/><text:span text:style-name="T1">.</text:span><text:change-end text:change-id="ct94409103204912"/><text:change text:change-id="ct94409102896784"/><text:span text:style-name="T1"> “</text:span><text:change-start text:change-id="ct94409106920416"/><text:span text:style-name="T1">D</text:span><text:change-end text:change-id="ct94409106920416"/><text:change text:change-id="ct94409106945168"/><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409106947328"/><text:span text:style-name="T1">,</text:span><text:change-end text:change-id="ct94409106947328"/><text:span text:style-name="T1"> Bastian, pick a bearing and keep us moving on it. Hemi! Get up on the bridge</text:span><text:change text:change-id="ct94409106947568"/><text:change-start text:change-id="ct94409106948080"/><text:span text:style-name="T1">—</text:span><text:change-end text:change-id="ct94409106948080"/><text:span text:style-name="T1">with a fuckin’ lifeline</text:span><text:change text:change-id="ct94409106949200"/><text:change-start text:change-id="ct94409106950528"/><text:span text:style-name="T1">—</text:span><text:change-end text:change-id="ct94409106950528"/><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409106952848"/><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409106955328"/><text:span text:style-name="T1">,</text:span><text:change-end text:change-id="ct94409106955328"/><text:span text:style-name="T1"> Percy.” Owen headed off quickly, nearly running into Gregory</text:span><text:change-start text:change-id="ct94409106955568"/><text:span text:style-name="T1">,</text:span><text:change-end text:change-id="ct94409106955568"/><text:span text:style-name="T1"> who was stumbling up from crew quarters.</text:span></text:p>
      <text:p text:style-name="Text_20_body"><text:span text:style-name="T1">“You alright</text:span><text:change-start text:change-id="ct94409106956688"/><text:span text:style-name="T1">,</text:span><text:change-end text:change-id="ct94409106956688"/><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409106958208"/><text:change-start text:change-id="ct94409106958448"/><text:span text:style-name="T1">—</text:span><text:change-end text:change-id="ct94409106958448"/><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409106963152"/><text:span text:style-name="T1">,</text:span><text:change-end text:change-id="ct94409106963152"/><text:span text:style-name="T1"> Bastian!” Hemi shouted down to the control room</text:span><text:change-start text:change-id="ct94409106964432"/><text:span text:style-name="T1">.</text:span><text:change-end text:change-id="ct94409106964432"/><text:change text:change-id="ct94409106964752"/><text:span text:style-name="T1"> “</text:span><text:change-start text:change-id="ct94409106966640"/><text:span text:style-name="T1">L</text:span><text:change-end text:change-id="ct94409106966640"/><text:change text:change-id="ct94409106966960"/><text:span text:style-name="T1">eft-rudder, three degrees.”</text:span></text:p>
      <text:p text:style-name="Text_20_body"><text:span text:style-name="T1">Bastian shouted the order back up to Hemi</text:span><text:change text:change-id="ct94409106968192"/><text:span text:style-name="T1"> like the pilot of a military ship would, knowing that Hemi had to be sure he was executing exactly the </text:span><text:change-start text:change-id="ct94409106968432"/><text:span text:style-name="T1">right </text:span><text:change-end text:change-id="ct94409106968432"/><text:span text:style-name="T1">move</text:span><text:change text:change-id="ct94409106969008"/><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409106971472"/><text:change-start text:change-id="ct94409106972432"/><text:span text:style-name="T1">—</text:span><text:change-end text:change-id="ct94409106972432"/><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409101434016"/><text:span text:style-name="T1">,</text:span><text:change-end text:change-id="ct94409101434016"/><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409103208800"/><text:span text:style-name="T1">,</text:span><text:change-end text:change-id="ct94409103208800"/><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409106978512"/><text:span text:style-name="T1">,</text:span><text:change-end text:change-id="ct94409106978512"/><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409106980576"/><text:span text:style-name="T1">,</text:span><text:change-end text:change-id="ct94409106980576"/><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409106983008"/><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409106949520"/><text:span text:style-name="T1">,</text:span><text:change-end text:change-id="ct94409106949520"/><text:span text:style-name="T1"> Percy. Two fuckin’ times you almost fuckin’ killed me now. You fuckin’ surface the boat in a fuckin’ storm? Fuckin’ damn you to a cold fuckin’ watery hell</text:span><text:change-start text:change-id="ct94409106982672"/><text:span text:style-name="T1">,</text:span><text:change-end text:change-id="ct94409106982672"/><text:span text:style-name="T1"> you fuckin’ shit-faced asshole.”</text:span></text:p>
      <text:p text:style-name="Text_20_body"><text:span text:style-name="T1">“Fuck you</text:span><text:change-start text:change-id="ct94409106986752"/><text:span text:style-name="T1">,</text:span><text:change-end text:change-id="ct94409106986752"/><text:span text:style-name="T1"> Chips! I’m fucking captain </text:span><text:change-start text:change-id="ct94409106986992"/><text:span text:style-name="T1">of </text:span><text:change-end text:change-id="ct94409106986992"/><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409106987872"/><text:change-start text:change-id="ct94409106988112"/><text:span text:style-name="T1">—</text:span><text:change-end text:change-id="ct94409106988112"/><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409106990432"/><text:span text:style-name="T1">n</text:span><text:change-end text:change-id="ct94409106990432"/><text:change text:change-id="ct94409106992032"/><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409106994512"/><text:span text:style-name="T1">ing</text:span><text:change-end text:change-id="ct94409106994512"/><text:change text:change-id="ct94409106995152"/><text:span text:style-name="T1"> Bastian adjust the course to </text:span><text:change text:change-id="ct94409106994752"/><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409106999024"/><text:span text:style-name="T1">,</text:span><text:change-end text:change-id="ct94409106999024"/><text:change text:change-id="ct94409106999264"/><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409107002224"/><text:span text:style-name="T1">though, </text:span><text:change-end text:change-id="ct94409107002224"/><text:span text:style-name="T1">the giant on the bridge was starting to feel the wear of it</text:span><text:change text:change-id="ct9440910700270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409107002464"/><text:change-start text:change-id="ct94409107002944"/><text:span text:style-name="T1">—</text:span><text:change-end text:change-id="ct94409107002944"/><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409107007392"/><text:change-start text:change-id="ct94409107007632"/><text:span text:style-name="T1"> . . . </text:span><text:change-end text:change-id="ct94409107007632"/><text:change text:change-id="ct94409107007872"/><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409107015808"/><text:span text:style-name="T1">,</text:span><text:change-end text:change-id="ct94409107015808"/><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409107019104"/><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409107018864"/><text:span text:style-name="T1">, it</text:span><text:change-end text:change-id="ct9440910701886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409107024576"/><text:change-start text:change-id="ct94409107024336"/><text:span text:style-name="T1">—</text:span><text:change-end text:change-id="ct94409107024336"/><text:span text:style-name="T1">a drone music from the culture of some remote land, with variations that held one’s attention as at the same time they carried you off to some higher plane</text:span><text:change-start text:change-id="ct94409107024816"/><text:span text:style-name="T1">,</text:span><text:change-end text:change-id="ct94409107024816"/><text:change text:change-id="ct9440910702742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409107030400"/><text:change-start text:change-id="ct94409107029024"/><text:span text:style-name="T1">three thousand </text:span><text:change-end text:change-id="ct94409107029024"/><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409103140688"/><text:span text:style-name="T1">letting her mind wander around in the sea surrounding them</text:span><text:change-start text:change-id="ct94409107030640"/><text:span text:style-name="T1"> at the same time</text:span><text:change-end text:change-id="ct9440910703064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409102788880"/><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409107036400"/><text:span text:style-name="T1">n</text:span><text:change-end text:change-id="ct9440910703640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409107025632"/><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409107029984"/><text:span text:style-name="T1">,</text:span><text:change-end text:change-id="ct94409107029984"/><text:span text:style-name="T1"> and floated there for half a breath. It was accompanied by a rattling clink in the headphones</text:span><text:change text:change-id="ct94409107040288"/><text:change-start text:change-id="ct94409107040992"/><text:span text:style-name="T1">—</text:span><text:change-end text:change-id="ct9440910704099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409107042832"/><text:change-start text:change-id="ct94409107041728"/><text:span text:style-name="T1">—</text:span><text:change-end text:change-id="ct94409107041728"/><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409101225520"/><text:change-start text:change-id="ct94409101957584"/><text:span text:style-name="T1">—</text:span><text:change-end text:change-id="ct94409101957584"/><text:span text:style-name="T1">something in the order of baleen whales</text:span><text:change text:change-id="ct94409107042320"/><text:change-start text:change-id="ct94409107051456"/><text:span text:style-name="T1">—</text:span><text:change-end text:change-id="ct94409107051456"/><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409101960256"/><text:span text:style-name="T1">,</text:span><text:change-end text:change-id="ct94409101960256"/><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409107051136"/><text:change-start text:change-id="ct94409107059792"/><text:span text:style-name="T1">—</text:span><text:change-end text:change-id="ct94409107059792"/><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409107062208"/><text:change-start text:change-id="ct94409107063264"/><text:span text:style-name="T1">—</text:span><text:change-end text:change-id="ct94409107063264"/><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409107070128"/><text:change-start text:change-id="ct94409107070368"/><text:span text:style-name="T1"> . . . </text:span><text:change-end text:change-id="ct94409107070368"/><text:change text:change-id="ct94409107070608"/><text:span text:style-name="T1">I can</text:span><text:change text:change-id="ct94409107070848"/><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409107083568"/><text:change-start text:change-id="ct94409107084816"/><text:span text:style-name="T1">—</text:span><text:change-end text:change-id="ct94409107084816"/><text:span text:style-name="T1">one with a cracked glass face</text:span><text:change text:change-id="ct94409107086368"/><text:change-start text:change-id="ct94409107087840"/><text:span text:style-name="T1">—</text:span><text:change-end text:change-id="ct94409107087840"/><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409107096496"/><text:change text:change-id="ct94409107096256"/><text:change-start text:change-id="ct94409107096816"/><text:span text:style-name="T1"> . . . </text:span><text:change-end text:change-id="ct94409107096816"/><text:span text:style-name="T1">Don’t ya think</text:span><text:change-start text:change-id="ct94409107098144"/><text:span text:style-name="T1">,</text:span><text:change-end text:change-id="ct94409107098144"/><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409107100560"/><text:change-start text:change-id="ct94409107100800"/><text:span text:style-name="T1">thirty </text:span><text:change-end text:change-id="ct94409107100800"/><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409107102560"/><text:span text:style-name="T1">,</text:span><text:change-end text:change-id="ct94409107102560"/><text:span text:style-name="T1"> Captain Percy.” Cassandra responded, unable to hide the uncertainty in her voice. “I</text:span><text:change text:change-id="ct94409107103200"/><text:change-start text:change-id="ct94409107104080"/><text:span text:style-name="T1"> . . .</text:span><text:change-end text:change-id="ct94409107104080"/><text:span text:style-name="T1"> I think they might be diving</text:span><text:change text:change-id="ct94409107103440"/><text:change-start text:change-id="ct94409107106208"/><text:span text:style-name="T1"> . . .</text:span><text:change-end text:change-id="ct94409107106208"/><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409107109360"/><text:span text:style-name="T1">,</text:span><text:change-end text:change-id="ct94409107109360"/><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409107109600"/><text:span text:style-name="T1"> . . .</text:span><text:change-end text:change-id="ct94409107109600"/><text:change text:change-id="ct94409107112240"/><text:span text:style-name="T1">” said Hemi.</text:span></text:p>
      <text:p text:style-name="Text_20_body"><text:span text:style-name="T1">“Cassandra!” Percy called down again</text:span><text:change-start text:change-id="ct94409107113120"/><text:span text:style-name="T1">.</text:span><text:change-end text:change-id="ct94409107113120"/><text:change text:change-id="ct94409107113360"/><text:span text:style-name="T1"> “</text:span><text:change-start text:change-id="ct94409107113920"/><text:span text:style-name="T1">W</text:span><text:change-end text:change-id="ct94409107113920"/><text:change text:change-id="ct94409107114240"/><text:span text:style-name="T1">hat’s the range to the contact now?”</text:span></text:p>
      <text:p text:style-name="Text_20_body"><text:span text:style-name="T1">“Um</text:span><text:change-start text:change-id="ct94409107115536"/><text:span text:style-name="T1"> . . .</text:span><text:change-end text:change-id="ct94409107115536"/><text:change text:change-id="ct94409107115776"/><text:span text:style-name="T1">” Cassandra struggled, “I can’t really tell</text:span><text:change-start text:change-id="ct94409107116336"/><text:span text:style-name="T1">,</text:span><text:change-end text:change-id="ct94409107116336"/><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409107118672"/><text:change-start text:change-id="ct94409107119200"/><text:span text:style-name="T1">—</text:span><text:change-end text:change-id="ct94409107119200"/><text:span text:style-name="T1">she had her eyes closed and seemed to be concentrating on listening. When he touched her</text:span><text:change-start text:change-id="ct94409107119440"/><text:span text:style-name="T1">,</text:span><text:change-end text:change-id="ct94409107119440"/><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409107121824"/><text:change-start text:change-id="ct94409107120080"/><text:span text:style-name="T1"> . . . </text:span><text:change-end text:change-id="ct94409107120080"/><text:change text:change-id="ct94409107122320"/><text:span text:style-name="T1">maybe 300 meters. Hold on</text:span><text:change text:change-id="ct94409107122944"/><text:change-start text:change-id="ct94409107123584"/><text:span text:style-name="T1"> . . .</text:span><text:change-end text:change-id="ct94409107123584"/><text:span text:style-name="T1">”</text:span></text:p>
      <text:p text:style-name="P8">The signal strength indicator rose slowly. Cassandra looked up at Hemi.</text:p>
      <text:p text:style-name="Text_20_body"><text:span text:style-name="T1">“They are increasing speed, Sylvia. And turning</text:span><text:change text:change-id="ct94409107125376"/><text:change-start text:change-id="ct94409107125616"/><text:span text:style-name="T1"> . . . </text:span><text:change-end text:change-id="ct94409107125616"/><text:change text:change-id="ct94409107125856"/><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409102584288"/><text:span text:style-name="T1">,</text:span><text:change-end text:change-id="ct94409102584288"/><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409102071264"/><text:span text:style-name="T1">.</text:span><text:change-end text:change-id="ct94409102071264"/><text:change text:change-id="ct94409106114400"/><text:span text:style-name="T1"> “</text:span><text:change-start text:change-id="ct94409106115504"/><text:span text:style-name="T1">L</text:span><text:change-end text:change-id="ct94409106115504"/><text:change text:change-id="ct94409106115872"/><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409106117712"/><text:span text:style-name="T1">.</text:span><text:change-end text:change-id="ct94409106117712"/><text:change text:change-id="ct94409106117952"/><text:span text:style-name="T1">” </text:span><text:change text:change-id="ct94409106118560"/></text:p>
      <text:p text:style-name="Text_20_body"><text:span text:style-name="T1">Percy spat again. “Hell’s bells. Then just fucking let me know if there’s any indication at all that they are about to fire</text:span><text:change-start text:change-id="ct94409106119360"/><text:span text:style-name="T1">,</text:span><text:change-end text:change-id="ct94409106119360"/><text:span text:style-name="T1"> Hemi.”</text:span></text:p>
      <text:p text:style-name="Text_20_body"><text:span text:style-name="T1">“It is tough</text:span><text:change-start text:change-id="ct94409106120576"/><text:span text:style-name="T1">,</text:span><text:change-end text:change-id="ct94409106120576"/><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409106114080"/><text:span text:style-name="T1">,</text:span><text:change-end text:change-id="ct94409106114080"/><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409103114368"/><text:span text:style-name="T1">,</text:span><text:change-end text:change-id="ct94409103114368"/><text:span text:style-name="T1"> Cassandra,” said Hemi, pointing at the range-finding equipment that lit up with the direction and remaining distance between them and the torpedo. It updated immediately following each ping</text:span><text:change text:change-id="ct94409107153472"/><text:change-start text:change-id="ct94409107154160"/><text:span text:style-name="T1">—</text:span><text:change-end text:change-id="ct94409107154160"/><text:span text:style-name="T1">the torpedo was gaining about </text:span><text:change text:change-id="ct94409107154400"/><text:change-start text:change-id="ct94409107155696"/><text:span text:style-name="T1">one hundred </text:span><text:change-end text:change-id="ct94409107155696"/><text:span text:style-name="T1">meters between each ping.</text:span></text:p>
      <text:p text:style-name="Text_20_body"><text:span text:style-name="T1">“Down. </text:span><text:change-start text:change-id="ct94409107154640"/><text:span text:style-name="T1">W</text:span><text:change-end text:change-id="ct94409107154640"/><text:change text:change-id="ct94409107157504"/><text:span text:style-name="T1">e have to get deeper,” Percy whispered to herself in the control room. She reached past Bastian</text:span><text:change text:change-id="ct9440910715824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409107158480"/><text:change-start text:change-id="ct94409107158000"/><text:span text:style-name="T1">two hundred </text:span><text:change-end text:change-id="ct94409107158000"/><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409107162912"/><text:span text:style-name="T1">.</text:span><text:change-end text:change-id="ct94409107162912"/><text:change text:change-id="ct94409107163152"/><text:span text:style-name="T1"> “What happened?”</text:span></text:p>
      <text:p text:style-name="Text_20_body"><text:span text:style-name="T1">“Most of the torpedoes on these Authority subs are older ones</text:span><text:change-start text:change-id="ct94409107164032"/><text:span text:style-name="T1">,</text:span><text:change-end text:change-id="ct94409107164032"/><text:span text:style-name="T1"> because they manufactured fuckin’ huge numbers of them. They generally can’t swim below </text:span><text:change text:change-id="ct94409107164272"/><text:change-start text:change-id="ct94409107166000"/><text:span text:style-name="T1">two hundred </text:span><text:change-end text:change-id="ct94409107166000"/><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409107166768"/><text:span text:style-name="T1">W</text:span><text:change-end text:change-id="ct94409107166768"/><text:change text:change-id="ct94409107167008"/><text:span text:style-name="T1">hat are they doing now</text:span><text:change-start text:change-id="ct94409107167744"/><text:span text:style-name="T1">,</text:span><text:change-end text:change-id="ct94409107167744"/><text:span text:style-name="T1"> Hemi?”</text:span></text:p>
      <text:p text:style-name="Text_20_body"><text:span text:style-name="T1">Hemi and Cassandra had their headsets back on and were listening. “Sounds like they stopped moving</text:span><text:change-start text:change-id="ct94409107168960"/><text:span text:style-name="T1">,</text:span><text:change-end text:change-id="ct9440910716896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409107169840"/><text:span text:style-name="T1">,</text:span><text:change-end text:change-id="ct94409107169840"/><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409107172288"/><text:change-start text:change-id="ct94409107172528"/><text:span text:style-name="T1">—</text:span><text:change-end text:change-id="ct94409107172528"/><text:span text:style-name="T1">like works that irregularly marked time towards absolutely nothing.</text:span></text:p>
      <text:p text:style-name="Text_20_body"><text:span text:style-name="T1">Bastian knew better than to ask, but Gregory did not</text:span><text:change-start text:change-id="ct94409107173408"/><text:span text:style-name="T1">.</text:span><text:change-end text:change-id="ct94409107173408"/><text:change text:change-id="ct94409107173648"/><text:span text:style-name="T1"> “</text:span><text:change-start text:change-id="ct94409107173888"/><text:span text:style-name="T1">W</text:span><text:change-end text:change-id="ct94409107173888"/><text:change text:change-id="ct94409107174128"/><text:span text:style-name="T1">hat’s our plan</text:span><text:change-start text:change-id="ct94409107175840"/><text:span text:style-name="T1">,</text:span><text:change-end text:change-id="ct94409107175840"/><text:span text:style-name="T1"> Captain?”</text:span></text:p>
      <text:p text:style-name="Text_20_body"><text:span text:style-name="T1">“Fuck</text:span><text:change-start text:change-id="ct94409107174448"/><text:span text:style-name="T1">,</text:span><text:change-end text:change-id="ct94409107174448"/><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409107178160"/><text:span text:style-name="T1">way down</text:span><text:change-start text:change-id="ct94409107178800"/><text:span text:style-name="T1">,</text:span><text:change-end text:change-id="ct94409107178800"/><text:span text:style-name="T1"> another ping from the </text:span><text:span text:style-name="T2">Grackle</text:span><text:span text:style-name="T1"> bounced off the </text:span><text:span text:style-name="T2">Prospect’s</text:span><text:span text:style-name="T1"> hull and rang in the crew’s ears.</text:span></text:p>
      <text:p text:style-name="P8"><text:soft-page-break/>“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409107183792"/><text:span text:style-name="T1">,</text:span><text:change-end text:change-id="ct94409107183792"/><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409107184032"/><text:span text:style-name="T1">.</text:span><text:change-end text:change-id="ct94409107184032"/><text:change text:change-id="ct94409107185120"/><text:span text:style-name="T1"> “</text:span><text:change-start text:change-id="ct94409107185360"/><text:span text:style-name="T1">T</text:span><text:change-end text:change-id="ct94409107185360"/><text:change text:change-id="ct94409107185600"/><text:span text:style-name="T1">hey no longer have any fear of pinging us.”</text:span></text:p>
      <text:p text:style-name="Text_20_body"><text:span text:style-name="T1">Percy nodded and thought. “Yes</text:span><text:change text:change-id="ct94409107186480"/><text:change-start text:change-id="ct94409107186720"/><text:span text:style-name="T1"> . . . </text:span><text:change-end text:change-id="ct94409107186720"/><text:change text:change-id="ct94409107186960"/><text:span text:style-name="T1">but I wonder if they would be so quick to ping without a storm overhead. Right now</text:span><text:change-start text:change-id="ct94409107187744"/><text:span text:style-name="T1">,</text:span><text:change-end text:change-id="ct94409107187744"/><text:span text:style-name="T1"> they can reasonably assume there’s no other Authority’s craft around to hear them. If we can make our way out from under this storm, and into busier shipping channels, they might need to hide nearly as much as we do</text:span><text:change text:change-id="ct94409107188464"/><text:change-start text:change-id="ct94409107189808"/><text:span text:style-name="T1">—</text:span><text:change-end text:change-id="ct94409107189808"/><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409101498016"/><text:change-start text:change-id="ct94409101801728"/><text:span text:style-name="T1">—</text:span><text:change-end text:change-id="ct94409101801728"/><text:span text:style-name="T1">and thus avoided the encounter with the </text:span><text:span text:style-name="T2">Grackle</text:span><text:span text:style-name="T1">.</text:span></text:p>
      <text:p text:style-name="Text_20_body"><text:span text:style-name="T1">“OK. </text:span><text:change-start text:change-id="ct94409107180352"/><text:span text:style-name="T1">T</text:span><text:change-end text:change-id="ct94409107180352"/><text:change text:change-id="ct94409107179936"/><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409107199232"/><text:change-start text:change-id="ct94409107199472"/><text:span text:style-name="T1">twenty </text:span><text:change-end text:change-id="ct94409107199472"/><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409107200880"/><text:change-start text:change-id="ct94409107201648"/><text:span text:style-name="T1">—</text:span><text:change-end text:change-id="ct94409107201648"/><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409107209088"/><text:span text:style-name="T1"> </text:span><text:change-end text:change-id="ct94409107209088"/><text:change text:change-id="ct94409107209328"/><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409107209568"/><text:span text:style-name="T1">.</text:span><text:change-end text:change-id="ct94409107209568"/><text:change text:change-id="ct94409107208848"/><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409107210448"/><text:change-start text:change-id="ct94409107212320"/><text:span text:style-name="T1"> . . .</text:span><text:change-end text:change-id="ct94409107212320"/><text:span text:style-name="T1">” She trailed off. “Besides, they are out of ship-to-ship range now</text:span><text:change text:change-id="ct94409107212640"/><text:change-start text:change-id="ct94409107213280"/><text:span text:style-name="T1">—</text:span><text:change-end text:change-id="ct94409107213280"/><text:span text:style-name="T1">probably trying to keep enough distance to fire a torpedo at us if we come back up above </text:span><text:change text:change-id="ct94409107213520"/><text:change-start text:change-id="ct94409107217248"/><text:span text:style-name="T1">two hundred </text:span><text:change-end text:change-id="ct9440910721724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409107218528"/><text:change-start text:change-id="ct94409107218288"/><text:span text:style-name="T1">—</text:span><text:change-end text:change-id="ct94409107218288"/><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409107218768"/><text:change-start text:change-id="ct94409107220304"/><text:span text:style-name="T1">fifteen </text:span><text:change-end text:change-id="ct94409107220304"/><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409107224848"/><text:span text:style-name="T1">,</text:span><text:change-end text:change-id="ct94409107224848"/><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409107228752"/><text:span text:style-name="T1">-</text:span><text:change-end text:change-id="ct94409107228752"/><text:change text:change-id="ct94409107228992"/><text:span text:style-name="T1">up hard biscuit mixed with water and fried with butter. Gregory had stirred in bits of dried salted meat</text:span><text:change text:change-id="ct94409107229232"/><text:span text:style-name="T1"> and was making a pan of scrambled eggs to accompany the mush with at least a little nutrition. He kept making more eggs</text:span><text:change text:change-id="ct94409107230480"/><text:change-start text:change-id="ct94409107232256"/><text:span text:style-name="T1">—</text:span><text:change-end text:change-id="ct94409107232256"/><text:span text:style-name="T1">in small batches, so at least they would be hot for the crew coming to eat.</text:span></text:p>
      <text:p text:style-name="Text_20_body"><text:span text:style-name="T1">Hemi and Percy loaded up bowls of the hot glop</text:span><text:change text:change-id="ct94409107233296"/><text:change-start text:change-id="ct94409107233536"/><text:span text:style-name="T1">—</text:span><text:change-end text:change-id="ct94409107233536"/><text:span text:style-name="T1">Hemi with twice as much as Percy</text:span><text:change text:change-id="ct94409107233776"/><text:change-start text:change-id="ct94409107234016"/><text:span text:style-name="T1">—</text:span><text:change-end text:change-id="ct94409107234016"/><text:span text:style-name="T1">and</text:span><text:change-start text:change-id="ct94409107235584"/><text:span text:style-name="T1">,</text:span><text:change-end text:change-id="ct94409107235584"/><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409107239408"/><text:span text:style-name="T1">,</text:span><text:change-end text:change-id="ct94409107239408"/><text:change text:change-id="ct94409107239648"/><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409107239888"/><text:change-start text:change-id="ct94409107240128"/><text:span text:style-name="T1"> . . . </text:span><text:change-end text:change-id="ct94409107240128"/><text:change text:change-id="ct9440910724036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409107240608"/><text:change-start text:change-id="ct94409101055312"/><text:span text:style-name="T1"> . . .</text:span><text:change-end text:change-id="ct94409101055312"/><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409107243696"/><text:change-start text:change-id="ct94409107244336"/><text:span text:style-name="T1">—</text:span><text:change-end text:change-id="ct94409107244336"/><text:span text:style-name="T1">with a privateer’s warrant from some powerful Authority in his fist</text:span><text:change text:change-id="ct94409107244576"/><text:change-start text:change-id="ct94409107244816"/><text:span text:style-name="T1">—</text:span><text:change-end text:change-id="ct94409107244816"/><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409107245696"/><text:change-start text:change-id="ct94409107246256"/><text:span text:style-name="T1"> . . . </text:span><text:change-end text:change-id="ct94409107246256"/><text:change text:change-id="ct94409107246496"/><text:change-start text:change-id="ct94409107247056"/><text:span text:style-name="T1">S</text:span><text:change-end text:change-id="ct94409107247056"/><text:change text:change-id="ct94409107247296"/><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409107249264"/><text:change-start text:change-id="ct94409107249504"/><text:span text:style-name="T1">—</text:span><text:change-end text:change-id="ct94409107249504"/><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409107251472"/><text:change-start text:change-id="ct94409107251712"/><text:span text:style-name="T1">—</text:span><text:change-end text:change-id="ct94409107251712"/><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409107255648"/><text:span text:style-name="T1">top. Hemi balled up the scrapings of some leftover glop between his thumb and forefinger</text:span><text:change text:change-id="ct94409107255888"/><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409107258272"/><text:span text:style-name="T1">.</text:span><text:change-end text:change-id="ct94409107258272"/><text:change text:change-id="ct94409107258512"/><text:span text:style-name="T1"> “</text:span><text:change-start text:change-id="ct94409107258832"/><text:span text:style-name="T1">R</text:span><text:change-end text:change-id="ct94409107258832"/><text:change text:change-id="ct94409107259472"/><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409107262768"/><text:change-start text:change-id="ct94409107263008"/><text:span text:style-name="T1">—</text:span><text:change-end text:change-id="ct94409107263008"/><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409107264960"/><text:change-start text:change-id="ct94409107265280"/><text:span text:style-name="T1"> . . .</text:span><text:change-end text:change-id="ct94409107265280"/><text:span text:style-name="T1">” Hemi turned heftily to look at Gregory</text:span><text:change-start text:change-id="ct94409107266384"/><text:span text:style-name="T1">.</text:span><text:change-end text:change-id="ct94409107266384"/><text:change text:change-id="ct94409107266704"/><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409107269552"/><text:span text:style-name="T1">,</text:span><text:change-end text:change-id="ct94409107269552"/><text:span text:style-name="T1"> Hemi,” said Percy</text:span><text:change-start text:change-id="ct94409107270192"/><text:span text:style-name="T1">.</text:span><text:change-end text:change-id="ct94409107270192"/><text:change text:change-id="ct94409107270512"/><text:span text:style-name="T1"> “</text:span><text:change-start text:change-id="ct94409107272256"/><text:span text:style-name="T1">N</text:span><text:change-end text:change-id="ct94409107272256"/><text:change text:change-id="ct94409107272576"/><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409107274400"/><text:change-start text:change-id="ct94409107274864"/><text:span text:style-name="T1">—</text:span><text:change-end text:change-id="ct94409107274864"/><text:span text:style-name="T1">that is, how long our batteries will hold out</text:span><text:change text:change-id="ct94409107275104"/><text:change-start text:change-id="ct94409107275344"/><text:span text:style-name="T1">—</text:span><text:change-end text:change-id="ct94409107275344"/><text:span text:style-name="T1">to find a way to lose these fuckers following us. I’m open to suggestions.”</text:span></text:p>
      <text:p text:style-name="Text_20_body"><text:span text:style-name="T1">“We could try shutting down entirely</text:span><text:change text:change-id="ct94409107276224"/><text:change-start text:change-id="ct94409107276464"/><text:span text:style-name="T1">—</text:span><text:change-end text:change-id="ct94409107276464"/><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409107279024"/><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409107280944"/><text:change-start text:change-id="ct94409107281344"/><text:span text:style-name="T1">fifteen </text:span><text:change-end text:change-id="ct94409107281344"/><text:span text:style-name="T1">minutes</text:span><text:change text:change-id="ct94409107281984"/><text:change-start text:change-id="ct94409107282624"/><text:span text:style-name="T1"> . . .</text:span><text:change-end text:change-id="ct94409107282624"/><text:span text:style-name="T1">” Hemi did some quick calculations, touching his thumb to his forefinger as he counted. “Fairly fast. Perhaps </text:span><text:change text:change-id="ct94409107282864"/><text:change-start text:change-id="ct94409107285040"/><text:span text:style-name="T1">fifteen </text:span><text:change-end text:change-id="ct94409107285040"/><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409107288176"/><text:span text:style-name="T1">,</text:span><text:change-end text:change-id="ct94409107288176"/><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409107290256"/><text:span text:style-name="T1"> and swiveled to review the tank ballast control panel. He made some small adjustments to the ballast to trim the boat more level</text:span><text:change text:change-id="ct94409107290784"/><text:change-start text:change-id="ct94409107291808"/><text:span text:style-name="T1">—</text:span><text:change-end text:change-id="ct94409107291808"/><text:span text:style-name="T1">probably</text:span><text:change-start text:change-id="ct94409107293248"/><text:span text:style-name="T1">, he thought, </text:span><text:change-end text:change-id="ct94409107293248"/><text:change text:change-id="ct94409107293648"/><text:span text:style-name="T1">to account for the water they were once again taking in through the poorly-welded gash in the pressure hull</text:span><text:change text:change-id="ct94409107293888"/><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409102639408"/><text:span text:style-name="T1"> and marked down a single dash with the grease pencil to show the progress they had made in the last hour</text:span><text:change text:change-id="ct94409101712080"/><text:change-start text:change-id="ct94409101466288"/><text:span text:style-name="T1">—</text:span><text:change-end text:change-id="ct94409101466288"/><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409101467904"/><text:span text:style-name="T1">pose, he was professional enough </text:span><text:change text:change-id="ct94409101325504"/><text:span text:style-name="T1">that his eyes never left the gauges showing the status of the boat</text:span><text:change text:change-id="ct94409102639040"/><text:change-start text:change-id="ct94409101535520"/><text:span text:style-name="T1">—</text:span><text:change-end text:change-id="ct94409101535520"/><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409107300640"/><text:span text:style-name="T1">pass</text:span><text:change-start text:change-id="ct94409107301440"/><text:span text:style-name="T1">ing</text:span><text:change-end text:change-id="ct94409107301440"/><text:change text:change-id="ct94409107301680"/><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409107302688"/><text:change-start text:change-id="ct94409107302928"/><text:span text:style-name="T1">tried</text:span><text:change-end text:change-id="ct94409107302928"/><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409107303168"/><text:change-start text:change-id="ct94409107304080"/><text:span text:style-name="T1">fifteen </text:span><text:change-end text:change-id="ct94409107304080"/><text:span text:style-name="T1">minutes there was the piercing ping from their pursuers that reoriented their attention and their fear.</text:span></text:p>
      <text:p text:style-name="Text_20_body"><text:span text:style-name="T1">At some point</text:span><text:change-start text:change-id="ct94409107304320"/><text:span text:style-name="T1">,</text:span><text:change-end text:change-id="ct94409107304320"/><text:span text:style-name="T1"> Gregory returned to the control room from below and reported that the portable bilge pumps seemed to be overcoming the water oozing in through the welded seam, and they no longer had to worry about sinking</text:span><text:change text:change-id="ct94409107305664"/><text:change-start text:change-id="ct94409107306368"/><text:span text:style-name="T1">—</text:span><text:change-end text:change-id="ct94409107306368"/><text:span text:style-name="T1">for the moment. Gregory took over the plane control seat from Hemi, while Hemi reminded him to keep an eye on the ballast tank they were pumping bilge water into</text:span><text:change-start text:change-id="ct94409107306960"/><text:span text:style-name="T1">,</text:span><text:change-end text:change-id="ct94409107306960"/><text:span text:style-name="T1"> since it would need to be blown out at some point.</text:span></text:p>
      <text:p text:style-name="Text_20_body"><text:span text:style-name="T1">With Gregory back in the control room, Percy put the crew on rotating half</text:span><text:change-start text:change-id="ct94409107307488"/><text:span text:style-name="T1">-</text:span><text:change-end text:change-id="ct94409107307488"/><text:change text:change-id="ct94409107307728"/><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409107281664"/><text:span text:style-name="T1">,</text:span><text:change-end text:change-id="ct94409107281664"/><text:span text:style-name="T1"> really. The ocean was getting quieter. At some point the pursuing sub might stop pinging simply because </text:span><text:change text:change-id="ct94409102643872"/><text:change-start text:change-id="ct94409107311792"/><text:span text:style-name="T1">it </text:span><text:change-end text:change-id="ct94409107311792"/><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409107312960"/><text:change-start text:change-id="ct94409107313200"/><text:span text:style-name="T1">—</text:span><text:change-end text:change-id="ct94409107313200"/><text:span text:style-name="T1">just a hundred meters or so below us.”</text:span></text:p>
      <text:p text:style-name="Text_20_body"><text:span text:style-name="T1">“That’s fucking impossible</text:span><text:change-start text:change-id="ct94409107314320"/><text:span text:style-name="T1">,</text:span><text:change-end text:change-id="ct94409107314320"/><text:span text:style-name="T1"> Hemi, there’s nothing but deep water</text:span><text:change text:change-id="ct94409107314560"/><text:change-start text:change-id="ct94409107314800"/><text:span text:style-name="T1"> . . .</text:span><text:change-end text:change-id="ct94409107314800"/><text:span text:style-name="T1">” In the control room she was looking at the depth-under-keel gauge, which suddenly in the wake of the ping had stood up from the </text:span><text:change-start text:change-id="ct94409107315760"/><text:span text:style-name="T1">“</text:span><text:change-end text:change-id="ct94409107315760"/><text:change text:change-id="ct94409107316000"/><text:span text:style-name="T1">bottomless</text:span><text:change-start text:change-id="ct94409107317152"/><text:span text:style-name="T1">”</text:span><text:change-end text:change-id="ct94409107317152"/><text:change text:change-id="ct94409107317472"/><text:span text:style-name="T1"> pin and was now showing just </text:span><text:change text:change-id="ct94409107318576"/><text:change-start text:change-id="ct94409107319888"/><text:span text:style-name="T1">ninety-six </text:span><text:change-end text:change-id="ct94409107319888"/><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409107320128"/><text:change-start text:change-id="ct94409107323328"/><text:span text:style-name="T1"> . . .</text:span><text:change-end text:change-id="ct94409107323328"/><text:span text:style-name="T1">” said Percy, “this came out of nowhere, it’s something weird</text:span><text:change text:change-id="ct94409107323568"/><text:change-start text:change-id="ct94409107323808"/><text:span text:style-name="T1"> . . .</text:span><text:change-end text:change-id="ct94409107323808"/><text:span text:style-name="T1">” She hung her weight from the strap above her, and leaned over Bastian as she smoked, watching the depth-under-keel gauge slowly rise. “Give us a little more speed</text:span><text:change-start text:change-id="ct94409107324912"/><text:span text:style-name="T1">,</text:span><text:change-end text:change-id="ct94409107324912"/><text:span text:style-name="T1"> Bastian</text:span><text:change-start text:change-id="ct94409107325232"/><text:span text:style-name="T1">—</text:span><text:change-end text:change-id="ct94409107325232"/><text:change text:change-id="ct94409107325552"/><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409107327776"/><text:span text:style-name="T1">,</text:span><text:change-end text:change-id="ct94409107327776"/><text:span text:style-name="T1"> Hemi, thank you.” Her eyes focused on the depth-under-keel gauge, </text:span><text:change text:change-id="ct94409107328656"/><text:change-start text:change-id="ct94409107318816"/><text:span text:style-name="T1">which </text:span><text:change-end text:change-id="ct94409107318816"/><text:span text:style-name="T1">rolled back ever so slowly and then </text:span><text:change text:change-id="ct94409107316640"/><text:span text:style-name="T1">crossed the </text:span><text:change-start text:change-id="ct94409102485952"/><text:span text:style-name="T1">twenty-</text:span><text:change-end text:change-id="ct94409102485952"/><text:change text:change-id="ct94409102352320"/><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409102351072"/><text:span text:style-name="T1">,</text:span><text:change-end text:change-id="ct94409102351072"/><text:span text:style-name="T1"> to 240, to 245 meters deep.</text:span></text:p>
      <text:p text:style-name="P8">“Gregory, open the main ballast valves,” Percy said.</text:p>
      <text:p text:style-name="Text_20_body"><text:span text:style-name="T1">“We’re dropping awfully fast</text:span><text:change-start text:change-id="ct94409107318096"/><text:span text:style-name="T1">.</text:span><text:change-end text:change-id="ct94409107318096"/><text:change text:change-id="ct94409107333552"/><text:span text:style-name="T1"> </text:span><text:change-start text:change-id="ct94409107333792"/><text:span text:style-name="T1">If</text:span><text:change-end text:change-id="ct94409107333792"/><text:change text:change-id="ct94409107334032"/><text:span text:style-name="T1"> we flood the main ballast</text:span><text:change-start text:change-id="ct94409107334272"/><text:span text:style-name="T1">,</text:span><text:change-end text:change-id="ct94409107334272"/><text:span text:style-name="T1"> we’re going to hit the bottom and split apart!”</text:span></text:p>
      <text:p text:style-name="Text_20_body"><text:span text:style-name="T1">“Sweet fucking hell! Obey your captain’s orders</text:span><text:change text:change-id="ct94409107335392"/><text:change-start text:change-id="ct94409107335632"/><text:span text:style-name="T1">—</text:span><text:change-end text:change-id="ct94409107335632"/><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409107337344"/><text:change-start text:change-id="ct94409107337840"/><text:span text:style-name="T1">—</text:span><text:change-end text:change-id="ct94409107337840"/><text:span text:style-name="T1">on any other ship</text:span><text:change-start text:change-id="ct94409107338080"/><text:span text:style-name="T1">,</text:span><text:change-end text:change-id="ct94409107338080"/><text:span text:style-name="T1"> it was the sound of death. In this particular case</text:span><text:change-start text:change-id="ct94409107338720"/><text:span text:style-name="T1">,</text:span><text:change-end text:change-id="ct94409107338720"/><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409107340544"/><text:change-start text:change-id="ct94409107341168"/><text:span text:style-name="T1">—</text:span><text:change-end text:change-id="ct94409107341168"/><text:span text:style-name="T1">all in directions that communicated nothing but doom for the boat. The depth was rapidly increasing, their speed was increasing, the ballast tanks were filling with water, and the bottom</text:span><text:change text:change-id="ct94409107341408"/><text:change-start text:change-id="ct94409107342416"/><text:span text:style-name="T1">—</text:span><text:change-end text:change-id="ct94409107342416"/><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409102262368"/><text:change-start text:change-id="ct94409102260640"/><text:span text:style-name="T1"> . . . </text:span><text:change-end text:change-id="ct94409102260640"/><text:change text:change-id="ct94409107319376"/><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409107347072"/><text:span text:style-name="T1">“</text:span><text:change-end text:change-id="ct94409107347072"/><text:change text:change-id="ct94409107347952"/><text:span text:style-name="T1">bottomless</text:span><text:change-start text:change-id="ct94409107348192"/><text:span text:style-name="T1">”</text:span><text:change-end text:change-id="ct94409107348192"/><text:change text:change-id="ct94409107348432"/><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409107350304"/><text:span text:style-name="T1">boat’s </text:span><text:change-end text:change-id="ct94409107350304"/><text:change text:change-id="ct94409107350544"/><text:change-start text:change-id="ct94409107351136"/><text:span text:style-name="T1">depth</text:span><text:change-end text:change-id="ct94409107351136"/><text:span text:style-name="T1"> capab</text:span><text:change-start text:change-id="ct94409107351536"/><text:span text:style-name="T1">ilities</text:span><text:change-end text:change-id="ct94409107351536"/><text:change text:change-id="ct94409107351936"/><text:span text:style-name="T1">. A few more seconds of descending</text:span><text:change text:change-id="ct94409107352576"/><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409107353264"/><text:span text:style-name="T1">twist</text:span><text:change-start text:change-id="ct94409107353504"/><text:span text:style-name="T1">ing</text:span><text:change-end text:change-id="ct94409107353504"/><text:change text:change-id="ct94409107353744"/><text:span text:style-name="T1"> </text:span><text:change text:change-id="ct94409107354400"/><text:change-start text:change-id="ct94409107354640"/><text:span text:style-name="T1">shut </text:span><text:change-end text:change-id="ct94409107354640"/><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409107355520"/><text:span text:style-name="T1">, she</text:span><text:change-end text:change-id="ct94409107355520"/><text:span text:style-name="T1"> had full confidence in its ability to withstand 250 meters of depth</text:span><text:change text:change-id="ct94409107356080"/><text:change-start text:change-id="ct94409107357440"/><text:span text:style-name="T1">—</text:span><text:change-end text:change-id="ct94409107357440"/><text:span text:style-name="T1">though she generally only tested that confidence in an emergency. Beyond that was the mystery of the death zone. The original engineers anticipated full collapse of the boat at 300</text:span><text:change-start text:change-id="ct94409107360000"/><text:span text:style-name="T1"> meters</text:span><text:change-end text:change-id="ct94409107360000"/><text:change text:change-id="ct94409107360320"/><text:span text:style-name="T1">. But terrible things could happen in th</text:span><text:change-start text:change-id="ct94409107364496"/><text:span text:style-name="T1">e</text:span><text:change-end text:change-id="ct94409107364496"/><text:change text:change-id="ct94409107364816"/><text:span text:style-name="T1"> range between 250 and 300 meters that they were passing into </text:span><text:change text:change-id="ct94409102060832"/><text:change-start text:change-id="ct94409102192480"/><text:span text:style-name="T1">now</text:span><text:change-end text:change-id="ct94409102192480"/><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409102059136"/><text:span text:style-name="T1">the measly one atmosphere of pressure inside the </text:span><text:span text:style-name="T2">Prospect</text:span><text:change-start text:change-id="ct94409102060464"/><text:span text:style-name="T1">, reinforced with the strength of the steel pressure hull,</text:span><text:span text:style-name="T2"> </text:span><text:span text:style-name="T1">had to stand against that</text:span><text:change-end text:change-id="ct94409102060464"/><text:change text:change-id="ct94409107366800"/><text:span text:style-name="T1">. On a boat </text:span><text:change text:change-id="ct94409107367040"/><text:change-start text:change-id="ct94409107369808"/><text:span text:style-name="T1">a hundred </text:span><text:change-end text:change-id="ct94409107369808"/><text:span text:style-name="T1">meters long</text:span><text:change-start text:change-id="ct94409107371552"/><text:span text:style-name="T1">,</text:span><text:change-end text:change-id="ct94409107371552"/><text:span text:style-name="T1"> like the </text:span><text:span text:style-name="T2">Prospect</text:span><text:span text:style-name="T1">, in a steep dive like this, the bow could easily already be under an entire atmosphere more pressure than what the depth gauge (</text:span><text:change text:change-id="ct94409107373216"/><text:change-start text:change-id="ct94409107372672"/><text:span text:style-name="T1">which </text:span><text:change-end text:change-id="ct94409107372672"/><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409107375968"/><text:span text:style-name="T1">in a matter of seconds </text:span><text:change-end text:change-id="ct94409107375968"/><text:span text:style-name="T1">take them down </text:span><text:change text:change-id="ct94409101923744"/><text:span text:style-name="T1">the last critical meters beyond what the boat could stand. Percy knew they were within meters of crossing th</text:span><text:change-start text:change-id="ct94409107377696"/><text:span text:style-name="T1">e</text:span><text:change-end text:change-id="ct94409107377696"/><text:change text:change-id="ct94409107380032"/><text:span text:style-name="T1"> unknowable line </text:span><text:change text:change-id="ct94409107381472"/><text:change-start text:change-id="ct94409107382656"/><text:span text:style-name="T1">beyond which </text:span><text:change-end text:change-id="ct94409107382656"/><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409101925296"/><text:span text:style-name="T1">’s</text:span><text:change-end text:change-id="ct94409101925296"/><text:span text:style-name="T1"> motors were spinning the propeller in reverse now, pulling hard against the fall of the boat.</text:span></text:p>
      <text:p text:style-name="Text_20_body"><text:span text:style-name="T1">“Watch the forward speed</text:span><text:change-start text:change-id="ct94409107355760"/><text:span text:style-name="T1">,</text:span><text:change-end text:change-id="ct94409107355760"/><text:span text:style-name="T1"> Bastian!” Percy warned</text:span><text:change-start text:change-id="ct94409101923200"/><text:span text:style-name="T1">.</text:span><text:change-end text:change-id="ct94409101923200"/><text:change text:change-id="ct94409101994640"/><text:span text:style-name="T1"> “</text:span><text:change-start text:change-id="ct94409107339184"/><text:span text:style-name="T1">I</text:span><text:change-end text:change-id="ct94409107339184"/><text:change text:change-id="ct94409102062368"/><text:span text:style-name="T1">f we start moving backwards with the dive planes set like that, you’ll swing the bow deeper instead of shallower. Don’t let her reverse direction.”</text:span></text:p>
      <text:p text:style-name="Text_20_body"><text:span text:style-name="T1">“On it</text:span><text:change-start text:change-id="ct94409101992208"/><text:span text:style-name="T1">,</text:span><text:change-end text:change-id="ct94409101992208"/><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409107357024"/><text:span text:style-name="T1"> and was now only barely moving</text:span><text:change text:change-id="ct94409107379312"/><text:change-start text:change-id="ct94409107372080"/><text:span text:style-name="T1">—</text:span><text:change-end text:change-id="ct94409107372080"/><text:span text:style-name="T1">but still moving</text:span><text:change text:change-id="ct94409107372320"/><text:change-start text:change-id="ct94409107362928"/><text:span text:style-name="T1">—</text:span><text:change-end text:change-id="ct94409107362928"/><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409107373952"/><text:span text:style-name="T1">-</text:span><text:change-end text:change-id="ct94409107373952"/><text:change text:change-id="ct94409107374192"/><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409107381152"/><text:span text:style-name="T1">,</text:span><text:change-end text:change-id="ct94409107381152"/><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409107389760"/><text:change-start text:change-id="ct94409107390000"/><text:span text:style-name="T1">—</text:span><text:change-end text:change-id="ct94409107390000"/><text:span text:style-name="T1">billions and billions of tiny bony fish come up from the depths in the night to feed</text:span><text:change text:change-id="ct94409107390240"/><text:change-start text:change-id="ct94409107390480"/><text:span text:style-name="T1">—</text:span><text:change-end text:change-id="ct94409107390480"/><text:span text:style-name="T1">such a fucking mass of them together that they reflect sonar back up, making them look like the bottom. We swam right through them</text:span><text:change text:change-id="ct94409107391008"/><text:span text:style-name="T1"> and came out underneath.”</text:span></text:p>
      <text:p text:style-name="Text_20_body"><text:span text:style-name="T1">“Just when you think submarining is fucking boring</text:span><text:change text:change-id="ct94409107391600"/><text:change-start text:change-id="ct94409107391840"/><text:span text:style-name="T1"> . . .</text:span><text:change-end text:change-id="ct94409107391840"/><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409107392960"/><text:change-start text:change-id="ct94409107392720"/><text:span text:style-name="T1">—</text:span><text:change-end text:change-id="ct94409107392720"/><text:span text:style-name="T1">not just less powerful, but also diffuse and muted, as if it were coming from much f</text:span><text:change-start text:change-id="ct94409107393200"/><text:span text:style-name="T1">a</text:span><text:change-end text:change-id="ct94409107393200"/><text:change text:change-id="ct94409107393440"/><text:span text:style-name="T1">rther away than the last ping.</text:span></text:p>
      <text:p text:style-name="Text_20_body"><text:span text:style-name="T1">“So</text:span><text:change text:change-id="ct94409107394320"/><text:change-start text:change-id="ct94409107394560"/><text:span text:style-name="T1"> . . . </text:span><text:change-end text:change-id="ct94409107394560"/><text:change text:change-id="ct94409107394800"/><text:span text:style-name="T1">they can’t see us now because of the layer of fish between us and them?” Gregory asked.</text:span></text:p>
      <text:p text:style-name="Text_20_body"><text:span text:style-name="T1">“With any luck</text:span><text:change-start text:change-id="ct94409107395040"/><text:span text:style-name="T1">,</text:span><text:change-end text:change-id="ct94409107395040"/><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409107396912"/><text:span text:style-name="T1">,</text:span><text:change-end text:change-id="ct94409107396912"/><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409107399056"/><text:span text:style-name="T1">,</text:span><text:change-end text:change-id="ct94409107399056"/><text:span text:style-name="T1"> Cassandra,” said Percy. “Can you get back on sonar and see if you can figure out what their next move is?”</text:span></text:p>
      <text:p text:style-name="Text_20_body"><text:span text:style-name="T1">“Sure</text:span><text:change-start text:change-id="ct94409107399296"/><text:span text:style-name="T1">,</text:span><text:change-end text:change-id="ct94409107399296"/><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409107403600"/><text:change-start text:change-id="ct94409107403840"/><text:span text:style-name="T1">—</text:span><text:change-end text:change-id="ct94409107403840"/><text:span text:style-name="T1">pretty loud.” Cassandra listened for a few seconds as another ping passed through them. “They’re moving at a good clip</text:span><text:change text:change-id="ct94409107404368"/><text:change-start text:change-id="ct94409107404944"/><text:span text:style-name="T1"> . . . </text:span><text:change-end text:change-id="ct94409107404944"/><text:change text:change-id="ct9440910740518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409107408656"/><text:change-start text:change-id="ct94409107408896"/><text:span text:style-name="T1">fifteen </text:span><text:change-end text:change-id="ct94409107408896"/><text:span text:style-name="T1">minutes</text:span><text:change-start text:change-id="ct94409107409952"/><text:span text:style-name="T1">,</text:span><text:change-end text:change-id="ct94409107409952"/><text:span text:style-name="T1"> every time he heard a ping from the </text:span><text:span text:style-name="T2">Grackle</text:span><text:change-start text:change-id="ct94409107412464"/><text:span text:style-name="T1">,</text:span><text:change-end text:change-id="ct94409107412464"/><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409107414640"/><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409103082000"/><text:span text:style-name="T1">.</text:span><text:change-end text:change-id="ct94409103082000"/><text:change text:change-id="ct94409102953632"/><text:span text:style-name="T1"> “</text:span><text:change-start text:change-id="ct94409107412704"/><text:span text:style-name="T1">I</text:span><text:change-end text:change-id="ct94409107412704"/><text:change text:change-id="ct94409107415920"/><text:span text:style-name="T1">t looks like they are at the apogee of their search arc. Now might be a good time to move.”</text:span></text:p>
      <text:p text:style-name="Text_20_body"><text:span text:style-name="T1">“Thanks</text:span><text:change-start text:change-id="ct94409107416160"/><text:span text:style-name="T1">,</text:span><text:change-end text:change-id="ct94409107416160"/><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409107421152"/><text:span text:style-name="T1">,</text:span><text:change-end text:change-id="ct94409107421152"/><text:span text:style-name="T1"> Sylvia: 163 degrees.”</text:span></text:p>
      <text:p text:style-name="Text_20_body"><text:span text:style-name="T1">“OK</text:span><text:change-start text:change-id="ct94409107422720"/><text:span text:style-name="T1">,</text:span><text:change-end text:change-id="ct94409107422720"/><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409107424240"/><text:span text:style-name="T1">,</text:span><text:change-end text:change-id="ct94409107424240"/><text:span text:style-name="T1"> Gregory</text:span><text:change text:change-id="ct94409107424480"/><text:change-start text:change-id="ct94409107424720"/><text:span text:style-name="T1">—</text:span><text:change-end text:change-id="ct94409107424720"/><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409107427792"/><text:span text:style-name="T1">-</text:span><text:change-end text:change-id="ct94409107427792"/><text:change text:change-id="ct94409107428032"/><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409107429360"/><text:span text:style-name="T1">’s</text:span><text:change-end text:change-id="ct94409107429360"/><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409107429600"/><text:change-start text:change-id="ct94409107429840"/><text:span text:style-name="T1">—</text:span><text:change-end text:change-id="ct94409107429840"/><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409102954000"/><text:change-start text:change-id="ct94409107432608"/><text:span text:style-name="T1">two hundred </text:span><text:change-end text:change-id="ct94409107432608"/><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409102929280"/><text:change-start text:change-id="ct94409107411376"/><text:span text:style-name="T1">—</text:span><text:change-end text:change-id="ct94409107411376"/><text:span text:style-name="T1">barring another storm, we’ll be bright targets</text:span><text:change text:change-id="ct94409107413888"/><text:change-start text:change-id="ct94409107411968"/><text:span text:style-name="T1">—</text:span><text:change-end text:change-id="ct94409107411968"/><text:span text:style-name="T1">both visual </text:span><text:span text:style-name="T2">and</text:span><text:span text:style-name="T1"> radar</text:span><text:change text:change-id="ct94409107438688"/><text:change-start text:change-id="ct94409107440320"/><text:span text:style-name="T1">—</text:span><text:change-end text:change-id="ct94409107440320"/><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409107442912"/><text:span text:style-name="T1">,</text:span><text:change-end text:change-id="ct94409107442912"/><text:span text:style-name="T1"> when they come back around on their next search circle, we’re done for.”</text:span></text:p>
      <text:p text:style-name="Text_20_body"><text:span text:style-name="T1">“We would benefit from another piece of covering luck</text:span><text:change-start text:change-id="ct94409107443792"/><text:span text:style-name="T1">,</text:span><text:change-end text:change-id="ct94409107443792"/><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409107445376"/><text:span text:style-name="T1"> and get me when we have only emergency reserves left.”</text:span></text:p>
      <text:p text:style-name="Text_20_body"><text:span text:style-name="T1">Percy climbed down a deck and disappeared forward into the Captain’s cabin. She was out almost </text:span><text:change text:change-id="ct94409107446480"/><text:span text:style-name="T1">as </text:span><text:change-start text:change-id="ct94409107447184"/><text:span text:style-name="T1">soon as </text:span><text:change-end text:change-id="ct94409107447184"/><text:span text:style-name="T1">she fell into her rack. The ability to fall asleep instantly was a talent she had gained from long years of </text:span><text:change text:change-id="ct94409107447424"/><text:span text:style-name="T1">working with </text:span><text:change text:change-id="ct94409107446944"/><text:change-start text:change-id="ct94409107448064"/><text:span text:style-name="T1">little </text:span><text:change-end text:change-id="ct94409107448064"/><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409107450432"/><text:span text:style-name="T1">c</text:span><text:change-end text:change-id="ct94409107450432"/><text:change text:change-id="ct94409107450672"/><text:span text:style-name="T1">aptain’s cabin and woke Percy. They returned to the sonar compartment together, updated their probable position on the chart</text:span><text:change text:change-id="ct94409107450912"/><text:change-start text:change-id="ct94409107451152"/><text:span text:style-name="T1">—</text:span><text:change-end text:change-id="ct94409107451152"/><text:span text:style-name="T1">still a long way from anywhere</text:span><text:change text:change-id="ct94409107451712"/><text:change-start text:change-id="ct94409107452352"/><text:span text:style-name="T1">—</text:span><text:change-end text:change-id="ct94409107452352"/><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409101187760"/><text:change-start text:change-id="ct94409107455536"/><text:span text:style-name="T1">—</text:span><text:change-end text:change-id="ct94409107455536"/><text:span text:style-name="T1">much calmer now</text:span><text:change text:change-id="ct94409107455776"/><text:change-start text:change-id="ct94409107456016"/><text:span text:style-name="T1">—</text:span><text:change-end text:change-id="ct94409107456016"/><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409101190480"/><text:change-start text:change-id="ct94409107458032"/><text:span text:style-name="T1">—</text:span><text:change-end text:change-id="ct94409107458032"/><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409107460096"/><text:span text:style-name="T1">tension of the surface, and water washed off and over the curved sides.</text:span></text:p>
      <text:p text:style-name="Text_20_body"><text:span text:style-name="T1">Hemi opened the hatch of the control room and climbed up to the bridge</text:span><text:change-start text:change-id="ct94409107460688"/><text:span text:style-name="T1">.</text:span><text:change-end text:change-id="ct94409107460688"/><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409107383200"/><text:span text:style-name="T1">,</text:span><text:change-end text:change-id="ct94409107383200"/><text:span text:style-name="T1"> though</text:span><text:change text:change-id="ct94409107463632"/><text:change-start text:change-id="ct94409107463872"/><text:span text:style-name="T1">—</text:span><text:change-end text:change-id="ct94409107463872"/><text:span text:style-name="T1">which spent much of its time moving sightlessly through the pits of the world anyway</text:span><text:change text:change-id="ct94409101734288"/><text:change-start text:change-id="ct94409107464432"/><text:span text:style-name="T1">—</text:span><text:change-end text:change-id="ct94409107464432"/><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409107464672"/><text:change-start text:change-id="ct94409107466320"/><text:span text:style-name="T1">fifteen </text:span><text:change-end text:change-id="ct94409107466320"/><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409107469440"/><text:span text:style-name="T1">,</text:span><text:change-end text:change-id="ct94409107469440"/><text:change text:change-id="ct94409107469680"/><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409107470912"/><text:span text:style-name="T1">s</text:span><text:change-end text:change-id="ct94409107470912"/><text:span text:style-name="T1"> claims that Herschel can find a boat on the surface of the ocean. My understanding of homing pigeons is that they know instinctively how to fly home</text:span><text:change text:change-id="ct94409107471152"/><text:change-start text:change-id="ct94409107472016"/><text:span text:style-name="T1">—</text:span><text:change-end text:change-id="ct94409107472016"/><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409107473824"/><text:span text:style-name="T1">,</text:span><text:change-end text:change-id="ct9440910747382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409107475504"/><text:span text:style-name="T1">,</text:span><text:change-end text:change-id="ct94409107475504"/><text:span text:style-name="T1"> I am not entirely convinced we will ever see Shakes again either.”</text:span></text:p>
      <text:p text:style-name="Text_20_body"><text:span text:style-name="T1">“OK</text:span><text:change-start text:change-id="ct94409107477104"/><text:span text:style-name="T1">,</text:span><text:change-end text:change-id="ct94409107477104"/><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409107478912"/><text:change-start text:change-id="ct94409107479152"/><text:span text:style-name="T1">twenty-four </text:span><text:change-end text:change-id="ct94409107479152"/><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409107481280"/><text:change-start text:change-id="ct94409107481520"/><text:span text:style-name="T1">—</text:span><text:change-end text:change-id="ct94409107481520"/><text:span text:style-name="T1">the black grime of her work ground into the seams of her knuckles and the cheroot smoking between her fingers. The coal of the tobacco glowed robustly now that the </text:span><text:span text:style-name="T2">Prospect</text:span><text:change-start text:change-id="ct94409107484208"/><text:span text:style-name="T1">’s</text:span><text:change-end text:change-id="ct94409107484208"/><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409101621360"/><text:span text:style-name="T1">,</text:span><text:change-end text:change-id="ct94409101621360"/><text:span text:style-name="T1"> huge Hemi must have been hunched over the galley table</text:span><text:change-start text:change-id="ct94409107488992"/><text:span text:style-name="T1">,</text:span><text:change-end text:change-id="ct94409107488992"/><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409101735616"/><text:change-start text:change-id="ct94409107491776"/><text:span text:style-name="T1"> . . . </text:span><text:change-end text:change-id="ct94409107491776"/><text:change text:change-id="ct94409107384320"/><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409107495776"/><text:change-start text:change-id="ct94409107496016"/><text:span text:style-name="T1"> . . .</text:span><text:change-end text:change-id="ct94409107496016"/><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409101600704"/><text:span text:style-name="T1">six</text:span><text:change-end text:change-id="ct94409101600704"/><text:change text:change-id="ct94409101599968"/><text:span text:style-name="T1">-hour daytime rotations</text:span><text:change-start text:change-id="ct94409107498064"/><text:span text:style-name="T1">,</text:span><text:change-end text:change-id="ct94409107498064"/><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409107501776"/><text:span text:style-name="T1">’s</text:span><text:change-end text:change-id="ct94409107501776"/><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409107504624"/><text:span text:style-name="T1">behind </text:span><text:change-end text:change-id="ct94409107504624"/><text:span text:style-name="T1">a</text:span><text:change text:change-id="ct94409107504864"/><text:change-start text:change-id="ct94409107505264"/><text:span text:style-name="T1"> </text:span><text:change-end text:change-id="ct94409107505264"/><text:span text:style-name="T1">gash of white wake through the black water</text:span><text:change text:change-id="ct94409107506896"/><text:span text:style-name="T1">.</text:span></text:p>
      <text:p text:style-name="Text_20_body"><text:span text:style-name="T1">Hemi kept the chart accurate with their position</text:span><text:change-start text:change-id="ct94409107508672"/><text:span text:style-name="T1">,</text:span><text:change-end text:change-id="ct94409107508672"/><text:change text:change-id="ct94409107508912"/><text:span text:style-name="T1"> the dashed line straight and true</text:span><text:change text:change-id="ct9440910750915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409107509392"/><text:change-start text:change-id="ct94409107509632"/><text:span text:style-name="T1">a </text:span><text:change-end text:change-id="ct94409107509632"/><text:span text:style-name="T1">higher risk of Authority interference, Percy put them back on </text:span><text:change-start text:change-id="ct94409101512224"/><text:span text:style-name="T1">three</text:span><text:change-end text:change-id="ct94409101512224"/><text:change text:change-id="ct94409101420016"/><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409107439824"/><text:span text:style-name="T1">,</text:span><text:change-end text:change-id="ct94409107439824"/><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409101510416"/><text:span text:style-name="T1">,</text:span><text:change-end text:change-id="ct94409101510416"/><text:span text:style-name="T1"> Hemi?”</text:span></text:p>
      <text:p text:style-name="Text_20_body"><text:span text:style-name="T1">“What happened with Owen could not be helped</text:span><text:change-start text:change-id="ct94409107500416"/><text:span text:style-name="T1">,</text:span><text:change-end text:change-id="ct94409107500416"/><text:span text:style-name="T1"> Chips. I was there</text:span><text:change-start text:change-id="ct94409107483456"/><text:span text:style-name="T1">.</text:span><text:change-end text:change-id="ct94409107483456"/><text:change text:change-id="ct9440910751715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409107518032"/><text:span text:style-name="T1">,</text:span><text:change-end text:change-id="ct94409107518032"/><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409107519472"/><text:change-start text:change-id="ct94409107519712"/><text:span text:style-name="T1">—</text:span><text:change-end text:change-id="ct94409107519712"/><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409107521232"/><text:span text:style-name="T1">,</text:span><text:change-end text:change-id="ct94409107521232"/><text:span text:style-name="T1"> Hemi? He was not fuckin’ dead. And </text:span><text:change-start text:change-id="ct94409107521632"/><text:span text:style-name="T1">s</text:span><text:change-end text:change-id="ct94409107521632"/><text:change text:change-id="ct94409107521952"/><text:span text:style-name="T1">he fuckin’ knew it</text:span><text:change text:change-id="ct94409107523120"/><text:change-start text:change-id="ct94409107524576"/><text:span text:style-name="T1">—</text:span><text:change-end text:change-id="ct94409107524576"/><text:span text:style-name="T1">we </text:span><text:span text:style-name="T2">all</text:span><text:span text:style-name="T1"> knew it</text:span><text:change-start text:change-id="ct94409107525888"/><text:span text:style-name="T1">,</text:span><text:change-end text:change-id="ct94409107525888"/><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409107527808"/><text:span text:style-name="T1">,</text:span><text:change-end text:change-id="ct94409107527808"/><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409107532672"/><text:span text:style-name="T1">Deck Boss.”</text:span></text:p>
      <text:p text:style-name="Text_20_body"><text:span text:style-name="T1">“And that right fuckin’ there is why I’m leaving this fuckin’ boat. I respect you</text:span><text:change-start text:change-id="ct94409107533200"/><text:span text:style-name="T1">,</text:span><text:change-end text:change-id="ct94409107533200"/><text:span text:style-name="T1"> Hemi, and I like workin’ with you. But this boat is hers</text:span><text:change-start text:change-id="ct94409107534048"/><text:span text:style-name="T1">,</text:span><text:change-end text:change-id="ct94409107534048"/><text:span text:style-name="T1"> from fuckin’ bridge to fuckin’ keel, and she’s a fuckin’ stubborn piece of fuckin’ dried shit the odor of which is foulin’ the fuckin’ air of my whole fucking life right now. Yours</text:span><text:change-start text:change-id="ct94409107534288"/><text:span text:style-name="T1">,</text:span><text:change-end text:change-id="ct94409107534288"/><text:span text:style-name="T1"> too</text:span><text:change text:change-id="ct94409107534528"/><text:change-start text:change-id="ct94409107535008"/><text:span text:style-name="T1"> . . . </text:span><text:change-end text:change-id="ct94409107535008"/><text:change text:change-id="ct94409107535408"/><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409107538160"/><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409107539680"/><text:change-start text:change-id="ct94409107542736"/><text:span text:style-name="T1">twenty </text:span><text:change-end text:change-id="ct94409107542736"/><text:span text:style-name="T1">years to the rapid growth of what had come to be known worldwide as Stilt City. This policing was also the root cause of the heavy contesting of the waters f</text:span><text:change-start text:change-id="ct94409101423728"/><text:span text:style-name="T1">a</text:span><text:change-end text:change-id="ct94409101423728"/><text:change text:change-id="ct94409101374848"/><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409102710624"/><text:span text:style-name="T1">from </text:span><text:change-end text:change-id="ct94409102710624"/><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409101374528"/><text:span text:style-name="T1">“</text:span><text:change-end text:change-id="ct94409101374528"/><text:change text:change-id="ct94409101375216"/><text:span text:style-name="T1">Stilt City</text:span><text:change-start text:change-id="ct94409101371968"/><text:span text:style-name="T1">”</text:span><text:change-end text:change-id="ct94409101371968"/><text:change text:change-id="ct94409107522192"/><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409107525424"/><text:change-start text:change-id="ct94409107523696"/><text:span text:style-name="T1">—</text:span><text:change-end text:change-id="ct94409107523696"/><text:span text:style-name="T1">some in places where the water was dozens of meters deep. The buildings teetered high above the larger waves they needed to clear in those deeper waters. They stood atop artificial underwater forests of rigidly</text:span><text:change-start text:change-id="ct94409107544928"/><text:span text:style-name="T1"> </text:span><text:change-end text:change-id="ct94409107544928"/><text:change text:change-id="ct94409107545328"/><text:span text:style-name="T1">spaced trees</text:span><text:change-start text:change-id="ct94409107549488"/><text:span text:style-name="T1">,</text:span><text:change-end text:change-id="ct94409107549488"/><text:span text:style-name="T1"> placed by </text:span><text:change text:change-id="ct94409107551856"/><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409102688160"/><text:span text:style-name="T1">,</text:span><text:change-end text:change-id="ct94409102688160"/><text:span text:style-name="T1"> boats of all sizes were rafted up</text:span><text:change-start text:change-id="ct94409102666128"/><text:span text:style-name="T1">,</text:span><text:change-end text:change-id="ct94409102666128"/><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409102665760"/><text:span text:style-name="T1">,</text:span><text:change-end text:change-id="ct94409102665760"/><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409107552608"/><text:span text:style-name="T1">,</text:span><text:change-end text:change-id="ct94409107552608"/><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409107563552"/><text:change-start text:change-id="ct94409107563792"/><text:span text:style-name="T1"> . . . </text:span><text:change-end text:change-id="ct94409107563792"/><text:change text:change-id="ct94409107564032"/><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409107566640"/><text:span text:style-name="T1">,</text:span><text:change-end text:change-id="ct94409107566640"/><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409107567520"/><text:change-start text:change-id="ct94409107568048"/><text:span text:style-name="T1">ahead</text:span><text:change-end text:change-id="ct94409107568048"/><text:span text:style-name="T1"> of them. On either side of the channel</text:span><text:change-start text:change-id="ct94409107569440"/><text:span text:style-name="T1">,</text:span><text:change-end text:change-id="ct94409107569440"/><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409107570896"/><text:span text:style-name="T1">,</text:span><text:change-end text:change-id="ct94409107570896"/><text:span text:style-name="T1"> which gave access to buildings and homes </text:span><text:change text:change-id="ct94409107572384"/><text:span text:style-name="T1">buried deep in the dense clumps of development.</text:span></text:p>
      <text:p text:style-name="Text_20_body"><text:span text:style-name="T1">Every so often</text:span><text:change-start text:change-id="ct94409107573568"/><text:span text:style-name="T1">,</text:span><text:change-end text:change-id="ct94409107573568"/><text:span text:style-name="T1"> the masses of huts were broken up by a large access channel running off the main channel. Around these access channels </text:span><text:change-start text:change-id="ct94409107573808"/><text:span text:style-name="T1">had risen </text:span><text:change-end text:change-id="ct94409107573808"/><text:span text:style-name="T1">most of the commercial trade</text:span><text:change text:change-id="ct94409107574048"/><text:span text:style-name="T1">, which had led to the building of long docks and piers, more substantial warehouses, and larger buildings</text:span><text:change text:change-id="ct94409107574288"/><text:change-start text:change-id="ct94409107574528"/><text:span text:style-name="T1">—</text:span><text:change-end text:change-id="ct94409107574528"/><text:span text:style-name="T1">always sitting on stilts above the water. The fancier buildings had paid </text:span><text:change text:change-id="ct94409107574768"/><text:span text:style-name="T1">extra </text:span><text:change text:change-id="ct94409107575328"/><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409102531296"/><text:change-start text:change-id="ct94409107577984"/><text:span text:style-name="T1">—</text:span><text:change-end text:change-id="ct94409107577984"/><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409102529184"/><text:span text:style-name="T1">, </text:span><text:change-end text:change-id="ct94409102529184"/><text:change text:change-id="ct94409107580096"/><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409107580336"/><text:span text:style-name="T1">Percy somewhat, but she would have been much more satisfied with a quality chart of </text:span><text:change-start text:change-id="ct94409107583120"/><text:span text:style-name="T1">Stilt City’s </text:span><text:change-end text:change-id="ct94409107583120"/><text:change text:change-id="ct94409107583360"/><text:span text:style-name="T1">many passages and byways</text:span><text:change text:change-id="ct94409107583600"/><text:span text:style-name="T1">.</text:span></text:p>
      <text:p text:style-name="Text_20_body"><text:span text:style-name="T1">The open lane of the oiler in front of them made navigating much easier. The local boats generally tried to stay out of the way of the bigger ships</text:span><text:change-start text:change-id="ct94409107585152"/><text:span text:style-name="T1">,</text:span><text:change-end text:change-id="ct94409107585152"/><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409107585680"/><text:span text:style-name="T1">,</text:span><text:change-end text:change-id="ct94409107585680"/><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409107586208"/><text:span text:style-name="T1">h</text:span><text:change-end text:change-id="ct94409107586208"/><text:change text:change-id="ct94409107592656"/><text:span text:style-name="T1">e shouted up to the bridge of the sail as he continued to move towards them. “I can bring your sub marine in to where-the-fuck-ever. I know all the ways and docks around here. I can make sure you don’t ground</text:span><text:change text:change-id="ct94409107592896"/><text:change-start text:change-id="ct94409107593648"/><text:span text:style-name="T1">—</text:span><text:change-end text:change-id="ct94409107593648"/><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409107594816"/><text:span text:style-name="T1"> </text:span><text:change-end text:change-id="ct94409107594816"/><text:change text:change-id="ct94409107595056"/><text:span text:style-name="T1">white, shortly</text:span><text:change-start text:change-id="ct94409107595296"/><text:span text:style-name="T1"> </text:span><text:change-end text:change-id="ct94409107595296"/><text:change text:change-id="ct94409107595536"/><text:span text:style-name="T1">trimmed beard and hair stood out in stark contrast to his leathery skin, which all the older local</text:span><text:change-start text:change-id="ct94409107596304"/><text:span text:style-name="T1">s </text:span><text:change-end text:change-id="ct94409107596304"/><text:change text:change-id="ct94409107596544"/><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409107597600"/><text:change-start text:change-id="ct94409107597840"/><text:span text:style-name="T1">—</text:span><text:change-end text:change-id="ct94409107597840"/><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409102327808"/><text:change-start text:change-id="ct94409102397792"/><text:span text:style-name="T1">then,</text:span><text:change-end text:change-id="ct94409102397792"/><text:span text:style-name="T1"> letting that pass</text:span><text:change-start text:change-id="ct94409107569936"/><text:span text:style-name="T1">,</text:span><text:change-end text:change-id="ct94409107569936"/><text:span text:style-name="T1"> </text:span><text:change text:change-id="ct94409102527568"/><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409102530864"/><text:span text:style-name="T1">,</text:span><text:change-end text:change-id="ct94409102530864"/><text:span text:style-name="T1"> Sir Piero?” Percy asked. “It’s not totally like fuckin’ surface ships.”</text:span></text:p>
      <text:p text:style-name="Text_20_body"><text:span text:style-name="T1">“Surely! I piloted lots of sub marines in and out.” He pronounced </text:span><text:change-start text:change-id="ct94409107587824"/><text:span text:style-name="T1">“</text:span><text:change-end text:change-id="ct94409107587824"/><text:change text:change-id="ct94409107575696"/><text:span text:style-name="T1">sub marine</text:span><text:change-start text:change-id="ct94409107549728"/><text:span text:style-name="T1">”</text:span><text:change-end text:change-id="ct94409107549728"/><text:change text:change-id="ct94409107589024"/><text:span text:style-name="T1"> like it was two separate words. “I’m a knighted pro</text:span><text:change-start text:change-id="ct94409107602496"/><text:span text:style-name="T1">-</text:span><text:change-end text:change-id="ct94409107602496"/><text:change text:change-id="ct94409107602736"/><text:span text:style-name="T1">fessional, all manner of craft experienced. I even had a pilot’s license</text:span><text:change text:change-id="ct94409107603408"/><text:change-start text:change-id="ct94409107605088"/><text:span text:style-name="T1">—</text:span><text:change-end text:change-id="ct9440910760508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409107607824"/><text:change-start text:change-id="ct94409107608064"/><text:span text:style-name="T1">Ten </text:span><text:change-end text:change-id="ct94409107608064"/><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409102102992"/><text:change-start text:change-id="ct94409102219008"/><text:span text:style-name="T1">—</text:span><text:change-end text:change-id="ct94409102219008"/><text:span text:style-name="T1">and with a great deal of confidence</text:span><text:change text:change-id="ct94409107588448"/><text:change-start text:change-id="ct94409102528816"/><text:span text:style-name="T1">—</text:span><text:change-end text:change-id="ct94409102528816"/><text:change-start text:change-id="ct94409107568816"/><text:span text:style-name="T1">he </text:span><text:change-end text:change-id="ct94409107568816"/><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409107611584"/><text:span text:style-name="T1">.</text:span><text:change-end text:change-id="ct94409107611584"/><text:change text:change-id="ct94409107616160"/><text:span text:style-name="T1"> “</text:span><text:change-start text:change-id="ct94409107616400"/><text:span text:style-name="T1">W</text:span><text:change-end text:change-id="ct94409107616400"/><text:change text:change-id="ct94409107616640"/><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409107616880"/><text:span text:style-name="T1">,</text:span><text:change-end text:change-id="ct94409107616880"/><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409107619712"/><text:change-start text:change-id="ct94409107620304"/><text:span text:style-name="T1">—</text:span><text:change-end text:change-id="ct94409107620304"/><text:span text:style-name="T1">two meters.”</text:span></text:p>
      <text:p text:style-name="Text_20_body"><text:span text:style-name="T1">“Umm, Sir Piero</text:span><text:change text:change-id="ct94409107620832"/><text:change-start text:change-id="ct94409107621072"/><text:span text:style-name="T1"> . . . </text:span><text:change-end text:change-id="ct94409107621072"/><text:span text:style-name="T1"><text:s/>are you sure there’s enough fuckin’ water here?” Percy asked him.</text:span><text:change text:change-id="ct94409107621312"/></text:p>
      <text:p text:style-name="P8">“Plenty of water. I have taken many ships through here.”</text:p>
      <text:p text:style-name="Text_20_body"><text:span text:style-name="T1">“But subs</text:span><text:change text:change-id="ct94409107622480"/><text:change-start text:change-id="ct94409107622720"/><text:span text:style-name="T1"> . . . </text:span><text:change-end text:change-id="ct94409107622720"/><text:span text:style-name="T1"><text:s/>we draft a little fucking deeper</text:span><text:change-start text:change-id="ct94409107622960"/><text:span text:style-name="T1">,</text:span><text:change-end text:change-id="ct94409107622960"/><text:span text:style-name="T1"> you know.”</text:span></text:p>
      <text:p text:style-name="Text_20_body"><text:span text:style-name="T1">“Sub marines. Ya</text:span><text:change-start text:change-id="ct94409107623840"/><text:span text:style-name="T1">,</text:span><text:change-end text:change-id="ct94409107623840"/><text:span text:style-name="T1"> ya.”</text:span></text:p>
      <text:p text:style-name="Text_20_body"><text:span text:style-name="T1">At that moment the grounding alarm buzzed loudly in the control room. Percy flew down the ladder</text:span><text:change text:change-id="ct94409107624976"/><text:span text:style-name="T1"> and stood behind Bastian</text:span><text:change-start text:change-id="ct94409107625216"/><text:span text:style-name="T1">,</text:span><text:change-end text:change-id="ct94409107625216"/><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409107626560"/><text:span text:style-name="T1">s</text:span><text:change-end text:change-id="ct94409107626560"/><text:change text:change-id="ct94409107626800"/><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409107628960"/><text:span text:style-name="T1">,</text:span><text:change-end text:change-id="ct94409107628960"/><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409107630480"/><text:span text:style-name="T1">,”</text:span><text:change-end text:change-id="ct94409107630480"/><text:change text:change-id="ct94409107630720"/><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409107633056"/><text:span text:style-name="T1">,</text:span><text:change-end text:change-id="ct94409107633056"/><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409107638400"/><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409107638640"/><text:change-start text:change-id="ct94409107643664"/><text:span text:style-name="T1">—</text:span><text:change-end text:change-id="ct94409107643664"/><text:span text:style-name="T1">but with much inertia</text:span><text:change text:change-id="ct94409107645904"/><text:change-start text:change-id="ct94409107647968"/><text:span text:style-name="T1">—</text:span><text:change-end text:change-id="ct94409107647968"/><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409107604544"/><text:span text:style-name="T1">,</text:span><text:change-end text:change-id="ct94409107604544"/><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409107645552"/><text:change-start text:change-id="ct94409107643312"/><text:span text:style-name="T1">—</text:span><text:change-end text:change-id="ct94409107643312"/><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409107662416"/><text:span text:style-name="T1"> as well</text:span><text:change-end text:change-id="ct94409107662416"/><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409107664752"/><text:span text:style-name="T1">,</text:span><text:change-end text:change-id="ct94409107664752"/><text:span text:style-name="T1"> though, since this area was far more heavily populated with cargo than people.</text:span></text:p>
      <text:p text:style-name="Text_20_body"><text:span text:style-name="T1">Finally</text:span><text:change-start text:change-id="ct94409107658960"/><text:span text:style-name="T1">,</text:span><text:change-end text:change-id="ct94409107658960"/><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409107660576"/><text:span text:style-name="T1">’s</text:span><text:change-end text:change-id="ct94409107660576"/><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409102861072"/><text:span text:style-name="T1"> </text:span><text:change-end text:change-id="ct94409102861072"/><text:change text:change-id="ct94409107660144"/><text:span text:style-name="T1">empty platform. It was one of the platforms that had a roof built over it, supported on the same graying wood pylons as the dock, and roofed with roughly</text:span><text:change-start text:change-id="ct94409107657440"/><text:span text:style-name="T1"> </text:span><text:change-end text:change-id="ct94409107657440"/><text:change text:change-id="ct94409107657680"/><text:span text:style-name="T1">hewn old boards that had gaps and holes that let light, and presumably rain, pass through in many places. At the far end of the platform was a squat little cube of an office with a few stacks of crates near it</text:span><text:change-start text:change-id="ct94409107661536"/><text:span text:style-name="T1">,</text:span><text:change-end text:change-id="ct94409107661536"/><text:span text:style-name="T1"> from which the business of the platform and dock was executed.</text:span></text:p>
      <text:p text:style-name="Text_20_body"><text:span text:style-name="T1">As soon as the lines were secured</text:span><text:change-start text:change-id="ct94409107661776"/><text:span text:style-name="T1">,</text:span><text:change-end text:change-id="ct94409107661776"/><text:span text:style-name="T1"> Chips hauled two large and frayed canvas duffels containing all her gear up from the cargo hold catwalk and onto the deck. From there she threw the heavy bags across to the dock</text:span><text:change-start text:change-id="ct94409107673584"/><text:span text:style-name="T1">,</text:span><text:change-end text:change-id="ct94409107673584"/><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409107673824"/><text:span text:style-name="T1">,</text:span><text:change-end text:change-id="ct94409107673824"/><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409101889840"/><text:span text:style-name="T1">,</text:span><text:change-end text:change-id="ct94409101889840"/><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409107658464"/><text:span text:style-name="T1">d</text:span><text:change-end text:change-id="ct94409107658464"/><text:change text:change-id="ct94409107678896"/><text:span text:style-name="T1">eck </text:span><text:change-start text:change-id="ct94409107679136"/><text:span text:style-name="T1">b</text:span><text:change-end text:change-id="ct94409107679136"/><text:change text:change-id="ct94409107679376"/><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409107679616"/><text:span text:style-name="T1">,</text:span><text:change-end text:change-id="ct94409107679616"/><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409107683344"/><text:span text:style-name="T1">,</text:span><text:change-end text:change-id="ct94409107683344"/><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409107683584"/><text:change-start text:change-id="ct94409107686032"/><text:span text:style-name="T1"> . . .</text:span><text:change-end text:change-id="ct94409107686032"/><text:span text:style-name="T1"> thank you,” said Hemi as he took Gregory’s arm and turned him back towards the dock.</text:span></text:p>
      <text:p text:style-name="Text_20_body"><text:span text:style-name="T1">“And, uh, be careful,” continued the dock boss</text:span><text:change-start text:change-id="ct94409107686912"/><text:span text:style-name="T1">.</text:span><text:change-end text:change-id="ct94409107686912"/><text:change text:change-id="ct94409107687152"/><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409107688032"/><text:span text:style-name="T1">,</text:span><text:change-end text:change-id="ct94409107688032"/><text:span text:style-name="T1"> and when it was pouring black diesel smoke at a nice consistent rate out over the channel, he lowered the boom</text:span><text:change text:change-id="ct94409107690688"/><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409101755936"/><text:span text:style-name="T1">s</text:span><text:change-end text:change-id="ct94409101755936"/><text:span text:style-name="T1"> crew got there. So </text:span><text:change text:change-id="ct94409107693744"/><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409107658704"/><text:span text:style-name="T1">’s</text:span><text:change-end text:change-id="ct94409107658704"/><text:span text:style-name="T1"> deck above and the grind of the crane’s diesel starting up. When Percy got down to the cargo hold, the deck boss’</text:span><text:change-start text:change-id="ct94409107697296"/><text:span text:style-name="T1">s</text:span><text:change-end text:change-id="ct94409107697296"/><text:span text:style-name="T1"> crew of people</text:span><text:change text:change-id="ct94409107698256"/><text:change-start text:change-id="ct94409107700432"/><text:span text:style-name="T1">—</text:span><text:change-end text:change-id="ct94409107700432"/><text:span text:style-name="T1">men and women, but all of a hefty dockworker build and wearing tough, undyed canvas clothing</text:span><text:change text:change-id="ct94409107700672"/><text:change-start text:change-id="ct94409107704400"/><text:span text:style-name="T1">—</text:span><text:change-end text:change-id="ct94409107704400"/><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409107706624"/><text:span text:style-name="T1">,</text:span><text:change-end text:change-id="ct94409107706624"/><text:span text:style-name="T1"> there was not much to say. Percy was getting sleepy in the warm and still afternoon air.</text:span></text:p>
      <text:p text:style-name="Text_20_body"><text:span text:style-name="T1">Then Percy asked, “</text:span><text:change-start text:change-id="ct94409107706864"/><text:span text:style-name="T1">S</text:span><text:change-end text:change-id="ct94409107706864"/><text:change text:change-id="ct94409107707744"/><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409107710544"/><text:span text:style-name="T1">d</text:span><text:change-end text:change-id="ct94409107710544"/><text:change text:change-id="ct94409107710784"/><text:span text:style-name="T1">eck </text:span><text:change-start text:change-id="ct94409107711024"/><text:span text:style-name="T1">b</text:span><text:change-end text:change-id="ct94409107711024"/><text:change text:change-id="ct94409107711264"/><text:span text:style-name="T1">oss</text:span><text:change-start text:change-id="ct94409107711504"/><text:span text:style-name="T1">,</text:span><text:change-end text:change-id="ct94409107711504"/><text:span text:style-name="T1"> Hemi</text:span><text:change text:change-id="ct94409107712064"/><text:change-start text:change-id="ct94409107712960"/><text:span text:style-name="T1">—</text:span><text:change-end text:change-id="ct94409107712960"/><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409107714816"/><text:change-start text:change-id="ct94409107715056"/><text:span text:style-name="T1"> . . .</text:span><text:change-end text:change-id="ct94409107715056"/><text:span text:style-name="T1">”</text:span></text:p>
      <text:p text:style-name="Text_20_body"><text:span text:style-name="T1">Into the middle of their conversation crept the roll of heavy diesels from a large ship moving up the channel. When a horn sounded</text:span><text:change-start text:change-id="ct94409107716752"/><text:span text:style-name="T1">,</text:span><text:change-end text:change-id="ct94409107716752"/><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409107719840"/><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409107721360"/><text:span text:style-name="T1">,</text:span><text:change-end text:change-id="ct94409107721360"/><text:change text:change-id="ct94409107721600"/><text:span text:style-name="T1"> as you can see,” said Percy. “How’d you find us, Shakes?”</text:span></text:p>
      <text:p text:style-name="Text_20_body"><text:span text:style-name="T1">“Captain Shakes, if you please. As for finding you: it was fuckin’ Herschel</text:span><text:change-start text:change-id="ct94409107722480"/><text:span text:style-name="T1">,</text:span><text:change-end text:change-id="ct94409107722480"/><text:span text:style-name="T1"> of course! Hang on</text:span><text:change text:change-id="ct94409107722720"/><text:change-start text:change-id="ct94409107723040"/><text:span text:style-name="T1"> . . .</text:span><text:change-end text:change-id="ct94409107723040"/><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409107727648"/><text:change-start text:change-id="ct94409107727888"/><text:span text:style-name="T1"> . . . </text:span><text:change-end text:change-id="ct94409107727888"/><text:change text:change-id="ct94409107728128"/><text:span text:style-name="T1">But Herschel was the easy part. The hard part was finding the dock on the way into Stilt City here. Had to stop and ask people probably a dozen fuckin’ times</text:span><text:change text:change-id="ct94409107729072"/><text:change-start text:change-id="ct94409107729312"/><text:span text:style-name="T1">—</text:span><text:change-end text:change-id="ct94409107729312"/><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409107730480"/><text:change-start text:change-id="ct94409107730880"/><text:span text:style-name="T1">—</text:span><text:change-end text:change-id="ct94409107730880"/><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409101579408"/><text:span text:style-name="T1">s</text:span><text:change-end text:change-id="ct94409101579408"/><text:change text:change-id="ct94409107734800"/><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409107736960"/><text:span text:style-name="T1">-</text:span><text:change-end text:change-id="ct94409107736960"/><text:change text:change-id="ct94409107739360"/><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409107750912"/><text:span text:style-name="T1">.</text:span><text:change-end text:change-id="ct94409107750912"/><text:change text:change-id="ct94409107751152"/><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409107753968"/><text:span text:style-name="T1">,</text:span><text:change-end text:change-id="ct94409107753968"/><text:change text:change-id="ct94409107754208"/><text:span text:style-name="T1"> </text:span><text:change-start text:change-id="ct94409107754448"/><text:span text:style-name="T1">t</text:span><text:change-end text:change-id="ct94409107754448"/><text:change text:change-id="ct94409107754688"/><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409107754928"/><text:span text:style-name="T1">,</text:span><text:change-end text:change-id="ct94409107754928"/><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409107758080"/><text:change-start text:change-id="ct94409107758320"/><text:span text:style-name="T1">—</text:span><text:change-end text:change-id="ct94409107758320"/><text:span text:style-name="T1">with Hemi double</text:span><text:change-start text:change-id="ct94409107759136"/><text:span text:style-name="T1">-</text:span><text:change-end text:change-id="ct94409107759136"/><text:change text:change-id="ct94409107759376"/><text:span text:style-name="T1">checking every stack</text:span><text:change text:change-id="ct94409107759776"/><text:change-start text:change-id="ct94409107761248"/><text:span text:style-name="T1">—</text:span><text:change-end text:change-id="ct94409107761248"/><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409107763328"/><text:span text:style-name="T1">s</text:span><text:change-end text:change-id="ct94409107763328"/><text:span text:style-name="T1"> second deck-hand share</text:span><text:change text:change-id="ct94409107765952"/><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409107772432"/><text:span text:style-name="T1">,</text:span><text:change-end text:change-id="ct94409107772432"/><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409107775648"/><text:span text:style-name="T1">,</text:span><text:change-end text:change-id="ct94409107775648"/><text:span text:style-name="T1"> fiercely</text:span><text:change-start text:change-id="ct94409107775888"/><text:span text:style-name="T1"> </text:span><text:change-end text:change-id="ct94409107775888"/><text:change text:change-id="ct94409107776128"/><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409107780032"/><text:span text:style-name="T1">“</text:span><text:change-end text:change-id="ct94409107780032"/><text:change text:change-id="ct94409107780272"/><text:span text:style-name="T1">fuck</text:span><text:change-start text:change-id="ct94409107780512"/><text:span text:style-name="T1">”</text:span><text:change-end text:change-id="ct94409107780512"/><text:change text:change-id="ct94409107780752"/><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409107783184"/><text:span text:style-name="T1">,</text:span><text:change-end text:change-id="ct94409107783184"/><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409107784064"/><text:span text:style-name="T1">,</text:span><text:change-end text:change-id="ct94409107784064"/><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409107784304"/><text:span text:style-name="T1">,</text:span><text:change-end text:change-id="ct9440910778430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409107762256"/><text:span text:style-name="T1">,</text:span><text:change-end text:change-id="ct94409107762256"/><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409107789520"/><text:span text:style-name="T1">,</text:span><text:change-end text:change-id="ct94409107789520"/><text:span text:style-name="T1"> where he had thrown the levers that switched the power system from diesel to battery. He stood with his head out of the sail</text:span><text:change text:change-id="ct94409107790400"/><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409107761776"/><text:span text:style-name="T1">,</text:span><text:change-end text:change-id="ct94409107761776"/><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409107806512"/><text:change-start text:change-id="ct94409107808416"/><text:span text:style-name="T1">it </text:span><text:change-end text:change-id="ct94409107808416"/><text:span text:style-name="T1">could maintain the speed </text:span><text:change text:change-id="ct94409107809952"/><text:change-start text:change-id="ct94409107811392"/><text:span text:style-name="T1">it </text:span><text:change-end text:change-id="ct94409107811392"/><text:span text:style-name="T1">had gained moving up the channel and still drive into the turnaround bay. The ram turned towards the </text:span><text:span text:style-name="T2">Prospect</text:span><text:span text:style-name="T1">, and just as </text:span><text:change text:change-id="ct94409107815264"/><text:change-start text:change-id="ct94409107817840"/><text:span text:style-name="T1">it </text:span><text:change-end text:change-id="ct94409107817840"/><text:span text:style-name="T1">had the angle set so the ram would split the rear quarter of the </text:span><text:span text:style-name="T2">Prospect</text:span><text:change text:change-id="ct94409107820544"/><text:change-start text:change-id="ct94409107821984"/><text:span text:style-name="T1">—</text:span><text:change-end text:change-id="ct94409107821984"/><text:span text:style-name="T1">just as Percy was imagining the crazy fully-uniformed sub commander giving the order to put on a turn of the throttle</text:span><text:change text:change-id="ct94409107824000"/><text:change-start text:change-id="ct94409107823408"/><text:span text:style-name="T1">—</text:span><text:change-end text:change-id="ct94409107823408"/><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409107832704"/><text:span text:style-name="T1">,</text:span><text:change-end text:change-id="ct94409107832704"/><text:span text:style-name="T1"> Sir Piero,” Percy said, “it’s all on you now</text:span><text:change-start text:change-id="ct94409107832944"/><text:span text:style-name="T1">,</text:span><text:change-end text:change-id="ct94409107832944"/><text:span text:style-name="T1"> my new fuckin’ friend. Can you get us back to the main channel?”</text:span></text:p>
      <text:p text:style-name="Text_20_body"><text:span text:style-name="T1">“Yes</text:span><text:change-start text:change-id="ct94409107833824"/><text:span text:style-name="T1">,</text:span><text:change-end text:change-id="ct94409107833824"/><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409107818176"/><text:span text:style-name="T1">,</text:span><text:change-end text:change-id="ct94409107818176"/><text:span text:style-name="T1"> Hemi?” Percy asked. “The place is a fucking labyrinth!”</text:span></text:p>
      <text:p text:style-name="Text_20_body"><text:span text:style-name="T1">“Either they have exceptional intelligence in a foreign Authority’s port</text:span><text:change text:change-id="ct94409107812896"/><text:change-start text:change-id="ct94409107813136"/><text:span text:style-name="T1">—</text:span><text:change-end text:change-id="ct94409107813136"/><text:span text:style-name="T1">which seems unlikely</text:span><text:change text:change-id="ct94409107819824"/><text:change-start text:change-id="ct94409107817120"/><text:span text:style-name="T1">—</text:span><text:change-end text:change-id="ct94409107817120"/><text:span text:style-name="T1">or</text:span><text:change text:change-id="ct94409107807312"/><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409107817360"/><text:change-start text:change-id="ct94409107811056"/><text:span text:style-name="T1">—</text:span><text:change-end text:change-id="ct94409107811056"/><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409107824240"/><text:span text:style-name="T1">.</text:span><text:change-end text:change-id="ct94409107824240"/><text:change text:change-id="ct94409107809264"/><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409107826864"/><text:span text:style-name="T1">,</text:span><text:change-end text:change-id="ct94409107826864"/><text:span text:style-name="T1"> and when Shakes heard him</text:span><text:change-start text:change-id="ct94409107839936"/><text:span text:style-name="T1">,</text:span><text:change-end text:change-id="ct9440910783993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409107844784"/><text:span text:style-name="T1">,</text:span><text:change-end text:change-id="ct94409107844784"/><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409107846416"/><text:change-start text:change-id="ct94409107846656"/><text:span text:style-name="T1">—</text:span><text:change-end text:change-id="ct94409107846656"/><text:span text:style-name="T1">it is easy to miss a small lane like that, and </text:span><text:change-start text:change-id="ct94409107846896"/><text:span text:style-name="T1">there’s </text:span><text:change-end text:change-id="ct94409107846896"/><text:span text:style-name="T1">also no turnaround.”</text:span></text:p>
      <text:p text:style-name="Text_20_body"><text:span text:style-name="T1">“OK</text:span><text:change-start text:change-id="ct94409107848128"/><text:span text:style-name="T1">. W</text:span><text:change-end text:change-id="ct94409107848128"/><text:change text:change-id="ct94409107848368"/><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409107850736"/><text:span text:style-name="T1">,</text:span><text:change-end text:change-id="ct94409107850736"/><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409107852256"/><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409107862720"/><text:span text:style-name="T1">-</text:span><text:change-end text:change-id="ct94409107862720"/><text:change text:change-id="ct94409107862960"/><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409107863840"/><text:change-start text:change-id="ct94409107864080"/><text:span text:style-name="T1">—</text:span><text:change-end text:change-id="ct94409107864080"/><text:span text:style-name="T1">the black shadow of the sub rising up somewhere back in their wake</text:span><text:change-start text:change-id="ct94409107864640"/><text:span text:style-name="T1">,</text:span><text:change-end text:change-id="ct94409107864640"/><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409107855792"/><text:span text:style-name="T1">,</text:span><text:change-end text:change-id="ct94409107855792"/><text:span text:style-name="T1"> Captain Percy, I am not destroying my neighbors</text:span><text:change-start text:change-id="ct94409107844272"/><text:span text:style-name="T1">’</text:span><text:change-end text:change-id="ct94409107844272"/><text:span text:style-name="T1"> homes for the sake of your boat.”</text:span></text:p>
      <text:p text:style-name="P8">“You aren’t going to ground us again, are you? We’re finished if we get stopped.”</text:p>
      <text:p text:style-name="Text_20_body"><text:span text:style-name="T1">“No</text:span><text:change-start text:change-id="ct94409107822896"/><text:span text:style-name="T1">,</text:span><text:change-end text:change-id="ct94409107822896"/><text:span text:style-name="T1"> no. No fucking way! Your boat was loaded before. It is unloaded now</text:span><text:change text:change-id="ct94409107843584"/><text:change-start text:change-id="ct94409107870816"/><text:span text:style-name="T1">—</text:span><text:change-end text:change-id="ct94409107870816"/><text:span text:style-name="T1">lots of clearance.”</text:span></text:p>
      <text:p text:style-name="Text_20_body"><text:span text:style-name="T1">“Unless the tide went out</text:span><text:change-start text:change-id="ct94409107871696"/><text:span text:style-name="T1"> . . .</text:span><text:change-end text:change-id="ct94409107871696"/><text:change text:change-id="ct94409107871936"/><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409107881952"/><text:change-start text:change-id="ct94409107882192"/><text:span text:style-name="T1">—</text:span><text:change-end text:change-id="ct94409107882192"/><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409107884464"/><text:change-start text:change-id="ct94409107889536"/><text:span text:style-name="T1">fifteen </text:span><text:change-end text:change-id="ct94409107889536"/><text:span text:style-name="T1">knots.</text:span></text:p>
      <text:p text:style-name="Text_20_body"><text:span text:style-name="T1">“Careful</text:span><text:change-start text:change-id="ct94409107889936"/><text:span text:style-name="T1">,</text:span><text:change-end text:change-id="ct94409107889936"/><text:span text:style-name="T1"> Captain Percy,” said Sir Piero. “I cannot recommend all this speed in the channel full of big heavy ships and small wobbly boats. If any Authority vessels spots the </text:span><text:span text:style-name="T2">Prospect</text:span><text:change-start text:change-id="ct94409107890928"/><text:span text:style-name="T1">,</text:span><text:change-end text:change-id="ct94409107890928"/><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409107891616"/><text:change-start text:change-id="ct94409107892096"/><text:span text:style-name="T1">—</text:span><text:change-end text:change-id="ct94409107892096"/><text:span text:style-name="T1">maybe the Authority will intervene with them instead!”</text:span></text:p>
      <text:p text:style-name="Text_20_body"><text:span text:style-name="T1">“That seems true enough. Here I must leave you</text:span><text:change-start text:change-id="ct94409107891856"/><text:span text:style-name="T1">,</text:span><text:change-end text:change-id="ct94409107891856"/><text:span text:style-name="T1"> then. If the Authority catches me piloting a craft at this speed in the channel, I will no longer be a pilot. Besides, there’s </text:span><text:change text:change-id="ct94409107893264"/><text:change-start text:change-id="ct94409107894128"/><text:span text:style-name="T1">fifty </text:span><text:change-end text:change-id="ct94409107894128"/><text:span text:style-name="T1">meters of water in the channel, you do not need me any more</text:span><text:change text:change-id="ct94409107894848"/><text:change-start text:change-id="ct94409107896000"/><text:span text:style-name="T1">—</text:span><text:change-end text:change-id="ct94409107896000"/><text:span text:style-name="T1">as long as you manage not to get crushed by a moving freighter.”</text:span></text:p>
      <text:p text:style-name="Text_20_body"><text:span text:style-name="T1">“Well</text:span><text:change-start text:change-id="ct94409107896752"/><text:span text:style-name="T1">,</text:span><text:change-end text:change-id="ct94409107896752"/><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409107898560"/><text:span text:style-name="T1">,</text:span><text:change-end text:change-id="ct94409107898560"/><text:span text:style-name="T1"> Sir Piero.”</text:span></text:p>
      <text:p text:style-name="Text_20_body"><text:span text:style-name="T1">“I am the best pilot in the city</text:span><text:change-start text:change-id="ct94409107898800"/><text:span text:style-name="T1">,</text:span><text:change-end text:change-id="ct94409107898800"/><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409107908032"/><text:span text:style-name="T1">?</text:span><text:change-end text:change-id="ct94409107908032"/><text:change text:change-id="ct94409107908272"/><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409107909152"/><text:change-start text:change-id="ct94409107910272"/><text:span text:style-name="T1">—</text:span><text:change-end text:change-id="ct94409107910272"/><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409107887280"/><text:span text:style-name="T1">;</text:span><text:change-end text:change-id="ct94409107887280"/><text:change text:change-id="ct94409107915232"/><text:span text:style-name="T1"> a light on the hatch control panel lit up a brilliant red</text:span><text:change-start text:change-id="ct94409107917296"/><text:span text:style-name="T1">,</text:span><text:change-end text:change-id="ct94409107917296"/><text:span text:style-name="T1"> and an alarm sounded because the main ballast valves were open at the same time as one of the boat hatches.</text:span></text:p>
      <text:p text:style-name="Text_20_body"><text:span text:style-name="T1">Hemi quickly climbed to the sail</text:span><text:change text:change-id="ct94409107917536"/><text:span text:style-name="T1"> and tossed a fluttering Herschel up into the wind. Air was shooting out from the top of the deck in front of him</text:span><text:change-start text:change-id="ct94409107918944"/><text:span text:style-name="T1">,</text:span><text:change-end text:change-id="ct94409107918944"/><text:span text:style-name="T1"> carrying long streams of mist from the ballast tanks as high as the </text:span><text:span text:style-name="T2">Prospect</text:span><text:change-start text:change-id="ct94409107921632"/><text:span text:style-name="T1">’s</text:span><text:change-end text:change-id="ct94409107921632"/><text:span text:style-name="T1"> sail</text:span><text:change-start text:change-id="ct94409107924288"/><text:span text:style-name="T1">,</text:span><text:change-end text:change-id="ct94409107924288"/><text:span text:style-name="T1"> which blew back in his face. He took one last look at Herschel</text:span><text:change-start text:change-id="ct94409107926864"/><text:span text:style-name="T1">,</text:span><text:change-end text:change-id="ct94409107926864"/><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409107932064"/><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409107932944"/><text:span text:style-name="T1">that </text:span><text:change-end text:change-id="ct94409107932944"/><text:span text:style-name="T1">running submerged would be safer than cruising on the surface.</text:span></text:p>
      <text:p text:style-name="Text_20_body"><text:span text:style-name="T1">The pursuing sub was not within visual range. It was possible</text:span><text:change-start text:change-id="ct94409107929536"/><text:span text:style-name="T1"> that</text:span><text:change-end text:change-id="ct94409107929536"/><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409107916976"/><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409107920080"/><text:change-start text:change-id="ct94409107924704"/><text:span text:style-name="T1">—</text:span><text:change-end text:change-id="ct94409107924704"/><text:span text:style-name="T1">that will make it a bit safer.”</text:span></text:p>
      <text:p text:style-name="Text_20_body"><text:span text:style-name="T1">“Alright,” said Hemi</text:span><text:change-start text:change-id="ct94409107938096"/><text:span text:style-name="T1">.</text:span><text:change-end text:change-id="ct94409107938096"/><text:change text:change-id="ct94409107938336"/><text:span text:style-name="T1"> “I will get on sonar with Cassandra, it will be good training for her to listen to this.” Hemi climbed down to the sonar station</text:span><text:change text:change-id="ct94409107938864"/><text:change-start text:change-id="ct94409107939104"/><text:span text:style-name="T1"> and</text:span><text:change-end text:change-id="ct94409107939104"/><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409107939344"/><text:change-start text:change-id="ct94409107940432"/><text:span text:style-name="T1">for</text:span><text:change-end text:change-id="ct94409107940432"/><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409107941024"/><text:change-start text:change-id="ct94409107941264"/><text:span text:style-name="T1">twenty </text:span><text:change-end text:change-id="ct94409107941264"/><text:span text:style-name="T1">meters below the surface. In some ways</text:span><text:change-start text:change-id="ct94409107941504"/><text:span text:style-name="T1">,</text:span><text:change-end text:change-id="ct94409107941504"/><text:span text:style-name="T1"> this made Hemi’s job simpler</text:span><text:change-start text:change-id="ct94409107941744"/><text:span text:style-name="T1">,</text:span><text:change-end text:change-id="ct94409107941744"/><text:span text:style-name="T1"> because all the traffic was now above them</text:span><text:change text:change-id="ct94409107943952"/><text:change-start text:change-id="ct94409107945200"/><text:span text:style-name="T1">—</text:span><text:change-end text:change-id="ct94409107945200"/><text:span text:style-name="T1">there should be no other submerged submarines in the channel. But with only </text:span><text:change text:change-id="ct94409107946656"/><text:change-start text:change-id="ct94409107948096"/><text:span text:style-name="T1">fifty </text:span><text:change-end text:change-id="ct94409107948096"/><text:span text:style-name="T1">meters of depth to play with, the sounds of the traffic above reflected off the bottom of the channel, back up, and then off in every direction</text:span><text:change-start text:change-id="ct94409107951008"/><text:span text:style-name="T1">,</text:span><text:change-end text:change-id="ct94409107951008"/><text:span text:style-name="T1"> making the space they were moving through feel very compressed to Hemi.</text:span></text:p>
      <text:p text:style-name="Text_20_body"><text:span text:style-name="T1">They had maintained a fast </text:span><text:change text:change-id="ct94409107952128"/><text:change-start text:change-id="ct94409107952368"/><text:span text:style-name="T1">fifteen </text:span><text:change-end text:change-id="ct94409107952368"/><text:span text:style-name="T1">knots since submerging. One of the first things Hemi asked Percy to do was to slow the boat down</text:span><text:change text:change-id="ct94409107952896"/><text:change-start text:change-id="ct94409107953424"/><text:span text:style-name="T1">—</text:span><text:change-end text:change-id="ct94409107953424"/><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409107954384"/><text:span text:style-name="T1">ue</text:span><text:change-end text:change-id="ct94409107954384"/><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409107955616"/><text:span text:style-name="T1">;</text:span><text:change-end text:change-id="ct94409107955616"/><text:change text:change-id="ct94409107955856"/><text:span text:style-name="T1"> we have space to play with to our sides,” she said</text:span><text:change text:change-id="ct94409107956096"/><text:span text:style-name="T1">. “But Gregory: only make the most delicate moves on the dive planes</text:span><text:change text:change-id="ct94409107956688"/><text:change-start text:change-id="ct94409107957280"/><text:span text:style-name="T1">—</text:span><text:change-end text:change-id="ct9440910795728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409107957808"/><text:span text:style-name="T1">,</text:span><text:change-end text:change-id="ct94409107957808"/><text:span text:style-name="T1"> Captain,” said Gregory, gripping the dive plane wheel. His eyes darted back and forth from the boat level indicators</text:span><text:change text:change-id="ct94409107958336"/><text:span text:style-name="T1"> to the depth indicator</text:span><text:change text:change-id="ct94409107958576"/><text:span text:style-name="T1"> to the depth-under-keel gauge.</text:span></text:p>
      <text:p text:style-name="Text_20_body"><text:span text:style-name="T1">After </text:span><text:change text:change-id="ct94409107959200"/><text:change-start text:change-id="ct94409107959440"/><text:span text:style-name="T1">twemty </text:span><text:change-end text:change-id="ct94409107959440"/><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409107960320"/><text:span text:style-name="T1">’s</text:span><text:change-end text:change-id="ct94409107960320"/><text:span text:style-name="T1"> hull.</text:span></text:p>
      <text:p text:style-name="Text_20_body"><text:span text:style-name="T1">“Hemi!” Percy called down to sonar</text:span><text:change-start text:change-id="ct94409107961200"/><text:span text:style-name="T1">.</text:span><text:change-end text:change-id="ct94409107961200"/><text:change text:change-id="ct94409107961440"/><text:span text:style-name="T1"> “</text:span><text:change-start text:change-id="ct94409107961680"/><text:span text:style-name="T1">W</text:span><text:change-end text:change-id="ct94409107961680"/><text:change text:change-id="ct94409107961920"/><text:span text:style-name="T1">here the fuck did that come from? Was it them?”</text:span></text:p>
      <text:p text:style-name="Text_20_body"><text:span text:style-name="T1">There was a brief silence while Hemi continued listening. Then he called back up to the control room, “</text:span><text:change-start text:change-id="ct94409107962800"/><text:span text:style-name="T1">T</text:span><text:change-end text:change-id="ct94409107962800"/><text:change text:change-id="ct94409107963280"/><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409107963040"/><text:change-start text:change-id="ct94409107968960"/><text:span text:style-name="T1">—</text:span><text:change-end text:change-id="ct94409107968960"/><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409107969552"/><text:change-start text:change-id="ct94409107969792"/><text:span text:style-name="T1">fifteen </text:span><text:change-end text:change-id="ct94409107969792"/><text:span text:style-name="T1">minutes or so as three more pings washed through them. The depth of the water was a fairly consistent </text:span><text:change text:change-id="ct94409107970384"/><text:change-start text:change-id="ct94409107970624"/><text:span text:style-name="T1">fifty </text:span><text:change-end text:change-id="ct94409107970624"/><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409102460032"/><text:span text:style-name="T1">s</text:span><text:change-end text:change-id="ct94409102460032"/><text:change text:change-id="ct94409102038864"/><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409107976800"/><text:change-start text:change-id="ct94409101165984"/><text:span text:style-name="T1">fifty </text:span><text:change-end text:change-id="ct94409101165984"/><text:span text:style-name="T1">to </text:span><text:change text:change-id="ct94409107977040"/><text:change-start text:change-id="ct94409107977280"/><text:span text:style-name="T1">sixty </text:span><text:change-end text:change-id="ct94409107977280"/><text:span text:style-name="T1">meters deep, running out about </text:span><text:change text:change-id="ct94409107977520"/><text:change-start text:change-id="ct94409107978112"/><text:span text:style-name="T1">two hundred </text:span><text:change-end text:change-id="ct94409107978112"/><text:span text:style-name="T1">miles from the port of Stilt City. There were much bigger shelf areas in the world, but </text:span><text:change text:change-id="ct94409107978352"/><text:change-start text:change-id="ct94409107978592"/><text:span text:style-name="T1">two hundred </text:span><text:change-end text:change-id="ct94409107978592"/><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409107980192"/><text:span text:style-name="T1">,</text:span><text:change-end text:change-id="ct94409107980192"/><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409107982352"/><text:span text:style-name="T1">back </text:span><text:change-end text:change-id="ct94409107982352"/><text:span text:style-name="T1">then.”</text:span></text:p>
      <text:p text:style-name="Text_20_body"><text:span text:style-name="T1">“Well, unless you have a better fuckin’ idea</text:span><text:change text:change-id="ct94409107983232"/><text:change-start text:change-id="ct94409107983472"/><text:span text:style-name="T1"> . . .</text:span><text:change-end text:change-id="ct94409107983472"/><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409107984352"/><text:change-start text:change-id="ct94409107986224"/><text:span text:style-name="T1">—</text:span><text:change-end text:change-id="ct94409107986224"/><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409107973104"/><text:change-start text:change-id="ct94409107949936"/><text:span text:style-name="T1"> . . .</text:span><text:change-end text:change-id="ct9440910794993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409107944656"/><text:span text:style-name="T1">A</text:span><text:change-end text:change-id="ct94409107944656"/><text:change text:change-id="ct94409107944192"/><text:span text:style-name="T1"> little fuckin’ ways off</text:span><text:change-start text:change-id="ct94409107129120"/><text:span text:style-name="T1">,</text:span><text:change-end text:change-id="ct94409107129120"/><text:span text:style-name="T1"> though.”</text:span></text:p>
      <text:p text:style-name="Text_20_body"><text:span text:style-name="T1">“The Authority surface ships are dropping charges, Sylvia</text:span><text:change-start text:change-id="ct94409107130576"/><text:span text:style-name="T1">,</text:span><text:change-end text:change-id="ct94409107130576"/><text:change text:change-id="ct94409107130816"/><text:span text:style-name="T1">” Hemi confirmed </text:span><text:change text:change-id="ct94409107131056"/><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409107133328"/><text:span text:style-name="T1">, </text:span><text:change-end text:change-id="ct94409107133328"/><text:change text:change-id="ct94409107133568"/><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409107134496"/><text:span text:style-name="T1">,</text:span><text:change-end text:change-id="ct94409107134496"/><text:span text:style-name="T1"> and for the next hour or so</text:span><text:change-start text:change-id="ct94409107134736"/><text:span text:style-name="T1">,</text:span><text:change-end text:change-id="ct94409107134736"/><text:span text:style-name="T1"> Hemi reported charges being dropped in waves</text:span><text:change text:change-id="ct94409107135456"/><text:span text:style-name="T1"> while Percy stood behind him</text:span><text:change-start text:change-id="ct94409107137024"/><text:span text:style-name="T1">,</text:span><text:change-end text:change-id="ct94409107137024"/><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409107142752"/><text:span text:style-name="T1">’s</text:span><text:change-end text:change-id="ct94409107142752"/><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409107128560"/><text:change-start text:change-id="ct94409107949248"/><text:span text:style-name="T1">twenty </text:span><text:change-end text:change-id="ct94409107949248"/><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409101491248"/><text:change-start text:change-id="ct94409108022448"/><text:span text:style-name="T1">fifteen </text:span><text:change-end text:change-id="ct94409108022448"/><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409108025216"/><text:span text:style-name="T1">,</text:span><text:change-end text:change-id="ct94409108025216"/><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409108027888"/><text:change-start text:change-id="ct94409108028368"/><text:span text:style-name="T1">twenty </text:span><text:change-end text:change-id="ct94409108028368"/><text:span text:style-name="T1">meters of depth and shut down the motors to wait. Everyone except Cassandra passed the midday and afternoon hours in lazy recuperation</text:span><text:change-start text:change-id="ct94409108028128"/><text:span text:style-name="T1">,</text:span><text:change-end text:change-id="ct94409108028128"/><text:change text:change-id="ct94409108029920"/><text:span text:style-name="T1"> catching up on sleep. Cassandra was stuck listening to sonar, trying to detect </text:span><text:change text:change-id="ct94409108030160"/><text:span text:style-name="T1">Shakes’</text:span><text:change-start text:change-id="ct94409108031568"/><text:span text:style-name="T1">s</text:span><text:change-end text:change-id="ct94409108031568"/><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409108037408"/><text:span text:style-name="T1">s</text:span><text:change-end text:change-id="ct94409108037408"/><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409108040512"/><text:span text:style-name="T1"> when I was making my way down here. You’re hungry?”</text:span></text:p>
      <text:p text:style-name="Text_20_body"><text:span text:style-name="T1">“Submarining is fucking hungry work</text:span><text:change-start text:change-id="ct94409108041392"/><text:span text:style-name="T1">,</text:span><text:change-end text:change-id="ct94409108041392"/><text:span text:style-name="T1"> Bastian. Let’s go see what that feller is burning.”</text:span></text:p>
      <text:p text:style-name="Text_20_body"><text:span text:style-name="T1">They made their way up the decks with the wrenches hanging from Shakes’</text:span><text:change-start text:change-id="ct94409108042480"/><text:span text:style-name="T1">s</text:span><text:change-end text:change-id="ct94409108042480"/><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409107943536"/><text:span text:style-name="T1">,</text:span><text:change-end text:change-id="ct94409107943536"/><text:span text:style-name="T1"> who was still on sonar duty.</text:span></text:p>
      <text:p text:style-name="Text_20_body"><text:span text:style-name="T1">After Shakes ate his third bowl, Gregory poured everyone a cup of the requisite coffee</text:span><text:change-start text:change-id="ct94409108030480"/><text:span text:style-name="T1">. </text:span><text:change-end text:change-id="ct94409108030480"/><text:change text:change-id="ct94409108043728"/><text:span text:style-name="T1">Percy leaned back into the corner of the galley bench, stretching her arms.</text:span></text:p>
      <text:p text:style-name="Text_20_body"><text:span text:style-name="T1">“I see you made it out of that fuckin’ Stilt City,” said Shakes</text:span><text:change-start text:change-id="ct94409108045168"/><text:span text:style-name="T1">.</text:span><text:change-end text:change-id="ct94409108045168"/><text:change text:change-id="ct94409108045408"/><text:span text:style-name="T1"> “</text:span><text:change-start text:change-id="ct94409108047232"/><text:span text:style-name="T1">W</text:span><text:change-end text:change-id="ct94409108047232"/><text:change text:change-id="ct94409108047472"/><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409108049440"/><text:span text:style-name="T1">,</text:span><text:change-end text:change-id="ct94409108049440"/><text:span text:style-name="T1"> the last job working for you was so fuckin’ profitable, I wasn’t </text:span><text:change text:change-id="ct94409108049680"/><text:span text:style-name="T1">going to let that go </text:span><text:change-start text:change-id="ct94409108050160"/><text:span text:style-name="T1">just </text:span><text:change-end text:change-id="ct94409108050160"/><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409108052480"/><text:span text:style-name="T1">,</text:span><text:change-end text:change-id="ct94409108052480"/><text:span text:style-name="T1"> Shakes</text:span><text:change text:change-id="ct94409108054096"/><text:change-start text:change-id="ct94409108055072"/><text:span text:style-name="T1">—</text:span><text:change-end text:change-id="ct94409108055072"/><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409108059008"/><text:span text:style-name="T1">.</text:span><text:change-end text:change-id="ct94409108059008"/><text:change text:change-id="ct94409108059248"/><text:span text:style-name="T1"> “</text:span><text:change-start text:change-id="ct94409108059488"/><text:span text:style-name="T1">W</text:span><text:change-end text:change-id="ct94409108059488"/><text:change text:change-id="ct94409108059728"/><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409108059968"/><text:span text:style-name="T1">,</text:span><text:change-end text:change-id="ct94409108059968"/><text:span text:style-name="T1">they could sustain high speeds. Maintaining a steady </text:span><text:change text:change-id="ct94409108070976"/><text:change-start text:change-id="ct94409108071216"/><text:span text:style-name="T1">fifteen-</text:span><text:change-end text:change-id="ct94409108071216"/><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409108066976"/><text:change-start text:change-id="ct94409108066304"/><text:span text:style-name="T1"> </text:span><text:change-end text:change-id="ct94409108066304"/><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409108067728"/><text:change-start text:change-id="ct94409108072176"/><text:span text:style-name="T1">E</text:span><text:change-end text:change-id="ct94409108072176"/><text:span text:style-name="T1">very </text:span><text:change text:change-id="ct94409108072416"/><text:change-start text:change-id="ct94409108073040"/><text:span text:style-name="T1">twenty </text:span><text:change-end text:change-id="ct94409108073040"/><text:span text:style-name="T1">minutes</text:span><text:change-start text:change-id="ct94409108073888"/><text:span text:style-name="T1">,</text:span><text:change-end text:change-id="ct94409108073888"/><text:span text:style-name="T1"> she had Cassandra turn on the radar for a few sweeps to make sure the ocean remained clear in front of them</text:span><text:change text:change-id="ct94409108074128"/><text:change-start text:change-id="ct94409108076464"/><text:span text:style-name="T1">—</text:span><text:change-end text:change-id="ct94409108076464"/><text:span text:style-name="T1">and that nobody was tailing behind.</text:span></text:p>
      <text:p text:style-name="Text_20_body"><text:span text:style-name="T1">For the first few hours of the night</text:span><text:change-start text:change-id="ct94409108077856"/><text:span text:style-name="T1">,</text:span><text:change-end text:change-id="ct94409108077856"/><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409108079328"/><text:span text:style-name="T1"> and tapped Cassandra on the shoulder. She did not even look up, having been expecting Hemi’s signal that it was time </text:span><text:change text:change-id="ct94409108079856"/><text:span text:style-name="T1">to do a</text:span><text:change-start text:change-id="ct94409108080096"/><text:span text:style-name="T1">nother</text:span><text:change-end text:change-id="ct94409108080096"/><text:span text:style-name="T1"> radar check. She leaned over and flipped the switch. The green light of the radar flashed across the scope, then swept slowly around</text:span><text:change-start text:change-id="ct94409108081024"/><text:span text:style-name="T1">,</text:span><text:change-end text:change-id="ct9440910808102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409108083696"/><text:change-start text:change-id="ct94409108086544"/><text:span text:style-name="T1"> . . . </text:span><text:change-end text:change-id="ct94409108086544"/><text:change text:change-id="ct94409108086784"/><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409108086304"/><text:span text:style-name="T1">,</text:span><text:change-end text:change-id="ct94409108086304"/><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409108090480"/><text:span text:style-name="T1">,</text:span><text:change-end text:change-id="ct94409108090480"/><text:span text:style-name="T1"> Captain Percy,” Cassandra interrupted. “</text:span><text:change-start text:change-id="ct94409108090720"/><text:span text:style-name="T1">A</text:span><text:change-end text:change-id="ct94409108090720"/><text:change text:change-id="ct94409108090960"/><text:span text:style-name="T1">t least, not above Shakes’ </text:span><text:change-start text:change-id="ct94409108091680"/><text:span text:style-name="T1">s</text:span><text:change-end text:change-id="ct94409108091680"/><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409108095056"/><text:change-start text:change-id="ct94409108095648"/><text:span text:style-name="T1">—</text:span><text:change-end text:change-id="ct94409108095648"/><text:change-start text:change-id="ct94409108095888"/><text:span text:style-name="T1">but </text:span><text:change-end text:change-id="ct94409108095888"/><text:span text:style-name="T1">I still don’t hear anything</text:span><text:change text:change-id="ct94409108096800"/><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409108097568"/><text:change-start text:change-id="ct94409108098160"/><text:span text:style-name="T1"> . . .</text:span><text:change-end text:change-id="ct94409108098160"/><text:span text:style-name="T1">”</text:span></text:p>
      <text:p text:style-name="Text_20_body"><text:span text:style-name="T1">In the sonar compartment they could hear Shakes’</text:span><text:change-start text:change-id="ct94409108098688"/><text:span text:style-name="T1">s</text:span><text:change-end text:change-id="ct94409108098688"/><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409108100208"/><text:span text:style-name="T1">,</text:span><text:change-end text:change-id="ct94409108100208"/><text:span text:style-name="T1"> Hemi.” Percy climbed up to the control room and took over the conversation with Shakes</text:span><text:change text:change-id="ct9440910810044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409108100688"/><text:span text:style-name="T1">s</text:span><text:change-end text:change-id="ct94409108100688"/><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409108107264"/><text:change-start text:change-id="ct94409108107504"/><text:span text:style-name="T1">—</text:span><text:change-end text:change-id="ct94409108107504"/><text:span text:style-name="T1">water slapping against a steel void with the random regularity of ocean chop</text:span><text:change text:change-id="ct94409108107744"/><text:change-start text:change-id="ct94409108108304"/><text:span text:style-name="T1">. </text:span><text:change-end text:change-id="ct94409108108304"/><text:change text:change-id="ct94409108108544"/><text:change-start text:change-id="ct94409108108784"/><text:span text:style-name="T1">She </text:span><text:change-end text:change-id="ct94409108108784"/><text:span text:style-name="T1">was convinced it was a ship.</text:span></text:p>
      <text:p text:style-name="Text_20_body"><text:span text:style-name="T1">Only a few minutes later, Shakes confirmed her guess over radio. “Yeah</text:span><text:change-start text:change-id="ct94409108109664"/><text:span text:style-name="T1">,</text:span><text:change-end text:change-id="ct94409108109664"/><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409108119920"/><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409108120160"/><text:change-start text:change-id="ct94409108121360"/><text:span text:style-name="T1">—</text:span><text:change-end text:change-id="ct94409108121360"/><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409108121600"/><text:change-start text:change-id="ct94409101279984"/><text:span text:style-name="T1">thousand</text:span><text:change-end text:change-id="ct94409101279984"/><text:span text:style-name="T1">-meter</text:span><text:change-start text:change-id="ct94409108101648"/><text:span text:style-name="T1">-</text:span><text:change-end text:change-id="ct94409108101648"/><text:change text:change-id="ct94409108102032"/><text:span text:style-name="T1">deep ocean by clinging to the last desperate bubble of buoyancy yet retained from when the ships were living. Under Percy’s light</text:span><text:change-start text:change-id="ct94409108125440"/><text:span text:style-name="T1">,</text:span><text:change-end text:change-id="ct94409108125440"/><text:span text:style-name="T1"> the vessels were typically low, black, curved, and oily forms</text:span><text:change-start text:change-id="ct94409099742272"/><text:span text:style-name="T1">,</text:span><text:change-end text:change-id="ct94409099742272"/><text:change text:change-id="ct94409099741840"/><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409108119248"/><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409108115104"/><text:span text:style-name="T1">,</text:span><text:change-end text:change-id="ct94409108115104"/><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409108115728"/><text:span text:style-name="T1">,</text:span><text:change-end text:change-id="ct9440910811572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40910810617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409108135488"/><text:span text:style-name="T1">fe</text:span><text:change-start text:change-id="ct94409108135728"/><text:span text:style-name="T1">lt</text:span><text:change-end text:change-id="ct94409108135728"/><text:change text:change-id="ct94409108135968"/><text:span text:style-name="T1"> uncomfortable about the racket the two ships were making, especially since every ping told anyone within a </text:span><text:change text:change-id="ct94409108136208"/><text:change-start text:change-id="ct94409108137760"/><text:span text:style-name="T1">ten</text:span><text:change-end text:change-id="ct94409108137760"/><text:span text:style-name="T1">, maybe even </text:span><text:change text:change-id="ct94409108139600"/><text:change-start text:change-id="ct94409108141360"/><text:span text:style-name="T1">twenty</text:span><text:change-end text:change-id="ct94409108141360"/><text:span text:style-name="T1">, mile radius precisely where they were. And</text:span><text:change-start text:change-id="ct94409108143536"/><text:span text:style-name="T1">,</text:span><text:change-end text:change-id="ct94409108143536"/><text:span text:style-name="T1"> of course</text:span><text:change-start text:change-id="ct94409108146800"/><text:span text:style-name="T1">,</text:span><text:change-end text:change-id="ct94409108146800"/><text:span text:style-name="T1"> even at a near-idle, the </text:span><text:span text:style-name="T2">Gnat’s</text:span><text:span text:style-name="T1"> diesel</text:span><text:change text:change-id="ct94409108152016"/><text:change-start text:change-id="ct94409108154768"/><text:span text:style-name="T1">—</text:span><text:change-end text:change-id="ct94409108154768"/><text:span text:style-name="T1">which Shakes was now running again</text:span><text:change text:change-id="ct94409101808144"/><text:change-start text:change-id="ct94409101808512"/><text:span text:style-name="T1">—</text:span><text:change-end text:change-id="ct94409101808512"/><text:span text:style-name="T1">growled loudly</text:span><text:change-start text:change-id="ct94409108158352"/><text:span text:style-name="T1">,</text:span><text:change-end text:change-id="ct94409108158352"/><text:span text:style-name="T1"> with sympathetic vibrations </text:span><text:change text:change-id="ct9440910816073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409108164240"/><text:span text:style-name="T1">, which increasingly</text:span><text:change-end text:change-id="ct94409108164240"/><text:change text:change-id="ct94409108164752"/><text:span text:style-name="T1"> </text:span><text:change text:change-id="ct94409108163216"/><text:change-start text:change-id="ct94409108165968"/><text:span text:style-name="T1">appeared</text:span><text:change-end text:change-id="ct94409108165968"/><text:span text:style-name="T1"> to be quite a massive obstacle</text:span><text:change text:change-id="ct94409101811744"/><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409108168816"/><text:change-start text:change-id="ct94409108172256"/><text:span text:style-name="T1">—</text:span><text:change-end text:change-id="ct94409108172256"/><text:span text:style-name="T1">all the bunker fuels, engine lubricants, solvents and greases; all the specially developed chemical mixes that drove or eased the movements of the giant steel machines through the water</text:span><text:change text:change-id="ct94409108172496"/><text:change-start text:change-id="ct94409108173392"/><text:span text:style-name="T1">—</text:span><text:change-end text:change-id="ct94409108173392"/><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409108116784"/><text:span text:style-name="T1">’s</text:span><text:change-end text:change-id="ct94409108116784"/><text:span text:style-name="T1"> diesels shut down, and they submerged to 20 meters. It was much quieter underwater </text:span><text:change-start text:change-id="ct94409100069776"/><text:span text:style-name="T1">,</text:span><text:change-end text:change-id="ct94409100069776"/><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409101807776"/><text:change-start text:change-id="ct94409108146464"/><text:span text:style-name="T1">—</text:span><text:change-end text:change-id="ct94409108146464"/><text:span text:style-name="T1">while at the same time taking out the source sound of the </text:span><text:span text:style-name="T2">Prospect’s</text:span><text:span text:style-name="T1"> motors</text:span><text:change text:change-id="ct94409108137424"/><text:change-start text:change-id="ct94409108138592"/><text:span text:style-name="T1">—</text:span><text:change-end text:change-id="ct94409108138592"/><text:span text:style-name="T1">she did a slow sweep in every direction</text:span><text:change-start text:change-id="ct94409108159536"/><text:span text:style-name="T1">,</text:span><text:change-end text:change-id="ct94409108159536"/><text:span text:style-name="T1"> scribbling notes on a pad as she went. Toward</text:span><text:change text:change-id="ct9440910816009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409099812400"/><text:change-start text:change-id="ct94409108160336"/><text:span text:style-name="T1">came</text:span><text:change-end text:change-id="ct94409108160336"/><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409108138832"/><text:span text:style-name="T1">close</text:span><text:change-start text:change-id="ct94409099813744"/><text:span text:style-name="T1">d</text:span><text:change-end text:change-id="ct94409099813744"/><text:span text:style-name="T1"> her eyes, and her mind </text:span><text:change text:change-id="ct94409099814112"/><text:span text:style-name="T1">travel</text:span><text:change-start text:change-id="ct94409108163824"/><text:span text:style-name="T1">ed</text:span><text:change-end text:change-id="ct94409108163824"/><text:span text:style-name="T1"> out into the water. It </text:span><text:change text:change-id="ct94409108164992"/><text:change-start text:change-id="ct94409108151008"/><text:span text:style-name="T1">was</text:span><text:change-end text:change-id="ct94409108151008"/><text:span text:style-name="T1"> all blackness at first, but she </text:span><text:change text:change-id="ct94409108148576"/><text:span text:style-name="T1">relax</text:span><text:change-start text:change-id="ct94409108155008"/><text:span text:style-name="T1">ed</text:span><text:change-end text:change-id="ct94409108155008"/><text:span text:style-name="T1"> and open</text:span><text:change-start text:change-id="ct94409108176240"/><text:span text:style-name="T1">ed</text:span><text:change-end text:change-id="ct94409108176240"/><text:span text:style-name="T1"> her mouth slightly to minimize the sound of her own breathing. Her heart rate </text:span><text:change text:change-id="ct94409108177680"/><text:span text:style-name="T1">slow</text:span><text:change-start text:change-id="ct94409108180240"/><text:span text:style-name="T1">ed</text:span><text:change-end text:change-id="ct94409108180240"/><text:span text:style-name="T1">. Her mind </text:span><text:change text:change-id="ct94409108181680"/><text:span text:style-name="T1">search</text:span><text:change-start text:change-id="ct94409108184976"/><text:span text:style-name="T1">ed</text:span><text:change-end text:change-id="ct94409108184976"/><text:span text:style-name="T1"> the water. Turning the directional wheel, she found her mind could follow the direction as if she were seeing out through the microphones. She no longer need</text:span><text:change-start text:change-id="ct94409099817792"/><text:span text:style-name="T1">ed</text:span><text:change-end text:change-id="ct94409099817792"/><text:span text:style-name="T1"> to look at the directional indicator to know whether the mics were oriented to the front, sides</text:span><text:change-start text:change-id="ct94409108188400"/><text:span text:style-name="T1">,</text:span><text:change-end text:change-id="ct94409108188400"/><text:span text:style-name="T1"> or rear of the boat, she just </text:span><text:span text:style-name="T2">knew</text:span><text:span text:style-name="T1">, even with her eyes closed. The black pitch of the deep sea fell away, and in her mind it </text:span><text:change text:change-id="ct94409108186480"/><text:span text:style-name="T1">all li</text:span><text:change text:change-id="ct94409108191872"/><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409108194480"/><text:span text:style-name="T1">with astonishing clarity </text:span><text:change-end text:change-id="ct94409108194480"/><text:span text:style-name="T1">the objects that marked the landscape</text:span><text:change text:change-id="ct94409100533520"/><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409108198160"/><text:change-start text:change-id="ct94409108198752"/><text:span text:style-name="T1">at first</text:span><text:change-end text:change-id="ct94409108198752"/><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409108198992"/><text:span text:style-name="T1">s</text:span><text:change-end text:change-id="ct94409108198992"/><text:span text:style-name="T1"> batteries were about half discharged</text:span><text:change-start text:change-id="ct94409108199920"/><text:span text:style-name="T1">,</text:span><text:change-end text:change-id="ct94409108199920"/><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409108205008"/><text:span text:style-name="T1">,</text:span><text:change-end text:change-id="ct94409108205008"/><text:change text:change-id="ct94409108205248"/><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409108205776"/><text:change-start text:change-id="ct94409108206016"/><text:span text:style-name="T1">could</text:span><text:change-end text:change-id="ct94409108206016"/><text:span text:style-name="T1"> read</text:span><text:change text:change-id="ct94409108206256"/><text:span text:style-name="T1"> the gauges and kn</text:span><text:change-start text:change-id="ct94409108207216"/><text:span text:style-name="T1">ew</text:span><text:change-end text:change-id="ct94409108207216"/><text:change text:change-id="ct94409108207456"/><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409108207696"/><text:span text:style-name="T1">,</text:span><text:change-end text:change-id="ct94409108207696"/><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409108209856"/><text:change-start text:change-id="ct94409108210096"/><text:span text:style-name="T1"> . . . </text:span><text:change-end text:change-id="ct94409108210096"/><text:change text:change-id="ct94409108210336"/><text:span text:style-name="T1">I think I heard them earlier.”</text:span></text:p>
      <text:p text:style-name="Text_20_body"><text:span text:style-name="T1">Hemi nodded as he patted Cassandra’s shoulder again. “Sylvia!” </text:span><text:change-start text:change-id="ct94409108211216"/><text:span text:style-name="T1">h</text:span><text:change-end text:change-id="ct94409108211216"/><text:change text:change-id="ct94409108211456"/><text:span text:style-name="T1">e bellowed upwar</text:span><text:change-start text:change-id="ct94409108211696"/><text:span text:style-name="T1">d</text:span><text:change-end text:change-id="ct94409108211696"/><text:change text:change-id="ct94409108211936"/><text:span text:style-name="T1"> as he stepped back</text:span><text:change text:change-id="ct9440910821217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409108212416"/><text:change-start text:change-id="ct94409108213936"/><text:span text:style-name="T1"> . . . </text:span><text:change-end text:change-id="ct94409108213936"/><text:change text:change-id="ct9440910821417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409108215696"/><text:change-start text:change-id="ct94409108215936"/><text:span text:style-name="T1">—</text:span><text:change-end text:change-id="ct94409108215936"/><text:span text:style-name="T1">or at least the active unit can</text:span><text:change text:change-id="ct94409108216176"/><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409108217408"/><text:change-start text:change-id="ct94409108217648"/><text:span text:style-name="T1">—</text:span><text:change-end text:change-id="ct94409108217648"/><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409108217888"/><text:change-start text:change-id="ct94409108219040"/><text:span text:style-name="T1"> . . .</text:span><text:change-end text:change-id="ct94409108219040"/><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text:soft-page-break/>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409108221680"/><text:span text:style-name="T1">,</text:span><text:change-end text:change-id="ct94409108221680"/><text:span text:style-name="T1"> Hemi Howell. Whenever you do that, it gives me the same crawling-nauseated feeling as sticking my hand in a toilet bowl full of unflushed shit. The </text:span><text:change-start text:change-id="ct94409108222800"/><text:span text:style-name="T1">o</text:span><text:change-end text:change-id="ct94409108222800"/><text:change text:change-id="ct94409108223040"/><text:span text:style-name="T1">cean is plenty fucking dramatic enough without having to spread some kind of pretentious icing of bullshit modern literary sludge on top of it</text:span><text:change text:change-id="ct94409108223280"/><text:change-start text:change-id="ct94409108223520"/><text:span text:style-name="T1"> . . . </text:span><text:change-end text:change-id="ct94409108223520"/><text:change-start text:change-id="ct94409108223760"/><text:span text:style-name="T1">a</text:span><text:change-end text:change-id="ct94409108223760"/><text:change text:change-id="ct94409108224000"/><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409100753376"/><text:change-start text:change-id="ct94409100752048"/><text:span text:style-name="T1">—</text:span><text:change-end text:change-id="ct9440910075204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409099374016"/><text:change-start text:change-id="ct94409100531408"/><text:span text:style-name="T1">—</text:span><text:change-end text:change-id="ct94409100531408"/><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409108185600"/><text:span text:style-name="T1">’s</text:span><text:change-end text:change-id="ct94409108185600"/><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409108166816"/><text:change-start text:change-id="ct94409108186944"/><text:span text:style-name="T1">his </text:span><text:change-end text:change-id="ct94409108186944"/><text:span text:style-name="T1">unnerving </text:span><text:change text:change-id="ct94409100869936"/><text:span text:style-name="T1">confidence </text:span><text:change text:change-id="ct94409108193408"/><text:span text:style-name="T1">in the coming demise of her boat.</text:span></text:p>
      <text:p text:style-name="Text_20_body"><text:span text:style-name="T1">In the middle of the night, </text:span><text:change text:change-id="ct94409108187760"/><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409108189728"/><text:change-start text:change-id="ct94409108226400"/><text:span text:style-name="T1">, t</text:span><text:change-end text:change-id="ct94409108226400"/><text:change text:change-id="ct94409108226640"/><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409108190288"/><text:change-start text:change-id="ct94409100871328"/><text:span text:style-name="T1">—</text:span><text:change-end text:change-id="ct94409100871328"/><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409108185920"/><text:span text:style-name="T1">clearly </text:span><text:change-start text:change-id="ct94409108186160"/><text:span text:style-name="T1">see </text:span><text:change-end text:change-id="ct94409108186160"/><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409108232576"/><text:change-start text:change-id="ct94409108233168"/><text:span text:style-name="T1">—</text:span><text:change-end text:change-id="ct94409108233168"/><text:span text:style-name="T1">they had to run slowly and more </text:span><text:change text:change-id="ct94409108233824"/><text:change-start text:change-id="ct94409108234064"/><text:span text:style-name="T1">quietly </text:span><text:change-end text:change-id="ct94409108234064"/><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409108234880"/><text:span text:style-name="T1">,</text:span><text:change-end text:change-id="ct94409108234880"/><text:span text:style-name="T1"> Cassandra blearily focused on listening to the sonar contacts while shouting potential hazards </text:span><text:change text:change-id="ct94409108235120"/><text:span text:style-name="T1">in the water up to the control room. Gregory and Percy were required to constantly </text:span><text:change text:change-id="ct94409108235360"/><text:span text:style-name="T1">adjust</text:span><text:change text:change-id="ct94409108235600"/><text:span text:style-name="T1"> </text:span><text:change text:change-id="ct94409108235840"/><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409100777808"/><text:span text:style-name="T1">the oaths </text:span><text:change-start text:change-id="ct94409100776624"/><text:span text:style-name="T1">ever </text:span><text:change-end text:change-id="ct94409100776624"/><text:change text:change-id="ct94409108236080"/><text:span text:style-name="T1">fiercer </text:span><text:change text:change-id="ct94409108237552"/><text:change-start text:change-id="ct94409108236320"/><text:span text:style-name="T1">longer-</text:span><text:change-end text:change-id="ct94409108236320"/><text:span text:style-name="T1">last</text:span><text:change-start text:change-id="ct94409100782128"/><text:span text:style-name="T1">ing</text:span><text:change-end text:change-id="ct94409100782128"/><text:change text:change-id="ct94409108236560"/><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409108239056"/><text:change-start text:change-id="ct94409108239296"/><text:span text:style-name="T1">her</text:span><text:change-end text:change-id="ct94409108239296"/><text:change text:change-id="ct94409108239536"/><text:span text:style-name="T1">. But first he wanted to check in with Percy, so he climbed to the control room.</text:span></text:p>
      <text:p text:style-name="Text_20_body"><text:span text:style-name="T1">While he was on the ladder, the crunching sound of an impact</text:span><text:change text:change-id="ct94409108193840"/><text:change-start text:change-id="ct94409108240416"/><text:span text:style-name="T1">—</text:span><text:change-end text:change-id="ct94409108240416"/><text:span text:style-name="T1">a recapitulation of the sound they all heard the first time the </text:span><text:span text:style-name="T2">Grackle</text:span><text:span text:style-name="T1"> had rammed them</text:span><text:change text:change-id="ct94409108240944"/><text:change-start text:change-id="ct94409108241504"/><text:span text:style-name="T1">—</text:span><text:change-end text:change-id="ct94409108241504"/><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409108243120"/><text:change-start text:change-id="ct94409108243360"/><text:span text:style-name="T1">—</text:span><text:change-end text:change-id="ct94409108243360"/><text:span text:style-name="T1">that Cassandra had not heard the </text:span><text:span text:style-name="T2">Grackle</text:span><text:span text:style-name="T1"> charging at them. “Cassandra</text:span><text:change-start text:change-id="ct94409108243600"/><text:span text:style-name="T1">,</text:span><text:change-end text:change-id="ct94409108243600"/><text:span text:style-name="T1"> you little shit! You let them hit us!”</text:span></text:p>
      <text:p text:style-name="Text_20_body"><text:span text:style-name="T1">“No</text:span><text:change-start text:change-id="ct94409108244480"/><text:span text:style-name="T1">,</text:span><text:change-end text:change-id="ct94409108244480"/><text:span text:style-name="T1"> Captain Percy!” Cassandra wailed with the deep-grained panic of someone who knows they had made a mistake</text:span><text:change-start text:change-id="ct94409108244960"/><text:span text:style-name="T1">.</text:span><text:change-end text:change-id="ct94409108244960"/><text:change text:change-id="ct94409108244720"/><text:span text:style-name="T1"> “</text:span><text:change-start text:change-id="ct94409108245200"/><text:span text:style-name="T1">I</text:span><text:change-end text:change-id="ct94409108245200"/><text:change text:change-id="ct94409108245440"/><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409108247984"/><text:change-start text:change-id="ct94409108248224"/><text:span text:style-name="T1"> . . . </text:span><text:change-end text:change-id="ct94409108248224"/><text:change text:change-id="ct94409108248464"/><text:span text:style-name="T1">Cassandra was right, the pursuing sub is still close to ten miles behind us.”</text:span></text:p>
      <text:p text:style-name="Text_20_body"><text:span text:style-name="T1">“She still fucked us</text:span><text:change-start text:change-id="ct94409108249344"/><text:span text:style-name="T1">,</text:span><text:change-end text:change-id="ct94409108249344"/><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409108252144"/><text:change-start text:change-id="ct94409108253024"/><text:span text:style-name="T1">—</text:span><text:change-end text:change-id="ct94409108253024"/><text:span text:style-name="T1">fucking money is that it has opened up yet again</text:span><text:change-start text:change-id="ct94409108253264"/><text:span text:style-name="T1">,</text:span><text:change-end text:change-id="ct94409108253264"/><text:span text:style-name="T1"> with that last little boneshaker.”</text:span></text:p>
      <text:p text:style-name="Text_20_body"><text:span text:style-name="T1">A few minutes later Gregory’s voice came crackling over the PA speaker above Percy’s head in the control room. “Fuck</text:span><text:change-start text:change-id="ct94409108254432"/><text:span text:style-name="T1">,</text:span><text:change-end text:change-id="ct94409108254432"/><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409108255808"/><text:change-start text:change-id="ct94409108256048"/><text:span text:style-name="T1">dubious </text:span><text:change-end text:change-id="ct94409108256048"/><text:span text:style-name="T1">look, but did not </text:span><text:change text:change-id="ct94409108256288"/><text:change-start text:change-id="ct94409108257344"/><text:span text:style-name="T1">voice </text:span><text:change-end text:change-id="ct94409108257344"/><text:span text:style-name="T1">his doubt</text:span><text:change text:change-id="ct9440910825758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409108259104"/><text:span text:style-name="T1">,</text:span><text:change-end text:change-id="ct94409108259104"/><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409108260400"/><text:span text:style-name="T1">sure</text:span><text:change-start text:change-id="ct94409108260640"/><text:span text:style-name="T1">r</text:span><text:change-end text:change-id="ct94409108260640"/><text:span text:style-name="T1"> that the </text:span><text:span text:style-name="T2">Grackle</text:span><text:span text:style-name="T1"> was back on the </text:span><text:span text:style-name="T2">Prospect’</text:span><text:change-start text:change-id="ct94409108260880"/><text:span text:style-name="T1">s</text:span><text:change-end text:change-id="ct94409108260880"/><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409108264960"/><text:span text:style-name="T1">,</text:span><text:change-end text:change-id="ct94409108264960"/><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409108267360"/><text:span text:style-name="T1">.</text:span><text:change-end text:change-id="ct94409108267360"/><text:change text:change-id="ct94409108267600"/><text:span text:style-name="T1"> “</text:span><text:change-start text:change-id="ct94409108267840"/><text:span text:style-name="T1">W</text:span><text:change-end text:change-id="ct94409108267840"/><text:change text:change-id="ct94409108268080"/><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409108269600"/><text:change-start text:change-id="ct94409108269840"/><text:span text:style-name="T1">. . . </text:span><text:change-end text:change-id="ct94409108269840"/><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409108270720"/><text:change-start text:change-id="ct94409108270960"/><text:span text:style-name="T1">—</text:span><text:change-end text:change-id="ct94409108270960"/><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409108276064"/><text:span text:style-name="T1">,</text:span><text:change-end text:change-id="ct94409108276064"/><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409108278096"/><text:span text:style-name="T1">,</text:span><text:change-end text:change-id="ct94409108278096"/><text:span text:style-name="T1"> shadowed ship hulls in the dimly visible sea.</text:span></text:p>
      <text:p text:style-name="Text_20_body"><text:span text:style-name="T1">In the pre-dawn light</text:span><text:change-start text:change-id="ct94409108279136"/><text:span text:style-name="T1">,</text:span><text:change-end text:change-id="ct94409108279136"/><text:span text:style-name="T1"> Percy scanned around with a pair of binoculars. Not seeing anything of note on the first pass, she circled </text:span><text:change text:change-id="ct9440910827942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409108283888"/><text:span text:style-name="T1">,</text:span><text:change-end text:change-id="ct94409108283888"/><text:span text:style-name="T1"> the eastern sky </text:span><text:change text:change-id="ct94409108284672"/><text:span text:style-name="T1">had lightened</text:span><text:change-start text:change-id="ct94409108286240"/><text:span text:style-name="T1">,</text:span><text:change-end text:change-id="ct94409108286240"/><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409108290656"/><text:span text:style-name="T1">,</text:span><text:change-end text:change-id="ct94409108290656"/><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409108188640"/><text:span text:style-name="T1">climb</text:span><text:change-start text:change-id="ct94409108284272"/><text:span text:style-name="T1">ed </text:span><text:change-end text:change-id="ct94409108284272"/><text:change text:change-id="ct94409108295760"/><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409108302096"/><text:span text:style-name="T1">,</text:span><text:change-end text:change-id="ct94409108302096"/><text:span text:style-name="T1"> the </text:span><text:span text:style-name="T2">Gnat’s</text:span><text:span text:style-name="T1"> engine started. Percy could hear it without aid through the hull of the </text:span><text:span text:style-name="T2">Prospect</text:span><text:change-start text:change-id="ct94409108302336"/><text:span text:style-name="T1">,</text:span><text:change-end text:change-id="ct94409108302336"/><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409108302752"/><text:change-start text:change-id="ct94409108304320"/><text:span text:style-name="T1">—</text:span><text:change-end text:change-id="ct94409108304320"/><text:span text:style-name="T1">as soon as the </text:span><text:span text:style-name="T2">Gnat</text:span><text:span text:style-name="T1"> had moved far enough off </text:span><text:change text:change-id="ct94409108306016"/><text:change-start text:change-id="ct94409108307280"/><text:span text:style-name="T1">that they could</text:span><text:change-end text:change-id="ct94409108307280"/><text:span text:style-name="T1"> hear anything.</text:span></text:p>
      <text:p text:style-name="P8"> </text:p>
      <text:p text:style-name="Text_20_body"><text:span text:style-name="T1">Percy spent the next few hours in the control room</text:span><text:change-start text:change-id="ct94409108309104"/><text:span text:style-name="T1">,</text:span><text:change-end text:change-id="ct94409108309104"/><text:span text:style-name="T1"> sitting in the dive planes control chair and smoking one cheroot lit off another as sea water once again seeped into the cargo hold, and the bow of her boat slipped slowly f</text:span><text:change-start text:change-id="ct94409108310192"/><text:span text:style-name="T1">a</text:span><text:change-end text:change-id="ct94409108310192"/><text:change text:change-id="ct94409108310432"/><text:span text:style-name="T1">rther down into the water.</text:span></text:p>
      <text:p text:style-name="Text_20_body"><text:span text:style-name="T1">Hemi </text:span><text:change text:change-id="ct94409108311312"/><text:span text:style-name="T1">call</text:span><text:change-start text:change-id="ct94409108311552"/><text:span text:style-name="T1">ed</text:span><text:change-end text:change-id="ct94409108311552"/><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409108312816"/><text:span text:style-name="T1">s</text:span><text:change-end text:change-id="ct94409108312816"/><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409108320688"/><text:span text:style-name="T1">,</text:span><text:change-end text:change-id="ct94409108320688"/><text:span text:style-name="T1"> at first. But in another hour, Hemi’s reports made it clear that their pursuers were now familiar with the</text:span><text:change-start text:change-id="ct94409108320928"/><text:span text:style-name="T1">ir</text:span><text:change-end text:change-id="ct94409108320928"/><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409108321520"/><text:span text:style-name="T1">,</text:span><text:change-end text:change-id="ct94409108321520"/><text:span text:style-name="T1"> slowly</text:span><text:change-start text:change-id="ct94409108322272"/><text:span text:style-name="T1"> </text:span><text:change-end text:change-id="ct94409108322272"/><text:change text:change-id="ct94409108322512"/><text:span text:style-name="T1">searching circles. They returned to using active sonar. The pings once again unnervingly echo</text:span><text:change-start text:change-id="ct94409108322752"/><text:span text:style-name="T1">ed</text:span><text:change-end text:change-id="ct94409108322752"/><text:change text:change-id="ct9440910832510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409108328992"/><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409108328752"/><text:span text:style-name="T1">,</text:span><text:change-end text:change-id="ct94409108328752"/><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409108327680"/><text:change-start text:change-id="ct94409108262240"/><text:span text:style-name="T1">—</text:span><text:change-end text:change-id="ct94409108262240"/><text:span text:style-name="T1">and in this world of discreet shipping</text:span><text:change-start text:change-id="ct94409108306864"/><text:span text:style-name="T1">,</text:span><text:change-end text:change-id="ct94409108306864"/><text:span text:style-name="T1"> this was the reason so much cargo now crawled across the </text:span><text:change text:change-id="ct94409108305520"/><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409101044848"/><text:span text:style-name="T1">,</text:span><text:change-end text:change-id="ct94409101044848"/><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409108326624"/><text:change-start text:change-id="ct94409108326032"/><text:span text:style-name="T1">back at</text:span><text:change-end text:change-id="ct9440910832603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409108336880"/><text:change-start text:change-id="ct94409108337536"/><text:span text:style-name="T1">—</text:span><text:change-end text:change-id="ct94409108337536"/><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409108338416"/><text:change-start text:change-id="ct94409108338656"/><text:span text:style-name="T1">to </text:span><text:change-end text:change-id="ct94409108338656"/><text:span text:style-name="T1">cover</text:span><text:change text:change-id="ct94409108339456"/><text:span text:style-name="T1"> constantly operating in this fucked-up prey condition.”</text:span></text:p>
      <text:p text:style-name="Text_20_body"><text:span text:style-name="T1">“I have had the same thought. And I have an idea we could try</text:span><text:change text:change-id="ct94409108341008"/><text:change-start text:change-id="ct94409108341248"/><text:span text:style-name="T1">—</text:span><text:change-end text:change-id="ct94409108341248"/><text:span text:style-name="T1">though I warn you </text:span><text:change-start text:change-id="ct94409108341488"/><text:span text:style-name="T1">that </text:span><text:change-end text:change-id="ct94409108341488"/><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409108343584"/><text:change-start text:change-id="ct94409108343824"/><text:span text:style-name="T1">—</text:span><text:change-end text:change-id="ct94409108343824"/><text:span text:style-name="T1">and likely to get us killed.” He took a breath. “The magnetic warheads</text:span><text:change text:change-id="ct94409108344064"/><text:change-start text:change-id="ct94409108344544"/><text:span text:style-name="T1"> . . .</text:span><text:change-end text:change-id="ct94409108344544"/><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409108344304"/><text:change-start text:change-id="ct94409108346704"/><text:span text:style-name="T1">—</text:span><text:change-end text:change-id="ct94409108346704"/><text:span text:style-name="T1">as Miss Mai was so fond of pointing out to me. We can’t just underhand one over the water at them.”</text:span></text:p>
      <text:p text:style-name="Text_20_body"><text:span text:style-name="T1">“That is </text:span><text:change-start text:change-id="ct94409108347584"/><text:span text:style-name="T1">where </text:span><text:change-end text:change-id="ct94409108347584"/><text:span text:style-name="T1">the part of my idea that might get us killed comes in</text:span><text:change text:change-id="ct94409108347824"/><text:change-start text:change-id="ct94409108348064"/><text:span text:style-name="T1">—</text:span><text:change-end text:change-id="ct94409108348064"/><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409108350432"/><text:span text:style-name="T1">at least </text:span><text:change-start text:change-id="ct94409108350960"/><text:span text:style-name="T1">did </text:span><text:change-end text:change-id="ct94409108350960"/><text:span text:style-name="T1">not involve intentionally blowing the </text:span><text:span text:style-name="T2">Gnat</text:span><text:span text:style-name="T1"> up. It did, however, feature </text:span><text:change-start text:change-id="ct94409108353632"/><text:span text:style-name="T1">using </text:span><text:change-end text:change-id="ct94409108353632"/><text:span text:style-name="T1">the </text:span><text:span text:style-name="T2">Prospect</text:span><text:span text:style-name="T1"> as bait. It took some convincing on Hemi’s part for Percy to fully come around to </text:span><text:change text:change-id="ct94409108357376"/><text:span text:style-name="T1">the idea.</text:span></text:p>
      <text:p text:style-name="Text_20_body"><text:span text:style-name="T1">“OK. We’re going to try your</text:span><text:change text:change-id="ct94409108358560"/><text:change-start text:change-id="ct94409108358800"/><text:span text:style-name="T1">—</text:span><text:change-end text:change-id="ct94409108358800"/><text:span text:style-name="T1">frankly, fucking insane</text:span><text:change text:change-id="ct94409108359040"/><text:change-start text:change-id="ct94409108359280"/><text:span text:style-name="T1">—</text:span><text:change-end text:change-id="ct9440910835928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409108362432"/><text:span text:style-name="T1">less-rusty </text:span><text:change-end text:change-id="ct94409108362432"/><text:span text:style-name="T1">ones </text:span><text:change text:change-id="ct94409108362672"/><text:span text:style-name="T1">and hauled them to a work</text:span><text:change text:change-id="ct94409108362912"/><text:span text:style-name="T1">table in the engine room. Each weighed about </text:span><text:change text:change-id="ct94409108363152"/><text:change-start text:change-id="ct94409108363392"/><text:span text:style-name="T1">twenty-five </text:span><text:change-end text:change-id="ct94409108363392"/><text:span text:style-name="T1">kilograms and consisted of a cylinder containing high explosives that was about </text:span><text:change text:change-id="ct94409108363632"/><text:change-start text:change-id="ct94409108363872"/><text:span text:style-name="T1">three hundred </text:span><text:change-end text:change-id="ct94409108363872"/><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409101092112"/><text:change-start text:change-id="ct94409100975264"/><text:span text:style-name="T1">could be understood and thus handled safely by any</text:span><text:change-end text:change-id="ct94409100975264"/><text:span text:style-name="T1"> idiotic naval deckhand</text:span><text:change text:change-id="ct94409100969392"/><text:span text:style-name="T1">. Details were printed right on the side of the explosives cylinder.</text:span></text:p>
      <text:p text:style-name="Text_20_body"><text:span text:style-name="T1">Adjusting his glasses and reading this block of text, Hemi learned </text:span><text:change-start text:change-id="ct94409108315344"/><text:span text:style-name="T1">that </text:span><text:change-end text:change-id="ct94409108315344"/><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409108354384"/><text:change-start text:change-id="ct94409108367424"/><text:span text:style-name="T1">In </text:span><text:change-end text:change-id="ct94409108367424"/><text:span text:style-name="T1">a forgotten storage compartment for parts in the engine room</text:span><text:change-start text:change-id="ct94409108370304"/><text:span text:style-name="T1">,</text:span><text:change-end text:change-id="ct94409108370304"/><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409108371472"/><text:change-start text:change-id="ct94409108371712"/><text:span text:style-name="T1">fifty </text:span><text:change-end text:change-id="ct94409108371712"/><text:span text:style-name="T1">kilograms. Then he plundered the many storage compartments throughout the boat</text:span><text:change-start text:change-id="ct94409108372384"/><text:span text:style-name="T1">,</text:span><text:change-end text:change-id="ct94409108372384"/><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409101094864"/><text:span text:style-name="T1"> gathered</text:span><text:change-end text:change-id="ct94409101094864"/><text:span text:style-name="T1"> most of the parts he needed </text:span><text:change text:change-id="ct9440910109755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409101098032"/><text:span text:style-name="T1">his parts and equipment down to the </text:span><text:span text:style-name="T2">Prospect</text:span><text:change-start text:change-id="ct94409108375536"/><text:span text:style-name="T1">’s</text:span><text:change-end text:change-id="ct94409108375536"/><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409108378736"/><text:span text:style-name="T1">s</text:span><text:change-end text:change-id="ct94409108378736"/><text:span text:style-name="T1"> greasy-haired visage grinning up at them, Percy’s voice came back on the </text:span><text:span text:style-name="T2">Prospect</text:span><text:change-start text:change-id="ct94409108379264"/><text:span text:style-name="T1">’s</text:span><text:change-end text:change-id="ct9440910837926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409108379856"/><text:span text:style-name="T1">,</text:span><text:change-end text:change-id="ct94409108379856"/><text:span text:style-name="T1"> man</text:span><text:change text:change-id="ct94409108380096"/><text:change-start text:change-id="ct94409108380592"/><text:span text:style-name="T1">—</text:span><text:change-end text:change-id="ct9440910838059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409108382096"/><text:span text:style-name="T1">,</text:span><text:change-end text:change-id="ct94409108382096"/><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409108385408"/><text:span text:style-name="T1">he </text:span><text:change-end text:change-id="ct94409108385408"/><text:span text:style-name="T1">received the heavy explosive units that a straining Gregory and Shakes lowered down to him. After that, it </text:span><text:change text:change-id="ct94409108385648"/><text:change-start text:change-id="ct94409108385888"/><text:span text:style-name="T1">took </text:span><text:change-end text:change-id="ct94409108385888"/><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409108389920"/><text:span text:style-name="T1">,</text:span><text:change-end text:change-id="ct94409108389920"/><text:change text:change-id="ct94409108390160"/><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409108390400"/><text:span text:style-name="T1">,</text:span><text:change-end text:change-id="ct94409108390400"/><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409108394976"/><text:span text:style-name="T1">,</text:span><text:change-end text:change-id="ct94409108394976"/><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409108395216"/><text:span text:style-name="T1">,</text:span><text:change-end text:change-id="ct94409108395216"/><text:span text:style-name="T1"> the boat’s mating collar was still pressed firmly against the </text:span><text:span text:style-name="T2">Prospect</text:span><text:change-start text:change-id="ct94409108399248"/><text:span text:style-name="T1">’s</text:span><text:change-end text:change-id="ct94409108399248"/><text:span text:style-name="T1">. Hemi twisted open a valve and they could hear water pouring into the </text:span><text:span text:style-name="T2">Gnat</text:span><text:span text:style-name="T1">. </text:span><text:change text:change-id="ct94409108403504"/><text:change-start text:change-id="ct94409108404752"/><text:span text:style-name="T1">O</text:span><text:change-end text:change-id="ct94409108404752"/><text:span text:style-name="T1">nly seconds later</text:span><text:change-start text:change-id="ct94409108406928"/><text:span text:style-name="T1">,</text:span><text:change-end text:change-id="ct94409108406928"/><text:span text:style-name="T1"> </text:span><text:change text:change-id="ct94409108408368"/><text:span text:style-name="T1">the boat dropped a meter or two. Shakes gave the electric motor some throttle. Most of the dials in front of the two men suddenly came to life</text:span><text:change-start text:change-id="ct94409108413408"/><text:span text:style-name="T1">, </text:span><text:change-end text:change-id="ct94409108413408"/><text:change text:change-id="ct94409108413776"/><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409108416992"/><text:span text:style-name="T1">,</text:span><text:change-end text:change-id="ct94409108416992"/><text:span text:style-name="T1"> Sylvia.”</text:span></text:p>
      <text:p text:style-name="Text_20_body"><text:span text:style-name="T1">“I couldn’t let you two shitheads just go off and try this dumb-ass fuckin’ idea of yours without a proper send-off</text:span><text:change-start text:change-id="ct94409108418448"/><text:span text:style-name="T1">,</text:span><text:change-end text:change-id="ct9440910841844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409108426016"/><text:span text:style-name="T1">,</text:span><text:change-end text:change-id="ct94409108426016"/><text:span text:style-name="T1"> Hemi. I’ll grant you that she has learned fast enough to be perfectly capable of doing the sittin’ sonar watch job I hired her for</text:span><text:change text:change-id="ct94409108406512"/><text:change-start text:change-id="ct94409108412336"/><text:span text:style-name="T1">—</text:span><text:change-end text:change-id="ct94409108412336"/><text:span text:style-name="T1">I was the first to see her fuckin’ potential</text:span><text:change-start text:change-id="ct94409108396800"/><text:span text:style-name="T1">,</text:span><text:change-end text:change-id="ct94409108396800"/><text:span text:style-name="T1"> you know</text:span><text:change text:change-id="ct94409108407296"/><text:change-start text:change-id="ct94409108397696"/><text:span text:style-name="T1">—</text:span><text:change-end text:change-id="ct94409108397696"/><text:span text:style-name="T1">but in this situation where we live or die</text:span><text:change-start text:change-id="ct94409108405920"/><text:span text:style-name="T1">,</text:span><text:change-end text:change-id="ct94409108405920"/><text:span text:style-name="T1"> depending on what the sonar operator hears</text:span><text:change text:change-id="ct94409108402032"/><text:change-start text:change-id="ct94409108428016"/><text:span text:style-name="T1"> . . . </text:span><text:change-end text:change-id="ct94409108428016"/><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409108427664"/><text:change-start text:change-id="ct94409108429296"/><text:span text:style-name="T1">hundred-</text:span><text:change-end text:change-id="ct94409108429296"/><text:span text:style-name="T1">meter cargo sub with a crew of four</text:span><text:change text:change-id="ct94409108429872"/><text:change-start text:change-id="ct94409108430448"/><text:span text:style-name="T1">—</text:span><text:change-end text:change-id="ct94409108430448"/><text:span text:style-name="T1">and that is including Cassandra. During the wars, a boat the size of the </text:span><text:span text:style-name="T2">Prospect</text:span><text:span text:style-name="T1"> would have had a crew of </text:span><text:change text:change-id="ct94409108431248"/><text:change-start text:change-id="ct94409108431488"/><text:span text:style-name="T1">seventy</text:span><text:change-end text:change-id="ct94409108431488"/><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409108433520"/><text:change-start text:change-id="ct94409108434032"/><text:span text:style-name="T1">—</text:span><text:change-end text:change-id="ct94409108434032"/><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409108434272"/><text:span text:style-name="T1">A</text:span><text:change-end text:change-id="ct94409108434272"/><text:change text:change-id="ct94409108435152"/><text:span text:style-name="T1">lright</text:span><text:change-start text:change-id="ct94409108435392"/><text:span text:style-name="T1">,</text:span><text:change-end text:change-id="ct94409108435392"/><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409108439664"/><text:change-start text:change-id="ct94409108440144"/><text:span text:style-name="T1"> . . . </text:span><text:change-end text:change-id="ct94409108440144"/><text:change text:change-id="ct94409108440624"/><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409108444496"/><text:span text:style-name="T1">,</text:span><text:change-end text:change-id="ct94409108444496"/><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409108400640"/><text:span text:style-name="T1">;</text:span><text:change-end text:change-id="ct94409108400640"/><text:change text:change-id="ct94409108407856"/><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409108446752"/><text:span text:style-name="T1">.</text:span><text:change-end text:change-id="ct94409108446752"/><text:change text:change-id="ct94409108446992"/><text:span text:style-name="T1"> “</text:span><text:change-start text:change-id="ct94409108447232"/><text:span text:style-name="T1">W</text:span><text:change-end text:change-id="ct94409108447232"/><text:change text:change-id="ct94409108447472"/><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409108448704"/><text:span text:style-name="T1">,</text:span><text:change-end text:change-id="ct94409108448704"/><text:span text:style-name="T1"> I won’t be able to hear a fucking thing up there. Here</text:span><text:change text:change-id="ct94409108448944"/><text:change-start text:change-id="ct94409108449184"/><text:span text:style-name="T1"> . . .</text:span><text:change-end text:change-id="ct94409108449184"/><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409108451712"/><text:span text:style-name="T1">, which </text:span><text:change-end text:change-id="ct94409108451712"/><text:change text:change-id="ct94409108451952"/><text:span text:style-name="T1">had no muffler to speak of. It rolled and roared its way to life</text:span><text:change-start text:change-id="ct94409108452592"/><text:span text:style-name="T1">,</text:span><text:change-end text:change-id="ct9440910845259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409108454128"/><text:span text:style-name="T1">’s</text:span><text:change-end text:change-id="ct94409108454128"/><text:span text:style-name="T1"> engine also shook the boat a lot more. Also</text:span><text:change-start text:change-id="ct94409108456400"/><text:span text:style-name="T1">,</text:span><text:change-end text:change-id="ct94409108456400"/><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409108456640"/><text:span text:style-name="T1">,</text:span><text:change-end text:change-id="ct94409108456640"/><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409108469472"/><text:span text:style-name="T1">s</text:span><text:change-end text:change-id="ct94409108469472"/><text:span text:style-name="T1">’s eye and pointed up to the hatch. Shakes nodded</text:span><text:change text:change-id="ct94409108469712"/><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409108461504"/><text:span text:style-name="T1">,</text:span><text:change-end text:change-id="ct94409108461504"/><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409108458432"/><text:span text:style-name="T1"> and noted them on his clipboard. Then he connected an air hose to a valve of the </text:span><text:span text:style-name="T2">Gnat’s</text:span><text:span text:style-name="T1"> compressed air system</text:span><text:change text:change-id="ct94409108474640"/><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409108479280"/><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409108481328"/><text:span text:style-name="T1">, only</text:span><text:change-end text:change-id="ct94409108481328"/><text:span text:style-name="T1"> to see Hemi giving him a </text:span><text:change-start text:change-id="ct94409108483088"/><text:span text:style-name="T1">“</text:span><text:change-end text:change-id="ct94409108483088"/><text:change text:change-id="ct94409108483408"/><text:span text:style-name="T1">kill it</text:span><text:change-start text:change-id="ct94409108486048"/><text:span text:style-name="T1">”</text:span><text:change-end text:change-id="ct94409108486048"/><text:change text:change-id="ct94409108486368"/><text:span text:style-name="T1"> gesture. Shakes gave Hemi a thumbs up and </text:span><text:change text:change-id="ct94409108487808"/><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409108488928"/><text:change-start text:change-id="ct94409108489168"/><text:span text:style-name="T1">—</text:span><text:change-end text:change-id="ct94409108489168"/><text:span text:style-name="T1">silence like Hemi had never quite experienced before in all his years on submarines</text:span><text:change text:change-id="ct94409108489408"/><text:change-start text:change-id="ct94409108489648"/><text:span text:style-name="T1">—</text:span><text:change-end text:change-id="ct94409108489648"/><text:span text:style-name="T1">overtook the small boat.</text:span></text:p>
      <text:p text:style-name="Text_20_body"><text:span text:style-name="T1">The silence only lasted a second before Shakes’</text:span><text:change-start text:change-id="ct94409108490528"/><text:span text:style-name="T1">s</text:span><text:change-end text:change-id="ct94409108490528"/><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409108492048"/><text:change-start text:change-id="ct94409108492288"/><text:span text:style-name="T1"> . . . </text:span><text:change-end text:change-id="ct94409108492288"/><text:change text:change-id="ct94409108492528"/><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409108494976"/><text:change-start text:change-id="ct94409108495216"/><text:span text:style-name="T1">—</text:span><text:change-end text:change-id="ct94409108495216"/><text:span text:style-name="T1">Percy must be running very slowly. But swinging the mics around</text:span><text:change-start text:change-id="ct94409108496064"/><text:span text:style-name="T1">,</text:span><text:change-end text:change-id="ct94409108496064"/><text:span text:style-name="T1"> he found the </text:span><text:span text:style-name="T2">Grackle</text:span><text:span text:style-name="T1"> easily</text:span><text:change text:change-id="ct94409108496960"/><text:change-start text:change-id="ct94409108498032"/><text:span text:style-name="T1">—</text:span><text:change-end text:change-id="ct9440910849803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409108502544"/><text:span text:style-name="T1">Percy</text:span><text:change-end text:change-id="ct9440910850254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409108515536"/><text:span text:style-name="T1">,</text:span><text:change-end text:change-id="ct94409108515536"/><text:span text:style-name="T1"> Hemi. But</text:span><text:change text:change-id="ct94409108515296"/><text:change-start text:change-id="ct94409108516800"/><text:span text:style-name="T1"> . . . </text:span><text:change-end text:change-id="ct94409108516800"/><text:change text:change-id="ct94409108517040"/><text:span text:style-name="T1">now you absolutely have to tell me what the plan is.”</text:span></text:p>
      <text:p text:style-name="Text_20_body"><text:span text:style-name="T1">“Well</text:span><text:change text:change-id="ct94409108517920"/><text:change-start text:change-id="ct94409108518160"/><text:span text:style-name="T1"> . . .</text:span><text:change-end text:change-id="ct9440910851816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409108520416"/><text:change-start text:change-id="ct94409108520656"/><text:span text:style-name="T1">twenty-five </text:span><text:change-end text:change-id="ct94409108520656"/><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409108520896"/><text:span text:style-name="T1">,</text:span><text:change-end text:change-id="ct94409108520896"/><text:span text:style-name="T1"> though. I am confident the </text:span><text:span text:style-name="T2">Gnat</text:span><text:span text:style-name="T1"> </text:span><text:change text:change-id="ct94409108523472"/><text:change-start text:change-id="ct94409108523712"/><text:span text:style-name="T1">can do</text:span><text:change-end text:change-id="ct94409108523712"/><text:span text:style-name="T1"> </text:span><text:change text:change-id="ct94409108524144"/><text:span text:style-name="T1">the job.”</text:span></text:p>
      <text:p text:style-name="Text_20_body"><text:span text:style-name="T1">“Well</text:span><text:change-start text:change-id="ct94409108525024"/><text:span text:style-name="T1">,</text:span><text:change-end text:change-id="ct94409108525024"/><text:span text:style-name="T1"> of course this boat can </text:span><text:span text:style-name="T2">do</text:span><text:span text:style-name="T1"> it! </text:span><text:change text:change-id="ct94409108525264"/><text:change-start text:change-id="ct94409108525504"/><text:span text:style-name="T1">. . . </text:span><text:change-end text:change-id="ct9440910852550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409108527664"/><text:span text:style-name="T1">,</text:span><text:change-end text:change-id="ct94409108527664"/><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409108528544"/><text:span text:style-name="T1"> and chase her. As soon as she heard us shut down the diesel</text:span><text:change-start text:change-id="ct94409108529360"/><text:span text:style-name="T1">,</text:span><text:change-end text:change-id="ct94409108529360"/><text:span text:style-name="T1"> she ramped the </text:span><text:span text:style-name="T2">Prospect</text:span><text:span text:style-name="T1"> up to something like ten knots</text:span><text:change text:change-id="ct94409108529600"/><text:change-start text:change-id="ct94409108529840"/><text:span text:style-name="T1">—</text:span><text:change-end text:change-id="ct94409108529840"/><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409108531312"/><text:change-start text:change-id="ct94409108531552"/><text:span text:style-name="T1">thirty </text:span><text:change-end text:change-id="ct94409108531552"/><text:span text:style-name="T1">meters down</text:span><text:change text:change-id="ct94409108531792"/><text:change-start text:change-id="ct94409108532032"/><text:span text:style-name="T1">—</text:span><text:change-end text:change-id="ct94409108532032"/><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409108533792"/><text:span text:style-name="T1">k</text:span><text:change-start text:change-id="ct94409108534032"/><text:span text:style-name="T1">e</text:span><text:change-end text:change-id="ct94409108534032"/><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409108533552"/><text:change-start text:change-id="ct94409108534912"/><text:span text:style-name="T1">Thiry </text:span><text:change-end text:change-id="ct94409108534912"/><text:span text:style-name="T1">meters. The </text:span><text:span text:style-name="T2">Grackle</text:span><text:span text:style-name="T1"> has clearly heard the </text:span><text:span text:style-name="T2">Prospect</text:span><text:change-start text:change-id="ct94409108535152"/><text:span text:style-name="T1">’s</text:span><text:change-end text:change-id="ct94409108535152"/><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409108540192"/><text:span text:style-name="T1">in </text:span><text:change-end text:change-id="ct94409108540192"/><text:change text:change-id="ct94409108540432"/><text:span text:style-name="T1">all submarines</text:span><text:change-start text:change-id="ct94409108541312"/><text:span text:style-name="T1">’</text:span><text:change-end text:change-id="ct94409108541312"/><text:span text:style-name="T1"> </text:span><text:change text:change-id="ct9440910854228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4">Is this correct? Sealed by hand screw?</text:span></text:p></office:annotation><text:span text:style-name="T1">hand-screw</text:span><text:change-start text:change-id="ct94409108543248"/><text:span text:style-name="T1">-</text:span><text:change-end text:change-id="ct94409108543248"/><text:change text:change-id="ct9440910850979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409105823760"/><text:span text:style-name="T1">interior of the </text:span><text:change-end text:change-id="ct94409105823760"/><text:span text:style-name="T1">hatch</text:span><text:change text:change-id="ct94409105945456"/><text:change-start text:change-id="ct94409106033680"/><text:span text:style-name="T1">, </text:span><text:change-end text:change-id="ct94409106033680"/><text:change text:change-id="ct94409106035744"/><text:span text:style-name="T1">intended </text:span><text:change text:change-id="ct94409106040704"/><text:change-start text:change-id="ct94409106038784"/><text:span text:style-name="T1">as</text:span><text:change-end text:change-id="ct94409106038784"/><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409103859248"/><text:change-start text:change-id="ct94409106031632"/><text:span text:style-name="T1">—</text:span><text:change-end text:change-id="ct9440910603163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409106094768"/><text:span text:style-name="T1">,</text:span><text:change-end text:change-id="ct94409106094768"/><text:change text:change-id="ct94409106126784"/><text:change-start text:change-id="ct94409106131296"/><text:span text:style-name="T1"> </text:span><text:change-end text:change-id="ct94409106131296"/><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409106132992"/><text:span text:style-name="T1">,</text:span><text:change-end text:change-id="ct94409106132992"/><text:span text:style-name="T1"> this ain’t no commercial sub with some kind of specs-mandated flood-and-pump escape trunk for getting a crew of </text:span><text:change text:change-id="ct94409106091008"/><text:change-start text:change-id="ct94409106091888"/><text:span text:style-name="T1">fifty </text:span><text:change-end text:change-id="ct9440910609188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409106092528"/><text:span text:style-name="T1">,</text:span><text:change-end text:change-id="ct94409106092528"/><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409106179680"/><text:change-start text:change-id="ct94409106121584"/><text:span text:style-name="T1"> . . . </text:span><text:change-end text:change-id="ct94409106121584"/><text:change text:change-id="ct9440910618633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409106187904"/><text:span text:style-name="T1">,</text:span><text:change-end text:change-id="ct94409106187904"/><text:span text:style-name="T1"> Hemi could see their position in the water, see where the </text:span><text:span text:style-name="T2">Prospect</text:span><text:span text:style-name="T1"> should be off to their port side, and see the </text:span><text:span text:style-name="T2">Grackle</text:span><text:change text:change-id="ct94409106189488"/><text:change-start text:change-id="ct94409106190128"/><text:span text:style-name="T1">—</text:span><text:change-end text:change-id="ct94409106190128"/><text:span text:style-name="T1">all black and fiercely toothy in the front in its </text:span><text:change-start text:change-id="ct94409106200432"/><text:span text:style-name="T1">entirely unnatural </text:span><text:change-end text:change-id="ct94409106200432"/><text:span text:style-name="T1">way</text:span><text:change text:change-id="ct94409105824400"/><text:change text:change-id="ct94409105944816"/><text:change-start text:change-id="ct94409106436592"/><text:span text:style-name="T1">—</text:span><text:change-end text:change-id="ct94409106436592"/><text:span text:style-name="T1">charging towards Shakes’</text:span><text:change-start text:change-id="ct94409106451984"/><text:span text:style-name="T1">s</text:span><text:change-end text:change-id="ct94409106451984"/><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409104041520"/><text:span text:style-name="T1">,</text:span><text:change-end text:change-id="ct94409104041520"/><text:span text:style-name="T1"> the boats were all in the exact position. His thick fingers tightened on the lever, and then the muscles all the way down his arm to his shoulder tightened</text:span><text:change text:change-id="ct94409104040192"/><text:change-start text:change-id="ct94409104041888"/><text:span text:style-name="T1">—</text:span><text:change-end text:change-id="ct94409104041888"/><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409106452880"/><text:span text:style-name="T1">,</text:span><text:change-end text:change-id="ct94409106452880"/><text:span text:style-name="T1"> Captain Shakes!”</text:span></text:p>
      <text:p text:style-name="Text_20_body"><text:span text:style-name="T1">“</text:span><text:change text:change-id="ct94409106455232"/><text:change-start text:change-id="ct94409106456224"/><text:span text:style-name="T1">. . . </text:span><text:change-end text:change-id="ct94409106456224"/><text:span text:style-name="T1">Are you sure about that? I’d hate to find out it’s stuck in there and arming itself.”</text:span></text:p>
      <text:p text:style-name="Text_20_body"><text:span text:style-name="T1">“I am as sure as I can be. Blow the tanks</text:span><text:change text:change-id="ct94409106458880"/><text:change-start text:change-id="ct94409106459520"/><text:span text:style-name="T1">—</text:span><text:change-end text:change-id="ct94409106459520"/><text:span text:style-name="T1">the surface is going to be the safest place for us in the next few minutes.”</text:span></text:p>
      <text:p text:style-name="Text_20_body"><text:span text:style-name="T1">“Aye</text:span><text:change-start text:change-id="ct94409106482656"/><text:span text:style-name="T1">,</text:span><text:change-end text:change-id="ct94409106482656"/><text:span text:style-name="T1"> Boss.” Shakes reached down and pulled up on the heavy red lever at his feet. The </text:span><text:span text:style-name="T2">Gnat</text:span><text:change-start text:change-id="ct94409106486800"/><text:span text:style-name="T1">’s</text:span><text:change-end text:change-id="ct94409106486800"/><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409106498384"/><text:change-start text:change-id="ct94409106500736"/><text:span text:style-name="T1">, </text:span><text:change-end text:change-id="ct94409106500736"/><text:span text:style-name="T1">slowly for a second</text:span><text:change text:change-id="ct94409106502096"/><text:change-start text:change-id="ct94409106502976"/><text:span text:style-name="T1">, </text:span><text:change-end text:change-id="ct94409106502976"/><text:span text:style-name="T1">and then a moment later gaining speed. “Hang on to something</text:span><text:change-start text:change-id="ct94409106511504"/><text:span text:style-name="T1">,</text:span><text:change-end text:change-id="ct94409106511504"/><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409106512496"/><text:change-start text:change-id="ct94409106514336"/><text:span text:style-name="T1">—</text:span><text:change-end text:change-id="ct94409106514336"/><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409104052960"/><text:span text:style-name="T1">,</text:span><text:change-end text:change-id="ct94409104052960"/><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409108487088"/><text:span text:style-name="T1">,</text:span><text:change-end text:change-id="ct94409108487088"/><text:change text:change-id="ct94409106516864"/><text:span text:style-name="T1"> then another. Shakes shaded his eyes against the brightness and scanned the water between him and the horizon line</text:span><text:change-start text:change-id="ct94409106520560"/><text:span text:style-name="T1">,</text:span><text:change-end text:change-id="ct94409106520560"/><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409106521600"/><text:span text:style-name="T1">.</text:span><text:change-end text:change-id="ct94409106521600"/><text:change text:change-id="ct94409106475936"/><text:span text:style-name="T1"> “I am tracking the sub on sonar.”</text:span></text:p>
      <text:p text:style-name="Text_20_body"><text:span text:style-name="T1">Shakes’</text:span><text:change-start text:change-id="ct94409106553536"/><text:span text:style-name="T1">s</text:span><text:change-end text:change-id="ct94409106553536"/><text:span text:style-name="T1"> initial feeling of excitement that such a claptrap device actually functioned as intended subsided to be replaced by the more rational thought that detonating the device was one thing, </text:span><text:change-start text:change-id="ct94409106555728"/><text:span text:style-name="T1">while </text:span><text:change-end text:change-id="ct9440910655572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409106556368"/><text:span text:style-name="T1"> and saw a long black shadow</text:span><text:change text:change-id="ct94409106557008"/><text:change-start text:change-id="ct94409106557648"/><text:span text:style-name="T1">—</text:span><text:change-end text:change-id="ct94409106557648"/><text:span text:style-name="T1">endlessly long and thin, it seemed to him</text:span><text:change text:change-id="ct94409106560832"/><text:change-start text:change-id="ct94409106573360"/><text:span text:style-name="T1">—</text:span><text:change-end text:change-id="ct94409106573360"/><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409106589152"/><text:span text:style-name="T1">,</text:span><text:change-end text:change-id="ct94409106589152"/><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409106614592"/><text:span text:style-name="T1">.</text:span><text:change-end text:change-id="ct94409106614592"/><text:change text:change-id="ct94409106615472"/><text:span text:style-name="T1"> “</text:span><text:change-start text:change-id="ct94409106617072"/><text:span text:style-name="T1">T</text:span><text:change-end text:change-id="ct94409106617072"/><text:change text:change-id="ct94409106617712"/><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409106622224"/><text:change-start text:change-id="ct94409108062048"/><text:span text:style-name="T1"> . . .</text:span><text:change-end text:change-id="ct94409108062048"/><text:span text:style-name="T1">”</text:span></text:p>
      <text:p text:style-name="Text_20_body"><text:span text:style-name="T1">Percy sighed. “I know that</text:span><text:change-start text:change-id="ct94409108088992"/><text:span text:style-name="T1">,</text:span><text:change-end text:change-id="ct94409108088992"/><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409106625600"/><text:change-start text:change-id="ct94409106626240"/><text:span text:style-name="T1"> . . . </text:span><text:change-end text:change-id="ct94409106626240"/><text:change text:change-id="ct94409106627136"/><text:span text:style-name="T1">I can’t tell. There’s nothing but silence at the moment.”</text:span></text:p>
      <text:p text:style-name="Text_20_body"><text:span text:style-name="T1">“Figure it out</text:span><text:change-start text:change-id="ct94409106627776"/><text:span text:style-name="T1">,</text:span><text:change-end text:change-id="ct94409106627776"/><text:span text:style-name="T1"> Cassandra! I’m depending on you here.”</text:span></text:p>
      <text:p text:style-name="Text_20_body"><text:span text:style-name="T1">“The explosion definitely came from the pursuing sub</text:span><text:change text:change-id="ct94409106628896"/><text:change-start text:change-id="ct94409106630432"/><text:span text:style-name="T1">—</text:span><text:change-end text:change-id="ct94409106630432"/><text:span text:style-name="T1">I’d say they hit Hemi’s device. But</text:span><text:change text:change-id="ct94409106631072"/><text:change-start text:change-id="ct94409106632416"/><text:span text:style-name="T1"> . . .</text:span><text:change-end text:change-id="ct94409106632416"/><text:span text:style-name="T1">”</text:span></text:p>
      <text:p text:style-name="P8">A full minute passed.</text:p>
      <text:p text:style-name="Text_20_body"><text:span text:style-name="T1">“But what</text:span><text:change-start text:change-id="ct94409106633184"/><text:span text:style-name="T1">,</text:span><text:change-end text:change-id="ct9440910663318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409106662560"/><text:span text:style-name="T1">.</text:span><text:change-end text:change-id="ct94409106662560"/><text:change text:change-id="ct94409106665168"/><text:span text:style-name="T1">” </text:span><text:change-start text:change-id="ct94409106667008"/><text:span text:style-name="T1">T</text:span><text:change-end text:change-id="ct94409106667008"/><text:change text:change-id="ct94409106667648"/><text:span text:style-name="T1">his, mostly to herself.</text:span></text:p>
      <text:p text:style-name="Text_20_body"><text:span text:style-name="T1">“Captain Percy!” Cassandra was shouting now</text:span><text:change-start text:change-id="ct94409106668288"/><text:span text:style-name="T1">.</text:span><text:change-end text:change-id="ct94409106668288"/><text:change text:change-id="ct94409106672160"/><text:span text:style-name="T1"> “</text:span><text:change-start text:change-id="ct94409106675616"/><text:span text:style-name="T1">T</text:span><text:change-end text:change-id="ct94409106675616"/><text:change text:change-id="ct94409106674848"/><text:span text:style-name="T1">here’s a torpedo in the water! They’ve fired at us!”</text:span></text:p>
      <text:p text:style-name="Text_20_body"><text:span text:style-name="T1">“Stay calm</text:span><text:change-start text:change-id="ct94409106677200"/><text:span text:style-name="T1">,</text:span><text:change-end text:change-id="ct94409106677200"/><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409106679408"/><text:span text:style-name="T1">,</text:span><text:change-end text:change-id="ct94409106679408"/><text:span text:style-name="T1"> Captain Percy!”</text:span></text:p>
      <text:p text:style-name="Text_20_body"><text:span text:style-name="T1">“Figure it out</text:span><text:change-start text:change-id="ct94409106679984"/><text:span text:style-name="T1">,</text:span><text:change-end text:change-id="ct94409106679984"/><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409106681504"/><text:span text:style-name="T1">m</text:span><text:change-end text:change-id="ct94409106681504"/><text:change text:change-id="ct94409106682144"/><text:span text:style-name="T1">ed in on the torpedo</text:span><text:change text:change-id="ct94409106683024"/><text:change-start text:change-id="ct94409106685184"/><text:span text:style-name="T1">—</text:span><text:change-end text:change-id="ct94409106685184"/><text:span text:style-name="T1">a high whining electric motor just off their rear port side. She wrapped her head around it, and in her mind she could see the machine</text:span><text:change text:change-id="ct94409106693904"/><text:change-start text:change-id="ct94409106698816"/><text:span text:style-name="T1">: </text:span><text:change-end text:change-id="ct94409106698816"/><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409104082480"/><text:span text:style-name="T1">,</text:span><text:change-end text:change-id="ct94409104082480"/><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409106713536"/><text:span text:style-name="T1">,</text:span><text:change-end text:change-id="ct94409106713536"/><text:span text:style-name="T1"> Percy</text:span><text:change text:change-id="ct94409106714176"/><text:change-start text:change-id="ct94409106715264"/><text:span text:style-name="T1">—</text:span><text:change-end text:change-id="ct94409106715264"/><text:span text:style-name="T1">no change to direction.”</text:span></text:p>
      <text:p text:style-name="Text_20_body"><text:span text:style-name="T1">“OK, it hasn’t acquired us</text:span><text:change text:change-id="ct94409106716368"/><text:change-start text:change-id="ct94409106717008"/><text:span text:style-name="T1"> . . . </text:span><text:change-end text:change-id="ct94409106717008"/><text:span text:style-name="T1"><text:s/>yet. What’s the range?”</text:span></text:p>
      <text:p text:style-name="Text_20_body"><text:span text:style-name="T1">Cassandra looked at the active sonar rig readout. “</text:span><text:change-start text:change-id="ct94409106717648"/><text:span text:style-name="T1">One-point-three</text:span><text:change-end text:change-id="ct94409106717648"/><text:change text:change-id="ct94409106718640"/><text:span text:style-name="T1"> miles.”</text:span></text:p>
      <text:p text:style-name="Text_20_body"><text:span text:style-name="T1">“That’s not very much room to play with</text:span><text:change-start text:change-id="ct94409106719520"/><text:span text:style-name="T1">,</text:span><text:change-end text:change-id="ct94409106719520"/><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409106734400"/><text:change-start text:change-id="ct94409106736016"/><text:span text:style-name="T1">certainty </text:span><text:change-end text:change-id="ct9440910673601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409106736656"/><text:change-start text:change-id="ct94409106737632"/><text:span text:style-name="T1"> . . .</text:span><text:change-end text:change-id="ct94409106737632"/><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409106738272"/><text:span text:style-name="T1">,</text:span><text:change-end text:change-id="ct94409106738272"/><text:span text:style-name="T1"> Cassandra! They may not risk another torpedo on us in these waters. They wasted two already, and those things are expensive.”</text:span></text:p>
      <text:p text:style-name="Text_20_body"><text:span text:style-name="T1">“Great,” Gregory smirked</text:span><text:change-start text:change-id="ct94409106761872"/><text:span text:style-name="T1">.</text:span><text:change-end text:change-id="ct94409106761872"/><text:change text:change-id="ct94409106763104"/><text:span text:style-name="T1"> “</text:span><text:change-start text:change-id="ct94409106765648"/><text:span text:style-name="T1">S</text:span><text:change-end text:change-id="ct94409106765648"/><text:change text:change-id="ct94409106759728"/><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409106780704"/><text:span text:style-name="T1">Two-point-three</text:span><text:change-end text:change-id="ct94409106780704"/><text:change text:change-id="ct94409106781344"/><text:span text:style-name="T1"> nautical miles. And they are increasing speed now.”</text:span></text:p>
      <text:p text:style-name="Text_20_body"><text:span text:style-name="T1">“They’re trying to close on us. Your hunch about ramming might be right</text:span><text:change-start text:change-id="ct94409106781984"/><text:span text:style-name="T1">,</text:span><text:change-end text:change-id="ct94409106781984"/><text:span text:style-name="T1"> Gregory.” Percy glanced at the battery gauges. They were moving fast enough at ten knots that she could see the needles on the battery-charge gauges dropping steadily. Those gauges had passed into the hatched red zone. That </text:span><text:change text:change-id="ct94409106782624"/><text:change-start text:change-id="ct94409106783264"/><text:span text:style-name="T1">meant </text:span><text:change-end text:change-id="ct94409106783264"/><text:span text:style-name="T1">only a matter of </text:span><text:change text:change-id="ct94409106783904"/><text:change-start text:change-id="ct94409106784544"/><text:span text:style-name="T1">twenty </text:span><text:change-end text:change-id="ct94409106784544"/><text:span text:style-name="T1">minutes or so of battery remain</text:span><text:change-start text:change-id="ct94409106794080"/><text:span text:style-name="T1">ed</text:span><text:change-end text:change-id="ct94409106794080"/><text:change text:change-id="ct94409106795648"/><text:span text:style-name="T1">. After that, they would be forced to remain stationary or surface</text:span><text:change text:change-id="ct94409106802608"/><text:change-start text:change-id="ct94409106811280"/><text:span text:style-name="T1">—</text:span><text:change-end text:change-id="ct94409106811280"/><text:span text:style-name="T1">either way</text:span><text:change-start text:change-id="ct94409106826320"/><text:span text:style-name="T1">,</text:span><text:change-end text:change-id="ct94409106826320"/><text:span text:style-name="T1"> they would be an easy target for a final ramming.</text:span></text:p>
      <text:p text:style-name="Text_20_body"><text:span text:style-name="T1">“Let’s do what we can to conserve our remaining battery</text:span><text:change-start text:change-id="ct94409106846208"/><text:span text:style-name="T1">,</text:span><text:change-end text:change-id="ct9440910684620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409106847440"/><text:span text:style-name="T1">’s</text:span><text:change-end text:change-id="ct94409106847440"/><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409106848080"/><text:span text:style-name="T1">out </text:span><text:change-end text:change-id="ct94409106848080"/><text:span text:style-name="T1">the </text:span><text:span text:style-name="T2">Prospect</text:span><text:change-start text:change-id="ct94409106855024"/><text:span text:style-name="T1">’s</text:span><text:change-end text:change-id="ct94409106855024"/><text:span text:style-name="T1"> motor noise</text:span><text:change text:change-id="ct94409106859984"/><text:span text:style-name="T1">, and then somehow landing the sonar mics precisely on the bearing of the </text:span><text:span text:style-name="T2">Gnat</text:span><text:span text:style-name="T1">. Cassandra flipped filters on and off</text:span><text:change text:change-id="ct94409106866080"/><text:span text:style-name="T1"> and adjusted the fine-control dials carefully. Eventually she managed to limit the noise wash from the </text:span><text:span text:style-name="T2">Prospect</text:span><text:span text:style-name="T1"> </text:span><text:change text:change-id="ct94409106867952"/><text:change-start text:change-id="ct94409106894112"/><text:span text:style-name="T1">enough to give</text:span><text:change-end text:change-id="ct94409106894112"/><text:span text:style-name="T1"> her </text:span><text:change text:change-id="ct94409106900928"/><text:change-start text:change-id="ct94409106909200"/><text:span text:style-name="T1">a </text:span><text:change-end text:change-id="ct94409106909200"/><text:span text:style-name="T1">sense </text:span><text:change-start text:change-id="ct94409106932352"/><text:span text:style-name="T1">that </text:span><text:change-end text:change-id="ct94409106932352"/><text:span text:style-name="T1">she might be able to hear her way around it.</text:span></text:p>
      <text:p text:style-name="Text_20_body"><text:span text:style-name="T1">She scanned and scanned, back and forth. All the way around the bow</text:span><text:change-start text:change-id="ct94409104103840"/><text:span text:style-name="T1">,</text:span><text:change-end text:change-id="ct94409104103840"/><text:span text:style-name="T1"> too, but mostly focusing on the direction behind</text:span><text:change-start text:change-id="ct94409106934144"/><text:span text:style-name="T1">,</text:span><text:change-end text:change-id="ct94409106934144"/><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409106934784"/><text:span text:style-name="T1">’s</text:span><text:change-end text:change-id="ct94409106934784"/><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409106935776"/><text:span text:style-name="T1"> and tracked it carefully for a minute. “I’ve got them</text:span><text:change-start text:change-id="ct94409106936416"/><text:span text:style-name="T1">,</text:span><text:change-end text:change-id="ct94409106936416"/><text:span text:style-name="T1"> Captain Percy. </text:span><text:change text:change-id="ct94409106937888"/><text:change-start text:change-id="ct94409108586752"/><text:span text:style-name="T1">Thirty </text:span><text:change-end text:change-id="ct94409108586752"/><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409108587696"/><text:span text:style-name="T1">,</text:span><text:change-end text:change-id="ct94409108587696"/><text:span text:style-name="T1"> Gregory here has a theory that now the </text:span><text:span text:style-name="T2">Grackle</text:span><text:span text:style-name="T1"> is after us for another ramming. Based on the speed they’ve put on, I’m inclined to agree with him. So</text:span><text:change text:change-id="ct94409106940304"/><text:change-start text:change-id="ct94409106942960"/><text:span text:style-name="T1"> . . . </text:span><text:change-end text:change-id="ct94409106942960"/><text:change text:change-id="ct94409106943600"/><text:span text:style-name="T1">what’s the plan now?”</text:span></text:p>
      <text:p text:style-name="Text_20_body"><text:span text:style-name="T1">“Aye. Well</text:span><text:change-start text:change-id="ct94409106944240"/><text:span text:style-name="T1">,</text:span><text:change-end text:change-id="ct94409106944240"/><text:span text:style-name="T1"> Hemi says he still thinks he can take them down. He just needs to deliver one of his devices to a weaker part of their sub than the ram</text:span><text:change text:change-id="ct94409106304464"/><text:change-start text:change-id="ct94409106304704"/><text:span text:style-name="T1">—</text:span><text:change-end text:change-id="ct94409106304704"/><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409106305648"/><text:span text:style-name="T1">b</text:span><text:change-end text:change-id="ct94409106305648"/><text:change text:change-id="ct94409106955040"/><text:span text:style-name="T1">oss says. Hang on</text:span><text:change text:change-id="ct94409106956400"/><text:change-start text:change-id="ct94409106957280"/><text:span text:style-name="T1"> . . .</text:span><text:change-end text:change-id="ct94409106957280"/><text:span text:style-name="T1">” A few seconds of static came across the radio, and then Shakes picked up again. “Hemi says you should just keep running</text:span><text:change text:change-id="ct94409106957920"/><text:change-start text:change-id="ct94409106306304"/><text:span text:style-name="T1">—</text:span><text:change-end text:change-id="ct94409106306304"/><text:span text:style-name="T1">make evasive moves if you can. He’s going to maneuver us into position to deliver a second device.”</text:span></text:p>
      <text:p text:style-name="Text_20_body"><text:span text:style-name="T1">“OK. But keep in mind we’re down to maybe </text:span><text:change text:change-id="ct94409106959040"/><text:change-start text:change-id="ct94409106961424"/><text:span text:style-name="T1">fifteen </text:span><text:change-end text:change-id="ct94409106961424"/><text:span text:style-name="T1">minutes on the battery here. As soon as that’s gone, we’re a dead-in-the-water target for a boat with an intention to ram.”</text:span></text:p>
      <text:p text:style-name="Text_20_body"><text:span text:style-name="T1">Another second passed. “Hemi says</text:span><text:change text:change-id="ct94409106962064"/><text:change-start text:change-id="ct94409106962704"/><text:span text:style-name="T1">—</text:span><text:change-end text:change-id="ct94409106962704"/><text:span text:style-name="T1">get this</text:span><text:change text:change-id="ct94409106967744"/><text:change-start text:change-id="ct94409106969600"/><text:span text:style-name="T1">—</text:span><text:change-end text:change-id="ct94409106969600"/><text:change text:change-id="ct94409106970432"/><text:span text:style-name="T1">he will </text:span><text:change-start text:change-id="ct94409106919328"/><text:span text:style-name="T1">‘</text:span><text:change-end text:change-id="ct94409106919328"/><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409106986464"/><text:span text:style-name="T1">,</text:span><text:change-end text:change-id="ct94409106986464"/><text:span text:style-name="T1"> Captain Shakes</text:span><text:change text:change-id="ct94409106987584"/><text:change-start text:change-id="ct94409106989216"/><text:span text:style-name="T1">—</text:span><text:change-end text:change-id="ct94409106989216"/><text:span text:style-name="T1">I need Hemi back.”</text:span></text:p>
      <text:p text:style-name="Text_20_body"><text:span text:style-name="T1">“Don’t you sink either</text:span><text:change-start text:change-id="ct94409106990144"/><text:span text:style-name="T1">,</text:span><text:change-end text:change-id="ct94409106990144"/><text:span text:style-name="T1"> Captain Percy</text:span><text:change text:change-id="ct94409106991024"/><text:change-start text:change-id="ct94409106991664"/><text:span text:style-name="T1">—</text:span><text:change-end text:change-id="ct94409106991664"/><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409106309008"/><text:change-start text:change-id="ct94409106309248"/><text:span text:style-name="T1">Fifty </text:span><text:change-end text:change-id="ct94409106309248"/><text:span text:style-name="T1">meters.”</text:span></text:p>
      <text:p text:style-name="Text_20_body"><text:span text:style-name="T1">“Ain’t gonna happen</text:span><text:change-start text:change-id="ct94409107006576"/><text:span text:style-name="T1">,</text:span><text:change-end text:change-id="ct94409107006576"/><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409107008464"/><text:change-start text:change-id="ct94409107009136"/><text:span text:style-name="T1">thirty </text:span><text:change-end text:change-id="ct94409107009136"/><text:span text:style-name="T1">and the seams start splitting. </text:span><text:change text:change-id="ct94409107013888"/><text:change-start text:change-id="ct94409107017280"/><text:span text:style-name="T1">Fifty </text:span><text:change-end text:change-id="ct94409107017280"/><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409106312496"/><text:span text:style-name="T1">,</text:span><text:change-end text:change-id="ct94409106312496"/><text:span text:style-name="T1"> though</text:span><text:change text:change-id="ct94409107018576"/><text:change-start text:change-id="ct94409107022448"/><text:span text:style-name="T1">—</text:span><text:change-end text:change-id="ct94409107022448"/><text:span text:style-name="T1">if we can get it to detonate right in the middle of their sub</text:span><text:change text:change-id="ct94409107029696"/><text:change-start text:change-id="ct94409106314192"/><text:span text:style-name="T1">—</text:span><text:change-end text:change-id="ct94409106314192"/><text:span text:style-name="T1">the upward force of the explosion will blow through the middle and break the sub’s back. Snap it in half. And all the watertight compartments in the world will not help them at that point. At least</text:span><text:change-start text:change-id="ct94409104136368"/><text:span text:style-name="T1">,</text:span><text:change-end text:change-id="ct94409104136368"/><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409104121472"/><text:span text:style-name="T1">,</text:span><text:change-end text:change-id="ct94409104121472"/><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409104124016"/><text:change-start text:change-id="ct94409104135040"/><text:span text:style-name="T1">—</text:span><text:change-end text:change-id="ct9440910413504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409106319888"/><text:span text:style-name="T1">,</text:span><text:change-end text:change-id="ct94409106319888"/><text:span text:style-name="T1"> Captain Shakes.”</text:span></text:p>
      <text:p text:style-name="Text_20_body"><text:span text:style-name="T1">“</text:span><text:change text:change-id="ct94409107048720"/><text:change-start text:change-id="ct94409107049360"/><text:span text:style-name="T1">. . . </text:span><text:change-end text:change-id="ct94409107049360"/><text:span text:style-name="T1">Down beyond a depth I never intended to take it.”</text:span></text:p>
      <text:p text:style-name="Text_20_body"><text:span text:style-name="T1">Hemi pounded on one of the roughly</text:span><text:change-start text:change-id="ct94409107053152"/><text:span text:style-name="T1"> </text:span><text:change-end text:change-id="ct94409107053152"/><text:change text:change-id="ct94409107057760"/><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409107058704"/><text:span text:style-name="T1">,</text:span><text:change-end text:change-id="ct9440910705870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409106323024"/><text:span text:style-name="T1">s</text:span><text:change-end text:change-id="ct94409106323024"/><text:span text:style-name="T1"> eyes peered out into the murky water, and scanned upwards. There was nothing to see, but Shakes could never resist the temptation to try.</text:span></text:p>
      <text:p text:style-name="Text_20_body"><text:span text:style-name="T1">“</text:span><text:change text:change-id="ct94409107059344"/><text:change-start text:change-id="ct94409107061680"/><text:span text:style-name="T1">Ten </text:span><text:change-end text:change-id="ct94409107061680"/><text:span text:style-name="T1">minutes,” said Hemi, speaking softly</text:span><text:change-start text:change-id="ct94409107063856"/><text:span text:style-name="T1">,</text:span><text:change-end text:change-id="ct94409107063856"/><text:span text:style-name="T1"> since he was less than a meter from Shakes’ head. “We need to start descending now.”</text:span></text:p>
      <text:p text:style-name="Text_20_body"><text:span text:style-name="T1">“Just curious</text:span><text:change-start text:change-id="ct94409107076320"/><text:span text:style-name="T1">,</text:span><text:change-end text:change-id="ct94409107076320"/><text:span text:style-name="T1"> Hemi, how deep do you think it is here?”</text:span></text:p>
      <text:p text:style-name="Text_20_body"><text:span text:style-name="T1">“More than </text:span><text:change text:change-id="ct94409107076960"/><text:change-start text:change-id="ct94409107078192"/><text:span text:style-name="T1">a thousand </text:span><text:change-end text:change-id="ct94409107078192"/><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409107078832"/><text:change-start text:change-id="ct94409107079472"/><text:span text:style-name="T1">—</text:span><text:change-end text:change-id="ct94409107079472"/><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409107081280"/><text:change-start text:change-id="ct94409107088432"/><text:span text:style-name="T1">Forty </text:span><text:change-end text:change-id="ct94409107088432"/><text:span text:style-name="T1">meters.”</text:span></text:p>
      <text:p text:style-name="Text_20_body"><text:span text:style-name="T1">“The boat is doing great</text:span><text:change-start text:change-id="ct94409107089840"/><text:span text:style-name="T1">,</text:span><text:change-end text:change-id="ct94409107089840"/><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409106330320"/><text:span text:style-name="T1">,</text:span><text:change-end text:change-id="ct94409106330320"/><text:span text:style-name="T1"> man.” Shakes’ hands were sweating. He put a cigarette to his lips</text:span><text:change text:change-id="ct94409106331280"/><text:span text:style-name="T1"> but forgot to light it.</text:span></text:p>
      <text:p text:style-name="P8">Hemi stared at his ticking watch.</text:p>
      <text:p text:style-name="Text_20_body"><text:span text:style-name="T1">“</text:span><text:change text:change-id="ct94409106330560"/><text:change-start text:change-id="ct94409106332384"/><text:span text:style-name="T1">Forty-five </text:span><text:change-end text:change-id="ct94409106332384"/><text:span text:style-name="T1">meters.”</text:span></text:p>
      <text:p text:style-name="Text_20_body"><text:span text:style-name="T1">“OK, start leveling out,” said Hemi</text:span><text:change-start text:change-id="ct94409107107600"/><text:span text:style-name="T1">.</text:span><text:change-end text:change-id="ct94409107107600"/><text:change text:change-id="ct94409107108672"/><text:span text:style-name="T1"> “I think you can stay just above </text:span><text:change text:change-id="ct94409107110192"/><text:change-start text:change-id="ct94409107110832"/><text:span text:style-name="T1">fifty</text:span><text:change-end text:change-id="ct94409107110832"/><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409107111472"/><text:span text:style-name="T1">“</text:span><text:change-end text:change-id="ct94409107111472"/><text:change text:change-id="ct94409107112832"/><text:span text:style-name="T1">noisy</text:span><text:change-start text:change-id="ct94409106334656"/><text:span text:style-name="T1">”</text:span><text:change-end text:change-id="ct94409106334656"/><text:change text:change-id="ct94409107115008"/><text:span text:style-name="T1"> when they went deep</text:span><text:change text:change-id="ct94409107117216"/><text:change-start text:change-id="ct94409107118912"/><text:span text:style-name="T1">—</text:span><text:change-end text:change-id="ct94409107118912"/><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409107125088"/><text:change-start text:change-id="ct94409107126448"/><text:span text:style-name="T1"> . . . </text:span><text:change-end text:change-id="ct94409107126448"/><text:change text:change-id="ct94409107127088"/><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409104159712"/><text:span text:style-name="T1">,</text:span><text:change-end text:change-id="ct94409104159712"/><text:span text:style-name="T1"> Hemi. I’m not sure how much longer we can stay this deep.”</text:span></text:p>
      <text:p text:style-name="Text_20_body"><text:span text:style-name="T1">Hemi looked at the stopwatch. “</text:span><text:change-start text:change-id="ct94409101177824"/><text:span text:style-name="T1">Three</text:span><text:change-end text:change-id="ct94409101177824"/><text:change text:change-id="ct94409106113744"/><text:span text:style-name="T1"> minutes. Just hold the boat right at the level and speed you have</text:span><text:change text:change-id="ct94409106116464"/><text:change-start text:change-id="ct94409106120288"/><text:span text:style-name="T1">—</text:span><text:change-end text:change-id="ct9440910612028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409106118800"/><text:change-start text:change-id="ct94409107159712"/><text:span text:style-name="T1">Thirty </text:span><text:change-end text:change-id="ct9440910715971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409107160352"/><text:span text:style-name="T1">,</text:span><text:change-end text:change-id="ct94409107160352"/><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409107160992"/><text:change-start text:change-id="ct94409107161984"/><text:span text:style-name="T1"> . . .</text:span><text:change-end text:change-id="ct9440910716198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409107176432"/><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409107192912"/><text:span text:style-name="T1">,</text:span><text:change-end text:change-id="ct94409107192912"/><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409107196704"/><text:span text:style-name="T1">s</text:span><text:change-end text:change-id="ct94409107196704"/><text:span text:style-name="T1"> and Hemi’s ears. Whatever small cracks </text:span><text:change text:change-id="ct94409107197664"/><text:span text:style-name="T1">had opened in the seams before now split wide</text:span><text:change-start text:change-id="ct94409107198304"/><text:span text:style-name="T1">,</text:span><text:change-end text:change-id="ct94409107198304"/><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409107210160"/><text:span text:style-name="T1">,</text:span><text:change-end text:change-id="ct94409107210160"/><text:span text:style-name="T1"> Captain Percy</text:span><text:change text:change-id="ct94409107211200"/><text:change-start text:change-id="ct94409107217840"/><text:span text:style-name="T1"> . . .</text:span><text:change-end text:change-id="ct94409107217840"/><text:span text:style-name="T1"> I’m hearing a lot of popping and crackling. Hold on</text:span><text:change text:change-id="ct94409107219776"/><text:change-start text:change-id="ct94409107221648"/><text:span text:style-name="T1"> . . .</text:span><text:change-end text:change-id="ct94409107221648"/><text:span text:style-name="T1">” She scanned the sonar. The soundscape was a confusing mess: massive churning bubbles of air rising towards the surface, creaking and cracking metal, rushing water </text:span><text:change text:change-id="ct94409107222288"/><text:change-start text:change-id="ct94409107223920"/><text:span text:style-name="T1">. . . </text:span><text:change-end text:change-id="ct94409107223920"/><text:span text:style-name="T1">and distant screams of terror. “Captain Percy: I’m almost certain the </text:span><text:span text:style-name="T2">Grackle</text:span><text:span text:style-name="T1"> is finished. I’m hearing nothing but</text:span><text:change text:change-id="ct94409107237008"/><text:change-start text:change-id="ct94409107245408"/><text:span text:style-name="T1"> . . . </text:span><text:change-end text:change-id="ct94409107245408"/><text:change text:change-id="ct94409107250544"/><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409107277056"/><text:change-start text:change-id="ct94409107275936"/><text:span text:style-name="T1"> . . .</text:span><text:change-end text:change-id="ct94409107275936"/><text:span text:style-name="T1">”</text:span></text:p>
      <text:p text:style-name="P8">Percy’s eyes snapped up to the ship-to-ship. It was not the voice of Hemi or Shakes.</text:p>
      <text:p text:style-name="Text_20_body"><text:span text:style-name="T1">“Sylvia</text:span><text:change text:change-id="ct94409107278336"/><text:change-start text:change-id="ct94409107279616"/><text:span text:style-name="T1"> . . . </text:span><text:change-end text:change-id="ct94409107279616"/><text:change text:change-id="ct94409107280656"/><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409107285280"/><text:change-start text:change-id="ct94409107286704"/><text:span text:style-name="T1">. . . </text:span><text:change-end text:change-id="ct94409107286704"/><text:span text:style-name="T1">Owen? </text:span><text:change text:change-id="ct94409107287888"/><text:change-start text:change-id="ct94409107288768"/><text:span text:style-name="T1">. . . </text:span><text:change-end text:change-id="ct94409107288768"/><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409107290496"/><text:change-start text:change-id="ct94409107300000"/><text:span text:style-name="T1">—</text:span><text:change-end text:change-id="ct94409107300000"/><text:span text:style-name="T1">thinking there was no way I could survive.</text:span></text:p>
      <text:p text:style-name="Text_20_body"><text:span text:style-name="T1">“And I would have died in that storm, just as you expected. Probably within a matter of minutes</text:span><text:change text:change-id="ct94409107301152"/><text:change-start text:change-id="ct94409107304912"/><text:span text:style-name="T1">—</text:span><text:change-end text:change-id="ct94409107304912"/><text:span text:style-name="T1">except by sheer luck I washed aboard the deck of the </text:span><text:span text:style-name="T2">Grackle</text:span><text:change text:change-id="ct94409107308320"/><text:change text:change-id="ct94409107307200"/><text:change-start text:change-id="ct94409107308960"/><text:span text:style-name="T1"> . . . </text:span><text:change-end text:change-id="ct94409107308960"/><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409107323040"/><text:change-start text:change-id="ct94409107328016"/><text:span text:style-name="T1">—</text:span><text:change-end text:change-id="ct94409107328016"/><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409107349024"/><text:change-start text:change-id="ct94409107349664"/><text:span text:style-name="T1"> . . . </text:span><text:change-end text:change-id="ct94409107349664"/><text:span text:style-name="T1"><text:s/>I didn’t know</text:span><text:change text:change-id="ct94409107352816"/><text:change-start text:change-id="ct94409107354880"/><text:span text:style-name="T1"> . . .</text:span><text:change-end text:change-id="ct94409107354880"/><text:span text:style-name="T1">” Her thumb fell off the transmitter. The radio remained dead for a few seconds.</text:span></text:p>
      <text:p text:style-name="Text_20_body"><text:span text:style-name="T1">The radio dial re-lit. “</text:span><text:change text:change-id="ct94409107371792"/><text:change-start text:change-id="ct94409107383552"/><text:span text:style-name="T1">. . . </text:span><text:change-end text:change-id="ct9440910738355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409107381712"/><text:span text:style-name="T1">,</text:span><text:change-end text:change-id="ct94409107381712"/><text:span text:style-name="T1"> Sylvia. But now</text:span><text:change text:change-id="ct94409107382160"/><text:change-start text:change-id="ct94409107376832"/><text:span text:style-name="T1"> . . . </text:span><text:change-end text:change-id="ct94409107376832"/><text:change text:change-id="ct94409107377936"/><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409104195472"/><text:change-start text:change-id="ct94409104195104"/><text:span text:style-name="T1">. . . </text:span><text:change-end text:change-id="ct94409104195104"/><text:span text:style-name="T1">Everyone eventually. But for me, the pit is only a few seconds away now. Know this</text:span><text:change-start text:change-id="ct94409107378576"/><text:span text:style-name="T1">,</text:span><text:change-end text:change-id="ct94409107378576"/><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409107399888"/><text:span text:style-name="T1">’s</text:span><text:change-end text:change-id="ct94409107399888"/><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409107400528"/><text:change-start text:change-id="ct94409107401168"/><text:span text:style-name="T1">—</text:span><text:change-end text:change-id="ct94409107401168"/><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409107401808"/><text:change-start text:change-id="ct94409107402672"/><text:span text:style-name="T1">—</text:span><text:change-end text:change-id="ct94409107402672"/><text:span text:style-name="T1">pegged at </text:span><text:change text:change-id="ct94409107403312"/><text:change-start text:change-id="ct94409107404080"/><text:span text:style-name="T1">one hundred </text:span><text:change-end text:change-id="ct94409107404080"/><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409107406208"/><text:change-start text:change-id="ct94409107406848"/><text:span text:style-name="T1">—</text:span><text:change-end text:change-id="ct94409107406848"/><text:span text:style-name="T1">all machines</text:span><text:change text:change-id="ct94409107407488"/><text:change-start text:change-id="ct94409107408368"/><text:span text:style-name="T1">—</text:span><text:change-end text:change-id="ct94409107408368"/><text:span text:style-name="T1">do what he wanted them to. But this particular one was failing him now. Shakes’</text:span><text:change-start text:change-id="ct94409107413216"/><text:span text:style-name="T1">s</text:span><text:change-end text:change-id="ct9440910741321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409104196832"/><text:span text:style-name="T1">where </text:span><text:change-end text:change-id="ct94409104196832"/><text:span text:style-name="T1">he had grown up</text:span><text:change text:change-id="ct94409104205184"/><text:span text:style-name="T1">. All his years on rusting and leaking submarines, and running water</text:span><text:change text:change-id="ct94409107419008"/><text:change-start text:change-id="ct94409104207280"/><text:span text:style-name="T1">—</text:span><text:change-end text:change-id="ct94409104207280"/><text:span text:style-name="T1">a sound of death on submarines</text:span><text:change text:change-id="ct94409107423312"/><text:change-start text:change-id="ct94409107423952"/><text:span text:style-name="T1">—</text:span><text:change-end text:change-id="ct94409107423952"/><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409104209536"/><text:change-start text:change-id="ct94409107425312"/><text:span text:style-name="T1"> . . .</text:span><text:change-end text:change-id="ct94409107425312"/><text:span text:style-name="T1">” said Shakes.</text:span></text:p>
      <text:p text:style-name="Text_20_body"><text:span text:style-name="T1">“</text:span><text:change text:change-id="ct94409107445968"/><text:change-start text:change-id="ct94409107448656"/><text:span text:style-name="T1">. . . </text:span><text:change-end text:change-id="ct94409107448656"/><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409108692336"/><text:span text:style-name="T1">”</text:span><text:change-end text:change-id="ct94409108692336"/></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409104206912"/><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409107449456"/><text:span text:style-name="T1">,</text:span><text:change-end text:change-id="ct94409107449456"/><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409107469152"/><text:span text:style-name="T1">,</text:span><text:change-end text:change-id="ct94409107469152"/><text:span text:style-name="T1"> of course! She managed to pick Shake</text:span><text:change-start text:change-id="ct94409107470272"/><text:span text:style-name="T1">s</text:span><text:change-end text:change-id="ct94409107470272"/><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409107472256"/><text:span text:style-name="T1">,</text:span><text:change-end text:change-id="ct94409107472256"/><text:span text:style-name="T1"> too! Our batteries flat</text:span><text:change text:change-id="ct9440910747289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409107473536"/><text:span text:style-name="T1">’s</text:span><text:change-end text:change-id="ct94409107473536"/><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409107476096"/><text:span text:style-name="T1">’s</text:span><text:change-end text:change-id="ct94409107476096"/><text:span text:style-name="T1"> sail charging out over the water at an angle from the boat, the sea had turned a bright shade of slate</text:span><text:change-start text:change-id="ct94409107477984"/><text:span text:style-name="T1"> </text:span><text:change-end text:change-id="ct94409107477984"/><text:change text:change-id="ct94409107478624"/><text:span text:style-name="T1">blue. A long slow deep-ocean swell rose and fell all around, giving the impression of passing through a landscape of low hills</text:span><text:change text:change-id="ct94409107480352"/><text:change-start text:change-id="ct94409107480992"/><text:span text:style-name="T1">—</text:span><text:change-end text:change-id="ct94409107480992"/><text:span text:style-name="T1">though in a queasy way where the traveler </text:span><text:change text:change-id="ct94409104218880"/><text:change-start text:change-id="ct94409107486576"/><text:span text:style-name="T1">is</text:span><text:change-end text:change-id="ct94409107486576"/><text:span text:style-name="T1"> standing still</text:span><text:change text:change-id="ct94409107489232"/><text:span text:style-name="T1"> and the landscape is moving around </text:span><text:change text:change-id="ct94409107493008"/><text:change-start text:change-id="ct94409107495488"/><text:span text:style-name="T1">her, </text:span><text:change-end text:change-id="ct94409107495488"/><text:span text:style-name="T1">rather than the other way around.</text:span></text:p>
      <text:p text:style-name="Text_20_body"><text:span text:style-name="T1">Even though it was bright daylight</text:span><text:change-start text:change-id="ct94409104220784"/><text:span text:style-name="T1">,</text:span><text:change-end text:change-id="ct94409104220784"/><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409107496256"/><text:span text:style-name="T1">’s</text:span><text:change-end text:change-id="ct94409107496256"/><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409107514160"/><text:span text:style-name="T1">’s</text:span><text:change-end text:change-id="ct94409107514160"/><text:span text:style-name="T1"> deck that morning, cataloging the damage to his boat. It was beginning to look like the </text:span><text:span text:style-name="T2">Gnat</text:span><text:span text:style-name="T1"> might end up being more weld than plate</text:span><text:change text:change-id="ct94409107516864"/><text:change-start text:change-id="ct94409107517744"/><text:span text:style-name="T1">—</text:span><text:change-end text:change-id="ct9440910751774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409107532912"/><text:span text:style-name="T1">s</text:span><text:change-end text:change-id="ct94409107532912"/><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409107544400"/><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40910755209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409107556816"/><text:change-start text:change-id="ct94409107565968"/><text:span text:style-name="T1"> . . . </text:span><text:change-end text:change-id="ct94409107565968"/><text:change text:change-id="ct94409107567232"/><text:span text:style-name="T1">you know, I left him for fucking dead.”</text:span></text:p>
      <text:p text:style-name="P8">“Do you feel that was a mistake?”</text:p>
      <text:p text:style-name="Text_20_body"><text:span text:style-name="T1">“Fuck no</text:span><text:change-start text:change-id="ct94409107567760"/><text:span text:style-name="T1">,</text:span><text:change-end text:change-id="ct9440910756776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409107578576"/><text:change-start text:change-id="ct94409107579808"/><text:span text:style-name="T1">—</text:span><text:change-end text:change-id="ct94409107579808"/><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409107600992"/><text:span text:style-name="T1">,</text:span><text:change-end text:change-id="ct9440910760099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409107620544"/><text:span text:style-name="T2">“</text:span><text:change-end text:change-id="ct94409107620544"/><text:change text:change-id="ct94409107621552"/><text:span text:style-name="T2">free</text:span><text:change-start text:change-id="ct94409107622192"/><text:span text:style-name="T2">,”</text:span><text:change-end text:change-id="ct94409107622192"/><text:change text:change-id="ct94409107623552"/><text:span text:style-name="T2"> as in you paid nothing for it. If you read the e-book, you probably didn’t pay anything. But if you read a paper copy, you might have paid a little something. That’s good</text:span><text:change-start text:change-id="ct94409107624432"/><text:span text:style-name="T2">—</text:span><text:change-end text:change-id="ct94409107624432"/><text:change text:change-id="ct94409107626272"/><text:span text:style-name="T2">it helps cover the real cost of printing on paper and whatnot. But the book is “free” </text:span><text:change text:change-id="ct94409107627392"/><text:span text:style-name="T2">in </text:span><text:change-start text:change-id="ct94409107629200"/><text:span text:style-name="T2">that </text:span><text:change-end text:change-id="ct94409107629200"/><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409107634016"/><text:span text:style-name="T2">“</text:span><text:change-end text:change-id="ct94409107634016"/><text:change text:change-id="ct94409107635056"/><text:span text:style-name="T2">Which software?</text:span><text:change-start text:change-id="ct94409107636272"/><text:span text:style-name="T2">”</text:span><text:change-end text:change-id="ct94409107636272"/><text:change text:change-id="ct94409107638112"/><text:span text:style-name="T2"> the nerds among you ask: vim, markdown, pandoc, git, make, Inkscape, Gimp, tmux, screen, mupdf, and of course all of the various Linux distros that are my daily driver desktop computers.) But I’m not much of a programmer</text:span><text:change-start text:change-id="ct94409104241424"/><text:span text:style-name="T2">,</text:span><text:change-end text:change-id="ct94409104241424"/><text:span text:style-name="T2"> so I can’t give back to the open source world (other than </text:span><text:change-start text:change-id="ct94409104234528"/><text:span text:style-name="T2">through </text:span><text:change-end text:change-id="ct94409104234528"/><text:span text:style-name="T2">boring </text:span><text:change text:change-id="ct94409104238640"/><text:change-start text:change-id="ct94409107639680"/><text:span text:style-name="T2">financial means</text:span><text:change-end text:change-id="ct94409107639680"/><text:span text:style-name="T2">). I did write this novel</text:span><text:change-start text:change-id="ct94409107674416"/><text:span text:style-name="T2">,</text:span><text:change-end text:change-id="ct94409107674416"/><text:span text:style-name="T2"> though. I put a lot of work into it. I hope it has got a good amount of entertainment value. I hope that by putting it out for free</text:span><text:change-start text:change-id="ct94409107683056"/><text:span text:style-name="T2">,</text:span><text:change-end text:change-id="ct94409107683056"/><text:span text:style-name="T2"> it entertains lots of people</text:span><text:change text:change-id="ct94409107687744"/><text:change-start text:change-id="ct94409107707456"/><text:span text:style-name="T2">—</text:span><text:change-end text:change-id="ct94409107707456"/><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582181542"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14207133543221" text:continue-list="list582181542" text:style-name="WWNum22">
        <text:list-item text:start-value="1">
          <text:p text:style-name="P14">License grant.</text:p>
        </text:list-item>
      </text:list>
      <text:list xml:id="list3097053604"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14208697714219" text:continue-list="list214207133543221"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14207520771137" text:continue-list="list3097053604"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xml:id="list4258018165" text:style-name="WWNum26">
        <text:list-item>
          <text:list>
            <text:list-item>
              <text:list>
                <text:list-item text:start-value="4">
                  <text:p text:style-name="P11">never produces Adapted Material.</text:p>
                </text:list-item>
              </text:list>
            </text:list-item>
          </text:list>
        </text:list-item>
      </text:list>
      <text:list xml:id="list214208818247046" text:continue-list="list214207520771137" text:style-name="WWNum4">
        <text:list-item>
          <text:list>
            <text:list-item>
              <text:p text:style-name="P18">Downstream recipients.</text:p>
            </text:list-item>
          </text:list>
        </text:list-item>
      </text:list>
      <text:list xml:id="list214208190868742" text:continue-list="list214208697714219"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14208001665711" text:continue-list="list214208818247046"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14207234970215" text:continue-list="list214208190868742" text:style-name="WWNum30">
        <text:list-item>
          <text:p text:style-name="P22">Other rights.</text:p>
        </text:list-item>
      </text:list>
      <text:list xml:id="list214208009554860" text:continue-list="list214208001665711"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14207209328588" text:continue-list="list214207234970215" text:style-name="WWNum34">
        <text:list-item text:start-value="1">
          <text:p text:style-name="P26">Attribution.</text:p>
        </text:list-item>
      </text:list>
      <text:list xml:id="list214208041836839" text:continue-list="list214208009554860" text:style-name="WWNum35">
        <text:list-item>
          <text:list>
            <text:list-item text:start-value="1">
              <text:p text:style-name="P27">If You Share the Licensed Material (including in modified form), You must:</text:p>
            </text:list-item>
          </text:list>
        </text:list-item>
      </text:list>
      <text:list xml:id="list214208390497900" text:continue-list="list214207209328588"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1629005418"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14207066920565" text:continue-list="list214208390497900"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14207673489700" text:continue-list="list214208041836839"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14208006055660" text:continue-list="list214207066920565" text:style-name="WWNum42">
        <text:list-item>
          <text:p text:style-name="P35">ShareAlike.</text:p>
        </text:list-item>
      </text:list>
      <text:list xml:id="list2483240037" text:style-name="WWNum1">
        <text:list-item>
          <text:p text:style-name="P36">In addition to the conditions in Section 3(a), if You Share Adapted Material You produce, the following conditions also apply.</text:p>
        </text:list-item>
      </text:list>
      <text:list xml:id="list214208833948113" text:continue-list="list214207673489700"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14207886405079" text:continue-list="list214208006055660"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14208343470234" text:continue-list="list214207886405079"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14207654104624" text:continue-list="list214208343470234"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14208828287936" text:continue-list="list214208833948113"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xml:id="list214207753540869" text:continue-list="list2483240037" text:style-name="WWNum1">
        <text:list-item>
          <text:p text:style-name="P36">For the avoidance of doubt, this Section 6(b) does not affect any right the Licensor may have to seek remedies for Your violations of this Public License.</text:p>
        </text:list-item>
      </text:list>
      <text:list xml:id="list214208780763618" text:continue-list="list214207654104624"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14208636700097" text:continue-list="list214208780763618"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14208275987296" text:continue-list="list214208636700097"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adornments="Regular" style:font-pitch="variable"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mbria1" svg:font-family="Cambria"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
        <style:list-level-properties text:list-level-position-and-space-mode="label-alignment">
          <style:list-level-label-alignment text:label-followed-by="nothing"/>
        </style:list-level-properties>
      </text:list-level-style-number>
      <text:list-level-style-number text:level="2" text:style-name="ListLabel_20_173" style:num-format="">
        <style:list-level-properties text:list-level-position-and-space-mode="label-alignment">
          <style:list-level-label-alignment text:label-followed-by="nothing"/>
        </style:list-level-properties>
      </text:list-level-style-number>
      <text:list-level-style-number text:level="3" text:style-name="ListLabel_20_174" style:num-format="">
        <style:list-level-properties text:list-level-position-and-space-mode="label-alignment">
          <style:list-level-label-alignment text:label-followed-by="nothing"/>
        </style:list-level-properties>
      </text:list-level-style-number>
      <text:list-level-style-number text:level="4" text:style-name="ListLabel_20_175" style:num-format="">
        <style:list-level-properties text:list-level-position-and-space-mode="label-alignment">
          <style:list-level-label-alignment text:label-followed-by="nothing"/>
        </style:list-level-properties>
      </text:list-level-style-number>
      <text:list-level-style-number text:level="5" text:style-name="ListLabel_20_176" style:num-format="">
        <style:list-level-properties text:list-level-position-and-space-mode="label-alignment">
          <style:list-level-label-alignment text:label-followed-by="nothing"/>
        </style:list-level-properties>
      </text:list-level-style-number>
      <text:list-level-style-number text:level="6" text:style-name="ListLabel_20_177" style:num-format="">
        <style:list-level-properties text:list-level-position-and-space-mode="label-alignment">
          <style:list-level-label-alignment text:label-followed-by="nothing"/>
        </style:list-level-properties>
      </text:list-level-style-number>
      <text:list-level-style-number text:level="7" text:style-name="ListLabel_20_178" style:num-format="">
        <style:list-level-properties text:list-level-position-and-space-mode="label-alignment">
          <style:list-level-label-alignment text:label-followed-by="nothing"/>
        </style:list-level-properties>
      </text:list-level-style-number>
      <text:list-level-style-number text:level="8" text:style-name="ListLabel_20_179" style:num-format="">
        <style:list-level-properties text:list-level-position-and-space-mode="label-alignment">
          <style:list-level-label-alignment text:label-followed-by="nothing"/>
        </style:list-level-properties>
      </text:list-level-style-number>
      <text:list-level-style-number text:level="9" text:style-name="ListLabel_20_18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752in" fo:margin-left="0in" fo:margin-right="0in" fo:margin-top="0.6354in" style:dynamic-spacing="true"/>
      </style:footer-style>
    </style:page-layout>
  </office:automatic-styles>
  <office:master-styles>
    <style:master-page style:name="Standard" style:page-layout-name="Mpm1">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25</meta:editing-cycles>
    <meta:creation-date>2023-10-01T15:32:00</meta:creation-date>
    <dc:date>2023-11-04T21:41:49.158527307</dc:date>
    <dc:language>en-US</dc:language>
    <meta:editing-duration>PT16H6M34S</meta:editing-duration>
    <meta:generator>LibreOffice/7.0.4.2$Linux_X86_64 LibreOffice_project/00$Build-2</meta:generator>
    <meta:document-statistic meta:table-count="0" meta:image-count="0" meta:object-count="0" meta:page-count="5" meta:paragraph-count="2896" meta:word-count="120635" meta:character-count="665978" meta:non-whitespace-character-count="548461"/>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